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76.65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43.04pt"/>
    </style:style>
    <style:style style:name="co6" style:family="table-column">
      <style:table-column-properties fo:break-before="auto" style:column-width="141.5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frequency (MHz)</text:p>
          </table:table-cell>
          <table:table-cell office:value-type="string" calcext:value-type="string">
            <text:p>wavelength (m)</text:p>
          </table:table-cell>
          <table:table-cell office:value-type="string" calcext:value-type="string">
            <text:p>1/3 spacing for KerberosSDR (m)</text:p>
          </table:table-cell>
          <table:table-cell office:value-type="string" calcext:value-type="string">
            <text:p>total length of array (m)</text:p>
          </table:table-cell>
          <table:table-cell office:value-type="string" calcext:value-type="string">
            <text:p>Lazy Tongs section length (m)</text:p>
          </table:table-cell>
          <table:table-cell office:value-type="string" calcext:value-type="string">
            <text:p>Lazy Tongs Double length (m)</text:p>
          </table:table-cell>
          <table:table-cell office:value-type="string" calcext:value-type="string">
            <text:p>Lazy Tongs section length (in)</text:p>
          </table:table-cell>
          <table:table-cell office:value-type="string" calcext:value-type="string">
            <text:p>Lazy Tongs Double length (in)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299792458/([.A2]*1000000)" office:value-type="float" office:value="12.4913524166667" calcext:value-type="float">
            <text:p>12.4913524166667</text:p>
          </table:table-cell>
          <table:table-cell table:formula="of:=(1/3)*[.B2]" office:value-type="float" office:value="4.16378413888889" calcext:value-type="float">
            <text:p>4.16378413888889</text:p>
          </table:table-cell>
          <table:table-cell table:formula="of:=4*[.C2]" office:value-type="float" office:value="16.6551365555556" calcext:value-type="float">
            <text:p>16.6551365555556</text:p>
          </table:table-cell>
          <table:table-cell table:formula="of:=[.D2]/6" office:value-type="float" office:value="2.77585609259259" calcext:value-type="float">
            <text:p>2.77585609259259</text:p>
          </table:table-cell>
          <table:table-cell table:formula="of:=[.E2]*2" office:value-type="float" office:value="5.55171218518519" calcext:value-type="float">
            <text:p>5.55171218518519</text:p>
          </table:table-cell>
          <table:table-cell table:formula="of:=[.E2]*39.3701" office:value-type="float" office:value="109.28573195098" calcext:value-type="float">
            <text:p>109.28573195098</text:p>
          </table:table-cell>
          <table:table-cell table:formula="of:=[.F2]*39.3701" office:value-type="float" office:value="218.571463901959" calcext:value-type="float">
            <text:p>218.571463901959</text:p>
          </table:table-cell>
        </table:table-row>
        <table:table-row table:style-name="ro1">
          <table:table-cell table:formula="of:=[.A2]+1" office:value-type="float" office:value="25" calcext:value-type="float">
            <text:p>25</text:p>
          </table:table-cell>
          <table:table-cell table:formula="of:=299792458/([.A3]*1000000)" office:value-type="float" office:value="11.99169832" calcext:value-type="float">
            <text:p>11.99169832</text:p>
          </table:table-cell>
          <table:table-cell table:formula="of:=(1/3)*[.B3]" office:value-type="float" office:value="3.99723277333333" calcext:value-type="float">
            <text:p>3.99723277333333</text:p>
          </table:table-cell>
          <table:table-cell table:formula="of:=4*[.C3]" office:value-type="float" office:value="15.9889310933333" calcext:value-type="float">
            <text:p>15.9889310933333</text:p>
          </table:table-cell>
          <table:table-cell table:formula="of:=[.D3]/6" office:value-type="float" office:value="2.66482184888889" calcext:value-type="float">
            <text:p>2.66482184888889</text:p>
          </table:table-cell>
          <table:table-cell table:formula="of:=[.E3]*2" office:value-type="float" office:value="5.32964369777778" calcext:value-type="float">
            <text:p>5.32964369777778</text:p>
          </table:table-cell>
          <table:table-cell table:formula="of:=[.E3]*39.3701" office:value-type="float" office:value="104.91430267294" calcext:value-type="float">
            <text:p>104.91430267294</text:p>
          </table:table-cell>
          <table:table-cell table:formula="of:=[.F3]*39.3701" office:value-type="float" office:value="209.828605345881" calcext:value-type="float">
            <text:p>209.828605345881</text:p>
          </table:table-cell>
        </table:table-row>
        <table:table-row table:style-name="ro1">
          <table:table-cell table:formula="of:=[.A3]+1" office:value-type="float" office:value="26" calcext:value-type="float">
            <text:p>26</text:p>
          </table:table-cell>
          <table:table-cell table:formula="of:=299792458/([.A4]*1000000)" office:value-type="float" office:value="11.5304791538462" calcext:value-type="float">
            <text:p>11.5304791538462</text:p>
          </table:table-cell>
          <table:table-cell table:formula="of:=(1/3)*[.B4]" office:value-type="float" office:value="3.84349305128205" calcext:value-type="float">
            <text:p>3.84349305128205</text:p>
          </table:table-cell>
          <table:table-cell table:formula="of:=4*[.C4]" office:value-type="float" office:value="15.3739722051282" calcext:value-type="float">
            <text:p>15.3739722051282</text:p>
          </table:table-cell>
          <table:table-cell table:formula="of:=[.D4]/6" office:value-type="float" office:value="2.5623287008547" calcext:value-type="float">
            <text:p>2.5623287008547</text:p>
          </table:table-cell>
          <table:table-cell table:formula="of:=[.E4]*2" office:value-type="float" office:value="5.1246574017094" calcext:value-type="float">
            <text:p>5.1246574017094</text:p>
          </table:table-cell>
          <table:table-cell table:formula="of:=[.E4]*39.3701" office:value-type="float" office:value="100.87913718552" calcext:value-type="float">
            <text:p>100.87913718552</text:p>
          </table:table-cell>
          <table:table-cell table:formula="of:=[.F4]*39.3701" office:value-type="float" office:value="201.758274371039" calcext:value-type="float">
            <text:p>201.758274371039</text:p>
          </table:table-cell>
        </table:table-row>
        <table:table-row table:style-name="ro1">
          <table:table-cell table:formula="of:=[.A4]+1" office:value-type="float" office:value="27" calcext:value-type="float">
            <text:p>27</text:p>
          </table:table-cell>
          <table:table-cell table:formula="of:=299792458/([.A5]*1000000)" office:value-type="float" office:value="11.1034243703704" calcext:value-type="float">
            <text:p>11.1034243703704</text:p>
          </table:table-cell>
          <table:table-cell table:formula="of:=(1/3)*[.B5]" office:value-type="float" office:value="3.70114145679012" calcext:value-type="float">
            <text:p>3.70114145679012</text:p>
          </table:table-cell>
          <table:table-cell table:formula="of:=4*[.C5]" office:value-type="float" office:value="14.8045658271605" calcext:value-type="float">
            <text:p>14.8045658271605</text:p>
          </table:table-cell>
          <table:table-cell table:formula="of:=[.D5]/6" office:value-type="float" office:value="2.46742763786008" calcext:value-type="float">
            <text:p>2.46742763786008</text:p>
          </table:table-cell>
          <table:table-cell table:formula="of:=[.E5]*2" office:value-type="float" office:value="4.93485527572017" calcext:value-type="float">
            <text:p>4.93485527572017</text:p>
          </table:table-cell>
          <table:table-cell table:formula="of:=[.E5]*39.3701" office:value-type="float" office:value="97.1428728453152" calcext:value-type="float">
            <text:p>97.1428728453152</text:p>
          </table:table-cell>
          <table:table-cell table:formula="of:=[.F5]*39.3701" office:value-type="float" office:value="194.28574569063" calcext:value-type="float">
            <text:p>194.28574569063</text:p>
          </table:table-cell>
        </table:table-row>
        <table:table-row table:style-name="ro1">
          <table:table-cell table:formula="of:=[.A5]+1" office:value-type="float" office:value="28" calcext:value-type="float">
            <text:p>28</text:p>
          </table:table-cell>
          <table:table-cell table:formula="of:=299792458/([.A6]*1000000)" office:value-type="float" office:value="10.7068735" calcext:value-type="float">
            <text:p>10.7068735</text:p>
          </table:table-cell>
          <table:table-cell table:formula="of:=(1/3)*[.B6]" office:value-type="float" office:value="3.56895783333333" calcext:value-type="float">
            <text:p>3.56895783333333</text:p>
          </table:table-cell>
          <table:table-cell table:formula="of:=4*[.C6]" office:value-type="float" office:value="14.2758313333333" calcext:value-type="float">
            <text:p>14.2758313333333</text:p>
          </table:table-cell>
          <table:table-cell table:formula="of:=[.D6]/6" office:value-type="float" office:value="2.37930522222222" calcext:value-type="float">
            <text:p>2.37930522222222</text:p>
          </table:table-cell>
          <table:table-cell table:formula="of:=[.E6]*2" office:value-type="float" office:value="4.75861044444444" calcext:value-type="float">
            <text:p>4.75861044444444</text:p>
          </table:table-cell>
          <table:table-cell table:formula="of:=[.E6]*39.3701" office:value-type="float" office:value="93.6734845294111" calcext:value-type="float">
            <text:p>93.6734845294111</text:p>
          </table:table-cell>
          <table:table-cell table:formula="of:=[.F6]*39.3701" office:value-type="float" office:value="187.346969058822" calcext:value-type="float">
            <text:p>187.346969058822</text:p>
          </table:table-cell>
        </table:table-row>
        <table:table-row table:style-name="ro1">
          <table:table-cell table:formula="of:=[.A6]+1" office:value-type="float" office:value="29" calcext:value-type="float">
            <text:p>29</text:p>
          </table:table-cell>
          <table:table-cell table:formula="of:=299792458/([.A7]*1000000)" office:value-type="float" office:value="10.3376709655172" calcext:value-type="float">
            <text:p>10.3376709655172</text:p>
          </table:table-cell>
          <table:table-cell table:formula="of:=(1/3)*[.B7]" office:value-type="float" office:value="3.44589032183908" calcext:value-type="float">
            <text:p>3.44589032183908</text:p>
          </table:table-cell>
          <table:table-cell table:formula="of:=4*[.C7]" office:value-type="float" office:value="13.7835612873563" calcext:value-type="float">
            <text:p>13.7835612873563</text:p>
          </table:table-cell>
          <table:table-cell table:formula="of:=[.D7]/6" office:value-type="float" office:value="2.29726021455939" calcext:value-type="float">
            <text:p>2.29726021455939</text:p>
          </table:table-cell>
          <table:table-cell table:formula="of:=[.E7]*2" office:value-type="float" office:value="4.59452042911877" calcext:value-type="float">
            <text:p>4.59452042911877</text:p>
          </table:table-cell>
          <table:table-cell table:formula="of:=[.E7]*39.3701" office:value-type="float" office:value="90.4433643732245" calcext:value-type="float">
            <text:p>90.4433643732245</text:p>
          </table:table-cell>
          <table:table-cell table:formula="of:=[.F7]*39.3701" office:value-type="float" office:value="180.886728746449" calcext:value-type="float">
            <text:p>180.886728746449</text:p>
          </table:table-cell>
        </table:table-row>
        <table:table-row table:style-name="ro1">
          <table:table-cell table:formula="of:=[.A7]+1" office:value-type="float" office:value="30" calcext:value-type="float">
            <text:p>30</text:p>
          </table:table-cell>
          <table:table-cell table:formula="of:=299792458/([.A8]*1000000)" office:value-type="float" office:value="9.99308193333333" calcext:value-type="float">
            <text:p>9.99308193333333</text:p>
          </table:table-cell>
          <table:table-cell table:formula="of:=(1/3)*[.B8]" office:value-type="float" office:value="3.33102731111111" calcext:value-type="float">
            <text:p>3.33102731111111</text:p>
          </table:table-cell>
          <table:table-cell table:formula="of:=4*[.C8]" office:value-type="float" office:value="13.3241092444444" calcext:value-type="float">
            <text:p>13.3241092444444</text:p>
          </table:table-cell>
          <table:table-cell table:formula="of:=[.D8]/6" office:value-type="float" office:value="2.22068487407407" calcext:value-type="float">
            <text:p>2.22068487407407</text:p>
          </table:table-cell>
          <table:table-cell table:formula="of:=[.E8]*2" office:value-type="float" office:value="4.44136974814815" calcext:value-type="float">
            <text:p>4.44136974814815</text:p>
          </table:table-cell>
          <table:table-cell table:formula="of:=[.E8]*39.3701" office:value-type="float" office:value="87.4285855607837" calcext:value-type="float">
            <text:p>87.4285855607837</text:p>
          </table:table-cell>
          <table:table-cell table:formula="of:=[.F8]*39.3701" office:value-type="float" office:value="174.857171121567" calcext:value-type="float">
            <text:p>174.857171121567</text:p>
          </table:table-cell>
        </table:table-row>
        <table:table-row table:style-name="ro1">
          <table:table-cell table:formula="of:=[.A8]+1" office:value-type="float" office:value="31" calcext:value-type="float">
            <text:p>31</text:p>
          </table:table-cell>
          <table:table-cell table:formula="of:=299792458/([.A9]*1000000)" office:value-type="float" office:value="9.6707244516129" calcext:value-type="float">
            <text:p>9.6707244516129</text:p>
          </table:table-cell>
          <table:table-cell table:formula="of:=(1/3)*[.B9]" office:value-type="float" office:value="3.2235748172043" calcext:value-type="float">
            <text:p>3.2235748172043</text:p>
          </table:table-cell>
          <table:table-cell table:formula="of:=4*[.C9]" office:value-type="float" office:value="12.8942992688172" calcext:value-type="float">
            <text:p>12.8942992688172</text:p>
          </table:table-cell>
          <table:table-cell table:formula="of:=[.D9]/6" office:value-type="float" office:value="2.1490498781362" calcext:value-type="float">
            <text:p>2.1490498781362</text:p>
          </table:table-cell>
          <table:table-cell table:formula="of:=[.E9]*2" office:value-type="float" office:value="4.2980997562724" calcext:value-type="float">
            <text:p>4.2980997562724</text:p>
          </table:table-cell>
          <table:table-cell table:formula="of:=[.E9]*39.3701" office:value-type="float" office:value="84.60830860721" calcext:value-type="float">
            <text:p>84.60830860721</text:p>
          </table:table-cell>
          <table:table-cell table:formula="of:=[.F9]*39.3701" office:value-type="float" office:value="169.21661721442" calcext:value-type="float">
            <text:p>169.21661721442</text:p>
          </table:table-cell>
        </table:table-row>
        <table:table-row table:style-name="ro1">
          <table:table-cell table:formula="of:=[.A9]+1" office:value-type="float" office:value="32" calcext:value-type="float">
            <text:p>32</text:p>
          </table:table-cell>
          <table:table-cell table:formula="of:=299792458/([.A10]*1000000)" office:value-type="float" office:value="9.3685143125" calcext:value-type="float">
            <text:p>9.3685143125</text:p>
          </table:table-cell>
          <table:table-cell table:formula="of:=(1/3)*[.B10]" office:value-type="float" office:value="3.12283810416667" calcext:value-type="float">
            <text:p>3.12283810416667</text:p>
          </table:table-cell>
          <table:table-cell table:formula="of:=4*[.C10]" office:value-type="float" office:value="12.4913524166667" calcext:value-type="float">
            <text:p>12.4913524166667</text:p>
          </table:table-cell>
          <table:table-cell table:formula="of:=[.D10]/6" office:value-type="float" office:value="2.08189206944444" calcext:value-type="float">
            <text:p>2.08189206944444</text:p>
          </table:table-cell>
          <table:table-cell table:formula="of:=[.E10]*2" office:value-type="float" office:value="4.16378413888889" calcext:value-type="float">
            <text:p>4.16378413888889</text:p>
          </table:table-cell>
          <table:table-cell table:formula="of:=[.E10]*39.3701" office:value-type="float" office:value="81.9642989632347" calcext:value-type="float">
            <text:p>81.9642989632347</text:p>
          </table:table-cell>
          <table:table-cell table:formula="of:=[.F10]*39.3701" office:value-type="float" office:value="163.928597926469" calcext:value-type="float">
            <text:p>163.928597926469</text:p>
          </table:table-cell>
        </table:table-row>
        <table:table-row table:style-name="ro1">
          <table:table-cell table:formula="of:=[.A10]+1" office:value-type="float" office:value="33" calcext:value-type="float">
            <text:p>33</text:p>
          </table:table-cell>
          <table:table-cell table:formula="of:=299792458/([.A11]*1000000)" office:value-type="float" office:value="9.08461993939394" calcext:value-type="float">
            <text:p>9.08461993939394</text:p>
          </table:table-cell>
          <table:table-cell table:formula="of:=(1/3)*[.B11]" office:value-type="float" office:value="3.02820664646465" calcext:value-type="float">
            <text:p>3.02820664646465</text:p>
          </table:table-cell>
          <table:table-cell table:formula="of:=4*[.C11]" office:value-type="float" office:value="12.1128265858586" calcext:value-type="float">
            <text:p>12.1128265858586</text:p>
          </table:table-cell>
          <table:table-cell table:formula="of:=[.D11]/6" office:value-type="float" office:value="2.01880443097643" calcext:value-type="float">
            <text:p>2.01880443097643</text:p>
          </table:table-cell>
          <table:table-cell table:formula="of:=[.E11]*2" office:value-type="float" office:value="4.03760886195286" calcext:value-type="float">
            <text:p>4.03760886195286</text:p>
          </table:table-cell>
          <table:table-cell table:formula="of:=[.E11]*39.3701" office:value-type="float" office:value="79.4805323279852" calcext:value-type="float">
            <text:p>79.4805323279852</text:p>
          </table:table-cell>
          <table:table-cell table:formula="of:=[.F11]*39.3701" office:value-type="float" office:value="158.96106465597" calcext:value-type="float">
            <text:p>158.96106465597</text:p>
          </table:table-cell>
        </table:table-row>
        <table:table-row table:style-name="ro1">
          <table:table-cell table:formula="of:=[.A11]+1" office:value-type="float" office:value="34" calcext:value-type="float">
            <text:p>34</text:p>
          </table:table-cell>
          <table:table-cell table:formula="of:=299792458/([.A12]*1000000)" office:value-type="float" office:value="8.81742523529412" calcext:value-type="float">
            <text:p>8.81742523529412</text:p>
          </table:table-cell>
          <table:table-cell table:formula="of:=(1/3)*[.B12]" office:value-type="float" office:value="2.93914174509804" calcext:value-type="float">
            <text:p>2.93914174509804</text:p>
          </table:table-cell>
          <table:table-cell table:formula="of:=4*[.C12]" office:value-type="float" office:value="11.7565669803922" calcext:value-type="float">
            <text:p>11.7565669803922</text:p>
          </table:table-cell>
          <table:table-cell table:formula="of:=[.D12]/6" office:value-type="float" office:value="1.95942783006536" calcext:value-type="float">
            <text:p>1.95942783006536</text:p>
          </table:table-cell>
          <table:table-cell table:formula="of:=[.E12]*2" office:value-type="float" office:value="3.91885566013072" calcext:value-type="float">
            <text:p>3.91885566013072</text:p>
          </table:table-cell>
          <table:table-cell table:formula="of:=[.E12]*39.3701" office:value-type="float" office:value="77.1428696124562" calcext:value-type="float">
            <text:p>77.1428696124562</text:p>
          </table:table-cell>
          <table:table-cell table:formula="of:=[.F12]*39.3701" office:value-type="float" office:value="154.285739224912" calcext:value-type="float">
            <text:p>154.285739224912</text:p>
          </table:table-cell>
        </table:table-row>
        <table:table-row table:style-name="ro1">
          <table:table-cell table:formula="of:=[.A12]+1" office:value-type="float" office:value="35" calcext:value-type="float">
            <text:p>35</text:p>
          </table:table-cell>
          <table:table-cell table:formula="of:=299792458/([.A13]*1000000)" office:value-type="float" office:value="8.5654988" calcext:value-type="float">
            <text:p>8.5654988</text:p>
          </table:table-cell>
          <table:table-cell table:formula="of:=(1/3)*[.B13]" office:value-type="float" office:value="2.85516626666667" calcext:value-type="float">
            <text:p>2.85516626666667</text:p>
          </table:table-cell>
          <table:table-cell table:formula="of:=4*[.C13]" office:value-type="float" office:value="11.4206650666667" calcext:value-type="float">
            <text:p>11.4206650666667</text:p>
          </table:table-cell>
          <table:table-cell table:formula="of:=[.D13]/6" office:value-type="float" office:value="1.90344417777778" calcext:value-type="float">
            <text:p>1.90344417777778</text:p>
          </table:table-cell>
          <table:table-cell table:formula="of:=[.E13]*2" office:value-type="float" office:value="3.80688835555556" calcext:value-type="float">
            <text:p>3.80688835555556</text:p>
          </table:table-cell>
          <table:table-cell table:formula="of:=[.E13]*39.3701" office:value-type="float" office:value="74.9387876235289" calcext:value-type="float">
            <text:p>74.9387876235289</text:p>
          </table:table-cell>
          <table:table-cell table:formula="of:=[.F13]*39.3701" office:value-type="float" office:value="149.877575247058" calcext:value-type="float">
            <text:p>149.877575247058</text:p>
          </table:table-cell>
        </table:table-row>
        <table:table-row table:style-name="ro1">
          <table:table-cell table:formula="of:=[.A13]+1" office:value-type="float" office:value="36" calcext:value-type="float">
            <text:p>36</text:p>
          </table:table-cell>
          <table:table-cell table:formula="of:=299792458/([.A14]*1000000)" office:value-type="float" office:value="8.32756827777778" calcext:value-type="float">
            <text:p>8.32756827777778</text:p>
          </table:table-cell>
          <table:table-cell table:formula="of:=(1/3)*[.B14]" office:value-type="float" office:value="2.77585609259259" calcext:value-type="float">
            <text:p>2.77585609259259</text:p>
          </table:table-cell>
          <table:table-cell table:formula="of:=4*[.C14]" office:value-type="float" office:value="11.1034243703704" calcext:value-type="float">
            <text:p>11.1034243703704</text:p>
          </table:table-cell>
          <table:table-cell table:formula="of:=[.D14]/6" office:value-type="float" office:value="1.85057072839506" calcext:value-type="float">
            <text:p>1.85057072839506</text:p>
          </table:table-cell>
          <table:table-cell table:formula="of:=[.E14]*2" office:value-type="float" office:value="3.70114145679012" calcext:value-type="float">
            <text:p>3.70114145679012</text:p>
          </table:table-cell>
          <table:table-cell table:formula="of:=[.E14]*39.3701" office:value-type="float" office:value="72.8571546339864" calcext:value-type="float">
            <text:p>72.8571546339864</text:p>
          </table:table-cell>
          <table:table-cell table:formula="of:=[.F14]*39.3701" office:value-type="float" office:value="145.714309267973" calcext:value-type="float">
            <text:p>145.714309267973</text:p>
          </table:table-cell>
        </table:table-row>
        <table:table-row table:style-name="ro1">
          <table:table-cell table:formula="of:=[.A14]+1" office:value-type="float" office:value="37" calcext:value-type="float">
            <text:p>37</text:p>
          </table:table-cell>
          <table:table-cell table:formula="of:=299792458/([.A15]*1000000)" office:value-type="float" office:value="8.10249886486487" calcext:value-type="float">
            <text:p>8.10249886486487</text:p>
          </table:table-cell>
          <table:table-cell table:formula="of:=(1/3)*[.B15]" office:value-type="float" office:value="2.70083295495495" calcext:value-type="float">
            <text:p>2.70083295495495</text:p>
          </table:table-cell>
          <table:table-cell table:formula="of:=4*[.C15]" office:value-type="float" office:value="10.8033318198198" calcext:value-type="float">
            <text:p>10.8033318198198</text:p>
          </table:table-cell>
          <table:table-cell table:formula="of:=[.D15]/6" office:value-type="float" office:value="1.8005553033033" calcext:value-type="float">
            <text:p>1.8005553033033</text:p>
          </table:table-cell>
          <table:table-cell table:formula="of:=[.E15]*2" office:value-type="float" office:value="3.60111060660661" calcext:value-type="float">
            <text:p>3.60111060660661</text:p>
          </table:table-cell>
          <table:table-cell table:formula="of:=[.E15]*39.3701" office:value-type="float" office:value="70.8880423465814" calcext:value-type="float">
            <text:p>70.8880423465814</text:p>
          </table:table-cell>
          <table:table-cell table:formula="of:=[.F15]*39.3701" office:value-type="float" office:value="141.776084693163" calcext:value-type="float">
            <text:p>141.776084693163</text:p>
          </table:table-cell>
        </table:table-row>
        <table:table-row table:style-name="ro1">
          <table:table-cell table:formula="of:=[.A15]+1" office:value-type="float" office:value="38" calcext:value-type="float">
            <text:p>38</text:p>
          </table:table-cell>
          <table:table-cell table:formula="of:=299792458/([.A16]*1000000)" office:value-type="float" office:value="7.88927521052632" calcext:value-type="float">
            <text:p>7.88927521052632</text:p>
          </table:table-cell>
          <table:table-cell table:formula="of:=(1/3)*[.B16]" office:value-type="float" office:value="2.62975840350877" calcext:value-type="float">
            <text:p>2.62975840350877</text:p>
          </table:table-cell>
          <table:table-cell table:formula="of:=4*[.C16]" office:value-type="float" office:value="10.5190336140351" calcext:value-type="float">
            <text:p>10.5190336140351</text:p>
          </table:table-cell>
          <table:table-cell table:formula="of:=[.D16]/6" office:value-type="float" office:value="1.75317226900585" calcext:value-type="float">
            <text:p>1.75317226900585</text:p>
          </table:table-cell>
          <table:table-cell table:formula="of:=[.E16]*2" office:value-type="float" office:value="3.5063445380117" calcext:value-type="float">
            <text:p>3.5063445380117</text:p>
          </table:table-cell>
          <table:table-cell table:formula="of:=[.E16]*39.3701" office:value-type="float" office:value="69.0225675479871" calcext:value-type="float">
            <text:p>69.0225675479871</text:p>
          </table:table-cell>
          <table:table-cell table:formula="of:=[.F16]*39.3701" office:value-type="float" office:value="138.045135095974" calcext:value-type="float">
            <text:p>138.045135095974</text:p>
          </table:table-cell>
        </table:table-row>
        <table:table-row table:style-name="ro1">
          <table:table-cell table:formula="of:=[.A16]+1" office:value-type="float" office:value="39" calcext:value-type="float">
            <text:p>39</text:p>
          </table:table-cell>
          <table:table-cell table:formula="of:=299792458/([.A17]*1000000)" office:value-type="float" office:value="7.6869861025641" calcext:value-type="float">
            <text:p>7.6869861025641</text:p>
          </table:table-cell>
          <table:table-cell table:formula="of:=(1/3)*[.B17]" office:value-type="float" office:value="2.5623287008547" calcext:value-type="float">
            <text:p>2.5623287008547</text:p>
          </table:table-cell>
          <table:table-cell table:formula="of:=4*[.C17]" office:value-type="float" office:value="10.2493148034188" calcext:value-type="float">
            <text:p>10.2493148034188</text:p>
          </table:table-cell>
          <table:table-cell table:formula="of:=[.D17]/6" office:value-type="float" office:value="1.70821913390313" calcext:value-type="float">
            <text:p>1.70821913390313</text:p>
          </table:table-cell>
          <table:table-cell table:formula="of:=[.E17]*2" office:value-type="float" office:value="3.41643826780627" calcext:value-type="float">
            <text:p>3.41643826780627</text:p>
          </table:table-cell>
          <table:table-cell table:formula="of:=[.E17]*39.3701" office:value-type="float" office:value="67.2527581236798" calcext:value-type="float">
            <text:p>67.2527581236798</text:p>
          </table:table-cell>
          <table:table-cell table:formula="of:=[.F17]*39.3701" office:value-type="float" office:value="134.50551624736" calcext:value-type="float">
            <text:p>134.50551624736</text:p>
          </table:table-cell>
        </table:table-row>
        <table:table-row table:style-name="ro1">
          <table:table-cell table:formula="of:=[.A17]+1" office:value-type="float" office:value="40" calcext:value-type="float">
            <text:p>40</text:p>
          </table:table-cell>
          <table:table-cell table:formula="of:=299792458/([.A18]*1000000)" office:value-type="float" office:value="7.49481145" calcext:value-type="float">
            <text:p>7.49481145</text:p>
          </table:table-cell>
          <table:table-cell table:formula="of:=(1/3)*[.B18]" office:value-type="float" office:value="2.49827048333333" calcext:value-type="float">
            <text:p>2.49827048333333</text:p>
          </table:table-cell>
          <table:table-cell table:formula="of:=4*[.C18]" office:value-type="float" office:value="9.99308193333333" calcext:value-type="float">
            <text:p>9.99308193333333</text:p>
          </table:table-cell>
          <table:table-cell table:formula="of:=[.D18]/6" office:value-type="float" office:value="1.66551365555556" calcext:value-type="float">
            <text:p>1.66551365555556</text:p>
          </table:table-cell>
          <table:table-cell table:formula="of:=[.E18]*2" office:value-type="float" office:value="3.33102731111111" calcext:value-type="float">
            <text:p>3.33102731111111</text:p>
          </table:table-cell>
          <table:table-cell table:formula="of:=[.E18]*39.3701" office:value-type="float" office:value="65.5714391705878" calcext:value-type="float">
            <text:p>65.5714391705878</text:p>
          </table:table-cell>
          <table:table-cell table:formula="of:=[.F18]*39.3701" office:value-type="float" office:value="131.142878341176" calcext:value-type="float">
            <text:p>131.142878341176</text:p>
          </table:table-cell>
        </table:table-row>
        <table:table-row table:style-name="ro1">
          <table:table-cell table:formula="of:=[.A18]+1" office:value-type="float" office:value="41" calcext:value-type="float">
            <text:p>41</text:p>
          </table:table-cell>
          <table:table-cell table:formula="of:=299792458/([.A19]*1000000)" office:value-type="float" office:value="7.31201117073171" calcext:value-type="float">
            <text:p>7.31201117073171</text:p>
          </table:table-cell>
          <table:table-cell table:formula="of:=(1/3)*[.B19]" office:value-type="float" office:value="2.43733705691057" calcext:value-type="float">
            <text:p>2.43733705691057</text:p>
          </table:table-cell>
          <table:table-cell table:formula="of:=4*[.C19]" office:value-type="float" office:value="9.74934822764228" calcext:value-type="float">
            <text:p>9.74934822764228</text:p>
          </table:table-cell>
          <table:table-cell table:formula="of:=[.D19]/6" office:value-type="float" office:value="1.62489137127371" calcext:value-type="float">
            <text:p>1.62489137127371</text:p>
          </table:table-cell>
          <table:table-cell table:formula="of:=[.E19]*2" office:value-type="float" office:value="3.24978274254743" calcext:value-type="float">
            <text:p>3.24978274254743</text:p>
          </table:table-cell>
          <table:table-cell table:formula="of:=[.E19]*39.3701" office:value-type="float" office:value="63.9721357761832" calcext:value-type="float">
            <text:p>63.9721357761832</text:p>
          </table:table-cell>
          <table:table-cell table:formula="of:=[.F19]*39.3701" office:value-type="float" office:value="127.944271552366" calcext:value-type="float">
            <text:p>127.944271552366</text:p>
          </table:table-cell>
        </table:table-row>
        <table:table-row table:style-name="ro1">
          <table:table-cell table:formula="of:=[.A19]+1" office:value-type="float" office:value="42" calcext:value-type="float">
            <text:p>42</text:p>
          </table:table-cell>
          <table:table-cell table:formula="of:=299792458/([.A20]*1000000)" office:value-type="float" office:value="7.13791566666667" calcext:value-type="float">
            <text:p>7.13791566666667</text:p>
          </table:table-cell>
          <table:table-cell table:formula="of:=(1/3)*[.B20]" office:value-type="float" office:value="2.37930522222222" calcext:value-type="float">
            <text:p>2.37930522222222</text:p>
          </table:table-cell>
          <table:table-cell table:formula="of:=4*[.C20]" office:value-type="float" office:value="9.51722088888889" calcext:value-type="float">
            <text:p>9.51722088888889</text:p>
          </table:table-cell>
          <table:table-cell table:formula="of:=[.D20]/6" office:value-type="float" office:value="1.58620348148148" calcext:value-type="float">
            <text:p>1.58620348148148</text:p>
          </table:table-cell>
          <table:table-cell table:formula="of:=[.E20]*2" office:value-type="float" office:value="3.17240696296296" calcext:value-type="float">
            <text:p>3.17240696296296</text:p>
          </table:table-cell>
          <table:table-cell table:formula="of:=[.E20]*39.3701" office:value-type="float" office:value="62.4489896862741" calcext:value-type="float">
            <text:p>62.4489896862741</text:p>
          </table:table-cell>
          <table:table-cell table:formula="of:=[.F20]*39.3701" office:value-type="float" office:value="124.897979372548" calcext:value-type="float">
            <text:p>124.897979372548</text:p>
          </table:table-cell>
        </table:table-row>
        <table:table-row table:style-name="ro1">
          <table:table-cell table:formula="of:=[.A20]+1" office:value-type="float" office:value="43" calcext:value-type="float">
            <text:p>43</text:p>
          </table:table-cell>
          <table:table-cell table:formula="of:=299792458/([.A21]*1000000)" office:value-type="float" office:value="6.97191762790698" calcext:value-type="float">
            <text:p>6.97191762790698</text:p>
          </table:table-cell>
          <table:table-cell table:formula="of:=(1/3)*[.B21]" office:value-type="float" office:value="2.32397254263566" calcext:value-type="float">
            <text:p>2.32397254263566</text:p>
          </table:table-cell>
          <table:table-cell table:formula="of:=4*[.C21]" office:value-type="float" office:value="9.29589017054263" calcext:value-type="float">
            <text:p>9.29589017054263</text:p>
          </table:table-cell>
          <table:table-cell table:formula="of:=[.D21]/6" office:value-type="float" office:value="1.54931502842377" calcext:value-type="float">
            <text:p>1.54931502842377</text:p>
          </table:table-cell>
          <table:table-cell table:formula="of:=[.E21]*2" office:value-type="float" office:value="3.09863005684754" calcext:value-type="float">
            <text:p>3.09863005684754</text:p>
          </table:table-cell>
          <table:table-cell table:formula="of:=[.E21]*39.3701" office:value-type="float" office:value="60.9966876005468" calcext:value-type="float">
            <text:p>60.9966876005468</text:p>
          </table:table-cell>
          <table:table-cell table:formula="of:=[.F21]*39.3701" office:value-type="float" office:value="121.993375201094" calcext:value-type="float">
            <text:p>121.993375201094</text:p>
          </table:table-cell>
        </table:table-row>
        <table:table-row table:style-name="ro1">
          <table:table-cell table:formula="of:=[.A21]+1" office:value-type="float" office:value="44" calcext:value-type="float">
            <text:p>44</text:p>
          </table:table-cell>
          <table:table-cell table:formula="of:=299792458/([.A22]*1000000)" office:value-type="float" office:value="6.81346495454546" calcext:value-type="float">
            <text:p>6.81346495454546</text:p>
          </table:table-cell>
          <table:table-cell table:formula="of:=(1/3)*[.B22]" office:value-type="float" office:value="2.27115498484848" calcext:value-type="float">
            <text:p>2.27115498484848</text:p>
          </table:table-cell>
          <table:table-cell table:formula="of:=4*[.C22]" office:value-type="float" office:value="9.08461993939394" calcext:value-type="float">
            <text:p>9.08461993939394</text:p>
          </table:table-cell>
          <table:table-cell table:formula="of:=[.D22]/6" office:value-type="float" office:value="1.51410332323232" calcext:value-type="float">
            <text:p>1.51410332323232</text:p>
          </table:table-cell>
          <table:table-cell table:formula="of:=[.E22]*2" office:value-type="float" office:value="3.02820664646465" calcext:value-type="float">
            <text:p>3.02820664646465</text:p>
          </table:table-cell>
          <table:table-cell table:formula="of:=[.E22]*39.3701" office:value-type="float" office:value="59.6103992459889" calcext:value-type="float">
            <text:p>59.6103992459889</text:p>
          </table:table-cell>
          <table:table-cell table:formula="of:=[.F22]*39.3701" office:value-type="float" office:value="119.220798491978" calcext:value-type="float">
            <text:p>119.220798491978</text:p>
          </table:table-cell>
        </table:table-row>
        <table:table-row table:style-name="ro1">
          <table:table-cell table:formula="of:=[.A22]+1" office:value-type="float" office:value="45" calcext:value-type="float">
            <text:p>45</text:p>
          </table:table-cell>
          <table:table-cell table:formula="of:=299792458/([.A23]*1000000)" office:value-type="float" office:value="6.66205462222222" calcext:value-type="float">
            <text:p>6.66205462222222</text:p>
          </table:table-cell>
          <table:table-cell table:formula="of:=(1/3)*[.B23]" office:value-type="float" office:value="2.22068487407407" calcext:value-type="float">
            <text:p>2.22068487407407</text:p>
          </table:table-cell>
          <table:table-cell table:formula="of:=4*[.C23]" office:value-type="float" office:value="8.8827394962963" calcext:value-type="float">
            <text:p>8.8827394962963</text:p>
          </table:table-cell>
          <table:table-cell table:formula="of:=[.D23]/6" office:value-type="float" office:value="1.48045658271605" calcext:value-type="float">
            <text:p>1.48045658271605</text:p>
          </table:table-cell>
          <table:table-cell table:formula="of:=[.E23]*2" office:value-type="float" office:value="2.9609131654321" calcext:value-type="float">
            <text:p>2.9609131654321</text:p>
          </table:table-cell>
          <table:table-cell table:formula="of:=[.E23]*39.3701" office:value-type="float" office:value="58.2857237071891" calcext:value-type="float">
            <text:p>58.2857237071891</text:p>
          </table:table-cell>
          <table:table-cell table:formula="of:=[.F23]*39.3701" office:value-type="float" office:value="116.571447414378" calcext:value-type="float">
            <text:p>116.571447414378</text:p>
          </table:table-cell>
        </table:table-row>
        <table:table-row table:style-name="ro1">
          <table:table-cell table:formula="of:=[.A23]+1" office:value-type="float" office:value="46" calcext:value-type="float">
            <text:p>46</text:p>
          </table:table-cell>
          <table:table-cell table:formula="of:=299792458/([.A24]*1000000)" office:value-type="float" office:value="6.51722734782609" calcext:value-type="float">
            <text:p>6.51722734782609</text:p>
          </table:table-cell>
          <table:table-cell table:formula="of:=(1/3)*[.B24]" office:value-type="float" office:value="2.17240911594203" calcext:value-type="float">
            <text:p>2.17240911594203</text:p>
          </table:table-cell>
          <table:table-cell table:formula="of:=4*[.C24]" office:value-type="float" office:value="8.68963646376812" calcext:value-type="float">
            <text:p>8.68963646376812</text:p>
          </table:table-cell>
          <table:table-cell table:formula="of:=[.D24]/6" office:value-type="float" office:value="1.44827274396135" calcext:value-type="float">
            <text:p>1.44827274396135</text:p>
          </table:table-cell>
          <table:table-cell table:formula="of:=[.E24]*2" office:value-type="float" office:value="2.8965454879227" calcext:value-type="float">
            <text:p>2.8965454879227</text:p>
          </table:table-cell>
          <table:table-cell table:formula="of:=[.E24]*39.3701" office:value-type="float" office:value="57.0186427570329" calcext:value-type="float">
            <text:p>57.0186427570329</text:p>
          </table:table-cell>
          <table:table-cell table:formula="of:=[.F24]*39.3701" office:value-type="float" office:value="114.037285514066" calcext:value-type="float">
            <text:p>114.037285514066</text:p>
          </table:table-cell>
        </table:table-row>
        <table:table-row table:style-name="ro1">
          <table:table-cell table:formula="of:=[.A24]+1" office:value-type="float" office:value="47" calcext:value-type="float">
            <text:p>47</text:p>
          </table:table-cell>
          <table:table-cell table:formula="of:=299792458/([.A25]*1000000)" office:value-type="float" office:value="6.37856293617021" calcext:value-type="float">
            <text:p>6.37856293617021</text:p>
          </table:table-cell>
          <table:table-cell table:formula="of:=(1/3)*[.B25]" office:value-type="float" office:value="2.12618764539007" calcext:value-type="float">
            <text:p>2.12618764539007</text:p>
          </table:table-cell>
          <table:table-cell table:formula="of:=4*[.C25]" office:value-type="float" office:value="8.50475058156028" calcext:value-type="float">
            <text:p>8.50475058156028</text:p>
          </table:table-cell>
          <table:table-cell table:formula="of:=[.D25]/6" office:value-type="float" office:value="1.41745843026005" calcext:value-type="float">
            <text:p>1.41745843026005</text:p>
          </table:table-cell>
          <table:table-cell table:formula="of:=[.E25]*2" office:value-type="float" office:value="2.83491686052009" calcext:value-type="float">
            <text:p>2.83491686052009</text:p>
          </table:table-cell>
          <table:table-cell table:formula="of:=[.E25]*39.3701" office:value-type="float" office:value="55.8054801451811" calcext:value-type="float">
            <text:p>55.8054801451811</text:p>
          </table:table-cell>
          <table:table-cell table:formula="of:=[.F25]*39.3701" office:value-type="float" office:value="111.610960290362" calcext:value-type="float">
            <text:p>111.610960290362</text:p>
          </table:table-cell>
        </table:table-row>
        <table:table-row table:style-name="ro1">
          <table:table-cell table:formula="of:=[.A25]+1" office:value-type="float" office:value="48" calcext:value-type="float">
            <text:p>48</text:p>
          </table:table-cell>
          <table:table-cell table:formula="of:=299792458/([.A26]*1000000)" office:value-type="float" office:value="6.24567620833333" calcext:value-type="float">
            <text:p>6.24567620833333</text:p>
          </table:table-cell>
          <table:table-cell table:formula="of:=(1/3)*[.B26]" office:value-type="float" office:value="2.08189206944444" calcext:value-type="float">
            <text:p>2.08189206944444</text:p>
          </table:table-cell>
          <table:table-cell table:formula="of:=4*[.C26]" office:value-type="float" office:value="8.32756827777778" calcext:value-type="float">
            <text:p>8.32756827777778</text:p>
          </table:table-cell>
          <table:table-cell table:formula="of:=[.D26]/6" office:value-type="float" office:value="1.3879280462963" calcext:value-type="float">
            <text:p>1.3879280462963</text:p>
          </table:table-cell>
          <table:table-cell table:formula="of:=[.E26]*2" office:value-type="float" office:value="2.77585609259259" calcext:value-type="float">
            <text:p>2.77585609259259</text:p>
          </table:table-cell>
          <table:table-cell table:formula="of:=[.E26]*39.3701" office:value-type="float" office:value="54.6428659754898" calcext:value-type="float">
            <text:p>54.6428659754898</text:p>
          </table:table-cell>
          <table:table-cell table:formula="of:=[.F26]*39.3701" office:value-type="float" office:value="109.28573195098" calcext:value-type="float">
            <text:p>109.28573195098</text:p>
          </table:table-cell>
        </table:table-row>
        <table:table-row table:style-name="ro1">
          <table:table-cell table:formula="of:=[.A26]+1" office:value-type="float" office:value="49" calcext:value-type="float">
            <text:p>49</text:p>
          </table:table-cell>
          <table:table-cell table:formula="of:=299792458/([.A27]*1000000)" office:value-type="float" office:value="6.11821342857143" calcext:value-type="float">
            <text:p>6.11821342857143</text:p>
          </table:table-cell>
          <table:table-cell table:formula="of:=(1/3)*[.B27]" office:value-type="float" office:value="2.03940447619048" calcext:value-type="float">
            <text:p>2.03940447619048</text:p>
          </table:table-cell>
          <table:table-cell table:formula="of:=4*[.C27]" office:value-type="float" office:value="8.1576179047619" calcext:value-type="float">
            <text:p>8.1576179047619</text:p>
          </table:table-cell>
          <table:table-cell table:formula="of:=[.D27]/6" office:value-type="float" office:value="1.35960298412698" calcext:value-type="float">
            <text:p>1.35960298412698</text:p>
          </table:table-cell>
          <table:table-cell table:formula="of:=[.E27]*2" office:value-type="float" office:value="2.71920596825397" calcext:value-type="float">
            <text:p>2.71920596825397</text:p>
          </table:table-cell>
          <table:table-cell table:formula="of:=[.E27]*39.3701" office:value-type="float" office:value="53.5277054453778" calcext:value-type="float">
            <text:p>53.5277054453778</text:p>
          </table:table-cell>
          <table:table-cell table:formula="of:=[.F27]*39.3701" office:value-type="float" office:value="107.055410890756" calcext:value-type="float">
            <text:p>107.055410890756</text:p>
          </table:table-cell>
        </table:table-row>
        <table:table-row table:style-name="ro1">
          <table:table-cell table:formula="of:=[.A27]+1" office:value-type="float" office:value="50" calcext:value-type="float">
            <text:p>50</text:p>
          </table:table-cell>
          <table:table-cell table:formula="of:=299792458/([.A28]*1000000)" office:value-type="float" office:value="5.99584916" calcext:value-type="float">
            <text:p>5.99584916</text:p>
          </table:table-cell>
          <table:table-cell table:formula="of:=(1/3)*[.B28]" office:value-type="float" office:value="1.99861638666667" calcext:value-type="float">
            <text:p>1.99861638666667</text:p>
          </table:table-cell>
          <table:table-cell table:formula="of:=4*[.C28]" office:value-type="float" office:value="7.99446554666667" calcext:value-type="float">
            <text:p>7.99446554666667</text:p>
          </table:table-cell>
          <table:table-cell table:formula="of:=[.D28]/6" office:value-type="float" office:value="1.33241092444444" calcext:value-type="float">
            <text:p>1.33241092444444</text:p>
          </table:table-cell>
          <table:table-cell table:formula="of:=[.E28]*2" office:value-type="float" office:value="2.66482184888889" calcext:value-type="float">
            <text:p>2.66482184888889</text:p>
          </table:table-cell>
          <table:table-cell table:formula="of:=[.E28]*39.3701" office:value-type="float" office:value="52.4571513364702" calcext:value-type="float">
            <text:p>52.4571513364702</text:p>
          </table:table-cell>
          <table:table-cell table:formula="of:=[.F28]*39.3701" office:value-type="float" office:value="104.91430267294" calcext:value-type="float">
            <text:p>104.91430267294</text:p>
          </table:table-cell>
        </table:table-row>
        <table:table-row table:style-name="ro1">
          <table:table-cell table:formula="of:=[.A28]+1" office:value-type="float" office:value="51" calcext:value-type="float">
            <text:p>51</text:p>
          </table:table-cell>
          <table:table-cell table:formula="of:=299792458/([.A29]*1000000)" office:value-type="float" office:value="5.87828349019608" calcext:value-type="float">
            <text:p>5.87828349019608</text:p>
          </table:table-cell>
          <table:table-cell table:formula="of:=(1/3)*[.B29]" office:value-type="float" office:value="1.95942783006536" calcext:value-type="float">
            <text:p>1.95942783006536</text:p>
          </table:table-cell>
          <table:table-cell table:formula="of:=4*[.C29]" office:value-type="float" office:value="7.83771132026144" calcext:value-type="float">
            <text:p>7.83771132026144</text:p>
          </table:table-cell>
          <table:table-cell table:formula="of:=[.D29]/6" office:value-type="float" office:value="1.30628522004357" calcext:value-type="float">
            <text:p>1.30628522004357</text:p>
          </table:table-cell>
          <table:table-cell table:formula="of:=[.E29]*2" office:value-type="float" office:value="2.61257044008715" calcext:value-type="float">
            <text:p>2.61257044008715</text:p>
          </table:table-cell>
          <table:table-cell table:formula="of:=[.E29]*39.3701" office:value-type="float" office:value="51.4285797416375" calcext:value-type="float">
            <text:p>51.4285797416375</text:p>
          </table:table-cell>
          <table:table-cell table:formula="of:=[.F29]*39.3701" office:value-type="float" office:value="102.857159483275" calcext:value-type="float">
            <text:p>102.857159483275</text:p>
          </table:table-cell>
        </table:table-row>
        <table:table-row table:style-name="ro1">
          <table:table-cell table:formula="of:=[.A29]+1" office:value-type="float" office:value="52" calcext:value-type="float">
            <text:p>52</text:p>
          </table:table-cell>
          <table:table-cell table:formula="of:=299792458/([.A30]*1000000)" office:value-type="float" office:value="5.76523957692308" calcext:value-type="float">
            <text:p>5.76523957692308</text:p>
          </table:table-cell>
          <table:table-cell table:formula="of:=(1/3)*[.B30]" office:value-type="float" office:value="1.92174652564103" calcext:value-type="float">
            <text:p>1.92174652564103</text:p>
          </table:table-cell>
          <table:table-cell table:formula="of:=4*[.C30]" office:value-type="float" office:value="7.6869861025641" calcext:value-type="float">
            <text:p>7.6869861025641</text:p>
          </table:table-cell>
          <table:table-cell table:formula="of:=[.D30]/6" office:value-type="float" office:value="1.28116435042735" calcext:value-type="float">
            <text:p>1.28116435042735</text:p>
          </table:table-cell>
          <table:table-cell table:formula="of:=[.E30]*2" office:value-type="float" office:value="2.5623287008547" calcext:value-type="float">
            <text:p>2.5623287008547</text:p>
          </table:table-cell>
          <table:table-cell table:formula="of:=[.E30]*39.3701" office:value-type="float" office:value="50.4395685927598" calcext:value-type="float">
            <text:p>50.4395685927598</text:p>
          </table:table-cell>
          <table:table-cell table:formula="of:=[.F30]*39.3701" office:value-type="float" office:value="100.87913718552" calcext:value-type="float">
            <text:p>100.87913718552</text:p>
          </table:table-cell>
        </table:table-row>
        <table:table-row table:style-name="ro1">
          <table:table-cell table:formula="of:=[.A30]+1" office:value-type="float" office:value="53" calcext:value-type="float">
            <text:p>53</text:p>
          </table:table-cell>
          <table:table-cell table:formula="of:=299792458/([.A31]*1000000)" office:value-type="float" office:value="5.65646147169811" calcext:value-type="float">
            <text:p>5.65646147169811</text:p>
          </table:table-cell>
          <table:table-cell table:formula="of:=(1/3)*[.B31]" office:value-type="float" office:value="1.8854871572327" calcext:value-type="float">
            <text:p>1.8854871572327</text:p>
          </table:table-cell>
          <table:table-cell table:formula="of:=4*[.C31]" office:value-type="float" office:value="7.54194862893082" calcext:value-type="float">
            <text:p>7.54194862893082</text:p>
          </table:table-cell>
          <table:table-cell table:formula="of:=[.D31]/6" office:value-type="float" office:value="1.25699143815514" calcext:value-type="float">
            <text:p>1.25699143815514</text:p>
          </table:table-cell>
          <table:table-cell table:formula="of:=[.E31]*2" office:value-type="float" office:value="2.51398287631027" calcext:value-type="float">
            <text:p>2.51398287631027</text:p>
          </table:table-cell>
          <table:table-cell table:formula="of:=[.E31]*39.3701" office:value-type="float" office:value="49.4878786193115" calcext:value-type="float">
            <text:p>49.4878786193115</text:p>
          </table:table-cell>
          <table:table-cell table:formula="of:=[.F31]*39.3701" office:value-type="float" office:value="98.9757572386231" calcext:value-type="float">
            <text:p>98.9757572386231</text:p>
          </table:table-cell>
        </table:table-row>
        <table:table-row table:style-name="ro1">
          <table:table-cell table:formula="of:=[.A31]+1" office:value-type="float" office:value="54" calcext:value-type="float">
            <text:p>54</text:p>
          </table:table-cell>
          <table:table-cell table:formula="of:=299792458/([.A32]*1000000)" office:value-type="float" office:value="5.55171218518519" calcext:value-type="float">
            <text:p>5.55171218518519</text:p>
          </table:table-cell>
          <table:table-cell table:formula="of:=(1/3)*[.B32]" office:value-type="float" office:value="1.85057072839506" calcext:value-type="float">
            <text:p>1.85057072839506</text:p>
          </table:table-cell>
          <table:table-cell table:formula="of:=4*[.C32]" office:value-type="float" office:value="7.40228291358025" calcext:value-type="float">
            <text:p>7.40228291358025</text:p>
          </table:table-cell>
          <table:table-cell table:formula="of:=[.D32]/6" office:value-type="float" office:value="1.23371381893004" calcext:value-type="float">
            <text:p>1.23371381893004</text:p>
          </table:table-cell>
          <table:table-cell table:formula="of:=[.E32]*2" office:value-type="float" office:value="2.46742763786008" calcext:value-type="float">
            <text:p>2.46742763786008</text:p>
          </table:table-cell>
          <table:table-cell table:formula="of:=[.E32]*39.3701" office:value-type="float" office:value="48.5714364226576" calcext:value-type="float">
            <text:p>48.5714364226576</text:p>
          </table:table-cell>
          <table:table-cell table:formula="of:=[.F32]*39.3701" office:value-type="float" office:value="97.1428728453152" calcext:value-type="float">
            <text:p>97.1428728453152</text:p>
          </table:table-cell>
        </table:table-row>
        <table:table-row table:style-name="ro1">
          <table:table-cell table:formula="of:=[.A32]+1" office:value-type="float" office:value="55" calcext:value-type="float">
            <text:p>55</text:p>
          </table:table-cell>
          <table:table-cell table:formula="of:=299792458/([.A33]*1000000)" office:value-type="float" office:value="5.45077196363636" calcext:value-type="float">
            <text:p>5.45077196363636</text:p>
          </table:table-cell>
          <table:table-cell table:formula="of:=(1/3)*[.B33]" office:value-type="float" office:value="1.81692398787879" calcext:value-type="float">
            <text:p>1.81692398787879</text:p>
          </table:table-cell>
          <table:table-cell table:formula="of:=4*[.C33]" office:value-type="float" office:value="7.26769595151515" calcext:value-type="float">
            <text:p>7.26769595151515</text:p>
          </table:table-cell>
          <table:table-cell table:formula="of:=[.D33]/6" office:value-type="float" office:value="1.21128265858586" calcext:value-type="float">
            <text:p>1.21128265858586</text:p>
          </table:table-cell>
          <table:table-cell table:formula="of:=[.E33]*2" office:value-type="float" office:value="2.42256531717172" calcext:value-type="float">
            <text:p>2.42256531717172</text:p>
          </table:table-cell>
          <table:table-cell table:formula="of:=[.E33]*39.3701" office:value-type="float" office:value="47.6883193967911" calcext:value-type="float">
            <text:p>47.6883193967911</text:p>
          </table:table-cell>
          <table:table-cell table:formula="of:=[.F33]*39.3701" office:value-type="float" office:value="95.3766387935822" calcext:value-type="float">
            <text:p>95.3766387935822</text:p>
          </table:table-cell>
        </table:table-row>
        <table:table-row table:style-name="ro1">
          <table:table-cell table:formula="of:=[.A33]+1" office:value-type="float" office:value="56" calcext:value-type="float">
            <text:p>56</text:p>
          </table:table-cell>
          <table:table-cell table:formula="of:=299792458/([.A34]*1000000)" office:value-type="float" office:value="5.35343675" calcext:value-type="float">
            <text:p>5.35343675</text:p>
          </table:table-cell>
          <table:table-cell table:formula="of:=(1/3)*[.B34]" office:value-type="float" office:value="1.78447891666667" calcext:value-type="float">
            <text:p>1.78447891666667</text:p>
          </table:table-cell>
          <table:table-cell table:formula="of:=4*[.C34]" office:value-type="float" office:value="7.13791566666667" calcext:value-type="float">
            <text:p>7.13791566666667</text:p>
          </table:table-cell>
          <table:table-cell table:formula="of:=[.D34]/6" office:value-type="float" office:value="1.18965261111111" calcext:value-type="float">
            <text:p>1.18965261111111</text:p>
          </table:table-cell>
          <table:table-cell table:formula="of:=[.E34]*2" office:value-type="float" office:value="2.37930522222222" calcext:value-type="float">
            <text:p>2.37930522222222</text:p>
          </table:table-cell>
          <table:table-cell table:formula="of:=[.E34]*39.3701" office:value-type="float" office:value="46.8367422647056" calcext:value-type="float">
            <text:p>46.8367422647056</text:p>
          </table:table-cell>
          <table:table-cell table:formula="of:=[.F34]*39.3701" office:value-type="float" office:value="93.6734845294111" calcext:value-type="float">
            <text:p>93.6734845294111</text:p>
          </table:table-cell>
        </table:table-row>
        <table:table-row table:style-name="ro1">
          <table:table-cell table:formula="of:=[.A34]+1" office:value-type="float" office:value="57" calcext:value-type="float">
            <text:p>57</text:p>
          </table:table-cell>
          <table:table-cell table:formula="of:=299792458/([.A35]*1000000)" office:value-type="float" office:value="5.25951680701754" calcext:value-type="float">
            <text:p>5.25951680701754</text:p>
          </table:table-cell>
          <table:table-cell table:formula="of:=(1/3)*[.B35]" office:value-type="float" office:value="1.75317226900585" calcext:value-type="float">
            <text:p>1.75317226900585</text:p>
          </table:table-cell>
          <table:table-cell table:formula="of:=4*[.C35]" office:value-type="float" office:value="7.01268907602339" calcext:value-type="float">
            <text:p>7.01268907602339</text:p>
          </table:table-cell>
          <table:table-cell table:formula="of:=[.D35]/6" office:value-type="float" office:value="1.16878151267057" calcext:value-type="float">
            <text:p>1.16878151267057</text:p>
          </table:table-cell>
          <table:table-cell table:formula="of:=[.E35]*2" office:value-type="float" office:value="2.33756302534113" calcext:value-type="float">
            <text:p>2.33756302534113</text:p>
          </table:table-cell>
          <table:table-cell table:formula="of:=[.E35]*39.3701" office:value-type="float" office:value="46.0150450319914" calcext:value-type="float">
            <text:p>46.0150450319914</text:p>
          </table:table-cell>
          <table:table-cell table:formula="of:=[.F35]*39.3701" office:value-type="float" office:value="92.0300900639829" calcext:value-type="float">
            <text:p>92.0300900639829</text:p>
          </table:table-cell>
        </table:table-row>
        <table:table-row table:style-name="ro1">
          <table:table-cell table:formula="of:=[.A35]+1" office:value-type="float" office:value="58" calcext:value-type="float">
            <text:p>58</text:p>
          </table:table-cell>
          <table:table-cell table:formula="of:=299792458/([.A36]*1000000)" office:value-type="float" office:value="5.16883548275862" calcext:value-type="float">
            <text:p>5.16883548275862</text:p>
          </table:table-cell>
          <table:table-cell table:formula="of:=(1/3)*[.B36]" office:value-type="float" office:value="1.72294516091954" calcext:value-type="float">
            <text:p>1.72294516091954</text:p>
          </table:table-cell>
          <table:table-cell table:formula="of:=4*[.C36]" office:value-type="float" office:value="6.89178064367816" calcext:value-type="float">
            <text:p>6.89178064367816</text:p>
          </table:table-cell>
          <table:table-cell table:formula="of:=[.D36]/6" office:value-type="float" office:value="1.14863010727969" calcext:value-type="float">
            <text:p>1.14863010727969</text:p>
          </table:table-cell>
          <table:table-cell table:formula="of:=[.E36]*2" office:value-type="float" office:value="2.29726021455939" calcext:value-type="float">
            <text:p>2.29726021455939</text:p>
          </table:table-cell>
          <table:table-cell table:formula="of:=[.E36]*39.3701" office:value-type="float" office:value="45.2216821866123" calcext:value-type="float">
            <text:p>45.2216821866123</text:p>
          </table:table-cell>
          <table:table-cell table:formula="of:=[.F36]*39.3701" office:value-type="float" office:value="90.4433643732245" calcext:value-type="float">
            <text:p>90.4433643732245</text:p>
          </table:table-cell>
        </table:table-row>
        <table:table-row table:style-name="ro1">
          <table:table-cell table:formula="of:=[.A36]+1" office:value-type="float" office:value="59" calcext:value-type="float">
            <text:p>59</text:p>
          </table:table-cell>
          <table:table-cell table:formula="of:=299792458/([.A37]*1000000)" office:value-type="float" office:value="5.08122810169492" calcext:value-type="float">
            <text:p>5.08122810169492</text:p>
          </table:table-cell>
          <table:table-cell table:formula="of:=(1/3)*[.B37]" office:value-type="float" office:value="1.69374270056497" calcext:value-type="float">
            <text:p>1.69374270056497</text:p>
          </table:table-cell>
          <table:table-cell table:formula="of:=4*[.C37]" office:value-type="float" office:value="6.77497080225989" calcext:value-type="float">
            <text:p>6.77497080225989</text:p>
          </table:table-cell>
          <table:table-cell table:formula="of:=[.D37]/6" office:value-type="float" office:value="1.12916180037665" calcext:value-type="float">
            <text:p>1.12916180037665</text:p>
          </table:table-cell>
          <table:table-cell table:formula="of:=[.E37]*2" office:value-type="float" office:value="2.2583236007533" calcext:value-type="float">
            <text:p>2.2583236007533</text:p>
          </table:table-cell>
          <table:table-cell table:formula="of:=[.E37]*39.3701" office:value-type="float" office:value="44.4552129970087" calcext:value-type="float">
            <text:p>44.4552129970087</text:p>
          </table:table-cell>
          <table:table-cell table:formula="of:=[.F37]*39.3701" office:value-type="float" office:value="88.9104259940173" calcext:value-type="float">
            <text:p>88.9104259940173</text:p>
          </table:table-cell>
        </table:table-row>
        <table:table-row table:style-name="ro1">
          <table:table-cell table:formula="of:=[.A37]+1" office:value-type="float" office:value="60" calcext:value-type="float">
            <text:p>60</text:p>
          </table:table-cell>
          <table:table-cell table:formula="of:=299792458/([.A38]*1000000)" office:value-type="float" office:value="4.99654096666667" calcext:value-type="float">
            <text:p>4.99654096666667</text:p>
          </table:table-cell>
          <table:table-cell table:formula="of:=(1/3)*[.B38]" office:value-type="float" office:value="1.66551365555556" calcext:value-type="float">
            <text:p>1.66551365555556</text:p>
          </table:table-cell>
          <table:table-cell table:formula="of:=4*[.C38]" office:value-type="float" office:value="6.66205462222222" calcext:value-type="float">
            <text:p>6.66205462222222</text:p>
          </table:table-cell>
          <table:table-cell table:formula="of:=[.D38]/6" office:value-type="float" office:value="1.11034243703704" calcext:value-type="float">
            <text:p>1.11034243703704</text:p>
          </table:table-cell>
          <table:table-cell table:formula="of:=[.E38]*2" office:value-type="float" office:value="2.22068487407407" calcext:value-type="float">
            <text:p>2.22068487407407</text:p>
          </table:table-cell>
          <table:table-cell table:formula="of:=[.E38]*39.3701" office:value-type="float" office:value="43.7142927803919" calcext:value-type="float">
            <text:p>43.7142927803919</text:p>
          </table:table-cell>
          <table:table-cell table:formula="of:=[.F38]*39.3701" office:value-type="float" office:value="87.4285855607837" calcext:value-type="float">
            <text:p>87.4285855607837</text:p>
          </table:table-cell>
        </table:table-row>
        <table:table-row table:style-name="ro1">
          <table:table-cell table:formula="of:=[.A38]+1" office:value-type="float" office:value="61" calcext:value-type="float">
            <text:p>61</text:p>
          </table:table-cell>
          <table:table-cell table:formula="of:=299792458/([.A39]*1000000)" office:value-type="float" office:value="4.91463045901639" calcext:value-type="float">
            <text:p>4.91463045901639</text:p>
          </table:table-cell>
          <table:table-cell table:formula="of:=(1/3)*[.B39]" office:value-type="float" office:value="1.63821015300546" calcext:value-type="float">
            <text:p>1.63821015300546</text:p>
          </table:table-cell>
          <table:table-cell table:formula="of:=4*[.C39]" office:value-type="float" office:value="6.55284061202186" calcext:value-type="float">
            <text:p>6.55284061202186</text:p>
          </table:table-cell>
          <table:table-cell table:formula="of:=[.D39]/6" office:value-type="float" office:value="1.09214010200364" calcext:value-type="float">
            <text:p>1.09214010200364</text:p>
          </table:table-cell>
          <table:table-cell table:formula="of:=[.E39]*2" office:value-type="float" office:value="2.18428020400729" calcext:value-type="float">
            <text:p>2.18428020400729</text:p>
          </table:table-cell>
          <table:table-cell table:formula="of:=[.E39]*39.3701" office:value-type="float" office:value="42.9976650298936" calcext:value-type="float">
            <text:p>42.9976650298936</text:p>
          </table:table-cell>
          <table:table-cell table:formula="of:=[.F39]*39.3701" office:value-type="float" office:value="85.9953300597872" calcext:value-type="float">
            <text:p>85.9953300597872</text:p>
          </table:table-cell>
        </table:table-row>
        <table:table-row table:style-name="ro1">
          <table:table-cell table:formula="of:=[.A39]+1" office:value-type="float" office:value="62" calcext:value-type="float">
            <text:p>62</text:p>
          </table:table-cell>
          <table:table-cell table:formula="of:=299792458/([.A40]*1000000)" office:value-type="float" office:value="4.83536222580645" calcext:value-type="float">
            <text:p>4.83536222580645</text:p>
          </table:table-cell>
          <table:table-cell table:formula="of:=(1/3)*[.B40]" office:value-type="float" office:value="1.61178740860215" calcext:value-type="float">
            <text:p>1.61178740860215</text:p>
          </table:table-cell>
          <table:table-cell table:formula="of:=4*[.C40]" office:value-type="float" office:value="6.4471496344086" calcext:value-type="float">
            <text:p>6.4471496344086</text:p>
          </table:table-cell>
          <table:table-cell table:formula="of:=[.D40]/6" office:value-type="float" office:value="1.0745249390681" calcext:value-type="float">
            <text:p>1.0745249390681</text:p>
          </table:table-cell>
          <table:table-cell table:formula="of:=[.E40]*2" office:value-type="float" office:value="2.1490498781362" calcext:value-type="float">
            <text:p>2.1490498781362</text:p>
          </table:table-cell>
          <table:table-cell table:formula="of:=[.E40]*39.3701" office:value-type="float" office:value="42.304154303605" calcext:value-type="float">
            <text:p>42.304154303605</text:p>
          </table:table-cell>
          <table:table-cell table:formula="of:=[.F40]*39.3701" office:value-type="float" office:value="84.60830860721" calcext:value-type="float">
            <text:p>84.60830860721</text:p>
          </table:table-cell>
        </table:table-row>
        <table:table-row table:style-name="ro1">
          <table:table-cell table:formula="of:=[.A40]+1" office:value-type="float" office:value="63" calcext:value-type="float">
            <text:p>63</text:p>
          </table:table-cell>
          <table:table-cell table:formula="of:=299792458/([.A41]*1000000)" office:value-type="float" office:value="4.75861044444445" calcext:value-type="float">
            <text:p>4.75861044444445</text:p>
          </table:table-cell>
          <table:table-cell table:formula="of:=(1/3)*[.B41]" office:value-type="float" office:value="1.58620348148148" calcext:value-type="float">
            <text:p>1.58620348148148</text:p>
          </table:table-cell>
          <table:table-cell table:formula="of:=4*[.C41]" office:value-type="float" office:value="6.34481392592593" calcext:value-type="float">
            <text:p>6.34481392592593</text:p>
          </table:table-cell>
          <table:table-cell table:formula="of:=[.D41]/6" office:value-type="float" office:value="1.05746898765432" calcext:value-type="float">
            <text:p>1.05746898765432</text:p>
          </table:table-cell>
          <table:table-cell table:formula="of:=[.E41]*2" office:value-type="float" office:value="2.11493797530864" calcext:value-type="float">
            <text:p>2.11493797530864</text:p>
          </table:table-cell>
          <table:table-cell table:formula="of:=[.E41]*39.3701" office:value-type="float" office:value="41.6326597908494" calcext:value-type="float">
            <text:p>41.6326597908494</text:p>
          </table:table-cell>
          <table:table-cell table:formula="of:=[.F41]*39.3701" office:value-type="float" office:value="83.2653195816988" calcext:value-type="float">
            <text:p>83.2653195816988</text:p>
          </table:table-cell>
        </table:table-row>
        <table:table-row table:style-name="ro1">
          <table:table-cell table:formula="of:=[.A41]+1" office:value-type="float" office:value="64" calcext:value-type="float">
            <text:p>64</text:p>
          </table:table-cell>
          <table:table-cell table:formula="of:=299792458/([.A42]*1000000)" office:value-type="float" office:value="4.68425715625" calcext:value-type="float">
            <text:p>4.68425715625</text:p>
          </table:table-cell>
          <table:table-cell table:formula="of:=(1/3)*[.B42]" office:value-type="float" office:value="1.56141905208333" calcext:value-type="float">
            <text:p>1.56141905208333</text:p>
          </table:table-cell>
          <table:table-cell table:formula="of:=4*[.C42]" office:value-type="float" office:value="6.24567620833333" calcext:value-type="float">
            <text:p>6.24567620833333</text:p>
          </table:table-cell>
          <table:table-cell table:formula="of:=[.D42]/6" office:value-type="float" office:value="1.04094603472222" calcext:value-type="float">
            <text:p>1.04094603472222</text:p>
          </table:table-cell>
          <table:table-cell table:formula="of:=[.E42]*2" office:value-type="float" office:value="2.08189206944444" calcext:value-type="float">
            <text:p>2.08189206944444</text:p>
          </table:table-cell>
          <table:table-cell table:formula="of:=[.E42]*39.3701" office:value-type="float" office:value="40.9821494816174" calcext:value-type="float">
            <text:p>40.9821494816174</text:p>
          </table:table-cell>
          <table:table-cell table:formula="of:=[.F42]*39.3701" office:value-type="float" office:value="81.9642989632347" calcext:value-type="float">
            <text:p>81.9642989632347</text:p>
          </table:table-cell>
        </table:table-row>
        <table:table-row table:style-name="ro1">
          <table:table-cell table:formula="of:=[.A42]+1" office:value-type="float" office:value="65" calcext:value-type="float">
            <text:p>65</text:p>
          </table:table-cell>
          <table:table-cell table:formula="of:=299792458/([.A43]*1000000)" office:value-type="float" office:value="4.61219166153846" calcext:value-type="float">
            <text:p>4.61219166153846</text:p>
          </table:table-cell>
          <table:table-cell table:formula="of:=(1/3)*[.B43]" office:value-type="float" office:value="1.53739722051282" calcext:value-type="float">
            <text:p>1.53739722051282</text:p>
          </table:table-cell>
          <table:table-cell table:formula="of:=4*[.C43]" office:value-type="float" office:value="6.14958888205128" calcext:value-type="float">
            <text:p>6.14958888205128</text:p>
          </table:table-cell>
          <table:table-cell table:formula="of:=[.D43]/6" office:value-type="float" office:value="1.02493148034188" calcext:value-type="float">
            <text:p>1.02493148034188</text:p>
          </table:table-cell>
          <table:table-cell table:formula="of:=[.E43]*2" office:value-type="float" office:value="2.04986296068376" calcext:value-type="float">
            <text:p>2.04986296068376</text:p>
          </table:table-cell>
          <table:table-cell table:formula="of:=[.E43]*39.3701" office:value-type="float" office:value="40.3516548742079" calcext:value-type="float">
            <text:p>40.3516548742079</text:p>
          </table:table-cell>
          <table:table-cell table:formula="of:=[.F43]*39.3701" office:value-type="float" office:value="80.7033097484157" calcext:value-type="float">
            <text:p>80.7033097484157</text:p>
          </table:table-cell>
        </table:table-row>
        <table:table-row table:style-name="ro1">
          <table:table-cell table:formula="of:=[.A43]+1" office:value-type="float" office:value="66" calcext:value-type="float">
            <text:p>66</text:p>
          </table:table-cell>
          <table:table-cell table:formula="of:=299792458/([.A44]*1000000)" office:value-type="float" office:value="4.54230996969697" calcext:value-type="float">
            <text:p>4.54230996969697</text:p>
          </table:table-cell>
          <table:table-cell table:formula="of:=(1/3)*[.B44]" office:value-type="float" office:value="1.51410332323232" calcext:value-type="float">
            <text:p>1.51410332323232</text:p>
          </table:table-cell>
          <table:table-cell table:formula="of:=4*[.C44]" office:value-type="float" office:value="6.05641329292929" calcext:value-type="float">
            <text:p>6.05641329292929</text:p>
          </table:table-cell>
          <table:table-cell table:formula="of:=[.D44]/6" office:value-type="float" office:value="1.00940221548822" calcext:value-type="float">
            <text:p>1.00940221548822</text:p>
          </table:table-cell>
          <table:table-cell table:formula="of:=[.E44]*2" office:value-type="float" office:value="2.01880443097643" calcext:value-type="float">
            <text:p>2.01880443097643</text:p>
          </table:table-cell>
          <table:table-cell table:formula="of:=[.E44]*39.3701" office:value-type="float" office:value="39.7402661639926" calcext:value-type="float">
            <text:p>39.7402661639926</text:p>
          </table:table-cell>
          <table:table-cell table:formula="of:=[.F44]*39.3701" office:value-type="float" office:value="79.4805323279852" calcext:value-type="float">
            <text:p>79.4805323279852</text:p>
          </table:table-cell>
        </table:table-row>
        <table:table-row table:style-name="ro1">
          <table:table-cell table:formula="of:=[.A44]+1" office:value-type="float" office:value="67" calcext:value-type="float">
            <text:p>67</text:p>
          </table:table-cell>
          <table:table-cell table:formula="of:=299792458/([.A45]*1000000)" office:value-type="float" office:value="4.47451429850746" calcext:value-type="float">
            <text:p>4.47451429850746</text:p>
          </table:table-cell>
          <table:table-cell table:formula="of:=(1/3)*[.B45]" office:value-type="float" office:value="1.49150476616915" calcext:value-type="float">
            <text:p>1.49150476616915</text:p>
          </table:table-cell>
          <table:table-cell table:formula="of:=4*[.C45]" office:value-type="float" office:value="5.96601906467662" calcext:value-type="float">
            <text:p>5.96601906467662</text:p>
          </table:table-cell>
          <table:table-cell table:formula="of:=[.D45]/6" office:value-type="float" office:value="0.994336510779436" calcext:value-type="float">
            <text:p>0.994336510779436</text:p>
          </table:table-cell>
          <table:table-cell table:formula="of:=[.E45]*2" office:value-type="float" office:value="1.98867302155887" calcext:value-type="float">
            <text:p>1.98867302155887</text:p>
          </table:table-cell>
          <table:table-cell table:formula="of:=[.E45]*39.3701" office:value-type="float" office:value="39.1471278630375" calcext:value-type="float">
            <text:p>39.1471278630375</text:p>
          </table:table-cell>
          <table:table-cell table:formula="of:=[.F45]*39.3701" office:value-type="float" office:value="78.294255726075" calcext:value-type="float">
            <text:p>78.294255726075</text:p>
          </table:table-cell>
        </table:table-row>
        <table:table-row table:style-name="ro1">
          <table:table-cell table:formula="of:=[.A45]+1" office:value-type="float" office:value="68" calcext:value-type="float">
            <text:p>68</text:p>
          </table:table-cell>
          <table:table-cell table:formula="of:=299792458/([.A46]*1000000)" office:value-type="float" office:value="4.40871261764706" calcext:value-type="float">
            <text:p>4.40871261764706</text:p>
          </table:table-cell>
          <table:table-cell table:formula="of:=(1/3)*[.B46]" office:value-type="float" office:value="1.46957087254902" calcext:value-type="float">
            <text:p>1.46957087254902</text:p>
          </table:table-cell>
          <table:table-cell table:formula="of:=4*[.C46]" office:value-type="float" office:value="5.87828349019608" calcext:value-type="float">
            <text:p>5.87828349019608</text:p>
          </table:table-cell>
          <table:table-cell table:formula="of:=[.D46]/6" office:value-type="float" office:value="0.97971391503268" calcext:value-type="float">
            <text:p>0.97971391503268</text:p>
          </table:table-cell>
          <table:table-cell table:formula="of:=[.E46]*2" office:value-type="float" office:value="1.95942783006536" calcext:value-type="float">
            <text:p>1.95942783006536</text:p>
          </table:table-cell>
          <table:table-cell table:formula="of:=[.E46]*39.3701" office:value-type="float" office:value="38.5714348062281" calcext:value-type="float">
            <text:p>38.5714348062281</text:p>
          </table:table-cell>
          <table:table-cell table:formula="of:=[.F46]*39.3701" office:value-type="float" office:value="77.1428696124562" calcext:value-type="float">
            <text:p>77.1428696124562</text:p>
          </table:table-cell>
        </table:table-row>
        <table:table-row table:style-name="ro1">
          <table:table-cell table:formula="of:=[.A46]+1" office:value-type="float" office:value="69" calcext:value-type="float">
            <text:p>69</text:p>
          </table:table-cell>
          <table:table-cell table:formula="of:=299792458/([.A47]*1000000)" office:value-type="float" office:value="4.34481823188406" calcext:value-type="float">
            <text:p>4.34481823188406</text:p>
          </table:table-cell>
          <table:table-cell table:formula="of:=(1/3)*[.B47]" office:value-type="float" office:value="1.44827274396135" calcext:value-type="float">
            <text:p>1.44827274396135</text:p>
          </table:table-cell>
          <table:table-cell table:formula="of:=4*[.C47]" office:value-type="float" office:value="5.79309097584541" calcext:value-type="float">
            <text:p>5.79309097584541</text:p>
          </table:table-cell>
          <table:table-cell table:formula="of:=[.D47]/6" office:value-type="float" office:value="0.965515162640902" calcext:value-type="float">
            <text:p>0.965515162640902</text:p>
          </table:table-cell>
          <table:table-cell table:formula="of:=[.E47]*2" office:value-type="float" office:value="1.9310303252818" calcext:value-type="float">
            <text:p>1.9310303252818</text:p>
          </table:table-cell>
          <table:table-cell table:formula="of:=[.E47]*39.3701" office:value-type="float" office:value="38.0124285046886" calcext:value-type="float">
            <text:p>38.0124285046886</text:p>
          </table:table-cell>
          <table:table-cell table:formula="of:=[.F47]*39.3701" office:value-type="float" office:value="76.0248570093771" calcext:value-type="float">
            <text:p>76.0248570093771</text:p>
          </table:table-cell>
        </table:table-row>
        <table:table-row table:style-name="ro1">
          <table:table-cell table:formula="of:=[.A47]+1" office:value-type="float" office:value="70" calcext:value-type="float">
            <text:p>70</text:p>
          </table:table-cell>
          <table:table-cell table:formula="of:=299792458/([.A48]*1000000)" office:value-type="float" office:value="4.2827494" calcext:value-type="float">
            <text:p>4.2827494</text:p>
          </table:table-cell>
          <table:table-cell table:formula="of:=(1/3)*[.B48]" office:value-type="float" office:value="1.42758313333333" calcext:value-type="float">
            <text:p>1.42758313333333</text:p>
          </table:table-cell>
          <table:table-cell table:formula="of:=4*[.C48]" office:value-type="float" office:value="5.71033253333333" calcext:value-type="float">
            <text:p>5.71033253333333</text:p>
          </table:table-cell>
          <table:table-cell table:formula="of:=[.D48]/6" office:value-type="float" office:value="0.951722088888889" calcext:value-type="float">
            <text:p>0.951722088888889</text:p>
          </table:table-cell>
          <table:table-cell table:formula="of:=[.E48]*2" office:value-type="float" office:value="1.90344417777778" calcext:value-type="float">
            <text:p>1.90344417777778</text:p>
          </table:table-cell>
          <table:table-cell table:formula="of:=[.E48]*39.3701" office:value-type="float" office:value="37.4693938117644" calcext:value-type="float">
            <text:p>37.4693938117644</text:p>
          </table:table-cell>
          <table:table-cell table:formula="of:=[.F48]*39.3701" office:value-type="float" office:value="74.9387876235289" calcext:value-type="float">
            <text:p>74.9387876235289</text:p>
          </table:table-cell>
        </table:table-row>
        <table:table-row table:style-name="ro1">
          <table:table-cell table:formula="of:=[.A48]+1" office:value-type="float" office:value="71" calcext:value-type="float">
            <text:p>71</text:p>
          </table:table-cell>
          <table:table-cell table:formula="of:=299792458/([.A49]*1000000)" office:value-type="float" office:value="4.22242898591549" calcext:value-type="float">
            <text:p>4.22242898591549</text:p>
          </table:table-cell>
          <table:table-cell table:formula="of:=(1/3)*[.B49]" office:value-type="float" office:value="1.4074763286385" calcext:value-type="float">
            <text:p>1.4074763286385</text:p>
          </table:table-cell>
          <table:table-cell table:formula="of:=4*[.C49]" office:value-type="float" office:value="5.62990531455399" calcext:value-type="float">
            <text:p>5.62990531455399</text:p>
          </table:table-cell>
          <table:table-cell table:formula="of:=[.D49]/6" office:value-type="float" office:value="0.938317552425665" calcext:value-type="float">
            <text:p>0.938317552425665</text:p>
          </table:table-cell>
          <table:table-cell table:formula="of:=[.E49]*2" office:value-type="float" office:value="1.87663510485133" calcext:value-type="float">
            <text:p>1.87663510485133</text:p>
          </table:table-cell>
          <table:table-cell table:formula="of:=[.E49]*39.3701" office:value-type="float" office:value="36.9416558707537" calcext:value-type="float">
            <text:p>36.9416558707537</text:p>
          </table:table-cell>
          <table:table-cell table:formula="of:=[.F49]*39.3701" office:value-type="float" office:value="73.8833117415074" calcext:value-type="float">
            <text:p>73.8833117415074</text:p>
          </table:table-cell>
        </table:table-row>
        <table:table-row table:style-name="ro1">
          <table:table-cell table:formula="of:=[.A49]+1" office:value-type="float" office:value="72" calcext:value-type="float">
            <text:p>72</text:p>
          </table:table-cell>
          <table:table-cell table:formula="of:=299792458/([.A50]*1000000)" office:value-type="float" office:value="4.16378413888889" calcext:value-type="float">
            <text:p>4.16378413888889</text:p>
          </table:table-cell>
          <table:table-cell table:formula="of:=(1/3)*[.B50]" office:value-type="float" office:value="1.3879280462963" calcext:value-type="float">
            <text:p>1.3879280462963</text:p>
          </table:table-cell>
          <table:table-cell table:formula="of:=4*[.C50]" office:value-type="float" office:value="5.55171218518519" calcext:value-type="float">
            <text:p>5.55171218518519</text:p>
          </table:table-cell>
          <table:table-cell table:formula="of:=[.D50]/6" office:value-type="float" office:value="0.925285364197531" calcext:value-type="float">
            <text:p>0.925285364197531</text:p>
          </table:table-cell>
          <table:table-cell table:formula="of:=[.E50]*2" office:value-type="float" office:value="1.85057072839506" calcext:value-type="float">
            <text:p>1.85057072839506</text:p>
          </table:table-cell>
          <table:table-cell table:formula="of:=[.E50]*39.3701" office:value-type="float" office:value="36.4285773169932" calcext:value-type="float">
            <text:p>36.4285773169932</text:p>
          </table:table-cell>
          <table:table-cell table:formula="of:=[.F50]*39.3701" office:value-type="float" office:value="72.8571546339864" calcext:value-type="float">
            <text:p>72.8571546339864</text:p>
          </table:table-cell>
        </table:table-row>
        <table:table-row table:style-name="ro1">
          <table:table-cell table:formula="of:=[.A50]+1" office:value-type="float" office:value="73" calcext:value-type="float">
            <text:p>73</text:p>
          </table:table-cell>
          <table:table-cell table:formula="of:=299792458/([.A51]*1000000)" office:value-type="float" office:value="4.106746" calcext:value-type="float">
            <text:p>4.106746</text:p>
          </table:table-cell>
          <table:table-cell table:formula="of:=(1/3)*[.B51]" office:value-type="float" office:value="1.36891533333333" calcext:value-type="float">
            <text:p>1.36891533333333</text:p>
          </table:table-cell>
          <table:table-cell table:formula="of:=4*[.C51]" office:value-type="float" office:value="5.47566133333333" calcext:value-type="float">
            <text:p>5.47566133333333</text:p>
          </table:table-cell>
          <table:table-cell table:formula="of:=[.D51]/6" office:value-type="float" office:value="0.912610222222222" calcext:value-type="float">
            <text:p>0.912610222222222</text:p>
          </table:table-cell>
          <table:table-cell table:formula="of:=[.E51]*2" office:value-type="float" office:value="1.82522044444444" calcext:value-type="float">
            <text:p>1.82522044444444</text:p>
          </table:table-cell>
          <table:table-cell table:formula="of:=[.E51]*39.3701" office:value-type="float" office:value="35.9295557099111" calcext:value-type="float">
            <text:p>35.9295557099111</text:p>
          </table:table-cell>
          <table:table-cell table:formula="of:=[.F51]*39.3701" office:value-type="float" office:value="71.8591114198222" calcext:value-type="float">
            <text:p>71.8591114198222</text:p>
          </table:table-cell>
        </table:table-row>
        <table:table-row table:style-name="ro1">
          <table:table-cell table:formula="of:=[.A51]+1" office:value-type="float" office:value="74" calcext:value-type="float">
            <text:p>74</text:p>
          </table:table-cell>
          <table:table-cell table:formula="of:=299792458/([.A52]*1000000)" office:value-type="float" office:value="4.05124943243243" calcext:value-type="float">
            <text:p>4.05124943243243</text:p>
          </table:table-cell>
          <table:table-cell table:formula="of:=(1/3)*[.B52]" office:value-type="float" office:value="1.35041647747748" calcext:value-type="float">
            <text:p>1.35041647747748</text:p>
          </table:table-cell>
          <table:table-cell table:formula="of:=4*[.C52]" office:value-type="float" office:value="5.40166590990991" calcext:value-type="float">
            <text:p>5.40166590990991</text:p>
          </table:table-cell>
          <table:table-cell table:formula="of:=[.D52]/6" office:value-type="float" office:value="0.900277651651652" calcext:value-type="float">
            <text:p>0.900277651651652</text:p>
          </table:table-cell>
          <table:table-cell table:formula="of:=[.E52]*2" office:value-type="float" office:value="1.8005553033033" calcext:value-type="float">
            <text:p>1.8005553033033</text:p>
          </table:table-cell>
          <table:table-cell table:formula="of:=[.E52]*39.3701" office:value-type="float" office:value="35.4440211732907" calcext:value-type="float">
            <text:p>35.4440211732907</text:p>
          </table:table-cell>
          <table:table-cell table:formula="of:=[.F52]*39.3701" office:value-type="float" office:value="70.8880423465814" calcext:value-type="float">
            <text:p>70.8880423465814</text:p>
          </table:table-cell>
        </table:table-row>
        <table:table-row table:style-name="ro1">
          <table:table-cell table:formula="of:=[.A52]+1" office:value-type="float" office:value="75" calcext:value-type="float">
            <text:p>75</text:p>
          </table:table-cell>
          <table:table-cell table:formula="of:=299792458/([.A53]*1000000)" office:value-type="float" office:value="3.99723277333333" calcext:value-type="float">
            <text:p>3.99723277333333</text:p>
          </table:table-cell>
          <table:table-cell table:formula="of:=(1/3)*[.B53]" office:value-type="float" office:value="1.33241092444444" calcext:value-type="float">
            <text:p>1.33241092444444</text:p>
          </table:table-cell>
          <table:table-cell table:formula="of:=4*[.C53]" office:value-type="float" office:value="5.32964369777778" calcext:value-type="float">
            <text:p>5.32964369777778</text:p>
          </table:table-cell>
          <table:table-cell table:formula="of:=[.D53]/6" office:value-type="float" office:value="0.88827394962963" calcext:value-type="float">
            <text:p>0.88827394962963</text:p>
          </table:table-cell>
          <table:table-cell table:formula="of:=[.E53]*2" office:value-type="float" office:value="1.77654789925926" calcext:value-type="float">
            <text:p>1.77654789925926</text:p>
          </table:table-cell>
          <table:table-cell table:formula="of:=[.E53]*39.3701" office:value-type="float" office:value="34.9714342243135" calcext:value-type="float">
            <text:p>34.9714342243135</text:p>
          </table:table-cell>
          <table:table-cell table:formula="of:=[.F53]*39.3701" office:value-type="float" office:value="69.942868448627" calcext:value-type="float">
            <text:p>69.942868448627</text:p>
          </table:table-cell>
        </table:table-row>
        <table:table-row table:style-name="ro1">
          <table:table-cell table:formula="of:=[.A53]+1" office:value-type="float" office:value="76" calcext:value-type="float">
            <text:p>76</text:p>
          </table:table-cell>
          <table:table-cell table:formula="of:=299792458/([.A54]*1000000)" office:value-type="float" office:value="3.94463760526316" calcext:value-type="float">
            <text:p>3.94463760526316</text:p>
          </table:table-cell>
          <table:table-cell table:formula="of:=(1/3)*[.B54]" office:value-type="float" office:value="1.31487920175439" calcext:value-type="float">
            <text:p>1.31487920175439</text:p>
          </table:table-cell>
          <table:table-cell table:formula="of:=4*[.C54]" office:value-type="float" office:value="5.25951680701754" calcext:value-type="float">
            <text:p>5.25951680701754</text:p>
          </table:table-cell>
          <table:table-cell table:formula="of:=[.D54]/6" office:value-type="float" office:value="0.876586134502924" calcext:value-type="float">
            <text:p>0.876586134502924</text:p>
          </table:table-cell>
          <table:table-cell table:formula="of:=[.E54]*2" office:value-type="float" office:value="1.75317226900585" calcext:value-type="float">
            <text:p>1.75317226900585</text:p>
          </table:table-cell>
          <table:table-cell table:formula="of:=[.E54]*39.3701" office:value-type="float" office:value="34.5112837739936" calcext:value-type="float">
            <text:p>34.5112837739936</text:p>
          </table:table-cell>
          <table:table-cell table:formula="of:=[.F54]*39.3701" office:value-type="float" office:value="69.0225675479871" calcext:value-type="float">
            <text:p>69.0225675479871</text:p>
          </table:table-cell>
        </table:table-row>
        <table:table-row table:style-name="ro1">
          <table:table-cell table:formula="of:=[.A54]+1" office:value-type="float" office:value="77" calcext:value-type="float">
            <text:p>77</text:p>
          </table:table-cell>
          <table:table-cell table:formula="of:=299792458/([.A55]*1000000)" office:value-type="float" office:value="3.89340854545455" calcext:value-type="float">
            <text:p>3.89340854545455</text:p>
          </table:table-cell>
          <table:table-cell table:formula="of:=(1/3)*[.B55]" office:value-type="float" office:value="1.29780284848485" calcext:value-type="float">
            <text:p>1.29780284848485</text:p>
          </table:table-cell>
          <table:table-cell table:formula="of:=4*[.C55]" office:value-type="float" office:value="5.19121139393939" calcext:value-type="float">
            <text:p>5.19121139393939</text:p>
          </table:table-cell>
          <table:table-cell table:formula="of:=[.D55]/6" office:value-type="float" office:value="0.865201898989899" calcext:value-type="float">
            <text:p>0.865201898989899</text:p>
          </table:table-cell>
          <table:table-cell table:formula="of:=[.E55]*2" office:value-type="float" office:value="1.7304037979798" calcext:value-type="float">
            <text:p>1.7304037979798</text:p>
          </table:table-cell>
          <table:table-cell table:formula="of:=[.E55]*39.3701" office:value-type="float" office:value="34.0630852834222" calcext:value-type="float">
            <text:p>34.0630852834222</text:p>
          </table:table-cell>
          <table:table-cell table:formula="of:=[.F55]*39.3701" office:value-type="float" office:value="68.1261705668445" calcext:value-type="float">
            <text:p>68.1261705668445</text:p>
          </table:table-cell>
        </table:table-row>
        <table:table-row table:style-name="ro1">
          <table:table-cell table:formula="of:=[.A55]+1" office:value-type="float" office:value="78" calcext:value-type="float">
            <text:p>78</text:p>
          </table:table-cell>
          <table:table-cell table:formula="of:=299792458/([.A56]*1000000)" office:value-type="float" office:value="3.84349305128205" calcext:value-type="float">
            <text:p>3.84349305128205</text:p>
          </table:table-cell>
          <table:table-cell table:formula="of:=(1/3)*[.B56]" office:value-type="float" office:value="1.28116435042735" calcext:value-type="float">
            <text:p>1.28116435042735</text:p>
          </table:table-cell>
          <table:table-cell table:formula="of:=4*[.C56]" office:value-type="float" office:value="5.1246574017094" calcext:value-type="float">
            <text:p>5.1246574017094</text:p>
          </table:table-cell>
          <table:table-cell table:formula="of:=[.D56]/6" office:value-type="float" office:value="0.854109566951567" calcext:value-type="float">
            <text:p>0.854109566951567</text:p>
          </table:table-cell>
          <table:table-cell table:formula="of:=[.E56]*2" office:value-type="float" office:value="1.70821913390313" calcext:value-type="float">
            <text:p>1.70821913390313</text:p>
          </table:table-cell>
          <table:table-cell table:formula="of:=[.E56]*39.3701" office:value-type="float" office:value="33.6263790618399" calcext:value-type="float">
            <text:p>33.6263790618399</text:p>
          </table:table-cell>
          <table:table-cell table:formula="of:=[.F56]*39.3701" office:value-type="float" office:value="67.2527581236798" calcext:value-type="float">
            <text:p>67.2527581236798</text:p>
          </table:table-cell>
        </table:table-row>
        <table:table-row table:style-name="ro1">
          <table:table-cell table:formula="of:=[.A56]+1" office:value-type="float" office:value="79" calcext:value-type="float">
            <text:p>79</text:p>
          </table:table-cell>
          <table:table-cell table:formula="of:=299792458/([.A57]*1000000)" office:value-type="float" office:value="3.79484124050633" calcext:value-type="float">
            <text:p>3.79484124050633</text:p>
          </table:table-cell>
          <table:table-cell table:formula="of:=(1/3)*[.B57]" office:value-type="float" office:value="1.26494708016878" calcext:value-type="float">
            <text:p>1.26494708016878</text:p>
          </table:table-cell>
          <table:table-cell table:formula="of:=4*[.C57]" office:value-type="float" office:value="5.05978832067511" calcext:value-type="float">
            <text:p>5.05978832067511</text:p>
          </table:table-cell>
          <table:table-cell table:formula="of:=[.D57]/6" office:value-type="float" office:value="0.843298053445851" calcext:value-type="float">
            <text:p>0.843298053445851</text:p>
          </table:table-cell>
          <table:table-cell table:formula="of:=[.E57]*2" office:value-type="float" office:value="1.6865961068917" calcext:value-type="float">
            <text:p>1.6865961068917</text:p>
          </table:table-cell>
          <table:table-cell table:formula="of:=[.E57]*39.3701" office:value-type="float" office:value="33.2007286939685" calcext:value-type="float">
            <text:p>33.2007286939685</text:p>
          </table:table-cell>
          <table:table-cell table:formula="of:=[.F57]*39.3701" office:value-type="float" office:value="66.401457387937" calcext:value-type="float">
            <text:p>66.401457387937</text:p>
          </table:table-cell>
        </table:table-row>
        <table:table-row table:style-name="ro1">
          <table:table-cell table:formula="of:=[.A57]+1" office:value-type="float" office:value="80" calcext:value-type="float">
            <text:p>80</text:p>
          </table:table-cell>
          <table:table-cell table:formula="of:=299792458/([.A58]*1000000)" office:value-type="float" office:value="3.747405725" calcext:value-type="float">
            <text:p>3.747405725</text:p>
          </table:table-cell>
          <table:table-cell table:formula="of:=(1/3)*[.B58]" office:value-type="float" office:value="1.24913524166667" calcext:value-type="float">
            <text:p>1.24913524166667</text:p>
          </table:table-cell>
          <table:table-cell table:formula="of:=4*[.C58]" office:value-type="float" office:value="4.99654096666667" calcext:value-type="float">
            <text:p>4.99654096666667</text:p>
          </table:table-cell>
          <table:table-cell table:formula="of:=[.D58]/6" office:value-type="float" office:value="0.832756827777778" calcext:value-type="float">
            <text:p>0.832756827777778</text:p>
          </table:table-cell>
          <table:table-cell table:formula="of:=[.E58]*2" office:value-type="float" office:value="1.66551365555556" calcext:value-type="float">
            <text:p>1.66551365555556</text:p>
          </table:table-cell>
          <table:table-cell table:formula="of:=[.E58]*39.3701" office:value-type="float" office:value="32.7857195852939" calcext:value-type="float">
            <text:p>32.7857195852939</text:p>
          </table:table-cell>
          <table:table-cell table:formula="of:=[.F58]*39.3701" office:value-type="float" office:value="65.5714391705878" calcext:value-type="float">
            <text:p>65.5714391705878</text:p>
          </table:table-cell>
        </table:table-row>
        <table:table-row table:style-name="ro1">
          <table:table-cell table:formula="of:=[.A58]+1" office:value-type="float" office:value="81" calcext:value-type="float">
            <text:p>81</text:p>
          </table:table-cell>
          <table:table-cell table:formula="of:=299792458/([.A59]*1000000)" office:value-type="float" office:value="3.70114145679012" calcext:value-type="float">
            <text:p>3.70114145679012</text:p>
          </table:table-cell>
          <table:table-cell table:formula="of:=(1/3)*[.B59]" office:value-type="float" office:value="1.23371381893004" calcext:value-type="float">
            <text:p>1.23371381893004</text:p>
          </table:table-cell>
          <table:table-cell table:formula="of:=4*[.C59]" office:value-type="float" office:value="4.93485527572016" calcext:value-type="float">
            <text:p>4.93485527572016</text:p>
          </table:table-cell>
          <table:table-cell table:formula="of:=[.D59]/6" office:value-type="float" office:value="0.822475879286694" calcext:value-type="float">
            <text:p>0.822475879286694</text:p>
          </table:table-cell>
          <table:table-cell table:formula="of:=[.E59]*2" office:value-type="float" office:value="1.64495175857339" calcext:value-type="float">
            <text:p>1.64495175857339</text:p>
          </table:table-cell>
          <table:table-cell table:formula="of:=[.E59]*39.3701" office:value-type="float" office:value="32.3809576151051" calcext:value-type="float">
            <text:p>32.3809576151051</text:p>
          </table:table-cell>
          <table:table-cell table:formula="of:=[.F59]*39.3701" office:value-type="float" office:value="64.7619152302101" calcext:value-type="float">
            <text:p>64.7619152302101</text:p>
          </table:table-cell>
        </table:table-row>
        <table:table-row table:style-name="ro1">
          <table:table-cell table:formula="of:=[.A59]+1" office:value-type="float" office:value="82" calcext:value-type="float">
            <text:p>82</text:p>
          </table:table-cell>
          <table:table-cell table:formula="of:=299792458/([.A60]*1000000)" office:value-type="float" office:value="3.65600558536585" calcext:value-type="float">
            <text:p>3.65600558536585</text:p>
          </table:table-cell>
          <table:table-cell table:formula="of:=(1/3)*[.B60]" office:value-type="float" office:value="1.21866852845528" calcext:value-type="float">
            <text:p>1.21866852845528</text:p>
          </table:table-cell>
          <table:table-cell table:formula="of:=4*[.C60]" office:value-type="float" office:value="4.87467411382114" calcext:value-type="float">
            <text:p>4.87467411382114</text:p>
          </table:table-cell>
          <table:table-cell table:formula="of:=[.D60]/6" office:value-type="float" office:value="0.812445685636856" calcext:value-type="float">
            <text:p>0.812445685636856</text:p>
          </table:table-cell>
          <table:table-cell table:formula="of:=[.E60]*2" office:value-type="float" office:value="1.62489137127371" calcext:value-type="float">
            <text:p>1.62489137127371</text:p>
          </table:table-cell>
          <table:table-cell table:formula="of:=[.E60]*39.3701" office:value-type="float" office:value="31.9860678880916" calcext:value-type="float">
            <text:p>31.9860678880916</text:p>
          </table:table-cell>
          <table:table-cell table:formula="of:=[.F60]*39.3701" office:value-type="float" office:value="63.9721357761832" calcext:value-type="float">
            <text:p>63.9721357761832</text:p>
          </table:table-cell>
        </table:table-row>
        <table:table-row table:style-name="ro1">
          <table:table-cell table:formula="of:=[.A60]+1" office:value-type="float" office:value="83" calcext:value-type="float">
            <text:p>83</text:p>
          </table:table-cell>
          <table:table-cell table:formula="of:=299792458/([.A61]*1000000)" office:value-type="float" office:value="3.6119573253012" calcext:value-type="float">
            <text:p>3.6119573253012</text:p>
          </table:table-cell>
          <table:table-cell table:formula="of:=(1/3)*[.B61]" office:value-type="float" office:value="1.2039857751004" calcext:value-type="float">
            <text:p>1.2039857751004</text:p>
          </table:table-cell>
          <table:table-cell table:formula="of:=4*[.C61]" office:value-type="float" office:value="4.81594310040161" calcext:value-type="float">
            <text:p>4.81594310040161</text:p>
          </table:table-cell>
          <table:table-cell table:formula="of:=[.D61]/6" office:value-type="float" office:value="0.802657183400268" calcext:value-type="float">
            <text:p>0.802657183400268</text:p>
          </table:table-cell>
          <table:table-cell table:formula="of:=[.E61]*2" office:value-type="float" office:value="1.60531436680054" calcext:value-type="float">
            <text:p>1.60531436680054</text:p>
          </table:table-cell>
          <table:table-cell table:formula="of:=[.E61]*39.3701" office:value-type="float" office:value="31.6006935761869" calcext:value-type="float">
            <text:p>31.6006935761869</text:p>
          </table:table-cell>
          <table:table-cell table:formula="of:=[.F61]*39.3701" office:value-type="float" office:value="63.2013871523738" calcext:value-type="float">
            <text:p>63.2013871523738</text:p>
          </table:table-cell>
        </table:table-row>
        <table:table-row table:style-name="ro1">
          <table:table-cell table:formula="of:=[.A61]+1" office:value-type="float" office:value="84" calcext:value-type="float">
            <text:p>84</text:p>
          </table:table-cell>
          <table:table-cell table:formula="of:=299792458/([.A62]*1000000)" office:value-type="float" office:value="3.56895783333333" calcext:value-type="float">
            <text:p>3.56895783333333</text:p>
          </table:table-cell>
          <table:table-cell table:formula="of:=(1/3)*[.B62]" office:value-type="float" office:value="1.18965261111111" calcext:value-type="float">
            <text:p>1.18965261111111</text:p>
          </table:table-cell>
          <table:table-cell table:formula="of:=4*[.C62]" office:value-type="float" office:value="4.75861044444444" calcext:value-type="float">
            <text:p>4.75861044444444</text:p>
          </table:table-cell>
          <table:table-cell table:formula="of:=[.D62]/6" office:value-type="float" office:value="0.793101740740741" calcext:value-type="float">
            <text:p>0.793101740740741</text:p>
          </table:table-cell>
          <table:table-cell table:formula="of:=[.E62]*2" office:value-type="float" office:value="1.58620348148148" calcext:value-type="float">
            <text:p>1.58620348148148</text:p>
          </table:table-cell>
          <table:table-cell table:formula="of:=[.E62]*39.3701" office:value-type="float" office:value="31.224494843137" calcext:value-type="float">
            <text:p>31.224494843137</text:p>
          </table:table-cell>
          <table:table-cell table:formula="of:=[.F62]*39.3701" office:value-type="float" office:value="62.4489896862741" calcext:value-type="float">
            <text:p>62.4489896862741</text:p>
          </table:table-cell>
        </table:table-row>
        <table:table-row table:style-name="ro1">
          <table:table-cell table:formula="of:=[.A62]+1" office:value-type="float" office:value="85" calcext:value-type="float">
            <text:p>85</text:p>
          </table:table-cell>
          <table:table-cell table:formula="of:=299792458/([.A63]*1000000)" office:value-type="float" office:value="3.52697009411765" calcext:value-type="float">
            <text:p>3.52697009411765</text:p>
          </table:table-cell>
          <table:table-cell table:formula="of:=(1/3)*[.B63]" office:value-type="float" office:value="1.17565669803922" calcext:value-type="float">
            <text:p>1.17565669803922</text:p>
          </table:table-cell>
          <table:table-cell table:formula="of:=4*[.C63]" office:value-type="float" office:value="4.70262679215686" calcext:value-type="float">
            <text:p>4.70262679215686</text:p>
          </table:table-cell>
          <table:table-cell table:formula="of:=[.D63]/6" office:value-type="float" office:value="0.783771132026144" calcext:value-type="float">
            <text:p>0.783771132026144</text:p>
          </table:table-cell>
          <table:table-cell table:formula="of:=[.E63]*2" office:value-type="float" office:value="1.56754226405229" calcext:value-type="float">
            <text:p>1.56754226405229</text:p>
          </table:table-cell>
          <table:table-cell table:formula="of:=[.E63]*39.3701" office:value-type="float" office:value="30.8571478449825" calcext:value-type="float">
            <text:p>30.8571478449825</text:p>
          </table:table-cell>
          <table:table-cell table:formula="of:=[.F63]*39.3701" office:value-type="float" office:value="61.714295689965" calcext:value-type="float">
            <text:p>61.714295689965</text:p>
          </table:table-cell>
        </table:table-row>
        <table:table-row table:style-name="ro1">
          <table:table-cell table:formula="of:=[.A63]+1" office:value-type="float" office:value="86" calcext:value-type="float">
            <text:p>86</text:p>
          </table:table-cell>
          <table:table-cell table:formula="of:=299792458/([.A64]*1000000)" office:value-type="float" office:value="3.48595881395349" calcext:value-type="float">
            <text:p>3.48595881395349</text:p>
          </table:table-cell>
          <table:table-cell table:formula="of:=(1/3)*[.B64]" office:value-type="float" office:value="1.16198627131783" calcext:value-type="float">
            <text:p>1.16198627131783</text:p>
          </table:table-cell>
          <table:table-cell table:formula="of:=4*[.C64]" office:value-type="float" office:value="4.64794508527132" calcext:value-type="float">
            <text:p>4.64794508527132</text:p>
          </table:table-cell>
          <table:table-cell table:formula="of:=[.D64]/6" office:value-type="float" office:value="0.774657514211886" calcext:value-type="float">
            <text:p>0.774657514211886</text:p>
          </table:table-cell>
          <table:table-cell table:formula="of:=[.E64]*2" office:value-type="float" office:value="1.54931502842377" calcext:value-type="float">
            <text:p>1.54931502842377</text:p>
          </table:table-cell>
          <table:table-cell table:formula="of:=[.E64]*39.3701" office:value-type="float" office:value="30.4983438002734" calcext:value-type="float">
            <text:p>30.4983438002734</text:p>
          </table:table-cell>
          <table:table-cell table:formula="of:=[.F64]*39.3701" office:value-type="float" office:value="60.9966876005468" calcext:value-type="float">
            <text:p>60.9966876005468</text:p>
          </table:table-cell>
        </table:table-row>
        <table:table-row table:style-name="ro1">
          <table:table-cell table:formula="of:=[.A64]+1" office:value-type="float" office:value="87" calcext:value-type="float">
            <text:p>87</text:p>
          </table:table-cell>
          <table:table-cell table:formula="of:=299792458/([.A65]*1000000)" office:value-type="float" office:value="3.44589032183908" calcext:value-type="float">
            <text:p>3.44589032183908</text:p>
          </table:table-cell>
          <table:table-cell table:formula="of:=(1/3)*[.B65]" office:value-type="float" office:value="1.14863010727969" calcext:value-type="float">
            <text:p>1.14863010727969</text:p>
          </table:table-cell>
          <table:table-cell table:formula="of:=4*[.C65]" office:value-type="float" office:value="4.59452042911877" calcext:value-type="float">
            <text:p>4.59452042911877</text:p>
          </table:table-cell>
          <table:table-cell table:formula="of:=[.D65]/6" office:value-type="float" office:value="0.765753404853129" calcext:value-type="float">
            <text:p>0.765753404853129</text:p>
          </table:table-cell>
          <table:table-cell table:formula="of:=[.E65]*2" office:value-type="float" office:value="1.53150680970626" calcext:value-type="float">
            <text:p>1.53150680970626</text:p>
          </table:table-cell>
          <table:table-cell table:formula="of:=[.E65]*39.3701" office:value-type="float" office:value="30.1477881244082" calcext:value-type="float">
            <text:p>30.1477881244082</text:p>
          </table:table-cell>
          <table:table-cell table:formula="of:=[.F65]*39.3701" office:value-type="float" office:value="60.2955762488164" calcext:value-type="float">
            <text:p>60.2955762488164</text:p>
          </table:table-cell>
        </table:table-row>
        <table:table-row table:style-name="ro1">
          <table:table-cell table:formula="of:=[.A65]+1" office:value-type="float" office:value="88" calcext:value-type="float">
            <text:p>88</text:p>
          </table:table-cell>
          <table:table-cell table:formula="of:=299792458/([.A66]*1000000)" office:value-type="float" office:value="3.40673247727273" calcext:value-type="float">
            <text:p>3.40673247727273</text:p>
          </table:table-cell>
          <table:table-cell table:formula="of:=(1/3)*[.B66]" office:value-type="float" office:value="1.13557749242424" calcext:value-type="float">
            <text:p>1.13557749242424</text:p>
          </table:table-cell>
          <table:table-cell table:formula="of:=4*[.C66]" office:value-type="float" office:value="4.54230996969697" calcext:value-type="float">
            <text:p>4.54230996969697</text:p>
          </table:table-cell>
          <table:table-cell table:formula="of:=[.D66]/6" office:value-type="float" office:value="0.757051661616162" calcext:value-type="float">
            <text:p>0.757051661616162</text:p>
          </table:table-cell>
          <table:table-cell table:formula="of:=[.E66]*2" office:value-type="float" office:value="1.51410332323232" calcext:value-type="float">
            <text:p>1.51410332323232</text:p>
          </table:table-cell>
          <table:table-cell table:formula="of:=[.E66]*39.3701" office:value-type="float" office:value="29.8051996229944" calcext:value-type="float">
            <text:p>29.8051996229944</text:p>
          </table:table-cell>
          <table:table-cell table:formula="of:=[.F66]*39.3701" office:value-type="float" office:value="59.6103992459889" calcext:value-type="float">
            <text:p>59.6103992459889</text:p>
          </table:table-cell>
        </table:table-row>
        <table:table-row table:style-name="ro1">
          <table:table-cell table:formula="of:=[.A66]+1" office:value-type="float" office:value="89" calcext:value-type="float">
            <text:p>89</text:p>
          </table:table-cell>
          <table:table-cell table:formula="of:=299792458/([.A67]*1000000)" office:value-type="float" office:value="3.36845458426966" calcext:value-type="float">
            <text:p>3.36845458426966</text:p>
          </table:table-cell>
          <table:table-cell table:formula="of:=(1/3)*[.B67]" office:value-type="float" office:value="1.12281819475655" calcext:value-type="float">
            <text:p>1.12281819475655</text:p>
          </table:table-cell>
          <table:table-cell table:formula="of:=4*[.C67]" office:value-type="float" office:value="4.49127277902622" calcext:value-type="float">
            <text:p>4.49127277902622</text:p>
          </table:table-cell>
          <table:table-cell table:formula="of:=[.D67]/6" office:value-type="float" office:value="0.748545463171036" calcext:value-type="float">
            <text:p>0.748545463171036</text:p>
          </table:table-cell>
          <table:table-cell table:formula="of:=[.E67]*2" office:value-type="float" office:value="1.49709092634207" calcext:value-type="float">
            <text:p>1.49709092634207</text:p>
          </table:table-cell>
          <table:table-cell table:formula="of:=[.E67]*39.3701" office:value-type="float" office:value="29.47030973959" calcext:value-type="float">
            <text:p>29.47030973959</text:p>
          </table:table-cell>
          <table:table-cell table:formula="of:=[.F67]*39.3701" office:value-type="float" office:value="58.94061947918" calcext:value-type="float">
            <text:p>58.94061947918</text:p>
          </table:table-cell>
        </table:table-row>
        <table:table-row table:style-name="ro1">
          <table:table-cell table:formula="of:=[.A67]+1" office:value-type="float" office:value="90" calcext:value-type="float">
            <text:p>90</text:p>
          </table:table-cell>
          <table:table-cell table:formula="of:=299792458/([.A68]*1000000)" office:value-type="float" office:value="3.33102731111111" calcext:value-type="float">
            <text:p>3.33102731111111</text:p>
          </table:table-cell>
          <table:table-cell table:formula="of:=(1/3)*[.B68]" office:value-type="float" office:value="1.11034243703704" calcext:value-type="float">
            <text:p>1.11034243703704</text:p>
          </table:table-cell>
          <table:table-cell table:formula="of:=4*[.C68]" office:value-type="float" office:value="4.44136974814815" calcext:value-type="float">
            <text:p>4.44136974814815</text:p>
          </table:table-cell>
          <table:table-cell table:formula="of:=[.D68]/6" office:value-type="float" office:value="0.740228291358025" calcext:value-type="float">
            <text:p>0.740228291358025</text:p>
          </table:table-cell>
          <table:table-cell table:formula="of:=[.E68]*2" office:value-type="float" office:value="1.48045658271605" calcext:value-type="float">
            <text:p>1.48045658271605</text:p>
          </table:table-cell>
          <table:table-cell table:formula="of:=[.E68]*39.3701" office:value-type="float" office:value="29.1428618535946" calcext:value-type="float">
            <text:p>29.1428618535946</text:p>
          </table:table-cell>
          <table:table-cell table:formula="of:=[.F68]*39.3701" office:value-type="float" office:value="58.2857237071891" calcext:value-type="float">
            <text:p>58.2857237071891</text:p>
          </table:table-cell>
        </table:table-row>
        <table:table-row table:style-name="ro1">
          <table:table-cell table:formula="of:=[.A68]+1" office:value-type="float" office:value="91" calcext:value-type="float">
            <text:p>91</text:p>
          </table:table-cell>
          <table:table-cell table:formula="of:=299792458/([.A69]*1000000)" office:value-type="float" office:value="3.29442261538462" calcext:value-type="float">
            <text:p>3.29442261538462</text:p>
          </table:table-cell>
          <table:table-cell table:formula="of:=(1/3)*[.B69]" office:value-type="float" office:value="1.09814087179487" calcext:value-type="float">
            <text:p>1.09814087179487</text:p>
          </table:table-cell>
          <table:table-cell table:formula="of:=4*[.C69]" office:value-type="float" office:value="4.39256348717949" calcext:value-type="float">
            <text:p>4.39256348717949</text:p>
          </table:table-cell>
          <table:table-cell table:formula="of:=[.D69]/6" office:value-type="float" office:value="0.732093914529914" calcext:value-type="float">
            <text:p>0.732093914529914</text:p>
          </table:table-cell>
          <table:table-cell table:formula="of:=[.E69]*2" office:value-type="float" office:value="1.46418782905983" calcext:value-type="float">
            <text:p>1.46418782905983</text:p>
          </table:table-cell>
          <table:table-cell table:formula="of:=[.E69]*39.3701" office:value-type="float" office:value="28.8226106244342" calcext:value-type="float">
            <text:p>28.8226106244342</text:p>
          </table:table-cell>
          <table:table-cell table:formula="of:=[.F69]*39.3701" office:value-type="float" office:value="57.6452212488684" calcext:value-type="float">
            <text:p>57.6452212488684</text:p>
          </table:table-cell>
        </table:table-row>
        <table:table-row table:style-name="ro1">
          <table:table-cell table:formula="of:=[.A69]+1" office:value-type="float" office:value="92" calcext:value-type="float">
            <text:p>92</text:p>
          </table:table-cell>
          <table:table-cell table:formula="of:=299792458/([.A70]*1000000)" office:value-type="float" office:value="3.25861367391304" calcext:value-type="float">
            <text:p>3.25861367391304</text:p>
          </table:table-cell>
          <table:table-cell table:formula="of:=(1/3)*[.B70]" office:value-type="float" office:value="1.08620455797101" calcext:value-type="float">
            <text:p>1.08620455797101</text:p>
          </table:table-cell>
          <table:table-cell table:formula="of:=4*[.C70]" office:value-type="float" office:value="4.34481823188406" calcext:value-type="float">
            <text:p>4.34481823188406</text:p>
          </table:table-cell>
          <table:table-cell table:formula="of:=[.D70]/6" office:value-type="float" office:value="0.724136371980676" calcext:value-type="float">
            <text:p>0.724136371980676</text:p>
          </table:table-cell>
          <table:table-cell table:formula="of:=[.E70]*2" office:value-type="float" office:value="1.44827274396135" calcext:value-type="float">
            <text:p>1.44827274396135</text:p>
          </table:table-cell>
          <table:table-cell table:formula="of:=[.E70]*39.3701" office:value-type="float" office:value="28.5093213785164" calcext:value-type="float">
            <text:p>28.5093213785164</text:p>
          </table:table-cell>
          <table:table-cell table:formula="of:=[.F70]*39.3701" office:value-type="float" office:value="57.0186427570329" calcext:value-type="float">
            <text:p>57.0186427570329</text:p>
          </table:table-cell>
        </table:table-row>
        <table:table-row table:style-name="ro1">
          <table:table-cell table:formula="of:=[.A70]+1" office:value-type="float" office:value="93" calcext:value-type="float">
            <text:p>93</text:p>
          </table:table-cell>
          <table:table-cell table:formula="of:=299792458/([.A71]*1000000)" office:value-type="float" office:value="3.2235748172043" calcext:value-type="float">
            <text:p>3.2235748172043</text:p>
          </table:table-cell>
          <table:table-cell table:formula="of:=(1/3)*[.B71]" office:value-type="float" office:value="1.0745249390681" calcext:value-type="float">
            <text:p>1.0745249390681</text:p>
          </table:table-cell>
          <table:table-cell table:formula="of:=4*[.C71]" office:value-type="float" office:value="4.2980997562724" calcext:value-type="float">
            <text:p>4.2980997562724</text:p>
          </table:table-cell>
          <table:table-cell table:formula="of:=[.D71]/6" office:value-type="float" office:value="0.716349959378734" calcext:value-type="float">
            <text:p>0.716349959378734</text:p>
          </table:table-cell>
          <table:table-cell table:formula="of:=[.E71]*2" office:value-type="float" office:value="1.43269991875747" calcext:value-type="float">
            <text:p>1.43269991875747</text:p>
          </table:table-cell>
          <table:table-cell table:formula="of:=[.E71]*39.3701" office:value-type="float" office:value="28.2027695357367" calcext:value-type="float">
            <text:p>28.2027695357367</text:p>
          </table:table-cell>
          <table:table-cell table:formula="of:=[.F71]*39.3701" office:value-type="float" office:value="56.4055390714734" calcext:value-type="float">
            <text:p>56.4055390714734</text:p>
          </table:table-cell>
        </table:table-row>
        <table:table-row table:style-name="ro1">
          <table:table-cell table:formula="of:=[.A71]+1" office:value-type="float" office:value="94" calcext:value-type="float">
            <text:p>94</text:p>
          </table:table-cell>
          <table:table-cell table:formula="of:=299792458/([.A72]*1000000)" office:value-type="float" office:value="3.18928146808511" calcext:value-type="float">
            <text:p>3.18928146808511</text:p>
          </table:table-cell>
          <table:table-cell table:formula="of:=(1/3)*[.B72]" office:value-type="float" office:value="1.06309382269504" calcext:value-type="float">
            <text:p>1.06309382269504</text:p>
          </table:table-cell>
          <table:table-cell table:formula="of:=4*[.C72]" office:value-type="float" office:value="4.25237529078014" calcext:value-type="float">
            <text:p>4.25237529078014</text:p>
          </table:table-cell>
          <table:table-cell table:formula="of:=[.D72]/6" office:value-type="float" office:value="0.708729215130024" calcext:value-type="float">
            <text:p>0.708729215130024</text:p>
          </table:table-cell>
          <table:table-cell table:formula="of:=[.E72]*2" office:value-type="float" office:value="1.41745843026005" calcext:value-type="float">
            <text:p>1.41745843026005</text:p>
          </table:table-cell>
          <table:table-cell table:formula="of:=[.E72]*39.3701" office:value-type="float" office:value="27.9027400725905" calcext:value-type="float">
            <text:p>27.9027400725905</text:p>
          </table:table-cell>
          <table:table-cell table:formula="of:=[.F72]*39.3701" office:value-type="float" office:value="55.8054801451811" calcext:value-type="float">
            <text:p>55.8054801451811</text:p>
          </table:table-cell>
        </table:table-row>
        <table:table-row table:style-name="ro1">
          <table:table-cell table:formula="of:=[.A72]+1" office:value-type="float" office:value="95" calcext:value-type="float">
            <text:p>95</text:p>
          </table:table-cell>
          <table:table-cell table:formula="of:=299792458/([.A73]*1000000)" office:value-type="float" office:value="3.15571008421053" calcext:value-type="float">
            <text:p>3.15571008421053</text:p>
          </table:table-cell>
          <table:table-cell table:formula="of:=(1/3)*[.B73]" office:value-type="float" office:value="1.05190336140351" calcext:value-type="float">
            <text:p>1.05190336140351</text:p>
          </table:table-cell>
          <table:table-cell table:formula="of:=4*[.C73]" office:value-type="float" office:value="4.20761344561404" calcext:value-type="float">
            <text:p>4.20761344561404</text:p>
          </table:table-cell>
          <table:table-cell table:formula="of:=[.D73]/6" office:value-type="float" office:value="0.701268907602339" calcext:value-type="float">
            <text:p>0.701268907602339</text:p>
          </table:table-cell>
          <table:table-cell table:formula="of:=[.E73]*2" office:value-type="float" office:value="1.40253781520468" calcext:value-type="float">
            <text:p>1.40253781520468</text:p>
          </table:table-cell>
          <table:table-cell table:formula="of:=[.E73]*39.3701" office:value-type="float" office:value="27.6090270191949" calcext:value-type="float">
            <text:p>27.6090270191949</text:p>
          </table:table-cell>
          <table:table-cell table:formula="of:=[.F73]*39.3701" office:value-type="float" office:value="55.2180540383897" calcext:value-type="float">
            <text:p>55.2180540383897</text:p>
          </table:table-cell>
        </table:table-row>
        <table:table-row table:style-name="ro1">
          <table:table-cell table:formula="of:=[.A73]+1" office:value-type="float" office:value="96" calcext:value-type="float">
            <text:p>96</text:p>
          </table:table-cell>
          <table:table-cell table:formula="of:=299792458/([.A74]*1000000)" office:value-type="float" office:value="3.12283810416667" calcext:value-type="float">
            <text:p>3.12283810416667</text:p>
          </table:table-cell>
          <table:table-cell table:formula="of:=(1/3)*[.B74]" office:value-type="float" office:value="1.04094603472222" calcext:value-type="float">
            <text:p>1.04094603472222</text:p>
          </table:table-cell>
          <table:table-cell table:formula="of:=4*[.C74]" office:value-type="float" office:value="4.16378413888889" calcext:value-type="float">
            <text:p>4.16378413888889</text:p>
          </table:table-cell>
          <table:table-cell table:formula="of:=[.D74]/6" office:value-type="float" office:value="0.693964023148148" calcext:value-type="float">
            <text:p>0.693964023148148</text:p>
          </table:table-cell>
          <table:table-cell table:formula="of:=[.E74]*2" office:value-type="float" office:value="1.3879280462963" calcext:value-type="float">
            <text:p>1.3879280462963</text:p>
          </table:table-cell>
          <table:table-cell table:formula="of:=[.E74]*39.3701" office:value-type="float" office:value="27.3214329877449" calcext:value-type="float">
            <text:p>27.3214329877449</text:p>
          </table:table-cell>
          <table:table-cell table:formula="of:=[.F74]*39.3701" office:value-type="float" office:value="54.6428659754898" calcext:value-type="float">
            <text:p>54.6428659754898</text:p>
          </table:table-cell>
        </table:table-row>
        <table:table-row table:style-name="ro1">
          <table:table-cell table:formula="of:=[.A74]+1" office:value-type="float" office:value="97" calcext:value-type="float">
            <text:p>97</text:p>
          </table:table-cell>
          <table:table-cell table:formula="of:=299792458/([.A75]*1000000)" office:value-type="float" office:value="3.09064389690722" calcext:value-type="float">
            <text:p>3.09064389690722</text:p>
          </table:table-cell>
          <table:table-cell table:formula="of:=(1/3)*[.B75]" office:value-type="float" office:value="1.03021463230241" calcext:value-type="float">
            <text:p>1.03021463230241</text:p>
          </table:table-cell>
          <table:table-cell table:formula="of:=4*[.C75]" office:value-type="float" office:value="4.12085852920962" calcext:value-type="float">
            <text:p>4.12085852920962</text:p>
          </table:table-cell>
          <table:table-cell table:formula="of:=[.D75]/6" office:value-type="float" office:value="0.68680975486827" calcext:value-type="float">
            <text:p>0.68680975486827</text:p>
          </table:table-cell>
          <table:table-cell table:formula="of:=[.E75]*2" office:value-type="float" office:value="1.37361950973654" calcext:value-type="float">
            <text:p>1.37361950973654</text:p>
          </table:table-cell>
          <table:table-cell table:formula="of:=[.E75]*39.3701" office:value-type="float" office:value="27.0397687301393" calcext:value-type="float">
            <text:p>27.0397687301393</text:p>
          </table:table-cell>
          <table:table-cell table:formula="of:=[.F75]*39.3701" office:value-type="float" office:value="54.0795374602786" calcext:value-type="float">
            <text:p>54.0795374602786</text:p>
          </table:table-cell>
        </table:table-row>
        <table:table-row table:style-name="ro1">
          <table:table-cell table:formula="of:=[.A75]+1" office:value-type="float" office:value="98" calcext:value-type="float">
            <text:p>98</text:p>
          </table:table-cell>
          <table:table-cell table:formula="of:=299792458/([.A76]*1000000)" office:value-type="float" office:value="3.05910671428571" calcext:value-type="float">
            <text:p>3.05910671428571</text:p>
          </table:table-cell>
          <table:table-cell table:formula="of:=(1/3)*[.B76]" office:value-type="float" office:value="1.01970223809524" calcext:value-type="float">
            <text:p>1.01970223809524</text:p>
          </table:table-cell>
          <table:table-cell table:formula="of:=4*[.C76]" office:value-type="float" office:value="4.07880895238095" calcext:value-type="float">
            <text:p>4.07880895238095</text:p>
          </table:table-cell>
          <table:table-cell table:formula="of:=[.D76]/6" office:value-type="float" office:value="0.679801492063492" calcext:value-type="float">
            <text:p>0.679801492063492</text:p>
          </table:table-cell>
          <table:table-cell table:formula="of:=[.E76]*2" office:value-type="float" office:value="1.35960298412698" calcext:value-type="float">
            <text:p>1.35960298412698</text:p>
          </table:table-cell>
          <table:table-cell table:formula="of:=[.E76]*39.3701" office:value-type="float" office:value="26.7638527226889" calcext:value-type="float">
            <text:p>26.7638527226889</text:p>
          </table:table-cell>
          <table:table-cell table:formula="of:=[.F76]*39.3701" office:value-type="float" office:value="53.5277054453778" calcext:value-type="float">
            <text:p>53.5277054453778</text:p>
          </table:table-cell>
        </table:table-row>
        <table:table-row table:style-name="ro1">
          <table:table-cell table:formula="of:=[.A76]+1" office:value-type="float" office:value="99" calcext:value-type="float">
            <text:p>99</text:p>
          </table:table-cell>
          <table:table-cell table:formula="of:=299792458/([.A77]*1000000)" office:value-type="float" office:value="3.02820664646465" calcext:value-type="float">
            <text:p>3.02820664646465</text:p>
          </table:table-cell>
          <table:table-cell table:formula="of:=(1/3)*[.B77]" office:value-type="float" office:value="1.00940221548822" calcext:value-type="float">
            <text:p>1.00940221548822</text:p>
          </table:table-cell>
          <table:table-cell table:formula="of:=4*[.C77]" office:value-type="float" office:value="4.03760886195286" calcext:value-type="float">
            <text:p>4.03760886195286</text:p>
          </table:table-cell>
          <table:table-cell table:formula="of:=[.D77]/6" office:value-type="float" office:value="0.672934810325477" calcext:value-type="float">
            <text:p>0.672934810325477</text:p>
          </table:table-cell>
          <table:table-cell table:formula="of:=[.E77]*2" office:value-type="float" office:value="1.34586962065095" calcext:value-type="float">
            <text:p>1.34586962065095</text:p>
          </table:table-cell>
          <table:table-cell table:formula="of:=[.E77]*39.3701" office:value-type="float" office:value="26.4935107759951" calcext:value-type="float">
            <text:p>26.4935107759951</text:p>
          </table:table-cell>
          <table:table-cell table:formula="of:=[.F77]*39.3701" office:value-type="float" office:value="52.9870215519901" calcext:value-type="float">
            <text:p>52.9870215519901</text:p>
          </table:table-cell>
        </table:table-row>
        <table:table-row table:style-name="ro1">
          <table:table-cell table:formula="of:=[.A77]+1" office:value-type="float" office:value="100" calcext:value-type="float">
            <text:p>100</text:p>
          </table:table-cell>
          <table:table-cell table:formula="of:=299792458/([.A78]*1000000)" office:value-type="float" office:value="2.99792458" calcext:value-type="float">
            <text:p>2.99792458</text:p>
          </table:table-cell>
          <table:table-cell table:formula="of:=(1/3)*[.B78]" office:value-type="float" office:value="0.999308193333333" calcext:value-type="float">
            <text:p>0.999308193333333</text:p>
          </table:table-cell>
          <table:table-cell table:formula="of:=4*[.C78]" office:value-type="float" office:value="3.99723277333333" calcext:value-type="float">
            <text:p>3.99723277333333</text:p>
          </table:table-cell>
          <table:table-cell table:formula="of:=[.D78]/6" office:value-type="float" office:value="0.666205462222222" calcext:value-type="float">
            <text:p>0.666205462222222</text:p>
          </table:table-cell>
          <table:table-cell table:formula="of:=[.E78]*2" office:value-type="float" office:value="1.33241092444444" calcext:value-type="float">
            <text:p>1.33241092444444</text:p>
          </table:table-cell>
          <table:table-cell table:formula="of:=[.E78]*39.3701" office:value-type="float" office:value="26.2285756682351" calcext:value-type="float">
            <text:p>26.2285756682351</text:p>
          </table:table-cell>
          <table:table-cell table:formula="of:=[.F78]*39.3701" office:value-type="float" office:value="52.4571513364702" calcext:value-type="float">
            <text:p>52.4571513364702</text:p>
          </table:table-cell>
        </table:table-row>
        <table:table-row table:style-name="ro1">
          <table:table-cell table:formula="of:=[.A78]+1" office:value-type="float" office:value="101" calcext:value-type="float">
            <text:p>101</text:p>
          </table:table-cell>
          <table:table-cell table:formula="of:=299792458/([.A79]*1000000)" office:value-type="float" office:value="2.96824215841584" calcext:value-type="float">
            <text:p>2.96824215841584</text:p>
          </table:table-cell>
          <table:table-cell table:formula="of:=(1/3)*[.B79]" office:value-type="float" office:value="0.98941405280528" calcext:value-type="float">
            <text:p>0.98941405280528</text:p>
          </table:table-cell>
          <table:table-cell table:formula="of:=4*[.C79]" office:value-type="float" office:value="3.95765621122112" calcext:value-type="float">
            <text:p>3.95765621122112</text:p>
          </table:table-cell>
          <table:table-cell table:formula="of:=[.D79]/6" office:value-type="float" office:value="0.659609368536854" calcext:value-type="float">
            <text:p>0.659609368536854</text:p>
          </table:table-cell>
          <table:table-cell table:formula="of:=[.E79]*2" office:value-type="float" office:value="1.31921873707371" calcext:value-type="float">
            <text:p>1.31921873707371</text:p>
          </table:table-cell>
          <table:table-cell table:formula="of:=[.E79]*39.3701" office:value-type="float" office:value="25.9688868002328" calcext:value-type="float">
            <text:p>25.9688868002328</text:p>
          </table:table-cell>
          <table:table-cell table:formula="of:=[.F79]*39.3701" office:value-type="float" office:value="51.9377736004656" calcext:value-type="float">
            <text:p>51.9377736004656</text:p>
          </table:table-cell>
        </table:table-row>
        <table:table-row table:style-name="ro1">
          <table:table-cell table:formula="of:=[.A79]+1" office:value-type="float" office:value="102" calcext:value-type="float">
            <text:p>102</text:p>
          </table:table-cell>
          <table:table-cell table:formula="of:=299792458/([.A80]*1000000)" office:value-type="float" office:value="2.93914174509804" calcext:value-type="float">
            <text:p>2.93914174509804</text:p>
          </table:table-cell>
          <table:table-cell table:formula="of:=(1/3)*[.B80]" office:value-type="float" office:value="0.97971391503268" calcext:value-type="float">
            <text:p>0.97971391503268</text:p>
          </table:table-cell>
          <table:table-cell table:formula="of:=4*[.C80]" office:value-type="float" office:value="3.91885566013072" calcext:value-type="float">
            <text:p>3.91885566013072</text:p>
          </table:table-cell>
          <table:table-cell table:formula="of:=[.D80]/6" office:value-type="float" office:value="0.653142610021786" calcext:value-type="float">
            <text:p>0.653142610021786</text:p>
          </table:table-cell>
          <table:table-cell table:formula="of:=[.E80]*2" office:value-type="float" office:value="1.30628522004357" calcext:value-type="float">
            <text:p>1.30628522004357</text:p>
          </table:table-cell>
          <table:table-cell table:formula="of:=[.E80]*39.3701" office:value-type="float" office:value="25.7142898708187" calcext:value-type="float">
            <text:p>25.7142898708187</text:p>
          </table:table-cell>
          <table:table-cell table:formula="of:=[.F80]*39.3701" office:value-type="float" office:value="51.4285797416375" calcext:value-type="float">
            <text:p>51.4285797416375</text:p>
          </table:table-cell>
        </table:table-row>
        <table:table-row table:style-name="ro1">
          <table:table-cell table:formula="of:=[.A80]+1" office:value-type="float" office:value="103" calcext:value-type="float">
            <text:p>103</text:p>
          </table:table-cell>
          <table:table-cell table:formula="of:=299792458/([.A81]*1000000)" office:value-type="float" office:value="2.91060638834951" calcext:value-type="float">
            <text:p>2.91060638834951</text:p>
          </table:table-cell>
          <table:table-cell table:formula="of:=(1/3)*[.B81]" office:value-type="float" office:value="0.970202129449838" calcext:value-type="float">
            <text:p>0.970202129449838</text:p>
          </table:table-cell>
          <table:table-cell table:formula="of:=4*[.C81]" office:value-type="float" office:value="3.88080851779935" calcext:value-type="float">
            <text:p>3.88080851779935</text:p>
          </table:table-cell>
          <table:table-cell table:formula="of:=[.D81]/6" office:value-type="float" office:value="0.646801419633225" calcext:value-type="float">
            <text:p>0.646801419633225</text:p>
          </table:table-cell>
          <table:table-cell table:formula="of:=[.E81]*2" office:value-type="float" office:value="1.29360283926645" calcext:value-type="float">
            <text:p>1.29360283926645</text:p>
          </table:table-cell>
          <table:table-cell table:formula="of:=[.E81]*39.3701" office:value-type="float" office:value="25.464636571102" calcext:value-type="float">
            <text:p>25.464636571102</text:p>
          </table:table-cell>
          <table:table-cell table:formula="of:=[.F81]*39.3701" office:value-type="float" office:value="50.9292731422041" calcext:value-type="float">
            <text:p>50.9292731422041</text:p>
          </table:table-cell>
        </table:table-row>
        <table:table-row table:style-name="ro1">
          <table:table-cell table:formula="of:=[.A81]+1" office:value-type="float" office:value="104" calcext:value-type="float">
            <text:p>104</text:p>
          </table:table-cell>
          <table:table-cell table:formula="of:=299792458/([.A82]*1000000)" office:value-type="float" office:value="2.88261978846154" calcext:value-type="float">
            <text:p>2.88261978846154</text:p>
          </table:table-cell>
          <table:table-cell table:formula="of:=(1/3)*[.B82]" office:value-type="float" office:value="0.960873262820513" calcext:value-type="float">
            <text:p>0.960873262820513</text:p>
          </table:table-cell>
          <table:table-cell table:formula="of:=4*[.C82]" office:value-type="float" office:value="3.84349305128205" calcext:value-type="float">
            <text:p>3.84349305128205</text:p>
          </table:table-cell>
          <table:table-cell table:formula="of:=[.D82]/6" office:value-type="float" office:value="0.640582175213675" calcext:value-type="float">
            <text:p>0.640582175213675</text:p>
          </table:table-cell>
          <table:table-cell table:formula="of:=[.E82]*2" office:value-type="float" office:value="1.28116435042735" calcext:value-type="float">
            <text:p>1.28116435042735</text:p>
          </table:table-cell>
          <table:table-cell table:formula="of:=[.E82]*39.3701" office:value-type="float" office:value="25.2197842963799" calcext:value-type="float">
            <text:p>25.2197842963799</text:p>
          </table:table-cell>
          <table:table-cell table:formula="of:=[.F82]*39.3701" office:value-type="float" office:value="50.4395685927598" calcext:value-type="float">
            <text:p>50.4395685927598</text:p>
          </table:table-cell>
        </table:table-row>
        <table:table-row table:style-name="ro1">
          <table:table-cell table:formula="of:=[.A82]+1" office:value-type="float" office:value="105" calcext:value-type="float">
            <text:p>105</text:p>
          </table:table-cell>
          <table:table-cell table:formula="of:=299792458/([.A83]*1000000)" office:value-type="float" office:value="2.85516626666667" calcext:value-type="float">
            <text:p>2.85516626666667</text:p>
          </table:table-cell>
          <table:table-cell table:formula="of:=(1/3)*[.B83]" office:value-type="float" office:value="0.951722088888889" calcext:value-type="float">
            <text:p>0.951722088888889</text:p>
          </table:table-cell>
          <table:table-cell table:formula="of:=4*[.C83]" office:value-type="float" office:value="3.80688835555556" calcext:value-type="float">
            <text:p>3.80688835555556</text:p>
          </table:table-cell>
          <table:table-cell table:formula="of:=[.D83]/6" office:value-type="float" office:value="0.634481392592593" calcext:value-type="float">
            <text:p>0.634481392592593</text:p>
          </table:table-cell>
          <table:table-cell table:formula="of:=[.E83]*2" office:value-type="float" office:value="1.26896278518519" calcext:value-type="float">
            <text:p>1.26896278518519</text:p>
          </table:table-cell>
          <table:table-cell table:formula="of:=[.E83]*39.3701" office:value-type="float" office:value="24.9795958745096" calcext:value-type="float">
            <text:p>24.9795958745096</text:p>
          </table:table-cell>
          <table:table-cell table:formula="of:=[.F83]*39.3701" office:value-type="float" office:value="49.9591917490193" calcext:value-type="float">
            <text:p>49.9591917490193</text:p>
          </table:table-cell>
        </table:table-row>
        <table:table-row table:style-name="ro1">
          <table:table-cell table:formula="of:=[.A83]+1" office:value-type="float" office:value="106" calcext:value-type="float">
            <text:p>106</text:p>
          </table:table-cell>
          <table:table-cell table:formula="of:=299792458/([.A84]*1000000)" office:value-type="float" office:value="2.82823073584906" calcext:value-type="float">
            <text:p>2.82823073584906</text:p>
          </table:table-cell>
          <table:table-cell table:formula="of:=(1/3)*[.B84]" office:value-type="float" office:value="0.942743578616352" calcext:value-type="float">
            <text:p>0.942743578616352</text:p>
          </table:table-cell>
          <table:table-cell table:formula="of:=4*[.C84]" office:value-type="float" office:value="3.77097431446541" calcext:value-type="float">
            <text:p>3.77097431446541</text:p>
          </table:table-cell>
          <table:table-cell table:formula="of:=[.D84]/6" office:value-type="float" office:value="0.628495719077568" calcext:value-type="float">
            <text:p>0.628495719077568</text:p>
          </table:table-cell>
          <table:table-cell table:formula="of:=[.E84]*2" office:value-type="float" office:value="1.25699143815514" calcext:value-type="float">
            <text:p>1.25699143815514</text:p>
          </table:table-cell>
          <table:table-cell table:formula="of:=[.E84]*39.3701" office:value-type="float" office:value="24.7439393096558" calcext:value-type="float">
            <text:p>24.7439393096558</text:p>
          </table:table-cell>
          <table:table-cell table:formula="of:=[.F84]*39.3701" office:value-type="float" office:value="49.4878786193115" calcext:value-type="float">
            <text:p>49.4878786193115</text:p>
          </table:table-cell>
        </table:table-row>
        <table:table-row table:style-name="ro1">
          <table:table-cell table:formula="of:=[.A84]+1" office:value-type="float" office:value="107" calcext:value-type="float">
            <text:p>107</text:p>
          </table:table-cell>
          <table:table-cell table:formula="of:=299792458/([.A85]*1000000)" office:value-type="float" office:value="2.8017986728972" calcext:value-type="float">
            <text:p>2.8017986728972</text:p>
          </table:table-cell>
          <table:table-cell table:formula="of:=(1/3)*[.B85]" office:value-type="float" office:value="0.933932890965732" calcext:value-type="float">
            <text:p>0.933932890965732</text:p>
          </table:table-cell>
          <table:table-cell table:formula="of:=4*[.C85]" office:value-type="float" office:value="3.73573156386293" calcext:value-type="float">
            <text:p>3.73573156386293</text:p>
          </table:table-cell>
          <table:table-cell table:formula="of:=[.D85]/6" office:value-type="float" office:value="0.622621927310488" calcext:value-type="float">
            <text:p>0.622621927310488</text:p>
          </table:table-cell>
          <table:table-cell table:formula="of:=[.E85]*2" office:value-type="float" office:value="1.24524385462098" calcext:value-type="float">
            <text:p>1.24524385462098</text:p>
          </table:table-cell>
          <table:table-cell table:formula="of:=[.E85]*39.3701" office:value-type="float" office:value="24.5126875404066" calcext:value-type="float">
            <text:p>24.5126875404066</text:p>
          </table:table-cell>
          <table:table-cell table:formula="of:=[.F85]*39.3701" office:value-type="float" office:value="49.0253750808133" calcext:value-type="float">
            <text:p>49.0253750808133</text:p>
          </table:table-cell>
        </table:table-row>
        <table:table-row table:style-name="ro1">
          <table:table-cell table:formula="of:=[.A85]+1" office:value-type="float" office:value="108" calcext:value-type="float">
            <text:p>108</text:p>
          </table:table-cell>
          <table:table-cell table:formula="of:=299792458/([.A86]*1000000)" office:value-type="float" office:value="2.77585609259259" calcext:value-type="float">
            <text:p>2.77585609259259</text:p>
          </table:table-cell>
          <table:table-cell table:formula="of:=(1/3)*[.B86]" office:value-type="float" office:value="0.925285364197531" calcext:value-type="float">
            <text:p>0.925285364197531</text:p>
          </table:table-cell>
          <table:table-cell table:formula="of:=4*[.C86]" office:value-type="float" office:value="3.70114145679012" calcext:value-type="float">
            <text:p>3.70114145679012</text:p>
          </table:table-cell>
          <table:table-cell table:formula="of:=[.D86]/6" office:value-type="float" office:value="0.616856909465021" calcext:value-type="float">
            <text:p>0.616856909465021</text:p>
          </table:table-cell>
          <table:table-cell table:formula="of:=[.E86]*2" office:value-type="float" office:value="1.23371381893004" calcext:value-type="float">
            <text:p>1.23371381893004</text:p>
          </table:table-cell>
          <table:table-cell table:formula="of:=[.E86]*39.3701" office:value-type="float" office:value="24.2857182113288" calcext:value-type="float">
            <text:p>24.2857182113288</text:p>
          </table:table-cell>
          <table:table-cell table:formula="of:=[.F86]*39.3701" office:value-type="float" office:value="48.5714364226576" calcext:value-type="float">
            <text:p>48.5714364226576</text:p>
          </table:table-cell>
        </table:table-row>
        <table:table-row table:style-name="ro1">
          <table:table-cell table:formula="of:=[.A86]+1" office:value-type="float" office:value="109" calcext:value-type="float">
            <text:p>109</text:p>
          </table:table-cell>
          <table:table-cell table:formula="of:=299792458/([.A87]*1000000)" office:value-type="float" office:value="2.75038952293578" calcext:value-type="float">
            <text:p>2.75038952293578</text:p>
          </table:table-cell>
          <table:table-cell table:formula="of:=(1/3)*[.B87]" office:value-type="float" office:value="0.91679650764526" calcext:value-type="float">
            <text:p>0.91679650764526</text:p>
          </table:table-cell>
          <table:table-cell table:formula="of:=4*[.C87]" office:value-type="float" office:value="3.66718603058104" calcext:value-type="float">
            <text:p>3.66718603058104</text:p>
          </table:table-cell>
          <table:table-cell table:formula="of:=[.D87]/6" office:value-type="float" office:value="0.611197671763507" calcext:value-type="float">
            <text:p>0.611197671763507</text:p>
          </table:table-cell>
          <table:table-cell table:formula="of:=[.E87]*2" office:value-type="float" office:value="1.22239534352701" calcext:value-type="float">
            <text:p>1.22239534352701</text:p>
          </table:table-cell>
          <table:table-cell table:formula="of:=[.E87]*39.3701" office:value-type="float" office:value="24.0629134570964" calcext:value-type="float">
            <text:p>24.0629134570964</text:p>
          </table:table-cell>
          <table:table-cell table:formula="of:=[.F87]*39.3701" office:value-type="float" office:value="48.1258269141929" calcext:value-type="float">
            <text:p>48.1258269141929</text:p>
          </table:table-cell>
        </table:table-row>
        <table:table-row table:style-name="ro1">
          <table:table-cell table:formula="of:=[.A87]+1" office:value-type="float" office:value="110" calcext:value-type="float">
            <text:p>110</text:p>
          </table:table-cell>
          <table:table-cell table:formula="of:=299792458/([.A88]*1000000)" office:value-type="float" office:value="2.72538598181818" calcext:value-type="float">
            <text:p>2.72538598181818</text:p>
          </table:table-cell>
          <table:table-cell table:formula="of:=(1/3)*[.B88]" office:value-type="float" office:value="0.908461993939394" calcext:value-type="float">
            <text:p>0.908461993939394</text:p>
          </table:table-cell>
          <table:table-cell table:formula="of:=4*[.C88]" office:value-type="float" office:value="3.63384797575758" calcext:value-type="float">
            <text:p>3.63384797575758</text:p>
          </table:table-cell>
          <table:table-cell table:formula="of:=[.D88]/6" office:value-type="float" office:value="0.605641329292929" calcext:value-type="float">
            <text:p>0.605641329292929</text:p>
          </table:table-cell>
          <table:table-cell table:formula="of:=[.E88]*2" office:value-type="float" office:value="1.21128265858586" calcext:value-type="float">
            <text:p>1.21128265858586</text:p>
          </table:table-cell>
          <table:table-cell table:formula="of:=[.E88]*39.3701" office:value-type="float" office:value="23.8441596983956" calcext:value-type="float">
            <text:p>23.8441596983956</text:p>
          </table:table-cell>
          <table:table-cell table:formula="of:=[.F88]*39.3701" office:value-type="float" office:value="47.6883193967911" calcext:value-type="float">
            <text:p>47.6883193967911</text:p>
          </table:table-cell>
        </table:table-row>
        <table:table-row table:style-name="ro1">
          <table:table-cell table:formula="of:=[.A88]+1" office:value-type="float" office:value="111" calcext:value-type="float">
            <text:p>111</text:p>
          </table:table-cell>
          <table:table-cell table:formula="of:=299792458/([.A89]*1000000)" office:value-type="float" office:value="2.70083295495495" calcext:value-type="float">
            <text:p>2.70083295495495</text:p>
          </table:table-cell>
          <table:table-cell table:formula="of:=(1/3)*[.B89]" office:value-type="float" office:value="0.900277651651651" calcext:value-type="float">
            <text:p>0.900277651651651</text:p>
          </table:table-cell>
          <table:table-cell table:formula="of:=4*[.C89]" office:value-type="float" office:value="3.60111060660661" calcext:value-type="float">
            <text:p>3.60111060660661</text:p>
          </table:table-cell>
          <table:table-cell table:formula="of:=[.D89]/6" office:value-type="float" office:value="0.600185101101101" calcext:value-type="float">
            <text:p>0.600185101101101</text:p>
          </table:table-cell>
          <table:table-cell table:formula="of:=[.E89]*2" office:value-type="float" office:value="1.2003702022022" calcext:value-type="float">
            <text:p>1.2003702022022</text:p>
          </table:table-cell>
          <table:table-cell table:formula="of:=[.E89]*39.3701" office:value-type="float" office:value="23.6293474488605" calcext:value-type="float">
            <text:p>23.6293474488605</text:p>
          </table:table-cell>
          <table:table-cell table:formula="of:=[.F89]*39.3701" office:value-type="float" office:value="47.2586948977209" calcext:value-type="float">
            <text:p>47.2586948977209</text:p>
          </table:table-cell>
        </table:table-row>
        <table:table-row table:style-name="ro1">
          <table:table-cell table:formula="of:=[.A89]+1" office:value-type="float" office:value="112" calcext:value-type="float">
            <text:p>112</text:p>
          </table:table-cell>
          <table:table-cell table:formula="of:=299792458/([.A90]*1000000)" office:value-type="float" office:value="2.676718375" calcext:value-type="float">
            <text:p>2.676718375</text:p>
          </table:table-cell>
          <table:table-cell table:formula="of:=(1/3)*[.B90]" office:value-type="float" office:value="0.892239458333333" calcext:value-type="float">
            <text:p>0.892239458333333</text:p>
          </table:table-cell>
          <table:table-cell table:formula="of:=4*[.C90]" office:value-type="float" office:value="3.56895783333333" calcext:value-type="float">
            <text:p>3.56895783333333</text:p>
          </table:table-cell>
          <table:table-cell table:formula="of:=[.D90]/6" office:value-type="float" office:value="0.594826305555556" calcext:value-type="float">
            <text:p>0.594826305555556</text:p>
          </table:table-cell>
          <table:table-cell table:formula="of:=[.E90]*2" office:value-type="float" office:value="1.18965261111111" calcext:value-type="float">
            <text:p>1.18965261111111</text:p>
          </table:table-cell>
          <table:table-cell table:formula="of:=[.E90]*39.3701" office:value-type="float" office:value="23.4183711323528" calcext:value-type="float">
            <text:p>23.4183711323528</text:p>
          </table:table-cell>
          <table:table-cell table:formula="of:=[.F90]*39.3701" office:value-type="float" office:value="46.8367422647056" calcext:value-type="float">
            <text:p>46.8367422647056</text:p>
          </table:table-cell>
        </table:table-row>
        <table:table-row table:style-name="ro1">
          <table:table-cell table:formula="of:=[.A90]+1" office:value-type="float" office:value="113" calcext:value-type="float">
            <text:p>113</text:p>
          </table:table-cell>
          <table:table-cell table:formula="of:=299792458/([.A91]*1000000)" office:value-type="float" office:value="2.65303060176991" calcext:value-type="float">
            <text:p>2.65303060176991</text:p>
          </table:table-cell>
          <table:table-cell table:formula="of:=(1/3)*[.B91]" office:value-type="float" office:value="0.884343533923304" calcext:value-type="float">
            <text:p>0.884343533923304</text:p>
          </table:table-cell>
          <table:table-cell table:formula="of:=4*[.C91]" office:value-type="float" office:value="3.53737413569322" calcext:value-type="float">
            <text:p>3.53737413569322</text:p>
          </table:table-cell>
          <table:table-cell table:formula="of:=[.D91]/6" office:value-type="float" office:value="0.589562355948869" calcext:value-type="float">
            <text:p>0.589562355948869</text:p>
          </table:table-cell>
          <table:table-cell table:formula="of:=[.E91]*2" office:value-type="float" office:value="1.17912471189774" calcext:value-type="float">
            <text:p>1.17912471189774</text:p>
          </table:table-cell>
          <table:table-cell table:formula="of:=[.E91]*39.3701" office:value-type="float" office:value="23.2111289099426" calcext:value-type="float">
            <text:p>23.2111289099426</text:p>
          </table:table-cell>
          <table:table-cell table:formula="of:=[.F91]*39.3701" office:value-type="float" office:value="46.4222578198852" calcext:value-type="float">
            <text:p>46.4222578198852</text:p>
          </table:table-cell>
        </table:table-row>
        <table:table-row table:style-name="ro1">
          <table:table-cell table:formula="of:=[.A91]+1" office:value-type="float" office:value="114" calcext:value-type="float">
            <text:p>114</text:p>
          </table:table-cell>
          <table:table-cell table:formula="of:=299792458/([.A92]*1000000)" office:value-type="float" office:value="2.62975840350877" calcext:value-type="float">
            <text:p>2.62975840350877</text:p>
          </table:table-cell>
          <table:table-cell table:formula="of:=(1/3)*[.B92]" office:value-type="float" office:value="0.876586134502924" calcext:value-type="float">
            <text:p>0.876586134502924</text:p>
          </table:table-cell>
          <table:table-cell table:formula="of:=4*[.C92]" office:value-type="float" office:value="3.5063445380117" calcext:value-type="float">
            <text:p>3.5063445380117</text:p>
          </table:table-cell>
          <table:table-cell table:formula="of:=[.D92]/6" office:value-type="float" office:value="0.584390756335283" calcext:value-type="float">
            <text:p>0.584390756335283</text:p>
          </table:table-cell>
          <table:table-cell table:formula="of:=[.E92]*2" office:value-type="float" office:value="1.16878151267057" calcext:value-type="float">
            <text:p>1.16878151267057</text:p>
          </table:table-cell>
          <table:table-cell table:formula="of:=[.E92]*39.3701" office:value-type="float" office:value="23.0075225159957" calcext:value-type="float">
            <text:p>23.0075225159957</text:p>
          </table:table-cell>
          <table:table-cell table:formula="of:=[.F92]*39.3701" office:value-type="float" office:value="46.0150450319914" calcext:value-type="float">
            <text:p>46.0150450319914</text:p>
          </table:table-cell>
        </table:table-row>
        <table:table-row table:style-name="ro1">
          <table:table-cell table:formula="of:=[.A92]+1" office:value-type="float" office:value="115" calcext:value-type="float">
            <text:p>115</text:p>
          </table:table-cell>
          <table:table-cell table:formula="of:=299792458/([.A93]*1000000)" office:value-type="float" office:value="2.60689093913043" calcext:value-type="float">
            <text:p>2.60689093913043</text:p>
          </table:table-cell>
          <table:table-cell table:formula="of:=(1/3)*[.B93]" office:value-type="float" office:value="0.868963646376812" calcext:value-type="float">
            <text:p>0.868963646376812</text:p>
          </table:table-cell>
          <table:table-cell table:formula="of:=4*[.C93]" office:value-type="float" office:value="3.47585458550725" calcext:value-type="float">
            <text:p>3.47585458550725</text:p>
          </table:table-cell>
          <table:table-cell table:formula="of:=[.D93]/6" office:value-type="float" office:value="0.579309097584541" calcext:value-type="float">
            <text:p>0.579309097584541</text:p>
          </table:table-cell>
          <table:table-cell table:formula="of:=[.E93]*2" office:value-type="float" office:value="1.15861819516908" calcext:value-type="float">
            <text:p>1.15861819516908</text:p>
          </table:table-cell>
          <table:table-cell table:formula="of:=[.E93]*39.3701" office:value-type="float" office:value="22.8074571028131" calcext:value-type="float">
            <text:p>22.8074571028131</text:p>
          </table:table-cell>
          <table:table-cell table:formula="of:=[.F93]*39.3701" office:value-type="float" office:value="45.6149142056263" calcext:value-type="float">
            <text:p>45.6149142056263</text:p>
          </table:table-cell>
        </table:table-row>
        <table:table-row table:style-name="ro1">
          <table:table-cell table:formula="of:=[.A93]+1" office:value-type="float" office:value="116" calcext:value-type="float">
            <text:p>116</text:p>
          </table:table-cell>
          <table:table-cell table:formula="of:=299792458/([.A94]*1000000)" office:value-type="float" office:value="2.58441774137931" calcext:value-type="float">
            <text:p>2.58441774137931</text:p>
          </table:table-cell>
          <table:table-cell table:formula="of:=(1/3)*[.B94]" office:value-type="float" office:value="0.86147258045977" calcext:value-type="float">
            <text:p>0.86147258045977</text:p>
          </table:table-cell>
          <table:table-cell table:formula="of:=4*[.C94]" office:value-type="float" office:value="3.44589032183908" calcext:value-type="float">
            <text:p>3.44589032183908</text:p>
          </table:table-cell>
          <table:table-cell table:formula="of:=[.D94]/6" office:value-type="float" office:value="0.574315053639847" calcext:value-type="float">
            <text:p>0.574315053639847</text:p>
          </table:table-cell>
          <table:table-cell table:formula="of:=[.E94]*2" office:value-type="float" office:value="1.14863010727969" calcext:value-type="float">
            <text:p>1.14863010727969</text:p>
          </table:table-cell>
          <table:table-cell table:formula="of:=[.E94]*39.3701" office:value-type="float" office:value="22.6108410933061" calcext:value-type="float">
            <text:p>22.6108410933061</text:p>
          </table:table-cell>
          <table:table-cell table:formula="of:=[.F94]*39.3701" office:value-type="float" office:value="45.2216821866123" calcext:value-type="float">
            <text:p>45.2216821866123</text:p>
          </table:table-cell>
        </table:table-row>
        <table:table-row table:style-name="ro1">
          <table:table-cell table:formula="of:=[.A94]+1" office:value-type="float" office:value="117" calcext:value-type="float">
            <text:p>117</text:p>
          </table:table-cell>
          <table:table-cell table:formula="of:=299792458/([.A95]*1000000)" office:value-type="float" office:value="2.5623287008547" calcext:value-type="float">
            <text:p>2.5623287008547</text:p>
          </table:table-cell>
          <table:table-cell table:formula="of:=(1/3)*[.B95]" office:value-type="float" office:value="0.854109566951567" calcext:value-type="float">
            <text:p>0.854109566951567</text:p>
          </table:table-cell>
          <table:table-cell table:formula="of:=4*[.C95]" office:value-type="float" office:value="3.41643826780627" calcext:value-type="float">
            <text:p>3.41643826780627</text:p>
          </table:table-cell>
          <table:table-cell table:formula="of:=[.D95]/6" office:value-type="float" office:value="0.569406377967711" calcext:value-type="float">
            <text:p>0.569406377967711</text:p>
          </table:table-cell>
          <table:table-cell table:formula="of:=[.E95]*2" office:value-type="float" office:value="1.13881275593542" calcext:value-type="float">
            <text:p>1.13881275593542</text:p>
          </table:table-cell>
          <table:table-cell table:formula="of:=[.E95]*39.3701" office:value-type="float" office:value="22.4175860412266" calcext:value-type="float">
            <text:p>22.4175860412266</text:p>
          </table:table-cell>
          <table:table-cell table:formula="of:=[.F95]*39.3701" office:value-type="float" office:value="44.8351720824532" calcext:value-type="float">
            <text:p>44.8351720824532</text:p>
          </table:table-cell>
        </table:table-row>
        <table:table-row table:style-name="ro1">
          <table:table-cell table:formula="of:=[.A95]+1" office:value-type="float" office:value="118" calcext:value-type="float">
            <text:p>118</text:p>
          </table:table-cell>
          <table:table-cell table:formula="of:=299792458/([.A96]*1000000)" office:value-type="float" office:value="2.54061405084746" calcext:value-type="float">
            <text:p>2.54061405084746</text:p>
          </table:table-cell>
          <table:table-cell table:formula="of:=(1/3)*[.B96]" office:value-type="float" office:value="0.846871350282486" calcext:value-type="float">
            <text:p>0.846871350282486</text:p>
          </table:table-cell>
          <table:table-cell table:formula="of:=4*[.C96]" office:value-type="float" office:value="3.38748540112994" calcext:value-type="float">
            <text:p>3.38748540112994</text:p>
          </table:table-cell>
          <table:table-cell table:formula="of:=[.D96]/6" office:value-type="float" office:value="0.564580900188324" calcext:value-type="float">
            <text:p>0.564580900188324</text:p>
          </table:table-cell>
          <table:table-cell table:formula="of:=[.E96]*2" office:value-type="float" office:value="1.12916180037665" calcext:value-type="float">
            <text:p>1.12916180037665</text:p>
          </table:table-cell>
          <table:table-cell table:formula="of:=[.E96]*39.3701" office:value-type="float" office:value="22.2276064985043" calcext:value-type="float">
            <text:p>22.2276064985043</text:p>
          </table:table-cell>
          <table:table-cell table:formula="of:=[.F96]*39.3701" office:value-type="float" office:value="44.4552129970087" calcext:value-type="float">
            <text:p>44.4552129970087</text:p>
          </table:table-cell>
        </table:table-row>
        <table:table-row table:style-name="ro1">
          <table:table-cell table:formula="of:=[.A96]+1" office:value-type="float" office:value="119" calcext:value-type="float">
            <text:p>119</text:p>
          </table:table-cell>
          <table:table-cell table:formula="of:=299792458/([.A97]*1000000)" office:value-type="float" office:value="2.51926435294118" calcext:value-type="float">
            <text:p>2.51926435294118</text:p>
          </table:table-cell>
          <table:table-cell table:formula="of:=(1/3)*[.B97]" office:value-type="float" office:value="0.839754784313725" calcext:value-type="float">
            <text:p>0.839754784313725</text:p>
          </table:table-cell>
          <table:table-cell table:formula="of:=4*[.C97]" office:value-type="float" office:value="3.3590191372549" calcext:value-type="float">
            <text:p>3.3590191372549</text:p>
          </table:table-cell>
          <table:table-cell table:formula="of:=[.D97]/6" office:value-type="float" office:value="0.559836522875817" calcext:value-type="float">
            <text:p>0.559836522875817</text:p>
          </table:table-cell>
          <table:table-cell table:formula="of:=[.E97]*2" office:value-type="float" office:value="1.11967304575163" calcext:value-type="float">
            <text:p>1.11967304575163</text:p>
          </table:table-cell>
          <table:table-cell table:formula="of:=[.E97]*39.3701" office:value-type="float" office:value="22.0408198892732" calcext:value-type="float">
            <text:p>22.0408198892732</text:p>
          </table:table-cell>
          <table:table-cell table:formula="of:=[.F97]*39.3701" office:value-type="float" office:value="44.0816397785464" calcext:value-type="float">
            <text:p>44.0816397785464</text:p>
          </table:table-cell>
        </table:table-row>
        <table:table-row table:style-name="ro1">
          <table:table-cell table:formula="of:=[.A97]+1" office:value-type="float" office:value="120" calcext:value-type="float">
            <text:p>120</text:p>
          </table:table-cell>
          <table:table-cell table:formula="of:=299792458/([.A98]*1000000)" office:value-type="float" office:value="2.49827048333333" calcext:value-type="float">
            <text:p>2.49827048333333</text:p>
          </table:table-cell>
          <table:table-cell table:formula="of:=(1/3)*[.B98]" office:value-type="float" office:value="0.832756827777778" calcext:value-type="float">
            <text:p>0.832756827777778</text:p>
          </table:table-cell>
          <table:table-cell table:formula="of:=4*[.C98]" office:value-type="float" office:value="3.33102731111111" calcext:value-type="float">
            <text:p>3.33102731111111</text:p>
          </table:table-cell>
          <table:table-cell table:formula="of:=[.D98]/6" office:value-type="float" office:value="0.555171218518519" calcext:value-type="float">
            <text:p>0.555171218518519</text:p>
          </table:table-cell>
          <table:table-cell table:formula="of:=[.E98]*2" office:value-type="float" office:value="1.11034243703704" calcext:value-type="float">
            <text:p>1.11034243703704</text:p>
          </table:table-cell>
          <table:table-cell table:formula="of:=[.E98]*39.3701" office:value-type="float" office:value="21.8571463901959" calcext:value-type="float">
            <text:p>21.8571463901959</text:p>
          </table:table-cell>
          <table:table-cell table:formula="of:=[.F98]*39.3701" office:value-type="float" office:value="43.7142927803919" calcext:value-type="float">
            <text:p>43.7142927803919</text:p>
          </table:table-cell>
        </table:table-row>
        <table:table-row table:style-name="ro1">
          <table:table-cell table:formula="of:=[.A98]+1" office:value-type="float" office:value="121" calcext:value-type="float">
            <text:p>121</text:p>
          </table:table-cell>
          <table:table-cell table:formula="of:=299792458/([.A99]*1000000)" office:value-type="float" office:value="2.47762361983471" calcext:value-type="float">
            <text:p>2.47762361983471</text:p>
          </table:table-cell>
          <table:table-cell table:formula="of:=(1/3)*[.B99]" office:value-type="float" office:value="0.825874539944903" calcext:value-type="float">
            <text:p>0.825874539944903</text:p>
          </table:table-cell>
          <table:table-cell table:formula="of:=4*[.C99]" office:value-type="float" office:value="3.30349815977961" calcext:value-type="float">
            <text:p>3.30349815977961</text:p>
          </table:table-cell>
          <table:table-cell table:formula="of:=[.D99]/6" office:value-type="float" office:value="0.550583026629936" calcext:value-type="float">
            <text:p>0.550583026629936</text:p>
          </table:table-cell>
          <table:table-cell table:formula="of:=[.E99]*2" office:value-type="float" office:value="1.10116605325987" calcext:value-type="float">
            <text:p>1.10116605325987</text:p>
          </table:table-cell>
          <table:table-cell table:formula="of:=[.E99]*39.3701" office:value-type="float" office:value="21.6765088167232" calcext:value-type="float">
            <text:p>21.6765088167232</text:p>
          </table:table-cell>
          <table:table-cell table:formula="of:=[.F99]*39.3701" office:value-type="float" office:value="43.3530176334465" calcext:value-type="float">
            <text:p>43.3530176334465</text:p>
          </table:table-cell>
        </table:table-row>
        <table:table-row table:style-name="ro1">
          <table:table-cell table:formula="of:=[.A99]+1" office:value-type="float" office:value="122" calcext:value-type="float">
            <text:p>122</text:p>
          </table:table-cell>
          <table:table-cell table:formula="of:=299792458/([.A100]*1000000)" office:value-type="float" office:value="2.4573152295082" calcext:value-type="float">
            <text:p>2.4573152295082</text:p>
          </table:table-cell>
          <table:table-cell table:formula="of:=(1/3)*[.B100]" office:value-type="float" office:value="0.819105076502732" calcext:value-type="float">
            <text:p>0.819105076502732</text:p>
          </table:table-cell>
          <table:table-cell table:formula="of:=4*[.C100]" office:value-type="float" office:value="3.27642030601093" calcext:value-type="float">
            <text:p>3.27642030601093</text:p>
          </table:table-cell>
          <table:table-cell table:formula="of:=[.D100]/6" office:value-type="float" office:value="0.546070051001821" calcext:value-type="float">
            <text:p>0.546070051001821</text:p>
          </table:table-cell>
          <table:table-cell table:formula="of:=[.E100]*2" office:value-type="float" office:value="1.09214010200364" calcext:value-type="float">
            <text:p>1.09214010200364</text:p>
          </table:table-cell>
          <table:table-cell table:formula="of:=[.E100]*39.3701" office:value-type="float" office:value="21.4988325149468" calcext:value-type="float">
            <text:p>21.4988325149468</text:p>
          </table:table-cell>
          <table:table-cell table:formula="of:=[.F100]*39.3701" office:value-type="float" office:value="42.9976650298936" calcext:value-type="float">
            <text:p>42.9976650298936</text:p>
          </table:table-cell>
        </table:table-row>
        <table:table-row table:style-name="ro1">
          <table:table-cell table:formula="of:=[.A100]+1" office:value-type="float" office:value="123" calcext:value-type="float">
            <text:p>123</text:p>
          </table:table-cell>
          <table:table-cell table:formula="of:=299792458/([.A101]*1000000)" office:value-type="float" office:value="2.43733705691057" calcext:value-type="float">
            <text:p>2.43733705691057</text:p>
          </table:table-cell>
          <table:table-cell table:formula="of:=(1/3)*[.B101]" office:value-type="float" office:value="0.812445685636856" calcext:value-type="float">
            <text:p>0.812445685636856</text:p>
          </table:table-cell>
          <table:table-cell table:formula="of:=4*[.C101]" office:value-type="float" office:value="3.24978274254742" calcext:value-type="float">
            <text:p>3.24978274254742</text:p>
          </table:table-cell>
          <table:table-cell table:formula="of:=[.D101]/6" office:value-type="float" office:value="0.541630457091237" calcext:value-type="float">
            <text:p>0.541630457091237</text:p>
          </table:table-cell>
          <table:table-cell table:formula="of:=[.E101]*2" office:value-type="float" office:value="1.08326091418248" calcext:value-type="float">
            <text:p>1.08326091418248</text:p>
          </table:table-cell>
          <table:table-cell table:formula="of:=[.E101]*39.3701" office:value-type="float" office:value="21.3240452587277" calcext:value-type="float">
            <text:p>21.3240452587277</text:p>
          </table:table-cell>
          <table:table-cell table:formula="of:=[.F101]*39.3701" office:value-type="float" office:value="42.6480905174555" calcext:value-type="float">
            <text:p>42.6480905174555</text:p>
          </table:table-cell>
        </table:table-row>
        <table:table-row table:style-name="ro1">
          <table:table-cell table:formula="of:=[.A101]+1" office:value-type="float" office:value="124" calcext:value-type="float">
            <text:p>124</text:p>
          </table:table-cell>
          <table:table-cell table:formula="of:=299792458/([.A102]*1000000)" office:value-type="float" office:value="2.41768111290323" calcext:value-type="float">
            <text:p>2.41768111290323</text:p>
          </table:table-cell>
          <table:table-cell table:formula="of:=(1/3)*[.B102]" office:value-type="float" office:value="0.805893704301075" calcext:value-type="float">
            <text:p>0.805893704301075</text:p>
          </table:table-cell>
          <table:table-cell table:formula="of:=4*[.C102]" office:value-type="float" office:value="3.2235748172043" calcext:value-type="float">
            <text:p>3.2235748172043</text:p>
          </table:table-cell>
          <table:table-cell table:formula="of:=[.D102]/6" office:value-type="float" office:value="0.53726246953405" calcext:value-type="float">
            <text:p>0.53726246953405</text:p>
          </table:table-cell>
          <table:table-cell table:formula="of:=[.E102]*2" office:value-type="float" office:value="1.0745249390681" calcext:value-type="float">
            <text:p>1.0745249390681</text:p>
          </table:table-cell>
          <table:table-cell table:formula="of:=[.E102]*39.3701" office:value-type="float" office:value="21.1520771518025" calcext:value-type="float">
            <text:p>21.1520771518025</text:p>
          </table:table-cell>
          <table:table-cell table:formula="of:=[.F102]*39.3701" office:value-type="float" office:value="42.304154303605" calcext:value-type="float">
            <text:p>42.304154303605</text:p>
          </table:table-cell>
        </table:table-row>
        <table:table-row table:style-name="ro1">
          <table:table-cell table:formula="of:=[.A102]+1" office:value-type="float" office:value="125" calcext:value-type="float">
            <text:p>125</text:p>
          </table:table-cell>
          <table:table-cell table:formula="of:=299792458/([.A103]*1000000)" office:value-type="float" office:value="2.398339664" calcext:value-type="float">
            <text:p>2.398339664</text:p>
          </table:table-cell>
          <table:table-cell table:formula="of:=(1/3)*[.B103]" office:value-type="float" office:value="0.799446554666667" calcext:value-type="float">
            <text:p>0.799446554666667</text:p>
          </table:table-cell>
          <table:table-cell table:formula="of:=4*[.C103]" office:value-type="float" office:value="3.19778621866667" calcext:value-type="float">
            <text:p>3.19778621866667</text:p>
          </table:table-cell>
          <table:table-cell table:formula="of:=[.D103]/6" office:value-type="float" office:value="0.532964369777778" calcext:value-type="float">
            <text:p>0.532964369777778</text:p>
          </table:table-cell>
          <table:table-cell table:formula="of:=[.E103]*2" office:value-type="float" office:value="1.06592873955556" calcext:value-type="float">
            <text:p>1.06592873955556</text:p>
          </table:table-cell>
          <table:table-cell table:formula="of:=[.E103]*39.3701" office:value-type="float" office:value="20.9828605345881" calcext:value-type="float">
            <text:p>20.9828605345881</text:p>
          </table:table-cell>
          <table:table-cell table:formula="of:=[.F103]*39.3701" office:value-type="float" office:value="41.9657210691762" calcext:value-type="float">
            <text:p>41.9657210691762</text:p>
          </table:table-cell>
        </table:table-row>
        <table:table-row table:style-name="ro1">
          <table:table-cell table:formula="of:=[.A103]+1" office:value-type="float" office:value="126" calcext:value-type="float">
            <text:p>126</text:p>
          </table:table-cell>
          <table:table-cell table:formula="of:=299792458/([.A104]*1000000)" office:value-type="float" office:value="2.37930522222222" calcext:value-type="float">
            <text:p>2.37930522222222</text:p>
          </table:table-cell>
          <table:table-cell table:formula="of:=(1/3)*[.B104]" office:value-type="float" office:value="0.793101740740741" calcext:value-type="float">
            <text:p>0.793101740740741</text:p>
          </table:table-cell>
          <table:table-cell table:formula="of:=4*[.C104]" office:value-type="float" office:value="3.17240696296296" calcext:value-type="float">
            <text:p>3.17240696296296</text:p>
          </table:table-cell>
          <table:table-cell table:formula="of:=[.D104]/6" office:value-type="float" office:value="0.528734493827161" calcext:value-type="float">
            <text:p>0.528734493827161</text:p>
          </table:table-cell>
          <table:table-cell table:formula="of:=[.E104]*2" office:value-type="float" office:value="1.05746898765432" calcext:value-type="float">
            <text:p>1.05746898765432</text:p>
          </table:table-cell>
          <table:table-cell table:formula="of:=[.E104]*39.3701" office:value-type="float" office:value="20.8163298954247" calcext:value-type="float">
            <text:p>20.8163298954247</text:p>
          </table:table-cell>
          <table:table-cell table:formula="of:=[.F104]*39.3701" office:value-type="float" office:value="41.6326597908494" calcext:value-type="float">
            <text:p>41.6326597908494</text:p>
          </table:table-cell>
        </table:table-row>
        <table:table-row table:style-name="ro1">
          <table:table-cell table:formula="of:=[.A104]+1" office:value-type="float" office:value="127" calcext:value-type="float">
            <text:p>127</text:p>
          </table:table-cell>
          <table:table-cell table:formula="of:=299792458/([.A105]*1000000)" office:value-type="float" office:value="2.36057053543307" calcext:value-type="float">
            <text:p>2.36057053543307</text:p>
          </table:table-cell>
          <table:table-cell table:formula="of:=(1/3)*[.B105]" office:value-type="float" office:value="0.786856845144357" calcext:value-type="float">
            <text:p>0.786856845144357</text:p>
          </table:table-cell>
          <table:table-cell table:formula="of:=4*[.C105]" office:value-type="float" office:value="3.14742738057743" calcext:value-type="float">
            <text:p>3.14742738057743</text:p>
          </table:table-cell>
          <table:table-cell table:formula="of:=[.D105]/6" office:value-type="float" office:value="0.524571230096238" calcext:value-type="float">
            <text:p>0.524571230096238</text:p>
          </table:table-cell>
          <table:table-cell table:formula="of:=[.E105]*2" office:value-type="float" office:value="1.04914246019248" calcext:value-type="float">
            <text:p>1.04914246019248</text:p>
          </table:table-cell>
          <table:table-cell table:formula="of:=[.E105]*39.3701" office:value-type="float" office:value="20.6524217860119" calcext:value-type="float">
            <text:p>20.6524217860119</text:p>
          </table:table-cell>
          <table:table-cell table:formula="of:=[.F105]*39.3701" office:value-type="float" office:value="41.3048435720238" calcext:value-type="float">
            <text:p>41.3048435720238</text:p>
          </table:table-cell>
        </table:table-row>
        <table:table-row table:style-name="ro1">
          <table:table-cell table:formula="of:=[.A105]+1" office:value-type="float" office:value="128" calcext:value-type="float">
            <text:p>128</text:p>
          </table:table-cell>
          <table:table-cell table:formula="of:=299792458/([.A106]*1000000)" office:value-type="float" office:value="2.342128578125" calcext:value-type="float">
            <text:p>2.342128578125</text:p>
          </table:table-cell>
          <table:table-cell table:formula="of:=(1/3)*[.B106]" office:value-type="float" office:value="0.780709526041667" calcext:value-type="float">
            <text:p>0.780709526041667</text:p>
          </table:table-cell>
          <table:table-cell table:formula="of:=4*[.C106]" office:value-type="float" office:value="3.12283810416667" calcext:value-type="float">
            <text:p>3.12283810416667</text:p>
          </table:table-cell>
          <table:table-cell table:formula="of:=[.D106]/6" office:value-type="float" office:value="0.520473017361111" calcext:value-type="float">
            <text:p>0.520473017361111</text:p>
          </table:table-cell>
          <table:table-cell table:formula="of:=[.E106]*2" office:value-type="float" office:value="1.04094603472222" calcext:value-type="float">
            <text:p>1.04094603472222</text:p>
          </table:table-cell>
          <table:table-cell table:formula="of:=[.E106]*39.3701" office:value-type="float" office:value="20.4910747408087" calcext:value-type="float">
            <text:p>20.4910747408087</text:p>
          </table:table-cell>
          <table:table-cell table:formula="of:=[.F106]*39.3701" office:value-type="float" office:value="40.9821494816174" calcext:value-type="float">
            <text:p>40.9821494816174</text:p>
          </table:table-cell>
        </table:table-row>
        <table:table-row table:style-name="ro1">
          <table:table-cell table:formula="of:=[.A106]+1" office:value-type="float" office:value="129" calcext:value-type="float">
            <text:p>129</text:p>
          </table:table-cell>
          <table:table-cell table:formula="of:=299792458/([.A107]*1000000)" office:value-type="float" office:value="2.32397254263566" calcext:value-type="float">
            <text:p>2.32397254263566</text:p>
          </table:table-cell>
          <table:table-cell table:formula="of:=(1/3)*[.B107]" office:value-type="float" office:value="0.774657514211886" calcext:value-type="float">
            <text:p>0.774657514211886</text:p>
          </table:table-cell>
          <table:table-cell table:formula="of:=4*[.C107]" office:value-type="float" office:value="3.09863005684755" calcext:value-type="float">
            <text:p>3.09863005684755</text:p>
          </table:table-cell>
          <table:table-cell table:formula="of:=[.D107]/6" office:value-type="float" office:value="0.516438342807924" calcext:value-type="float">
            <text:p>0.516438342807924</text:p>
          </table:table-cell>
          <table:table-cell table:formula="of:=[.E107]*2" office:value-type="float" office:value="1.03287668561585" calcext:value-type="float">
            <text:p>1.03287668561585</text:p>
          </table:table-cell>
          <table:table-cell table:formula="of:=[.E107]*39.3701" office:value-type="float" office:value="20.3322292001823" calcext:value-type="float">
            <text:p>20.3322292001823</text:p>
          </table:table-cell>
          <table:table-cell table:formula="of:=[.F107]*39.3701" office:value-type="float" office:value="40.6644584003645" calcext:value-type="float">
            <text:p>40.6644584003645</text:p>
          </table:table-cell>
        </table:table-row>
        <table:table-row table:style-name="ro1">
          <table:table-cell table:formula="of:=[.A107]+1" office:value-type="float" office:value="130" calcext:value-type="float">
            <text:p>130</text:p>
          </table:table-cell>
          <table:table-cell table:formula="of:=299792458/([.A108]*1000000)" office:value-type="float" office:value="2.30609583076923" calcext:value-type="float">
            <text:p>2.30609583076923</text:p>
          </table:table-cell>
          <table:table-cell table:formula="of:=(1/3)*[.B108]" office:value-type="float" office:value="0.76869861025641" calcext:value-type="float">
            <text:p>0.76869861025641</text:p>
          </table:table-cell>
          <table:table-cell table:formula="of:=4*[.C108]" office:value-type="float" office:value="3.07479444102564" calcext:value-type="float">
            <text:p>3.07479444102564</text:p>
          </table:table-cell>
          <table:table-cell table:formula="of:=[.D108]/6" office:value-type="float" office:value="0.51246574017094" calcext:value-type="float">
            <text:p>0.51246574017094</text:p>
          </table:table-cell>
          <table:table-cell table:formula="of:=[.E108]*2" office:value-type="float" office:value="1.02493148034188" calcext:value-type="float">
            <text:p>1.02493148034188</text:p>
          </table:table-cell>
          <table:table-cell table:formula="of:=[.E108]*39.3701" office:value-type="float" office:value="20.1758274371039" calcext:value-type="float">
            <text:p>20.1758274371039</text:p>
          </table:table-cell>
          <table:table-cell table:formula="of:=[.F108]*39.3701" office:value-type="float" office:value="40.3516548742079" calcext:value-type="float">
            <text:p>40.3516548742079</text:p>
          </table:table-cell>
        </table:table-row>
        <table:table-row table:style-name="ro1">
          <table:table-cell table:formula="of:=[.A108]+1" office:value-type="float" office:value="131" calcext:value-type="float">
            <text:p>131</text:p>
          </table:table-cell>
          <table:table-cell table:formula="of:=299792458/([.A109]*1000000)" office:value-type="float" office:value="2.28849204580153" calcext:value-type="float">
            <text:p>2.28849204580153</text:p>
          </table:table-cell>
          <table:table-cell table:formula="of:=(1/3)*[.B109]" office:value-type="float" office:value="0.762830681933842" calcext:value-type="float">
            <text:p>0.762830681933842</text:p>
          </table:table-cell>
          <table:table-cell table:formula="of:=4*[.C109]" office:value-type="float" office:value="3.05132272773537" calcext:value-type="float">
            <text:p>3.05132272773537</text:p>
          </table:table-cell>
          <table:table-cell table:formula="of:=[.D109]/6" office:value-type="float" office:value="0.508553787955895" calcext:value-type="float">
            <text:p>0.508553787955895</text:p>
          </table:table-cell>
          <table:table-cell table:formula="of:=[.E109]*2" office:value-type="float" office:value="1.01710757591179" calcext:value-type="float">
            <text:p>1.01710757591179</text:p>
          </table:table-cell>
          <table:table-cell table:formula="of:=[.E109]*39.3701" office:value-type="float" office:value="20.0218134872024" calcext:value-type="float">
            <text:p>20.0218134872024</text:p>
          </table:table-cell>
          <table:table-cell table:formula="of:=[.F109]*39.3701" office:value-type="float" office:value="40.0436269744048" calcext:value-type="float">
            <text:p>40.0436269744048</text:p>
          </table:table-cell>
        </table:table-row>
        <table:table-row table:style-name="ro1">
          <table:table-cell table:formula="of:=[.A109]+1" office:value-type="float" office:value="132" calcext:value-type="float">
            <text:p>132</text:p>
          </table:table-cell>
          <table:table-cell table:formula="of:=299792458/([.A110]*1000000)" office:value-type="float" office:value="2.27115498484848" calcext:value-type="float">
            <text:p>2.27115498484848</text:p>
          </table:table-cell>
          <table:table-cell table:formula="of:=(1/3)*[.B110]" office:value-type="float" office:value="0.757051661616162" calcext:value-type="float">
            <text:p>0.757051661616162</text:p>
          </table:table-cell>
          <table:table-cell table:formula="of:=4*[.C110]" office:value-type="float" office:value="3.02820664646465" calcext:value-type="float">
            <text:p>3.02820664646465</text:p>
          </table:table-cell>
          <table:table-cell table:formula="of:=[.D110]/6" office:value-type="float" office:value="0.504701107744108" calcext:value-type="float">
            <text:p>0.504701107744108</text:p>
          </table:table-cell>
          <table:table-cell table:formula="of:=[.E110]*2" office:value-type="float" office:value="1.00940221548822" calcext:value-type="float">
            <text:p>1.00940221548822</text:p>
          </table:table-cell>
          <table:table-cell table:formula="of:=[.E110]*39.3701" office:value-type="float" office:value="19.8701330819963" calcext:value-type="float">
            <text:p>19.8701330819963</text:p>
          </table:table-cell>
          <table:table-cell table:formula="of:=[.F110]*39.3701" office:value-type="float" office:value="39.7402661639926" calcext:value-type="float">
            <text:p>39.7402661639926</text:p>
          </table:table-cell>
        </table:table-row>
        <table:table-row table:style-name="ro1">
          <table:table-cell table:formula="of:=[.A110]+1" office:value-type="float" office:value="133" calcext:value-type="float">
            <text:p>133</text:p>
          </table:table-cell>
          <table:table-cell table:formula="of:=299792458/([.A111]*1000000)" office:value-type="float" office:value="2.25407863157895" calcext:value-type="float">
            <text:p>2.25407863157895</text:p>
          </table:table-cell>
          <table:table-cell table:formula="of:=(1/3)*[.B111]" office:value-type="float" office:value="0.751359543859649" calcext:value-type="float">
            <text:p>0.751359543859649</text:p>
          </table:table-cell>
          <table:table-cell table:formula="of:=4*[.C111]" office:value-type="float" office:value="3.0054381754386" calcext:value-type="float">
            <text:p>3.0054381754386</text:p>
          </table:table-cell>
          <table:table-cell table:formula="of:=[.D111]/6" office:value-type="float" office:value="0.500906362573099" calcext:value-type="float">
            <text:p>0.500906362573099</text:p>
          </table:table-cell>
          <table:table-cell table:formula="of:=[.E111]*2" office:value-type="float" office:value="1.0018127251462" calcext:value-type="float">
            <text:p>1.0018127251462</text:p>
          </table:table-cell>
          <table:table-cell table:formula="of:=[.E111]*39.3701" office:value-type="float" office:value="19.7207335851392" calcext:value-type="float">
            <text:p>19.7207335851392</text:p>
          </table:table-cell>
          <table:table-cell table:formula="of:=[.F111]*39.3701" office:value-type="float" office:value="39.4414671702784" calcext:value-type="float">
            <text:p>39.4414671702784</text:p>
          </table:table-cell>
        </table:table-row>
        <table:table-row table:style-name="ro1">
          <table:table-cell table:formula="of:=[.A111]+1" office:value-type="float" office:value="134" calcext:value-type="float">
            <text:p>134</text:p>
          </table:table-cell>
          <table:table-cell table:formula="of:=299792458/([.A112]*1000000)" office:value-type="float" office:value="2.23725714925373" calcext:value-type="float">
            <text:p>2.23725714925373</text:p>
          </table:table-cell>
          <table:table-cell table:formula="of:=(1/3)*[.B112]" office:value-type="float" office:value="0.745752383084577" calcext:value-type="float">
            <text:p>0.745752383084577</text:p>
          </table:table-cell>
          <table:table-cell table:formula="of:=4*[.C112]" office:value-type="float" office:value="2.98300953233831" calcext:value-type="float">
            <text:p>2.98300953233831</text:p>
          </table:table-cell>
          <table:table-cell table:formula="of:=[.D112]/6" office:value-type="float" office:value="0.497168255389718" calcext:value-type="float">
            <text:p>0.497168255389718</text:p>
          </table:table-cell>
          <table:table-cell table:formula="of:=[.E112]*2" office:value-type="float" office:value="0.994336510779436" calcext:value-type="float">
            <text:p>0.994336510779436</text:p>
          </table:table-cell>
          <table:table-cell table:formula="of:=[.E112]*39.3701" office:value-type="float" office:value="19.5735639315187" calcext:value-type="float">
            <text:p>19.5735639315187</text:p>
          </table:table-cell>
          <table:table-cell table:formula="of:=[.F112]*39.3701" office:value-type="float" office:value="39.1471278630375" calcext:value-type="float">
            <text:p>39.1471278630375</text:p>
          </table:table-cell>
        </table:table-row>
        <table:table-row table:style-name="ro1">
          <table:table-cell table:formula="of:=[.A112]+1" office:value-type="float" office:value="135" calcext:value-type="float">
            <text:p>135</text:p>
          </table:table-cell>
          <table:table-cell table:formula="of:=299792458/([.A113]*1000000)" office:value-type="float" office:value="2.22068487407407" calcext:value-type="float">
            <text:p>2.22068487407407</text:p>
          </table:table-cell>
          <table:table-cell table:formula="of:=(1/3)*[.B113]" office:value-type="float" office:value="0.740228291358025" calcext:value-type="float">
            <text:p>0.740228291358025</text:p>
          </table:table-cell>
          <table:table-cell table:formula="of:=4*[.C113]" office:value-type="float" office:value="2.9609131654321" calcext:value-type="float">
            <text:p>2.9609131654321</text:p>
          </table:table-cell>
          <table:table-cell table:formula="of:=[.D113]/6" office:value-type="float" office:value="0.493485527572016" calcext:value-type="float">
            <text:p>0.493485527572016</text:p>
          </table:table-cell>
          <table:table-cell table:formula="of:=[.E113]*2" office:value-type="float" office:value="0.986971055144033" calcext:value-type="float">
            <text:p>0.986971055144033</text:p>
          </table:table-cell>
          <table:table-cell table:formula="of:=[.E113]*39.3701" office:value-type="float" office:value="19.428574569063" calcext:value-type="float">
            <text:p>19.428574569063</text:p>
          </table:table-cell>
          <table:table-cell table:formula="of:=[.F113]*39.3701" office:value-type="float" office:value="38.8571491381261" calcext:value-type="float">
            <text:p>38.8571491381261</text:p>
          </table:table-cell>
        </table:table-row>
        <table:table-row table:style-name="ro1">
          <table:table-cell table:formula="of:=[.A113]+1" office:value-type="float" office:value="136" calcext:value-type="float">
            <text:p>136</text:p>
          </table:table-cell>
          <table:table-cell table:formula="of:=299792458/([.A114]*1000000)" office:value-type="float" office:value="2.20435630882353" calcext:value-type="float">
            <text:p>2.20435630882353</text:p>
          </table:table-cell>
          <table:table-cell table:formula="of:=(1/3)*[.B114]" office:value-type="float" office:value="0.73478543627451" calcext:value-type="float">
            <text:p>0.73478543627451</text:p>
          </table:table-cell>
          <table:table-cell table:formula="of:=4*[.C114]" office:value-type="float" office:value="2.93914174509804" calcext:value-type="float">
            <text:p>2.93914174509804</text:p>
          </table:table-cell>
          <table:table-cell table:formula="of:=[.D114]/6" office:value-type="float" office:value="0.48985695751634" calcext:value-type="float">
            <text:p>0.48985695751634</text:p>
          </table:table-cell>
          <table:table-cell table:formula="of:=[.E114]*2" office:value-type="float" office:value="0.97971391503268" calcext:value-type="float">
            <text:p>0.97971391503268</text:p>
          </table:table-cell>
          <table:table-cell table:formula="of:=[.E114]*39.3701" office:value-type="float" office:value="19.2857174031141" calcext:value-type="float">
            <text:p>19.2857174031141</text:p>
          </table:table-cell>
          <table:table-cell table:formula="of:=[.F114]*39.3701" office:value-type="float" office:value="38.5714348062281" calcext:value-type="float">
            <text:p>38.5714348062281</text:p>
          </table:table-cell>
        </table:table-row>
        <table:table-row table:style-name="ro1">
          <table:table-cell table:formula="of:=[.A114]+1" office:value-type="float" office:value="137" calcext:value-type="float">
            <text:p>137</text:p>
          </table:table-cell>
          <table:table-cell table:formula="of:=299792458/([.A115]*1000000)" office:value-type="float" office:value="2.18826611678832" calcext:value-type="float">
            <text:p>2.18826611678832</text:p>
          </table:table-cell>
          <table:table-cell table:formula="of:=(1/3)*[.B115]" office:value-type="float" office:value="0.72942203892944" calcext:value-type="float">
            <text:p>0.72942203892944</text:p>
          </table:table-cell>
          <table:table-cell table:formula="of:=4*[.C115]" office:value-type="float" office:value="2.91768815571776" calcext:value-type="float">
            <text:p>2.91768815571776</text:p>
          </table:table-cell>
          <table:table-cell table:formula="of:=[.D115]/6" office:value-type="float" office:value="0.486281359286294" calcext:value-type="float">
            <text:p>0.486281359286294</text:p>
          </table:table-cell>
          <table:table-cell table:formula="of:=[.E115]*2" office:value-type="float" office:value="0.972562718572587" calcext:value-type="float">
            <text:p>0.972562718572587</text:p>
          </table:table-cell>
          <table:table-cell table:formula="of:=[.E115]*39.3701" office:value-type="float" office:value="19.1449457432373" calcext:value-type="float">
            <text:p>19.1449457432373</text:p>
          </table:table-cell>
          <table:table-cell table:formula="of:=[.F115]*39.3701" office:value-type="float" office:value="38.2898914864746" calcext:value-type="float">
            <text:p>38.2898914864746</text:p>
          </table:table-cell>
        </table:table-row>
        <table:table-row table:style-name="ro1">
          <table:table-cell table:formula="of:=[.A115]+1" office:value-type="float" office:value="138" calcext:value-type="float">
            <text:p>138</text:p>
          </table:table-cell>
          <table:table-cell table:formula="of:=299792458/([.A116]*1000000)" office:value-type="float" office:value="2.17240911594203" calcext:value-type="float">
            <text:p>2.17240911594203</text:p>
          </table:table-cell>
          <table:table-cell table:formula="of:=(1/3)*[.B116]" office:value-type="float" office:value="0.724136371980676" calcext:value-type="float">
            <text:p>0.724136371980676</text:p>
          </table:table-cell>
          <table:table-cell table:formula="of:=4*[.C116]" office:value-type="float" office:value="2.8965454879227" calcext:value-type="float">
            <text:p>2.8965454879227</text:p>
          </table:table-cell>
          <table:table-cell table:formula="of:=[.D116]/6" office:value-type="float" office:value="0.482757581320451" calcext:value-type="float">
            <text:p>0.482757581320451</text:p>
          </table:table-cell>
          <table:table-cell table:formula="of:=[.E116]*2" office:value-type="float" office:value="0.965515162640902" calcext:value-type="float">
            <text:p>0.965515162640902</text:p>
          </table:table-cell>
          <table:table-cell table:formula="of:=[.E116]*39.3701" office:value-type="float" office:value="19.0062142523443" calcext:value-type="float">
            <text:p>19.0062142523443</text:p>
          </table:table-cell>
          <table:table-cell table:formula="of:=[.F116]*39.3701" office:value-type="float" office:value="38.0124285046886" calcext:value-type="float">
            <text:p>38.0124285046886</text:p>
          </table:table-cell>
        </table:table-row>
        <table:table-row table:style-name="ro1">
          <table:table-cell table:formula="of:=[.A116]+1" office:value-type="float" office:value="139" calcext:value-type="float">
            <text:p>139</text:p>
          </table:table-cell>
          <table:table-cell table:formula="of:=299792458/([.A117]*1000000)" office:value-type="float" office:value="2.15678027338129" calcext:value-type="float">
            <text:p>2.15678027338129</text:p>
          </table:table-cell>
          <table:table-cell table:formula="of:=(1/3)*[.B117]" office:value-type="float" office:value="0.718926757793765" calcext:value-type="float">
            <text:p>0.718926757793765</text:p>
          </table:table-cell>
          <table:table-cell table:formula="of:=4*[.C117]" office:value-type="float" office:value="2.87570703117506" calcext:value-type="float">
            <text:p>2.87570703117506</text:p>
          </table:table-cell>
          <table:table-cell table:formula="of:=[.D117]/6" office:value-type="float" office:value="0.479284505195843" calcext:value-type="float">
            <text:p>0.479284505195843</text:p>
          </table:table-cell>
          <table:table-cell table:formula="of:=[.E117]*2" office:value-type="float" office:value="0.958569010391686" calcext:value-type="float">
            <text:p>0.958569010391686</text:p>
          </table:table-cell>
          <table:table-cell table:formula="of:=[.E117]*39.3701" office:value-type="float" office:value="18.8694788980109" calcext:value-type="float">
            <text:p>18.8694788980109</text:p>
          </table:table-cell>
          <table:table-cell table:formula="of:=[.F117]*39.3701" office:value-type="float" office:value="37.7389577960217" calcext:value-type="float">
            <text:p>37.7389577960217</text:p>
          </table:table-cell>
        </table:table-row>
        <table:table-row table:style-name="ro1">
          <table:table-cell table:formula="of:=[.A117]+1" office:value-type="float" office:value="140" calcext:value-type="float">
            <text:p>140</text:p>
          </table:table-cell>
          <table:table-cell table:formula="of:=299792458/([.A118]*1000000)" office:value-type="float" office:value="2.1413747" calcext:value-type="float">
            <text:p>2.1413747</text:p>
          </table:table-cell>
          <table:table-cell table:formula="of:=(1/3)*[.B118]" office:value-type="float" office:value="0.713791566666667" calcext:value-type="float">
            <text:p>0.713791566666667</text:p>
          </table:table-cell>
          <table:table-cell table:formula="of:=4*[.C118]" office:value-type="float" office:value="2.85516626666667" calcext:value-type="float">
            <text:p>2.85516626666667</text:p>
          </table:table-cell>
          <table:table-cell table:formula="of:=[.D118]/6" office:value-type="float" office:value="0.475861044444444" calcext:value-type="float">
            <text:p>0.475861044444444</text:p>
          </table:table-cell>
          <table:table-cell table:formula="of:=[.E118]*2" office:value-type="float" office:value="0.951722088888889" calcext:value-type="float">
            <text:p>0.951722088888889</text:p>
          </table:table-cell>
          <table:table-cell table:formula="of:=[.E118]*39.3701" office:value-type="float" office:value="18.7346969058822" calcext:value-type="float">
            <text:p>18.7346969058822</text:p>
          </table:table-cell>
          <table:table-cell table:formula="of:=[.F118]*39.3701" office:value-type="float" office:value="37.4693938117644" calcext:value-type="float">
            <text:p>37.4693938117644</text:p>
          </table:table-cell>
        </table:table-row>
        <table:table-row table:style-name="ro1">
          <table:table-cell table:formula="of:=[.A118]+1" office:value-type="float" office:value="141" calcext:value-type="float">
            <text:p>141</text:p>
          </table:table-cell>
          <table:table-cell table:formula="of:=299792458/([.A119]*1000000)" office:value-type="float" office:value="2.12618764539007" calcext:value-type="float">
            <text:p>2.12618764539007</text:p>
          </table:table-cell>
          <table:table-cell table:formula="of:=(1/3)*[.B119]" office:value-type="float" office:value="0.708729215130024" calcext:value-type="float">
            <text:p>0.708729215130024</text:p>
          </table:table-cell>
          <table:table-cell table:formula="of:=4*[.C119]" office:value-type="float" office:value="2.83491686052009" calcext:value-type="float">
            <text:p>2.83491686052009</text:p>
          </table:table-cell>
          <table:table-cell table:formula="of:=[.D119]/6" office:value-type="float" office:value="0.472486143420016" calcext:value-type="float">
            <text:p>0.472486143420016</text:p>
          </table:table-cell>
          <table:table-cell table:formula="of:=[.E119]*2" office:value-type="float" office:value="0.944972286840032" calcext:value-type="float">
            <text:p>0.944972286840032</text:p>
          </table:table-cell>
          <table:table-cell table:formula="of:=[.E119]*39.3701" office:value-type="float" office:value="18.6018267150604" calcext:value-type="float">
            <text:p>18.6018267150604</text:p>
          </table:table-cell>
          <table:table-cell table:formula="of:=[.F119]*39.3701" office:value-type="float" office:value="37.2036534301207" calcext:value-type="float">
            <text:p>37.2036534301207</text:p>
          </table:table-cell>
        </table:table-row>
        <table:table-row table:style-name="ro1">
          <table:table-cell table:formula="of:=[.A119]+1" office:value-type="float" office:value="142" calcext:value-type="float">
            <text:p>142</text:p>
          </table:table-cell>
          <table:table-cell table:formula="of:=299792458/([.A120]*1000000)" office:value-type="float" office:value="2.11121449295775" calcext:value-type="float">
            <text:p>2.11121449295775</text:p>
          </table:table-cell>
          <table:table-cell table:formula="of:=(1/3)*[.B120]" office:value-type="float" office:value="0.703738164319249" calcext:value-type="float">
            <text:p>0.703738164319249</text:p>
          </table:table-cell>
          <table:table-cell table:formula="of:=4*[.C120]" office:value-type="float" office:value="2.814952657277" calcext:value-type="float">
            <text:p>2.814952657277</text:p>
          </table:table-cell>
          <table:table-cell table:formula="of:=[.D120]/6" office:value-type="float" office:value="0.469158776212833" calcext:value-type="float">
            <text:p>0.469158776212833</text:p>
          </table:table-cell>
          <table:table-cell table:formula="of:=[.E120]*2" office:value-type="float" office:value="0.938317552425665" calcext:value-type="float">
            <text:p>0.938317552425665</text:p>
          </table:table-cell>
          <table:table-cell table:formula="of:=[.E120]*39.3701" office:value-type="float" office:value="18.4708279353768" calcext:value-type="float">
            <text:p>18.4708279353768</text:p>
          </table:table-cell>
          <table:table-cell table:formula="of:=[.F120]*39.3701" office:value-type="float" office:value="36.9416558707537" calcext:value-type="float">
            <text:p>36.9416558707537</text:p>
          </table:table-cell>
        </table:table-row>
        <table:table-row table:style-name="ro1">
          <table:table-cell table:formula="of:=[.A120]+1" office:value-type="float" office:value="143" calcext:value-type="float">
            <text:p>143</text:p>
          </table:table-cell>
          <table:table-cell table:formula="of:=299792458/([.A121]*1000000)" office:value-type="float" office:value="2.09645075524475" calcext:value-type="float">
            <text:p>2.09645075524475</text:p>
          </table:table-cell>
          <table:table-cell table:formula="of:=(1/3)*[.B121]" office:value-type="float" office:value="0.698816918414918" calcext:value-type="float">
            <text:p>0.698816918414918</text:p>
          </table:table-cell>
          <table:table-cell table:formula="of:=4*[.C121]" office:value-type="float" office:value="2.79526767365967" calcext:value-type="float">
            <text:p>2.79526767365967</text:p>
          </table:table-cell>
          <table:table-cell table:formula="of:=[.D121]/6" office:value-type="float" office:value="0.465877945609946" calcext:value-type="float">
            <text:p>0.465877945609946</text:p>
          </table:table-cell>
          <table:table-cell table:formula="of:=[.E121]*2" office:value-type="float" office:value="0.931755891219891" calcext:value-type="float">
            <text:p>0.931755891219891</text:p>
          </table:table-cell>
          <table:table-cell table:formula="of:=[.E121]*39.3701" office:value-type="float" office:value="18.3416613064581" calcext:value-type="float">
            <text:p>18.3416613064581</text:p>
          </table:table-cell>
          <table:table-cell table:formula="of:=[.F121]*39.3701" office:value-type="float" office:value="36.6833226129162" calcext:value-type="float">
            <text:p>36.6833226129162</text:p>
          </table:table-cell>
        </table:table-row>
        <table:table-row table:style-name="ro1">
          <table:table-cell table:formula="of:=[.A121]+1" office:value-type="float" office:value="144" calcext:value-type="float">
            <text:p>144</text:p>
          </table:table-cell>
          <table:table-cell table:formula="of:=299792458/([.A122]*1000000)" office:value-type="float" office:value="2.08189206944444" calcext:value-type="float">
            <text:p>2.08189206944444</text:p>
          </table:table-cell>
          <table:table-cell table:formula="of:=(1/3)*[.B122]" office:value-type="float" office:value="0.693964023148148" calcext:value-type="float">
            <text:p>0.693964023148148</text:p>
          </table:table-cell>
          <table:table-cell table:formula="of:=4*[.C122]" office:value-type="float" office:value="2.77585609259259" calcext:value-type="float">
            <text:p>2.77585609259259</text:p>
          </table:table-cell>
          <table:table-cell table:formula="of:=[.D122]/6" office:value-type="float" office:value="0.462642682098765" calcext:value-type="float">
            <text:p>0.462642682098765</text:p>
          </table:table-cell>
          <table:table-cell table:formula="of:=[.E122]*2" office:value-type="float" office:value="0.925285364197531" calcext:value-type="float">
            <text:p>0.925285364197531</text:p>
          </table:table-cell>
          <table:table-cell table:formula="of:=[.E122]*39.3701" office:value-type="float" office:value="18.2142886584966" calcext:value-type="float">
            <text:p>18.2142886584966</text:p>
          </table:table-cell>
          <table:table-cell table:formula="of:=[.F122]*39.3701" office:value-type="float" office:value="36.4285773169932" calcext:value-type="float">
            <text:p>36.4285773169932</text:p>
          </table:table-cell>
        </table:table-row>
        <table:table-row table:style-name="ro1">
          <table:table-cell table:formula="of:=[.A122]+1" office:value-type="float" office:value="145" calcext:value-type="float">
            <text:p>145</text:p>
          </table:table-cell>
          <table:table-cell table:formula="of:=299792458/([.A123]*1000000)" office:value-type="float" office:value="2.06753419310345" calcext:value-type="float">
            <text:p>2.06753419310345</text:p>
          </table:table-cell>
          <table:table-cell table:formula="of:=(1/3)*[.B123]" office:value-type="float" office:value="0.689178064367816" calcext:value-type="float">
            <text:p>0.689178064367816</text:p>
          </table:table-cell>
          <table:table-cell table:formula="of:=4*[.C123]" office:value-type="float" office:value="2.75671225747126" calcext:value-type="float">
            <text:p>2.75671225747126</text:p>
          </table:table-cell>
          <table:table-cell table:formula="of:=[.D123]/6" office:value-type="float" office:value="0.459452042911877" calcext:value-type="float">
            <text:p>0.459452042911877</text:p>
          </table:table-cell>
          <table:table-cell table:formula="of:=[.E123]*2" office:value-type="float" office:value="0.918904085823755" calcext:value-type="float">
            <text:p>0.918904085823755</text:p>
          </table:table-cell>
          <table:table-cell table:formula="of:=[.E123]*39.3701" office:value-type="float" office:value="18.0886728746449" calcext:value-type="float">
            <text:p>18.0886728746449</text:p>
          </table:table-cell>
          <table:table-cell table:formula="of:=[.F123]*39.3701" office:value-type="float" office:value="36.1773457492898" calcext:value-type="float">
            <text:p>36.1773457492898</text:p>
          </table:table-cell>
        </table:table-row>
        <table:table-row table:style-name="ro1">
          <table:table-cell table:formula="of:=[.A123]+1" office:value-type="float" office:value="146" calcext:value-type="float">
            <text:p>146</text:p>
          </table:table-cell>
          <table:table-cell table:formula="of:=299792458/([.A124]*1000000)" office:value-type="float" office:value="2.053373" calcext:value-type="float">
            <text:p>2.053373</text:p>
          </table:table-cell>
          <table:table-cell table:formula="of:=(1/3)*[.B124]" office:value-type="float" office:value="0.684457666666667" calcext:value-type="float">
            <text:p>0.684457666666667</text:p>
          </table:table-cell>
          <table:table-cell table:formula="of:=4*[.C124]" office:value-type="float" office:value="2.73783066666667" calcext:value-type="float">
            <text:p>2.73783066666667</text:p>
          </table:table-cell>
          <table:table-cell table:formula="of:=[.D124]/6" office:value-type="float" office:value="0.456305111111111" calcext:value-type="float">
            <text:p>0.456305111111111</text:p>
          </table:table-cell>
          <table:table-cell table:formula="of:=[.E124]*2" office:value-type="float" office:value="0.912610222222222" calcext:value-type="float">
            <text:p>0.912610222222222</text:p>
          </table:table-cell>
          <table:table-cell table:formula="of:=[.E124]*39.3701" office:value-type="float" office:value="17.9647778549556" calcext:value-type="float">
            <text:p>17.9647778549556</text:p>
          </table:table-cell>
          <table:table-cell table:formula="of:=[.F124]*39.3701" office:value-type="float" office:value="35.9295557099111" calcext:value-type="float">
            <text:p>35.9295557099111</text:p>
          </table:table-cell>
        </table:table-row>
        <table:table-row table:style-name="ro1">
          <table:table-cell table:formula="of:=[.A124]+1" office:value-type="float" office:value="147" calcext:value-type="float">
            <text:p>147</text:p>
          </table:table-cell>
          <table:table-cell table:formula="of:=299792458/([.A125]*1000000)" office:value-type="float" office:value="2.03940447619048" calcext:value-type="float">
            <text:p>2.03940447619048</text:p>
          </table:table-cell>
          <table:table-cell table:formula="of:=(1/3)*[.B125]" office:value-type="float" office:value="0.679801492063492" calcext:value-type="float">
            <text:p>0.679801492063492</text:p>
          </table:table-cell>
          <table:table-cell table:formula="of:=4*[.C125]" office:value-type="float" office:value="2.71920596825397" calcext:value-type="float">
            <text:p>2.71920596825397</text:p>
          </table:table-cell>
          <table:table-cell table:formula="of:=[.D125]/6" office:value-type="float" office:value="0.453200994708995" calcext:value-type="float">
            <text:p>0.453200994708995</text:p>
          </table:table-cell>
          <table:table-cell table:formula="of:=[.E125]*2" office:value-type="float" office:value="0.906401989417989" calcext:value-type="float">
            <text:p>0.906401989417989</text:p>
          </table:table-cell>
          <table:table-cell table:formula="of:=[.E125]*39.3701" office:value-type="float" office:value="17.8425684817926" calcext:value-type="float">
            <text:p>17.8425684817926</text:p>
          </table:table-cell>
          <table:table-cell table:formula="of:=[.F125]*39.3701" office:value-type="float" office:value="35.6851369635852" calcext:value-type="float">
            <text:p>35.6851369635852</text:p>
          </table:table-cell>
        </table:table-row>
        <table:table-row table:style-name="ro1">
          <table:table-cell table:formula="of:=[.A125]+1" office:value-type="float" office:value="148" calcext:value-type="float">
            <text:p>148</text:p>
          </table:table-cell>
          <table:table-cell table:formula="of:=299792458/([.A126]*1000000)" office:value-type="float" office:value="2.02562471621622" calcext:value-type="float">
            <text:p>2.02562471621622</text:p>
          </table:table-cell>
          <table:table-cell table:formula="of:=(1/3)*[.B126]" office:value-type="float" office:value="0.675208238738739" calcext:value-type="float">
            <text:p>0.675208238738739</text:p>
          </table:table-cell>
          <table:table-cell table:formula="of:=4*[.C126]" office:value-type="float" office:value="2.70083295495495" calcext:value-type="float">
            <text:p>2.70083295495495</text:p>
          </table:table-cell>
          <table:table-cell table:formula="of:=[.D126]/6" office:value-type="float" office:value="0.450138825825826" calcext:value-type="float">
            <text:p>0.450138825825826</text:p>
          </table:table-cell>
          <table:table-cell table:formula="of:=[.E126]*2" office:value-type="float" office:value="0.900277651651652" calcext:value-type="float">
            <text:p>0.900277651651652</text:p>
          </table:table-cell>
          <table:table-cell table:formula="of:=[.E126]*39.3701" office:value-type="float" office:value="17.7220105866453" calcext:value-type="float">
            <text:p>17.7220105866453</text:p>
          </table:table-cell>
          <table:table-cell table:formula="of:=[.F126]*39.3701" office:value-type="float" office:value="35.4440211732907" calcext:value-type="float">
            <text:p>35.4440211732907</text:p>
          </table:table-cell>
        </table:table-row>
        <table:table-row table:style-name="ro1">
          <table:table-cell table:formula="of:=[.A126]+1" office:value-type="float" office:value="149" calcext:value-type="float">
            <text:p>149</text:p>
          </table:table-cell>
          <table:table-cell table:formula="of:=299792458/([.A127]*1000000)" office:value-type="float" office:value="2.01202991946309" calcext:value-type="float">
            <text:p>2.01202991946309</text:p>
          </table:table-cell>
          <table:table-cell table:formula="of:=(1/3)*[.B127]" office:value-type="float" office:value="0.670676639821029" calcext:value-type="float">
            <text:p>0.670676639821029</text:p>
          </table:table-cell>
          <table:table-cell table:formula="of:=4*[.C127]" office:value-type="float" office:value="2.68270655928412" calcext:value-type="float">
            <text:p>2.68270655928412</text:p>
          </table:table-cell>
          <table:table-cell table:formula="of:=[.D127]/6" office:value-type="float" office:value="0.447117759880686" calcext:value-type="float">
            <text:p>0.447117759880686</text:p>
          </table:table-cell>
          <table:table-cell table:formula="of:=[.E127]*2" office:value-type="float" office:value="0.894235519761372" calcext:value-type="float">
            <text:p>0.894235519761372</text:p>
          </table:table-cell>
          <table:table-cell table:formula="of:=[.E127]*39.3701" office:value-type="float" office:value="17.6030709182786" calcext:value-type="float">
            <text:p>17.6030709182786</text:p>
          </table:table-cell>
          <table:table-cell table:formula="of:=[.F127]*39.3701" office:value-type="float" office:value="35.2061418365572" calcext:value-type="float">
            <text:p>35.2061418365572</text:p>
          </table:table-cell>
        </table:table-row>
        <table:table-row table:style-name="ro1">
          <table:table-cell table:formula="of:=[.A127]+1" office:value-type="float" office:value="150" calcext:value-type="float">
            <text:p>150</text:p>
          </table:table-cell>
          <table:table-cell table:formula="of:=299792458/([.A128]*1000000)" office:value-type="float" office:value="1.99861638666667" calcext:value-type="float">
            <text:p>1.99861638666667</text:p>
          </table:table-cell>
          <table:table-cell table:formula="of:=(1/3)*[.B128]" office:value-type="float" office:value="0.666205462222222" calcext:value-type="float">
            <text:p>0.666205462222222</text:p>
          </table:table-cell>
          <table:table-cell table:formula="of:=4*[.C128]" office:value-type="float" office:value="2.66482184888889" calcext:value-type="float">
            <text:p>2.66482184888889</text:p>
          </table:table-cell>
          <table:table-cell table:formula="of:=[.D128]/6" office:value-type="float" office:value="0.444136974814815" calcext:value-type="float">
            <text:p>0.444136974814815</text:p>
          </table:table-cell>
          <table:table-cell table:formula="of:=[.E128]*2" office:value-type="float" office:value="0.88827394962963" calcext:value-type="float">
            <text:p>0.88827394962963</text:p>
          </table:table-cell>
          <table:table-cell table:formula="of:=[.E128]*39.3701" office:value-type="float" office:value="17.4857171121567" calcext:value-type="float">
            <text:p>17.4857171121567</text:p>
          </table:table-cell>
          <table:table-cell table:formula="of:=[.F128]*39.3701" office:value-type="float" office:value="34.9714342243135" calcext:value-type="float">
            <text:p>34.9714342243135</text:p>
          </table:table-cell>
        </table:table-row>
        <table:table-row table:style-name="ro1">
          <table:table-cell table:formula="of:=[.A128]+1" office:value-type="float" office:value="151" calcext:value-type="float">
            <text:p>151</text:p>
          </table:table-cell>
          <table:table-cell table:formula="of:=299792458/([.A129]*1000000)" office:value-type="float" office:value="1.98538051655629" calcext:value-type="float">
            <text:p>1.98538051655629</text:p>
          </table:table-cell>
          <table:table-cell table:formula="of:=(1/3)*[.B129]" office:value-type="float" office:value="0.661793505518764" calcext:value-type="float">
            <text:p>0.661793505518764</text:p>
          </table:table-cell>
          <table:table-cell table:formula="of:=4*[.C129]" office:value-type="float" office:value="2.64717402207506" calcext:value-type="float">
            <text:p>2.64717402207506</text:p>
          </table:table-cell>
          <table:table-cell table:formula="of:=[.D129]/6" office:value-type="float" office:value="0.441195670345843" calcext:value-type="float">
            <text:p>0.441195670345843</text:p>
          </table:table-cell>
          <table:table-cell table:formula="of:=[.E129]*2" office:value-type="float" office:value="0.882391340691685" calcext:value-type="float">
            <text:p>0.882391340691685</text:p>
          </table:table-cell>
          <table:table-cell table:formula="of:=[.E129]*39.3701" office:value-type="float" office:value="17.3699176610829" calcext:value-type="float">
            <text:p>17.3699176610829</text:p>
          </table:table-cell>
          <table:table-cell table:formula="of:=[.F129]*39.3701" office:value-type="float" office:value="34.7398353221657" calcext:value-type="float">
            <text:p>34.7398353221657</text:p>
          </table:table-cell>
        </table:table-row>
        <table:table-row table:style-name="ro1">
          <table:table-cell table:formula="of:=[.A129]+1" office:value-type="float" office:value="152" calcext:value-type="float">
            <text:p>152</text:p>
          </table:table-cell>
          <table:table-cell table:formula="of:=299792458/([.A130]*1000000)" office:value-type="float" office:value="1.97231880263158" calcext:value-type="float">
            <text:p>1.97231880263158</text:p>
          </table:table-cell>
          <table:table-cell table:formula="of:=(1/3)*[.B130]" office:value-type="float" office:value="0.657439600877193" calcext:value-type="float">
            <text:p>0.657439600877193</text:p>
          </table:table-cell>
          <table:table-cell table:formula="of:=4*[.C130]" office:value-type="float" office:value="2.62975840350877" calcext:value-type="float">
            <text:p>2.62975840350877</text:p>
          </table:table-cell>
          <table:table-cell table:formula="of:=[.D130]/6" office:value-type="float" office:value="0.438293067251462" calcext:value-type="float">
            <text:p>0.438293067251462</text:p>
          </table:table-cell>
          <table:table-cell table:formula="of:=[.E130]*2" office:value-type="float" office:value="0.876586134502924" calcext:value-type="float">
            <text:p>0.876586134502924</text:p>
          </table:table-cell>
          <table:table-cell table:formula="of:=[.E130]*39.3701" office:value-type="float" office:value="17.2556418869968" calcext:value-type="float">
            <text:p>17.2556418869968</text:p>
          </table:table-cell>
          <table:table-cell table:formula="of:=[.F130]*39.3701" office:value-type="float" office:value="34.5112837739936" calcext:value-type="float">
            <text:p>34.5112837739936</text:p>
          </table:table-cell>
        </table:table-row>
        <table:table-row table:style-name="ro1">
          <table:table-cell table:formula="of:=[.A130]+1" office:value-type="float" office:value="153" calcext:value-type="float">
            <text:p>153</text:p>
          </table:table-cell>
          <table:table-cell table:formula="of:=299792458/([.A131]*1000000)" office:value-type="float" office:value="1.95942783006536" calcext:value-type="float">
            <text:p>1.95942783006536</text:p>
          </table:table-cell>
          <table:table-cell table:formula="of:=(1/3)*[.B131]" office:value-type="float" office:value="0.653142610021787" calcext:value-type="float">
            <text:p>0.653142610021787</text:p>
          </table:table-cell>
          <table:table-cell table:formula="of:=4*[.C131]" office:value-type="float" office:value="2.61257044008715" calcext:value-type="float">
            <text:p>2.61257044008715</text:p>
          </table:table-cell>
          <table:table-cell table:formula="of:=[.D131]/6" office:value-type="float" office:value="0.435428406681191" calcext:value-type="float">
            <text:p>0.435428406681191</text:p>
          </table:table-cell>
          <table:table-cell table:formula="of:=[.E131]*2" office:value-type="float" office:value="0.870856813362382" calcext:value-type="float">
            <text:p>0.870856813362382</text:p>
          </table:table-cell>
          <table:table-cell table:formula="of:=[.E131]*39.3701" office:value-type="float" office:value="17.1428599138792" calcext:value-type="float">
            <text:p>17.1428599138792</text:p>
          </table:table-cell>
          <table:table-cell table:formula="of:=[.F131]*39.3701" office:value-type="float" office:value="34.2857198277583" calcext:value-type="float">
            <text:p>34.2857198277583</text:p>
          </table:table-cell>
        </table:table-row>
        <table:table-row table:style-name="ro1">
          <table:table-cell table:formula="of:=[.A131]+1" office:value-type="float" office:value="154" calcext:value-type="float">
            <text:p>154</text:p>
          </table:table-cell>
          <table:table-cell table:formula="of:=299792458/([.A132]*1000000)" office:value-type="float" office:value="1.94670427272727" calcext:value-type="float">
            <text:p>1.94670427272727</text:p>
          </table:table-cell>
          <table:table-cell table:formula="of:=(1/3)*[.B132]" office:value-type="float" office:value="0.648901424242424" calcext:value-type="float">
            <text:p>0.648901424242424</text:p>
          </table:table-cell>
          <table:table-cell table:formula="of:=4*[.C132]" office:value-type="float" office:value="2.5956056969697" calcext:value-type="float">
            <text:p>2.5956056969697</text:p>
          </table:table-cell>
          <table:table-cell table:formula="of:=[.D132]/6" office:value-type="float" office:value="0.43260094949495" calcext:value-type="float">
            <text:p>0.43260094949495</text:p>
          </table:table-cell>
          <table:table-cell table:formula="of:=[.E132]*2" office:value-type="float" office:value="0.865201898989899" calcext:value-type="float">
            <text:p>0.865201898989899</text:p>
          </table:table-cell>
          <table:table-cell table:formula="of:=[.E132]*39.3701" office:value-type="float" office:value="17.0315426417111" calcext:value-type="float">
            <text:p>17.0315426417111</text:p>
          </table:table-cell>
          <table:table-cell table:formula="of:=[.F132]*39.3701" office:value-type="float" office:value="34.0630852834222" calcext:value-type="float">
            <text:p>34.0630852834222</text:p>
          </table:table-cell>
        </table:table-row>
        <table:table-row table:style-name="ro1">
          <table:table-cell table:formula="of:=[.A132]+1" office:value-type="float" office:value="155" calcext:value-type="float">
            <text:p>155</text:p>
          </table:table-cell>
          <table:table-cell table:formula="of:=299792458/([.A133]*1000000)" office:value-type="float" office:value="1.93414489032258" calcext:value-type="float">
            <text:p>1.93414489032258</text:p>
          </table:table-cell>
          <table:table-cell table:formula="of:=(1/3)*[.B133]" office:value-type="float" office:value="0.64471496344086" calcext:value-type="float">
            <text:p>0.64471496344086</text:p>
          </table:table-cell>
          <table:table-cell table:formula="of:=4*[.C133]" office:value-type="float" office:value="2.57885985376344" calcext:value-type="float">
            <text:p>2.57885985376344</text:p>
          </table:table-cell>
          <table:table-cell table:formula="of:=[.D133]/6" office:value-type="float" office:value="0.42980997562724" calcext:value-type="float">
            <text:p>0.42980997562724</text:p>
          </table:table-cell>
          <table:table-cell table:formula="of:=[.E133]*2" office:value-type="float" office:value="0.85961995125448" calcext:value-type="float">
            <text:p>0.85961995125448</text:p>
          </table:table-cell>
          <table:table-cell table:formula="of:=[.E133]*39.3701" office:value-type="float" office:value="16.921661721442" calcext:value-type="float">
            <text:p>16.921661721442</text:p>
          </table:table-cell>
          <table:table-cell table:formula="of:=[.F133]*39.3701" office:value-type="float" office:value="33.843323442884" calcext:value-type="float">
            <text:p>33.843323442884</text:p>
          </table:table-cell>
        </table:table-row>
        <table:table-row table:style-name="ro1">
          <table:table-cell table:formula="of:=[.A133]+1" office:value-type="float" office:value="156" calcext:value-type="float">
            <text:p>156</text:p>
          </table:table-cell>
          <table:table-cell table:formula="of:=299792458/([.A134]*1000000)" office:value-type="float" office:value="1.92174652564103" calcext:value-type="float">
            <text:p>1.92174652564103</text:p>
          </table:table-cell>
          <table:table-cell table:formula="of:=(1/3)*[.B134]" office:value-type="float" office:value="0.640582175213675" calcext:value-type="float">
            <text:p>0.640582175213675</text:p>
          </table:table-cell>
          <table:table-cell table:formula="of:=4*[.C134]" office:value-type="float" office:value="2.5623287008547" calcext:value-type="float">
            <text:p>2.5623287008547</text:p>
          </table:table-cell>
          <table:table-cell table:formula="of:=[.D134]/6" office:value-type="float" office:value="0.427054783475783" calcext:value-type="float">
            <text:p>0.427054783475783</text:p>
          </table:table-cell>
          <table:table-cell table:formula="of:=[.E134]*2" office:value-type="float" office:value="0.854109566951567" calcext:value-type="float">
            <text:p>0.854109566951567</text:p>
          </table:table-cell>
          <table:table-cell table:formula="of:=[.E134]*39.3701" office:value-type="float" office:value="16.8131895309199" calcext:value-type="float">
            <text:p>16.8131895309199</text:p>
          </table:table-cell>
          <table:table-cell table:formula="of:=[.F134]*39.3701" office:value-type="float" office:value="33.6263790618399" calcext:value-type="float">
            <text:p>33.6263790618399</text:p>
          </table:table-cell>
        </table:table-row>
        <table:table-row table:style-name="ro1">
          <table:table-cell table:formula="of:=[.A134]+1" office:value-type="float" office:value="157" calcext:value-type="float">
            <text:p>157</text:p>
          </table:table-cell>
          <table:table-cell table:formula="of:=299792458/([.A135]*1000000)" office:value-type="float" office:value="1.90950610191083" calcext:value-type="float">
            <text:p>1.90950610191083</text:p>
          </table:table-cell>
          <table:table-cell table:formula="of:=(1/3)*[.B135]" office:value-type="float" office:value="0.636502033970276" calcext:value-type="float">
            <text:p>0.636502033970276</text:p>
          </table:table-cell>
          <table:table-cell table:formula="of:=4*[.C135]" office:value-type="float" office:value="2.5460081358811" calcext:value-type="float">
            <text:p>2.5460081358811</text:p>
          </table:table-cell>
          <table:table-cell table:formula="of:=[.D135]/6" office:value-type="float" office:value="0.424334689313517" calcext:value-type="float">
            <text:p>0.424334689313517</text:p>
          </table:table-cell>
          <table:table-cell table:formula="of:=[.E135]*2" office:value-type="float" office:value="0.848669378627035" calcext:value-type="float">
            <text:p>0.848669378627035</text:p>
          </table:table-cell>
          <table:table-cell table:formula="of:=[.E135]*39.3701" office:value-type="float" office:value="16.7060991517421" calcext:value-type="float">
            <text:p>16.7060991517421</text:p>
          </table:table-cell>
          <table:table-cell table:formula="of:=[.F135]*39.3701" office:value-type="float" office:value="33.4121983034842" calcext:value-type="float">
            <text:p>33.4121983034842</text:p>
          </table:table-cell>
        </table:table-row>
        <table:table-row table:style-name="ro1">
          <table:table-cell table:formula="of:=[.A135]+1" office:value-type="float" office:value="158" calcext:value-type="float">
            <text:p>158</text:p>
          </table:table-cell>
          <table:table-cell table:formula="of:=299792458/([.A136]*1000000)" office:value-type="float" office:value="1.89742062025316" calcext:value-type="float">
            <text:p>1.89742062025316</text:p>
          </table:table-cell>
          <table:table-cell table:formula="of:=(1/3)*[.B136]" office:value-type="float" office:value="0.632473540084388" calcext:value-type="float">
            <text:p>0.632473540084388</text:p>
          </table:table-cell>
          <table:table-cell table:formula="of:=4*[.C136]" office:value-type="float" office:value="2.52989416033755" calcext:value-type="float">
            <text:p>2.52989416033755</text:p>
          </table:table-cell>
          <table:table-cell table:formula="of:=[.D136]/6" office:value-type="float" office:value="0.421649026722925" calcext:value-type="float">
            <text:p>0.421649026722925</text:p>
          </table:table-cell>
          <table:table-cell table:formula="of:=[.E136]*2" office:value-type="float" office:value="0.843298053445851" calcext:value-type="float">
            <text:p>0.843298053445851</text:p>
          </table:table-cell>
          <table:table-cell table:formula="of:=[.E136]*39.3701" office:value-type="float" office:value="16.6003643469842" calcext:value-type="float">
            <text:p>16.6003643469842</text:p>
          </table:table-cell>
          <table:table-cell table:formula="of:=[.F136]*39.3701" office:value-type="float" office:value="33.2007286939685" calcext:value-type="float">
            <text:p>33.2007286939685</text:p>
          </table:table-cell>
        </table:table-row>
        <table:table-row table:style-name="ro1">
          <table:table-cell table:formula="of:=[.A136]+1" office:value-type="float" office:value="159" calcext:value-type="float">
            <text:p>159</text:p>
          </table:table-cell>
          <table:table-cell table:formula="of:=299792458/([.A137]*1000000)" office:value-type="float" office:value="1.8854871572327" calcext:value-type="float">
            <text:p>1.8854871572327</text:p>
          </table:table-cell>
          <table:table-cell table:formula="of:=(1/3)*[.B137]" office:value-type="float" office:value="0.628495719077568" calcext:value-type="float">
            <text:p>0.628495719077568</text:p>
          </table:table-cell>
          <table:table-cell table:formula="of:=4*[.C137]" office:value-type="float" office:value="2.51398287631027" calcext:value-type="float">
            <text:p>2.51398287631027</text:p>
          </table:table-cell>
          <table:table-cell table:formula="of:=[.D137]/6" office:value-type="float" office:value="0.418997146051712" calcext:value-type="float">
            <text:p>0.418997146051712</text:p>
          </table:table-cell>
          <table:table-cell table:formula="of:=[.E137]*2" office:value-type="float" office:value="0.837994292103424" calcext:value-type="float">
            <text:p>0.837994292103424</text:p>
          </table:table-cell>
          <table:table-cell table:formula="of:=[.E137]*39.3701" office:value-type="float" office:value="16.4959595397705" calcext:value-type="float">
            <text:p>16.4959595397705</text:p>
          </table:table-cell>
          <table:table-cell table:formula="of:=[.F137]*39.3701" office:value-type="float" office:value="32.991919079541" calcext:value-type="float">
            <text:p>32.991919079541</text:p>
          </table:table-cell>
        </table:table-row>
        <table:table-row table:style-name="ro1">
          <table:table-cell table:formula="of:=[.A137]+1" office:value-type="float" office:value="160" calcext:value-type="float">
            <text:p>160</text:p>
          </table:table-cell>
          <table:table-cell table:formula="of:=299792458/([.A138]*1000000)" office:value-type="float" office:value="1.8737028625" calcext:value-type="float">
            <text:p>1.8737028625</text:p>
          </table:table-cell>
          <table:table-cell table:formula="of:=(1/3)*[.B138]" office:value-type="float" office:value="0.624567620833333" calcext:value-type="float">
            <text:p>0.624567620833333</text:p>
          </table:table-cell>
          <table:table-cell table:formula="of:=4*[.C138]" office:value-type="float" office:value="2.49827048333333" calcext:value-type="float">
            <text:p>2.49827048333333</text:p>
          </table:table-cell>
          <table:table-cell table:formula="of:=[.D138]/6" office:value-type="float" office:value="0.416378413888889" calcext:value-type="float">
            <text:p>0.416378413888889</text:p>
          </table:table-cell>
          <table:table-cell table:formula="of:=[.E138]*2" office:value-type="float" office:value="0.832756827777778" calcext:value-type="float">
            <text:p>0.832756827777778</text:p>
          </table:table-cell>
          <table:table-cell table:formula="of:=[.E138]*39.3701" office:value-type="float" office:value="16.3928597926469" calcext:value-type="float">
            <text:p>16.3928597926469</text:p>
          </table:table-cell>
          <table:table-cell table:formula="of:=[.F138]*39.3701" office:value-type="float" office:value="32.7857195852939" calcext:value-type="float">
            <text:p>32.7857195852939</text:p>
          </table:table-cell>
        </table:table-row>
        <table:table-row table:style-name="ro1">
          <table:table-cell table:formula="of:=[.A138]+1" office:value-type="float" office:value="161" calcext:value-type="float">
            <text:p>161</text:p>
          </table:table-cell>
          <table:table-cell table:formula="of:=299792458/([.A139]*1000000)" office:value-type="float" office:value="1.86206495652174" calcext:value-type="float">
            <text:p>1.86206495652174</text:p>
          </table:table-cell>
          <table:table-cell table:formula="of:=(1/3)*[.B139]" office:value-type="float" office:value="0.62068831884058" calcext:value-type="float">
            <text:p>0.62068831884058</text:p>
          </table:table-cell>
          <table:table-cell table:formula="of:=4*[.C139]" office:value-type="float" office:value="2.48275327536232" calcext:value-type="float">
            <text:p>2.48275327536232</text:p>
          </table:table-cell>
          <table:table-cell table:formula="of:=[.D139]/6" office:value-type="float" office:value="0.413792212560386" calcext:value-type="float">
            <text:p>0.413792212560386</text:p>
          </table:table-cell>
          <table:table-cell table:formula="of:=[.E139]*2" office:value-type="float" office:value="0.827584425120773" calcext:value-type="float">
            <text:p>0.827584425120773</text:p>
          </table:table-cell>
          <table:table-cell table:formula="of:=[.E139]*39.3701" office:value-type="float" office:value="16.2910407877237" calcext:value-type="float">
            <text:p>16.2910407877237</text:p>
          </table:table-cell>
          <table:table-cell table:formula="of:=[.F139]*39.3701" office:value-type="float" office:value="32.5820815754473" calcext:value-type="float">
            <text:p>32.5820815754473</text:p>
          </table:table-cell>
        </table:table-row>
        <table:table-row table:style-name="ro1">
          <table:table-cell table:formula="of:=[.A139]+1" office:value-type="float" office:value="162" calcext:value-type="float">
            <text:p>162</text:p>
          </table:table-cell>
          <table:table-cell table:formula="of:=299792458/([.A140]*1000000)" office:value-type="float" office:value="1.85057072839506" calcext:value-type="float">
            <text:p>1.85057072839506</text:p>
          </table:table-cell>
          <table:table-cell table:formula="of:=(1/3)*[.B140]" office:value-type="float" office:value="0.616856909465021" calcext:value-type="float">
            <text:p>0.616856909465021</text:p>
          </table:table-cell>
          <table:table-cell table:formula="of:=4*[.C140]" office:value-type="float" office:value="2.46742763786008" calcext:value-type="float">
            <text:p>2.46742763786008</text:p>
          </table:table-cell>
          <table:table-cell table:formula="of:=[.D140]/6" office:value-type="float" office:value="0.411237939643347" calcext:value-type="float">
            <text:p>0.411237939643347</text:p>
          </table:table-cell>
          <table:table-cell table:formula="of:=[.E140]*2" office:value-type="float" office:value="0.822475879286694" calcext:value-type="float">
            <text:p>0.822475879286694</text:p>
          </table:table-cell>
          <table:table-cell table:formula="of:=[.E140]*39.3701" office:value-type="float" office:value="16.1904788075525" calcext:value-type="float">
            <text:p>16.1904788075525</text:p>
          </table:table-cell>
          <table:table-cell table:formula="of:=[.F140]*39.3701" office:value-type="float" office:value="32.3809576151051" calcext:value-type="float">
            <text:p>32.3809576151051</text:p>
          </table:table-cell>
        </table:table-row>
        <table:table-row table:style-name="ro1">
          <table:table-cell table:formula="of:=[.A140]+1" office:value-type="float" office:value="163" calcext:value-type="float">
            <text:p>163</text:p>
          </table:table-cell>
          <table:table-cell table:formula="of:=299792458/([.A141]*1000000)" office:value-type="float" office:value="1.83921753374233" calcext:value-type="float">
            <text:p>1.83921753374233</text:p>
          </table:table-cell>
          <table:table-cell table:formula="of:=(1/3)*[.B141]" office:value-type="float" office:value="0.613072511247444" calcext:value-type="float">
            <text:p>0.613072511247444</text:p>
          </table:table-cell>
          <table:table-cell table:formula="of:=4*[.C141]" office:value-type="float" office:value="2.45229004498977" calcext:value-type="float">
            <text:p>2.45229004498977</text:p>
          </table:table-cell>
          <table:table-cell table:formula="of:=[.D141]/6" office:value-type="float" office:value="0.408715007498296" calcext:value-type="float">
            <text:p>0.408715007498296</text:p>
          </table:table-cell>
          <table:table-cell table:formula="of:=[.E141]*2" office:value-type="float" office:value="0.817430014996592" calcext:value-type="float">
            <text:p>0.817430014996592</text:p>
          </table:table-cell>
          <table:table-cell table:formula="of:=[.E141]*39.3701" office:value-type="float" office:value="16.0911507167087" calcext:value-type="float">
            <text:p>16.0911507167087</text:p>
          </table:table-cell>
          <table:table-cell table:formula="of:=[.F141]*39.3701" office:value-type="float" office:value="32.1823014334173" calcext:value-type="float">
            <text:p>32.1823014334173</text:p>
          </table:table-cell>
        </table:table-row>
        <table:table-row table:style-name="ro1">
          <table:table-cell table:formula="of:=[.A141]+1" office:value-type="float" office:value="164" calcext:value-type="float">
            <text:p>164</text:p>
          </table:table-cell>
          <table:table-cell table:formula="of:=299792458/([.A142]*1000000)" office:value-type="float" office:value="1.82800279268293" calcext:value-type="float">
            <text:p>1.82800279268293</text:p>
          </table:table-cell>
          <table:table-cell table:formula="of:=(1/3)*[.B142]" office:value-type="float" office:value="0.609334264227642" calcext:value-type="float">
            <text:p>0.609334264227642</text:p>
          </table:table-cell>
          <table:table-cell table:formula="of:=4*[.C142]" office:value-type="float" office:value="2.43733705691057" calcext:value-type="float">
            <text:p>2.43733705691057</text:p>
          </table:table-cell>
          <table:table-cell table:formula="of:=[.D142]/6" office:value-type="float" office:value="0.406222842818428" calcext:value-type="float">
            <text:p>0.406222842818428</text:p>
          </table:table-cell>
          <table:table-cell table:formula="of:=[.E142]*2" office:value-type="float" office:value="0.812445685636856" calcext:value-type="float">
            <text:p>0.812445685636856</text:p>
          </table:table-cell>
          <table:table-cell table:formula="of:=[.E142]*39.3701" office:value-type="float" office:value="15.9930339440458" calcext:value-type="float">
            <text:p>15.9930339440458</text:p>
          </table:table-cell>
          <table:table-cell table:formula="of:=[.F142]*39.3701" office:value-type="float" office:value="31.9860678880916" calcext:value-type="float">
            <text:p>31.9860678880916</text:p>
          </table:table-cell>
        </table:table-row>
        <table:table-row table:style-name="ro1">
          <table:table-cell table:formula="of:=[.A142]+1" office:value-type="float" office:value="165" calcext:value-type="float">
            <text:p>165</text:p>
          </table:table-cell>
          <table:table-cell table:formula="of:=299792458/([.A143]*1000000)" office:value-type="float" office:value="1.81692398787879" calcext:value-type="float">
            <text:p>1.81692398787879</text:p>
          </table:table-cell>
          <table:table-cell table:formula="of:=(1/3)*[.B143]" office:value-type="float" office:value="0.605641329292929" calcext:value-type="float">
            <text:p>0.605641329292929</text:p>
          </table:table-cell>
          <table:table-cell table:formula="of:=4*[.C143]" office:value-type="float" office:value="2.42256531717172" calcext:value-type="float">
            <text:p>2.42256531717172</text:p>
          </table:table-cell>
          <table:table-cell table:formula="of:=[.D143]/6" office:value-type="float" office:value="0.403760886195286" calcext:value-type="float">
            <text:p>0.403760886195286</text:p>
          </table:table-cell>
          <table:table-cell table:formula="of:=[.E143]*2" office:value-type="float" office:value="0.807521772390572" calcext:value-type="float">
            <text:p>0.807521772390572</text:p>
          </table:table-cell>
          <table:table-cell table:formula="of:=[.E143]*39.3701" office:value-type="float" office:value="15.896106465597" calcext:value-type="float">
            <text:p>15.896106465597</text:p>
          </table:table-cell>
          <table:table-cell table:formula="of:=[.F143]*39.3701" office:value-type="float" office:value="31.7922129311941" calcext:value-type="float">
            <text:p>31.7922129311941</text:p>
          </table:table-cell>
        </table:table-row>
        <table:table-row table:style-name="ro1">
          <table:table-cell table:formula="of:=[.A143]+1" office:value-type="float" office:value="166" calcext:value-type="float">
            <text:p>166</text:p>
          </table:table-cell>
          <table:table-cell table:formula="of:=299792458/([.A144]*1000000)" office:value-type="float" office:value="1.8059786626506" calcext:value-type="float">
            <text:p>1.8059786626506</text:p>
          </table:table-cell>
          <table:table-cell table:formula="of:=(1/3)*[.B144]" office:value-type="float" office:value="0.601992887550201" calcext:value-type="float">
            <text:p>0.601992887550201</text:p>
          </table:table-cell>
          <table:table-cell table:formula="of:=4*[.C144]" office:value-type="float" office:value="2.4079715502008" calcext:value-type="float">
            <text:p>2.4079715502008</text:p>
          </table:table-cell>
          <table:table-cell table:formula="of:=[.D144]/6" office:value-type="float" office:value="0.401328591700134" calcext:value-type="float">
            <text:p>0.401328591700134</text:p>
          </table:table-cell>
          <table:table-cell table:formula="of:=[.E144]*2" office:value-type="float" office:value="0.802657183400268" calcext:value-type="float">
            <text:p>0.802657183400268</text:p>
          </table:table-cell>
          <table:table-cell table:formula="of:=[.E144]*39.3701" office:value-type="float" office:value="15.8003467880934" calcext:value-type="float">
            <text:p>15.8003467880934</text:p>
          </table:table-cell>
          <table:table-cell table:formula="of:=[.F144]*39.3701" office:value-type="float" office:value="31.6006935761869" calcext:value-type="float">
            <text:p>31.6006935761869</text:p>
          </table:table-cell>
        </table:table-row>
        <table:table-row table:style-name="ro1">
          <table:table-cell table:formula="of:=[.A144]+1" office:value-type="float" office:value="167" calcext:value-type="float">
            <text:p>167</text:p>
          </table:table-cell>
          <table:table-cell table:formula="of:=299792458/([.A145]*1000000)" office:value-type="float" office:value="1.79516441916168" calcext:value-type="float">
            <text:p>1.79516441916168</text:p>
          </table:table-cell>
          <table:table-cell table:formula="of:=(1/3)*[.B145]" office:value-type="float" office:value="0.598388139720559" calcext:value-type="float">
            <text:p>0.598388139720559</text:p>
          </table:table-cell>
          <table:table-cell table:formula="of:=4*[.C145]" office:value-type="float" office:value="2.39355255888224" calcext:value-type="float">
            <text:p>2.39355255888224</text:p>
          </table:table-cell>
          <table:table-cell table:formula="of:=[.D145]/6" office:value-type="float" office:value="0.398925426480373" calcext:value-type="float">
            <text:p>0.398925426480373</text:p>
          </table:table-cell>
          <table:table-cell table:formula="of:=[.E145]*2" office:value-type="float" office:value="0.797850852960745" calcext:value-type="float">
            <text:p>0.797850852960745</text:p>
          </table:table-cell>
          <table:table-cell table:formula="of:=[.E145]*39.3701" office:value-type="float" office:value="15.7057339330749" calcext:value-type="float">
            <text:p>15.7057339330749</text:p>
          </table:table-cell>
          <table:table-cell table:formula="of:=[.F145]*39.3701" office:value-type="float" office:value="31.4114678661498" calcext:value-type="float">
            <text:p>31.4114678661498</text:p>
          </table:table-cell>
        </table:table-row>
        <table:table-row table:style-name="ro1">
          <table:table-cell table:formula="of:=[.A145]+1" office:value-type="float" office:value="168" calcext:value-type="float">
            <text:p>168</text:p>
          </table:table-cell>
          <table:table-cell table:formula="of:=299792458/([.A146]*1000000)" office:value-type="float" office:value="1.78447891666667" calcext:value-type="float">
            <text:p>1.78447891666667</text:p>
          </table:table-cell>
          <table:table-cell table:formula="of:=(1/3)*[.B146]" office:value-type="float" office:value="0.594826305555556" calcext:value-type="float">
            <text:p>0.594826305555556</text:p>
          </table:table-cell>
          <table:table-cell table:formula="of:=4*[.C146]" office:value-type="float" office:value="2.37930522222222" calcext:value-type="float">
            <text:p>2.37930522222222</text:p>
          </table:table-cell>
          <table:table-cell table:formula="of:=[.D146]/6" office:value-type="float" office:value="0.39655087037037" calcext:value-type="float">
            <text:p>0.39655087037037</text:p>
          </table:table-cell>
          <table:table-cell table:formula="of:=[.E146]*2" office:value-type="float" office:value="0.793101740740741" calcext:value-type="float">
            <text:p>0.793101740740741</text:p>
          </table:table-cell>
          <table:table-cell table:formula="of:=[.E146]*39.3701" office:value-type="float" office:value="15.6122474215685" calcext:value-type="float">
            <text:p>15.6122474215685</text:p>
          </table:table-cell>
          <table:table-cell table:formula="of:=[.F146]*39.3701" office:value-type="float" office:value="31.224494843137" calcext:value-type="float">
            <text:p>31.224494843137</text:p>
          </table:table-cell>
        </table:table-row>
        <table:table-row table:style-name="ro1">
          <table:table-cell table:formula="of:=[.A146]+1" office:value-type="float" office:value="169" calcext:value-type="float">
            <text:p>169</text:p>
          </table:table-cell>
          <table:table-cell table:formula="of:=299792458/([.A147]*1000000)" office:value-type="float" office:value="1.77391986982249" calcext:value-type="float">
            <text:p>1.77391986982249</text:p>
          </table:table-cell>
          <table:table-cell table:formula="of:=(1/3)*[.B147]" office:value-type="float" office:value="0.591306623274162" calcext:value-type="float">
            <text:p>0.591306623274162</text:p>
          </table:table-cell>
          <table:table-cell table:formula="of:=4*[.C147]" office:value-type="float" office:value="2.36522649309665" calcext:value-type="float">
            <text:p>2.36522649309665</text:p>
          </table:table-cell>
          <table:table-cell table:formula="of:=[.D147]/6" office:value-type="float" office:value="0.394204415516108" calcext:value-type="float">
            <text:p>0.394204415516108</text:p>
          </table:table-cell>
          <table:table-cell table:formula="of:=[.E147]*2" office:value-type="float" office:value="0.788408831032216" calcext:value-type="float">
            <text:p>0.788408831032216</text:p>
          </table:table-cell>
          <table:table-cell table:formula="of:=[.E147]*39.3701" office:value-type="float" office:value="15.5198672593107" calcext:value-type="float">
            <text:p>15.5198672593107</text:p>
          </table:table-cell>
          <table:table-cell table:formula="of:=[.F147]*39.3701" office:value-type="float" office:value="31.0397345186214" calcext:value-type="float">
            <text:p>31.0397345186214</text:p>
          </table:table-cell>
        </table:table-row>
        <table:table-row table:style-name="ro1">
          <table:table-cell table:formula="of:=[.A147]+1" office:value-type="float" office:value="170" calcext:value-type="float">
            <text:p>170</text:p>
          </table:table-cell>
          <table:table-cell table:formula="of:=299792458/([.A148]*1000000)" office:value-type="float" office:value="1.76348504705882" calcext:value-type="float">
            <text:p>1.76348504705882</text:p>
          </table:table-cell>
          <table:table-cell table:formula="of:=(1/3)*[.B148]" office:value-type="float" office:value="0.587828349019608" calcext:value-type="float">
            <text:p>0.587828349019608</text:p>
          </table:table-cell>
          <table:table-cell table:formula="of:=4*[.C148]" office:value-type="float" office:value="2.35131339607843" calcext:value-type="float">
            <text:p>2.35131339607843</text:p>
          </table:table-cell>
          <table:table-cell table:formula="of:=[.D148]/6" office:value-type="float" office:value="0.391885566013072" calcext:value-type="float">
            <text:p>0.391885566013072</text:p>
          </table:table-cell>
          <table:table-cell table:formula="of:=[.E148]*2" office:value-type="float" office:value="0.783771132026144" calcext:value-type="float">
            <text:p>0.783771132026144</text:p>
          </table:table-cell>
          <table:table-cell table:formula="of:=[.E148]*39.3701" office:value-type="float" office:value="15.4285739224912" calcext:value-type="float">
            <text:p>15.4285739224912</text:p>
          </table:table-cell>
          <table:table-cell table:formula="of:=[.F148]*39.3701" office:value-type="float" office:value="30.8571478449825" calcext:value-type="float">
            <text:p>30.8571478449825</text:p>
          </table:table-cell>
        </table:table-row>
        <table:table-row table:style-name="ro1">
          <table:table-cell table:formula="of:=[.A148]+1" office:value-type="float" office:value="171" calcext:value-type="float">
            <text:p>171</text:p>
          </table:table-cell>
          <table:table-cell table:formula="of:=299792458/([.A149]*1000000)" office:value-type="float" office:value="1.75317226900585" calcext:value-type="float">
            <text:p>1.75317226900585</text:p>
          </table:table-cell>
          <table:table-cell table:formula="of:=(1/3)*[.B149]" office:value-type="float" office:value="0.584390756335283" calcext:value-type="float">
            <text:p>0.584390756335283</text:p>
          </table:table-cell>
          <table:table-cell table:formula="of:=4*[.C149]" office:value-type="float" office:value="2.33756302534113" calcext:value-type="float">
            <text:p>2.33756302534113</text:p>
          </table:table-cell>
          <table:table-cell table:formula="of:=[.D149]/6" office:value-type="float" office:value="0.389593837556855" calcext:value-type="float">
            <text:p>0.389593837556855</text:p>
          </table:table-cell>
          <table:table-cell table:formula="of:=[.E149]*2" office:value-type="float" office:value="0.77918767511371" calcext:value-type="float">
            <text:p>0.77918767511371</text:p>
          </table:table-cell>
          <table:table-cell table:formula="of:=[.E149]*39.3701" office:value-type="float" office:value="15.3383483439971" calcext:value-type="float">
            <text:p>15.3383483439971</text:p>
          </table:table-cell>
          <table:table-cell table:formula="of:=[.F149]*39.3701" office:value-type="float" office:value="30.6766966879943" calcext:value-type="float">
            <text:p>30.6766966879943</text:p>
          </table:table-cell>
        </table:table-row>
        <table:table-row table:style-name="ro1">
          <table:table-cell table:formula="of:=[.A149]+1" office:value-type="float" office:value="172" calcext:value-type="float">
            <text:p>172</text:p>
          </table:table-cell>
          <table:table-cell table:formula="of:=299792458/([.A150]*1000000)" office:value-type="float" office:value="1.74297940697674" calcext:value-type="float">
            <text:p>1.74297940697674</text:p>
          </table:table-cell>
          <table:table-cell table:formula="of:=(1/3)*[.B150]" office:value-type="float" office:value="0.580993135658915" calcext:value-type="float">
            <text:p>0.580993135658915</text:p>
          </table:table-cell>
          <table:table-cell table:formula="of:=4*[.C150]" office:value-type="float" office:value="2.32397254263566" calcext:value-type="float">
            <text:p>2.32397254263566</text:p>
          </table:table-cell>
          <table:table-cell table:formula="of:=[.D150]/6" office:value-type="float" office:value="0.387328757105943" calcext:value-type="float">
            <text:p>0.387328757105943</text:p>
          </table:table-cell>
          <table:table-cell table:formula="of:=[.E150]*2" office:value-type="float" office:value="0.774657514211886" calcext:value-type="float">
            <text:p>0.774657514211886</text:p>
          </table:table-cell>
          <table:table-cell table:formula="of:=[.E150]*39.3701" office:value-type="float" office:value="15.2491719001367" calcext:value-type="float">
            <text:p>15.2491719001367</text:p>
          </table:table-cell>
          <table:table-cell table:formula="of:=[.F150]*39.3701" office:value-type="float" office:value="30.4983438002734" calcext:value-type="float">
            <text:p>30.4983438002734</text:p>
          </table:table-cell>
        </table:table-row>
        <table:table-row table:style-name="ro1">
          <table:table-cell table:formula="of:=[.A150]+1" office:value-type="float" office:value="173" calcext:value-type="float">
            <text:p>173</text:p>
          </table:table-cell>
          <table:table-cell table:formula="of:=299792458/([.A151]*1000000)" office:value-type="float" office:value="1.73290438150289" calcext:value-type="float">
            <text:p>1.73290438150289</text:p>
          </table:table-cell>
          <table:table-cell table:formula="of:=(1/3)*[.B151]" office:value-type="float" office:value="0.577634793834297" calcext:value-type="float">
            <text:p>0.577634793834297</text:p>
          </table:table-cell>
          <table:table-cell table:formula="of:=4*[.C151]" office:value-type="float" office:value="2.31053917533719" calcext:value-type="float">
            <text:p>2.31053917533719</text:p>
          </table:table-cell>
          <table:table-cell table:formula="of:=[.D151]/6" office:value-type="float" office:value="0.385089862556198" calcext:value-type="float">
            <text:p>0.385089862556198</text:p>
          </table:table-cell>
          <table:table-cell table:formula="of:=[.E151]*2" office:value-type="float" office:value="0.770179725112396" calcext:value-type="float">
            <text:p>0.770179725112396</text:p>
          </table:table-cell>
          <table:table-cell table:formula="of:=[.E151]*39.3701" office:value-type="float" office:value="15.1610263978238" calcext:value-type="float">
            <text:p>15.1610263978238</text:p>
          </table:table-cell>
          <table:table-cell table:formula="of:=[.F151]*39.3701" office:value-type="float" office:value="30.3220527956475" calcext:value-type="float">
            <text:p>30.3220527956475</text:p>
          </table:table-cell>
        </table:table-row>
        <table:table-row table:style-name="ro1">
          <table:table-cell table:formula="of:=[.A151]+1" office:value-type="float" office:value="174" calcext:value-type="float">
            <text:p>174</text:p>
          </table:table-cell>
          <table:table-cell table:formula="of:=299792458/([.A152]*1000000)" office:value-type="float" office:value="1.72294516091954" calcext:value-type="float">
            <text:p>1.72294516091954</text:p>
          </table:table-cell>
          <table:table-cell table:formula="of:=(1/3)*[.B152]" office:value-type="float" office:value="0.574315053639847" calcext:value-type="float">
            <text:p>0.574315053639847</text:p>
          </table:table-cell>
          <table:table-cell table:formula="of:=4*[.C152]" office:value-type="float" office:value="2.29726021455939" calcext:value-type="float">
            <text:p>2.29726021455939</text:p>
          </table:table-cell>
          <table:table-cell table:formula="of:=[.D152]/6" office:value-type="float" office:value="0.382876702426564" calcext:value-type="float">
            <text:p>0.382876702426564</text:p>
          </table:table-cell>
          <table:table-cell table:formula="of:=[.E152]*2" office:value-type="float" office:value="0.765753404853129" calcext:value-type="float">
            <text:p>0.765753404853129</text:p>
          </table:table-cell>
          <table:table-cell table:formula="of:=[.E152]*39.3701" office:value-type="float" office:value="15.0738940622041" calcext:value-type="float">
            <text:p>15.0738940622041</text:p>
          </table:table-cell>
          <table:table-cell table:formula="of:=[.F152]*39.3701" office:value-type="float" office:value="30.1477881244082" calcext:value-type="float">
            <text:p>30.1477881244082</text:p>
          </table:table-cell>
        </table:table-row>
        <table:table-row table:style-name="ro1">
          <table:table-cell table:formula="of:=[.A152]+1" office:value-type="float" office:value="175" calcext:value-type="float">
            <text:p>175</text:p>
          </table:table-cell>
          <table:table-cell table:formula="of:=299792458/([.A153]*1000000)" office:value-type="float" office:value="1.71309976" calcext:value-type="float">
            <text:p>1.71309976</text:p>
          </table:table-cell>
          <table:table-cell table:formula="of:=(1/3)*[.B153]" office:value-type="float" office:value="0.571033253333333" calcext:value-type="float">
            <text:p>0.571033253333333</text:p>
          </table:table-cell>
          <table:table-cell table:formula="of:=4*[.C153]" office:value-type="float" office:value="2.28413301333333" calcext:value-type="float">
            <text:p>2.28413301333333</text:p>
          </table:table-cell>
          <table:table-cell table:formula="of:=[.D153]/6" office:value-type="float" office:value="0.380688835555556" calcext:value-type="float">
            <text:p>0.380688835555556</text:p>
          </table:table-cell>
          <table:table-cell table:formula="of:=[.E153]*2" office:value-type="float" office:value="0.761377671111111" calcext:value-type="float">
            <text:p>0.761377671111111</text:p>
          </table:table-cell>
          <table:table-cell table:formula="of:=[.E153]*39.3701" office:value-type="float" office:value="14.9877575247058" calcext:value-type="float">
            <text:p>14.9877575247058</text:p>
          </table:table-cell>
          <table:table-cell table:formula="of:=[.F153]*39.3701" office:value-type="float" office:value="29.9755150494116" calcext:value-type="float">
            <text:p>29.9755150494116</text:p>
          </table:table-cell>
        </table:table-row>
        <table:table-row table:style-name="ro1">
          <table:table-cell table:formula="of:=[.A153]+1" office:value-type="float" office:value="176" calcext:value-type="float">
            <text:p>176</text:p>
          </table:table-cell>
          <table:table-cell table:formula="of:=299792458/([.A154]*1000000)" office:value-type="float" office:value="1.70336623863636" calcext:value-type="float">
            <text:p>1.70336623863636</text:p>
          </table:table-cell>
          <table:table-cell table:formula="of:=(1/3)*[.B154]" office:value-type="float" office:value="0.567788746212121" calcext:value-type="float">
            <text:p>0.567788746212121</text:p>
          </table:table-cell>
          <table:table-cell table:formula="of:=4*[.C154]" office:value-type="float" office:value="2.27115498484848" calcext:value-type="float">
            <text:p>2.27115498484848</text:p>
          </table:table-cell>
          <table:table-cell table:formula="of:=[.D154]/6" office:value-type="float" office:value="0.378525830808081" calcext:value-type="float">
            <text:p>0.378525830808081</text:p>
          </table:table-cell>
          <table:table-cell table:formula="of:=[.E154]*2" office:value-type="float" office:value="0.757051661616162" calcext:value-type="float">
            <text:p>0.757051661616162</text:p>
          </table:table-cell>
          <table:table-cell table:formula="of:=[.E154]*39.3701" office:value-type="float" office:value="14.9025998114972" calcext:value-type="float">
            <text:p>14.9025998114972</text:p>
          </table:table-cell>
          <table:table-cell table:formula="of:=[.F154]*39.3701" office:value-type="float" office:value="29.8051996229944" calcext:value-type="float">
            <text:p>29.8051996229944</text:p>
          </table:table-cell>
        </table:table-row>
        <table:table-row table:style-name="ro1">
          <table:table-cell table:formula="of:=[.A154]+1" office:value-type="float" office:value="177" calcext:value-type="float">
            <text:p>177</text:p>
          </table:table-cell>
          <table:table-cell table:formula="of:=299792458/([.A155]*1000000)" office:value-type="float" office:value="1.69374270056497" calcext:value-type="float">
            <text:p>1.69374270056497</text:p>
          </table:table-cell>
          <table:table-cell table:formula="of:=(1/3)*[.B155]" office:value-type="float" office:value="0.564580900188324" calcext:value-type="float">
            <text:p>0.564580900188324</text:p>
          </table:table-cell>
          <table:table-cell table:formula="of:=4*[.C155]" office:value-type="float" office:value="2.2583236007533" calcext:value-type="float">
            <text:p>2.2583236007533</text:p>
          </table:table-cell>
          <table:table-cell table:formula="of:=[.D155]/6" office:value-type="float" office:value="0.376387266792216" calcext:value-type="float">
            <text:p>0.376387266792216</text:p>
          </table:table-cell>
          <table:table-cell table:formula="of:=[.E155]*2" office:value-type="float" office:value="0.752774533584432" calcext:value-type="float">
            <text:p>0.752774533584432</text:p>
          </table:table-cell>
          <table:table-cell table:formula="of:=[.E155]*39.3701" office:value-type="float" office:value="14.8184043323362" calcext:value-type="float">
            <text:p>14.8184043323362</text:p>
          </table:table-cell>
          <table:table-cell table:formula="of:=[.F155]*39.3701" office:value-type="float" office:value="29.6368086646724" calcext:value-type="float">
            <text:p>29.6368086646724</text:p>
          </table:table-cell>
        </table:table-row>
        <table:table-row table:style-name="ro1">
          <table:table-cell table:formula="of:=[.A155]+1" office:value-type="float" office:value="178" calcext:value-type="float">
            <text:p>178</text:p>
          </table:table-cell>
          <table:table-cell table:formula="of:=299792458/([.A156]*1000000)" office:value-type="float" office:value="1.68422729213483" calcext:value-type="float">
            <text:p>1.68422729213483</text:p>
          </table:table-cell>
          <table:table-cell table:formula="of:=(1/3)*[.B156]" office:value-type="float" office:value="0.561409097378277" calcext:value-type="float">
            <text:p>0.561409097378277</text:p>
          </table:table-cell>
          <table:table-cell table:formula="of:=4*[.C156]" office:value-type="float" office:value="2.24563638951311" calcext:value-type="float">
            <text:p>2.24563638951311</text:p>
          </table:table-cell>
          <table:table-cell table:formula="of:=[.D156]/6" office:value-type="float" office:value="0.374272731585518" calcext:value-type="float">
            <text:p>0.374272731585518</text:p>
          </table:table-cell>
          <table:table-cell table:formula="of:=[.E156]*2" office:value-type="float" office:value="0.748545463171036" calcext:value-type="float">
            <text:p>0.748545463171036</text:p>
          </table:table-cell>
          <table:table-cell table:formula="of:=[.E156]*39.3701" office:value-type="float" office:value="14.735154869795" calcext:value-type="float">
            <text:p>14.735154869795</text:p>
          </table:table-cell>
          <table:table-cell table:formula="of:=[.F156]*39.3701" office:value-type="float" office:value="29.47030973959" calcext:value-type="float">
            <text:p>29.47030973959</text:p>
          </table:table-cell>
        </table:table-row>
        <table:table-row table:style-name="ro1">
          <table:table-cell table:formula="of:=[.A156]+1" office:value-type="float" office:value="179" calcext:value-type="float">
            <text:p>179</text:p>
          </table:table-cell>
          <table:table-cell table:formula="of:=299792458/([.A157]*1000000)" office:value-type="float" office:value="1.67481820111732" calcext:value-type="float">
            <text:p>1.67481820111732</text:p>
          </table:table-cell>
          <table:table-cell table:formula="of:=(1/3)*[.B157]" office:value-type="float" office:value="0.558272733705773" calcext:value-type="float">
            <text:p>0.558272733705773</text:p>
          </table:table-cell>
          <table:table-cell table:formula="of:=4*[.C157]" office:value-type="float" office:value="2.23309093482309" calcext:value-type="float">
            <text:p>2.23309093482309</text:p>
          </table:table-cell>
          <table:table-cell table:formula="of:=[.D157]/6" office:value-type="float" office:value="0.372181822470515" calcext:value-type="float">
            <text:p>0.372181822470515</text:p>
          </table:table-cell>
          <table:table-cell table:formula="of:=[.E157]*2" office:value-type="float" office:value="0.74436364494103" calcext:value-type="float">
            <text:p>0.74436364494103</text:p>
          </table:table-cell>
          <table:table-cell table:formula="of:=[.E157]*39.3701" office:value-type="float" office:value="14.6528355688464" calcext:value-type="float">
            <text:p>14.6528355688464</text:p>
          </table:table-cell>
          <table:table-cell table:formula="of:=[.F157]*39.3701" office:value-type="float" office:value="29.3056711376929" calcext:value-type="float">
            <text:p>29.3056711376929</text:p>
          </table:table-cell>
        </table:table-row>
        <table:table-row table:style-name="ro1">
          <table:table-cell table:formula="of:=[.A157]+1" office:value-type="float" office:value="180" calcext:value-type="float">
            <text:p>180</text:p>
          </table:table-cell>
          <table:table-cell table:formula="of:=299792458/([.A158]*1000000)" office:value-type="float" office:value="1.66551365555556" calcext:value-type="float">
            <text:p>1.66551365555556</text:p>
          </table:table-cell>
          <table:table-cell table:formula="of:=(1/3)*[.B158]" office:value-type="float" office:value="0.555171218518519" calcext:value-type="float">
            <text:p>0.555171218518519</text:p>
          </table:table-cell>
          <table:table-cell table:formula="of:=4*[.C158]" office:value-type="float" office:value="2.22068487407407" calcext:value-type="float">
            <text:p>2.22068487407407</text:p>
          </table:table-cell>
          <table:table-cell table:formula="of:=[.D158]/6" office:value-type="float" office:value="0.370114145679012" calcext:value-type="float">
            <text:p>0.370114145679012</text:p>
          </table:table-cell>
          <table:table-cell table:formula="of:=[.E158]*2" office:value-type="float" office:value="0.740228291358025" calcext:value-type="float">
            <text:p>0.740228291358025</text:p>
          </table:table-cell>
          <table:table-cell table:formula="of:=[.E158]*39.3701" office:value-type="float" office:value="14.5714309267973" calcext:value-type="float">
            <text:p>14.5714309267973</text:p>
          </table:table-cell>
          <table:table-cell table:formula="of:=[.F158]*39.3701" office:value-type="float" office:value="29.1428618535946" calcext:value-type="float">
            <text:p>29.1428618535946</text:p>
          </table:table-cell>
        </table:table-row>
        <table:table-row table:style-name="ro1">
          <table:table-cell table:formula="of:=[.A158]+1" office:value-type="float" office:value="181" calcext:value-type="float">
            <text:p>181</text:p>
          </table:table-cell>
          <table:table-cell table:formula="of:=299792458/([.A159]*1000000)" office:value-type="float" office:value="1.65631192265193" calcext:value-type="float">
            <text:p>1.65631192265193</text:p>
          </table:table-cell>
          <table:table-cell table:formula="of:=(1/3)*[.B159]" office:value-type="float" office:value="0.552103974217311" calcext:value-type="float">
            <text:p>0.552103974217311</text:p>
          </table:table-cell>
          <table:table-cell table:formula="of:=4*[.C159]" office:value-type="float" office:value="2.20841589686924" calcext:value-type="float">
            <text:p>2.20841589686924</text:p>
          </table:table-cell>
          <table:table-cell table:formula="of:=[.D159]/6" office:value-type="float" office:value="0.368069316144874" calcext:value-type="float">
            <text:p>0.368069316144874</text:p>
          </table:table-cell>
          <table:table-cell table:formula="of:=[.E159]*2" office:value-type="float" office:value="0.736138632289748" calcext:value-type="float">
            <text:p>0.736138632289748</text:p>
          </table:table-cell>
          <table:table-cell table:formula="of:=[.E159]*39.3701" office:value-type="float" office:value="14.4909257835553" calcext:value-type="float">
            <text:p>14.4909257835553</text:p>
          </table:table-cell>
          <table:table-cell table:formula="of:=[.F159]*39.3701" office:value-type="float" office:value="28.9818515671106" calcext:value-type="float">
            <text:p>28.9818515671106</text:p>
          </table:table-cell>
        </table:table-row>
        <table:table-row table:style-name="ro1">
          <table:table-cell table:formula="of:=[.A159]+1" office:value-type="float" office:value="182" calcext:value-type="float">
            <text:p>182</text:p>
          </table:table-cell>
          <table:table-cell table:formula="of:=299792458/([.A160]*1000000)" office:value-type="float" office:value="1.64721130769231" calcext:value-type="float">
            <text:p>1.64721130769231</text:p>
          </table:table-cell>
          <table:table-cell table:formula="of:=(1/3)*[.B160]" office:value-type="float" office:value="0.549070435897436" calcext:value-type="float">
            <text:p>0.549070435897436</text:p>
          </table:table-cell>
          <table:table-cell table:formula="of:=4*[.C160]" office:value-type="float" office:value="2.19628174358974" calcext:value-type="float">
            <text:p>2.19628174358974</text:p>
          </table:table-cell>
          <table:table-cell table:formula="of:=[.D160]/6" office:value-type="float" office:value="0.366046957264957" calcext:value-type="float">
            <text:p>0.366046957264957</text:p>
          </table:table-cell>
          <table:table-cell table:formula="of:=[.E160]*2" office:value-type="float" office:value="0.732093914529914" calcext:value-type="float">
            <text:p>0.732093914529914</text:p>
          </table:table-cell>
          <table:table-cell table:formula="of:=[.E160]*39.3701" office:value-type="float" office:value="14.4113053122171" calcext:value-type="float">
            <text:p>14.4113053122171</text:p>
          </table:table-cell>
          <table:table-cell table:formula="of:=[.F160]*39.3701" office:value-type="float" office:value="28.8226106244342" calcext:value-type="float">
            <text:p>28.8226106244342</text:p>
          </table:table-cell>
        </table:table-row>
        <table:table-row table:style-name="ro1">
          <table:table-cell table:formula="of:=[.A160]+1" office:value-type="float" office:value="183" calcext:value-type="float">
            <text:p>183</text:p>
          </table:table-cell>
          <table:table-cell table:formula="of:=299792458/([.A161]*1000000)" office:value-type="float" office:value="1.63821015300546" calcext:value-type="float">
            <text:p>1.63821015300546</text:p>
          </table:table-cell>
          <table:table-cell table:formula="of:=(1/3)*[.B161]" office:value-type="float" office:value="0.546070051001821" calcext:value-type="float">
            <text:p>0.546070051001821</text:p>
          </table:table-cell>
          <table:table-cell table:formula="of:=4*[.C161]" office:value-type="float" office:value="2.18428020400729" calcext:value-type="float">
            <text:p>2.18428020400729</text:p>
          </table:table-cell>
          <table:table-cell table:formula="of:=[.D161]/6" office:value-type="float" office:value="0.364046700667881" calcext:value-type="float">
            <text:p>0.364046700667881</text:p>
          </table:table-cell>
          <table:table-cell table:formula="of:=[.E161]*2" office:value-type="float" office:value="0.728093401335762" calcext:value-type="float">
            <text:p>0.728093401335762</text:p>
          </table:table-cell>
          <table:table-cell table:formula="of:=[.E161]*39.3701" office:value-type="float" office:value="14.3325550099645" calcext:value-type="float">
            <text:p>14.3325550099645</text:p>
          </table:table-cell>
          <table:table-cell table:formula="of:=[.F161]*39.3701" office:value-type="float" office:value="28.6651100199291" calcext:value-type="float">
            <text:p>28.6651100199291</text:p>
          </table:table-cell>
        </table:table-row>
        <table:table-row table:style-name="ro1">
          <table:table-cell table:formula="of:=[.A161]+1" office:value-type="float" office:value="184" calcext:value-type="float">
            <text:p>184</text:p>
          </table:table-cell>
          <table:table-cell table:formula="of:=299792458/([.A162]*1000000)" office:value-type="float" office:value="1.62930683695652" calcext:value-type="float">
            <text:p>1.62930683695652</text:p>
          </table:table-cell>
          <table:table-cell table:formula="of:=(1/3)*[.B162]" office:value-type="float" office:value="0.543102278985507" calcext:value-type="float">
            <text:p>0.543102278985507</text:p>
          </table:table-cell>
          <table:table-cell table:formula="of:=4*[.C162]" office:value-type="float" office:value="2.17240911594203" calcext:value-type="float">
            <text:p>2.17240911594203</text:p>
          </table:table-cell>
          <table:table-cell table:formula="of:=[.D162]/6" office:value-type="float" office:value="0.362068185990338" calcext:value-type="float">
            <text:p>0.362068185990338</text:p>
          </table:table-cell>
          <table:table-cell table:formula="of:=[.E162]*2" office:value-type="float" office:value="0.724136371980676" calcext:value-type="float">
            <text:p>0.724136371980676</text:p>
          </table:table-cell>
          <table:table-cell table:formula="of:=[.E162]*39.3701" office:value-type="float" office:value="14.2546606892582" calcext:value-type="float">
            <text:p>14.2546606892582</text:p>
          </table:table-cell>
          <table:table-cell table:formula="of:=[.F162]*39.3701" office:value-type="float" office:value="28.5093213785164" calcext:value-type="float">
            <text:p>28.5093213785164</text:p>
          </table:table-cell>
        </table:table-row>
        <table:table-row table:style-name="ro1">
          <table:table-cell table:formula="of:=[.A162]+1" office:value-type="float" office:value="185" calcext:value-type="float">
            <text:p>185</text:p>
          </table:table-cell>
          <table:table-cell table:formula="of:=299792458/([.A163]*1000000)" office:value-type="float" office:value="1.62049977297297" calcext:value-type="float">
            <text:p>1.62049977297297</text:p>
          </table:table-cell>
          <table:table-cell table:formula="of:=(1/3)*[.B163]" office:value-type="float" office:value="0.540166590990991" calcext:value-type="float">
            <text:p>0.540166590990991</text:p>
          </table:table-cell>
          <table:table-cell table:formula="of:=4*[.C163]" office:value-type="float" office:value="2.16066636396396" calcext:value-type="float">
            <text:p>2.16066636396396</text:p>
          </table:table-cell>
          <table:table-cell table:formula="of:=[.D163]/6" office:value-type="float" office:value="0.360111060660661" calcext:value-type="float">
            <text:p>0.360111060660661</text:p>
          </table:table-cell>
          <table:table-cell table:formula="of:=[.E163]*2" office:value-type="float" office:value="0.720222121321321" calcext:value-type="float">
            <text:p>0.720222121321321</text:p>
          </table:table-cell>
          <table:table-cell table:formula="of:=[.E163]*39.3701" office:value-type="float" office:value="14.1776084693163" calcext:value-type="float">
            <text:p>14.1776084693163</text:p>
          </table:table-cell>
          <table:table-cell table:formula="of:=[.F163]*39.3701" office:value-type="float" office:value="28.3552169386326" calcext:value-type="float">
            <text:p>28.3552169386326</text:p>
          </table:table-cell>
        </table:table-row>
        <table:table-row table:style-name="ro1">
          <table:table-cell table:formula="of:=[.A163]+1" office:value-type="float" office:value="186" calcext:value-type="float">
            <text:p>186</text:p>
          </table:table-cell>
          <table:table-cell table:formula="of:=299792458/([.A164]*1000000)" office:value-type="float" office:value="1.61178740860215" calcext:value-type="float">
            <text:p>1.61178740860215</text:p>
          </table:table-cell>
          <table:table-cell table:formula="of:=(1/3)*[.B164]" office:value-type="float" office:value="0.53726246953405" calcext:value-type="float">
            <text:p>0.53726246953405</text:p>
          </table:table-cell>
          <table:table-cell table:formula="of:=4*[.C164]" office:value-type="float" office:value="2.1490498781362" calcext:value-type="float">
            <text:p>2.1490498781362</text:p>
          </table:table-cell>
          <table:table-cell table:formula="of:=[.D164]/6" office:value-type="float" office:value="0.358174979689367" calcext:value-type="float">
            <text:p>0.358174979689367</text:p>
          </table:table-cell>
          <table:table-cell table:formula="of:=[.E164]*2" office:value-type="float" office:value="0.716349959378734" calcext:value-type="float">
            <text:p>0.716349959378734</text:p>
          </table:table-cell>
          <table:table-cell table:formula="of:=[.E164]*39.3701" office:value-type="float" office:value="14.1013847678683" calcext:value-type="float">
            <text:p>14.1013847678683</text:p>
          </table:table-cell>
          <table:table-cell table:formula="of:=[.F164]*39.3701" office:value-type="float" office:value="28.2027695357367" calcext:value-type="float">
            <text:p>28.2027695357367</text:p>
          </table:table-cell>
        </table:table-row>
        <table:table-row table:style-name="ro1">
          <table:table-cell table:formula="of:=[.A164]+1" office:value-type="float" office:value="187" calcext:value-type="float">
            <text:p>187</text:p>
          </table:table-cell>
          <table:table-cell table:formula="of:=299792458/([.A165]*1000000)" office:value-type="float" office:value="1.60316822459893" calcext:value-type="float">
            <text:p>1.60316822459893</text:p>
          </table:table-cell>
          <table:table-cell table:formula="of:=(1/3)*[.B165]" office:value-type="float" office:value="0.534389408199643" calcext:value-type="float">
            <text:p>0.534389408199643</text:p>
          </table:table-cell>
          <table:table-cell table:formula="of:=4*[.C165]" office:value-type="float" office:value="2.13755763279857" calcext:value-type="float">
            <text:p>2.13755763279857</text:p>
          </table:table-cell>
          <table:table-cell table:formula="of:=[.D165]/6" office:value-type="float" office:value="0.356259605466429" calcext:value-type="float">
            <text:p>0.356259605466429</text:p>
          </table:table-cell>
          <table:table-cell table:formula="of:=[.E165]*2" office:value-type="float" office:value="0.712519210932858" calcext:value-type="float">
            <text:p>0.712519210932858</text:p>
          </table:table-cell>
          <table:table-cell table:formula="of:=[.E165]*39.3701" office:value-type="float" office:value="14.0259762931739" calcext:value-type="float">
            <text:p>14.0259762931739</text:p>
          </table:table-cell>
          <table:table-cell table:formula="of:=[.F165]*39.3701" office:value-type="float" office:value="28.0519525863477" calcext:value-type="float">
            <text:p>28.0519525863477</text:p>
          </table:table-cell>
        </table:table-row>
        <table:table-row table:style-name="ro1">
          <table:table-cell table:formula="of:=[.A165]+1" office:value-type="float" office:value="188" calcext:value-type="float">
            <text:p>188</text:p>
          </table:table-cell>
          <table:table-cell table:formula="of:=299792458/([.A166]*1000000)" office:value-type="float" office:value="1.59464073404255" calcext:value-type="float">
            <text:p>1.59464073404255</text:p>
          </table:table-cell>
          <table:table-cell table:formula="of:=(1/3)*[.B166]" office:value-type="float" office:value="0.531546911347518" calcext:value-type="float">
            <text:p>0.531546911347518</text:p>
          </table:table-cell>
          <table:table-cell table:formula="of:=4*[.C166]" office:value-type="float" office:value="2.12618764539007" calcext:value-type="float">
            <text:p>2.12618764539007</text:p>
          </table:table-cell>
          <table:table-cell table:formula="of:=[.D166]/6" office:value-type="float" office:value="0.354364607565012" calcext:value-type="float">
            <text:p>0.354364607565012</text:p>
          </table:table-cell>
          <table:table-cell table:formula="of:=[.E166]*2" office:value-type="float" office:value="0.708729215130024" calcext:value-type="float">
            <text:p>0.708729215130024</text:p>
          </table:table-cell>
          <table:table-cell table:formula="of:=[.E166]*39.3701" office:value-type="float" office:value="13.9513700362953" calcext:value-type="float">
            <text:p>13.9513700362953</text:p>
          </table:table-cell>
          <table:table-cell table:formula="of:=[.F166]*39.3701" office:value-type="float" office:value="27.9027400725905" calcext:value-type="float">
            <text:p>27.9027400725905</text:p>
          </table:table-cell>
        </table:table-row>
        <table:table-row table:style-name="ro1">
          <table:table-cell table:formula="of:=[.A166]+1" office:value-type="float" office:value="189" calcext:value-type="float">
            <text:p>189</text:p>
          </table:table-cell>
          <table:table-cell table:formula="of:=299792458/([.A167]*1000000)" office:value-type="float" office:value="1.58620348148148" calcext:value-type="float">
            <text:p>1.58620348148148</text:p>
          </table:table-cell>
          <table:table-cell table:formula="of:=(1/3)*[.B167]" office:value-type="float" office:value="0.52873449382716" calcext:value-type="float">
            <text:p>0.52873449382716</text:p>
          </table:table-cell>
          <table:table-cell table:formula="of:=4*[.C167]" office:value-type="float" office:value="2.11493797530864" calcext:value-type="float">
            <text:p>2.11493797530864</text:p>
          </table:table-cell>
          <table:table-cell table:formula="of:=[.D167]/6" office:value-type="float" office:value="0.35248966255144" calcext:value-type="float">
            <text:p>0.35248966255144</text:p>
          </table:table-cell>
          <table:table-cell table:formula="of:=[.E167]*2" office:value-type="float" office:value="0.704979325102881" calcext:value-type="float">
            <text:p>0.704979325102881</text:p>
          </table:table-cell>
          <table:table-cell table:formula="of:=[.E167]*39.3701" office:value-type="float" office:value="13.8775532636165" calcext:value-type="float">
            <text:p>13.8775532636165</text:p>
          </table:table-cell>
          <table:table-cell table:formula="of:=[.F167]*39.3701" office:value-type="float" office:value="27.7551065272329" calcext:value-type="float">
            <text:p>27.7551065272329</text:p>
          </table:table-cell>
        </table:table-row>
        <table:table-row table:style-name="ro1">
          <table:table-cell table:formula="of:=[.A167]+1" office:value-type="float" office:value="190" calcext:value-type="float">
            <text:p>190</text:p>
          </table:table-cell>
          <table:table-cell table:formula="of:=299792458/([.A168]*1000000)" office:value-type="float" office:value="1.57785504210526" calcext:value-type="float">
            <text:p>1.57785504210526</text:p>
          </table:table-cell>
          <table:table-cell table:formula="of:=(1/3)*[.B168]" office:value-type="float" office:value="0.525951680701754" calcext:value-type="float">
            <text:p>0.525951680701754</text:p>
          </table:table-cell>
          <table:table-cell table:formula="of:=4*[.C168]" office:value-type="float" office:value="2.10380672280702" calcext:value-type="float">
            <text:p>2.10380672280702</text:p>
          </table:table-cell>
          <table:table-cell table:formula="of:=[.D168]/6" office:value-type="float" office:value="0.35063445380117" calcext:value-type="float">
            <text:p>0.35063445380117</text:p>
          </table:table-cell>
          <table:table-cell table:formula="of:=[.E168]*2" office:value-type="float" office:value="0.701268907602339" calcext:value-type="float">
            <text:p>0.701268907602339</text:p>
          </table:table-cell>
          <table:table-cell table:formula="of:=[.E168]*39.3701" office:value-type="float" office:value="13.8045135095974" calcext:value-type="float">
            <text:p>13.8045135095974</text:p>
          </table:table-cell>
          <table:table-cell table:formula="of:=[.F168]*39.3701" office:value-type="float" office:value="27.6090270191949" calcext:value-type="float">
            <text:p>27.6090270191949</text:p>
          </table:table-cell>
        </table:table-row>
        <table:table-row table:style-name="ro1">
          <table:table-cell table:formula="of:=[.A168]+1" office:value-type="float" office:value="191" calcext:value-type="float">
            <text:p>191</text:p>
          </table:table-cell>
          <table:table-cell table:formula="of:=299792458/([.A169]*1000000)" office:value-type="float" office:value="1.56959402094241" calcext:value-type="float">
            <text:p>1.56959402094241</text:p>
          </table:table-cell>
          <table:table-cell table:formula="of:=(1/3)*[.B169]" office:value-type="float" office:value="0.523198006980803" calcext:value-type="float">
            <text:p>0.523198006980803</text:p>
          </table:table-cell>
          <table:table-cell table:formula="of:=4*[.C169]" office:value-type="float" office:value="2.09279202792321" calcext:value-type="float">
            <text:p>2.09279202792321</text:p>
          </table:table-cell>
          <table:table-cell table:formula="of:=[.D169]/6" office:value-type="float" office:value="0.348798671320535" calcext:value-type="float">
            <text:p>0.348798671320535</text:p>
          </table:table-cell>
          <table:table-cell table:formula="of:=[.E169]*2" office:value-type="float" office:value="0.69759734264107" calcext:value-type="float">
            <text:p>0.69759734264107</text:p>
          </table:table-cell>
          <table:table-cell table:formula="of:=[.E169]*39.3701" office:value-type="float" office:value="13.7322385697566" calcext:value-type="float">
            <text:p>13.7322385697566</text:p>
          </table:table-cell>
          <table:table-cell table:formula="of:=[.F169]*39.3701" office:value-type="float" office:value="27.4644771395132" calcext:value-type="float">
            <text:p>27.4644771395132</text:p>
          </table:table-cell>
        </table:table-row>
        <table:table-row table:style-name="ro1">
          <table:table-cell table:formula="of:=[.A169]+1" office:value-type="float" office:value="192" calcext:value-type="float">
            <text:p>192</text:p>
          </table:table-cell>
          <table:table-cell table:formula="of:=299792458/([.A170]*1000000)" office:value-type="float" office:value="1.56141905208333" calcext:value-type="float">
            <text:p>1.56141905208333</text:p>
          </table:table-cell>
          <table:table-cell table:formula="of:=(1/3)*[.B170]" office:value-type="float" office:value="0.520473017361111" calcext:value-type="float">
            <text:p>0.520473017361111</text:p>
          </table:table-cell>
          <table:table-cell table:formula="of:=4*[.C170]" office:value-type="float" office:value="2.08189206944444" calcext:value-type="float">
            <text:p>2.08189206944444</text:p>
          </table:table-cell>
          <table:table-cell table:formula="of:=[.D170]/6" office:value-type="float" office:value="0.346982011574074" calcext:value-type="float">
            <text:p>0.346982011574074</text:p>
          </table:table-cell>
          <table:table-cell table:formula="of:=[.E170]*2" office:value-type="float" office:value="0.693964023148148" calcext:value-type="float">
            <text:p>0.693964023148148</text:p>
          </table:table-cell>
          <table:table-cell table:formula="of:=[.E170]*39.3701" office:value-type="float" office:value="13.6607164938725" calcext:value-type="float">
            <text:p>13.6607164938725</text:p>
          </table:table-cell>
          <table:table-cell table:formula="of:=[.F170]*39.3701" office:value-type="float" office:value="27.3214329877449" calcext:value-type="float">
            <text:p>27.3214329877449</text:p>
          </table:table-cell>
        </table:table-row>
        <table:table-row table:style-name="ro1">
          <table:table-cell table:formula="of:=[.A170]+1" office:value-type="float" office:value="193" calcext:value-type="float">
            <text:p>193</text:p>
          </table:table-cell>
          <table:table-cell table:formula="of:=299792458/([.A171]*1000000)" office:value-type="float" office:value="1.55332879792746" calcext:value-type="float">
            <text:p>1.55332879792746</text:p>
          </table:table-cell>
          <table:table-cell table:formula="of:=(1/3)*[.B171]" office:value-type="float" office:value="0.51777626597582" calcext:value-type="float">
            <text:p>0.51777626597582</text:p>
          </table:table-cell>
          <table:table-cell table:formula="of:=4*[.C171]" office:value-type="float" office:value="2.07110506390328" calcext:value-type="float">
            <text:p>2.07110506390328</text:p>
          </table:table-cell>
          <table:table-cell table:formula="of:=[.D171]/6" office:value-type="float" office:value="0.345184177317214" calcext:value-type="float">
            <text:p>0.345184177317214</text:p>
          </table:table-cell>
          <table:table-cell table:formula="of:=[.E171]*2" office:value-type="float" office:value="0.690368354634427" calcext:value-type="float">
            <text:p>0.690368354634427</text:p>
          </table:table-cell>
          <table:table-cell table:formula="of:=[.E171]*39.3701" office:value-type="float" office:value="13.5899355793964" calcext:value-type="float">
            <text:p>13.5899355793964</text:p>
          </table:table-cell>
          <table:table-cell table:formula="of:=[.F171]*39.3701" office:value-type="float" office:value="27.1798711587929" calcext:value-type="float">
            <text:p>27.1798711587929</text:p>
          </table:table-cell>
        </table:table-row>
        <table:table-row table:style-name="ro1">
          <table:table-cell table:formula="of:=[.A171]+1" office:value-type="float" office:value="194" calcext:value-type="float">
            <text:p>194</text:p>
          </table:table-cell>
          <table:table-cell table:formula="of:=299792458/([.A172]*1000000)" office:value-type="float" office:value="1.54532194845361" calcext:value-type="float">
            <text:p>1.54532194845361</text:p>
          </table:table-cell>
          <table:table-cell table:formula="of:=(1/3)*[.B172]" office:value-type="float" office:value="0.515107316151203" calcext:value-type="float">
            <text:p>0.515107316151203</text:p>
          </table:table-cell>
          <table:table-cell table:formula="of:=4*[.C172]" office:value-type="float" office:value="2.06042926460481" calcext:value-type="float">
            <text:p>2.06042926460481</text:p>
          </table:table-cell>
          <table:table-cell table:formula="of:=[.D172]/6" office:value-type="float" office:value="0.343404877434135" calcext:value-type="float">
            <text:p>0.343404877434135</text:p>
          </table:table-cell>
          <table:table-cell table:formula="of:=[.E172]*2" office:value-type="float" office:value="0.68680975486827" calcext:value-type="float">
            <text:p>0.68680975486827</text:p>
          </table:table-cell>
          <table:table-cell table:formula="of:=[.E172]*39.3701" office:value-type="float" office:value="13.5198843650696" calcext:value-type="float">
            <text:p>13.5198843650696</text:p>
          </table:table-cell>
          <table:table-cell table:formula="of:=[.F172]*39.3701" office:value-type="float" office:value="27.0397687301393" calcext:value-type="float">
            <text:p>27.0397687301393</text:p>
          </table:table-cell>
        </table:table-row>
        <table:table-row table:style-name="ro1">
          <table:table-cell table:formula="of:=[.A172]+1" office:value-type="float" office:value="195" calcext:value-type="float">
            <text:p>195</text:p>
          </table:table-cell>
          <table:table-cell table:formula="of:=299792458/([.A173]*1000000)" office:value-type="float" office:value="1.53739722051282" calcext:value-type="float">
            <text:p>1.53739722051282</text:p>
          </table:table-cell>
          <table:table-cell table:formula="of:=(1/3)*[.B173]" office:value-type="float" office:value="0.51246574017094" calcext:value-type="float">
            <text:p>0.51246574017094</text:p>
          </table:table-cell>
          <table:table-cell table:formula="of:=4*[.C173]" office:value-type="float" office:value="2.04986296068376" calcext:value-type="float">
            <text:p>2.04986296068376</text:p>
          </table:table-cell>
          <table:table-cell table:formula="of:=[.D173]/6" office:value-type="float" office:value="0.341643826780627" calcext:value-type="float">
            <text:p>0.341643826780627</text:p>
          </table:table-cell>
          <table:table-cell table:formula="of:=[.E173]*2" office:value-type="float" office:value="0.683287653561254" calcext:value-type="float">
            <text:p>0.683287653561254</text:p>
          </table:table-cell>
          <table:table-cell table:formula="of:=[.E173]*39.3701" office:value-type="float" office:value="13.450551624736" calcext:value-type="float">
            <text:p>13.450551624736</text:p>
          </table:table-cell>
          <table:table-cell table:formula="of:=[.F173]*39.3701" office:value-type="float" office:value="26.9011032494719" calcext:value-type="float">
            <text:p>26.9011032494719</text:p>
          </table:table-cell>
        </table:table-row>
        <table:table-row table:style-name="ro1">
          <table:table-cell table:formula="of:=[.A173]+1" office:value-type="float" office:value="196" calcext:value-type="float">
            <text:p>196</text:p>
          </table:table-cell>
          <table:table-cell table:formula="of:=299792458/([.A174]*1000000)" office:value-type="float" office:value="1.52955335714286" calcext:value-type="float">
            <text:p>1.52955335714286</text:p>
          </table:table-cell>
          <table:table-cell table:formula="of:=(1/3)*[.B174]" office:value-type="float" office:value="0.509851119047619" calcext:value-type="float">
            <text:p>0.509851119047619</text:p>
          </table:table-cell>
          <table:table-cell table:formula="of:=4*[.C174]" office:value-type="float" office:value="2.03940447619048" calcext:value-type="float">
            <text:p>2.03940447619048</text:p>
          </table:table-cell>
          <table:table-cell table:formula="of:=[.D174]/6" office:value-type="float" office:value="0.339900746031746" calcext:value-type="float">
            <text:p>0.339900746031746</text:p>
          </table:table-cell>
          <table:table-cell table:formula="of:=[.E174]*2" office:value-type="float" office:value="0.679801492063492" calcext:value-type="float">
            <text:p>0.679801492063492</text:p>
          </table:table-cell>
          <table:table-cell table:formula="of:=[.E174]*39.3701" office:value-type="float" office:value="13.3819263613444" calcext:value-type="float">
            <text:p>13.3819263613444</text:p>
          </table:table-cell>
          <table:table-cell table:formula="of:=[.F174]*39.3701" office:value-type="float" office:value="26.7638527226889" calcext:value-type="float">
            <text:p>26.7638527226889</text:p>
          </table:table-cell>
        </table:table-row>
        <table:table-row table:style-name="ro1">
          <table:table-cell table:formula="of:=[.A174]+1" office:value-type="float" office:value="197" calcext:value-type="float">
            <text:p>197</text:p>
          </table:table-cell>
          <table:table-cell table:formula="of:=299792458/([.A175]*1000000)" office:value-type="float" office:value="1.52178912690355" calcext:value-type="float">
            <text:p>1.52178912690355</text:p>
          </table:table-cell>
          <table:table-cell table:formula="of:=(1/3)*[.B175]" office:value-type="float" office:value="0.507263042301184" calcext:value-type="float">
            <text:p>0.507263042301184</text:p>
          </table:table-cell>
          <table:table-cell table:formula="of:=4*[.C175]" office:value-type="float" office:value="2.02905216920474" calcext:value-type="float">
            <text:p>2.02905216920474</text:p>
          </table:table-cell>
          <table:table-cell table:formula="of:=[.D175]/6" office:value-type="float" office:value="0.338175361534123" calcext:value-type="float">
            <text:p>0.338175361534123</text:p>
          </table:table-cell>
          <table:table-cell table:formula="of:=[.E175]*2" office:value-type="float" office:value="0.676350723068246" calcext:value-type="float">
            <text:p>0.676350723068246</text:p>
          </table:table-cell>
          <table:table-cell table:formula="of:=[.E175]*39.3701" office:value-type="float" office:value="13.3139978011346" calcext:value-type="float">
            <text:p>13.3139978011346</text:p>
          </table:table-cell>
          <table:table-cell table:formula="of:=[.F175]*39.3701" office:value-type="float" office:value="26.6279956022691" calcext:value-type="float">
            <text:p>26.6279956022691</text:p>
          </table:table-cell>
        </table:table-row>
        <table:table-row table:style-name="ro1">
          <table:table-cell table:formula="of:=[.A175]+1" office:value-type="float" office:value="198" calcext:value-type="float">
            <text:p>198</text:p>
          </table:table-cell>
          <table:table-cell table:formula="of:=299792458/([.A176]*1000000)" office:value-type="float" office:value="1.51410332323232" calcext:value-type="float">
            <text:p>1.51410332323232</text:p>
          </table:table-cell>
          <table:table-cell table:formula="of:=(1/3)*[.B176]" office:value-type="float" office:value="0.504701107744108" calcext:value-type="float">
            <text:p>0.504701107744108</text:p>
          </table:table-cell>
          <table:table-cell table:formula="of:=4*[.C176]" office:value-type="float" office:value="2.01880443097643" calcext:value-type="float">
            <text:p>2.01880443097643</text:p>
          </table:table-cell>
          <table:table-cell table:formula="of:=[.D176]/6" office:value-type="float" office:value="0.336467405162738" calcext:value-type="float">
            <text:p>0.336467405162738</text:p>
          </table:table-cell>
          <table:table-cell table:formula="of:=[.E176]*2" office:value-type="float" office:value="0.672934810325477" calcext:value-type="float">
            <text:p>0.672934810325477</text:p>
          </table:table-cell>
          <table:table-cell table:formula="of:=[.E176]*39.3701" office:value-type="float" office:value="13.2467553879975" calcext:value-type="float">
            <text:p>13.2467553879975</text:p>
          </table:table-cell>
          <table:table-cell table:formula="of:=[.F176]*39.3701" office:value-type="float" office:value="26.4935107759951" calcext:value-type="float">
            <text:p>26.4935107759951</text:p>
          </table:table-cell>
        </table:table-row>
        <table:table-row table:style-name="ro1">
          <table:table-cell table:formula="of:=[.A176]+1" office:value-type="float" office:value="199" calcext:value-type="float">
            <text:p>199</text:p>
          </table:table-cell>
          <table:table-cell table:formula="of:=299792458/([.A177]*1000000)" office:value-type="float" office:value="1.5064947638191" calcext:value-type="float">
            <text:p>1.5064947638191</text:p>
          </table:table-cell>
          <table:table-cell table:formula="of:=(1/3)*[.B177]" office:value-type="float" office:value="0.502164921273032" calcext:value-type="float">
            <text:p>0.502164921273032</text:p>
          </table:table-cell>
          <table:table-cell table:formula="of:=4*[.C177]" office:value-type="float" office:value="2.00865968509213" calcext:value-type="float">
            <text:p>2.00865968509213</text:p>
          </table:table-cell>
          <table:table-cell table:formula="of:=[.D177]/6" office:value-type="float" office:value="0.334776614182021" calcext:value-type="float">
            <text:p>0.334776614182021</text:p>
          </table:table-cell>
          <table:table-cell table:formula="of:=[.E177]*2" office:value-type="float" office:value="0.669553228364042" calcext:value-type="float">
            <text:p>0.669553228364042</text:p>
          </table:table-cell>
          <table:table-cell table:formula="of:=[.E177]*39.3701" office:value-type="float" office:value="13.1801887780076" calcext:value-type="float">
            <text:p>13.1801887780076</text:p>
          </table:table-cell>
          <table:table-cell table:formula="of:=[.F177]*39.3701" office:value-type="float" office:value="26.3603775560152" calcext:value-type="float">
            <text:p>26.3603775560152</text:p>
          </table:table-cell>
        </table:table-row>
        <table:table-row table:style-name="ro1">
          <table:table-cell table:formula="of:=[.A177]+1" office:value-type="float" office:value="200" calcext:value-type="float">
            <text:p>200</text:p>
          </table:table-cell>
          <table:table-cell table:formula="of:=299792458/([.A178]*1000000)" office:value-type="float" office:value="1.49896229" calcext:value-type="float">
            <text:p>1.49896229</text:p>
          </table:table-cell>
          <table:table-cell table:formula="of:=(1/3)*[.B178]" office:value-type="float" office:value="0.499654096666667" calcext:value-type="float">
            <text:p>0.499654096666667</text:p>
          </table:table-cell>
          <table:table-cell table:formula="of:=4*[.C178]" office:value-type="float" office:value="1.99861638666667" calcext:value-type="float">
            <text:p>1.99861638666667</text:p>
          </table:table-cell>
          <table:table-cell table:formula="of:=[.D178]/6" office:value-type="float" office:value="0.333102731111111" calcext:value-type="float">
            <text:p>0.333102731111111</text:p>
          </table:table-cell>
          <table:table-cell table:formula="of:=[.E178]*2" office:value-type="float" office:value="0.666205462222222" calcext:value-type="float">
            <text:p>0.666205462222222</text:p>
          </table:table-cell>
          <table:table-cell table:formula="of:=[.E178]*39.3701" office:value-type="float" office:value="13.1142878341176" calcext:value-type="float">
            <text:p>13.1142878341176</text:p>
          </table:table-cell>
          <table:table-cell table:formula="of:=[.F178]*39.3701" office:value-type="float" office:value="26.2285756682351" calcext:value-type="float">
            <text:p>26.2285756682351</text:p>
          </table:table-cell>
        </table:table-row>
        <table:table-row table:style-name="ro1">
          <table:table-cell table:formula="of:=[.A178]+1" office:value-type="float" office:value="201" calcext:value-type="float">
            <text:p>201</text:p>
          </table:table-cell>
          <table:table-cell table:formula="of:=299792458/([.A179]*1000000)" office:value-type="float" office:value="1.49150476616915" calcext:value-type="float">
            <text:p>1.49150476616915</text:p>
          </table:table-cell>
          <table:table-cell table:formula="of:=(1/3)*[.B179]" office:value-type="float" office:value="0.497168255389718" calcext:value-type="float">
            <text:p>0.497168255389718</text:p>
          </table:table-cell>
          <table:table-cell table:formula="of:=4*[.C179]" office:value-type="float" office:value="1.98867302155887" calcext:value-type="float">
            <text:p>1.98867302155887</text:p>
          </table:table-cell>
          <table:table-cell table:formula="of:=[.D179]/6" office:value-type="float" office:value="0.331445503593145" calcext:value-type="float">
            <text:p>0.331445503593145</text:p>
          </table:table-cell>
          <table:table-cell table:formula="of:=[.E179]*2" office:value-type="float" office:value="0.662891007186291" calcext:value-type="float">
            <text:p>0.662891007186291</text:p>
          </table:table-cell>
          <table:table-cell table:formula="of:=[.E179]*39.3701" office:value-type="float" office:value="13.0490426210125" calcext:value-type="float">
            <text:p>13.0490426210125</text:p>
          </table:table-cell>
          <table:table-cell table:formula="of:=[.F179]*39.3701" office:value-type="float" office:value="26.098085242025" calcext:value-type="float">
            <text:p>26.098085242025</text:p>
          </table:table-cell>
        </table:table-row>
        <table:table-row table:style-name="ro1">
          <table:table-cell table:formula="of:=[.A179]+1" office:value-type="float" office:value="202" calcext:value-type="float">
            <text:p>202</text:p>
          </table:table-cell>
          <table:table-cell table:formula="of:=299792458/([.A180]*1000000)" office:value-type="float" office:value="1.48412107920792" calcext:value-type="float">
            <text:p>1.48412107920792</text:p>
          </table:table-cell>
          <table:table-cell table:formula="of:=(1/3)*[.B180]" office:value-type="float" office:value="0.49470702640264" calcext:value-type="float">
            <text:p>0.49470702640264</text:p>
          </table:table-cell>
          <table:table-cell table:formula="of:=4*[.C180]" office:value-type="float" office:value="1.97882810561056" calcext:value-type="float">
            <text:p>1.97882810561056</text:p>
          </table:table-cell>
          <table:table-cell table:formula="of:=[.D180]/6" office:value-type="float" office:value="0.329804684268427" calcext:value-type="float">
            <text:p>0.329804684268427</text:p>
          </table:table-cell>
          <table:table-cell table:formula="of:=[.E180]*2" office:value-type="float" office:value="0.659609368536854" calcext:value-type="float">
            <text:p>0.659609368536854</text:p>
          </table:table-cell>
          <table:table-cell table:formula="of:=[.E180]*39.3701" office:value-type="float" office:value="12.9844434001164" calcext:value-type="float">
            <text:p>12.9844434001164</text:p>
          </table:table-cell>
          <table:table-cell table:formula="of:=[.F180]*39.3701" office:value-type="float" office:value="25.9688868002328" calcext:value-type="float">
            <text:p>25.9688868002328</text:p>
          </table:table-cell>
        </table:table-row>
        <table:table-row table:style-name="ro1">
          <table:table-cell table:formula="of:=[.A180]+1" office:value-type="float" office:value="203" calcext:value-type="float">
            <text:p>203</text:p>
          </table:table-cell>
          <table:table-cell table:formula="of:=299792458/([.A181]*1000000)" office:value-type="float" office:value="1.47681013793103" calcext:value-type="float">
            <text:p>1.47681013793103</text:p>
          </table:table-cell>
          <table:table-cell table:formula="of:=(1/3)*[.B181]" office:value-type="float" office:value="0.492270045977012" calcext:value-type="float">
            <text:p>0.492270045977012</text:p>
          </table:table-cell>
          <table:table-cell table:formula="of:=4*[.C181]" office:value-type="float" office:value="1.96908018390805" calcext:value-type="float">
            <text:p>1.96908018390805</text:p>
          </table:table-cell>
          <table:table-cell table:formula="of:=[.D181]/6" office:value-type="float" office:value="0.328180030651341" calcext:value-type="float">
            <text:p>0.328180030651341</text:p>
          </table:table-cell>
          <table:table-cell table:formula="of:=[.E181]*2" office:value-type="float" office:value="0.656360061302682" calcext:value-type="float">
            <text:p>0.656360061302682</text:p>
          </table:table-cell>
          <table:table-cell table:formula="of:=[.E181]*39.3701" office:value-type="float" office:value="12.9204806247464" calcext:value-type="float">
            <text:p>12.9204806247464</text:p>
          </table:table-cell>
          <table:table-cell table:formula="of:=[.F181]*39.3701" office:value-type="float" office:value="25.8409612494927" calcext:value-type="float">
            <text:p>25.8409612494927</text:p>
          </table:table-cell>
        </table:table-row>
        <table:table-row table:style-name="ro1">
          <table:table-cell table:formula="of:=[.A181]+1" office:value-type="float" office:value="204" calcext:value-type="float">
            <text:p>204</text:p>
          </table:table-cell>
          <table:table-cell table:formula="of:=299792458/([.A182]*1000000)" office:value-type="float" office:value="1.46957087254902" calcext:value-type="float">
            <text:p>1.46957087254902</text:p>
          </table:table-cell>
          <table:table-cell table:formula="of:=(1/3)*[.B182]" office:value-type="float" office:value="0.48985695751634" calcext:value-type="float">
            <text:p>0.48985695751634</text:p>
          </table:table-cell>
          <table:table-cell table:formula="of:=4*[.C182]" office:value-type="float" office:value="1.95942783006536" calcext:value-type="float">
            <text:p>1.95942783006536</text:p>
          </table:table-cell>
          <table:table-cell table:formula="of:=[.D182]/6" office:value-type="float" office:value="0.326571305010893" calcext:value-type="float">
            <text:p>0.326571305010893</text:p>
          </table:table-cell>
          <table:table-cell table:formula="of:=[.E182]*2" office:value-type="float" office:value="0.653142610021786" calcext:value-type="float">
            <text:p>0.653142610021786</text:p>
          </table:table-cell>
          <table:table-cell table:formula="of:=[.E182]*39.3701" office:value-type="float" office:value="12.8571449354094" calcext:value-type="float">
            <text:p>12.8571449354094</text:p>
          </table:table-cell>
          <table:table-cell table:formula="of:=[.F182]*39.3701" office:value-type="float" office:value="25.7142898708187" calcext:value-type="float">
            <text:p>25.7142898708187</text:p>
          </table:table-cell>
        </table:table-row>
        <table:table-row table:style-name="ro1">
          <table:table-cell table:formula="of:=[.A182]+1" office:value-type="float" office:value="205" calcext:value-type="float">
            <text:p>205</text:p>
          </table:table-cell>
          <table:table-cell table:formula="of:=299792458/([.A183]*1000000)" office:value-type="float" office:value="1.46240223414634" calcext:value-type="float">
            <text:p>1.46240223414634</text:p>
          </table:table-cell>
          <table:table-cell table:formula="of:=(1/3)*[.B183]" office:value-type="float" office:value="0.487467411382114" calcext:value-type="float">
            <text:p>0.487467411382114</text:p>
          </table:table-cell>
          <table:table-cell table:formula="of:=4*[.C183]" office:value-type="float" office:value="1.94986964552846" calcext:value-type="float">
            <text:p>1.94986964552846</text:p>
          </table:table-cell>
          <table:table-cell table:formula="of:=[.D183]/6" office:value-type="float" office:value="0.324978274254742" calcext:value-type="float">
            <text:p>0.324978274254742</text:p>
          </table:table-cell>
          <table:table-cell table:formula="of:=[.E183]*2" office:value-type="float" office:value="0.649956548509485" calcext:value-type="float">
            <text:p>0.649956548509485</text:p>
          </table:table-cell>
          <table:table-cell table:formula="of:=[.E183]*39.3701" office:value-type="float" office:value="12.7944271552366" calcext:value-type="float">
            <text:p>12.7944271552366</text:p>
          </table:table-cell>
          <table:table-cell table:formula="of:=[.F183]*39.3701" office:value-type="float" office:value="25.5888543104733" calcext:value-type="float">
            <text:p>25.5888543104733</text:p>
          </table:table-cell>
        </table:table-row>
        <table:table-row table:style-name="ro1">
          <table:table-cell table:formula="of:=[.A183]+1" office:value-type="float" office:value="206" calcext:value-type="float">
            <text:p>206</text:p>
          </table:table-cell>
          <table:table-cell table:formula="of:=299792458/([.A184]*1000000)" office:value-type="float" office:value="1.45530319417476" calcext:value-type="float">
            <text:p>1.45530319417476</text:p>
          </table:table-cell>
          <table:table-cell table:formula="of:=(1/3)*[.B184]" office:value-type="float" office:value="0.485101064724919" calcext:value-type="float">
            <text:p>0.485101064724919</text:p>
          </table:table-cell>
          <table:table-cell table:formula="of:=4*[.C184]" office:value-type="float" office:value="1.94040425889968" calcext:value-type="float">
            <text:p>1.94040425889968</text:p>
          </table:table-cell>
          <table:table-cell table:formula="of:=[.D184]/6" office:value-type="float" office:value="0.323400709816613" calcext:value-type="float">
            <text:p>0.323400709816613</text:p>
          </table:table-cell>
          <table:table-cell table:formula="of:=[.E184]*2" office:value-type="float" office:value="0.646801419633225" calcext:value-type="float">
            <text:p>0.646801419633225</text:p>
          </table:table-cell>
          <table:table-cell table:formula="of:=[.E184]*39.3701" office:value-type="float" office:value="12.732318285551" calcext:value-type="float">
            <text:p>12.732318285551</text:p>
          </table:table-cell>
          <table:table-cell table:formula="of:=[.F184]*39.3701" office:value-type="float" office:value="25.464636571102" calcext:value-type="float">
            <text:p>25.464636571102</text:p>
          </table:table-cell>
        </table:table-row>
        <table:table-row table:style-name="ro1">
          <table:table-cell table:formula="of:=[.A184]+1" office:value-type="float" office:value="207" calcext:value-type="float">
            <text:p>207</text:p>
          </table:table-cell>
          <table:table-cell table:formula="of:=299792458/([.A185]*1000000)" office:value-type="float" office:value="1.44827274396135" calcext:value-type="float">
            <text:p>1.44827274396135</text:p>
          </table:table-cell>
          <table:table-cell table:formula="of:=(1/3)*[.B185]" office:value-type="float" office:value="0.482757581320451" calcext:value-type="float">
            <text:p>0.482757581320451</text:p>
          </table:table-cell>
          <table:table-cell table:formula="of:=4*[.C185]" office:value-type="float" office:value="1.9310303252818" calcext:value-type="float">
            <text:p>1.9310303252818</text:p>
          </table:table-cell>
          <table:table-cell table:formula="of:=[.D185]/6" office:value-type="float" office:value="0.321838387546967" calcext:value-type="float">
            <text:p>0.321838387546967</text:p>
          </table:table-cell>
          <table:table-cell table:formula="of:=[.E185]*2" office:value-type="float" office:value="0.643676775093935" calcext:value-type="float">
            <text:p>0.643676775093935</text:p>
          </table:table-cell>
          <table:table-cell table:formula="of:=[.E185]*39.3701" office:value-type="float" office:value="12.6708095015629" calcext:value-type="float">
            <text:p>12.6708095015629</text:p>
          </table:table-cell>
          <table:table-cell table:formula="of:=[.F185]*39.3701" office:value-type="float" office:value="25.3416190031257" calcext:value-type="float">
            <text:p>25.3416190031257</text:p>
          </table:table-cell>
        </table:table-row>
        <table:table-row table:style-name="ro1">
          <table:table-cell table:formula="of:=[.A185]+1" office:value-type="float" office:value="208" calcext:value-type="float">
            <text:p>208</text:p>
          </table:table-cell>
          <table:table-cell table:formula="of:=299792458/([.A186]*1000000)" office:value-type="float" office:value="1.44130989423077" calcext:value-type="float">
            <text:p>1.44130989423077</text:p>
          </table:table-cell>
          <table:table-cell table:formula="of:=(1/3)*[.B186]" office:value-type="float" office:value="0.480436631410256" calcext:value-type="float">
            <text:p>0.480436631410256</text:p>
          </table:table-cell>
          <table:table-cell table:formula="of:=4*[.C186]" office:value-type="float" office:value="1.92174652564103" calcext:value-type="float">
            <text:p>1.92174652564103</text:p>
          </table:table-cell>
          <table:table-cell table:formula="of:=[.D186]/6" office:value-type="float" office:value="0.320291087606838" calcext:value-type="float">
            <text:p>0.320291087606838</text:p>
          </table:table-cell>
          <table:table-cell table:formula="of:=[.E186]*2" office:value-type="float" office:value="0.640582175213675" calcext:value-type="float">
            <text:p>0.640582175213675</text:p>
          </table:table-cell>
          <table:table-cell table:formula="of:=[.E186]*39.3701" office:value-type="float" office:value="12.60989214819" calcext:value-type="float">
            <text:p>12.60989214819</text:p>
          </table:table-cell>
          <table:table-cell table:formula="of:=[.F186]*39.3701" office:value-type="float" office:value="25.2197842963799" calcext:value-type="float">
            <text:p>25.2197842963799</text:p>
          </table:table-cell>
        </table:table-row>
        <table:table-row table:style-name="ro1">
          <table:table-cell table:formula="of:=[.A186]+1" office:value-type="float" office:value="209" calcext:value-type="float">
            <text:p>209</text:p>
          </table:table-cell>
          <table:table-cell table:formula="of:=299792458/([.A187]*1000000)" office:value-type="float" office:value="1.43441367464115" calcext:value-type="float">
            <text:p>1.43441367464115</text:p>
          </table:table-cell>
          <table:table-cell table:formula="of:=(1/3)*[.B187]" office:value-type="float" office:value="0.478137891547049" calcext:value-type="float">
            <text:p>0.478137891547049</text:p>
          </table:table-cell>
          <table:table-cell table:formula="of:=4*[.C187]" office:value-type="float" office:value="1.9125515661882" calcext:value-type="float">
            <text:p>1.9125515661882</text:p>
          </table:table-cell>
          <table:table-cell table:formula="of:=[.D187]/6" office:value-type="float" office:value="0.3187585943647" calcext:value-type="float">
            <text:p>0.3187585943647</text:p>
          </table:table-cell>
          <table:table-cell table:formula="of:=[.E187]*2" office:value-type="float" office:value="0.637517188729399" calcext:value-type="float">
            <text:p>0.637517188729399</text:p>
          </table:table-cell>
          <table:table-cell table:formula="of:=[.E187]*39.3701" office:value-type="float" office:value="12.5495577359977" calcext:value-type="float">
            <text:p>12.5495577359977</text:p>
          </table:table-cell>
          <table:table-cell table:formula="of:=[.F187]*39.3701" office:value-type="float" office:value="25.0991154719953" calcext:value-type="float">
            <text:p>25.0991154719953</text:p>
          </table:table-cell>
        </table:table-row>
        <table:table-row table:style-name="ro1">
          <table:table-cell table:formula="of:=[.A187]+1" office:value-type="float" office:value="210" calcext:value-type="float">
            <text:p>210</text:p>
          </table:table-cell>
          <table:table-cell table:formula="of:=299792458/([.A188]*1000000)" office:value-type="float" office:value="1.42758313333333" calcext:value-type="float">
            <text:p>1.42758313333333</text:p>
          </table:table-cell>
          <table:table-cell table:formula="of:=(1/3)*[.B188]" office:value-type="float" office:value="0.475861044444444" calcext:value-type="float">
            <text:p>0.475861044444444</text:p>
          </table:table-cell>
          <table:table-cell table:formula="of:=4*[.C188]" office:value-type="float" office:value="1.90344417777778" calcext:value-type="float">
            <text:p>1.90344417777778</text:p>
          </table:table-cell>
          <table:table-cell table:formula="of:=[.D188]/6" office:value-type="float" office:value="0.317240696296296" calcext:value-type="float">
            <text:p>0.317240696296296</text:p>
          </table:table-cell>
          <table:table-cell table:formula="of:=[.E188]*2" office:value-type="float" office:value="0.634481392592593" calcext:value-type="float">
            <text:p>0.634481392592593</text:p>
          </table:table-cell>
          <table:table-cell table:formula="of:=[.E188]*39.3701" office:value-type="float" office:value="12.4897979372548" calcext:value-type="float">
            <text:p>12.4897979372548</text:p>
          </table:table-cell>
          <table:table-cell table:formula="of:=[.F188]*39.3701" office:value-type="float" office:value="24.9795958745096" calcext:value-type="float">
            <text:p>24.9795958745096</text:p>
          </table:table-cell>
        </table:table-row>
        <table:table-row table:style-name="ro1">
          <table:table-cell table:formula="of:=[.A188]+1" office:value-type="float" office:value="211" calcext:value-type="float">
            <text:p>211</text:p>
          </table:table-cell>
          <table:table-cell table:formula="of:=299792458/([.A189]*1000000)" office:value-type="float" office:value="1.42081733649289" calcext:value-type="float">
            <text:p>1.42081733649289</text:p>
          </table:table-cell>
          <table:table-cell table:formula="of:=(1/3)*[.B189]" office:value-type="float" office:value="0.473605778830964" calcext:value-type="float">
            <text:p>0.473605778830964</text:p>
          </table:table-cell>
          <table:table-cell table:formula="of:=4*[.C189]" office:value-type="float" office:value="1.89442311532385" calcext:value-type="float">
            <text:p>1.89442311532385</text:p>
          </table:table-cell>
          <table:table-cell table:formula="of:=[.D189]/6" office:value-type="float" office:value="0.315737185887309" calcext:value-type="float">
            <text:p>0.315737185887309</text:p>
          </table:table-cell>
          <table:table-cell table:formula="of:=[.E189]*2" office:value-type="float" office:value="0.631474371774618" calcext:value-type="float">
            <text:p>0.631474371774618</text:p>
          </table:table-cell>
          <table:table-cell table:formula="of:=[.E189]*39.3701" office:value-type="float" office:value="12.4306045821019" calcext:value-type="float">
            <text:p>12.4306045821019</text:p>
          </table:table-cell>
          <table:table-cell table:formula="of:=[.F189]*39.3701" office:value-type="float" office:value="24.8612091642039" calcext:value-type="float">
            <text:p>24.8612091642039</text:p>
          </table:table-cell>
        </table:table-row>
        <table:table-row table:style-name="ro1">
          <table:table-cell table:formula="of:=[.A189]+1" office:value-type="float" office:value="212" calcext:value-type="float">
            <text:p>212</text:p>
          </table:table-cell>
          <table:table-cell table:formula="of:=299792458/([.A190]*1000000)" office:value-type="float" office:value="1.41411536792453" calcext:value-type="float">
            <text:p>1.41411536792453</text:p>
          </table:table-cell>
          <table:table-cell table:formula="of:=(1/3)*[.B190]" office:value-type="float" office:value="0.471371789308176" calcext:value-type="float">
            <text:p>0.471371789308176</text:p>
          </table:table-cell>
          <table:table-cell table:formula="of:=4*[.C190]" office:value-type="float" office:value="1.8854871572327" calcext:value-type="float">
            <text:p>1.8854871572327</text:p>
          </table:table-cell>
          <table:table-cell table:formula="of:=[.D190]/6" office:value-type="float" office:value="0.314247859538784" calcext:value-type="float">
            <text:p>0.314247859538784</text:p>
          </table:table-cell>
          <table:table-cell table:formula="of:=[.E190]*2" office:value-type="float" office:value="0.628495719077568" calcext:value-type="float">
            <text:p>0.628495719077568</text:p>
          </table:table-cell>
          <table:table-cell table:formula="of:=[.E190]*39.3701" office:value-type="float" office:value="12.3719696548279" calcext:value-type="float">
            <text:p>12.3719696548279</text:p>
          </table:table-cell>
          <table:table-cell table:formula="of:=[.F190]*39.3701" office:value-type="float" office:value="24.7439393096558" calcext:value-type="float">
            <text:p>24.7439393096558</text:p>
          </table:table-cell>
        </table:table-row>
        <table:table-row table:style-name="ro1">
          <table:table-cell table:formula="of:=[.A190]+1" office:value-type="float" office:value="213" calcext:value-type="float">
            <text:p>213</text:p>
          </table:table-cell>
          <table:table-cell table:formula="of:=299792458/([.A191]*1000000)" office:value-type="float" office:value="1.4074763286385" calcext:value-type="float">
            <text:p>1.4074763286385</text:p>
          </table:table-cell>
          <table:table-cell table:formula="of:=(1/3)*[.B191]" office:value-type="float" office:value="0.469158776212833" calcext:value-type="float">
            <text:p>0.469158776212833</text:p>
          </table:table-cell>
          <table:table-cell table:formula="of:=4*[.C191]" office:value-type="float" office:value="1.87663510485133" calcext:value-type="float">
            <text:p>1.87663510485133</text:p>
          </table:table-cell>
          <table:table-cell table:formula="of:=[.D191]/6" office:value-type="float" office:value="0.312772517475222" calcext:value-type="float">
            <text:p>0.312772517475222</text:p>
          </table:table-cell>
          <table:table-cell table:formula="of:=[.E191]*2" office:value-type="float" office:value="0.625545034950443" calcext:value-type="float">
            <text:p>0.625545034950443</text:p>
          </table:table-cell>
          <table:table-cell table:formula="of:=[.E191]*39.3701" office:value-type="float" office:value="12.3138852902512" calcext:value-type="float">
            <text:p>12.3138852902512</text:p>
          </table:table-cell>
          <table:table-cell table:formula="of:=[.F191]*39.3701" office:value-type="float" office:value="24.6277705805024" calcext:value-type="float">
            <text:p>24.6277705805024</text:p>
          </table:table-cell>
        </table:table-row>
        <table:table-row table:style-name="ro1">
          <table:table-cell table:formula="of:=[.A191]+1" office:value-type="float" office:value="214" calcext:value-type="float">
            <text:p>214</text:p>
          </table:table-cell>
          <table:table-cell table:formula="of:=299792458/([.A192]*1000000)" office:value-type="float" office:value="1.4008993364486" calcext:value-type="float">
            <text:p>1.4008993364486</text:p>
          </table:table-cell>
          <table:table-cell table:formula="of:=(1/3)*[.B192]" office:value-type="float" office:value="0.466966445482866" calcext:value-type="float">
            <text:p>0.466966445482866</text:p>
          </table:table-cell>
          <table:table-cell table:formula="of:=4*[.C192]" office:value-type="float" office:value="1.86786578193146" calcext:value-type="float">
            <text:p>1.86786578193146</text:p>
          </table:table-cell>
          <table:table-cell table:formula="of:=[.D192]/6" office:value-type="float" office:value="0.311310963655244" calcext:value-type="float">
            <text:p>0.311310963655244</text:p>
          </table:table-cell>
          <table:table-cell table:formula="of:=[.E192]*2" office:value-type="float" office:value="0.622621927310488" calcext:value-type="float">
            <text:p>0.622621927310488</text:p>
          </table:table-cell>
          <table:table-cell table:formula="of:=[.E192]*39.3701" office:value-type="float" office:value="12.2563437702033" calcext:value-type="float">
            <text:p>12.2563437702033</text:p>
          </table:table-cell>
          <table:table-cell table:formula="of:=[.F192]*39.3701" office:value-type="float" office:value="24.5126875404066" calcext:value-type="float">
            <text:p>24.5126875404066</text:p>
          </table:table-cell>
        </table:table-row>
        <table:table-row table:style-name="ro1">
          <table:table-cell table:formula="of:=[.A192]+1" office:value-type="float" office:value="215" calcext:value-type="float">
            <text:p>215</text:p>
          </table:table-cell>
          <table:table-cell table:formula="of:=299792458/([.A193]*1000000)" office:value-type="float" office:value="1.3943835255814" calcext:value-type="float">
            <text:p>1.3943835255814</text:p>
          </table:table-cell>
          <table:table-cell table:formula="of:=(1/3)*[.B193]" office:value-type="float" office:value="0.464794508527132" calcext:value-type="float">
            <text:p>0.464794508527132</text:p>
          </table:table-cell>
          <table:table-cell table:formula="of:=4*[.C193]" office:value-type="float" office:value="1.85917803410853" calcext:value-type="float">
            <text:p>1.85917803410853</text:p>
          </table:table-cell>
          <table:table-cell table:formula="of:=[.D193]/6" office:value-type="float" office:value="0.309863005684754" calcext:value-type="float">
            <text:p>0.309863005684754</text:p>
          </table:table-cell>
          <table:table-cell table:formula="of:=[.E193]*2" office:value-type="float" office:value="0.619726011369509" calcext:value-type="float">
            <text:p>0.619726011369509</text:p>
          </table:table-cell>
          <table:table-cell table:formula="of:=[.E193]*39.3701" office:value-type="float" office:value="12.1993375201094" calcext:value-type="float">
            <text:p>12.1993375201094</text:p>
          </table:table-cell>
          <table:table-cell table:formula="of:=[.F193]*39.3701" office:value-type="float" office:value="24.3986750402187" calcext:value-type="float">
            <text:p>24.3986750402187</text:p>
          </table:table-cell>
        </table:table-row>
        <table:table-row table:style-name="ro1">
          <table:table-cell table:formula="of:=[.A193]+1" office:value-type="float" office:value="216" calcext:value-type="float">
            <text:p>216</text:p>
          </table:table-cell>
          <table:table-cell table:formula="of:=299792458/([.A194]*1000000)" office:value-type="float" office:value="1.3879280462963" calcext:value-type="float">
            <text:p>1.3879280462963</text:p>
          </table:table-cell>
          <table:table-cell table:formula="of:=(1/3)*[.B194]" office:value-type="float" office:value="0.462642682098765" calcext:value-type="float">
            <text:p>0.462642682098765</text:p>
          </table:table-cell>
          <table:table-cell table:formula="of:=4*[.C194]" office:value-type="float" office:value="1.85057072839506" calcext:value-type="float">
            <text:p>1.85057072839506</text:p>
          </table:table-cell>
          <table:table-cell table:formula="of:=[.D194]/6" office:value-type="float" office:value="0.30842845473251" calcext:value-type="float">
            <text:p>0.30842845473251</text:p>
          </table:table-cell>
          <table:table-cell table:formula="of:=[.E194]*2" office:value-type="float" office:value="0.616856909465021" calcext:value-type="float">
            <text:p>0.616856909465021</text:p>
          </table:table-cell>
          <table:table-cell table:formula="of:=[.E194]*39.3701" office:value-type="float" office:value="12.1428591056644" calcext:value-type="float">
            <text:p>12.1428591056644</text:p>
          </table:table-cell>
          <table:table-cell table:formula="of:=[.F194]*39.3701" office:value-type="float" office:value="24.2857182113288" calcext:value-type="float">
            <text:p>24.2857182113288</text:p>
          </table:table-cell>
        </table:table-row>
        <table:table-row table:style-name="ro1">
          <table:table-cell table:formula="of:=[.A194]+1" office:value-type="float" office:value="217" calcext:value-type="float">
            <text:p>217</text:p>
          </table:table-cell>
          <table:table-cell table:formula="of:=299792458/([.A195]*1000000)" office:value-type="float" office:value="1.38153206451613" calcext:value-type="float">
            <text:p>1.38153206451613</text:p>
          </table:table-cell>
          <table:table-cell table:formula="of:=(1/3)*[.B195]" office:value-type="float" office:value="0.460510688172043" calcext:value-type="float">
            <text:p>0.460510688172043</text:p>
          </table:table-cell>
          <table:table-cell table:formula="of:=4*[.C195]" office:value-type="float" office:value="1.84204275268817" calcext:value-type="float">
            <text:p>1.84204275268817</text:p>
          </table:table-cell>
          <table:table-cell table:formula="of:=[.D195]/6" office:value-type="float" office:value="0.307007125448029" calcext:value-type="float">
            <text:p>0.307007125448029</text:p>
          </table:table-cell>
          <table:table-cell table:formula="of:=[.E195]*2" office:value-type="float" office:value="0.614014250896057" calcext:value-type="float">
            <text:p>0.614014250896057</text:p>
          </table:table-cell>
          <table:table-cell table:formula="of:=[.E195]*39.3701" office:value-type="float" office:value="12.0869012296014" calcext:value-type="float">
            <text:p>12.0869012296014</text:p>
          </table:table-cell>
          <table:table-cell table:formula="of:=[.F195]*39.3701" office:value-type="float" office:value="24.1738024592029" calcext:value-type="float">
            <text:p>24.1738024592029</text:p>
          </table:table-cell>
        </table:table-row>
        <table:table-row table:style-name="ro1">
          <table:table-cell table:formula="of:=[.A195]+1" office:value-type="float" office:value="218" calcext:value-type="float">
            <text:p>218</text:p>
          </table:table-cell>
          <table:table-cell table:formula="of:=299792458/([.A196]*1000000)" office:value-type="float" office:value="1.37519476146789" calcext:value-type="float">
            <text:p>1.37519476146789</text:p>
          </table:table-cell>
          <table:table-cell table:formula="of:=(1/3)*[.B196]" office:value-type="float" office:value="0.45839825382263" calcext:value-type="float">
            <text:p>0.45839825382263</text:p>
          </table:table-cell>
          <table:table-cell table:formula="of:=4*[.C196]" office:value-type="float" office:value="1.83359301529052" calcext:value-type="float">
            <text:p>1.83359301529052</text:p>
          </table:table-cell>
          <table:table-cell table:formula="of:=[.D196]/6" office:value-type="float" office:value="0.305598835881753" calcext:value-type="float">
            <text:p>0.305598835881753</text:p>
          </table:table-cell>
          <table:table-cell table:formula="of:=[.E196]*2" office:value-type="float" office:value="0.611197671763507" calcext:value-type="float">
            <text:p>0.611197671763507</text:p>
          </table:table-cell>
          <table:table-cell table:formula="of:=[.E196]*39.3701" office:value-type="float" office:value="12.0314567285482" calcext:value-type="float">
            <text:p>12.0314567285482</text:p>
          </table:table-cell>
          <table:table-cell table:formula="of:=[.F196]*39.3701" office:value-type="float" office:value="24.0629134570964" calcext:value-type="float">
            <text:p>24.0629134570964</text:p>
          </table:table-cell>
        </table:table-row>
        <table:table-row table:style-name="ro1">
          <table:table-cell table:formula="of:=[.A196]+1" office:value-type="float" office:value="219" calcext:value-type="float">
            <text:p>219</text:p>
          </table:table-cell>
          <table:table-cell table:formula="of:=299792458/([.A197]*1000000)" office:value-type="float" office:value="1.36891533333333" calcext:value-type="float">
            <text:p>1.36891533333333</text:p>
          </table:table-cell>
          <table:table-cell table:formula="of:=(1/3)*[.B197]" office:value-type="float" office:value="0.456305111111111" calcext:value-type="float">
            <text:p>0.456305111111111</text:p>
          </table:table-cell>
          <table:table-cell table:formula="of:=4*[.C197]" office:value-type="float" office:value="1.82522044444444" calcext:value-type="float">
            <text:p>1.82522044444444</text:p>
          </table:table-cell>
          <table:table-cell table:formula="of:=[.D197]/6" office:value-type="float" office:value="0.304203407407407" calcext:value-type="float">
            <text:p>0.304203407407407</text:p>
          </table:table-cell>
          <table:table-cell table:formula="of:=[.E197]*2" office:value-type="float" office:value="0.608406814814815" calcext:value-type="float">
            <text:p>0.608406814814815</text:p>
          </table:table-cell>
          <table:table-cell table:formula="of:=[.E197]*39.3701" office:value-type="float" office:value="11.9765185699704" calcext:value-type="float">
            <text:p>11.9765185699704</text:p>
          </table:table-cell>
          <table:table-cell table:formula="of:=[.F197]*39.3701" office:value-type="float" office:value="23.9530371399407" calcext:value-type="float">
            <text:p>23.9530371399407</text:p>
          </table:table-cell>
        </table:table-row>
        <table:table-row table:style-name="ro1">
          <table:table-cell table:formula="of:=[.A197]+1" office:value-type="float" office:value="220" calcext:value-type="float">
            <text:p>220</text:p>
          </table:table-cell>
          <table:table-cell table:formula="of:=299792458/([.A198]*1000000)" office:value-type="float" office:value="1.36269299090909" calcext:value-type="float">
            <text:p>1.36269299090909</text:p>
          </table:table-cell>
          <table:table-cell table:formula="of:=(1/3)*[.B198]" office:value-type="float" office:value="0.454230996969697" calcext:value-type="float">
            <text:p>0.454230996969697</text:p>
          </table:table-cell>
          <table:table-cell table:formula="of:=4*[.C198]" office:value-type="float" office:value="1.81692398787879" calcext:value-type="float">
            <text:p>1.81692398787879</text:p>
          </table:table-cell>
          <table:table-cell table:formula="of:=[.D198]/6" office:value-type="float" office:value="0.302820664646465" calcext:value-type="float">
            <text:p>0.302820664646465</text:p>
          </table:table-cell>
          <table:table-cell table:formula="of:=[.E198]*2" office:value-type="float" office:value="0.605641329292929" calcext:value-type="float">
            <text:p>0.605641329292929</text:p>
          </table:table-cell>
          <table:table-cell table:formula="of:=[.E198]*39.3701" office:value-type="float" office:value="11.9220798491978" calcext:value-type="float">
            <text:p>11.9220798491978</text:p>
          </table:table-cell>
          <table:table-cell table:formula="of:=[.F198]*39.3701" office:value-type="float" office:value="23.8441596983956" calcext:value-type="float">
            <text:p>23.8441596983956</text:p>
          </table:table-cell>
        </table:table-row>
        <table:table-row table:style-name="ro1">
          <table:table-cell table:formula="of:=[.A198]+1" office:value-type="float" office:value="221" calcext:value-type="float">
            <text:p>221</text:p>
          </table:table-cell>
          <table:table-cell table:formula="of:=299792458/([.A199]*1000000)" office:value-type="float" office:value="1.35652695927602" calcext:value-type="float">
            <text:p>1.35652695927602</text:p>
          </table:table-cell>
          <table:table-cell table:formula="of:=(1/3)*[.B199]" office:value-type="float" office:value="0.452175653092006" calcext:value-type="float">
            <text:p>0.452175653092006</text:p>
          </table:table-cell>
          <table:table-cell table:formula="of:=4*[.C199]" office:value-type="float" office:value="1.80870261236802" calcext:value-type="float">
            <text:p>1.80870261236802</text:p>
          </table:table-cell>
          <table:table-cell table:formula="of:=[.D199]/6" office:value-type="float" office:value="0.301450435394671" calcext:value-type="float">
            <text:p>0.301450435394671</text:p>
          </table:table-cell>
          <table:table-cell table:formula="of:=[.E199]*2" office:value-type="float" office:value="0.602900870789341" calcext:value-type="float">
            <text:p>0.602900870789341</text:p>
          </table:table-cell>
          <table:table-cell table:formula="of:=[.E199]*39.3701" office:value-type="float" office:value="11.8681337865317" calcext:value-type="float">
            <text:p>11.8681337865317</text:p>
          </table:table-cell>
          <table:table-cell table:formula="of:=[.F199]*39.3701" office:value-type="float" office:value="23.7362675730634" calcext:value-type="float">
            <text:p>23.7362675730634</text:p>
          </table:table-cell>
        </table:table-row>
        <table:table-row table:style-name="ro1">
          <table:table-cell table:formula="of:=[.A199]+1" office:value-type="float" office:value="222" calcext:value-type="float">
            <text:p>222</text:p>
          </table:table-cell>
          <table:table-cell table:formula="of:=299792458/([.A200]*1000000)" office:value-type="float" office:value="1.35041647747748" calcext:value-type="float">
            <text:p>1.35041647747748</text:p>
          </table:table-cell>
          <table:table-cell table:formula="of:=(1/3)*[.B200]" office:value-type="float" office:value="0.450138825825826" calcext:value-type="float">
            <text:p>0.450138825825826</text:p>
          </table:table-cell>
          <table:table-cell table:formula="of:=4*[.C200]" office:value-type="float" office:value="1.8005553033033" calcext:value-type="float">
            <text:p>1.8005553033033</text:p>
          </table:table-cell>
          <table:table-cell table:formula="of:=[.D200]/6" office:value-type="float" office:value="0.30009255055055" calcext:value-type="float">
            <text:p>0.30009255055055</text:p>
          </table:table-cell>
          <table:table-cell table:formula="of:=[.E200]*2" office:value-type="float" office:value="0.600185101101101" calcext:value-type="float">
            <text:p>0.600185101101101</text:p>
          </table:table-cell>
          <table:table-cell table:formula="of:=[.E200]*39.3701" office:value-type="float" office:value="11.8146737244302" calcext:value-type="float">
            <text:p>11.8146737244302</text:p>
          </table:table-cell>
          <table:table-cell table:formula="of:=[.F200]*39.3701" office:value-type="float" office:value="23.6293474488605" calcext:value-type="float">
            <text:p>23.6293474488605</text:p>
          </table:table-cell>
        </table:table-row>
        <table:table-row table:style-name="ro1">
          <table:table-cell table:formula="of:=[.A200]+1" office:value-type="float" office:value="223" calcext:value-type="float">
            <text:p>223</text:p>
          </table:table-cell>
          <table:table-cell table:formula="of:=299792458/([.A201]*1000000)" office:value-type="float" office:value="1.34436079820628" calcext:value-type="float">
            <text:p>1.34436079820628</text:p>
          </table:table-cell>
          <table:table-cell table:formula="of:=(1/3)*[.B201]" office:value-type="float" office:value="0.448120266068759" calcext:value-type="float">
            <text:p>0.448120266068759</text:p>
          </table:table-cell>
          <table:table-cell table:formula="of:=4*[.C201]" office:value-type="float" office:value="1.79248106427504" calcext:value-type="float">
            <text:p>1.79248106427504</text:p>
          </table:table-cell>
          <table:table-cell table:formula="of:=[.D201]/6" office:value-type="float" office:value="0.29874684404584" calcext:value-type="float">
            <text:p>0.29874684404584</text:p>
          </table:table-cell>
          <table:table-cell table:formula="of:=[.E201]*2" office:value-type="float" office:value="0.597493688091679" calcext:value-type="float">
            <text:p>0.597493688091679</text:p>
          </table:table-cell>
          <table:table-cell table:formula="of:=[.E201]*39.3701" office:value-type="float" office:value="11.7616931247691" calcext:value-type="float">
            <text:p>11.7616931247691</text:p>
          </table:table-cell>
          <table:table-cell table:formula="of:=[.F201]*39.3701" office:value-type="float" office:value="23.5233862495382" calcext:value-type="float">
            <text:p>23.5233862495382</text:p>
          </table:table-cell>
        </table:table-row>
        <table:table-row table:style-name="ro1">
          <table:table-cell table:formula="of:=[.A201]+1" office:value-type="float" office:value="224" calcext:value-type="float">
            <text:p>224</text:p>
          </table:table-cell>
          <table:table-cell table:formula="of:=299792458/([.A202]*1000000)" office:value-type="float" office:value="1.3383591875" calcext:value-type="float">
            <text:p>1.3383591875</text:p>
          </table:table-cell>
          <table:table-cell table:formula="of:=(1/3)*[.B202]" office:value-type="float" office:value="0.446119729166667" calcext:value-type="float">
            <text:p>0.446119729166667</text:p>
          </table:table-cell>
          <table:table-cell table:formula="of:=4*[.C202]" office:value-type="float" office:value="1.78447891666667" calcext:value-type="float">
            <text:p>1.78447891666667</text:p>
          </table:table-cell>
          <table:table-cell table:formula="of:=[.D202]/6" office:value-type="float" office:value="0.297413152777778" calcext:value-type="float">
            <text:p>0.297413152777778</text:p>
          </table:table-cell>
          <table:table-cell table:formula="of:=[.E202]*2" office:value-type="float" office:value="0.594826305555556" calcext:value-type="float">
            <text:p>0.594826305555556</text:p>
          </table:table-cell>
          <table:table-cell table:formula="of:=[.E202]*39.3701" office:value-type="float" office:value="11.7091855661764" calcext:value-type="float">
            <text:p>11.7091855661764</text:p>
          </table:table-cell>
          <table:table-cell table:formula="of:=[.F202]*39.3701" office:value-type="float" office:value="23.4183711323528" calcext:value-type="float">
            <text:p>23.4183711323528</text:p>
          </table:table-cell>
        </table:table-row>
        <table:table-row table:style-name="ro1">
          <table:table-cell table:formula="of:=[.A202]+1" office:value-type="float" office:value="225" calcext:value-type="float">
            <text:p>225</text:p>
          </table:table-cell>
          <table:table-cell table:formula="of:=299792458/([.A203]*1000000)" office:value-type="float" office:value="1.33241092444444" calcext:value-type="float">
            <text:p>1.33241092444444</text:p>
          </table:table-cell>
          <table:table-cell table:formula="of:=(1/3)*[.B203]" office:value-type="float" office:value="0.444136974814815" calcext:value-type="float">
            <text:p>0.444136974814815</text:p>
          </table:table-cell>
          <table:table-cell table:formula="of:=4*[.C203]" office:value-type="float" office:value="1.77654789925926" calcext:value-type="float">
            <text:p>1.77654789925926</text:p>
          </table:table-cell>
          <table:table-cell table:formula="of:=[.D203]/6" office:value-type="float" office:value="0.29609131654321" calcext:value-type="float">
            <text:p>0.29609131654321</text:p>
          </table:table-cell>
          <table:table-cell table:formula="of:=[.E203]*2" office:value-type="float" office:value="0.59218263308642" calcext:value-type="float">
            <text:p>0.59218263308642</text:p>
          </table:table-cell>
          <table:table-cell table:formula="of:=[.E203]*39.3701" office:value-type="float" office:value="11.6571447414378" calcext:value-type="float">
            <text:p>11.6571447414378</text:p>
          </table:table-cell>
          <table:table-cell table:formula="of:=[.F203]*39.3701" office:value-type="float" office:value="23.3142894828757" calcext:value-type="float">
            <text:p>23.3142894828757</text:p>
          </table:table-cell>
        </table:table-row>
        <table:table-row table:style-name="ro1">
          <table:table-cell table:formula="of:=[.A203]+1" office:value-type="float" office:value="226" calcext:value-type="float">
            <text:p>226</text:p>
          </table:table-cell>
          <table:table-cell table:formula="of:=299792458/([.A204]*1000000)" office:value-type="float" office:value="1.32651530088496" calcext:value-type="float">
            <text:p>1.32651530088496</text:p>
          </table:table-cell>
          <table:table-cell table:formula="of:=(1/3)*[.B204]" office:value-type="float" office:value="0.442171766961652" calcext:value-type="float">
            <text:p>0.442171766961652</text:p>
          </table:table-cell>
          <table:table-cell table:formula="of:=4*[.C204]" office:value-type="float" office:value="1.76868706784661" calcext:value-type="float">
            <text:p>1.76868706784661</text:p>
          </table:table-cell>
          <table:table-cell table:formula="of:=[.D204]/6" office:value-type="float" office:value="0.294781177974435" calcext:value-type="float">
            <text:p>0.294781177974435</text:p>
          </table:table-cell>
          <table:table-cell table:formula="of:=[.E204]*2" office:value-type="float" office:value="0.589562355948869" calcext:value-type="float">
            <text:p>0.589562355948869</text:p>
          </table:table-cell>
          <table:table-cell table:formula="of:=[.E204]*39.3701" office:value-type="float" office:value="11.6055644549713" calcext:value-type="float">
            <text:p>11.6055644549713</text:p>
          </table:table-cell>
          <table:table-cell table:formula="of:=[.F204]*39.3701" office:value-type="float" office:value="23.2111289099426" calcext:value-type="float">
            <text:p>23.2111289099426</text:p>
          </table:table-cell>
        </table:table-row>
        <table:table-row table:style-name="ro1">
          <table:table-cell table:formula="of:=[.A204]+1" office:value-type="float" office:value="227" calcext:value-type="float">
            <text:p>227</text:p>
          </table:table-cell>
          <table:table-cell table:formula="of:=299792458/([.A205]*1000000)" office:value-type="float" office:value="1.32067162114537" calcext:value-type="float">
            <text:p>1.32067162114537</text:p>
          </table:table-cell>
          <table:table-cell table:formula="of:=(1/3)*[.B205]" office:value-type="float" office:value="0.440223873715125" calcext:value-type="float">
            <text:p>0.440223873715125</text:p>
          </table:table-cell>
          <table:table-cell table:formula="of:=4*[.C205]" office:value-type="float" office:value="1.7608954948605" calcext:value-type="float">
            <text:p>1.7608954948605</text:p>
          </table:table-cell>
          <table:table-cell table:formula="of:=[.D205]/6" office:value-type="float" office:value="0.29348258247675" calcext:value-type="float">
            <text:p>0.29348258247675</text:p>
          </table:table-cell>
          <table:table-cell table:formula="of:=[.E205]*2" office:value-type="float" office:value="0.5869651649535" calcext:value-type="float">
            <text:p>0.5869651649535</text:p>
          </table:table-cell>
          <table:table-cell table:formula="of:=[.E205]*39.3701" office:value-type="float" office:value="11.5544386203679" calcext:value-type="float">
            <text:p>11.5544386203679</text:p>
          </table:table-cell>
          <table:table-cell table:formula="of:=[.F205]*39.3701" office:value-type="float" office:value="23.1088772407358" calcext:value-type="float">
            <text:p>23.1088772407358</text:p>
          </table:table-cell>
        </table:table-row>
        <table:table-row table:style-name="ro1">
          <table:table-cell table:formula="of:=[.A205]+1" office:value-type="float" office:value="228" calcext:value-type="float">
            <text:p>228</text:p>
          </table:table-cell>
          <table:table-cell table:formula="of:=299792458/([.A206]*1000000)" office:value-type="float" office:value="1.31487920175439" calcext:value-type="float">
            <text:p>1.31487920175439</text:p>
          </table:table-cell>
          <table:table-cell table:formula="of:=(1/3)*[.B206]" office:value-type="float" office:value="0.438293067251462" calcext:value-type="float">
            <text:p>0.438293067251462</text:p>
          </table:table-cell>
          <table:table-cell table:formula="of:=4*[.C206]" office:value-type="float" office:value="1.75317226900585" calcext:value-type="float">
            <text:p>1.75317226900585</text:p>
          </table:table-cell>
          <table:table-cell table:formula="of:=[.D206]/6" office:value-type="float" office:value="0.292195378167641" calcext:value-type="float">
            <text:p>0.292195378167641</text:p>
          </table:table-cell>
          <table:table-cell table:formula="of:=[.E206]*2" office:value-type="float" office:value="0.584390756335283" calcext:value-type="float">
            <text:p>0.584390756335283</text:p>
          </table:table-cell>
          <table:table-cell table:formula="of:=[.E206]*39.3701" office:value-type="float" office:value="11.5037612579979" calcext:value-type="float">
            <text:p>11.5037612579979</text:p>
          </table:table-cell>
          <table:table-cell table:formula="of:=[.F206]*39.3701" office:value-type="float" office:value="23.0075225159957" calcext:value-type="float">
            <text:p>23.0075225159957</text:p>
          </table:table-cell>
        </table:table-row>
        <table:table-row table:style-name="ro1">
          <table:table-cell table:formula="of:=[.A206]+1" office:value-type="float" office:value="229" calcext:value-type="float">
            <text:p>229</text:p>
          </table:table-cell>
          <table:table-cell table:formula="of:=299792458/([.A207]*1000000)" office:value-type="float" office:value="1.30913737117904" calcext:value-type="float">
            <text:p>1.30913737117904</text:p>
          </table:table-cell>
          <table:table-cell table:formula="of:=(1/3)*[.B207]" office:value-type="float" office:value="0.436379123726346" calcext:value-type="float">
            <text:p>0.436379123726346</text:p>
          </table:table-cell>
          <table:table-cell table:formula="of:=4*[.C207]" office:value-type="float" office:value="1.74551649490539" calcext:value-type="float">
            <text:p>1.74551649490539</text:p>
          </table:table-cell>
          <table:table-cell table:formula="of:=[.D207]/6" office:value-type="float" office:value="0.290919415817564" calcext:value-type="float">
            <text:p>0.290919415817564</text:p>
          </table:table-cell>
          <table:table-cell table:formula="of:=[.E207]*2" office:value-type="float" office:value="0.581838831635128" calcext:value-type="float">
            <text:p>0.581838831635128</text:p>
          </table:table-cell>
          <table:table-cell table:formula="of:=[.E207]*39.3701" office:value-type="float" office:value="11.4535264926791" calcext:value-type="float">
            <text:p>11.4535264926791</text:p>
          </table:table-cell>
          <table:table-cell table:formula="of:=[.F207]*39.3701" office:value-type="float" office:value="22.9070529853582" calcext:value-type="float">
            <text:p>22.9070529853582</text:p>
          </table:table-cell>
        </table:table-row>
        <table:table-row table:style-name="ro1">
          <table:table-cell table:formula="of:=[.A207]+1" office:value-type="float" office:value="230" calcext:value-type="float">
            <text:p>230</text:p>
          </table:table-cell>
          <table:table-cell table:formula="of:=299792458/([.A208]*1000000)" office:value-type="float" office:value="1.30344546956522" calcext:value-type="float">
            <text:p>1.30344546956522</text:p>
          </table:table-cell>
          <table:table-cell table:formula="of:=(1/3)*[.B208]" office:value-type="float" office:value="0.434481823188406" calcext:value-type="float">
            <text:p>0.434481823188406</text:p>
          </table:table-cell>
          <table:table-cell table:formula="of:=4*[.C208]" office:value-type="float" office:value="1.73792729275362" calcext:value-type="float">
            <text:p>1.73792729275362</text:p>
          </table:table-cell>
          <table:table-cell table:formula="of:=[.D208]/6" office:value-type="float" office:value="0.28965454879227" calcext:value-type="float">
            <text:p>0.28965454879227</text:p>
          </table:table-cell>
          <table:table-cell table:formula="of:=[.E208]*2" office:value-type="float" office:value="0.579309097584541" calcext:value-type="float">
            <text:p>0.579309097584541</text:p>
          </table:table-cell>
          <table:table-cell table:formula="of:=[.E208]*39.3701" office:value-type="float" office:value="11.4037285514066" calcext:value-type="float">
            <text:p>11.4037285514066</text:p>
          </table:table-cell>
          <table:table-cell table:formula="of:=[.F208]*39.3701" office:value-type="float" office:value="22.8074571028131" calcext:value-type="float">
            <text:p>22.8074571028131</text:p>
          </table:table-cell>
        </table:table-row>
        <table:table-row table:style-name="ro1">
          <table:table-cell table:formula="of:=[.A208]+1" office:value-type="float" office:value="231" calcext:value-type="float">
            <text:p>231</text:p>
          </table:table-cell>
          <table:table-cell table:formula="of:=299792458/([.A209]*1000000)" office:value-type="float" office:value="1.29780284848485" calcext:value-type="float">
            <text:p>1.29780284848485</text:p>
          </table:table-cell>
          <table:table-cell table:formula="of:=(1/3)*[.B209]" office:value-type="float" office:value="0.43260094949495" calcext:value-type="float">
            <text:p>0.43260094949495</text:p>
          </table:table-cell>
          <table:table-cell table:formula="of:=4*[.C209]" office:value-type="float" office:value="1.7304037979798" calcext:value-type="float">
            <text:p>1.7304037979798</text:p>
          </table:table-cell>
          <table:table-cell table:formula="of:=[.D209]/6" office:value-type="float" office:value="0.288400632996633" calcext:value-type="float">
            <text:p>0.288400632996633</text:p>
          </table:table-cell>
          <table:table-cell table:formula="of:=[.E209]*2" office:value-type="float" office:value="0.576801265993266" calcext:value-type="float">
            <text:p>0.576801265993266</text:p>
          </table:table-cell>
          <table:table-cell table:formula="of:=[.E209]*39.3701" office:value-type="float" office:value="11.3543617611407" calcext:value-type="float">
            <text:p>11.3543617611407</text:p>
          </table:table-cell>
          <table:table-cell table:formula="of:=[.F209]*39.3701" office:value-type="float" office:value="22.7087235222815" calcext:value-type="float">
            <text:p>22.7087235222815</text:p>
          </table:table-cell>
        </table:table-row>
        <table:table-row table:style-name="ro1">
          <table:table-cell table:formula="of:=[.A209]+1" office:value-type="float" office:value="232" calcext:value-type="float">
            <text:p>232</text:p>
          </table:table-cell>
          <table:table-cell table:formula="of:=299792458/([.A210]*1000000)" office:value-type="float" office:value="1.29220887068966" calcext:value-type="float">
            <text:p>1.29220887068966</text:p>
          </table:table-cell>
          <table:table-cell table:formula="of:=(1/3)*[.B210]" office:value-type="float" office:value="0.430736290229885" calcext:value-type="float">
            <text:p>0.430736290229885</text:p>
          </table:table-cell>
          <table:table-cell table:formula="of:=4*[.C210]" office:value-type="float" office:value="1.72294516091954" calcext:value-type="float">
            <text:p>1.72294516091954</text:p>
          </table:table-cell>
          <table:table-cell table:formula="of:=[.D210]/6" office:value-type="float" office:value="0.287157526819923" calcext:value-type="float">
            <text:p>0.287157526819923</text:p>
          </table:table-cell>
          <table:table-cell table:formula="of:=[.E210]*2" office:value-type="float" office:value="0.574315053639847" calcext:value-type="float">
            <text:p>0.574315053639847</text:p>
          </table:table-cell>
          <table:table-cell table:formula="of:=[.E210]*39.3701" office:value-type="float" office:value="11.3054205466531" calcext:value-type="float">
            <text:p>11.3054205466531</text:p>
          </table:table-cell>
          <table:table-cell table:formula="of:=[.F210]*39.3701" office:value-type="float" office:value="22.6108410933061" calcext:value-type="float">
            <text:p>22.6108410933061</text:p>
          </table:table-cell>
        </table:table-row>
        <table:table-row table:style-name="ro1">
          <table:table-cell table:formula="of:=[.A210]+1" office:value-type="float" office:value="233" calcext:value-type="float">
            <text:p>233</text:p>
          </table:table-cell>
          <table:table-cell table:formula="of:=299792458/([.A211]*1000000)" office:value-type="float" office:value="1.28666290987124" calcext:value-type="float">
            <text:p>1.28666290987124</text:p>
          </table:table-cell>
          <table:table-cell table:formula="of:=(1/3)*[.B211]" office:value-type="float" office:value="0.428887636623748" calcext:value-type="float">
            <text:p>0.428887636623748</text:p>
          </table:table-cell>
          <table:table-cell table:formula="of:=4*[.C211]" office:value-type="float" office:value="1.71555054649499" calcext:value-type="float">
            <text:p>1.71555054649499</text:p>
          </table:table-cell>
          <table:table-cell table:formula="of:=[.D211]/6" office:value-type="float" office:value="0.285925091082499" calcext:value-type="float">
            <text:p>0.285925091082499</text:p>
          </table:table-cell>
          <table:table-cell table:formula="of:=[.E211]*2" office:value-type="float" office:value="0.571850182164998" calcext:value-type="float">
            <text:p>0.571850182164998</text:p>
          </table:table-cell>
          <table:table-cell table:formula="of:=[.E211]*39.3701" office:value-type="float" office:value="11.2568994284271" calcext:value-type="float">
            <text:p>11.2568994284271</text:p>
          </table:table-cell>
          <table:table-cell table:formula="of:=[.F211]*39.3701" office:value-type="float" office:value="22.5137988568542" calcext:value-type="float">
            <text:p>22.5137988568542</text:p>
          </table:table-cell>
        </table:table-row>
        <table:table-row table:style-name="ro1">
          <table:table-cell table:formula="of:=[.A211]+1" office:value-type="float" office:value="234" calcext:value-type="float">
            <text:p>234</text:p>
          </table:table-cell>
          <table:table-cell table:formula="of:=299792458/([.A212]*1000000)" office:value-type="float" office:value="1.28116435042735" calcext:value-type="float">
            <text:p>1.28116435042735</text:p>
          </table:table-cell>
          <table:table-cell table:formula="of:=(1/3)*[.B212]" office:value-type="float" office:value="0.427054783475783" calcext:value-type="float">
            <text:p>0.427054783475783</text:p>
          </table:table-cell>
          <table:table-cell table:formula="of:=4*[.C212]" office:value-type="float" office:value="1.70821913390313" calcext:value-type="float">
            <text:p>1.70821913390313</text:p>
          </table:table-cell>
          <table:table-cell table:formula="of:=[.D212]/6" office:value-type="float" office:value="0.284703188983856" calcext:value-type="float">
            <text:p>0.284703188983856</text:p>
          </table:table-cell>
          <table:table-cell table:formula="of:=[.E212]*2" office:value-type="float" office:value="0.569406377967711" calcext:value-type="float">
            <text:p>0.569406377967711</text:p>
          </table:table-cell>
          <table:table-cell table:formula="of:=[.E212]*39.3701" office:value-type="float" office:value="11.2087930206133" calcext:value-type="float">
            <text:p>11.2087930206133</text:p>
          </table:table-cell>
          <table:table-cell table:formula="of:=[.F212]*39.3701" office:value-type="float" office:value="22.4175860412266" calcext:value-type="float">
            <text:p>22.4175860412266</text:p>
          </table:table-cell>
        </table:table-row>
        <table:table-row table:style-name="ro1">
          <table:table-cell table:formula="of:=[.A212]+1" office:value-type="float" office:value="235" calcext:value-type="float">
            <text:p>235</text:p>
          </table:table-cell>
          <table:table-cell table:formula="of:=299792458/([.A213]*1000000)" office:value-type="float" office:value="1.27571258723404" calcext:value-type="float">
            <text:p>1.27571258723404</text:p>
          </table:table-cell>
          <table:table-cell table:formula="of:=(1/3)*[.B213]" office:value-type="float" office:value="0.425237529078014" calcext:value-type="float">
            <text:p>0.425237529078014</text:p>
          </table:table-cell>
          <table:table-cell table:formula="of:=4*[.C213]" office:value-type="float" office:value="1.70095011631206" calcext:value-type="float">
            <text:p>1.70095011631206</text:p>
          </table:table-cell>
          <table:table-cell table:formula="of:=[.D213]/6" office:value-type="float" office:value="0.283491686052009" calcext:value-type="float">
            <text:p>0.283491686052009</text:p>
          </table:table-cell>
          <table:table-cell table:formula="of:=[.E213]*2" office:value-type="float" office:value="0.566983372104019" calcext:value-type="float">
            <text:p>0.566983372104019</text:p>
          </table:table-cell>
          <table:table-cell table:formula="of:=[.E213]*39.3701" office:value-type="float" office:value="11.1610960290362" calcext:value-type="float">
            <text:p>11.1610960290362</text:p>
          </table:table-cell>
          <table:table-cell table:formula="of:=[.F213]*39.3701" office:value-type="float" office:value="22.3221920580724" calcext:value-type="float">
            <text:p>22.3221920580724</text:p>
          </table:table-cell>
        </table:table-row>
        <table:table-row table:style-name="ro1">
          <table:table-cell table:formula="of:=[.A213]+1" office:value-type="float" office:value="236" calcext:value-type="float">
            <text:p>236</text:p>
          </table:table-cell>
          <table:table-cell table:formula="of:=299792458/([.A214]*1000000)" office:value-type="float" office:value="1.27030702542373" calcext:value-type="float">
            <text:p>1.27030702542373</text:p>
          </table:table-cell>
          <table:table-cell table:formula="of:=(1/3)*[.B214]" office:value-type="float" office:value="0.423435675141243" calcext:value-type="float">
            <text:p>0.423435675141243</text:p>
          </table:table-cell>
          <table:table-cell table:formula="of:=4*[.C214]" office:value-type="float" office:value="1.69374270056497" calcext:value-type="float">
            <text:p>1.69374270056497</text:p>
          </table:table-cell>
          <table:table-cell table:formula="of:=[.D214]/6" office:value-type="float" office:value="0.282290450094162" calcext:value-type="float">
            <text:p>0.282290450094162</text:p>
          </table:table-cell>
          <table:table-cell table:formula="of:=[.E214]*2" office:value-type="float" office:value="0.564580900188324" calcext:value-type="float">
            <text:p>0.564580900188324</text:p>
          </table:table-cell>
          <table:table-cell table:formula="of:=[.E214]*39.3701" office:value-type="float" office:value="11.1138032492522" calcext:value-type="float">
            <text:p>11.1138032492522</text:p>
          </table:table-cell>
          <table:table-cell table:formula="of:=[.F214]*39.3701" office:value-type="float" office:value="22.2276064985043" calcext:value-type="float">
            <text:p>22.2276064985043</text:p>
          </table:table-cell>
        </table:table-row>
        <table:table-row table:style-name="ro1">
          <table:table-cell table:formula="of:=[.A214]+1" office:value-type="float" office:value="237" calcext:value-type="float">
            <text:p>237</text:p>
          </table:table-cell>
          <table:table-cell table:formula="of:=299792458/([.A215]*1000000)" office:value-type="float" office:value="1.26494708016878" calcext:value-type="float">
            <text:p>1.26494708016878</text:p>
          </table:table-cell>
          <table:table-cell table:formula="of:=(1/3)*[.B215]" office:value-type="float" office:value="0.421649026722925" calcext:value-type="float">
            <text:p>0.421649026722925</text:p>
          </table:table-cell>
          <table:table-cell table:formula="of:=4*[.C215]" office:value-type="float" office:value="1.6865961068917" calcext:value-type="float">
            <text:p>1.6865961068917</text:p>
          </table:table-cell>
          <table:table-cell table:formula="of:=[.D215]/6" office:value-type="float" office:value="0.281099351148617" calcext:value-type="float">
            <text:p>0.281099351148617</text:p>
          </table:table-cell>
          <table:table-cell table:formula="of:=[.E215]*2" office:value-type="float" office:value="0.562198702297234" calcext:value-type="float">
            <text:p>0.562198702297234</text:p>
          </table:table-cell>
          <table:table-cell table:formula="of:=[.E215]*39.3701" office:value-type="float" office:value="11.0669095646562" calcext:value-type="float">
            <text:p>11.0669095646562</text:p>
          </table:table-cell>
          <table:table-cell table:formula="of:=[.F215]*39.3701" office:value-type="float" office:value="22.1338191293123" calcext:value-type="float">
            <text:p>22.1338191293123</text:p>
          </table:table-cell>
        </table:table-row>
        <table:table-row table:style-name="ro1">
          <table:table-cell table:formula="of:=[.A215]+1" office:value-type="float" office:value="238" calcext:value-type="float">
            <text:p>238</text:p>
          </table:table-cell>
          <table:table-cell table:formula="of:=299792458/([.A216]*1000000)" office:value-type="float" office:value="1.25963217647059" calcext:value-type="float">
            <text:p>1.25963217647059</text:p>
          </table:table-cell>
          <table:table-cell table:formula="of:=(1/3)*[.B216]" office:value-type="float" office:value="0.419877392156863" calcext:value-type="float">
            <text:p>0.419877392156863</text:p>
          </table:table-cell>
          <table:table-cell table:formula="of:=4*[.C216]" office:value-type="float" office:value="1.67950956862745" calcext:value-type="float">
            <text:p>1.67950956862745</text:p>
          </table:table-cell>
          <table:table-cell table:formula="of:=[.D216]/6" office:value-type="float" office:value="0.279918261437908" calcext:value-type="float">
            <text:p>0.279918261437908</text:p>
          </table:table-cell>
          <table:table-cell table:formula="of:=[.E216]*2" office:value-type="float" office:value="0.559836522875817" calcext:value-type="float">
            <text:p>0.559836522875817</text:p>
          </table:table-cell>
          <table:table-cell table:formula="of:=[.E216]*39.3701" office:value-type="float" office:value="11.0204099446366" calcext:value-type="float">
            <text:p>11.0204099446366</text:p>
          </table:table-cell>
          <table:table-cell table:formula="of:=[.F216]*39.3701" office:value-type="float" office:value="22.0408198892732" calcext:value-type="float">
            <text:p>22.0408198892732</text:p>
          </table:table-cell>
        </table:table-row>
        <table:table-row table:style-name="ro1">
          <table:table-cell table:formula="of:=[.A216]+1" office:value-type="float" office:value="239" calcext:value-type="float">
            <text:p>239</text:p>
          </table:table-cell>
          <table:table-cell table:formula="of:=299792458/([.A217]*1000000)" office:value-type="float" office:value="1.25436174895398" calcext:value-type="float">
            <text:p>1.25436174895398</text:p>
          </table:table-cell>
          <table:table-cell table:formula="of:=(1/3)*[.B217]" office:value-type="float" office:value="0.418120582984658" calcext:value-type="float">
            <text:p>0.418120582984658</text:p>
          </table:table-cell>
          <table:table-cell table:formula="of:=4*[.C217]" office:value-type="float" office:value="1.67248233193863" calcext:value-type="float">
            <text:p>1.67248233193863</text:p>
          </table:table-cell>
          <table:table-cell table:formula="of:=[.D217]/6" office:value-type="float" office:value="0.278747055323105" calcext:value-type="float">
            <text:p>0.278747055323105</text:p>
          </table:table-cell>
          <table:table-cell table:formula="of:=[.E217]*2" office:value-type="float" office:value="0.557494110646211" calcext:value-type="float">
            <text:p>0.557494110646211</text:p>
          </table:table-cell>
          <table:table-cell table:formula="of:=[.E217]*39.3701" office:value-type="float" office:value="10.9742994427762" calcext:value-type="float">
            <text:p>10.9742994427762</text:p>
          </table:table-cell>
          <table:table-cell table:formula="of:=[.F217]*39.3701" office:value-type="float" office:value="21.9485988855524" calcext:value-type="float">
            <text:p>21.9485988855524</text:p>
          </table:table-cell>
        </table:table-row>
        <table:table-row table:style-name="ro1">
          <table:table-cell table:formula="of:=[.A217]+1" office:value-type="float" office:value="240" calcext:value-type="float">
            <text:p>240</text:p>
          </table:table-cell>
          <table:table-cell table:formula="of:=299792458/([.A218]*1000000)" office:value-type="float" office:value="1.24913524166667" calcext:value-type="float">
            <text:p>1.24913524166667</text:p>
          </table:table-cell>
          <table:table-cell table:formula="of:=(1/3)*[.B218]" office:value-type="float" office:value="0.416378413888889" calcext:value-type="float">
            <text:p>0.416378413888889</text:p>
          </table:table-cell>
          <table:table-cell table:formula="of:=4*[.C218]" office:value-type="float" office:value="1.66551365555556" calcext:value-type="float">
            <text:p>1.66551365555556</text:p>
          </table:table-cell>
          <table:table-cell table:formula="of:=[.D218]/6" office:value-type="float" office:value="0.277585609259259" calcext:value-type="float">
            <text:p>0.277585609259259</text:p>
          </table:table-cell>
          <table:table-cell table:formula="of:=[.E218]*2" office:value-type="float" office:value="0.555171218518519" calcext:value-type="float">
            <text:p>0.555171218518519</text:p>
          </table:table-cell>
          <table:table-cell table:formula="of:=[.E218]*39.3701" office:value-type="float" office:value="10.928573195098" calcext:value-type="float">
            <text:p>10.928573195098</text:p>
          </table:table-cell>
          <table:table-cell table:formula="of:=[.F218]*39.3701" office:value-type="float" office:value="21.8571463901959" calcext:value-type="float">
            <text:p>21.8571463901959</text:p>
          </table:table-cell>
        </table:table-row>
        <table:table-row table:style-name="ro1">
          <table:table-cell table:formula="of:=[.A218]+1" office:value-type="float" office:value="241" calcext:value-type="float">
            <text:p>241</text:p>
          </table:table-cell>
          <table:table-cell table:formula="of:=299792458/([.A219]*1000000)" office:value-type="float" office:value="1.24395210788382" calcext:value-type="float">
            <text:p>1.24395210788382</text:p>
          </table:table-cell>
          <table:table-cell table:formula="of:=(1/3)*[.B219]" office:value-type="float" office:value="0.414650702627939" calcext:value-type="float">
            <text:p>0.414650702627939</text:p>
          </table:table-cell>
          <table:table-cell table:formula="of:=4*[.C219]" office:value-type="float" office:value="1.65860281051176" calcext:value-type="float">
            <text:p>1.65860281051176</text:p>
          </table:table-cell>
          <table:table-cell table:formula="of:=[.D219]/6" office:value-type="float" office:value="0.276433801751959" calcext:value-type="float">
            <text:p>0.276433801751959</text:p>
          </table:table-cell>
          <table:table-cell table:formula="of:=[.E219]*2" office:value-type="float" office:value="0.552867603503919" calcext:value-type="float">
            <text:p>0.552867603503919</text:p>
          </table:table-cell>
          <table:table-cell table:formula="of:=[.E219]*39.3701" office:value-type="float" office:value="10.8832264183548" calcext:value-type="float">
            <text:p>10.8832264183548</text:p>
          </table:table-cell>
          <table:table-cell table:formula="of:=[.F219]*39.3701" office:value-type="float" office:value="21.7664528367096" calcext:value-type="float">
            <text:p>21.7664528367096</text:p>
          </table:table-cell>
        </table:table-row>
        <table:table-row table:style-name="ro1">
          <table:table-cell table:formula="of:=[.A219]+1" office:value-type="float" office:value="242" calcext:value-type="float">
            <text:p>242</text:p>
          </table:table-cell>
          <table:table-cell table:formula="of:=299792458/([.A220]*1000000)" office:value-type="float" office:value="1.23881180991736" calcext:value-type="float">
            <text:p>1.23881180991736</text:p>
          </table:table-cell>
          <table:table-cell table:formula="of:=(1/3)*[.B220]" office:value-type="float" office:value="0.412937269972452" calcext:value-type="float">
            <text:p>0.412937269972452</text:p>
          </table:table-cell>
          <table:table-cell table:formula="of:=4*[.C220]" office:value-type="float" office:value="1.65174907988981" calcext:value-type="float">
            <text:p>1.65174907988981</text:p>
          </table:table-cell>
          <table:table-cell table:formula="of:=[.D220]/6" office:value-type="float" office:value="0.275291513314968" calcext:value-type="float">
            <text:p>0.275291513314968</text:p>
          </table:table-cell>
          <table:table-cell table:formula="of:=[.E220]*2" office:value-type="float" office:value="0.550583026629936" calcext:value-type="float">
            <text:p>0.550583026629936</text:p>
          </table:table-cell>
          <table:table-cell table:formula="of:=[.E220]*39.3701" office:value-type="float" office:value="10.8382544083616" calcext:value-type="float">
            <text:p>10.8382544083616</text:p>
          </table:table-cell>
          <table:table-cell table:formula="of:=[.F220]*39.3701" office:value-type="float" office:value="21.6765088167232" calcext:value-type="float">
            <text:p>21.6765088167232</text:p>
          </table:table-cell>
        </table:table-row>
        <table:table-row table:style-name="ro1">
          <table:table-cell table:formula="of:=[.A220]+1" office:value-type="float" office:value="243" calcext:value-type="float">
            <text:p>243</text:p>
          </table:table-cell>
          <table:table-cell table:formula="of:=299792458/([.A221]*1000000)" office:value-type="float" office:value="1.23371381893004" calcext:value-type="float">
            <text:p>1.23371381893004</text:p>
          </table:table-cell>
          <table:table-cell table:formula="of:=(1/3)*[.B221]" office:value-type="float" office:value="0.411237939643347" calcext:value-type="float">
            <text:p>0.411237939643347</text:p>
          </table:table-cell>
          <table:table-cell table:formula="of:=4*[.C221]" office:value-type="float" office:value="1.64495175857339" calcext:value-type="float">
            <text:p>1.64495175857339</text:p>
          </table:table-cell>
          <table:table-cell table:formula="of:=[.D221]/6" office:value-type="float" office:value="0.274158626428898" calcext:value-type="float">
            <text:p>0.274158626428898</text:p>
          </table:table-cell>
          <table:table-cell table:formula="of:=[.E221]*2" office:value-type="float" office:value="0.548317252857796" calcext:value-type="float">
            <text:p>0.548317252857796</text:p>
          </table:table-cell>
          <table:table-cell table:formula="of:=[.E221]*39.3701" office:value-type="float" office:value="10.7936525383684" calcext:value-type="float">
            <text:p>10.7936525383684</text:p>
          </table:table-cell>
          <table:table-cell table:formula="of:=[.F221]*39.3701" office:value-type="float" office:value="21.5873050767367" calcext:value-type="float">
            <text:p>21.5873050767367</text:p>
          </table:table-cell>
        </table:table-row>
        <table:table-row table:style-name="ro1">
          <table:table-cell table:formula="of:=[.A221]+1" office:value-type="float" office:value="244" calcext:value-type="float">
            <text:p>244</text:p>
          </table:table-cell>
          <table:table-cell table:formula="of:=299792458/([.A222]*1000000)" office:value-type="float" office:value="1.2286576147541" calcext:value-type="float">
            <text:p>1.2286576147541</text:p>
          </table:table-cell>
          <table:table-cell table:formula="of:=(1/3)*[.B222]" office:value-type="float" office:value="0.409552538251366" calcext:value-type="float">
            <text:p>0.409552538251366</text:p>
          </table:table-cell>
          <table:table-cell table:formula="of:=4*[.C222]" office:value-type="float" office:value="1.63821015300546" calcext:value-type="float">
            <text:p>1.63821015300546</text:p>
          </table:table-cell>
          <table:table-cell table:formula="of:=[.D222]/6" office:value-type="float" office:value="0.273035025500911" calcext:value-type="float">
            <text:p>0.273035025500911</text:p>
          </table:table-cell>
          <table:table-cell table:formula="of:=[.E222]*2" office:value-type="float" office:value="0.546070051001821" calcext:value-type="float">
            <text:p>0.546070051001821</text:p>
          </table:table-cell>
          <table:table-cell table:formula="of:=[.E222]*39.3701" office:value-type="float" office:value="10.7494162574734" calcext:value-type="float">
            <text:p>10.7494162574734</text:p>
          </table:table-cell>
          <table:table-cell table:formula="of:=[.F222]*39.3701" office:value-type="float" office:value="21.4988325149468" calcext:value-type="float">
            <text:p>21.4988325149468</text:p>
          </table:table-cell>
        </table:table-row>
        <table:table-row table:style-name="ro1">
          <table:table-cell table:formula="of:=[.A222]+1" office:value-type="float" office:value="245" calcext:value-type="float">
            <text:p>245</text:p>
          </table:table-cell>
          <table:table-cell table:formula="of:=299792458/([.A223]*1000000)" office:value-type="float" office:value="1.22364268571429" calcext:value-type="float">
            <text:p>1.22364268571429</text:p>
          </table:table-cell>
          <table:table-cell table:formula="of:=(1/3)*[.B223]" office:value-type="float" office:value="0.407880895238095" calcext:value-type="float">
            <text:p>0.407880895238095</text:p>
          </table:table-cell>
          <table:table-cell table:formula="of:=4*[.C223]" office:value-type="float" office:value="1.63152358095238" calcext:value-type="float">
            <text:p>1.63152358095238</text:p>
          </table:table-cell>
          <table:table-cell table:formula="of:=[.D223]/6" office:value-type="float" office:value="0.271920596825397" calcext:value-type="float">
            <text:p>0.271920596825397</text:p>
          </table:table-cell>
          <table:table-cell table:formula="of:=[.E223]*2" office:value-type="float" office:value="0.543841193650794" calcext:value-type="float">
            <text:p>0.543841193650794</text:p>
          </table:table-cell>
          <table:table-cell table:formula="of:=[.E223]*39.3701" office:value-type="float" office:value="10.7055410890756" calcext:value-type="float">
            <text:p>10.7055410890756</text:p>
          </table:table-cell>
          <table:table-cell table:formula="of:=[.F223]*39.3701" office:value-type="float" office:value="21.4110821781511" calcext:value-type="float">
            <text:p>21.4110821781511</text:p>
          </table:table-cell>
        </table:table-row>
        <table:table-row table:style-name="ro1">
          <table:table-cell table:formula="of:=[.A223]+1" office:value-type="float" office:value="246" calcext:value-type="float">
            <text:p>246</text:p>
          </table:table-cell>
          <table:table-cell table:formula="of:=299792458/([.A224]*1000000)" office:value-type="float" office:value="1.21866852845528" calcext:value-type="float">
            <text:p>1.21866852845528</text:p>
          </table:table-cell>
          <table:table-cell table:formula="of:=(1/3)*[.B224]" office:value-type="float" office:value="0.406222842818428" calcext:value-type="float">
            <text:p>0.406222842818428</text:p>
          </table:table-cell>
          <table:table-cell table:formula="of:=4*[.C224]" office:value-type="float" office:value="1.62489137127371" calcext:value-type="float">
            <text:p>1.62489137127371</text:p>
          </table:table-cell>
          <table:table-cell table:formula="of:=[.D224]/6" office:value-type="float" office:value="0.270815228545619" calcext:value-type="float">
            <text:p>0.270815228545619</text:p>
          </table:table-cell>
          <table:table-cell table:formula="of:=[.E224]*2" office:value-type="float" office:value="0.541630457091237" calcext:value-type="float">
            <text:p>0.541630457091237</text:p>
          </table:table-cell>
          <table:table-cell table:formula="of:=[.E224]*39.3701" office:value-type="float" office:value="10.6620226293639" calcext:value-type="float">
            <text:p>10.6620226293639</text:p>
          </table:table-cell>
          <table:table-cell table:formula="of:=[.F224]*39.3701" office:value-type="float" office:value="21.3240452587277" calcext:value-type="float">
            <text:p>21.3240452587277</text:p>
          </table:table-cell>
        </table:table-row>
        <table:table-row table:style-name="ro1">
          <table:table-cell table:formula="of:=[.A224]+1" office:value-type="float" office:value="247" calcext:value-type="float">
            <text:p>247</text:p>
          </table:table-cell>
          <table:table-cell table:formula="of:=299792458/([.A225]*1000000)" office:value-type="float" office:value="1.21373464777328" calcext:value-type="float">
            <text:p>1.21373464777328</text:p>
          </table:table-cell>
          <table:table-cell table:formula="of:=(1/3)*[.B225]" office:value-type="float" office:value="0.404578215924426" calcext:value-type="float">
            <text:p>0.404578215924426</text:p>
          </table:table-cell>
          <table:table-cell table:formula="of:=4*[.C225]" office:value-type="float" office:value="1.61831286369771" calcext:value-type="float">
            <text:p>1.61831286369771</text:p>
          </table:table-cell>
          <table:table-cell table:formula="of:=[.D225]/6" office:value-type="float" office:value="0.269718810616284" calcext:value-type="float">
            <text:p>0.269718810616284</text:p>
          </table:table-cell>
          <table:table-cell table:formula="of:=[.E225]*2" office:value-type="float" office:value="0.539437621232569" calcext:value-type="float">
            <text:p>0.539437621232569</text:p>
          </table:table-cell>
          <table:table-cell table:formula="of:=[.E225]*39.3701" office:value-type="float" office:value="10.6188565458442" calcext:value-type="float">
            <text:p>10.6188565458442</text:p>
          </table:table-cell>
          <table:table-cell table:formula="of:=[.F225]*39.3701" office:value-type="float" office:value="21.2377130916883" calcext:value-type="float">
            <text:p>21.2377130916883</text:p>
          </table:table-cell>
        </table:table-row>
        <table:table-row table:style-name="ro1">
          <table:table-cell table:formula="of:=[.A225]+1" office:value-type="float" office:value="248" calcext:value-type="float">
            <text:p>248</text:p>
          </table:table-cell>
          <table:table-cell table:formula="of:=299792458/([.A226]*1000000)" office:value-type="float" office:value="1.20884055645161" calcext:value-type="float">
            <text:p>1.20884055645161</text:p>
          </table:table-cell>
          <table:table-cell table:formula="of:=(1/3)*[.B226]" office:value-type="float" office:value="0.402946852150538" calcext:value-type="float">
            <text:p>0.402946852150538</text:p>
          </table:table-cell>
          <table:table-cell table:formula="of:=4*[.C226]" office:value-type="float" office:value="1.61178740860215" calcext:value-type="float">
            <text:p>1.61178740860215</text:p>
          </table:table-cell>
          <table:table-cell table:formula="of:=[.D226]/6" office:value-type="float" office:value="0.268631234767025" calcext:value-type="float">
            <text:p>0.268631234767025</text:p>
          </table:table-cell>
          <table:table-cell table:formula="of:=[.E226]*2" office:value-type="float" office:value="0.53726246953405" calcext:value-type="float">
            <text:p>0.53726246953405</text:p>
          </table:table-cell>
          <table:table-cell table:formula="of:=[.E226]*39.3701" office:value-type="float" office:value="10.5760385759013" calcext:value-type="float">
            <text:p>10.5760385759013</text:p>
          </table:table-cell>
          <table:table-cell table:formula="of:=[.F226]*39.3701" office:value-type="float" office:value="21.1520771518025" calcext:value-type="float">
            <text:p>21.1520771518025</text:p>
          </table:table-cell>
        </table:table-row>
        <table:table-row table:style-name="ro1">
          <table:table-cell table:formula="of:=[.A226]+1" office:value-type="float" office:value="249" calcext:value-type="float">
            <text:p>249</text:p>
          </table:table-cell>
          <table:table-cell table:formula="of:=299792458/([.A227]*1000000)" office:value-type="float" office:value="1.2039857751004" calcext:value-type="float">
            <text:p>1.2039857751004</text:p>
          </table:table-cell>
          <table:table-cell table:formula="of:=(1/3)*[.B227]" office:value-type="float" office:value="0.401328591700134" calcext:value-type="float">
            <text:p>0.401328591700134</text:p>
          </table:table-cell>
          <table:table-cell table:formula="of:=4*[.C227]" office:value-type="float" office:value="1.60531436680054" calcext:value-type="float">
            <text:p>1.60531436680054</text:p>
          </table:table-cell>
          <table:table-cell table:formula="of:=[.D227]/6" office:value-type="float" office:value="0.267552394466756" calcext:value-type="float">
            <text:p>0.267552394466756</text:p>
          </table:table-cell>
          <table:table-cell table:formula="of:=[.E227]*2" office:value-type="float" office:value="0.535104788933512" calcext:value-type="float">
            <text:p>0.535104788933512</text:p>
          </table:table-cell>
          <table:table-cell table:formula="of:=[.E227]*39.3701" office:value-type="float" office:value="10.5335645253956" calcext:value-type="float">
            <text:p>10.5335645253956</text:p>
          </table:table-cell>
          <table:table-cell table:formula="of:=[.F227]*39.3701" office:value-type="float" office:value="21.0671290507913" calcext:value-type="float">
            <text:p>21.0671290507913</text:p>
          </table:table-cell>
        </table:table-row>
        <table:table-row table:style-name="ro1">
          <table:table-cell table:formula="of:=[.A227]+1" office:value-type="float" office:value="250" calcext:value-type="float">
            <text:p>250</text:p>
          </table:table-cell>
          <table:table-cell table:formula="of:=299792458/([.A228]*1000000)" office:value-type="float" office:value="1.199169832" calcext:value-type="float">
            <text:p>1.199169832</text:p>
          </table:table-cell>
          <table:table-cell table:formula="of:=(1/3)*[.B228]" office:value-type="float" office:value="0.399723277333333" calcext:value-type="float">
            <text:p>0.399723277333333</text:p>
          </table:table-cell>
          <table:table-cell table:formula="of:=4*[.C228]" office:value-type="float" office:value="1.59889310933333" calcext:value-type="float">
            <text:p>1.59889310933333</text:p>
          </table:table-cell>
          <table:table-cell table:formula="of:=[.D228]/6" office:value-type="float" office:value="0.266482184888889" calcext:value-type="float">
            <text:p>0.266482184888889</text:p>
          </table:table-cell>
          <table:table-cell table:formula="of:=[.E228]*2" office:value-type="float" office:value="0.532964369777778" calcext:value-type="float">
            <text:p>0.532964369777778</text:p>
          </table:table-cell>
          <table:table-cell table:formula="of:=[.E228]*39.3701" office:value-type="float" office:value="10.491430267294" calcext:value-type="float">
            <text:p>10.491430267294</text:p>
          </table:table-cell>
          <table:table-cell table:formula="of:=[.F228]*39.3701" office:value-type="float" office:value="20.9828605345881" calcext:value-type="float">
            <text:p>20.9828605345881</text:p>
          </table:table-cell>
        </table:table-row>
        <table:table-row table:style-name="ro1">
          <table:table-cell table:formula="of:=[.A228]+1" office:value-type="float" office:value="251" calcext:value-type="float">
            <text:p>251</text:p>
          </table:table-cell>
          <table:table-cell table:formula="of:=299792458/([.A229]*1000000)" office:value-type="float" office:value="1.19439226294821" calcext:value-type="float">
            <text:p>1.19439226294821</text:p>
          </table:table-cell>
          <table:table-cell table:formula="of:=(1/3)*[.B229]" office:value-type="float" office:value="0.398130754316069" calcext:value-type="float">
            <text:p>0.398130754316069</text:p>
          </table:table-cell>
          <table:table-cell table:formula="of:=4*[.C229]" office:value-type="float" office:value="1.59252301726428" calcext:value-type="float">
            <text:p>1.59252301726428</text:p>
          </table:table-cell>
          <table:table-cell table:formula="of:=[.D229]/6" office:value-type="float" office:value="0.265420502877379" calcext:value-type="float">
            <text:p>0.265420502877379</text:p>
          </table:table-cell>
          <table:table-cell table:formula="of:=[.E229]*2" office:value-type="float" office:value="0.530841005754759" calcext:value-type="float">
            <text:p>0.530841005754759</text:p>
          </table:table-cell>
          <table:table-cell table:formula="of:=[.E229]*39.3701" office:value-type="float" office:value="10.4496317403327" calcext:value-type="float">
            <text:p>10.4496317403327</text:p>
          </table:table-cell>
          <table:table-cell table:formula="of:=[.F229]*39.3701" office:value-type="float" office:value="20.8992634806654" calcext:value-type="float">
            <text:p>20.8992634806654</text:p>
          </table:table-cell>
        </table:table-row>
        <table:table-row table:style-name="ro1">
          <table:table-cell table:formula="of:=[.A229]+1" office:value-type="float" office:value="252" calcext:value-type="float">
            <text:p>252</text:p>
          </table:table-cell>
          <table:table-cell table:formula="of:=299792458/([.A230]*1000000)" office:value-type="float" office:value="1.18965261111111" calcext:value-type="float">
            <text:p>1.18965261111111</text:p>
          </table:table-cell>
          <table:table-cell table:formula="of:=(1/3)*[.B230]" office:value-type="float" office:value="0.39655087037037" calcext:value-type="float">
            <text:p>0.39655087037037</text:p>
          </table:table-cell>
          <table:table-cell table:formula="of:=4*[.C230]" office:value-type="float" office:value="1.58620348148148" calcext:value-type="float">
            <text:p>1.58620348148148</text:p>
          </table:table-cell>
          <table:table-cell table:formula="of:=[.D230]/6" office:value-type="float" office:value="0.26436724691358" calcext:value-type="float">
            <text:p>0.26436724691358</text:p>
          </table:table-cell>
          <table:table-cell table:formula="of:=[.E230]*2" office:value-type="float" office:value="0.528734493827161" calcext:value-type="float">
            <text:p>0.528734493827161</text:p>
          </table:table-cell>
          <table:table-cell table:formula="of:=[.E230]*39.3701" office:value-type="float" office:value="10.4081649477123" calcext:value-type="float">
            <text:p>10.4081649477123</text:p>
          </table:table-cell>
          <table:table-cell table:formula="of:=[.F230]*39.3701" office:value-type="float" office:value="20.8163298954247" calcext:value-type="float">
            <text:p>20.8163298954247</text:p>
          </table:table-cell>
        </table:table-row>
        <table:table-row table:style-name="ro1">
          <table:table-cell table:formula="of:=[.A230]+1" office:value-type="float" office:value="253" calcext:value-type="float">
            <text:p>253</text:p>
          </table:table-cell>
          <table:table-cell table:formula="of:=299792458/([.A231]*1000000)" office:value-type="float" office:value="1.18495042687747" calcext:value-type="float">
            <text:p>1.18495042687747</text:p>
          </table:table-cell>
          <table:table-cell table:formula="of:=(1/3)*[.B231]" office:value-type="float" office:value="0.394983475625823" calcext:value-type="float">
            <text:p>0.394983475625823</text:p>
          </table:table-cell>
          <table:table-cell table:formula="of:=4*[.C231]" office:value-type="float" office:value="1.57993390250329" calcext:value-type="float">
            <text:p>1.57993390250329</text:p>
          </table:table-cell>
          <table:table-cell table:formula="of:=[.D231]/6" office:value-type="float" office:value="0.263322317083882" calcext:value-type="float">
            <text:p>0.263322317083882</text:p>
          </table:table-cell>
          <table:table-cell table:formula="of:=[.E231]*2" office:value-type="float" office:value="0.526644634167765" calcext:value-type="float">
            <text:p>0.526644634167765</text:p>
          </table:table-cell>
          <table:table-cell table:formula="of:=[.E231]*39.3701" office:value-type="float" office:value="10.3670259558242" calcext:value-type="float">
            <text:p>10.3670259558242</text:p>
          </table:table-cell>
          <table:table-cell table:formula="of:=[.F231]*39.3701" office:value-type="float" office:value="20.7340519116483" calcext:value-type="float">
            <text:p>20.7340519116483</text:p>
          </table:table-cell>
        </table:table-row>
        <table:table-row table:style-name="ro1">
          <table:table-cell table:formula="of:=[.A231]+1" office:value-type="float" office:value="254" calcext:value-type="float">
            <text:p>254</text:p>
          </table:table-cell>
          <table:table-cell table:formula="of:=299792458/([.A232]*1000000)" office:value-type="float" office:value="1.18028526771654" calcext:value-type="float">
            <text:p>1.18028526771654</text:p>
          </table:table-cell>
          <table:table-cell table:formula="of:=(1/3)*[.B232]" office:value-type="float" office:value="0.393428422572178" calcext:value-type="float">
            <text:p>0.393428422572178</text:p>
          </table:table-cell>
          <table:table-cell table:formula="of:=4*[.C232]" office:value-type="float" office:value="1.57371369028871" calcext:value-type="float">
            <text:p>1.57371369028871</text:p>
          </table:table-cell>
          <table:table-cell table:formula="of:=[.D232]/6" office:value-type="float" office:value="0.262285615048119" calcext:value-type="float">
            <text:p>0.262285615048119</text:p>
          </table:table-cell>
          <table:table-cell table:formula="of:=[.E232]*2" office:value-type="float" office:value="0.524571230096238" calcext:value-type="float">
            <text:p>0.524571230096238</text:p>
          </table:table-cell>
          <table:table-cell table:formula="of:=[.E232]*39.3701" office:value-type="float" office:value="10.326210893006" calcext:value-type="float">
            <text:p>10.326210893006</text:p>
          </table:table-cell>
          <table:table-cell table:formula="of:=[.F232]*39.3701" office:value-type="float" office:value="20.6524217860119" calcext:value-type="float">
            <text:p>20.6524217860119</text:p>
          </table:table-cell>
        </table:table-row>
        <table:table-row table:style-name="ro1">
          <table:table-cell table:formula="of:=[.A232]+1" office:value-type="float" office:value="255" calcext:value-type="float">
            <text:p>255</text:p>
          </table:table-cell>
          <table:table-cell table:formula="of:=299792458/([.A233]*1000000)" office:value-type="float" office:value="1.17565669803922" calcext:value-type="float">
            <text:p>1.17565669803922</text:p>
          </table:table-cell>
          <table:table-cell table:formula="of:=(1/3)*[.B233]" office:value-type="float" office:value="0.391885566013072" calcext:value-type="float">
            <text:p>0.391885566013072</text:p>
          </table:table-cell>
          <table:table-cell table:formula="of:=4*[.C233]" office:value-type="float" office:value="1.56754226405229" calcext:value-type="float">
            <text:p>1.56754226405229</text:p>
          </table:table-cell>
          <table:table-cell table:formula="of:=[.D233]/6" office:value-type="float" office:value="0.261257044008715" calcext:value-type="float">
            <text:p>0.261257044008715</text:p>
          </table:table-cell>
          <table:table-cell table:formula="of:=[.E233]*2" office:value-type="float" office:value="0.522514088017429" calcext:value-type="float">
            <text:p>0.522514088017429</text:p>
          </table:table-cell>
          <table:table-cell table:formula="of:=[.E233]*39.3701" office:value-type="float" office:value="10.2857159483275" calcext:value-type="float">
            <text:p>10.2857159483275</text:p>
          </table:table-cell>
          <table:table-cell table:formula="of:=[.F233]*39.3701" office:value-type="float" office:value="20.571431896655" calcext:value-type="float">
            <text:p>20.571431896655</text:p>
          </table:table-cell>
        </table:table-row>
        <table:table-row table:style-name="ro1">
          <table:table-cell table:formula="of:=[.A233]+1" office:value-type="float" office:value="256" calcext:value-type="float">
            <text:p>256</text:p>
          </table:table-cell>
          <table:table-cell table:formula="of:=299792458/([.A234]*1000000)" office:value-type="float" office:value="1.1710642890625" calcext:value-type="float">
            <text:p>1.1710642890625</text:p>
          </table:table-cell>
          <table:table-cell table:formula="of:=(1/3)*[.B234]" office:value-type="float" office:value="0.390354763020833" calcext:value-type="float">
            <text:p>0.390354763020833</text:p>
          </table:table-cell>
          <table:table-cell table:formula="of:=4*[.C234]" office:value-type="float" office:value="1.56141905208333" calcext:value-type="float">
            <text:p>1.56141905208333</text:p>
          </table:table-cell>
          <table:table-cell table:formula="of:=[.D234]/6" office:value-type="float" office:value="0.260236508680555" calcext:value-type="float">
            <text:p>0.260236508680555</text:p>
          </table:table-cell>
          <table:table-cell table:formula="of:=[.E234]*2" office:value-type="float" office:value="0.520473017361111" calcext:value-type="float">
            <text:p>0.520473017361111</text:p>
          </table:table-cell>
          <table:table-cell table:formula="of:=[.E234]*39.3701" office:value-type="float" office:value="10.2455373704043" calcext:value-type="float">
            <text:p>10.2455373704043</text:p>
          </table:table-cell>
          <table:table-cell table:formula="of:=[.F234]*39.3701" office:value-type="float" office:value="20.4910747408087" calcext:value-type="float">
            <text:p>20.4910747408087</text:p>
          </table:table-cell>
        </table:table-row>
        <table:table-row table:style-name="ro1">
          <table:table-cell table:formula="of:=[.A234]+1" office:value-type="float" office:value="257" calcext:value-type="float">
            <text:p>257</text:p>
          </table:table-cell>
          <table:table-cell table:formula="of:=299792458/([.A235]*1000000)" office:value-type="float" office:value="1.16650761867704" calcext:value-type="float">
            <text:p>1.16650761867704</text:p>
          </table:table-cell>
          <table:table-cell table:formula="of:=(1/3)*[.B235]" office:value-type="float" office:value="0.388835872892348" calcext:value-type="float">
            <text:p>0.388835872892348</text:p>
          </table:table-cell>
          <table:table-cell table:formula="of:=4*[.C235]" office:value-type="float" office:value="1.55534349156939" calcext:value-type="float">
            <text:p>1.55534349156939</text:p>
          </table:table-cell>
          <table:table-cell table:formula="of:=[.D235]/6" office:value-type="float" office:value="0.259223915261565" calcext:value-type="float">
            <text:p>0.259223915261565</text:p>
          </table:table-cell>
          <table:table-cell table:formula="of:=[.E235]*2" office:value-type="float" office:value="0.51844783052313" calcext:value-type="float">
            <text:p>0.51844783052313</text:p>
          </table:table-cell>
          <table:table-cell table:formula="of:=[.E235]*39.3701" office:value-type="float" office:value="10.2056714662393" calcext:value-type="float">
            <text:p>10.2056714662393</text:p>
          </table:table-cell>
          <table:table-cell table:formula="of:=[.F235]*39.3701" office:value-type="float" office:value="20.4113429324787" calcext:value-type="float">
            <text:p>20.4113429324787</text:p>
          </table:table-cell>
        </table:table-row>
        <table:table-row table:style-name="ro1">
          <table:table-cell table:formula="of:=[.A235]+1" office:value-type="float" office:value="258" calcext:value-type="float">
            <text:p>258</text:p>
          </table:table-cell>
          <table:table-cell table:formula="of:=299792458/([.A236]*1000000)" office:value-type="float" office:value="1.16198627131783" calcext:value-type="float">
            <text:p>1.16198627131783</text:p>
          </table:table-cell>
          <table:table-cell table:formula="of:=(1/3)*[.B236]" office:value-type="float" office:value="0.387328757105943" calcext:value-type="float">
            <text:p>0.387328757105943</text:p>
          </table:table-cell>
          <table:table-cell table:formula="of:=4*[.C236]" office:value-type="float" office:value="1.54931502842377" calcext:value-type="float">
            <text:p>1.54931502842377</text:p>
          </table:table-cell>
          <table:table-cell table:formula="of:=[.D236]/6" office:value-type="float" office:value="0.258219171403962" calcext:value-type="float">
            <text:p>0.258219171403962</text:p>
          </table:table-cell>
          <table:table-cell table:formula="of:=[.E236]*2" office:value-type="float" office:value="0.516438342807924" calcext:value-type="float">
            <text:p>0.516438342807924</text:p>
          </table:table-cell>
          <table:table-cell table:formula="of:=[.E236]*39.3701" office:value-type="float" office:value="10.1661146000911" calcext:value-type="float">
            <text:p>10.1661146000911</text:p>
          </table:table-cell>
          <table:table-cell table:formula="of:=[.F236]*39.3701" office:value-type="float" office:value="20.3322292001823" calcext:value-type="float">
            <text:p>20.3322292001823</text:p>
          </table:table-cell>
        </table:table-row>
        <table:table-row table:style-name="ro1">
          <table:table-cell table:formula="of:=[.A236]+1" office:value-type="float" office:value="259" calcext:value-type="float">
            <text:p>259</text:p>
          </table:table-cell>
          <table:table-cell table:formula="of:=299792458/([.A237]*1000000)" office:value-type="float" office:value="1.15749983783784" calcext:value-type="float">
            <text:p>1.15749983783784</text:p>
          </table:table-cell>
          <table:table-cell table:formula="of:=(1/3)*[.B237]" office:value-type="float" office:value="0.385833279279279" calcext:value-type="float">
            <text:p>0.385833279279279</text:p>
          </table:table-cell>
          <table:table-cell table:formula="of:=4*[.C237]" office:value-type="float" office:value="1.54333311711712" calcext:value-type="float">
            <text:p>1.54333311711712</text:p>
          </table:table-cell>
          <table:table-cell table:formula="of:=[.D237]/6" office:value-type="float" office:value="0.257222186186186" calcext:value-type="float">
            <text:p>0.257222186186186</text:p>
          </table:table-cell>
          <table:table-cell table:formula="of:=[.E237]*2" office:value-type="float" office:value="0.514444372372372" calcext:value-type="float">
            <text:p>0.514444372372372</text:p>
          </table:table-cell>
          <table:table-cell table:formula="of:=[.E237]*39.3701" office:value-type="float" office:value="10.1268631923688" calcext:value-type="float">
            <text:p>10.1268631923688</text:p>
          </table:table-cell>
          <table:table-cell table:formula="of:=[.F237]*39.3701" office:value-type="float" office:value="20.2537263847375" calcext:value-type="float">
            <text:p>20.2537263847375</text:p>
          </table:table-cell>
        </table:table-row>
        <table:table-row table:style-name="ro1">
          <table:table-cell table:formula="of:=[.A237]+1" office:value-type="float" office:value="260" calcext:value-type="float">
            <text:p>260</text:p>
          </table:table-cell>
          <table:table-cell table:formula="of:=299792458/([.A238]*1000000)" office:value-type="float" office:value="1.15304791538462" calcext:value-type="float">
            <text:p>1.15304791538462</text:p>
          </table:table-cell>
          <table:table-cell table:formula="of:=(1/3)*[.B238]" office:value-type="float" office:value="0.384349305128205" calcext:value-type="float">
            <text:p>0.384349305128205</text:p>
          </table:table-cell>
          <table:table-cell table:formula="of:=4*[.C238]" office:value-type="float" office:value="1.53739722051282" calcext:value-type="float">
            <text:p>1.53739722051282</text:p>
          </table:table-cell>
          <table:table-cell table:formula="of:=[.D238]/6" office:value-type="float" office:value="0.25623287008547" calcext:value-type="float">
            <text:p>0.25623287008547</text:p>
          </table:table-cell>
          <table:table-cell table:formula="of:=[.E238]*2" office:value-type="float" office:value="0.51246574017094" calcext:value-type="float">
            <text:p>0.51246574017094</text:p>
          </table:table-cell>
          <table:table-cell table:formula="of:=[.E238]*39.3701" office:value-type="float" office:value="10.087913718552" calcext:value-type="float">
            <text:p>10.087913718552</text:p>
          </table:table-cell>
          <table:table-cell table:formula="of:=[.F238]*39.3701" office:value-type="float" office:value="20.1758274371039" calcext:value-type="float">
            <text:p>20.1758274371039</text:p>
          </table:table-cell>
        </table:table-row>
        <table:table-row table:style-name="ro1">
          <table:table-cell table:formula="of:=[.A238]+1" office:value-type="float" office:value="261" calcext:value-type="float">
            <text:p>261</text:p>
          </table:table-cell>
          <table:table-cell table:formula="of:=299792458/([.A239]*1000000)" office:value-type="float" office:value="1.14863010727969" calcext:value-type="float">
            <text:p>1.14863010727969</text:p>
          </table:table-cell>
          <table:table-cell table:formula="of:=(1/3)*[.B239]" office:value-type="float" office:value="0.382876702426564" calcext:value-type="float">
            <text:p>0.382876702426564</text:p>
          </table:table-cell>
          <table:table-cell table:formula="of:=4*[.C239]" office:value-type="float" office:value="1.53150680970626" calcext:value-type="float">
            <text:p>1.53150680970626</text:p>
          </table:table-cell>
          <table:table-cell table:formula="of:=[.D239]/6" office:value-type="float" office:value="0.255251134951043" calcext:value-type="float">
            <text:p>0.255251134951043</text:p>
          </table:table-cell>
          <table:table-cell table:formula="of:=[.E239]*2" office:value-type="float" office:value="0.510502269902086" calcext:value-type="float">
            <text:p>0.510502269902086</text:p>
          </table:table-cell>
          <table:table-cell table:formula="of:=[.E239]*39.3701" office:value-type="float" office:value="10.0492627081361" calcext:value-type="float">
            <text:p>10.0492627081361</text:p>
          </table:table-cell>
          <table:table-cell table:formula="of:=[.F239]*39.3701" office:value-type="float" office:value="20.0985254162721" calcext:value-type="float">
            <text:p>20.0985254162721</text:p>
          </table:table-cell>
        </table:table-row>
        <table:table-row table:style-name="ro1">
          <table:table-cell table:formula="of:=[.A239]+1" office:value-type="float" office:value="262" calcext:value-type="float">
            <text:p>262</text:p>
          </table:table-cell>
          <table:table-cell table:formula="of:=299792458/([.A240]*1000000)" office:value-type="float" office:value="1.14424602290076" calcext:value-type="float">
            <text:p>1.14424602290076</text:p>
          </table:table-cell>
          <table:table-cell table:formula="of:=(1/3)*[.B240]" office:value-type="float" office:value="0.381415340966921" calcext:value-type="float">
            <text:p>0.381415340966921</text:p>
          </table:table-cell>
          <table:table-cell table:formula="of:=4*[.C240]" office:value-type="float" office:value="1.52566136386768" calcext:value-type="float">
            <text:p>1.52566136386768</text:p>
          </table:table-cell>
          <table:table-cell table:formula="of:=[.D240]/6" office:value-type="float" office:value="0.254276893977947" calcext:value-type="float">
            <text:p>0.254276893977947</text:p>
          </table:table-cell>
          <table:table-cell table:formula="of:=[.E240]*2" office:value-type="float" office:value="0.508553787955895" calcext:value-type="float">
            <text:p>0.508553787955895</text:p>
          </table:table-cell>
          <table:table-cell table:formula="of:=[.E240]*39.3701" office:value-type="float" office:value="10.0109067436012" calcext:value-type="float">
            <text:p>10.0109067436012</text:p>
          </table:table-cell>
          <table:table-cell table:formula="of:=[.F240]*39.3701" office:value-type="float" office:value="20.0218134872024" calcext:value-type="float">
            <text:p>20.0218134872024</text:p>
          </table:table-cell>
        </table:table-row>
        <table:table-row table:style-name="ro1">
          <table:table-cell table:formula="of:=[.A240]+1" office:value-type="float" office:value="263" calcext:value-type="float">
            <text:p>263</text:p>
          </table:table-cell>
          <table:table-cell table:formula="of:=299792458/([.A241]*1000000)" office:value-type="float" office:value="1.13989527756654" calcext:value-type="float">
            <text:p>1.13989527756654</text:p>
          </table:table-cell>
          <table:table-cell table:formula="of:=(1/3)*[.B241]" office:value-type="float" office:value="0.37996509252218" calcext:value-type="float">
            <text:p>0.37996509252218</text:p>
          </table:table-cell>
          <table:table-cell table:formula="of:=4*[.C241]" office:value-type="float" office:value="1.51986037008872" calcext:value-type="float">
            <text:p>1.51986037008872</text:p>
          </table:table-cell>
          <table:table-cell table:formula="of:=[.D241]/6" office:value-type="float" office:value="0.253310061681453" calcext:value-type="float">
            <text:p>0.253310061681453</text:p>
          </table:table-cell>
          <table:table-cell table:formula="of:=[.E241]*2" office:value-type="float" office:value="0.506620123362907" calcext:value-type="float">
            <text:p>0.506620123362907</text:p>
          </table:table-cell>
          <table:table-cell table:formula="of:=[.E241]*39.3701" office:value-type="float" office:value="9.97284245940498" calcext:value-type="float">
            <text:p>9.97284245940498</text:p>
          </table:table-cell>
          <table:table-cell table:formula="of:=[.F241]*39.3701" office:value-type="float" office:value="19.94568491881" calcext:value-type="float">
            <text:p>19.94568491881</text:p>
          </table:table-cell>
        </table:table-row>
        <table:table-row table:style-name="ro1">
          <table:table-cell table:formula="of:=[.A241]+1" office:value-type="float" office:value="264" calcext:value-type="float">
            <text:p>264</text:p>
          </table:table-cell>
          <table:table-cell table:formula="of:=299792458/([.A242]*1000000)" office:value-type="float" office:value="1.13557749242424" calcext:value-type="float">
            <text:p>1.13557749242424</text:p>
          </table:table-cell>
          <table:table-cell table:formula="of:=(1/3)*[.B242]" office:value-type="float" office:value="0.378525830808081" calcext:value-type="float">
            <text:p>0.378525830808081</text:p>
          </table:table-cell>
          <table:table-cell table:formula="of:=4*[.C242]" office:value-type="float" office:value="1.51410332323232" calcext:value-type="float">
            <text:p>1.51410332323232</text:p>
          </table:table-cell>
          <table:table-cell table:formula="of:=[.D242]/6" office:value-type="float" office:value="0.252350553872054" calcext:value-type="float">
            <text:p>0.252350553872054</text:p>
          </table:table-cell>
          <table:table-cell table:formula="of:=[.E242]*2" office:value-type="float" office:value="0.504701107744108" calcext:value-type="float">
            <text:p>0.504701107744108</text:p>
          </table:table-cell>
          <table:table-cell table:formula="of:=[.E242]*39.3701" office:value-type="float" office:value="9.93506654099815" calcext:value-type="float">
            <text:p>9.93506654099815</text:p>
          </table:table-cell>
          <table:table-cell table:formula="of:=[.F242]*39.3701" office:value-type="float" office:value="19.8701330819963" calcext:value-type="float">
            <text:p>19.8701330819963</text:p>
          </table:table-cell>
        </table:table-row>
        <table:table-row table:style-name="ro1">
          <table:table-cell table:formula="of:=[.A242]+1" office:value-type="float" office:value="265" calcext:value-type="float">
            <text:p>265</text:p>
          </table:table-cell>
          <table:table-cell table:formula="of:=299792458/([.A243]*1000000)" office:value-type="float" office:value="1.13129229433962" calcext:value-type="float">
            <text:p>1.13129229433962</text:p>
          </table:table-cell>
          <table:table-cell table:formula="of:=(1/3)*[.B243]" office:value-type="float" office:value="0.377097431446541" calcext:value-type="float">
            <text:p>0.377097431446541</text:p>
          </table:table-cell>
          <table:table-cell table:formula="of:=4*[.C243]" office:value-type="float" office:value="1.50838972578616" calcext:value-type="float">
            <text:p>1.50838972578616</text:p>
          </table:table-cell>
          <table:table-cell table:formula="of:=[.D243]/6" office:value-type="float" office:value="0.251398287631027" calcext:value-type="float">
            <text:p>0.251398287631027</text:p>
          </table:table-cell>
          <table:table-cell table:formula="of:=[.E243]*2" office:value-type="float" office:value="0.502796575262054" calcext:value-type="float">
            <text:p>0.502796575262054</text:p>
          </table:table-cell>
          <table:table-cell table:formula="of:=[.E243]*39.3701" office:value-type="float" office:value="9.89757572386231" calcext:value-type="float">
            <text:p>9.89757572386231</text:p>
          </table:table-cell>
          <table:table-cell table:formula="of:=[.F243]*39.3701" office:value-type="float" office:value="19.7951514477246" calcext:value-type="float">
            <text:p>19.7951514477246</text:p>
          </table:table-cell>
        </table:table-row>
        <table:table-row table:style-name="ro1">
          <table:table-cell table:formula="of:=[.A243]+1" office:value-type="float" office:value="266" calcext:value-type="float">
            <text:p>266</text:p>
          </table:table-cell>
          <table:table-cell table:formula="of:=299792458/([.A244]*1000000)" office:value-type="float" office:value="1.12703931578947" calcext:value-type="float">
            <text:p>1.12703931578947</text:p>
          </table:table-cell>
          <table:table-cell table:formula="of:=(1/3)*[.B244]" office:value-type="float" office:value="0.375679771929824" calcext:value-type="float">
            <text:p>0.375679771929824</text:p>
          </table:table-cell>
          <table:table-cell table:formula="of:=4*[.C244]" office:value-type="float" office:value="1.5027190877193" calcext:value-type="float">
            <text:p>1.5027190877193</text:p>
          </table:table-cell>
          <table:table-cell table:formula="of:=[.D244]/6" office:value-type="float" office:value="0.25045318128655" calcext:value-type="float">
            <text:p>0.25045318128655</text:p>
          </table:table-cell>
          <table:table-cell table:formula="of:=[.E244]*2" office:value-type="float" office:value="0.500906362573099" calcext:value-type="float">
            <text:p>0.500906362573099</text:p>
          </table:table-cell>
          <table:table-cell table:formula="of:=[.E244]*39.3701" office:value-type="float" office:value="9.86036679256959" calcext:value-type="float">
            <text:p>9.86036679256959</text:p>
          </table:table-cell>
          <table:table-cell table:formula="of:=[.F244]*39.3701" office:value-type="float" office:value="19.7207335851392" calcext:value-type="float">
            <text:p>19.7207335851392</text:p>
          </table:table-cell>
        </table:table-row>
        <table:table-row table:style-name="ro1">
          <table:table-cell table:formula="of:=[.A244]+1" office:value-type="float" office:value="267" calcext:value-type="float">
            <text:p>267</text:p>
          </table:table-cell>
          <table:table-cell table:formula="of:=299792458/([.A245]*1000000)" office:value-type="float" office:value="1.12281819475655" calcext:value-type="float">
            <text:p>1.12281819475655</text:p>
          </table:table-cell>
          <table:table-cell table:formula="of:=(1/3)*[.B245]" office:value-type="float" office:value="0.374272731585518" calcext:value-type="float">
            <text:p>0.374272731585518</text:p>
          </table:table-cell>
          <table:table-cell table:formula="of:=4*[.C245]" office:value-type="float" office:value="1.49709092634207" calcext:value-type="float">
            <text:p>1.49709092634207</text:p>
          </table:table-cell>
          <table:table-cell table:formula="of:=[.D245]/6" office:value-type="float" office:value="0.249515154390345" calcext:value-type="float">
            <text:p>0.249515154390345</text:p>
          </table:table-cell>
          <table:table-cell table:formula="of:=[.E245]*2" office:value-type="float" office:value="0.499030308780691" calcext:value-type="float">
            <text:p>0.499030308780691</text:p>
          </table:table-cell>
          <table:table-cell table:formula="of:=[.E245]*39.3701" office:value-type="float" office:value="9.82343657986334" calcext:value-type="float">
            <text:p>9.82343657986334</text:p>
          </table:table-cell>
          <table:table-cell table:formula="of:=[.F245]*39.3701" office:value-type="float" office:value="19.6468731597267" calcext:value-type="float">
            <text:p>19.6468731597267</text:p>
          </table:table-cell>
        </table:table-row>
        <table:table-row table:style-name="ro1">
          <table:table-cell table:formula="of:=[.A245]+1" office:value-type="float" office:value="268" calcext:value-type="float">
            <text:p>268</text:p>
          </table:table-cell>
          <table:table-cell table:formula="of:=299792458/([.A246]*1000000)" office:value-type="float" office:value="1.11862857462687" calcext:value-type="float">
            <text:p>1.11862857462687</text:p>
          </table:table-cell>
          <table:table-cell table:formula="of:=(1/3)*[.B246]" office:value-type="float" office:value="0.372876191542288" calcext:value-type="float">
            <text:p>0.372876191542288</text:p>
          </table:table-cell>
          <table:table-cell table:formula="of:=4*[.C246]" office:value-type="float" office:value="1.49150476616915" calcext:value-type="float">
            <text:p>1.49150476616915</text:p>
          </table:table-cell>
          <table:table-cell table:formula="of:=[.D246]/6" office:value-type="float" office:value="0.248584127694859" calcext:value-type="float">
            <text:p>0.248584127694859</text:p>
          </table:table-cell>
          <table:table-cell table:formula="of:=[.E246]*2" office:value-type="float" office:value="0.497168255389718" calcext:value-type="float">
            <text:p>0.497168255389718</text:p>
          </table:table-cell>
          <table:table-cell table:formula="of:=[.E246]*39.3701" office:value-type="float" office:value="9.78678196575937" calcext:value-type="float">
            <text:p>9.78678196575937</text:p>
          </table:table-cell>
          <table:table-cell table:formula="of:=[.F246]*39.3701" office:value-type="float" office:value="19.5735639315187" calcext:value-type="float">
            <text:p>19.5735639315187</text:p>
          </table:table-cell>
        </table:table-row>
        <table:table-row table:style-name="ro1">
          <table:table-cell table:formula="of:=[.A246]+1" office:value-type="float" office:value="269" calcext:value-type="float">
            <text:p>269</text:p>
          </table:table-cell>
          <table:table-cell table:formula="of:=299792458/([.A247]*1000000)" office:value-type="float" office:value="1.11447010408922" calcext:value-type="float">
            <text:p>1.11447010408922</text:p>
          </table:table-cell>
          <table:table-cell table:formula="of:=(1/3)*[.B247]" office:value-type="float" office:value="0.371490034696406" calcext:value-type="float">
            <text:p>0.371490034696406</text:p>
          </table:table-cell>
          <table:table-cell table:formula="of:=4*[.C247]" office:value-type="float" office:value="1.48596013878563" calcext:value-type="float">
            <text:p>1.48596013878563</text:p>
          </table:table-cell>
          <table:table-cell table:formula="of:=[.D247]/6" office:value-type="float" office:value="0.247660023130938" calcext:value-type="float">
            <text:p>0.247660023130938</text:p>
          </table:table-cell>
          <table:table-cell table:formula="of:=[.E247]*2" office:value-type="float" office:value="0.495320046261875" calcext:value-type="float">
            <text:p>0.495320046261875</text:p>
          </table:table-cell>
          <table:table-cell table:formula="of:=[.E247]*39.3701" office:value-type="float" office:value="9.75039987666733" calcext:value-type="float">
            <text:p>9.75039987666733</text:p>
          </table:table-cell>
          <table:table-cell table:formula="of:=[.F247]*39.3701" office:value-type="float" office:value="19.5007997533347" calcext:value-type="float">
            <text:p>19.5007997533347</text:p>
          </table:table-cell>
        </table:table-row>
        <table:table-row table:style-name="ro1">
          <table:table-cell table:formula="of:=[.A247]+1" office:value-type="float" office:value="270" calcext:value-type="float">
            <text:p>270</text:p>
          </table:table-cell>
          <table:table-cell table:formula="of:=299792458/([.A248]*1000000)" office:value-type="float" office:value="1.11034243703704" calcext:value-type="float">
            <text:p>1.11034243703704</text:p>
          </table:table-cell>
          <table:table-cell table:formula="of:=(1/3)*[.B248]" office:value-type="float" office:value="0.370114145679012" calcext:value-type="float">
            <text:p>0.370114145679012</text:p>
          </table:table-cell>
          <table:table-cell table:formula="of:=4*[.C248]" office:value-type="float" office:value="1.48045658271605" calcext:value-type="float">
            <text:p>1.48045658271605</text:p>
          </table:table-cell>
          <table:table-cell table:formula="of:=[.D248]/6" office:value-type="float" office:value="0.246742763786008" calcext:value-type="float">
            <text:p>0.246742763786008</text:p>
          </table:table-cell>
          <table:table-cell table:formula="of:=[.E248]*2" office:value-type="float" office:value="0.493485527572016" calcext:value-type="float">
            <text:p>0.493485527572016</text:p>
          </table:table-cell>
          <table:table-cell table:formula="of:=[.E248]*39.3701" office:value-type="float" office:value="9.71428728453152" calcext:value-type="float">
            <text:p>9.71428728453152</text:p>
          </table:table-cell>
          <table:table-cell table:formula="of:=[.F248]*39.3701" office:value-type="float" office:value="19.428574569063" calcext:value-type="float">
            <text:p>19.428574569063</text:p>
          </table:table-cell>
        </table:table-row>
        <table:table-row table:style-name="ro1">
          <table:table-cell table:formula="of:=[.A248]+1" office:value-type="float" office:value="271" calcext:value-type="float">
            <text:p>271</text:p>
          </table:table-cell>
          <table:table-cell table:formula="of:=299792458/([.A249]*1000000)" office:value-type="float" office:value="1.10624523247232" calcext:value-type="float">
            <text:p>1.10624523247232</text:p>
          </table:table-cell>
          <table:table-cell table:formula="of:=(1/3)*[.B249]" office:value-type="float" office:value="0.368748410824108" calcext:value-type="float">
            <text:p>0.368748410824108</text:p>
          </table:table-cell>
          <table:table-cell table:formula="of:=4*[.C249]" office:value-type="float" office:value="1.47499364329643" calcext:value-type="float">
            <text:p>1.47499364329643</text:p>
          </table:table-cell>
          <table:table-cell table:formula="of:=[.D249]/6" office:value-type="float" office:value="0.245832273882739" calcext:value-type="float">
            <text:p>0.245832273882739</text:p>
          </table:table-cell>
          <table:table-cell table:formula="of:=[.E249]*2" office:value-type="float" office:value="0.491664547765478" calcext:value-type="float">
            <text:p>0.491664547765478</text:p>
          </table:table-cell>
          <table:table-cell table:formula="of:=[.E249]*39.3701" office:value-type="float" office:value="9.67844120599082" calcext:value-type="float">
            <text:p>9.67844120599082</text:p>
          </table:table-cell>
          <table:table-cell table:formula="of:=[.F249]*39.3701" office:value-type="float" office:value="19.3568824119816" calcext:value-type="float">
            <text:p>19.3568824119816</text:p>
          </table:table-cell>
        </table:table-row>
        <table:table-row table:style-name="ro1">
          <table:table-cell table:formula="of:=[.A249]+1" office:value-type="float" office:value="272" calcext:value-type="float">
            <text:p>272</text:p>
          </table:table-cell>
          <table:table-cell table:formula="of:=299792458/([.A250]*1000000)" office:value-type="float" office:value="1.10217815441176" calcext:value-type="float">
            <text:p>1.10217815441176</text:p>
          </table:table-cell>
          <table:table-cell table:formula="of:=(1/3)*[.B250]" office:value-type="float" office:value="0.367392718137255" calcext:value-type="float">
            <text:p>0.367392718137255</text:p>
          </table:table-cell>
          <table:table-cell table:formula="of:=4*[.C250]" office:value-type="float" office:value="1.46957087254902" calcext:value-type="float">
            <text:p>1.46957087254902</text:p>
          </table:table-cell>
          <table:table-cell table:formula="of:=[.D250]/6" office:value-type="float" office:value="0.24492847875817" calcext:value-type="float">
            <text:p>0.24492847875817</text:p>
          </table:table-cell>
          <table:table-cell table:formula="of:=[.E250]*2" office:value-type="float" office:value="0.48985695751634" calcext:value-type="float">
            <text:p>0.48985695751634</text:p>
          </table:table-cell>
          <table:table-cell table:formula="of:=[.E250]*39.3701" office:value-type="float" office:value="9.64285870155703" calcext:value-type="float">
            <text:p>9.64285870155703</text:p>
          </table:table-cell>
          <table:table-cell table:formula="of:=[.F250]*39.3701" office:value-type="float" office:value="19.2857174031141" calcext:value-type="float">
            <text:p>19.2857174031141</text:p>
          </table:table-cell>
        </table:table-row>
        <table:table-row table:style-name="ro1">
          <table:table-cell table:formula="of:=[.A250]+1" office:value-type="float" office:value="273" calcext:value-type="float">
            <text:p>273</text:p>
          </table:table-cell>
          <table:table-cell table:formula="of:=299792458/([.A251]*1000000)" office:value-type="float" office:value="1.09814087179487" calcext:value-type="float">
            <text:p>1.09814087179487</text:p>
          </table:table-cell>
          <table:table-cell table:formula="of:=(1/3)*[.B251]" office:value-type="float" office:value="0.366046957264957" calcext:value-type="float">
            <text:p>0.366046957264957</text:p>
          </table:table-cell>
          <table:table-cell table:formula="of:=4*[.C251]" office:value-type="float" office:value="1.46418782905983" calcext:value-type="float">
            <text:p>1.46418782905983</text:p>
          </table:table-cell>
          <table:table-cell table:formula="of:=[.D251]/6" office:value-type="float" office:value="0.244031304843305" calcext:value-type="float">
            <text:p>0.244031304843305</text:p>
          </table:table-cell>
          <table:table-cell table:formula="of:=[.E251]*2" office:value-type="float" office:value="0.48806260968661" calcext:value-type="float">
            <text:p>0.48806260968661</text:p>
          </table:table-cell>
          <table:table-cell table:formula="of:=[.E251]*39.3701" office:value-type="float" office:value="9.60753687481139" calcext:value-type="float">
            <text:p>9.60753687481139</text:p>
          </table:table-cell>
          <table:table-cell table:formula="of:=[.F251]*39.3701" office:value-type="float" office:value="19.2150737496228" calcext:value-type="float">
            <text:p>19.2150737496228</text:p>
          </table:table-cell>
        </table:table-row>
        <table:table-row table:style-name="ro1">
          <table:table-cell table:formula="of:=[.A251]+1" office:value-type="float" office:value="274" calcext:value-type="float">
            <text:p>274</text:p>
          </table:table-cell>
          <table:table-cell table:formula="of:=299792458/([.A252]*1000000)" office:value-type="float" office:value="1.09413305839416" calcext:value-type="float">
            <text:p>1.09413305839416</text:p>
          </table:table-cell>
          <table:table-cell table:formula="of:=(1/3)*[.B252]" office:value-type="float" office:value="0.36471101946472" calcext:value-type="float">
            <text:p>0.36471101946472</text:p>
          </table:table-cell>
          <table:table-cell table:formula="of:=4*[.C252]" office:value-type="float" office:value="1.45884407785888" calcext:value-type="float">
            <text:p>1.45884407785888</text:p>
          </table:table-cell>
          <table:table-cell table:formula="of:=[.D252]/6" office:value-type="float" office:value="0.243140679643147" calcext:value-type="float">
            <text:p>0.243140679643147</text:p>
          </table:table-cell>
          <table:table-cell table:formula="of:=[.E252]*2" office:value-type="float" office:value="0.486281359286294" calcext:value-type="float">
            <text:p>0.486281359286294</text:p>
          </table:table-cell>
          <table:table-cell table:formula="of:=[.E252]*39.3701" office:value-type="float" office:value="9.57247287161865" calcext:value-type="float">
            <text:p>9.57247287161865</text:p>
          </table:table-cell>
          <table:table-cell table:formula="of:=[.F252]*39.3701" office:value-type="float" office:value="19.1449457432373" calcext:value-type="float">
            <text:p>19.1449457432373</text:p>
          </table:table-cell>
        </table:table-row>
        <table:table-row table:style-name="ro1">
          <table:table-cell table:formula="of:=[.A252]+1" office:value-type="float" office:value="275" calcext:value-type="float">
            <text:p>275</text:p>
          </table:table-cell>
          <table:table-cell table:formula="of:=299792458/([.A253]*1000000)" office:value-type="float" office:value="1.09015439272727" calcext:value-type="float">
            <text:p>1.09015439272727</text:p>
          </table:table-cell>
          <table:table-cell table:formula="of:=(1/3)*[.B253]" office:value-type="float" office:value="0.363384797575758" calcext:value-type="float">
            <text:p>0.363384797575758</text:p>
          </table:table-cell>
          <table:table-cell table:formula="of:=4*[.C253]" office:value-type="float" office:value="1.45353919030303" calcext:value-type="float">
            <text:p>1.45353919030303</text:p>
          </table:table-cell>
          <table:table-cell table:formula="of:=[.D253]/6" office:value-type="float" office:value="0.242256531717172" calcext:value-type="float">
            <text:p>0.242256531717172</text:p>
          </table:table-cell>
          <table:table-cell table:formula="of:=[.E253]*2" office:value-type="float" office:value="0.484513063434344" calcext:value-type="float">
            <text:p>0.484513063434344</text:p>
          </table:table-cell>
          <table:table-cell table:formula="of:=[.E253]*39.3701" office:value-type="float" office:value="9.53766387935822" calcext:value-type="float">
            <text:p>9.53766387935822</text:p>
          </table:table-cell>
          <table:table-cell table:formula="of:=[.F253]*39.3701" office:value-type="float" office:value="19.0753277587164" calcext:value-type="float">
            <text:p>19.0753277587164</text:p>
          </table:table-cell>
        </table:table-row>
        <table:table-row table:style-name="ro1">
          <table:table-cell table:formula="of:=[.A253]+1" office:value-type="float" office:value="276" calcext:value-type="float">
            <text:p>276</text:p>
          </table:table-cell>
          <table:table-cell table:formula="of:=299792458/([.A254]*1000000)" office:value-type="float" office:value="1.08620455797101" calcext:value-type="float">
            <text:p>1.08620455797101</text:p>
          </table:table-cell>
          <table:table-cell table:formula="of:=(1/3)*[.B254]" office:value-type="float" office:value="0.362068185990338" calcext:value-type="float">
            <text:p>0.362068185990338</text:p>
          </table:table-cell>
          <table:table-cell table:formula="of:=4*[.C254]" office:value-type="float" office:value="1.44827274396135" calcext:value-type="float">
            <text:p>1.44827274396135</text:p>
          </table:table-cell>
          <table:table-cell table:formula="of:=[.D254]/6" office:value-type="float" office:value="0.241378790660225" calcext:value-type="float">
            <text:p>0.241378790660225</text:p>
          </table:table-cell>
          <table:table-cell table:formula="of:=[.E254]*2" office:value-type="float" office:value="0.482757581320451" calcext:value-type="float">
            <text:p>0.482757581320451</text:p>
          </table:table-cell>
          <table:table-cell table:formula="of:=[.E254]*39.3701" office:value-type="float" office:value="9.50310712617214" calcext:value-type="float">
            <text:p>9.50310712617214</text:p>
          </table:table-cell>
          <table:table-cell table:formula="of:=[.F254]*39.3701" office:value-type="float" office:value="19.0062142523443" calcext:value-type="float">
            <text:p>19.0062142523443</text:p>
          </table:table-cell>
        </table:table-row>
        <table:table-row table:style-name="ro1">
          <table:table-cell table:formula="of:=[.A254]+1" office:value-type="float" office:value="277" calcext:value-type="float">
            <text:p>277</text:p>
          </table:table-cell>
          <table:table-cell table:formula="of:=299792458/([.A255]*1000000)" office:value-type="float" office:value="1.08228324187726" calcext:value-type="float">
            <text:p>1.08228324187726</text:p>
          </table:table-cell>
          <table:table-cell table:formula="of:=(1/3)*[.B255]" office:value-type="float" office:value="0.360761080625752" calcext:value-type="float">
            <text:p>0.360761080625752</text:p>
          </table:table-cell>
          <table:table-cell table:formula="of:=4*[.C255]" office:value-type="float" office:value="1.44304432250301" calcext:value-type="float">
            <text:p>1.44304432250301</text:p>
          </table:table-cell>
          <table:table-cell table:formula="of:=[.D255]/6" office:value-type="float" office:value="0.240507387083835" calcext:value-type="float">
            <text:p>0.240507387083835</text:p>
          </table:table-cell>
          <table:table-cell table:formula="of:=[.E255]*2" office:value-type="float" office:value="0.481014774167669" calcext:value-type="float">
            <text:p>0.481014774167669</text:p>
          </table:table-cell>
          <table:table-cell table:formula="of:=[.E255]*39.3701" office:value-type="float" office:value="9.46879988022928" calcext:value-type="float">
            <text:p>9.46879988022928</text:p>
          </table:table-cell>
          <table:table-cell table:formula="of:=[.F255]*39.3701" office:value-type="float" office:value="18.9375997604586" calcext:value-type="float">
            <text:p>18.9375997604586</text:p>
          </table:table-cell>
        </table:table-row>
        <table:table-row table:style-name="ro1">
          <table:table-cell table:formula="of:=[.A255]+1" office:value-type="float" office:value="278" calcext:value-type="float">
            <text:p>278</text:p>
          </table:table-cell>
          <table:table-cell table:formula="of:=299792458/([.A256]*1000000)" office:value-type="float" office:value="1.07839013669065" calcext:value-type="float">
            <text:p>1.07839013669065</text:p>
          </table:table-cell>
          <table:table-cell table:formula="of:=(1/3)*[.B256]" office:value-type="float" office:value="0.359463378896882" calcext:value-type="float">
            <text:p>0.359463378896882</text:p>
          </table:table-cell>
          <table:table-cell table:formula="of:=4*[.C256]" office:value-type="float" office:value="1.43785351558753" calcext:value-type="float">
            <text:p>1.43785351558753</text:p>
          </table:table-cell>
          <table:table-cell table:formula="of:=[.D256]/6" office:value-type="float" office:value="0.239642252597922" calcext:value-type="float">
            <text:p>0.239642252597922</text:p>
          </table:table-cell>
          <table:table-cell table:formula="of:=[.E256]*2" office:value-type="float" office:value="0.479284505195843" calcext:value-type="float">
            <text:p>0.479284505195843</text:p>
          </table:table-cell>
          <table:table-cell table:formula="of:=[.E256]*39.3701" office:value-type="float" office:value="9.43473944900543" calcext:value-type="float">
            <text:p>9.43473944900543</text:p>
          </table:table-cell>
          <table:table-cell table:formula="of:=[.F256]*39.3701" office:value-type="float" office:value="18.8694788980109" calcext:value-type="float">
            <text:p>18.8694788980109</text:p>
          </table:table-cell>
        </table:table-row>
        <table:table-row table:style-name="ro1">
          <table:table-cell table:formula="of:=[.A256]+1" office:value-type="float" office:value="279" calcext:value-type="float">
            <text:p>279</text:p>
          </table:table-cell>
          <table:table-cell table:formula="of:=299792458/([.A257]*1000000)" office:value-type="float" office:value="1.0745249390681" calcext:value-type="float">
            <text:p>1.0745249390681</text:p>
          </table:table-cell>
          <table:table-cell table:formula="of:=(1/3)*[.B257]" office:value-type="float" office:value="0.358174979689367" calcext:value-type="float">
            <text:p>0.358174979689367</text:p>
          </table:table-cell>
          <table:table-cell table:formula="of:=4*[.C257]" office:value-type="float" office:value="1.43269991875747" calcext:value-type="float">
            <text:p>1.43269991875747</text:p>
          </table:table-cell>
          <table:table-cell table:formula="of:=[.D257]/6" office:value-type="float" office:value="0.238783319792911" calcext:value-type="float">
            <text:p>0.238783319792911</text:p>
          </table:table-cell>
          <table:table-cell table:formula="of:=[.E257]*2" office:value-type="float" office:value="0.477566639585822" calcext:value-type="float">
            <text:p>0.477566639585822</text:p>
          </table:table-cell>
          <table:table-cell table:formula="of:=[.E257]*39.3701" office:value-type="float" office:value="9.40092317857889" calcext:value-type="float">
            <text:p>9.40092317857889</text:p>
          </table:table-cell>
          <table:table-cell table:formula="of:=[.F257]*39.3701" office:value-type="float" office:value="18.8018463571578" calcext:value-type="float">
            <text:p>18.8018463571578</text:p>
          </table:table-cell>
        </table:table-row>
        <table:table-row table:style-name="ro1">
          <table:table-cell table:formula="of:=[.A257]+1" office:value-type="float" office:value="280" calcext:value-type="float">
            <text:p>280</text:p>
          </table:table-cell>
          <table:table-cell table:formula="of:=299792458/([.A258]*1000000)" office:value-type="float" office:value="1.07068735" calcext:value-type="float">
            <text:p>1.07068735</text:p>
          </table:table-cell>
          <table:table-cell table:formula="of:=(1/3)*[.B258]" office:value-type="float" office:value="0.356895783333333" calcext:value-type="float">
            <text:p>0.356895783333333</text:p>
          </table:table-cell>
          <table:table-cell table:formula="of:=4*[.C258]" office:value-type="float" office:value="1.42758313333333" calcext:value-type="float">
            <text:p>1.42758313333333</text:p>
          </table:table-cell>
          <table:table-cell table:formula="of:=[.D258]/6" office:value-type="float" office:value="0.237930522222222" calcext:value-type="float">
            <text:p>0.237930522222222</text:p>
          </table:table-cell>
          <table:table-cell table:formula="of:=[.E258]*2" office:value-type="float" office:value="0.475861044444444" calcext:value-type="float">
            <text:p>0.475861044444444</text:p>
          </table:table-cell>
          <table:table-cell table:formula="of:=[.E258]*39.3701" office:value-type="float" office:value="9.36734845294111" calcext:value-type="float">
            <text:p>9.36734845294111</text:p>
          </table:table-cell>
          <table:table-cell table:formula="of:=[.F258]*39.3701" office:value-type="float" office:value="18.7346969058822" calcext:value-type="float">
            <text:p>18.7346969058822</text:p>
          </table:table-cell>
        </table:table-row>
        <table:table-row table:style-name="ro1">
          <table:table-cell table:formula="of:=[.A258]+1" office:value-type="float" office:value="281" calcext:value-type="float">
            <text:p>281</text:p>
          </table:table-cell>
          <table:table-cell table:formula="of:=299792458/([.A259]*1000000)" office:value-type="float" office:value="1.0668770747331" calcext:value-type="float">
            <text:p>1.0668770747331</text:p>
          </table:table-cell>
          <table:table-cell table:formula="of:=(1/3)*[.B259]" office:value-type="float" office:value="0.355625691577699" calcext:value-type="float">
            <text:p>0.355625691577699</text:p>
          </table:table-cell>
          <table:table-cell table:formula="of:=4*[.C259]" office:value-type="float" office:value="1.42250276631079" calcext:value-type="float">
            <text:p>1.42250276631079</text:p>
          </table:table-cell>
          <table:table-cell table:formula="of:=[.D259]/6" office:value-type="float" office:value="0.237083794385132" calcext:value-type="float">
            <text:p>0.237083794385132</text:p>
          </table:table-cell>
          <table:table-cell table:formula="of:=[.E259]*2" office:value-type="float" office:value="0.474167588770265" calcext:value-type="float">
            <text:p>0.474167588770265</text:p>
          </table:table-cell>
          <table:table-cell table:formula="of:=[.E259]*39.3701" office:value-type="float" office:value="9.3340126933221" calcext:value-type="float">
            <text:p>9.3340126933221</text:p>
          </table:table-cell>
          <table:table-cell table:formula="of:=[.F259]*39.3701" office:value-type="float" office:value="18.6680253866442" calcext:value-type="float">
            <text:p>18.6680253866442</text:p>
          </table:table-cell>
        </table:table-row>
        <table:table-row table:style-name="ro1">
          <table:table-cell table:formula="of:=[.A259]+1" office:value-type="float" office:value="282" calcext:value-type="float">
            <text:p>282</text:p>
          </table:table-cell>
          <table:table-cell table:formula="of:=299792458/([.A260]*1000000)" office:value-type="float" office:value="1.06309382269504" calcext:value-type="float">
            <text:p>1.06309382269504</text:p>
          </table:table-cell>
          <table:table-cell table:formula="of:=(1/3)*[.B260]" office:value-type="float" office:value="0.354364607565012" calcext:value-type="float">
            <text:p>0.354364607565012</text:p>
          </table:table-cell>
          <table:table-cell table:formula="of:=4*[.C260]" office:value-type="float" office:value="1.41745843026005" calcext:value-type="float">
            <text:p>1.41745843026005</text:p>
          </table:table-cell>
          <table:table-cell table:formula="of:=[.D260]/6" office:value-type="float" office:value="0.236243071710008" calcext:value-type="float">
            <text:p>0.236243071710008</text:p>
          </table:table-cell>
          <table:table-cell table:formula="of:=[.E260]*2" office:value-type="float" office:value="0.472486143420016" calcext:value-type="float">
            <text:p>0.472486143420016</text:p>
          </table:table-cell>
          <table:table-cell table:formula="of:=[.E260]*39.3701" office:value-type="float" office:value="9.30091335753018" calcext:value-type="float">
            <text:p>9.30091335753018</text:p>
          </table:table-cell>
          <table:table-cell table:formula="of:=[.F260]*39.3701" office:value-type="float" office:value="18.6018267150604" calcext:value-type="float">
            <text:p>18.6018267150604</text:p>
          </table:table-cell>
        </table:table-row>
        <table:table-row table:style-name="ro1">
          <table:table-cell table:formula="of:=[.A260]+1" office:value-type="float" office:value="283" calcext:value-type="float">
            <text:p>283</text:p>
          </table:table-cell>
          <table:table-cell table:formula="of:=299792458/([.A261]*1000000)" office:value-type="float" office:value="1.05933730742049" calcext:value-type="float">
            <text:p>1.05933730742049</text:p>
          </table:table-cell>
          <table:table-cell table:formula="of:=(1/3)*[.B261]" office:value-type="float" office:value="0.353112435806831" calcext:value-type="float">
            <text:p>0.353112435806831</text:p>
          </table:table-cell>
          <table:table-cell table:formula="of:=4*[.C261]" office:value-type="float" office:value="1.41244974322733" calcext:value-type="float">
            <text:p>1.41244974322733</text:p>
          </table:table-cell>
          <table:table-cell table:formula="of:=[.D261]/6" office:value-type="float" office:value="0.235408290537888" calcext:value-type="float">
            <text:p>0.235408290537888</text:p>
          </table:table-cell>
          <table:table-cell table:formula="of:=[.E261]*2" office:value-type="float" office:value="0.470816581075775" calcext:value-type="float">
            <text:p>0.470816581075775</text:p>
          </table:table-cell>
          <table:table-cell table:formula="of:=[.E261]*39.3701" office:value-type="float" office:value="9.26804793930569" calcext:value-type="float">
            <text:p>9.26804793930569</text:p>
          </table:table-cell>
          <table:table-cell table:formula="of:=[.F261]*39.3701" office:value-type="float" office:value="18.5360958786114" calcext:value-type="float">
            <text:p>18.5360958786114</text:p>
          </table:table-cell>
        </table:table-row>
        <table:table-row table:style-name="ro1">
          <table:table-cell table:formula="of:=[.A261]+1" office:value-type="float" office:value="284" calcext:value-type="float">
            <text:p>284</text:p>
          </table:table-cell>
          <table:table-cell table:formula="of:=299792458/([.A262]*1000000)" office:value-type="float" office:value="1.05560724647887" calcext:value-type="float">
            <text:p>1.05560724647887</text:p>
          </table:table-cell>
          <table:table-cell table:formula="of:=(1/3)*[.B262]" office:value-type="float" office:value="0.351869082159624" calcext:value-type="float">
            <text:p>0.351869082159624</text:p>
          </table:table-cell>
          <table:table-cell table:formula="of:=4*[.C262]" office:value-type="float" office:value="1.4074763286385" calcext:value-type="float">
            <text:p>1.4074763286385</text:p>
          </table:table-cell>
          <table:table-cell table:formula="of:=[.D262]/6" office:value-type="float" office:value="0.234579388106416" calcext:value-type="float">
            <text:p>0.234579388106416</text:p>
          </table:table-cell>
          <table:table-cell table:formula="of:=[.E262]*2" office:value-type="float" office:value="0.469158776212833" calcext:value-type="float">
            <text:p>0.469158776212833</text:p>
          </table:table-cell>
          <table:table-cell table:formula="of:=[.E262]*39.3701" office:value-type="float" office:value="9.23541396768842" calcext:value-type="float">
            <text:p>9.23541396768842</text:p>
          </table:table-cell>
          <table:table-cell table:formula="of:=[.F262]*39.3701" office:value-type="float" office:value="18.4708279353768" calcext:value-type="float">
            <text:p>18.4708279353768</text:p>
          </table:table-cell>
        </table:table-row>
        <table:table-row table:style-name="ro1">
          <table:table-cell table:formula="of:=[.A262]+1" office:value-type="float" office:value="285" calcext:value-type="float">
            <text:p>285</text:p>
          </table:table-cell>
          <table:table-cell table:formula="of:=299792458/([.A263]*1000000)" office:value-type="float" office:value="1.05190336140351" calcext:value-type="float">
            <text:p>1.05190336140351</text:p>
          </table:table-cell>
          <table:table-cell table:formula="of:=(1/3)*[.B263]" office:value-type="float" office:value="0.350634453801169" calcext:value-type="float">
            <text:p>0.350634453801169</text:p>
          </table:table-cell>
          <table:table-cell table:formula="of:=4*[.C263]" office:value-type="float" office:value="1.40253781520468" calcext:value-type="float">
            <text:p>1.40253781520468</text:p>
          </table:table-cell>
          <table:table-cell table:formula="of:=[.D263]/6" office:value-type="float" office:value="0.233756302534113" calcext:value-type="float">
            <text:p>0.233756302534113</text:p>
          </table:table-cell>
          <table:table-cell table:formula="of:=[.E263]*2" office:value-type="float" office:value="0.467512605068226" calcext:value-type="float">
            <text:p>0.467512605068226</text:p>
          </table:table-cell>
          <table:table-cell table:formula="of:=[.E263]*39.3701" office:value-type="float" office:value="9.20300900639828" calcext:value-type="float">
            <text:p>9.20300900639828</text:p>
          </table:table-cell>
          <table:table-cell table:formula="of:=[.F263]*39.3701" office:value-type="float" office:value="18.4060180127966" calcext:value-type="float">
            <text:p>18.4060180127966</text:p>
          </table:table-cell>
        </table:table-row>
        <table:table-row table:style-name="ro1">
          <table:table-cell table:formula="of:=[.A263]+1" office:value-type="float" office:value="286" calcext:value-type="float">
            <text:p>286</text:p>
          </table:table-cell>
          <table:table-cell table:formula="of:=299792458/([.A264]*1000000)" office:value-type="float" office:value="1.04822537762238" calcext:value-type="float">
            <text:p>1.04822537762238</text:p>
          </table:table-cell>
          <table:table-cell table:formula="of:=(1/3)*[.B264]" office:value-type="float" office:value="0.349408459207459" calcext:value-type="float">
            <text:p>0.349408459207459</text:p>
          </table:table-cell>
          <table:table-cell table:formula="of:=4*[.C264]" office:value-type="float" office:value="1.39763383682984" calcext:value-type="float">
            <text:p>1.39763383682984</text:p>
          </table:table-cell>
          <table:table-cell table:formula="of:=[.D264]/6" office:value-type="float" office:value="0.232938972804973" calcext:value-type="float">
            <text:p>0.232938972804973</text:p>
          </table:table-cell>
          <table:table-cell table:formula="of:=[.E264]*2" office:value-type="float" office:value="0.465877945609946" calcext:value-type="float">
            <text:p>0.465877945609946</text:p>
          </table:table-cell>
          <table:table-cell table:formula="of:=[.E264]*39.3701" office:value-type="float" office:value="9.17083065322906" calcext:value-type="float">
            <text:p>9.17083065322906</text:p>
          </table:table-cell>
          <table:table-cell table:formula="of:=[.F264]*39.3701" office:value-type="float" office:value="18.3416613064581" calcext:value-type="float">
            <text:p>18.3416613064581</text:p>
          </table:table-cell>
        </table:table-row>
        <table:table-row table:style-name="ro1">
          <table:table-cell table:formula="of:=[.A264]+1" office:value-type="float" office:value="287" calcext:value-type="float">
            <text:p>287</text:p>
          </table:table-cell>
          <table:table-cell table:formula="of:=299792458/([.A265]*1000000)" office:value-type="float" office:value="1.04457302439024" calcext:value-type="float">
            <text:p>1.04457302439024</text:p>
          </table:table-cell>
          <table:table-cell table:formula="of:=(1/3)*[.B265]" office:value-type="float" office:value="0.348191008130081" calcext:value-type="float">
            <text:p>0.348191008130081</text:p>
          </table:table-cell>
          <table:table-cell table:formula="of:=4*[.C265]" office:value-type="float" office:value="1.39276403252033" calcext:value-type="float">
            <text:p>1.39276403252033</text:p>
          </table:table-cell>
          <table:table-cell table:formula="of:=[.D265]/6" office:value-type="float" office:value="0.232127338753387" calcext:value-type="float">
            <text:p>0.232127338753387</text:p>
          </table:table-cell>
          <table:table-cell table:formula="of:=[.E265]*2" office:value-type="float" office:value="0.464254677506775" calcext:value-type="float">
            <text:p>0.464254677506775</text:p>
          </table:table-cell>
          <table:table-cell table:formula="of:=[.E265]*39.3701" office:value-type="float" office:value="9.13887653945474" calcext:value-type="float">
            <text:p>9.13887653945474</text:p>
          </table:table-cell>
          <table:table-cell table:formula="of:=[.F265]*39.3701" office:value-type="float" office:value="18.2777530789095" calcext:value-type="float">
            <text:p>18.2777530789095</text:p>
          </table:table-cell>
        </table:table-row>
        <table:table-row table:style-name="ro1">
          <table:table-cell table:formula="of:=[.A265]+1" office:value-type="float" office:value="288" calcext:value-type="float">
            <text:p>288</text:p>
          </table:table-cell>
          <table:table-cell table:formula="of:=299792458/([.A266]*1000000)" office:value-type="float" office:value="1.04094603472222" calcext:value-type="float">
            <text:p>1.04094603472222</text:p>
          </table:table-cell>
          <table:table-cell table:formula="of:=(1/3)*[.B266]" office:value-type="float" office:value="0.346982011574074" calcext:value-type="float">
            <text:p>0.346982011574074</text:p>
          </table:table-cell>
          <table:table-cell table:formula="of:=4*[.C266]" office:value-type="float" office:value="1.3879280462963" calcext:value-type="float">
            <text:p>1.3879280462963</text:p>
          </table:table-cell>
          <table:table-cell table:formula="of:=[.D266]/6" office:value-type="float" office:value="0.231321341049383" calcext:value-type="float">
            <text:p>0.231321341049383</text:p>
          </table:table-cell>
          <table:table-cell table:formula="of:=[.E266]*2" office:value-type="float" office:value="0.462642682098765" calcext:value-type="float">
            <text:p>0.462642682098765</text:p>
          </table:table-cell>
          <table:table-cell table:formula="of:=[.E266]*39.3701" office:value-type="float" office:value="9.1071443292483" calcext:value-type="float">
            <text:p>9.1071443292483</text:p>
          </table:table-cell>
          <table:table-cell table:formula="of:=[.F266]*39.3701" office:value-type="float" office:value="18.2142886584966" calcext:value-type="float">
            <text:p>18.2142886584966</text:p>
          </table:table-cell>
        </table:table-row>
        <table:table-row table:style-name="ro1">
          <table:table-cell table:formula="of:=[.A266]+1" office:value-type="float" office:value="289" calcext:value-type="float">
            <text:p>289</text:p>
          </table:table-cell>
          <table:table-cell table:formula="of:=299792458/([.A267]*1000000)" office:value-type="float" office:value="1.03734414532872" calcext:value-type="float">
            <text:p>1.03734414532872</text:p>
          </table:table-cell>
          <table:table-cell table:formula="of:=(1/3)*[.B267]" office:value-type="float" office:value="0.34578138177624" calcext:value-type="float">
            <text:p>0.34578138177624</text:p>
          </table:table-cell>
          <table:table-cell table:formula="of:=4*[.C267]" office:value-type="float" office:value="1.38312552710496" calcext:value-type="float">
            <text:p>1.38312552710496</text:p>
          </table:table-cell>
          <table:table-cell table:formula="of:=[.D267]/6" office:value-type="float" office:value="0.23052092118416" calcext:value-type="float">
            <text:p>0.23052092118416</text:p>
          </table:table-cell>
          <table:table-cell table:formula="of:=[.E267]*2" office:value-type="float" office:value="0.46104184236832" calcext:value-type="float">
            <text:p>0.46104184236832</text:p>
          </table:table-cell>
          <table:table-cell table:formula="of:=[.E267]*39.3701" office:value-type="float" office:value="9.0756317191125" calcext:value-type="float">
            <text:p>9.0756317191125</text:p>
          </table:table-cell>
          <table:table-cell table:formula="of:=[.F267]*39.3701" office:value-type="float" office:value="18.151263438225" calcext:value-type="float">
            <text:p>18.151263438225</text:p>
          </table:table-cell>
        </table:table-row>
        <table:table-row table:style-name="ro1">
          <table:table-cell table:formula="of:=[.A267]+1" office:value-type="float" office:value="290" calcext:value-type="float">
            <text:p>290</text:p>
          </table:table-cell>
          <table:table-cell table:formula="of:=299792458/([.A268]*1000000)" office:value-type="float" office:value="1.03376709655172" calcext:value-type="float">
            <text:p>1.03376709655172</text:p>
          </table:table-cell>
          <table:table-cell table:formula="of:=(1/3)*[.B268]" office:value-type="float" office:value="0.344589032183908" calcext:value-type="float">
            <text:p>0.344589032183908</text:p>
          </table:table-cell>
          <table:table-cell table:formula="of:=4*[.C268]" office:value-type="float" office:value="1.37835612873563" calcext:value-type="float">
            <text:p>1.37835612873563</text:p>
          </table:table-cell>
          <table:table-cell table:formula="of:=[.D268]/6" office:value-type="float" office:value="0.229726021455939" calcext:value-type="float">
            <text:p>0.229726021455939</text:p>
          </table:table-cell>
          <table:table-cell table:formula="of:=[.E268]*2" office:value-type="float" office:value="0.459452042911877" calcext:value-type="float">
            <text:p>0.459452042911877</text:p>
          </table:table-cell>
          <table:table-cell table:formula="of:=[.E268]*39.3701" office:value-type="float" office:value="9.04433643732245" calcext:value-type="float">
            <text:p>9.04433643732245</text:p>
          </table:table-cell>
          <table:table-cell table:formula="of:=[.F268]*39.3701" office:value-type="float" office:value="18.0886728746449" calcext:value-type="float">
            <text:p>18.0886728746449</text:p>
          </table:table-cell>
        </table:table-row>
        <table:table-row table:style-name="ro1">
          <table:table-cell table:formula="of:=[.A268]+1" office:value-type="float" office:value="291" calcext:value-type="float">
            <text:p>291</text:p>
          </table:table-cell>
          <table:table-cell table:formula="of:=299792458/([.A269]*1000000)" office:value-type="float" office:value="1.03021463230241" calcext:value-type="float">
            <text:p>1.03021463230241</text:p>
          </table:table-cell>
          <table:table-cell table:formula="of:=(1/3)*[.B269]" office:value-type="float" office:value="0.343404877434135" calcext:value-type="float">
            <text:p>0.343404877434135</text:p>
          </table:table-cell>
          <table:table-cell table:formula="of:=4*[.C269]" office:value-type="float" office:value="1.37361950973654" calcext:value-type="float">
            <text:p>1.37361950973654</text:p>
          </table:table-cell>
          <table:table-cell table:formula="of:=[.D269]/6" office:value-type="float" office:value="0.22893658495609" calcext:value-type="float">
            <text:p>0.22893658495609</text:p>
          </table:table-cell>
          <table:table-cell table:formula="of:=[.E269]*2" office:value-type="float" office:value="0.45787316991218" calcext:value-type="float">
            <text:p>0.45787316991218</text:p>
          </table:table-cell>
          <table:table-cell table:formula="of:=[.E269]*39.3701" office:value-type="float" office:value="9.01325624337976" calcext:value-type="float">
            <text:p>9.01325624337976</text:p>
          </table:table-cell>
          <table:table-cell table:formula="of:=[.F269]*39.3701" office:value-type="float" office:value="18.0265124867595" calcext:value-type="float">
            <text:p>18.0265124867595</text:p>
          </table:table-cell>
        </table:table-row>
        <table:table-row table:style-name="ro1">
          <table:table-cell table:formula="of:=[.A269]+1" office:value-type="float" office:value="292" calcext:value-type="float">
            <text:p>292</text:p>
          </table:table-cell>
          <table:table-cell table:formula="of:=299792458/([.A270]*1000000)" office:value-type="float" office:value="1.0266865" calcext:value-type="float">
            <text:p>1.0266865</text:p>
          </table:table-cell>
          <table:table-cell table:formula="of:=(1/3)*[.B270]" office:value-type="float" office:value="0.342228833333333" calcext:value-type="float">
            <text:p>0.342228833333333</text:p>
          </table:table-cell>
          <table:table-cell table:formula="of:=4*[.C270]" office:value-type="float" office:value="1.36891533333333" calcext:value-type="float">
            <text:p>1.36891533333333</text:p>
          </table:table-cell>
          <table:table-cell table:formula="of:=[.D270]/6" office:value-type="float" office:value="0.228152555555556" calcext:value-type="float">
            <text:p>0.228152555555556</text:p>
          </table:table-cell>
          <table:table-cell table:formula="of:=[.E270]*2" office:value-type="float" office:value="0.456305111111111" calcext:value-type="float">
            <text:p>0.456305111111111</text:p>
          </table:table-cell>
          <table:table-cell table:formula="of:=[.E270]*39.3701" office:value-type="float" office:value="8.98238892747778" calcext:value-type="float">
            <text:p>8.98238892747778</text:p>
          </table:table-cell>
          <table:table-cell table:formula="of:=[.F270]*39.3701" office:value-type="float" office:value="17.9647778549556" calcext:value-type="float">
            <text:p>17.9647778549556</text:p>
          </table:table-cell>
        </table:table-row>
        <table:table-row table:style-name="ro1">
          <table:table-cell table:formula="of:=[.A270]+1" office:value-type="float" office:value="293" calcext:value-type="float">
            <text:p>293</text:p>
          </table:table-cell>
          <table:table-cell table:formula="of:=299792458/([.A271]*1000000)" office:value-type="float" office:value="1.02318245051195" calcext:value-type="float">
            <text:p>1.02318245051195</text:p>
          </table:table-cell>
          <table:table-cell table:formula="of:=(1/3)*[.B271]" office:value-type="float" office:value="0.341060816837315" calcext:value-type="float">
            <text:p>0.341060816837315</text:p>
          </table:table-cell>
          <table:table-cell table:formula="of:=4*[.C271]" office:value-type="float" office:value="1.36424326734926" calcext:value-type="float">
            <text:p>1.36424326734926</text:p>
          </table:table-cell>
          <table:table-cell table:formula="of:=[.D271]/6" office:value-type="float" office:value="0.227373877891543" calcext:value-type="float">
            <text:p>0.227373877891543</text:p>
          </table:table-cell>
          <table:table-cell table:formula="of:=[.E271]*2" office:value-type="float" office:value="0.454747755783087" calcext:value-type="float">
            <text:p>0.454747755783087</text:p>
          </table:table-cell>
          <table:table-cell table:formula="of:=[.E271]*39.3701" office:value-type="float" office:value="8.95173230997785" calcext:value-type="float">
            <text:p>8.95173230997785</text:p>
          </table:table-cell>
          <table:table-cell table:formula="of:=[.F271]*39.3701" office:value-type="float" office:value="17.9034646199557" calcext:value-type="float">
            <text:p>17.9034646199557</text:p>
          </table:table-cell>
        </table:table-row>
        <table:table-row table:style-name="ro1">
          <table:table-cell table:formula="of:=[.A271]+1" office:value-type="float" office:value="294" calcext:value-type="float">
            <text:p>294</text:p>
          </table:table-cell>
          <table:table-cell table:formula="of:=299792458/([.A272]*1000000)" office:value-type="float" office:value="1.01970223809524" calcext:value-type="float">
            <text:p>1.01970223809524</text:p>
          </table:table-cell>
          <table:table-cell table:formula="of:=(1/3)*[.B272]" office:value-type="float" office:value="0.339900746031746" calcext:value-type="float">
            <text:p>0.339900746031746</text:p>
          </table:table-cell>
          <table:table-cell table:formula="of:=4*[.C272]" office:value-type="float" office:value="1.35960298412698" calcext:value-type="float">
            <text:p>1.35960298412698</text:p>
          </table:table-cell>
          <table:table-cell table:formula="of:=[.D272]/6" office:value-type="float" office:value="0.226600497354497" calcext:value-type="float">
            <text:p>0.226600497354497</text:p>
          </table:table-cell>
          <table:table-cell table:formula="of:=[.E272]*2" office:value-type="float" office:value="0.453200994708995" calcext:value-type="float">
            <text:p>0.453200994708995</text:p>
          </table:table-cell>
          <table:table-cell table:formula="of:=[.E272]*39.3701" office:value-type="float" office:value="8.9212842408963" calcext:value-type="float">
            <text:p>8.9212842408963</text:p>
          </table:table-cell>
          <table:table-cell table:formula="of:=[.F272]*39.3701" office:value-type="float" office:value="17.8425684817926" calcext:value-type="float">
            <text:p>17.8425684817926</text:p>
          </table:table-cell>
        </table:table-row>
        <table:table-row table:style-name="ro1">
          <table:table-cell table:formula="of:=[.A272]+1" office:value-type="float" office:value="295" calcext:value-type="float">
            <text:p>295</text:p>
          </table:table-cell>
          <table:table-cell table:formula="of:=299792458/([.A273]*1000000)" office:value-type="float" office:value="1.01624562033898" calcext:value-type="float">
            <text:p>1.01624562033898</text:p>
          </table:table-cell>
          <table:table-cell table:formula="of:=(1/3)*[.B273]" office:value-type="float" office:value="0.338748540112994" calcext:value-type="float">
            <text:p>0.338748540112994</text:p>
          </table:table-cell>
          <table:table-cell table:formula="of:=4*[.C273]" office:value-type="float" office:value="1.35499416045198" calcext:value-type="float">
            <text:p>1.35499416045198</text:p>
          </table:table-cell>
          <table:table-cell table:formula="of:=[.D273]/6" office:value-type="float" office:value="0.22583236007533" calcext:value-type="float">
            <text:p>0.22583236007533</text:p>
          </table:table-cell>
          <table:table-cell table:formula="of:=[.E273]*2" office:value-type="float" office:value="0.451664720150659" calcext:value-type="float">
            <text:p>0.451664720150659</text:p>
          </table:table-cell>
          <table:table-cell table:formula="of:=[.E273]*39.3701" office:value-type="float" office:value="8.89104259940173" calcext:value-type="float">
            <text:p>8.89104259940173</text:p>
          </table:table-cell>
          <table:table-cell table:formula="of:=[.F273]*39.3701" office:value-type="float" office:value="17.7820851988035" calcext:value-type="float">
            <text:p>17.7820851988035</text:p>
          </table:table-cell>
        </table:table-row>
        <table:table-row table:style-name="ro1">
          <table:table-cell table:formula="of:=[.A273]+1" office:value-type="float" office:value="296" calcext:value-type="float">
            <text:p>296</text:p>
          </table:table-cell>
          <table:table-cell table:formula="of:=299792458/([.A274]*1000000)" office:value-type="float" office:value="1.01281235810811" calcext:value-type="float">
            <text:p>1.01281235810811</text:p>
          </table:table-cell>
          <table:table-cell table:formula="of:=(1/3)*[.B274]" office:value-type="float" office:value="0.337604119369369" calcext:value-type="float">
            <text:p>0.337604119369369</text:p>
          </table:table-cell>
          <table:table-cell table:formula="of:=4*[.C274]" office:value-type="float" office:value="1.35041647747748" calcext:value-type="float">
            <text:p>1.35041647747748</text:p>
          </table:table-cell>
          <table:table-cell table:formula="of:=[.D274]/6" office:value-type="float" office:value="0.225069412912913" calcext:value-type="float">
            <text:p>0.225069412912913</text:p>
          </table:table-cell>
          <table:table-cell table:formula="of:=[.E274]*2" office:value-type="float" office:value="0.450138825825826" calcext:value-type="float">
            <text:p>0.450138825825826</text:p>
          </table:table-cell>
          <table:table-cell table:formula="of:=[.E274]*39.3701" office:value-type="float" office:value="8.86100529332267" calcext:value-type="float">
            <text:p>8.86100529332267</text:p>
          </table:table-cell>
          <table:table-cell table:formula="of:=[.F274]*39.3701" office:value-type="float" office:value="17.7220105866453" calcext:value-type="float">
            <text:p>17.7220105866453</text:p>
          </table:table-cell>
        </table:table-row>
        <table:table-row table:style-name="ro1">
          <table:table-cell table:formula="of:=[.A274]+1" office:value-type="float" office:value="297" calcext:value-type="float">
            <text:p>297</text:p>
          </table:table-cell>
          <table:table-cell table:formula="of:=299792458/([.A275]*1000000)" office:value-type="float" office:value="1.00940221548822" calcext:value-type="float">
            <text:p>1.00940221548822</text:p>
          </table:table-cell>
          <table:table-cell table:formula="of:=(1/3)*[.B275]" office:value-type="float" office:value="0.336467405162738" calcext:value-type="float">
            <text:p>0.336467405162738</text:p>
          </table:table-cell>
          <table:table-cell table:formula="of:=4*[.C275]" office:value-type="float" office:value="1.34586962065095" calcext:value-type="float">
            <text:p>1.34586962065095</text:p>
          </table:table-cell>
          <table:table-cell table:formula="of:=[.D275]/6" office:value-type="float" office:value="0.224311603441826" calcext:value-type="float">
            <text:p>0.224311603441826</text:p>
          </table:table-cell>
          <table:table-cell table:formula="of:=[.E275]*2" office:value-type="float" office:value="0.448623206883651" calcext:value-type="float">
            <text:p>0.448623206883651</text:p>
          </table:table-cell>
          <table:table-cell table:formula="of:=[.E275]*39.3701" office:value-type="float" office:value="8.83117025866502" calcext:value-type="float">
            <text:p>8.83117025866502</text:p>
          </table:table-cell>
          <table:table-cell table:formula="of:=[.F275]*39.3701" office:value-type="float" office:value="17.66234051733" calcext:value-type="float">
            <text:p>17.66234051733</text:p>
          </table:table-cell>
        </table:table-row>
        <table:table-row table:style-name="ro1">
          <table:table-cell table:formula="of:=[.A275]+1" office:value-type="float" office:value="298" calcext:value-type="float">
            <text:p>298</text:p>
          </table:table-cell>
          <table:table-cell table:formula="of:=299792458/([.A276]*1000000)" office:value-type="float" office:value="1.00601495973154" calcext:value-type="float">
            <text:p>1.00601495973154</text:p>
          </table:table-cell>
          <table:table-cell table:formula="of:=(1/3)*[.B276]" office:value-type="float" office:value="0.335338319910514" calcext:value-type="float">
            <text:p>0.335338319910514</text:p>
          </table:table-cell>
          <table:table-cell table:formula="of:=4*[.C276]" office:value-type="float" office:value="1.34135327964206" calcext:value-type="float">
            <text:p>1.34135327964206</text:p>
          </table:table-cell>
          <table:table-cell table:formula="of:=[.D276]/6" office:value-type="float" office:value="0.223558879940343" calcext:value-type="float">
            <text:p>0.223558879940343</text:p>
          </table:table-cell>
          <table:table-cell table:formula="of:=[.E276]*2" office:value-type="float" office:value="0.447117759880686" calcext:value-type="float">
            <text:p>0.447117759880686</text:p>
          </table:table-cell>
          <table:table-cell table:formula="of:=[.E276]*39.3701" office:value-type="float" office:value="8.8015354591393" calcext:value-type="float">
            <text:p>8.8015354591393</text:p>
          </table:table-cell>
          <table:table-cell table:formula="of:=[.F276]*39.3701" office:value-type="float" office:value="17.6030709182786" calcext:value-type="float">
            <text:p>17.6030709182786</text:p>
          </table:table-cell>
        </table:table-row>
        <table:table-row table:style-name="ro1">
          <table:table-cell table:formula="of:=[.A276]+1" office:value-type="float" office:value="299" calcext:value-type="float">
            <text:p>299</text:p>
          </table:table-cell>
          <table:table-cell table:formula="of:=299792458/([.A277]*1000000)" office:value-type="float" office:value="1.00265036120401" calcext:value-type="float">
            <text:p>1.00265036120401</text:p>
          </table:table-cell>
          <table:table-cell table:formula="of:=(1/3)*[.B277]" office:value-type="float" office:value="0.334216787068004" calcext:value-type="float">
            <text:p>0.334216787068004</text:p>
          </table:table-cell>
          <table:table-cell table:formula="of:=4*[.C277]" office:value-type="float" office:value="1.33686714827202" calcext:value-type="float">
            <text:p>1.33686714827202</text:p>
          </table:table-cell>
          <table:table-cell table:formula="of:=[.D277]/6" office:value-type="float" office:value="0.22281119137867" calcext:value-type="float">
            <text:p>0.22281119137867</text:p>
          </table:table-cell>
          <table:table-cell table:formula="of:=[.E277]*2" office:value-type="float" office:value="0.445622382757339" calcext:value-type="float">
            <text:p>0.445622382757339</text:p>
          </table:table-cell>
          <table:table-cell table:formula="of:=[.E277]*39.3701" office:value-type="float" office:value="8.77209888569736" calcext:value-type="float">
            <text:p>8.77209888569736</text:p>
          </table:table-cell>
          <table:table-cell table:formula="of:=[.F277]*39.3701" office:value-type="float" office:value="17.5441977713947" calcext:value-type="float">
            <text:p>17.5441977713947</text:p>
          </table:table-cell>
        </table:table-row>
        <table:table-row table:style-name="ro1">
          <table:table-cell table:formula="of:=[.A277]+1" office:value-type="float" office:value="300" calcext:value-type="float">
            <text:p>300</text:p>
          </table:table-cell>
          <table:table-cell table:formula="of:=299792458/([.A278]*1000000)" office:value-type="float" office:value="0.999308193333333" calcext:value-type="float">
            <text:p>0.999308193333333</text:p>
          </table:table-cell>
          <table:table-cell table:formula="of:=(1/3)*[.B278]" office:value-type="float" office:value="0.333102731111111" calcext:value-type="float">
            <text:p>0.333102731111111</text:p>
          </table:table-cell>
          <table:table-cell table:formula="of:=4*[.C278]" office:value-type="float" office:value="1.33241092444444" calcext:value-type="float">
            <text:p>1.33241092444444</text:p>
          </table:table-cell>
          <table:table-cell table:formula="of:=[.D278]/6" office:value-type="float" office:value="0.222068487407407" calcext:value-type="float">
            <text:p>0.222068487407407</text:p>
          </table:table-cell>
          <table:table-cell table:formula="of:=[.E278]*2" office:value-type="float" office:value="0.444136974814815" calcext:value-type="float">
            <text:p>0.444136974814815</text:p>
          </table:table-cell>
          <table:table-cell table:formula="of:=[.E278]*39.3701" office:value-type="float" office:value="8.74285855607837" calcext:value-type="float">
            <text:p>8.74285855607837</text:p>
          </table:table-cell>
          <table:table-cell table:formula="of:=[.F278]*39.3701" office:value-type="float" office:value="17.4857171121567" calcext:value-type="float">
            <text:p>17.4857171121567</text:p>
          </table:table-cell>
        </table:table-row>
        <table:table-row table:style-name="ro1">
          <table:table-cell table:formula="of:=[.A278]+1" office:value-type="float" office:value="301" calcext:value-type="float">
            <text:p>301</text:p>
          </table:table-cell>
          <table:table-cell table:formula="of:=299792458/([.A279]*1000000)" office:value-type="float" office:value="0.99598823255814" calcext:value-type="float">
            <text:p>0.99598823255814</text:p>
          </table:table-cell>
          <table:table-cell table:formula="of:=(1/3)*[.B279]" office:value-type="float" office:value="0.33199607751938" calcext:value-type="float">
            <text:p>0.33199607751938</text:p>
          </table:table-cell>
          <table:table-cell table:formula="of:=4*[.C279]" office:value-type="float" office:value="1.32798431007752" calcext:value-type="float">
            <text:p>1.32798431007752</text:p>
          </table:table-cell>
          <table:table-cell table:formula="of:=[.D279]/6" office:value-type="float" office:value="0.221330718346253" calcext:value-type="float">
            <text:p>0.221330718346253</text:p>
          </table:table-cell>
          <table:table-cell table:formula="of:=[.E279]*2" office:value-type="float" office:value="0.442661436692506" calcext:value-type="float">
            <text:p>0.442661436692506</text:p>
          </table:table-cell>
          <table:table-cell table:formula="of:=[.E279]*39.3701" office:value-type="float" office:value="8.71381251436382" calcext:value-type="float">
            <text:p>8.71381251436382</text:p>
          </table:table-cell>
          <table:table-cell table:formula="of:=[.F279]*39.3701" office:value-type="float" office:value="17.4276250287276" calcext:value-type="float">
            <text:p>17.4276250287276</text:p>
          </table:table-cell>
        </table:table-row>
        <table:table-row table:style-name="ro1">
          <table:table-cell table:formula="of:=[.A279]+1" office:value-type="float" office:value="302" calcext:value-type="float">
            <text:p>302</text:p>
          </table:table-cell>
          <table:table-cell table:formula="of:=299792458/([.A280]*1000000)" office:value-type="float" office:value="0.992690258278146" calcext:value-type="float">
            <text:p>0.992690258278146</text:p>
          </table:table-cell>
          <table:table-cell table:formula="of:=(1/3)*[.B280]" office:value-type="float" office:value="0.330896752759382" calcext:value-type="float">
            <text:p>0.330896752759382</text:p>
          </table:table-cell>
          <table:table-cell table:formula="of:=4*[.C280]" office:value-type="float" office:value="1.32358701103753" calcext:value-type="float">
            <text:p>1.32358701103753</text:p>
          </table:table-cell>
          <table:table-cell table:formula="of:=[.D280]/6" office:value-type="float" office:value="0.220597835172921" calcext:value-type="float">
            <text:p>0.220597835172921</text:p>
          </table:table-cell>
          <table:table-cell table:formula="of:=[.E280]*2" office:value-type="float" office:value="0.441195670345843" calcext:value-type="float">
            <text:p>0.441195670345843</text:p>
          </table:table-cell>
          <table:table-cell table:formula="of:=[.E280]*39.3701" office:value-type="float" office:value="8.68495883054143" calcext:value-type="float">
            <text:p>8.68495883054143</text:p>
          </table:table-cell>
          <table:table-cell table:formula="of:=[.F280]*39.3701" office:value-type="float" office:value="17.3699176610829" calcext:value-type="float">
            <text:p>17.3699176610829</text:p>
          </table:table-cell>
        </table:table-row>
        <table:table-row table:style-name="ro1">
          <table:table-cell table:formula="of:=[.A280]+1" office:value-type="float" office:value="303" calcext:value-type="float">
            <text:p>303</text:p>
          </table:table-cell>
          <table:table-cell table:formula="of:=299792458/([.A281]*1000000)" office:value-type="float" office:value="0.989414052805281" calcext:value-type="float">
            <text:p>0.989414052805281</text:p>
          </table:table-cell>
          <table:table-cell table:formula="of:=(1/3)*[.B281]" office:value-type="float" office:value="0.329804684268427" calcext:value-type="float">
            <text:p>0.329804684268427</text:p>
          </table:table-cell>
          <table:table-cell table:formula="of:=4*[.C281]" office:value-type="float" office:value="1.31921873707371" calcext:value-type="float">
            <text:p>1.31921873707371</text:p>
          </table:table-cell>
          <table:table-cell table:formula="of:=[.D281]/6" office:value-type="float" office:value="0.219869789512285" calcext:value-type="float">
            <text:p>0.219869789512285</text:p>
          </table:table-cell>
          <table:table-cell table:formula="of:=[.E281]*2" office:value-type="float" office:value="0.439739579024569" calcext:value-type="float">
            <text:p>0.439739579024569</text:p>
          </table:table-cell>
          <table:table-cell table:formula="of:=[.E281]*39.3701" office:value-type="float" office:value="8.65629560007759" calcext:value-type="float">
            <text:p>8.65629560007759</text:p>
          </table:table-cell>
          <table:table-cell table:formula="of:=[.F281]*39.3701" office:value-type="float" office:value="17.3125912001552" calcext:value-type="float">
            <text:p>17.3125912001552</text:p>
          </table:table-cell>
        </table:table-row>
        <table:table-row table:style-name="ro1">
          <table:table-cell table:formula="of:=[.A281]+1" office:value-type="float" office:value="304" calcext:value-type="float">
            <text:p>304</text:p>
          </table:table-cell>
          <table:table-cell table:formula="of:=299792458/([.A282]*1000000)" office:value-type="float" office:value="0.986159401315789" calcext:value-type="float">
            <text:p>0.986159401315789</text:p>
          </table:table-cell>
          <table:table-cell table:formula="of:=(1/3)*[.B282]" office:value-type="float" office:value="0.328719800438596" calcext:value-type="float">
            <text:p>0.328719800438596</text:p>
          </table:table-cell>
          <table:table-cell table:formula="of:=4*[.C282]" office:value-type="float" office:value="1.31487920175439" calcext:value-type="float">
            <text:p>1.31487920175439</text:p>
          </table:table-cell>
          <table:table-cell table:formula="of:=[.D282]/6" office:value-type="float" office:value="0.219146533625731" calcext:value-type="float">
            <text:p>0.219146533625731</text:p>
          </table:table-cell>
          <table:table-cell table:formula="of:=[.E282]*2" office:value-type="float" office:value="0.438293067251462" calcext:value-type="float">
            <text:p>0.438293067251462</text:p>
          </table:table-cell>
          <table:table-cell table:formula="of:=[.E282]*39.3701" office:value-type="float" office:value="8.62782094349839" calcext:value-type="float">
            <text:p>8.62782094349839</text:p>
          </table:table-cell>
          <table:table-cell table:formula="of:=[.F282]*39.3701" office:value-type="float" office:value="17.2556418869968" calcext:value-type="float">
            <text:p>17.2556418869968</text:p>
          </table:table-cell>
        </table:table-row>
        <table:table-row table:style-name="ro1">
          <table:table-cell table:formula="of:=[.A282]+1" office:value-type="float" office:value="305" calcext:value-type="float">
            <text:p>305</text:p>
          </table:table-cell>
          <table:table-cell table:formula="of:=299792458/([.A283]*1000000)" office:value-type="float" office:value="0.982926091803279" calcext:value-type="float">
            <text:p>0.982926091803279</text:p>
          </table:table-cell>
          <table:table-cell table:formula="of:=(1/3)*[.B283]" office:value-type="float" office:value="0.327642030601093" calcext:value-type="float">
            <text:p>0.327642030601093</text:p>
          </table:table-cell>
          <table:table-cell table:formula="of:=4*[.C283]" office:value-type="float" office:value="1.31056812240437" calcext:value-type="float">
            <text:p>1.31056812240437</text:p>
          </table:table-cell>
          <table:table-cell table:formula="of:=[.D283]/6" office:value-type="float" office:value="0.218428020400729" calcext:value-type="float">
            <text:p>0.218428020400729</text:p>
          </table:table-cell>
          <table:table-cell table:formula="of:=[.E283]*2" office:value-type="float" office:value="0.436856040801457" calcext:value-type="float">
            <text:p>0.436856040801457</text:p>
          </table:table-cell>
          <table:table-cell table:formula="of:=[.E283]*39.3701" office:value-type="float" office:value="8.59953300597872" calcext:value-type="float">
            <text:p>8.59953300597872</text:p>
          </table:table-cell>
          <table:table-cell table:formula="of:=[.F283]*39.3701" office:value-type="float" office:value="17.1990660119575" calcext:value-type="float">
            <text:p>17.1990660119575</text:p>
          </table:table-cell>
        </table:table-row>
        <table:table-row table:style-name="ro1">
          <table:table-cell table:formula="of:=[.A283]+1" office:value-type="float" office:value="306" calcext:value-type="float">
            <text:p>306</text:p>
          </table:table-cell>
          <table:table-cell table:formula="of:=299792458/([.A284]*1000000)" office:value-type="float" office:value="0.97971391503268" calcext:value-type="float">
            <text:p>0.97971391503268</text:p>
          </table:table-cell>
          <table:table-cell table:formula="of:=(1/3)*[.B284]" office:value-type="float" office:value="0.326571305010893" calcext:value-type="float">
            <text:p>0.326571305010893</text:p>
          </table:table-cell>
          <table:table-cell table:formula="of:=4*[.C284]" office:value-type="float" office:value="1.30628522004357" calcext:value-type="float">
            <text:p>1.30628522004357</text:p>
          </table:table-cell>
          <table:table-cell table:formula="of:=[.D284]/6" office:value-type="float" office:value="0.217714203340596" calcext:value-type="float">
            <text:p>0.217714203340596</text:p>
          </table:table-cell>
          <table:table-cell table:formula="of:=[.E284]*2" office:value-type="float" office:value="0.435428406681191" calcext:value-type="float">
            <text:p>0.435428406681191</text:p>
          </table:table-cell>
          <table:table-cell table:formula="of:=[.E284]*39.3701" office:value-type="float" office:value="8.57142995693958" calcext:value-type="float">
            <text:p>8.57142995693958</text:p>
          </table:table-cell>
          <table:table-cell table:formula="of:=[.F284]*39.3701" office:value-type="float" office:value="17.1428599138792" calcext:value-type="float">
            <text:p>17.1428599138792</text:p>
          </table:table-cell>
        </table:table-row>
        <table:table-row table:style-name="ro1">
          <table:table-cell table:formula="of:=[.A284]+1" office:value-type="float" office:value="307" calcext:value-type="float">
            <text:p>307</text:p>
          </table:table-cell>
          <table:table-cell table:formula="of:=299792458/([.A285]*1000000)" office:value-type="float" office:value="0.976522664495114" calcext:value-type="float">
            <text:p>0.976522664495114</text:p>
          </table:table-cell>
          <table:table-cell table:formula="of:=(1/3)*[.B285]" office:value-type="float" office:value="0.325507554831705" calcext:value-type="float">
            <text:p>0.325507554831705</text:p>
          </table:table-cell>
          <table:table-cell table:formula="of:=4*[.C285]" office:value-type="float" office:value="1.30203021932682" calcext:value-type="float">
            <text:p>1.30203021932682</text:p>
          </table:table-cell>
          <table:table-cell table:formula="of:=[.D285]/6" office:value-type="float" office:value="0.21700503655447" calcext:value-type="float">
            <text:p>0.21700503655447</text:p>
          </table:table-cell>
          <table:table-cell table:formula="of:=[.E285]*2" office:value-type="float" office:value="0.43401007310894" calcext:value-type="float">
            <text:p>0.43401007310894</text:p>
          </table:table-cell>
          <table:table-cell table:formula="of:=[.E285]*39.3701" office:value-type="float" office:value="8.54350998965313" calcext:value-type="float">
            <text:p>8.54350998965313</text:p>
          </table:table-cell>
          <table:table-cell table:formula="of:=[.F285]*39.3701" office:value-type="float" office:value="17.0870199793063" calcext:value-type="float">
            <text:p>17.0870199793063</text:p>
          </table:table-cell>
        </table:table-row>
        <table:table-row table:style-name="ro1">
          <table:table-cell table:formula="of:=[.A285]+1" office:value-type="float" office:value="308" calcext:value-type="float">
            <text:p>308</text:p>
          </table:table-cell>
          <table:table-cell table:formula="of:=299792458/([.A286]*1000000)" office:value-type="float" office:value="0.973352136363636" calcext:value-type="float">
            <text:p>0.973352136363636</text:p>
          </table:table-cell>
          <table:table-cell table:formula="of:=(1/3)*[.B286]" office:value-type="float" office:value="0.324450712121212" calcext:value-type="float">
            <text:p>0.324450712121212</text:p>
          </table:table-cell>
          <table:table-cell table:formula="of:=4*[.C286]" office:value-type="float" office:value="1.29780284848485" calcext:value-type="float">
            <text:p>1.29780284848485</text:p>
          </table:table-cell>
          <table:table-cell table:formula="of:=[.D286]/6" office:value-type="float" office:value="0.216300474747475" calcext:value-type="float">
            <text:p>0.216300474747475</text:p>
          </table:table-cell>
          <table:table-cell table:formula="of:=[.E286]*2" office:value-type="float" office:value="0.43260094949495" calcext:value-type="float">
            <text:p>0.43260094949495</text:p>
          </table:table-cell>
          <table:table-cell table:formula="of:=[.E286]*39.3701" office:value-type="float" office:value="8.51577132085556" calcext:value-type="float">
            <text:p>8.51577132085556</text:p>
          </table:table-cell>
          <table:table-cell table:formula="of:=[.F286]*39.3701" office:value-type="float" office:value="17.0315426417111" calcext:value-type="float">
            <text:p>17.0315426417111</text:p>
          </table:table-cell>
        </table:table-row>
        <table:table-row table:style-name="ro1">
          <table:table-cell table:formula="of:=[.A286]+1" office:value-type="float" office:value="309" calcext:value-type="float">
            <text:p>309</text:p>
          </table:table-cell>
          <table:table-cell table:formula="of:=299792458/([.A287]*1000000)" office:value-type="float" office:value="0.970202129449838" calcext:value-type="float">
            <text:p>0.970202129449838</text:p>
          </table:table-cell>
          <table:table-cell table:formula="of:=(1/3)*[.B287]" office:value-type="float" office:value="0.323400709816613" calcext:value-type="float">
            <text:p>0.323400709816613</text:p>
          </table:table-cell>
          <table:table-cell table:formula="of:=4*[.C287]" office:value-type="float" office:value="1.29360283926645" calcext:value-type="float">
            <text:p>1.29360283926645</text:p>
          </table:table-cell>
          <table:table-cell table:formula="of:=[.D287]/6" office:value-type="float" office:value="0.215600473211075" calcext:value-type="float">
            <text:p>0.215600473211075</text:p>
          </table:table-cell>
          <table:table-cell table:formula="of:=[.E287]*2" office:value-type="float" office:value="0.43120094642215" calcext:value-type="float">
            <text:p>0.43120094642215</text:p>
          </table:table-cell>
          <table:table-cell table:formula="of:=[.E287]*39.3701" office:value-type="float" office:value="8.48821219036735" calcext:value-type="float">
            <text:p>8.48821219036735</text:p>
          </table:table-cell>
          <table:table-cell table:formula="of:=[.F287]*39.3701" office:value-type="float" office:value="16.9764243807347" calcext:value-type="float">
            <text:p>16.9764243807347</text:p>
          </table:table-cell>
        </table:table-row>
        <table:table-row table:style-name="ro1">
          <table:table-cell table:formula="of:=[.A287]+1" office:value-type="float" office:value="310" calcext:value-type="float">
            <text:p>310</text:p>
          </table:table-cell>
          <table:table-cell table:formula="of:=299792458/([.A288]*1000000)" office:value-type="float" office:value="0.96707244516129" calcext:value-type="float">
            <text:p>0.96707244516129</text:p>
          </table:table-cell>
          <table:table-cell table:formula="of:=(1/3)*[.B288]" office:value-type="float" office:value="0.32235748172043" calcext:value-type="float">
            <text:p>0.32235748172043</text:p>
          </table:table-cell>
          <table:table-cell table:formula="of:=4*[.C288]" office:value-type="float" office:value="1.28942992688172" calcext:value-type="float">
            <text:p>1.28942992688172</text:p>
          </table:table-cell>
          <table:table-cell table:formula="of:=[.D288]/6" office:value-type="float" office:value="0.21490498781362" calcext:value-type="float">
            <text:p>0.21490498781362</text:p>
          </table:table-cell>
          <table:table-cell table:formula="of:=[.E288]*2" office:value-type="float" office:value="0.42980997562724" calcext:value-type="float">
            <text:p>0.42980997562724</text:p>
          </table:table-cell>
          <table:table-cell table:formula="of:=[.E288]*39.3701" office:value-type="float" office:value="8.460830860721" calcext:value-type="float">
            <text:p>8.460830860721</text:p>
          </table:table-cell>
          <table:table-cell table:formula="of:=[.F288]*39.3701" office:value-type="float" office:value="16.921661721442" calcext:value-type="float">
            <text:p>16.921661721442</text:p>
          </table:table-cell>
        </table:table-row>
        <table:table-row table:style-name="ro1">
          <table:table-cell table:formula="of:=[.A288]+1" office:value-type="float" office:value="311" calcext:value-type="float">
            <text:p>311</text:p>
          </table:table-cell>
          <table:table-cell table:formula="of:=299792458/([.A289]*1000000)" office:value-type="float" office:value="0.963962887459807" calcext:value-type="float">
            <text:p>0.963962887459807</text:p>
          </table:table-cell>
          <table:table-cell table:formula="of:=(1/3)*[.B289]" office:value-type="float" office:value="0.321320962486602" calcext:value-type="float">
            <text:p>0.321320962486602</text:p>
          </table:table-cell>
          <table:table-cell table:formula="of:=4*[.C289]" office:value-type="float" office:value="1.28528384994641" calcext:value-type="float">
            <text:p>1.28528384994641</text:p>
          </table:table-cell>
          <table:table-cell table:formula="of:=[.D289]/6" office:value-type="float" office:value="0.214213974991068" calcext:value-type="float">
            <text:p>0.214213974991068</text:p>
          </table:table-cell>
          <table:table-cell table:formula="of:=[.E289]*2" office:value-type="float" office:value="0.428427949982136" calcext:value-type="float">
            <text:p>0.428427949982136</text:p>
          </table:table-cell>
          <table:table-cell table:formula="of:=[.E289]*39.3701" office:value-type="float" office:value="8.43362561679586" calcext:value-type="float">
            <text:p>8.43362561679586</text:p>
          </table:table-cell>
          <table:table-cell table:formula="of:=[.F289]*39.3701" office:value-type="float" office:value="16.8672512335917" calcext:value-type="float">
            <text:p>16.8672512335917</text:p>
          </table:table-cell>
        </table:table-row>
        <table:table-row table:style-name="ro1">
          <table:table-cell table:formula="of:=[.A289]+1" office:value-type="float" office:value="312" calcext:value-type="float">
            <text:p>312</text:p>
          </table:table-cell>
          <table:table-cell table:formula="of:=299792458/([.A290]*1000000)" office:value-type="float" office:value="0.960873262820513" calcext:value-type="float">
            <text:p>0.960873262820513</text:p>
          </table:table-cell>
          <table:table-cell table:formula="of:=(1/3)*[.B290]" office:value-type="float" office:value="0.320291087606838" calcext:value-type="float">
            <text:p>0.320291087606838</text:p>
          </table:table-cell>
          <table:table-cell table:formula="of:=4*[.C290]" office:value-type="float" office:value="1.28116435042735" calcext:value-type="float">
            <text:p>1.28116435042735</text:p>
          </table:table-cell>
          <table:table-cell table:formula="of:=[.D290]/6" office:value-type="float" office:value="0.213527391737892" calcext:value-type="float">
            <text:p>0.213527391737892</text:p>
          </table:table-cell>
          <table:table-cell table:formula="of:=[.E290]*2" office:value-type="float" office:value="0.427054783475783" calcext:value-type="float">
            <text:p>0.427054783475783</text:p>
          </table:table-cell>
          <table:table-cell table:formula="of:=[.E290]*39.3701" office:value-type="float" office:value="8.40659476545997" calcext:value-type="float">
            <text:p>8.40659476545997</text:p>
          </table:table-cell>
          <table:table-cell table:formula="of:=[.F290]*39.3701" office:value-type="float" office:value="16.8131895309199" calcext:value-type="float">
            <text:p>16.8131895309199</text:p>
          </table:table-cell>
        </table:table-row>
        <table:table-row table:style-name="ro1">
          <table:table-cell table:formula="of:=[.A290]+1" office:value-type="float" office:value="313" calcext:value-type="float">
            <text:p>313</text:p>
          </table:table-cell>
          <table:table-cell table:formula="of:=299792458/([.A291]*1000000)" office:value-type="float" office:value="0.957803380191693" calcext:value-type="float">
            <text:p>0.957803380191693</text:p>
          </table:table-cell>
          <table:table-cell table:formula="of:=(1/3)*[.B291]" office:value-type="float" office:value="0.319267793397231" calcext:value-type="float">
            <text:p>0.319267793397231</text:p>
          </table:table-cell>
          <table:table-cell table:formula="of:=4*[.C291]" office:value-type="float" office:value="1.27707117358892" calcext:value-type="float">
            <text:p>1.27707117358892</text:p>
          </table:table-cell>
          <table:table-cell table:formula="of:=[.D291]/6" office:value-type="float" office:value="0.212845195598154" calcext:value-type="float">
            <text:p>0.212845195598154</text:p>
          </table:table-cell>
          <table:table-cell table:formula="of:=[.E291]*2" office:value-type="float" office:value="0.425690391196308" calcext:value-type="float">
            <text:p>0.425690391196308</text:p>
          </table:table-cell>
          <table:table-cell table:formula="of:=[.E291]*39.3701" office:value-type="float" office:value="8.37973663521889" calcext:value-type="float">
            <text:p>8.37973663521889</text:p>
          </table:table-cell>
          <table:table-cell table:formula="of:=[.F291]*39.3701" office:value-type="float" office:value="16.7594732704378" calcext:value-type="float">
            <text:p>16.7594732704378</text:p>
          </table:table-cell>
        </table:table-row>
        <table:table-row table:style-name="ro1">
          <table:table-cell table:formula="of:=[.A291]+1" office:value-type="float" office:value="314" calcext:value-type="float">
            <text:p>314</text:p>
          </table:table-cell>
          <table:table-cell table:formula="of:=299792458/([.A292]*1000000)" office:value-type="float" office:value="0.954753050955414" calcext:value-type="float">
            <text:p>0.954753050955414</text:p>
          </table:table-cell>
          <table:table-cell table:formula="of:=(1/3)*[.B292]" office:value-type="float" office:value="0.318251016985138" calcext:value-type="float">
            <text:p>0.318251016985138</text:p>
          </table:table-cell>
          <table:table-cell table:formula="of:=4*[.C292]" office:value-type="float" office:value="1.27300406794055" calcext:value-type="float">
            <text:p>1.27300406794055</text:p>
          </table:table-cell>
          <table:table-cell table:formula="of:=[.D292]/6" office:value-type="float" office:value="0.212167344656759" calcext:value-type="float">
            <text:p>0.212167344656759</text:p>
          </table:table-cell>
          <table:table-cell table:formula="of:=[.E292]*2" office:value-type="float" office:value="0.424334689313517" calcext:value-type="float">
            <text:p>0.424334689313517</text:p>
          </table:table-cell>
          <table:table-cell table:formula="of:=[.E292]*39.3701" office:value-type="float" office:value="8.35304957587105" calcext:value-type="float">
            <text:p>8.35304957587105</text:p>
          </table:table-cell>
          <table:table-cell table:formula="of:=[.F292]*39.3701" office:value-type="float" office:value="16.7060991517421" calcext:value-type="float">
            <text:p>16.7060991517421</text:p>
          </table:table-cell>
        </table:table-row>
        <table:table-row table:style-name="ro1">
          <table:table-cell table:formula="of:=[.A292]+1" office:value-type="float" office:value="315" calcext:value-type="float">
            <text:p>315</text:p>
          </table:table-cell>
          <table:table-cell table:formula="of:=299792458/([.A293]*1000000)" office:value-type="float" office:value="0.951722088888889" calcext:value-type="float">
            <text:p>0.951722088888889</text:p>
          </table:table-cell>
          <table:table-cell table:formula="of:=(1/3)*[.B293]" office:value-type="float" office:value="0.317240696296296" calcext:value-type="float">
            <text:p>0.317240696296296</text:p>
          </table:table-cell>
          <table:table-cell table:formula="of:=4*[.C293]" office:value-type="float" office:value="1.26896278518519" calcext:value-type="float">
            <text:p>1.26896278518519</text:p>
          </table:table-cell>
          <table:table-cell table:formula="of:=[.D293]/6" office:value-type="float" office:value="0.211493797530864" calcext:value-type="float">
            <text:p>0.211493797530864</text:p>
          </table:table-cell>
          <table:table-cell table:formula="of:=[.E293]*2" office:value-type="float" office:value="0.422987595061728" calcext:value-type="float">
            <text:p>0.422987595061728</text:p>
          </table:table-cell>
          <table:table-cell table:formula="of:=[.E293]*39.3701" office:value-type="float" office:value="8.32653195816988" calcext:value-type="float">
            <text:p>8.32653195816988</text:p>
          </table:table-cell>
          <table:table-cell table:formula="of:=[.F293]*39.3701" office:value-type="float" office:value="16.6530639163398" calcext:value-type="float">
            <text:p>16.6530639163398</text:p>
          </table:table-cell>
        </table:table-row>
        <table:table-row table:style-name="ro1">
          <table:table-cell table:formula="of:=[.A293]+1" office:value-type="float" office:value="316" calcext:value-type="float">
            <text:p>316</text:p>
          </table:table-cell>
          <table:table-cell table:formula="of:=299792458/([.A294]*1000000)" office:value-type="float" office:value="0.948710310126582" calcext:value-type="float">
            <text:p>0.948710310126582</text:p>
          </table:table-cell>
          <table:table-cell table:formula="of:=(1/3)*[.B294]" office:value-type="float" office:value="0.316236770042194" calcext:value-type="float">
            <text:p>0.316236770042194</text:p>
          </table:table-cell>
          <table:table-cell table:formula="of:=4*[.C294]" office:value-type="float" office:value="1.26494708016878" calcext:value-type="float">
            <text:p>1.26494708016878</text:p>
          </table:table-cell>
          <table:table-cell table:formula="of:=[.D294]/6" office:value-type="float" office:value="0.210824513361463" calcext:value-type="float">
            <text:p>0.210824513361463</text:p>
          </table:table-cell>
          <table:table-cell table:formula="of:=[.E294]*2" office:value-type="float" office:value="0.421649026722925" calcext:value-type="float">
            <text:p>0.421649026722925</text:p>
          </table:table-cell>
          <table:table-cell table:formula="of:=[.E294]*39.3701" office:value-type="float" office:value="8.30018217349212" calcext:value-type="float">
            <text:p>8.30018217349212</text:p>
          </table:table-cell>
          <table:table-cell table:formula="of:=[.F294]*39.3701" office:value-type="float" office:value="16.6003643469842" calcext:value-type="float">
            <text:p>16.6003643469842</text:p>
          </table:table-cell>
        </table:table-row>
        <table:table-row table:style-name="ro1">
          <table:table-cell table:formula="of:=[.A294]+1" office:value-type="float" office:value="317" calcext:value-type="float">
            <text:p>317</text:p>
          </table:table-cell>
          <table:table-cell table:formula="of:=299792458/([.A295]*1000000)" office:value-type="float" office:value="0.945717533123028" calcext:value-type="float">
            <text:p>0.945717533123028</text:p>
          </table:table-cell>
          <table:table-cell table:formula="of:=(1/3)*[.B295]" office:value-type="float" office:value="0.315239177707676" calcext:value-type="float">
            <text:p>0.315239177707676</text:p>
          </table:table-cell>
          <table:table-cell table:formula="of:=4*[.C295]" office:value-type="float" office:value="1.2609567108307" calcext:value-type="float">
            <text:p>1.2609567108307</text:p>
          </table:table-cell>
          <table:table-cell table:formula="of:=[.D295]/6" office:value-type="float" office:value="0.210159451805117" calcext:value-type="float">
            <text:p>0.210159451805117</text:p>
          </table:table-cell>
          <table:table-cell table:formula="of:=[.E295]*2" office:value-type="float" office:value="0.420318903610235" calcext:value-type="float">
            <text:p>0.420318903610235</text:p>
          </table:table-cell>
          <table:table-cell table:formula="of:=[.E295]*39.3701" office:value-type="float" office:value="8.27399863351265" calcext:value-type="float">
            <text:p>8.27399863351265</text:p>
          </table:table-cell>
          <table:table-cell table:formula="of:=[.F295]*39.3701" office:value-type="float" office:value="16.5479972670253" calcext:value-type="float">
            <text:p>16.5479972670253</text:p>
          </table:table-cell>
        </table:table-row>
        <table:table-row table:style-name="ro1">
          <table:table-cell table:formula="of:=[.A295]+1" office:value-type="float" office:value="318" calcext:value-type="float">
            <text:p>318</text:p>
          </table:table-cell>
          <table:table-cell table:formula="of:=299792458/([.A296]*1000000)" office:value-type="float" office:value="0.942743578616352" calcext:value-type="float">
            <text:p>0.942743578616352</text:p>
          </table:table-cell>
          <table:table-cell table:formula="of:=(1/3)*[.B296]" office:value-type="float" office:value="0.314247859538784" calcext:value-type="float">
            <text:p>0.314247859538784</text:p>
          </table:table-cell>
          <table:table-cell table:formula="of:=4*[.C296]" office:value-type="float" office:value="1.25699143815514" calcext:value-type="float">
            <text:p>1.25699143815514</text:p>
          </table:table-cell>
          <table:table-cell table:formula="of:=[.D296]/6" office:value-type="float" office:value="0.209498573025856" calcext:value-type="float">
            <text:p>0.209498573025856</text:p>
          </table:table-cell>
          <table:table-cell table:formula="of:=[.E296]*2" office:value-type="float" office:value="0.418997146051712" calcext:value-type="float">
            <text:p>0.418997146051712</text:p>
          </table:table-cell>
          <table:table-cell table:formula="of:=[.E296]*39.3701" office:value-type="float" office:value="8.24797976988526" calcext:value-type="float">
            <text:p>8.24797976988526</text:p>
          </table:table-cell>
          <table:table-cell table:formula="of:=[.F296]*39.3701" office:value-type="float" office:value="16.4959595397705" calcext:value-type="float">
            <text:p>16.4959595397705</text:p>
          </table:table-cell>
        </table:table-row>
        <table:table-row table:style-name="ro1">
          <table:table-cell table:formula="of:=[.A296]+1" office:value-type="float" office:value="319" calcext:value-type="float">
            <text:p>319</text:p>
          </table:table-cell>
          <table:table-cell table:formula="of:=299792458/([.A297]*1000000)" office:value-type="float" office:value="0.939788269592476" calcext:value-type="float">
            <text:p>0.939788269592476</text:p>
          </table:table-cell>
          <table:table-cell table:formula="of:=(1/3)*[.B297]" office:value-type="float" office:value="0.313262756530825" calcext:value-type="float">
            <text:p>0.313262756530825</text:p>
          </table:table-cell>
          <table:table-cell table:formula="of:=4*[.C297]" office:value-type="float" office:value="1.2530510261233" calcext:value-type="float">
            <text:p>1.2530510261233</text:p>
          </table:table-cell>
          <table:table-cell table:formula="of:=[.D297]/6" office:value-type="float" office:value="0.208841837687217" calcext:value-type="float">
            <text:p>0.208841837687217</text:p>
          </table:table-cell>
          <table:table-cell table:formula="of:=[.E297]*2" office:value-type="float" office:value="0.417683675374434" calcext:value-type="float">
            <text:p>0.417683675374434</text:p>
          </table:table-cell>
          <table:table-cell table:formula="of:=[.E297]*39.3701" office:value-type="float" office:value="8.2221240339295" calcext:value-type="float">
            <text:p>8.2221240339295</text:p>
          </table:table-cell>
          <table:table-cell table:formula="of:=[.F297]*39.3701" office:value-type="float" office:value="16.444248067859" calcext:value-type="float">
            <text:p>16.444248067859</text:p>
          </table:table-cell>
        </table:table-row>
        <table:table-row table:style-name="ro1">
          <table:table-cell table:formula="of:=[.A297]+1" office:value-type="float" office:value="320" calcext:value-type="float">
            <text:p>320</text:p>
          </table:table-cell>
          <table:table-cell table:formula="of:=299792458/([.A298]*1000000)" office:value-type="float" office:value="0.93685143125" calcext:value-type="float">
            <text:p>0.93685143125</text:p>
          </table:table-cell>
          <table:table-cell table:formula="of:=(1/3)*[.B298]" office:value-type="float" office:value="0.312283810416667" calcext:value-type="float">
            <text:p>0.312283810416667</text:p>
          </table:table-cell>
          <table:table-cell table:formula="of:=4*[.C298]" office:value-type="float" office:value="1.24913524166667" calcext:value-type="float">
            <text:p>1.24913524166667</text:p>
          </table:table-cell>
          <table:table-cell table:formula="of:=[.D298]/6" office:value-type="float" office:value="0.208189206944444" calcext:value-type="float">
            <text:p>0.208189206944444</text:p>
          </table:table-cell>
          <table:table-cell table:formula="of:=[.E298]*2" office:value-type="float" office:value="0.416378413888889" calcext:value-type="float">
            <text:p>0.416378413888889</text:p>
          </table:table-cell>
          <table:table-cell table:formula="of:=[.E298]*39.3701" office:value-type="float" office:value="8.19642989632347" calcext:value-type="float">
            <text:p>8.19642989632347</text:p>
          </table:table-cell>
          <table:table-cell table:formula="of:=[.F298]*39.3701" office:value-type="float" office:value="16.3928597926469" calcext:value-type="float">
            <text:p>16.3928597926469</text:p>
          </table:table-cell>
        </table:table-row>
        <table:table-row table:style-name="ro1">
          <table:table-cell table:formula="of:=[.A298]+1" office:value-type="float" office:value="321" calcext:value-type="float">
            <text:p>321</text:p>
          </table:table-cell>
          <table:table-cell table:formula="of:=299792458/([.A299]*1000000)" office:value-type="float" office:value="0.933932890965732" calcext:value-type="float">
            <text:p>0.933932890965732</text:p>
          </table:table-cell>
          <table:table-cell table:formula="of:=(1/3)*[.B299]" office:value-type="float" office:value="0.311310963655244" calcext:value-type="float">
            <text:p>0.311310963655244</text:p>
          </table:table-cell>
          <table:table-cell table:formula="of:=4*[.C299]" office:value-type="float" office:value="1.24524385462098" calcext:value-type="float">
            <text:p>1.24524385462098</text:p>
          </table:table-cell>
          <table:table-cell table:formula="of:=[.D299]/6" office:value-type="float" office:value="0.207540642436829" calcext:value-type="float">
            <text:p>0.207540642436829</text:p>
          </table:table-cell>
          <table:table-cell table:formula="of:=[.E299]*2" office:value-type="float" office:value="0.415081284873659" calcext:value-type="float">
            <text:p>0.415081284873659</text:p>
          </table:table-cell>
          <table:table-cell table:formula="of:=[.E299]*39.3701" office:value-type="float" office:value="8.17089584680222" calcext:value-type="float">
            <text:p>8.17089584680222</text:p>
          </table:table-cell>
          <table:table-cell table:formula="of:=[.F299]*39.3701" office:value-type="float" office:value="16.3417916936044" calcext:value-type="float">
            <text:p>16.3417916936044</text:p>
          </table:table-cell>
        </table:table-row>
        <table:table-row table:style-name="ro1">
          <table:table-cell table:formula="of:=[.A299]+1" office:value-type="float" office:value="322" calcext:value-type="float">
            <text:p>322</text:p>
          </table:table-cell>
          <table:table-cell table:formula="of:=299792458/([.A300]*1000000)" office:value-type="float" office:value="0.93103247826087" calcext:value-type="float">
            <text:p>0.93103247826087</text:p>
          </table:table-cell>
          <table:table-cell table:formula="of:=(1/3)*[.B300]" office:value-type="float" office:value="0.31034415942029" calcext:value-type="float">
            <text:p>0.31034415942029</text:p>
          </table:table-cell>
          <table:table-cell table:formula="of:=4*[.C300]" office:value-type="float" office:value="1.24137663768116" calcext:value-type="float">
            <text:p>1.24137663768116</text:p>
          </table:table-cell>
          <table:table-cell table:formula="of:=[.D300]/6" office:value-type="float" office:value="0.206896106280193" calcext:value-type="float">
            <text:p>0.206896106280193</text:p>
          </table:table-cell>
          <table:table-cell table:formula="of:=[.E300]*2" office:value-type="float" office:value="0.413792212560386" calcext:value-type="float">
            <text:p>0.413792212560386</text:p>
          </table:table-cell>
          <table:table-cell table:formula="of:=[.E300]*39.3701" office:value-type="float" office:value="8.14552039386184" calcext:value-type="float">
            <text:p>8.14552039386184</text:p>
          </table:table-cell>
          <table:table-cell table:formula="of:=[.F300]*39.3701" office:value-type="float" office:value="16.2910407877237" calcext:value-type="float">
            <text:p>16.2910407877237</text:p>
          </table:table-cell>
        </table:table-row>
        <table:table-row table:style-name="ro1">
          <table:table-cell table:formula="of:=[.A300]+1" office:value-type="float" office:value="323" calcext:value-type="float">
            <text:p>323</text:p>
          </table:table-cell>
          <table:table-cell table:formula="of:=299792458/([.A301]*1000000)" office:value-type="float" office:value="0.928150024767802" calcext:value-type="float">
            <text:p>0.928150024767802</text:p>
          </table:table-cell>
          <table:table-cell table:formula="of:=(1/3)*[.B301]" office:value-type="float" office:value="0.309383341589267" calcext:value-type="float">
            <text:p>0.309383341589267</text:p>
          </table:table-cell>
          <table:table-cell table:formula="of:=4*[.C301]" office:value-type="float" office:value="1.23753336635707" calcext:value-type="float">
            <text:p>1.23753336635707</text:p>
          </table:table-cell>
          <table:table-cell table:formula="of:=[.D301]/6" office:value-type="float" office:value="0.206255561059511" calcext:value-type="float">
            <text:p>0.206255561059511</text:p>
          </table:table-cell>
          <table:table-cell table:formula="of:=[.E301]*2" office:value-type="float" office:value="0.412511122119023" calcext:value-type="float">
            <text:p>0.412511122119023</text:p>
          </table:table-cell>
          <table:table-cell table:formula="of:=[.E301]*39.3701" office:value-type="float" office:value="8.12030206446907" calcext:value-type="float">
            <text:p>8.12030206446907</text:p>
          </table:table-cell>
          <table:table-cell table:formula="of:=[.F301]*39.3701" office:value-type="float" office:value="16.2406041289381" calcext:value-type="float">
            <text:p>16.2406041289381</text:p>
          </table:table-cell>
        </table:table-row>
        <table:table-row table:style-name="ro1">
          <table:table-cell table:formula="of:=[.A301]+1" office:value-type="float" office:value="324" calcext:value-type="float">
            <text:p>324</text:p>
          </table:table-cell>
          <table:table-cell table:formula="of:=299792458/([.A302]*1000000)" office:value-type="float" office:value="0.925285364197531" calcext:value-type="float">
            <text:p>0.925285364197531</text:p>
          </table:table-cell>
          <table:table-cell table:formula="of:=(1/3)*[.B302]" office:value-type="float" office:value="0.30842845473251" calcext:value-type="float">
            <text:p>0.30842845473251</text:p>
          </table:table-cell>
          <table:table-cell table:formula="of:=4*[.C302]" office:value-type="float" office:value="1.23371381893004" calcext:value-type="float">
            <text:p>1.23371381893004</text:p>
          </table:table-cell>
          <table:table-cell table:formula="of:=[.D302]/6" office:value-type="float" office:value="0.205618969821673" calcext:value-type="float">
            <text:p>0.205618969821673</text:p>
          </table:table-cell>
          <table:table-cell table:formula="of:=[.E302]*2" office:value-type="float" office:value="0.411237939643347" calcext:value-type="float">
            <text:p>0.411237939643347</text:p>
          </table:table-cell>
          <table:table-cell table:formula="of:=[.E302]*39.3701" office:value-type="float" office:value="8.09523940377627" calcext:value-type="float">
            <text:p>8.09523940377627</text:p>
          </table:table-cell>
          <table:table-cell table:formula="of:=[.F302]*39.3701" office:value-type="float" office:value="16.1904788075525" calcext:value-type="float">
            <text:p>16.1904788075525</text:p>
          </table:table-cell>
        </table:table-row>
        <table:table-row table:style-name="ro1">
          <table:table-cell table:formula="of:=[.A302]+1" office:value-type="float" office:value="325" calcext:value-type="float">
            <text:p>325</text:p>
          </table:table-cell>
          <table:table-cell table:formula="of:=299792458/([.A303]*1000000)" office:value-type="float" office:value="0.922438332307692" calcext:value-type="float">
            <text:p>0.922438332307692</text:p>
          </table:table-cell>
          <table:table-cell table:formula="of:=(1/3)*[.B303]" office:value-type="float" office:value="0.307479444102564" calcext:value-type="float">
            <text:p>0.307479444102564</text:p>
          </table:table-cell>
          <table:table-cell table:formula="of:=4*[.C303]" office:value-type="float" office:value="1.22991777641026" calcext:value-type="float">
            <text:p>1.22991777641026</text:p>
          </table:table-cell>
          <table:table-cell table:formula="of:=[.D303]/6" office:value-type="float" office:value="0.204986296068376" calcext:value-type="float">
            <text:p>0.204986296068376</text:p>
          </table:table-cell>
          <table:table-cell table:formula="of:=[.E303]*2" office:value-type="float" office:value="0.409972592136752" calcext:value-type="float">
            <text:p>0.409972592136752</text:p>
          </table:table-cell>
          <table:table-cell table:formula="of:=[.E303]*39.3701" office:value-type="float" office:value="8.07033097484157" calcext:value-type="float">
            <text:p>8.07033097484157</text:p>
          </table:table-cell>
          <table:table-cell table:formula="of:=[.F303]*39.3701" office:value-type="float" office:value="16.1406619496831" calcext:value-type="float">
            <text:p>16.1406619496831</text:p>
          </table:table-cell>
        </table:table-row>
        <table:table-row table:style-name="ro1">
          <table:table-cell table:formula="of:=[.A303]+1" office:value-type="float" office:value="326" calcext:value-type="float">
            <text:p>326</text:p>
          </table:table-cell>
          <table:table-cell table:formula="of:=299792458/([.A304]*1000000)" office:value-type="float" office:value="0.919608766871166" calcext:value-type="float">
            <text:p>0.919608766871166</text:p>
          </table:table-cell>
          <table:table-cell table:formula="of:=(1/3)*[.B304]" office:value-type="float" office:value="0.306536255623722" calcext:value-type="float">
            <text:p>0.306536255623722</text:p>
          </table:table-cell>
          <table:table-cell table:formula="of:=4*[.C304]" office:value-type="float" office:value="1.22614502249489" calcext:value-type="float">
            <text:p>1.22614502249489</text:p>
          </table:table-cell>
          <table:table-cell table:formula="of:=[.D304]/6" office:value-type="float" office:value="0.204357503749148" calcext:value-type="float">
            <text:p>0.204357503749148</text:p>
          </table:table-cell>
          <table:table-cell table:formula="of:=[.E304]*2" office:value-type="float" office:value="0.408715007498296" calcext:value-type="float">
            <text:p>0.408715007498296</text:p>
          </table:table-cell>
          <table:table-cell table:formula="of:=[.E304]*39.3701" office:value-type="float" office:value="8.04557535835433" calcext:value-type="float">
            <text:p>8.04557535835433</text:p>
          </table:table-cell>
          <table:table-cell table:formula="of:=[.F304]*39.3701" office:value-type="float" office:value="16.0911507167087" calcext:value-type="float">
            <text:p>16.0911507167087</text:p>
          </table:table-cell>
        </table:table-row>
        <table:table-row table:style-name="ro1">
          <table:table-cell table:formula="of:=[.A304]+1" office:value-type="float" office:value="327" calcext:value-type="float">
            <text:p>327</text:p>
          </table:table-cell>
          <table:table-cell table:formula="of:=299792458/([.A305]*1000000)" office:value-type="float" office:value="0.91679650764526" calcext:value-type="float">
            <text:p>0.91679650764526</text:p>
          </table:table-cell>
          <table:table-cell table:formula="of:=(1/3)*[.B305]" office:value-type="float" office:value="0.305598835881753" calcext:value-type="float">
            <text:p>0.305598835881753</text:p>
          </table:table-cell>
          <table:table-cell table:formula="of:=4*[.C305]" office:value-type="float" office:value="1.22239534352701" calcext:value-type="float">
            <text:p>1.22239534352701</text:p>
          </table:table-cell>
          <table:table-cell table:formula="of:=[.D305]/6" office:value-type="float" office:value="0.203732557254502" calcext:value-type="float">
            <text:p>0.203732557254502</text:p>
          </table:table-cell>
          <table:table-cell table:formula="of:=[.E305]*2" office:value-type="float" office:value="0.407465114509004" calcext:value-type="float">
            <text:p>0.407465114509004</text:p>
          </table:table-cell>
          <table:table-cell table:formula="of:=[.E305]*39.3701" office:value-type="float" office:value="8.02097115236548" calcext:value-type="float">
            <text:p>8.02097115236548</text:p>
          </table:table-cell>
          <table:table-cell table:formula="of:=[.F305]*39.3701" office:value-type="float" office:value="16.041942304731" calcext:value-type="float">
            <text:p>16.041942304731</text:p>
          </table:table-cell>
        </table:table-row>
        <table:table-row table:style-name="ro1">
          <table:table-cell table:formula="of:=[.A305]+1" office:value-type="float" office:value="328" calcext:value-type="float">
            <text:p>328</text:p>
          </table:table-cell>
          <table:table-cell table:formula="of:=299792458/([.A306]*1000000)" office:value-type="float" office:value="0.914001396341463" calcext:value-type="float">
            <text:p>0.914001396341463</text:p>
          </table:table-cell>
          <table:table-cell table:formula="of:=(1/3)*[.B306]" office:value-type="float" office:value="0.304667132113821" calcext:value-type="float">
            <text:p>0.304667132113821</text:p>
          </table:table-cell>
          <table:table-cell table:formula="of:=4*[.C306]" office:value-type="float" office:value="1.21866852845528" calcext:value-type="float">
            <text:p>1.21866852845528</text:p>
          </table:table-cell>
          <table:table-cell table:formula="of:=[.D306]/6" office:value-type="float" office:value="0.203111421409214" calcext:value-type="float">
            <text:p>0.203111421409214</text:p>
          </table:table-cell>
          <table:table-cell table:formula="of:=[.E306]*2" office:value-type="float" office:value="0.406222842818428" calcext:value-type="float">
            <text:p>0.406222842818428</text:p>
          </table:table-cell>
          <table:table-cell table:formula="of:=[.E306]*39.3701" office:value-type="float" office:value="7.9965169720229" calcext:value-type="float">
            <text:p>7.9965169720229</text:p>
          </table:table-cell>
          <table:table-cell table:formula="of:=[.F306]*39.3701" office:value-type="float" office:value="15.9930339440458" calcext:value-type="float">
            <text:p>15.9930339440458</text:p>
          </table:table-cell>
        </table:table-row>
        <table:table-row table:style-name="ro1">
          <table:table-cell table:formula="of:=[.A306]+1" office:value-type="float" office:value="329" calcext:value-type="float">
            <text:p>329</text:p>
          </table:table-cell>
          <table:table-cell table:formula="of:=299792458/([.A307]*1000000)" office:value-type="float" office:value="0.911223276595745" calcext:value-type="float">
            <text:p>0.911223276595745</text:p>
          </table:table-cell>
          <table:table-cell table:formula="of:=(1/3)*[.B307]" office:value-type="float" office:value="0.303741092198582" calcext:value-type="float">
            <text:p>0.303741092198582</text:p>
          </table:table-cell>
          <table:table-cell table:formula="of:=4*[.C307]" office:value-type="float" office:value="1.21496436879433" calcext:value-type="float">
            <text:p>1.21496436879433</text:p>
          </table:table-cell>
          <table:table-cell table:formula="of:=[.D307]/6" office:value-type="float" office:value="0.202494061465721" calcext:value-type="float">
            <text:p>0.202494061465721</text:p>
          </table:table-cell>
          <table:table-cell table:formula="of:=[.E307]*2" office:value-type="float" office:value="0.404988122931442" calcext:value-type="float">
            <text:p>0.404988122931442</text:p>
          </table:table-cell>
          <table:table-cell table:formula="of:=[.E307]*39.3701" office:value-type="float" office:value="7.97221144931158" calcext:value-type="float">
            <text:p>7.97221144931158</text:p>
          </table:table-cell>
          <table:table-cell table:formula="of:=[.F307]*39.3701" office:value-type="float" office:value="15.9444228986232" calcext:value-type="float">
            <text:p>15.9444228986232</text:p>
          </table:table-cell>
        </table:table-row>
        <table:table-row table:style-name="ro1">
          <table:table-cell table:formula="of:=[.A307]+1" office:value-type="float" office:value="330" calcext:value-type="float">
            <text:p>330</text:p>
          </table:table-cell>
          <table:table-cell table:formula="of:=299792458/([.A308]*1000000)" office:value-type="float" office:value="0.908461993939394" calcext:value-type="float">
            <text:p>0.908461993939394</text:p>
          </table:table-cell>
          <table:table-cell table:formula="of:=(1/3)*[.B308]" office:value-type="float" office:value="0.302820664646465" calcext:value-type="float">
            <text:p>0.302820664646465</text:p>
          </table:table-cell>
          <table:table-cell table:formula="of:=4*[.C308]" office:value-type="float" office:value="1.21128265858586" calcext:value-type="float">
            <text:p>1.21128265858586</text:p>
          </table:table-cell>
          <table:table-cell table:formula="of:=[.D308]/6" office:value-type="float" office:value="0.201880443097643" calcext:value-type="float">
            <text:p>0.201880443097643</text:p>
          </table:table-cell>
          <table:table-cell table:formula="of:=[.E308]*2" office:value-type="float" office:value="0.403760886195286" calcext:value-type="float">
            <text:p>0.403760886195286</text:p>
          </table:table-cell>
          <table:table-cell table:formula="of:=[.E308]*39.3701" office:value-type="float" office:value="7.94805323279852" calcext:value-type="float">
            <text:p>7.94805323279852</text:p>
          </table:table-cell>
          <table:table-cell table:formula="of:=[.F308]*39.3701" office:value-type="float" office:value="15.896106465597" calcext:value-type="float">
            <text:p>15.896106465597</text:p>
          </table:table-cell>
        </table:table-row>
        <table:table-row table:style-name="ro1">
          <table:table-cell table:formula="of:=[.A308]+1" office:value-type="float" office:value="331" calcext:value-type="float">
            <text:p>331</text:p>
          </table:table-cell>
          <table:table-cell table:formula="of:=299792458/([.A309]*1000000)" office:value-type="float" office:value="0.905717395770393" calcext:value-type="float">
            <text:p>0.905717395770393</text:p>
          </table:table-cell>
          <table:table-cell table:formula="of:=(1/3)*[.B309]" office:value-type="float" office:value="0.301905798590131" calcext:value-type="float">
            <text:p>0.301905798590131</text:p>
          </table:table-cell>
          <table:table-cell table:formula="of:=4*[.C309]" office:value-type="float" office:value="1.20762319436052" calcext:value-type="float">
            <text:p>1.20762319436052</text:p>
          </table:table-cell>
          <table:table-cell table:formula="of:=[.D309]/6" office:value-type="float" office:value="0.201270532393421" calcext:value-type="float">
            <text:p>0.201270532393421</text:p>
          </table:table-cell>
          <table:table-cell table:formula="of:=[.E309]*2" office:value-type="float" office:value="0.402541064786841" calcext:value-type="float">
            <text:p>0.402541064786841</text:p>
          </table:table-cell>
          <table:table-cell table:formula="of:=[.E309]*39.3701" office:value-type="float" office:value="7.92404098738221" calcext:value-type="float">
            <text:p>7.92404098738221</text:p>
          </table:table-cell>
          <table:table-cell table:formula="of:=[.F309]*39.3701" office:value-type="float" office:value="15.8480819747644" calcext:value-type="float">
            <text:p>15.8480819747644</text:p>
          </table:table-cell>
        </table:table-row>
        <table:table-row table:style-name="ro1">
          <table:table-cell table:formula="of:=[.A309]+1" office:value-type="float" office:value="332" calcext:value-type="float">
            <text:p>332</text:p>
          </table:table-cell>
          <table:table-cell table:formula="of:=299792458/([.A310]*1000000)" office:value-type="float" office:value="0.902989331325301" calcext:value-type="float">
            <text:p>0.902989331325301</text:p>
          </table:table-cell>
          <table:table-cell table:formula="of:=(1/3)*[.B310]" office:value-type="float" office:value="0.3009964437751" calcext:value-type="float">
            <text:p>0.3009964437751</text:p>
          </table:table-cell>
          <table:table-cell table:formula="of:=4*[.C310]" office:value-type="float" office:value="1.2039857751004" calcext:value-type="float">
            <text:p>1.2039857751004</text:p>
          </table:table-cell>
          <table:table-cell table:formula="of:=[.D310]/6" office:value-type="float" office:value="0.200664295850067" calcext:value-type="float">
            <text:p>0.200664295850067</text:p>
          </table:table-cell>
          <table:table-cell table:formula="of:=[.E310]*2" office:value-type="float" office:value="0.401328591700134" calcext:value-type="float">
            <text:p>0.401328591700134</text:p>
          </table:table-cell>
          <table:table-cell table:formula="of:=[.E310]*39.3701" office:value-type="float" office:value="7.90017339404672" calcext:value-type="float">
            <text:p>7.90017339404672</text:p>
          </table:table-cell>
          <table:table-cell table:formula="of:=[.F310]*39.3701" office:value-type="float" office:value="15.8003467880934" calcext:value-type="float">
            <text:p>15.8003467880934</text:p>
          </table:table-cell>
        </table:table-row>
        <table:table-row table:style-name="ro1">
          <table:table-cell table:formula="of:=[.A310]+1" office:value-type="float" office:value="333" calcext:value-type="float">
            <text:p>333</text:p>
          </table:table-cell>
          <table:table-cell table:formula="of:=299792458/([.A311]*1000000)" office:value-type="float" office:value="0.900277651651652" calcext:value-type="float">
            <text:p>0.900277651651652</text:p>
          </table:table-cell>
          <table:table-cell table:formula="of:=(1/3)*[.B311]" office:value-type="float" office:value="0.30009255055055" calcext:value-type="float">
            <text:p>0.30009255055055</text:p>
          </table:table-cell>
          <table:table-cell table:formula="of:=4*[.C311]" office:value-type="float" office:value="1.2003702022022" calcext:value-type="float">
            <text:p>1.2003702022022</text:p>
          </table:table-cell>
          <table:table-cell table:formula="of:=[.D311]/6" office:value-type="float" office:value="0.200061700367034" calcext:value-type="float">
            <text:p>0.200061700367034</text:p>
          </table:table-cell>
          <table:table-cell table:formula="of:=[.E311]*2" office:value-type="float" office:value="0.400123400734067" calcext:value-type="float">
            <text:p>0.400123400734067</text:p>
          </table:table-cell>
          <table:table-cell table:formula="of:=[.E311]*39.3701" office:value-type="float" office:value="7.87644914962015" calcext:value-type="float">
            <text:p>7.87644914962015</text:p>
          </table:table-cell>
          <table:table-cell table:formula="of:=[.F311]*39.3701" office:value-type="float" office:value="15.7528982992403" calcext:value-type="float">
            <text:p>15.7528982992403</text:p>
          </table:table-cell>
        </table:table-row>
        <table:table-row table:style-name="ro1">
          <table:table-cell table:formula="of:=[.A311]+1" office:value-type="float" office:value="334" calcext:value-type="float">
            <text:p>334</text:p>
          </table:table-cell>
          <table:table-cell table:formula="of:=299792458/([.A312]*1000000)" office:value-type="float" office:value="0.897582209580838" calcext:value-type="float">
            <text:p>0.897582209580838</text:p>
          </table:table-cell>
          <table:table-cell table:formula="of:=(1/3)*[.B312]" office:value-type="float" office:value="0.299194069860279" calcext:value-type="float">
            <text:p>0.299194069860279</text:p>
          </table:table-cell>
          <table:table-cell table:formula="of:=4*[.C312]" office:value-type="float" office:value="1.19677627944112" calcext:value-type="float">
            <text:p>1.19677627944112</text:p>
          </table:table-cell>
          <table:table-cell table:formula="of:=[.D312]/6" office:value-type="float" office:value="0.199462713240186" calcext:value-type="float">
            <text:p>0.199462713240186</text:p>
          </table:table-cell>
          <table:table-cell table:formula="of:=[.E312]*2" office:value-type="float" office:value="0.398925426480373" calcext:value-type="float">
            <text:p>0.398925426480373</text:p>
          </table:table-cell>
          <table:table-cell table:formula="of:=[.E312]*39.3701" office:value-type="float" office:value="7.85286696653746" calcext:value-type="float">
            <text:p>7.85286696653746</text:p>
          </table:table-cell>
          <table:table-cell table:formula="of:=[.F312]*39.3701" office:value-type="float" office:value="15.7057339330749" calcext:value-type="float">
            <text:p>15.7057339330749</text:p>
          </table:table-cell>
        </table:table-row>
        <table:table-row table:style-name="ro1">
          <table:table-cell table:formula="of:=[.A312]+1" office:value-type="float" office:value="335" calcext:value-type="float">
            <text:p>335</text:p>
          </table:table-cell>
          <table:table-cell table:formula="of:=299792458/([.A313]*1000000)" office:value-type="float" office:value="0.894902859701493" calcext:value-type="float">
            <text:p>0.894902859701493</text:p>
          </table:table-cell>
          <table:table-cell table:formula="of:=(1/3)*[.B313]" office:value-type="float" office:value="0.298300953233831" calcext:value-type="float">
            <text:p>0.298300953233831</text:p>
          </table:table-cell>
          <table:table-cell table:formula="of:=4*[.C313]" office:value-type="float" office:value="1.19320381293532" calcext:value-type="float">
            <text:p>1.19320381293532</text:p>
          </table:table-cell>
          <table:table-cell table:formula="of:=[.D313]/6" office:value-type="float" office:value="0.198867302155887" calcext:value-type="float">
            <text:p>0.198867302155887</text:p>
          </table:table-cell>
          <table:table-cell table:formula="of:=[.E313]*2" office:value-type="float" office:value="0.397734604311774" calcext:value-type="float">
            <text:p>0.397734604311774</text:p>
          </table:table-cell>
          <table:table-cell table:formula="of:=[.E313]*39.3701" office:value-type="float" office:value="7.8294255726075" calcext:value-type="float">
            <text:p>7.8294255726075</text:p>
          </table:table-cell>
          <table:table-cell table:formula="of:=[.F313]*39.3701" office:value-type="float" office:value="15.658851145215" calcext:value-type="float">
            <text:p>15.658851145215</text:p>
          </table:table-cell>
        </table:table-row>
        <table:table-row table:style-name="ro1">
          <table:table-cell table:formula="of:=[.A313]+1" office:value-type="float" office:value="336" calcext:value-type="float">
            <text:p>336</text:p>
          </table:table-cell>
          <table:table-cell table:formula="of:=299792458/([.A314]*1000000)" office:value-type="float" office:value="0.892239458333333" calcext:value-type="float">
            <text:p>0.892239458333333</text:p>
          </table:table-cell>
          <table:table-cell table:formula="of:=(1/3)*[.B314]" office:value-type="float" office:value="0.297413152777778" calcext:value-type="float">
            <text:p>0.297413152777778</text:p>
          </table:table-cell>
          <table:table-cell table:formula="of:=4*[.C314]" office:value-type="float" office:value="1.18965261111111" calcext:value-type="float">
            <text:p>1.18965261111111</text:p>
          </table:table-cell>
          <table:table-cell table:formula="of:=[.D314]/6" office:value-type="float" office:value="0.198275435185185" calcext:value-type="float">
            <text:p>0.198275435185185</text:p>
          </table:table-cell>
          <table:table-cell table:formula="of:=[.E314]*2" office:value-type="float" office:value="0.39655087037037" calcext:value-type="float">
            <text:p>0.39655087037037</text:p>
          </table:table-cell>
          <table:table-cell table:formula="of:=[.E314]*39.3701" office:value-type="float" office:value="7.80612371078426" calcext:value-type="float">
            <text:p>7.80612371078426</text:p>
          </table:table-cell>
          <table:table-cell table:formula="of:=[.F314]*39.3701" office:value-type="float" office:value="15.6122474215685" calcext:value-type="float">
            <text:p>15.6122474215685</text:p>
          </table:table-cell>
        </table:table-row>
        <table:table-row table:style-name="ro1">
          <table:table-cell table:formula="of:=[.A314]+1" office:value-type="float" office:value="337" calcext:value-type="float">
            <text:p>337</text:p>
          </table:table-cell>
          <table:table-cell table:formula="of:=299792458/([.A315]*1000000)" office:value-type="float" office:value="0.889591863501484" calcext:value-type="float">
            <text:p>0.889591863501484</text:p>
          </table:table-cell>
          <table:table-cell table:formula="of:=(1/3)*[.B315]" office:value-type="float" office:value="0.296530621167161" calcext:value-type="float">
            <text:p>0.296530621167161</text:p>
          </table:table-cell>
          <table:table-cell table:formula="of:=4*[.C315]" office:value-type="float" office:value="1.18612248466865" calcext:value-type="float">
            <text:p>1.18612248466865</text:p>
          </table:table-cell>
          <table:table-cell table:formula="of:=[.D315]/6" office:value-type="float" office:value="0.197687080778107" calcext:value-type="float">
            <text:p>0.197687080778107</text:p>
          </table:table-cell>
          <table:table-cell table:formula="of:=[.E315]*2" office:value-type="float" office:value="0.395374161556215" calcext:value-type="float">
            <text:p>0.395374161556215</text:p>
          </table:table-cell>
          <table:table-cell table:formula="of:=[.E315]*39.3701" office:value-type="float" office:value="7.78296013894217" calcext:value-type="float">
            <text:p>7.78296013894217</text:p>
          </table:table-cell>
          <table:table-cell table:formula="of:=[.F315]*39.3701" office:value-type="float" office:value="15.5659202778843" calcext:value-type="float">
            <text:p>15.5659202778843</text:p>
          </table:table-cell>
        </table:table-row>
        <table:table-row table:style-name="ro1">
          <table:table-cell table:formula="of:=[.A315]+1" office:value-type="float" office:value="338" calcext:value-type="float">
            <text:p>338</text:p>
          </table:table-cell>
          <table:table-cell table:formula="of:=299792458/([.A316]*1000000)" office:value-type="float" office:value="0.886959934911243" calcext:value-type="float">
            <text:p>0.886959934911243</text:p>
          </table:table-cell>
          <table:table-cell table:formula="of:=(1/3)*[.B316]" office:value-type="float" office:value="0.295653311637081" calcext:value-type="float">
            <text:p>0.295653311637081</text:p>
          </table:table-cell>
          <table:table-cell table:formula="of:=4*[.C316]" office:value-type="float" office:value="1.18261324654832" calcext:value-type="float">
            <text:p>1.18261324654832</text:p>
          </table:table-cell>
          <table:table-cell table:formula="of:=[.D316]/6" office:value-type="float" office:value="0.197102207758054" calcext:value-type="float">
            <text:p>0.197102207758054</text:p>
          </table:table-cell>
          <table:table-cell table:formula="of:=[.E316]*2" office:value-type="float" office:value="0.394204415516108" calcext:value-type="float">
            <text:p>0.394204415516108</text:p>
          </table:table-cell>
          <table:table-cell table:formula="of:=[.E316]*39.3701" office:value-type="float" office:value="7.75993362965536" calcext:value-type="float">
            <text:p>7.75993362965536</text:p>
          </table:table-cell>
          <table:table-cell table:formula="of:=[.F316]*39.3701" office:value-type="float" office:value="15.5198672593107" calcext:value-type="float">
            <text:p>15.5198672593107</text:p>
          </table:table-cell>
        </table:table-row>
        <table:table-row table:style-name="ro1">
          <table:table-cell table:formula="of:=[.A316]+1" office:value-type="float" office:value="339" calcext:value-type="float">
            <text:p>339</text:p>
          </table:table-cell>
          <table:table-cell table:formula="of:=299792458/([.A317]*1000000)" office:value-type="float" office:value="0.884343533923304" calcext:value-type="float">
            <text:p>0.884343533923304</text:p>
          </table:table-cell>
          <table:table-cell table:formula="of:=(1/3)*[.B317]" office:value-type="float" office:value="0.294781177974435" calcext:value-type="float">
            <text:p>0.294781177974435</text:p>
          </table:table-cell>
          <table:table-cell table:formula="of:=4*[.C317]" office:value-type="float" office:value="1.17912471189774" calcext:value-type="float">
            <text:p>1.17912471189774</text:p>
          </table:table-cell>
          <table:table-cell table:formula="of:=[.D317]/6" office:value-type="float" office:value="0.19652078531629" calcext:value-type="float">
            <text:p>0.19652078531629</text:p>
          </table:table-cell>
          <table:table-cell table:formula="of:=[.E317]*2" office:value-type="float" office:value="0.393041570632579" calcext:value-type="float">
            <text:p>0.393041570632579</text:p>
          </table:table-cell>
          <table:table-cell table:formula="of:=[.E317]*39.3701" office:value-type="float" office:value="7.73704296998086" calcext:value-type="float">
            <text:p>7.73704296998086</text:p>
          </table:table-cell>
          <table:table-cell table:formula="of:=[.F317]*39.3701" office:value-type="float" office:value="15.4740859399617" calcext:value-type="float">
            <text:p>15.4740859399617</text:p>
          </table:table-cell>
        </table:table-row>
        <table:table-row table:style-name="ro1">
          <table:table-cell table:formula="of:=[.A317]+1" office:value-type="float" office:value="340" calcext:value-type="float">
            <text:p>340</text:p>
          </table:table-cell>
          <table:table-cell table:formula="of:=299792458/([.A318]*1000000)" office:value-type="float" office:value="0.881742523529412" calcext:value-type="float">
            <text:p>0.881742523529412</text:p>
          </table:table-cell>
          <table:table-cell table:formula="of:=(1/3)*[.B318]" office:value-type="float" office:value="0.293914174509804" calcext:value-type="float">
            <text:p>0.293914174509804</text:p>
          </table:table-cell>
          <table:table-cell table:formula="of:=4*[.C318]" office:value-type="float" office:value="1.17565669803922" calcext:value-type="float">
            <text:p>1.17565669803922</text:p>
          </table:table-cell>
          <table:table-cell table:formula="of:=[.D318]/6" office:value-type="float" office:value="0.195942783006536" calcext:value-type="float">
            <text:p>0.195942783006536</text:p>
          </table:table-cell>
          <table:table-cell table:formula="of:=[.E318]*2" office:value-type="float" office:value="0.391885566013072" calcext:value-type="float">
            <text:p>0.391885566013072</text:p>
          </table:table-cell>
          <table:table-cell table:formula="of:=[.E318]*39.3701" office:value-type="float" office:value="7.71428696124562" calcext:value-type="float">
            <text:p>7.71428696124562</text:p>
          </table:table-cell>
          <table:table-cell table:formula="of:=[.F318]*39.3701" office:value-type="float" office:value="15.4285739224912" calcext:value-type="float">
            <text:p>15.4285739224912</text:p>
          </table:table-cell>
        </table:table-row>
        <table:table-row table:style-name="ro1">
          <table:table-cell table:formula="of:=[.A318]+1" office:value-type="float" office:value="341" calcext:value-type="float">
            <text:p>341</text:p>
          </table:table-cell>
          <table:table-cell table:formula="of:=299792458/([.A319]*1000000)" office:value-type="float" office:value="0.879156768328446" calcext:value-type="float">
            <text:p>0.879156768328446</text:p>
          </table:table-cell>
          <table:table-cell table:formula="of:=(1/3)*[.B319]" office:value-type="float" office:value="0.293052256109482" calcext:value-type="float">
            <text:p>0.293052256109482</text:p>
          </table:table-cell>
          <table:table-cell table:formula="of:=4*[.C319]" office:value-type="float" office:value="1.17220902443793" calcext:value-type="float">
            <text:p>1.17220902443793</text:p>
          </table:table-cell>
          <table:table-cell table:formula="of:=[.D319]/6" office:value-type="float" office:value="0.195368170739655" calcext:value-type="float">
            <text:p>0.195368170739655</text:p>
          </table:table-cell>
          <table:table-cell table:formula="of:=[.E319]*2" office:value-type="float" office:value="0.390736341479309" calcext:value-type="float">
            <text:p>0.390736341479309</text:p>
          </table:table-cell>
          <table:table-cell table:formula="of:=[.E319]*39.3701" office:value-type="float" office:value="7.69166441883728" calcext:value-type="float">
            <text:p>7.69166441883728</text:p>
          </table:table-cell>
          <table:table-cell table:formula="of:=[.F319]*39.3701" office:value-type="float" office:value="15.3833288376746" calcext:value-type="float">
            <text:p>15.3833288376746</text:p>
          </table:table-cell>
        </table:table-row>
        <table:table-row table:style-name="ro1">
          <table:table-cell table:formula="of:=[.A319]+1" office:value-type="float" office:value="342" calcext:value-type="float">
            <text:p>342</text:p>
          </table:table-cell>
          <table:table-cell table:formula="of:=299792458/([.A320]*1000000)" office:value-type="float" office:value="0.876586134502924" calcext:value-type="float">
            <text:p>0.876586134502924</text:p>
          </table:table-cell>
          <table:table-cell table:formula="of:=(1/3)*[.B320]" office:value-type="float" office:value="0.292195378167641" calcext:value-type="float">
            <text:p>0.292195378167641</text:p>
          </table:table-cell>
          <table:table-cell table:formula="of:=4*[.C320]" office:value-type="float" office:value="1.16878151267057" calcext:value-type="float">
            <text:p>1.16878151267057</text:p>
          </table:table-cell>
          <table:table-cell table:formula="of:=[.D320]/6" office:value-type="float" office:value="0.194796918778428" calcext:value-type="float">
            <text:p>0.194796918778428</text:p>
          </table:table-cell>
          <table:table-cell table:formula="of:=[.E320]*2" office:value-type="float" office:value="0.389593837556855" calcext:value-type="float">
            <text:p>0.389593837556855</text:p>
          </table:table-cell>
          <table:table-cell table:formula="of:=[.E320]*39.3701" office:value-type="float" office:value="7.66917417199857" calcext:value-type="float">
            <text:p>7.66917417199857</text:p>
          </table:table-cell>
          <table:table-cell table:formula="of:=[.F320]*39.3701" office:value-type="float" office:value="15.3383483439971" calcext:value-type="float">
            <text:p>15.3383483439971</text:p>
          </table:table-cell>
        </table:table-row>
        <table:table-row table:style-name="ro1">
          <table:table-cell table:formula="of:=[.A320]+1" office:value-type="float" office:value="343" calcext:value-type="float">
            <text:p>343</text:p>
          </table:table-cell>
          <table:table-cell table:formula="of:=299792458/([.A321]*1000000)" office:value-type="float" office:value="0.874030489795918" calcext:value-type="float">
            <text:p>0.874030489795918</text:p>
          </table:table-cell>
          <table:table-cell table:formula="of:=(1/3)*[.B321]" office:value-type="float" office:value="0.291343496598639" calcext:value-type="float">
            <text:p>0.291343496598639</text:p>
          </table:table-cell>
          <table:table-cell table:formula="of:=4*[.C321]" office:value-type="float" office:value="1.16537398639456" calcext:value-type="float">
            <text:p>1.16537398639456</text:p>
          </table:table-cell>
          <table:table-cell table:formula="of:=[.D321]/6" office:value-type="float" office:value="0.194228997732426" calcext:value-type="float">
            <text:p>0.194228997732426</text:p>
          </table:table-cell>
          <table:table-cell table:formula="of:=[.E321]*2" office:value-type="float" office:value="0.388457995464853" calcext:value-type="float">
            <text:p>0.388457995464853</text:p>
          </table:table-cell>
          <table:table-cell table:formula="of:=[.E321]*39.3701" office:value-type="float" office:value="7.6468150636254" calcext:value-type="float">
            <text:p>7.6468150636254</text:p>
          </table:table-cell>
          <table:table-cell table:formula="of:=[.F321]*39.3701" office:value-type="float" office:value="15.2936301272508" calcext:value-type="float">
            <text:p>15.2936301272508</text:p>
          </table:table-cell>
        </table:table-row>
        <table:table-row table:style-name="ro1">
          <table:table-cell table:formula="of:=[.A321]+1" office:value-type="float" office:value="344" calcext:value-type="float">
            <text:p>344</text:p>
          </table:table-cell>
          <table:table-cell table:formula="of:=299792458/([.A322]*1000000)" office:value-type="float" office:value="0.871489703488372" calcext:value-type="float">
            <text:p>0.871489703488372</text:p>
          </table:table-cell>
          <table:table-cell table:formula="of:=(1/3)*[.B322]" office:value-type="float" office:value="0.290496567829457" calcext:value-type="float">
            <text:p>0.290496567829457</text:p>
          </table:table-cell>
          <table:table-cell table:formula="of:=4*[.C322]" office:value-type="float" office:value="1.16198627131783" calcext:value-type="float">
            <text:p>1.16198627131783</text:p>
          </table:table-cell>
          <table:table-cell table:formula="of:=[.D322]/6" office:value-type="float" office:value="0.193664378552972" calcext:value-type="float">
            <text:p>0.193664378552972</text:p>
          </table:table-cell>
          <table:table-cell table:formula="of:=[.E322]*2" office:value-type="float" office:value="0.387328757105943" calcext:value-type="float">
            <text:p>0.387328757105943</text:p>
          </table:table-cell>
          <table:table-cell table:formula="of:=[.E322]*39.3701" office:value-type="float" office:value="7.62458595006835" calcext:value-type="float">
            <text:p>7.62458595006835</text:p>
          </table:table-cell>
          <table:table-cell table:formula="of:=[.F322]*39.3701" office:value-type="float" office:value="15.2491719001367" calcext:value-type="float">
            <text:p>15.2491719001367</text:p>
          </table:table-cell>
        </table:table-row>
        <table:table-row table:style-name="ro1">
          <table:table-cell table:formula="of:=[.A322]+1" office:value-type="float" office:value="345" calcext:value-type="float">
            <text:p>345</text:p>
          </table:table-cell>
          <table:table-cell table:formula="of:=299792458/([.A323]*1000000)" office:value-type="float" office:value="0.868963646376812" calcext:value-type="float">
            <text:p>0.868963646376812</text:p>
          </table:table-cell>
          <table:table-cell table:formula="of:=(1/3)*[.B323]" office:value-type="float" office:value="0.28965454879227" calcext:value-type="float">
            <text:p>0.28965454879227</text:p>
          </table:table-cell>
          <table:table-cell table:formula="of:=4*[.C323]" office:value-type="float" office:value="1.15861819516908" calcext:value-type="float">
            <text:p>1.15861819516908</text:p>
          </table:table-cell>
          <table:table-cell table:formula="of:=[.D323]/6" office:value-type="float" office:value="0.19310303252818" calcext:value-type="float">
            <text:p>0.19310303252818</text:p>
          </table:table-cell>
          <table:table-cell table:formula="of:=[.E323]*2" office:value-type="float" office:value="0.386206065056361" calcext:value-type="float">
            <text:p>0.386206065056361</text:p>
          </table:table-cell>
          <table:table-cell table:formula="of:=[.E323]*39.3701" office:value-type="float" office:value="7.60248570093771" calcext:value-type="float">
            <text:p>7.60248570093771</text:p>
          </table:table-cell>
          <table:table-cell table:formula="of:=[.F323]*39.3701" office:value-type="float" office:value="15.2049714018754" calcext:value-type="float">
            <text:p>15.2049714018754</text:p>
          </table:table-cell>
        </table:table-row>
        <table:table-row table:style-name="ro1">
          <table:table-cell table:formula="of:=[.A323]+1" office:value-type="float" office:value="346" calcext:value-type="float">
            <text:p>346</text:p>
          </table:table-cell>
          <table:table-cell table:formula="of:=299792458/([.A324]*1000000)" office:value-type="float" office:value="0.866452190751445" calcext:value-type="float">
            <text:p>0.866452190751445</text:p>
          </table:table-cell>
          <table:table-cell table:formula="of:=(1/3)*[.B324]" office:value-type="float" office:value="0.288817396917148" calcext:value-type="float">
            <text:p>0.288817396917148</text:p>
          </table:table-cell>
          <table:table-cell table:formula="of:=4*[.C324]" office:value-type="float" office:value="1.15526958766859" calcext:value-type="float">
            <text:p>1.15526958766859</text:p>
          </table:table-cell>
          <table:table-cell table:formula="of:=[.D324]/6" office:value-type="float" office:value="0.192544931278099" calcext:value-type="float">
            <text:p>0.192544931278099</text:p>
          </table:table-cell>
          <table:table-cell table:formula="of:=[.E324]*2" office:value-type="float" office:value="0.385089862556198" calcext:value-type="float">
            <text:p>0.385089862556198</text:p>
          </table:table-cell>
          <table:table-cell table:formula="of:=[.E324]*39.3701" office:value-type="float" office:value="7.58051319891188" calcext:value-type="float">
            <text:p>7.58051319891188</text:p>
          </table:table-cell>
          <table:table-cell table:formula="of:=[.F324]*39.3701" office:value-type="float" office:value="15.1610263978238" calcext:value-type="float">
            <text:p>15.1610263978238</text:p>
          </table:table-cell>
        </table:table-row>
        <table:table-row table:style-name="ro1">
          <table:table-cell table:formula="of:=[.A324]+1" office:value-type="float" office:value="347" calcext:value-type="float">
            <text:p>347</text:p>
          </table:table-cell>
          <table:table-cell table:formula="of:=299792458/([.A325]*1000000)" office:value-type="float" office:value="0.86395521037464" calcext:value-type="float">
            <text:p>0.86395521037464</text:p>
          </table:table-cell>
          <table:table-cell table:formula="of:=(1/3)*[.B325]" office:value-type="float" office:value="0.28798507012488" calcext:value-type="float">
            <text:p>0.28798507012488</text:p>
          </table:table-cell>
          <table:table-cell table:formula="of:=4*[.C325]" office:value-type="float" office:value="1.15194028049952" calcext:value-type="float">
            <text:p>1.15194028049952</text:p>
          </table:table-cell>
          <table:table-cell table:formula="of:=[.D325]/6" office:value-type="float" office:value="0.19199004674992" calcext:value-type="float">
            <text:p>0.19199004674992</text:p>
          </table:table-cell>
          <table:table-cell table:formula="of:=[.E325]*2" office:value-type="float" office:value="0.38398009349984" calcext:value-type="float">
            <text:p>0.38398009349984</text:p>
          </table:table-cell>
          <table:table-cell table:formula="of:=[.E325]*39.3701" office:value-type="float" office:value="7.55866733954902" calcext:value-type="float">
            <text:p>7.55866733954902</text:p>
          </table:table-cell>
          <table:table-cell table:formula="of:=[.F325]*39.3701" office:value-type="float" office:value="15.117334679098" calcext:value-type="float">
            <text:p>15.117334679098</text:p>
          </table:table-cell>
        </table:table-row>
        <table:table-row table:style-name="ro1">
          <table:table-cell table:formula="of:=[.A325]+1" office:value-type="float" office:value="348" calcext:value-type="float">
            <text:p>348</text:p>
          </table:table-cell>
          <table:table-cell table:formula="of:=299792458/([.A326]*1000000)" office:value-type="float" office:value="0.86147258045977" calcext:value-type="float">
            <text:p>0.86147258045977</text:p>
          </table:table-cell>
          <table:table-cell table:formula="of:=(1/3)*[.B326]" office:value-type="float" office:value="0.287157526819923" calcext:value-type="float">
            <text:p>0.287157526819923</text:p>
          </table:table-cell>
          <table:table-cell table:formula="of:=4*[.C326]" office:value-type="float" office:value="1.14863010727969" calcext:value-type="float">
            <text:p>1.14863010727969</text:p>
          </table:table-cell>
          <table:table-cell table:formula="of:=[.D326]/6" office:value-type="float" office:value="0.191438351213282" calcext:value-type="float">
            <text:p>0.191438351213282</text:p>
          </table:table-cell>
          <table:table-cell table:formula="of:=[.E326]*2" office:value-type="float" office:value="0.382876702426564" calcext:value-type="float">
            <text:p>0.382876702426564</text:p>
          </table:table-cell>
          <table:table-cell table:formula="of:=[.E326]*39.3701" office:value-type="float" office:value="7.53694703110204" calcext:value-type="float">
            <text:p>7.53694703110204</text:p>
          </table:table-cell>
          <table:table-cell table:formula="of:=[.F326]*39.3701" office:value-type="float" office:value="15.0738940622041" calcext:value-type="float">
            <text:p>15.0738940622041</text:p>
          </table:table-cell>
        </table:table-row>
        <table:table-row table:style-name="ro1">
          <table:table-cell table:formula="of:=[.A326]+1" office:value-type="float" office:value="349" calcext:value-type="float">
            <text:p>349</text:p>
          </table:table-cell>
          <table:table-cell table:formula="of:=299792458/([.A327]*1000000)" office:value-type="float" office:value="0.85900417765043" calcext:value-type="float">
            <text:p>0.85900417765043</text:p>
          </table:table-cell>
          <table:table-cell table:formula="of:=(1/3)*[.B327]" office:value-type="float" office:value="0.286334725883477" calcext:value-type="float">
            <text:p>0.286334725883477</text:p>
          </table:table-cell>
          <table:table-cell table:formula="of:=4*[.C327]" office:value-type="float" office:value="1.14533890353391" calcext:value-type="float">
            <text:p>1.14533890353391</text:p>
          </table:table-cell>
          <table:table-cell table:formula="of:=[.D327]/6" office:value-type="float" office:value="0.190889817255651" calcext:value-type="float">
            <text:p>0.190889817255651</text:p>
          </table:table-cell>
          <table:table-cell table:formula="of:=[.E327]*2" office:value-type="float" office:value="0.381779634511302" calcext:value-type="float">
            <text:p>0.381779634511302</text:p>
          </table:table-cell>
          <table:table-cell table:formula="of:=[.E327]*39.3701" office:value-type="float" office:value="7.51535119433671" calcext:value-type="float">
            <text:p>7.51535119433671</text:p>
          </table:table-cell>
          <table:table-cell table:formula="of:=[.F327]*39.3701" office:value-type="float" office:value="15.0307023886734" calcext:value-type="float">
            <text:p>15.0307023886734</text:p>
          </table:table-cell>
        </table:table-row>
        <table:table-row table:style-name="ro1">
          <table:table-cell table:formula="of:=[.A327]+1" office:value-type="float" office:value="350" calcext:value-type="float">
            <text:p>350</text:p>
          </table:table-cell>
          <table:table-cell table:formula="of:=299792458/([.A328]*1000000)" office:value-type="float" office:value="0.85654988" calcext:value-type="float">
            <text:p>0.85654988</text:p>
          </table:table-cell>
          <table:table-cell table:formula="of:=(1/3)*[.B328]" office:value-type="float" office:value="0.285516626666667" calcext:value-type="float">
            <text:p>0.285516626666667</text:p>
          </table:table-cell>
          <table:table-cell table:formula="of:=4*[.C328]" office:value-type="float" office:value="1.14206650666667" calcext:value-type="float">
            <text:p>1.14206650666667</text:p>
          </table:table-cell>
          <table:table-cell table:formula="of:=[.D328]/6" office:value-type="float" office:value="0.190344417777778" calcext:value-type="float">
            <text:p>0.190344417777778</text:p>
          </table:table-cell>
          <table:table-cell table:formula="of:=[.E328]*2" office:value-type="float" office:value="0.380688835555556" calcext:value-type="float">
            <text:p>0.380688835555556</text:p>
          </table:table-cell>
          <table:table-cell table:formula="of:=[.E328]*39.3701" office:value-type="float" office:value="7.49387876235289" calcext:value-type="float">
            <text:p>7.49387876235289</text:p>
          </table:table-cell>
          <table:table-cell table:formula="of:=[.F328]*39.3701" office:value-type="float" office:value="14.9877575247058" calcext:value-type="float">
            <text:p>14.9877575247058</text:p>
          </table:table-cell>
        </table:table-row>
        <table:table-row table:style-name="ro1">
          <table:table-cell table:formula="of:=[.A328]+1" office:value-type="float" office:value="351" calcext:value-type="float">
            <text:p>351</text:p>
          </table:table-cell>
          <table:table-cell table:formula="of:=299792458/([.A329]*1000000)" office:value-type="float" office:value="0.854109566951567" calcext:value-type="float">
            <text:p>0.854109566951567</text:p>
          </table:table-cell>
          <table:table-cell table:formula="of:=(1/3)*[.B329]" office:value-type="float" office:value="0.284703188983856" calcext:value-type="float">
            <text:p>0.284703188983856</text:p>
          </table:table-cell>
          <table:table-cell table:formula="of:=4*[.C329]" office:value-type="float" office:value="1.13881275593542" calcext:value-type="float">
            <text:p>1.13881275593542</text:p>
          </table:table-cell>
          <table:table-cell table:formula="of:=[.D329]/6" office:value-type="float" office:value="0.189802125989237" calcext:value-type="float">
            <text:p>0.189802125989237</text:p>
          </table:table-cell>
          <table:table-cell table:formula="of:=[.E329]*2" office:value-type="float" office:value="0.379604251978474" calcext:value-type="float">
            <text:p>0.379604251978474</text:p>
          </table:table-cell>
          <table:table-cell table:formula="of:=[.E329]*39.3701" office:value-type="float" office:value="7.47252868040886" calcext:value-type="float">
            <text:p>7.47252868040886</text:p>
          </table:table-cell>
          <table:table-cell table:formula="of:=[.F329]*39.3701" office:value-type="float" office:value="14.9450573608177" calcext:value-type="float">
            <text:p>14.9450573608177</text:p>
          </table:table-cell>
        </table:table-row>
        <table:table-row table:style-name="ro1">
          <table:table-cell table:formula="of:=[.A329]+1" office:value-type="float" office:value="352" calcext:value-type="float">
            <text:p>352</text:p>
          </table:table-cell>
          <table:table-cell table:formula="of:=299792458/([.A330]*1000000)" office:value-type="float" office:value="0.851683119318182" calcext:value-type="float">
            <text:p>0.851683119318182</text:p>
          </table:table-cell>
          <table:table-cell table:formula="of:=(1/3)*[.B330]" office:value-type="float" office:value="0.283894373106061" calcext:value-type="float">
            <text:p>0.283894373106061</text:p>
          </table:table-cell>
          <table:table-cell table:formula="of:=4*[.C330]" office:value-type="float" office:value="1.13557749242424" calcext:value-type="float">
            <text:p>1.13557749242424</text:p>
          </table:table-cell>
          <table:table-cell table:formula="of:=[.D330]/6" office:value-type="float" office:value="0.18926291540404" calcext:value-type="float">
            <text:p>0.18926291540404</text:p>
          </table:table-cell>
          <table:table-cell table:formula="of:=[.E330]*2" office:value-type="float" office:value="0.378525830808081" calcext:value-type="float">
            <text:p>0.378525830808081</text:p>
          </table:table-cell>
          <table:table-cell table:formula="of:=[.E330]*39.3701" office:value-type="float" office:value="7.45129990574861" calcext:value-type="float">
            <text:p>7.45129990574861</text:p>
          </table:table-cell>
          <table:table-cell table:formula="of:=[.F330]*39.3701" office:value-type="float" office:value="14.9025998114972" calcext:value-type="float">
            <text:p>14.9025998114972</text:p>
          </table:table-cell>
        </table:table-row>
        <table:table-row table:style-name="ro1">
          <table:table-cell table:formula="of:=[.A330]+1" office:value-type="float" office:value="353" calcext:value-type="float">
            <text:p>353</text:p>
          </table:table-cell>
          <table:table-cell table:formula="of:=299792458/([.A331]*1000000)" office:value-type="float" office:value="0.849270419263456" calcext:value-type="float">
            <text:p>0.849270419263456</text:p>
          </table:table-cell>
          <table:table-cell table:formula="of:=(1/3)*[.B331]" office:value-type="float" office:value="0.283090139754485" calcext:value-type="float">
            <text:p>0.283090139754485</text:p>
          </table:table-cell>
          <table:table-cell table:formula="of:=4*[.C331]" office:value-type="float" office:value="1.13236055901794" calcext:value-type="float">
            <text:p>1.13236055901794</text:p>
          </table:table-cell>
          <table:table-cell table:formula="of:=[.D331]/6" office:value-type="float" office:value="0.188726759836324" calcext:value-type="float">
            <text:p>0.188726759836324</text:p>
          </table:table-cell>
          <table:table-cell table:formula="of:=[.E331]*2" office:value-type="float" office:value="0.377453519672647" calcext:value-type="float">
            <text:p>0.377453519672647</text:p>
          </table:table-cell>
          <table:table-cell table:formula="of:=[.E331]*39.3701" office:value-type="float" office:value="7.43019140743204" calcext:value-type="float">
            <text:p>7.43019140743204</text:p>
          </table:table-cell>
          <table:table-cell table:formula="of:=[.F331]*39.3701" office:value-type="float" office:value="14.8603828148641" calcext:value-type="float">
            <text:p>14.8603828148641</text:p>
          </table:table-cell>
        </table:table-row>
        <table:table-row table:style-name="ro1">
          <table:table-cell table:formula="of:=[.A331]+1" office:value-type="float" office:value="354" calcext:value-type="float">
            <text:p>354</text:p>
          </table:table-cell>
          <table:table-cell table:formula="of:=299792458/([.A332]*1000000)" office:value-type="float" office:value="0.846871350282486" calcext:value-type="float">
            <text:p>0.846871350282486</text:p>
          </table:table-cell>
          <table:table-cell table:formula="of:=(1/3)*[.B332]" office:value-type="float" office:value="0.282290450094162" calcext:value-type="float">
            <text:p>0.282290450094162</text:p>
          </table:table-cell>
          <table:table-cell table:formula="of:=4*[.C332]" office:value-type="float" office:value="1.12916180037665" calcext:value-type="float">
            <text:p>1.12916180037665</text:p>
          </table:table-cell>
          <table:table-cell table:formula="of:=[.D332]/6" office:value-type="float" office:value="0.188193633396108" calcext:value-type="float">
            <text:p>0.188193633396108</text:p>
          </table:table-cell>
          <table:table-cell table:formula="of:=[.E332]*2" office:value-type="float" office:value="0.376387266792216" calcext:value-type="float">
            <text:p>0.376387266792216</text:p>
          </table:table-cell>
          <table:table-cell table:formula="of:=[.E332]*39.3701" office:value-type="float" office:value="7.40920216616811" calcext:value-type="float">
            <text:p>7.40920216616811</text:p>
          </table:table-cell>
          <table:table-cell table:formula="of:=[.F332]*39.3701" office:value-type="float" office:value="14.8184043323362" calcext:value-type="float">
            <text:p>14.8184043323362</text:p>
          </table:table-cell>
        </table:table-row>
        <table:table-row table:style-name="ro1">
          <table:table-cell table:formula="of:=[.A332]+1" office:value-type="float" office:value="355" calcext:value-type="float">
            <text:p>355</text:p>
          </table:table-cell>
          <table:table-cell table:formula="of:=299792458/([.A333]*1000000)" office:value-type="float" office:value="0.844485797183098" calcext:value-type="float">
            <text:p>0.844485797183098</text:p>
          </table:table-cell>
          <table:table-cell table:formula="of:=(1/3)*[.B333]" office:value-type="float" office:value="0.281495265727699" calcext:value-type="float">
            <text:p>0.281495265727699</text:p>
          </table:table-cell>
          <table:table-cell table:formula="of:=4*[.C333]" office:value-type="float" office:value="1.1259810629108" calcext:value-type="float">
            <text:p>1.1259810629108</text:p>
          </table:table-cell>
          <table:table-cell table:formula="of:=[.D333]/6" office:value-type="float" office:value="0.187663510485133" calcext:value-type="float">
            <text:p>0.187663510485133</text:p>
          </table:table-cell>
          <table:table-cell table:formula="of:=[.E333]*2" office:value-type="float" office:value="0.375327020970266" calcext:value-type="float">
            <text:p>0.375327020970266</text:p>
          </table:table-cell>
          <table:table-cell table:formula="of:=[.E333]*39.3701" office:value-type="float" office:value="7.38833117415074" calcext:value-type="float">
            <text:p>7.38833117415074</text:p>
          </table:table-cell>
          <table:table-cell table:formula="of:=[.F333]*39.3701" office:value-type="float" office:value="14.7766623483015" calcext:value-type="float">
            <text:p>14.7766623483015</text:p>
          </table:table-cell>
        </table:table-row>
        <table:table-row table:style-name="ro1">
          <table:table-cell table:formula="of:=[.A333]+1" office:value-type="float" office:value="356" calcext:value-type="float">
            <text:p>356</text:p>
          </table:table-cell>
          <table:table-cell table:formula="of:=299792458/([.A334]*1000000)" office:value-type="float" office:value="0.842113646067416" calcext:value-type="float">
            <text:p>0.842113646067416</text:p>
          </table:table-cell>
          <table:table-cell table:formula="of:=(1/3)*[.B334]" office:value-type="float" office:value="0.280704548689138" calcext:value-type="float">
            <text:p>0.280704548689138</text:p>
          </table:table-cell>
          <table:table-cell table:formula="of:=4*[.C334]" office:value-type="float" office:value="1.12281819475655" calcext:value-type="float">
            <text:p>1.12281819475655</text:p>
          </table:table-cell>
          <table:table-cell table:formula="of:=[.D334]/6" office:value-type="float" office:value="0.187136365792759" calcext:value-type="float">
            <text:p>0.187136365792759</text:p>
          </table:table-cell>
          <table:table-cell table:formula="of:=[.E334]*2" office:value-type="float" office:value="0.374272731585518" calcext:value-type="float">
            <text:p>0.374272731585518</text:p>
          </table:table-cell>
          <table:table-cell table:formula="of:=[.E334]*39.3701" office:value-type="float" office:value="7.3675774348975" calcext:value-type="float">
            <text:p>7.3675774348975</text:p>
          </table:table-cell>
          <table:table-cell table:formula="of:=[.F334]*39.3701" office:value-type="float" office:value="14.735154869795" calcext:value-type="float">
            <text:p>14.735154869795</text:p>
          </table:table-cell>
        </table:table-row>
        <table:table-row table:style-name="ro1">
          <table:table-cell table:formula="of:=[.A334]+1" office:value-type="float" office:value="357" calcext:value-type="float">
            <text:p>357</text:p>
          </table:table-cell>
          <table:table-cell table:formula="of:=299792458/([.A335]*1000000)" office:value-type="float" office:value="0.839754784313726" calcext:value-type="float">
            <text:p>0.839754784313726</text:p>
          </table:table-cell>
          <table:table-cell table:formula="of:=(1/3)*[.B335]" office:value-type="float" office:value="0.279918261437908" calcext:value-type="float">
            <text:p>0.279918261437908</text:p>
          </table:table-cell>
          <table:table-cell table:formula="of:=4*[.C335]" office:value-type="float" office:value="1.11967304575163" calcext:value-type="float">
            <text:p>1.11967304575163</text:p>
          </table:table-cell>
          <table:table-cell table:formula="of:=[.D335]/6" office:value-type="float" office:value="0.186612174291939" calcext:value-type="float">
            <text:p>0.186612174291939</text:p>
          </table:table-cell>
          <table:table-cell table:formula="of:=[.E335]*2" office:value-type="float" office:value="0.373224348583878" calcext:value-type="float">
            <text:p>0.373224348583878</text:p>
          </table:table-cell>
          <table:table-cell table:formula="of:=[.E335]*39.3701" office:value-type="float" office:value="7.34693996309107" calcext:value-type="float">
            <text:p>7.34693996309107</text:p>
          </table:table-cell>
          <table:table-cell table:formula="of:=[.F335]*39.3701" office:value-type="float" office:value="14.6938799261821" calcext:value-type="float">
            <text:p>14.6938799261821</text:p>
          </table:table-cell>
        </table:table-row>
        <table:table-row table:style-name="ro1">
          <table:table-cell table:formula="of:=[.A335]+1" office:value-type="float" office:value="358" calcext:value-type="float">
            <text:p>358</text:p>
          </table:table-cell>
          <table:table-cell table:formula="of:=299792458/([.A336]*1000000)" office:value-type="float" office:value="0.837409100558659" calcext:value-type="float">
            <text:p>0.837409100558659</text:p>
          </table:table-cell>
          <table:table-cell table:formula="of:=(1/3)*[.B336]" office:value-type="float" office:value="0.279136366852886" calcext:value-type="float">
            <text:p>0.279136366852886</text:p>
          </table:table-cell>
          <table:table-cell table:formula="of:=4*[.C336]" office:value-type="float" office:value="1.11654546741155" calcext:value-type="float">
            <text:p>1.11654546741155</text:p>
          </table:table-cell>
          <table:table-cell table:formula="of:=[.D336]/6" office:value-type="float" office:value="0.186090911235258" calcext:value-type="float">
            <text:p>0.186090911235258</text:p>
          </table:table-cell>
          <table:table-cell table:formula="of:=[.E336]*2" office:value-type="float" office:value="0.372181822470515" calcext:value-type="float">
            <text:p>0.372181822470515</text:p>
          </table:table-cell>
          <table:table-cell table:formula="of:=[.E336]*39.3701" office:value-type="float" office:value="7.32641778442321" calcext:value-type="float">
            <text:p>7.32641778442321</text:p>
          </table:table-cell>
          <table:table-cell table:formula="of:=[.F336]*39.3701" office:value-type="float" office:value="14.6528355688464" calcext:value-type="float">
            <text:p>14.6528355688464</text:p>
          </table:table-cell>
        </table:table-row>
        <table:table-row table:style-name="ro1">
          <table:table-cell table:formula="of:=[.A336]+1" office:value-type="float" office:value="359" calcext:value-type="float">
            <text:p>359</text:p>
          </table:table-cell>
          <table:table-cell table:formula="of:=299792458/([.A337]*1000000)" office:value-type="float" office:value="0.835076484679666" calcext:value-type="float">
            <text:p>0.835076484679666</text:p>
          </table:table-cell>
          <table:table-cell table:formula="of:=(1/3)*[.B337]" office:value-type="float" office:value="0.278358828226555" calcext:value-type="float">
            <text:p>0.278358828226555</text:p>
          </table:table-cell>
          <table:table-cell table:formula="of:=4*[.C337]" office:value-type="float" office:value="1.11343531290622" calcext:value-type="float">
            <text:p>1.11343531290622</text:p>
          </table:table-cell>
          <table:table-cell table:formula="of:=[.D337]/6" office:value-type="float" office:value="0.185572552151037" calcext:value-type="float">
            <text:p>0.185572552151037</text:p>
          </table:table-cell>
          <table:table-cell table:formula="of:=[.E337]*2" office:value-type="float" office:value="0.371145104302074" calcext:value-type="float">
            <text:p>0.371145104302074</text:p>
          </table:table-cell>
          <table:table-cell table:formula="of:=[.E337]*39.3701" office:value-type="float" office:value="7.30600993544154" calcext:value-type="float">
            <text:p>7.30600993544154</text:p>
          </table:table-cell>
          <table:table-cell table:formula="of:=[.F337]*39.3701" office:value-type="float" office:value="14.6120198708831" calcext:value-type="float">
            <text:p>14.6120198708831</text:p>
          </table:table-cell>
        </table:table-row>
        <table:table-row table:style-name="ro1">
          <table:table-cell table:formula="of:=[.A337]+1" office:value-type="float" office:value="360" calcext:value-type="float">
            <text:p>360</text:p>
          </table:table-cell>
          <table:table-cell table:formula="of:=299792458/([.A338]*1000000)" office:value-type="float" office:value="0.832756827777778" calcext:value-type="float">
            <text:p>0.832756827777778</text:p>
          </table:table-cell>
          <table:table-cell table:formula="of:=(1/3)*[.B338]" office:value-type="float" office:value="0.277585609259259" calcext:value-type="float">
            <text:p>0.277585609259259</text:p>
          </table:table-cell>
          <table:table-cell table:formula="of:=4*[.C338]" office:value-type="float" office:value="1.11034243703704" calcext:value-type="float">
            <text:p>1.11034243703704</text:p>
          </table:table-cell>
          <table:table-cell table:formula="of:=[.D338]/6" office:value-type="float" office:value="0.185057072839506" calcext:value-type="float">
            <text:p>0.185057072839506</text:p>
          </table:table-cell>
          <table:table-cell table:formula="of:=[.E338]*2" office:value-type="float" office:value="0.370114145679012" calcext:value-type="float">
            <text:p>0.370114145679012</text:p>
          </table:table-cell>
          <table:table-cell table:formula="of:=[.E338]*39.3701" office:value-type="float" office:value="7.28571546339864" calcext:value-type="float">
            <text:p>7.28571546339864</text:p>
          </table:table-cell>
          <table:table-cell table:formula="of:=[.F338]*39.3701" office:value-type="float" office:value="14.5714309267973" calcext:value-type="float">
            <text:p>14.5714309267973</text:p>
          </table:table-cell>
        </table:table-row>
        <table:table-row table:style-name="ro1">
          <table:table-cell table:formula="of:=[.A338]+1" office:value-type="float" office:value="361" calcext:value-type="float">
            <text:p>361</text:p>
          </table:table-cell>
          <table:table-cell table:formula="of:=299792458/([.A339]*1000000)" office:value-type="float" office:value="0.830450022160665" calcext:value-type="float">
            <text:p>0.830450022160665</text:p>
          </table:table-cell>
          <table:table-cell table:formula="of:=(1/3)*[.B339]" office:value-type="float" office:value="0.276816674053555" calcext:value-type="float">
            <text:p>0.276816674053555</text:p>
          </table:table-cell>
          <table:table-cell table:formula="of:=4*[.C339]" office:value-type="float" office:value="1.10726669621422" calcext:value-type="float">
            <text:p>1.10726669621422</text:p>
          </table:table-cell>
          <table:table-cell table:formula="of:=[.D339]/6" office:value-type="float" office:value="0.184544449369037" calcext:value-type="float">
            <text:p>0.184544449369037</text:p>
          </table:table-cell>
          <table:table-cell table:formula="of:=[.E339]*2" office:value-type="float" office:value="0.369088898738073" calcext:value-type="float">
            <text:p>0.369088898738073</text:p>
          </table:table-cell>
          <table:table-cell table:formula="of:=[.E339]*39.3701" office:value-type="float" office:value="7.26553342610391" calcext:value-type="float">
            <text:p>7.26553342610391</text:p>
          </table:table-cell>
          <table:table-cell table:formula="of:=[.F339]*39.3701" office:value-type="float" office:value="14.5310668522078" calcext:value-type="float">
            <text:p>14.5310668522078</text:p>
          </table:table-cell>
        </table:table-row>
        <table:table-row table:style-name="ro1">
          <table:table-cell table:formula="of:=[.A339]+1" office:value-type="float" office:value="362" calcext:value-type="float">
            <text:p>362</text:p>
          </table:table-cell>
          <table:table-cell table:formula="of:=299792458/([.A340]*1000000)" office:value-type="float" office:value="0.828155961325967" calcext:value-type="float">
            <text:p>0.828155961325967</text:p>
          </table:table-cell>
          <table:table-cell table:formula="of:=(1/3)*[.B340]" office:value-type="float" office:value="0.276051987108656" calcext:value-type="float">
            <text:p>0.276051987108656</text:p>
          </table:table-cell>
          <table:table-cell table:formula="of:=4*[.C340]" office:value-type="float" office:value="1.10420794843462" calcext:value-type="float">
            <text:p>1.10420794843462</text:p>
          </table:table-cell>
          <table:table-cell table:formula="of:=[.D340]/6" office:value-type="float" office:value="0.184034658072437" calcext:value-type="float">
            <text:p>0.184034658072437</text:p>
          </table:table-cell>
          <table:table-cell table:formula="of:=[.E340]*2" office:value-type="float" office:value="0.368069316144874" calcext:value-type="float">
            <text:p>0.368069316144874</text:p>
          </table:table-cell>
          <table:table-cell table:formula="of:=[.E340]*39.3701" office:value-type="float" office:value="7.24546289177765" calcext:value-type="float">
            <text:p>7.24546289177765</text:p>
          </table:table-cell>
          <table:table-cell table:formula="of:=[.F340]*39.3701" office:value-type="float" office:value="14.4909257835553" calcext:value-type="float">
            <text:p>14.4909257835553</text:p>
          </table:table-cell>
        </table:table-row>
        <table:table-row table:style-name="ro1">
          <table:table-cell table:formula="of:=[.A340]+1" office:value-type="float" office:value="363" calcext:value-type="float">
            <text:p>363</text:p>
          </table:table-cell>
          <table:table-cell table:formula="of:=299792458/([.A341]*1000000)" office:value-type="float" office:value="0.825874539944904" calcext:value-type="float">
            <text:p>0.825874539944904</text:p>
          </table:table-cell>
          <table:table-cell table:formula="of:=(1/3)*[.B341]" office:value-type="float" office:value="0.275291513314968" calcext:value-type="float">
            <text:p>0.275291513314968</text:p>
          </table:table-cell>
          <table:table-cell table:formula="of:=4*[.C341]" office:value-type="float" office:value="1.10116605325987" calcext:value-type="float">
            <text:p>1.10116605325987</text:p>
          </table:table-cell>
          <table:table-cell table:formula="of:=[.D341]/6" office:value-type="float" office:value="0.183527675543312" calcext:value-type="float">
            <text:p>0.183527675543312</text:p>
          </table:table-cell>
          <table:table-cell table:formula="of:=[.E341]*2" office:value-type="float" office:value="0.367055351086624" calcext:value-type="float">
            <text:p>0.367055351086624</text:p>
          </table:table-cell>
          <table:table-cell table:formula="of:=[.E341]*39.3701" office:value-type="float" office:value="7.22550293890774" calcext:value-type="float">
            <text:p>7.22550293890774</text:p>
          </table:table-cell>
          <table:table-cell table:formula="of:=[.F341]*39.3701" office:value-type="float" office:value="14.4510058778155" calcext:value-type="float">
            <text:p>14.4510058778155</text:p>
          </table:table-cell>
        </table:table-row>
        <table:table-row table:style-name="ro1">
          <table:table-cell table:formula="of:=[.A341]+1" office:value-type="float" office:value="364" calcext:value-type="float">
            <text:p>364</text:p>
          </table:table-cell>
          <table:table-cell table:formula="of:=299792458/([.A342]*1000000)" office:value-type="float" office:value="0.823605653846154" calcext:value-type="float">
            <text:p>0.823605653846154</text:p>
          </table:table-cell>
          <table:table-cell table:formula="of:=(1/3)*[.B342]" office:value-type="float" office:value="0.274535217948718" calcext:value-type="float">
            <text:p>0.274535217948718</text:p>
          </table:table-cell>
          <table:table-cell table:formula="of:=4*[.C342]" office:value-type="float" office:value="1.09814087179487" calcext:value-type="float">
            <text:p>1.09814087179487</text:p>
          </table:table-cell>
          <table:table-cell table:formula="of:=[.D342]/6" office:value-type="float" office:value="0.183023478632479" calcext:value-type="float">
            <text:p>0.183023478632479</text:p>
          </table:table-cell>
          <table:table-cell table:formula="of:=[.E342]*2" office:value-type="float" office:value="0.366046957264957" calcext:value-type="float">
            <text:p>0.366046957264957</text:p>
          </table:table-cell>
          <table:table-cell table:formula="of:=[.E342]*39.3701" office:value-type="float" office:value="7.20565265610855" calcext:value-type="float">
            <text:p>7.20565265610855</text:p>
          </table:table-cell>
          <table:table-cell table:formula="of:=[.F342]*39.3701" office:value-type="float" office:value="14.4113053122171" calcext:value-type="float">
            <text:p>14.4113053122171</text:p>
          </table:table-cell>
        </table:table-row>
        <table:table-row table:style-name="ro1">
          <table:table-cell table:formula="of:=[.A342]+1" office:value-type="float" office:value="365" calcext:value-type="float">
            <text:p>365</text:p>
          </table:table-cell>
          <table:table-cell table:formula="of:=299792458/([.A343]*1000000)" office:value-type="float" office:value="0.8213492" calcext:value-type="float">
            <text:p>0.8213492</text:p>
          </table:table-cell>
          <table:table-cell table:formula="of:=(1/3)*[.B343]" office:value-type="float" office:value="0.273783066666667" calcext:value-type="float">
            <text:p>0.273783066666667</text:p>
          </table:table-cell>
          <table:table-cell table:formula="of:=4*[.C343]" office:value-type="float" office:value="1.09513226666667" calcext:value-type="float">
            <text:p>1.09513226666667</text:p>
          </table:table-cell>
          <table:table-cell table:formula="of:=[.D343]/6" office:value-type="float" office:value="0.182522044444444" calcext:value-type="float">
            <text:p>0.182522044444444</text:p>
          </table:table-cell>
          <table:table-cell table:formula="of:=[.E343]*2" office:value-type="float" office:value="0.365044088888889" calcext:value-type="float">
            <text:p>0.365044088888889</text:p>
          </table:table-cell>
          <table:table-cell table:formula="of:=[.E343]*39.3701" office:value-type="float" office:value="7.18591114198222" calcext:value-type="float">
            <text:p>7.18591114198222</text:p>
          </table:table-cell>
          <table:table-cell table:formula="of:=[.F343]*39.3701" office:value-type="float" office:value="14.3718222839644" calcext:value-type="float">
            <text:p>14.3718222839644</text:p>
          </table:table-cell>
        </table:table-row>
        <table:table-row table:style-name="ro1">
          <table:table-cell table:formula="of:=[.A343]+1" office:value-type="float" office:value="366" calcext:value-type="float">
            <text:p>366</text:p>
          </table:table-cell>
          <table:table-cell table:formula="of:=299792458/([.A344]*1000000)" office:value-type="float" office:value="0.819105076502732" calcext:value-type="float">
            <text:p>0.819105076502732</text:p>
          </table:table-cell>
          <table:table-cell table:formula="of:=(1/3)*[.B344]" office:value-type="float" office:value="0.273035025500911" calcext:value-type="float">
            <text:p>0.273035025500911</text:p>
          </table:table-cell>
          <table:table-cell table:formula="of:=4*[.C344]" office:value-type="float" office:value="1.09214010200364" calcext:value-type="float">
            <text:p>1.09214010200364</text:p>
          </table:table-cell>
          <table:table-cell table:formula="of:=[.D344]/6" office:value-type="float" office:value="0.18202335033394" calcext:value-type="float">
            <text:p>0.18202335033394</text:p>
          </table:table-cell>
          <table:table-cell table:formula="of:=[.E344]*2" office:value-type="float" office:value="0.364046700667881" calcext:value-type="float">
            <text:p>0.364046700667881</text:p>
          </table:table-cell>
          <table:table-cell table:formula="of:=[.E344]*39.3701" office:value-type="float" office:value="7.16627750498227" calcext:value-type="float">
            <text:p>7.16627750498227</text:p>
          </table:table-cell>
          <table:table-cell table:formula="of:=[.F344]*39.3701" office:value-type="float" office:value="14.3325550099645" calcext:value-type="float">
            <text:p>14.3325550099645</text:p>
          </table:table-cell>
        </table:table-row>
        <table:table-row table:style-name="ro1">
          <table:table-cell table:formula="of:=[.A344]+1" office:value-type="float" office:value="367" calcext:value-type="float">
            <text:p>367</text:p>
          </table:table-cell>
          <table:table-cell table:formula="of:=299792458/([.A345]*1000000)" office:value-type="float" office:value="0.816873182561308" calcext:value-type="float">
            <text:p>0.816873182561308</text:p>
          </table:table-cell>
          <table:table-cell table:formula="of:=(1/3)*[.B345]" office:value-type="float" office:value="0.272291060853769" calcext:value-type="float">
            <text:p>0.272291060853769</text:p>
          </table:table-cell>
          <table:table-cell table:formula="of:=4*[.C345]" office:value-type="float" office:value="1.08916424341508" calcext:value-type="float">
            <text:p>1.08916424341508</text:p>
          </table:table-cell>
          <table:table-cell table:formula="of:=[.D345]/6" office:value-type="float" office:value="0.181527373902513" calcext:value-type="float">
            <text:p>0.181527373902513</text:p>
          </table:table-cell>
          <table:table-cell table:formula="of:=[.E345]*2" office:value-type="float" office:value="0.363054747805026" calcext:value-type="float">
            <text:p>0.363054747805026</text:p>
          </table:table-cell>
          <table:table-cell table:formula="of:=[.E345]*39.3701" office:value-type="float" office:value="7.14675086327932" calcext:value-type="float">
            <text:p>7.14675086327932</text:p>
          </table:table-cell>
          <table:table-cell table:formula="of:=[.F345]*39.3701" office:value-type="float" office:value="14.2935017265586" calcext:value-type="float">
            <text:p>14.2935017265586</text:p>
          </table:table-cell>
        </table:table-row>
        <table:table-row table:style-name="ro1">
          <table:table-cell table:formula="of:=[.A345]+1" office:value-type="float" office:value="368" calcext:value-type="float">
            <text:p>368</text:p>
          </table:table-cell>
          <table:table-cell table:formula="of:=299792458/([.A346]*1000000)" office:value-type="float" office:value="0.814653418478261" calcext:value-type="float">
            <text:p>0.814653418478261</text:p>
          </table:table-cell>
          <table:table-cell table:formula="of:=(1/3)*[.B346]" office:value-type="float" office:value="0.271551139492754" calcext:value-type="float">
            <text:p>0.271551139492754</text:p>
          </table:table-cell>
          <table:table-cell table:formula="of:=4*[.C346]" office:value-type="float" office:value="1.08620455797101" calcext:value-type="float">
            <text:p>1.08620455797101</text:p>
          </table:table-cell>
          <table:table-cell table:formula="of:=[.D346]/6" office:value-type="float" office:value="0.181034092995169" calcext:value-type="float">
            <text:p>0.181034092995169</text:p>
          </table:table-cell>
          <table:table-cell table:formula="of:=[.E346]*2" office:value-type="float" office:value="0.362068185990338" calcext:value-type="float">
            <text:p>0.362068185990338</text:p>
          </table:table-cell>
          <table:table-cell table:formula="of:=[.E346]*39.3701" office:value-type="float" office:value="7.12733034462911" calcext:value-type="float">
            <text:p>7.12733034462911</text:p>
          </table:table-cell>
          <table:table-cell table:formula="of:=[.F346]*39.3701" office:value-type="float" office:value="14.2546606892582" calcext:value-type="float">
            <text:p>14.2546606892582</text:p>
          </table:table-cell>
        </table:table-row>
        <table:table-row table:style-name="ro1">
          <table:table-cell table:formula="of:=[.A346]+1" office:value-type="float" office:value="369" calcext:value-type="float">
            <text:p>369</text:p>
          </table:table-cell>
          <table:table-cell table:formula="of:=299792458/([.A347]*1000000)" office:value-type="float" office:value="0.812445685636856" calcext:value-type="float">
            <text:p>0.812445685636856</text:p>
          </table:table-cell>
          <table:table-cell table:formula="of:=(1/3)*[.B347]" office:value-type="float" office:value="0.270815228545619" calcext:value-type="float">
            <text:p>0.270815228545619</text:p>
          </table:table-cell>
          <table:table-cell table:formula="of:=4*[.C347]" office:value-type="float" office:value="1.08326091418248" calcext:value-type="float">
            <text:p>1.08326091418248</text:p>
          </table:table-cell>
          <table:table-cell table:formula="of:=[.D347]/6" office:value-type="float" office:value="0.180543485697079" calcext:value-type="float">
            <text:p>0.180543485697079</text:p>
          </table:table-cell>
          <table:table-cell table:formula="of:=[.E347]*2" office:value-type="float" office:value="0.361086971394158" calcext:value-type="float">
            <text:p>0.361086971394158</text:p>
          </table:table-cell>
          <table:table-cell table:formula="of:=[.E347]*39.3701" office:value-type="float" office:value="7.10801508624258" calcext:value-type="float">
            <text:p>7.10801508624258</text:p>
          </table:table-cell>
          <table:table-cell table:formula="of:=[.F347]*39.3701" office:value-type="float" office:value="14.2160301724852" calcext:value-type="float">
            <text:p>14.2160301724852</text:p>
          </table:table-cell>
        </table:table-row>
        <table:table-row table:style-name="ro1">
          <table:table-cell table:formula="of:=[.A347]+1" office:value-type="float" office:value="370" calcext:value-type="float">
            <text:p>370</text:p>
          </table:table-cell>
          <table:table-cell table:formula="of:=299792458/([.A348]*1000000)" office:value-type="float" office:value="0.810249886486486" calcext:value-type="float">
            <text:p>0.810249886486486</text:p>
          </table:table-cell>
          <table:table-cell table:formula="of:=(1/3)*[.B348]" office:value-type="float" office:value="0.270083295495495" calcext:value-type="float">
            <text:p>0.270083295495495</text:p>
          </table:table-cell>
          <table:table-cell table:formula="of:=4*[.C348]" office:value-type="float" office:value="1.08033318198198" calcext:value-type="float">
            <text:p>1.08033318198198</text:p>
          </table:table-cell>
          <table:table-cell table:formula="of:=[.D348]/6" office:value-type="float" office:value="0.18005553033033" calcext:value-type="float">
            <text:p>0.18005553033033</text:p>
          </table:table-cell>
          <table:table-cell table:formula="of:=[.E348]*2" office:value-type="float" office:value="0.360111060660661" calcext:value-type="float">
            <text:p>0.360111060660661</text:p>
          </table:table-cell>
          <table:table-cell table:formula="of:=[.E348]*39.3701" office:value-type="float" office:value="7.08880423465814" calcext:value-type="float">
            <text:p>7.08880423465814</text:p>
          </table:table-cell>
          <table:table-cell table:formula="of:=[.F348]*39.3701" office:value-type="float" office:value="14.1776084693163" calcext:value-type="float">
            <text:p>14.1776084693163</text:p>
          </table:table-cell>
        </table:table-row>
        <table:table-row table:style-name="ro1">
          <table:table-cell table:formula="of:=[.A348]+1" office:value-type="float" office:value="371" calcext:value-type="float">
            <text:p>371</text:p>
          </table:table-cell>
          <table:table-cell table:formula="of:=299792458/([.A349]*1000000)" office:value-type="float" office:value="0.808065924528302" calcext:value-type="float">
            <text:p>0.808065924528302</text:p>
          </table:table-cell>
          <table:table-cell table:formula="of:=(1/3)*[.B349]" office:value-type="float" office:value="0.269355308176101" calcext:value-type="float">
            <text:p>0.269355308176101</text:p>
          </table:table-cell>
          <table:table-cell table:formula="of:=4*[.C349]" office:value-type="float" office:value="1.0774212327044" calcext:value-type="float">
            <text:p>1.0774212327044</text:p>
          </table:table-cell>
          <table:table-cell table:formula="of:=[.D349]/6" office:value-type="float" office:value="0.179570205450734" calcext:value-type="float">
            <text:p>0.179570205450734</text:p>
          </table:table-cell>
          <table:table-cell table:formula="of:=[.E349]*2" office:value-type="float" office:value="0.359140410901467" calcext:value-type="float">
            <text:p>0.359140410901467</text:p>
          </table:table-cell>
          <table:table-cell table:formula="of:=[.E349]*39.3701" office:value-type="float" office:value="7.06969694561593" calcext:value-type="float">
            <text:p>7.06969694561593</text:p>
          </table:table-cell>
          <table:table-cell table:formula="of:=[.F349]*39.3701" office:value-type="float" office:value="14.1393938912319" calcext:value-type="float">
            <text:p>14.1393938912319</text:p>
          </table:table-cell>
        </table:table-row>
        <table:table-row table:style-name="ro1">
          <table:table-cell table:formula="of:=[.A349]+1" office:value-type="float" office:value="372" calcext:value-type="float">
            <text:p>372</text:p>
          </table:table-cell>
          <table:table-cell table:formula="of:=299792458/([.A350]*1000000)" office:value-type="float" office:value="0.805893704301075" calcext:value-type="float">
            <text:p>0.805893704301075</text:p>
          </table:table-cell>
          <table:table-cell table:formula="of:=(1/3)*[.B350]" office:value-type="float" office:value="0.268631234767025" calcext:value-type="float">
            <text:p>0.268631234767025</text:p>
          </table:table-cell>
          <table:table-cell table:formula="of:=4*[.C350]" office:value-type="float" office:value="1.0745249390681" calcext:value-type="float">
            <text:p>1.0745249390681</text:p>
          </table:table-cell>
          <table:table-cell table:formula="of:=[.D350]/6" office:value-type="float" office:value="0.179087489844683" calcext:value-type="float">
            <text:p>0.179087489844683</text:p>
          </table:table-cell>
          <table:table-cell table:formula="of:=[.E350]*2" office:value-type="float" office:value="0.358174979689367" calcext:value-type="float">
            <text:p>0.358174979689367</text:p>
          </table:table-cell>
          <table:table-cell table:formula="of:=[.E350]*39.3701" office:value-type="float" office:value="7.05069238393417" calcext:value-type="float">
            <text:p>7.05069238393417</text:p>
          </table:table-cell>
          <table:table-cell table:formula="of:=[.F350]*39.3701" office:value-type="float" office:value="14.1013847678683" calcext:value-type="float">
            <text:p>14.1013847678683</text:p>
          </table:table-cell>
        </table:table-row>
        <table:table-row table:style-name="ro1">
          <table:table-cell table:formula="of:=[.A350]+1" office:value-type="float" office:value="373" calcext:value-type="float">
            <text:p>373</text:p>
          </table:table-cell>
          <table:table-cell table:formula="of:=299792458/([.A351]*1000000)" office:value-type="float" office:value="0.803733131367292" calcext:value-type="float">
            <text:p>0.803733131367292</text:p>
          </table:table-cell>
          <table:table-cell table:formula="of:=(1/3)*[.B351]" office:value-type="float" office:value="0.267911043789097" calcext:value-type="float">
            <text:p>0.267911043789097</text:p>
          </table:table-cell>
          <table:table-cell table:formula="of:=4*[.C351]" office:value-type="float" office:value="1.07164417515639" calcext:value-type="float">
            <text:p>1.07164417515639</text:p>
          </table:table-cell>
          <table:table-cell table:formula="of:=[.D351]/6" office:value-type="float" office:value="0.178607362526065" calcext:value-type="float">
            <text:p>0.178607362526065</text:p>
          </table:table-cell>
          <table:table-cell table:formula="of:=[.E351]*2" office:value-type="float" office:value="0.35721472505213" calcext:value-type="float">
            <text:p>0.35721472505213</text:p>
          </table:table-cell>
          <table:table-cell table:formula="of:=[.E351]*39.3701" office:value-type="float" office:value="7.03178972338743" calcext:value-type="float">
            <text:p>7.03178972338743</text:p>
          </table:table-cell>
          <table:table-cell table:formula="of:=[.F351]*39.3701" office:value-type="float" office:value="14.0635794467749" calcext:value-type="float">
            <text:p>14.0635794467749</text:p>
          </table:table-cell>
        </table:table-row>
        <table:table-row table:style-name="ro1">
          <table:table-cell table:formula="of:=[.A351]+1" office:value-type="float" office:value="374" calcext:value-type="float">
            <text:p>374</text:p>
          </table:table-cell>
          <table:table-cell table:formula="of:=299792458/([.A352]*1000000)" office:value-type="float" office:value="0.801584112299465" calcext:value-type="float">
            <text:p>0.801584112299465</text:p>
          </table:table-cell>
          <table:table-cell table:formula="of:=(1/3)*[.B352]" office:value-type="float" office:value="0.267194704099822" calcext:value-type="float">
            <text:p>0.267194704099822</text:p>
          </table:table-cell>
          <table:table-cell table:formula="of:=4*[.C352]" office:value-type="float" office:value="1.06877881639929" calcext:value-type="float">
            <text:p>1.06877881639929</text:p>
          </table:table-cell>
          <table:table-cell table:formula="of:=[.D352]/6" office:value-type="float" office:value="0.178129802733214" calcext:value-type="float">
            <text:p>0.178129802733214</text:p>
          </table:table-cell>
          <table:table-cell table:formula="of:=[.E352]*2" office:value-type="float" office:value="0.356259605466429" calcext:value-type="float">
            <text:p>0.356259605466429</text:p>
          </table:table-cell>
          <table:table-cell table:formula="of:=[.E352]*39.3701" office:value-type="float" office:value="7.01298814658693" calcext:value-type="float">
            <text:p>7.01298814658693</text:p>
          </table:table-cell>
          <table:table-cell table:formula="of:=[.F352]*39.3701" office:value-type="float" office:value="14.0259762931739" calcext:value-type="float">
            <text:p>14.0259762931739</text:p>
          </table:table-cell>
        </table:table-row>
        <table:table-row table:style-name="ro1">
          <table:table-cell table:formula="of:=[.A352]+1" office:value-type="float" office:value="375" calcext:value-type="float">
            <text:p>375</text:p>
          </table:table-cell>
          <table:table-cell table:formula="of:=299792458/([.A353]*1000000)" office:value-type="float" office:value="0.799446554666667" calcext:value-type="float">
            <text:p>0.799446554666667</text:p>
          </table:table-cell>
          <table:table-cell table:formula="of:=(1/3)*[.B353]" office:value-type="float" office:value="0.266482184888889" calcext:value-type="float">
            <text:p>0.266482184888889</text:p>
          </table:table-cell>
          <table:table-cell table:formula="of:=4*[.C353]" office:value-type="float" office:value="1.06592873955556" calcext:value-type="float">
            <text:p>1.06592873955556</text:p>
          </table:table-cell>
          <table:table-cell table:formula="of:=[.D353]/6" office:value-type="float" office:value="0.177654789925926" calcext:value-type="float">
            <text:p>0.177654789925926</text:p>
          </table:table-cell>
          <table:table-cell table:formula="of:=[.E353]*2" office:value-type="float" office:value="0.355309579851852" calcext:value-type="float">
            <text:p>0.355309579851852</text:p>
          </table:table-cell>
          <table:table-cell table:formula="of:=[.E353]*39.3701" office:value-type="float" office:value="6.9942868448627" calcext:value-type="float">
            <text:p>6.9942868448627</text:p>
          </table:table-cell>
          <table:table-cell table:formula="of:=[.F353]*39.3701" office:value-type="float" office:value="13.9885736897254" calcext:value-type="float">
            <text:p>13.9885736897254</text:p>
          </table:table-cell>
        </table:table-row>
        <table:table-row table:style-name="ro1">
          <table:table-cell table:formula="of:=[.A353]+1" office:value-type="float" office:value="376" calcext:value-type="float">
            <text:p>376</text:p>
          </table:table-cell>
          <table:table-cell table:formula="of:=299792458/([.A354]*1000000)" office:value-type="float" office:value="0.797320367021277" calcext:value-type="float">
            <text:p>0.797320367021277</text:p>
          </table:table-cell>
          <table:table-cell table:formula="of:=(1/3)*[.B354]" office:value-type="float" office:value="0.265773455673759" calcext:value-type="float">
            <text:p>0.265773455673759</text:p>
          </table:table-cell>
          <table:table-cell table:formula="of:=4*[.C354]" office:value-type="float" office:value="1.06309382269504" calcext:value-type="float">
            <text:p>1.06309382269504</text:p>
          </table:table-cell>
          <table:table-cell table:formula="of:=[.D354]/6" office:value-type="float" office:value="0.177182303782506" calcext:value-type="float">
            <text:p>0.177182303782506</text:p>
          </table:table-cell>
          <table:table-cell table:formula="of:=[.E354]*2" office:value-type="float" office:value="0.354364607565012" calcext:value-type="float">
            <text:p>0.354364607565012</text:p>
          </table:table-cell>
          <table:table-cell table:formula="of:=[.E354]*39.3701" office:value-type="float" office:value="6.97568501814764" calcext:value-type="float">
            <text:p>6.97568501814764</text:p>
          </table:table-cell>
          <table:table-cell table:formula="of:=[.F354]*39.3701" office:value-type="float" office:value="13.9513700362953" calcext:value-type="float">
            <text:p>13.9513700362953</text:p>
          </table:table-cell>
        </table:table-row>
        <table:table-row table:style-name="ro1">
          <table:table-cell table:formula="of:=[.A354]+1" office:value-type="float" office:value="377" calcext:value-type="float">
            <text:p>377</text:p>
          </table:table-cell>
          <table:table-cell table:formula="of:=299792458/([.A355]*1000000)" office:value-type="float" office:value="0.795205458885942" calcext:value-type="float">
            <text:p>0.795205458885942</text:p>
          </table:table-cell>
          <table:table-cell table:formula="of:=(1/3)*[.B355]" office:value-type="float" office:value="0.265068486295314" calcext:value-type="float">
            <text:p>0.265068486295314</text:p>
          </table:table-cell>
          <table:table-cell table:formula="of:=4*[.C355]" office:value-type="float" office:value="1.06027394518126" calcext:value-type="float">
            <text:p>1.06027394518126</text:p>
          </table:table-cell>
          <table:table-cell table:formula="of:=[.D355]/6" office:value-type="float" office:value="0.176712324196876" calcext:value-type="float">
            <text:p>0.176712324196876</text:p>
          </table:table-cell>
          <table:table-cell table:formula="of:=[.E355]*2" office:value-type="float" office:value="0.353424648393752" calcext:value-type="float">
            <text:p>0.353424648393752</text:p>
          </table:table-cell>
          <table:table-cell table:formula="of:=[.E355]*39.3701" office:value-type="float" office:value="6.95718187486342" calcext:value-type="float">
            <text:p>6.95718187486342</text:p>
          </table:table-cell>
          <table:table-cell table:formula="of:=[.F355]*39.3701" office:value-type="float" office:value="13.9143637497269" calcext:value-type="float">
            <text:p>13.9143637497269</text:p>
          </table:table-cell>
        </table:table-row>
        <table:table-row table:style-name="ro1">
          <table:table-cell table:formula="of:=[.A355]+1" office:value-type="float" office:value="378" calcext:value-type="float">
            <text:p>378</text:p>
          </table:table-cell>
          <table:table-cell table:formula="of:=299792458/([.A356]*1000000)" office:value-type="float" office:value="0.793101740740741" calcext:value-type="float">
            <text:p>0.793101740740741</text:p>
          </table:table-cell>
          <table:table-cell table:formula="of:=(1/3)*[.B356]" office:value-type="float" office:value="0.26436724691358" calcext:value-type="float">
            <text:p>0.26436724691358</text:p>
          </table:table-cell>
          <table:table-cell table:formula="of:=4*[.C356]" office:value-type="float" office:value="1.05746898765432" calcext:value-type="float">
            <text:p>1.05746898765432</text:p>
          </table:table-cell>
          <table:table-cell table:formula="of:=[.D356]/6" office:value-type="float" office:value="0.17624483127572" calcext:value-type="float">
            <text:p>0.17624483127572</text:p>
          </table:table-cell>
          <table:table-cell table:formula="of:=[.E356]*2" office:value-type="float" office:value="0.35248966255144" calcext:value-type="float">
            <text:p>0.35248966255144</text:p>
          </table:table-cell>
          <table:table-cell table:formula="of:=[.E356]*39.3701" office:value-type="float" office:value="6.93877663180823" calcext:value-type="float">
            <text:p>6.93877663180823</text:p>
          </table:table-cell>
          <table:table-cell table:formula="of:=[.F356]*39.3701" office:value-type="float" office:value="13.8775532636165" calcext:value-type="float">
            <text:p>13.8775532636165</text:p>
          </table:table-cell>
        </table:table-row>
        <table:table-row table:style-name="ro1">
          <table:table-cell table:formula="of:=[.A356]+1" office:value-type="float" office:value="379" calcext:value-type="float">
            <text:p>379</text:p>
          </table:table-cell>
          <table:table-cell table:formula="of:=299792458/([.A357]*1000000)" office:value-type="float" office:value="0.791009124010554" calcext:value-type="float">
            <text:p>0.791009124010554</text:p>
          </table:table-cell>
          <table:table-cell table:formula="of:=(1/3)*[.B357]" office:value-type="float" office:value="0.263669708003518" calcext:value-type="float">
            <text:p>0.263669708003518</text:p>
          </table:table-cell>
          <table:table-cell table:formula="of:=4*[.C357]" office:value-type="float" office:value="1.05467883201407" calcext:value-type="float">
            <text:p>1.05467883201407</text:p>
          </table:table-cell>
          <table:table-cell table:formula="of:=[.D357]/6" office:value-type="float" office:value="0.175779805335679" calcext:value-type="float">
            <text:p>0.175779805335679</text:p>
          </table:table-cell>
          <table:table-cell table:formula="of:=[.E357]*2" office:value-type="float" office:value="0.351559610671357" calcext:value-type="float">
            <text:p>0.351559610671357</text:p>
          </table:table-cell>
          <table:table-cell table:formula="of:=[.E357]*39.3701" office:value-type="float" office:value="6.9204685140462" calcext:value-type="float">
            <text:p>6.9204685140462</text:p>
          </table:table-cell>
          <table:table-cell table:formula="of:=[.F357]*39.3701" office:value-type="float" office:value="13.8409370280924" calcext:value-type="float">
            <text:p>13.8409370280924</text:p>
          </table:table-cell>
        </table:table-row>
        <table:table-row table:style-name="ro1">
          <table:table-cell table:formula="of:=[.A357]+1" office:value-type="float" office:value="380" calcext:value-type="float">
            <text:p>380</text:p>
          </table:table-cell>
          <table:table-cell table:formula="of:=299792458/([.A358]*1000000)" office:value-type="float" office:value="0.788927521052632" calcext:value-type="float">
            <text:p>0.788927521052632</text:p>
          </table:table-cell>
          <table:table-cell table:formula="of:=(1/3)*[.B358]" office:value-type="float" office:value="0.262975840350877" calcext:value-type="float">
            <text:p>0.262975840350877</text:p>
          </table:table-cell>
          <table:table-cell table:formula="of:=4*[.C358]" office:value-type="float" office:value="1.05190336140351" calcext:value-type="float">
            <text:p>1.05190336140351</text:p>
          </table:table-cell>
          <table:table-cell table:formula="of:=[.D358]/6" office:value-type="float" office:value="0.175317226900585" calcext:value-type="float">
            <text:p>0.175317226900585</text:p>
          </table:table-cell>
          <table:table-cell table:formula="of:=[.E358]*2" office:value-type="float" office:value="0.35063445380117" calcext:value-type="float">
            <text:p>0.35063445380117</text:p>
          </table:table-cell>
          <table:table-cell table:formula="of:=[.E358]*39.3701" office:value-type="float" office:value="6.90225675479871" calcext:value-type="float">
            <text:p>6.90225675479871</text:p>
          </table:table-cell>
          <table:table-cell table:formula="of:=[.F358]*39.3701" office:value-type="float" office:value="13.8045135095974" calcext:value-type="float">
            <text:p>13.8045135095974</text:p>
          </table:table-cell>
        </table:table-row>
        <table:table-row table:style-name="ro1">
          <table:table-cell table:formula="of:=[.A358]+1" office:value-type="float" office:value="381" calcext:value-type="float">
            <text:p>381</text:p>
          </table:table-cell>
          <table:table-cell table:formula="of:=299792458/([.A359]*1000000)" office:value-type="float" office:value="0.786856845144357" calcext:value-type="float">
            <text:p>0.786856845144357</text:p>
          </table:table-cell>
          <table:table-cell table:formula="of:=(1/3)*[.B359]" office:value-type="float" office:value="0.262285615048119" calcext:value-type="float">
            <text:p>0.262285615048119</text:p>
          </table:table-cell>
          <table:table-cell table:formula="of:=4*[.C359]" office:value-type="float" office:value="1.04914246019248" calcext:value-type="float">
            <text:p>1.04914246019248</text:p>
          </table:table-cell>
          <table:table-cell table:formula="of:=[.D359]/6" office:value-type="float" office:value="0.174857076698746" calcext:value-type="float">
            <text:p>0.174857076698746</text:p>
          </table:table-cell>
          <table:table-cell table:formula="of:=[.E359]*2" office:value-type="float" office:value="0.349714153397492" calcext:value-type="float">
            <text:p>0.349714153397492</text:p>
          </table:table-cell>
          <table:table-cell table:formula="of:=[.E359]*39.3701" office:value-type="float" office:value="6.8841405953373" calcext:value-type="float">
            <text:p>6.8841405953373</text:p>
          </table:table-cell>
          <table:table-cell table:formula="of:=[.F359]*39.3701" office:value-type="float" office:value="13.7682811906746" calcext:value-type="float">
            <text:p>13.7682811906746</text:p>
          </table:table-cell>
        </table:table-row>
        <table:table-row table:style-name="ro1">
          <table:table-cell table:formula="of:=[.A359]+1" office:value-type="float" office:value="382" calcext:value-type="float">
            <text:p>382</text:p>
          </table:table-cell>
          <table:table-cell table:formula="of:=299792458/([.A360]*1000000)" office:value-type="float" office:value="0.784797010471204" calcext:value-type="float">
            <text:p>0.784797010471204</text:p>
          </table:table-cell>
          <table:table-cell table:formula="of:=(1/3)*[.B360]" office:value-type="float" office:value="0.261599003490401" calcext:value-type="float">
            <text:p>0.261599003490401</text:p>
          </table:table-cell>
          <table:table-cell table:formula="of:=4*[.C360]" office:value-type="float" office:value="1.04639601396161" calcext:value-type="float">
            <text:p>1.04639601396161</text:p>
          </table:table-cell>
          <table:table-cell table:formula="of:=[.D360]/6" office:value-type="float" office:value="0.174399335660268" calcext:value-type="float">
            <text:p>0.174399335660268</text:p>
          </table:table-cell>
          <table:table-cell table:formula="of:=[.E360]*2" office:value-type="float" office:value="0.348798671320535" calcext:value-type="float">
            <text:p>0.348798671320535</text:p>
          </table:table-cell>
          <table:table-cell table:formula="of:=[.E360]*39.3701" office:value-type="float" office:value="6.8661192848783" calcext:value-type="float">
            <text:p>6.8661192848783</text:p>
          </table:table-cell>
          <table:table-cell table:formula="of:=[.F360]*39.3701" office:value-type="float" office:value="13.7322385697566" calcext:value-type="float">
            <text:p>13.7322385697566</text:p>
          </table:table-cell>
        </table:table-row>
        <table:table-row table:style-name="ro1">
          <table:table-cell table:formula="of:=[.A360]+1" office:value-type="float" office:value="383" calcext:value-type="float">
            <text:p>383</text:p>
          </table:table-cell>
          <table:table-cell table:formula="of:=299792458/([.A361]*1000000)" office:value-type="float" office:value="0.782747932114882" calcext:value-type="float">
            <text:p>0.782747932114882</text:p>
          </table:table-cell>
          <table:table-cell table:formula="of:=(1/3)*[.B361]" office:value-type="float" office:value="0.260915977371627" calcext:value-type="float">
            <text:p>0.260915977371627</text:p>
          </table:table-cell>
          <table:table-cell table:formula="of:=4*[.C361]" office:value-type="float" office:value="1.04366390948651" calcext:value-type="float">
            <text:p>1.04366390948651</text:p>
          </table:table-cell>
          <table:table-cell table:formula="of:=[.D361]/6" office:value-type="float" office:value="0.173943984914418" calcext:value-type="float">
            <text:p>0.173943984914418</text:p>
          </table:table-cell>
          <table:table-cell table:formula="of:=[.E361]*2" office:value-type="float" office:value="0.347887969828837" calcext:value-type="float">
            <text:p>0.347887969828837</text:p>
          </table:table-cell>
          <table:table-cell table:formula="of:=[.E361]*39.3701" office:value-type="float" office:value="6.84819208047914" calcext:value-type="float">
            <text:p>6.84819208047914</text:p>
          </table:table-cell>
          <table:table-cell table:formula="of:=[.F361]*39.3701" office:value-type="float" office:value="13.6963841609583" calcext:value-type="float">
            <text:p>13.6963841609583</text:p>
          </table:table-cell>
        </table:table-row>
        <table:table-row table:style-name="ro1">
          <table:table-cell table:formula="of:=[.A361]+1" office:value-type="float" office:value="384" calcext:value-type="float">
            <text:p>384</text:p>
          </table:table-cell>
          <table:table-cell table:formula="of:=299792458/([.A362]*1000000)" office:value-type="float" office:value="0.780709526041667" calcext:value-type="float">
            <text:p>0.780709526041667</text:p>
          </table:table-cell>
          <table:table-cell table:formula="of:=(1/3)*[.B362]" office:value-type="float" office:value="0.260236508680555" calcext:value-type="float">
            <text:p>0.260236508680555</text:p>
          </table:table-cell>
          <table:table-cell table:formula="of:=4*[.C362]" office:value-type="float" office:value="1.04094603472222" calcext:value-type="float">
            <text:p>1.04094603472222</text:p>
          </table:table-cell>
          <table:table-cell table:formula="of:=[.D362]/6" office:value-type="float" office:value="0.173491005787037" calcext:value-type="float">
            <text:p>0.173491005787037</text:p>
          </table:table-cell>
          <table:table-cell table:formula="of:=[.E362]*2" office:value-type="float" office:value="0.346982011574074" calcext:value-type="float">
            <text:p>0.346982011574074</text:p>
          </table:table-cell>
          <table:table-cell table:formula="of:=[.E362]*39.3701" office:value-type="float" office:value="6.83035824693623" calcext:value-type="float">
            <text:p>6.83035824693623</text:p>
          </table:table-cell>
          <table:table-cell table:formula="of:=[.F362]*39.3701" office:value-type="float" office:value="13.6607164938725" calcext:value-type="float">
            <text:p>13.6607164938725</text:p>
          </table:table-cell>
        </table:table-row>
        <table:table-row table:style-name="ro1">
          <table:table-cell table:formula="of:=[.A362]+1" office:value-type="float" office:value="385" calcext:value-type="float">
            <text:p>385</text:p>
          </table:table-cell>
          <table:table-cell table:formula="of:=299792458/([.A363]*1000000)" office:value-type="float" office:value="0.778681709090909" calcext:value-type="float">
            <text:p>0.778681709090909</text:p>
          </table:table-cell>
          <table:table-cell table:formula="of:=(1/3)*[.B363]" office:value-type="float" office:value="0.25956056969697" calcext:value-type="float">
            <text:p>0.25956056969697</text:p>
          </table:table-cell>
          <table:table-cell table:formula="of:=4*[.C363]" office:value-type="float" office:value="1.03824227878788" calcext:value-type="float">
            <text:p>1.03824227878788</text:p>
          </table:table-cell>
          <table:table-cell table:formula="of:=[.D363]/6" office:value-type="float" office:value="0.17304037979798" calcext:value-type="float">
            <text:p>0.17304037979798</text:p>
          </table:table-cell>
          <table:table-cell table:formula="of:=[.E363]*2" office:value-type="float" office:value="0.34608075959596" calcext:value-type="float">
            <text:p>0.34608075959596</text:p>
          </table:table-cell>
          <table:table-cell table:formula="of:=[.E363]*39.3701" office:value-type="float" office:value="6.81261705668444" calcext:value-type="float">
            <text:p>6.81261705668444</text:p>
          </table:table-cell>
          <table:table-cell table:formula="of:=[.F363]*39.3701" office:value-type="float" office:value="13.6252341133689" calcext:value-type="float">
            <text:p>13.6252341133689</text:p>
          </table:table-cell>
        </table:table-row>
        <table:table-row table:style-name="ro1">
          <table:table-cell table:formula="of:=[.A363]+1" office:value-type="float" office:value="386" calcext:value-type="float">
            <text:p>386</text:p>
          </table:table-cell>
          <table:table-cell table:formula="of:=299792458/([.A364]*1000000)" office:value-type="float" office:value="0.776664398963731" calcext:value-type="float">
            <text:p>0.776664398963731</text:p>
          </table:table-cell>
          <table:table-cell table:formula="of:=(1/3)*[.B364]" office:value-type="float" office:value="0.25888813298791" calcext:value-type="float">
            <text:p>0.25888813298791</text:p>
          </table:table-cell>
          <table:table-cell table:formula="of:=4*[.C364]" office:value-type="float" office:value="1.03555253195164" calcext:value-type="float">
            <text:p>1.03555253195164</text:p>
          </table:table-cell>
          <table:table-cell table:formula="of:=[.D364]/6" office:value-type="float" office:value="0.172592088658607" calcext:value-type="float">
            <text:p>0.172592088658607</text:p>
          </table:table-cell>
          <table:table-cell table:formula="of:=[.E364]*2" office:value-type="float" office:value="0.345184177317214" calcext:value-type="float">
            <text:p>0.345184177317214</text:p>
          </table:table-cell>
          <table:table-cell table:formula="of:=[.E364]*39.3701" office:value-type="float" office:value="6.79496778969821" calcext:value-type="float">
            <text:p>6.79496778969821</text:p>
          </table:table-cell>
          <table:table-cell table:formula="of:=[.F364]*39.3701" office:value-type="float" office:value="13.5899355793964" calcext:value-type="float">
            <text:p>13.5899355793964</text:p>
          </table:table-cell>
        </table:table-row>
        <table:table-row table:style-name="ro1">
          <table:table-cell table:formula="of:=[.A364]+1" office:value-type="float" office:value="387" calcext:value-type="float">
            <text:p>387</text:p>
          </table:table-cell>
          <table:table-cell table:formula="of:=299792458/([.A365]*1000000)" office:value-type="float" office:value="0.774657514211886" calcext:value-type="float">
            <text:p>0.774657514211886</text:p>
          </table:table-cell>
          <table:table-cell table:formula="of:=(1/3)*[.B365]" office:value-type="float" office:value="0.258219171403962" calcext:value-type="float">
            <text:p>0.258219171403962</text:p>
          </table:table-cell>
          <table:table-cell table:formula="of:=4*[.C365]" office:value-type="float" office:value="1.03287668561585" calcext:value-type="float">
            <text:p>1.03287668561585</text:p>
          </table:table-cell>
          <table:table-cell table:formula="of:=[.D365]/6" office:value-type="float" office:value="0.172146114269308" calcext:value-type="float">
            <text:p>0.172146114269308</text:p>
          </table:table-cell>
          <table:table-cell table:formula="of:=[.E365]*2" office:value-type="float" office:value="0.344292228538616" calcext:value-type="float">
            <text:p>0.344292228538616</text:p>
          </table:table-cell>
          <table:table-cell table:formula="of:=[.E365]*39.3701" office:value-type="float" office:value="6.77740973339409" calcext:value-type="float">
            <text:p>6.77740973339409</text:p>
          </table:table-cell>
          <table:table-cell table:formula="of:=[.F365]*39.3701" office:value-type="float" office:value="13.5548194667882" calcext:value-type="float">
            <text:p>13.5548194667882</text:p>
          </table:table-cell>
        </table:table-row>
        <table:table-row table:style-name="ro1">
          <table:table-cell table:formula="of:=[.A365]+1" office:value-type="float" office:value="388" calcext:value-type="float">
            <text:p>388</text:p>
          </table:table-cell>
          <table:table-cell table:formula="of:=299792458/([.A366]*1000000)" office:value-type="float" office:value="0.772660974226804" calcext:value-type="float">
            <text:p>0.772660974226804</text:p>
          </table:table-cell>
          <table:table-cell table:formula="of:=(1/3)*[.B366]" office:value-type="float" office:value="0.257553658075601" calcext:value-type="float">
            <text:p>0.257553658075601</text:p>
          </table:table-cell>
          <table:table-cell table:formula="of:=4*[.C366]" office:value-type="float" office:value="1.03021463230241" calcext:value-type="float">
            <text:p>1.03021463230241</text:p>
          </table:table-cell>
          <table:table-cell table:formula="of:=[.D366]/6" office:value-type="float" office:value="0.171702438717068" calcext:value-type="float">
            <text:p>0.171702438717068</text:p>
          </table:table-cell>
          <table:table-cell table:formula="of:=[.E366]*2" office:value-type="float" office:value="0.343404877434135" calcext:value-type="float">
            <text:p>0.343404877434135</text:p>
          </table:table-cell>
          <table:table-cell table:formula="of:=[.E366]*39.3701" office:value-type="float" office:value="6.75994218253482" calcext:value-type="float">
            <text:p>6.75994218253482</text:p>
          </table:table-cell>
          <table:table-cell table:formula="of:=[.F366]*39.3701" office:value-type="float" office:value="13.5198843650696" calcext:value-type="float">
            <text:p>13.5198843650696</text:p>
          </table:table-cell>
        </table:table-row>
        <table:table-row table:style-name="ro1">
          <table:table-cell table:formula="of:=[.A366]+1" office:value-type="float" office:value="389" calcext:value-type="float">
            <text:p>389</text:p>
          </table:table-cell>
          <table:table-cell table:formula="of:=299792458/([.A367]*1000000)" office:value-type="float" office:value="0.770674699228792" calcext:value-type="float">
            <text:p>0.770674699228792</text:p>
          </table:table-cell>
          <table:table-cell table:formula="of:=(1/3)*[.B367]" office:value-type="float" office:value="0.256891566409597" calcext:value-type="float">
            <text:p>0.256891566409597</text:p>
          </table:table-cell>
          <table:table-cell table:formula="of:=4*[.C367]" office:value-type="float" office:value="1.02756626563839" calcext:value-type="float">
            <text:p>1.02756626563839</text:p>
          </table:table-cell>
          <table:table-cell table:formula="of:=[.D367]/6" office:value-type="float" office:value="0.171261044273065" calcext:value-type="float">
            <text:p>0.171261044273065</text:p>
          </table:table-cell>
          <table:table-cell table:formula="of:=[.E367]*2" office:value-type="float" office:value="0.34252208854613" calcext:value-type="float">
            <text:p>0.34252208854613</text:p>
          </table:table-cell>
          <table:table-cell table:formula="of:=[.E367]*39.3701" office:value-type="float" office:value="6.74256443913499" calcext:value-type="float">
            <text:p>6.74256443913499</text:p>
          </table:table-cell>
          <table:table-cell table:formula="of:=[.F367]*39.3701" office:value-type="float" office:value="13.48512887827" calcext:value-type="float">
            <text:p>13.48512887827</text:p>
          </table:table-cell>
        </table:table-row>
        <table:table-row table:style-name="ro1">
          <table:table-cell table:formula="of:=[.A367]+1" office:value-type="float" office:value="390" calcext:value-type="float">
            <text:p>390</text:p>
          </table:table-cell>
          <table:table-cell table:formula="of:=299792458/([.A368]*1000000)" office:value-type="float" office:value="0.76869861025641" calcext:value-type="float">
            <text:p>0.76869861025641</text:p>
          </table:table-cell>
          <table:table-cell table:formula="of:=(1/3)*[.B368]" office:value-type="float" office:value="0.25623287008547" calcext:value-type="float">
            <text:p>0.25623287008547</text:p>
          </table:table-cell>
          <table:table-cell table:formula="of:=4*[.C368]" office:value-type="float" office:value="1.02493148034188" calcext:value-type="float">
            <text:p>1.02493148034188</text:p>
          </table:table-cell>
          <table:table-cell table:formula="of:=[.D368]/6" office:value-type="float" office:value="0.170821913390313" calcext:value-type="float">
            <text:p>0.170821913390313</text:p>
          </table:table-cell>
          <table:table-cell table:formula="of:=[.E368]*2" office:value-type="float" office:value="0.341643826780627" calcext:value-type="float">
            <text:p>0.341643826780627</text:p>
          </table:table-cell>
          <table:table-cell table:formula="of:=[.E368]*39.3701" office:value-type="float" office:value="6.72527581236798" calcext:value-type="float">
            <text:p>6.72527581236798</text:p>
          </table:table-cell>
          <table:table-cell table:formula="of:=[.F368]*39.3701" office:value-type="float" office:value="13.450551624736" calcext:value-type="float">
            <text:p>13.450551624736</text:p>
          </table:table-cell>
        </table:table-row>
        <table:table-row table:style-name="ro1">
          <table:table-cell table:formula="of:=[.A368]+1" office:value-type="float" office:value="391" calcext:value-type="float">
            <text:p>391</text:p>
          </table:table-cell>
          <table:table-cell table:formula="of:=299792458/([.A369]*1000000)" office:value-type="float" office:value="0.76673262915601" calcext:value-type="float">
            <text:p>0.76673262915601</text:p>
          </table:table-cell>
          <table:table-cell table:formula="of:=(1/3)*[.B369]" office:value-type="float" office:value="0.255577543052003" calcext:value-type="float">
            <text:p>0.255577543052003</text:p>
          </table:table-cell>
          <table:table-cell table:formula="of:=4*[.C369]" office:value-type="float" office:value="1.02231017220801" calcext:value-type="float">
            <text:p>1.02231017220801</text:p>
          </table:table-cell>
          <table:table-cell table:formula="of:=[.D369]/6" office:value-type="float" office:value="0.170385028701336" calcext:value-type="float">
            <text:p>0.170385028701336</text:p>
          </table:table-cell>
          <table:table-cell table:formula="of:=[.E369]*2" office:value-type="float" office:value="0.340770057402671" calcext:value-type="float">
            <text:p>0.340770057402671</text:p>
          </table:table-cell>
          <table:table-cell table:formula="of:=[.E369]*39.3701" office:value-type="float" office:value="6.70807561847445" calcext:value-type="float">
            <text:p>6.70807561847445</text:p>
          </table:table-cell>
          <table:table-cell table:formula="of:=[.F369]*39.3701" office:value-type="float" office:value="13.4161512369489" calcext:value-type="float">
            <text:p>13.4161512369489</text:p>
          </table:table-cell>
        </table:table-row>
        <table:table-row table:style-name="ro1">
          <table:table-cell table:formula="of:=[.A369]+1" office:value-type="float" office:value="392" calcext:value-type="float">
            <text:p>392</text:p>
          </table:table-cell>
          <table:table-cell table:formula="of:=299792458/([.A370]*1000000)" office:value-type="float" office:value="0.764776678571429" calcext:value-type="float">
            <text:p>0.764776678571429</text:p>
          </table:table-cell>
          <table:table-cell table:formula="of:=(1/3)*[.B370]" office:value-type="float" office:value="0.254925559523809" calcext:value-type="float">
            <text:p>0.254925559523809</text:p>
          </table:table-cell>
          <table:table-cell table:formula="of:=4*[.C370]" office:value-type="float" office:value="1.01970223809524" calcext:value-type="float">
            <text:p>1.01970223809524</text:p>
          </table:table-cell>
          <table:table-cell table:formula="of:=[.D370]/6" office:value-type="float" office:value="0.169950373015873" calcext:value-type="float">
            <text:p>0.169950373015873</text:p>
          </table:table-cell>
          <table:table-cell table:formula="of:=[.E370]*2" office:value-type="float" office:value="0.339900746031746" calcext:value-type="float">
            <text:p>0.339900746031746</text:p>
          </table:table-cell>
          <table:table-cell table:formula="of:=[.E370]*39.3701" office:value-type="float" office:value="6.69096318067222" calcext:value-type="float">
            <text:p>6.69096318067222</text:p>
          </table:table-cell>
          <table:table-cell table:formula="of:=[.F370]*39.3701" office:value-type="float" office:value="13.3819263613444" calcext:value-type="float">
            <text:p>13.3819263613444</text:p>
          </table:table-cell>
        </table:table-row>
        <table:table-row table:style-name="ro1">
          <table:table-cell table:formula="of:=[.A370]+1" office:value-type="float" office:value="393" calcext:value-type="float">
            <text:p>393</text:p>
          </table:table-cell>
          <table:table-cell table:formula="of:=299792458/([.A371]*1000000)" office:value-type="float" office:value="0.762830681933842" calcext:value-type="float">
            <text:p>0.762830681933842</text:p>
          </table:table-cell>
          <table:table-cell table:formula="of:=(1/3)*[.B371]" office:value-type="float" office:value="0.254276893977947" calcext:value-type="float">
            <text:p>0.254276893977947</text:p>
          </table:table-cell>
          <table:table-cell table:formula="of:=4*[.C371]" office:value-type="float" office:value="1.01710757591179" calcext:value-type="float">
            <text:p>1.01710757591179</text:p>
          </table:table-cell>
          <table:table-cell table:formula="of:=[.D371]/6" office:value-type="float" office:value="0.169517929318632" calcext:value-type="float">
            <text:p>0.169517929318632</text:p>
          </table:table-cell>
          <table:table-cell table:formula="of:=[.E371]*2" office:value-type="float" office:value="0.339035858637263" calcext:value-type="float">
            <text:p>0.339035858637263</text:p>
          </table:table-cell>
          <table:table-cell table:formula="of:=[.E371]*39.3701" office:value-type="float" office:value="6.67393782906746" calcext:value-type="float">
            <text:p>6.67393782906746</text:p>
          </table:table-cell>
          <table:table-cell table:formula="of:=[.F371]*39.3701" office:value-type="float" office:value="13.3478756581349" calcext:value-type="float">
            <text:p>13.3478756581349</text:p>
          </table:table-cell>
        </table:table-row>
        <table:table-row table:style-name="ro1">
          <table:table-cell table:formula="of:=[.A371]+1" office:value-type="float" office:value="394" calcext:value-type="float">
            <text:p>394</text:p>
          </table:table-cell>
          <table:table-cell table:formula="of:=299792458/([.A372]*1000000)" office:value-type="float" office:value="0.760894563451777" calcext:value-type="float">
            <text:p>0.760894563451777</text:p>
          </table:table-cell>
          <table:table-cell table:formula="of:=(1/3)*[.B372]" office:value-type="float" office:value="0.253631521150592" calcext:value-type="float">
            <text:p>0.253631521150592</text:p>
          </table:table-cell>
          <table:table-cell table:formula="of:=4*[.C372]" office:value-type="float" office:value="1.01452608460237" calcext:value-type="float">
            <text:p>1.01452608460237</text:p>
          </table:table-cell>
          <table:table-cell table:formula="of:=[.D372]/6" office:value-type="float" office:value="0.169087680767061" calcext:value-type="float">
            <text:p>0.169087680767061</text:p>
          </table:table-cell>
          <table:table-cell table:formula="of:=[.E372]*2" office:value-type="float" office:value="0.338175361534123" calcext:value-type="float">
            <text:p>0.338175361534123</text:p>
          </table:table-cell>
          <table:table-cell table:formula="of:=[.E372]*39.3701" office:value-type="float" office:value="6.65699890056729" calcext:value-type="float">
            <text:p>6.65699890056729</text:p>
          </table:table-cell>
          <table:table-cell table:formula="of:=[.F372]*39.3701" office:value-type="float" office:value="13.3139978011346" calcext:value-type="float">
            <text:p>13.3139978011346</text:p>
          </table:table-cell>
        </table:table-row>
        <table:table-row table:style-name="ro1">
          <table:table-cell table:formula="of:=[.A372]+1" office:value-type="float" office:value="395" calcext:value-type="float">
            <text:p>395</text:p>
          </table:table-cell>
          <table:table-cell table:formula="of:=299792458/([.A373]*1000000)" office:value-type="float" office:value="0.758968248101266" calcext:value-type="float">
            <text:p>0.758968248101266</text:p>
          </table:table-cell>
          <table:table-cell table:formula="of:=(1/3)*[.B373]" office:value-type="float" office:value="0.252989416033755" calcext:value-type="float">
            <text:p>0.252989416033755</text:p>
          </table:table-cell>
          <table:table-cell table:formula="of:=4*[.C373]" office:value-type="float" office:value="1.01195766413502" calcext:value-type="float">
            <text:p>1.01195766413502</text:p>
          </table:table-cell>
          <table:table-cell table:formula="of:=[.D373]/6" office:value-type="float" office:value="0.16865961068917" calcext:value-type="float">
            <text:p>0.16865961068917</text:p>
          </table:table-cell>
          <table:table-cell table:formula="of:=[.E373]*2" office:value-type="float" office:value="0.33731922137834" calcext:value-type="float">
            <text:p>0.33731922137834</text:p>
          </table:table-cell>
          <table:table-cell table:formula="of:=[.E373]*39.3701" office:value-type="float" office:value="6.6401457387937" calcext:value-type="float">
            <text:p>6.6401457387937</text:p>
          </table:table-cell>
          <table:table-cell table:formula="of:=[.F373]*39.3701" office:value-type="float" office:value="13.2802914775874" calcext:value-type="float">
            <text:p>13.2802914775874</text:p>
          </table:table-cell>
        </table:table-row>
        <table:table-row table:style-name="ro1">
          <table:table-cell table:formula="of:=[.A373]+1" office:value-type="float" office:value="396" calcext:value-type="float">
            <text:p>396</text:p>
          </table:table-cell>
          <table:table-cell table:formula="of:=299792458/([.A374]*1000000)" office:value-type="float" office:value="0.757051661616162" calcext:value-type="float">
            <text:p>0.757051661616162</text:p>
          </table:table-cell>
          <table:table-cell table:formula="of:=(1/3)*[.B374]" office:value-type="float" office:value="0.252350553872054" calcext:value-type="float">
            <text:p>0.252350553872054</text:p>
          </table:table-cell>
          <table:table-cell table:formula="of:=4*[.C374]" office:value-type="float" office:value="1.00940221548822" calcext:value-type="float">
            <text:p>1.00940221548822</text:p>
          </table:table-cell>
          <table:table-cell table:formula="of:=[.D374]/6" office:value-type="float" office:value="0.168233702581369" calcext:value-type="float">
            <text:p>0.168233702581369</text:p>
          </table:table-cell>
          <table:table-cell table:formula="of:=[.E374]*2" office:value-type="float" office:value="0.336467405162738" calcext:value-type="float">
            <text:p>0.336467405162738</text:p>
          </table:table-cell>
          <table:table-cell table:formula="of:=[.E374]*39.3701" office:value-type="float" office:value="6.62337769399877" calcext:value-type="float">
            <text:p>6.62337769399877</text:p>
          </table:table-cell>
          <table:table-cell table:formula="of:=[.F374]*39.3701" office:value-type="float" office:value="13.2467553879975" calcext:value-type="float">
            <text:p>13.2467553879975</text:p>
          </table:table-cell>
        </table:table-row>
        <table:table-row table:style-name="ro1">
          <table:table-cell table:formula="of:=[.A374]+1" office:value-type="float" office:value="397" calcext:value-type="float">
            <text:p>397</text:p>
          </table:table-cell>
          <table:table-cell table:formula="of:=299792458/([.A375]*1000000)" office:value-type="float" office:value="0.755144730478589" calcext:value-type="float">
            <text:p>0.755144730478589</text:p>
          </table:table-cell>
          <table:table-cell table:formula="of:=(1/3)*[.B375]" office:value-type="float" office:value="0.25171491015953" calcext:value-type="float">
            <text:p>0.25171491015953</text:p>
          </table:table-cell>
          <table:table-cell table:formula="of:=4*[.C375]" office:value-type="float" office:value="1.00685964063812" calcext:value-type="float">
            <text:p>1.00685964063812</text:p>
          </table:table-cell>
          <table:table-cell table:formula="of:=[.D375]/6" office:value-type="float" office:value="0.167809940106353" calcext:value-type="float">
            <text:p>0.167809940106353</text:p>
          </table:table-cell>
          <table:table-cell table:formula="of:=[.E375]*2" office:value-type="float" office:value="0.335619880212706" calcext:value-type="float">
            <text:p>0.335619880212706</text:p>
          </table:table-cell>
          <table:table-cell table:formula="of:=[.E375]*39.3701" office:value-type="float" office:value="6.60669412298114" calcext:value-type="float">
            <text:p>6.60669412298114</text:p>
          </table:table-cell>
          <table:table-cell table:formula="of:=[.F375]*39.3701" office:value-type="float" office:value="13.2133882459623" calcext:value-type="float">
            <text:p>13.2133882459623</text:p>
          </table:table-cell>
        </table:table-row>
        <table:table-row table:style-name="ro1">
          <table:table-cell table:formula="of:=[.A375]+1" office:value-type="float" office:value="398" calcext:value-type="float">
            <text:p>398</text:p>
          </table:table-cell>
          <table:table-cell table:formula="of:=299792458/([.A376]*1000000)" office:value-type="float" office:value="0.753247381909548" calcext:value-type="float">
            <text:p>0.753247381909548</text:p>
          </table:table-cell>
          <table:table-cell table:formula="of:=(1/3)*[.B376]" office:value-type="float" office:value="0.251082460636516" calcext:value-type="float">
            <text:p>0.251082460636516</text:p>
          </table:table-cell>
          <table:table-cell table:formula="of:=4*[.C376]" office:value-type="float" office:value="1.00432984254606" calcext:value-type="float">
            <text:p>1.00432984254606</text:p>
          </table:table-cell>
          <table:table-cell table:formula="of:=[.D376]/6" office:value-type="float" office:value="0.167388307091011" calcext:value-type="float">
            <text:p>0.167388307091011</text:p>
          </table:table-cell>
          <table:table-cell table:formula="of:=[.E376]*2" office:value-type="float" office:value="0.334776614182021" calcext:value-type="float">
            <text:p>0.334776614182021</text:p>
          </table:table-cell>
          <table:table-cell table:formula="of:=[.E376]*39.3701" office:value-type="float" office:value="6.5900943890038" calcext:value-type="float">
            <text:p>6.5900943890038</text:p>
          </table:table-cell>
          <table:table-cell table:formula="of:=[.F376]*39.3701" office:value-type="float" office:value="13.1801887780076" calcext:value-type="float">
            <text:p>13.1801887780076</text:p>
          </table:table-cell>
        </table:table-row>
        <table:table-row table:style-name="ro1">
          <table:table-cell table:formula="of:=[.A376]+1" office:value-type="float" office:value="399" calcext:value-type="float">
            <text:p>399</text:p>
          </table:table-cell>
          <table:table-cell table:formula="of:=299792458/([.A377]*1000000)" office:value-type="float" office:value="0.751359543859649" calcext:value-type="float">
            <text:p>0.751359543859649</text:p>
          </table:table-cell>
          <table:table-cell table:formula="of:=(1/3)*[.B377]" office:value-type="float" office:value="0.25045318128655" calcext:value-type="float">
            <text:p>0.25045318128655</text:p>
          </table:table-cell>
          <table:table-cell table:formula="of:=4*[.C377]" office:value-type="float" office:value="1.0018127251462" calcext:value-type="float">
            <text:p>1.0018127251462</text:p>
          </table:table-cell>
          <table:table-cell table:formula="of:=[.D377]/6" office:value-type="float" office:value="0.166968787524366" calcext:value-type="float">
            <text:p>0.166968787524366</text:p>
          </table:table-cell>
          <table:table-cell table:formula="of:=[.E377]*2" office:value-type="float" office:value="0.333937575048733" calcext:value-type="float">
            <text:p>0.333937575048733</text:p>
          </table:table-cell>
          <table:table-cell table:formula="of:=[.E377]*39.3701" office:value-type="float" office:value="6.57357786171306" calcext:value-type="float">
            <text:p>6.57357786171306</text:p>
          </table:table-cell>
          <table:table-cell table:formula="of:=[.F377]*39.3701" office:value-type="float" office:value="13.1471557234261" calcext:value-type="float">
            <text:p>13.1471557234261</text:p>
          </table:table-cell>
        </table:table-row>
        <table:table-row table:style-name="ro1">
          <table:table-cell table:formula="of:=[.A377]+1" office:value-type="float" office:value="400" calcext:value-type="float">
            <text:p>400</text:p>
          </table:table-cell>
          <table:table-cell table:formula="of:=299792458/([.A378]*1000000)" office:value-type="float" office:value="0.749481145" calcext:value-type="float">
            <text:p>0.749481145</text:p>
          </table:table-cell>
          <table:table-cell table:formula="of:=(1/3)*[.B378]" office:value-type="float" office:value="0.249827048333333" calcext:value-type="float">
            <text:p>0.249827048333333</text:p>
          </table:table-cell>
          <table:table-cell table:formula="of:=4*[.C378]" office:value-type="float" office:value="0.999308193333333" calcext:value-type="float">
            <text:p>0.999308193333333</text:p>
          </table:table-cell>
          <table:table-cell table:formula="of:=[.D378]/6" office:value-type="float" office:value="0.166551365555556" calcext:value-type="float">
            <text:p>0.166551365555556</text:p>
          </table:table-cell>
          <table:table-cell table:formula="of:=[.E378]*2" office:value-type="float" office:value="0.333102731111111" calcext:value-type="float">
            <text:p>0.333102731111111</text:p>
          </table:table-cell>
          <table:table-cell table:formula="of:=[.E378]*39.3701" office:value-type="float" office:value="6.55714391705878" calcext:value-type="float">
            <text:p>6.55714391705878</text:p>
          </table:table-cell>
          <table:table-cell table:formula="of:=[.F378]*39.3701" office:value-type="float" office:value="13.1142878341176" calcext:value-type="float">
            <text:p>13.1142878341176</text:p>
          </table:table-cell>
        </table:table-row>
        <table:table-row table:style-name="ro1">
          <table:table-cell table:formula="of:=[.A378]+1" office:value-type="float" office:value="401" calcext:value-type="float">
            <text:p>401</text:p>
          </table:table-cell>
          <table:table-cell table:formula="of:=299792458/([.A379]*1000000)" office:value-type="float" office:value="0.747612114713217" calcext:value-type="float">
            <text:p>0.747612114713217</text:p>
          </table:table-cell>
          <table:table-cell table:formula="of:=(1/3)*[.B379]" office:value-type="float" office:value="0.249204038237739" calcext:value-type="float">
            <text:p>0.249204038237739</text:p>
          </table:table-cell>
          <table:table-cell table:formula="of:=4*[.C379]" office:value-type="float" office:value="0.996816152950956" calcext:value-type="float">
            <text:p>0.996816152950956</text:p>
          </table:table-cell>
          <table:table-cell table:formula="of:=[.D379]/6" office:value-type="float" office:value="0.166136025491826" calcext:value-type="float">
            <text:p>0.166136025491826</text:p>
          </table:table-cell>
          <table:table-cell table:formula="of:=[.E379]*2" office:value-type="float" office:value="0.332272050983652" calcext:value-type="float">
            <text:p>0.332272050983652</text:p>
          </table:table-cell>
          <table:table-cell table:formula="of:=[.E379]*39.3701" office:value-type="float" office:value="6.54079193721574" calcext:value-type="float">
            <text:p>6.54079193721574</text:p>
          </table:table-cell>
          <table:table-cell table:formula="of:=[.F379]*39.3701" office:value-type="float" office:value="13.0815838744315" calcext:value-type="float">
            <text:p>13.0815838744315</text:p>
          </table:table-cell>
        </table:table-row>
        <table:table-row table:style-name="ro1">
          <table:table-cell table:formula="of:=[.A379]+1" office:value-type="float" office:value="402" calcext:value-type="float">
            <text:p>402</text:p>
          </table:table-cell>
          <table:table-cell table:formula="of:=299792458/([.A380]*1000000)" office:value-type="float" office:value="0.745752383084577" calcext:value-type="float">
            <text:p>0.745752383084577</text:p>
          </table:table-cell>
          <table:table-cell table:formula="of:=(1/3)*[.B380]" office:value-type="float" office:value="0.248584127694859" calcext:value-type="float">
            <text:p>0.248584127694859</text:p>
          </table:table-cell>
          <table:table-cell table:formula="of:=4*[.C380]" office:value-type="float" office:value="0.994336510779436" calcext:value-type="float">
            <text:p>0.994336510779436</text:p>
          </table:table-cell>
          <table:table-cell table:formula="of:=[.D380]/6" office:value-type="float" office:value="0.165722751796573" calcext:value-type="float">
            <text:p>0.165722751796573</text:p>
          </table:table-cell>
          <table:table-cell table:formula="of:=[.E380]*2" office:value-type="float" office:value="0.331445503593145" calcext:value-type="float">
            <text:p>0.331445503593145</text:p>
          </table:table-cell>
          <table:table-cell table:formula="of:=[.E380]*39.3701" office:value-type="float" office:value="6.52452131050625" calcext:value-type="float">
            <text:p>6.52452131050625</text:p>
          </table:table-cell>
          <table:table-cell table:formula="of:=[.F380]*39.3701" office:value-type="float" office:value="13.0490426210125" calcext:value-type="float">
            <text:p>13.0490426210125</text:p>
          </table:table-cell>
        </table:table-row>
        <table:table-row table:style-name="ro1">
          <table:table-cell table:formula="of:=[.A380]+1" office:value-type="float" office:value="403" calcext:value-type="float">
            <text:p>403</text:p>
          </table:table-cell>
          <table:table-cell table:formula="of:=299792458/([.A381]*1000000)" office:value-type="float" office:value="0.7439018808933" calcext:value-type="float">
            <text:p>0.7439018808933</text:p>
          </table:table-cell>
          <table:table-cell table:formula="of:=(1/3)*[.B381]" office:value-type="float" office:value="0.2479672936311" calcext:value-type="float">
            <text:p>0.2479672936311</text:p>
          </table:table-cell>
          <table:table-cell table:formula="of:=4*[.C381]" office:value-type="float" office:value="0.9918691745244" calcext:value-type="float">
            <text:p>0.9918691745244</text:p>
          </table:table-cell>
          <table:table-cell table:formula="of:=[.D381]/6" office:value-type="float" office:value="0.1653115290874" calcext:value-type="float">
            <text:p>0.1653115290874</text:p>
          </table:table-cell>
          <table:table-cell table:formula="of:=[.E381]*2" office:value-type="float" office:value="0.3306230581748" calcext:value-type="float">
            <text:p>0.3306230581748</text:p>
          </table:table-cell>
          <table:table-cell table:formula="of:=[.E381]*39.3701" office:value-type="float" office:value="6.50833143132385" calcext:value-type="float">
            <text:p>6.50833143132385</text:p>
          </table:table-cell>
          <table:table-cell table:formula="of:=[.F381]*39.3701" office:value-type="float" office:value="13.0166628626477" calcext:value-type="float">
            <text:p>13.0166628626477</text:p>
          </table:table-cell>
        </table:table-row>
        <table:table-row table:style-name="ro1">
          <table:table-cell table:formula="of:=[.A381]+1" office:value-type="float" office:value="404" calcext:value-type="float">
            <text:p>404</text:p>
          </table:table-cell>
          <table:table-cell table:formula="of:=299792458/([.A382]*1000000)" office:value-type="float" office:value="0.74206053960396" calcext:value-type="float">
            <text:p>0.74206053960396</text:p>
          </table:table-cell>
          <table:table-cell table:formula="of:=(1/3)*[.B382]" office:value-type="float" office:value="0.24735351320132" calcext:value-type="float">
            <text:p>0.24735351320132</text:p>
          </table:table-cell>
          <table:table-cell table:formula="of:=4*[.C382]" office:value-type="float" office:value="0.98941405280528" calcext:value-type="float">
            <text:p>0.98941405280528</text:p>
          </table:table-cell>
          <table:table-cell table:formula="of:=[.D382]/6" office:value-type="float" office:value="0.164902342134213" calcext:value-type="float">
            <text:p>0.164902342134213</text:p>
          </table:table-cell>
          <table:table-cell table:formula="of:=[.E382]*2" office:value-type="float" office:value="0.329804684268427" calcext:value-type="float">
            <text:p>0.329804684268427</text:p>
          </table:table-cell>
          <table:table-cell table:formula="of:=[.E382]*39.3701" office:value-type="float" office:value="6.4922217000582" calcext:value-type="float">
            <text:p>6.4922217000582</text:p>
          </table:table-cell>
          <table:table-cell table:formula="of:=[.F382]*39.3701" office:value-type="float" office:value="12.9844434001164" calcext:value-type="float">
            <text:p>12.9844434001164</text:p>
          </table:table-cell>
        </table:table-row>
        <table:table-row table:style-name="ro1">
          <table:table-cell table:formula="of:=[.A382]+1" office:value-type="float" office:value="405" calcext:value-type="float">
            <text:p>405</text:p>
          </table:table-cell>
          <table:table-cell table:formula="of:=299792458/([.A383]*1000000)" office:value-type="float" office:value="0.740228291358025" calcext:value-type="float">
            <text:p>0.740228291358025</text:p>
          </table:table-cell>
          <table:table-cell table:formula="of:=(1/3)*[.B383]" office:value-type="float" office:value="0.246742763786008" calcext:value-type="float">
            <text:p>0.246742763786008</text:p>
          </table:table-cell>
          <table:table-cell table:formula="of:=4*[.C383]" office:value-type="float" office:value="0.986971055144033" calcext:value-type="float">
            <text:p>0.986971055144033</text:p>
          </table:table-cell>
          <table:table-cell table:formula="of:=[.D383]/6" office:value-type="float" office:value="0.164495175857339" calcext:value-type="float">
            <text:p>0.164495175857339</text:p>
          </table:table-cell>
          <table:table-cell table:formula="of:=[.E383]*2" office:value-type="float" office:value="0.328990351714678" calcext:value-type="float">
            <text:p>0.328990351714678</text:p>
          </table:table-cell>
          <table:table-cell table:formula="of:=[.E383]*39.3701" office:value-type="float" office:value="6.47619152302102" calcext:value-type="float">
            <text:p>6.47619152302102</text:p>
          </table:table-cell>
          <table:table-cell table:formula="of:=[.F383]*39.3701" office:value-type="float" office:value="12.952383046042" calcext:value-type="float">
            <text:p>12.952383046042</text:p>
          </table:table-cell>
        </table:table-row>
        <table:table-row table:style-name="ro1">
          <table:table-cell table:formula="of:=[.A383]+1" office:value-type="float" office:value="406" calcext:value-type="float">
            <text:p>406</text:p>
          </table:table-cell>
          <table:table-cell table:formula="of:=299792458/([.A384]*1000000)" office:value-type="float" office:value="0.738405068965517" calcext:value-type="float">
            <text:p>0.738405068965517</text:p>
          </table:table-cell>
          <table:table-cell table:formula="of:=(1/3)*[.B384]" office:value-type="float" office:value="0.246135022988506" calcext:value-type="float">
            <text:p>0.246135022988506</text:p>
          </table:table-cell>
          <table:table-cell table:formula="of:=4*[.C384]" office:value-type="float" office:value="0.984540091954023" calcext:value-type="float">
            <text:p>0.984540091954023</text:p>
          </table:table-cell>
          <table:table-cell table:formula="of:=[.D384]/6" office:value-type="float" office:value="0.16409001532567" calcext:value-type="float">
            <text:p>0.16409001532567</text:p>
          </table:table-cell>
          <table:table-cell table:formula="of:=[.E384]*2" office:value-type="float" office:value="0.328180030651341" calcext:value-type="float">
            <text:p>0.328180030651341</text:p>
          </table:table-cell>
          <table:table-cell table:formula="of:=[.E384]*39.3701" office:value-type="float" office:value="6.46024031237318" calcext:value-type="float">
            <text:p>6.46024031237318</text:p>
          </table:table-cell>
          <table:table-cell table:formula="of:=[.F384]*39.3701" office:value-type="float" office:value="12.9204806247464" calcext:value-type="float">
            <text:p>12.9204806247464</text:p>
          </table:table-cell>
        </table:table-row>
        <table:table-row table:style-name="ro1">
          <table:table-cell table:formula="of:=[.A384]+1" office:value-type="float" office:value="407" calcext:value-type="float">
            <text:p>407</text:p>
          </table:table-cell>
          <table:table-cell table:formula="of:=299792458/([.A385]*1000000)" office:value-type="float" office:value="0.736590805896806" calcext:value-type="float">
            <text:p>0.736590805896806</text:p>
          </table:table-cell>
          <table:table-cell table:formula="of:=(1/3)*[.B385]" office:value-type="float" office:value="0.245530268632269" calcext:value-type="float">
            <text:p>0.245530268632269</text:p>
          </table:table-cell>
          <table:table-cell table:formula="of:=4*[.C385]" office:value-type="float" office:value="0.982121074529074" calcext:value-type="float">
            <text:p>0.982121074529074</text:p>
          </table:table-cell>
          <table:table-cell table:formula="of:=[.D385]/6" office:value-type="float" office:value="0.163686845754846" calcext:value-type="float">
            <text:p>0.163686845754846</text:p>
          </table:table-cell>
          <table:table-cell table:formula="of:=[.E385]*2" office:value-type="float" office:value="0.327373691509691" calcext:value-type="float">
            <text:p>0.327373691509691</text:p>
          </table:table-cell>
          <table:table-cell table:formula="of:=[.E385]*39.3701" office:value-type="float" office:value="6.44436748605285" calcext:value-type="float">
            <text:p>6.44436748605285</text:p>
          </table:table-cell>
          <table:table-cell table:formula="of:=[.F385]*39.3701" office:value-type="float" office:value="12.8887349721057" calcext:value-type="float">
            <text:p>12.8887349721057</text:p>
          </table:table-cell>
        </table:table-row>
        <table:table-row table:style-name="ro1">
          <table:table-cell table:formula="of:=[.A385]+1" office:value-type="float" office:value="408" calcext:value-type="float">
            <text:p>408</text:p>
          </table:table-cell>
          <table:table-cell table:formula="of:=299792458/([.A386]*1000000)" office:value-type="float" office:value="0.73478543627451" calcext:value-type="float">
            <text:p>0.73478543627451</text:p>
          </table:table-cell>
          <table:table-cell table:formula="of:=(1/3)*[.B386]" office:value-type="float" office:value="0.24492847875817" calcext:value-type="float">
            <text:p>0.24492847875817</text:p>
          </table:table-cell>
          <table:table-cell table:formula="of:=4*[.C386]" office:value-type="float" office:value="0.97971391503268" calcext:value-type="float">
            <text:p>0.97971391503268</text:p>
          </table:table-cell>
          <table:table-cell table:formula="of:=[.D386]/6" office:value-type="float" office:value="0.163285652505447" calcext:value-type="float">
            <text:p>0.163285652505447</text:p>
          </table:table-cell>
          <table:table-cell table:formula="of:=[.E386]*2" office:value-type="float" office:value="0.326571305010893" calcext:value-type="float">
            <text:p>0.326571305010893</text:p>
          </table:table-cell>
          <table:table-cell table:formula="of:=[.E386]*39.3701" office:value-type="float" office:value="6.42857246770468" calcext:value-type="float">
            <text:p>6.42857246770468</text:p>
          </table:table-cell>
          <table:table-cell table:formula="of:=[.F386]*39.3701" office:value-type="float" office:value="12.8571449354094" calcext:value-type="float">
            <text:p>12.8571449354094</text:p>
          </table:table-cell>
        </table:table-row>
        <table:table-row table:style-name="ro1">
          <table:table-cell table:formula="of:=[.A386]+1" office:value-type="float" office:value="409" calcext:value-type="float">
            <text:p>409</text:p>
          </table:table-cell>
          <table:table-cell table:formula="of:=299792458/([.A387]*1000000)" office:value-type="float" office:value="0.732988894865526" calcext:value-type="float">
            <text:p>0.732988894865526</text:p>
          </table:table-cell>
          <table:table-cell table:formula="of:=(1/3)*[.B387]" office:value-type="float" office:value="0.244329631621842" calcext:value-type="float">
            <text:p>0.244329631621842</text:p>
          </table:table-cell>
          <table:table-cell table:formula="of:=4*[.C387]" office:value-type="float" office:value="0.977318526487368" calcext:value-type="float">
            <text:p>0.977318526487368</text:p>
          </table:table-cell>
          <table:table-cell table:formula="of:=[.D387]/6" office:value-type="float" office:value="0.162886421081228" calcext:value-type="float">
            <text:p>0.162886421081228</text:p>
          </table:table-cell>
          <table:table-cell table:formula="of:=[.E387]*2" office:value-type="float" office:value="0.325772842162456" calcext:value-type="float">
            <text:p>0.325772842162456</text:p>
          </table:table-cell>
          <table:table-cell table:formula="of:=[.E387]*39.3701" office:value-type="float" office:value="6.41285468661005" calcext:value-type="float">
            <text:p>6.41285468661005</text:p>
          </table:table-cell>
          <table:table-cell table:formula="of:=[.F387]*39.3701" office:value-type="float" office:value="12.8257093732201" calcext:value-type="float">
            <text:p>12.8257093732201</text:p>
          </table:table-cell>
        </table:table-row>
        <table:table-row table:style-name="ro1">
          <table:table-cell table:formula="of:=[.A387]+1" office:value-type="float" office:value="410" calcext:value-type="float">
            <text:p>410</text:p>
          </table:table-cell>
          <table:table-cell table:formula="of:=299792458/([.A388]*1000000)" office:value-type="float" office:value="0.731201117073171" calcext:value-type="float">
            <text:p>0.731201117073171</text:p>
          </table:table-cell>
          <table:table-cell table:formula="of:=(1/3)*[.B388]" office:value-type="float" office:value="0.243733705691057" calcext:value-type="float">
            <text:p>0.243733705691057</text:p>
          </table:table-cell>
          <table:table-cell table:formula="of:=4*[.C388]" office:value-type="float" office:value="0.974934822764228" calcext:value-type="float">
            <text:p>0.974934822764228</text:p>
          </table:table-cell>
          <table:table-cell table:formula="of:=[.D388]/6" office:value-type="float" office:value="0.162489137127371" calcext:value-type="float">
            <text:p>0.162489137127371</text:p>
          </table:table-cell>
          <table:table-cell table:formula="of:=[.E388]*2" office:value-type="float" office:value="0.324978274254742" calcext:value-type="float">
            <text:p>0.324978274254742</text:p>
          </table:table-cell>
          <table:table-cell table:formula="of:=[.E388]*39.3701" office:value-type="float" office:value="6.39721357761832" calcext:value-type="float">
            <text:p>6.39721357761832</text:p>
          </table:table-cell>
          <table:table-cell table:formula="of:=[.F388]*39.3701" office:value-type="float" office:value="12.7944271552366" calcext:value-type="float">
            <text:p>12.7944271552366</text:p>
          </table:table-cell>
        </table:table-row>
        <table:table-row table:style-name="ro1">
          <table:table-cell table:formula="of:=[.A388]+1" office:value-type="float" office:value="411" calcext:value-type="float">
            <text:p>411</text:p>
          </table:table-cell>
          <table:table-cell table:formula="of:=299792458/([.A389]*1000000)" office:value-type="float" office:value="0.72942203892944" calcext:value-type="float">
            <text:p>0.72942203892944</text:p>
          </table:table-cell>
          <table:table-cell table:formula="of:=(1/3)*[.B389]" office:value-type="float" office:value="0.243140679643147" calcext:value-type="float">
            <text:p>0.243140679643147</text:p>
          </table:table-cell>
          <table:table-cell table:formula="of:=4*[.C389]" office:value-type="float" office:value="0.972562718572587" calcext:value-type="float">
            <text:p>0.972562718572587</text:p>
          </table:table-cell>
          <table:table-cell table:formula="of:=[.D389]/6" office:value-type="float" office:value="0.162093786428765" calcext:value-type="float">
            <text:p>0.162093786428765</text:p>
          </table:table-cell>
          <table:table-cell table:formula="of:=[.E389]*2" office:value-type="float" office:value="0.324187572857529" calcext:value-type="float">
            <text:p>0.324187572857529</text:p>
          </table:table-cell>
          <table:table-cell table:formula="of:=[.E389]*39.3701" office:value-type="float" office:value="6.3816485810791" calcext:value-type="float">
            <text:p>6.3816485810791</text:p>
          </table:table-cell>
          <table:table-cell table:formula="of:=[.F389]*39.3701" office:value-type="float" office:value="12.7632971621582" calcext:value-type="float">
            <text:p>12.7632971621582</text:p>
          </table:table-cell>
        </table:table-row>
        <table:table-row table:style-name="ro1">
          <table:table-cell table:formula="of:=[.A389]+1" office:value-type="float" office:value="412" calcext:value-type="float">
            <text:p>412</text:p>
          </table:table-cell>
          <table:table-cell table:formula="of:=299792458/([.A390]*1000000)" office:value-type="float" office:value="0.727651597087379" calcext:value-type="float">
            <text:p>0.727651597087379</text:p>
          </table:table-cell>
          <table:table-cell table:formula="of:=(1/3)*[.B390]" office:value-type="float" office:value="0.242550532362459" calcext:value-type="float">
            <text:p>0.242550532362459</text:p>
          </table:table-cell>
          <table:table-cell table:formula="of:=4*[.C390]" office:value-type="float" office:value="0.970202129449838" calcext:value-type="float">
            <text:p>0.970202129449838</text:p>
          </table:table-cell>
          <table:table-cell table:formula="of:=[.D390]/6" office:value-type="float" office:value="0.161700354908306" calcext:value-type="float">
            <text:p>0.161700354908306</text:p>
          </table:table-cell>
          <table:table-cell table:formula="of:=[.E390]*2" office:value-type="float" office:value="0.323400709816613" calcext:value-type="float">
            <text:p>0.323400709816613</text:p>
          </table:table-cell>
          <table:table-cell table:formula="of:=[.E390]*39.3701" office:value-type="float" office:value="6.36615914277551" calcext:value-type="float">
            <text:p>6.36615914277551</text:p>
          </table:table-cell>
          <table:table-cell table:formula="of:=[.F390]*39.3701" office:value-type="float" office:value="12.732318285551" calcext:value-type="float">
            <text:p>12.732318285551</text:p>
          </table:table-cell>
        </table:table-row>
        <table:table-row table:style-name="ro1">
          <table:table-cell table:formula="of:=[.A390]+1" office:value-type="float" office:value="413" calcext:value-type="float">
            <text:p>413</text:p>
          </table:table-cell>
          <table:table-cell table:formula="of:=299792458/([.A391]*1000000)" office:value-type="float" office:value="0.725889728813559" calcext:value-type="float">
            <text:p>0.725889728813559</text:p>
          </table:table-cell>
          <table:table-cell table:formula="of:=(1/3)*[.B391]" office:value-type="float" office:value="0.241963242937853" calcext:value-type="float">
            <text:p>0.241963242937853</text:p>
          </table:table-cell>
          <table:table-cell table:formula="of:=4*[.C391]" office:value-type="float" office:value="0.967852971751412" calcext:value-type="float">
            <text:p>0.967852971751412</text:p>
          </table:table-cell>
          <table:table-cell table:formula="of:=[.D391]/6" office:value-type="float" office:value="0.161308828625235" calcext:value-type="float">
            <text:p>0.161308828625235</text:p>
          </table:table-cell>
          <table:table-cell table:formula="of:=[.E391]*2" office:value-type="float" office:value="0.322617657250471" calcext:value-type="float">
            <text:p>0.322617657250471</text:p>
          </table:table-cell>
          <table:table-cell table:formula="of:=[.E391]*39.3701" office:value-type="float" office:value="6.35074471385838" calcext:value-type="float">
            <text:p>6.35074471385838</text:p>
          </table:table-cell>
          <table:table-cell table:formula="of:=[.F391]*39.3701" office:value-type="float" office:value="12.7014894277168" calcext:value-type="float">
            <text:p>12.7014894277168</text:p>
          </table:table-cell>
        </table:table-row>
        <table:table-row table:style-name="ro1">
          <table:table-cell table:formula="of:=[.A391]+1" office:value-type="float" office:value="414" calcext:value-type="float">
            <text:p>414</text:p>
          </table:table-cell>
          <table:table-cell table:formula="of:=299792458/([.A392]*1000000)" office:value-type="float" office:value="0.724136371980676" calcext:value-type="float">
            <text:p>0.724136371980676</text:p>
          </table:table-cell>
          <table:table-cell table:formula="of:=(1/3)*[.B392]" office:value-type="float" office:value="0.241378790660225" calcext:value-type="float">
            <text:p>0.241378790660225</text:p>
          </table:table-cell>
          <table:table-cell table:formula="of:=4*[.C392]" office:value-type="float" office:value="0.965515162640902" calcext:value-type="float">
            <text:p>0.965515162640902</text:p>
          </table:table-cell>
          <table:table-cell table:formula="of:=[.D392]/6" office:value-type="float" office:value="0.160919193773484" calcext:value-type="float">
            <text:p>0.160919193773484</text:p>
          </table:table-cell>
          <table:table-cell table:formula="of:=[.E392]*2" office:value-type="float" office:value="0.321838387546967" calcext:value-type="float">
            <text:p>0.321838387546967</text:p>
          </table:table-cell>
          <table:table-cell table:formula="of:=[.E392]*39.3701" office:value-type="float" office:value="6.33540475078143" calcext:value-type="float">
            <text:p>6.33540475078143</text:p>
          </table:table-cell>
          <table:table-cell table:formula="of:=[.F392]*39.3701" office:value-type="float" office:value="12.6708095015629" calcext:value-type="float">
            <text:p>12.6708095015629</text:p>
          </table:table-cell>
        </table:table-row>
        <table:table-row table:style-name="ro1">
          <table:table-cell table:formula="of:=[.A392]+1" office:value-type="float" office:value="415" calcext:value-type="float">
            <text:p>415</text:p>
          </table:table-cell>
          <table:table-cell table:formula="of:=299792458/([.A393]*1000000)" office:value-type="float" office:value="0.722391465060241" calcext:value-type="float">
            <text:p>0.722391465060241</text:p>
          </table:table-cell>
          <table:table-cell table:formula="of:=(1/3)*[.B393]" office:value-type="float" office:value="0.24079715502008" calcext:value-type="float">
            <text:p>0.24079715502008</text:p>
          </table:table-cell>
          <table:table-cell table:formula="of:=4*[.C393]" office:value-type="float" office:value="0.963188620080321" calcext:value-type="float">
            <text:p>0.963188620080321</text:p>
          </table:table-cell>
          <table:table-cell table:formula="of:=[.D393]/6" office:value-type="float" office:value="0.160531436680054" calcext:value-type="float">
            <text:p>0.160531436680054</text:p>
          </table:table-cell>
          <table:table-cell table:formula="of:=[.E393]*2" office:value-type="float" office:value="0.321062873360107" calcext:value-type="float">
            <text:p>0.321062873360107</text:p>
          </table:table-cell>
          <table:table-cell table:formula="of:=[.E393]*39.3701" office:value-type="float" office:value="6.32013871523738" calcext:value-type="float">
            <text:p>6.32013871523738</text:p>
          </table:table-cell>
          <table:table-cell table:formula="of:=[.F393]*39.3701" office:value-type="float" office:value="12.6402774304748" calcext:value-type="float">
            <text:p>12.6402774304748</text:p>
          </table:table-cell>
        </table:table-row>
        <table:table-row table:style-name="ro1">
          <table:table-cell table:formula="of:=[.A393]+1" office:value-type="float" office:value="416" calcext:value-type="float">
            <text:p>416</text:p>
          </table:table-cell>
          <table:table-cell table:formula="of:=299792458/([.A394]*1000000)" office:value-type="float" office:value="0.720654947115385" calcext:value-type="float">
            <text:p>0.720654947115385</text:p>
          </table:table-cell>
          <table:table-cell table:formula="of:=(1/3)*[.B394]" office:value-type="float" office:value="0.240218315705128" calcext:value-type="float">
            <text:p>0.240218315705128</text:p>
          </table:table-cell>
          <table:table-cell table:formula="of:=4*[.C394]" office:value-type="float" office:value="0.960873262820513" calcext:value-type="float">
            <text:p>0.960873262820513</text:p>
          </table:table-cell>
          <table:table-cell table:formula="of:=[.D394]/6" office:value-type="float" office:value="0.160145543803419" calcext:value-type="float">
            <text:p>0.160145543803419</text:p>
          </table:table-cell>
          <table:table-cell table:formula="of:=[.E394]*2" office:value-type="float" office:value="0.320291087606838" calcext:value-type="float">
            <text:p>0.320291087606838</text:p>
          </table:table-cell>
          <table:table-cell table:formula="of:=[.E394]*39.3701" office:value-type="float" office:value="6.30494607409498" calcext:value-type="float">
            <text:p>6.30494607409498</text:p>
          </table:table-cell>
          <table:table-cell table:formula="of:=[.F394]*39.3701" office:value-type="float" office:value="12.60989214819" calcext:value-type="float">
            <text:p>12.60989214819</text:p>
          </table:table-cell>
        </table:table-row>
        <table:table-row table:style-name="ro1">
          <table:table-cell table:formula="of:=[.A394]+1" office:value-type="float" office:value="417" calcext:value-type="float">
            <text:p>417</text:p>
          </table:table-cell>
          <table:table-cell table:formula="of:=299792458/([.A395]*1000000)" office:value-type="float" office:value="0.718926757793765" calcext:value-type="float">
            <text:p>0.718926757793765</text:p>
          </table:table-cell>
          <table:table-cell table:formula="of:=(1/3)*[.B395]" office:value-type="float" office:value="0.239642252597922" calcext:value-type="float">
            <text:p>0.239642252597922</text:p>
          </table:table-cell>
          <table:table-cell table:formula="of:=4*[.C395]" office:value-type="float" office:value="0.958569010391687" calcext:value-type="float">
            <text:p>0.958569010391687</text:p>
          </table:table-cell>
          <table:table-cell table:formula="of:=[.D395]/6" office:value-type="float" office:value="0.159761501731948" calcext:value-type="float">
            <text:p>0.159761501731948</text:p>
          </table:table-cell>
          <table:table-cell table:formula="of:=[.E395]*2" office:value-type="float" office:value="0.319523003463896" calcext:value-type="float">
            <text:p>0.319523003463896</text:p>
          </table:table-cell>
          <table:table-cell table:formula="of:=[.E395]*39.3701" office:value-type="float" office:value="6.28982629933696" calcext:value-type="float">
            <text:p>6.28982629933696</text:p>
          </table:table-cell>
          <table:table-cell table:formula="of:=[.F395]*39.3701" office:value-type="float" office:value="12.5796525986739" calcext:value-type="float">
            <text:p>12.5796525986739</text:p>
          </table:table-cell>
        </table:table-row>
        <table:table-row table:style-name="ro1">
          <table:table-cell table:formula="of:=[.A395]+1" office:value-type="float" office:value="418" calcext:value-type="float">
            <text:p>418</text:p>
          </table:table-cell>
          <table:table-cell table:formula="of:=299792458/([.A396]*1000000)" office:value-type="float" office:value="0.717206837320574" calcext:value-type="float">
            <text:p>0.717206837320574</text:p>
          </table:table-cell>
          <table:table-cell table:formula="of:=(1/3)*[.B396]" office:value-type="float" office:value="0.239068945773525" calcext:value-type="float">
            <text:p>0.239068945773525</text:p>
          </table:table-cell>
          <table:table-cell table:formula="of:=4*[.C396]" office:value-type="float" office:value="0.956275783094099" calcext:value-type="float">
            <text:p>0.956275783094099</text:p>
          </table:table-cell>
          <table:table-cell table:formula="of:=[.D396]/6" office:value-type="float" office:value="0.15937929718235" calcext:value-type="float">
            <text:p>0.15937929718235</text:p>
          </table:table-cell>
          <table:table-cell table:formula="of:=[.E396]*2" office:value-type="float" office:value="0.3187585943647" calcext:value-type="float">
            <text:p>0.3187585943647</text:p>
          </table:table-cell>
          <table:table-cell table:formula="of:=[.E396]*39.3701" office:value-type="float" office:value="6.27477886799883" calcext:value-type="float">
            <text:p>6.27477886799883</text:p>
          </table:table-cell>
          <table:table-cell table:formula="of:=[.F396]*39.3701" office:value-type="float" office:value="12.5495577359977" calcext:value-type="float">
            <text:p>12.5495577359977</text:p>
          </table:table-cell>
        </table:table-row>
        <table:table-row table:style-name="ro1">
          <table:table-cell table:formula="of:=[.A396]+1" office:value-type="float" office:value="419" calcext:value-type="float">
            <text:p>419</text:p>
          </table:table-cell>
          <table:table-cell table:formula="of:=299792458/([.A397]*1000000)" office:value-type="float" office:value="0.715495126491647" calcext:value-type="float">
            <text:p>0.715495126491647</text:p>
          </table:table-cell>
          <table:table-cell table:formula="of:=(1/3)*[.B397]" office:value-type="float" office:value="0.238498375497216" calcext:value-type="float">
            <text:p>0.238498375497216</text:p>
          </table:table-cell>
          <table:table-cell table:formula="of:=4*[.C397]" office:value-type="float" office:value="0.953993501988862" calcext:value-type="float">
            <text:p>0.953993501988862</text:p>
          </table:table-cell>
          <table:table-cell table:formula="of:=[.D397]/6" office:value-type="float" office:value="0.158998916998144" calcext:value-type="float">
            <text:p>0.158998916998144</text:p>
          </table:table-cell>
          <table:table-cell table:formula="of:=[.E397]*2" office:value-type="float" office:value="0.317997833996287" calcext:value-type="float">
            <text:p>0.317997833996287</text:p>
          </table:table-cell>
          <table:table-cell table:formula="of:=[.E397]*39.3701" office:value-type="float" office:value="6.25980326210862" calcext:value-type="float">
            <text:p>6.25980326210862</text:p>
          </table:table-cell>
          <table:table-cell table:formula="of:=[.F397]*39.3701" office:value-type="float" office:value="12.5196065242172" calcext:value-type="float">
            <text:p>12.5196065242172</text:p>
          </table:table-cell>
        </table:table-row>
        <table:table-row table:style-name="ro1">
          <table:table-cell table:formula="of:=[.A397]+1" office:value-type="float" office:value="420" calcext:value-type="float">
            <text:p>420</text:p>
          </table:table-cell>
          <table:table-cell table:formula="of:=299792458/([.A398]*1000000)" office:value-type="float" office:value="0.713791566666667" calcext:value-type="float">
            <text:p>0.713791566666667</text:p>
          </table:table-cell>
          <table:table-cell table:formula="of:=(1/3)*[.B398]" office:value-type="float" office:value="0.237930522222222" calcext:value-type="float">
            <text:p>0.237930522222222</text:p>
          </table:table-cell>
          <table:table-cell table:formula="of:=4*[.C398]" office:value-type="float" office:value="0.951722088888889" calcext:value-type="float">
            <text:p>0.951722088888889</text:p>
          </table:table-cell>
          <table:table-cell table:formula="of:=[.D398]/6" office:value-type="float" office:value="0.158620348148148" calcext:value-type="float">
            <text:p>0.158620348148148</text:p>
          </table:table-cell>
          <table:table-cell table:formula="of:=[.E398]*2" office:value-type="float" office:value="0.317240696296296" calcext:value-type="float">
            <text:p>0.317240696296296</text:p>
          </table:table-cell>
          <table:table-cell table:formula="of:=[.E398]*39.3701" office:value-type="float" office:value="6.24489896862741" calcext:value-type="float">
            <text:p>6.24489896862741</text:p>
          </table:table-cell>
          <table:table-cell table:formula="of:=[.F398]*39.3701" office:value-type="float" office:value="12.4897979372548" calcext:value-type="float">
            <text:p>12.4897979372548</text:p>
          </table:table-cell>
        </table:table-row>
        <table:table-row table:style-name="ro1">
          <table:table-cell table:formula="of:=[.A398]+1" office:value-type="float" office:value="421" calcext:value-type="float">
            <text:p>421</text:p>
          </table:table-cell>
          <table:table-cell table:formula="of:=299792458/([.A399]*1000000)" office:value-type="float" office:value="0.71209609976247" calcext:value-type="float">
            <text:p>0.71209609976247</text:p>
          </table:table-cell>
          <table:table-cell table:formula="of:=(1/3)*[.B399]" office:value-type="float" office:value="0.23736536658749" calcext:value-type="float">
            <text:p>0.23736536658749</text:p>
          </table:table-cell>
          <table:table-cell table:formula="of:=4*[.C399]" office:value-type="float" office:value="0.94946146634996" calcext:value-type="float">
            <text:p>0.94946146634996</text:p>
          </table:table-cell>
          <table:table-cell table:formula="of:=[.D399]/6" office:value-type="float" office:value="0.158243577724993" calcext:value-type="float">
            <text:p>0.158243577724993</text:p>
          </table:table-cell>
          <table:table-cell table:formula="of:=[.E399]*2" office:value-type="float" office:value="0.316487155449987" calcext:value-type="float">
            <text:p>0.316487155449987</text:p>
          </table:table-cell>
          <table:table-cell table:formula="of:=[.E399]*39.3701" office:value-type="float" office:value="6.23006547939076" calcext:value-type="float">
            <text:p>6.23006547939076</text:p>
          </table:table-cell>
          <table:table-cell table:formula="of:=[.F399]*39.3701" office:value-type="float" office:value="12.4601309587815" calcext:value-type="float">
            <text:p>12.4601309587815</text:p>
          </table:table-cell>
        </table:table-row>
        <table:table-row table:style-name="ro1">
          <table:table-cell table:formula="of:=[.A399]+1" office:value-type="float" office:value="422" calcext:value-type="float">
            <text:p>422</text:p>
          </table:table-cell>
          <table:table-cell table:formula="of:=299792458/([.A400]*1000000)" office:value-type="float" office:value="0.710408668246446" calcext:value-type="float">
            <text:p>0.710408668246446</text:p>
          </table:table-cell>
          <table:table-cell table:formula="of:=(1/3)*[.B400]" office:value-type="float" office:value="0.236802889415482" calcext:value-type="float">
            <text:p>0.236802889415482</text:p>
          </table:table-cell>
          <table:table-cell table:formula="of:=4*[.C400]" office:value-type="float" office:value="0.947211557661927" calcext:value-type="float">
            <text:p>0.947211557661927</text:p>
          </table:table-cell>
          <table:table-cell table:formula="of:=[.D400]/6" office:value-type="float" office:value="0.157868592943655" calcext:value-type="float">
            <text:p>0.157868592943655</text:p>
          </table:table-cell>
          <table:table-cell table:formula="of:=[.E400]*2" office:value-type="float" office:value="0.315737185887309" calcext:value-type="float">
            <text:p>0.315737185887309</text:p>
          </table:table-cell>
          <table:table-cell table:formula="of:=[.E400]*39.3701" office:value-type="float" office:value="6.21530229105097" calcext:value-type="float">
            <text:p>6.21530229105097</text:p>
          </table:table-cell>
          <table:table-cell table:formula="of:=[.F400]*39.3701" office:value-type="float" office:value="12.4306045821019" calcext:value-type="float">
            <text:p>12.4306045821019</text:p>
          </table:table-cell>
        </table:table-row>
        <table:table-row table:style-name="ro1">
          <table:table-cell table:formula="of:=[.A400]+1" office:value-type="float" office:value="423" calcext:value-type="float">
            <text:p>423</text:p>
          </table:table-cell>
          <table:table-cell table:formula="of:=299792458/([.A401]*1000000)" office:value-type="float" office:value="0.708729215130024" calcext:value-type="float">
            <text:p>0.708729215130024</text:p>
          </table:table-cell>
          <table:table-cell table:formula="of:=(1/3)*[.B401]" office:value-type="float" office:value="0.236243071710008" calcext:value-type="float">
            <text:p>0.236243071710008</text:p>
          </table:table-cell>
          <table:table-cell table:formula="of:=4*[.C401]" office:value-type="float" office:value="0.944972286840031" calcext:value-type="float">
            <text:p>0.944972286840031</text:p>
          </table:table-cell>
          <table:table-cell table:formula="of:=[.D401]/6" office:value-type="float" office:value="0.157495381140005" calcext:value-type="float">
            <text:p>0.157495381140005</text:p>
          </table:table-cell>
          <table:table-cell table:formula="of:=[.E401]*2" office:value-type="float" office:value="0.31499076228001" calcext:value-type="float">
            <text:p>0.31499076228001</text:p>
          </table:table-cell>
          <table:table-cell table:formula="of:=[.E401]*39.3701" office:value-type="float" office:value="6.20060890502012" calcext:value-type="float">
            <text:p>6.20060890502012</text:p>
          </table:table-cell>
          <table:table-cell table:formula="of:=[.F401]*39.3701" office:value-type="float" office:value="12.4012178100402" calcext:value-type="float">
            <text:p>12.4012178100402</text:p>
          </table:table-cell>
        </table:table-row>
        <table:table-row table:style-name="ro1">
          <table:table-cell table:formula="of:=[.A401]+1" office:value-type="float" office:value="424" calcext:value-type="float">
            <text:p>424</text:p>
          </table:table-cell>
          <table:table-cell table:formula="of:=299792458/([.A402]*1000000)" office:value-type="float" office:value="0.707057683962264" calcext:value-type="float">
            <text:p>0.707057683962264</text:p>
          </table:table-cell>
          <table:table-cell table:formula="of:=(1/3)*[.B402]" office:value-type="float" office:value="0.235685894654088" calcext:value-type="float">
            <text:p>0.235685894654088</text:p>
          </table:table-cell>
          <table:table-cell table:formula="of:=4*[.C402]" office:value-type="float" office:value="0.942743578616352" calcext:value-type="float">
            <text:p>0.942743578616352</text:p>
          </table:table-cell>
          <table:table-cell table:formula="of:=[.D402]/6" office:value-type="float" office:value="0.157123929769392" calcext:value-type="float">
            <text:p>0.157123929769392</text:p>
          </table:table-cell>
          <table:table-cell table:formula="of:=[.E402]*2" office:value-type="float" office:value="0.314247859538784" calcext:value-type="float">
            <text:p>0.314247859538784</text:p>
          </table:table-cell>
          <table:table-cell table:formula="of:=[.E402]*39.3701" office:value-type="float" office:value="6.18598482741394" calcext:value-type="float">
            <text:p>6.18598482741394</text:p>
          </table:table-cell>
          <table:table-cell table:formula="of:=[.F402]*39.3701" office:value-type="float" office:value="12.3719696548279" calcext:value-type="float">
            <text:p>12.3719696548279</text:p>
          </table:table-cell>
        </table:table-row>
        <table:table-row table:style-name="ro1">
          <table:table-cell table:formula="of:=[.A402]+1" office:value-type="float" office:value="425" calcext:value-type="float">
            <text:p>425</text:p>
          </table:table-cell>
          <table:table-cell table:formula="of:=299792458/([.A403]*1000000)" office:value-type="float" office:value="0.705394018823529" calcext:value-type="float">
            <text:p>0.705394018823529</text:p>
          </table:table-cell>
          <table:table-cell table:formula="of:=(1/3)*[.B403]" office:value-type="float" office:value="0.235131339607843" calcext:value-type="float">
            <text:p>0.235131339607843</text:p>
          </table:table-cell>
          <table:table-cell table:formula="of:=4*[.C403]" office:value-type="float" office:value="0.940525358431372" calcext:value-type="float">
            <text:p>0.940525358431372</text:p>
          </table:table-cell>
          <table:table-cell table:formula="of:=[.D403]/6" office:value-type="float" office:value="0.156754226405229" calcext:value-type="float">
            <text:p>0.156754226405229</text:p>
          </table:table-cell>
          <table:table-cell table:formula="of:=[.E403]*2" office:value-type="float" office:value="0.313508452810457" calcext:value-type="float">
            <text:p>0.313508452810457</text:p>
          </table:table-cell>
          <table:table-cell table:formula="of:=[.E403]*39.3701" office:value-type="float" office:value="6.1714295689965" calcext:value-type="float">
            <text:p>6.1714295689965</text:p>
          </table:table-cell>
          <table:table-cell table:formula="of:=[.F403]*39.3701" office:value-type="float" office:value="12.342859137993" calcext:value-type="float">
            <text:p>12.342859137993</text:p>
          </table:table-cell>
        </table:table-row>
        <table:table-row table:style-name="ro1">
          <table:table-cell table:formula="of:=[.A403]+1" office:value-type="float" office:value="426" calcext:value-type="float">
            <text:p>426</text:p>
          </table:table-cell>
          <table:table-cell table:formula="of:=299792458/([.A404]*1000000)" office:value-type="float" office:value="0.703738164319249" calcext:value-type="float">
            <text:p>0.703738164319249</text:p>
          </table:table-cell>
          <table:table-cell table:formula="of:=(1/3)*[.B404]" office:value-type="float" office:value="0.234579388106416" calcext:value-type="float">
            <text:p>0.234579388106416</text:p>
          </table:table-cell>
          <table:table-cell table:formula="of:=4*[.C404]" office:value-type="float" office:value="0.938317552425665" calcext:value-type="float">
            <text:p>0.938317552425665</text:p>
          </table:table-cell>
          <table:table-cell table:formula="of:=[.D404]/6" office:value-type="float" office:value="0.156386258737611" calcext:value-type="float">
            <text:p>0.156386258737611</text:p>
          </table:table-cell>
          <table:table-cell table:formula="of:=[.E404]*2" office:value-type="float" office:value="0.312772517475222" calcext:value-type="float">
            <text:p>0.312772517475222</text:p>
          </table:table-cell>
          <table:table-cell table:formula="of:=[.E404]*39.3701" office:value-type="float" office:value="6.15694264512561" calcext:value-type="float">
            <text:p>6.15694264512561</text:p>
          </table:table-cell>
          <table:table-cell table:formula="of:=[.F404]*39.3701" office:value-type="float" office:value="12.3138852902512" calcext:value-type="float">
            <text:p>12.3138852902512</text:p>
          </table:table-cell>
        </table:table-row>
        <table:table-row table:style-name="ro1">
          <table:table-cell table:formula="of:=[.A404]+1" office:value-type="float" office:value="427" calcext:value-type="float">
            <text:p>427</text:p>
          </table:table-cell>
          <table:table-cell table:formula="of:=299792458/([.A405]*1000000)" office:value-type="float" office:value="0.702090065573771" calcext:value-type="float">
            <text:p>0.702090065573771</text:p>
          </table:table-cell>
          <table:table-cell table:formula="of:=(1/3)*[.B405]" office:value-type="float" office:value="0.234030021857923" calcext:value-type="float">
            <text:p>0.234030021857923</text:p>
          </table:table-cell>
          <table:table-cell table:formula="of:=4*[.C405]" office:value-type="float" office:value="0.936120087431694" calcext:value-type="float">
            <text:p>0.936120087431694</text:p>
          </table:table-cell>
          <table:table-cell table:formula="of:=[.D405]/6" office:value-type="float" office:value="0.156020014571949" calcext:value-type="float">
            <text:p>0.156020014571949</text:p>
          </table:table-cell>
          <table:table-cell table:formula="of:=[.E405]*2" office:value-type="float" office:value="0.312040029143898" calcext:value-type="float">
            <text:p>0.312040029143898</text:p>
          </table:table-cell>
          <table:table-cell table:formula="of:=[.E405]*39.3701" office:value-type="float" office:value="6.14252357569909" calcext:value-type="float">
            <text:p>6.14252357569909</text:p>
          </table:table-cell>
          <table:table-cell table:formula="of:=[.F405]*39.3701" office:value-type="float" office:value="12.2850471513982" calcext:value-type="float">
            <text:p>12.2850471513982</text:p>
          </table:table-cell>
        </table:table-row>
        <table:table-row table:style-name="ro1">
          <table:table-cell table:formula="of:=[.A405]+1" office:value-type="float" office:value="428" calcext:value-type="float">
            <text:p>428</text:p>
          </table:table-cell>
          <table:table-cell table:formula="of:=299792458/([.A406]*1000000)" office:value-type="float" office:value="0.700449668224299" calcext:value-type="float">
            <text:p>0.700449668224299</text:p>
          </table:table-cell>
          <table:table-cell table:formula="of:=(1/3)*[.B406]" office:value-type="float" office:value="0.233483222741433" calcext:value-type="float">
            <text:p>0.233483222741433</text:p>
          </table:table-cell>
          <table:table-cell table:formula="of:=4*[.C406]" office:value-type="float" office:value="0.933932890965732" calcext:value-type="float">
            <text:p>0.933932890965732</text:p>
          </table:table-cell>
          <table:table-cell table:formula="of:=[.D406]/6" office:value-type="float" office:value="0.155655481827622" calcext:value-type="float">
            <text:p>0.155655481827622</text:p>
          </table:table-cell>
          <table:table-cell table:formula="of:=[.E406]*2" office:value-type="float" office:value="0.311310963655244" calcext:value-type="float">
            <text:p>0.311310963655244</text:p>
          </table:table-cell>
          <table:table-cell table:formula="of:=[.E406]*39.3701" office:value-type="float" office:value="6.12817188510166" calcext:value-type="float">
            <text:p>6.12817188510166</text:p>
          </table:table-cell>
          <table:table-cell table:formula="of:=[.F406]*39.3701" office:value-type="float" office:value="12.2563437702033" calcext:value-type="float">
            <text:p>12.2563437702033</text:p>
          </table:table-cell>
        </table:table-row>
        <table:table-row table:style-name="ro1">
          <table:table-cell table:formula="of:=[.A406]+1" office:value-type="float" office:value="429" calcext:value-type="float">
            <text:p>429</text:p>
          </table:table-cell>
          <table:table-cell table:formula="of:=299792458/([.A407]*1000000)" office:value-type="float" office:value="0.698816918414918" calcext:value-type="float">
            <text:p>0.698816918414918</text:p>
          </table:table-cell>
          <table:table-cell table:formula="of:=(1/3)*[.B407]" office:value-type="float" office:value="0.232938972804973" calcext:value-type="float">
            <text:p>0.232938972804973</text:p>
          </table:table-cell>
          <table:table-cell table:formula="of:=4*[.C407]" office:value-type="float" office:value="0.931755891219891" calcext:value-type="float">
            <text:p>0.931755891219891</text:p>
          </table:table-cell>
          <table:table-cell table:formula="of:=[.D407]/6" office:value-type="float" office:value="0.155292648536649" calcext:value-type="float">
            <text:p>0.155292648536649</text:p>
          </table:table-cell>
          <table:table-cell table:formula="of:=[.E407]*2" office:value-type="float" office:value="0.310585297073297" calcext:value-type="float">
            <text:p>0.310585297073297</text:p>
          </table:table-cell>
          <table:table-cell table:formula="of:=[.E407]*39.3701" office:value-type="float" office:value="6.11388710215271" calcext:value-type="float">
            <text:p>6.11388710215271</text:p>
          </table:table-cell>
          <table:table-cell table:formula="of:=[.F407]*39.3701" office:value-type="float" office:value="12.2277742043054" calcext:value-type="float">
            <text:p>12.2277742043054</text:p>
          </table:table-cell>
        </table:table-row>
        <table:table-row table:style-name="ro1">
          <table:table-cell table:formula="of:=[.A407]+1" office:value-type="float" office:value="430" calcext:value-type="float">
            <text:p>430</text:p>
          </table:table-cell>
          <table:table-cell table:formula="of:=299792458/([.A408]*1000000)" office:value-type="float" office:value="0.697191762790698" calcext:value-type="float">
            <text:p>0.697191762790698</text:p>
          </table:table-cell>
          <table:table-cell table:formula="of:=(1/3)*[.B408]" office:value-type="float" office:value="0.232397254263566" calcext:value-type="float">
            <text:p>0.232397254263566</text:p>
          </table:table-cell>
          <table:table-cell table:formula="of:=4*[.C408]" office:value-type="float" office:value="0.929589017054263" calcext:value-type="float">
            <text:p>0.929589017054263</text:p>
          </table:table-cell>
          <table:table-cell table:formula="of:=[.D408]/6" office:value-type="float" office:value="0.154931502842377" calcext:value-type="float">
            <text:p>0.154931502842377</text:p>
          </table:table-cell>
          <table:table-cell table:formula="of:=[.E408]*2" office:value-type="float" office:value="0.309863005684754" calcext:value-type="float">
            <text:p>0.309863005684754</text:p>
          </table:table-cell>
          <table:table-cell table:formula="of:=[.E408]*39.3701" office:value-type="float" office:value="6.09966876005468" calcext:value-type="float">
            <text:p>6.09966876005468</text:p>
          </table:table-cell>
          <table:table-cell table:formula="of:=[.F408]*39.3701" office:value-type="float" office:value="12.1993375201094" calcext:value-type="float">
            <text:p>12.1993375201094</text:p>
          </table:table-cell>
        </table:table-row>
        <table:table-row table:style-name="ro1">
          <table:table-cell table:formula="of:=[.A408]+1" office:value-type="float" office:value="431" calcext:value-type="float">
            <text:p>431</text:p>
          </table:table-cell>
          <table:table-cell table:formula="of:=299792458/([.A409]*1000000)" office:value-type="float" office:value="0.695574148491879" calcext:value-type="float">
            <text:p>0.695574148491879</text:p>
          </table:table-cell>
          <table:table-cell table:formula="of:=(1/3)*[.B409]" office:value-type="float" office:value="0.231858049497293" calcext:value-type="float">
            <text:p>0.231858049497293</text:p>
          </table:table-cell>
          <table:table-cell table:formula="of:=4*[.C409]" office:value-type="float" office:value="0.927432197989172" calcext:value-type="float">
            <text:p>0.927432197989172</text:p>
          </table:table-cell>
          <table:table-cell table:formula="of:=[.D409]/6" office:value-type="float" office:value="0.154572032998195" calcext:value-type="float">
            <text:p>0.154572032998195</text:p>
          </table:table-cell>
          <table:table-cell table:formula="of:=[.E409]*2" office:value-type="float" office:value="0.309144065996391" calcext:value-type="float">
            <text:p>0.309144065996391</text:p>
          </table:table-cell>
          <table:table-cell table:formula="of:=[.E409]*39.3701" office:value-type="float" office:value="6.08551639634225" calcext:value-type="float">
            <text:p>6.08551639634225</text:p>
          </table:table-cell>
          <table:table-cell table:formula="of:=[.F409]*39.3701" office:value-type="float" office:value="12.1710327926845" calcext:value-type="float">
            <text:p>12.1710327926845</text:p>
          </table:table-cell>
        </table:table-row>
        <table:table-row table:style-name="ro1">
          <table:table-cell table:formula="of:=[.A409]+1" office:value-type="float" office:value="432" calcext:value-type="float">
            <text:p>432</text:p>
          </table:table-cell>
          <table:table-cell table:formula="of:=299792458/([.A410]*1000000)" office:value-type="float" office:value="0.693964023148148" calcext:value-type="float">
            <text:p>0.693964023148148</text:p>
          </table:table-cell>
          <table:table-cell table:formula="of:=(1/3)*[.B410]" office:value-type="float" office:value="0.231321341049383" calcext:value-type="float">
            <text:p>0.231321341049383</text:p>
          </table:table-cell>
          <table:table-cell table:formula="of:=4*[.C410]" office:value-type="float" office:value="0.925285364197531" calcext:value-type="float">
            <text:p>0.925285364197531</text:p>
          </table:table-cell>
          <table:table-cell table:formula="of:=[.D410]/6" office:value-type="float" office:value="0.154214227366255" calcext:value-type="float">
            <text:p>0.154214227366255</text:p>
          </table:table-cell>
          <table:table-cell table:formula="of:=[.E410]*2" office:value-type="float" office:value="0.30842845473251" calcext:value-type="float">
            <text:p>0.30842845473251</text:p>
          </table:table-cell>
          <table:table-cell table:formula="of:=[.E410]*39.3701" office:value-type="float" office:value="6.0714295528322" calcext:value-type="float">
            <text:p>6.0714295528322</text:p>
          </table:table-cell>
          <table:table-cell table:formula="of:=[.F410]*39.3701" office:value-type="float" office:value="12.1428591056644" calcext:value-type="float">
            <text:p>12.1428591056644</text:p>
          </table:table-cell>
        </table:table-row>
        <table:table-row table:style-name="ro1">
          <table:table-cell table:formula="of:=[.A410]+1" office:value-type="float" office:value="433" calcext:value-type="float">
            <text:p>433</text:p>
          </table:table-cell>
          <table:table-cell table:formula="of:=299792458/([.A411]*1000000)" office:value-type="float" office:value="0.692361334872979" calcext:value-type="float">
            <text:p>0.692361334872979</text:p>
          </table:table-cell>
          <table:table-cell table:formula="of:=(1/3)*[.B411]" office:value-type="float" office:value="0.230787111624326" calcext:value-type="float">
            <text:p>0.230787111624326</text:p>
          </table:table-cell>
          <table:table-cell table:formula="of:=4*[.C411]" office:value-type="float" office:value="0.923148446497306" calcext:value-type="float">
            <text:p>0.923148446497306</text:p>
          </table:table-cell>
          <table:table-cell table:formula="of:=[.D411]/6" office:value-type="float" office:value="0.153858074416218" calcext:value-type="float">
            <text:p>0.153858074416218</text:p>
          </table:table-cell>
          <table:table-cell table:formula="of:=[.E411]*2" office:value-type="float" office:value="0.307716148832435" calcext:value-type="float">
            <text:p>0.307716148832435</text:p>
          </table:table-cell>
          <table:table-cell table:formula="of:=[.E411]*39.3701" office:value-type="float" office:value="6.05740777557393" calcext:value-type="float">
            <text:p>6.05740777557393</text:p>
          </table:table-cell>
          <table:table-cell table:formula="of:=[.F411]*39.3701" office:value-type="float" office:value="12.1148155511479" calcext:value-type="float">
            <text:p>12.1148155511479</text:p>
          </table:table-cell>
        </table:table-row>
        <table:table-row table:style-name="ro1">
          <table:table-cell table:formula="of:=[.A411]+1" office:value-type="float" office:value="434" calcext:value-type="float">
            <text:p>434</text:p>
          </table:table-cell>
          <table:table-cell table:formula="of:=299792458/([.A412]*1000000)" office:value-type="float" office:value="0.690766032258065" calcext:value-type="float">
            <text:p>0.690766032258065</text:p>
          </table:table-cell>
          <table:table-cell table:formula="of:=(1/3)*[.B412]" office:value-type="float" office:value="0.230255344086021" calcext:value-type="float">
            <text:p>0.230255344086021</text:p>
          </table:table-cell>
          <table:table-cell table:formula="of:=4*[.C412]" office:value-type="float" office:value="0.921021376344086" calcext:value-type="float">
            <text:p>0.921021376344086</text:p>
          </table:table-cell>
          <table:table-cell table:formula="of:=[.D412]/6" office:value-type="float" office:value="0.153503562724014" calcext:value-type="float">
            <text:p>0.153503562724014</text:p>
          </table:table-cell>
          <table:table-cell table:formula="of:=[.E412]*2" office:value-type="float" office:value="0.307007125448029" calcext:value-type="float">
            <text:p>0.307007125448029</text:p>
          </table:table-cell>
          <table:table-cell table:formula="of:=[.E412]*39.3701" office:value-type="float" office:value="6.04345061480072" calcext:value-type="float">
            <text:p>6.04345061480072</text:p>
          </table:table-cell>
          <table:table-cell table:formula="of:=[.F412]*39.3701" office:value-type="float" office:value="12.0869012296014" calcext:value-type="float">
            <text:p>12.0869012296014</text:p>
          </table:table-cell>
        </table:table-row>
        <table:table-row table:style-name="ro1">
          <table:table-cell table:formula="of:=[.A412]+1" office:value-type="float" office:value="435" calcext:value-type="float">
            <text:p>435</text:p>
          </table:table-cell>
          <table:table-cell table:formula="of:=299792458/([.A413]*1000000)" office:value-type="float" office:value="0.689178064367816" calcext:value-type="float">
            <text:p>0.689178064367816</text:p>
          </table:table-cell>
          <table:table-cell table:formula="of:=(1/3)*[.B413]" office:value-type="float" office:value="0.229726021455939" calcext:value-type="float">
            <text:p>0.229726021455939</text:p>
          </table:table-cell>
          <table:table-cell table:formula="of:=4*[.C413]" office:value-type="float" office:value="0.918904085823755" calcext:value-type="float">
            <text:p>0.918904085823755</text:p>
          </table:table-cell>
          <table:table-cell table:formula="of:=[.D413]/6" office:value-type="float" office:value="0.153150680970626" calcext:value-type="float">
            <text:p>0.153150680970626</text:p>
          </table:table-cell>
          <table:table-cell table:formula="of:=[.E413]*2" office:value-type="float" office:value="0.306301361941252" calcext:value-type="float">
            <text:p>0.306301361941252</text:p>
          </table:table-cell>
          <table:table-cell table:formula="of:=[.E413]*39.3701" office:value-type="float" office:value="6.02955762488164" calcext:value-type="float">
            <text:p>6.02955762488164</text:p>
          </table:table-cell>
          <table:table-cell table:formula="of:=[.F413]*39.3701" office:value-type="float" office:value="12.0591152497633" calcext:value-type="float">
            <text:p>12.0591152497633</text:p>
          </table:table-cell>
        </table:table-row>
        <table:table-row table:style-name="ro1">
          <table:table-cell table:formula="of:=[.A413]+1" office:value-type="float" office:value="436" calcext:value-type="float">
            <text:p>436</text:p>
          </table:table-cell>
          <table:table-cell table:formula="of:=299792458/([.A414]*1000000)" office:value-type="float" office:value="0.687597380733945" calcext:value-type="float">
            <text:p>0.687597380733945</text:p>
          </table:table-cell>
          <table:table-cell table:formula="of:=(1/3)*[.B414]" office:value-type="float" office:value="0.229199126911315" calcext:value-type="float">
            <text:p>0.229199126911315</text:p>
          </table:table-cell>
          <table:table-cell table:formula="of:=4*[.C414]" office:value-type="float" office:value="0.91679650764526" calcext:value-type="float">
            <text:p>0.91679650764526</text:p>
          </table:table-cell>
          <table:table-cell table:formula="of:=[.D414]/6" office:value-type="float" office:value="0.152799417940877" calcext:value-type="float">
            <text:p>0.152799417940877</text:p>
          </table:table-cell>
          <table:table-cell table:formula="of:=[.E414]*2" office:value-type="float" office:value="0.305598835881753" calcext:value-type="float">
            <text:p>0.305598835881753</text:p>
          </table:table-cell>
          <table:table-cell table:formula="of:=[.E414]*39.3701" office:value-type="float" office:value="6.01572836427411" calcext:value-type="float">
            <text:p>6.01572836427411</text:p>
          </table:table-cell>
          <table:table-cell table:formula="of:=[.F414]*39.3701" office:value-type="float" office:value="12.0314567285482" calcext:value-type="float">
            <text:p>12.0314567285482</text:p>
          </table:table-cell>
        </table:table-row>
        <table:table-row table:style-name="ro1">
          <table:table-cell table:formula="of:=[.A414]+1" office:value-type="float" office:value="437" calcext:value-type="float">
            <text:p>437</text:p>
          </table:table-cell>
          <table:table-cell table:formula="of:=299792458/([.A415]*1000000)" office:value-type="float" office:value="0.686023931350114" calcext:value-type="float">
            <text:p>0.686023931350114</text:p>
          </table:table-cell>
          <table:table-cell table:formula="of:=(1/3)*[.B415]" office:value-type="float" office:value="0.228674643783371" calcext:value-type="float">
            <text:p>0.228674643783371</text:p>
          </table:table-cell>
          <table:table-cell table:formula="of:=4*[.C415]" office:value-type="float" office:value="0.914698575133486" calcext:value-type="float">
            <text:p>0.914698575133486</text:p>
          </table:table-cell>
          <table:table-cell table:formula="of:=[.D415]/6" office:value-type="float" office:value="0.152449762522248" calcext:value-type="float">
            <text:p>0.152449762522248</text:p>
          </table:table-cell>
          <table:table-cell table:formula="of:=[.E415]*2" office:value-type="float" office:value="0.304899525044495" calcext:value-type="float">
            <text:p>0.304899525044495</text:p>
          </table:table-cell>
          <table:table-cell table:formula="of:=[.E415]*39.3701" office:value-type="float" office:value="6.00196239547714" calcext:value-type="float">
            <text:p>6.00196239547714</text:p>
          </table:table-cell>
          <table:table-cell table:formula="of:=[.F415]*39.3701" office:value-type="float" office:value="12.0039247909543" calcext:value-type="float">
            <text:p>12.0039247909543</text:p>
          </table:table-cell>
        </table:table-row>
        <table:table-row table:style-name="ro1">
          <table:table-cell table:formula="of:=[.A415]+1" office:value-type="float" office:value="438" calcext:value-type="float">
            <text:p>438</text:p>
          </table:table-cell>
          <table:table-cell table:formula="of:=299792458/([.A416]*1000000)" office:value-type="float" office:value="0.684457666666667" calcext:value-type="float">
            <text:p>0.684457666666667</text:p>
          </table:table-cell>
          <table:table-cell table:formula="of:=(1/3)*[.B416]" office:value-type="float" office:value="0.228152555555556" calcext:value-type="float">
            <text:p>0.228152555555556</text:p>
          </table:table-cell>
          <table:table-cell table:formula="of:=4*[.C416]" office:value-type="float" office:value="0.912610222222222" calcext:value-type="float">
            <text:p>0.912610222222222</text:p>
          </table:table-cell>
          <table:table-cell table:formula="of:=[.D416]/6" office:value-type="float" office:value="0.152101703703704" calcext:value-type="float">
            <text:p>0.152101703703704</text:p>
          </table:table-cell>
          <table:table-cell table:formula="of:=[.E416]*2" office:value-type="float" office:value="0.304203407407407" calcext:value-type="float">
            <text:p>0.304203407407407</text:p>
          </table:table-cell>
          <table:table-cell table:formula="of:=[.E416]*39.3701" office:value-type="float" office:value="5.98825928498518" calcext:value-type="float">
            <text:p>5.98825928498518</text:p>
          </table:table-cell>
          <table:table-cell table:formula="of:=[.F416]*39.3701" office:value-type="float" office:value="11.9765185699704" calcext:value-type="float">
            <text:p>11.9765185699704</text:p>
          </table:table-cell>
        </table:table-row>
        <table:table-row table:style-name="ro1">
          <table:table-cell table:formula="of:=[.A416]+1" office:value-type="float" office:value="439" calcext:value-type="float">
            <text:p>439</text:p>
          </table:table-cell>
          <table:table-cell table:formula="of:=299792458/([.A417]*1000000)" office:value-type="float" office:value="0.682898537585421" calcext:value-type="float">
            <text:p>0.682898537585421</text:p>
          </table:table-cell>
          <table:table-cell table:formula="of:=(1/3)*[.B417]" office:value-type="float" office:value="0.227632845861807" calcext:value-type="float">
            <text:p>0.227632845861807</text:p>
          </table:table-cell>
          <table:table-cell table:formula="of:=4*[.C417]" office:value-type="float" office:value="0.910531383447228" calcext:value-type="float">
            <text:p>0.910531383447228</text:p>
          </table:table-cell>
          <table:table-cell table:formula="of:=[.D417]/6" office:value-type="float" office:value="0.151755230574538" calcext:value-type="float">
            <text:p>0.151755230574538</text:p>
          </table:table-cell>
          <table:table-cell table:formula="of:=[.E417]*2" office:value-type="float" office:value="0.303510461149076" calcext:value-type="float">
            <text:p>0.303510461149076</text:p>
          </table:table-cell>
          <table:table-cell table:formula="of:=[.E417]*39.3701" office:value-type="float" office:value="5.97461860324262" calcext:value-type="float">
            <text:p>5.97461860324262</text:p>
          </table:table-cell>
          <table:table-cell table:formula="of:=[.F417]*39.3701" office:value-type="float" office:value="11.9492372064852" calcext:value-type="float">
            <text:p>11.9492372064852</text:p>
          </table:table-cell>
        </table:table-row>
        <table:table-row table:style-name="ro1">
          <table:table-cell table:formula="of:=[.A417]+1" office:value-type="float" office:value="440" calcext:value-type="float">
            <text:p>440</text:p>
          </table:table-cell>
          <table:table-cell table:formula="of:=299792458/([.A418]*1000000)" office:value-type="float" office:value="0.681346495454546" calcext:value-type="float">
            <text:p>0.681346495454546</text:p>
          </table:table-cell>
          <table:table-cell table:formula="of:=(1/3)*[.B418]" office:value-type="float" office:value="0.227115498484848" calcext:value-type="float">
            <text:p>0.227115498484848</text:p>
          </table:table-cell>
          <table:table-cell table:formula="of:=4*[.C418]" office:value-type="float" office:value="0.908461993939394" calcext:value-type="float">
            <text:p>0.908461993939394</text:p>
          </table:table-cell>
          <table:table-cell table:formula="of:=[.D418]/6" office:value-type="float" office:value="0.151410332323232" calcext:value-type="float">
            <text:p>0.151410332323232</text:p>
          </table:table-cell>
          <table:table-cell table:formula="of:=[.E418]*2" office:value-type="float" office:value="0.302820664646465" calcext:value-type="float">
            <text:p>0.302820664646465</text:p>
          </table:table-cell>
          <table:table-cell table:formula="of:=[.E418]*39.3701" office:value-type="float" office:value="5.96103992459889" calcext:value-type="float">
            <text:p>5.96103992459889</text:p>
          </table:table-cell>
          <table:table-cell table:formula="of:=[.F418]*39.3701" office:value-type="float" office:value="11.9220798491978" calcext:value-type="float">
            <text:p>11.9220798491978</text:p>
          </table:table-cell>
        </table:table-row>
        <table:table-row table:style-name="ro1">
          <table:table-cell table:formula="of:=[.A418]+1" office:value-type="float" office:value="441" calcext:value-type="float">
            <text:p>441</text:p>
          </table:table-cell>
          <table:table-cell table:formula="of:=299792458/([.A419]*1000000)" office:value-type="float" office:value="0.679801492063492" calcext:value-type="float">
            <text:p>0.679801492063492</text:p>
          </table:table-cell>
          <table:table-cell table:formula="of:=(1/3)*[.B419]" office:value-type="float" office:value="0.226600497354497" calcext:value-type="float">
            <text:p>0.226600497354497</text:p>
          </table:table-cell>
          <table:table-cell table:formula="of:=4*[.C419]" office:value-type="float" office:value="0.906401989417989" calcext:value-type="float">
            <text:p>0.906401989417989</text:p>
          </table:table-cell>
          <table:table-cell table:formula="of:=[.D419]/6" office:value-type="float" office:value="0.151066998236332" calcext:value-type="float">
            <text:p>0.151066998236332</text:p>
          </table:table-cell>
          <table:table-cell table:formula="of:=[.E419]*2" office:value-type="float" office:value="0.302133996472663" calcext:value-type="float">
            <text:p>0.302133996472663</text:p>
          </table:table-cell>
          <table:table-cell table:formula="of:=[.E419]*39.3701" office:value-type="float" office:value="5.9475228272642" calcext:value-type="float">
            <text:p>5.9475228272642</text:p>
          </table:table-cell>
          <table:table-cell table:formula="of:=[.F419]*39.3701" office:value-type="float" office:value="11.8950456545284" calcext:value-type="float">
            <text:p>11.8950456545284</text:p>
          </table:table-cell>
        </table:table-row>
        <table:table-row table:style-name="ro1">
          <table:table-cell table:formula="of:=[.A419]+1" office:value-type="float" office:value="442" calcext:value-type="float">
            <text:p>442</text:p>
          </table:table-cell>
          <table:table-cell table:formula="of:=299792458/([.A420]*1000000)" office:value-type="float" office:value="0.678263479638009" calcext:value-type="float">
            <text:p>0.678263479638009</text:p>
          </table:table-cell>
          <table:table-cell table:formula="of:=(1/3)*[.B420]" office:value-type="float" office:value="0.226087826546003" calcext:value-type="float">
            <text:p>0.226087826546003</text:p>
          </table:table-cell>
          <table:table-cell table:formula="of:=4*[.C420]" office:value-type="float" office:value="0.904351306184012" calcext:value-type="float">
            <text:p>0.904351306184012</text:p>
          </table:table-cell>
          <table:table-cell table:formula="of:=[.D420]/6" office:value-type="float" office:value="0.150725217697335" calcext:value-type="float">
            <text:p>0.150725217697335</text:p>
          </table:table-cell>
          <table:table-cell table:formula="of:=[.E420]*2" office:value-type="float" office:value="0.301450435394671" calcext:value-type="float">
            <text:p>0.301450435394671</text:p>
          </table:table-cell>
          <table:table-cell table:formula="of:=[.E420]*39.3701" office:value-type="float" office:value="5.93406689326586" calcext:value-type="float">
            <text:p>5.93406689326586</text:p>
          </table:table-cell>
          <table:table-cell table:formula="of:=[.F420]*39.3701" office:value-type="float" office:value="11.8681337865317" calcext:value-type="float">
            <text:p>11.8681337865317</text:p>
          </table:table-cell>
        </table:table-row>
        <table:table-row table:style-name="ro1">
          <table:table-cell table:formula="of:=[.A420]+1" office:value-type="float" office:value="443" calcext:value-type="float">
            <text:p>443</text:p>
          </table:table-cell>
          <table:table-cell table:formula="of:=299792458/([.A421]*1000000)" office:value-type="float" office:value="0.676732410835214" calcext:value-type="float">
            <text:p>0.676732410835214</text:p>
          </table:table-cell>
          <table:table-cell table:formula="of:=(1/3)*[.B421]" office:value-type="float" office:value="0.225577470278405" calcext:value-type="float">
            <text:p>0.225577470278405</text:p>
          </table:table-cell>
          <table:table-cell table:formula="of:=4*[.C421]" office:value-type="float" office:value="0.902309881113619" calcext:value-type="float">
            <text:p>0.902309881113619</text:p>
          </table:table-cell>
          <table:table-cell table:formula="of:=[.D421]/6" office:value-type="float" office:value="0.150384980185603" calcext:value-type="float">
            <text:p>0.150384980185603</text:p>
          </table:table-cell>
          <table:table-cell table:formula="of:=[.E421]*2" office:value-type="float" office:value="0.300769960371206" calcext:value-type="float">
            <text:p>0.300769960371206</text:p>
          </table:table-cell>
          <table:table-cell table:formula="of:=[.E421]*39.3701" office:value-type="float" office:value="5.92067170840522" calcext:value-type="float">
            <text:p>5.92067170840522</text:p>
          </table:table-cell>
          <table:table-cell table:formula="of:=[.F421]*39.3701" office:value-type="float" office:value="11.8413434168104" calcext:value-type="float">
            <text:p>11.8413434168104</text:p>
          </table:table-cell>
        </table:table-row>
        <table:table-row table:style-name="ro1">
          <table:table-cell table:formula="of:=[.A421]+1" office:value-type="float" office:value="444" calcext:value-type="float">
            <text:p>444</text:p>
          </table:table-cell>
          <table:table-cell table:formula="of:=299792458/([.A422]*1000000)" office:value-type="float" office:value="0.675208238738739" calcext:value-type="float">
            <text:p>0.675208238738739</text:p>
          </table:table-cell>
          <table:table-cell table:formula="of:=(1/3)*[.B422]" office:value-type="float" office:value="0.225069412912913" calcext:value-type="float">
            <text:p>0.225069412912913</text:p>
          </table:table-cell>
          <table:table-cell table:formula="of:=4*[.C422]" office:value-type="float" office:value="0.900277651651651" calcext:value-type="float">
            <text:p>0.900277651651651</text:p>
          </table:table-cell>
          <table:table-cell table:formula="of:=[.D422]/6" office:value-type="float" office:value="0.150046275275275" calcext:value-type="float">
            <text:p>0.150046275275275</text:p>
          </table:table-cell>
          <table:table-cell table:formula="of:=[.E422]*2" office:value-type="float" office:value="0.30009255055055" calcext:value-type="float">
            <text:p>0.30009255055055</text:p>
          </table:table-cell>
          <table:table-cell table:formula="of:=[.E422]*39.3701" office:value-type="float" office:value="5.90733686221511" calcext:value-type="float">
            <text:p>5.90733686221511</text:p>
          </table:table-cell>
          <table:table-cell table:formula="of:=[.F422]*39.3701" office:value-type="float" office:value="11.8146737244302" calcext:value-type="float">
            <text:p>11.8146737244302</text:p>
          </table:table-cell>
        </table:table-row>
        <table:table-row table:style-name="ro1">
          <table:table-cell table:formula="of:=[.A422]+1" office:value-type="float" office:value="445" calcext:value-type="float">
            <text:p>445</text:p>
          </table:table-cell>
          <table:table-cell table:formula="of:=299792458/([.A423]*1000000)" office:value-type="float" office:value="0.673690916853933" calcext:value-type="float">
            <text:p>0.673690916853933</text:p>
          </table:table-cell>
          <table:table-cell table:formula="of:=(1/3)*[.B423]" office:value-type="float" office:value="0.224563638951311" calcext:value-type="float">
            <text:p>0.224563638951311</text:p>
          </table:table-cell>
          <table:table-cell table:formula="of:=4*[.C423]" office:value-type="float" office:value="0.898254555805243" calcext:value-type="float">
            <text:p>0.898254555805243</text:p>
          </table:table-cell>
          <table:table-cell table:formula="of:=[.D423]/6" office:value-type="float" office:value="0.149709092634207" calcext:value-type="float">
            <text:p>0.149709092634207</text:p>
          </table:table-cell>
          <table:table-cell table:formula="of:=[.E423]*2" office:value-type="float" office:value="0.299418185268414" calcext:value-type="float">
            <text:p>0.299418185268414</text:p>
          </table:table-cell>
          <table:table-cell table:formula="of:=[.E423]*39.3701" office:value-type="float" office:value="5.894061947918" calcext:value-type="float">
            <text:p>5.894061947918</text:p>
          </table:table-cell>
          <table:table-cell table:formula="of:=[.F423]*39.3701" office:value-type="float" office:value="11.788123895836" calcext:value-type="float">
            <text:p>11.788123895836</text:p>
          </table:table-cell>
        </table:table-row>
        <table:table-row table:style-name="ro1">
          <table:table-cell table:formula="of:=[.A423]+1" office:value-type="float" office:value="446" calcext:value-type="float">
            <text:p>446</text:p>
          </table:table-cell>
          <table:table-cell table:formula="of:=299792458/([.A424]*1000000)" office:value-type="float" office:value="0.672180399103139" calcext:value-type="float">
            <text:p>0.672180399103139</text:p>
          </table:table-cell>
          <table:table-cell table:formula="of:=(1/3)*[.B424]" office:value-type="float" office:value="0.22406013303438" calcext:value-type="float">
            <text:p>0.22406013303438</text:p>
          </table:table-cell>
          <table:table-cell table:formula="of:=4*[.C424]" office:value-type="float" office:value="0.896240532137519" calcext:value-type="float">
            <text:p>0.896240532137519</text:p>
          </table:table-cell>
          <table:table-cell table:formula="of:=[.D424]/6" office:value-type="float" office:value="0.14937342202292" calcext:value-type="float">
            <text:p>0.14937342202292</text:p>
          </table:table-cell>
          <table:table-cell table:formula="of:=[.E424]*2" office:value-type="float" office:value="0.29874684404584" calcext:value-type="float">
            <text:p>0.29874684404584</text:p>
          </table:table-cell>
          <table:table-cell table:formula="of:=[.E424]*39.3701" office:value-type="float" office:value="5.88084656238455" calcext:value-type="float">
            <text:p>5.88084656238455</text:p>
          </table:table-cell>
          <table:table-cell table:formula="of:=[.F424]*39.3701" office:value-type="float" office:value="11.7616931247691" calcext:value-type="float">
            <text:p>11.7616931247691</text:p>
          </table:table-cell>
        </table:table-row>
        <table:table-row table:style-name="ro1">
          <table:table-cell table:formula="of:=[.A424]+1" office:value-type="float" office:value="447" calcext:value-type="float">
            <text:p>447</text:p>
          </table:table-cell>
          <table:table-cell table:formula="of:=299792458/([.A425]*1000000)" office:value-type="float" office:value="0.670676639821029" calcext:value-type="float">
            <text:p>0.670676639821029</text:p>
          </table:table-cell>
          <table:table-cell table:formula="of:=(1/3)*[.B425]" office:value-type="float" office:value="0.223558879940343" calcext:value-type="float">
            <text:p>0.223558879940343</text:p>
          </table:table-cell>
          <table:table-cell table:formula="of:=4*[.C425]" office:value-type="float" office:value="0.894235519761372" calcext:value-type="float">
            <text:p>0.894235519761372</text:p>
          </table:table-cell>
          <table:table-cell table:formula="of:=[.D425]/6" office:value-type="float" office:value="0.149039253293562" calcext:value-type="float">
            <text:p>0.149039253293562</text:p>
          </table:table-cell>
          <table:table-cell table:formula="of:=[.E425]*2" office:value-type="float" office:value="0.298078506587124" calcext:value-type="float">
            <text:p>0.298078506587124</text:p>
          </table:table-cell>
          <table:table-cell table:formula="of:=[.E425]*39.3701" office:value-type="float" office:value="5.86769030609287" calcext:value-type="float">
            <text:p>5.86769030609287</text:p>
          </table:table-cell>
          <table:table-cell table:formula="of:=[.F425]*39.3701" office:value-type="float" office:value="11.7353806121857" calcext:value-type="float">
            <text:p>11.7353806121857</text:p>
          </table:table-cell>
        </table:table-row>
        <table:table-row table:style-name="ro1">
          <table:table-cell table:formula="of:=[.A425]+1" office:value-type="float" office:value="448" calcext:value-type="float">
            <text:p>448</text:p>
          </table:table-cell>
          <table:table-cell table:formula="of:=299792458/([.A426]*1000000)" office:value-type="float" office:value="0.66917959375" calcext:value-type="float">
            <text:p>0.66917959375</text:p>
          </table:table-cell>
          <table:table-cell table:formula="of:=(1/3)*[.B426]" office:value-type="float" office:value="0.223059864583333" calcext:value-type="float">
            <text:p>0.223059864583333</text:p>
          </table:table-cell>
          <table:table-cell table:formula="of:=4*[.C426]" office:value-type="float" office:value="0.892239458333333" calcext:value-type="float">
            <text:p>0.892239458333333</text:p>
          </table:table-cell>
          <table:table-cell table:formula="of:=[.D426]/6" office:value-type="float" office:value="0.148706576388889" calcext:value-type="float">
            <text:p>0.148706576388889</text:p>
          </table:table-cell>
          <table:table-cell table:formula="of:=[.E426]*2" office:value-type="float" office:value="0.297413152777778" calcext:value-type="float">
            <text:p>0.297413152777778</text:p>
          </table:table-cell>
          <table:table-cell table:formula="of:=[.E426]*39.3701" office:value-type="float" office:value="5.85459278308819" calcext:value-type="float">
            <text:p>5.85459278308819</text:p>
          </table:table-cell>
          <table:table-cell table:formula="of:=[.F426]*39.3701" office:value-type="float" office:value="11.7091855661764" calcext:value-type="float">
            <text:p>11.7091855661764</text:p>
          </table:table-cell>
        </table:table-row>
        <table:table-row table:style-name="ro1">
          <table:table-cell table:formula="of:=[.A426]+1" office:value-type="float" office:value="449" calcext:value-type="float">
            <text:p>449</text:p>
          </table:table-cell>
          <table:table-cell table:formula="of:=299792458/([.A427]*1000000)" office:value-type="float" office:value="0.667689216035635" calcext:value-type="float">
            <text:p>0.667689216035635</text:p>
          </table:table-cell>
          <table:table-cell table:formula="of:=(1/3)*[.B427]" office:value-type="float" office:value="0.222563072011878" calcext:value-type="float">
            <text:p>0.222563072011878</text:p>
          </table:table-cell>
          <table:table-cell table:formula="of:=4*[.C427]" office:value-type="float" office:value="0.890252288047513" calcext:value-type="float">
            <text:p>0.890252288047513</text:p>
          </table:table-cell>
          <table:table-cell table:formula="of:=[.D427]/6" office:value-type="float" office:value="0.148375381341252" calcext:value-type="float">
            <text:p>0.148375381341252</text:p>
          </table:table-cell>
          <table:table-cell table:formula="of:=[.E427]*2" office:value-type="float" office:value="0.296750762682504" calcext:value-type="float">
            <text:p>0.296750762682504</text:p>
          </table:table-cell>
          <table:table-cell table:formula="of:=[.E427]*39.3701" office:value-type="float" office:value="5.84155360094323" calcext:value-type="float">
            <text:p>5.84155360094323</text:p>
          </table:table-cell>
          <table:table-cell table:formula="of:=[.F427]*39.3701" office:value-type="float" office:value="11.6831072018865" calcext:value-type="float">
            <text:p>11.6831072018865</text:p>
          </table:table-cell>
        </table:table-row>
        <table:table-row table:style-name="ro1">
          <table:table-cell table:formula="of:=[.A427]+1" office:value-type="float" office:value="450" calcext:value-type="float">
            <text:p>450</text:p>
          </table:table-cell>
          <table:table-cell table:formula="of:=299792458/([.A428]*1000000)" office:value-type="float" office:value="0.666205462222222" calcext:value-type="float">
            <text:p>0.666205462222222</text:p>
          </table:table-cell>
          <table:table-cell table:formula="of:=(1/3)*[.B428]" office:value-type="float" office:value="0.222068487407407" calcext:value-type="float">
            <text:p>0.222068487407407</text:p>
          </table:table-cell>
          <table:table-cell table:formula="of:=4*[.C428]" office:value-type="float" office:value="0.88827394962963" calcext:value-type="float">
            <text:p>0.88827394962963</text:p>
          </table:table-cell>
          <table:table-cell table:formula="of:=[.D428]/6" office:value-type="float" office:value="0.148045658271605" calcext:value-type="float">
            <text:p>0.148045658271605</text:p>
          </table:table-cell>
          <table:table-cell table:formula="of:=[.E428]*2" office:value-type="float" office:value="0.29609131654321" calcext:value-type="float">
            <text:p>0.29609131654321</text:p>
          </table:table-cell>
          <table:table-cell table:formula="of:=[.E428]*39.3701" office:value-type="float" office:value="5.82857237071891" calcext:value-type="float">
            <text:p>5.82857237071891</text:p>
          </table:table-cell>
          <table:table-cell table:formula="of:=[.F428]*39.3701" office:value-type="float" office:value="11.6571447414378" calcext:value-type="float">
            <text:p>11.6571447414378</text:p>
          </table:table-cell>
        </table:table-row>
        <table:table-row table:style-name="ro1">
          <table:table-cell table:formula="of:=[.A428]+1" office:value-type="float" office:value="451" calcext:value-type="float">
            <text:p>451</text:p>
          </table:table-cell>
          <table:table-cell table:formula="of:=299792458/([.A429]*1000000)" office:value-type="float" office:value="0.664728288248337" calcext:value-type="float">
            <text:p>0.664728288248337</text:p>
          </table:table-cell>
          <table:table-cell table:formula="of:=(1/3)*[.B429]" office:value-type="float" office:value="0.221576096082779" calcext:value-type="float">
            <text:p>0.221576096082779</text:p>
          </table:table-cell>
          <table:table-cell table:formula="of:=4*[.C429]" office:value-type="float" office:value="0.886304384331116" calcext:value-type="float">
            <text:p>0.886304384331116</text:p>
          </table:table-cell>
          <table:table-cell table:formula="of:=[.D429]/6" office:value-type="float" office:value="0.147717397388519" calcext:value-type="float">
            <text:p>0.147717397388519</text:p>
          </table:table-cell>
          <table:table-cell table:formula="of:=[.E429]*2" office:value-type="float" office:value="0.295434794777039" calcext:value-type="float">
            <text:p>0.295434794777039</text:p>
          </table:table-cell>
          <table:table-cell table:formula="of:=[.E429]*39.3701" office:value-type="float" office:value="5.81564870692575" calcext:value-type="float">
            <text:p>5.81564870692575</text:p>
          </table:table-cell>
          <table:table-cell table:formula="of:=[.F429]*39.3701" office:value-type="float" office:value="11.6312974138515" calcext:value-type="float">
            <text:p>11.6312974138515</text:p>
          </table:table-cell>
        </table:table-row>
        <table:table-row table:style-name="ro1">
          <table:table-cell table:formula="of:=[.A429]+1" office:value-type="float" office:value="452" calcext:value-type="float">
            <text:p>452</text:p>
          </table:table-cell>
          <table:table-cell table:formula="of:=299792458/([.A430]*1000000)" office:value-type="float" office:value="0.663257650442478" calcext:value-type="float">
            <text:p>0.663257650442478</text:p>
          </table:table-cell>
          <table:table-cell table:formula="of:=(1/3)*[.B430]" office:value-type="float" office:value="0.221085883480826" calcext:value-type="float">
            <text:p>0.221085883480826</text:p>
          </table:table-cell>
          <table:table-cell table:formula="of:=4*[.C430]" office:value-type="float" office:value="0.884343533923304" calcext:value-type="float">
            <text:p>0.884343533923304</text:p>
          </table:table-cell>
          <table:table-cell table:formula="of:=[.D430]/6" office:value-type="float" office:value="0.147390588987217" calcext:value-type="float">
            <text:p>0.147390588987217</text:p>
          </table:table-cell>
          <table:table-cell table:formula="of:=[.E430]*2" office:value-type="float" office:value="0.294781177974435" calcext:value-type="float">
            <text:p>0.294781177974435</text:p>
          </table:table-cell>
          <table:table-cell table:formula="of:=[.E430]*39.3701" office:value-type="float" office:value="5.80278222748564" calcext:value-type="float">
            <text:p>5.80278222748564</text:p>
          </table:table-cell>
          <table:table-cell table:formula="of:=[.F430]*39.3701" office:value-type="float" office:value="11.6055644549713" calcext:value-type="float">
            <text:p>11.6055644549713</text:p>
          </table:table-cell>
        </table:table-row>
        <table:table-row table:style-name="ro1">
          <table:table-cell table:formula="of:=[.A430]+1" office:value-type="float" office:value="453" calcext:value-type="float">
            <text:p>453</text:p>
          </table:table-cell>
          <table:table-cell table:formula="of:=299792458/([.A431]*1000000)" office:value-type="float" office:value="0.661793505518764" calcext:value-type="float">
            <text:p>0.661793505518764</text:p>
          </table:table-cell>
          <table:table-cell table:formula="of:=(1/3)*[.B431]" office:value-type="float" office:value="0.220597835172921" calcext:value-type="float">
            <text:p>0.220597835172921</text:p>
          </table:table-cell>
          <table:table-cell table:formula="of:=4*[.C431]" office:value-type="float" office:value="0.882391340691685" calcext:value-type="float">
            <text:p>0.882391340691685</text:p>
          </table:table-cell>
          <table:table-cell table:formula="of:=[.D431]/6" office:value-type="float" office:value="0.147065223448614" calcext:value-type="float">
            <text:p>0.147065223448614</text:p>
          </table:table-cell>
          <table:table-cell table:formula="of:=[.E431]*2" office:value-type="float" office:value="0.294130446897228" calcext:value-type="float">
            <text:p>0.294130446897228</text:p>
          </table:table-cell>
          <table:table-cell table:formula="of:=[.E431]*39.3701" office:value-type="float" office:value="5.78997255369429" calcext:value-type="float">
            <text:p>5.78997255369429</text:p>
          </table:table-cell>
          <table:table-cell table:formula="of:=[.F431]*39.3701" office:value-type="float" office:value="11.5799451073886" calcext:value-type="float">
            <text:p>11.5799451073886</text:p>
          </table:table-cell>
        </table:table-row>
        <table:table-row table:style-name="ro1">
          <table:table-cell table:formula="of:=[.A431]+1" office:value-type="float" office:value="454" calcext:value-type="float">
            <text:p>454</text:p>
          </table:table-cell>
          <table:table-cell table:formula="of:=299792458/([.A432]*1000000)" office:value-type="float" office:value="0.660335810572687" calcext:value-type="float">
            <text:p>0.660335810572687</text:p>
          </table:table-cell>
          <table:table-cell table:formula="of:=(1/3)*[.B432]" office:value-type="float" office:value="0.220111936857562" calcext:value-type="float">
            <text:p>0.220111936857562</text:p>
          </table:table-cell>
          <table:table-cell table:formula="of:=4*[.C432]" office:value-type="float" office:value="0.880447747430249" calcext:value-type="float">
            <text:p>0.880447747430249</text:p>
          </table:table-cell>
          <table:table-cell table:formula="of:=[.D432]/6" office:value-type="float" office:value="0.146741291238375" calcext:value-type="float">
            <text:p>0.146741291238375</text:p>
          </table:table-cell>
          <table:table-cell table:formula="of:=[.E432]*2" office:value-type="float" office:value="0.29348258247675" calcext:value-type="float">
            <text:p>0.29348258247675</text:p>
          </table:table-cell>
          <table:table-cell table:formula="of:=[.E432]*39.3701" office:value-type="float" office:value="5.77721931018395" calcext:value-type="float">
            <text:p>5.77721931018395</text:p>
          </table:table-cell>
          <table:table-cell table:formula="of:=[.F432]*39.3701" office:value-type="float" office:value="11.5544386203679" calcext:value-type="float">
            <text:p>11.5544386203679</text:p>
          </table:table-cell>
        </table:table-row>
        <table:table-row table:style-name="ro1">
          <table:table-cell table:formula="of:=[.A432]+1" office:value-type="float" office:value="455" calcext:value-type="float">
            <text:p>455</text:p>
          </table:table-cell>
          <table:table-cell table:formula="of:=299792458/([.A433]*1000000)" office:value-type="float" office:value="0.658884523076923" calcext:value-type="float">
            <text:p>0.658884523076923</text:p>
          </table:table-cell>
          <table:table-cell table:formula="of:=(1/3)*[.B433]" office:value-type="float" office:value="0.219628174358974" calcext:value-type="float">
            <text:p>0.219628174358974</text:p>
          </table:table-cell>
          <table:table-cell table:formula="of:=4*[.C433]" office:value-type="float" office:value="0.878512697435897" calcext:value-type="float">
            <text:p>0.878512697435897</text:p>
          </table:table-cell>
          <table:table-cell table:formula="of:=[.D433]/6" office:value-type="float" office:value="0.146418782905983" calcext:value-type="float">
            <text:p>0.146418782905983</text:p>
          </table:table-cell>
          <table:table-cell table:formula="of:=[.E433]*2" office:value-type="float" office:value="0.292837565811966" calcext:value-type="float">
            <text:p>0.292837565811966</text:p>
          </table:table-cell>
          <table:table-cell table:formula="of:=[.E433]*39.3701" office:value-type="float" office:value="5.76452212488684" calcext:value-type="float">
            <text:p>5.76452212488684</text:p>
          </table:table-cell>
          <table:table-cell table:formula="of:=[.F433]*39.3701" office:value-type="float" office:value="11.5290442497737" calcext:value-type="float">
            <text:p>11.5290442497737</text:p>
          </table:table-cell>
        </table:table-row>
        <table:table-row table:style-name="ro1">
          <table:table-cell table:formula="of:=[.A433]+1" office:value-type="float" office:value="456" calcext:value-type="float">
            <text:p>456</text:p>
          </table:table-cell>
          <table:table-cell table:formula="of:=299792458/([.A434]*1000000)" office:value-type="float" office:value="0.657439600877193" calcext:value-type="float">
            <text:p>0.657439600877193</text:p>
          </table:table-cell>
          <table:table-cell table:formula="of:=(1/3)*[.B434]" office:value-type="float" office:value="0.219146533625731" calcext:value-type="float">
            <text:p>0.219146533625731</text:p>
          </table:table-cell>
          <table:table-cell table:formula="of:=4*[.C434]" office:value-type="float" office:value="0.876586134502924" calcext:value-type="float">
            <text:p>0.876586134502924</text:p>
          </table:table-cell>
          <table:table-cell table:formula="of:=[.D434]/6" office:value-type="float" office:value="0.146097689083821" calcext:value-type="float">
            <text:p>0.146097689083821</text:p>
          </table:table-cell>
          <table:table-cell table:formula="of:=[.E434]*2" office:value-type="float" office:value="0.292195378167641" calcext:value-type="float">
            <text:p>0.292195378167641</text:p>
          </table:table-cell>
          <table:table-cell table:formula="of:=[.E434]*39.3701" office:value-type="float" office:value="5.75188062899893" calcext:value-type="float">
            <text:p>5.75188062899893</text:p>
          </table:table-cell>
          <table:table-cell table:formula="of:=[.F434]*39.3701" office:value-type="float" office:value="11.5037612579979" calcext:value-type="float">
            <text:p>11.5037612579979</text:p>
          </table:table-cell>
        </table:table-row>
        <table:table-row table:style-name="ro1">
          <table:table-cell table:formula="of:=[.A434]+1" office:value-type="float" office:value="457" calcext:value-type="float">
            <text:p>457</text:p>
          </table:table-cell>
          <table:table-cell table:formula="of:=299792458/([.A435]*1000000)" office:value-type="float" office:value="0.656001002188184" calcext:value-type="float">
            <text:p>0.656001002188184</text:p>
          </table:table-cell>
          <table:table-cell table:formula="of:=(1/3)*[.B435]" office:value-type="float" office:value="0.218667000729395" calcext:value-type="float">
            <text:p>0.218667000729395</text:p>
          </table:table-cell>
          <table:table-cell table:formula="of:=4*[.C435]" office:value-type="float" office:value="0.874668002917578" calcext:value-type="float">
            <text:p>0.874668002917578</text:p>
          </table:table-cell>
          <table:table-cell table:formula="of:=[.D435]/6" office:value-type="float" office:value="0.145778000486263" calcext:value-type="float">
            <text:p>0.145778000486263</text:p>
          </table:table-cell>
          <table:table-cell table:formula="of:=[.E435]*2" office:value-type="float" office:value="0.291556000972526" calcext:value-type="float">
            <text:p>0.291556000972526</text:p>
          </table:table-cell>
          <table:table-cell table:formula="of:=[.E435]*39.3701" office:value-type="float" office:value="5.73929445694423" calcext:value-type="float">
            <text:p>5.73929445694423</text:p>
          </table:table-cell>
          <table:table-cell table:formula="of:=[.F435]*39.3701" office:value-type="float" office:value="11.4785889138885" calcext:value-type="float">
            <text:p>11.4785889138885</text:p>
          </table:table-cell>
        </table:table-row>
        <table:table-row table:style-name="ro1">
          <table:table-cell table:formula="of:=[.A435]+1" office:value-type="float" office:value="458" calcext:value-type="float">
            <text:p>458</text:p>
          </table:table-cell>
          <table:table-cell table:formula="of:=299792458/([.A436]*1000000)" office:value-type="float" office:value="0.65456868558952" calcext:value-type="float">
            <text:p>0.65456868558952</text:p>
          </table:table-cell>
          <table:table-cell table:formula="of:=(1/3)*[.B436]" office:value-type="float" office:value="0.218189561863173" calcext:value-type="float">
            <text:p>0.218189561863173</text:p>
          </table:table-cell>
          <table:table-cell table:formula="of:=4*[.C436]" office:value-type="float" office:value="0.872758247452693" calcext:value-type="float">
            <text:p>0.872758247452693</text:p>
          </table:table-cell>
          <table:table-cell table:formula="of:=[.D436]/6" office:value-type="float" office:value="0.145459707908782" calcext:value-type="float">
            <text:p>0.145459707908782</text:p>
          </table:table-cell>
          <table:table-cell table:formula="of:=[.E436]*2" office:value-type="float" office:value="0.290919415817564" calcext:value-type="float">
            <text:p>0.290919415817564</text:p>
          </table:table-cell>
          <table:table-cell table:formula="of:=[.E436]*39.3701" office:value-type="float" office:value="5.72676324633954" calcext:value-type="float">
            <text:p>5.72676324633954</text:p>
          </table:table-cell>
          <table:table-cell table:formula="of:=[.F436]*39.3701" office:value-type="float" office:value="11.4535264926791" calcext:value-type="float">
            <text:p>11.4535264926791</text:p>
          </table:table-cell>
        </table:table-row>
        <table:table-row table:style-name="ro1">
          <table:table-cell table:formula="of:=[.A436]+1" office:value-type="float" office:value="459" calcext:value-type="float">
            <text:p>459</text:p>
          </table:table-cell>
          <table:table-cell table:formula="of:=299792458/([.A437]*1000000)" office:value-type="float" office:value="0.653142610021787" calcext:value-type="float">
            <text:p>0.653142610021787</text:p>
          </table:table-cell>
          <table:table-cell table:formula="of:=(1/3)*[.B437]" office:value-type="float" office:value="0.217714203340595" calcext:value-type="float">
            <text:p>0.217714203340595</text:p>
          </table:table-cell>
          <table:table-cell table:formula="of:=4*[.C437]" office:value-type="float" office:value="0.870856813362382" calcext:value-type="float">
            <text:p>0.870856813362382</text:p>
          </table:table-cell>
          <table:table-cell table:formula="of:=[.D437]/6" office:value-type="float" office:value="0.145142802227064" calcext:value-type="float">
            <text:p>0.145142802227064</text:p>
          </table:table-cell>
          <table:table-cell table:formula="of:=[.E437]*2" office:value-type="float" office:value="0.290285604454127" calcext:value-type="float">
            <text:p>0.290285604454127</text:p>
          </table:table-cell>
          <table:table-cell table:formula="of:=[.E437]*39.3701" office:value-type="float" office:value="5.71428663795972" calcext:value-type="float">
            <text:p>5.71428663795972</text:p>
          </table:table-cell>
          <table:table-cell table:formula="of:=[.F437]*39.3701" office:value-type="float" office:value="11.4285732759194" calcext:value-type="float">
            <text:p>11.4285732759194</text:p>
          </table:table-cell>
        </table:table-row>
        <table:table-row table:style-name="ro1">
          <table:table-cell table:formula="of:=[.A437]+1" office:value-type="float" office:value="460" calcext:value-type="float">
            <text:p>460</text:p>
          </table:table-cell>
          <table:table-cell table:formula="of:=299792458/([.A438]*1000000)" office:value-type="float" office:value="0.651722734782609" calcext:value-type="float">
            <text:p>0.651722734782609</text:p>
          </table:table-cell>
          <table:table-cell table:formula="of:=(1/3)*[.B438]" office:value-type="float" office:value="0.217240911594203" calcext:value-type="float">
            <text:p>0.217240911594203</text:p>
          </table:table-cell>
          <table:table-cell table:formula="of:=4*[.C438]" office:value-type="float" office:value="0.868963646376812" calcext:value-type="float">
            <text:p>0.868963646376812</text:p>
          </table:table-cell>
          <table:table-cell table:formula="of:=[.D438]/6" office:value-type="float" office:value="0.144827274396135" calcext:value-type="float">
            <text:p>0.144827274396135</text:p>
          </table:table-cell>
          <table:table-cell table:formula="of:=[.E438]*2" office:value-type="float" office:value="0.28965454879227" calcext:value-type="float">
            <text:p>0.28965454879227</text:p>
          </table:table-cell>
          <table:table-cell table:formula="of:=[.E438]*39.3701" office:value-type="float" office:value="5.70186427570329" calcext:value-type="float">
            <text:p>5.70186427570329</text:p>
          </table:table-cell>
          <table:table-cell table:formula="of:=[.F438]*39.3701" office:value-type="float" office:value="11.4037285514066" calcext:value-type="float">
            <text:p>11.4037285514066</text:p>
          </table:table-cell>
        </table:table-row>
        <table:table-row table:style-name="ro1">
          <table:table-cell table:formula="of:=[.A438]+1" office:value-type="float" office:value="461" calcext:value-type="float">
            <text:p>461</text:p>
          </table:table-cell>
          <table:table-cell table:formula="of:=299792458/([.A439]*1000000)" office:value-type="float" office:value="0.650309019522777" calcext:value-type="float">
            <text:p>0.650309019522777</text:p>
          </table:table-cell>
          <table:table-cell table:formula="of:=(1/3)*[.B439]" office:value-type="float" office:value="0.216769673174259" calcext:value-type="float">
            <text:p>0.216769673174259</text:p>
          </table:table-cell>
          <table:table-cell table:formula="of:=4*[.C439]" office:value-type="float" office:value="0.867078692697035" calcext:value-type="float">
            <text:p>0.867078692697035</text:p>
          </table:table-cell>
          <table:table-cell table:formula="of:=[.D439]/6" office:value-type="float" office:value="0.144513115449506" calcext:value-type="float">
            <text:p>0.144513115449506</text:p>
          </table:table-cell>
          <table:table-cell table:formula="of:=[.E439]*2" office:value-type="float" office:value="0.289026230899012" calcext:value-type="float">
            <text:p>0.289026230899012</text:p>
          </table:table-cell>
          <table:table-cell table:formula="of:=[.E439]*39.3701" office:value-type="float" office:value="5.68949580655859" calcext:value-type="float">
            <text:p>5.68949580655859</text:p>
          </table:table-cell>
          <table:table-cell table:formula="of:=[.F439]*39.3701" office:value-type="float" office:value="11.3789916131172" calcext:value-type="float">
            <text:p>11.3789916131172</text:p>
          </table:table-cell>
        </table:table-row>
        <table:table-row table:style-name="ro1">
          <table:table-cell table:formula="of:=[.A439]+1" office:value-type="float" office:value="462" calcext:value-type="float">
            <text:p>462</text:p>
          </table:table-cell>
          <table:table-cell table:formula="of:=299792458/([.A440]*1000000)" office:value-type="float" office:value="0.648901424242424" calcext:value-type="float">
            <text:p>0.648901424242424</text:p>
          </table:table-cell>
          <table:table-cell table:formula="of:=(1/3)*[.B440]" office:value-type="float" office:value="0.216300474747475" calcext:value-type="float">
            <text:p>0.216300474747475</text:p>
          </table:table-cell>
          <table:table-cell table:formula="of:=4*[.C440]" office:value-type="float" office:value="0.865201898989899" calcext:value-type="float">
            <text:p>0.865201898989899</text:p>
          </table:table-cell>
          <table:table-cell table:formula="of:=[.D440]/6" office:value-type="float" office:value="0.144200316498316" calcext:value-type="float">
            <text:p>0.144200316498316</text:p>
          </table:table-cell>
          <table:table-cell table:formula="of:=[.E440]*2" office:value-type="float" office:value="0.288400632996633" calcext:value-type="float">
            <text:p>0.288400632996633</text:p>
          </table:table-cell>
          <table:table-cell table:formula="of:=[.E440]*39.3701" office:value-type="float" office:value="5.67718088057037" calcext:value-type="float">
            <text:p>5.67718088057037</text:p>
          </table:table-cell>
          <table:table-cell table:formula="of:=[.F440]*39.3701" office:value-type="float" office:value="11.3543617611407" calcext:value-type="float">
            <text:p>11.3543617611407</text:p>
          </table:table-cell>
        </table:table-row>
        <table:table-row table:style-name="ro1">
          <table:table-cell table:formula="of:=[.A440]+1" office:value-type="float" office:value="463" calcext:value-type="float">
            <text:p>463</text:p>
          </table:table-cell>
          <table:table-cell table:formula="of:=299792458/([.A441]*1000000)" office:value-type="float" office:value="0.647499909287257" calcext:value-type="float">
            <text:p>0.647499909287257</text:p>
          </table:table-cell>
          <table:table-cell table:formula="of:=(1/3)*[.B441]" office:value-type="float" office:value="0.215833303095752" calcext:value-type="float">
            <text:p>0.215833303095752</text:p>
          </table:table-cell>
          <table:table-cell table:formula="of:=4*[.C441]" office:value-type="float" office:value="0.863333212383009" calcext:value-type="float">
            <text:p>0.863333212383009</text:p>
          </table:table-cell>
          <table:table-cell table:formula="of:=[.D441]/6" office:value-type="float" office:value="0.143888868730502" calcext:value-type="float">
            <text:p>0.143888868730502</text:p>
          </table:table-cell>
          <table:table-cell table:formula="of:=[.E441]*2" office:value-type="float" office:value="0.287777737461003" calcext:value-type="float">
            <text:p>0.287777737461003</text:p>
          </table:table-cell>
          <table:table-cell table:formula="of:=[.E441]*39.3701" office:value-type="float" office:value="5.66491915080672" calcext:value-type="float">
            <text:p>5.66491915080672</text:p>
          </table:table-cell>
          <table:table-cell table:formula="of:=[.F441]*39.3701" office:value-type="float" office:value="11.3298383016134" calcext:value-type="float">
            <text:p>11.3298383016134</text:p>
          </table:table-cell>
        </table:table-row>
        <table:table-row table:style-name="ro1">
          <table:table-cell table:formula="of:=[.A441]+1" office:value-type="float" office:value="464" calcext:value-type="float">
            <text:p>464</text:p>
          </table:table-cell>
          <table:table-cell table:formula="of:=299792458/([.A442]*1000000)" office:value-type="float" office:value="0.646104435344828" calcext:value-type="float">
            <text:p>0.646104435344828</text:p>
          </table:table-cell>
          <table:table-cell table:formula="of:=(1/3)*[.B442]" office:value-type="float" office:value="0.215368145114942" calcext:value-type="float">
            <text:p>0.215368145114942</text:p>
          </table:table-cell>
          <table:table-cell table:formula="of:=4*[.C442]" office:value-type="float" office:value="0.86147258045977" calcext:value-type="float">
            <text:p>0.86147258045977</text:p>
          </table:table-cell>
          <table:table-cell table:formula="of:=[.D442]/6" office:value-type="float" office:value="0.143578763409962" calcext:value-type="float">
            <text:p>0.143578763409962</text:p>
          </table:table-cell>
          <table:table-cell table:formula="of:=[.E442]*2" office:value-type="float" office:value="0.287157526819923" calcext:value-type="float">
            <text:p>0.287157526819923</text:p>
          </table:table-cell>
          <table:table-cell table:formula="of:=[.E442]*39.3701" office:value-type="float" office:value="5.65271027332653" calcext:value-type="float">
            <text:p>5.65271027332653</text:p>
          </table:table-cell>
          <table:table-cell table:formula="of:=[.F442]*39.3701" office:value-type="float" office:value="11.3054205466531" calcext:value-type="float">
            <text:p>11.3054205466531</text:p>
          </table:table-cell>
        </table:table-row>
        <table:table-row table:style-name="ro1">
          <table:table-cell table:formula="of:=[.A442]+1" office:value-type="float" office:value="465" calcext:value-type="float">
            <text:p>465</text:p>
          </table:table-cell>
          <table:table-cell table:formula="of:=299792458/([.A443]*1000000)" office:value-type="float" office:value="0.64471496344086" calcext:value-type="float">
            <text:p>0.64471496344086</text:p>
          </table:table-cell>
          <table:table-cell table:formula="of:=(1/3)*[.B443]" office:value-type="float" office:value="0.21490498781362" calcext:value-type="float">
            <text:p>0.21490498781362</text:p>
          </table:table-cell>
          <table:table-cell table:formula="of:=4*[.C443]" office:value-type="float" office:value="0.85961995125448" calcext:value-type="float">
            <text:p>0.85961995125448</text:p>
          </table:table-cell>
          <table:table-cell table:formula="of:=[.D443]/6" office:value-type="float" office:value="0.143269991875747" calcext:value-type="float">
            <text:p>0.143269991875747</text:p>
          </table:table-cell>
          <table:table-cell table:formula="of:=[.E443]*2" office:value-type="float" office:value="0.286539983751493" calcext:value-type="float">
            <text:p>0.286539983751493</text:p>
          </table:table-cell>
          <table:table-cell table:formula="of:=[.E443]*39.3701" office:value-type="float" office:value="5.64055390714734" calcext:value-type="float">
            <text:p>5.64055390714734</text:p>
          </table:table-cell>
          <table:table-cell table:formula="of:=[.F443]*39.3701" office:value-type="float" office:value="11.2811078142947" calcext:value-type="float">
            <text:p>11.2811078142947</text:p>
          </table:table-cell>
        </table:table-row>
        <table:table-row table:style-name="ro1">
          <table:table-cell table:formula="of:=[.A443]+1" office:value-type="float" office:value="466" calcext:value-type="float">
            <text:p>466</text:p>
          </table:table-cell>
          <table:table-cell table:formula="of:=299792458/([.A444]*1000000)" office:value-type="float" office:value="0.643331454935622" calcext:value-type="float">
            <text:p>0.643331454935622</text:p>
          </table:table-cell>
          <table:table-cell table:formula="of:=(1/3)*[.B444]" office:value-type="float" office:value="0.214443818311874" calcext:value-type="float">
            <text:p>0.214443818311874</text:p>
          </table:table-cell>
          <table:table-cell table:formula="of:=4*[.C444]" office:value-type="float" office:value="0.857775273247496" calcext:value-type="float">
            <text:p>0.857775273247496</text:p>
          </table:table-cell>
          <table:table-cell table:formula="of:=[.D444]/6" office:value-type="float" office:value="0.142962545541249" calcext:value-type="float">
            <text:p>0.142962545541249</text:p>
          </table:table-cell>
          <table:table-cell table:formula="of:=[.E444]*2" office:value-type="float" office:value="0.285925091082499" calcext:value-type="float">
            <text:p>0.285925091082499</text:p>
          </table:table-cell>
          <table:table-cell table:formula="of:=[.E444]*39.3701" office:value-type="float" office:value="5.62844971421354" calcext:value-type="float">
            <text:p>5.62844971421354</text:p>
          </table:table-cell>
          <table:table-cell table:formula="of:=[.F444]*39.3701" office:value-type="float" office:value="11.2568994284271" calcext:value-type="float">
            <text:p>11.2568994284271</text:p>
          </table:table-cell>
        </table:table-row>
        <table:table-row table:style-name="ro1">
          <table:table-cell table:formula="of:=[.A444]+1" office:value-type="float" office:value="467" calcext:value-type="float">
            <text:p>467</text:p>
          </table:table-cell>
          <table:table-cell table:formula="of:=299792458/([.A445]*1000000)" office:value-type="float" office:value="0.641953871520343" calcext:value-type="float">
            <text:p>0.641953871520343</text:p>
          </table:table-cell>
          <table:table-cell table:formula="of:=(1/3)*[.B445]" office:value-type="float" office:value="0.213984623840114" calcext:value-type="float">
            <text:p>0.213984623840114</text:p>
          </table:table-cell>
          <table:table-cell table:formula="of:=4*[.C445]" office:value-type="float" office:value="0.855938495360457" calcext:value-type="float">
            <text:p>0.855938495360457</text:p>
          </table:table-cell>
          <table:table-cell table:formula="of:=[.D445]/6" office:value-type="float" office:value="0.142656415893409" calcext:value-type="float">
            <text:p>0.142656415893409</text:p>
          </table:table-cell>
          <table:table-cell table:formula="of:=[.E445]*2" office:value-type="float" office:value="0.285312831786819" calcext:value-type="float">
            <text:p>0.285312831786819</text:p>
          </table:table-cell>
          <table:table-cell table:formula="of:=[.E445]*39.3701" office:value-type="float" office:value="5.61639735936512" calcext:value-type="float">
            <text:p>5.61639735936512</text:p>
          </table:table-cell>
          <table:table-cell table:formula="of:=[.F445]*39.3701" office:value-type="float" office:value="11.2327947187302" calcext:value-type="float">
            <text:p>11.2327947187302</text:p>
          </table:table-cell>
        </table:table-row>
        <table:table-row table:style-name="ro1">
          <table:table-cell table:formula="of:=[.A445]+1" office:value-type="float" office:value="468" calcext:value-type="float">
            <text:p>468</text:p>
          </table:table-cell>
          <table:table-cell table:formula="of:=299792458/([.A446]*1000000)" office:value-type="float" office:value="0.640582175213675" calcext:value-type="float">
            <text:p>0.640582175213675</text:p>
          </table:table-cell>
          <table:table-cell table:formula="of:=(1/3)*[.B446]" office:value-type="float" office:value="0.213527391737892" calcext:value-type="float">
            <text:p>0.213527391737892</text:p>
          </table:table-cell>
          <table:table-cell table:formula="of:=4*[.C446]" office:value-type="float" office:value="0.854109566951567" calcext:value-type="float">
            <text:p>0.854109566951567</text:p>
          </table:table-cell>
          <table:table-cell table:formula="of:=[.D446]/6" office:value-type="float" office:value="0.142351594491928" calcext:value-type="float">
            <text:p>0.142351594491928</text:p>
          </table:table-cell>
          <table:table-cell table:formula="of:=[.E446]*2" office:value-type="float" office:value="0.284703188983856" calcext:value-type="float">
            <text:p>0.284703188983856</text:p>
          </table:table-cell>
          <table:table-cell table:formula="of:=[.E446]*39.3701" office:value-type="float" office:value="5.60439651030665" calcext:value-type="float">
            <text:p>5.60439651030665</text:p>
          </table:table-cell>
          <table:table-cell table:formula="of:=[.F446]*39.3701" office:value-type="float" office:value="11.2087930206133" calcext:value-type="float">
            <text:p>11.2087930206133</text:p>
          </table:table-cell>
        </table:table-row>
        <table:table-row table:style-name="ro1">
          <table:table-cell table:formula="of:=[.A446]+1" office:value-type="float" office:value="469" calcext:value-type="float">
            <text:p>469</text:p>
          </table:table-cell>
          <table:table-cell table:formula="of:=299792458/([.A447]*1000000)" office:value-type="float" office:value="0.639216328358209" calcext:value-type="float">
            <text:p>0.639216328358209</text:p>
          </table:table-cell>
          <table:table-cell table:formula="of:=(1/3)*[.B447]" office:value-type="float" office:value="0.213072109452736" calcext:value-type="float">
            <text:p>0.213072109452736</text:p>
          </table:table-cell>
          <table:table-cell table:formula="of:=4*[.C447]" office:value-type="float" office:value="0.852288437810945" calcext:value-type="float">
            <text:p>0.852288437810945</text:p>
          </table:table-cell>
          <table:table-cell table:formula="of:=[.D447]/6" office:value-type="float" office:value="0.142048072968491" calcext:value-type="float">
            <text:p>0.142048072968491</text:p>
          </table:table-cell>
          <table:table-cell table:formula="of:=[.E447]*2" office:value-type="float" office:value="0.284096145936982" calcext:value-type="float">
            <text:p>0.284096145936982</text:p>
          </table:table-cell>
          <table:table-cell table:formula="of:=[.E447]*39.3701" office:value-type="float" office:value="5.59244683757678" calcext:value-type="float">
            <text:p>5.59244683757678</text:p>
          </table:table-cell>
          <table:table-cell table:formula="of:=[.F447]*39.3701" office:value-type="float" office:value="11.1848936751536" calcext:value-type="float">
            <text:p>11.1848936751536</text:p>
          </table:table-cell>
        </table:table-row>
        <table:table-row table:style-name="ro1">
          <table:table-cell table:formula="of:=[.A447]+1" office:value-type="float" office:value="470" calcext:value-type="float">
            <text:p>470</text:p>
          </table:table-cell>
          <table:table-cell table:formula="of:=299792458/([.A448]*1000000)" office:value-type="float" office:value="0.637856293617021" calcext:value-type="float">
            <text:p>0.637856293617021</text:p>
          </table:table-cell>
          <table:table-cell table:formula="of:=(1/3)*[.B448]" office:value-type="float" office:value="0.212618764539007" calcext:value-type="float">
            <text:p>0.212618764539007</text:p>
          </table:table-cell>
          <table:table-cell table:formula="of:=4*[.C448]" office:value-type="float" office:value="0.850475058156028" calcext:value-type="float">
            <text:p>0.850475058156028</text:p>
          </table:table-cell>
          <table:table-cell table:formula="of:=[.D448]/6" office:value-type="float" office:value="0.141745843026005" calcext:value-type="float">
            <text:p>0.141745843026005</text:p>
          </table:table-cell>
          <table:table-cell table:formula="of:=[.E448]*2" office:value-type="float" office:value="0.283491686052009" calcext:value-type="float">
            <text:p>0.283491686052009</text:p>
          </table:table-cell>
          <table:table-cell table:formula="of:=[.E448]*39.3701" office:value-type="float" office:value="5.58054801451811" calcext:value-type="float">
            <text:p>5.58054801451811</text:p>
          </table:table-cell>
          <table:table-cell table:formula="of:=[.F448]*39.3701" office:value-type="float" office:value="11.1610960290362" calcext:value-type="float">
            <text:p>11.1610960290362</text:p>
          </table:table-cell>
        </table:table-row>
        <table:table-row table:style-name="ro1">
          <table:table-cell table:formula="of:=[.A448]+1" office:value-type="float" office:value="471" calcext:value-type="float">
            <text:p>471</text:p>
          </table:table-cell>
          <table:table-cell table:formula="of:=299792458/([.A449]*1000000)" office:value-type="float" office:value="0.636502033970276" calcext:value-type="float">
            <text:p>0.636502033970276</text:p>
          </table:table-cell>
          <table:table-cell table:formula="of:=(1/3)*[.B449]" office:value-type="float" office:value="0.212167344656759" calcext:value-type="float">
            <text:p>0.212167344656759</text:p>
          </table:table-cell>
          <table:table-cell table:formula="of:=4*[.C449]" office:value-type="float" office:value="0.848669378627035" calcext:value-type="float">
            <text:p>0.848669378627035</text:p>
          </table:table-cell>
          <table:table-cell table:formula="of:=[.D449]/6" office:value-type="float" office:value="0.141444896437839" calcext:value-type="float">
            <text:p>0.141444896437839</text:p>
          </table:table-cell>
          <table:table-cell table:formula="of:=[.E449]*2" office:value-type="float" office:value="0.282889792875678" calcext:value-type="float">
            <text:p>0.282889792875678</text:p>
          </table:table-cell>
          <table:table-cell table:formula="of:=[.E449]*39.3701" office:value-type="float" office:value="5.56869971724737" calcext:value-type="float">
            <text:p>5.56869971724737</text:p>
          </table:table-cell>
          <table:table-cell table:formula="of:=[.F449]*39.3701" office:value-type="float" office:value="11.1373994344947" calcext:value-type="float">
            <text:p>11.1373994344947</text:p>
          </table:table-cell>
        </table:table-row>
        <table:table-row table:style-name="ro1">
          <table:table-cell table:formula="of:=[.A449]+1" office:value-type="float" office:value="472" calcext:value-type="float">
            <text:p>472</text:p>
          </table:table-cell>
          <table:table-cell table:formula="of:=299792458/([.A450]*1000000)" office:value-type="float" office:value="0.635153512711864" calcext:value-type="float">
            <text:p>0.635153512711864</text:p>
          </table:table-cell>
          <table:table-cell table:formula="of:=(1/3)*[.B450]" office:value-type="float" office:value="0.211717837570621" calcext:value-type="float">
            <text:p>0.211717837570621</text:p>
          </table:table-cell>
          <table:table-cell table:formula="of:=4*[.C450]" office:value-type="float" office:value="0.846871350282486" calcext:value-type="float">
            <text:p>0.846871350282486</text:p>
          </table:table-cell>
          <table:table-cell table:formula="of:=[.D450]/6" office:value-type="float" office:value="0.141145225047081" calcext:value-type="float">
            <text:p>0.141145225047081</text:p>
          </table:table-cell>
          <table:table-cell table:formula="of:=[.E450]*2" office:value-type="float" office:value="0.282290450094162" calcext:value-type="float">
            <text:p>0.282290450094162</text:p>
          </table:table-cell>
          <table:table-cell table:formula="of:=[.E450]*39.3701" office:value-type="float" office:value="5.55690162462608" calcext:value-type="float">
            <text:p>5.55690162462608</text:p>
          </table:table-cell>
          <table:table-cell table:formula="of:=[.F450]*39.3701" office:value-type="float" office:value="11.1138032492522" calcext:value-type="float">
            <text:p>11.1138032492522</text:p>
          </table:table-cell>
        </table:table-row>
        <table:table-row table:style-name="ro1">
          <table:table-cell table:formula="of:=[.A450]+1" office:value-type="float" office:value="473" calcext:value-type="float">
            <text:p>473</text:p>
          </table:table-cell>
          <table:table-cell table:formula="of:=299792458/([.A451]*1000000)" office:value-type="float" office:value="0.633810693446089" calcext:value-type="float">
            <text:p>0.633810693446089</text:p>
          </table:table-cell>
          <table:table-cell table:formula="of:=(1/3)*[.B451]" office:value-type="float" office:value="0.211270231148696" calcext:value-type="float">
            <text:p>0.211270231148696</text:p>
          </table:table-cell>
          <table:table-cell table:formula="of:=4*[.C451]" office:value-type="float" office:value="0.845080924594785" calcext:value-type="float">
            <text:p>0.845080924594785</text:p>
          </table:table-cell>
          <table:table-cell table:formula="of:=[.D451]/6" office:value-type="float" office:value="0.140846820765797" calcext:value-type="float">
            <text:p>0.140846820765797</text:p>
          </table:table-cell>
          <table:table-cell table:formula="of:=[.E451]*2" office:value-type="float" office:value="0.281693641531595" calcext:value-type="float">
            <text:p>0.281693641531595</text:p>
          </table:table-cell>
          <table:table-cell table:formula="of:=[.E451]*39.3701" office:value-type="float" office:value="5.54515341823152" calcext:value-type="float">
            <text:p>5.54515341823152</text:p>
          </table:table-cell>
          <table:table-cell table:formula="of:=[.F451]*39.3701" office:value-type="float" office:value="11.090306836463" calcext:value-type="float">
            <text:p>11.090306836463</text:p>
          </table:table-cell>
        </table:table-row>
        <table:table-row table:style-name="ro1">
          <table:table-cell table:formula="of:=[.A451]+1" office:value-type="float" office:value="474" calcext:value-type="float">
            <text:p>474</text:p>
          </table:table-cell>
          <table:table-cell table:formula="of:=299792458/([.A452]*1000000)" office:value-type="float" office:value="0.632473540084388" calcext:value-type="float">
            <text:p>0.632473540084388</text:p>
          </table:table-cell>
          <table:table-cell table:formula="of:=(1/3)*[.B452]" office:value-type="float" office:value="0.210824513361463" calcext:value-type="float">
            <text:p>0.210824513361463</text:p>
          </table:table-cell>
          <table:table-cell table:formula="of:=4*[.C452]" office:value-type="float" office:value="0.843298053445851" calcext:value-type="float">
            <text:p>0.843298053445851</text:p>
          </table:table-cell>
          <table:table-cell table:formula="of:=[.D452]/6" office:value-type="float" office:value="0.140549675574308" calcext:value-type="float">
            <text:p>0.140549675574308</text:p>
          </table:table-cell>
          <table:table-cell table:formula="of:=[.E452]*2" office:value-type="float" office:value="0.281099351148617" calcext:value-type="float">
            <text:p>0.281099351148617</text:p>
          </table:table-cell>
          <table:table-cell table:formula="of:=[.E452]*39.3701" office:value-type="float" office:value="5.53345478232808" calcext:value-type="float">
            <text:p>5.53345478232808</text:p>
          </table:table-cell>
          <table:table-cell table:formula="of:=[.F452]*39.3701" office:value-type="float" office:value="11.0669095646562" calcext:value-type="float">
            <text:p>11.0669095646562</text:p>
          </table:table-cell>
        </table:table-row>
        <table:table-row table:style-name="ro1">
          <table:table-cell table:formula="of:=[.A452]+1" office:value-type="float" office:value="475" calcext:value-type="float">
            <text:p>475</text:p>
          </table:table-cell>
          <table:table-cell table:formula="of:=299792458/([.A453]*1000000)" office:value-type="float" office:value="0.631142016842105" calcext:value-type="float">
            <text:p>0.631142016842105</text:p>
          </table:table-cell>
          <table:table-cell table:formula="of:=(1/3)*[.B453]" office:value-type="float" office:value="0.210380672280702" calcext:value-type="float">
            <text:p>0.210380672280702</text:p>
          </table:table-cell>
          <table:table-cell table:formula="of:=4*[.C453]" office:value-type="float" office:value="0.841522689122807" calcext:value-type="float">
            <text:p>0.841522689122807</text:p>
          </table:table-cell>
          <table:table-cell table:formula="of:=[.D453]/6" office:value-type="float" office:value="0.140253781520468" calcext:value-type="float">
            <text:p>0.140253781520468</text:p>
          </table:table-cell>
          <table:table-cell table:formula="of:=[.E453]*2" office:value-type="float" office:value="0.280507563040936" calcext:value-type="float">
            <text:p>0.280507563040936</text:p>
          </table:table-cell>
          <table:table-cell table:formula="of:=[.E453]*39.3701" office:value-type="float" office:value="5.52180540383897" calcext:value-type="float">
            <text:p>5.52180540383897</text:p>
          </table:table-cell>
          <table:table-cell table:formula="of:=[.F453]*39.3701" office:value-type="float" office:value="11.0436108076779" calcext:value-type="float">
            <text:p>11.0436108076779</text:p>
          </table:table-cell>
        </table:table-row>
        <table:table-row table:style-name="ro1">
          <table:table-cell table:formula="of:=[.A453]+1" office:value-type="float" office:value="476" calcext:value-type="float">
            <text:p>476</text:p>
          </table:table-cell>
          <table:table-cell table:formula="of:=299792458/([.A454]*1000000)" office:value-type="float" office:value="0.629816088235294" calcext:value-type="float">
            <text:p>0.629816088235294</text:p>
          </table:table-cell>
          <table:table-cell table:formula="of:=(1/3)*[.B454]" office:value-type="float" office:value="0.209938696078431" calcext:value-type="float">
            <text:p>0.209938696078431</text:p>
          </table:table-cell>
          <table:table-cell table:formula="of:=4*[.C454]" office:value-type="float" office:value="0.839754784313725" calcext:value-type="float">
            <text:p>0.839754784313725</text:p>
          </table:table-cell>
          <table:table-cell table:formula="of:=[.D454]/6" office:value-type="float" office:value="0.139959130718954" calcext:value-type="float">
            <text:p>0.139959130718954</text:p>
          </table:table-cell>
          <table:table-cell table:formula="of:=[.E454]*2" office:value-type="float" office:value="0.279918261437908" calcext:value-type="float">
            <text:p>0.279918261437908</text:p>
          </table:table-cell>
          <table:table-cell table:formula="of:=[.E454]*39.3701" office:value-type="float" office:value="5.5102049723183" calcext:value-type="float">
            <text:p>5.5102049723183</text:p>
          </table:table-cell>
          <table:table-cell table:formula="of:=[.F454]*39.3701" office:value-type="float" office:value="11.0204099446366" calcext:value-type="float">
            <text:p>11.0204099446366</text:p>
          </table:table-cell>
        </table:table-row>
        <table:table-row table:style-name="ro1">
          <table:table-cell table:formula="of:=[.A454]+1" office:value-type="float" office:value="477" calcext:value-type="float">
            <text:p>477</text:p>
          </table:table-cell>
          <table:table-cell table:formula="of:=299792458/([.A455]*1000000)" office:value-type="float" office:value="0.628495719077568" calcext:value-type="float">
            <text:p>0.628495719077568</text:p>
          </table:table-cell>
          <table:table-cell table:formula="of:=(1/3)*[.B455]" office:value-type="float" office:value="0.209498573025856" calcext:value-type="float">
            <text:p>0.209498573025856</text:p>
          </table:table-cell>
          <table:table-cell table:formula="of:=4*[.C455]" office:value-type="float" office:value="0.837994292103424" calcext:value-type="float">
            <text:p>0.837994292103424</text:p>
          </table:table-cell>
          <table:table-cell table:formula="of:=[.D455]/6" office:value-type="float" office:value="0.139665715350571" calcext:value-type="float">
            <text:p>0.139665715350571</text:p>
          </table:table-cell>
          <table:table-cell table:formula="of:=[.E455]*2" office:value-type="float" office:value="0.279331430701141" calcext:value-type="float">
            <text:p>0.279331430701141</text:p>
          </table:table-cell>
          <table:table-cell table:formula="of:=[.E455]*39.3701" office:value-type="float" office:value="5.4986531799235" calcext:value-type="float">
            <text:p>5.4986531799235</text:p>
          </table:table-cell>
          <table:table-cell table:formula="of:=[.F455]*39.3701" office:value-type="float" office:value="10.997306359847" calcext:value-type="float">
            <text:p>10.997306359847</text:p>
          </table:table-cell>
        </table:table-row>
        <table:table-row table:style-name="ro1">
          <table:table-cell table:formula="of:=[.A455]+1" office:value-type="float" office:value="478" calcext:value-type="float">
            <text:p>478</text:p>
          </table:table-cell>
          <table:table-cell table:formula="of:=299792458/([.A456]*1000000)" office:value-type="float" office:value="0.627180874476987" calcext:value-type="float">
            <text:p>0.627180874476987</text:p>
          </table:table-cell>
          <table:table-cell table:formula="of:=(1/3)*[.B456]" office:value-type="float" office:value="0.209060291492329" calcext:value-type="float">
            <text:p>0.209060291492329</text:p>
          </table:table-cell>
          <table:table-cell table:formula="of:=4*[.C456]" office:value-type="float" office:value="0.836241165969316" calcext:value-type="float">
            <text:p>0.836241165969316</text:p>
          </table:table-cell>
          <table:table-cell table:formula="of:=[.D456]/6" office:value-type="float" office:value="0.139373527661553" calcext:value-type="float">
            <text:p>0.139373527661553</text:p>
          </table:table-cell>
          <table:table-cell table:formula="of:=[.E456]*2" office:value-type="float" office:value="0.278747055323105" calcext:value-type="float">
            <text:p>0.278747055323105</text:p>
          </table:table-cell>
          <table:table-cell table:formula="of:=[.E456]*39.3701" office:value-type="float" office:value="5.4871497213881" calcext:value-type="float">
            <text:p>5.4871497213881</text:p>
          </table:table-cell>
          <table:table-cell table:formula="of:=[.F456]*39.3701" office:value-type="float" office:value="10.9742994427762" calcext:value-type="float">
            <text:p>10.9742994427762</text:p>
          </table:table-cell>
        </table:table-row>
        <table:table-row table:style-name="ro1">
          <table:table-cell table:formula="of:=[.A456]+1" office:value-type="float" office:value="479" calcext:value-type="float">
            <text:p>479</text:p>
          </table:table-cell>
          <table:table-cell table:formula="of:=299792458/([.A457]*1000000)" office:value-type="float" office:value="0.625871519832985" calcext:value-type="float">
            <text:p>0.625871519832985</text:p>
          </table:table-cell>
          <table:table-cell table:formula="of:=(1/3)*[.B457]" office:value-type="float" office:value="0.208623839944328" calcext:value-type="float">
            <text:p>0.208623839944328</text:p>
          </table:table-cell>
          <table:table-cell table:formula="of:=4*[.C457]" office:value-type="float" office:value="0.834495359777314" calcext:value-type="float">
            <text:p>0.834495359777314</text:p>
          </table:table-cell>
          <table:table-cell table:formula="of:=[.D457]/6" office:value-type="float" office:value="0.139082559962886" calcext:value-type="float">
            <text:p>0.139082559962886</text:p>
          </table:table-cell>
          <table:table-cell table:formula="of:=[.E457]*2" office:value-type="float" office:value="0.278165119925771" calcext:value-type="float">
            <text:p>0.278165119925771</text:p>
          </table:table-cell>
          <table:table-cell table:formula="of:=[.E457]*39.3701" office:value-type="float" office:value="5.4756942939948" calcext:value-type="float">
            <text:p>5.4756942939948</text:p>
          </table:table-cell>
          <table:table-cell table:formula="of:=[.F457]*39.3701" office:value-type="float" office:value="10.9513885879896" calcext:value-type="float">
            <text:p>10.9513885879896</text:p>
          </table:table-cell>
        </table:table-row>
        <table:table-row table:style-name="ro1">
          <table:table-cell table:formula="of:=[.A457]+1" office:value-type="float" office:value="480" calcext:value-type="float">
            <text:p>480</text:p>
          </table:table-cell>
          <table:table-cell table:formula="of:=299792458/([.A458]*1000000)" office:value-type="float" office:value="0.624567620833333" calcext:value-type="float">
            <text:p>0.624567620833333</text:p>
          </table:table-cell>
          <table:table-cell table:formula="of:=(1/3)*[.B458]" office:value-type="float" office:value="0.208189206944444" calcext:value-type="float">
            <text:p>0.208189206944444</text:p>
          </table:table-cell>
          <table:table-cell table:formula="of:=4*[.C458]" office:value-type="float" office:value="0.832756827777778" calcext:value-type="float">
            <text:p>0.832756827777778</text:p>
          </table:table-cell>
          <table:table-cell table:formula="of:=[.D458]/6" office:value-type="float" office:value="0.13879280462963" calcext:value-type="float">
            <text:p>0.13879280462963</text:p>
          </table:table-cell>
          <table:table-cell table:formula="of:=[.E458]*2" office:value-type="float" office:value="0.277585609259259" calcext:value-type="float">
            <text:p>0.277585609259259</text:p>
          </table:table-cell>
          <table:table-cell table:formula="of:=[.E458]*39.3701" office:value-type="float" office:value="5.46428659754898" calcext:value-type="float">
            <text:p>5.46428659754898</text:p>
          </table:table-cell>
          <table:table-cell table:formula="of:=[.F458]*39.3701" office:value-type="float" office:value="10.928573195098" calcext:value-type="float">
            <text:p>10.928573195098</text:p>
          </table:table-cell>
        </table:table-row>
        <table:table-row table:style-name="ro1">
          <table:table-cell table:formula="of:=[.A458]+1" office:value-type="float" office:value="481" calcext:value-type="float">
            <text:p>481</text:p>
          </table:table-cell>
          <table:table-cell table:formula="of:=299792458/([.A459]*1000000)" office:value-type="float" office:value="0.623269143451144" calcext:value-type="float">
            <text:p>0.623269143451144</text:p>
          </table:table-cell>
          <table:table-cell table:formula="of:=(1/3)*[.B459]" office:value-type="float" office:value="0.207756381150381" calcext:value-type="float">
            <text:p>0.207756381150381</text:p>
          </table:table-cell>
          <table:table-cell table:formula="of:=4*[.C459]" office:value-type="float" office:value="0.831025524601525" calcext:value-type="float">
            <text:p>0.831025524601525</text:p>
          </table:table-cell>
          <table:table-cell table:formula="of:=[.D459]/6" office:value-type="float" office:value="0.138504254100254" calcext:value-type="float">
            <text:p>0.138504254100254</text:p>
          </table:table-cell>
          <table:table-cell table:formula="of:=[.E459]*2" office:value-type="float" office:value="0.277008508200508" calcext:value-type="float">
            <text:p>0.277008508200508</text:p>
          </table:table-cell>
          <table:table-cell table:formula="of:=[.E459]*39.3701" office:value-type="float" office:value="5.45292633435241" calcext:value-type="float">
            <text:p>5.45292633435241</text:p>
          </table:table-cell>
          <table:table-cell table:formula="of:=[.F459]*39.3701" office:value-type="float" office:value="10.9058526687048" calcext:value-type="float">
            <text:p>10.9058526687048</text:p>
          </table:table-cell>
        </table:table-row>
        <table:table-row table:style-name="ro1">
          <table:table-cell table:formula="of:=[.A459]+1" office:value-type="float" office:value="482" calcext:value-type="float">
            <text:p>482</text:p>
          </table:table-cell>
          <table:table-cell table:formula="of:=299792458/([.A460]*1000000)" office:value-type="float" office:value="0.621976053941909" calcext:value-type="float">
            <text:p>0.621976053941909</text:p>
          </table:table-cell>
          <table:table-cell table:formula="of:=(1/3)*[.B460]" office:value-type="float" office:value="0.20732535131397" calcext:value-type="float">
            <text:p>0.20732535131397</text:p>
          </table:table-cell>
          <table:table-cell table:formula="of:=4*[.C460]" office:value-type="float" office:value="0.829301405255878" calcext:value-type="float">
            <text:p>0.829301405255878</text:p>
          </table:table-cell>
          <table:table-cell table:formula="of:=[.D460]/6" office:value-type="float" office:value="0.13821690087598" calcext:value-type="float">
            <text:p>0.13821690087598</text:p>
          </table:table-cell>
          <table:table-cell table:formula="of:=[.E460]*2" office:value-type="float" office:value="0.276433801751959" calcext:value-type="float">
            <text:p>0.276433801751959</text:p>
          </table:table-cell>
          <table:table-cell table:formula="of:=[.E460]*39.3701" office:value-type="float" office:value="5.44161320917741" calcext:value-type="float">
            <text:p>5.44161320917741</text:p>
          </table:table-cell>
          <table:table-cell table:formula="of:=[.F460]*39.3701" office:value-type="float" office:value="10.8832264183548" calcext:value-type="float">
            <text:p>10.8832264183548</text:p>
          </table:table-cell>
        </table:table-row>
        <table:table-row table:style-name="ro1">
          <table:table-cell table:formula="of:=[.A460]+1" office:value-type="float" office:value="483" calcext:value-type="float">
            <text:p>483</text:p>
          </table:table-cell>
          <table:table-cell table:formula="of:=299792458/([.A461]*1000000)" office:value-type="float" office:value="0.62068831884058" calcext:value-type="float">
            <text:p>0.62068831884058</text:p>
          </table:table-cell>
          <table:table-cell table:formula="of:=(1/3)*[.B461]" office:value-type="float" office:value="0.206896106280193" calcext:value-type="float">
            <text:p>0.206896106280193</text:p>
          </table:table-cell>
          <table:table-cell table:formula="of:=4*[.C461]" office:value-type="float" office:value="0.827584425120773" calcext:value-type="float">
            <text:p>0.827584425120773</text:p>
          </table:table-cell>
          <table:table-cell table:formula="of:=[.D461]/6" office:value-type="float" office:value="0.137930737520129" calcext:value-type="float">
            <text:p>0.137930737520129</text:p>
          </table:table-cell>
          <table:table-cell table:formula="of:=[.E461]*2" office:value-type="float" office:value="0.275861475040258" calcext:value-type="float">
            <text:p>0.275861475040258</text:p>
          </table:table-cell>
          <table:table-cell table:formula="of:=[.E461]*39.3701" office:value-type="float" office:value="5.43034692924122" calcext:value-type="float">
            <text:p>5.43034692924122</text:p>
          </table:table-cell>
          <table:table-cell table:formula="of:=[.F461]*39.3701" office:value-type="float" office:value="10.8606938584824" calcext:value-type="float">
            <text:p>10.8606938584824</text:p>
          </table:table-cell>
        </table:table-row>
        <table:table-row table:style-name="ro1">
          <table:table-cell table:formula="of:=[.A461]+1" office:value-type="float" office:value="484" calcext:value-type="float">
            <text:p>484</text:p>
          </table:table-cell>
          <table:table-cell table:formula="of:=299792458/([.A462]*1000000)" office:value-type="float" office:value="0.619405904958678" calcext:value-type="float">
            <text:p>0.619405904958678</text:p>
          </table:table-cell>
          <table:table-cell table:formula="of:=(1/3)*[.B462]" office:value-type="float" office:value="0.206468634986226" calcext:value-type="float">
            <text:p>0.206468634986226</text:p>
          </table:table-cell>
          <table:table-cell table:formula="of:=4*[.C462]" office:value-type="float" office:value="0.825874539944903" calcext:value-type="float">
            <text:p>0.825874539944903</text:p>
          </table:table-cell>
          <table:table-cell table:formula="of:=[.D462]/6" office:value-type="float" office:value="0.137645756657484" calcext:value-type="float">
            <text:p>0.137645756657484</text:p>
          </table:table-cell>
          <table:table-cell table:formula="of:=[.E462]*2" office:value-type="float" office:value="0.275291513314968" calcext:value-type="float">
            <text:p>0.275291513314968</text:p>
          </table:table-cell>
          <table:table-cell table:formula="of:=[.E462]*39.3701" office:value-type="float" office:value="5.41912720418081" calcext:value-type="float">
            <text:p>5.41912720418081</text:p>
          </table:table-cell>
          <table:table-cell table:formula="of:=[.F462]*39.3701" office:value-type="float" office:value="10.8382544083616" calcext:value-type="float">
            <text:p>10.8382544083616</text:p>
          </table:table-cell>
        </table:table-row>
        <table:table-row table:style-name="ro1">
          <table:table-cell table:formula="of:=[.A462]+1" office:value-type="float" office:value="485" calcext:value-type="float">
            <text:p>485</text:p>
          </table:table-cell>
          <table:table-cell table:formula="of:=299792458/([.A463]*1000000)" office:value-type="float" office:value="0.618128779381443" calcext:value-type="float">
            <text:p>0.618128779381443</text:p>
          </table:table-cell>
          <table:table-cell table:formula="of:=(1/3)*[.B463]" office:value-type="float" office:value="0.206042926460481" calcext:value-type="float">
            <text:p>0.206042926460481</text:p>
          </table:table-cell>
          <table:table-cell table:formula="of:=4*[.C463]" office:value-type="float" office:value="0.824171705841924" calcext:value-type="float">
            <text:p>0.824171705841924</text:p>
          </table:table-cell>
          <table:table-cell table:formula="of:=[.D463]/6" office:value-type="float" office:value="0.137361950973654" calcext:value-type="float">
            <text:p>0.137361950973654</text:p>
          </table:table-cell>
          <table:table-cell table:formula="of:=[.E463]*2" office:value-type="float" office:value="0.274723901947308" calcext:value-type="float">
            <text:p>0.274723901947308</text:p>
          </table:table-cell>
          <table:table-cell table:formula="of:=[.E463]*39.3701" office:value-type="float" office:value="5.40795374602786" calcext:value-type="float">
            <text:p>5.40795374602786</text:p>
          </table:table-cell>
          <table:table-cell table:formula="of:=[.F463]*39.3701" office:value-type="float" office:value="10.8159074920557" calcext:value-type="float">
            <text:p>10.8159074920557</text:p>
          </table:table-cell>
        </table:table-row>
        <table:table-row table:style-name="ro1">
          <table:table-cell table:formula="of:=[.A463]+1" office:value-type="float" office:value="486" calcext:value-type="float">
            <text:p>486</text:p>
          </table:table-cell>
          <table:table-cell table:formula="of:=299792458/([.A464]*1000000)" office:value-type="float" office:value="0.616856909465021" calcext:value-type="float">
            <text:p>0.616856909465021</text:p>
          </table:table-cell>
          <table:table-cell table:formula="of:=(1/3)*[.B464]" office:value-type="float" office:value="0.205618969821673" calcext:value-type="float">
            <text:p>0.205618969821673</text:p>
          </table:table-cell>
          <table:table-cell table:formula="of:=4*[.C464]" office:value-type="float" office:value="0.822475879286694" calcext:value-type="float">
            <text:p>0.822475879286694</text:p>
          </table:table-cell>
          <table:table-cell table:formula="of:=[.D464]/6" office:value-type="float" office:value="0.137079313214449" calcext:value-type="float">
            <text:p>0.137079313214449</text:p>
          </table:table-cell>
          <table:table-cell table:formula="of:=[.E464]*2" office:value-type="float" office:value="0.274158626428898" calcext:value-type="float">
            <text:p>0.274158626428898</text:p>
          </table:table-cell>
          <table:table-cell table:formula="of:=[.E464]*39.3701" office:value-type="float" office:value="5.39682626918418" calcext:value-type="float">
            <text:p>5.39682626918418</text:p>
          </table:table-cell>
          <table:table-cell table:formula="of:=[.F464]*39.3701" office:value-type="float" office:value="10.7936525383684" calcext:value-type="float">
            <text:p>10.7936525383684</text:p>
          </table:table-cell>
        </table:table-row>
        <table:table-row table:style-name="ro1">
          <table:table-cell table:formula="of:=[.A464]+1" office:value-type="float" office:value="487" calcext:value-type="float">
            <text:p>487</text:p>
          </table:table-cell>
          <table:table-cell table:formula="of:=299792458/([.A465]*1000000)" office:value-type="float" office:value="0.615590262833676" calcext:value-type="float">
            <text:p>0.615590262833676</text:p>
          </table:table-cell>
          <table:table-cell table:formula="of:=(1/3)*[.B465]" office:value-type="float" office:value="0.205196754277892" calcext:value-type="float">
            <text:p>0.205196754277892</text:p>
          </table:table-cell>
          <table:table-cell table:formula="of:=4*[.C465]" office:value-type="float" office:value="0.820787017111567" calcext:value-type="float">
            <text:p>0.820787017111567</text:p>
          </table:table-cell>
          <table:table-cell table:formula="of:=[.D465]/6" office:value-type="float" office:value="0.136797836185261" calcext:value-type="float">
            <text:p>0.136797836185261</text:p>
          </table:table-cell>
          <table:table-cell table:formula="of:=[.E465]*2" office:value-type="float" office:value="0.273595672370522" calcext:value-type="float">
            <text:p>0.273595672370522</text:p>
          </table:table-cell>
          <table:table-cell table:formula="of:=[.E465]*39.3701" office:value-type="float" office:value="5.38574449039735" calcext:value-type="float">
            <text:p>5.38574449039735</text:p>
          </table:table-cell>
          <table:table-cell table:formula="of:=[.F465]*39.3701" office:value-type="float" office:value="10.7714889807947" calcext:value-type="float">
            <text:p>10.7714889807947</text:p>
          </table:table-cell>
        </table:table-row>
        <table:table-row table:style-name="ro1">
          <table:table-cell table:formula="of:=[.A465]+1" office:value-type="float" office:value="488" calcext:value-type="float">
            <text:p>488</text:p>
          </table:table-cell>
          <table:table-cell table:formula="of:=299792458/([.A466]*1000000)" office:value-type="float" office:value="0.614328807377049" calcext:value-type="float">
            <text:p>0.614328807377049</text:p>
          </table:table-cell>
          <table:table-cell table:formula="of:=(1/3)*[.B466]" office:value-type="float" office:value="0.204776269125683" calcext:value-type="float">
            <text:p>0.204776269125683</text:p>
          </table:table-cell>
          <table:table-cell table:formula="of:=4*[.C466]" office:value-type="float" office:value="0.819105076502732" calcext:value-type="float">
            <text:p>0.819105076502732</text:p>
          </table:table-cell>
          <table:table-cell table:formula="of:=[.D466]/6" office:value-type="float" office:value="0.136517512750455" calcext:value-type="float">
            <text:p>0.136517512750455</text:p>
          </table:table-cell>
          <table:table-cell table:formula="of:=[.E466]*2" office:value-type="float" office:value="0.273035025500911" calcext:value-type="float">
            <text:p>0.273035025500911</text:p>
          </table:table-cell>
          <table:table-cell table:formula="of:=[.E466]*39.3701" office:value-type="float" office:value="5.3747081287367" calcext:value-type="float">
            <text:p>5.3747081287367</text:p>
          </table:table-cell>
          <table:table-cell table:formula="of:=[.F466]*39.3701" office:value-type="float" office:value="10.7494162574734" calcext:value-type="float">
            <text:p>10.7494162574734</text:p>
          </table:table-cell>
        </table:table-row>
        <table:table-row table:style-name="ro1">
          <table:table-cell table:formula="of:=[.A466]+1" office:value-type="float" office:value="489" calcext:value-type="float">
            <text:p>489</text:p>
          </table:table-cell>
          <table:table-cell table:formula="of:=299792458/([.A467]*1000000)" office:value-type="float" office:value="0.613072511247444" calcext:value-type="float">
            <text:p>0.613072511247444</text:p>
          </table:table-cell>
          <table:table-cell table:formula="of:=(1/3)*[.B467]" office:value-type="float" office:value="0.204357503749148" calcext:value-type="float">
            <text:p>0.204357503749148</text:p>
          </table:table-cell>
          <table:table-cell table:formula="of:=4*[.C467]" office:value-type="float" office:value="0.817430014996592" calcext:value-type="float">
            <text:p>0.817430014996592</text:p>
          </table:table-cell>
          <table:table-cell table:formula="of:=[.D467]/6" office:value-type="float" office:value="0.136238335832765" calcext:value-type="float">
            <text:p>0.136238335832765</text:p>
          </table:table-cell>
          <table:table-cell table:formula="of:=[.E467]*2" office:value-type="float" office:value="0.272476671665531" calcext:value-type="float">
            <text:p>0.272476671665531</text:p>
          </table:table-cell>
          <table:table-cell table:formula="of:=[.E467]*39.3701" office:value-type="float" office:value="5.36371690556955" calcext:value-type="float">
            <text:p>5.36371690556955</text:p>
          </table:table-cell>
          <table:table-cell table:formula="of:=[.F467]*39.3701" office:value-type="float" office:value="10.7274338111391" calcext:value-type="float">
            <text:p>10.7274338111391</text:p>
          </table:table-cell>
        </table:table-row>
        <table:table-row table:style-name="ro1">
          <table:table-cell table:formula="of:=[.A467]+1" office:value-type="float" office:value="490" calcext:value-type="float">
            <text:p>490</text:p>
          </table:table-cell>
          <table:table-cell table:formula="of:=299792458/([.A468]*1000000)" office:value-type="float" office:value="0.611821342857143" calcext:value-type="float">
            <text:p>0.611821342857143</text:p>
          </table:table-cell>
          <table:table-cell table:formula="of:=(1/3)*[.B468]" office:value-type="float" office:value="0.203940447619048" calcext:value-type="float">
            <text:p>0.203940447619048</text:p>
          </table:table-cell>
          <table:table-cell table:formula="of:=4*[.C468]" office:value-type="float" office:value="0.81576179047619" calcext:value-type="float">
            <text:p>0.81576179047619</text:p>
          </table:table-cell>
          <table:table-cell table:formula="of:=[.D468]/6" office:value-type="float" office:value="0.135960298412698" calcext:value-type="float">
            <text:p>0.135960298412698</text:p>
          </table:table-cell>
          <table:table-cell table:formula="of:=[.E468]*2" office:value-type="float" office:value="0.271920596825397" calcext:value-type="float">
            <text:p>0.271920596825397</text:p>
          </table:table-cell>
          <table:table-cell table:formula="of:=[.E468]*39.3701" office:value-type="float" office:value="5.35277054453778" calcext:value-type="float">
            <text:p>5.35277054453778</text:p>
          </table:table-cell>
          <table:table-cell table:formula="of:=[.F468]*39.3701" office:value-type="float" office:value="10.7055410890756" calcext:value-type="float">
            <text:p>10.7055410890756</text:p>
          </table:table-cell>
        </table:table-row>
        <table:table-row table:style-name="ro1">
          <table:table-cell table:formula="of:=[.A468]+1" office:value-type="float" office:value="491" calcext:value-type="float">
            <text:p>491</text:p>
          </table:table-cell>
          <table:table-cell table:formula="of:=299792458/([.A469]*1000000)" office:value-type="float" office:value="0.610575270875764" calcext:value-type="float">
            <text:p>0.610575270875764</text:p>
          </table:table-cell>
          <table:table-cell table:formula="of:=(1/3)*[.B469]" office:value-type="float" office:value="0.203525090291921" calcext:value-type="float">
            <text:p>0.203525090291921</text:p>
          </table:table-cell>
          <table:table-cell table:formula="of:=4*[.C469]" office:value-type="float" office:value="0.814100361167685" calcext:value-type="float">
            <text:p>0.814100361167685</text:p>
          </table:table-cell>
          <table:table-cell table:formula="of:=[.D469]/6" office:value-type="float" office:value="0.135683393527948" calcext:value-type="float">
            <text:p>0.135683393527948</text:p>
          </table:table-cell>
          <table:table-cell table:formula="of:=[.E469]*2" office:value-type="float" office:value="0.271366787055895" calcext:value-type="float">
            <text:p>0.271366787055895</text:p>
          </table:table-cell>
          <table:table-cell table:formula="of:=[.E469]*39.3701" office:value-type="float" office:value="5.34186877153465" calcext:value-type="float">
            <text:p>5.34186877153465</text:p>
          </table:table-cell>
          <table:table-cell table:formula="of:=[.F469]*39.3701" office:value-type="float" office:value="10.6837375430693" calcext:value-type="float">
            <text:p>10.6837375430693</text:p>
          </table:table-cell>
        </table:table-row>
        <table:table-row table:style-name="ro1">
          <table:table-cell table:formula="of:=[.A469]+1" office:value-type="float" office:value="492" calcext:value-type="float">
            <text:p>492</text:p>
          </table:table-cell>
          <table:table-cell table:formula="of:=299792458/([.A470]*1000000)" office:value-type="float" office:value="0.609334264227642" calcext:value-type="float">
            <text:p>0.609334264227642</text:p>
          </table:table-cell>
          <table:table-cell table:formula="of:=(1/3)*[.B470]" office:value-type="float" office:value="0.203111421409214" calcext:value-type="float">
            <text:p>0.203111421409214</text:p>
          </table:table-cell>
          <table:table-cell table:formula="of:=4*[.C470]" office:value-type="float" office:value="0.812445685636856" calcext:value-type="float">
            <text:p>0.812445685636856</text:p>
          </table:table-cell>
          <table:table-cell table:formula="of:=[.D470]/6" office:value-type="float" office:value="0.135407614272809" calcext:value-type="float">
            <text:p>0.135407614272809</text:p>
          </table:table-cell>
          <table:table-cell table:formula="of:=[.E470]*2" office:value-type="float" office:value="0.270815228545619" calcext:value-type="float">
            <text:p>0.270815228545619</text:p>
          </table:table-cell>
          <table:table-cell table:formula="of:=[.E470]*39.3701" office:value-type="float" office:value="5.33101131468193" calcext:value-type="float">
            <text:p>5.33101131468193</text:p>
          </table:table-cell>
          <table:table-cell table:formula="of:=[.F470]*39.3701" office:value-type="float" office:value="10.6620226293639" calcext:value-type="float">
            <text:p>10.6620226293639</text:p>
          </table:table-cell>
        </table:table-row>
        <table:table-row table:style-name="ro1">
          <table:table-cell table:formula="of:=[.A470]+1" office:value-type="float" office:value="493" calcext:value-type="float">
            <text:p>493</text:p>
          </table:table-cell>
          <table:table-cell table:formula="of:=299792458/([.A471]*1000000)" office:value-type="float" office:value="0.608098292089249" calcext:value-type="float">
            <text:p>0.608098292089249</text:p>
          </table:table-cell>
          <table:table-cell table:formula="of:=(1/3)*[.B471]" office:value-type="float" office:value="0.202699430696416" calcext:value-type="float">
            <text:p>0.202699430696416</text:p>
          </table:table-cell>
          <table:table-cell table:formula="of:=4*[.C471]" office:value-type="float" office:value="0.810797722785666" calcext:value-type="float">
            <text:p>0.810797722785666</text:p>
          </table:table-cell>
          <table:table-cell table:formula="of:=[.D471]/6" office:value-type="float" office:value="0.135132953797611" calcext:value-type="float">
            <text:p>0.135132953797611</text:p>
          </table:table-cell>
          <table:table-cell table:formula="of:=[.E471]*2" office:value-type="float" office:value="0.270265907595222" calcext:value-type="float">
            <text:p>0.270265907595222</text:p>
          </table:table-cell>
          <table:table-cell table:formula="of:=[.E471]*39.3701" office:value-type="float" office:value="5.32019790430733" calcext:value-type="float">
            <text:p>5.32019790430733</text:p>
          </table:table-cell>
          <table:table-cell table:formula="of:=[.F471]*39.3701" office:value-type="float" office:value="10.6403958086147" calcext:value-type="float">
            <text:p>10.6403958086147</text:p>
          </table:table-cell>
        </table:table-row>
        <table:table-row table:style-name="ro1">
          <table:table-cell table:formula="of:=[.A471]+1" office:value-type="float" office:value="494" calcext:value-type="float">
            <text:p>494</text:p>
          </table:table-cell>
          <table:table-cell table:formula="of:=299792458/([.A472]*1000000)" office:value-type="float" office:value="0.60686732388664" calcext:value-type="float">
            <text:p>0.60686732388664</text:p>
          </table:table-cell>
          <table:table-cell table:formula="of:=(1/3)*[.B472]" office:value-type="float" office:value="0.202289107962213" calcext:value-type="float">
            <text:p>0.202289107962213</text:p>
          </table:table-cell>
          <table:table-cell table:formula="of:=4*[.C472]" office:value-type="float" office:value="0.809156431848853" calcext:value-type="float">
            <text:p>0.809156431848853</text:p>
          </table:table-cell>
          <table:table-cell table:formula="of:=[.D472]/6" office:value-type="float" office:value="0.134859405308142" calcext:value-type="float">
            <text:p>0.134859405308142</text:p>
          </table:table-cell>
          <table:table-cell table:formula="of:=[.E472]*2" office:value-type="float" office:value="0.269718810616284" calcext:value-type="float">
            <text:p>0.269718810616284</text:p>
          </table:table-cell>
          <table:table-cell table:formula="of:=[.E472]*39.3701" office:value-type="float" office:value="5.30942827292209" calcext:value-type="float">
            <text:p>5.30942827292209</text:p>
          </table:table-cell>
          <table:table-cell table:formula="of:=[.F472]*39.3701" office:value-type="float" office:value="10.6188565458442" calcext:value-type="float">
            <text:p>10.6188565458442</text:p>
          </table:table-cell>
        </table:table-row>
        <table:table-row table:style-name="ro1">
          <table:table-cell table:formula="of:=[.A472]+1" office:value-type="float" office:value="495" calcext:value-type="float">
            <text:p>495</text:p>
          </table:table-cell>
          <table:table-cell table:formula="of:=299792458/([.A473]*1000000)" office:value-type="float" office:value="0.605641329292929" calcext:value-type="float">
            <text:p>0.605641329292929</text:p>
          </table:table-cell>
          <table:table-cell table:formula="of:=(1/3)*[.B473]" office:value-type="float" office:value="0.201880443097643" calcext:value-type="float">
            <text:p>0.201880443097643</text:p>
          </table:table-cell>
          <table:table-cell table:formula="of:=4*[.C473]" office:value-type="float" office:value="0.807521772390572" calcext:value-type="float">
            <text:p>0.807521772390572</text:p>
          </table:table-cell>
          <table:table-cell table:formula="of:=[.D473]/6" office:value-type="float" office:value="0.134586962065095" calcext:value-type="float">
            <text:p>0.134586962065095</text:p>
          </table:table-cell>
          <table:table-cell table:formula="of:=[.E473]*2" office:value-type="float" office:value="0.269173924130191" calcext:value-type="float">
            <text:p>0.269173924130191</text:p>
          </table:table-cell>
          <table:table-cell table:formula="of:=[.E473]*39.3701" office:value-type="float" office:value="5.29870215519901" calcext:value-type="float">
            <text:p>5.29870215519901</text:p>
          </table:table-cell>
          <table:table-cell table:formula="of:=[.F473]*39.3701" office:value-type="float" office:value="10.597404310398" calcext:value-type="float">
            <text:p>10.597404310398</text:p>
          </table:table-cell>
        </table:table-row>
        <table:table-row table:style-name="ro1">
          <table:table-cell table:formula="of:=[.A473]+1" office:value-type="float" office:value="496" calcext:value-type="float">
            <text:p>496</text:p>
          </table:table-cell>
          <table:table-cell table:formula="of:=299792458/([.A474]*1000000)" office:value-type="float" office:value="0.604420278225806" calcext:value-type="float">
            <text:p>0.604420278225806</text:p>
          </table:table-cell>
          <table:table-cell table:formula="of:=(1/3)*[.B474]" office:value-type="float" office:value="0.201473426075269" calcext:value-type="float">
            <text:p>0.201473426075269</text:p>
          </table:table-cell>
          <table:table-cell table:formula="of:=4*[.C474]" office:value-type="float" office:value="0.805893704301075" calcext:value-type="float">
            <text:p>0.805893704301075</text:p>
          </table:table-cell>
          <table:table-cell table:formula="of:=[.D474]/6" office:value-type="float" office:value="0.134315617383513" calcext:value-type="float">
            <text:p>0.134315617383513</text:p>
          </table:table-cell>
          <table:table-cell table:formula="of:=[.E474]*2" office:value-type="float" office:value="0.268631234767025" calcext:value-type="float">
            <text:p>0.268631234767025</text:p>
          </table:table-cell>
          <table:table-cell table:formula="of:=[.E474]*39.3701" office:value-type="float" office:value="5.28801928795063" calcext:value-type="float">
            <text:p>5.28801928795063</text:p>
          </table:table-cell>
          <table:table-cell table:formula="of:=[.F474]*39.3701" office:value-type="float" office:value="10.5760385759013" calcext:value-type="float">
            <text:p>10.5760385759013</text:p>
          </table:table-cell>
        </table:table-row>
        <table:table-row table:style-name="ro1">
          <table:table-cell table:formula="of:=[.A474]+1" office:value-type="float" office:value="497" calcext:value-type="float">
            <text:p>497</text:p>
          </table:table-cell>
          <table:table-cell table:formula="of:=299792458/([.A475]*1000000)" office:value-type="float" office:value="0.60320414084507" calcext:value-type="float">
            <text:p>0.60320414084507</text:p>
          </table:table-cell>
          <table:table-cell table:formula="of:=(1/3)*[.B475]" office:value-type="float" office:value="0.201068046948357" calcext:value-type="float">
            <text:p>0.201068046948357</text:p>
          </table:table-cell>
          <table:table-cell table:formula="of:=4*[.C475]" office:value-type="float" office:value="0.804272187793427" calcext:value-type="float">
            <text:p>0.804272187793427</text:p>
          </table:table-cell>
          <table:table-cell table:formula="of:=[.D475]/6" office:value-type="float" office:value="0.134045364632238" calcext:value-type="float">
            <text:p>0.134045364632238</text:p>
          </table:table-cell>
          <table:table-cell table:formula="of:=[.E475]*2" office:value-type="float" office:value="0.268090729264476" calcext:value-type="float">
            <text:p>0.268090729264476</text:p>
          </table:table-cell>
          <table:table-cell table:formula="of:=[.E475]*39.3701" office:value-type="float" office:value="5.27737941010767" calcext:value-type="float">
            <text:p>5.27737941010767</text:p>
          </table:table-cell>
          <table:table-cell table:formula="of:=[.F475]*39.3701" office:value-type="float" office:value="10.5547588202153" calcext:value-type="float">
            <text:p>10.5547588202153</text:p>
          </table:table-cell>
        </table:table-row>
        <table:table-row table:style-name="ro1">
          <table:table-cell table:formula="of:=[.A475]+1" office:value-type="float" office:value="498" calcext:value-type="float">
            <text:p>498</text:p>
          </table:table-cell>
          <table:table-cell table:formula="of:=299792458/([.A476]*1000000)" office:value-type="float" office:value="0.601992887550201" calcext:value-type="float">
            <text:p>0.601992887550201</text:p>
          </table:table-cell>
          <table:table-cell table:formula="of:=(1/3)*[.B476]" office:value-type="float" office:value="0.200664295850067" calcext:value-type="float">
            <text:p>0.200664295850067</text:p>
          </table:table-cell>
          <table:table-cell table:formula="of:=4*[.C476]" office:value-type="float" office:value="0.802657183400268" calcext:value-type="float">
            <text:p>0.802657183400268</text:p>
          </table:table-cell>
          <table:table-cell table:formula="of:=[.D476]/6" office:value-type="float" office:value="0.133776197233378" calcext:value-type="float">
            <text:p>0.133776197233378</text:p>
          </table:table-cell>
          <table:table-cell table:formula="of:=[.E476]*2" office:value-type="float" office:value="0.267552394466756" calcext:value-type="float">
            <text:p>0.267552394466756</text:p>
          </table:table-cell>
          <table:table-cell table:formula="of:=[.E476]*39.3701" office:value-type="float" office:value="5.26678226269781" calcext:value-type="float">
            <text:p>5.26678226269781</text:p>
          </table:table-cell>
          <table:table-cell table:formula="of:=[.F476]*39.3701" office:value-type="float" office:value="10.5335645253956" calcext:value-type="float">
            <text:p>10.5335645253956</text:p>
          </table:table-cell>
        </table:table-row>
        <table:table-row table:style-name="ro1">
          <table:table-cell table:formula="of:=[.A476]+1" office:value-type="float" office:value="499" calcext:value-type="float">
            <text:p>499</text:p>
          </table:table-cell>
          <table:table-cell table:formula="of:=299792458/([.A477]*1000000)" office:value-type="float" office:value="0.600786488977956" calcext:value-type="float">
            <text:p>0.600786488977956</text:p>
          </table:table-cell>
          <table:table-cell table:formula="of:=(1/3)*[.B477]" office:value-type="float" office:value="0.200262162992652" calcext:value-type="float">
            <text:p>0.200262162992652</text:p>
          </table:table-cell>
          <table:table-cell table:formula="of:=4*[.C477]" office:value-type="float" office:value="0.801048651970608" calcext:value-type="float">
            <text:p>0.801048651970608</text:p>
          </table:table-cell>
          <table:table-cell table:formula="of:=[.D477]/6" office:value-type="float" office:value="0.133508108661768" calcext:value-type="float">
            <text:p>0.133508108661768</text:p>
          </table:table-cell>
          <table:table-cell table:formula="of:=[.E477]*2" office:value-type="float" office:value="0.267016217323536" calcext:value-type="float">
            <text:p>0.267016217323536</text:p>
          </table:table-cell>
          <table:table-cell table:formula="of:=[.E477]*39.3701" office:value-type="float" office:value="5.25622758882467" calcext:value-type="float">
            <text:p>5.25622758882467</text:p>
          </table:table-cell>
          <table:table-cell table:formula="of:=[.F477]*39.3701" office:value-type="float" office:value="10.5124551776493" calcext:value-type="float">
            <text:p>10.5124551776493</text:p>
          </table:table-cell>
        </table:table-row>
        <table:table-row table:style-name="ro1">
          <table:table-cell table:formula="of:=[.A477]+1" office:value-type="float" office:value="500" calcext:value-type="float">
            <text:p>500</text:p>
          </table:table-cell>
          <table:table-cell table:formula="of:=299792458/([.A478]*1000000)" office:value-type="float" office:value="0.599584916" calcext:value-type="float">
            <text:p>0.599584916</text:p>
          </table:table-cell>
          <table:table-cell table:formula="of:=(1/3)*[.B478]" office:value-type="float" office:value="0.199861638666667" calcext:value-type="float">
            <text:p>0.199861638666667</text:p>
          </table:table-cell>
          <table:table-cell table:formula="of:=4*[.C478]" office:value-type="float" office:value="0.799446554666667" calcext:value-type="float">
            <text:p>0.799446554666667</text:p>
          </table:table-cell>
          <table:table-cell table:formula="of:=[.D478]/6" office:value-type="float" office:value="0.133241092444444" calcext:value-type="float">
            <text:p>0.133241092444444</text:p>
          </table:table-cell>
          <table:table-cell table:formula="of:=[.E478]*2" office:value-type="float" office:value="0.266482184888889" calcext:value-type="float">
            <text:p>0.266482184888889</text:p>
          </table:table-cell>
          <table:table-cell table:formula="of:=[.E478]*39.3701" office:value-type="float" office:value="5.24571513364702" calcext:value-type="float">
            <text:p>5.24571513364702</text:p>
          </table:table-cell>
          <table:table-cell table:formula="of:=[.F478]*39.3701" office:value-type="float" office:value="10.491430267294" calcext:value-type="float">
            <text:p>10.491430267294</text:p>
          </table:table-cell>
        </table:table-row>
        <table:table-row table:style-name="ro1">
          <table:table-cell table:formula="of:=[.A478]+1" office:value-type="float" office:value="501" calcext:value-type="float">
            <text:p>501</text:p>
          </table:table-cell>
          <table:table-cell table:formula="of:=299792458/([.A479]*1000000)" office:value-type="float" office:value="0.598388139720559" calcext:value-type="float">
            <text:p>0.598388139720559</text:p>
          </table:table-cell>
          <table:table-cell table:formula="of:=(1/3)*[.B479]" office:value-type="float" office:value="0.199462713240186" calcext:value-type="float">
            <text:p>0.199462713240186</text:p>
          </table:table-cell>
          <table:table-cell table:formula="of:=4*[.C479]" office:value-type="float" office:value="0.797850852960745" calcext:value-type="float">
            <text:p>0.797850852960745</text:p>
          </table:table-cell>
          <table:table-cell table:formula="of:=[.D479]/6" office:value-type="float" office:value="0.132975142160124" calcext:value-type="float">
            <text:p>0.132975142160124</text:p>
          </table:table-cell>
          <table:table-cell table:formula="of:=[.E479]*2" office:value-type="float" office:value="0.265950284320248" calcext:value-type="float">
            <text:p>0.265950284320248</text:p>
          </table:table-cell>
          <table:table-cell table:formula="of:=[.E479]*39.3701" office:value-type="float" office:value="5.23524464435831" calcext:value-type="float">
            <text:p>5.23524464435831</text:p>
          </table:table-cell>
          <table:table-cell table:formula="of:=[.F479]*39.3701" office:value-type="float" office:value="10.4704892887166" calcext:value-type="float">
            <text:p>10.4704892887166</text:p>
          </table:table-cell>
        </table:table-row>
        <table:table-row table:style-name="ro1">
          <table:table-cell table:formula="of:=[.A479]+1" office:value-type="float" office:value="502" calcext:value-type="float">
            <text:p>502</text:p>
          </table:table-cell>
          <table:table-cell table:formula="of:=299792458/([.A480]*1000000)" office:value-type="float" office:value="0.597196131474104" calcext:value-type="float">
            <text:p>0.597196131474104</text:p>
          </table:table-cell>
          <table:table-cell table:formula="of:=(1/3)*[.B480]" office:value-type="float" office:value="0.199065377158035" calcext:value-type="float">
            <text:p>0.199065377158035</text:p>
          </table:table-cell>
          <table:table-cell table:formula="of:=4*[.C480]" office:value-type="float" office:value="0.796261508632138" calcext:value-type="float">
            <text:p>0.796261508632138</text:p>
          </table:table-cell>
          <table:table-cell table:formula="of:=[.D480]/6" office:value-type="float" office:value="0.13271025143869" calcext:value-type="float">
            <text:p>0.13271025143869</text:p>
          </table:table-cell>
          <table:table-cell table:formula="of:=[.E480]*2" office:value-type="float" office:value="0.265420502877379" calcext:value-type="float">
            <text:p>0.265420502877379</text:p>
          </table:table-cell>
          <table:table-cell table:formula="of:=[.E480]*39.3701" office:value-type="float" office:value="5.22481587016636" calcext:value-type="float">
            <text:p>5.22481587016636</text:p>
          </table:table-cell>
          <table:table-cell table:formula="of:=[.F480]*39.3701" office:value-type="float" office:value="10.4496317403327" calcext:value-type="float">
            <text:p>10.4496317403327</text:p>
          </table:table-cell>
        </table:table-row>
        <table:table-row table:style-name="ro1">
          <table:table-cell table:formula="of:=[.A480]+1" office:value-type="float" office:value="503" calcext:value-type="float">
            <text:p>503</text:p>
          </table:table-cell>
          <table:table-cell table:formula="of:=299792458/([.A481]*1000000)" office:value-type="float" office:value="0.596008862823062" calcext:value-type="float">
            <text:p>0.596008862823062</text:p>
          </table:table-cell>
          <table:table-cell table:formula="of:=(1/3)*[.B481]" office:value-type="float" office:value="0.198669620941021" calcext:value-type="float">
            <text:p>0.198669620941021</text:p>
          </table:table-cell>
          <table:table-cell table:formula="of:=4*[.C481]" office:value-type="float" office:value="0.794678483764082" calcext:value-type="float">
            <text:p>0.794678483764082</text:p>
          </table:table-cell>
          <table:table-cell table:formula="of:=[.D481]/6" office:value-type="float" office:value="0.13244641396068" calcext:value-type="float">
            <text:p>0.13244641396068</text:p>
          </table:table-cell>
          <table:table-cell table:formula="of:=[.E481]*2" office:value-type="float" office:value="0.264892827921361" calcext:value-type="float">
            <text:p>0.264892827921361</text:p>
          </table:table-cell>
          <table:table-cell table:formula="of:=[.E481]*39.3701" office:value-type="float" office:value="5.21442856227338" calcext:value-type="float">
            <text:p>5.21442856227338</text:p>
          </table:table-cell>
          <table:table-cell table:formula="of:=[.F481]*39.3701" office:value-type="float" office:value="10.4288571245468" calcext:value-type="float">
            <text:p>10.4288571245468</text:p>
          </table:table-cell>
        </table:table-row>
        <table:table-row table:style-name="ro1">
          <table:table-cell table:formula="of:=[.A481]+1" office:value-type="float" office:value="504" calcext:value-type="float">
            <text:p>504</text:p>
          </table:table-cell>
          <table:table-cell table:formula="of:=299792458/([.A482]*1000000)" office:value-type="float" office:value="0.594826305555556" calcext:value-type="float">
            <text:p>0.594826305555556</text:p>
          </table:table-cell>
          <table:table-cell table:formula="of:=(1/3)*[.B482]" office:value-type="float" office:value="0.198275435185185" calcext:value-type="float">
            <text:p>0.198275435185185</text:p>
          </table:table-cell>
          <table:table-cell table:formula="of:=4*[.C482]" office:value-type="float" office:value="0.793101740740741" calcext:value-type="float">
            <text:p>0.793101740740741</text:p>
          </table:table-cell>
          <table:table-cell table:formula="of:=[.D482]/6" office:value-type="float" office:value="0.13218362345679" calcext:value-type="float">
            <text:p>0.13218362345679</text:p>
          </table:table-cell>
          <table:table-cell table:formula="of:=[.E482]*2" office:value-type="float" office:value="0.26436724691358" calcext:value-type="float">
            <text:p>0.26436724691358</text:p>
          </table:table-cell>
          <table:table-cell table:formula="of:=[.E482]*39.3701" office:value-type="float" office:value="5.20408247385617" calcext:value-type="float">
            <text:p>5.20408247385617</text:p>
          </table:table-cell>
          <table:table-cell table:formula="of:=[.F482]*39.3701" office:value-type="float" office:value="10.4081649477123" calcext:value-type="float">
            <text:p>10.4081649477123</text:p>
          </table:table-cell>
        </table:table-row>
        <table:table-row table:style-name="ro1">
          <table:table-cell table:formula="of:=[.A482]+1" office:value-type="float" office:value="505" calcext:value-type="float">
            <text:p>505</text:p>
          </table:table-cell>
          <table:table-cell table:formula="of:=299792458/([.A483]*1000000)" office:value-type="float" office:value="0.593648431683168" calcext:value-type="float">
            <text:p>0.593648431683168</text:p>
          </table:table-cell>
          <table:table-cell table:formula="of:=(1/3)*[.B483]" office:value-type="float" office:value="0.197882810561056" calcext:value-type="float">
            <text:p>0.197882810561056</text:p>
          </table:table-cell>
          <table:table-cell table:formula="of:=4*[.C483]" office:value-type="float" office:value="0.791531242244224" calcext:value-type="float">
            <text:p>0.791531242244224</text:p>
          </table:table-cell>
          <table:table-cell table:formula="of:=[.D483]/6" office:value-type="float" office:value="0.131921873707371" calcext:value-type="float">
            <text:p>0.131921873707371</text:p>
          </table:table-cell>
          <table:table-cell table:formula="of:=[.E483]*2" office:value-type="float" office:value="0.263843747414741" calcext:value-type="float">
            <text:p>0.263843747414741</text:p>
          </table:table-cell>
          <table:table-cell table:formula="of:=[.E483]*39.3701" office:value-type="float" office:value="5.19377736004656" calcext:value-type="float">
            <text:p>5.19377736004656</text:p>
          </table:table-cell>
          <table:table-cell table:formula="of:=[.F483]*39.3701" office:value-type="float" office:value="10.3875547200931" calcext:value-type="float">
            <text:p>10.3875547200931</text:p>
          </table:table-cell>
        </table:table-row>
        <table:table-row table:style-name="ro1">
          <table:table-cell table:formula="of:=[.A483]+1" office:value-type="float" office:value="506" calcext:value-type="float">
            <text:p>506</text:p>
          </table:table-cell>
          <table:table-cell table:formula="of:=299792458/([.A484]*1000000)" office:value-type="float" office:value="0.592475213438735" calcext:value-type="float">
            <text:p>0.592475213438735</text:p>
          </table:table-cell>
          <table:table-cell table:formula="of:=(1/3)*[.B484]" office:value-type="float" office:value="0.197491737812912" calcext:value-type="float">
            <text:p>0.197491737812912</text:p>
          </table:table-cell>
          <table:table-cell table:formula="of:=4*[.C484]" office:value-type="float" office:value="0.789966951251647" calcext:value-type="float">
            <text:p>0.789966951251647</text:p>
          </table:table-cell>
          <table:table-cell table:formula="of:=[.D484]/6" office:value-type="float" office:value="0.131661158541941" calcext:value-type="float">
            <text:p>0.131661158541941</text:p>
          </table:table-cell>
          <table:table-cell table:formula="of:=[.E484]*2" office:value-type="float" office:value="0.263322317083882" calcext:value-type="float">
            <text:p>0.263322317083882</text:p>
          </table:table-cell>
          <table:table-cell table:formula="of:=[.E484]*39.3701" office:value-type="float" office:value="5.18351297791208" calcext:value-type="float">
            <text:p>5.18351297791208</text:p>
          </table:table-cell>
          <table:table-cell table:formula="of:=[.F484]*39.3701" office:value-type="float" office:value="10.3670259558242" calcext:value-type="float">
            <text:p>10.3670259558242</text:p>
          </table:table-cell>
        </table:table-row>
        <table:table-row table:style-name="ro1">
          <table:table-cell table:formula="of:=[.A484]+1" office:value-type="float" office:value="507" calcext:value-type="float">
            <text:p>507</text:p>
          </table:table-cell>
          <table:table-cell table:formula="of:=299792458/([.A485]*1000000)" office:value-type="float" office:value="0.591306623274162" calcext:value-type="float">
            <text:p>0.591306623274162</text:p>
          </table:table-cell>
          <table:table-cell table:formula="of:=(1/3)*[.B485]" office:value-type="float" office:value="0.197102207758054" calcext:value-type="float">
            <text:p>0.197102207758054</text:p>
          </table:table-cell>
          <table:table-cell table:formula="of:=4*[.C485]" office:value-type="float" office:value="0.788408831032216" calcext:value-type="float">
            <text:p>0.788408831032216</text:p>
          </table:table-cell>
          <table:table-cell table:formula="of:=[.D485]/6" office:value-type="float" office:value="0.131401471838703" calcext:value-type="float">
            <text:p>0.131401471838703</text:p>
          </table:table-cell>
          <table:table-cell table:formula="of:=[.E485]*2" office:value-type="float" office:value="0.262802943677405" calcext:value-type="float">
            <text:p>0.262802943677405</text:p>
          </table:table-cell>
          <table:table-cell table:formula="of:=[.E485]*39.3701" office:value-type="float" office:value="5.17328908643691" calcext:value-type="float">
            <text:p>5.17328908643691</text:p>
          </table:table-cell>
          <table:table-cell table:formula="of:=[.F485]*39.3701" office:value-type="float" office:value="10.3465781728738" calcext:value-type="float">
            <text:p>10.3465781728738</text:p>
          </table:table-cell>
        </table:table-row>
        <table:table-row table:style-name="ro1">
          <table:table-cell table:formula="of:=[.A485]+1" office:value-type="float" office:value="508" calcext:value-type="float">
            <text:p>508</text:p>
          </table:table-cell>
          <table:table-cell table:formula="of:=299792458/([.A486]*1000000)" office:value-type="float" office:value="0.590142633858268" calcext:value-type="float">
            <text:p>0.590142633858268</text:p>
          </table:table-cell>
          <table:table-cell table:formula="of:=(1/3)*[.B486]" office:value-type="float" office:value="0.196714211286089" calcext:value-type="float">
            <text:p>0.196714211286089</text:p>
          </table:table-cell>
          <table:table-cell table:formula="of:=4*[.C486]" office:value-type="float" office:value="0.786856845144357" calcext:value-type="float">
            <text:p>0.786856845144357</text:p>
          </table:table-cell>
          <table:table-cell table:formula="of:=[.D486]/6" office:value-type="float" office:value="0.13114280752406" calcext:value-type="float">
            <text:p>0.13114280752406</text:p>
          </table:table-cell>
          <table:table-cell table:formula="of:=[.E486]*2" office:value-type="float" office:value="0.262285615048119" calcext:value-type="float">
            <text:p>0.262285615048119</text:p>
          </table:table-cell>
          <table:table-cell table:formula="of:=[.E486]*39.3701" office:value-type="float" office:value="5.16310544650298" calcext:value-type="float">
            <text:p>5.16310544650298</text:p>
          </table:table-cell>
          <table:table-cell table:formula="of:=[.F486]*39.3701" office:value-type="float" office:value="10.326210893006" calcext:value-type="float">
            <text:p>10.326210893006</text:p>
          </table:table-cell>
        </table:table-row>
        <table:table-row table:style-name="ro1">
          <table:table-cell table:formula="of:=[.A486]+1" office:value-type="float" office:value="509" calcext:value-type="float">
            <text:p>509</text:p>
          </table:table-cell>
          <table:table-cell table:formula="of:=299792458/([.A487]*1000000)" office:value-type="float" office:value="0.588983218074656" calcext:value-type="float">
            <text:p>0.588983218074656</text:p>
          </table:table-cell>
          <table:table-cell table:formula="of:=(1/3)*[.B487]" office:value-type="float" office:value="0.196327739358219" calcext:value-type="float">
            <text:p>0.196327739358219</text:p>
          </table:table-cell>
          <table:table-cell table:formula="of:=4*[.C487]" office:value-type="float" office:value="0.785310957432875" calcext:value-type="float">
            <text:p>0.785310957432875</text:p>
          </table:table-cell>
          <table:table-cell table:formula="of:=[.D487]/6" office:value-type="float" office:value="0.130885159572146" calcext:value-type="float">
            <text:p>0.130885159572146</text:p>
          </table:table-cell>
          <table:table-cell table:formula="of:=[.E487]*2" office:value-type="float" office:value="0.261770319144292" calcext:value-type="float">
            <text:p>0.261770319144292</text:p>
          </table:table-cell>
          <table:table-cell table:formula="of:=[.E487]*39.3701" office:value-type="float" office:value="5.15296182087134" calcext:value-type="float">
            <text:p>5.15296182087134</text:p>
          </table:table-cell>
          <table:table-cell table:formula="of:=[.F487]*39.3701" office:value-type="float" office:value="10.3059236417427" calcext:value-type="float">
            <text:p>10.3059236417427</text:p>
          </table:table-cell>
        </table:table-row>
        <table:table-row table:style-name="ro1">
          <table:table-cell table:formula="of:=[.A487]+1" office:value-type="float" office:value="510" calcext:value-type="float">
            <text:p>510</text:p>
          </table:table-cell>
          <table:table-cell table:formula="of:=299792458/([.A488]*1000000)" office:value-type="float" office:value="0.587828349019608" calcext:value-type="float">
            <text:p>0.587828349019608</text:p>
          </table:table-cell>
          <table:table-cell table:formula="of:=(1/3)*[.B488]" office:value-type="float" office:value="0.195942783006536" calcext:value-type="float">
            <text:p>0.195942783006536</text:p>
          </table:table-cell>
          <table:table-cell table:formula="of:=4*[.C488]" office:value-type="float" office:value="0.783771132026144" calcext:value-type="float">
            <text:p>0.783771132026144</text:p>
          </table:table-cell>
          <table:table-cell table:formula="of:=[.D488]/6" office:value-type="float" office:value="0.130628522004357" calcext:value-type="float">
            <text:p>0.130628522004357</text:p>
          </table:table-cell>
          <table:table-cell table:formula="of:=[.E488]*2" office:value-type="float" office:value="0.261257044008715" calcext:value-type="float">
            <text:p>0.261257044008715</text:p>
          </table:table-cell>
          <table:table-cell table:formula="of:=[.E488]*39.3701" office:value-type="float" office:value="5.14285797416375" calcext:value-type="float">
            <text:p>5.14285797416375</text:p>
          </table:table-cell>
          <table:table-cell table:formula="of:=[.F488]*39.3701" office:value-type="float" office:value="10.2857159483275" calcext:value-type="float">
            <text:p>10.2857159483275</text:p>
          </table:table-cell>
        </table:table-row>
        <table:table-row table:style-name="ro1">
          <table:table-cell table:formula="of:=[.A488]+1" office:value-type="float" office:value="511" calcext:value-type="float">
            <text:p>511</text:p>
          </table:table-cell>
          <table:table-cell table:formula="of:=299792458/([.A489]*1000000)" office:value-type="float" office:value="0.586678" calcext:value-type="float">
            <text:p>0.586678</text:p>
          </table:table-cell>
          <table:table-cell table:formula="of:=(1/3)*[.B489]" office:value-type="float" office:value="0.195559333333333" calcext:value-type="float">
            <text:p>0.195559333333333</text:p>
          </table:table-cell>
          <table:table-cell table:formula="of:=4*[.C489]" office:value-type="float" office:value="0.782237333333333" calcext:value-type="float">
            <text:p>0.782237333333333</text:p>
          </table:table-cell>
          <table:table-cell table:formula="of:=[.D489]/6" office:value-type="float" office:value="0.130372888888889" calcext:value-type="float">
            <text:p>0.130372888888889</text:p>
          </table:table-cell>
          <table:table-cell table:formula="of:=[.E489]*2" office:value-type="float" office:value="0.260745777777778" calcext:value-type="float">
            <text:p>0.260745777777778</text:p>
          </table:table-cell>
          <table:table-cell table:formula="of:=[.E489]*39.3701" office:value-type="float" office:value="5.13279367284444" calcext:value-type="float">
            <text:p>5.13279367284444</text:p>
          </table:table-cell>
          <table:table-cell table:formula="of:=[.F489]*39.3701" office:value-type="float" office:value="10.2655873456889" calcext:value-type="float">
            <text:p>10.2655873456889</text:p>
          </table:table-cell>
        </table:table-row>
        <table:table-row table:style-name="ro1">
          <table:table-cell table:formula="of:=[.A489]+1" office:value-type="float" office:value="512" calcext:value-type="float">
            <text:p>512</text:p>
          </table:table-cell>
          <table:table-cell table:formula="of:=299792458/([.A490]*1000000)" office:value-type="float" office:value="0.58553214453125" calcext:value-type="float">
            <text:p>0.58553214453125</text:p>
          </table:table-cell>
          <table:table-cell table:formula="of:=(1/3)*[.B490]" office:value-type="float" office:value="0.195177381510417" calcext:value-type="float">
            <text:p>0.195177381510417</text:p>
          </table:table-cell>
          <table:table-cell table:formula="of:=4*[.C490]" office:value-type="float" office:value="0.780709526041667" calcext:value-type="float">
            <text:p>0.780709526041667</text:p>
          </table:table-cell>
          <table:table-cell table:formula="of:=[.D490]/6" office:value-type="float" office:value="0.130118254340278" calcext:value-type="float">
            <text:p>0.130118254340278</text:p>
          </table:table-cell>
          <table:table-cell table:formula="of:=[.E490]*2" office:value-type="float" office:value="0.260236508680555" calcext:value-type="float">
            <text:p>0.260236508680555</text:p>
          </table:table-cell>
          <table:table-cell table:formula="of:=[.E490]*39.3701" office:value-type="float" office:value="5.12276868520217" calcext:value-type="float">
            <text:p>5.12276868520217</text:p>
          </table:table-cell>
          <table:table-cell table:formula="of:=[.F490]*39.3701" office:value-type="float" office:value="10.2455373704043" calcext:value-type="float">
            <text:p>10.2455373704043</text:p>
          </table:table-cell>
        </table:table-row>
        <table:table-row table:style-name="ro1">
          <table:table-cell table:formula="of:=[.A490]+1" office:value-type="float" office:value="513" calcext:value-type="float">
            <text:p>513</text:p>
          </table:table-cell>
          <table:table-cell table:formula="of:=299792458/([.A491]*1000000)" office:value-type="float" office:value="0.584390756335283" calcext:value-type="float">
            <text:p>0.584390756335283</text:p>
          </table:table-cell>
          <table:table-cell table:formula="of:=(1/3)*[.B491]" office:value-type="float" office:value="0.194796918778428" calcext:value-type="float">
            <text:p>0.194796918778428</text:p>
          </table:table-cell>
          <table:table-cell table:formula="of:=4*[.C491]" office:value-type="float" office:value="0.77918767511371" calcext:value-type="float">
            <text:p>0.77918767511371</text:p>
          </table:table-cell>
          <table:table-cell table:formula="of:=[.D491]/6" office:value-type="float" office:value="0.129864612518952" calcext:value-type="float">
            <text:p>0.129864612518952</text:p>
          </table:table-cell>
          <table:table-cell table:formula="of:=[.E491]*2" office:value-type="float" office:value="0.259729225037903" calcext:value-type="float">
            <text:p>0.259729225037903</text:p>
          </table:table-cell>
          <table:table-cell table:formula="of:=[.E491]*39.3701" office:value-type="float" office:value="5.11278278133238" calcext:value-type="float">
            <text:p>5.11278278133238</text:p>
          </table:table-cell>
          <table:table-cell table:formula="of:=[.F491]*39.3701" office:value-type="float" office:value="10.2255655626648" calcext:value-type="float">
            <text:p>10.2255655626648</text:p>
          </table:table-cell>
        </table:table-row>
        <table:table-row table:style-name="ro1">
          <table:table-cell table:formula="of:=[.A491]+1" office:value-type="float" office:value="514" calcext:value-type="float">
            <text:p>514</text:p>
          </table:table-cell>
          <table:table-cell table:formula="of:=299792458/([.A492]*1000000)" office:value-type="float" office:value="0.583253809338521" calcext:value-type="float">
            <text:p>0.583253809338521</text:p>
          </table:table-cell>
          <table:table-cell table:formula="of:=(1/3)*[.B492]" office:value-type="float" office:value="0.194417936446174" calcext:value-type="float">
            <text:p>0.194417936446174</text:p>
          </table:table-cell>
          <table:table-cell table:formula="of:=4*[.C492]" office:value-type="float" office:value="0.777671745784695" calcext:value-type="float">
            <text:p>0.777671745784695</text:p>
          </table:table-cell>
          <table:table-cell table:formula="of:=[.D492]/6" office:value-type="float" office:value="0.129611957630783" calcext:value-type="float">
            <text:p>0.129611957630783</text:p>
          </table:table-cell>
          <table:table-cell table:formula="of:=[.E492]*2" office:value-type="float" office:value="0.259223915261565" calcext:value-type="float">
            <text:p>0.259223915261565</text:p>
          </table:table-cell>
          <table:table-cell table:formula="of:=[.E492]*39.3701" office:value-type="float" office:value="5.10283573311967" calcext:value-type="float">
            <text:p>5.10283573311967</text:p>
          </table:table-cell>
          <table:table-cell table:formula="of:=[.F492]*39.3701" office:value-type="float" office:value="10.2056714662393" calcext:value-type="float">
            <text:p>10.2056714662393</text:p>
          </table:table-cell>
        </table:table-row>
        <table:table-row table:style-name="ro1">
          <table:table-cell table:formula="of:=[.A492]+1" office:value-type="float" office:value="515" calcext:value-type="float">
            <text:p>515</text:p>
          </table:table-cell>
          <table:table-cell table:formula="of:=299792458/([.A493]*1000000)" office:value-type="float" office:value="0.582121277669903" calcext:value-type="float">
            <text:p>0.582121277669903</text:p>
          </table:table-cell>
          <table:table-cell table:formula="of:=(1/3)*[.B493]" office:value-type="float" office:value="0.194040425889968" calcext:value-type="float">
            <text:p>0.194040425889968</text:p>
          </table:table-cell>
          <table:table-cell table:formula="of:=4*[.C493]" office:value-type="float" office:value="0.776161703559871" calcext:value-type="float">
            <text:p>0.776161703559871</text:p>
          </table:table-cell>
          <table:table-cell table:formula="of:=[.D493]/6" office:value-type="float" office:value="0.129360283926645" calcext:value-type="float">
            <text:p>0.129360283926645</text:p>
          </table:table-cell>
          <table:table-cell table:formula="of:=[.E493]*2" office:value-type="float" office:value="0.25872056785329" calcext:value-type="float">
            <text:p>0.25872056785329</text:p>
          </table:table-cell>
          <table:table-cell table:formula="of:=[.E493]*39.3701" office:value-type="float" office:value="5.09292731422041" calcext:value-type="float">
            <text:p>5.09292731422041</text:p>
          </table:table-cell>
          <table:table-cell table:formula="of:=[.F493]*39.3701" office:value-type="float" office:value="10.1858546284408" calcext:value-type="float">
            <text:p>10.1858546284408</text:p>
          </table:table-cell>
        </table:table-row>
        <table:table-row table:style-name="ro1">
          <table:table-cell table:formula="of:=[.A493]+1" office:value-type="float" office:value="516" calcext:value-type="float">
            <text:p>516</text:p>
          </table:table-cell>
          <table:table-cell table:formula="of:=299792458/([.A494]*1000000)" office:value-type="float" office:value="0.580993135658915" calcext:value-type="float">
            <text:p>0.580993135658915</text:p>
          </table:table-cell>
          <table:table-cell table:formula="of:=(1/3)*[.B494]" office:value-type="float" office:value="0.193664378552972" calcext:value-type="float">
            <text:p>0.193664378552972</text:p>
          </table:table-cell>
          <table:table-cell table:formula="of:=4*[.C494]" office:value-type="float" office:value="0.774657514211886" calcext:value-type="float">
            <text:p>0.774657514211886</text:p>
          </table:table-cell>
          <table:table-cell table:formula="of:=[.D494]/6" office:value-type="float" office:value="0.129109585701981" calcext:value-type="float">
            <text:p>0.129109585701981</text:p>
          </table:table-cell>
          <table:table-cell table:formula="of:=[.E494]*2" office:value-type="float" office:value="0.258219171403962" calcext:value-type="float">
            <text:p>0.258219171403962</text:p>
          </table:table-cell>
          <table:table-cell table:formula="of:=[.E494]*39.3701" office:value-type="float" office:value="5.08305730004556" calcext:value-type="float">
            <text:p>5.08305730004556</text:p>
          </table:table-cell>
          <table:table-cell table:formula="of:=[.F494]*39.3701" office:value-type="float" office:value="10.1661146000911" calcext:value-type="float">
            <text:p>10.1661146000911</text:p>
          </table:table-cell>
        </table:table-row>
        <table:table-row table:style-name="ro1">
          <table:table-cell table:formula="of:=[.A494]+1" office:value-type="float" office:value="517" calcext:value-type="float">
            <text:p>517</text:p>
          </table:table-cell>
          <table:table-cell table:formula="of:=299792458/([.A495]*1000000)" office:value-type="float" office:value="0.579869357833656" calcext:value-type="float">
            <text:p>0.579869357833656</text:p>
          </table:table-cell>
          <table:table-cell table:formula="of:=(1/3)*[.B495]" office:value-type="float" office:value="0.193289785944552" calcext:value-type="float">
            <text:p>0.193289785944552</text:p>
          </table:table-cell>
          <table:table-cell table:formula="of:=4*[.C495]" office:value-type="float" office:value="0.773159143778207" calcext:value-type="float">
            <text:p>0.773159143778207</text:p>
          </table:table-cell>
          <table:table-cell table:formula="of:=[.D495]/6" office:value-type="float" office:value="0.128859857296368" calcext:value-type="float">
            <text:p>0.128859857296368</text:p>
          </table:table-cell>
          <table:table-cell table:formula="of:=[.E495]*2" office:value-type="float" office:value="0.257719714592736" calcext:value-type="float">
            <text:p>0.257719714592736</text:p>
          </table:table-cell>
          <table:table-cell table:formula="of:=[.E495]*39.3701" office:value-type="float" office:value="5.07322546774374" calcext:value-type="float">
            <text:p>5.07322546774374</text:p>
          </table:table-cell>
          <table:table-cell table:formula="of:=[.F495]*39.3701" office:value-type="float" office:value="10.1464509354875" calcext:value-type="float">
            <text:p>10.1464509354875</text:p>
          </table:table-cell>
        </table:table-row>
        <table:table-row table:style-name="ro1">
          <table:table-cell table:formula="of:=[.A495]+1" office:value-type="float" office:value="518" calcext:value-type="float">
            <text:p>518</text:p>
          </table:table-cell>
          <table:table-cell table:formula="of:=299792458/([.A496]*1000000)" office:value-type="float" office:value="0.578749918918919" calcext:value-type="float">
            <text:p>0.578749918918919</text:p>
          </table:table-cell>
          <table:table-cell table:formula="of:=(1/3)*[.B496]" office:value-type="float" office:value="0.19291663963964" calcext:value-type="float">
            <text:p>0.19291663963964</text:p>
          </table:table-cell>
          <table:table-cell table:formula="of:=4*[.C496]" office:value-type="float" office:value="0.771666558558558" calcext:value-type="float">
            <text:p>0.771666558558558</text:p>
          </table:table-cell>
          <table:table-cell table:formula="of:=[.D496]/6" office:value-type="float" office:value="0.128611093093093" calcext:value-type="float">
            <text:p>0.128611093093093</text:p>
          </table:table-cell>
          <table:table-cell table:formula="of:=[.E496]*2" office:value-type="float" office:value="0.257222186186186" calcext:value-type="float">
            <text:p>0.257222186186186</text:p>
          </table:table-cell>
          <table:table-cell table:formula="of:=[.E496]*39.3701" office:value-type="float" office:value="5.06343159618438" calcext:value-type="float">
            <text:p>5.06343159618438</text:p>
          </table:table-cell>
          <table:table-cell table:formula="of:=[.F496]*39.3701" office:value-type="float" office:value="10.1268631923688" calcext:value-type="float">
            <text:p>10.1268631923688</text:p>
          </table:table-cell>
        </table:table-row>
        <table:table-row table:style-name="ro1">
          <table:table-cell table:formula="of:=[.A496]+1" office:value-type="float" office:value="519" calcext:value-type="float">
            <text:p>519</text:p>
          </table:table-cell>
          <table:table-cell table:formula="of:=299792458/([.A497]*1000000)" office:value-type="float" office:value="0.577634793834297" calcext:value-type="float">
            <text:p>0.577634793834297</text:p>
          </table:table-cell>
          <table:table-cell table:formula="of:=(1/3)*[.B497]" office:value-type="float" office:value="0.192544931278099" calcext:value-type="float">
            <text:p>0.192544931278099</text:p>
          </table:table-cell>
          <table:table-cell table:formula="of:=4*[.C497]" office:value-type="float" office:value="0.770179725112396" calcext:value-type="float">
            <text:p>0.770179725112396</text:p>
          </table:table-cell>
          <table:table-cell table:formula="of:=[.D497]/6" office:value-type="float" office:value="0.128363287518733" calcext:value-type="float">
            <text:p>0.128363287518733</text:p>
          </table:table-cell>
          <table:table-cell table:formula="of:=[.E497]*2" office:value-type="float" office:value="0.256726575037465" calcext:value-type="float">
            <text:p>0.256726575037465</text:p>
          </table:table-cell>
          <table:table-cell table:formula="of:=[.E497]*39.3701" office:value-type="float" office:value="5.05367546594125" calcext:value-type="float">
            <text:p>5.05367546594125</text:p>
          </table:table-cell>
          <table:table-cell table:formula="of:=[.F497]*39.3701" office:value-type="float" office:value="10.1073509318825" calcext:value-type="float">
            <text:p>10.1073509318825</text:p>
          </table:table-cell>
        </table:table-row>
        <table:table-row table:style-name="ro1">
          <table:table-cell table:formula="of:=[.A497]+1" office:value-type="float" office:value="520" calcext:value-type="float">
            <text:p>520</text:p>
          </table:table-cell>
          <table:table-cell table:formula="of:=299792458/([.A498]*1000000)" office:value-type="float" office:value="0.576523957692308" calcext:value-type="float">
            <text:p>0.576523957692308</text:p>
          </table:table-cell>
          <table:table-cell table:formula="of:=(1/3)*[.B498]" office:value-type="float" office:value="0.192174652564103" calcext:value-type="float">
            <text:p>0.192174652564103</text:p>
          </table:table-cell>
          <table:table-cell table:formula="of:=4*[.C498]" office:value-type="float" office:value="0.76869861025641" calcext:value-type="float">
            <text:p>0.76869861025641</text:p>
          </table:table-cell>
          <table:table-cell table:formula="of:=[.D498]/6" office:value-type="float" office:value="0.128116435042735" calcext:value-type="float">
            <text:p>0.128116435042735</text:p>
          </table:table-cell>
          <table:table-cell table:formula="of:=[.E498]*2" office:value-type="float" office:value="0.25623287008547" calcext:value-type="float">
            <text:p>0.25623287008547</text:p>
          </table:table-cell>
          <table:table-cell table:formula="of:=[.E498]*39.3701" office:value-type="float" office:value="5.04395685927598" calcext:value-type="float">
            <text:p>5.04395685927598</text:p>
          </table:table-cell>
          <table:table-cell table:formula="of:=[.F498]*39.3701" office:value-type="float" office:value="10.087913718552" calcext:value-type="float">
            <text:p>10.087913718552</text:p>
          </table:table-cell>
        </table:table-row>
        <table:table-row table:style-name="ro1">
          <table:table-cell table:formula="of:=[.A498]+1" office:value-type="float" office:value="521" calcext:value-type="float">
            <text:p>521</text:p>
          </table:table-cell>
          <table:table-cell table:formula="of:=299792458/([.A499]*1000000)" office:value-type="float" office:value="0.575417385796545" calcext:value-type="float">
            <text:p>0.575417385796545</text:p>
          </table:table-cell>
          <table:table-cell table:formula="of:=(1/3)*[.B499]" office:value-type="float" office:value="0.191805795265515" calcext:value-type="float">
            <text:p>0.191805795265515</text:p>
          </table:table-cell>
          <table:table-cell table:formula="of:=4*[.C499]" office:value-type="float" office:value="0.76722318106206" calcext:value-type="float">
            <text:p>0.76722318106206</text:p>
          </table:table-cell>
          <table:table-cell table:formula="of:=[.D499]/6" office:value-type="float" office:value="0.12787053017701" calcext:value-type="float">
            <text:p>0.12787053017701</text:p>
          </table:table-cell>
          <table:table-cell table:formula="of:=[.E499]*2" office:value-type="float" office:value="0.25574106035402" calcext:value-type="float">
            <text:p>0.25574106035402</text:p>
          </table:table-cell>
          <table:table-cell table:formula="of:=[.E499]*39.3701" office:value-type="float" office:value="5.0342755601219" calcext:value-type="float">
            <text:p>5.0342755601219</text:p>
          </table:table-cell>
          <table:table-cell table:formula="of:=[.F499]*39.3701" office:value-type="float" office:value="10.0685511202438" calcext:value-type="float">
            <text:p>10.0685511202438</text:p>
          </table:table-cell>
        </table:table-row>
        <table:table-row table:style-name="ro1">
          <table:table-cell table:formula="of:=[.A499]+1" office:value-type="float" office:value="522" calcext:value-type="float">
            <text:p>522</text:p>
          </table:table-cell>
          <table:table-cell table:formula="of:=299792458/([.A500]*1000000)" office:value-type="float" office:value="0.574315053639847" calcext:value-type="float">
            <text:p>0.574315053639847</text:p>
          </table:table-cell>
          <table:table-cell table:formula="of:=(1/3)*[.B500]" office:value-type="float" office:value="0.191438351213282" calcext:value-type="float">
            <text:p>0.191438351213282</text:p>
          </table:table-cell>
          <table:table-cell table:formula="of:=4*[.C500]" office:value-type="float" office:value="0.765753404853129" calcext:value-type="float">
            <text:p>0.765753404853129</text:p>
          </table:table-cell>
          <table:table-cell table:formula="of:=[.D500]/6" office:value-type="float" office:value="0.127625567475521" calcext:value-type="float">
            <text:p>0.127625567475521</text:p>
          </table:table-cell>
          <table:table-cell table:formula="of:=[.E500]*2" office:value-type="float" office:value="0.255251134951043" calcext:value-type="float">
            <text:p>0.255251134951043</text:p>
          </table:table-cell>
          <table:table-cell table:formula="of:=[.E500]*39.3701" office:value-type="float" office:value="5.02463135406803" calcext:value-type="float">
            <text:p>5.02463135406803</text:p>
          </table:table-cell>
          <table:table-cell table:formula="of:=[.F500]*39.3701" office:value-type="float" office:value="10.0492627081361" calcext:value-type="float">
            <text:p>10.0492627081361</text:p>
          </table:table-cell>
        </table:table-row>
        <table:table-row table:style-name="ro1">
          <table:table-cell table:formula="of:=[.A500]+1" office:value-type="float" office:value="523" calcext:value-type="float">
            <text:p>523</text:p>
          </table:table-cell>
          <table:table-cell table:formula="of:=299792458/([.A501]*1000000)" office:value-type="float" office:value="0.573216936902486" calcext:value-type="float">
            <text:p>0.573216936902486</text:p>
          </table:table-cell>
          <table:table-cell table:formula="of:=(1/3)*[.B501]" office:value-type="float" office:value="0.191072312300829" calcext:value-type="float">
            <text:p>0.191072312300829</text:p>
          </table:table-cell>
          <table:table-cell table:formula="of:=4*[.C501]" office:value-type="float" office:value="0.764289249203314" calcext:value-type="float">
            <text:p>0.764289249203314</text:p>
          </table:table-cell>
          <table:table-cell table:formula="of:=[.D501]/6" office:value-type="float" office:value="0.127381541533886" calcext:value-type="float">
            <text:p>0.127381541533886</text:p>
          </table:table-cell>
          <table:table-cell table:formula="of:=[.E501]*2" office:value-type="float" office:value="0.254763083067771" calcext:value-type="float">
            <text:p>0.254763083067771</text:p>
          </table:table-cell>
          <table:table-cell table:formula="of:=[.E501]*39.3701" office:value-type="float" office:value="5.01502402834323" calcext:value-type="float">
            <text:p>5.01502402834323</text:p>
          </table:table-cell>
          <table:table-cell table:formula="of:=[.F501]*39.3701" office:value-type="float" office:value="10.0300480566865" calcext:value-type="float">
            <text:p>10.0300480566865</text:p>
          </table:table-cell>
        </table:table-row>
        <table:table-row table:style-name="ro1">
          <table:table-cell table:formula="of:=[.A501]+1" office:value-type="float" office:value="524" calcext:value-type="float">
            <text:p>524</text:p>
          </table:table-cell>
          <table:table-cell table:formula="of:=299792458/([.A502]*1000000)" office:value-type="float" office:value="0.572123011450382" calcext:value-type="float">
            <text:p>0.572123011450382</text:p>
          </table:table-cell>
          <table:table-cell table:formula="of:=(1/3)*[.B502]" office:value-type="float" office:value="0.190707670483461" calcext:value-type="float">
            <text:p>0.190707670483461</text:p>
          </table:table-cell>
          <table:table-cell table:formula="of:=4*[.C502]" office:value-type="float" office:value="0.762830681933842" calcext:value-type="float">
            <text:p>0.762830681933842</text:p>
          </table:table-cell>
          <table:table-cell table:formula="of:=[.D502]/6" office:value-type="float" office:value="0.127138446988974" calcext:value-type="float">
            <text:p>0.127138446988974</text:p>
          </table:table-cell>
          <table:table-cell table:formula="of:=[.E502]*2" office:value-type="float" office:value="0.254276893977947" calcext:value-type="float">
            <text:p>0.254276893977947</text:p>
          </table:table-cell>
          <table:table-cell table:formula="of:=[.E502]*39.3701" office:value-type="float" office:value="5.00545337180059" calcext:value-type="float">
            <text:p>5.00545337180059</text:p>
          </table:table-cell>
          <table:table-cell table:formula="of:=[.F502]*39.3701" office:value-type="float" office:value="10.0109067436012" calcext:value-type="float">
            <text:p>10.0109067436012</text:p>
          </table:table-cell>
        </table:table-row>
        <table:table-row table:style-name="ro1">
          <table:table-cell table:formula="of:=[.A502]+1" office:value-type="float" office:value="525" calcext:value-type="float">
            <text:p>525</text:p>
          </table:table-cell>
          <table:table-cell table:formula="of:=299792458/([.A503]*1000000)" office:value-type="float" office:value="0.571033253333333" calcext:value-type="float">
            <text:p>0.571033253333333</text:p>
          </table:table-cell>
          <table:table-cell table:formula="of:=(1/3)*[.B503]" office:value-type="float" office:value="0.190344417777778" calcext:value-type="float">
            <text:p>0.190344417777778</text:p>
          </table:table-cell>
          <table:table-cell table:formula="of:=4*[.C503]" office:value-type="float" office:value="0.761377671111111" calcext:value-type="float">
            <text:p>0.761377671111111</text:p>
          </table:table-cell>
          <table:table-cell table:formula="of:=[.D503]/6" office:value-type="float" office:value="0.126896278518519" calcext:value-type="float">
            <text:p>0.126896278518519</text:p>
          </table:table-cell>
          <table:table-cell table:formula="of:=[.E503]*2" office:value-type="float" office:value="0.253792557037037" calcext:value-type="float">
            <text:p>0.253792557037037</text:p>
          </table:table-cell>
          <table:table-cell table:formula="of:=[.E503]*39.3701" office:value-type="float" office:value="4.99591917490193" calcext:value-type="float">
            <text:p>4.99591917490193</text:p>
          </table:table-cell>
          <table:table-cell table:formula="of:=[.F503]*39.3701" office:value-type="float" office:value="9.99183834980385" calcext:value-type="float">
            <text:p>9.99183834980385</text:p>
          </table:table-cell>
        </table:table-row>
        <table:table-row table:style-name="ro1">
          <table:table-cell table:formula="of:=[.A503]+1" office:value-type="float" office:value="526" calcext:value-type="float">
            <text:p>526</text:p>
          </table:table-cell>
          <table:table-cell table:formula="of:=299792458/([.A504]*1000000)" office:value-type="float" office:value="0.56994763878327" calcext:value-type="float">
            <text:p>0.56994763878327</text:p>
          </table:table-cell>
          <table:table-cell table:formula="of:=(1/3)*[.B504]" office:value-type="float" office:value="0.18998254626109" calcext:value-type="float">
            <text:p>0.18998254626109</text:p>
          </table:table-cell>
          <table:table-cell table:formula="of:=4*[.C504]" office:value-type="float" office:value="0.75993018504436" calcext:value-type="float">
            <text:p>0.75993018504436</text:p>
          </table:table-cell>
          <table:table-cell table:formula="of:=[.D504]/6" office:value-type="float" office:value="0.126655030840727" calcext:value-type="float">
            <text:p>0.126655030840727</text:p>
          </table:table-cell>
          <table:table-cell table:formula="of:=[.E504]*2" office:value-type="float" office:value="0.253310061681453" calcext:value-type="float">
            <text:p>0.253310061681453</text:p>
          </table:table-cell>
          <table:table-cell table:formula="of:=[.E504]*39.3701" office:value-type="float" office:value="4.98642122970249" calcext:value-type="float">
            <text:p>4.98642122970249</text:p>
          </table:table-cell>
          <table:table-cell table:formula="of:=[.F504]*39.3701" office:value-type="float" office:value="9.97284245940498" calcext:value-type="float">
            <text:p>9.97284245940498</text:p>
          </table:table-cell>
        </table:table-row>
        <table:table-row table:style-name="ro1">
          <table:table-cell table:formula="of:=[.A504]+1" office:value-type="float" office:value="527" calcext:value-type="float">
            <text:p>527</text:p>
          </table:table-cell>
          <table:table-cell table:formula="of:=299792458/([.A505]*1000000)" office:value-type="float" office:value="0.568866144212524" calcext:value-type="float">
            <text:p>0.568866144212524</text:p>
          </table:table-cell>
          <table:table-cell table:formula="of:=(1/3)*[.B505]" office:value-type="float" office:value="0.189622048070841" calcext:value-type="float">
            <text:p>0.189622048070841</text:p>
          </table:table-cell>
          <table:table-cell table:formula="of:=4*[.C505]" office:value-type="float" office:value="0.758488192283365" calcext:value-type="float">
            <text:p>0.758488192283365</text:p>
          </table:table-cell>
          <table:table-cell table:formula="of:=[.D505]/6" office:value-type="float" office:value="0.126414698713894" calcext:value-type="float">
            <text:p>0.126414698713894</text:p>
          </table:table-cell>
          <table:table-cell table:formula="of:=[.E505]*2" office:value-type="float" office:value="0.252829397427788" calcext:value-type="float">
            <text:p>0.252829397427788</text:p>
          </table:table-cell>
          <table:table-cell table:formula="of:=[.E505]*39.3701" office:value-type="float" office:value="4.97695932983588" calcext:value-type="float">
            <text:p>4.97695932983588</text:p>
          </table:table-cell>
          <table:table-cell table:formula="of:=[.F505]*39.3701" office:value-type="float" office:value="9.95391865967177" calcext:value-type="float">
            <text:p>9.95391865967177</text:p>
          </table:table-cell>
        </table:table-row>
        <table:table-row table:style-name="ro1">
          <table:table-cell table:formula="of:=[.A505]+1" office:value-type="float" office:value="528" calcext:value-type="float">
            <text:p>528</text:p>
          </table:table-cell>
          <table:table-cell table:formula="of:=299792458/([.A506]*1000000)" office:value-type="float" office:value="0.567788746212121" calcext:value-type="float">
            <text:p>0.567788746212121</text:p>
          </table:table-cell>
          <table:table-cell table:formula="of:=(1/3)*[.B506]" office:value-type="float" office:value="0.18926291540404" calcext:value-type="float">
            <text:p>0.18926291540404</text:p>
          </table:table-cell>
          <table:table-cell table:formula="of:=4*[.C506]" office:value-type="float" office:value="0.757051661616162" calcext:value-type="float">
            <text:p>0.757051661616162</text:p>
          </table:table-cell>
          <table:table-cell table:formula="of:=[.D506]/6" office:value-type="float" office:value="0.126175276936027" calcext:value-type="float">
            <text:p>0.126175276936027</text:p>
          </table:table-cell>
          <table:table-cell table:formula="of:=[.E506]*2" office:value-type="float" office:value="0.252350553872054" calcext:value-type="float">
            <text:p>0.252350553872054</text:p>
          </table:table-cell>
          <table:table-cell table:formula="of:=[.E506]*39.3701" office:value-type="float" office:value="4.96753327049907" calcext:value-type="float">
            <text:p>4.96753327049907</text:p>
          </table:table-cell>
          <table:table-cell table:formula="of:=[.F506]*39.3701" office:value-type="float" office:value="9.93506654099815" calcext:value-type="float">
            <text:p>9.93506654099815</text:p>
          </table:table-cell>
        </table:table-row>
        <table:table-row table:style-name="ro1">
          <table:table-cell table:formula="of:=[.A506]+1" office:value-type="float" office:value="529" calcext:value-type="float">
            <text:p>529</text:p>
          </table:table-cell>
          <table:table-cell table:formula="of:=299792458/([.A507]*1000000)" office:value-type="float" office:value="0.566715421550094" calcext:value-type="float">
            <text:p>0.566715421550094</text:p>
          </table:table-cell>
          <table:table-cell table:formula="of:=(1/3)*[.B507]" office:value-type="float" office:value="0.188905140516698" calcext:value-type="float">
            <text:p>0.188905140516698</text:p>
          </table:table-cell>
          <table:table-cell table:formula="of:=4*[.C507]" office:value-type="float" office:value="0.755620562066793" calcext:value-type="float">
            <text:p>0.755620562066793</text:p>
          </table:table-cell>
          <table:table-cell table:formula="of:=[.D507]/6" office:value-type="float" office:value="0.125936760344465" calcext:value-type="float">
            <text:p>0.125936760344465</text:p>
          </table:table-cell>
          <table:table-cell table:formula="of:=[.E507]*2" office:value-type="float" office:value="0.251873520688931" calcext:value-type="float">
            <text:p>0.251873520688931</text:p>
          </table:table-cell>
          <table:table-cell table:formula="of:=[.E507]*39.3701" office:value-type="float" office:value="4.95814284843764" calcext:value-type="float">
            <text:p>4.95814284843764</text:p>
          </table:table-cell>
          <table:table-cell table:formula="of:=[.F507]*39.3701" office:value-type="float" office:value="9.91628569687528" calcext:value-type="float">
            <text:p>9.91628569687528</text:p>
          </table:table-cell>
        </table:table-row>
        <table:table-row table:style-name="ro1">
          <table:table-cell table:formula="of:=[.A507]+1" office:value-type="float" office:value="530" calcext:value-type="float">
            <text:p>530</text:p>
          </table:table-cell>
          <table:table-cell table:formula="of:=299792458/([.A508]*1000000)" office:value-type="float" office:value="0.565646147169811" calcext:value-type="float">
            <text:p>0.565646147169811</text:p>
          </table:table-cell>
          <table:table-cell table:formula="of:=(1/3)*[.B508]" office:value-type="float" office:value="0.18854871572327" calcext:value-type="float">
            <text:p>0.18854871572327</text:p>
          </table:table-cell>
          <table:table-cell table:formula="of:=4*[.C508]" office:value-type="float" office:value="0.754194862893082" calcext:value-type="float">
            <text:p>0.754194862893082</text:p>
          </table:table-cell>
          <table:table-cell table:formula="of:=[.D508]/6" office:value-type="float" office:value="0.125699143815514" calcext:value-type="float">
            <text:p>0.125699143815514</text:p>
          </table:table-cell>
          <table:table-cell table:formula="of:=[.E508]*2" office:value-type="float" office:value="0.251398287631027" calcext:value-type="float">
            <text:p>0.251398287631027</text:p>
          </table:table-cell>
          <table:table-cell table:formula="of:=[.E508]*39.3701" office:value-type="float" office:value="4.94878786193115" calcext:value-type="float">
            <text:p>4.94878786193115</text:p>
          </table:table-cell>
          <table:table-cell table:formula="of:=[.F508]*39.3701" office:value-type="float" office:value="9.89757572386231" calcext:value-type="float">
            <text:p>9.89757572386231</text:p>
          </table:table-cell>
        </table:table-row>
        <table:table-row table:style-name="ro1">
          <table:table-cell table:formula="of:=[.A508]+1" office:value-type="float" office:value="531" calcext:value-type="float">
            <text:p>531</text:p>
          </table:table-cell>
          <table:table-cell table:formula="of:=299792458/([.A509]*1000000)" office:value-type="float" office:value="0.564580900188324" calcext:value-type="float">
            <text:p>0.564580900188324</text:p>
          </table:table-cell>
          <table:table-cell table:formula="of:=(1/3)*[.B509]" office:value-type="float" office:value="0.188193633396108" calcext:value-type="float">
            <text:p>0.188193633396108</text:p>
          </table:table-cell>
          <table:table-cell table:formula="of:=4*[.C509]" office:value-type="float" office:value="0.752774533584432" calcext:value-type="float">
            <text:p>0.752774533584432</text:p>
          </table:table-cell>
          <table:table-cell table:formula="of:=[.D509]/6" office:value-type="float" office:value="0.125462422264072" calcext:value-type="float">
            <text:p>0.125462422264072</text:p>
          </table:table-cell>
          <table:table-cell table:formula="of:=[.E509]*2" office:value-type="float" office:value="0.250924844528144" calcext:value-type="float">
            <text:p>0.250924844528144</text:p>
          </table:table-cell>
          <table:table-cell table:formula="of:=[.E509]*39.3701" office:value-type="float" office:value="4.93946811077874" calcext:value-type="float">
            <text:p>4.93946811077874</text:p>
          </table:table-cell>
          <table:table-cell table:formula="of:=[.F509]*39.3701" office:value-type="float" office:value="9.87893622155748" calcext:value-type="float">
            <text:p>9.87893622155748</text:p>
          </table:table-cell>
        </table:table-row>
        <table:table-row table:style-name="ro1">
          <table:table-cell table:formula="of:=[.A509]+1" office:value-type="float" office:value="532" calcext:value-type="float">
            <text:p>532</text:p>
          </table:table-cell>
          <table:table-cell table:formula="of:=299792458/([.A510]*1000000)" office:value-type="float" office:value="0.563519657894737" calcext:value-type="float">
            <text:p>0.563519657894737</text:p>
          </table:table-cell>
          <table:table-cell table:formula="of:=(1/3)*[.B510]" office:value-type="float" office:value="0.187839885964912" calcext:value-type="float">
            <text:p>0.187839885964912</text:p>
          </table:table-cell>
          <table:table-cell table:formula="of:=4*[.C510]" office:value-type="float" office:value="0.751359543859649" calcext:value-type="float">
            <text:p>0.751359543859649</text:p>
          </table:table-cell>
          <table:table-cell table:formula="of:=[.D510]/6" office:value-type="float" office:value="0.125226590643275" calcext:value-type="float">
            <text:p>0.125226590643275</text:p>
          </table:table-cell>
          <table:table-cell table:formula="of:=[.E510]*2" office:value-type="float" office:value="0.25045318128655" calcext:value-type="float">
            <text:p>0.25045318128655</text:p>
          </table:table-cell>
          <table:table-cell table:formula="of:=[.E510]*39.3701" office:value-type="float" office:value="4.93018339628479" calcext:value-type="float">
            <text:p>4.93018339628479</text:p>
          </table:table-cell>
          <table:table-cell table:formula="of:=[.F510]*39.3701" office:value-type="float" office:value="9.86036679256959" calcext:value-type="float">
            <text:p>9.86036679256959</text:p>
          </table:table-cell>
        </table:table-row>
        <table:table-row table:style-name="ro1">
          <table:table-cell table:formula="of:=[.A510]+1" office:value-type="float" office:value="533" calcext:value-type="float">
            <text:p>533</text:p>
          </table:table-cell>
          <table:table-cell table:formula="of:=299792458/([.A511]*1000000)" office:value-type="float" office:value="0.562462397748593" calcext:value-type="float">
            <text:p>0.562462397748593</text:p>
          </table:table-cell>
          <table:table-cell table:formula="of:=(1/3)*[.B511]" office:value-type="float" office:value="0.187487465916198" calcext:value-type="float">
            <text:p>0.187487465916198</text:p>
          </table:table-cell>
          <table:table-cell table:formula="of:=4*[.C511]" office:value-type="float" office:value="0.74994986366479" calcext:value-type="float">
            <text:p>0.74994986366479</text:p>
          </table:table-cell>
          <table:table-cell table:formula="of:=[.D511]/6" office:value-type="float" office:value="0.124991643944132" calcext:value-type="float">
            <text:p>0.124991643944132</text:p>
          </table:table-cell>
          <table:table-cell table:formula="of:=[.E511]*2" office:value-type="float" office:value="0.249983287888263" calcext:value-type="float">
            <text:p>0.249983287888263</text:p>
          </table:table-cell>
          <table:table-cell table:formula="of:=[.E511]*39.3701" office:value-type="float" office:value="4.92093352124486" calcext:value-type="float">
            <text:p>4.92093352124486</text:p>
          </table:table-cell>
          <table:table-cell table:formula="of:=[.F511]*39.3701" office:value-type="float" office:value="9.84186704248972" calcext:value-type="float">
            <text:p>9.84186704248972</text:p>
          </table:table-cell>
        </table:table-row>
        <table:table-row table:style-name="ro1">
          <table:table-cell table:formula="of:=[.A511]+1" office:value-type="float" office:value="534" calcext:value-type="float">
            <text:p>534</text:p>
          </table:table-cell>
          <table:table-cell table:formula="of:=299792458/([.A512]*1000000)" office:value-type="float" office:value="0.561409097378277" calcext:value-type="float">
            <text:p>0.561409097378277</text:p>
          </table:table-cell>
          <table:table-cell table:formula="of:=(1/3)*[.B512]" office:value-type="float" office:value="0.187136365792759" calcext:value-type="float">
            <text:p>0.187136365792759</text:p>
          </table:table-cell>
          <table:table-cell table:formula="of:=4*[.C512]" office:value-type="float" office:value="0.748545463171036" calcext:value-type="float">
            <text:p>0.748545463171036</text:p>
          </table:table-cell>
          <table:table-cell table:formula="of:=[.D512]/6" office:value-type="float" office:value="0.124757577195173" calcext:value-type="float">
            <text:p>0.124757577195173</text:p>
          </table:table-cell>
          <table:table-cell table:formula="of:=[.E512]*2" office:value-type="float" office:value="0.249515154390345" calcext:value-type="float">
            <text:p>0.249515154390345</text:p>
          </table:table-cell>
          <table:table-cell table:formula="of:=[.E512]*39.3701" office:value-type="float" office:value="4.91171828993167" calcext:value-type="float">
            <text:p>4.91171828993167</text:p>
          </table:table-cell>
          <table:table-cell table:formula="of:=[.F512]*39.3701" office:value-type="float" office:value="9.82343657986334" calcext:value-type="float">
            <text:p>9.82343657986334</text:p>
          </table:table-cell>
        </table:table-row>
        <table:table-row table:style-name="ro1">
          <table:table-cell table:formula="of:=[.A512]+1" office:value-type="float" office:value="535" calcext:value-type="float">
            <text:p>535</text:p>
          </table:table-cell>
          <table:table-cell table:formula="of:=299792458/([.A513]*1000000)" office:value-type="float" office:value="0.560359734579439" calcext:value-type="float">
            <text:p>0.560359734579439</text:p>
          </table:table-cell>
          <table:table-cell table:formula="of:=(1/3)*[.B513]" office:value-type="float" office:value="0.186786578193146" calcext:value-type="float">
            <text:p>0.186786578193146</text:p>
          </table:table-cell>
          <table:table-cell table:formula="of:=4*[.C513]" office:value-type="float" office:value="0.747146312772586" calcext:value-type="float">
            <text:p>0.747146312772586</text:p>
          </table:table-cell>
          <table:table-cell table:formula="of:=[.D513]/6" office:value-type="float" office:value="0.124524385462098" calcext:value-type="float">
            <text:p>0.124524385462098</text:p>
          </table:table-cell>
          <table:table-cell table:formula="of:=[.E513]*2" office:value-type="float" office:value="0.249048770924195" calcext:value-type="float">
            <text:p>0.249048770924195</text:p>
          </table:table-cell>
          <table:table-cell table:formula="of:=[.E513]*39.3701" office:value-type="float" office:value="4.90253750808133" calcext:value-type="float">
            <text:p>4.90253750808133</text:p>
          </table:table-cell>
          <table:table-cell table:formula="of:=[.F513]*39.3701" office:value-type="float" office:value="9.80507501616266" calcext:value-type="float">
            <text:p>9.80507501616266</text:p>
          </table:table-cell>
        </table:table-row>
        <table:table-row table:style-name="ro1">
          <table:table-cell table:formula="of:=[.A513]+1" office:value-type="float" office:value="536" calcext:value-type="float">
            <text:p>536</text:p>
          </table:table-cell>
          <table:table-cell table:formula="of:=299792458/([.A514]*1000000)" office:value-type="float" office:value="0.559314287313433" calcext:value-type="float">
            <text:p>0.559314287313433</text:p>
          </table:table-cell>
          <table:table-cell table:formula="of:=(1/3)*[.B514]" office:value-type="float" office:value="0.186438095771144" calcext:value-type="float">
            <text:p>0.186438095771144</text:p>
          </table:table-cell>
          <table:table-cell table:formula="of:=4*[.C514]" office:value-type="float" office:value="0.745752383084577" calcext:value-type="float">
            <text:p>0.745752383084577</text:p>
          </table:table-cell>
          <table:table-cell table:formula="of:=[.D514]/6" office:value-type="float" office:value="0.12429206384743" calcext:value-type="float">
            <text:p>0.12429206384743</text:p>
          </table:table-cell>
          <table:table-cell table:formula="of:=[.E514]*2" office:value-type="float" office:value="0.248584127694859" calcext:value-type="float">
            <text:p>0.248584127694859</text:p>
          </table:table-cell>
          <table:table-cell table:formula="of:=[.E514]*39.3701" office:value-type="float" office:value="4.89339098287968" calcext:value-type="float">
            <text:p>4.89339098287968</text:p>
          </table:table-cell>
          <table:table-cell table:formula="of:=[.F514]*39.3701" office:value-type="float" office:value="9.78678196575937" calcext:value-type="float">
            <text:p>9.78678196575937</text:p>
          </table:table-cell>
        </table:table-row>
        <table:table-row table:style-name="ro1">
          <table:table-cell table:formula="of:=[.A514]+1" office:value-type="float" office:value="537" calcext:value-type="float">
            <text:p>537</text:p>
          </table:table-cell>
          <table:table-cell table:formula="of:=299792458/([.A515]*1000000)" office:value-type="float" office:value="0.558272733705773" calcext:value-type="float">
            <text:p>0.558272733705773</text:p>
          </table:table-cell>
          <table:table-cell table:formula="of:=(1/3)*[.B515]" office:value-type="float" office:value="0.186090911235258" calcext:value-type="float">
            <text:p>0.186090911235258</text:p>
          </table:table-cell>
          <table:table-cell table:formula="of:=4*[.C515]" office:value-type="float" office:value="0.74436364494103" calcext:value-type="float">
            <text:p>0.74436364494103</text:p>
          </table:table-cell>
          <table:table-cell table:formula="of:=[.D515]/6" office:value-type="float" office:value="0.124060607490172" calcext:value-type="float">
            <text:p>0.124060607490172</text:p>
          </table:table-cell>
          <table:table-cell table:formula="of:=[.E515]*2" office:value-type="float" office:value="0.248121214980343" calcext:value-type="float">
            <text:p>0.248121214980343</text:p>
          </table:table-cell>
          <table:table-cell table:formula="of:=[.E515]*39.3701" office:value-type="float" office:value="4.88427852294881" calcext:value-type="float">
            <text:p>4.88427852294881</text:p>
          </table:table-cell>
          <table:table-cell table:formula="of:=[.F515]*39.3701" office:value-type="float" office:value="9.76855704589762" calcext:value-type="float">
            <text:p>9.76855704589762</text:p>
          </table:table-cell>
        </table:table-row>
        <table:table-row table:style-name="ro1">
          <table:table-cell table:formula="of:=[.A515]+1" office:value-type="float" office:value="538" calcext:value-type="float">
            <text:p>538</text:p>
          </table:table-cell>
          <table:table-cell table:formula="of:=299792458/([.A516]*1000000)" office:value-type="float" office:value="0.55723505204461" calcext:value-type="float">
            <text:p>0.55723505204461</text:p>
          </table:table-cell>
          <table:table-cell table:formula="of:=(1/3)*[.B516]" office:value-type="float" office:value="0.185745017348203" calcext:value-type="float">
            <text:p>0.185745017348203</text:p>
          </table:table-cell>
          <table:table-cell table:formula="of:=4*[.C516]" office:value-type="float" office:value="0.742980069392813" calcext:value-type="float">
            <text:p>0.742980069392813</text:p>
          </table:table-cell>
          <table:table-cell table:formula="of:=[.D516]/6" office:value-type="float" office:value="0.123830011565469" calcext:value-type="float">
            <text:p>0.123830011565469</text:p>
          </table:table-cell>
          <table:table-cell table:formula="of:=[.E516]*2" office:value-type="float" office:value="0.247660023130938" calcext:value-type="float">
            <text:p>0.247660023130938</text:p>
          </table:table-cell>
          <table:table-cell table:formula="of:=[.E516]*39.3701" office:value-type="float" office:value="4.87519993833366" calcext:value-type="float">
            <text:p>4.87519993833366</text:p>
          </table:table-cell>
          <table:table-cell table:formula="of:=[.F516]*39.3701" office:value-type="float" office:value="9.75039987666733" calcext:value-type="float">
            <text:p>9.75039987666733</text:p>
          </table:table-cell>
        </table:table-row>
        <table:table-row table:style-name="ro1">
          <table:table-cell table:formula="of:=[.A516]+1" office:value-type="float" office:value="539" calcext:value-type="float">
            <text:p>539</text:p>
          </table:table-cell>
          <table:table-cell table:formula="of:=299792458/([.A517]*1000000)" office:value-type="float" office:value="0.556201220779221" calcext:value-type="float">
            <text:p>0.556201220779221</text:p>
          </table:table-cell>
          <table:table-cell table:formula="of:=(1/3)*[.B517]" office:value-type="float" office:value="0.185400406926407" calcext:value-type="float">
            <text:p>0.185400406926407</text:p>
          </table:table-cell>
          <table:table-cell table:formula="of:=4*[.C517]" office:value-type="float" office:value="0.741601627705628" calcext:value-type="float">
            <text:p>0.741601627705628</text:p>
          </table:table-cell>
          <table:table-cell table:formula="of:=[.D517]/6" office:value-type="float" office:value="0.123600271284271" calcext:value-type="float">
            <text:p>0.123600271284271</text:p>
          </table:table-cell>
          <table:table-cell table:formula="of:=[.E517]*2" office:value-type="float" office:value="0.247200542568543" calcext:value-type="float">
            <text:p>0.247200542568543</text:p>
          </table:table-cell>
          <table:table-cell table:formula="of:=[.E517]*39.3701" office:value-type="float" office:value="4.86615504048889" calcext:value-type="float">
            <text:p>4.86615504048889</text:p>
          </table:table-cell>
          <table:table-cell table:formula="of:=[.F517]*39.3701" office:value-type="float" office:value="9.73231008097778" calcext:value-type="float">
            <text:p>9.73231008097778</text:p>
          </table:table-cell>
        </table:table-row>
        <table:table-row table:style-name="ro1">
          <table:table-cell table:formula="of:=[.A517]+1" office:value-type="float" office:value="540" calcext:value-type="float">
            <text:p>540</text:p>
          </table:table-cell>
          <table:table-cell table:formula="of:=299792458/([.A518]*1000000)" office:value-type="float" office:value="0.555171218518519" calcext:value-type="float">
            <text:p>0.555171218518519</text:p>
          </table:table-cell>
          <table:table-cell table:formula="of:=(1/3)*[.B518]" office:value-type="float" office:value="0.185057072839506" calcext:value-type="float">
            <text:p>0.185057072839506</text:p>
          </table:table-cell>
          <table:table-cell table:formula="of:=4*[.C518]" office:value-type="float" office:value="0.740228291358025" calcext:value-type="float">
            <text:p>0.740228291358025</text:p>
          </table:table-cell>
          <table:table-cell table:formula="of:=[.D518]/6" office:value-type="float" office:value="0.123371381893004" calcext:value-type="float">
            <text:p>0.123371381893004</text:p>
          </table:table-cell>
          <table:table-cell table:formula="of:=[.E518]*2" office:value-type="float" office:value="0.246742763786008" calcext:value-type="float">
            <text:p>0.246742763786008</text:p>
          </table:table-cell>
          <table:table-cell table:formula="of:=[.E518]*39.3701" office:value-type="float" office:value="4.85714364226576" calcext:value-type="float">
            <text:p>4.85714364226576</text:p>
          </table:table-cell>
          <table:table-cell table:formula="of:=[.F518]*39.3701" office:value-type="float" office:value="9.71428728453152" calcext:value-type="float">
            <text:p>9.71428728453152</text:p>
          </table:table-cell>
        </table:table-row>
        <table:table-row table:style-name="ro1">
          <table:table-cell table:formula="of:=[.A518]+1" office:value-type="float" office:value="541" calcext:value-type="float">
            <text:p>541</text:p>
          </table:table-cell>
          <table:table-cell table:formula="of:=299792458/([.A519]*1000000)" office:value-type="float" office:value="0.554145024029575" calcext:value-type="float">
            <text:p>0.554145024029575</text:p>
          </table:table-cell>
          <table:table-cell table:formula="of:=(1/3)*[.B519]" office:value-type="float" office:value="0.184715008009858" calcext:value-type="float">
            <text:p>0.184715008009858</text:p>
          </table:table-cell>
          <table:table-cell table:formula="of:=4*[.C519]" office:value-type="float" office:value="0.738860032039433" calcext:value-type="float">
            <text:p>0.738860032039433</text:p>
          </table:table-cell>
          <table:table-cell table:formula="of:=[.D519]/6" office:value-type="float" office:value="0.123143338673239" calcext:value-type="float">
            <text:p>0.123143338673239</text:p>
          </table:table-cell>
          <table:table-cell table:formula="of:=[.E519]*2" office:value-type="float" office:value="0.246286677346478" calcext:value-type="float">
            <text:p>0.246286677346478</text:p>
          </table:table-cell>
          <table:table-cell table:formula="of:=[.E519]*39.3701" office:value-type="float" office:value="4.84816555789928" calcext:value-type="float">
            <text:p>4.84816555789928</text:p>
          </table:table-cell>
          <table:table-cell table:formula="of:=[.F519]*39.3701" office:value-type="float" office:value="9.69633111579856" calcext:value-type="float">
            <text:p>9.69633111579856</text:p>
          </table:table-cell>
        </table:table-row>
        <table:table-row table:style-name="ro1">
          <table:table-cell table:formula="of:=[.A519]+1" office:value-type="float" office:value="542" calcext:value-type="float">
            <text:p>542</text:p>
          </table:table-cell>
          <table:table-cell table:formula="of:=299792458/([.A520]*1000000)" office:value-type="float" office:value="0.553122616236162" calcext:value-type="float">
            <text:p>0.553122616236162</text:p>
          </table:table-cell>
          <table:table-cell table:formula="of:=(1/3)*[.B520]" office:value-type="float" office:value="0.184374205412054" calcext:value-type="float">
            <text:p>0.184374205412054</text:p>
          </table:table-cell>
          <table:table-cell table:formula="of:=4*[.C520]" office:value-type="float" office:value="0.737496821648216" calcext:value-type="float">
            <text:p>0.737496821648216</text:p>
          </table:table-cell>
          <table:table-cell table:formula="of:=[.D520]/6" office:value-type="float" office:value="0.122916136941369" calcext:value-type="float">
            <text:p>0.122916136941369</text:p>
          </table:table-cell>
          <table:table-cell table:formula="of:=[.E520]*2" office:value-type="float" office:value="0.245832273882739" calcext:value-type="float">
            <text:p>0.245832273882739</text:p>
          </table:table-cell>
          <table:table-cell table:formula="of:=[.E520]*39.3701" office:value-type="float" office:value="4.83922060299541" calcext:value-type="float">
            <text:p>4.83922060299541</text:p>
          </table:table-cell>
          <table:table-cell table:formula="of:=[.F520]*39.3701" office:value-type="float" office:value="9.67844120599082" calcext:value-type="float">
            <text:p>9.67844120599082</text:p>
          </table:table-cell>
        </table:table-row>
        <table:table-row table:style-name="ro1">
          <table:table-cell table:formula="of:=[.A520]+1" office:value-type="float" office:value="543" calcext:value-type="float">
            <text:p>543</text:p>
          </table:table-cell>
          <table:table-cell table:formula="of:=299792458/([.A521]*1000000)" office:value-type="float" office:value="0.552103974217311" calcext:value-type="float">
            <text:p>0.552103974217311</text:p>
          </table:table-cell>
          <table:table-cell table:formula="of:=(1/3)*[.B521]" office:value-type="float" office:value="0.184034658072437" calcext:value-type="float">
            <text:p>0.184034658072437</text:p>
          </table:table-cell>
          <table:table-cell table:formula="of:=4*[.C521]" office:value-type="float" office:value="0.736138632289748" calcext:value-type="float">
            <text:p>0.736138632289748</text:p>
          </table:table-cell>
          <table:table-cell table:formula="of:=[.D521]/6" office:value-type="float" office:value="0.122689772048291" calcext:value-type="float">
            <text:p>0.122689772048291</text:p>
          </table:table-cell>
          <table:table-cell table:formula="of:=[.E521]*2" office:value-type="float" office:value="0.245379544096583" calcext:value-type="float">
            <text:p>0.245379544096583</text:p>
          </table:table-cell>
          <table:table-cell table:formula="of:=[.E521]*39.3701" office:value-type="float" office:value="4.83030859451844" calcext:value-type="float">
            <text:p>4.83030859451844</text:p>
          </table:table-cell>
          <table:table-cell table:formula="of:=[.F521]*39.3701" office:value-type="float" office:value="9.66061718903687" calcext:value-type="float">
            <text:p>9.66061718903687</text:p>
          </table:table-cell>
        </table:table-row>
        <table:table-row table:style-name="ro1">
          <table:table-cell table:formula="of:=[.A521]+1" office:value-type="float" office:value="544" calcext:value-type="float">
            <text:p>544</text:p>
          </table:table-cell>
          <table:table-cell table:formula="of:=299792458/([.A522]*1000000)" office:value-type="float" office:value="0.551089077205882" calcext:value-type="float">
            <text:p>0.551089077205882</text:p>
          </table:table-cell>
          <table:table-cell table:formula="of:=(1/3)*[.B522]" office:value-type="float" office:value="0.183696359068627" calcext:value-type="float">
            <text:p>0.183696359068627</text:p>
          </table:table-cell>
          <table:table-cell table:formula="of:=4*[.C522]" office:value-type="float" office:value="0.73478543627451" calcext:value-type="float">
            <text:p>0.73478543627451</text:p>
          </table:table-cell>
          <table:table-cell table:formula="of:=[.D522]/6" office:value-type="float" office:value="0.122464239379085" calcext:value-type="float">
            <text:p>0.122464239379085</text:p>
          </table:table-cell>
          <table:table-cell table:formula="of:=[.E522]*2" office:value-type="float" office:value="0.24492847875817" calcext:value-type="float">
            <text:p>0.24492847875817</text:p>
          </table:table-cell>
          <table:table-cell table:formula="of:=[.E522]*39.3701" office:value-type="float" office:value="4.82142935077851" calcext:value-type="float">
            <text:p>4.82142935077851</text:p>
          </table:table-cell>
          <table:table-cell table:formula="of:=[.F522]*39.3701" office:value-type="float" office:value="9.64285870155703" calcext:value-type="float">
            <text:p>9.64285870155703</text:p>
          </table:table-cell>
        </table:table-row>
        <table:table-row table:style-name="ro1">
          <table:table-cell table:formula="of:=[.A522]+1" office:value-type="float" office:value="545" calcext:value-type="float">
            <text:p>545</text:p>
          </table:table-cell>
          <table:table-cell table:formula="of:=299792458/([.A523]*1000000)" office:value-type="float" office:value="0.550077904587156" calcext:value-type="float">
            <text:p>0.550077904587156</text:p>
          </table:table-cell>
          <table:table-cell table:formula="of:=(1/3)*[.B523]" office:value-type="float" office:value="0.183359301529052" calcext:value-type="float">
            <text:p>0.183359301529052</text:p>
          </table:table-cell>
          <table:table-cell table:formula="of:=4*[.C523]" office:value-type="float" office:value="0.733437206116208" calcext:value-type="float">
            <text:p>0.733437206116208</text:p>
          </table:table-cell>
          <table:table-cell table:formula="of:=[.D523]/6" office:value-type="float" office:value="0.122239534352701" calcext:value-type="float">
            <text:p>0.122239534352701</text:p>
          </table:table-cell>
          <table:table-cell table:formula="of:=[.E523]*2" office:value-type="float" office:value="0.244479068705403" calcext:value-type="float">
            <text:p>0.244479068705403</text:p>
          </table:table-cell>
          <table:table-cell table:formula="of:=[.E523]*39.3701" office:value-type="float" office:value="4.81258269141929" calcext:value-type="float">
            <text:p>4.81258269141929</text:p>
          </table:table-cell>
          <table:table-cell table:formula="of:=[.F523]*39.3701" office:value-type="float" office:value="9.62516538283857" calcext:value-type="float">
            <text:p>9.62516538283857</text:p>
          </table:table-cell>
        </table:table-row>
        <table:table-row table:style-name="ro1">
          <table:table-cell table:formula="of:=[.A523]+1" office:value-type="float" office:value="546" calcext:value-type="float">
            <text:p>546</text:p>
          </table:table-cell>
          <table:table-cell table:formula="of:=299792458/([.A524]*1000000)" office:value-type="float" office:value="0.549070435897436" calcext:value-type="float">
            <text:p>0.549070435897436</text:p>
          </table:table-cell>
          <table:table-cell table:formula="of:=(1/3)*[.B524]" office:value-type="float" office:value="0.183023478632479" calcext:value-type="float">
            <text:p>0.183023478632479</text:p>
          </table:table-cell>
          <table:table-cell table:formula="of:=4*[.C524]" office:value-type="float" office:value="0.732093914529914" calcext:value-type="float">
            <text:p>0.732093914529914</text:p>
          </table:table-cell>
          <table:table-cell table:formula="of:=[.D524]/6" office:value-type="float" office:value="0.122015652421652" calcext:value-type="float">
            <text:p>0.122015652421652</text:p>
          </table:table-cell>
          <table:table-cell table:formula="of:=[.E524]*2" office:value-type="float" office:value="0.244031304843305" calcext:value-type="float">
            <text:p>0.244031304843305</text:p>
          </table:table-cell>
          <table:table-cell table:formula="of:=[.E524]*39.3701" office:value-type="float" office:value="4.8037684374057" calcext:value-type="float">
            <text:p>4.8037684374057</text:p>
          </table:table-cell>
          <table:table-cell table:formula="of:=[.F524]*39.3701" office:value-type="float" office:value="9.60753687481139" calcext:value-type="float">
            <text:p>9.60753687481139</text:p>
          </table:table-cell>
        </table:table-row>
        <table:table-row table:style-name="ro1">
          <table:table-cell table:formula="of:=[.A524]+1" office:value-type="float" office:value="547" calcext:value-type="float">
            <text:p>547</text:p>
          </table:table-cell>
          <table:table-cell table:formula="of:=299792458/([.A525]*1000000)" office:value-type="float" office:value="0.548066650822669" calcext:value-type="float">
            <text:p>0.548066650822669</text:p>
          </table:table-cell>
          <table:table-cell table:formula="of:=(1/3)*[.B525]" office:value-type="float" office:value="0.182688883607556" calcext:value-type="float">
            <text:p>0.182688883607556</text:p>
          </table:table-cell>
          <table:table-cell table:formula="of:=4*[.C525]" office:value-type="float" office:value="0.730755534430225" calcext:value-type="float">
            <text:p>0.730755534430225</text:p>
          </table:table-cell>
          <table:table-cell table:formula="of:=[.D525]/6" office:value-type="float" office:value="0.121792589071704" calcext:value-type="float">
            <text:p>0.121792589071704</text:p>
          </table:table-cell>
          <table:table-cell table:formula="of:=[.E525]*2" office:value-type="float" office:value="0.243585178143408" calcext:value-type="float">
            <text:p>0.243585178143408</text:p>
          </table:table-cell>
          <table:table-cell table:formula="of:=[.E525]*39.3701" office:value-type="float" office:value="4.7949864110119" calcext:value-type="float">
            <text:p>4.7949864110119</text:p>
          </table:table-cell>
          <table:table-cell table:formula="of:=[.F525]*39.3701" office:value-type="float" office:value="9.58997282202381" calcext:value-type="float">
            <text:p>9.58997282202381</text:p>
          </table:table-cell>
        </table:table-row>
        <table:table-row table:style-name="ro1">
          <table:table-cell table:formula="of:=[.A525]+1" office:value-type="float" office:value="548" calcext:value-type="float">
            <text:p>548</text:p>
          </table:table-cell>
          <table:table-cell table:formula="of:=299792458/([.A526]*1000000)" office:value-type="float" office:value="0.54706652919708" calcext:value-type="float">
            <text:p>0.54706652919708</text:p>
          </table:table-cell>
          <table:table-cell table:formula="of:=(1/3)*[.B526]" office:value-type="float" office:value="0.18235550973236" calcext:value-type="float">
            <text:p>0.18235550973236</text:p>
          </table:table-cell>
          <table:table-cell table:formula="of:=4*[.C526]" office:value-type="float" office:value="0.72942203892944" calcext:value-type="float">
            <text:p>0.72942203892944</text:p>
          </table:table-cell>
          <table:table-cell table:formula="of:=[.D526]/6" office:value-type="float" office:value="0.121570339821573" calcext:value-type="float">
            <text:p>0.121570339821573</text:p>
          </table:table-cell>
          <table:table-cell table:formula="of:=[.E526]*2" office:value-type="float" office:value="0.243140679643147" calcext:value-type="float">
            <text:p>0.243140679643147</text:p>
          </table:table-cell>
          <table:table-cell table:formula="of:=[.E526]*39.3701" office:value-type="float" office:value="4.78623643580933" calcext:value-type="float">
            <text:p>4.78623643580933</text:p>
          </table:table-cell>
          <table:table-cell table:formula="of:=[.F526]*39.3701" office:value-type="float" office:value="9.57247287161865" calcext:value-type="float">
            <text:p>9.57247287161865</text:p>
          </table:table-cell>
        </table:table-row>
        <table:table-row table:style-name="ro1">
          <table:table-cell table:formula="of:=[.A526]+1" office:value-type="float" office:value="549" calcext:value-type="float">
            <text:p>549</text:p>
          </table:table-cell>
          <table:table-cell table:formula="of:=299792458/([.A527]*1000000)" office:value-type="float" office:value="0.546070051001821" calcext:value-type="float">
            <text:p>0.546070051001821</text:p>
          </table:table-cell>
          <table:table-cell table:formula="of:=(1/3)*[.B527]" office:value-type="float" office:value="0.18202335033394" calcext:value-type="float">
            <text:p>0.18202335033394</text:p>
          </table:table-cell>
          <table:table-cell table:formula="of:=4*[.C527]" office:value-type="float" office:value="0.728093401335762" calcext:value-type="float">
            <text:p>0.728093401335762</text:p>
          </table:table-cell>
          <table:table-cell table:formula="of:=[.D527]/6" office:value-type="float" office:value="0.121348900222627" calcext:value-type="float">
            <text:p>0.121348900222627</text:p>
          </table:table-cell>
          <table:table-cell table:formula="of:=[.E527]*2" office:value-type="float" office:value="0.242697800445254" calcext:value-type="float">
            <text:p>0.242697800445254</text:p>
          </table:table-cell>
          <table:table-cell table:formula="of:=[.E527]*39.3701" office:value-type="float" office:value="4.77751833665485" calcext:value-type="float">
            <text:p>4.77751833665485</text:p>
          </table:table-cell>
          <table:table-cell table:formula="of:=[.F527]*39.3701" office:value-type="float" office:value="9.55503667330969" calcext:value-type="float">
            <text:p>9.55503667330969</text:p>
          </table:table-cell>
        </table:table-row>
        <table:table-row table:style-name="ro1">
          <table:table-cell table:formula="of:=[.A527]+1" office:value-type="float" office:value="550" calcext:value-type="float">
            <text:p>550</text:p>
          </table:table-cell>
          <table:table-cell table:formula="of:=299792458/([.A528]*1000000)" office:value-type="float" office:value="0.545077196363636" calcext:value-type="float">
            <text:p>0.545077196363636</text:p>
          </table:table-cell>
          <table:table-cell table:formula="of:=(1/3)*[.B528]" office:value-type="float" office:value="0.181692398787879" calcext:value-type="float">
            <text:p>0.181692398787879</text:p>
          </table:table-cell>
          <table:table-cell table:formula="of:=4*[.C528]" office:value-type="float" office:value="0.726769595151515" calcext:value-type="float">
            <text:p>0.726769595151515</text:p>
          </table:table-cell>
          <table:table-cell table:formula="of:=[.D528]/6" office:value-type="float" office:value="0.121128265858586" calcext:value-type="float">
            <text:p>0.121128265858586</text:p>
          </table:table-cell>
          <table:table-cell table:formula="of:=[.E528]*2" office:value-type="float" office:value="0.242256531717172" calcext:value-type="float">
            <text:p>0.242256531717172</text:p>
          </table:table-cell>
          <table:table-cell table:formula="of:=[.E528]*39.3701" office:value-type="float" office:value="4.76883193967911" calcext:value-type="float">
            <text:p>4.76883193967911</text:p>
          </table:table-cell>
          <table:table-cell table:formula="of:=[.F528]*39.3701" office:value-type="float" office:value="9.53766387935822" calcext:value-type="float">
            <text:p>9.53766387935822</text:p>
          </table:table-cell>
        </table:table-row>
        <table:table-row table:style-name="ro1">
          <table:table-cell table:formula="of:=[.A528]+1" office:value-type="float" office:value="551" calcext:value-type="float">
            <text:p>551</text:p>
          </table:table-cell>
          <table:table-cell table:formula="of:=299792458/([.A529]*1000000)" office:value-type="float" office:value="0.544087945553539" calcext:value-type="float">
            <text:p>0.544087945553539</text:p>
          </table:table-cell>
          <table:table-cell table:formula="of:=(1/3)*[.B529]" office:value-type="float" office:value="0.181362648517846" calcext:value-type="float">
            <text:p>0.181362648517846</text:p>
          </table:table-cell>
          <table:table-cell table:formula="of:=4*[.C529]" office:value-type="float" office:value="0.725450594071385" calcext:value-type="float">
            <text:p>0.725450594071385</text:p>
          </table:table-cell>
          <table:table-cell table:formula="of:=[.D529]/6" office:value-type="float" office:value="0.120908432345231" calcext:value-type="float">
            <text:p>0.120908432345231</text:p>
          </table:table-cell>
          <table:table-cell table:formula="of:=[.E529]*2" office:value-type="float" office:value="0.241816864690462" calcext:value-type="float">
            <text:p>0.241816864690462</text:p>
          </table:table-cell>
          <table:table-cell table:formula="of:=[.E529]*39.3701" office:value-type="float" office:value="4.76017707227498" calcext:value-type="float">
            <text:p>4.76017707227498</text:p>
          </table:table-cell>
          <table:table-cell table:formula="of:=[.F529]*39.3701" office:value-type="float" office:value="9.52035414454995" calcext:value-type="float">
            <text:p>9.52035414454995</text:p>
          </table:table-cell>
        </table:table-row>
        <table:table-row table:style-name="ro1">
          <table:table-cell table:formula="of:=[.A529]+1" office:value-type="float" office:value="552" calcext:value-type="float">
            <text:p>552</text:p>
          </table:table-cell>
          <table:table-cell table:formula="of:=299792458/([.A530]*1000000)" office:value-type="float" office:value="0.543102278985507" calcext:value-type="float">
            <text:p>0.543102278985507</text:p>
          </table:table-cell>
          <table:table-cell table:formula="of:=(1/3)*[.B530]" office:value-type="float" office:value="0.181034092995169" calcext:value-type="float">
            <text:p>0.181034092995169</text:p>
          </table:table-cell>
          <table:table-cell table:formula="of:=4*[.C530]" office:value-type="float" office:value="0.724136371980676" calcext:value-type="float">
            <text:p>0.724136371980676</text:p>
          </table:table-cell>
          <table:table-cell table:formula="of:=[.D530]/6" office:value-type="float" office:value="0.120689395330113" calcext:value-type="float">
            <text:p>0.120689395330113</text:p>
          </table:table-cell>
          <table:table-cell table:formula="of:=[.E530]*2" office:value-type="float" office:value="0.241378790660225" calcext:value-type="float">
            <text:p>0.241378790660225</text:p>
          </table:table-cell>
          <table:table-cell table:formula="of:=[.E530]*39.3701" office:value-type="float" office:value="4.75155356308607" calcext:value-type="float">
            <text:p>4.75155356308607</text:p>
          </table:table-cell>
          <table:table-cell table:formula="of:=[.F530]*39.3701" office:value-type="float" office:value="9.50310712617214" calcext:value-type="float">
            <text:p>9.50310712617214</text:p>
          </table:table-cell>
        </table:table-row>
        <table:table-row table:style-name="ro1">
          <table:table-cell table:formula="of:=[.A530]+1" office:value-type="float" office:value="553" calcext:value-type="float">
            <text:p>553</text:p>
          </table:table-cell>
          <table:table-cell table:formula="of:=299792458/([.A531]*1000000)" office:value-type="float" office:value="0.54212017721519" calcext:value-type="float">
            <text:p>0.54212017721519</text:p>
          </table:table-cell>
          <table:table-cell table:formula="of:=(1/3)*[.B531]" office:value-type="float" office:value="0.180706725738397" calcext:value-type="float">
            <text:p>0.180706725738397</text:p>
          </table:table-cell>
          <table:table-cell table:formula="of:=4*[.C531]" office:value-type="float" office:value="0.722826902953587" calcext:value-type="float">
            <text:p>0.722826902953587</text:p>
          </table:table-cell>
          <table:table-cell table:formula="of:=[.D531]/6" office:value-type="float" office:value="0.120471150492264" calcext:value-type="float">
            <text:p>0.120471150492264</text:p>
          </table:table-cell>
          <table:table-cell table:formula="of:=[.E531]*2" office:value-type="float" office:value="0.240942300984529" calcext:value-type="float">
            <text:p>0.240942300984529</text:p>
          </table:table-cell>
          <table:table-cell table:formula="of:=[.E531]*39.3701" office:value-type="float" office:value="4.7429612419955" calcext:value-type="float">
            <text:p>4.7429612419955</text:p>
          </table:table-cell>
          <table:table-cell table:formula="of:=[.F531]*39.3701" office:value-type="float" office:value="9.485922483991" calcext:value-type="float">
            <text:p>9.485922483991</text:p>
          </table:table-cell>
        </table:table-row>
        <table:table-row table:style-name="ro1">
          <table:table-cell table:formula="of:=[.A531]+1" office:value-type="float" office:value="554" calcext:value-type="float">
            <text:p>554</text:p>
          </table:table-cell>
          <table:table-cell table:formula="of:=299792458/([.A532]*1000000)" office:value-type="float" office:value="0.541141620938628" calcext:value-type="float">
            <text:p>0.541141620938628</text:p>
          </table:table-cell>
          <table:table-cell table:formula="of:=(1/3)*[.B532]" office:value-type="float" office:value="0.180380540312876" calcext:value-type="float">
            <text:p>0.180380540312876</text:p>
          </table:table-cell>
          <table:table-cell table:formula="of:=4*[.C532]" office:value-type="float" office:value="0.721522161251504" calcext:value-type="float">
            <text:p>0.721522161251504</text:p>
          </table:table-cell>
          <table:table-cell table:formula="of:=[.D532]/6" office:value-type="float" office:value="0.120253693541917" calcext:value-type="float">
            <text:p>0.120253693541917</text:p>
          </table:table-cell>
          <table:table-cell table:formula="of:=[.E532]*2" office:value-type="float" office:value="0.240507387083835" calcext:value-type="float">
            <text:p>0.240507387083835</text:p>
          </table:table-cell>
          <table:table-cell table:formula="of:=[.E532]*39.3701" office:value-type="float" office:value="4.73439994011464" calcext:value-type="float">
            <text:p>4.73439994011464</text:p>
          </table:table-cell>
          <table:table-cell table:formula="of:=[.F532]*39.3701" office:value-type="float" office:value="9.46879988022928" calcext:value-type="float">
            <text:p>9.46879988022928</text:p>
          </table:table-cell>
        </table:table-row>
        <table:table-row table:style-name="ro1">
          <table:table-cell table:formula="of:=[.A532]+1" office:value-type="float" office:value="555" calcext:value-type="float">
            <text:p>555</text:p>
          </table:table-cell>
          <table:table-cell table:formula="of:=299792458/([.A533]*1000000)" office:value-type="float" office:value="0.540166590990991" calcext:value-type="float">
            <text:p>0.540166590990991</text:p>
          </table:table-cell>
          <table:table-cell table:formula="of:=(1/3)*[.B533]" office:value-type="float" office:value="0.18005553033033" calcext:value-type="float">
            <text:p>0.18005553033033</text:p>
          </table:table-cell>
          <table:table-cell table:formula="of:=4*[.C533]" office:value-type="float" office:value="0.720222121321321" calcext:value-type="float">
            <text:p>0.720222121321321</text:p>
          </table:table-cell>
          <table:table-cell table:formula="of:=[.D533]/6" office:value-type="float" office:value="0.12003702022022" calcext:value-type="float">
            <text:p>0.12003702022022</text:p>
          </table:table-cell>
          <table:table-cell table:formula="of:=[.E533]*2" office:value-type="float" office:value="0.24007404044044" calcext:value-type="float">
            <text:p>0.24007404044044</text:p>
          </table:table-cell>
          <table:table-cell table:formula="of:=[.E533]*39.3701" office:value-type="float" office:value="4.72586948977209" calcext:value-type="float">
            <text:p>4.72586948977209</text:p>
          </table:table-cell>
          <table:table-cell table:formula="of:=[.F533]*39.3701" office:value-type="float" office:value="9.45173897954418" calcext:value-type="float">
            <text:p>9.45173897954418</text:p>
          </table:table-cell>
        </table:table-row>
        <table:table-row table:style-name="ro1">
          <table:table-cell table:formula="of:=[.A533]+1" office:value-type="float" office:value="556" calcext:value-type="float">
            <text:p>556</text:p>
          </table:table-cell>
          <table:table-cell table:formula="of:=299792458/([.A534]*1000000)" office:value-type="float" office:value="0.539195068345324" calcext:value-type="float">
            <text:p>0.539195068345324</text:p>
          </table:table-cell>
          <table:table-cell table:formula="of:=(1/3)*[.B534]" office:value-type="float" office:value="0.179731689448441" calcext:value-type="float">
            <text:p>0.179731689448441</text:p>
          </table:table-cell>
          <table:table-cell table:formula="of:=4*[.C534]" office:value-type="float" office:value="0.718926757793765" calcext:value-type="float">
            <text:p>0.718926757793765</text:p>
          </table:table-cell>
          <table:table-cell table:formula="of:=[.D534]/6" office:value-type="float" office:value="0.119821126298961" calcext:value-type="float">
            <text:p>0.119821126298961</text:p>
          </table:table-cell>
          <table:table-cell table:formula="of:=[.E534]*2" office:value-type="float" office:value="0.239642252597922" calcext:value-type="float">
            <text:p>0.239642252597922</text:p>
          </table:table-cell>
          <table:table-cell table:formula="of:=[.E534]*39.3701" office:value-type="float" office:value="4.71736972450272" calcext:value-type="float">
            <text:p>4.71736972450272</text:p>
          </table:table-cell>
          <table:table-cell table:formula="of:=[.F534]*39.3701" office:value-type="float" office:value="9.43473944900543" calcext:value-type="float">
            <text:p>9.43473944900543</text:p>
          </table:table-cell>
        </table:table-row>
        <table:table-row table:style-name="ro1">
          <table:table-cell table:formula="of:=[.A534]+1" office:value-type="float" office:value="557" calcext:value-type="float">
            <text:p>557</text:p>
          </table:table-cell>
          <table:table-cell table:formula="of:=299792458/([.A535]*1000000)" office:value-type="float" office:value="0.538227034111311" calcext:value-type="float">
            <text:p>0.538227034111311</text:p>
          </table:table-cell>
          <table:table-cell table:formula="of:=(1/3)*[.B535]" office:value-type="float" office:value="0.179409011370437" calcext:value-type="float">
            <text:p>0.179409011370437</text:p>
          </table:table-cell>
          <table:table-cell table:formula="of:=4*[.C535]" office:value-type="float" office:value="0.717636045481747" calcext:value-type="float">
            <text:p>0.717636045481747</text:p>
          </table:table-cell>
          <table:table-cell table:formula="of:=[.D535]/6" office:value-type="float" office:value="0.119606007580291" calcext:value-type="float">
            <text:p>0.119606007580291</text:p>
          </table:table-cell>
          <table:table-cell table:formula="of:=[.E535]*2" office:value-type="float" office:value="0.239212015160582" calcext:value-type="float">
            <text:p>0.239212015160582</text:p>
          </table:table-cell>
          <table:table-cell table:formula="of:=[.E535]*39.3701" office:value-type="float" office:value="4.70890047903682" calcext:value-type="float">
            <text:p>4.70890047903682</text:p>
          </table:table-cell>
          <table:table-cell table:formula="of:=[.F535]*39.3701" office:value-type="float" office:value="9.41780095807365" calcext:value-type="float">
            <text:p>9.41780095807365</text:p>
          </table:table-cell>
        </table:table-row>
        <table:table-row table:style-name="ro1">
          <table:table-cell table:formula="of:=[.A535]+1" office:value-type="float" office:value="558" calcext:value-type="float">
            <text:p>558</text:p>
          </table:table-cell>
          <table:table-cell table:formula="of:=299792458/([.A536]*1000000)" office:value-type="float" office:value="0.53726246953405" calcext:value-type="float">
            <text:p>0.53726246953405</text:p>
          </table:table-cell>
          <table:table-cell table:formula="of:=(1/3)*[.B536]" office:value-type="float" office:value="0.179087489844683" calcext:value-type="float">
            <text:p>0.179087489844683</text:p>
          </table:table-cell>
          <table:table-cell table:formula="of:=4*[.C536]" office:value-type="float" office:value="0.716349959378734" calcext:value-type="float">
            <text:p>0.716349959378734</text:p>
          </table:table-cell>
          <table:table-cell table:formula="of:=[.D536]/6" office:value-type="float" office:value="0.119391659896456" calcext:value-type="float">
            <text:p>0.119391659896456</text:p>
          </table:table-cell>
          <table:table-cell table:formula="of:=[.E536]*2" office:value-type="float" office:value="0.238783319792911" calcext:value-type="float">
            <text:p>0.238783319792911</text:p>
          </table:table-cell>
          <table:table-cell table:formula="of:=[.E536]*39.3701" office:value-type="float" office:value="4.70046158928945" calcext:value-type="float">
            <text:p>4.70046158928945</text:p>
          </table:table-cell>
          <table:table-cell table:formula="of:=[.F536]*39.3701" office:value-type="float" office:value="9.40092317857889" calcext:value-type="float">
            <text:p>9.40092317857889</text:p>
          </table:table-cell>
        </table:table-row>
        <table:table-row table:style-name="ro1">
          <table:table-cell table:formula="of:=[.A536]+1" office:value-type="float" office:value="559" calcext:value-type="float">
            <text:p>559</text:p>
          </table:table-cell>
          <table:table-cell table:formula="of:=299792458/([.A537]*1000000)" office:value-type="float" office:value="0.536301355992844" calcext:value-type="float">
            <text:p>0.536301355992844</text:p>
          </table:table-cell>
          <table:table-cell table:formula="of:=(1/3)*[.B537]" office:value-type="float" office:value="0.178767118664281" calcext:value-type="float">
            <text:p>0.178767118664281</text:p>
          </table:table-cell>
          <table:table-cell table:formula="of:=4*[.C537]" office:value-type="float" office:value="0.715068474657126" calcext:value-type="float">
            <text:p>0.715068474657126</text:p>
          </table:table-cell>
          <table:table-cell table:formula="of:=[.D537]/6" office:value-type="float" office:value="0.119178079109521" calcext:value-type="float">
            <text:p>0.119178079109521</text:p>
          </table:table-cell>
          <table:table-cell table:formula="of:=[.E537]*2" office:value-type="float" office:value="0.238356158219042" calcext:value-type="float">
            <text:p>0.238356158219042</text:p>
          </table:table-cell>
          <table:table-cell table:formula="of:=[.E537]*39.3701" office:value-type="float" office:value="4.69205289234975" calcext:value-type="float">
            <text:p>4.69205289234975</text:p>
          </table:table-cell>
          <table:table-cell table:formula="of:=[.F537]*39.3701" office:value-type="float" office:value="9.3841057846995" calcext:value-type="float">
            <text:p>9.3841057846995</text:p>
          </table:table-cell>
        </table:table-row>
        <table:table-row table:style-name="ro1">
          <table:table-cell table:formula="of:=[.A537]+1" office:value-type="float" office:value="560" calcext:value-type="float">
            <text:p>560</text:p>
          </table:table-cell>
          <table:table-cell table:formula="of:=299792458/([.A538]*1000000)" office:value-type="float" office:value="0.535343675" calcext:value-type="float">
            <text:p>0.535343675</text:p>
          </table:table-cell>
          <table:table-cell table:formula="of:=(1/3)*[.B538]" office:value-type="float" office:value="0.178447891666667" calcext:value-type="float">
            <text:p>0.178447891666667</text:p>
          </table:table-cell>
          <table:table-cell table:formula="of:=4*[.C538]" office:value-type="float" office:value="0.713791566666667" calcext:value-type="float">
            <text:p>0.713791566666667</text:p>
          </table:table-cell>
          <table:table-cell table:formula="of:=[.D538]/6" office:value-type="float" office:value="0.118965261111111" calcext:value-type="float">
            <text:p>0.118965261111111</text:p>
          </table:table-cell>
          <table:table-cell table:formula="of:=[.E538]*2" office:value-type="float" office:value="0.237930522222222" calcext:value-type="float">
            <text:p>0.237930522222222</text:p>
          </table:table-cell>
          <table:table-cell table:formula="of:=[.E538]*39.3701" office:value-type="float" office:value="4.68367422647056" calcext:value-type="float">
            <text:p>4.68367422647056</text:p>
          </table:table-cell>
          <table:table-cell table:formula="of:=[.F538]*39.3701" office:value-type="float" office:value="9.36734845294111" calcext:value-type="float">
            <text:p>9.36734845294111</text:p>
          </table:table-cell>
        </table:table-row>
        <table:table-row table:style-name="ro1">
          <table:table-cell table:formula="of:=[.A538]+1" office:value-type="float" office:value="561" calcext:value-type="float">
            <text:p>561</text:p>
          </table:table-cell>
          <table:table-cell table:formula="of:=299792458/([.A539]*1000000)" office:value-type="float" office:value="0.534389408199644" calcext:value-type="float">
            <text:p>0.534389408199644</text:p>
          </table:table-cell>
          <table:table-cell table:formula="of:=(1/3)*[.B539]" office:value-type="float" office:value="0.178129802733214" calcext:value-type="float">
            <text:p>0.178129802733214</text:p>
          </table:table-cell>
          <table:table-cell table:formula="of:=4*[.C539]" office:value-type="float" office:value="0.712519210932858" calcext:value-type="float">
            <text:p>0.712519210932858</text:p>
          </table:table-cell>
          <table:table-cell table:formula="of:=[.D539]/6" office:value-type="float" office:value="0.118753201822143" calcext:value-type="float">
            <text:p>0.118753201822143</text:p>
          </table:table-cell>
          <table:table-cell table:formula="of:=[.E539]*2" office:value-type="float" office:value="0.237506403644286" calcext:value-type="float">
            <text:p>0.237506403644286</text:p>
          </table:table-cell>
          <table:table-cell table:formula="of:=[.E539]*39.3701" office:value-type="float" office:value="4.67532543105795" calcext:value-type="float">
            <text:p>4.67532543105795</text:p>
          </table:table-cell>
          <table:table-cell table:formula="of:=[.F539]*39.3701" office:value-type="float" office:value="9.3506508621159" calcext:value-type="float">
            <text:p>9.3506508621159</text:p>
          </table:table-cell>
        </table:table-row>
        <table:table-row table:style-name="ro1">
          <table:table-cell table:formula="of:=[.A539]+1" office:value-type="float" office:value="562" calcext:value-type="float">
            <text:p>562</text:p>
          </table:table-cell>
          <table:table-cell table:formula="of:=299792458/([.A540]*1000000)" office:value-type="float" office:value="0.533438537366548" calcext:value-type="float">
            <text:p>0.533438537366548</text:p>
          </table:table-cell>
          <table:table-cell table:formula="of:=(1/3)*[.B540]" office:value-type="float" office:value="0.177812845788849" calcext:value-type="float">
            <text:p>0.177812845788849</text:p>
          </table:table-cell>
          <table:table-cell table:formula="of:=4*[.C540]" office:value-type="float" office:value="0.711251383155397" calcext:value-type="float">
            <text:p>0.711251383155397</text:p>
          </table:table-cell>
          <table:table-cell table:formula="of:=[.D540]/6" office:value-type="float" office:value="0.118541897192566" calcext:value-type="float">
            <text:p>0.118541897192566</text:p>
          </table:table-cell>
          <table:table-cell table:formula="of:=[.E540]*2" office:value-type="float" office:value="0.237083794385132" calcext:value-type="float">
            <text:p>0.237083794385132</text:p>
          </table:table-cell>
          <table:table-cell table:formula="of:=[.E540]*39.3701" office:value-type="float" office:value="4.66700634666105" calcext:value-type="float">
            <text:p>4.66700634666105</text:p>
          </table:table-cell>
          <table:table-cell table:formula="of:=[.F540]*39.3701" office:value-type="float" office:value="9.3340126933221" calcext:value-type="float">
            <text:p>9.3340126933221</text:p>
          </table:table-cell>
        </table:table-row>
        <table:table-row table:style-name="ro1">
          <table:table-cell table:formula="of:=[.A540]+1" office:value-type="float" office:value="563" calcext:value-type="float">
            <text:p>563</text:p>
          </table:table-cell>
          <table:table-cell table:formula="of:=299792458/([.A541]*1000000)" office:value-type="float" office:value="0.532491044404973" calcext:value-type="float">
            <text:p>0.532491044404973</text:p>
          </table:table-cell>
          <table:table-cell table:formula="of:=(1/3)*[.B541]" office:value-type="float" office:value="0.177497014801658" calcext:value-type="float">
            <text:p>0.177497014801658</text:p>
          </table:table-cell>
          <table:table-cell table:formula="of:=4*[.C541]" office:value-type="float" office:value="0.709988059206631" calcext:value-type="float">
            <text:p>0.709988059206631</text:p>
          </table:table-cell>
          <table:table-cell table:formula="of:=[.D541]/6" office:value-type="float" office:value="0.118331343201105" calcext:value-type="float">
            <text:p>0.118331343201105</text:p>
          </table:table-cell>
          <table:table-cell table:formula="of:=[.E541]*2" office:value-type="float" office:value="0.23666268640221" calcext:value-type="float">
            <text:p>0.23666268640221</text:p>
          </table:table-cell>
          <table:table-cell table:formula="of:=[.E541]*39.3701" office:value-type="float" office:value="4.65871681496183" calcext:value-type="float">
            <text:p>4.65871681496183</text:p>
          </table:table-cell>
          <table:table-cell table:formula="of:=[.F541]*39.3701" office:value-type="float" office:value="9.31743362992366" calcext:value-type="float">
            <text:p>9.31743362992366</text:p>
          </table:table-cell>
        </table:table-row>
        <table:table-row table:style-name="ro1">
          <table:table-cell table:formula="of:=[.A541]+1" office:value-type="float" office:value="564" calcext:value-type="float">
            <text:p>564</text:p>
          </table:table-cell>
          <table:table-cell table:formula="of:=299792458/([.A542]*1000000)" office:value-type="float" office:value="0.531546911347518" calcext:value-type="float">
            <text:p>0.531546911347518</text:p>
          </table:table-cell>
          <table:table-cell table:formula="of:=(1/3)*[.B542]" office:value-type="float" office:value="0.177182303782506" calcext:value-type="float">
            <text:p>0.177182303782506</text:p>
          </table:table-cell>
          <table:table-cell table:formula="of:=4*[.C542]" office:value-type="float" office:value="0.708729215130024" calcext:value-type="float">
            <text:p>0.708729215130024</text:p>
          </table:table-cell>
          <table:table-cell table:formula="of:=[.D542]/6" office:value-type="float" office:value="0.118121535855004" calcext:value-type="float">
            <text:p>0.118121535855004</text:p>
          </table:table-cell>
          <table:table-cell table:formula="of:=[.E542]*2" office:value-type="float" office:value="0.236243071710008" calcext:value-type="float">
            <text:p>0.236243071710008</text:p>
          </table:table-cell>
          <table:table-cell table:formula="of:=[.E542]*39.3701" office:value-type="float" office:value="4.65045667876509" calcext:value-type="float">
            <text:p>4.65045667876509</text:p>
          </table:table-cell>
          <table:table-cell table:formula="of:=[.F542]*39.3701" office:value-type="float" office:value="9.30091335753018" calcext:value-type="float">
            <text:p>9.30091335753018</text:p>
          </table:table-cell>
        </table:table-row>
        <table:table-row table:style-name="ro1">
          <table:table-cell table:formula="of:=[.A542]+1" office:value-type="float" office:value="565" calcext:value-type="float">
            <text:p>565</text:p>
          </table:table-cell>
          <table:table-cell table:formula="of:=299792458/([.A543]*1000000)" office:value-type="float" office:value="0.530606120353982" calcext:value-type="float">
            <text:p>0.530606120353982</text:p>
          </table:table-cell>
          <table:table-cell table:formula="of:=(1/3)*[.B543]" office:value-type="float" office:value="0.176868706784661" calcext:value-type="float">
            <text:p>0.176868706784661</text:p>
          </table:table-cell>
          <table:table-cell table:formula="of:=4*[.C543]" office:value-type="float" office:value="0.707474827138643" calcext:value-type="float">
            <text:p>0.707474827138643</text:p>
          </table:table-cell>
          <table:table-cell table:formula="of:=[.D543]/6" office:value-type="float" office:value="0.117912471189774" calcext:value-type="float">
            <text:p>0.117912471189774</text:p>
          </table:table-cell>
          <table:table-cell table:formula="of:=[.E543]*2" office:value-type="float" office:value="0.235824942379548" calcext:value-type="float">
            <text:p>0.235824942379548</text:p>
          </table:table-cell>
          <table:table-cell table:formula="of:=[.E543]*39.3701" office:value-type="float" office:value="4.64222578198851" calcext:value-type="float">
            <text:p>4.64222578198851</text:p>
          </table:table-cell>
          <table:table-cell table:formula="of:=[.F543]*39.3701" office:value-type="float" office:value="9.28445156397703" calcext:value-type="float">
            <text:p>9.28445156397703</text:p>
          </table:table-cell>
        </table:table-row>
        <table:table-row table:style-name="ro1">
          <table:table-cell table:formula="of:=[.A543]+1" office:value-type="float" office:value="566" calcext:value-type="float">
            <text:p>566</text:p>
          </table:table-cell>
          <table:table-cell table:formula="of:=299792458/([.A544]*1000000)" office:value-type="float" office:value="0.529668653710247" calcext:value-type="float">
            <text:p>0.529668653710247</text:p>
          </table:table-cell>
          <table:table-cell table:formula="of:=(1/3)*[.B544]" office:value-type="float" office:value="0.176556217903416" calcext:value-type="float">
            <text:p>0.176556217903416</text:p>
          </table:table-cell>
          <table:table-cell table:formula="of:=4*[.C544]" office:value-type="float" office:value="0.706224871613663" calcext:value-type="float">
            <text:p>0.706224871613663</text:p>
          </table:table-cell>
          <table:table-cell table:formula="of:=[.D544]/6" office:value-type="float" office:value="0.117704145268944" calcext:value-type="float">
            <text:p>0.117704145268944</text:p>
          </table:table-cell>
          <table:table-cell table:formula="of:=[.E544]*2" office:value-type="float" office:value="0.235408290537888" calcext:value-type="float">
            <text:p>0.235408290537888</text:p>
          </table:table-cell>
          <table:table-cell table:formula="of:=[.E544]*39.3701" office:value-type="float" office:value="4.63402396965285" calcext:value-type="float">
            <text:p>4.63402396965285</text:p>
          </table:table-cell>
          <table:table-cell table:formula="of:=[.F544]*39.3701" office:value-type="float" office:value="9.26804793930569" calcext:value-type="float">
            <text:p>9.26804793930569</text:p>
          </table:table-cell>
        </table:table-row>
        <table:table-row table:style-name="ro1">
          <table:table-cell table:formula="of:=[.A544]+1" office:value-type="float" office:value="567" calcext:value-type="float">
            <text:p>567</text:p>
          </table:table-cell>
          <table:table-cell table:formula="of:=299792458/([.A545]*1000000)" office:value-type="float" office:value="0.528734493827161" calcext:value-type="float">
            <text:p>0.528734493827161</text:p>
          </table:table-cell>
          <table:table-cell table:formula="of:=(1/3)*[.B545]" office:value-type="float" office:value="0.17624483127572" calcext:value-type="float">
            <text:p>0.17624483127572</text:p>
          </table:table-cell>
          <table:table-cell table:formula="of:=4*[.C545]" office:value-type="float" office:value="0.704979325102881" calcext:value-type="float">
            <text:p>0.704979325102881</text:p>
          </table:table-cell>
          <table:table-cell table:formula="of:=[.D545]/6" office:value-type="float" office:value="0.117496554183813" calcext:value-type="float">
            <text:p>0.117496554183813</text:p>
          </table:table-cell>
          <table:table-cell table:formula="of:=[.E545]*2" office:value-type="float" office:value="0.234993108367627" calcext:value-type="float">
            <text:p>0.234993108367627</text:p>
          </table:table-cell>
          <table:table-cell table:formula="of:=[.E545]*39.3701" office:value-type="float" office:value="4.62585108787215" calcext:value-type="float">
            <text:p>4.62585108787215</text:p>
          </table:table-cell>
          <table:table-cell table:formula="of:=[.F545]*39.3701" office:value-type="float" office:value="9.25170217574431" calcext:value-type="float">
            <text:p>9.25170217574431</text:p>
          </table:table-cell>
        </table:table-row>
        <table:table-row table:style-name="ro1">
          <table:table-cell table:formula="of:=[.A545]+1" office:value-type="float" office:value="568" calcext:value-type="float">
            <text:p>568</text:p>
          </table:table-cell>
          <table:table-cell table:formula="of:=299792458/([.A546]*1000000)" office:value-type="float" office:value="0.527803623239437" calcext:value-type="float">
            <text:p>0.527803623239437</text:p>
          </table:table-cell>
          <table:table-cell table:formula="of:=(1/3)*[.B546]" office:value-type="float" office:value="0.175934541079812" calcext:value-type="float">
            <text:p>0.175934541079812</text:p>
          </table:table-cell>
          <table:table-cell table:formula="of:=4*[.C546]" office:value-type="float" office:value="0.703738164319249" calcext:value-type="float">
            <text:p>0.703738164319249</text:p>
          </table:table-cell>
          <table:table-cell table:formula="of:=[.D546]/6" office:value-type="float" office:value="0.117289694053208" calcext:value-type="float">
            <text:p>0.117289694053208</text:p>
          </table:table-cell>
          <table:table-cell table:formula="of:=[.E546]*2" office:value-type="float" office:value="0.234579388106416" calcext:value-type="float">
            <text:p>0.234579388106416</text:p>
          </table:table-cell>
          <table:table-cell table:formula="of:=[.E546]*39.3701" office:value-type="float" office:value="4.61770698384421" calcext:value-type="float">
            <text:p>4.61770698384421</text:p>
          </table:table-cell>
          <table:table-cell table:formula="of:=[.F546]*39.3701" office:value-type="float" office:value="9.23541396768842" calcext:value-type="float">
            <text:p>9.23541396768842</text:p>
          </table:table-cell>
        </table:table-row>
        <table:table-row table:style-name="ro1">
          <table:table-cell table:formula="of:=[.A546]+1" office:value-type="float" office:value="569" calcext:value-type="float">
            <text:p>569</text:p>
          </table:table-cell>
          <table:table-cell table:formula="of:=299792458/([.A547]*1000000)" office:value-type="float" office:value="0.526876024604569" calcext:value-type="float">
            <text:p>0.526876024604569</text:p>
          </table:table-cell>
          <table:table-cell table:formula="of:=(1/3)*[.B547]" office:value-type="float" office:value="0.175625341534856" calcext:value-type="float">
            <text:p>0.175625341534856</text:p>
          </table:table-cell>
          <table:table-cell table:formula="of:=4*[.C547]" office:value-type="float" office:value="0.702501366139426" calcext:value-type="float">
            <text:p>0.702501366139426</text:p>
          </table:table-cell>
          <table:table-cell table:formula="of:=[.D547]/6" office:value-type="float" office:value="0.117083561023238" calcext:value-type="float">
            <text:p>0.117083561023238</text:p>
          </table:table-cell>
          <table:table-cell table:formula="of:=[.E547]*2" office:value-type="float" office:value="0.234167122046475" calcext:value-type="float">
            <text:p>0.234167122046475</text:p>
          </table:table-cell>
          <table:table-cell table:formula="of:=[.E547]*39.3701" office:value-type="float" office:value="4.60959150584097" calcext:value-type="float">
            <text:p>4.60959150584097</text:p>
          </table:table-cell>
          <table:table-cell table:formula="of:=[.F547]*39.3701" office:value-type="float" office:value="9.21918301168194" calcext:value-type="float">
            <text:p>9.21918301168194</text:p>
          </table:table-cell>
        </table:table-row>
        <table:table-row table:style-name="ro1">
          <table:table-cell table:formula="of:=[.A547]+1" office:value-type="float" office:value="570" calcext:value-type="float">
            <text:p>570</text:p>
          </table:table-cell>
          <table:table-cell table:formula="of:=299792458/([.A548]*1000000)" office:value-type="float" office:value="0.525951680701754" calcext:value-type="float">
            <text:p>0.525951680701754</text:p>
          </table:table-cell>
          <table:table-cell table:formula="of:=(1/3)*[.B548]" office:value-type="float" office:value="0.175317226900585" calcext:value-type="float">
            <text:p>0.175317226900585</text:p>
          </table:table-cell>
          <table:table-cell table:formula="of:=4*[.C548]" office:value-type="float" office:value="0.701268907602339" calcext:value-type="float">
            <text:p>0.701268907602339</text:p>
          </table:table-cell>
          <table:table-cell table:formula="of:=[.D548]/6" office:value-type="float" office:value="0.116878151267057" calcext:value-type="float">
            <text:p>0.116878151267057</text:p>
          </table:table-cell>
          <table:table-cell table:formula="of:=[.E548]*2" office:value-type="float" office:value="0.233756302534113" calcext:value-type="float">
            <text:p>0.233756302534113</text:p>
          </table:table-cell>
          <table:table-cell table:formula="of:=[.E548]*39.3701" office:value-type="float" office:value="4.60150450319914" calcext:value-type="float">
            <text:p>4.60150450319914</text:p>
          </table:table-cell>
          <table:table-cell table:formula="of:=[.F548]*39.3701" office:value-type="float" office:value="9.20300900639828" calcext:value-type="float">
            <text:p>9.20300900639828</text:p>
          </table:table-cell>
        </table:table-row>
        <table:table-row table:style-name="ro1">
          <table:table-cell table:formula="of:=[.A548]+1" office:value-type="float" office:value="571" calcext:value-type="float">
            <text:p>571</text:p>
          </table:table-cell>
          <table:table-cell table:formula="of:=299792458/([.A549]*1000000)" office:value-type="float" office:value="0.525030574430823" calcext:value-type="float">
            <text:p>0.525030574430823</text:p>
          </table:table-cell>
          <table:table-cell table:formula="of:=(1/3)*[.B549]" office:value-type="float" office:value="0.175010191476941" calcext:value-type="float">
            <text:p>0.175010191476941</text:p>
          </table:table-cell>
          <table:table-cell table:formula="of:=4*[.C549]" office:value-type="float" office:value="0.700040765907764" calcext:value-type="float">
            <text:p>0.700040765907764</text:p>
          </table:table-cell>
          <table:table-cell table:formula="of:=[.D549]/6" office:value-type="float" office:value="0.116673460984627" calcext:value-type="float">
            <text:p>0.116673460984627</text:p>
          </table:table-cell>
          <table:table-cell table:formula="of:=[.E549]*2" office:value-type="float" office:value="0.233346921969255" calcext:value-type="float">
            <text:p>0.233346921969255</text:p>
          </table:table-cell>
          <table:table-cell table:formula="of:=[.E549]*39.3701" office:value-type="float" office:value="4.59344582631088" calcext:value-type="float">
            <text:p>4.59344582631088</text:p>
          </table:table-cell>
          <table:table-cell table:formula="of:=[.F549]*39.3701" office:value-type="float" office:value="9.18689165262176" calcext:value-type="float">
            <text:p>9.18689165262176</text:p>
          </table:table-cell>
        </table:table-row>
        <table:table-row table:style-name="ro1">
          <table:table-cell table:formula="of:=[.A549]+1" office:value-type="float" office:value="572" calcext:value-type="float">
            <text:p>572</text:p>
          </table:table-cell>
          <table:table-cell table:formula="of:=299792458/([.A550]*1000000)" office:value-type="float" office:value="0.524112688811189" calcext:value-type="float">
            <text:p>0.524112688811189</text:p>
          </table:table-cell>
          <table:table-cell table:formula="of:=(1/3)*[.B550]" office:value-type="float" office:value="0.17470422960373" calcext:value-type="float">
            <text:p>0.17470422960373</text:p>
          </table:table-cell>
          <table:table-cell table:formula="of:=4*[.C550]" office:value-type="float" office:value="0.698816918414918" calcext:value-type="float">
            <text:p>0.698816918414918</text:p>
          </table:table-cell>
          <table:table-cell table:formula="of:=[.D550]/6" office:value-type="float" office:value="0.116469486402486" calcext:value-type="float">
            <text:p>0.116469486402486</text:p>
          </table:table-cell>
          <table:table-cell table:formula="of:=[.E550]*2" office:value-type="float" office:value="0.232938972804973" calcext:value-type="float">
            <text:p>0.232938972804973</text:p>
          </table:table-cell>
          <table:table-cell table:formula="of:=[.E550]*39.3701" office:value-type="float" office:value="4.58541532661453" calcext:value-type="float">
            <text:p>4.58541532661453</text:p>
          </table:table-cell>
          <table:table-cell table:formula="of:=[.F550]*39.3701" office:value-type="float" office:value="9.17083065322906" calcext:value-type="float">
            <text:p>9.17083065322906</text:p>
          </table:table-cell>
        </table:table-row>
        <table:table-row table:style-name="ro1">
          <table:table-cell table:formula="of:=[.A550]+1" office:value-type="float" office:value="573" calcext:value-type="float">
            <text:p>573</text:p>
          </table:table-cell>
          <table:table-cell table:formula="of:=299792458/([.A551]*1000000)" office:value-type="float" office:value="0.523198006980803" calcext:value-type="float">
            <text:p>0.523198006980803</text:p>
          </table:table-cell>
          <table:table-cell table:formula="of:=(1/3)*[.B551]" office:value-type="float" office:value="0.174399335660268" calcext:value-type="float">
            <text:p>0.174399335660268</text:p>
          </table:table-cell>
          <table:table-cell table:formula="of:=4*[.C551]" office:value-type="float" office:value="0.69759734264107" calcext:value-type="float">
            <text:p>0.69759734264107</text:p>
          </table:table-cell>
          <table:table-cell table:formula="of:=[.D551]/6" office:value-type="float" office:value="0.116266223773512" calcext:value-type="float">
            <text:p>0.116266223773512</text:p>
          </table:table-cell>
          <table:table-cell table:formula="of:=[.E551]*2" office:value-type="float" office:value="0.232532447547023" calcext:value-type="float">
            <text:p>0.232532447547023</text:p>
          </table:table-cell>
          <table:table-cell table:formula="of:=[.E551]*39.3701" office:value-type="float" office:value="4.57741285658553" calcext:value-type="float">
            <text:p>4.57741285658553</text:p>
          </table:table-cell>
          <table:table-cell table:formula="of:=[.F551]*39.3701" office:value-type="float" office:value="9.15482571317107" calcext:value-type="float">
            <text:p>9.15482571317107</text:p>
          </table:table-cell>
        </table:table-row>
        <table:table-row table:style-name="ro1">
          <table:table-cell table:formula="of:=[.A551]+1" office:value-type="float" office:value="574" calcext:value-type="float">
            <text:p>574</text:p>
          </table:table-cell>
          <table:table-cell table:formula="of:=299792458/([.A552]*1000000)" office:value-type="float" office:value="0.522286512195122" calcext:value-type="float">
            <text:p>0.522286512195122</text:p>
          </table:table-cell>
          <table:table-cell table:formula="of:=(1/3)*[.B552]" office:value-type="float" office:value="0.174095504065041" calcext:value-type="float">
            <text:p>0.174095504065041</text:p>
          </table:table-cell>
          <table:table-cell table:formula="of:=4*[.C552]" office:value-type="float" office:value="0.696382016260163" calcext:value-type="float">
            <text:p>0.696382016260163</text:p>
          </table:table-cell>
          <table:table-cell table:formula="of:=[.D552]/6" office:value-type="float" office:value="0.116063669376694" calcext:value-type="float">
            <text:p>0.116063669376694</text:p>
          </table:table-cell>
          <table:table-cell table:formula="of:=[.E552]*2" office:value-type="float" office:value="0.232127338753387" calcext:value-type="float">
            <text:p>0.232127338753387</text:p>
          </table:table-cell>
          <table:table-cell table:formula="of:=[.E552]*39.3701" office:value-type="float" office:value="4.56943826972737" calcext:value-type="float">
            <text:p>4.56943826972737</text:p>
          </table:table-cell>
          <table:table-cell table:formula="of:=[.F552]*39.3701" office:value-type="float" office:value="9.13887653945474" calcext:value-type="float">
            <text:p>9.13887653945474</text:p>
          </table:table-cell>
        </table:table-row>
        <table:table-row table:style-name="ro1">
          <table:table-cell table:formula="of:=[.A552]+1" office:value-type="float" office:value="575" calcext:value-type="float">
            <text:p>575</text:p>
          </table:table-cell>
          <table:table-cell table:formula="of:=299792458/([.A553]*1000000)" office:value-type="float" office:value="0.521378187826087" calcext:value-type="float">
            <text:p>0.521378187826087</text:p>
          </table:table-cell>
          <table:table-cell table:formula="of:=(1/3)*[.B553]" office:value-type="float" office:value="0.173792729275362" calcext:value-type="float">
            <text:p>0.173792729275362</text:p>
          </table:table-cell>
          <table:table-cell table:formula="of:=4*[.C553]" office:value-type="float" office:value="0.695170917101449" calcext:value-type="float">
            <text:p>0.695170917101449</text:p>
          </table:table-cell>
          <table:table-cell table:formula="of:=[.D553]/6" office:value-type="float" office:value="0.115861819516908" calcext:value-type="float">
            <text:p>0.115861819516908</text:p>
          </table:table-cell>
          <table:table-cell table:formula="of:=[.E553]*2" office:value-type="float" office:value="0.231723639033816" calcext:value-type="float">
            <text:p>0.231723639033816</text:p>
          </table:table-cell>
          <table:table-cell table:formula="of:=[.E553]*39.3701" office:value-type="float" office:value="4.56149142056263" calcext:value-type="float">
            <text:p>4.56149142056263</text:p>
          </table:table-cell>
          <table:table-cell table:formula="of:=[.F553]*39.3701" office:value-type="float" office:value="9.12298284112526" calcext:value-type="float">
            <text:p>9.12298284112526</text:p>
          </table:table-cell>
        </table:table-row>
        <table:table-row table:style-name="ro1">
          <table:table-cell table:formula="of:=[.A553]+1" office:value-type="float" office:value="576" calcext:value-type="float">
            <text:p>576</text:p>
          </table:table-cell>
          <table:table-cell table:formula="of:=299792458/([.A554]*1000000)" office:value-type="float" office:value="0.520473017361111" calcext:value-type="float">
            <text:p>0.520473017361111</text:p>
          </table:table-cell>
          <table:table-cell table:formula="of:=(1/3)*[.B554]" office:value-type="float" office:value="0.173491005787037" calcext:value-type="float">
            <text:p>0.173491005787037</text:p>
          </table:table-cell>
          <table:table-cell table:formula="of:=4*[.C554]" office:value-type="float" office:value="0.693964023148148" calcext:value-type="float">
            <text:p>0.693964023148148</text:p>
          </table:table-cell>
          <table:table-cell table:formula="of:=[.D554]/6" office:value-type="float" office:value="0.115660670524691" calcext:value-type="float">
            <text:p>0.115660670524691</text:p>
          </table:table-cell>
          <table:table-cell table:formula="of:=[.E554]*2" office:value-type="float" office:value="0.231321341049383" calcext:value-type="float">
            <text:p>0.231321341049383</text:p>
          </table:table-cell>
          <table:table-cell table:formula="of:=[.E554]*39.3701" office:value-type="float" office:value="4.55357216462415" calcext:value-type="float">
            <text:p>4.55357216462415</text:p>
          </table:table-cell>
          <table:table-cell table:formula="of:=[.F554]*39.3701" office:value-type="float" office:value="9.1071443292483" calcext:value-type="float">
            <text:p>9.1071443292483</text:p>
          </table:table-cell>
        </table:table-row>
        <table:table-row table:style-name="ro1">
          <table:table-cell table:formula="of:=[.A554]+1" office:value-type="float" office:value="577" calcext:value-type="float">
            <text:p>577</text:p>
          </table:table-cell>
          <table:table-cell table:formula="of:=299792458/([.A555]*1000000)" office:value-type="float" office:value="0.51957098440208" calcext:value-type="float">
            <text:p>0.51957098440208</text:p>
          </table:table-cell>
          <table:table-cell table:formula="of:=(1/3)*[.B555]" office:value-type="float" office:value="0.173190328134027" calcext:value-type="float">
            <text:p>0.173190328134027</text:p>
          </table:table-cell>
          <table:table-cell table:formula="of:=4*[.C555]" office:value-type="float" office:value="0.692761312536106" calcext:value-type="float">
            <text:p>0.692761312536106</text:p>
          </table:table-cell>
          <table:table-cell table:formula="of:=[.D555]/6" office:value-type="float" office:value="0.115460218756018" calcext:value-type="float">
            <text:p>0.115460218756018</text:p>
          </table:table-cell>
          <table:table-cell table:formula="of:=[.E555]*2" office:value-type="float" office:value="0.230920437512035" calcext:value-type="float">
            <text:p>0.230920437512035</text:p>
          </table:table-cell>
          <table:table-cell table:formula="of:=[.E555]*39.3701" office:value-type="float" office:value="4.54568035844629" calcext:value-type="float">
            <text:p>4.54568035844629</text:p>
          </table:table-cell>
          <table:table-cell table:formula="of:=[.F555]*39.3701" office:value-type="float" office:value="9.09136071689259" calcext:value-type="float">
            <text:p>9.09136071689259</text:p>
          </table:table-cell>
        </table:table-row>
        <table:table-row table:style-name="ro1">
          <table:table-cell table:formula="of:=[.A555]+1" office:value-type="float" office:value="578" calcext:value-type="float">
            <text:p>578</text:p>
          </table:table-cell>
          <table:table-cell table:formula="of:=299792458/([.A556]*1000000)" office:value-type="float" office:value="0.51867207266436" calcext:value-type="float">
            <text:p>0.51867207266436</text:p>
          </table:table-cell>
          <table:table-cell table:formula="of:=(1/3)*[.B556]" office:value-type="float" office:value="0.17289069088812" calcext:value-type="float">
            <text:p>0.17289069088812</text:p>
          </table:table-cell>
          <table:table-cell table:formula="of:=4*[.C556]" office:value-type="float" office:value="0.69156276355248" calcext:value-type="float">
            <text:p>0.69156276355248</text:p>
          </table:table-cell>
          <table:table-cell table:formula="of:=[.D556]/6" office:value-type="float" office:value="0.11526046059208" calcext:value-type="float">
            <text:p>0.11526046059208</text:p>
          </table:table-cell>
          <table:table-cell table:formula="of:=[.E556]*2" office:value-type="float" office:value="0.23052092118416" calcext:value-type="float">
            <text:p>0.23052092118416</text:p>
          </table:table-cell>
          <table:table-cell table:formula="of:=[.E556]*39.3701" office:value-type="float" office:value="4.53781585955625" calcext:value-type="float">
            <text:p>4.53781585955625</text:p>
          </table:table-cell>
          <table:table-cell table:formula="of:=[.F556]*39.3701" office:value-type="float" office:value="9.0756317191125" calcext:value-type="float">
            <text:p>9.0756317191125</text:p>
          </table:table-cell>
        </table:table-row>
        <table:table-row table:style-name="ro1">
          <table:table-cell table:formula="of:=[.A556]+1" office:value-type="float" office:value="579" calcext:value-type="float">
            <text:p>579</text:p>
          </table:table-cell>
          <table:table-cell table:formula="of:=299792458/([.A557]*1000000)" office:value-type="float" office:value="0.51777626597582" calcext:value-type="float">
            <text:p>0.51777626597582</text:p>
          </table:table-cell>
          <table:table-cell table:formula="of:=(1/3)*[.B557]" office:value-type="float" office:value="0.172592088658607" calcext:value-type="float">
            <text:p>0.172592088658607</text:p>
          </table:table-cell>
          <table:table-cell table:formula="of:=4*[.C557]" office:value-type="float" office:value="0.690368354634427" calcext:value-type="float">
            <text:p>0.690368354634427</text:p>
          </table:table-cell>
          <table:table-cell table:formula="of:=[.D557]/6" office:value-type="float" office:value="0.115061392439071" calcext:value-type="float">
            <text:p>0.115061392439071</text:p>
          </table:table-cell>
          <table:table-cell table:formula="of:=[.E557]*2" office:value-type="float" office:value="0.230122784878142" calcext:value-type="float">
            <text:p>0.230122784878142</text:p>
          </table:table-cell>
          <table:table-cell table:formula="of:=[.E557]*39.3701" office:value-type="float" office:value="4.52997852646548" calcext:value-type="float">
            <text:p>4.52997852646548</text:p>
          </table:table-cell>
          <table:table-cell table:formula="of:=[.F557]*39.3701" office:value-type="float" office:value="9.05995705293095" calcext:value-type="float">
            <text:p>9.05995705293095</text:p>
          </table:table-cell>
        </table:table-row>
        <table:table-row table:style-name="ro1">
          <table:table-cell table:formula="of:=[.A557]+1" office:value-type="float" office:value="580" calcext:value-type="float">
            <text:p>580</text:p>
          </table:table-cell>
          <table:table-cell table:formula="of:=299792458/([.A558]*1000000)" office:value-type="float" office:value="0.516883548275862" calcext:value-type="float">
            <text:p>0.516883548275862</text:p>
          </table:table-cell>
          <table:table-cell table:formula="of:=(1/3)*[.B558]" office:value-type="float" office:value="0.172294516091954" calcext:value-type="float">
            <text:p>0.172294516091954</text:p>
          </table:table-cell>
          <table:table-cell table:formula="of:=4*[.C558]" office:value-type="float" office:value="0.689178064367816" calcext:value-type="float">
            <text:p>0.689178064367816</text:p>
          </table:table-cell>
          <table:table-cell table:formula="of:=[.D558]/6" office:value-type="float" office:value="0.114863010727969" calcext:value-type="float">
            <text:p>0.114863010727969</text:p>
          </table:table-cell>
          <table:table-cell table:formula="of:=[.E558]*2" office:value-type="float" office:value="0.229726021455939" calcext:value-type="float">
            <text:p>0.229726021455939</text:p>
          </table:table-cell>
          <table:table-cell table:formula="of:=[.E558]*39.3701" office:value-type="float" office:value="4.52216821866123" calcext:value-type="float">
            <text:p>4.52216821866123</text:p>
          </table:table-cell>
          <table:table-cell table:formula="of:=[.F558]*39.3701" office:value-type="float" office:value="9.04433643732245" calcext:value-type="float">
            <text:p>9.04433643732245</text:p>
          </table:table-cell>
        </table:table-row>
        <table:table-row table:style-name="ro1">
          <table:table-cell table:formula="of:=[.A558]+1" office:value-type="float" office:value="581" calcext:value-type="float">
            <text:p>581</text:p>
          </table:table-cell>
          <table:table-cell table:formula="of:=299792458/([.A559]*1000000)" office:value-type="float" office:value="0.515993903614458" calcext:value-type="float">
            <text:p>0.515993903614458</text:p>
          </table:table-cell>
          <table:table-cell table:formula="of:=(1/3)*[.B559]" office:value-type="float" office:value="0.171997967871486" calcext:value-type="float">
            <text:p>0.171997967871486</text:p>
          </table:table-cell>
          <table:table-cell table:formula="of:=4*[.C559]" office:value-type="float" office:value="0.687991871485944" calcext:value-type="float">
            <text:p>0.687991871485944</text:p>
          </table:table-cell>
          <table:table-cell table:formula="of:=[.D559]/6" office:value-type="float" office:value="0.114665311914324" calcext:value-type="float">
            <text:p>0.114665311914324</text:p>
          </table:table-cell>
          <table:table-cell table:formula="of:=[.E559]*2" office:value-type="float" office:value="0.229330623828648" calcext:value-type="float">
            <text:p>0.229330623828648</text:p>
          </table:table-cell>
          <table:table-cell table:formula="of:=[.E559]*39.3701" office:value-type="float" office:value="4.51438479659813" calcext:value-type="float">
            <text:p>4.51438479659813</text:p>
          </table:table-cell>
          <table:table-cell table:formula="of:=[.F559]*39.3701" office:value-type="float" office:value="9.02876959319625" calcext:value-type="float">
            <text:p>9.02876959319625</text:p>
          </table:table-cell>
        </table:table-row>
        <table:table-row table:style-name="ro1">
          <table:table-cell table:formula="of:=[.A559]+1" office:value-type="float" office:value="582" calcext:value-type="float">
            <text:p>582</text:p>
          </table:table-cell>
          <table:table-cell table:formula="of:=299792458/([.A560]*1000000)" office:value-type="float" office:value="0.515107316151203" calcext:value-type="float">
            <text:p>0.515107316151203</text:p>
          </table:table-cell>
          <table:table-cell table:formula="of:=(1/3)*[.B560]" office:value-type="float" office:value="0.171702438717068" calcext:value-type="float">
            <text:p>0.171702438717068</text:p>
          </table:table-cell>
          <table:table-cell table:formula="of:=4*[.C560]" office:value-type="float" office:value="0.68680975486827" calcext:value-type="float">
            <text:p>0.68680975486827</text:p>
          </table:table-cell>
          <table:table-cell table:formula="of:=[.D560]/6" office:value-type="float" office:value="0.114468292478045" calcext:value-type="float">
            <text:p>0.114468292478045</text:p>
          </table:table-cell>
          <table:table-cell table:formula="of:=[.E560]*2" office:value-type="float" office:value="0.22893658495609" calcext:value-type="float">
            <text:p>0.22893658495609</text:p>
          </table:table-cell>
          <table:table-cell table:formula="of:=[.E560]*39.3701" office:value-type="float" office:value="4.50662812168988" calcext:value-type="float">
            <text:p>4.50662812168988</text:p>
          </table:table-cell>
          <table:table-cell table:formula="of:=[.F560]*39.3701" office:value-type="float" office:value="9.01325624337976" calcext:value-type="float">
            <text:p>9.01325624337976</text:p>
          </table:table-cell>
        </table:table-row>
        <table:table-row table:style-name="ro1">
          <table:table-cell table:formula="of:=[.A560]+1" office:value-type="float" office:value="583" calcext:value-type="float">
            <text:p>583</text:p>
          </table:table-cell>
          <table:table-cell table:formula="of:=299792458/([.A561]*1000000)" office:value-type="float" office:value="0.514223770154374" calcext:value-type="float">
            <text:p>0.514223770154374</text:p>
          </table:table-cell>
          <table:table-cell table:formula="of:=(1/3)*[.B561]" office:value-type="float" office:value="0.171407923384791" calcext:value-type="float">
            <text:p>0.171407923384791</text:p>
          </table:table-cell>
          <table:table-cell table:formula="of:=4*[.C561]" office:value-type="float" office:value="0.685631693539165" calcext:value-type="float">
            <text:p>0.685631693539165</text:p>
          </table:table-cell>
          <table:table-cell table:formula="of:=[.D561]/6" office:value-type="float" office:value="0.114271948923194" calcext:value-type="float">
            <text:p>0.114271948923194</text:p>
          </table:table-cell>
          <table:table-cell table:formula="of:=[.E561]*2" office:value-type="float" office:value="0.228543897846388" calcext:value-type="float">
            <text:p>0.228543897846388</text:p>
          </table:table-cell>
          <table:table-cell table:formula="of:=[.E561]*39.3701" office:value-type="float" office:value="4.49889805630105" calcext:value-type="float">
            <text:p>4.49889805630105</text:p>
          </table:table-cell>
          <table:table-cell table:formula="of:=[.F561]*39.3701" office:value-type="float" office:value="8.9977961126021" calcext:value-type="float">
            <text:p>8.9977961126021</text:p>
          </table:table-cell>
        </table:table-row>
        <table:table-row table:style-name="ro1">
          <table:table-cell table:formula="of:=[.A561]+1" office:value-type="float" office:value="584" calcext:value-type="float">
            <text:p>584</text:p>
          </table:table-cell>
          <table:table-cell table:formula="of:=299792458/([.A562]*1000000)" office:value-type="float" office:value="0.51334325" calcext:value-type="float">
            <text:p>0.51334325</text:p>
          </table:table-cell>
          <table:table-cell table:formula="of:=(1/3)*[.B562]" office:value-type="float" office:value="0.171114416666667" calcext:value-type="float">
            <text:p>0.171114416666667</text:p>
          </table:table-cell>
          <table:table-cell table:formula="of:=4*[.C562]" office:value-type="float" office:value="0.684457666666667" calcext:value-type="float">
            <text:p>0.684457666666667</text:p>
          </table:table-cell>
          <table:table-cell table:formula="of:=[.D562]/6" office:value-type="float" office:value="0.114076277777778" calcext:value-type="float">
            <text:p>0.114076277777778</text:p>
          </table:table-cell>
          <table:table-cell table:formula="of:=[.E562]*2" office:value-type="float" office:value="0.228152555555556" calcext:value-type="float">
            <text:p>0.228152555555556</text:p>
          </table:table-cell>
          <table:table-cell table:formula="of:=[.E562]*39.3701" office:value-type="float" office:value="4.49119446373889" calcext:value-type="float">
            <text:p>4.49119446373889</text:p>
          </table:table-cell>
          <table:table-cell table:formula="of:=[.F562]*39.3701" office:value-type="float" office:value="8.98238892747778" calcext:value-type="float">
            <text:p>8.98238892747778</text:p>
          </table:table-cell>
        </table:table-row>
        <table:table-row table:style-name="ro1">
          <table:table-cell table:formula="of:=[.A562]+1" office:value-type="float" office:value="585" calcext:value-type="float">
            <text:p>585</text:p>
          </table:table-cell>
          <table:table-cell table:formula="of:=299792458/([.A563]*1000000)" office:value-type="float" office:value="0.51246574017094" calcext:value-type="float">
            <text:p>0.51246574017094</text:p>
          </table:table-cell>
          <table:table-cell table:formula="of:=(1/3)*[.B563]" office:value-type="float" office:value="0.170821913390313" calcext:value-type="float">
            <text:p>0.170821913390313</text:p>
          </table:table-cell>
          <table:table-cell table:formula="of:=4*[.C563]" office:value-type="float" office:value="0.683287653561254" calcext:value-type="float">
            <text:p>0.683287653561254</text:p>
          </table:table-cell>
          <table:table-cell table:formula="of:=[.D563]/6" office:value-type="float" office:value="0.113881275593542" calcext:value-type="float">
            <text:p>0.113881275593542</text:p>
          </table:table-cell>
          <table:table-cell table:formula="of:=[.E563]*2" office:value-type="float" office:value="0.227762551187085" calcext:value-type="float">
            <text:p>0.227762551187085</text:p>
          </table:table-cell>
          <table:table-cell table:formula="of:=[.E563]*39.3701" office:value-type="float" office:value="4.48351720824532" calcext:value-type="float">
            <text:p>4.48351720824532</text:p>
          </table:table-cell>
          <table:table-cell table:formula="of:=[.F563]*39.3701" office:value-type="float" office:value="8.96703441649064" calcext:value-type="float">
            <text:p>8.96703441649064</text:p>
          </table:table-cell>
        </table:table-row>
        <table:table-row table:style-name="ro1">
          <table:table-cell table:formula="of:=[.A563]+1" office:value-type="float" office:value="586" calcext:value-type="float">
            <text:p>586</text:p>
          </table:table-cell>
          <table:table-cell table:formula="of:=299792458/([.A564]*1000000)" office:value-type="float" office:value="0.511591225255973" calcext:value-type="float">
            <text:p>0.511591225255973</text:p>
          </table:table-cell>
          <table:table-cell table:formula="of:=(1/3)*[.B564]" office:value-type="float" office:value="0.170530408418658" calcext:value-type="float">
            <text:p>0.170530408418658</text:p>
          </table:table-cell>
          <table:table-cell table:formula="of:=4*[.C564]" office:value-type="float" office:value="0.68212163367463" calcext:value-type="float">
            <text:p>0.68212163367463</text:p>
          </table:table-cell>
          <table:table-cell table:formula="of:=[.D564]/6" office:value-type="float" office:value="0.113686938945772" calcext:value-type="float">
            <text:p>0.113686938945772</text:p>
          </table:table-cell>
          <table:table-cell table:formula="of:=[.E564]*2" office:value-type="float" office:value="0.227373877891543" calcext:value-type="float">
            <text:p>0.227373877891543</text:p>
          </table:table-cell>
          <table:table-cell table:formula="of:=[.E564]*39.3701" office:value-type="float" office:value="4.47586615498893" calcext:value-type="float">
            <text:p>4.47586615498893</text:p>
          </table:table-cell>
          <table:table-cell table:formula="of:=[.F564]*39.3701" office:value-type="float" office:value="8.95173230997785" calcext:value-type="float">
            <text:p>8.95173230997785</text:p>
          </table:table-cell>
        </table:table-row>
        <table:table-row table:style-name="ro1">
          <table:table-cell table:formula="of:=[.A564]+1" office:value-type="float" office:value="587" calcext:value-type="float">
            <text:p>587</text:p>
          </table:table-cell>
          <table:table-cell table:formula="of:=299792458/([.A565]*1000000)" office:value-type="float" office:value="0.510719689948893" calcext:value-type="float">
            <text:p>0.510719689948893</text:p>
          </table:table-cell>
          <table:table-cell table:formula="of:=(1/3)*[.B565]" office:value-type="float" office:value="0.170239896649631" calcext:value-type="float">
            <text:p>0.170239896649631</text:p>
          </table:table-cell>
          <table:table-cell table:formula="of:=4*[.C565]" office:value-type="float" office:value="0.680959586598524" calcext:value-type="float">
            <text:p>0.680959586598524</text:p>
          </table:table-cell>
          <table:table-cell table:formula="of:=[.D565]/6" office:value-type="float" office:value="0.113493264433087" calcext:value-type="float">
            <text:p>0.113493264433087</text:p>
          </table:table-cell>
          <table:table-cell table:formula="of:=[.E565]*2" office:value-type="float" office:value="0.226986528866175" calcext:value-type="float">
            <text:p>0.226986528866175</text:p>
          </table:table-cell>
          <table:table-cell table:formula="of:=[.E565]*39.3701" office:value-type="float" office:value="4.46824117005709" calcext:value-type="float">
            <text:p>4.46824117005709</text:p>
          </table:table-cell>
          <table:table-cell table:formula="of:=[.F565]*39.3701" office:value-type="float" office:value="8.93648234011418" calcext:value-type="float">
            <text:p>8.93648234011418</text:p>
          </table:table-cell>
        </table:table-row>
        <table:table-row table:style-name="ro1">
          <table:table-cell table:formula="of:=[.A565]+1" office:value-type="float" office:value="588" calcext:value-type="float">
            <text:p>588</text:p>
          </table:table-cell>
          <table:table-cell table:formula="of:=299792458/([.A566]*1000000)" office:value-type="float" office:value="0.509851119047619" calcext:value-type="float">
            <text:p>0.509851119047619</text:p>
          </table:table-cell>
          <table:table-cell table:formula="of:=(1/3)*[.B566]" office:value-type="float" office:value="0.169950373015873" calcext:value-type="float">
            <text:p>0.169950373015873</text:p>
          </table:table-cell>
          <table:table-cell table:formula="of:=4*[.C566]" office:value-type="float" office:value="0.679801492063492" calcext:value-type="float">
            <text:p>0.679801492063492</text:p>
          </table:table-cell>
          <table:table-cell table:formula="of:=[.D566]/6" office:value-type="float" office:value="0.113300248677249" calcext:value-type="float">
            <text:p>0.113300248677249</text:p>
          </table:table-cell>
          <table:table-cell table:formula="of:=[.E566]*2" office:value-type="float" office:value="0.226600497354497" calcext:value-type="float">
            <text:p>0.226600497354497</text:p>
          </table:table-cell>
          <table:table-cell table:formula="of:=[.E566]*39.3701" office:value-type="float" office:value="4.46064212044815" calcext:value-type="float">
            <text:p>4.46064212044815</text:p>
          </table:table-cell>
          <table:table-cell table:formula="of:=[.F566]*39.3701" office:value-type="float" office:value="8.9212842408963" calcext:value-type="float">
            <text:p>8.9212842408963</text:p>
          </table:table-cell>
        </table:table-row>
        <table:table-row table:style-name="ro1">
          <table:table-cell table:formula="of:=[.A566]+1" office:value-type="float" office:value="589" calcext:value-type="float">
            <text:p>589</text:p>
          </table:table-cell>
          <table:table-cell table:formula="of:=299792458/([.A567]*1000000)" office:value-type="float" office:value="0.508985497453311" calcext:value-type="float">
            <text:p>0.508985497453311</text:p>
          </table:table-cell>
          <table:table-cell table:formula="of:=(1/3)*[.B567]" office:value-type="float" office:value="0.169661832484437" calcext:value-type="float">
            <text:p>0.169661832484437</text:p>
          </table:table-cell>
          <table:table-cell table:formula="of:=4*[.C567]" office:value-type="float" office:value="0.678647329937748" calcext:value-type="float">
            <text:p>0.678647329937748</text:p>
          </table:table-cell>
          <table:table-cell table:formula="of:=[.D567]/6" office:value-type="float" office:value="0.113107888322958" calcext:value-type="float">
            <text:p>0.113107888322958</text:p>
          </table:table-cell>
          <table:table-cell table:formula="of:=[.E567]*2" office:value-type="float" office:value="0.226215776645916" calcext:value-type="float">
            <text:p>0.226215776645916</text:p>
          </table:table-cell>
          <table:table-cell table:formula="of:=[.E567]*39.3701" office:value-type="float" office:value="4.45306887406369" calcext:value-type="float">
            <text:p>4.45306887406369</text:p>
          </table:table-cell>
          <table:table-cell table:formula="of:=[.F567]*39.3701" office:value-type="float" office:value="8.90613774812737" calcext:value-type="float">
            <text:p>8.90613774812737</text:p>
          </table:table-cell>
        </table:table-row>
        <table:table-row table:style-name="ro1">
          <table:table-cell table:formula="of:=[.A567]+1" office:value-type="float" office:value="590" calcext:value-type="float">
            <text:p>590</text:p>
          </table:table-cell>
          <table:table-cell table:formula="of:=299792458/([.A568]*1000000)" office:value-type="float" office:value="0.508122810169492" calcext:value-type="float">
            <text:p>0.508122810169492</text:p>
          </table:table-cell>
          <table:table-cell table:formula="of:=(1/3)*[.B568]" office:value-type="float" office:value="0.169374270056497" calcext:value-type="float">
            <text:p>0.169374270056497</text:p>
          </table:table-cell>
          <table:table-cell table:formula="of:=4*[.C568]" office:value-type="float" office:value="0.677497080225989" calcext:value-type="float">
            <text:p>0.677497080225989</text:p>
          </table:table-cell>
          <table:table-cell table:formula="of:=[.D568]/6" office:value-type="float" office:value="0.112916180037665" calcext:value-type="float">
            <text:p>0.112916180037665</text:p>
          </table:table-cell>
          <table:table-cell table:formula="of:=[.E568]*2" office:value-type="float" office:value="0.22583236007533" calcext:value-type="float">
            <text:p>0.22583236007533</text:p>
          </table:table-cell>
          <table:table-cell table:formula="of:=[.E568]*39.3701" office:value-type="float" office:value="4.44552129970087" calcext:value-type="float">
            <text:p>4.44552129970087</text:p>
          </table:table-cell>
          <table:table-cell table:formula="of:=[.F568]*39.3701" office:value-type="float" office:value="8.89104259940173" calcext:value-type="float">
            <text:p>8.89104259940173</text:p>
          </table:table-cell>
        </table:table-row>
        <table:table-row table:style-name="ro1">
          <table:table-cell table:formula="of:=[.A568]+1" office:value-type="float" office:value="591" calcext:value-type="float">
            <text:p>591</text:p>
          </table:table-cell>
          <table:table-cell table:formula="of:=299792458/([.A569]*1000000)" office:value-type="float" office:value="0.507263042301184" calcext:value-type="float">
            <text:p>0.507263042301184</text:p>
          </table:table-cell>
          <table:table-cell table:formula="of:=(1/3)*[.B569]" office:value-type="float" office:value="0.169087680767061" calcext:value-type="float">
            <text:p>0.169087680767061</text:p>
          </table:table-cell>
          <table:table-cell table:formula="of:=4*[.C569]" office:value-type="float" office:value="0.676350723068246" calcext:value-type="float">
            <text:p>0.676350723068246</text:p>
          </table:table-cell>
          <table:table-cell table:formula="of:=[.D569]/6" office:value-type="float" office:value="0.112725120511374" calcext:value-type="float">
            <text:p>0.112725120511374</text:p>
          </table:table-cell>
          <table:table-cell table:formula="of:=[.E569]*2" office:value-type="float" office:value="0.225450241022749" calcext:value-type="float">
            <text:p>0.225450241022749</text:p>
          </table:table-cell>
          <table:table-cell table:formula="of:=[.E569]*39.3701" office:value-type="float" office:value="4.43799926704486" calcext:value-type="float">
            <text:p>4.43799926704486</text:p>
          </table:table-cell>
          <table:table-cell table:formula="of:=[.F569]*39.3701" office:value-type="float" office:value="8.87599853408972" calcext:value-type="float">
            <text:p>8.87599853408972</text:p>
          </table:table-cell>
        </table:table-row>
        <table:table-row table:style-name="ro1">
          <table:table-cell table:formula="of:=[.A569]+1" office:value-type="float" office:value="592" calcext:value-type="float">
            <text:p>592</text:p>
          </table:table-cell>
          <table:table-cell table:formula="of:=299792458/([.A570]*1000000)" office:value-type="float" office:value="0.506406179054054" calcext:value-type="float">
            <text:p>0.506406179054054</text:p>
          </table:table-cell>
          <table:table-cell table:formula="of:=(1/3)*[.B570]" office:value-type="float" office:value="0.168802059684685" calcext:value-type="float">
            <text:p>0.168802059684685</text:p>
          </table:table-cell>
          <table:table-cell table:formula="of:=4*[.C570]" office:value-type="float" office:value="0.675208238738739" calcext:value-type="float">
            <text:p>0.675208238738739</text:p>
          </table:table-cell>
          <table:table-cell table:formula="of:=[.D570]/6" office:value-type="float" office:value="0.112534706456456" calcext:value-type="float">
            <text:p>0.112534706456456</text:p>
          </table:table-cell>
          <table:table-cell table:formula="of:=[.E570]*2" office:value-type="float" office:value="0.225069412912913" calcext:value-type="float">
            <text:p>0.225069412912913</text:p>
          </table:table-cell>
          <table:table-cell table:formula="of:=[.E570]*39.3701" office:value-type="float" office:value="4.43050264666134" calcext:value-type="float">
            <text:p>4.43050264666134</text:p>
          </table:table-cell>
          <table:table-cell table:formula="of:=[.F570]*39.3701" office:value-type="float" office:value="8.86100529332267" calcext:value-type="float">
            <text:p>8.86100529332267</text:p>
          </table:table-cell>
        </table:table-row>
        <table:table-row table:style-name="ro1">
          <table:table-cell table:formula="of:=[.A570]+1" office:value-type="float" office:value="593" calcext:value-type="float">
            <text:p>593</text:p>
          </table:table-cell>
          <table:table-cell table:formula="of:=299792458/([.A571]*1000000)" office:value-type="float" office:value="0.505552205733558" calcext:value-type="float">
            <text:p>0.505552205733558</text:p>
          </table:table-cell>
          <table:table-cell table:formula="of:=(1/3)*[.B571]" office:value-type="float" office:value="0.168517401911186" calcext:value-type="float">
            <text:p>0.168517401911186</text:p>
          </table:table-cell>
          <table:table-cell table:formula="of:=4*[.C571]" office:value-type="float" office:value="0.674069607644744" calcext:value-type="float">
            <text:p>0.674069607644744</text:p>
          </table:table-cell>
          <table:table-cell table:formula="of:=[.D571]/6" office:value-type="float" office:value="0.112344934607457" calcext:value-type="float">
            <text:p>0.112344934607457</text:p>
          </table:table-cell>
          <table:table-cell table:formula="of:=[.E571]*2" office:value-type="float" office:value="0.224689869214915" calcext:value-type="float">
            <text:p>0.224689869214915</text:p>
          </table:table-cell>
          <table:table-cell table:formula="of:=[.E571]*39.3701" office:value-type="float" office:value="4.42303130998906" calcext:value-type="float">
            <text:p>4.42303130998906</text:p>
          </table:table-cell>
          <table:table-cell table:formula="of:=[.F571]*39.3701" office:value-type="float" office:value="8.84606261997812" calcext:value-type="float">
            <text:p>8.84606261997812</text:p>
          </table:table-cell>
        </table:table-row>
        <table:table-row table:style-name="ro1">
          <table:table-cell table:formula="of:=[.A571]+1" office:value-type="float" office:value="594" calcext:value-type="float">
            <text:p>594</text:p>
          </table:table-cell>
          <table:table-cell table:formula="of:=299792458/([.A572]*1000000)" office:value-type="float" office:value="0.504701107744108" calcext:value-type="float">
            <text:p>0.504701107744108</text:p>
          </table:table-cell>
          <table:table-cell table:formula="of:=(1/3)*[.B572]" office:value-type="float" office:value="0.168233702581369" calcext:value-type="float">
            <text:p>0.168233702581369</text:p>
          </table:table-cell>
          <table:table-cell table:formula="of:=4*[.C572]" office:value-type="float" office:value="0.672934810325477" calcext:value-type="float">
            <text:p>0.672934810325477</text:p>
          </table:table-cell>
          <table:table-cell table:formula="of:=[.D572]/6" office:value-type="float" office:value="0.112155801720913" calcext:value-type="float">
            <text:p>0.112155801720913</text:p>
          </table:table-cell>
          <table:table-cell table:formula="of:=[.E572]*2" office:value-type="float" office:value="0.224311603441826" calcext:value-type="float">
            <text:p>0.224311603441826</text:p>
          </table:table-cell>
          <table:table-cell table:formula="of:=[.E572]*39.3701" office:value-type="float" office:value="4.41558512933251" calcext:value-type="float">
            <text:p>4.41558512933251</text:p>
          </table:table-cell>
          <table:table-cell table:formula="of:=[.F572]*39.3701" office:value-type="float" office:value="8.83117025866502" calcext:value-type="float">
            <text:p>8.83117025866502</text:p>
          </table:table-cell>
        </table:table-row>
        <table:table-row table:style-name="ro1">
          <table:table-cell table:formula="of:=[.A572]+1" office:value-type="float" office:value="595" calcext:value-type="float">
            <text:p>595</text:p>
          </table:table-cell>
          <table:table-cell table:formula="of:=299792458/([.A573]*1000000)" office:value-type="float" office:value="0.503852870588235" calcext:value-type="float">
            <text:p>0.503852870588235</text:p>
          </table:table-cell>
          <table:table-cell table:formula="of:=(1/3)*[.B573]" office:value-type="float" office:value="0.167950956862745" calcext:value-type="float">
            <text:p>0.167950956862745</text:p>
          </table:table-cell>
          <table:table-cell table:formula="of:=4*[.C573]" office:value-type="float" office:value="0.67180382745098" calcext:value-type="float">
            <text:p>0.67180382745098</text:p>
          </table:table-cell>
          <table:table-cell table:formula="of:=[.D573]/6" office:value-type="float" office:value="0.111967304575163" calcext:value-type="float">
            <text:p>0.111967304575163</text:p>
          </table:table-cell>
          <table:table-cell table:formula="of:=[.E573]*2" office:value-type="float" office:value="0.223934609150327" calcext:value-type="float">
            <text:p>0.223934609150327</text:p>
          </table:table-cell>
          <table:table-cell table:formula="of:=[.E573]*39.3701" office:value-type="float" office:value="4.40816397785464" calcext:value-type="float">
            <text:p>4.40816397785464</text:p>
          </table:table-cell>
          <table:table-cell table:formula="of:=[.F573]*39.3701" office:value-type="float" office:value="8.81632795570928" calcext:value-type="float">
            <text:p>8.81632795570928</text:p>
          </table:table-cell>
        </table:table-row>
        <table:table-row table:style-name="ro1">
          <table:table-cell table:formula="of:=[.A573]+1" office:value-type="float" office:value="596" calcext:value-type="float">
            <text:p>596</text:p>
          </table:table-cell>
          <table:table-cell table:formula="of:=299792458/([.A574]*1000000)" office:value-type="float" office:value="0.503007479865772" calcext:value-type="float">
            <text:p>0.503007479865772</text:p>
          </table:table-cell>
          <table:table-cell table:formula="of:=(1/3)*[.B574]" office:value-type="float" office:value="0.167669159955257" calcext:value-type="float">
            <text:p>0.167669159955257</text:p>
          </table:table-cell>
          <table:table-cell table:formula="of:=4*[.C574]" office:value-type="float" office:value="0.670676639821029" calcext:value-type="float">
            <text:p>0.670676639821029</text:p>
          </table:table-cell>
          <table:table-cell table:formula="of:=[.D574]/6" office:value-type="float" office:value="0.111779439970171" calcext:value-type="float">
            <text:p>0.111779439970171</text:p>
          </table:table-cell>
          <table:table-cell table:formula="of:=[.E574]*2" office:value-type="float" office:value="0.223558879940343" calcext:value-type="float">
            <text:p>0.223558879940343</text:p>
          </table:table-cell>
          <table:table-cell table:formula="of:=[.E574]*39.3701" office:value-type="float" office:value="4.40076772956965" calcext:value-type="float">
            <text:p>4.40076772956965</text:p>
          </table:table-cell>
          <table:table-cell table:formula="of:=[.F574]*39.3701" office:value-type="float" office:value="8.8015354591393" calcext:value-type="float">
            <text:p>8.8015354591393</text:p>
          </table:table-cell>
        </table:table-row>
        <table:table-row table:style-name="ro1">
          <table:table-cell table:formula="of:=[.A574]+1" office:value-type="float" office:value="597" calcext:value-type="float">
            <text:p>597</text:p>
          </table:table-cell>
          <table:table-cell table:formula="of:=299792458/([.A575]*1000000)" office:value-type="float" office:value="0.502164921273032" calcext:value-type="float">
            <text:p>0.502164921273032</text:p>
          </table:table-cell>
          <table:table-cell table:formula="of:=(1/3)*[.B575]" office:value-type="float" office:value="0.167388307091011" calcext:value-type="float">
            <text:p>0.167388307091011</text:p>
          </table:table-cell>
          <table:table-cell table:formula="of:=4*[.C575]" office:value-type="float" office:value="0.669553228364042" calcext:value-type="float">
            <text:p>0.669553228364042</text:p>
          </table:table-cell>
          <table:table-cell table:formula="of:=[.D575]/6" office:value-type="float" office:value="0.11159220472734" calcext:value-type="float">
            <text:p>0.11159220472734</text:p>
          </table:table-cell>
          <table:table-cell table:formula="of:=[.E575]*2" office:value-type="float" office:value="0.223184409454681" calcext:value-type="float">
            <text:p>0.223184409454681</text:p>
          </table:table-cell>
          <table:table-cell table:formula="of:=[.E575]*39.3701" office:value-type="float" office:value="4.39339625933586" calcext:value-type="float">
            <text:p>4.39339625933586</text:p>
          </table:table-cell>
          <table:table-cell table:formula="of:=[.F575]*39.3701" office:value-type="float" office:value="8.78679251867173" calcext:value-type="float">
            <text:p>8.78679251867173</text:p>
          </table:table-cell>
        </table:table-row>
        <table:table-row table:style-name="ro1">
          <table:table-cell table:formula="of:=[.A575]+1" office:value-type="float" office:value="598" calcext:value-type="float">
            <text:p>598</text:p>
          </table:table-cell>
          <table:table-cell table:formula="of:=299792458/([.A576]*1000000)" office:value-type="float" office:value="0.501325180602007" calcext:value-type="float">
            <text:p>0.501325180602007</text:p>
          </table:table-cell>
          <table:table-cell table:formula="of:=(1/3)*[.B576]" office:value-type="float" office:value="0.167108393534002" calcext:value-type="float">
            <text:p>0.167108393534002</text:p>
          </table:table-cell>
          <table:table-cell table:formula="of:=4*[.C576]" office:value-type="float" office:value="0.668433574136009" calcext:value-type="float">
            <text:p>0.668433574136009</text:p>
          </table:table-cell>
          <table:table-cell table:formula="of:=[.D576]/6" office:value-type="float" office:value="0.111405595689335" calcext:value-type="float">
            <text:p>0.111405595689335</text:p>
          </table:table-cell>
          <table:table-cell table:formula="of:=[.E576]*2" office:value-type="float" office:value="0.22281119137867" calcext:value-type="float">
            <text:p>0.22281119137867</text:p>
          </table:table-cell>
          <table:table-cell table:formula="of:=[.E576]*39.3701" office:value-type="float" office:value="4.38604944284868" calcext:value-type="float">
            <text:p>4.38604944284868</text:p>
          </table:table-cell>
          <table:table-cell table:formula="of:=[.F576]*39.3701" office:value-type="float" office:value="8.77209888569736" calcext:value-type="float">
            <text:p>8.77209888569736</text:p>
          </table:table-cell>
        </table:table-row>
        <table:table-row table:style-name="ro1">
          <table:table-cell table:formula="of:=[.A576]+1" office:value-type="float" office:value="599" calcext:value-type="float">
            <text:p>599</text:p>
          </table:table-cell>
          <table:table-cell table:formula="of:=299792458/([.A577]*1000000)" office:value-type="float" office:value="0.500488243739566" calcext:value-type="float">
            <text:p>0.500488243739566</text:p>
          </table:table-cell>
          <table:table-cell table:formula="of:=(1/3)*[.B577]" office:value-type="float" office:value="0.166829414579855" calcext:value-type="float">
            <text:p>0.166829414579855</text:p>
          </table:table-cell>
          <table:table-cell table:formula="of:=4*[.C577]" office:value-type="float" office:value="0.667317658319421" calcext:value-type="float">
            <text:p>0.667317658319421</text:p>
          </table:table-cell>
          <table:table-cell table:formula="of:=[.D577]/6" office:value-type="float" office:value="0.111219609719904" calcext:value-type="float">
            <text:p>0.111219609719904</text:p>
          </table:table-cell>
          <table:table-cell table:formula="of:=[.E577]*2" office:value-type="float" office:value="0.222439219439807" calcext:value-type="float">
            <text:p>0.222439219439807</text:p>
          </table:table-cell>
          <table:table-cell table:formula="of:=[.E577]*39.3701" office:value-type="float" office:value="4.37872715663357" calcext:value-type="float">
            <text:p>4.37872715663357</text:p>
          </table:table-cell>
          <table:table-cell table:formula="of:=[.F577]*39.3701" office:value-type="float" office:value="8.75745431326715" calcext:value-type="float">
            <text:p>8.75745431326715</text:p>
          </table:table-cell>
        </table:table-row>
        <table:table-row table:style-name="ro1">
          <table:table-cell table:formula="of:=[.A577]+1" office:value-type="float" office:value="600" calcext:value-type="float">
            <text:p>600</text:p>
          </table:table-cell>
          <table:table-cell table:formula="of:=299792458/([.A578]*1000000)" office:value-type="float" office:value="0.499654096666667" calcext:value-type="float">
            <text:p>0.499654096666667</text:p>
          </table:table-cell>
          <table:table-cell table:formula="of:=(1/3)*[.B578]" office:value-type="float" office:value="0.166551365555556" calcext:value-type="float">
            <text:p>0.166551365555556</text:p>
          </table:table-cell>
          <table:table-cell table:formula="of:=4*[.C578]" office:value-type="float" office:value="0.666205462222222" calcext:value-type="float">
            <text:p>0.666205462222222</text:p>
          </table:table-cell>
          <table:table-cell table:formula="of:=[.D578]/6" office:value-type="float" office:value="0.111034243703704" calcext:value-type="float">
            <text:p>0.111034243703704</text:p>
          </table:table-cell>
          <table:table-cell table:formula="of:=[.E578]*2" office:value-type="float" office:value="0.222068487407407" calcext:value-type="float">
            <text:p>0.222068487407407</text:p>
          </table:table-cell>
          <table:table-cell table:formula="of:=[.E578]*39.3701" office:value-type="float" office:value="4.37142927803918" calcext:value-type="float">
            <text:p>4.37142927803918</text:p>
          </table:table-cell>
          <table:table-cell table:formula="of:=[.F578]*39.3701" office:value-type="float" office:value="8.74285855607837" calcext:value-type="float">
            <text:p>8.74285855607837</text:p>
          </table:table-cell>
        </table:table-row>
        <table:table-row table:style-name="ro1">
          <table:table-cell table:formula="of:=[.A578]+1" office:value-type="float" office:value="601" calcext:value-type="float">
            <text:p>601</text:p>
          </table:table-cell>
          <table:table-cell table:formula="of:=299792458/([.A579]*1000000)" office:value-type="float" office:value="0.498822725457571" calcext:value-type="float">
            <text:p>0.498822725457571</text:p>
          </table:table-cell>
          <table:table-cell table:formula="of:=(1/3)*[.B579]" office:value-type="float" office:value="0.16627424181919" calcext:value-type="float">
            <text:p>0.16627424181919</text:p>
          </table:table-cell>
          <table:table-cell table:formula="of:=4*[.C579]" office:value-type="float" office:value="0.665096967276761" calcext:value-type="float">
            <text:p>0.665096967276761</text:p>
          </table:table-cell>
          <table:table-cell table:formula="of:=[.D579]/6" office:value-type="float" office:value="0.110849494546127" calcext:value-type="float">
            <text:p>0.110849494546127</text:p>
          </table:table-cell>
          <table:table-cell table:formula="of:=[.E579]*2" office:value-type="float" office:value="0.221698989092254" calcext:value-type="float">
            <text:p>0.221698989092254</text:p>
          </table:table-cell>
          <table:table-cell table:formula="of:=[.E579]*39.3701" office:value-type="float" office:value="4.36415568523047" calcext:value-type="float">
            <text:p>4.36415568523047</text:p>
          </table:table-cell>
          <table:table-cell table:formula="of:=[.F579]*39.3701" office:value-type="float" office:value="8.72831137046093" calcext:value-type="float">
            <text:p>8.72831137046093</text:p>
          </table:table-cell>
        </table:table-row>
        <table:table-row table:style-name="ro1">
          <table:table-cell table:formula="of:=[.A579]+1" office:value-type="float" office:value="602" calcext:value-type="float">
            <text:p>602</text:p>
          </table:table-cell>
          <table:table-cell table:formula="of:=299792458/([.A580]*1000000)" office:value-type="float" office:value="0.49799411627907" calcext:value-type="float">
            <text:p>0.49799411627907</text:p>
          </table:table-cell>
          <table:table-cell table:formula="of:=(1/3)*[.B580]" office:value-type="float" office:value="0.16599803875969" calcext:value-type="float">
            <text:p>0.16599803875969</text:p>
          </table:table-cell>
          <table:table-cell table:formula="of:=4*[.C580]" office:value-type="float" office:value="0.66399215503876" calcext:value-type="float">
            <text:p>0.66399215503876</text:p>
          </table:table-cell>
          <table:table-cell table:formula="of:=[.D580]/6" office:value-type="float" office:value="0.110665359173127" calcext:value-type="float">
            <text:p>0.110665359173127</text:p>
          </table:table-cell>
          <table:table-cell table:formula="of:=[.E580]*2" office:value-type="float" office:value="0.221330718346253" calcext:value-type="float">
            <text:p>0.221330718346253</text:p>
          </table:table-cell>
          <table:table-cell table:formula="of:=[.E580]*39.3701" office:value-type="float" office:value="4.35690625718191" calcext:value-type="float">
            <text:p>4.35690625718191</text:p>
          </table:table-cell>
          <table:table-cell table:formula="of:=[.F580]*39.3701" office:value-type="float" office:value="8.71381251436382" calcext:value-type="float">
            <text:p>8.71381251436382</text:p>
          </table:table-cell>
        </table:table-row>
        <table:table-row table:style-name="ro1">
          <table:table-cell table:formula="of:=[.A580]+1" office:value-type="float" office:value="603" calcext:value-type="float">
            <text:p>603</text:p>
          </table:table-cell>
          <table:table-cell table:formula="of:=299792458/([.A581]*1000000)" office:value-type="float" office:value="0.497168255389718" calcext:value-type="float">
            <text:p>0.497168255389718</text:p>
          </table:table-cell>
          <table:table-cell table:formula="of:=(1/3)*[.B581]" office:value-type="float" office:value="0.165722751796573" calcext:value-type="float">
            <text:p>0.165722751796573</text:p>
          </table:table-cell>
          <table:table-cell table:formula="of:=4*[.C581]" office:value-type="float" office:value="0.662891007186291" calcext:value-type="float">
            <text:p>0.662891007186291</text:p>
          </table:table-cell>
          <table:table-cell table:formula="of:=[.D581]/6" office:value-type="float" office:value="0.110481834531048" calcext:value-type="float">
            <text:p>0.110481834531048</text:p>
          </table:table-cell>
          <table:table-cell table:formula="of:=[.E581]*2" office:value-type="float" office:value="0.220963669062097" calcext:value-type="float">
            <text:p>0.220963669062097</text:p>
          </table:table-cell>
          <table:table-cell table:formula="of:=[.E581]*39.3701" office:value-type="float" office:value="4.34968087367083" calcext:value-type="float">
            <text:p>4.34968087367083</text:p>
          </table:table-cell>
          <table:table-cell table:formula="of:=[.F581]*39.3701" office:value-type="float" office:value="8.69936174734166" calcext:value-type="float">
            <text:p>8.69936174734166</text:p>
          </table:table-cell>
        </table:table-row>
        <table:table-row table:style-name="ro1">
          <table:table-cell table:formula="of:=[.A581]+1" office:value-type="float" office:value="604" calcext:value-type="float">
            <text:p>604</text:p>
          </table:table-cell>
          <table:table-cell table:formula="of:=299792458/([.A582]*1000000)" office:value-type="float" office:value="0.496345129139073" calcext:value-type="float">
            <text:p>0.496345129139073</text:p>
          </table:table-cell>
          <table:table-cell table:formula="of:=(1/3)*[.B582]" office:value-type="float" office:value="0.165448376379691" calcext:value-type="float">
            <text:p>0.165448376379691</text:p>
          </table:table-cell>
          <table:table-cell table:formula="of:=4*[.C582]" office:value-type="float" office:value="0.661793505518764" calcext:value-type="float">
            <text:p>0.661793505518764</text:p>
          </table:table-cell>
          <table:table-cell table:formula="of:=[.D582]/6" office:value-type="float" office:value="0.110298917586461" calcext:value-type="float">
            <text:p>0.110298917586461</text:p>
          </table:table-cell>
          <table:table-cell table:formula="of:=[.E582]*2" office:value-type="float" office:value="0.220597835172921" calcext:value-type="float">
            <text:p>0.220597835172921</text:p>
          </table:table-cell>
          <table:table-cell table:formula="of:=[.E582]*39.3701" office:value-type="float" office:value="4.34247941527071" calcext:value-type="float">
            <text:p>4.34247941527071</text:p>
          </table:table-cell>
          <table:table-cell table:formula="of:=[.F582]*39.3701" office:value-type="float" office:value="8.68495883054143" calcext:value-type="float">
            <text:p>8.68495883054143</text:p>
          </table:table-cell>
        </table:table-row>
        <table:table-row table:style-name="ro1">
          <table:table-cell table:formula="of:=[.A582]+1" office:value-type="float" office:value="605" calcext:value-type="float">
            <text:p>605</text:p>
          </table:table-cell>
          <table:table-cell table:formula="of:=299792458/([.A583]*1000000)" office:value-type="float" office:value="0.495524723966942" calcext:value-type="float">
            <text:p>0.495524723966942</text:p>
          </table:table-cell>
          <table:table-cell table:formula="of:=(1/3)*[.B583]" office:value-type="float" office:value="0.165174907988981" calcext:value-type="float">
            <text:p>0.165174907988981</text:p>
          </table:table-cell>
          <table:table-cell table:formula="of:=4*[.C583]" office:value-type="float" office:value="0.660699631955923" calcext:value-type="float">
            <text:p>0.660699631955923</text:p>
          </table:table-cell>
          <table:table-cell table:formula="of:=[.D583]/6" office:value-type="float" office:value="0.110116605325987" calcext:value-type="float">
            <text:p>0.110116605325987</text:p>
          </table:table-cell>
          <table:table-cell table:formula="of:=[.E583]*2" office:value-type="float" office:value="0.220233210651974" calcext:value-type="float">
            <text:p>0.220233210651974</text:p>
          </table:table-cell>
          <table:table-cell table:formula="of:=[.E583]*39.3701" office:value-type="float" office:value="4.33530176334465" calcext:value-type="float">
            <text:p>4.33530176334465</text:p>
          </table:table-cell>
          <table:table-cell table:formula="of:=[.F583]*39.3701" office:value-type="float" office:value="8.67060352668929" calcext:value-type="float">
            <text:p>8.67060352668929</text:p>
          </table:table-cell>
        </table:table-row>
        <table:table-row table:style-name="ro1">
          <table:table-cell table:formula="of:=[.A583]+1" office:value-type="float" office:value="606" calcext:value-type="float">
            <text:p>606</text:p>
          </table:table-cell>
          <table:table-cell table:formula="of:=299792458/([.A584]*1000000)" office:value-type="float" office:value="0.49470702640264" calcext:value-type="float">
            <text:p>0.49470702640264</text:p>
          </table:table-cell>
          <table:table-cell table:formula="of:=(1/3)*[.B584]" office:value-type="float" office:value="0.164902342134213" calcext:value-type="float">
            <text:p>0.164902342134213</text:p>
          </table:table-cell>
          <table:table-cell table:formula="of:=4*[.C584]" office:value-type="float" office:value="0.659609368536854" calcext:value-type="float">
            <text:p>0.659609368536854</text:p>
          </table:table-cell>
          <table:table-cell table:formula="of:=[.D584]/6" office:value-type="float" office:value="0.109934894756142" calcext:value-type="float">
            <text:p>0.109934894756142</text:p>
          </table:table-cell>
          <table:table-cell table:formula="of:=[.E584]*2" office:value-type="float" office:value="0.219869789512285" calcext:value-type="float">
            <text:p>0.219869789512285</text:p>
          </table:table-cell>
          <table:table-cell table:formula="of:=[.E584]*39.3701" office:value-type="float" office:value="4.3281478000388" calcext:value-type="float">
            <text:p>4.3281478000388</text:p>
          </table:table-cell>
          <table:table-cell table:formula="of:=[.F584]*39.3701" office:value-type="float" office:value="8.65629560007759" calcext:value-type="float">
            <text:p>8.65629560007759</text:p>
          </table:table-cell>
        </table:table-row>
        <table:table-row table:style-name="ro1">
          <table:table-cell table:formula="of:=[.A584]+1" office:value-type="float" office:value="607" calcext:value-type="float">
            <text:p>607</text:p>
          </table:table-cell>
          <table:table-cell table:formula="of:=299792458/([.A585]*1000000)" office:value-type="float" office:value="0.49389202306425" calcext:value-type="float">
            <text:p>0.49389202306425</text:p>
          </table:table-cell>
          <table:table-cell table:formula="of:=(1/3)*[.B585]" office:value-type="float" office:value="0.16463067435475" calcext:value-type="float">
            <text:p>0.16463067435475</text:p>
          </table:table-cell>
          <table:table-cell table:formula="of:=4*[.C585]" office:value-type="float" office:value="0.658522697419001" calcext:value-type="float">
            <text:p>0.658522697419001</text:p>
          </table:table-cell>
          <table:table-cell table:formula="of:=[.D585]/6" office:value-type="float" office:value="0.109753782903167" calcext:value-type="float">
            <text:p>0.109753782903167</text:p>
          </table:table-cell>
          <table:table-cell table:formula="of:=[.E585]*2" office:value-type="float" office:value="0.219507565806333" calcext:value-type="float">
            <text:p>0.219507565806333</text:p>
          </table:table-cell>
          <table:table-cell table:formula="of:=[.E585]*39.3701" office:value-type="float" office:value="4.32101740827597" calcext:value-type="float">
            <text:p>4.32101740827597</text:p>
          </table:table-cell>
          <table:table-cell table:formula="of:=[.F585]*39.3701" office:value-type="float" office:value="8.64203481655193" calcext:value-type="float">
            <text:p>8.64203481655193</text:p>
          </table:table-cell>
        </table:table-row>
        <table:table-row table:style-name="ro1">
          <table:table-cell table:formula="of:=[.A585]+1" office:value-type="float" office:value="608" calcext:value-type="float">
            <text:p>608</text:p>
          </table:table-cell>
          <table:table-cell table:formula="of:=299792458/([.A586]*1000000)" office:value-type="float" office:value="0.493079700657895" calcext:value-type="float">
            <text:p>0.493079700657895</text:p>
          </table:table-cell>
          <table:table-cell table:formula="of:=(1/3)*[.B586]" office:value-type="float" office:value="0.164359900219298" calcext:value-type="float">
            <text:p>0.164359900219298</text:p>
          </table:table-cell>
          <table:table-cell table:formula="of:=4*[.C586]" office:value-type="float" office:value="0.657439600877193" calcext:value-type="float">
            <text:p>0.657439600877193</text:p>
          </table:table-cell>
          <table:table-cell table:formula="of:=[.D586]/6" office:value-type="float" office:value="0.109573266812866" calcext:value-type="float">
            <text:p>0.109573266812866</text:p>
          </table:table-cell>
          <table:table-cell table:formula="of:=[.E586]*2" office:value-type="float" office:value="0.219146533625731" calcext:value-type="float">
            <text:p>0.219146533625731</text:p>
          </table:table-cell>
          <table:table-cell table:formula="of:=[.E586]*39.3701" office:value-type="float" office:value="4.3139104717492" calcext:value-type="float">
            <text:p>4.3139104717492</text:p>
          </table:table-cell>
          <table:table-cell table:formula="of:=[.F586]*39.3701" office:value-type="float" office:value="8.62782094349839" calcext:value-type="float">
            <text:p>8.62782094349839</text:p>
          </table:table-cell>
        </table:table-row>
        <table:table-row table:style-name="ro1">
          <table:table-cell table:formula="of:=[.A586]+1" office:value-type="float" office:value="609" calcext:value-type="float">
            <text:p>609</text:p>
          </table:table-cell>
          <table:table-cell table:formula="of:=299792458/([.A587]*1000000)" office:value-type="float" office:value="0.492270045977012" calcext:value-type="float">
            <text:p>0.492270045977012</text:p>
          </table:table-cell>
          <table:table-cell table:formula="of:=(1/3)*[.B587]" office:value-type="float" office:value="0.16409001532567" calcext:value-type="float">
            <text:p>0.16409001532567</text:p>
          </table:table-cell>
          <table:table-cell table:formula="of:=4*[.C587]" office:value-type="float" office:value="0.656360061302682" calcext:value-type="float">
            <text:p>0.656360061302682</text:p>
          </table:table-cell>
          <table:table-cell table:formula="of:=[.D587]/6" office:value-type="float" office:value="0.109393343550447" calcext:value-type="float">
            <text:p>0.109393343550447</text:p>
          </table:table-cell>
          <table:table-cell table:formula="of:=[.E587]*2" office:value-type="float" office:value="0.218786687100894" calcext:value-type="float">
            <text:p>0.218786687100894</text:p>
          </table:table-cell>
          <table:table-cell table:formula="of:=[.E587]*39.3701" office:value-type="float" office:value="4.30682687491545" calcext:value-type="float">
            <text:p>4.30682687491545</text:p>
          </table:table-cell>
          <table:table-cell table:formula="of:=[.F587]*39.3701" office:value-type="float" office:value="8.61365374983091" calcext:value-type="float">
            <text:p>8.61365374983091</text:p>
          </table:table-cell>
        </table:table-row>
        <table:table-row table:style-name="ro1">
          <table:table-cell table:formula="of:=[.A587]+1" office:value-type="float" office:value="610" calcext:value-type="float">
            <text:p>610</text:p>
          </table:table-cell>
          <table:table-cell table:formula="of:=299792458/([.A588]*1000000)" office:value-type="float" office:value="0.491463045901639" calcext:value-type="float">
            <text:p>0.491463045901639</text:p>
          </table:table-cell>
          <table:table-cell table:formula="of:=(1/3)*[.B588]" office:value-type="float" office:value="0.163821015300546" calcext:value-type="float">
            <text:p>0.163821015300546</text:p>
          </table:table-cell>
          <table:table-cell table:formula="of:=4*[.C588]" office:value-type="float" office:value="0.655284061202186" calcext:value-type="float">
            <text:p>0.655284061202186</text:p>
          </table:table-cell>
          <table:table-cell table:formula="of:=[.D588]/6" office:value-type="float" office:value="0.109214010200364" calcext:value-type="float">
            <text:p>0.109214010200364</text:p>
          </table:table-cell>
          <table:table-cell table:formula="of:=[.E588]*2" office:value-type="float" office:value="0.218428020400729" calcext:value-type="float">
            <text:p>0.218428020400729</text:p>
          </table:table-cell>
          <table:table-cell table:formula="of:=[.E588]*39.3701" office:value-type="float" office:value="4.29976650298936" calcext:value-type="float">
            <text:p>4.29976650298936</text:p>
          </table:table-cell>
          <table:table-cell table:formula="of:=[.F588]*39.3701" office:value-type="float" office:value="8.59953300597872" calcext:value-type="float">
            <text:p>8.59953300597872</text:p>
          </table:table-cell>
        </table:table-row>
        <table:table-row table:style-name="ro1">
          <table:table-cell table:formula="of:=[.A588]+1" office:value-type="float" office:value="611" calcext:value-type="float">
            <text:p>611</text:p>
          </table:table-cell>
          <table:table-cell table:formula="of:=299792458/([.A589]*1000000)" office:value-type="float" office:value="0.490658687397709" calcext:value-type="float">
            <text:p>0.490658687397709</text:p>
          </table:table-cell>
          <table:table-cell table:formula="of:=(1/3)*[.B589]" office:value-type="float" office:value="0.163552895799236" calcext:value-type="float">
            <text:p>0.163552895799236</text:p>
          </table:table-cell>
          <table:table-cell table:formula="of:=4*[.C589]" office:value-type="float" office:value="0.654211583196945" calcext:value-type="float">
            <text:p>0.654211583196945</text:p>
          </table:table-cell>
          <table:table-cell table:formula="of:=[.D589]/6" office:value-type="float" office:value="0.109035263866157" calcext:value-type="float">
            <text:p>0.109035263866157</text:p>
          </table:table-cell>
          <table:table-cell table:formula="of:=[.E589]*2" office:value-type="float" office:value="0.218070527732315" calcext:value-type="float">
            <text:p>0.218070527732315</text:p>
          </table:table-cell>
          <table:table-cell table:formula="of:=[.E589]*39.3701" office:value-type="float" office:value="4.29272924193701" calcext:value-type="float">
            <text:p>4.29272924193701</text:p>
          </table:table-cell>
          <table:table-cell table:formula="of:=[.F589]*39.3701" office:value-type="float" office:value="8.58545848387401" calcext:value-type="float">
            <text:p>8.58545848387401</text:p>
          </table:table-cell>
        </table:table-row>
        <table:table-row table:style-name="ro1">
          <table:table-cell table:formula="of:=[.A589]+1" office:value-type="float" office:value="612" calcext:value-type="float">
            <text:p>612</text:p>
          </table:table-cell>
          <table:table-cell table:formula="of:=299792458/([.A590]*1000000)" office:value-type="float" office:value="0.48985695751634" calcext:value-type="float">
            <text:p>0.48985695751634</text:p>
          </table:table-cell>
          <table:table-cell table:formula="of:=(1/3)*[.B590]" office:value-type="float" office:value="0.163285652505447" calcext:value-type="float">
            <text:p>0.163285652505447</text:p>
          </table:table-cell>
          <table:table-cell table:formula="of:=4*[.C590]" office:value-type="float" office:value="0.653142610021787" calcext:value-type="float">
            <text:p>0.653142610021787</text:p>
          </table:table-cell>
          <table:table-cell table:formula="of:=[.D590]/6" office:value-type="float" office:value="0.108857101670298" calcext:value-type="float">
            <text:p>0.108857101670298</text:p>
          </table:table-cell>
          <table:table-cell table:formula="of:=[.E590]*2" office:value-type="float" office:value="0.217714203340596" calcext:value-type="float">
            <text:p>0.217714203340596</text:p>
          </table:table-cell>
          <table:table-cell table:formula="of:=[.E590]*39.3701" office:value-type="float" office:value="4.28571497846979" calcext:value-type="float">
            <text:p>4.28571497846979</text:p>
          </table:table-cell>
          <table:table-cell table:formula="of:=[.F590]*39.3701" office:value-type="float" office:value="8.57142995693958" calcext:value-type="float">
            <text:p>8.57142995693958</text:p>
          </table:table-cell>
        </table:table-row>
        <table:table-row table:style-name="ro1">
          <table:table-cell table:formula="of:=[.A590]+1" office:value-type="float" office:value="613" calcext:value-type="float">
            <text:p>613</text:p>
          </table:table-cell>
          <table:table-cell table:formula="of:=299792458/([.A591]*1000000)" office:value-type="float" office:value="0.489057843393148" calcext:value-type="float">
            <text:p>0.489057843393148</text:p>
          </table:table-cell>
          <table:table-cell table:formula="of:=(1/3)*[.B591]" office:value-type="float" office:value="0.163019281131049" calcext:value-type="float">
            <text:p>0.163019281131049</text:p>
          </table:table-cell>
          <table:table-cell table:formula="of:=4*[.C591]" office:value-type="float" office:value="0.652077124524198" calcext:value-type="float">
            <text:p>0.652077124524198</text:p>
          </table:table-cell>
          <table:table-cell table:formula="of:=[.D591]/6" office:value-type="float" office:value="0.108679520754033" calcext:value-type="float">
            <text:p>0.108679520754033</text:p>
          </table:table-cell>
          <table:table-cell table:formula="of:=[.E591]*2" office:value-type="float" office:value="0.217359041508066" calcext:value-type="float">
            <text:p>0.217359041508066</text:p>
          </table:table-cell>
          <table:table-cell table:formula="of:=[.E591]*39.3701" office:value-type="float" office:value="4.27872360003835" calcext:value-type="float">
            <text:p>4.27872360003835</text:p>
          </table:table-cell>
          <table:table-cell table:formula="of:=[.F591]*39.3701" office:value-type="float" office:value="8.55744720007671" calcext:value-type="float">
            <text:p>8.55744720007671</text:p>
          </table:table-cell>
        </table:table-row>
        <table:table-row table:style-name="ro1">
          <table:table-cell table:formula="of:=[.A591]+1" office:value-type="float" office:value="614" calcext:value-type="float">
            <text:p>614</text:p>
          </table:table-cell>
          <table:table-cell table:formula="of:=299792458/([.A592]*1000000)" office:value-type="float" office:value="0.488261332247557" calcext:value-type="float">
            <text:p>0.488261332247557</text:p>
          </table:table-cell>
          <table:table-cell table:formula="of:=(1/3)*[.B592]" office:value-type="float" office:value="0.162753777415852" calcext:value-type="float">
            <text:p>0.162753777415852</text:p>
          </table:table-cell>
          <table:table-cell table:formula="of:=4*[.C592]" office:value-type="float" office:value="0.651015109663409" calcext:value-type="float">
            <text:p>0.651015109663409</text:p>
          </table:table-cell>
          <table:table-cell table:formula="of:=[.D592]/6" office:value-type="float" office:value="0.108502518277235" calcext:value-type="float">
            <text:p>0.108502518277235</text:p>
          </table:table-cell>
          <table:table-cell table:formula="of:=[.E592]*2" office:value-type="float" office:value="0.21700503655447" calcext:value-type="float">
            <text:p>0.21700503655447</text:p>
          </table:table-cell>
          <table:table-cell table:formula="of:=[.E592]*39.3701" office:value-type="float" office:value="4.27175499482657" calcext:value-type="float">
            <text:p>4.27175499482657</text:p>
          </table:table-cell>
          <table:table-cell table:formula="of:=[.F592]*39.3701" office:value-type="float" office:value="8.54350998965313" calcext:value-type="float">
            <text:p>8.54350998965313</text:p>
          </table:table-cell>
        </table:table-row>
        <table:table-row table:style-name="ro1">
          <table:table-cell table:formula="of:=[.A592]+1" office:value-type="float" office:value="615" calcext:value-type="float">
            <text:p>615</text:p>
          </table:table-cell>
          <table:table-cell table:formula="of:=299792458/([.A593]*1000000)" office:value-type="float" office:value="0.487467411382114" calcext:value-type="float">
            <text:p>0.487467411382114</text:p>
          </table:table-cell>
          <table:table-cell table:formula="of:=(1/3)*[.B593]" office:value-type="float" office:value="0.162489137127371" calcext:value-type="float">
            <text:p>0.162489137127371</text:p>
          </table:table-cell>
          <table:table-cell table:formula="of:=4*[.C593]" office:value-type="float" office:value="0.649956548509485" calcext:value-type="float">
            <text:p>0.649956548509485</text:p>
          </table:table-cell>
          <table:table-cell table:formula="of:=[.D593]/6" office:value-type="float" office:value="0.108326091418248" calcext:value-type="float">
            <text:p>0.108326091418248</text:p>
          </table:table-cell>
          <table:table-cell table:formula="of:=[.E593]*2" office:value-type="float" office:value="0.216652182836495" calcext:value-type="float">
            <text:p>0.216652182836495</text:p>
          </table:table-cell>
          <table:table-cell table:formula="of:=[.E593]*39.3701" office:value-type="float" office:value="4.26480905174555" calcext:value-type="float">
            <text:p>4.26480905174555</text:p>
          </table:table-cell>
          <table:table-cell table:formula="of:=[.F593]*39.3701" office:value-type="float" office:value="8.52961810349109" calcext:value-type="float">
            <text:p>8.52961810349109</text:p>
          </table:table-cell>
        </table:table-row>
        <table:table-row table:style-name="ro1">
          <table:table-cell table:formula="of:=[.A593]+1" office:value-type="float" office:value="616" calcext:value-type="float">
            <text:p>616</text:p>
          </table:table-cell>
          <table:table-cell table:formula="of:=299792458/([.A594]*1000000)" office:value-type="float" office:value="0.486676068181818" calcext:value-type="float">
            <text:p>0.486676068181818</text:p>
          </table:table-cell>
          <table:table-cell table:formula="of:=(1/3)*[.B594]" office:value-type="float" office:value="0.162225356060606" calcext:value-type="float">
            <text:p>0.162225356060606</text:p>
          </table:table-cell>
          <table:table-cell table:formula="of:=4*[.C594]" office:value-type="float" office:value="0.648901424242424" calcext:value-type="float">
            <text:p>0.648901424242424</text:p>
          </table:table-cell>
          <table:table-cell table:formula="of:=[.D594]/6" office:value-type="float" office:value="0.108150237373737" calcext:value-type="float">
            <text:p>0.108150237373737</text:p>
          </table:table-cell>
          <table:table-cell table:formula="of:=[.E594]*2" office:value-type="float" office:value="0.216300474747475" calcext:value-type="float">
            <text:p>0.216300474747475</text:p>
          </table:table-cell>
          <table:table-cell table:formula="of:=[.E594]*39.3701" office:value-type="float" office:value="4.25788566042778" calcext:value-type="float">
            <text:p>4.25788566042778</text:p>
          </table:table-cell>
          <table:table-cell table:formula="of:=[.F594]*39.3701" office:value-type="float" office:value="8.51577132085556" calcext:value-type="float">
            <text:p>8.51577132085556</text:p>
          </table:table-cell>
        </table:table-row>
        <table:table-row table:style-name="ro1">
          <table:table-cell table:formula="of:=[.A594]+1" office:value-type="float" office:value="617" calcext:value-type="float">
            <text:p>617</text:p>
          </table:table-cell>
          <table:table-cell table:formula="of:=299792458/([.A595]*1000000)" office:value-type="float" office:value="0.485887290113452" calcext:value-type="float">
            <text:p>0.485887290113452</text:p>
          </table:table-cell>
          <table:table-cell table:formula="of:=(1/3)*[.B595]" office:value-type="float" office:value="0.161962430037817" calcext:value-type="float">
            <text:p>0.161962430037817</text:p>
          </table:table-cell>
          <table:table-cell table:formula="of:=4*[.C595]" office:value-type="float" office:value="0.647849720151269" calcext:value-type="float">
            <text:p>0.647849720151269</text:p>
          </table:table-cell>
          <table:table-cell table:formula="of:=[.D595]/6" office:value-type="float" office:value="0.107974953358545" calcext:value-type="float">
            <text:p>0.107974953358545</text:p>
          </table:table-cell>
          <table:table-cell table:formula="of:=[.E595]*2" office:value-type="float" office:value="0.21594990671709" calcext:value-type="float">
            <text:p>0.21594990671709</text:p>
          </table:table-cell>
          <table:table-cell table:formula="of:=[.E595]*39.3701" office:value-type="float" office:value="4.25098471122125" calcext:value-type="float">
            <text:p>4.25098471122125</text:p>
          </table:table-cell>
          <table:table-cell table:formula="of:=[.F595]*39.3701" office:value-type="float" office:value="8.5019694224425" calcext:value-type="float">
            <text:p>8.5019694224425</text:p>
          </table:table-cell>
        </table:table-row>
        <table:table-row table:style-name="ro1">
          <table:table-cell table:formula="of:=[.A595]+1" office:value-type="float" office:value="618" calcext:value-type="float">
            <text:p>618</text:p>
          </table:table-cell>
          <table:table-cell table:formula="of:=299792458/([.A596]*1000000)" office:value-type="float" office:value="0.485101064724919" calcext:value-type="float">
            <text:p>0.485101064724919</text:p>
          </table:table-cell>
          <table:table-cell table:formula="of:=(1/3)*[.B596]" office:value-type="float" office:value="0.161700354908306" calcext:value-type="float">
            <text:p>0.161700354908306</text:p>
          </table:table-cell>
          <table:table-cell table:formula="of:=4*[.C596]" office:value-type="float" office:value="0.646801419633225" calcext:value-type="float">
            <text:p>0.646801419633225</text:p>
          </table:table-cell>
          <table:table-cell table:formula="of:=[.D596]/6" office:value-type="float" office:value="0.107800236605538" calcext:value-type="float">
            <text:p>0.107800236605538</text:p>
          </table:table-cell>
          <table:table-cell table:formula="of:=[.E596]*2" office:value-type="float" office:value="0.215600473211075" calcext:value-type="float">
            <text:p>0.215600473211075</text:p>
          </table:table-cell>
          <table:table-cell table:formula="of:=[.E596]*39.3701" office:value-type="float" office:value="4.24410609518367" calcext:value-type="float">
            <text:p>4.24410609518367</text:p>
          </table:table-cell>
          <table:table-cell table:formula="of:=[.F596]*39.3701" office:value-type="float" office:value="8.48821219036735" calcext:value-type="float">
            <text:p>8.48821219036735</text:p>
          </table:table-cell>
        </table:table-row>
        <table:table-row table:style-name="ro1">
          <table:table-cell table:formula="of:=[.A596]+1" office:value-type="float" office:value="619" calcext:value-type="float">
            <text:p>619</text:p>
          </table:table-cell>
          <table:table-cell table:formula="of:=299792458/([.A597]*1000000)" office:value-type="float" office:value="0.484317379644588" calcext:value-type="float">
            <text:p>0.484317379644588</text:p>
          </table:table-cell>
          <table:table-cell table:formula="of:=(1/3)*[.B597]" office:value-type="float" office:value="0.161439126548196" calcext:value-type="float">
            <text:p>0.161439126548196</text:p>
          </table:table-cell>
          <table:table-cell table:formula="of:=4*[.C597]" office:value-type="float" office:value="0.645756506192784" calcext:value-type="float">
            <text:p>0.645756506192784</text:p>
          </table:table-cell>
          <table:table-cell table:formula="of:=[.D597]/6" office:value-type="float" office:value="0.107626084365464" calcext:value-type="float">
            <text:p>0.107626084365464</text:p>
          </table:table-cell>
          <table:table-cell table:formula="of:=[.E597]*2" office:value-type="float" office:value="0.215252168730928" calcext:value-type="float">
            <text:p>0.215252168730928</text:p>
          </table:table-cell>
          <table:table-cell table:formula="of:=[.E597]*39.3701" office:value-type="float" office:value="4.23724970407675" calcext:value-type="float">
            <text:p>4.23724970407675</text:p>
          </table:table-cell>
          <table:table-cell table:formula="of:=[.F597]*39.3701" office:value-type="float" office:value="8.47449940815351" calcext:value-type="float">
            <text:p>8.47449940815351</text:p>
          </table:table-cell>
        </table:table-row>
        <table:table-row table:style-name="ro1">
          <table:table-cell table:formula="of:=[.A597]+1" office:value-type="float" office:value="620" calcext:value-type="float">
            <text:p>620</text:p>
          </table:table-cell>
          <table:table-cell table:formula="of:=299792458/([.A598]*1000000)" office:value-type="float" office:value="0.483536222580645" calcext:value-type="float">
            <text:p>0.483536222580645</text:p>
          </table:table-cell>
          <table:table-cell table:formula="of:=(1/3)*[.B598]" office:value-type="float" office:value="0.161178740860215" calcext:value-type="float">
            <text:p>0.161178740860215</text:p>
          </table:table-cell>
          <table:table-cell table:formula="of:=4*[.C598]" office:value-type="float" office:value="0.64471496344086" calcext:value-type="float">
            <text:p>0.64471496344086</text:p>
          </table:table-cell>
          <table:table-cell table:formula="of:=[.D598]/6" office:value-type="float" office:value="0.10745249390681" calcext:value-type="float">
            <text:p>0.10745249390681</text:p>
          </table:table-cell>
          <table:table-cell table:formula="of:=[.E598]*2" office:value-type="float" office:value="0.21490498781362" calcext:value-type="float">
            <text:p>0.21490498781362</text:p>
          </table:table-cell>
          <table:table-cell table:formula="of:=[.E598]*39.3701" office:value-type="float" office:value="4.2304154303605" calcext:value-type="float">
            <text:p>4.2304154303605</text:p>
          </table:table-cell>
          <table:table-cell table:formula="of:=[.F598]*39.3701" office:value-type="float" office:value="8.460830860721" calcext:value-type="float">
            <text:p>8.460830860721</text:p>
          </table:table-cell>
        </table:table-row>
        <table:table-row table:style-name="ro1">
          <table:table-cell table:formula="of:=[.A598]+1" office:value-type="float" office:value="621" calcext:value-type="float">
            <text:p>621</text:p>
          </table:table-cell>
          <table:table-cell table:formula="of:=299792458/([.A599]*1000000)" office:value-type="float" office:value="0.482757581320451" calcext:value-type="float">
            <text:p>0.482757581320451</text:p>
          </table:table-cell>
          <table:table-cell table:formula="of:=(1/3)*[.B599]" office:value-type="float" office:value="0.160919193773484" calcext:value-type="float">
            <text:p>0.160919193773484</text:p>
          </table:table-cell>
          <table:table-cell table:formula="of:=4*[.C599]" office:value-type="float" office:value="0.643676775093935" calcext:value-type="float">
            <text:p>0.643676775093935</text:p>
          </table:table-cell>
          <table:table-cell table:formula="of:=[.D599]/6" office:value-type="float" office:value="0.107279462515656" calcext:value-type="float">
            <text:p>0.107279462515656</text:p>
          </table:table-cell>
          <table:table-cell table:formula="of:=[.E599]*2" office:value-type="float" office:value="0.214558925031311" calcext:value-type="float">
            <text:p>0.214558925031311</text:p>
          </table:table-cell>
          <table:table-cell table:formula="of:=[.E599]*39.3701" office:value-type="float" office:value="4.22360316718762" calcext:value-type="float">
            <text:p>4.22360316718762</text:p>
          </table:table-cell>
          <table:table-cell table:formula="of:=[.F599]*39.3701" office:value-type="float" office:value="8.44720633437524" calcext:value-type="float">
            <text:p>8.44720633437524</text:p>
          </table:table-cell>
        </table:table-row>
        <table:table-row table:style-name="ro1">
          <table:table-cell table:formula="of:=[.A599]+1" office:value-type="float" office:value="622" calcext:value-type="float">
            <text:p>622</text:p>
          </table:table-cell>
          <table:table-cell table:formula="of:=299792458/([.A600]*1000000)" office:value-type="float" office:value="0.481981443729904" calcext:value-type="float">
            <text:p>0.481981443729904</text:p>
          </table:table-cell>
          <table:table-cell table:formula="of:=(1/3)*[.B600]" office:value-type="float" office:value="0.160660481243301" calcext:value-type="float">
            <text:p>0.160660481243301</text:p>
          </table:table-cell>
          <table:table-cell table:formula="of:=4*[.C600]" office:value-type="float" office:value="0.642641924973205" calcext:value-type="float">
            <text:p>0.642641924973205</text:p>
          </table:table-cell>
          <table:table-cell table:formula="of:=[.D600]/6" office:value-type="float" office:value="0.107106987495534" calcext:value-type="float">
            <text:p>0.107106987495534</text:p>
          </table:table-cell>
          <table:table-cell table:formula="of:=[.E600]*2" office:value-type="float" office:value="0.214213974991068" calcext:value-type="float">
            <text:p>0.214213974991068</text:p>
          </table:table-cell>
          <table:table-cell table:formula="of:=[.E600]*39.3701" office:value-type="float" office:value="4.21681280839793" calcext:value-type="float">
            <text:p>4.21681280839793</text:p>
          </table:table-cell>
          <table:table-cell table:formula="of:=[.F600]*39.3701" office:value-type="float" office:value="8.43362561679586" calcext:value-type="float">
            <text:p>8.43362561679586</text:p>
          </table:table-cell>
        </table:table-row>
        <table:table-row table:style-name="ro1">
          <table:table-cell table:formula="of:=[.A600]+1" office:value-type="float" office:value="623" calcext:value-type="float">
            <text:p>623</text:p>
          </table:table-cell>
          <table:table-cell table:formula="of:=299792458/([.A601]*1000000)" office:value-type="float" office:value="0.481207797752809" calcext:value-type="float">
            <text:p>0.481207797752809</text:p>
          </table:table-cell>
          <table:table-cell table:formula="of:=(1/3)*[.B601]" office:value-type="float" office:value="0.160402599250936" calcext:value-type="float">
            <text:p>0.160402599250936</text:p>
          </table:table-cell>
          <table:table-cell table:formula="of:=4*[.C601]" office:value-type="float" office:value="0.641610397003745" calcext:value-type="float">
            <text:p>0.641610397003745</text:p>
          </table:table-cell>
          <table:table-cell table:formula="of:=[.D601]/6" office:value-type="float" office:value="0.106935066167291" calcext:value-type="float">
            <text:p>0.106935066167291</text:p>
          </table:table-cell>
          <table:table-cell table:formula="of:=[.E601]*2" office:value-type="float" office:value="0.213870132334582" calcext:value-type="float">
            <text:p>0.213870132334582</text:p>
          </table:table-cell>
          <table:table-cell table:formula="of:=[.E601]*39.3701" office:value-type="float" office:value="4.21004424851286" calcext:value-type="float">
            <text:p>4.21004424851286</text:p>
          </table:table-cell>
          <table:table-cell table:formula="of:=[.F601]*39.3701" office:value-type="float" office:value="8.42008849702572" calcext:value-type="float">
            <text:p>8.42008849702572</text:p>
          </table:table-cell>
        </table:table-row>
        <table:table-row table:style-name="ro1">
          <table:table-cell table:formula="of:=[.A601]+1" office:value-type="float" office:value="624" calcext:value-type="float">
            <text:p>624</text:p>
          </table:table-cell>
          <table:table-cell table:formula="of:=299792458/([.A602]*1000000)" office:value-type="float" office:value="0.480436631410256" calcext:value-type="float">
            <text:p>0.480436631410256</text:p>
          </table:table-cell>
          <table:table-cell table:formula="of:=(1/3)*[.B602]" office:value-type="float" office:value="0.160145543803419" calcext:value-type="float">
            <text:p>0.160145543803419</text:p>
          </table:table-cell>
          <table:table-cell table:formula="of:=4*[.C602]" office:value-type="float" office:value="0.640582175213675" calcext:value-type="float">
            <text:p>0.640582175213675</text:p>
          </table:table-cell>
          <table:table-cell table:formula="of:=[.D602]/6" office:value-type="float" office:value="0.106763695868946" calcext:value-type="float">
            <text:p>0.106763695868946</text:p>
          </table:table-cell>
          <table:table-cell table:formula="of:=[.E602]*2" office:value-type="float" office:value="0.213527391737892" calcext:value-type="float">
            <text:p>0.213527391737892</text:p>
          </table:table-cell>
          <table:table-cell table:formula="of:=[.E602]*39.3701" office:value-type="float" office:value="4.20329738272999" calcext:value-type="float">
            <text:p>4.20329738272999</text:p>
          </table:table-cell>
          <table:table-cell table:formula="of:=[.F602]*39.3701" office:value-type="float" office:value="8.40659476545997" calcext:value-type="float">
            <text:p>8.40659476545997</text:p>
          </table:table-cell>
        </table:table-row>
        <table:table-row table:style-name="ro1">
          <table:table-cell table:formula="of:=[.A602]+1" office:value-type="float" office:value="625" calcext:value-type="float">
            <text:p>625</text:p>
          </table:table-cell>
          <table:table-cell table:formula="of:=299792458/([.A603]*1000000)" office:value-type="float" office:value="0.4796679328" calcext:value-type="float">
            <text:p>0.4796679328</text:p>
          </table:table-cell>
          <table:table-cell table:formula="of:=(1/3)*[.B603]" office:value-type="float" office:value="0.159889310933333" calcext:value-type="float">
            <text:p>0.159889310933333</text:p>
          </table:table-cell>
          <table:table-cell table:formula="of:=4*[.C603]" office:value-type="float" office:value="0.639557243733333" calcext:value-type="float">
            <text:p>0.639557243733333</text:p>
          </table:table-cell>
          <table:table-cell table:formula="of:=[.D603]/6" office:value-type="float" office:value="0.106592873955556" calcext:value-type="float">
            <text:p>0.106592873955556</text:p>
          </table:table-cell>
          <table:table-cell table:formula="of:=[.E603]*2" office:value-type="float" office:value="0.213185747911111" calcext:value-type="float">
            <text:p>0.213185747911111</text:p>
          </table:table-cell>
          <table:table-cell table:formula="of:=[.E603]*39.3701" office:value-type="float" office:value="4.19657210691762" calcext:value-type="float">
            <text:p>4.19657210691762</text:p>
          </table:table-cell>
          <table:table-cell table:formula="of:=[.F603]*39.3701" office:value-type="float" office:value="8.39314421383524" calcext:value-type="float">
            <text:p>8.39314421383524</text:p>
          </table:table-cell>
        </table:table-row>
        <table:table-row table:style-name="ro1">
          <table:table-cell table:formula="of:=[.A603]+1" office:value-type="float" office:value="626" calcext:value-type="float">
            <text:p>626</text:p>
          </table:table-cell>
          <table:table-cell table:formula="of:=299792458/([.A604]*1000000)" office:value-type="float" office:value="0.478901690095847" calcext:value-type="float">
            <text:p>0.478901690095847</text:p>
          </table:table-cell>
          <table:table-cell table:formula="of:=(1/3)*[.B604]" office:value-type="float" office:value="0.159633896698616" calcext:value-type="float">
            <text:p>0.159633896698616</text:p>
          </table:table-cell>
          <table:table-cell table:formula="of:=4*[.C604]" office:value-type="float" office:value="0.638535586794462" calcext:value-type="float">
            <text:p>0.638535586794462</text:p>
          </table:table-cell>
          <table:table-cell table:formula="of:=[.D604]/6" office:value-type="float" office:value="0.106422597799077" calcext:value-type="float">
            <text:p>0.106422597799077</text:p>
          </table:table-cell>
          <table:table-cell table:formula="of:=[.E604]*2" office:value-type="float" office:value="0.212845195598154" calcext:value-type="float">
            <text:p>0.212845195598154</text:p>
          </table:table-cell>
          <table:table-cell table:formula="of:=[.E604]*39.3701" office:value-type="float" office:value="4.18986831760944" calcext:value-type="float">
            <text:p>4.18986831760944</text:p>
          </table:table-cell>
          <table:table-cell table:formula="of:=[.F604]*39.3701" office:value-type="float" office:value="8.37973663521889" calcext:value-type="float">
            <text:p>8.37973663521889</text:p>
          </table:table-cell>
        </table:table-row>
        <table:table-row table:style-name="ro1">
          <table:table-cell table:formula="of:=[.A604]+1" office:value-type="float" office:value="627" calcext:value-type="float">
            <text:p>627</text:p>
          </table:table-cell>
          <table:table-cell table:formula="of:=299792458/([.A605]*1000000)" office:value-type="float" office:value="0.478137891547049" calcext:value-type="float">
            <text:p>0.478137891547049</text:p>
          </table:table-cell>
          <table:table-cell table:formula="of:=(1/3)*[.B605]" office:value-type="float" office:value="0.15937929718235" calcext:value-type="float">
            <text:p>0.15937929718235</text:p>
          </table:table-cell>
          <table:table-cell table:formula="of:=4*[.C605]" office:value-type="float" office:value="0.637517188729399" calcext:value-type="float">
            <text:p>0.637517188729399</text:p>
          </table:table-cell>
          <table:table-cell table:formula="of:=[.D605]/6" office:value-type="float" office:value="0.106252864788233" calcext:value-type="float">
            <text:p>0.106252864788233</text:p>
          </table:table-cell>
          <table:table-cell table:formula="of:=[.E605]*2" office:value-type="float" office:value="0.212505729576466" calcext:value-type="float">
            <text:p>0.212505729576466</text:p>
          </table:table-cell>
          <table:table-cell table:formula="of:=[.E605]*39.3701" office:value-type="float" office:value="4.18318591199922" calcext:value-type="float">
            <text:p>4.18318591199922</text:p>
          </table:table-cell>
          <table:table-cell table:formula="of:=[.F605]*39.3701" office:value-type="float" office:value="8.36637182399844" calcext:value-type="float">
            <text:p>8.36637182399844</text:p>
          </table:table-cell>
        </table:table-row>
        <table:table-row table:style-name="ro1">
          <table:table-cell table:formula="of:=[.A605]+1" office:value-type="float" office:value="628" calcext:value-type="float">
            <text:p>628</text:p>
          </table:table-cell>
          <table:table-cell table:formula="of:=299792458/([.A606]*1000000)" office:value-type="float" office:value="0.477376525477707" calcext:value-type="float">
            <text:p>0.477376525477707</text:p>
          </table:table-cell>
          <table:table-cell table:formula="of:=(1/3)*[.B606]" office:value-type="float" office:value="0.159125508492569" calcext:value-type="float">
            <text:p>0.159125508492569</text:p>
          </table:table-cell>
          <table:table-cell table:formula="of:=4*[.C606]" office:value-type="float" office:value="0.636502033970276" calcext:value-type="float">
            <text:p>0.636502033970276</text:p>
          </table:table-cell>
          <table:table-cell table:formula="of:=[.D606]/6" office:value-type="float" office:value="0.106083672328379" calcext:value-type="float">
            <text:p>0.106083672328379</text:p>
          </table:table-cell>
          <table:table-cell table:formula="of:=[.E606]*2" office:value-type="float" office:value="0.212167344656759" calcext:value-type="float">
            <text:p>0.212167344656759</text:p>
          </table:table-cell>
          <table:table-cell table:formula="of:=[.E606]*39.3701" office:value-type="float" office:value="4.17652478793553" calcext:value-type="float">
            <text:p>4.17652478793553</text:p>
          </table:table-cell>
          <table:table-cell table:formula="of:=[.F606]*39.3701" office:value-type="float" office:value="8.35304957587105" calcext:value-type="float">
            <text:p>8.35304957587105</text:p>
          </table:table-cell>
        </table:table-row>
        <table:table-row table:style-name="ro1">
          <table:table-cell table:formula="of:=[.A606]+1" office:value-type="float" office:value="629" calcext:value-type="float">
            <text:p>629</text:p>
          </table:table-cell>
          <table:table-cell table:formula="of:=299792458/([.A607]*1000000)" office:value-type="float" office:value="0.476617580286169" calcext:value-type="float">
            <text:p>0.476617580286169</text:p>
          </table:table-cell>
          <table:table-cell table:formula="of:=(1/3)*[.B607]" office:value-type="float" office:value="0.158872526762056" calcext:value-type="float">
            <text:p>0.158872526762056</text:p>
          </table:table-cell>
          <table:table-cell table:formula="of:=4*[.C607]" office:value-type="float" office:value="0.635490107048225" calcext:value-type="float">
            <text:p>0.635490107048225</text:p>
          </table:table-cell>
          <table:table-cell table:formula="of:=[.D607]/6" office:value-type="float" office:value="0.105915017841371" calcext:value-type="float">
            <text:p>0.105915017841371</text:p>
          </table:table-cell>
          <table:table-cell table:formula="of:=[.E607]*2" office:value-type="float" office:value="0.211830035682742" calcext:value-type="float">
            <text:p>0.211830035682742</text:p>
          </table:table-cell>
          <table:table-cell table:formula="of:=[.E607]*39.3701" office:value-type="float" office:value="4.16988484391655" calcext:value-type="float">
            <text:p>4.16988484391655</text:p>
          </table:table-cell>
          <table:table-cell table:formula="of:=[.F607]*39.3701" office:value-type="float" office:value="8.3397696878331" calcext:value-type="float">
            <text:p>8.3397696878331</text:p>
          </table:table-cell>
        </table:table-row>
        <table:table-row table:style-name="ro1">
          <table:table-cell table:formula="of:=[.A607]+1" office:value-type="float" office:value="630" calcext:value-type="float">
            <text:p>630</text:p>
          </table:table-cell>
          <table:table-cell table:formula="of:=299792458/([.A608]*1000000)" office:value-type="float" office:value="0.475861044444444" calcext:value-type="float">
            <text:p>0.475861044444444</text:p>
          </table:table-cell>
          <table:table-cell table:formula="of:=(1/3)*[.B608]" office:value-type="float" office:value="0.158620348148148" calcext:value-type="float">
            <text:p>0.158620348148148</text:p>
          </table:table-cell>
          <table:table-cell table:formula="of:=4*[.C608]" office:value-type="float" office:value="0.634481392592592" calcext:value-type="float">
            <text:p>0.634481392592592</text:p>
          </table:table-cell>
          <table:table-cell table:formula="of:=[.D608]/6" office:value-type="float" office:value="0.105746898765432" calcext:value-type="float">
            <text:p>0.105746898765432</text:p>
          </table:table-cell>
          <table:table-cell table:formula="of:=[.E608]*2" office:value-type="float" office:value="0.211493797530864" calcext:value-type="float">
            <text:p>0.211493797530864</text:p>
          </table:table-cell>
          <table:table-cell table:formula="of:=[.E608]*39.3701" office:value-type="float" office:value="4.16326597908494" calcext:value-type="float">
            <text:p>4.16326597908494</text:p>
          </table:table-cell>
          <table:table-cell table:formula="of:=[.F608]*39.3701" office:value-type="float" office:value="8.32653195816988" calcext:value-type="float">
            <text:p>8.32653195816988</text:p>
          </table:table-cell>
        </table:table-row>
        <table:table-row table:style-name="ro1">
          <table:table-cell table:formula="of:=[.A608]+1" office:value-type="float" office:value="631" calcext:value-type="float">
            <text:p>631</text:p>
          </table:table-cell>
          <table:table-cell table:formula="of:=299792458/([.A609]*1000000)" office:value-type="float" office:value="0.475106906497623" calcext:value-type="float">
            <text:p>0.475106906497623</text:p>
          </table:table-cell>
          <table:table-cell table:formula="of:=(1/3)*[.B609]" office:value-type="float" office:value="0.158368968832541" calcext:value-type="float">
            <text:p>0.158368968832541</text:p>
          </table:table-cell>
          <table:table-cell table:formula="of:=4*[.C609]" office:value-type="float" office:value="0.633475875330164" calcext:value-type="float">
            <text:p>0.633475875330164</text:p>
          </table:table-cell>
          <table:table-cell table:formula="of:=[.D609]/6" office:value-type="float" office:value="0.105579312555027" calcext:value-type="float">
            <text:p>0.105579312555027</text:p>
          </table:table-cell>
          <table:table-cell table:formula="of:=[.E609]*2" office:value-type="float" office:value="0.211158625110055" calcext:value-type="float">
            <text:p>0.211158625110055</text:p>
          </table:table-cell>
          <table:table-cell table:formula="of:=[.E609]*39.3701" office:value-type="float" office:value="4.15666809322268" calcext:value-type="float">
            <text:p>4.15666809322268</text:p>
          </table:table-cell>
          <table:table-cell table:formula="of:=[.F609]*39.3701" office:value-type="float" office:value="8.31333618644536" calcext:value-type="float">
            <text:p>8.31333618644536</text:p>
          </table:table-cell>
        </table:table-row>
        <table:table-row table:style-name="ro1">
          <table:table-cell table:formula="of:=[.A609]+1" office:value-type="float" office:value="632" calcext:value-type="float">
            <text:p>632</text:p>
          </table:table-cell>
          <table:table-cell table:formula="of:=299792458/([.A610]*1000000)" office:value-type="float" office:value="0.474355155063291" calcext:value-type="float">
            <text:p>0.474355155063291</text:p>
          </table:table-cell>
          <table:table-cell table:formula="of:=(1/3)*[.B610]" office:value-type="float" office:value="0.158118385021097" calcext:value-type="float">
            <text:p>0.158118385021097</text:p>
          </table:table-cell>
          <table:table-cell table:formula="of:=4*[.C610]" office:value-type="float" office:value="0.632473540084388" calcext:value-type="float">
            <text:p>0.632473540084388</text:p>
          </table:table-cell>
          <table:table-cell table:formula="of:=[.D610]/6" office:value-type="float" office:value="0.105412256680731" calcext:value-type="float">
            <text:p>0.105412256680731</text:p>
          </table:table-cell>
          <table:table-cell table:formula="of:=[.E610]*2" office:value-type="float" office:value="0.210824513361463" calcext:value-type="float">
            <text:p>0.210824513361463</text:p>
          </table:table-cell>
          <table:table-cell table:formula="of:=[.E610]*39.3701" office:value-type="float" office:value="4.15009108674606" calcext:value-type="float">
            <text:p>4.15009108674606</text:p>
          </table:table-cell>
          <table:table-cell table:formula="of:=[.F610]*39.3701" office:value-type="float" office:value="8.30018217349212" calcext:value-type="float">
            <text:p>8.30018217349212</text:p>
          </table:table-cell>
        </table:table-row>
        <table:table-row table:style-name="ro1">
          <table:table-cell table:formula="of:=[.A610]+1" office:value-type="float" office:value="633" calcext:value-type="float">
            <text:p>633</text:p>
          </table:table-cell>
          <table:table-cell table:formula="of:=299792458/([.A611]*1000000)" office:value-type="float" office:value="0.473605778830964" calcext:value-type="float">
            <text:p>0.473605778830964</text:p>
          </table:table-cell>
          <table:table-cell table:formula="of:=(1/3)*[.B611]" office:value-type="float" office:value="0.157868592943655" calcext:value-type="float">
            <text:p>0.157868592943655</text:p>
          </table:table-cell>
          <table:table-cell table:formula="of:=4*[.C611]" office:value-type="float" office:value="0.631474371774618" calcext:value-type="float">
            <text:p>0.631474371774618</text:p>
          </table:table-cell>
          <table:table-cell table:formula="of:=[.D611]/6" office:value-type="float" office:value="0.105245728629103" calcext:value-type="float">
            <text:p>0.105245728629103</text:p>
          </table:table-cell>
          <table:table-cell table:formula="of:=[.E611]*2" office:value-type="float" office:value="0.210491457258206" calcext:value-type="float">
            <text:p>0.210491457258206</text:p>
          </table:table-cell>
          <table:table-cell table:formula="of:=[.E611]*39.3701" office:value-type="float" office:value="4.14353486070065" calcext:value-type="float">
            <text:p>4.14353486070065</text:p>
          </table:table-cell>
          <table:table-cell table:formula="of:=[.F611]*39.3701" office:value-type="float" office:value="8.2870697214013" calcext:value-type="float">
            <text:p>8.2870697214013</text:p>
          </table:table-cell>
        </table:table-row>
        <table:table-row table:style-name="ro1">
          <table:table-cell table:formula="of:=[.A611]+1" office:value-type="float" office:value="634" calcext:value-type="float">
            <text:p>634</text:p>
          </table:table-cell>
          <table:table-cell table:formula="of:=299792458/([.A612]*1000000)" office:value-type="float" office:value="0.472858766561514" calcext:value-type="float">
            <text:p>0.472858766561514</text:p>
          </table:table-cell>
          <table:table-cell table:formula="of:=(1/3)*[.B612]" office:value-type="float" office:value="0.157619588853838" calcext:value-type="float">
            <text:p>0.157619588853838</text:p>
          </table:table-cell>
          <table:table-cell table:formula="of:=4*[.C612]" office:value-type="float" office:value="0.630478355415352" calcext:value-type="float">
            <text:p>0.630478355415352</text:p>
          </table:table-cell>
          <table:table-cell table:formula="of:=[.D612]/6" office:value-type="float" office:value="0.105079725902559" calcext:value-type="float">
            <text:p>0.105079725902559</text:p>
          </table:table-cell>
          <table:table-cell table:formula="of:=[.E612]*2" office:value-type="float" office:value="0.210159451805117" calcext:value-type="float">
            <text:p>0.210159451805117</text:p>
          </table:table-cell>
          <table:table-cell table:formula="of:=[.E612]*39.3701" office:value-type="float" office:value="4.13699931675633" calcext:value-type="float">
            <text:p>4.13699931675633</text:p>
          </table:table-cell>
          <table:table-cell table:formula="of:=[.F612]*39.3701" office:value-type="float" office:value="8.27399863351265" calcext:value-type="float">
            <text:p>8.27399863351265</text:p>
          </table:table-cell>
        </table:table-row>
        <table:table-row table:style-name="ro1">
          <table:table-cell table:formula="of:=[.A612]+1" office:value-type="float" office:value="635" calcext:value-type="float">
            <text:p>635</text:p>
          </table:table-cell>
          <table:table-cell table:formula="of:=299792458/([.A613]*1000000)" office:value-type="float" office:value="0.472114107086614" calcext:value-type="float">
            <text:p>0.472114107086614</text:p>
          </table:table-cell>
          <table:table-cell table:formula="of:=(1/3)*[.B613]" office:value-type="float" office:value="0.157371369028871" calcext:value-type="float">
            <text:p>0.157371369028871</text:p>
          </table:table-cell>
          <table:table-cell table:formula="of:=4*[.C613]" office:value-type="float" office:value="0.629485476115486" calcext:value-type="float">
            <text:p>0.629485476115486</text:p>
          </table:table-cell>
          <table:table-cell table:formula="of:=[.D613]/6" office:value-type="float" office:value="0.104914246019248" calcext:value-type="float">
            <text:p>0.104914246019248</text:p>
          </table:table-cell>
          <table:table-cell table:formula="of:=[.E613]*2" office:value-type="float" office:value="0.209828492038495" calcext:value-type="float">
            <text:p>0.209828492038495</text:p>
          </table:table-cell>
          <table:table-cell table:formula="of:=[.E613]*39.3701" office:value-type="float" office:value="4.13048435720238" calcext:value-type="float">
            <text:p>4.13048435720238</text:p>
          </table:table-cell>
          <table:table-cell table:formula="of:=[.F613]*39.3701" office:value-type="float" office:value="8.26096871440476" calcext:value-type="float">
            <text:p>8.26096871440476</text:p>
          </table:table-cell>
        </table:table-row>
        <table:table-row table:style-name="ro1">
          <table:table-cell table:formula="of:=[.A613]+1" office:value-type="float" office:value="636" calcext:value-type="float">
            <text:p>636</text:p>
          </table:table-cell>
          <table:table-cell table:formula="of:=299792458/([.A614]*1000000)" office:value-type="float" office:value="0.471371789308176" calcext:value-type="float">
            <text:p>0.471371789308176</text:p>
          </table:table-cell>
          <table:table-cell table:formula="of:=(1/3)*[.B614]" office:value-type="float" office:value="0.157123929769392" calcext:value-type="float">
            <text:p>0.157123929769392</text:p>
          </table:table-cell>
          <table:table-cell table:formula="of:=4*[.C614]" office:value-type="float" office:value="0.628495719077568" calcext:value-type="float">
            <text:p>0.628495719077568</text:p>
          </table:table-cell>
          <table:table-cell table:formula="of:=[.D614]/6" office:value-type="float" office:value="0.104749286512928" calcext:value-type="float">
            <text:p>0.104749286512928</text:p>
          </table:table-cell>
          <table:table-cell table:formula="of:=[.E614]*2" office:value-type="float" office:value="0.209498573025856" calcext:value-type="float">
            <text:p>0.209498573025856</text:p>
          </table:table-cell>
          <table:table-cell table:formula="of:=[.E614]*39.3701" office:value-type="float" office:value="4.12398988494263" calcext:value-type="float">
            <text:p>4.12398988494263</text:p>
          </table:table-cell>
          <table:table-cell table:formula="of:=[.F614]*39.3701" office:value-type="float" office:value="8.24797976988526" calcext:value-type="float">
            <text:p>8.24797976988526</text:p>
          </table:table-cell>
        </table:table-row>
        <table:table-row table:style-name="ro1">
          <table:table-cell table:formula="of:=[.A614]+1" office:value-type="float" office:value="637" calcext:value-type="float">
            <text:p>637</text:p>
          </table:table-cell>
          <table:table-cell table:formula="of:=299792458/([.A615]*1000000)" office:value-type="float" office:value="0.470631802197802" calcext:value-type="float">
            <text:p>0.470631802197802</text:p>
          </table:table-cell>
          <table:table-cell table:formula="of:=(1/3)*[.B615]" office:value-type="float" office:value="0.156877267399267" calcext:value-type="float">
            <text:p>0.156877267399267</text:p>
          </table:table-cell>
          <table:table-cell table:formula="of:=4*[.C615]" office:value-type="float" office:value="0.62750906959707" calcext:value-type="float">
            <text:p>0.62750906959707</text:p>
          </table:table-cell>
          <table:table-cell table:formula="of:=[.D615]/6" office:value-type="float" office:value="0.104584844932845" calcext:value-type="float">
            <text:p>0.104584844932845</text:p>
          </table:table-cell>
          <table:table-cell table:formula="of:=[.E615]*2" office:value-type="float" office:value="0.20916968986569" calcext:value-type="float">
            <text:p>0.20916968986569</text:p>
          </table:table-cell>
          <table:table-cell table:formula="of:=[.E615]*39.3701" office:value-type="float" office:value="4.1175158034906" calcext:value-type="float">
            <text:p>4.1175158034906</text:p>
          </table:table-cell>
          <table:table-cell table:formula="of:=[.F615]*39.3701" office:value-type="float" office:value="8.2350316069812" calcext:value-type="float">
            <text:p>8.2350316069812</text:p>
          </table:table-cell>
        </table:table-row>
        <table:table-row table:style-name="ro1">
          <table:table-cell table:formula="of:=[.A615]+1" office:value-type="float" office:value="638" calcext:value-type="float">
            <text:p>638</text:p>
          </table:table-cell>
          <table:table-cell table:formula="of:=299792458/([.A616]*1000000)" office:value-type="float" office:value="0.469894134796238" calcext:value-type="float">
            <text:p>0.469894134796238</text:p>
          </table:table-cell>
          <table:table-cell table:formula="of:=(1/3)*[.B616]" office:value-type="float" office:value="0.156631378265413" calcext:value-type="float">
            <text:p>0.156631378265413</text:p>
          </table:table-cell>
          <table:table-cell table:formula="of:=4*[.C616]" office:value-type="float" office:value="0.626525513061651" calcext:value-type="float">
            <text:p>0.626525513061651</text:p>
          </table:table-cell>
          <table:table-cell table:formula="of:=[.D616]/6" office:value-type="float" office:value="0.104420918843609" calcext:value-type="float">
            <text:p>0.104420918843609</text:p>
          </table:table-cell>
          <table:table-cell table:formula="of:=[.E616]*2" office:value-type="float" office:value="0.208841837687217" calcext:value-type="float">
            <text:p>0.208841837687217</text:p>
          </table:table-cell>
          <table:table-cell table:formula="of:=[.E616]*39.3701" office:value-type="float" office:value="4.11106201696475" calcext:value-type="float">
            <text:p>4.11106201696475</text:p>
          </table:table-cell>
          <table:table-cell table:formula="of:=[.F616]*39.3701" office:value-type="float" office:value="8.2221240339295" calcext:value-type="float">
            <text:p>8.2221240339295</text:p>
          </table:table-cell>
        </table:table-row>
        <table:table-row table:style-name="ro1">
          <table:table-cell table:formula="of:=[.A616]+1" office:value-type="float" office:value="639" calcext:value-type="float">
            <text:p>639</text:p>
          </table:table-cell>
          <table:table-cell table:formula="of:=299792458/([.A617]*1000000)" office:value-type="float" office:value="0.469158776212833" calcext:value-type="float">
            <text:p>0.469158776212833</text:p>
          </table:table-cell>
          <table:table-cell table:formula="of:=(1/3)*[.B617]" office:value-type="float" office:value="0.156386258737611" calcext:value-type="float">
            <text:p>0.156386258737611</text:p>
          </table:table-cell>
          <table:table-cell table:formula="of:=4*[.C617]" office:value-type="float" office:value="0.625545034950443" calcext:value-type="float">
            <text:p>0.625545034950443</text:p>
          </table:table-cell>
          <table:table-cell table:formula="of:=[.D617]/6" office:value-type="float" office:value="0.104257505825074" calcext:value-type="float">
            <text:p>0.104257505825074</text:p>
          </table:table-cell>
          <table:table-cell table:formula="of:=[.E617]*2" office:value-type="float" office:value="0.208515011650148" calcext:value-type="float">
            <text:p>0.208515011650148</text:p>
          </table:table-cell>
          <table:table-cell table:formula="of:=[.E617]*39.3701" office:value-type="float" office:value="4.10462843008374" calcext:value-type="float">
            <text:p>4.10462843008374</text:p>
          </table:table-cell>
          <table:table-cell table:formula="of:=[.F617]*39.3701" office:value-type="float" office:value="8.20925686016748" calcext:value-type="float">
            <text:p>8.20925686016748</text:p>
          </table:table-cell>
        </table:table-row>
        <table:table-row table:style-name="ro1">
          <table:table-cell table:formula="of:=[.A617]+1" office:value-type="float" office:value="640" calcext:value-type="float">
            <text:p>640</text:p>
          </table:table-cell>
          <table:table-cell table:formula="of:=299792458/([.A618]*1000000)" office:value-type="float" office:value="0.468425715625" calcext:value-type="float">
            <text:p>0.468425715625</text:p>
          </table:table-cell>
          <table:table-cell table:formula="of:=(1/3)*[.B618]" office:value-type="float" office:value="0.156141905208333" calcext:value-type="float">
            <text:p>0.156141905208333</text:p>
          </table:table-cell>
          <table:table-cell table:formula="of:=4*[.C618]" office:value-type="float" office:value="0.624567620833333" calcext:value-type="float">
            <text:p>0.624567620833333</text:p>
          </table:table-cell>
          <table:table-cell table:formula="of:=[.D618]/6" office:value-type="float" office:value="0.104094603472222" calcext:value-type="float">
            <text:p>0.104094603472222</text:p>
          </table:table-cell>
          <table:table-cell table:formula="of:=[.E618]*2" office:value-type="float" office:value="0.208189206944444" calcext:value-type="float">
            <text:p>0.208189206944444</text:p>
          </table:table-cell>
          <table:table-cell table:formula="of:=[.E618]*39.3701" office:value-type="float" office:value="4.09821494816174" calcext:value-type="float">
            <text:p>4.09821494816174</text:p>
          </table:table-cell>
          <table:table-cell table:formula="of:=[.F618]*39.3701" office:value-type="float" office:value="8.19642989632347" calcext:value-type="float">
            <text:p>8.19642989632347</text:p>
          </table:table-cell>
        </table:table-row>
        <table:table-row table:style-name="ro1">
          <table:table-cell table:formula="of:=[.A618]+1" office:value-type="float" office:value="641" calcext:value-type="float">
            <text:p>641</text:p>
          </table:table-cell>
          <table:table-cell table:formula="of:=299792458/([.A619]*1000000)" office:value-type="float" office:value="0.467694942277691" calcext:value-type="float">
            <text:p>0.467694942277691</text:p>
          </table:table-cell>
          <table:table-cell table:formula="of:=(1/3)*[.B619]" office:value-type="float" office:value="0.155898314092564" calcext:value-type="float">
            <text:p>0.155898314092564</text:p>
          </table:table-cell>
          <table:table-cell table:formula="of:=4*[.C619]" office:value-type="float" office:value="0.623593256370255" calcext:value-type="float">
            <text:p>0.623593256370255</text:p>
          </table:table-cell>
          <table:table-cell table:formula="of:=[.D619]/6" office:value-type="float" office:value="0.103932209395042" calcext:value-type="float">
            <text:p>0.103932209395042</text:p>
          </table:table-cell>
          <table:table-cell table:formula="of:=[.E619]*2" office:value-type="float" office:value="0.207864418790085" calcext:value-type="float">
            <text:p>0.207864418790085</text:p>
          </table:table-cell>
          <table:table-cell table:formula="of:=[.E619]*39.3701" office:value-type="float" office:value="4.09182147710376" calcext:value-type="float">
            <text:p>4.09182147710376</text:p>
          </table:table-cell>
          <table:table-cell table:formula="of:=[.F619]*39.3701" office:value-type="float" office:value="8.18364295420752" calcext:value-type="float">
            <text:p>8.18364295420752</text:p>
          </table:table-cell>
        </table:table-row>
        <table:table-row table:style-name="ro1">
          <table:table-cell table:formula="of:=[.A619]+1" office:value-type="float" office:value="642" calcext:value-type="float">
            <text:p>642</text:p>
          </table:table-cell>
          <table:table-cell table:formula="of:=299792458/([.A620]*1000000)" office:value-type="float" office:value="0.466966445482866" calcext:value-type="float">
            <text:p>0.466966445482866</text:p>
          </table:table-cell>
          <table:table-cell table:formula="of:=(1/3)*[.B620]" office:value-type="float" office:value="0.155655481827622" calcext:value-type="float">
            <text:p>0.155655481827622</text:p>
          </table:table-cell>
          <table:table-cell table:formula="of:=4*[.C620]" office:value-type="float" office:value="0.622621927310488" calcext:value-type="float">
            <text:p>0.622621927310488</text:p>
          </table:table-cell>
          <table:table-cell table:formula="of:=[.D620]/6" office:value-type="float" office:value="0.103770321218415" calcext:value-type="float">
            <text:p>0.103770321218415</text:p>
          </table:table-cell>
          <table:table-cell table:formula="of:=[.E620]*2" office:value-type="float" office:value="0.207540642436829" calcext:value-type="float">
            <text:p>0.207540642436829</text:p>
          </table:table-cell>
          <table:table-cell table:formula="of:=[.E620]*39.3701" office:value-type="float" office:value="4.08544792340111" calcext:value-type="float">
            <text:p>4.08544792340111</text:p>
          </table:table-cell>
          <table:table-cell table:formula="of:=[.F620]*39.3701" office:value-type="float" office:value="8.17089584680222" calcext:value-type="float">
            <text:p>8.17089584680222</text:p>
          </table:table-cell>
        </table:table-row>
        <table:table-row table:style-name="ro1">
          <table:table-cell table:formula="of:=[.A620]+1" office:value-type="float" office:value="643" calcext:value-type="float">
            <text:p>643</text:p>
          </table:table-cell>
          <table:table-cell table:formula="of:=299792458/([.A621]*1000000)" office:value-type="float" office:value="0.466240214618974" calcext:value-type="float">
            <text:p>0.466240214618974</text:p>
          </table:table-cell>
          <table:table-cell table:formula="of:=(1/3)*[.B621]" office:value-type="float" office:value="0.155413404872991" calcext:value-type="float">
            <text:p>0.155413404872991</text:p>
          </table:table-cell>
          <table:table-cell table:formula="of:=4*[.C621]" office:value-type="float" office:value="0.621653619491965" calcext:value-type="float">
            <text:p>0.621653619491965</text:p>
          </table:table-cell>
          <table:table-cell table:formula="of:=[.D621]/6" office:value-type="float" office:value="0.103608936581994" calcext:value-type="float">
            <text:p>0.103608936581994</text:p>
          </table:table-cell>
          <table:table-cell table:formula="of:=[.E621]*2" office:value-type="float" office:value="0.207217873163988" calcext:value-type="float">
            <text:p>0.207217873163988</text:p>
          </table:table-cell>
          <table:table-cell table:formula="of:=[.E621]*39.3701" office:value-type="float" office:value="4.07909419412677" calcext:value-type="float">
            <text:p>4.07909419412677</text:p>
          </table:table-cell>
          <table:table-cell table:formula="of:=[.F621]*39.3701" office:value-type="float" office:value="8.15818838825353" calcext:value-type="float">
            <text:p>8.15818838825353</text:p>
          </table:table-cell>
        </table:table-row>
        <table:table-row table:style-name="ro1">
          <table:table-cell table:formula="of:=[.A621]+1" office:value-type="float" office:value="644" calcext:value-type="float">
            <text:p>644</text:p>
          </table:table-cell>
          <table:table-cell table:formula="of:=299792458/([.A622]*1000000)" office:value-type="float" office:value="0.465516239130435" calcext:value-type="float">
            <text:p>0.465516239130435</text:p>
          </table:table-cell>
          <table:table-cell table:formula="of:=(1/3)*[.B622]" office:value-type="float" office:value="0.155172079710145" calcext:value-type="float">
            <text:p>0.155172079710145</text:p>
          </table:table-cell>
          <table:table-cell table:formula="of:=4*[.C622]" office:value-type="float" office:value="0.62068831884058" calcext:value-type="float">
            <text:p>0.62068831884058</text:p>
          </table:table-cell>
          <table:table-cell table:formula="of:=[.D622]/6" office:value-type="float" office:value="0.103448053140097" calcext:value-type="float">
            <text:p>0.103448053140097</text:p>
          </table:table-cell>
          <table:table-cell table:formula="of:=[.E622]*2" office:value-type="float" office:value="0.206896106280193" calcext:value-type="float">
            <text:p>0.206896106280193</text:p>
          </table:table-cell>
          <table:table-cell table:formula="of:=[.E622]*39.3701" office:value-type="float" office:value="4.07276019693092" calcext:value-type="float">
            <text:p>4.07276019693092</text:p>
          </table:table-cell>
          <table:table-cell table:formula="of:=[.F622]*39.3701" office:value-type="float" office:value="8.14552039386184" calcext:value-type="float">
            <text:p>8.14552039386184</text:p>
          </table:table-cell>
        </table:table-row>
        <table:table-row table:style-name="ro1">
          <table:table-cell table:formula="of:=[.A622]+1" office:value-type="float" office:value="645" calcext:value-type="float">
            <text:p>645</text:p>
          </table:table-cell>
          <table:table-cell table:formula="of:=299792458/([.A623]*1000000)" office:value-type="float" office:value="0.464794508527132" calcext:value-type="float">
            <text:p>0.464794508527132</text:p>
          </table:table-cell>
          <table:table-cell table:formula="of:=(1/3)*[.B623]" office:value-type="float" office:value="0.154931502842377" calcext:value-type="float">
            <text:p>0.154931502842377</text:p>
          </table:table-cell>
          <table:table-cell table:formula="of:=4*[.C623]" office:value-type="float" office:value="0.619726011369509" calcext:value-type="float">
            <text:p>0.619726011369509</text:p>
          </table:table-cell>
          <table:table-cell table:formula="of:=[.D623]/6" office:value-type="float" office:value="0.103287668561585" calcext:value-type="float">
            <text:p>0.103287668561585</text:p>
          </table:table-cell>
          <table:table-cell table:formula="of:=[.E623]*2" office:value-type="float" office:value="0.20657533712317" calcext:value-type="float">
            <text:p>0.20657533712317</text:p>
          </table:table-cell>
          <table:table-cell table:formula="of:=[.E623]*39.3701" office:value-type="float" office:value="4.06644584003645" calcext:value-type="float">
            <text:p>4.06644584003645</text:p>
          </table:table-cell>
          <table:table-cell table:formula="of:=[.F623]*39.3701" office:value-type="float" office:value="8.1328916800729" calcext:value-type="float">
            <text:p>8.1328916800729</text:p>
          </table:table-cell>
        </table:table-row>
        <table:table-row table:style-name="ro1">
          <table:table-cell table:formula="of:=[.A623]+1" office:value-type="float" office:value="646" calcext:value-type="float">
            <text:p>646</text:p>
          </table:table-cell>
          <table:table-cell table:formula="of:=299792458/([.A624]*1000000)" office:value-type="float" office:value="0.464075012383901" calcext:value-type="float">
            <text:p>0.464075012383901</text:p>
          </table:table-cell>
          <table:table-cell table:formula="of:=(1/3)*[.B624]" office:value-type="float" office:value="0.154691670794634" calcext:value-type="float">
            <text:p>0.154691670794634</text:p>
          </table:table-cell>
          <table:table-cell table:formula="of:=4*[.C624]" office:value-type="float" office:value="0.618766683178535" calcext:value-type="float">
            <text:p>0.618766683178535</text:p>
          </table:table-cell>
          <table:table-cell table:formula="of:=[.D624]/6" office:value-type="float" office:value="0.103127780529756" calcext:value-type="float">
            <text:p>0.103127780529756</text:p>
          </table:table-cell>
          <table:table-cell table:formula="of:=[.E624]*2" office:value-type="float" office:value="0.206255561059511" calcext:value-type="float">
            <text:p>0.206255561059511</text:p>
          </table:table-cell>
          <table:table-cell table:formula="of:=[.E624]*39.3701" office:value-type="float" office:value="4.06015103223454" calcext:value-type="float">
            <text:p>4.06015103223454</text:p>
          </table:table-cell>
          <table:table-cell table:formula="of:=[.F624]*39.3701" office:value-type="float" office:value="8.12030206446907" calcext:value-type="float">
            <text:p>8.12030206446907</text:p>
          </table:table-cell>
        </table:table-row>
        <table:table-row table:style-name="ro1">
          <table:table-cell table:formula="of:=[.A624]+1" office:value-type="float" office:value="647" calcext:value-type="float">
            <text:p>647</text:p>
          </table:table-cell>
          <table:table-cell table:formula="of:=299792458/([.A625]*1000000)" office:value-type="float" office:value="0.463357740340031" calcext:value-type="float">
            <text:p>0.463357740340031</text:p>
          </table:table-cell>
          <table:table-cell table:formula="of:=(1/3)*[.B625]" office:value-type="float" office:value="0.154452580113344" calcext:value-type="float">
            <text:p>0.154452580113344</text:p>
          </table:table-cell>
          <table:table-cell table:formula="of:=4*[.C625]" office:value-type="float" office:value="0.617810320453375" calcext:value-type="float">
            <text:p>0.617810320453375</text:p>
          </table:table-cell>
          <table:table-cell table:formula="of:=[.D625]/6" office:value-type="float" office:value="0.102968386742229" calcext:value-type="float">
            <text:p>0.102968386742229</text:p>
          </table:table-cell>
          <table:table-cell table:formula="of:=[.E625]*2" office:value-type="float" office:value="0.205936773484458" calcext:value-type="float">
            <text:p>0.205936773484458</text:p>
          </table:table-cell>
          <table:table-cell table:formula="of:=[.E625]*39.3701" office:value-type="float" office:value="4.05387568288023" calcext:value-type="float">
            <text:p>4.05387568288023</text:p>
          </table:table-cell>
          <table:table-cell table:formula="of:=[.F625]*39.3701" office:value-type="float" office:value="8.10775136576047" calcext:value-type="float">
            <text:p>8.10775136576047</text:p>
          </table:table-cell>
        </table:table-row>
        <table:table-row table:style-name="ro1">
          <table:table-cell table:formula="of:=[.A625]+1" office:value-type="float" office:value="648" calcext:value-type="float">
            <text:p>648</text:p>
          </table:table-cell>
          <table:table-cell table:formula="of:=299792458/([.A626]*1000000)" office:value-type="float" office:value="0.462642682098765" calcext:value-type="float">
            <text:p>0.462642682098765</text:p>
          </table:table-cell>
          <table:table-cell table:formula="of:=(1/3)*[.B626]" office:value-type="float" office:value="0.154214227366255" calcext:value-type="float">
            <text:p>0.154214227366255</text:p>
          </table:table-cell>
          <table:table-cell table:formula="of:=4*[.C626]" office:value-type="float" office:value="0.616856909465021" calcext:value-type="float">
            <text:p>0.616856909465021</text:p>
          </table:table-cell>
          <table:table-cell table:formula="of:=[.D626]/6" office:value-type="float" office:value="0.102809484910837" calcext:value-type="float">
            <text:p>0.102809484910837</text:p>
          </table:table-cell>
          <table:table-cell table:formula="of:=[.E626]*2" office:value-type="float" office:value="0.205618969821673" calcext:value-type="float">
            <text:p>0.205618969821673</text:p>
          </table:table-cell>
          <table:table-cell table:formula="of:=[.E626]*39.3701" office:value-type="float" office:value="4.04761970188813" calcext:value-type="float">
            <text:p>4.04761970188813</text:p>
          </table:table-cell>
          <table:table-cell table:formula="of:=[.F626]*39.3701" office:value-type="float" office:value="8.09523940377627" calcext:value-type="float">
            <text:p>8.09523940377627</text:p>
          </table:table-cell>
        </table:table-row>
        <table:table-row table:style-name="ro1">
          <table:table-cell table:formula="of:=[.A626]+1" office:value-type="float" office:value="649" calcext:value-type="float">
            <text:p>649</text:p>
          </table:table-cell>
          <table:table-cell table:formula="of:=299792458/([.A627]*1000000)" office:value-type="float" office:value="0.461929827426811" calcext:value-type="float">
            <text:p>0.461929827426811</text:p>
          </table:table-cell>
          <table:table-cell table:formula="of:=(1/3)*[.B627]" office:value-type="float" office:value="0.15397660914227" calcext:value-type="float">
            <text:p>0.15397660914227</text:p>
          </table:table-cell>
          <table:table-cell table:formula="of:=4*[.C627]" office:value-type="float" office:value="0.615906436569081" calcext:value-type="float">
            <text:p>0.615906436569081</text:p>
          </table:table-cell>
          <table:table-cell table:formula="of:=[.D627]/6" office:value-type="float" office:value="0.102651072761513" calcext:value-type="float">
            <text:p>0.102651072761513</text:p>
          </table:table-cell>
          <table:table-cell table:formula="of:=[.E627]*2" office:value-type="float" office:value="0.205302145523027" calcext:value-type="float">
            <text:p>0.205302145523027</text:p>
          </table:table-cell>
          <table:table-cell table:formula="of:=[.E627]*39.3701" office:value-type="float" office:value="4.04138299972806" calcext:value-type="float">
            <text:p>4.04138299972806</text:p>
          </table:table-cell>
          <table:table-cell table:formula="of:=[.F627]*39.3701" office:value-type="float" office:value="8.08276599945612" calcext:value-type="float">
            <text:p>8.08276599945612</text:p>
          </table:table-cell>
        </table:table-row>
        <table:table-row table:style-name="ro1">
          <table:table-cell table:formula="of:=[.A627]+1" office:value-type="float" office:value="650" calcext:value-type="float">
            <text:p>650</text:p>
          </table:table-cell>
          <table:table-cell table:formula="of:=299792458/([.A628]*1000000)" office:value-type="float" office:value="0.461219166153846" calcext:value-type="float">
            <text:p>0.461219166153846</text:p>
          </table:table-cell>
          <table:table-cell table:formula="of:=(1/3)*[.B628]" office:value-type="float" office:value="0.153739722051282" calcext:value-type="float">
            <text:p>0.153739722051282</text:p>
          </table:table-cell>
          <table:table-cell table:formula="of:=4*[.C628]" office:value-type="float" office:value="0.614958888205128" calcext:value-type="float">
            <text:p>0.614958888205128</text:p>
          </table:table-cell>
          <table:table-cell table:formula="of:=[.D628]/6" office:value-type="float" office:value="0.102493148034188" calcext:value-type="float">
            <text:p>0.102493148034188</text:p>
          </table:table-cell>
          <table:table-cell table:formula="of:=[.E628]*2" office:value-type="float" office:value="0.204986296068376" calcext:value-type="float">
            <text:p>0.204986296068376</text:p>
          </table:table-cell>
          <table:table-cell table:formula="of:=[.E628]*39.3701" office:value-type="float" office:value="4.03516548742079" calcext:value-type="float">
            <text:p>4.03516548742079</text:p>
          </table:table-cell>
          <table:table-cell table:formula="of:=[.F628]*39.3701" office:value-type="float" office:value="8.07033097484157" calcext:value-type="float">
            <text:p>8.07033097484157</text:p>
          </table:table-cell>
        </table:table-row>
        <table:table-row table:style-name="ro1">
          <table:table-cell table:formula="of:=[.A628]+1" office:value-type="float" office:value="651" calcext:value-type="float">
            <text:p>651</text:p>
          </table:table-cell>
          <table:table-cell table:formula="of:=299792458/([.A629]*1000000)" office:value-type="float" office:value="0.460510688172043" calcext:value-type="float">
            <text:p>0.460510688172043</text:p>
          </table:table-cell>
          <table:table-cell table:formula="of:=(1/3)*[.B629]" office:value-type="float" office:value="0.153503562724014" calcext:value-type="float">
            <text:p>0.153503562724014</text:p>
          </table:table-cell>
          <table:table-cell table:formula="of:=4*[.C629]" office:value-type="float" office:value="0.614014250896057" calcext:value-type="float">
            <text:p>0.614014250896057</text:p>
          </table:table-cell>
          <table:table-cell table:formula="of:=[.D629]/6" office:value-type="float" office:value="0.102335708482676" calcext:value-type="float">
            <text:p>0.102335708482676</text:p>
          </table:table-cell>
          <table:table-cell table:formula="of:=[.E629]*2" office:value-type="float" office:value="0.204671416965352" calcext:value-type="float">
            <text:p>0.204671416965352</text:p>
          </table:table-cell>
          <table:table-cell table:formula="of:=[.E629]*39.3701" office:value-type="float" office:value="4.02896707653381" calcext:value-type="float">
            <text:p>4.02896707653381</text:p>
          </table:table-cell>
          <table:table-cell table:formula="of:=[.F629]*39.3701" office:value-type="float" office:value="8.05793415306762" calcext:value-type="float">
            <text:p>8.05793415306762</text:p>
          </table:table-cell>
        </table:table-row>
        <table:table-row table:style-name="ro1">
          <table:table-cell table:formula="of:=[.A629]+1" office:value-type="float" office:value="652" calcext:value-type="float">
            <text:p>652</text:p>
          </table:table-cell>
          <table:table-cell table:formula="of:=299792458/([.A630]*1000000)" office:value-type="float" office:value="0.459804383435583" calcext:value-type="float">
            <text:p>0.459804383435583</text:p>
          </table:table-cell>
          <table:table-cell table:formula="of:=(1/3)*[.B630]" office:value-type="float" office:value="0.153268127811861" calcext:value-type="float">
            <text:p>0.153268127811861</text:p>
          </table:table-cell>
          <table:table-cell table:formula="of:=4*[.C630]" office:value-type="float" office:value="0.613072511247444" calcext:value-type="float">
            <text:p>0.613072511247444</text:p>
          </table:table-cell>
          <table:table-cell table:formula="of:=[.D630]/6" office:value-type="float" office:value="0.102178751874574" calcext:value-type="float">
            <text:p>0.102178751874574</text:p>
          </table:table-cell>
          <table:table-cell table:formula="of:=[.E630]*2" office:value-type="float" office:value="0.204357503749148" calcext:value-type="float">
            <text:p>0.204357503749148</text:p>
          </table:table-cell>
          <table:table-cell table:formula="of:=[.E630]*39.3701" office:value-type="float" office:value="4.02278767917716" calcext:value-type="float">
            <text:p>4.02278767917716</text:p>
          </table:table-cell>
          <table:table-cell table:formula="of:=[.F630]*39.3701" office:value-type="float" office:value="8.04557535835433" calcext:value-type="float">
            <text:p>8.04557535835433</text:p>
          </table:table-cell>
        </table:table-row>
        <table:table-row table:style-name="ro1">
          <table:table-cell table:formula="of:=[.A630]+1" office:value-type="float" office:value="653" calcext:value-type="float">
            <text:p>653</text:p>
          </table:table-cell>
          <table:table-cell table:formula="of:=299792458/([.A631]*1000000)" office:value-type="float" office:value="0.459100241960184" calcext:value-type="float">
            <text:p>0.459100241960184</text:p>
          </table:table-cell>
          <table:table-cell table:formula="of:=(1/3)*[.B631]" office:value-type="float" office:value="0.153033413986728" calcext:value-type="float">
            <text:p>0.153033413986728</text:p>
          </table:table-cell>
          <table:table-cell table:formula="of:=4*[.C631]" office:value-type="float" office:value="0.612133655946912" calcext:value-type="float">
            <text:p>0.612133655946912</text:p>
          </table:table-cell>
          <table:table-cell table:formula="of:=[.D631]/6" office:value-type="float" office:value="0.102022275991152" calcext:value-type="float">
            <text:p>0.102022275991152</text:p>
          </table:table-cell>
          <table:table-cell table:formula="of:=[.E631]*2" office:value-type="float" office:value="0.204044551982304" calcext:value-type="float">
            <text:p>0.204044551982304</text:p>
          </table:table-cell>
          <table:table-cell table:formula="of:=[.E631]*39.3701" office:value-type="float" office:value="4.01662720799925" calcext:value-type="float">
            <text:p>4.01662720799925</text:p>
          </table:table-cell>
          <table:table-cell table:formula="of:=[.F631]*39.3701" office:value-type="float" office:value="8.0332544159985" calcext:value-type="float">
            <text:p>8.0332544159985</text:p>
          </table:table-cell>
        </table:table-row>
        <table:table-row table:style-name="ro1">
          <table:table-cell table:formula="of:=[.A631]+1" office:value-type="float" office:value="654" calcext:value-type="float">
            <text:p>654</text:p>
          </table:table-cell>
          <table:table-cell table:formula="of:=299792458/([.A632]*1000000)" office:value-type="float" office:value="0.45839825382263" calcext:value-type="float">
            <text:p>0.45839825382263</text:p>
          </table:table-cell>
          <table:table-cell table:formula="of:=(1/3)*[.B632]" office:value-type="float" office:value="0.152799417940877" calcext:value-type="float">
            <text:p>0.152799417940877</text:p>
          </table:table-cell>
          <table:table-cell table:formula="of:=4*[.C632]" office:value-type="float" office:value="0.611197671763507" calcext:value-type="float">
            <text:p>0.611197671763507</text:p>
          </table:table-cell>
          <table:table-cell table:formula="of:=[.D632]/6" office:value-type="float" office:value="0.101866278627251" calcext:value-type="float">
            <text:p>0.101866278627251</text:p>
          </table:table-cell>
          <table:table-cell table:formula="of:=[.E632]*2" office:value-type="float" office:value="0.203732557254502" calcext:value-type="float">
            <text:p>0.203732557254502</text:p>
          </table:table-cell>
          <table:table-cell table:formula="of:=[.E632]*39.3701" office:value-type="float" office:value="4.01048557618274" calcext:value-type="float">
            <text:p>4.01048557618274</text:p>
          </table:table-cell>
          <table:table-cell table:formula="of:=[.F632]*39.3701" office:value-type="float" office:value="8.02097115236548" calcext:value-type="float">
            <text:p>8.02097115236548</text:p>
          </table:table-cell>
        </table:table-row>
        <table:table-row table:style-name="ro1">
          <table:table-cell table:formula="of:=[.A632]+1" office:value-type="float" office:value="655" calcext:value-type="float">
            <text:p>655</text:p>
          </table:table-cell>
          <table:table-cell table:formula="of:=299792458/([.A633]*1000000)" office:value-type="float" office:value="0.457698409160305" calcext:value-type="float">
            <text:p>0.457698409160305</text:p>
          </table:table-cell>
          <table:table-cell table:formula="of:=(1/3)*[.B633]" office:value-type="float" office:value="0.152566136386768" calcext:value-type="float">
            <text:p>0.152566136386768</text:p>
          </table:table-cell>
          <table:table-cell table:formula="of:=4*[.C633]" office:value-type="float" office:value="0.610264545547074" calcext:value-type="float">
            <text:p>0.610264545547074</text:p>
          </table:table-cell>
          <table:table-cell table:formula="of:=[.D633]/6" office:value-type="float" office:value="0.101710757591179" calcext:value-type="float">
            <text:p>0.101710757591179</text:p>
          </table:table-cell>
          <table:table-cell table:formula="of:=[.E633]*2" office:value-type="float" office:value="0.203421515182358" calcext:value-type="float">
            <text:p>0.203421515182358</text:p>
          </table:table-cell>
          <table:table-cell table:formula="of:=[.E633]*39.3701" office:value-type="float" office:value="4.00436269744048" calcext:value-type="float">
            <text:p>4.00436269744048</text:p>
          </table:table-cell>
          <table:table-cell table:formula="of:=[.F633]*39.3701" office:value-type="float" office:value="8.00872539488095" calcext:value-type="float">
            <text:p>8.00872539488095</text:p>
          </table:table-cell>
        </table:table-row>
        <table:table-row table:style-name="ro1">
          <table:table-cell table:formula="of:=[.A633]+1" office:value-type="float" office:value="656" calcext:value-type="float">
            <text:p>656</text:p>
          </table:table-cell>
          <table:table-cell table:formula="of:=299792458/([.A634]*1000000)" office:value-type="float" office:value="0.457000698170732" calcext:value-type="float">
            <text:p>0.457000698170732</text:p>
          </table:table-cell>
          <table:table-cell table:formula="of:=(1/3)*[.B634]" office:value-type="float" office:value="0.152333566056911" calcext:value-type="float">
            <text:p>0.152333566056911</text:p>
          </table:table-cell>
          <table:table-cell table:formula="of:=4*[.C634]" office:value-type="float" office:value="0.609334264227642" calcext:value-type="float">
            <text:p>0.609334264227642</text:p>
          </table:table-cell>
          <table:table-cell table:formula="of:=[.D634]/6" office:value-type="float" office:value="0.101555710704607" calcext:value-type="float">
            <text:p>0.101555710704607</text:p>
          </table:table-cell>
          <table:table-cell table:formula="of:=[.E634]*2" office:value-type="float" office:value="0.203111421409214" calcext:value-type="float">
            <text:p>0.203111421409214</text:p>
          </table:table-cell>
          <table:table-cell table:formula="of:=[.E634]*39.3701" office:value-type="float" office:value="3.99825848601145" calcext:value-type="float">
            <text:p>3.99825848601145</text:p>
          </table:table-cell>
          <table:table-cell table:formula="of:=[.F634]*39.3701" office:value-type="float" office:value="7.9965169720229" calcext:value-type="float">
            <text:p>7.9965169720229</text:p>
          </table:table-cell>
        </table:table-row>
        <table:table-row table:style-name="ro1">
          <table:table-cell table:formula="of:=[.A634]+1" office:value-type="float" office:value="657" calcext:value-type="float">
            <text:p>657</text:p>
          </table:table-cell>
          <table:table-cell table:formula="of:=299792458/([.A635]*1000000)" office:value-type="float" office:value="0.456305111111111" calcext:value-type="float">
            <text:p>0.456305111111111</text:p>
          </table:table-cell>
          <table:table-cell table:formula="of:=(1/3)*[.B635]" office:value-type="float" office:value="0.152101703703704" calcext:value-type="float">
            <text:p>0.152101703703704</text:p>
          </table:table-cell>
          <table:table-cell table:formula="of:=4*[.C635]" office:value-type="float" office:value="0.608406814814815" calcext:value-type="float">
            <text:p>0.608406814814815</text:p>
          </table:table-cell>
          <table:table-cell table:formula="of:=[.D635]/6" office:value-type="float" office:value="0.101401135802469" calcext:value-type="float">
            <text:p>0.101401135802469</text:p>
          </table:table-cell>
          <table:table-cell table:formula="of:=[.E635]*2" office:value-type="float" office:value="0.202802271604938" calcext:value-type="float">
            <text:p>0.202802271604938</text:p>
          </table:table-cell>
          <table:table-cell table:formula="of:=[.E635]*39.3701" office:value-type="float" office:value="3.99217285665679" calcext:value-type="float">
            <text:p>3.99217285665679</text:p>
          </table:table-cell>
          <table:table-cell table:formula="of:=[.F635]*39.3701" office:value-type="float" office:value="7.98434571331358" calcext:value-type="float">
            <text:p>7.98434571331358</text:p>
          </table:table-cell>
        </table:table-row>
        <table:table-row table:style-name="ro1">
          <table:table-cell table:formula="of:=[.A635]+1" office:value-type="float" office:value="658" calcext:value-type="float">
            <text:p>658</text:p>
          </table:table-cell>
          <table:table-cell table:formula="of:=299792458/([.A636]*1000000)" office:value-type="float" office:value="0.455611638297872" calcext:value-type="float">
            <text:p>0.455611638297872</text:p>
          </table:table-cell>
          <table:table-cell table:formula="of:=(1/3)*[.B636]" office:value-type="float" office:value="0.151870546099291" calcext:value-type="float">
            <text:p>0.151870546099291</text:p>
          </table:table-cell>
          <table:table-cell table:formula="of:=4*[.C636]" office:value-type="float" office:value="0.607482184397163" calcext:value-type="float">
            <text:p>0.607482184397163</text:p>
          </table:table-cell>
          <table:table-cell table:formula="of:=[.D636]/6" office:value-type="float" office:value="0.101247030732861" calcext:value-type="float">
            <text:p>0.101247030732861</text:p>
          </table:table-cell>
          <table:table-cell table:formula="of:=[.E636]*2" office:value-type="float" office:value="0.202494061465721" calcext:value-type="float">
            <text:p>0.202494061465721</text:p>
          </table:table-cell>
          <table:table-cell table:formula="of:=[.E636]*39.3701" office:value-type="float" office:value="3.98610572465579" calcext:value-type="float">
            <text:p>3.98610572465579</text:p>
          </table:table-cell>
          <table:table-cell table:formula="of:=[.F636]*39.3701" office:value-type="float" office:value="7.97221144931158" calcext:value-type="float">
            <text:p>7.97221144931158</text:p>
          </table:table-cell>
        </table:table-row>
        <table:table-row table:style-name="ro1">
          <table:table-cell table:formula="of:=[.A636]+1" office:value-type="float" office:value="659" calcext:value-type="float">
            <text:p>659</text:p>
          </table:table-cell>
          <table:table-cell table:formula="of:=299792458/([.A637]*1000000)" office:value-type="float" office:value="0.454920270106222" calcext:value-type="float">
            <text:p>0.454920270106222</text:p>
          </table:table-cell>
          <table:table-cell table:formula="of:=(1/3)*[.B637]" office:value-type="float" office:value="0.151640090035407" calcext:value-type="float">
            <text:p>0.151640090035407</text:p>
          </table:table-cell>
          <table:table-cell table:formula="of:=4*[.C637]" office:value-type="float" office:value="0.606560360141629" calcext:value-type="float">
            <text:p>0.606560360141629</text:p>
          </table:table-cell>
          <table:table-cell table:formula="of:=[.D637]/6" office:value-type="float" office:value="0.101093393356938" calcext:value-type="float">
            <text:p>0.101093393356938</text:p>
          </table:table-cell>
          <table:table-cell table:formula="of:=[.E637]*2" office:value-type="float" office:value="0.202186786713876" calcext:value-type="float">
            <text:p>0.202186786713876</text:p>
          </table:table-cell>
          <table:table-cell table:formula="of:=[.E637]*39.3701" office:value-type="float" office:value="3.98005700580199" calcext:value-type="float">
            <text:p>3.98005700580199</text:p>
          </table:table-cell>
          <table:table-cell table:formula="of:=[.F637]*39.3701" office:value-type="float" office:value="7.96011401160398" calcext:value-type="float">
            <text:p>7.96011401160398</text:p>
          </table:table-cell>
        </table:table-row>
        <table:table-row table:style-name="ro1">
          <table:table-cell table:formula="of:=[.A637]+1" office:value-type="float" office:value="660" calcext:value-type="float">
            <text:p>660</text:p>
          </table:table-cell>
          <table:table-cell table:formula="of:=299792458/([.A638]*1000000)" office:value-type="float" office:value="0.454230996969697" calcext:value-type="float">
            <text:p>0.454230996969697</text:p>
          </table:table-cell>
          <table:table-cell table:formula="of:=(1/3)*[.B638]" office:value-type="float" office:value="0.151410332323232" calcext:value-type="float">
            <text:p>0.151410332323232</text:p>
          </table:table-cell>
          <table:table-cell table:formula="of:=4*[.C638]" office:value-type="float" office:value="0.605641329292929" calcext:value-type="float">
            <text:p>0.605641329292929</text:p>
          </table:table-cell>
          <table:table-cell table:formula="of:=[.D638]/6" office:value-type="float" office:value="0.100940221548822" calcext:value-type="float">
            <text:p>0.100940221548822</text:p>
          </table:table-cell>
          <table:table-cell table:formula="of:=[.E638]*2" office:value-type="float" office:value="0.201880443097643" calcext:value-type="float">
            <text:p>0.201880443097643</text:p>
          </table:table-cell>
          <table:table-cell table:formula="of:=[.E638]*39.3701" office:value-type="float" office:value="3.97402661639926" calcext:value-type="float">
            <text:p>3.97402661639926</text:p>
          </table:table-cell>
          <table:table-cell table:formula="of:=[.F638]*39.3701" office:value-type="float" office:value="7.94805323279852" calcext:value-type="float">
            <text:p>7.94805323279852</text:p>
          </table:table-cell>
        </table:table-row>
        <table:table-row table:style-name="ro1">
          <table:table-cell table:formula="of:=[.A638]+1" office:value-type="float" office:value="661" calcext:value-type="float">
            <text:p>661</text:p>
          </table:table-cell>
          <table:table-cell table:formula="of:=299792458/([.A639]*1000000)" office:value-type="float" office:value="0.453543809379728" calcext:value-type="float">
            <text:p>0.453543809379728</text:p>
          </table:table-cell>
          <table:table-cell table:formula="of:=(1/3)*[.B639]" office:value-type="float" office:value="0.151181269793243" calcext:value-type="float">
            <text:p>0.151181269793243</text:p>
          </table:table-cell>
          <table:table-cell table:formula="of:=4*[.C639]" office:value-type="float" office:value="0.60472507917297" calcext:value-type="float">
            <text:p>0.60472507917297</text:p>
          </table:table-cell>
          <table:table-cell table:formula="of:=[.D639]/6" office:value-type="float" office:value="0.100787513195495" calcext:value-type="float">
            <text:p>0.100787513195495</text:p>
          </table:table-cell>
          <table:table-cell table:formula="of:=[.E639]*2" office:value-type="float" office:value="0.20157502639099" calcext:value-type="float">
            <text:p>0.20157502639099</text:p>
          </table:table-cell>
          <table:table-cell table:formula="of:=[.E639]*39.3701" office:value-type="float" office:value="3.96801447325796" calcext:value-type="float">
            <text:p>3.96801447325796</text:p>
          </table:table-cell>
          <table:table-cell table:formula="of:=[.F639]*39.3701" office:value-type="float" office:value="7.93602894651592" calcext:value-type="float">
            <text:p>7.93602894651592</text:p>
          </table:table-cell>
        </table:table-row>
        <table:table-row table:style-name="ro1">
          <table:table-cell table:formula="of:=[.A639]+1" office:value-type="float" office:value="662" calcext:value-type="float">
            <text:p>662</text:p>
          </table:table-cell>
          <table:table-cell table:formula="of:=299792458/([.A640]*1000000)" office:value-type="float" office:value="0.452858697885196" calcext:value-type="float">
            <text:p>0.452858697885196</text:p>
          </table:table-cell>
          <table:table-cell table:formula="of:=(1/3)*[.B640]" office:value-type="float" office:value="0.150952899295065" calcext:value-type="float">
            <text:p>0.150952899295065</text:p>
          </table:table-cell>
          <table:table-cell table:formula="of:=4*[.C640]" office:value-type="float" office:value="0.603811597180262" calcext:value-type="float">
            <text:p>0.603811597180262</text:p>
          </table:table-cell>
          <table:table-cell table:formula="of:=[.D640]/6" office:value-type="float" office:value="0.10063526619671" calcext:value-type="float">
            <text:p>0.10063526619671</text:p>
          </table:table-cell>
          <table:table-cell table:formula="of:=[.E640]*2" office:value-type="float" office:value="0.201270532393421" calcext:value-type="float">
            <text:p>0.201270532393421</text:p>
          </table:table-cell>
          <table:table-cell table:formula="of:=[.E640]*39.3701" office:value-type="float" office:value="3.9620204936911" calcext:value-type="float">
            <text:p>3.9620204936911</text:p>
          </table:table-cell>
          <table:table-cell table:formula="of:=[.F640]*39.3701" office:value-type="float" office:value="7.92404098738221" calcext:value-type="float">
            <text:p>7.92404098738221</text:p>
          </table:table-cell>
        </table:table-row>
        <table:table-row table:style-name="ro1">
          <table:table-cell table:formula="of:=[.A640]+1" office:value-type="float" office:value="663" calcext:value-type="float">
            <text:p>663</text:p>
          </table:table-cell>
          <table:table-cell table:formula="of:=299792458/([.A641]*1000000)" office:value-type="float" office:value="0.452175653092006" calcext:value-type="float">
            <text:p>0.452175653092006</text:p>
          </table:table-cell>
          <table:table-cell table:formula="of:=(1/3)*[.B641]" office:value-type="float" office:value="0.150725217697335" calcext:value-type="float">
            <text:p>0.150725217697335</text:p>
          </table:table-cell>
          <table:table-cell table:formula="of:=4*[.C641]" office:value-type="float" office:value="0.602900870789341" calcext:value-type="float">
            <text:p>0.602900870789341</text:p>
          </table:table-cell>
          <table:table-cell table:formula="of:=[.D641]/6" office:value-type="float" office:value="0.10048347846489" calcext:value-type="float">
            <text:p>0.10048347846489</text:p>
          </table:table-cell>
          <table:table-cell table:formula="of:=[.E641]*2" office:value-type="float" office:value="0.20096695692978" calcext:value-type="float">
            <text:p>0.20096695692978</text:p>
          </table:table-cell>
          <table:table-cell table:formula="of:=[.E641]*39.3701" office:value-type="float" office:value="3.95604459551057" calcext:value-type="float">
            <text:p>3.95604459551057</text:p>
          </table:table-cell>
          <table:table-cell table:formula="of:=[.F641]*39.3701" office:value-type="float" office:value="7.91208919102115" calcext:value-type="float">
            <text:p>7.91208919102115</text:p>
          </table:table-cell>
        </table:table-row>
        <table:table-row table:style-name="ro1">
          <table:table-cell table:formula="of:=[.A641]+1" office:value-type="float" office:value="664" calcext:value-type="float">
            <text:p>664</text:p>
          </table:table-cell>
          <table:table-cell table:formula="of:=299792458/([.A642]*1000000)" office:value-type="float" office:value="0.451494665662651" calcext:value-type="float">
            <text:p>0.451494665662651</text:p>
          </table:table-cell>
          <table:table-cell table:formula="of:=(1/3)*[.B642]" office:value-type="float" office:value="0.15049822188755" calcext:value-type="float">
            <text:p>0.15049822188755</text:p>
          </table:table-cell>
          <table:table-cell table:formula="of:=4*[.C642]" office:value-type="float" office:value="0.601992887550201" calcext:value-type="float">
            <text:p>0.601992887550201</text:p>
          </table:table-cell>
          <table:table-cell table:formula="of:=[.D642]/6" office:value-type="float" office:value="0.100332147925033" calcext:value-type="float">
            <text:p>0.100332147925033</text:p>
          </table:table-cell>
          <table:table-cell table:formula="of:=[.E642]*2" office:value-type="float" office:value="0.200664295850067" calcext:value-type="float">
            <text:p>0.200664295850067</text:p>
          </table:table-cell>
          <table:table-cell table:formula="of:=[.E642]*39.3701" office:value-type="float" office:value="3.95008669702336" calcext:value-type="float">
            <text:p>3.95008669702336</text:p>
          </table:table-cell>
          <table:table-cell table:formula="of:=[.F642]*39.3701" office:value-type="float" office:value="7.90017339404672" calcext:value-type="float">
            <text:p>7.90017339404672</text:p>
          </table:table-cell>
        </table:table-row>
        <table:table-row table:style-name="ro1">
          <table:table-cell table:formula="of:=[.A642]+1" office:value-type="float" office:value="665" calcext:value-type="float">
            <text:p>665</text:p>
          </table:table-cell>
          <table:table-cell table:formula="of:=299792458/([.A643]*1000000)" office:value-type="float" office:value="0.450815726315789" calcext:value-type="float">
            <text:p>0.450815726315789</text:p>
          </table:table-cell>
          <table:table-cell table:formula="of:=(1/3)*[.B643]" office:value-type="float" office:value="0.15027190877193" calcext:value-type="float">
            <text:p>0.15027190877193</text:p>
          </table:table-cell>
          <table:table-cell table:formula="of:=4*[.C643]" office:value-type="float" office:value="0.601087635087719" calcext:value-type="float">
            <text:p>0.601087635087719</text:p>
          </table:table-cell>
          <table:table-cell table:formula="of:=[.D643]/6" office:value-type="float" office:value="0.10018127251462" calcext:value-type="float">
            <text:p>0.10018127251462</text:p>
          </table:table-cell>
          <table:table-cell table:formula="of:=[.E643]*2" office:value-type="float" office:value="0.20036254502924" calcext:value-type="float">
            <text:p>0.20036254502924</text:p>
          </table:table-cell>
          <table:table-cell table:formula="of:=[.E643]*39.3701" office:value-type="float" office:value="3.94414671702784" calcext:value-type="float">
            <text:p>3.94414671702784</text:p>
          </table:table-cell>
          <table:table-cell table:formula="of:=[.F643]*39.3701" office:value-type="float" office:value="7.88829343405567" calcext:value-type="float">
            <text:p>7.88829343405567</text:p>
          </table:table-cell>
        </table:table-row>
        <table:table-row table:style-name="ro1">
          <table:table-cell table:formula="of:=[.A643]+1" office:value-type="float" office:value="666" calcext:value-type="float">
            <text:p>666</text:p>
          </table:table-cell>
          <table:table-cell table:formula="of:=299792458/([.A644]*1000000)" office:value-type="float" office:value="0.450138825825826" calcext:value-type="float">
            <text:p>0.450138825825826</text:p>
          </table:table-cell>
          <table:table-cell table:formula="of:=(1/3)*[.B644]" office:value-type="float" office:value="0.150046275275275" calcext:value-type="float">
            <text:p>0.150046275275275</text:p>
          </table:table-cell>
          <table:table-cell table:formula="of:=4*[.C644]" office:value-type="float" office:value="0.600185101101101" calcext:value-type="float">
            <text:p>0.600185101101101</text:p>
          </table:table-cell>
          <table:table-cell table:formula="of:=[.D644]/6" office:value-type="float" office:value="0.100030850183517" calcext:value-type="float">
            <text:p>0.100030850183517</text:p>
          </table:table-cell>
          <table:table-cell table:formula="of:=[.E644]*2" office:value-type="float" office:value="0.200061700367034" calcext:value-type="float">
            <text:p>0.200061700367034</text:p>
          </table:table-cell>
          <table:table-cell table:formula="of:=[.E644]*39.3701" office:value-type="float" office:value="3.93822457481008" calcext:value-type="float">
            <text:p>3.93822457481008</text:p>
          </table:table-cell>
          <table:table-cell table:formula="of:=[.F644]*39.3701" office:value-type="float" office:value="7.87644914962015" calcext:value-type="float">
            <text:p>7.87644914962015</text:p>
          </table:table-cell>
        </table:table-row>
        <table:table-row table:style-name="ro1">
          <table:table-cell table:formula="of:=[.A644]+1" office:value-type="float" office:value="667" calcext:value-type="float">
            <text:p>667</text:p>
          </table:table-cell>
          <table:table-cell table:formula="of:=299792458/([.A645]*1000000)" office:value-type="float" office:value="0.449463955022489" calcext:value-type="float">
            <text:p>0.449463955022489</text:p>
          </table:table-cell>
          <table:table-cell table:formula="of:=(1/3)*[.B645]" office:value-type="float" office:value="0.14982131834083" calcext:value-type="float">
            <text:p>0.14982131834083</text:p>
          </table:table-cell>
          <table:table-cell table:formula="of:=4*[.C645]" office:value-type="float" office:value="0.599285273363318" calcext:value-type="float">
            <text:p>0.599285273363318</text:p>
          </table:table-cell>
          <table:table-cell table:formula="of:=[.D645]/6" office:value-type="float" office:value="0.0998808788938864" calcext:value-type="float">
            <text:p>0.099880878893886</text:p>
          </table:table-cell>
          <table:table-cell table:formula="of:=[.E645]*2" office:value-type="float" office:value="0.199761757787773" calcext:value-type="float">
            <text:p>0.199761757787773</text:p>
          </table:table-cell>
          <table:table-cell table:formula="of:=[.E645]*39.3701" office:value-type="float" office:value="3.9323201901402" calcext:value-type="float">
            <text:p>3.9323201901402</text:p>
          </table:table-cell>
          <table:table-cell table:formula="of:=[.F645]*39.3701" office:value-type="float" office:value="7.86464038028039" calcext:value-type="float">
            <text:p>7.86464038028039</text:p>
          </table:table-cell>
        </table:table-row>
        <table:table-row table:style-name="ro1">
          <table:table-cell table:formula="of:=[.A645]+1" office:value-type="float" office:value="668" calcext:value-type="float">
            <text:p>668</text:p>
          </table:table-cell>
          <table:table-cell table:formula="of:=299792458/([.A646]*1000000)" office:value-type="float" office:value="0.448791104790419" calcext:value-type="float">
            <text:p>0.448791104790419</text:p>
          </table:table-cell>
          <table:table-cell table:formula="of:=(1/3)*[.B646]" office:value-type="float" office:value="0.14959703493014" calcext:value-type="float">
            <text:p>0.14959703493014</text:p>
          </table:table-cell>
          <table:table-cell table:formula="of:=4*[.C646]" office:value-type="float" office:value="0.598388139720559" calcext:value-type="float">
            <text:p>0.598388139720559</text:p>
          </table:table-cell>
          <table:table-cell table:formula="of:=[.D646]/6" office:value-type="float" office:value="0.0997313566200931" calcext:value-type="float">
            <text:p>0.099731356620093</text:p>
          </table:table-cell>
          <table:table-cell table:formula="of:=[.E646]*2" office:value-type="float" office:value="0.199462713240186" calcext:value-type="float">
            <text:p>0.199462713240186</text:p>
          </table:table-cell>
          <table:table-cell table:formula="of:=[.E646]*39.3701" office:value-type="float" office:value="3.92643348326873" calcext:value-type="float">
            <text:p>3.92643348326873</text:p>
          </table:table-cell>
          <table:table-cell table:formula="of:=[.F646]*39.3701" office:value-type="float" office:value="7.85286696653746" calcext:value-type="float">
            <text:p>7.85286696653746</text:p>
          </table:table-cell>
        </table:table-row>
        <table:table-row table:style-name="ro1">
          <table:table-cell table:formula="of:=[.A646]+1" office:value-type="float" office:value="669" calcext:value-type="float">
            <text:p>669</text:p>
          </table:table-cell>
          <table:table-cell table:formula="of:=299792458/([.A647]*1000000)" office:value-type="float" office:value="0.448120266068759" calcext:value-type="float">
            <text:p>0.448120266068759</text:p>
          </table:table-cell>
          <table:table-cell table:formula="of:=(1/3)*[.B647]" office:value-type="float" office:value="0.14937342202292" calcext:value-type="float">
            <text:p>0.14937342202292</text:p>
          </table:table-cell>
          <table:table-cell table:formula="of:=4*[.C647]" office:value-type="float" office:value="0.597493688091679" calcext:value-type="float">
            <text:p>0.597493688091679</text:p>
          </table:table-cell>
          <table:table-cell table:formula="of:=[.D647]/6" office:value-type="float" office:value="0.0995822813486132" calcext:value-type="float">
            <text:p>0.099582281348613</text:p>
          </table:table-cell>
          <table:table-cell table:formula="of:=[.E647]*2" office:value-type="float" office:value="0.199164562697226" calcext:value-type="float">
            <text:p>0.199164562697226</text:p>
          </table:table-cell>
          <table:table-cell table:formula="of:=[.E647]*39.3701" office:value-type="float" office:value="3.92056437492304" calcext:value-type="float">
            <text:p>3.92056437492304</text:p>
          </table:table-cell>
          <table:table-cell table:formula="of:=[.F647]*39.3701" office:value-type="float" office:value="7.84112874984607" calcext:value-type="float">
            <text:p>7.84112874984607</text:p>
          </table:table-cell>
        </table:table-row>
        <table:table-row table:style-name="ro1">
          <table:table-cell table:formula="of:=[.A647]+1" office:value-type="float" office:value="670" calcext:value-type="float">
            <text:p>670</text:p>
          </table:table-cell>
          <table:table-cell table:formula="of:=299792458/([.A648]*1000000)" office:value-type="float" office:value="0.447451429850746" calcext:value-type="float">
            <text:p>0.447451429850746</text:p>
          </table:table-cell>
          <table:table-cell table:formula="of:=(1/3)*[.B648]" office:value-type="float" office:value="0.149150476616915" calcext:value-type="float">
            <text:p>0.149150476616915</text:p>
          </table:table-cell>
          <table:table-cell table:formula="of:=4*[.C648]" office:value-type="float" office:value="0.596601906467662" calcext:value-type="float">
            <text:p>0.596601906467662</text:p>
          </table:table-cell>
          <table:table-cell table:formula="of:=[.D648]/6" office:value-type="float" office:value="0.0994336510779436" calcext:value-type="float">
            <text:p>0.099433651077944</text:p>
          </table:table-cell>
          <table:table-cell table:formula="of:=[.E648]*2" office:value-type="float" office:value="0.198867302155887" calcext:value-type="float">
            <text:p>0.198867302155887</text:p>
          </table:table-cell>
          <table:table-cell table:formula="of:=[.E648]*39.3701" office:value-type="float" office:value="3.91471278630375" calcext:value-type="float">
            <text:p>3.91471278630375</text:p>
          </table:table-cell>
          <table:table-cell table:formula="of:=[.F648]*39.3701" office:value-type="float" office:value="7.8294255726075" calcext:value-type="float">
            <text:p>7.8294255726075</text:p>
          </table:table-cell>
        </table:table-row>
        <table:table-row table:style-name="ro1">
          <table:table-cell table:formula="of:=[.A648]+1" office:value-type="float" office:value="671" calcext:value-type="float">
            <text:p>671</text:p>
          </table:table-cell>
          <table:table-cell table:formula="of:=299792458/([.A649]*1000000)" office:value-type="float" office:value="0.446784587183308" calcext:value-type="float">
            <text:p>0.446784587183308</text:p>
          </table:table-cell>
          <table:table-cell table:formula="of:=(1/3)*[.B649]" office:value-type="float" office:value="0.14892819572777" calcext:value-type="float">
            <text:p>0.14892819572777</text:p>
          </table:table-cell>
          <table:table-cell table:formula="of:=4*[.C649]" office:value-type="float" office:value="0.595712782911078" calcext:value-type="float">
            <text:p>0.595712782911078</text:p>
          </table:table-cell>
          <table:table-cell table:formula="of:=[.D649]/6" office:value-type="float" office:value="0.099285463818513" calcext:value-type="float">
            <text:p>0.099285463818513</text:p>
          </table:table-cell>
          <table:table-cell table:formula="of:=[.E649]*2" office:value-type="float" office:value="0.198570927637026" calcext:value-type="float">
            <text:p>0.198570927637026</text:p>
          </table:table-cell>
          <table:table-cell table:formula="of:=[.E649]*39.3701" office:value-type="float" office:value="3.90887863908124" calcext:value-type="float">
            <text:p>3.90887863908124</text:p>
          </table:table-cell>
          <table:table-cell table:formula="of:=[.F649]*39.3701" office:value-type="float" office:value="7.81775727816248" calcext:value-type="float">
            <text:p>7.81775727816248</text:p>
          </table:table-cell>
        </table:table-row>
        <table:table-row table:style-name="ro1">
          <table:table-cell table:formula="of:=[.A649]+1" office:value-type="float" office:value="672" calcext:value-type="float">
            <text:p>672</text:p>
          </table:table-cell>
          <table:table-cell table:formula="of:=299792458/([.A650]*1000000)" office:value-type="float" office:value="0.446119729166667" calcext:value-type="float">
            <text:p>0.446119729166667</text:p>
          </table:table-cell>
          <table:table-cell table:formula="of:=(1/3)*[.B650]" office:value-type="float" office:value="0.148706576388889" calcext:value-type="float">
            <text:p>0.148706576388889</text:p>
          </table:table-cell>
          <table:table-cell table:formula="of:=4*[.C650]" office:value-type="float" office:value="0.594826305555556" calcext:value-type="float">
            <text:p>0.594826305555556</text:p>
          </table:table-cell>
          <table:table-cell table:formula="of:=[.D650]/6" office:value-type="float" office:value="0.0991377175925926" calcext:value-type="float">
            <text:p>0.099137717592593</text:p>
          </table:table-cell>
          <table:table-cell table:formula="of:=[.E650]*2" office:value-type="float" office:value="0.198275435185185" calcext:value-type="float">
            <text:p>0.198275435185185</text:p>
          </table:table-cell>
          <table:table-cell table:formula="of:=[.E650]*39.3701" office:value-type="float" office:value="3.90306185539213" calcext:value-type="float">
            <text:p>3.90306185539213</text:p>
          </table:table-cell>
          <table:table-cell table:formula="of:=[.F650]*39.3701" office:value-type="float" office:value="7.80612371078426" calcext:value-type="float">
            <text:p>7.80612371078426</text:p>
          </table:table-cell>
        </table:table-row>
        <table:table-row table:style-name="ro1">
          <table:table-cell table:formula="of:=[.A650]+1" office:value-type="float" office:value="673" calcext:value-type="float">
            <text:p>673</text:p>
          </table:table-cell>
          <table:table-cell table:formula="of:=299792458/([.A651]*1000000)" office:value-type="float" office:value="0.445456846953938" calcext:value-type="float">
            <text:p>0.445456846953938</text:p>
          </table:table-cell>
          <table:table-cell table:formula="of:=(1/3)*[.B651]" office:value-type="float" office:value="0.148485615651313" calcext:value-type="float">
            <text:p>0.148485615651313</text:p>
          </table:table-cell>
          <table:table-cell table:formula="of:=4*[.C651]" office:value-type="float" office:value="0.59394246260525" calcext:value-type="float">
            <text:p>0.59394246260525</text:p>
          </table:table-cell>
          <table:table-cell table:formula="of:=[.D651]/6" office:value-type="float" office:value="0.0989904104342084" calcext:value-type="float">
            <text:p>0.098990410434208</text:p>
          </table:table-cell>
          <table:table-cell table:formula="of:=[.E651]*2" office:value-type="float" office:value="0.197980820868417" calcext:value-type="float">
            <text:p>0.197980820868417</text:p>
          </table:table-cell>
          <table:table-cell table:formula="of:=[.E651]*39.3701" office:value-type="float" office:value="3.89726235783583" calcext:value-type="float">
            <text:p>3.89726235783583</text:p>
          </table:table-cell>
          <table:table-cell table:formula="of:=[.F651]*39.3701" office:value-type="float" office:value="7.79452471567165" calcext:value-type="float">
            <text:p>7.79452471567165</text:p>
          </table:table-cell>
        </table:table-row>
        <table:table-row table:style-name="ro1">
          <table:table-cell table:formula="of:=[.A651]+1" office:value-type="float" office:value="674" calcext:value-type="float">
            <text:p>674</text:p>
          </table:table-cell>
          <table:table-cell table:formula="of:=299792458/([.A652]*1000000)" office:value-type="float" office:value="0.444795931750742" calcext:value-type="float">
            <text:p>0.444795931750742</text:p>
          </table:table-cell>
          <table:table-cell table:formula="of:=(1/3)*[.B652]" office:value-type="float" office:value="0.148265310583581" calcext:value-type="float">
            <text:p>0.148265310583581</text:p>
          </table:table-cell>
          <table:table-cell table:formula="of:=4*[.C652]" office:value-type="float" office:value="0.593061242334322" calcext:value-type="float">
            <text:p>0.593061242334322</text:p>
          </table:table-cell>
          <table:table-cell table:formula="of:=[.D652]/6" office:value-type="float" office:value="0.0988435403890537" calcext:value-type="float">
            <text:p>0.098843540389054</text:p>
          </table:table-cell>
          <table:table-cell table:formula="of:=[.E652]*2" office:value-type="float" office:value="0.197687080778107" calcext:value-type="float">
            <text:p>0.197687080778107</text:p>
          </table:table-cell>
          <table:table-cell table:formula="of:=[.E652]*39.3701" office:value-type="float" office:value="3.89148006947108" calcext:value-type="float">
            <text:p>3.89148006947108</text:p>
          </table:table-cell>
          <table:table-cell table:formula="of:=[.F652]*39.3701" office:value-type="float" office:value="7.78296013894217" calcext:value-type="float">
            <text:p>7.78296013894217</text:p>
          </table:table-cell>
        </table:table-row>
        <table:table-row table:style-name="ro1">
          <table:table-cell table:formula="of:=[.A652]+1" office:value-type="float" office:value="675" calcext:value-type="float">
            <text:p>675</text:p>
          </table:table-cell>
          <table:table-cell table:formula="of:=299792458/([.A653]*1000000)" office:value-type="float" office:value="0.444136974814815" calcext:value-type="float">
            <text:p>0.444136974814815</text:p>
          </table:table-cell>
          <table:table-cell table:formula="of:=(1/3)*[.B653]" office:value-type="float" office:value="0.148045658271605" calcext:value-type="float">
            <text:p>0.148045658271605</text:p>
          </table:table-cell>
          <table:table-cell table:formula="of:=4*[.C653]" office:value-type="float" office:value="0.59218263308642" calcext:value-type="float">
            <text:p>0.59218263308642</text:p>
          </table:table-cell>
          <table:table-cell table:formula="of:=[.D653]/6" office:value-type="float" office:value="0.0986971055144033" calcext:value-type="float">
            <text:p>0.098697105514403</text:p>
          </table:table-cell>
          <table:table-cell table:formula="of:=[.E653]*2" office:value-type="float" office:value="0.197394211028807" calcext:value-type="float">
            <text:p>0.197394211028807</text:p>
          </table:table-cell>
          <table:table-cell table:formula="of:=[.E653]*39.3701" office:value-type="float" office:value="3.88571491381261" calcext:value-type="float">
            <text:p>3.88571491381261</text:p>
          </table:table-cell>
          <table:table-cell table:formula="of:=[.F653]*39.3701" office:value-type="float" office:value="7.77142982762522" calcext:value-type="float">
            <text:p>7.77142982762522</text:p>
          </table:table-cell>
        </table:table-row>
        <table:table-row table:style-name="ro1">
          <table:table-cell table:formula="of:=[.A653]+1" office:value-type="float" office:value="676" calcext:value-type="float">
            <text:p>676</text:p>
          </table:table-cell>
          <table:table-cell table:formula="of:=299792458/([.A654]*1000000)" office:value-type="float" office:value="0.443479967455621" calcext:value-type="float">
            <text:p>0.443479967455621</text:p>
          </table:table-cell>
          <table:table-cell table:formula="of:=(1/3)*[.B654]" office:value-type="float" office:value="0.14782665581854" calcext:value-type="float">
            <text:p>0.14782665581854</text:p>
          </table:table-cell>
          <table:table-cell table:formula="of:=4*[.C654]" office:value-type="float" office:value="0.591306623274162" calcext:value-type="float">
            <text:p>0.591306623274162</text:p>
          </table:table-cell>
          <table:table-cell table:formula="of:=[.D654]/6" office:value-type="float" office:value="0.0985511038790269" calcext:value-type="float">
            <text:p>0.098551103879027</text:p>
          </table:table-cell>
          <table:table-cell table:formula="of:=[.E654]*2" office:value-type="float" office:value="0.197102207758054" calcext:value-type="float">
            <text:p>0.197102207758054</text:p>
          </table:table-cell>
          <table:table-cell table:formula="of:=[.E654]*39.3701" office:value-type="float" office:value="3.87996681482768" calcext:value-type="float">
            <text:p>3.87996681482768</text:p>
          </table:table-cell>
          <table:table-cell table:formula="of:=[.F654]*39.3701" office:value-type="float" office:value="7.75993362965536" calcext:value-type="float">
            <text:p>7.75993362965536</text:p>
          </table:table-cell>
        </table:table-row>
        <table:table-row table:style-name="ro1">
          <table:table-cell table:formula="of:=[.A654]+1" office:value-type="float" office:value="677" calcext:value-type="float">
            <text:p>677</text:p>
          </table:table-cell>
          <table:table-cell table:formula="of:=299792458/([.A655]*1000000)" office:value-type="float" office:value="0.442824901033973" calcext:value-type="float">
            <text:p>0.442824901033973</text:p>
          </table:table-cell>
          <table:table-cell table:formula="of:=(1/3)*[.B655]" office:value-type="float" office:value="0.147608300344658" calcext:value-type="float">
            <text:p>0.147608300344658</text:p>
          </table:table-cell>
          <table:table-cell table:formula="of:=4*[.C655]" office:value-type="float" office:value="0.590433201378631" calcext:value-type="float">
            <text:p>0.590433201378631</text:p>
          </table:table-cell>
          <table:table-cell table:formula="of:=[.D655]/6" office:value-type="float" office:value="0.0984055335631052" calcext:value-type="float">
            <text:p>0.098405533563105</text:p>
          </table:table-cell>
          <table:table-cell table:formula="of:=[.E655]*2" office:value-type="float" office:value="0.19681106712621" calcext:value-type="float">
            <text:p>0.19681106712621</text:p>
          </table:table-cell>
          <table:table-cell table:formula="of:=[.E655]*39.3701" office:value-type="float" office:value="3.87423569693281" calcext:value-type="float">
            <text:p>3.87423569693281</text:p>
          </table:table-cell>
          <table:table-cell table:formula="of:=[.F655]*39.3701" office:value-type="float" office:value="7.74847139386562" calcext:value-type="float">
            <text:p>7.74847139386562</text:p>
          </table:table-cell>
        </table:table-row>
        <table:table-row table:style-name="ro1">
          <table:table-cell table:formula="of:=[.A655]+1" office:value-type="float" office:value="678" calcext:value-type="float">
            <text:p>678</text:p>
          </table:table-cell>
          <table:table-cell table:formula="of:=299792458/([.A656]*1000000)" office:value-type="float" office:value="0.442171766961652" calcext:value-type="float">
            <text:p>0.442171766961652</text:p>
          </table:table-cell>
          <table:table-cell table:formula="of:=(1/3)*[.B656]" office:value-type="float" office:value="0.147390588987217" calcext:value-type="float">
            <text:p>0.147390588987217</text:p>
          </table:table-cell>
          <table:table-cell table:formula="of:=4*[.C656]" office:value-type="float" office:value="0.589562355948869" calcext:value-type="float">
            <text:p>0.589562355948869</text:p>
          </table:table-cell>
          <table:table-cell table:formula="of:=[.D656]/6" office:value-type="float" office:value="0.0982603926581449" calcext:value-type="float">
            <text:p>0.098260392658145</text:p>
          </table:table-cell>
          <table:table-cell table:formula="of:=[.E656]*2" office:value-type="float" office:value="0.19652078531629" calcext:value-type="float">
            <text:p>0.19652078531629</text:p>
          </table:table-cell>
          <table:table-cell table:formula="of:=[.E656]*39.3701" office:value-type="float" office:value="3.86852148499043" calcext:value-type="float">
            <text:p>3.86852148499043</text:p>
          </table:table-cell>
          <table:table-cell table:formula="of:=[.F656]*39.3701" office:value-type="float" office:value="7.73704296998086" calcext:value-type="float">
            <text:p>7.73704296998086</text:p>
          </table:table-cell>
        </table:table-row>
        <table:table-row table:style-name="ro1">
          <table:table-cell table:formula="of:=[.A656]+1" office:value-type="float" office:value="679" calcext:value-type="float">
            <text:p>679</text:p>
          </table:table-cell>
          <table:table-cell table:formula="of:=299792458/([.A657]*1000000)" office:value-type="float" office:value="0.441520556701031" calcext:value-type="float">
            <text:p>0.441520556701031</text:p>
          </table:table-cell>
          <table:table-cell table:formula="of:=(1/3)*[.B657]" office:value-type="float" office:value="0.147173518900344" calcext:value-type="float">
            <text:p>0.147173518900344</text:p>
          </table:table-cell>
          <table:table-cell table:formula="of:=4*[.C657]" office:value-type="float" office:value="0.588694075601375" calcext:value-type="float">
            <text:p>0.588694075601375</text:p>
          </table:table-cell>
          <table:table-cell table:formula="of:=[.D657]/6" office:value-type="float" office:value="0.0981156792668958" calcext:value-type="float">
            <text:p>0.098115679266896</text:p>
          </table:table-cell>
          <table:table-cell table:formula="of:=[.E657]*2" office:value-type="float" office:value="0.196231358533792" calcext:value-type="float">
            <text:p>0.196231358533792</text:p>
          </table:table-cell>
          <table:table-cell table:formula="of:=[.E657]*39.3701" office:value-type="float" office:value="3.86282410430561" calcext:value-type="float">
            <text:p>3.86282410430561</text:p>
          </table:table-cell>
          <table:table-cell table:formula="of:=[.F657]*39.3701" office:value-type="float" office:value="7.72564820861123" calcext:value-type="float">
            <text:p>7.72564820861123</text:p>
          </table:table-cell>
        </table:table-row>
        <table:table-row table:style-name="ro1">
          <table:table-cell table:formula="of:=[.A657]+1" office:value-type="float" office:value="680" calcext:value-type="float">
            <text:p>680</text:p>
          </table:table-cell>
          <table:table-cell table:formula="of:=299792458/([.A658]*1000000)" office:value-type="float" office:value="0.440871261764706" calcext:value-type="float">
            <text:p>0.440871261764706</text:p>
          </table:table-cell>
          <table:table-cell table:formula="of:=(1/3)*[.B658]" office:value-type="float" office:value="0.146957087254902" calcext:value-type="float">
            <text:p>0.146957087254902</text:p>
          </table:table-cell>
          <table:table-cell table:formula="of:=4*[.C658]" office:value-type="float" office:value="0.587828349019608" calcext:value-type="float">
            <text:p>0.587828349019608</text:p>
          </table:table-cell>
          <table:table-cell table:formula="of:=[.D658]/6" office:value-type="float" office:value="0.097971391503268" calcext:value-type="float">
            <text:p>0.097971391503268</text:p>
          </table:table-cell>
          <table:table-cell table:formula="of:=[.E658]*2" office:value-type="float" office:value="0.195942783006536" calcext:value-type="float">
            <text:p>0.195942783006536</text:p>
          </table:table-cell>
          <table:table-cell table:formula="of:=[.E658]*39.3701" office:value-type="float" office:value="3.85714348062281" calcext:value-type="float">
            <text:p>3.85714348062281</text:p>
          </table:table-cell>
          <table:table-cell table:formula="of:=[.F658]*39.3701" office:value-type="float" office:value="7.71428696124562" calcext:value-type="float">
            <text:p>7.71428696124562</text:p>
          </table:table-cell>
        </table:table-row>
        <table:table-row table:style-name="ro1">
          <table:table-cell table:formula="of:=[.A658]+1" office:value-type="float" office:value="681" calcext:value-type="float">
            <text:p>681</text:p>
          </table:table-cell>
          <table:table-cell table:formula="of:=299792458/([.A659]*1000000)" office:value-type="float" office:value="0.440223873715125" calcext:value-type="float">
            <text:p>0.440223873715125</text:p>
          </table:table-cell>
          <table:table-cell table:formula="of:=(1/3)*[.B659]" office:value-type="float" office:value="0.146741291238375" calcext:value-type="float">
            <text:p>0.146741291238375</text:p>
          </table:table-cell>
          <table:table-cell table:formula="of:=4*[.C659]" office:value-type="float" office:value="0.5869651649535" calcext:value-type="float">
            <text:p>0.5869651649535</text:p>
          </table:table-cell>
          <table:table-cell table:formula="of:=[.D659]/6" office:value-type="float" office:value="0.09782752749225" calcext:value-type="float">
            <text:p>0.09782752749225</text:p>
          </table:table-cell>
          <table:table-cell table:formula="of:=[.E659]*2" office:value-type="float" office:value="0.1956550549845" calcext:value-type="float">
            <text:p>0.1956550549845</text:p>
          </table:table-cell>
          <table:table-cell table:formula="of:=[.E659]*39.3701" office:value-type="float" office:value="3.85147954012263" calcext:value-type="float">
            <text:p>3.85147954012263</text:p>
          </table:table-cell>
          <table:table-cell table:formula="of:=[.F659]*39.3701" office:value-type="float" office:value="7.70295908024526" calcext:value-type="float">
            <text:p>7.70295908024526</text:p>
          </table:table-cell>
        </table:table-row>
        <table:table-row table:style-name="ro1">
          <table:table-cell table:formula="of:=[.A659]+1" office:value-type="float" office:value="682" calcext:value-type="float">
            <text:p>682</text:p>
          </table:table-cell>
          <table:table-cell table:formula="of:=299792458/([.A660]*1000000)" office:value-type="float" office:value="0.439578384164223" calcext:value-type="float">
            <text:p>0.439578384164223</text:p>
          </table:table-cell>
          <table:table-cell table:formula="of:=(1/3)*[.B660]" office:value-type="float" office:value="0.146526128054741" calcext:value-type="float">
            <text:p>0.146526128054741</text:p>
          </table:table-cell>
          <table:table-cell table:formula="of:=4*[.C660]" office:value-type="float" office:value="0.586104512218964" calcext:value-type="float">
            <text:p>0.586104512218964</text:p>
          </table:table-cell>
          <table:table-cell table:formula="of:=[.D660]/6" office:value-type="float" office:value="0.0976840853698273" calcext:value-type="float">
            <text:p>0.097684085369827</text:p>
          </table:table-cell>
          <table:table-cell table:formula="of:=[.E660]*2" office:value-type="float" office:value="0.195368170739655" calcext:value-type="float">
            <text:p>0.195368170739655</text:p>
          </table:table-cell>
          <table:table-cell table:formula="of:=[.E660]*39.3701" office:value-type="float" office:value="3.84583220941864" calcext:value-type="float">
            <text:p>3.84583220941864</text:p>
          </table:table-cell>
          <table:table-cell table:formula="of:=[.F660]*39.3701" office:value-type="float" office:value="7.69166441883728" calcext:value-type="float">
            <text:p>7.69166441883728</text:p>
          </table:table-cell>
        </table:table-row>
        <table:table-row table:style-name="ro1">
          <table:table-cell table:formula="of:=[.A660]+1" office:value-type="float" office:value="683" calcext:value-type="float">
            <text:p>683</text:p>
          </table:table-cell>
          <table:table-cell table:formula="of:=299792458/([.A661]*1000000)" office:value-type="float" office:value="0.43893478477306" calcext:value-type="float">
            <text:p>0.43893478477306</text:p>
          </table:table-cell>
          <table:table-cell table:formula="of:=(1/3)*[.B661]" office:value-type="float" office:value="0.146311594924353" calcext:value-type="float">
            <text:p>0.146311594924353</text:p>
          </table:table-cell>
          <table:table-cell table:formula="of:=4*[.C661]" office:value-type="float" office:value="0.585246379697413" calcext:value-type="float">
            <text:p>0.585246379697413</text:p>
          </table:table-cell>
          <table:table-cell table:formula="of:=[.D661]/6" office:value-type="float" office:value="0.0975410632829022" calcext:value-type="float">
            <text:p>0.097541063282902</text:p>
          </table:table-cell>
          <table:table-cell table:formula="of:=[.E661]*2" office:value-type="float" office:value="0.195082126565804" calcext:value-type="float">
            <text:p>0.195082126565804</text:p>
          </table:table-cell>
          <table:table-cell table:formula="of:=[.E661]*39.3701" office:value-type="float" office:value="3.84020141555419" calcext:value-type="float">
            <text:p>3.84020141555419</text:p>
          </table:table-cell>
          <table:table-cell table:formula="of:=[.F661]*39.3701" office:value-type="float" office:value="7.68040283110838" calcext:value-type="float">
            <text:p>7.68040283110838</text:p>
          </table:table-cell>
        </table:table-row>
        <table:table-row table:style-name="ro1">
          <table:table-cell table:formula="of:=[.A661]+1" office:value-type="float" office:value="684" calcext:value-type="float">
            <text:p>684</text:p>
          </table:table-cell>
          <table:table-cell table:formula="of:=299792458/([.A662]*1000000)" office:value-type="float" office:value="0.438293067251462" calcext:value-type="float">
            <text:p>0.438293067251462</text:p>
          </table:table-cell>
          <table:table-cell table:formula="of:=(1/3)*[.B662]" office:value-type="float" office:value="0.146097689083821" calcext:value-type="float">
            <text:p>0.146097689083821</text:p>
          </table:table-cell>
          <table:table-cell table:formula="of:=4*[.C662]" office:value-type="float" office:value="0.584390756335283" calcext:value-type="float">
            <text:p>0.584390756335283</text:p>
          </table:table-cell>
          <table:table-cell table:formula="of:=[.D662]/6" office:value-type="float" office:value="0.0973984593892138" calcext:value-type="float">
            <text:p>0.097398459389214</text:p>
          </table:table-cell>
          <table:table-cell table:formula="of:=[.E662]*2" office:value-type="float" office:value="0.194796918778428" calcext:value-type="float">
            <text:p>0.194796918778428</text:p>
          </table:table-cell>
          <table:table-cell table:formula="of:=[.E662]*39.3701" office:value-type="float" office:value="3.83458708599928" calcext:value-type="float">
            <text:p>3.83458708599928</text:p>
          </table:table-cell>
          <table:table-cell table:formula="of:=[.F662]*39.3701" office:value-type="float" office:value="7.66917417199857" calcext:value-type="float">
            <text:p>7.66917417199857</text:p>
          </table:table-cell>
        </table:table-row>
        <table:table-row table:style-name="ro1">
          <table:table-cell table:formula="of:=[.A662]+1" office:value-type="float" office:value="685" calcext:value-type="float">
            <text:p>685</text:p>
          </table:table-cell>
          <table:table-cell table:formula="of:=299792458/([.A663]*1000000)" office:value-type="float" office:value="0.437653223357664" calcext:value-type="float">
            <text:p>0.437653223357664</text:p>
          </table:table-cell>
          <table:table-cell table:formula="of:=(1/3)*[.B663]" office:value-type="float" office:value="0.145884407785888" calcext:value-type="float">
            <text:p>0.145884407785888</text:p>
          </table:table-cell>
          <table:table-cell table:formula="of:=4*[.C663]" office:value-type="float" office:value="0.583537631143552" calcext:value-type="float">
            <text:p>0.583537631143552</text:p>
          </table:table-cell>
          <table:table-cell table:formula="of:=[.D663]/6" office:value-type="float" office:value="0.0972562718572587" calcext:value-type="float">
            <text:p>0.097256271857259</text:p>
          </table:table-cell>
          <table:table-cell table:formula="of:=[.E663]*2" office:value-type="float" office:value="0.194512543714517" calcext:value-type="float">
            <text:p>0.194512543714517</text:p>
          </table:table-cell>
          <table:table-cell table:formula="of:=[.E663]*39.3701" office:value-type="float" office:value="3.82898914864746" calcext:value-type="float">
            <text:p>3.82898914864746</text:p>
          </table:table-cell>
          <table:table-cell table:formula="of:=[.F663]*39.3701" office:value-type="float" office:value="7.65797829729492" calcext:value-type="float">
            <text:p>7.65797829729492</text:p>
          </table:table-cell>
        </table:table-row>
        <table:table-row table:style-name="ro1">
          <table:table-cell table:formula="of:=[.A663]+1" office:value-type="float" office:value="686" calcext:value-type="float">
            <text:p>686</text:p>
          </table:table-cell>
          <table:table-cell table:formula="of:=299792458/([.A664]*1000000)" office:value-type="float" office:value="0.437015244897959" calcext:value-type="float">
            <text:p>0.437015244897959</text:p>
          </table:table-cell>
          <table:table-cell table:formula="of:=(1/3)*[.B664]" office:value-type="float" office:value="0.14567174829932" calcext:value-type="float">
            <text:p>0.14567174829932</text:p>
          </table:table-cell>
          <table:table-cell table:formula="of:=4*[.C664]" office:value-type="float" office:value="0.582686993197279" calcext:value-type="float">
            <text:p>0.582686993197279</text:p>
          </table:table-cell>
          <table:table-cell table:formula="of:=[.D664]/6" office:value-type="float" office:value="0.0971144988662132" calcext:value-type="float">
            <text:p>0.097114498866213</text:p>
          </table:table-cell>
          <table:table-cell table:formula="of:=[.E664]*2" office:value-type="float" office:value="0.194228997732426" calcext:value-type="float">
            <text:p>0.194228997732426</text:p>
          </table:table-cell>
          <table:table-cell table:formula="of:=[.E664]*39.3701" office:value-type="float" office:value="3.8234075318127" calcext:value-type="float">
            <text:p>3.8234075318127</text:p>
          </table:table-cell>
          <table:table-cell table:formula="of:=[.F664]*39.3701" office:value-type="float" office:value="7.6468150636254" calcext:value-type="float">
            <text:p>7.6468150636254</text:p>
          </table:table-cell>
        </table:table-row>
        <table:table-row table:style-name="ro1">
          <table:table-cell table:formula="of:=[.A664]+1" office:value-type="float" office:value="687" calcext:value-type="float">
            <text:p>687</text:p>
          </table:table-cell>
          <table:table-cell table:formula="of:=299792458/([.A665]*1000000)" office:value-type="float" office:value="0.436379123726346" calcext:value-type="float">
            <text:p>0.436379123726346</text:p>
          </table:table-cell>
          <table:table-cell table:formula="of:=(1/3)*[.B665]" office:value-type="float" office:value="0.145459707908782" calcext:value-type="float">
            <text:p>0.145459707908782</text:p>
          </table:table-cell>
          <table:table-cell table:formula="of:=4*[.C665]" office:value-type="float" office:value="0.581838831635128" calcext:value-type="float">
            <text:p>0.581838831635128</text:p>
          </table:table-cell>
          <table:table-cell table:formula="of:=[.D665]/6" office:value-type="float" office:value="0.0969731386058548" calcext:value-type="float">
            <text:p>0.096973138605855</text:p>
          </table:table-cell>
          <table:table-cell table:formula="of:=[.E665]*2" office:value-type="float" office:value="0.19394627721171" calcext:value-type="float">
            <text:p>0.19394627721171</text:p>
          </table:table-cell>
          <table:table-cell table:formula="of:=[.E665]*39.3701" office:value-type="float" office:value="3.81784216422636" calcext:value-type="float">
            <text:p>3.81784216422636</text:p>
          </table:table-cell>
          <table:table-cell table:formula="of:=[.F665]*39.3701" office:value-type="float" office:value="7.63568432845273" calcext:value-type="float">
            <text:p>7.63568432845273</text:p>
          </table:table-cell>
        </table:table-row>
        <table:table-row table:style-name="ro1">
          <table:table-cell table:formula="of:=[.A665]+1" office:value-type="float" office:value="688" calcext:value-type="float">
            <text:p>688</text:p>
          </table:table-cell>
          <table:table-cell table:formula="of:=299792458/([.A666]*1000000)" office:value-type="float" office:value="0.435744851744186" calcext:value-type="float">
            <text:p>0.435744851744186</text:p>
          </table:table-cell>
          <table:table-cell table:formula="of:=(1/3)*[.B666]" office:value-type="float" office:value="0.145248283914729" calcext:value-type="float">
            <text:p>0.145248283914729</text:p>
          </table:table-cell>
          <table:table-cell table:formula="of:=4*[.C666]" office:value-type="float" office:value="0.580993135658915" calcext:value-type="float">
            <text:p>0.580993135658915</text:p>
          </table:table-cell>
          <table:table-cell table:formula="of:=[.D666]/6" office:value-type="float" office:value="0.0968321892764858" calcext:value-type="float">
            <text:p>0.096832189276486</text:p>
          </table:table-cell>
          <table:table-cell table:formula="of:=[.E666]*2" office:value-type="float" office:value="0.193664378552972" calcext:value-type="float">
            <text:p>0.193664378552972</text:p>
          </table:table-cell>
          <table:table-cell table:formula="of:=[.E666]*39.3701" office:value-type="float" office:value="3.81229297503417" calcext:value-type="float">
            <text:p>3.81229297503417</text:p>
          </table:table-cell>
          <table:table-cell table:formula="of:=[.F666]*39.3701" office:value-type="float" office:value="7.62458595006835" calcext:value-type="float">
            <text:p>7.62458595006835</text:p>
          </table:table-cell>
        </table:table-row>
        <table:table-row table:style-name="ro1">
          <table:table-cell table:formula="of:=[.A666]+1" office:value-type="float" office:value="689" calcext:value-type="float">
            <text:p>689</text:p>
          </table:table-cell>
          <table:table-cell table:formula="of:=299792458/([.A667]*1000000)" office:value-type="float" office:value="0.435112420899855" calcext:value-type="float">
            <text:p>0.435112420899855</text:p>
          </table:table-cell>
          <table:table-cell table:formula="of:=(1/3)*[.B667]" office:value-type="float" office:value="0.145037473633285" calcext:value-type="float">
            <text:p>0.145037473633285</text:p>
          </table:table-cell>
          <table:table-cell table:formula="of:=4*[.C667]" office:value-type="float" office:value="0.58014989453314" calcext:value-type="float">
            <text:p>0.58014989453314</text:p>
          </table:table-cell>
          <table:table-cell table:formula="of:=[.D667]/6" office:value-type="float" office:value="0.0966916490888566" calcext:value-type="float">
            <text:p>0.096691649088857</text:p>
          </table:table-cell>
          <table:table-cell table:formula="of:=[.E667]*2" office:value-type="float" office:value="0.193383298177713" calcext:value-type="float">
            <text:p>0.193383298177713</text:p>
          </table:table-cell>
          <table:table-cell table:formula="of:=[.E667]*39.3701" office:value-type="float" office:value="3.80675989379319" calcext:value-type="float">
            <text:p>3.80675989379319</text:p>
          </table:table-cell>
          <table:table-cell table:formula="of:=[.F667]*39.3701" office:value-type="float" office:value="7.61351978758639" calcext:value-type="float">
            <text:p>7.61351978758639</text:p>
          </table:table-cell>
        </table:table-row>
        <table:table-row table:style-name="ro1">
          <table:table-cell table:formula="of:=[.A667]+1" office:value-type="float" office:value="690" calcext:value-type="float">
            <text:p>690</text:p>
          </table:table-cell>
          <table:table-cell table:formula="of:=299792458/([.A668]*1000000)" office:value-type="float" office:value="0.434481823188406" calcext:value-type="float">
            <text:p>0.434481823188406</text:p>
          </table:table-cell>
          <table:table-cell table:formula="of:=(1/3)*[.B668]" office:value-type="float" office:value="0.144827274396135" calcext:value-type="float">
            <text:p>0.144827274396135</text:p>
          </table:table-cell>
          <table:table-cell table:formula="of:=4*[.C668]" office:value-type="float" office:value="0.579309097584541" calcext:value-type="float">
            <text:p>0.579309097584541</text:p>
          </table:table-cell>
          <table:table-cell table:formula="of:=[.D668]/6" office:value-type="float" office:value="0.0965515162640902" calcext:value-type="float">
            <text:p>0.09655151626409</text:p>
          </table:table-cell>
          <table:table-cell table:formula="of:=[.E668]*2" office:value-type="float" office:value="0.19310303252818" calcext:value-type="float">
            <text:p>0.19310303252818</text:p>
          </table:table-cell>
          <table:table-cell table:formula="of:=[.E668]*39.3701" office:value-type="float" office:value="3.80124285046886" calcext:value-type="float">
            <text:p>3.80124285046886</text:p>
          </table:table-cell>
          <table:table-cell table:formula="of:=[.F668]*39.3701" office:value-type="float" office:value="7.60248570093771" calcext:value-type="float">
            <text:p>7.60248570093771</text:p>
          </table:table-cell>
        </table:table-row>
        <table:table-row table:style-name="ro1">
          <table:table-cell table:formula="of:=[.A668]+1" office:value-type="float" office:value="691" calcext:value-type="float">
            <text:p>691</text:p>
          </table:table-cell>
          <table:table-cell table:formula="of:=299792458/([.A669]*1000000)" office:value-type="float" office:value="0.43385305065123" calcext:value-type="float">
            <text:p>0.43385305065123</text:p>
          </table:table-cell>
          <table:table-cell table:formula="of:=(1/3)*[.B669]" office:value-type="float" office:value="0.14461768355041" calcext:value-type="float">
            <text:p>0.14461768355041</text:p>
          </table:table-cell>
          <table:table-cell table:formula="of:=4*[.C669]" office:value-type="float" office:value="0.57847073420164" calcext:value-type="float">
            <text:p>0.57847073420164</text:p>
          </table:table-cell>
          <table:table-cell table:formula="of:=[.D669]/6" office:value-type="float" office:value="0.0964117890336067" calcext:value-type="float">
            <text:p>0.096411789033607</text:p>
          </table:table-cell>
          <table:table-cell table:formula="of:=[.E669]*2" office:value-type="float" office:value="0.192823578067213" calcext:value-type="float">
            <text:p>0.192823578067213</text:p>
          </table:table-cell>
          <table:table-cell table:formula="of:=[.E669]*39.3701" office:value-type="float" office:value="3.795741775432" calcext:value-type="float">
            <text:p>3.795741775432</text:p>
          </table:table-cell>
          <table:table-cell table:formula="of:=[.F669]*39.3701" office:value-type="float" office:value="7.591483550864" calcext:value-type="float">
            <text:p>7.591483550864</text:p>
          </table:table-cell>
        </table:table-row>
        <table:table-row table:style-name="ro1">
          <table:table-cell table:formula="of:=[.A669]+1" office:value-type="float" office:value="692" calcext:value-type="float">
            <text:p>692</text:p>
          </table:table-cell>
          <table:table-cell table:formula="of:=299792458/([.A670]*1000000)" office:value-type="float" office:value="0.433226095375723" calcext:value-type="float">
            <text:p>0.433226095375723</text:p>
          </table:table-cell>
          <table:table-cell table:formula="of:=(1/3)*[.B670]" office:value-type="float" office:value="0.144408698458574" calcext:value-type="float">
            <text:p>0.144408698458574</text:p>
          </table:table-cell>
          <table:table-cell table:formula="of:=4*[.C670]" office:value-type="float" office:value="0.577634793834297" calcext:value-type="float">
            <text:p>0.577634793834297</text:p>
          </table:table-cell>
          <table:table-cell table:formula="of:=[.D670]/6" office:value-type="float" office:value="0.0962724656390495" calcext:value-type="float">
            <text:p>0.09627246563905</text:p>
          </table:table-cell>
          <table:table-cell table:formula="of:=[.E670]*2" office:value-type="float" office:value="0.192544931278099" calcext:value-type="float">
            <text:p>0.192544931278099</text:p>
          </table:table-cell>
          <table:table-cell table:formula="of:=[.E670]*39.3701" office:value-type="float" office:value="3.79025659945594" calcext:value-type="float">
            <text:p>3.79025659945594</text:p>
          </table:table-cell>
          <table:table-cell table:formula="of:=[.F670]*39.3701" office:value-type="float" office:value="7.58051319891188" calcext:value-type="float">
            <text:p>7.58051319891188</text:p>
          </table:table-cell>
        </table:table-row>
        <table:table-row table:style-name="ro1">
          <table:table-cell table:formula="of:=[.A670]+1" office:value-type="float" office:value="693" calcext:value-type="float">
            <text:p>693</text:p>
          </table:table-cell>
          <table:table-cell table:formula="of:=299792458/([.A671]*1000000)" office:value-type="float" office:value="0.43260094949495" calcext:value-type="float">
            <text:p>0.43260094949495</text:p>
          </table:table-cell>
          <table:table-cell table:formula="of:=(1/3)*[.B671]" office:value-type="float" office:value="0.144200316498316" calcext:value-type="float">
            <text:p>0.144200316498316</text:p>
          </table:table-cell>
          <table:table-cell table:formula="of:=4*[.C671]" office:value-type="float" office:value="0.576801265993266" calcext:value-type="float">
            <text:p>0.576801265993266</text:p>
          </table:table-cell>
          <table:table-cell table:formula="of:=[.D671]/6" office:value-type="float" office:value="0.096133544332211" calcext:value-type="float">
            <text:p>0.096133544332211</text:p>
          </table:table-cell>
          <table:table-cell table:formula="of:=[.E671]*2" office:value-type="float" office:value="0.192267088664422" calcext:value-type="float">
            <text:p>0.192267088664422</text:p>
          </table:table-cell>
          <table:table-cell table:formula="of:=[.E671]*39.3701" office:value-type="float" office:value="3.78478725371358" calcext:value-type="float">
            <text:p>3.78478725371358</text:p>
          </table:table-cell>
          <table:table-cell table:formula="of:=[.F671]*39.3701" office:value-type="float" office:value="7.56957450742716" calcext:value-type="float">
            <text:p>7.56957450742716</text:p>
          </table:table-cell>
        </table:table-row>
        <table:table-row table:style-name="ro1">
          <table:table-cell table:formula="of:=[.A671]+1" office:value-type="float" office:value="694" calcext:value-type="float">
            <text:p>694</text:p>
          </table:table-cell>
          <table:table-cell table:formula="of:=299792458/([.A672]*1000000)" office:value-type="float" office:value="0.43197760518732" calcext:value-type="float">
            <text:p>0.43197760518732</text:p>
          </table:table-cell>
          <table:table-cell table:formula="of:=(1/3)*[.B672]" office:value-type="float" office:value="0.14399253506244" calcext:value-type="float">
            <text:p>0.14399253506244</text:p>
          </table:table-cell>
          <table:table-cell table:formula="of:=4*[.C672]" office:value-type="float" office:value="0.57597014024976" calcext:value-type="float">
            <text:p>0.57597014024976</text:p>
          </table:table-cell>
          <table:table-cell table:formula="of:=[.D672]/6" office:value-type="float" office:value="0.09599502337496" calcext:value-type="float">
            <text:p>0.09599502337496</text:p>
          </table:table-cell>
          <table:table-cell table:formula="of:=[.E672]*2" office:value-type="float" office:value="0.19199004674992" calcext:value-type="float">
            <text:p>0.19199004674992</text:p>
          </table:table-cell>
          <table:table-cell table:formula="of:=[.E672]*39.3701" office:value-type="float" office:value="3.77933366977451" calcext:value-type="float">
            <text:p>3.77933366977451</text:p>
          </table:table-cell>
          <table:table-cell table:formula="of:=[.F672]*39.3701" office:value-type="float" office:value="7.55866733954902" calcext:value-type="float">
            <text:p>7.55866733954902</text:p>
          </table:table-cell>
        </table:table-row>
        <table:table-row table:style-name="ro1">
          <table:table-cell table:formula="of:=[.A672]+1" office:value-type="float" office:value="695" calcext:value-type="float">
            <text:p>695</text:p>
          </table:table-cell>
          <table:table-cell table:formula="of:=299792458/([.A673]*1000000)" office:value-type="float" office:value="0.431356054676259" calcext:value-type="float">
            <text:p>0.431356054676259</text:p>
          </table:table-cell>
          <table:table-cell table:formula="of:=(1/3)*[.B673]" office:value-type="float" office:value="0.143785351558753" calcext:value-type="float">
            <text:p>0.143785351558753</text:p>
          </table:table-cell>
          <table:table-cell table:formula="of:=4*[.C673]" office:value-type="float" office:value="0.575141406235012" calcext:value-type="float">
            <text:p>0.575141406235012</text:p>
          </table:table-cell>
          <table:table-cell table:formula="of:=[.D673]/6" office:value-type="float" office:value="0.0958569010391687" calcext:value-type="float">
            <text:p>0.095856901039169</text:p>
          </table:table-cell>
          <table:table-cell table:formula="of:=[.E673]*2" office:value-type="float" office:value="0.191713802078337" calcext:value-type="float">
            <text:p>0.191713802078337</text:p>
          </table:table-cell>
          <table:table-cell table:formula="of:=[.E673]*39.3701" office:value-type="float" office:value="3.77389577960217" calcext:value-type="float">
            <text:p>3.77389577960217</text:p>
          </table:table-cell>
          <table:table-cell table:formula="of:=[.F673]*39.3701" office:value-type="float" office:value="7.54779155920435" calcext:value-type="float">
            <text:p>7.54779155920435</text:p>
          </table:table-cell>
        </table:table-row>
        <table:table-row table:style-name="ro1">
          <table:table-cell table:formula="of:=[.A673]+1" office:value-type="float" office:value="696" calcext:value-type="float">
            <text:p>696</text:p>
          </table:table-cell>
          <table:table-cell table:formula="of:=299792458/([.A674]*1000000)" office:value-type="float" office:value="0.430736290229885" calcext:value-type="float">
            <text:p>0.430736290229885</text:p>
          </table:table-cell>
          <table:table-cell table:formula="of:=(1/3)*[.B674]" office:value-type="float" office:value="0.143578763409962" calcext:value-type="float">
            <text:p>0.143578763409962</text:p>
          </table:table-cell>
          <table:table-cell table:formula="of:=4*[.C674]" office:value-type="float" office:value="0.574315053639847" calcext:value-type="float">
            <text:p>0.574315053639847</text:p>
          </table:table-cell>
          <table:table-cell table:formula="of:=[.D674]/6" office:value-type="float" office:value="0.0957191756066411" calcext:value-type="float">
            <text:p>0.095719175606641</text:p>
          </table:table-cell>
          <table:table-cell table:formula="of:=[.E674]*2" office:value-type="float" office:value="0.191438351213282" calcext:value-type="float">
            <text:p>0.191438351213282</text:p>
          </table:table-cell>
          <table:table-cell table:formula="of:=[.E674]*39.3701" office:value-type="float" office:value="3.76847351555102" calcext:value-type="float">
            <text:p>3.76847351555102</text:p>
          </table:table-cell>
          <table:table-cell table:formula="of:=[.F674]*39.3701" office:value-type="float" office:value="7.53694703110204" calcext:value-type="float">
            <text:p>7.53694703110204</text:p>
          </table:table-cell>
        </table:table-row>
        <table:table-row table:style-name="ro1">
          <table:table-cell table:formula="of:=[.A674]+1" office:value-type="float" office:value="697" calcext:value-type="float">
            <text:p>697</text:p>
          </table:table-cell>
          <table:table-cell table:formula="of:=299792458/([.A675]*1000000)" office:value-type="float" office:value="0.430118304160689" calcext:value-type="float">
            <text:p>0.430118304160689</text:p>
          </table:table-cell>
          <table:table-cell table:formula="of:=(1/3)*[.B675]" office:value-type="float" office:value="0.143372768053563" calcext:value-type="float">
            <text:p>0.143372768053563</text:p>
          </table:table-cell>
          <table:table-cell table:formula="of:=4*[.C675]" office:value-type="float" office:value="0.573491072214252" calcext:value-type="float">
            <text:p>0.573491072214252</text:p>
          </table:table-cell>
          <table:table-cell table:formula="of:=[.D675]/6" office:value-type="float" office:value="0.0955818453690419" calcext:value-type="float">
            <text:p>0.095581845369042</text:p>
          </table:table-cell>
          <table:table-cell table:formula="of:=[.E675]*2" office:value-type="float" office:value="0.191163690738084" calcext:value-type="float">
            <text:p>0.191163690738084</text:p>
          </table:table-cell>
          <table:table-cell table:formula="of:=[.E675]*39.3701" office:value-type="float" office:value="3.76306681036372" calcext:value-type="float">
            <text:p>3.76306681036372</text:p>
          </table:table-cell>
          <table:table-cell table:formula="of:=[.F675]*39.3701" office:value-type="float" office:value="7.52613362072743" calcext:value-type="float">
            <text:p>7.52613362072743</text:p>
          </table:table-cell>
        </table:table-row>
        <table:table-row table:style-name="ro1">
          <table:table-cell table:formula="of:=[.A675]+1" office:value-type="float" office:value="698" calcext:value-type="float">
            <text:p>698</text:p>
          </table:table-cell>
          <table:table-cell table:formula="of:=299792458/([.A676]*1000000)" office:value-type="float" office:value="0.429502088825215" calcext:value-type="float">
            <text:p>0.429502088825215</text:p>
          </table:table-cell>
          <table:table-cell table:formula="of:=(1/3)*[.B676]" office:value-type="float" office:value="0.143167362941738" calcext:value-type="float">
            <text:p>0.143167362941738</text:p>
          </table:table-cell>
          <table:table-cell table:formula="of:=4*[.C676]" office:value-type="float" office:value="0.572669451766953" calcext:value-type="float">
            <text:p>0.572669451766953</text:p>
          </table:table-cell>
          <table:table-cell table:formula="of:=[.D676]/6" office:value-type="float" office:value="0.0954449086278255" calcext:value-type="float">
            <text:p>0.095444908627826</text:p>
          </table:table-cell>
          <table:table-cell table:formula="of:=[.E676]*2" office:value-type="float" office:value="0.190889817255651" calcext:value-type="float">
            <text:p>0.190889817255651</text:p>
          </table:table-cell>
          <table:table-cell table:formula="of:=[.E676]*39.3701" office:value-type="float" office:value="3.75767559716835" calcext:value-type="float">
            <text:p>3.75767559716835</text:p>
          </table:table-cell>
          <table:table-cell table:formula="of:=[.F676]*39.3701" office:value-type="float" office:value="7.51535119433671" calcext:value-type="float">
            <text:p>7.51535119433671</text:p>
          </table:table-cell>
        </table:table-row>
        <table:table-row table:style-name="ro1">
          <table:table-cell table:formula="of:=[.A676]+1" office:value-type="float" office:value="699" calcext:value-type="float">
            <text:p>699</text:p>
          </table:table-cell>
          <table:table-cell table:formula="of:=299792458/([.A677]*1000000)" office:value-type="float" office:value="0.428887636623748" calcext:value-type="float">
            <text:p>0.428887636623748</text:p>
          </table:table-cell>
          <table:table-cell table:formula="of:=(1/3)*[.B677]" office:value-type="float" office:value="0.142962545541249" calcext:value-type="float">
            <text:p>0.142962545541249</text:p>
          </table:table-cell>
          <table:table-cell table:formula="of:=4*[.C677]" office:value-type="float" office:value="0.571850182164998" calcext:value-type="float">
            <text:p>0.571850182164998</text:p>
          </table:table-cell>
          <table:table-cell table:formula="of:=[.D677]/6" office:value-type="float" office:value="0.0953083636941663" calcext:value-type="float">
            <text:p>0.095308363694166</text:p>
          </table:table-cell>
          <table:table-cell table:formula="of:=[.E677]*2" office:value-type="float" office:value="0.190616727388333" calcext:value-type="float">
            <text:p>0.190616727388333</text:p>
          </table:table-cell>
          <table:table-cell table:formula="of:=[.E677]*39.3701" office:value-type="float" office:value="3.7522998094757" calcext:value-type="float">
            <text:p>3.7522998094757</text:p>
          </table:table-cell>
          <table:table-cell table:formula="of:=[.F677]*39.3701" office:value-type="float" office:value="7.50459961895139" calcext:value-type="float">
            <text:p>7.50459961895139</text:p>
          </table:table-cell>
        </table:table-row>
        <table:table-row table:style-name="ro1">
          <table:table-cell table:formula="of:=[.A677]+1" office:value-type="float" office:value="700" calcext:value-type="float">
            <text:p>700</text:p>
          </table:table-cell>
          <table:table-cell table:formula="of:=299792458/([.A678]*1000000)" office:value-type="float" office:value="0.42827494" calcext:value-type="float">
            <text:p>0.42827494</text:p>
          </table:table-cell>
          <table:table-cell table:formula="of:=(1/3)*[.B678]" office:value-type="float" office:value="0.142758313333333" calcext:value-type="float">
            <text:p>0.142758313333333</text:p>
          </table:table-cell>
          <table:table-cell table:formula="of:=4*[.C678]" office:value-type="float" office:value="0.571033253333333" calcext:value-type="float">
            <text:p>0.571033253333333</text:p>
          </table:table-cell>
          <table:table-cell table:formula="of:=[.D678]/6" office:value-type="float" office:value="0.0951722088888889" calcext:value-type="float">
            <text:p>0.095172208888889</text:p>
          </table:table-cell>
          <table:table-cell table:formula="of:=[.E678]*2" office:value-type="float" office:value="0.190344417777778" calcext:value-type="float">
            <text:p>0.190344417777778</text:p>
          </table:table-cell>
          <table:table-cell table:formula="of:=[.E678]*39.3701" office:value-type="float" office:value="3.74693938117644" calcext:value-type="float">
            <text:p>3.74693938117644</text:p>
          </table:table-cell>
          <table:table-cell table:formula="of:=[.F678]*39.3701" office:value-type="float" office:value="7.49387876235289" calcext:value-type="float">
            <text:p>7.49387876235289</text:p>
          </table:table-cell>
        </table:table-row>
        <table:table-row table:style-name="ro1">
          <table:table-cell table:formula="of:=[.A678]+1" office:value-type="float" office:value="701" calcext:value-type="float">
            <text:p>701</text:p>
          </table:table-cell>
          <table:table-cell table:formula="of:=299792458/([.A679]*1000000)" office:value-type="float" office:value="0.427663991440799" calcext:value-type="float">
            <text:p>0.427663991440799</text:p>
          </table:table-cell>
          <table:table-cell table:formula="of:=(1/3)*[.B679]" office:value-type="float" office:value="0.1425546638136" calcext:value-type="float">
            <text:p>0.1425546638136</text:p>
          </table:table-cell>
          <table:table-cell table:formula="of:=4*[.C679]" office:value-type="float" office:value="0.570218655254398" calcext:value-type="float">
            <text:p>0.570218655254398</text:p>
          </table:table-cell>
          <table:table-cell table:formula="of:=[.D679]/6" office:value-type="float" office:value="0.0950364425423997" calcext:value-type="float">
            <text:p>0.0950364425424</text:p>
          </table:table-cell>
          <table:table-cell table:formula="of:=[.E679]*2" office:value-type="float" office:value="0.190072885084799" calcext:value-type="float">
            <text:p>0.190072885084799</text:p>
          </table:table-cell>
          <table:table-cell table:formula="of:=[.E679]*39.3701" office:value-type="float" office:value="3.74159424653853" calcext:value-type="float">
            <text:p>3.74159424653853</text:p>
          </table:table-cell>
          <table:table-cell table:formula="of:=[.F679]*39.3701" office:value-type="float" office:value="7.48318849307706" calcext:value-type="float">
            <text:p>7.48318849307706</text:p>
          </table:table-cell>
        </table:table-row>
        <table:table-row table:style-name="ro1">
          <table:table-cell table:formula="of:=[.A679]+1" office:value-type="float" office:value="702" calcext:value-type="float">
            <text:p>702</text:p>
          </table:table-cell>
          <table:table-cell table:formula="of:=299792458/([.A680]*1000000)" office:value-type="float" office:value="0.427054783475783" calcext:value-type="float">
            <text:p>0.427054783475783</text:p>
          </table:table-cell>
          <table:table-cell table:formula="of:=(1/3)*[.B680]" office:value-type="float" office:value="0.142351594491928" calcext:value-type="float">
            <text:p>0.142351594491928</text:p>
          </table:table-cell>
          <table:table-cell table:formula="of:=4*[.C680]" office:value-type="float" office:value="0.569406377967711" calcext:value-type="float">
            <text:p>0.569406377967711</text:p>
          </table:table-cell>
          <table:table-cell table:formula="of:=[.D680]/6" office:value-type="float" office:value="0.0949010629946185" calcext:value-type="float">
            <text:p>0.094901062994619</text:p>
          </table:table-cell>
          <table:table-cell table:formula="of:=[.E680]*2" office:value-type="float" office:value="0.189802125989237" calcext:value-type="float">
            <text:p>0.189802125989237</text:p>
          </table:table-cell>
          <table:table-cell table:formula="of:=[.E680]*39.3701" office:value-type="float" office:value="3.73626434020443" calcext:value-type="float">
            <text:p>3.73626434020443</text:p>
          </table:table-cell>
          <table:table-cell table:formula="of:=[.F680]*39.3701" office:value-type="float" office:value="7.47252868040886" calcext:value-type="float">
            <text:p>7.47252868040886</text:p>
          </table:table-cell>
        </table:table-row>
        <table:table-row table:style-name="ro1">
          <table:table-cell table:formula="of:=[.A680]+1" office:value-type="float" office:value="703" calcext:value-type="float">
            <text:p>703</text:p>
          </table:table-cell>
          <table:table-cell table:formula="of:=299792458/([.A681]*1000000)" office:value-type="float" office:value="0.426447308677098" calcext:value-type="float">
            <text:p>0.426447308677098</text:p>
          </table:table-cell>
          <table:table-cell table:formula="of:=(1/3)*[.B681]" office:value-type="float" office:value="0.142149102892366" calcext:value-type="float">
            <text:p>0.142149102892366</text:p>
          </table:table-cell>
          <table:table-cell table:formula="of:=4*[.C681]" office:value-type="float" office:value="0.568596411569464" calcext:value-type="float">
            <text:p>0.568596411569464</text:p>
          </table:table-cell>
          <table:table-cell table:formula="of:=[.D681]/6" office:value-type="float" office:value="0.0947660685949107" calcext:value-type="float">
            <text:p>0.094766068594911</text:p>
          </table:table-cell>
          <table:table-cell table:formula="of:=[.E681]*2" office:value-type="float" office:value="0.189532137189821" calcext:value-type="float">
            <text:p>0.189532137189821</text:p>
          </table:table-cell>
          <table:table-cell table:formula="of:=[.E681]*39.3701" office:value-type="float" office:value="3.73094959718849" calcext:value-type="float">
            <text:p>3.73094959718849</text:p>
          </table:table-cell>
          <table:table-cell table:formula="of:=[.F681]*39.3701" office:value-type="float" office:value="7.46189919437699" calcext:value-type="float">
            <text:p>7.46189919437699</text:p>
          </table:table-cell>
        </table:table-row>
        <table:table-row table:style-name="ro1">
          <table:table-cell table:formula="of:=[.A681]+1" office:value-type="float" office:value="704" calcext:value-type="float">
            <text:p>704</text:p>
          </table:table-cell>
          <table:table-cell table:formula="of:=299792458/([.A682]*1000000)" office:value-type="float" office:value="0.425841559659091" calcext:value-type="float">
            <text:p>0.425841559659091</text:p>
          </table:table-cell>
          <table:table-cell table:formula="of:=(1/3)*[.B682]" office:value-type="float" office:value="0.14194718655303" calcext:value-type="float">
            <text:p>0.14194718655303</text:p>
          </table:table-cell>
          <table:table-cell table:formula="of:=4*[.C682]" office:value-type="float" office:value="0.567788746212121" calcext:value-type="float">
            <text:p>0.567788746212121</text:p>
          </table:table-cell>
          <table:table-cell table:formula="of:=[.D682]/6" office:value-type="float" office:value="0.0946314577020202" calcext:value-type="float">
            <text:p>0.09463145770202</text:p>
          </table:table-cell>
          <table:table-cell table:formula="of:=[.E682]*2" office:value-type="float" office:value="0.18926291540404" calcext:value-type="float">
            <text:p>0.18926291540404</text:p>
          </table:table-cell>
          <table:table-cell table:formula="of:=[.E682]*39.3701" office:value-type="float" office:value="3.72564995287431" calcext:value-type="float">
            <text:p>3.72564995287431</text:p>
          </table:table-cell>
          <table:table-cell table:formula="of:=[.F682]*39.3701" office:value-type="float" office:value="7.45129990574861" calcext:value-type="float">
            <text:p>7.45129990574861</text:p>
          </table:table-cell>
        </table:table-row>
        <table:table-row table:style-name="ro1">
          <table:table-cell table:formula="of:=[.A682]+1" office:value-type="float" office:value="705" calcext:value-type="float">
            <text:p>705</text:p>
          </table:table-cell>
          <table:table-cell table:formula="of:=299792458/([.A683]*1000000)" office:value-type="float" office:value="0.425237529078014" calcext:value-type="float">
            <text:p>0.425237529078014</text:p>
          </table:table-cell>
          <table:table-cell table:formula="of:=(1/3)*[.B683]" office:value-type="float" office:value="0.141745843026005" calcext:value-type="float">
            <text:p>0.141745843026005</text:p>
          </table:table-cell>
          <table:table-cell table:formula="of:=4*[.C683]" office:value-type="float" office:value="0.566983372104019" calcext:value-type="float">
            <text:p>0.566983372104019</text:p>
          </table:table-cell>
          <table:table-cell table:formula="of:=[.D683]/6" office:value-type="float" office:value="0.0944972286840032" calcext:value-type="float">
            <text:p>0.094497228684003</text:p>
          </table:table-cell>
          <table:table-cell table:formula="of:=[.E683]*2" office:value-type="float" office:value="0.188994457368006" calcext:value-type="float">
            <text:p>0.188994457368006</text:p>
          </table:table-cell>
          <table:table-cell table:formula="of:=[.E683]*39.3701" office:value-type="float" office:value="3.72036534301207" calcext:value-type="float">
            <text:p>3.72036534301207</text:p>
          </table:table-cell>
          <table:table-cell table:formula="of:=[.F683]*39.3701" office:value-type="float" office:value="7.44073068602415" calcext:value-type="float">
            <text:p>7.44073068602415</text:p>
          </table:table-cell>
        </table:table-row>
        <table:table-row table:style-name="ro1">
          <table:table-cell table:formula="of:=[.A683]+1" office:value-type="float" office:value="706" calcext:value-type="float">
            <text:p>706</text:p>
          </table:table-cell>
          <table:table-cell table:formula="of:=299792458/([.A684]*1000000)" office:value-type="float" office:value="0.424635209631728" calcext:value-type="float">
            <text:p>0.424635209631728</text:p>
          </table:table-cell>
          <table:table-cell table:formula="of:=(1/3)*[.B684]" office:value-type="float" office:value="0.141545069877243" calcext:value-type="float">
            <text:p>0.141545069877243</text:p>
          </table:table-cell>
          <table:table-cell table:formula="of:=4*[.C684]" office:value-type="float" office:value="0.566180279508971" calcext:value-type="float">
            <text:p>0.566180279508971</text:p>
          </table:table-cell>
          <table:table-cell table:formula="of:=[.D684]/6" office:value-type="float" office:value="0.0943633799181618" calcext:value-type="float">
            <text:p>0.094363379918162</text:p>
          </table:table-cell>
          <table:table-cell table:formula="of:=[.E684]*2" office:value-type="float" office:value="0.188726759836324" calcext:value-type="float">
            <text:p>0.188726759836324</text:p>
          </table:table-cell>
          <table:table-cell table:formula="of:=[.E684]*39.3701" office:value-type="float" office:value="3.71509570371602" calcext:value-type="float">
            <text:p>3.71509570371602</text:p>
          </table:table-cell>
          <table:table-cell table:formula="of:=[.F684]*39.3701" office:value-type="float" office:value="7.43019140743204" calcext:value-type="float">
            <text:p>7.43019140743204</text:p>
          </table:table-cell>
        </table:table-row>
        <table:table-row table:style-name="ro1">
          <table:table-cell table:formula="of:=[.A684]+1" office:value-type="float" office:value="707" calcext:value-type="float">
            <text:p>707</text:p>
          </table:table-cell>
          <table:table-cell table:formula="of:=299792458/([.A685]*1000000)" office:value-type="float" office:value="0.424034594059406" calcext:value-type="float">
            <text:p>0.424034594059406</text:p>
          </table:table-cell>
          <table:table-cell table:formula="of:=(1/3)*[.B685]" office:value-type="float" office:value="0.141344864686469" calcext:value-type="float">
            <text:p>0.141344864686469</text:p>
          </table:table-cell>
          <table:table-cell table:formula="of:=4*[.C685]" office:value-type="float" office:value="0.565379458745875" calcext:value-type="float">
            <text:p>0.565379458745875</text:p>
          </table:table-cell>
          <table:table-cell table:formula="of:=[.D685]/6" office:value-type="float" office:value="0.0942299097909791" calcext:value-type="float">
            <text:p>0.094229909790979</text:p>
          </table:table-cell>
          <table:table-cell table:formula="of:=[.E685]*2" office:value-type="float" office:value="0.188459819581958" calcext:value-type="float">
            <text:p>0.188459819581958</text:p>
          </table:table-cell>
          <table:table-cell table:formula="of:=[.E685]*39.3701" office:value-type="float" office:value="3.70984097146183" calcext:value-type="float">
            <text:p>3.70984097146183</text:p>
          </table:table-cell>
          <table:table-cell table:formula="of:=[.F685]*39.3701" office:value-type="float" office:value="7.41968194292365" calcext:value-type="float">
            <text:p>7.41968194292365</text:p>
          </table:table-cell>
        </table:table-row>
        <table:table-row table:style-name="ro1">
          <table:table-cell table:formula="of:=[.A685]+1" office:value-type="float" office:value="708" calcext:value-type="float">
            <text:p>708</text:p>
          </table:table-cell>
          <table:table-cell table:formula="of:=299792458/([.A686]*1000000)" office:value-type="float" office:value="0.423435675141243" calcext:value-type="float">
            <text:p>0.423435675141243</text:p>
          </table:table-cell>
          <table:table-cell table:formula="of:=(1/3)*[.B686]" office:value-type="float" office:value="0.141145225047081" calcext:value-type="float">
            <text:p>0.141145225047081</text:p>
          </table:table-cell>
          <table:table-cell table:formula="of:=4*[.C686]" office:value-type="float" office:value="0.564580900188324" calcext:value-type="float">
            <text:p>0.564580900188324</text:p>
          </table:table-cell>
          <table:table-cell table:formula="of:=[.D686]/6" office:value-type="float" office:value="0.094096816698054" calcext:value-type="float">
            <text:p>0.094096816698054</text:p>
          </table:table-cell>
          <table:table-cell table:formula="of:=[.E686]*2" office:value-type="float" office:value="0.188193633396108" calcext:value-type="float">
            <text:p>0.188193633396108</text:p>
          </table:table-cell>
          <table:table-cell table:formula="of:=[.E686]*39.3701" office:value-type="float" office:value="3.70460108308405" calcext:value-type="float">
            <text:p>3.70460108308405</text:p>
          </table:table-cell>
          <table:table-cell table:formula="of:=[.F686]*39.3701" office:value-type="float" office:value="7.40920216616811" calcext:value-type="float">
            <text:p>7.40920216616811</text:p>
          </table:table-cell>
        </table:table-row>
        <table:table-row table:style-name="ro1">
          <table:table-cell table:formula="of:=[.A686]+1" office:value-type="float" office:value="709" calcext:value-type="float">
            <text:p>709</text:p>
          </table:table-cell>
          <table:table-cell table:formula="of:=299792458/([.A687]*1000000)" office:value-type="float" office:value="0.422838445698166" calcext:value-type="float">
            <text:p>0.422838445698166</text:p>
          </table:table-cell>
          <table:table-cell table:formula="of:=(1/3)*[.B687]" office:value-type="float" office:value="0.140946148566055" calcext:value-type="float">
            <text:p>0.140946148566055</text:p>
          </table:table-cell>
          <table:table-cell table:formula="of:=4*[.C687]" office:value-type="float" office:value="0.563784594264222" calcext:value-type="float">
            <text:p>0.563784594264222</text:p>
          </table:table-cell>
          <table:table-cell table:formula="of:=[.D687]/6" office:value-type="float" office:value="0.093964099044037" calcext:value-type="float">
            <text:p>0.093964099044037</text:p>
          </table:table-cell>
          <table:table-cell table:formula="of:=[.E687]*2" office:value-type="float" office:value="0.187928198088074" calcext:value-type="float">
            <text:p>0.187928198088074</text:p>
          </table:table-cell>
          <table:table-cell table:formula="of:=[.E687]*39.3701" office:value-type="float" office:value="3.69937597577364" calcext:value-type="float">
            <text:p>3.69937597577364</text:p>
          </table:table-cell>
          <table:table-cell table:formula="of:=[.F687]*39.3701" office:value-type="float" office:value="7.39875195154728" calcext:value-type="float">
            <text:p>7.39875195154728</text:p>
          </table:table-cell>
        </table:table-row>
        <table:table-row table:style-name="ro1">
          <table:table-cell table:formula="of:=[.A687]+1" office:value-type="float" office:value="710" calcext:value-type="float">
            <text:p>710</text:p>
          </table:table-cell>
          <table:table-cell table:formula="of:=299792458/([.A688]*1000000)" office:value-type="float" office:value="0.422242898591549" calcext:value-type="float">
            <text:p>0.422242898591549</text:p>
          </table:table-cell>
          <table:table-cell table:formula="of:=(1/3)*[.B688]" office:value-type="float" office:value="0.14074763286385" calcext:value-type="float">
            <text:p>0.14074763286385</text:p>
          </table:table-cell>
          <table:table-cell table:formula="of:=4*[.C688]" office:value-type="float" office:value="0.562990531455399" calcext:value-type="float">
            <text:p>0.562990531455399</text:p>
          </table:table-cell>
          <table:table-cell table:formula="of:=[.D688]/6" office:value-type="float" office:value="0.0938317552425665" calcext:value-type="float">
            <text:p>0.093831755242567</text:p>
          </table:table-cell>
          <table:table-cell table:formula="of:=[.E688]*2" office:value-type="float" office:value="0.187663510485133" calcext:value-type="float">
            <text:p>0.187663510485133</text:p>
          </table:table-cell>
          <table:table-cell table:formula="of:=[.E688]*39.3701" office:value-type="float" office:value="3.69416558707537" calcext:value-type="float">
            <text:p>3.69416558707537</text:p>
          </table:table-cell>
          <table:table-cell table:formula="of:=[.F688]*39.3701" office:value-type="float" office:value="7.38833117415074" calcext:value-type="float">
            <text:p>7.38833117415074</text:p>
          </table:table-cell>
        </table:table-row>
        <table:table-row table:style-name="ro1">
          <table:table-cell table:formula="of:=[.A688]+1" office:value-type="float" office:value="711" calcext:value-type="float">
            <text:p>711</text:p>
          </table:table-cell>
          <table:table-cell table:formula="of:=299792458/([.A689]*1000000)" office:value-type="float" office:value="0.421649026722925" calcext:value-type="float">
            <text:p>0.421649026722925</text:p>
          </table:table-cell>
          <table:table-cell table:formula="of:=(1/3)*[.B689]" office:value-type="float" office:value="0.140549675574308" calcext:value-type="float">
            <text:p>0.140549675574308</text:p>
          </table:table-cell>
          <table:table-cell table:formula="of:=4*[.C689]" office:value-type="float" office:value="0.562198702297234" calcext:value-type="float">
            <text:p>0.562198702297234</text:p>
          </table:table-cell>
          <table:table-cell table:formula="of:=[.D689]/6" office:value-type="float" office:value="0.0936997837162057" calcext:value-type="float">
            <text:p>0.093699783716206</text:p>
          </table:table-cell>
          <table:table-cell table:formula="of:=[.E689]*2" office:value-type="float" office:value="0.187399567432411" calcext:value-type="float">
            <text:p>0.187399567432411</text:p>
          </table:table-cell>
          <table:table-cell table:formula="of:=[.E689]*39.3701" office:value-type="float" office:value="3.68896985488539" calcext:value-type="float">
            <text:p>3.68896985488539</text:p>
          </table:table-cell>
          <table:table-cell table:formula="of:=[.F689]*39.3701" office:value-type="float" office:value="7.37793970977078" calcext:value-type="float">
            <text:p>7.37793970977078</text:p>
          </table:table-cell>
        </table:table-row>
        <table:table-row table:style-name="ro1">
          <table:table-cell table:formula="of:=[.A689]+1" office:value-type="float" office:value="712" calcext:value-type="float">
            <text:p>712</text:p>
          </table:table-cell>
          <table:table-cell table:formula="of:=299792458/([.A690]*1000000)" office:value-type="float" office:value="0.421056823033708" calcext:value-type="float">
            <text:p>0.421056823033708</text:p>
          </table:table-cell>
          <table:table-cell table:formula="of:=(1/3)*[.B690]" office:value-type="float" office:value="0.140352274344569" calcext:value-type="float">
            <text:p>0.140352274344569</text:p>
          </table:table-cell>
          <table:table-cell table:formula="of:=4*[.C690]" office:value-type="float" office:value="0.561409097378277" calcext:value-type="float">
            <text:p>0.561409097378277</text:p>
          </table:table-cell>
          <table:table-cell table:formula="of:=[.D690]/6" office:value-type="float" office:value="0.0935681828963795" calcext:value-type="float">
            <text:p>0.09356818289638</text:p>
          </table:table-cell>
          <table:table-cell table:formula="of:=[.E690]*2" office:value-type="float" office:value="0.187136365792759" calcext:value-type="float">
            <text:p>0.187136365792759</text:p>
          </table:table-cell>
          <table:table-cell table:formula="of:=[.E690]*39.3701" office:value-type="float" office:value="3.68378871744875" calcext:value-type="float">
            <text:p>3.68378871744875</text:p>
          </table:table-cell>
          <table:table-cell table:formula="of:=[.F690]*39.3701" office:value-type="float" office:value="7.3675774348975" calcext:value-type="float">
            <text:p>7.3675774348975</text:p>
          </table:table-cell>
        </table:table-row>
        <table:table-row table:style-name="ro1">
          <table:table-cell table:formula="of:=[.A690]+1" office:value-type="float" office:value="713" calcext:value-type="float">
            <text:p>713</text:p>
          </table:table-cell>
          <table:table-cell table:formula="of:=299792458/([.A691]*1000000)" office:value-type="float" office:value="0.420466280504909" calcext:value-type="float">
            <text:p>0.420466280504909</text:p>
          </table:table-cell>
          <table:table-cell table:formula="of:=(1/3)*[.B691]" office:value-type="float" office:value="0.14015542683497" calcext:value-type="float">
            <text:p>0.14015542683497</text:p>
          </table:table-cell>
          <table:table-cell table:formula="of:=4*[.C691]" office:value-type="float" office:value="0.560621707339879" calcext:value-type="float">
            <text:p>0.560621707339879</text:p>
          </table:table-cell>
          <table:table-cell table:formula="of:=[.D691]/6" office:value-type="float" office:value="0.0934369512233131" calcext:value-type="float">
            <text:p>0.093436951223313</text:p>
          </table:table-cell>
          <table:table-cell table:formula="of:=[.E691]*2" office:value-type="float" office:value="0.186873902446626" calcext:value-type="float">
            <text:p>0.186873902446626</text:p>
          </table:table-cell>
          <table:table-cell table:formula="of:=[.E691]*39.3701" office:value-type="float" office:value="3.67862211335696" calcext:value-type="float">
            <text:p>3.67862211335696</text:p>
          </table:table-cell>
          <table:table-cell table:formula="of:=[.F691]*39.3701" office:value-type="float" office:value="7.35724422671392" calcext:value-type="float">
            <text:p>7.35724422671392</text:p>
          </table:table-cell>
        </table:table-row>
        <table:table-row table:style-name="ro1">
          <table:table-cell table:formula="of:=[.A691]+1" office:value-type="float" office:value="714" calcext:value-type="float">
            <text:p>714</text:p>
          </table:table-cell>
          <table:table-cell table:formula="of:=299792458/([.A692]*1000000)" office:value-type="float" office:value="0.419877392156863" calcext:value-type="float">
            <text:p>0.419877392156863</text:p>
          </table:table-cell>
          <table:table-cell table:formula="of:=(1/3)*[.B692]" office:value-type="float" office:value="0.139959130718954" calcext:value-type="float">
            <text:p>0.139959130718954</text:p>
          </table:table-cell>
          <table:table-cell table:formula="of:=4*[.C692]" office:value-type="float" office:value="0.559836522875817" calcext:value-type="float">
            <text:p>0.559836522875817</text:p>
          </table:table-cell>
          <table:table-cell table:formula="of:=[.D692]/6" office:value-type="float" office:value="0.0933060871459695" calcext:value-type="float">
            <text:p>0.09330608714597</text:p>
          </table:table-cell>
          <table:table-cell table:formula="of:=[.E692]*2" office:value-type="float" office:value="0.186612174291939" calcext:value-type="float">
            <text:p>0.186612174291939</text:p>
          </table:table-cell>
          <table:table-cell table:formula="of:=[.E692]*39.3701" office:value-type="float" office:value="3.67346998154553" calcext:value-type="float">
            <text:p>3.67346998154553</text:p>
          </table:table-cell>
          <table:table-cell table:formula="of:=[.F692]*39.3701" office:value-type="float" office:value="7.34693996309107" calcext:value-type="float">
            <text:p>7.34693996309107</text:p>
          </table:table-cell>
        </table:table-row>
        <table:table-row table:style-name="ro1">
          <table:table-cell table:formula="of:=[.A692]+1" office:value-type="float" office:value="715" calcext:value-type="float">
            <text:p>715</text:p>
          </table:table-cell>
          <table:table-cell table:formula="of:=299792458/([.A693]*1000000)" office:value-type="float" office:value="0.419290151048951" calcext:value-type="float">
            <text:p>0.419290151048951</text:p>
          </table:table-cell>
          <table:table-cell table:formula="of:=(1/3)*[.B693]" office:value-type="float" office:value="0.139763383682984" calcext:value-type="float">
            <text:p>0.139763383682984</text:p>
          </table:table-cell>
          <table:table-cell table:formula="of:=4*[.C693]" office:value-type="float" office:value="0.559053534731935" calcext:value-type="float">
            <text:p>0.559053534731935</text:p>
          </table:table-cell>
          <table:table-cell table:formula="of:=[.D693]/6" office:value-type="float" office:value="0.0931755891219891" calcext:value-type="float">
            <text:p>0.093175589121989</text:p>
          </table:table-cell>
          <table:table-cell table:formula="of:=[.E693]*2" office:value-type="float" office:value="0.186351178243978" calcext:value-type="float">
            <text:p>0.186351178243978</text:p>
          </table:table-cell>
          <table:table-cell table:formula="of:=[.E693]*39.3701" office:value-type="float" office:value="3.66833226129162" calcext:value-type="float">
            <text:p>3.66833226129162</text:p>
          </table:table-cell>
          <table:table-cell table:formula="of:=[.F693]*39.3701" office:value-type="float" office:value="7.33666452258325" calcext:value-type="float">
            <text:p>7.33666452258325</text:p>
          </table:table-cell>
        </table:table-row>
        <table:table-row table:style-name="ro1">
          <table:table-cell table:formula="of:=[.A693]+1" office:value-type="float" office:value="716" calcext:value-type="float">
            <text:p>716</text:p>
          </table:table-cell>
          <table:table-cell table:formula="of:=299792458/([.A694]*1000000)" office:value-type="float" office:value="0.41870455027933" calcext:value-type="float">
            <text:p>0.41870455027933</text:p>
          </table:table-cell>
          <table:table-cell table:formula="of:=(1/3)*[.B694]" office:value-type="float" office:value="0.139568183426443" calcext:value-type="float">
            <text:p>0.139568183426443</text:p>
          </table:table-cell>
          <table:table-cell table:formula="of:=4*[.C694]" office:value-type="float" office:value="0.558272733705773" calcext:value-type="float">
            <text:p>0.558272733705773</text:p>
          </table:table-cell>
          <table:table-cell table:formula="of:=[.D694]/6" office:value-type="float" office:value="0.0930454556176288" calcext:value-type="float">
            <text:p>0.093045455617629</text:p>
          </table:table-cell>
          <table:table-cell table:formula="of:=[.E694]*2" office:value-type="float" office:value="0.186090911235258" calcext:value-type="float">
            <text:p>0.186090911235258</text:p>
          </table:table-cell>
          <table:table-cell table:formula="of:=[.E694]*39.3701" office:value-type="float" office:value="3.66320889221161" calcext:value-type="float">
            <text:p>3.66320889221161</text:p>
          </table:table-cell>
          <table:table-cell table:formula="of:=[.F694]*39.3701" office:value-type="float" office:value="7.32641778442321" calcext:value-type="float">
            <text:p>7.32641778442321</text:p>
          </table:table-cell>
        </table:table-row>
        <table:table-row table:style-name="ro1">
          <table:table-cell table:formula="of:=[.A694]+1" office:value-type="float" office:value="717" calcext:value-type="float">
            <text:p>717</text:p>
          </table:table-cell>
          <table:table-cell table:formula="of:=299792458/([.A695]*1000000)" office:value-type="float" office:value="0.418120582984658" calcext:value-type="float">
            <text:p>0.418120582984658</text:p>
          </table:table-cell>
          <table:table-cell table:formula="of:=(1/3)*[.B695]" office:value-type="float" office:value="0.139373527661553" calcext:value-type="float">
            <text:p>0.139373527661553</text:p>
          </table:table-cell>
          <table:table-cell table:formula="of:=4*[.C695]" office:value-type="float" office:value="0.557494110646211" calcext:value-type="float">
            <text:p>0.557494110646211</text:p>
          </table:table-cell>
          <table:table-cell table:formula="of:=[.D695]/6" office:value-type="float" office:value="0.0929156851077018" calcext:value-type="float">
            <text:p>0.092915685107702</text:p>
          </table:table-cell>
          <table:table-cell table:formula="of:=[.E695]*2" office:value-type="float" office:value="0.185831370215404" calcext:value-type="float">
            <text:p>0.185831370215404</text:p>
          </table:table-cell>
          <table:table-cell table:formula="of:=[.E695]*39.3701" office:value-type="float" office:value="3.65809981425873" calcext:value-type="float">
            <text:p>3.65809981425873</text:p>
          </table:table-cell>
          <table:table-cell table:formula="of:=[.F695]*39.3701" office:value-type="float" office:value="7.31619962851746" calcext:value-type="float">
            <text:p>7.31619962851746</text:p>
          </table:table-cell>
        </table:table-row>
        <table:table-row table:style-name="ro1">
          <table:table-cell table:formula="of:=[.A695]+1" office:value-type="float" office:value="718" calcext:value-type="float">
            <text:p>718</text:p>
          </table:table-cell>
          <table:table-cell table:formula="of:=299792458/([.A696]*1000000)" office:value-type="float" office:value="0.417538242339833" calcext:value-type="float">
            <text:p>0.417538242339833</text:p>
          </table:table-cell>
          <table:table-cell table:formula="of:=(1/3)*[.B696]" office:value-type="float" office:value="0.139179414113278" calcext:value-type="float">
            <text:p>0.139179414113278</text:p>
          </table:table-cell>
          <table:table-cell table:formula="of:=4*[.C696]" office:value-type="float" office:value="0.55671765645311" calcext:value-type="float">
            <text:p>0.55671765645311</text:p>
          </table:table-cell>
          <table:table-cell table:formula="of:=[.D696]/6" office:value-type="float" office:value="0.0927862760755184" calcext:value-type="float">
            <text:p>0.092786276075518</text:p>
          </table:table-cell>
          <table:table-cell table:formula="of:=[.E696]*2" office:value-type="float" office:value="0.185572552151037" calcext:value-type="float">
            <text:p>0.185572552151037</text:p>
          </table:table-cell>
          <table:table-cell table:formula="of:=[.E696]*39.3701" office:value-type="float" office:value="3.65300496772077" calcext:value-type="float">
            <text:p>3.65300496772077</text:p>
          </table:table-cell>
          <table:table-cell table:formula="of:=[.F696]*39.3701" office:value-type="float" office:value="7.30600993544154" calcext:value-type="float">
            <text:p>7.30600993544154</text:p>
          </table:table-cell>
        </table:table-row>
        <table:table-row table:style-name="ro1">
          <table:table-cell table:formula="of:=[.A696]+1" office:value-type="float" office:value="719" calcext:value-type="float">
            <text:p>719</text:p>
          </table:table-cell>
          <table:table-cell table:formula="of:=299792458/([.A697]*1000000)" office:value-type="float" office:value="0.416957521557719" calcext:value-type="float">
            <text:p>0.416957521557719</text:p>
          </table:table-cell>
          <table:table-cell table:formula="of:=(1/3)*[.B697]" office:value-type="float" office:value="0.13898584051924" calcext:value-type="float">
            <text:p>0.13898584051924</text:p>
          </table:table-cell>
          <table:table-cell table:formula="of:=4*[.C697]" office:value-type="float" office:value="0.555943362076959" calcext:value-type="float">
            <text:p>0.555943362076959</text:p>
          </table:table-cell>
          <table:table-cell table:formula="of:=[.D697]/6" office:value-type="float" office:value="0.0926572270128264" calcext:value-type="float">
            <text:p>0.092657227012827</text:p>
          </table:table-cell>
          <table:table-cell table:formula="of:=[.E697]*2" office:value-type="float" office:value="0.185314454025653" calcext:value-type="float">
            <text:p>0.185314454025653</text:p>
          </table:table-cell>
          <table:table-cell table:formula="of:=[.E697]*39.3701" office:value-type="float" office:value="3.64792429321768" calcext:value-type="float">
            <text:p>3.64792429321768</text:p>
          </table:table-cell>
          <table:table-cell table:formula="of:=[.F697]*39.3701" office:value-type="float" office:value="7.29584858643536" calcext:value-type="float">
            <text:p>7.29584858643536</text:p>
          </table:table-cell>
        </table:table-row>
        <table:table-row table:style-name="ro1">
          <table:table-cell table:formula="of:=[.A697]+1" office:value-type="float" office:value="720" calcext:value-type="float">
            <text:p>720</text:p>
          </table:table-cell>
          <table:table-cell table:formula="of:=299792458/([.A698]*1000000)" office:value-type="float" office:value="0.416378413888889" calcext:value-type="float">
            <text:p>0.416378413888889</text:p>
          </table:table-cell>
          <table:table-cell table:formula="of:=(1/3)*[.B698]" office:value-type="float" office:value="0.13879280462963" calcext:value-type="float">
            <text:p>0.13879280462963</text:p>
          </table:table-cell>
          <table:table-cell table:formula="of:=4*[.C698]" office:value-type="float" office:value="0.555171218518519" calcext:value-type="float">
            <text:p>0.555171218518519</text:p>
          </table:table-cell>
          <table:table-cell table:formula="of:=[.D698]/6" office:value-type="float" office:value="0.0925285364197531" calcext:value-type="float">
            <text:p>0.092528536419753</text:p>
          </table:table-cell>
          <table:table-cell table:formula="of:=[.E698]*2" office:value-type="float" office:value="0.185057072839506" calcext:value-type="float">
            <text:p>0.185057072839506</text:p>
          </table:table-cell>
          <table:table-cell table:formula="of:=[.E698]*39.3701" office:value-type="float" office:value="3.64285773169932" calcext:value-type="float">
            <text:p>3.64285773169932</text:p>
          </table:table-cell>
          <table:table-cell table:formula="of:=[.F698]*39.3701" office:value-type="float" office:value="7.28571546339864" calcext:value-type="float">
            <text:p>7.28571546339864</text:p>
          </table:table-cell>
        </table:table-row>
        <table:table-row table:style-name="ro1">
          <table:table-cell table:formula="of:=[.A698]+1" office:value-type="float" office:value="721" calcext:value-type="float">
            <text:p>721</text:p>
          </table:table-cell>
          <table:table-cell table:formula="of:=299792458/([.A699]*1000000)" office:value-type="float" office:value="0.415800912621359" calcext:value-type="float">
            <text:p>0.415800912621359</text:p>
          </table:table-cell>
          <table:table-cell table:formula="of:=(1/3)*[.B699]" office:value-type="float" office:value="0.13860030420712" calcext:value-type="float">
            <text:p>0.13860030420712</text:p>
          </table:table-cell>
          <table:table-cell table:formula="of:=4*[.C699]" office:value-type="float" office:value="0.554401216828479" calcext:value-type="float">
            <text:p>0.554401216828479</text:p>
          </table:table-cell>
          <table:table-cell table:formula="of:=[.D699]/6" office:value-type="float" office:value="0.0924002028047465" calcext:value-type="float">
            <text:p>0.092400202804747</text:p>
          </table:table-cell>
          <table:table-cell table:formula="of:=[.E699]*2" office:value-type="float" office:value="0.184800405609493" calcext:value-type="float">
            <text:p>0.184800405609493</text:p>
          </table:table-cell>
          <table:table-cell table:formula="of:=[.E699]*39.3701" office:value-type="float" office:value="3.63780522444315" calcext:value-type="float">
            <text:p>3.63780522444315</text:p>
          </table:table-cell>
          <table:table-cell table:formula="of:=[.F699]*39.3701" office:value-type="float" office:value="7.2756104488863" calcext:value-type="float">
            <text:p>7.2756104488863</text:p>
          </table:table-cell>
        </table:table-row>
        <table:table-row table:style-name="ro1">
          <table:table-cell table:formula="of:=[.A699]+1" office:value-type="float" office:value="722" calcext:value-type="float">
            <text:p>722</text:p>
          </table:table-cell>
          <table:table-cell table:formula="of:=299792458/([.A700]*1000000)" office:value-type="float" office:value="0.415225011080332" calcext:value-type="float">
            <text:p>0.415225011080332</text:p>
          </table:table-cell>
          <table:table-cell table:formula="of:=(1/3)*[.B700]" office:value-type="float" office:value="0.138408337026777" calcext:value-type="float">
            <text:p>0.138408337026777</text:p>
          </table:table-cell>
          <table:table-cell table:formula="of:=4*[.C700]" office:value-type="float" office:value="0.55363334810711" calcext:value-type="float">
            <text:p>0.55363334810711</text:p>
          </table:table-cell>
          <table:table-cell table:formula="of:=[.D700]/6" office:value-type="float" office:value="0.0922722246845183" calcext:value-type="float">
            <text:p>0.092272224684518</text:p>
          </table:table-cell>
          <table:table-cell table:formula="of:=[.E700]*2" office:value-type="float" office:value="0.184544449369037" calcext:value-type="float">
            <text:p>0.184544449369037</text:p>
          </table:table-cell>
          <table:table-cell table:formula="of:=[.E700]*39.3701" office:value-type="float" office:value="3.63276671305195" calcext:value-type="float">
            <text:p>3.63276671305195</text:p>
          </table:table-cell>
          <table:table-cell table:formula="of:=[.F700]*39.3701" office:value-type="float" office:value="7.26553342610391" calcext:value-type="float">
            <text:p>7.26553342610391</text:p>
          </table:table-cell>
        </table:table-row>
        <table:table-row table:style-name="ro1">
          <table:table-cell table:formula="of:=[.A700]+1" office:value-type="float" office:value="723" calcext:value-type="float">
            <text:p>723</text:p>
          </table:table-cell>
          <table:table-cell table:formula="of:=299792458/([.A701]*1000000)" office:value-type="float" office:value="0.414650702627939" calcext:value-type="float">
            <text:p>0.414650702627939</text:p>
          </table:table-cell>
          <table:table-cell table:formula="of:=(1/3)*[.B701]" office:value-type="float" office:value="0.13821690087598" calcext:value-type="float">
            <text:p>0.13821690087598</text:p>
          </table:table-cell>
          <table:table-cell table:formula="of:=4*[.C701]" office:value-type="float" office:value="0.552867603503919" calcext:value-type="float">
            <text:p>0.552867603503919</text:p>
          </table:table-cell>
          <table:table-cell table:formula="of:=[.D701]/6" office:value-type="float" office:value="0.0921446005839865" calcext:value-type="float">
            <text:p>0.092144600583987</text:p>
          </table:table-cell>
          <table:table-cell table:formula="of:=[.E701]*2" office:value-type="float" office:value="0.184289201167973" calcext:value-type="float">
            <text:p>0.184289201167973</text:p>
          </table:table-cell>
          <table:table-cell table:formula="of:=[.E701]*39.3701" office:value-type="float" office:value="3.62774213945161" calcext:value-type="float">
            <text:p>3.62774213945161</text:p>
          </table:table-cell>
          <table:table-cell table:formula="of:=[.F701]*39.3701" office:value-type="float" office:value="7.25548427890321" calcext:value-type="float">
            <text:p>7.25548427890321</text:p>
          </table:table-cell>
        </table:table-row>
        <table:table-row table:style-name="ro1">
          <table:table-cell table:formula="of:=[.A701]+1" office:value-type="float" office:value="724" calcext:value-type="float">
            <text:p>724</text:p>
          </table:table-cell>
          <table:table-cell table:formula="of:=299792458/([.A702]*1000000)" office:value-type="float" office:value="0.414077980662983" calcext:value-type="float">
            <text:p>0.414077980662983</text:p>
          </table:table-cell>
          <table:table-cell table:formula="of:=(1/3)*[.B702]" office:value-type="float" office:value="0.138025993554328" calcext:value-type="float">
            <text:p>0.138025993554328</text:p>
          </table:table-cell>
          <table:table-cell table:formula="of:=4*[.C702]" office:value-type="float" office:value="0.552103974217311" calcext:value-type="float">
            <text:p>0.552103974217311</text:p>
          </table:table-cell>
          <table:table-cell table:formula="of:=[.D702]/6" office:value-type="float" office:value="0.0920173290362185" calcext:value-type="float">
            <text:p>0.092017329036219</text:p>
          </table:table-cell>
          <table:table-cell table:formula="of:=[.E702]*2" office:value-type="float" office:value="0.184034658072437" calcext:value-type="float">
            <text:p>0.184034658072437</text:p>
          </table:table-cell>
          <table:table-cell table:formula="of:=[.E702]*39.3701" office:value-type="float" office:value="3.62273144588883" calcext:value-type="float">
            <text:p>3.62273144588883</text:p>
          </table:table-cell>
          <table:table-cell table:formula="of:=[.F702]*39.3701" office:value-type="float" office:value="7.24546289177765" calcext:value-type="float">
            <text:p>7.24546289177765</text:p>
          </table:table-cell>
        </table:table-row>
        <table:table-row table:style-name="ro1">
          <table:table-cell table:formula="of:=[.A702]+1" office:value-type="float" office:value="725" calcext:value-type="float">
            <text:p>725</text:p>
          </table:table-cell>
          <table:table-cell table:formula="of:=299792458/([.A703]*1000000)" office:value-type="float" office:value="0.41350683862069" calcext:value-type="float">
            <text:p>0.41350683862069</text:p>
          </table:table-cell>
          <table:table-cell table:formula="of:=(1/3)*[.B703]" office:value-type="float" office:value="0.137835612873563" calcext:value-type="float">
            <text:p>0.137835612873563</text:p>
          </table:table-cell>
          <table:table-cell table:formula="of:=4*[.C703]" office:value-type="float" office:value="0.551342451494253" calcext:value-type="float">
            <text:p>0.551342451494253</text:p>
          </table:table-cell>
          <table:table-cell table:formula="of:=[.D703]/6" office:value-type="float" office:value="0.0918904085823755" calcext:value-type="float">
            <text:p>0.091890408582376</text:p>
          </table:table-cell>
          <table:table-cell table:formula="of:=[.E703]*2" office:value-type="float" office:value="0.183780817164751" calcext:value-type="float">
            <text:p>0.183780817164751</text:p>
          </table:table-cell>
          <table:table-cell table:formula="of:=[.E703]*39.3701" office:value-type="float" office:value="3.61773457492898" calcext:value-type="float">
            <text:p>3.61773457492898</text:p>
          </table:table-cell>
          <table:table-cell table:formula="of:=[.F703]*39.3701" office:value-type="float" office:value="7.23546914985796" calcext:value-type="float">
            <text:p>7.23546914985796</text:p>
          </table:table-cell>
        </table:table-row>
        <table:table-row table:style-name="ro1">
          <table:table-cell table:formula="of:=[.A703]+1" office:value-type="float" office:value="726" calcext:value-type="float">
            <text:p>726</text:p>
          </table:table-cell>
          <table:table-cell table:formula="of:=299792458/([.A704]*1000000)" office:value-type="float" office:value="0.412937269972452" calcext:value-type="float">
            <text:p>0.412937269972452</text:p>
          </table:table-cell>
          <table:table-cell table:formula="of:=(1/3)*[.B704]" office:value-type="float" office:value="0.137645756657484" calcext:value-type="float">
            <text:p>0.137645756657484</text:p>
          </table:table-cell>
          <table:table-cell table:formula="of:=4*[.C704]" office:value-type="float" office:value="0.550583026629936" calcext:value-type="float">
            <text:p>0.550583026629936</text:p>
          </table:table-cell>
          <table:table-cell table:formula="of:=[.D704]/6" office:value-type="float" office:value="0.0917638377716559" calcext:value-type="float">
            <text:p>0.091763837771656</text:p>
          </table:table-cell>
          <table:table-cell table:formula="of:=[.E704]*2" office:value-type="float" office:value="0.183527675543312" calcext:value-type="float">
            <text:p>0.183527675543312</text:p>
          </table:table-cell>
          <table:table-cell table:formula="of:=[.E704]*39.3701" office:value-type="float" office:value="3.61275146945387" calcext:value-type="float">
            <text:p>3.61275146945387</text:p>
          </table:table-cell>
          <table:table-cell table:formula="of:=[.F704]*39.3701" office:value-type="float" office:value="7.22550293890774" calcext:value-type="float">
            <text:p>7.22550293890774</text:p>
          </table:table-cell>
        </table:table-row>
        <table:table-row table:style-name="ro1">
          <table:table-cell table:formula="of:=[.A704]+1" office:value-type="float" office:value="727" calcext:value-type="float">
            <text:p>727</text:p>
          </table:table-cell>
          <table:table-cell table:formula="of:=299792458/([.A705]*1000000)" office:value-type="float" office:value="0.412369268225585" calcext:value-type="float">
            <text:p>0.412369268225585</text:p>
          </table:table-cell>
          <table:table-cell table:formula="of:=(1/3)*[.B705]" office:value-type="float" office:value="0.137456422741862" calcext:value-type="float">
            <text:p>0.137456422741862</text:p>
          </table:table-cell>
          <table:table-cell table:formula="of:=4*[.C705]" office:value-type="float" office:value="0.549825690967446" calcext:value-type="float">
            <text:p>0.549825690967446</text:p>
          </table:table-cell>
          <table:table-cell table:formula="of:=[.D705]/6" office:value-type="float" office:value="0.091637615161241" calcext:value-type="float">
            <text:p>0.091637615161241</text:p>
          </table:table-cell>
          <table:table-cell table:formula="of:=[.E705]*2" office:value-type="float" office:value="0.183275230322482" calcext:value-type="float">
            <text:p>0.183275230322482</text:p>
          </table:table-cell>
          <table:table-cell table:formula="of:=[.E705]*39.3701" office:value-type="float" office:value="3.60778207265958" calcext:value-type="float">
            <text:p>3.60778207265958</text:p>
          </table:table-cell>
          <table:table-cell table:formula="of:=[.F705]*39.3701" office:value-type="float" office:value="7.21556414531915" calcext:value-type="float">
            <text:p>7.21556414531915</text:p>
          </table:table-cell>
        </table:table-row>
        <table:table-row table:style-name="ro1">
          <table:table-cell table:formula="of:=[.A705]+1" office:value-type="float" office:value="728" calcext:value-type="float">
            <text:p>728</text:p>
          </table:table-cell>
          <table:table-cell table:formula="of:=299792458/([.A706]*1000000)" office:value-type="float" office:value="0.411802826923077" calcext:value-type="float">
            <text:p>0.411802826923077</text:p>
          </table:table-cell>
          <table:table-cell table:formula="of:=(1/3)*[.B706]" office:value-type="float" office:value="0.137267608974359" calcext:value-type="float">
            <text:p>0.137267608974359</text:p>
          </table:table-cell>
          <table:table-cell table:formula="of:=4*[.C706]" office:value-type="float" office:value="0.549070435897436" calcext:value-type="float">
            <text:p>0.549070435897436</text:p>
          </table:table-cell>
          <table:table-cell table:formula="of:=[.D706]/6" office:value-type="float" office:value="0.0915117393162393" calcext:value-type="float">
            <text:p>0.091511739316239</text:p>
          </table:table-cell>
          <table:table-cell table:formula="of:=[.E706]*2" office:value-type="float" office:value="0.183023478632479" calcext:value-type="float">
            <text:p>0.183023478632479</text:p>
          </table:table-cell>
          <table:table-cell table:formula="of:=[.E706]*39.3701" office:value-type="float" office:value="3.60282632805427" calcext:value-type="float">
            <text:p>3.60282632805427</text:p>
          </table:table-cell>
          <table:table-cell table:formula="of:=[.F706]*39.3701" office:value-type="float" office:value="7.20565265610855" calcext:value-type="float">
            <text:p>7.20565265610855</text:p>
          </table:table-cell>
        </table:table-row>
        <table:table-row table:style-name="ro1">
          <table:table-cell table:formula="of:=[.A706]+1" office:value-type="float" office:value="729" calcext:value-type="float">
            <text:p>729</text:p>
          </table:table-cell>
          <table:table-cell table:formula="of:=299792458/([.A707]*1000000)" office:value-type="float" office:value="0.411237939643347" calcext:value-type="float">
            <text:p>0.411237939643347</text:p>
          </table:table-cell>
          <table:table-cell table:formula="of:=(1/3)*[.B707]" office:value-type="float" office:value="0.137079313214449" calcext:value-type="float">
            <text:p>0.137079313214449</text:p>
          </table:table-cell>
          <table:table-cell table:formula="of:=4*[.C707]" office:value-type="float" office:value="0.548317252857796" calcext:value-type="float">
            <text:p>0.548317252857796</text:p>
          </table:table-cell>
          <table:table-cell table:formula="of:=[.D707]/6" office:value-type="float" office:value="0.0913862088096327" calcext:value-type="float">
            <text:p>0.091386208809633</text:p>
          </table:table-cell>
          <table:table-cell table:formula="of:=[.E707]*2" office:value-type="float" office:value="0.182772417619265" calcext:value-type="float">
            <text:p>0.182772417619265</text:p>
          </table:table-cell>
          <table:table-cell table:formula="of:=[.E707]*39.3701" office:value-type="float" office:value="3.59788417945612" calcext:value-type="float">
            <text:p>3.59788417945612</text:p>
          </table:table-cell>
          <table:table-cell table:formula="of:=[.F707]*39.3701" office:value-type="float" office:value="7.19576835891224" calcext:value-type="float">
            <text:p>7.19576835891224</text:p>
          </table:table-cell>
        </table:table-row>
        <table:table-row table:style-name="ro1">
          <table:table-cell table:formula="of:=[.A707]+1" office:value-type="float" office:value="730" calcext:value-type="float">
            <text:p>730</text:p>
          </table:table-cell>
          <table:table-cell table:formula="of:=299792458/([.A708]*1000000)" office:value-type="float" office:value="0.4106746" calcext:value-type="float">
            <text:p>0.4106746</text:p>
          </table:table-cell>
          <table:table-cell table:formula="of:=(1/3)*[.B708]" office:value-type="float" office:value="0.136891533333333" calcext:value-type="float">
            <text:p>0.136891533333333</text:p>
          </table:table-cell>
          <table:table-cell table:formula="of:=4*[.C708]" office:value-type="float" office:value="0.547566133333333" calcext:value-type="float">
            <text:p>0.547566133333333</text:p>
          </table:table-cell>
          <table:table-cell table:formula="of:=[.D708]/6" office:value-type="float" office:value="0.0912610222222222" calcext:value-type="float">
            <text:p>0.091261022222222</text:p>
          </table:table-cell>
          <table:table-cell table:formula="of:=[.E708]*2" office:value-type="float" office:value="0.182522044444444" calcext:value-type="float">
            <text:p>0.182522044444444</text:p>
          </table:table-cell>
          <table:table-cell table:formula="of:=[.E708]*39.3701" office:value-type="float" office:value="3.59295557099111" calcext:value-type="float">
            <text:p>3.59295557099111</text:p>
          </table:table-cell>
          <table:table-cell table:formula="of:=[.F708]*39.3701" office:value-type="float" office:value="7.18591114198222" calcext:value-type="float">
            <text:p>7.18591114198222</text:p>
          </table:table-cell>
        </table:table-row>
        <table:table-row table:style-name="ro1">
          <table:table-cell table:formula="of:=[.A708]+1" office:value-type="float" office:value="731" calcext:value-type="float">
            <text:p>731</text:p>
          </table:table-cell>
          <table:table-cell table:formula="of:=299792458/([.A709]*1000000)" office:value-type="float" office:value="0.410112801641587" calcext:value-type="float">
            <text:p>0.410112801641587</text:p>
          </table:table-cell>
          <table:table-cell table:formula="of:=(1/3)*[.B709]" office:value-type="float" office:value="0.136704267213862" calcext:value-type="float">
            <text:p>0.136704267213862</text:p>
          </table:table-cell>
          <table:table-cell table:formula="of:=4*[.C709]" office:value-type="float" office:value="0.546817068855449" calcext:value-type="float">
            <text:p>0.546817068855449</text:p>
          </table:table-cell>
          <table:table-cell table:formula="of:=[.D709]/6" office:value-type="float" office:value="0.0911361781425749" calcext:value-type="float">
            <text:p>0.091136178142575</text:p>
          </table:table-cell>
          <table:table-cell table:formula="of:=[.E709]*2" office:value-type="float" office:value="0.18227235628515" calcext:value-type="float">
            <text:p>0.18227235628515</text:p>
          </table:table-cell>
          <table:table-cell table:formula="of:=[.E709]*39.3701" office:value-type="float" office:value="3.58804044709099" calcext:value-type="float">
            <text:p>3.58804044709099</text:p>
          </table:table-cell>
          <table:table-cell table:formula="of:=[.F709]*39.3701" office:value-type="float" office:value="7.17608089418197" calcext:value-type="float">
            <text:p>7.17608089418197</text:p>
          </table:table-cell>
        </table:table-row>
        <table:table-row table:style-name="ro1">
          <table:table-cell table:formula="of:=[.A709]+1" office:value-type="float" office:value="732" calcext:value-type="float">
            <text:p>732</text:p>
          </table:table-cell>
          <table:table-cell table:formula="of:=299792458/([.A710]*1000000)" office:value-type="float" office:value="0.409552538251366" calcext:value-type="float">
            <text:p>0.409552538251366</text:p>
          </table:table-cell>
          <table:table-cell table:formula="of:=(1/3)*[.B710]" office:value-type="float" office:value="0.136517512750455" calcext:value-type="float">
            <text:p>0.136517512750455</text:p>
          </table:table-cell>
          <table:table-cell table:formula="of:=4*[.C710]" office:value-type="float" office:value="0.546070051001821" calcext:value-type="float">
            <text:p>0.546070051001821</text:p>
          </table:table-cell>
          <table:table-cell table:formula="of:=[.D710]/6" office:value-type="float" office:value="0.0910116751669703" calcext:value-type="float">
            <text:p>0.09101167516697</text:p>
          </table:table-cell>
          <table:table-cell table:formula="of:=[.E710]*2" office:value-type="float" office:value="0.18202335033394" calcext:value-type="float">
            <text:p>0.18202335033394</text:p>
          </table:table-cell>
          <table:table-cell table:formula="of:=[.E710]*39.3701" office:value-type="float" office:value="3.58313875249113" calcext:value-type="float">
            <text:p>3.58313875249113</text:p>
          </table:table-cell>
          <table:table-cell table:formula="of:=[.F710]*39.3701" office:value-type="float" office:value="7.16627750498227" calcext:value-type="float">
            <text:p>7.16627750498227</text:p>
          </table:table-cell>
        </table:table-row>
        <table:table-row table:style-name="ro1">
          <table:table-cell table:formula="of:=[.A710]+1" office:value-type="float" office:value="733" calcext:value-type="float">
            <text:p>733</text:p>
          </table:table-cell>
          <table:table-cell table:formula="of:=299792458/([.A711]*1000000)" office:value-type="float" office:value="0.408993803547067" calcext:value-type="float">
            <text:p>0.408993803547067</text:p>
          </table:table-cell>
          <table:table-cell table:formula="of:=(1/3)*[.B711]" office:value-type="float" office:value="0.136331267849022" calcext:value-type="float">
            <text:p>0.136331267849022</text:p>
          </table:table-cell>
          <table:table-cell table:formula="of:=4*[.C711]" office:value-type="float" office:value="0.545325071396089" calcext:value-type="float">
            <text:p>0.545325071396089</text:p>
          </table:table-cell>
          <table:table-cell table:formula="of:=[.D711]/6" office:value-type="float" office:value="0.0908875118993482" calcext:value-type="float">
            <text:p>0.090887511899348</text:p>
          </table:table-cell>
          <table:table-cell table:formula="of:=[.E711]*2" office:value-type="float" office:value="0.181775023798696" calcext:value-type="float">
            <text:p>0.181775023798696</text:p>
          </table:table-cell>
          <table:table-cell table:formula="of:=[.E711]*39.3701" office:value-type="float" office:value="3.57825043222853" calcext:value-type="float">
            <text:p>3.57825043222853</text:p>
          </table:table-cell>
          <table:table-cell table:formula="of:=[.F711]*39.3701" office:value-type="float" office:value="7.15650086445706" calcext:value-type="float">
            <text:p>7.15650086445706</text:p>
          </table:table-cell>
        </table:table-row>
        <table:table-row table:style-name="ro1">
          <table:table-cell table:formula="of:=[.A711]+1" office:value-type="float" office:value="734" calcext:value-type="float">
            <text:p>734</text:p>
          </table:table-cell>
          <table:table-cell table:formula="of:=299792458/([.A712]*1000000)" office:value-type="float" office:value="0.408436591280654" calcext:value-type="float">
            <text:p>0.408436591280654</text:p>
          </table:table-cell>
          <table:table-cell table:formula="of:=(1/3)*[.B712]" office:value-type="float" office:value="0.136145530426885" calcext:value-type="float">
            <text:p>0.136145530426885</text:p>
          </table:table-cell>
          <table:table-cell table:formula="of:=4*[.C712]" office:value-type="float" office:value="0.544582121707539" calcext:value-type="float">
            <text:p>0.544582121707539</text:p>
          </table:table-cell>
          <table:table-cell table:formula="of:=[.D712]/6" office:value-type="float" office:value="0.0907636869512564" calcext:value-type="float">
            <text:p>0.090763686951257</text:p>
          </table:table-cell>
          <table:table-cell table:formula="of:=[.E712]*2" office:value-type="float" office:value="0.181527373902513" calcext:value-type="float">
            <text:p>0.181527373902513</text:p>
          </table:table-cell>
          <table:table-cell table:formula="of:=[.E712]*39.3701" office:value-type="float" office:value="3.57337543163966" calcext:value-type="float">
            <text:p>3.57337543163966</text:p>
          </table:table-cell>
          <table:table-cell table:formula="of:=[.F712]*39.3701" office:value-type="float" office:value="7.14675086327932" calcext:value-type="float">
            <text:p>7.14675086327932</text:p>
          </table:table-cell>
        </table:table-row>
        <table:table-row table:style-name="ro1">
          <table:table-cell table:formula="of:=[.A712]+1" office:value-type="float" office:value="735" calcext:value-type="float">
            <text:p>735</text:p>
          </table:table-cell>
          <table:table-cell table:formula="of:=299792458/([.A713]*1000000)" office:value-type="float" office:value="0.407880895238095" calcext:value-type="float">
            <text:p>0.407880895238095</text:p>
          </table:table-cell>
          <table:table-cell table:formula="of:=(1/3)*[.B713]" office:value-type="float" office:value="0.135960298412698" calcext:value-type="float">
            <text:p>0.135960298412698</text:p>
          </table:table-cell>
          <table:table-cell table:formula="of:=4*[.C713]" office:value-type="float" office:value="0.543841193650794" calcext:value-type="float">
            <text:p>0.543841193650794</text:p>
          </table:table-cell>
          <table:table-cell table:formula="of:=[.D713]/6" office:value-type="float" office:value="0.0906401989417989" calcext:value-type="float">
            <text:p>0.090640198941799</text:p>
          </table:table-cell>
          <table:table-cell table:formula="of:=[.E713]*2" office:value-type="float" office:value="0.181280397883598" calcext:value-type="float">
            <text:p>0.181280397883598</text:p>
          </table:table-cell>
          <table:table-cell table:formula="of:=[.E713]*39.3701" office:value-type="float" office:value="3.56851369635852" calcext:value-type="float">
            <text:p>3.56851369635852</text:p>
          </table:table-cell>
          <table:table-cell table:formula="of:=[.F713]*39.3701" office:value-type="float" office:value="7.13702739271704" calcext:value-type="float">
            <text:p>7.13702739271704</text:p>
          </table:table-cell>
        </table:table-row>
        <table:table-row table:style-name="ro1">
          <table:table-cell table:formula="of:=[.A713]+1" office:value-type="float" office:value="736" calcext:value-type="float">
            <text:p>736</text:p>
          </table:table-cell>
          <table:table-cell table:formula="of:=299792458/([.A714]*1000000)" office:value-type="float" office:value="0.40732670923913" calcext:value-type="float">
            <text:p>0.40732670923913</text:p>
          </table:table-cell>
          <table:table-cell table:formula="of:=(1/3)*[.B714]" office:value-type="float" office:value="0.135775569746377" calcext:value-type="float">
            <text:p>0.135775569746377</text:p>
          </table:table-cell>
          <table:table-cell table:formula="of:=4*[.C714]" office:value-type="float" office:value="0.543102278985507" calcext:value-type="float">
            <text:p>0.543102278985507</text:p>
          </table:table-cell>
          <table:table-cell table:formula="of:=[.D714]/6" office:value-type="float" office:value="0.0905170464975845" calcext:value-type="float">
            <text:p>0.090517046497585</text:p>
          </table:table-cell>
          <table:table-cell table:formula="of:=[.E714]*2" office:value-type="float" office:value="0.181034092995169" calcext:value-type="float">
            <text:p>0.181034092995169</text:p>
          </table:table-cell>
          <table:table-cell table:formula="of:=[.E714]*39.3701" office:value-type="float" office:value="3.56366517231455" calcext:value-type="float">
            <text:p>3.56366517231455</text:p>
          </table:table-cell>
          <table:table-cell table:formula="of:=[.F714]*39.3701" office:value-type="float" office:value="7.12733034462911" calcext:value-type="float">
            <text:p>7.12733034462911</text:p>
          </table:table-cell>
        </table:table-row>
        <table:table-row table:style-name="ro1">
          <table:table-cell table:formula="of:=[.A714]+1" office:value-type="float" office:value="737" calcext:value-type="float">
            <text:p>737</text:p>
          </table:table-cell>
          <table:table-cell table:formula="of:=299792458/([.A715]*1000000)" office:value-type="float" office:value="0.406774027137042" calcext:value-type="float">
            <text:p>0.406774027137042</text:p>
          </table:table-cell>
          <table:table-cell table:formula="of:=(1/3)*[.B715]" office:value-type="float" office:value="0.135591342379014" calcext:value-type="float">
            <text:p>0.135591342379014</text:p>
          </table:table-cell>
          <table:table-cell table:formula="of:=4*[.C715]" office:value-type="float" office:value="0.542365369516056" calcext:value-type="float">
            <text:p>0.542365369516056</text:p>
          </table:table-cell>
          <table:table-cell table:formula="of:=[.D715]/6" office:value-type="float" office:value="0.090394228252676" calcext:value-type="float">
            <text:p>0.090394228252676</text:p>
          </table:table-cell>
          <table:table-cell table:formula="of:=[.E715]*2" office:value-type="float" office:value="0.180788456505352" calcext:value-type="float">
            <text:p>0.180788456505352</text:p>
          </table:table-cell>
          <table:table-cell table:formula="of:=[.E715]*39.3701" office:value-type="float" office:value="3.55882980573068" calcext:value-type="float">
            <text:p>3.55882980573068</text:p>
          </table:table-cell>
          <table:table-cell table:formula="of:=[.F715]*39.3701" office:value-type="float" office:value="7.11765961146136" calcext:value-type="float">
            <text:p>7.11765961146136</text:p>
          </table:table-cell>
        </table:table-row>
        <table:table-row table:style-name="ro1">
          <table:table-cell table:formula="of:=[.A715]+1" office:value-type="float" office:value="738" calcext:value-type="float">
            <text:p>738</text:p>
          </table:table-cell>
          <table:table-cell table:formula="of:=299792458/([.A716]*1000000)" office:value-type="float" office:value="0.406222842818428" calcext:value-type="float">
            <text:p>0.406222842818428</text:p>
          </table:table-cell>
          <table:table-cell table:formula="of:=(1/3)*[.B716]" office:value-type="float" office:value="0.135407614272809" calcext:value-type="float">
            <text:p>0.135407614272809</text:p>
          </table:table-cell>
          <table:table-cell table:formula="of:=4*[.C716]" office:value-type="float" office:value="0.541630457091238" calcext:value-type="float">
            <text:p>0.541630457091238</text:p>
          </table:table-cell>
          <table:table-cell table:formula="of:=[.D716]/6" office:value-type="float" office:value="0.0902717428485396" calcext:value-type="float">
            <text:p>0.09027174284854</text:p>
          </table:table-cell>
          <table:table-cell table:formula="of:=[.E716]*2" office:value-type="float" office:value="0.180543485697079" calcext:value-type="float">
            <text:p>0.180543485697079</text:p>
          </table:table-cell>
          <table:table-cell table:formula="of:=[.E716]*39.3701" office:value-type="float" office:value="3.55400754312129" calcext:value-type="float">
            <text:p>3.55400754312129</text:p>
          </table:table-cell>
          <table:table-cell table:formula="of:=[.F716]*39.3701" office:value-type="float" office:value="7.10801508624258" calcext:value-type="float">
            <text:p>7.10801508624258</text:p>
          </table:table-cell>
        </table:table-row>
        <table:table-row table:style-name="ro1">
          <table:table-cell table:formula="of:=[.A716]+1" office:value-type="float" office:value="739" calcext:value-type="float">
            <text:p>739</text:p>
          </table:table-cell>
          <table:table-cell table:formula="of:=299792458/([.A717]*1000000)" office:value-type="float" office:value="0.405673150202977" calcext:value-type="float">
            <text:p>0.405673150202977</text:p>
          </table:table-cell>
          <table:table-cell table:formula="of:=(1/3)*[.B717]" office:value-type="float" office:value="0.135224383400992" calcext:value-type="float">
            <text:p>0.135224383400992</text:p>
          </table:table-cell>
          <table:table-cell table:formula="of:=4*[.C717]" office:value-type="float" office:value="0.540897533603969" calcext:value-type="float">
            <text:p>0.540897533603969</text:p>
          </table:table-cell>
          <table:table-cell table:formula="of:=[.D717]/6" office:value-type="float" office:value="0.0901495889339949" calcext:value-type="float">
            <text:p>0.090149588933995</text:p>
          </table:table-cell>
          <table:table-cell table:formula="of:=[.E717]*2" office:value-type="float" office:value="0.18029917786799" calcext:value-type="float">
            <text:p>0.18029917786799</text:p>
          </table:table-cell>
          <table:table-cell table:formula="of:=[.E717]*39.3701" office:value-type="float" office:value="3.54919833129027" calcext:value-type="float">
            <text:p>3.54919833129027</text:p>
          </table:table-cell>
          <table:table-cell table:formula="of:=[.F717]*39.3701" office:value-type="float" office:value="7.09839666258054" calcext:value-type="float">
            <text:p>7.09839666258054</text:p>
          </table:table-cell>
        </table:table-row>
        <table:table-row table:style-name="ro1">
          <table:table-cell table:formula="of:=[.A717]+1" office:value-type="float" office:value="740" calcext:value-type="float">
            <text:p>740</text:p>
          </table:table-cell>
          <table:table-cell table:formula="of:=299792458/([.A718]*1000000)" office:value-type="float" office:value="0.405124943243243" calcext:value-type="float">
            <text:p>0.405124943243243</text:p>
          </table:table-cell>
          <table:table-cell table:formula="of:=(1/3)*[.B718]" office:value-type="float" office:value="0.135041647747748" calcext:value-type="float">
            <text:p>0.135041647747748</text:p>
          </table:table-cell>
          <table:table-cell table:formula="of:=4*[.C718]" office:value-type="float" office:value="0.540166590990991" calcext:value-type="float">
            <text:p>0.540166590990991</text:p>
          </table:table-cell>
          <table:table-cell table:formula="of:=[.D718]/6" office:value-type="float" office:value="0.0900277651651652" calcext:value-type="float">
            <text:p>0.090027765165165</text:p>
          </table:table-cell>
          <table:table-cell table:formula="of:=[.E718]*2" office:value-type="float" office:value="0.18005553033033" calcext:value-type="float">
            <text:p>0.18005553033033</text:p>
          </table:table-cell>
          <table:table-cell table:formula="of:=[.E718]*39.3701" office:value-type="float" office:value="3.54440211732907" calcext:value-type="float">
            <text:p>3.54440211732907</text:p>
          </table:table-cell>
          <table:table-cell table:formula="of:=[.F718]*39.3701" office:value-type="float" office:value="7.08880423465814" calcext:value-type="float">
            <text:p>7.08880423465814</text:p>
          </table:table-cell>
        </table:table-row>
        <table:table-row table:style-name="ro1">
          <table:table-cell table:formula="of:=[.A718]+1" office:value-type="float" office:value="741" calcext:value-type="float">
            <text:p>741</text:p>
          </table:table-cell>
          <table:table-cell table:formula="of:=299792458/([.A719]*1000000)" office:value-type="float" office:value="0.404578215924426" calcext:value-type="float">
            <text:p>0.404578215924426</text:p>
          </table:table-cell>
          <table:table-cell table:formula="of:=(1/3)*[.B719]" office:value-type="float" office:value="0.134859405308142" calcext:value-type="float">
            <text:p>0.134859405308142</text:p>
          </table:table-cell>
          <table:table-cell table:formula="of:=4*[.C719]" office:value-type="float" office:value="0.539437621232569" calcext:value-type="float">
            <text:p>0.539437621232569</text:p>
          </table:table-cell>
          <table:table-cell table:formula="of:=[.D719]/6" office:value-type="float" office:value="0.0899062702054281" calcext:value-type="float">
            <text:p>0.089906270205428</text:p>
          </table:table-cell>
          <table:table-cell table:formula="of:=[.E719]*2" office:value-type="float" office:value="0.179812540410856" calcext:value-type="float">
            <text:p>0.179812540410856</text:p>
          </table:table-cell>
          <table:table-cell table:formula="of:=[.E719]*39.3701" office:value-type="float" office:value="3.53961884861472" calcext:value-type="float">
            <text:p>3.53961884861472</text:p>
          </table:table-cell>
          <table:table-cell table:formula="of:=[.F719]*39.3701" office:value-type="float" office:value="7.07923769722945" calcext:value-type="float">
            <text:p>7.07923769722945</text:p>
          </table:table-cell>
        </table:table-row>
        <table:table-row table:style-name="ro1">
          <table:table-cell table:formula="of:=[.A719]+1" office:value-type="float" office:value="742" calcext:value-type="float">
            <text:p>742</text:p>
          </table:table-cell>
          <table:table-cell table:formula="of:=299792458/([.A720]*1000000)" office:value-type="float" office:value="0.404032962264151" calcext:value-type="float">
            <text:p>0.404032962264151</text:p>
          </table:table-cell>
          <table:table-cell table:formula="of:=(1/3)*[.B720]" office:value-type="float" office:value="0.13467765408805" calcext:value-type="float">
            <text:p>0.13467765408805</text:p>
          </table:table-cell>
          <table:table-cell table:formula="of:=4*[.C720]" office:value-type="float" office:value="0.538710616352201" calcext:value-type="float">
            <text:p>0.538710616352201</text:p>
          </table:table-cell>
          <table:table-cell table:formula="of:=[.D720]/6" office:value-type="float" office:value="0.0897851027253669" calcext:value-type="float">
            <text:p>0.089785102725367</text:p>
          </table:table-cell>
          <table:table-cell table:formula="of:=[.E720]*2" office:value-type="float" office:value="0.179570205450734" calcext:value-type="float">
            <text:p>0.179570205450734</text:p>
          </table:table-cell>
          <table:table-cell table:formula="of:=[.E720]*39.3701" office:value-type="float" office:value="3.53484847280797" calcext:value-type="float">
            <text:p>3.53484847280797</text:p>
          </table:table-cell>
          <table:table-cell table:formula="of:=[.F720]*39.3701" office:value-type="float" office:value="7.06969694561593" calcext:value-type="float">
            <text:p>7.06969694561593</text:p>
          </table:table-cell>
        </table:table-row>
        <table:table-row table:style-name="ro1">
          <table:table-cell table:formula="of:=[.A720]+1" office:value-type="float" office:value="743" calcext:value-type="float">
            <text:p>743</text:p>
          </table:table-cell>
          <table:table-cell table:formula="of:=299792458/([.A721]*1000000)" office:value-type="float" office:value="0.403489176312248" calcext:value-type="float">
            <text:p>0.403489176312248</text:p>
          </table:table-cell>
          <table:table-cell table:formula="of:=(1/3)*[.B721]" office:value-type="float" office:value="0.134496392104083" calcext:value-type="float">
            <text:p>0.134496392104083</text:p>
          </table:table-cell>
          <table:table-cell table:formula="of:=4*[.C721]" office:value-type="float" office:value="0.53798556841633" calcext:value-type="float">
            <text:p>0.53798556841633</text:p>
          </table:table-cell>
          <table:table-cell table:formula="of:=[.D721]/6" office:value-type="float" office:value="0.0896642614027217" calcext:value-type="float">
            <text:p>0.089664261402722</text:p>
          </table:table-cell>
          <table:table-cell table:formula="of:=[.E721]*2" office:value-type="float" office:value="0.179328522805443" calcext:value-type="float">
            <text:p>0.179328522805443</text:p>
          </table:table-cell>
          <table:table-cell table:formula="of:=[.E721]*39.3701" office:value-type="float" office:value="3.53009093785129" calcext:value-type="float">
            <text:p>3.53009093785129</text:p>
          </table:table-cell>
          <table:table-cell table:formula="of:=[.F721]*39.3701" office:value-type="float" office:value="7.06018187570259" calcext:value-type="float">
            <text:p>7.06018187570259</text:p>
          </table:table-cell>
        </table:table-row>
        <table:table-row table:style-name="ro1">
          <table:table-cell table:formula="of:=[.A721]+1" office:value-type="float" office:value="744" calcext:value-type="float">
            <text:p>744</text:p>
          </table:table-cell>
          <table:table-cell table:formula="of:=299792458/([.A722]*1000000)" office:value-type="float" office:value="0.402946852150538" calcext:value-type="float">
            <text:p>0.402946852150538</text:p>
          </table:table-cell>
          <table:table-cell table:formula="of:=(1/3)*[.B722]" office:value-type="float" office:value="0.134315617383513" calcext:value-type="float">
            <text:p>0.134315617383513</text:p>
          </table:table-cell>
          <table:table-cell table:formula="of:=4*[.C722]" office:value-type="float" office:value="0.53726246953405" calcext:value-type="float">
            <text:p>0.53726246953405</text:p>
          </table:table-cell>
          <table:table-cell table:formula="of:=[.D722]/6" office:value-type="float" office:value="0.0895437449223417" calcext:value-type="float">
            <text:p>0.089543744922342</text:p>
          </table:table-cell>
          <table:table-cell table:formula="of:=[.E722]*2" office:value-type="float" office:value="0.179087489844683" calcext:value-type="float">
            <text:p>0.179087489844683</text:p>
          </table:table-cell>
          <table:table-cell table:formula="of:=[.E722]*39.3701" office:value-type="float" office:value="3.52534619196708" calcext:value-type="float">
            <text:p>3.52534619196708</text:p>
          </table:table-cell>
          <table:table-cell table:formula="of:=[.F722]*39.3701" office:value-type="float" office:value="7.05069238393417" calcext:value-type="float">
            <text:p>7.05069238393417</text:p>
          </table:table-cell>
        </table:table-row>
        <table:table-row table:style-name="ro1">
          <table:table-cell table:formula="of:=[.A722]+1" office:value-type="float" office:value="745" calcext:value-type="float">
            <text:p>745</text:p>
          </table:table-cell>
          <table:table-cell table:formula="of:=299792458/([.A723]*1000000)" office:value-type="float" office:value="0.402405983892617" calcext:value-type="float">
            <text:p>0.402405983892617</text:p>
          </table:table-cell>
          <table:table-cell table:formula="of:=(1/3)*[.B723]" office:value-type="float" office:value="0.134135327964206" calcext:value-type="float">
            <text:p>0.134135327964206</text:p>
          </table:table-cell>
          <table:table-cell table:formula="of:=4*[.C723]" office:value-type="float" office:value="0.536541311856823" calcext:value-type="float">
            <text:p>0.536541311856823</text:p>
          </table:table-cell>
          <table:table-cell table:formula="of:=[.D723]/6" office:value-type="float" office:value="0.0894235519761372" calcext:value-type="float">
            <text:p>0.089423551976137</text:p>
          </table:table-cell>
          <table:table-cell table:formula="of:=[.E723]*2" office:value-type="float" office:value="0.178847103952274" calcext:value-type="float">
            <text:p>0.178847103952274</text:p>
          </table:table-cell>
          <table:table-cell table:formula="of:=[.E723]*39.3701" office:value-type="float" office:value="3.52061418365572" calcext:value-type="float">
            <text:p>3.52061418365572</text:p>
          </table:table-cell>
          <table:table-cell table:formula="of:=[.F723]*39.3701" office:value-type="float" office:value="7.04122836731144" calcext:value-type="float">
            <text:p>7.04122836731144</text:p>
          </table:table-cell>
        </table:table-row>
        <table:table-row table:style-name="ro1">
          <table:table-cell table:formula="of:=[.A723]+1" office:value-type="float" office:value="746" calcext:value-type="float">
            <text:p>746</text:p>
          </table:table-cell>
          <table:table-cell table:formula="of:=299792458/([.A724]*1000000)" office:value-type="float" office:value="0.401866565683646" calcext:value-type="float">
            <text:p>0.401866565683646</text:p>
          </table:table-cell>
          <table:table-cell table:formula="of:=(1/3)*[.B724]" office:value-type="float" office:value="0.133955521894549" calcext:value-type="float">
            <text:p>0.133955521894549</text:p>
          </table:table-cell>
          <table:table-cell table:formula="of:=4*[.C724]" office:value-type="float" office:value="0.535822087578195" calcext:value-type="float">
            <text:p>0.535822087578195</text:p>
          </table:table-cell>
          <table:table-cell table:formula="of:=[.D724]/6" office:value-type="float" office:value="0.0893036812630325" calcext:value-type="float">
            <text:p>0.089303681263033</text:p>
          </table:table-cell>
          <table:table-cell table:formula="of:=[.E724]*2" office:value-type="float" office:value="0.178607362526065" calcext:value-type="float">
            <text:p>0.178607362526065</text:p>
          </table:table-cell>
          <table:table-cell table:formula="of:=[.E724]*39.3701" office:value-type="float" office:value="3.51589486169371" calcext:value-type="float">
            <text:p>3.51589486169371</text:p>
          </table:table-cell>
          <table:table-cell table:formula="of:=[.F724]*39.3701" office:value-type="float" office:value="7.03178972338743" calcext:value-type="float">
            <text:p>7.03178972338743</text:p>
          </table:table-cell>
        </table:table-row>
        <table:table-row table:style-name="ro1">
          <table:table-cell table:formula="of:=[.A724]+1" office:value-type="float" office:value="747" calcext:value-type="float">
            <text:p>747</text:p>
          </table:table-cell>
          <table:table-cell table:formula="of:=299792458/([.A725]*1000000)" office:value-type="float" office:value="0.401328591700134" calcext:value-type="float">
            <text:p>0.401328591700134</text:p>
          </table:table-cell>
          <table:table-cell table:formula="of:=(1/3)*[.B725]" office:value-type="float" office:value="0.133776197233378" calcext:value-type="float">
            <text:p>0.133776197233378</text:p>
          </table:table-cell>
          <table:table-cell table:formula="of:=4*[.C725]" office:value-type="float" office:value="0.535104788933512" calcext:value-type="float">
            <text:p>0.535104788933512</text:p>
          </table:table-cell>
          <table:table-cell table:formula="of:=[.D725]/6" office:value-type="float" office:value="0.0891841314889186" calcext:value-type="float">
            <text:p>0.089184131488919</text:p>
          </table:table-cell>
          <table:table-cell table:formula="of:=[.E725]*2" office:value-type="float" office:value="0.178368262977837" calcext:value-type="float">
            <text:p>0.178368262977837</text:p>
          </table:table-cell>
          <table:table-cell table:formula="of:=[.E725]*39.3701" office:value-type="float" office:value="3.51118817513188" calcext:value-type="float">
            <text:p>3.51118817513188</text:p>
          </table:table-cell>
          <table:table-cell table:formula="of:=[.F725]*39.3701" office:value-type="float" office:value="7.02237635026375" calcext:value-type="float">
            <text:p>7.02237635026375</text:p>
          </table:table-cell>
        </table:table-row>
        <table:table-row table:style-name="ro1">
          <table:table-cell table:formula="of:=[.A725]+1" office:value-type="float" office:value="748" calcext:value-type="float">
            <text:p>748</text:p>
          </table:table-cell>
          <table:table-cell table:formula="of:=299792458/([.A726]*1000000)" office:value-type="float" office:value="0.400792056149733" calcext:value-type="float">
            <text:p>0.400792056149733</text:p>
          </table:table-cell>
          <table:table-cell table:formula="of:=(1/3)*[.B726]" office:value-type="float" office:value="0.133597352049911" calcext:value-type="float">
            <text:p>0.133597352049911</text:p>
          </table:table-cell>
          <table:table-cell table:formula="of:=4*[.C726]" office:value-type="float" office:value="0.534389408199643" calcext:value-type="float">
            <text:p>0.534389408199643</text:p>
          </table:table-cell>
          <table:table-cell table:formula="of:=[.D726]/6" office:value-type="float" office:value="0.0890649013666072" calcext:value-type="float">
            <text:p>0.089064901366607</text:p>
          </table:table-cell>
          <table:table-cell table:formula="of:=[.E726]*2" office:value-type="float" office:value="0.178129802733214" calcext:value-type="float">
            <text:p>0.178129802733214</text:p>
          </table:table-cell>
          <table:table-cell table:formula="of:=[.E726]*39.3701" office:value-type="float" office:value="3.50649407329346" calcext:value-type="float">
            <text:p>3.50649407329346</text:p>
          </table:table-cell>
          <table:table-cell table:formula="of:=[.F726]*39.3701" office:value-type="float" office:value="7.01298814658693" calcext:value-type="float">
            <text:p>7.01298814658693</text:p>
          </table:table-cell>
        </table:table-row>
        <table:table-row table:style-name="ro1">
          <table:table-cell table:formula="of:=[.A726]+1" office:value-type="float" office:value="749" calcext:value-type="float">
            <text:p>749</text:p>
          </table:table-cell>
          <table:table-cell table:formula="of:=299792458/([.A727]*1000000)" office:value-type="float" office:value="0.400256953271028" calcext:value-type="float">
            <text:p>0.400256953271028</text:p>
          </table:table-cell>
          <table:table-cell table:formula="of:=(1/3)*[.B727]" office:value-type="float" office:value="0.133418984423676" calcext:value-type="float">
            <text:p>0.133418984423676</text:p>
          </table:table-cell>
          <table:table-cell table:formula="of:=4*[.C727]" office:value-type="float" office:value="0.533675937694704" calcext:value-type="float">
            <text:p>0.533675937694704</text:p>
          </table:table-cell>
          <table:table-cell table:formula="of:=[.D727]/6" office:value-type="float" office:value="0.088945989615784" calcext:value-type="float">
            <text:p>0.088945989615784</text:p>
          </table:table-cell>
          <table:table-cell table:formula="of:=[.E727]*2" office:value-type="float" office:value="0.177891979231568" calcext:value-type="float">
            <text:p>0.177891979231568</text:p>
          </table:table-cell>
          <table:table-cell table:formula="of:=[.E727]*39.3701" office:value-type="float" office:value="3.50181250577238" calcext:value-type="float">
            <text:p>3.50181250577238</text:p>
          </table:table-cell>
          <table:table-cell table:formula="of:=[.F727]*39.3701" office:value-type="float" office:value="7.00362501154476" calcext:value-type="float">
            <text:p>7.00362501154476</text:p>
          </table:table-cell>
        </table:table-row>
        <table:table-row table:style-name="ro1">
          <table:table-cell table:formula="of:=[.A727]+1" office:value-type="float" office:value="750" calcext:value-type="float">
            <text:p>750</text:p>
          </table:table-cell>
          <table:table-cell table:formula="of:=299792458/([.A728]*1000000)" office:value-type="float" office:value="0.399723277333333" calcext:value-type="float">
            <text:p>0.399723277333333</text:p>
          </table:table-cell>
          <table:table-cell table:formula="of:=(1/3)*[.B728]" office:value-type="float" office:value="0.133241092444444" calcext:value-type="float">
            <text:p>0.133241092444444</text:p>
          </table:table-cell>
          <table:table-cell table:formula="of:=4*[.C728]" office:value-type="float" office:value="0.532964369777778" calcext:value-type="float">
            <text:p>0.532964369777778</text:p>
          </table:table-cell>
          <table:table-cell table:formula="of:=[.D728]/6" office:value-type="float" office:value="0.088827394962963" calcext:value-type="float">
            <text:p>0.088827394962963</text:p>
          </table:table-cell>
          <table:table-cell table:formula="of:=[.E728]*2" office:value-type="float" office:value="0.177654789925926" calcext:value-type="float">
            <text:p>0.177654789925926</text:p>
          </table:table-cell>
          <table:table-cell table:formula="of:=[.E728]*39.3701" office:value-type="float" office:value="3.49714342243135" calcext:value-type="float">
            <text:p>3.49714342243135</text:p>
          </table:table-cell>
          <table:table-cell table:formula="of:=[.F728]*39.3701" office:value-type="float" office:value="6.9942868448627" calcext:value-type="float">
            <text:p>6.9942868448627</text:p>
          </table:table-cell>
        </table:table-row>
        <table:table-row table:style-name="ro1">
          <table:table-cell table:formula="of:=[.A728]+1" office:value-type="float" office:value="751" calcext:value-type="float">
            <text:p>751</text:p>
          </table:table-cell>
          <table:table-cell table:formula="of:=299792458/([.A729]*1000000)" office:value-type="float" office:value="0.399191022636485" calcext:value-type="float">
            <text:p>0.399191022636485</text:p>
          </table:table-cell>
          <table:table-cell table:formula="of:=(1/3)*[.B729]" office:value-type="float" office:value="0.133063674212162" calcext:value-type="float">
            <text:p>0.133063674212162</text:p>
          </table:table-cell>
          <table:table-cell table:formula="of:=4*[.C729]" office:value-type="float" office:value="0.532254696848646" calcext:value-type="float">
            <text:p>0.532254696848646</text:p>
          </table:table-cell>
          <table:table-cell table:formula="of:=[.D729]/6" office:value-type="float" office:value="0.088709116141441" calcext:value-type="float">
            <text:p>0.088709116141441</text:p>
          </table:table-cell>
          <table:table-cell table:formula="of:=[.E729]*2" office:value-type="float" office:value="0.177418232282882" calcext:value-type="float">
            <text:p>0.177418232282882</text:p>
          </table:table-cell>
          <table:table-cell table:formula="of:=[.E729]*39.3701" office:value-type="float" office:value="3.49248677340015" calcext:value-type="float">
            <text:p>3.49248677340015</text:p>
          </table:table-cell>
          <table:table-cell table:formula="of:=[.F729]*39.3701" office:value-type="float" office:value="6.9849735468003" calcext:value-type="float">
            <text:p>6.9849735468003</text:p>
          </table:table-cell>
        </table:table-row>
        <table:table-row table:style-name="ro1">
          <table:table-cell table:formula="of:=[.A729]+1" office:value-type="float" office:value="752" calcext:value-type="float">
            <text:p>752</text:p>
          </table:table-cell>
          <table:table-cell table:formula="of:=299792458/([.A730]*1000000)" office:value-type="float" office:value="0.398660183510638" calcext:value-type="float">
            <text:p>0.398660183510638</text:p>
          </table:table-cell>
          <table:table-cell table:formula="of:=(1/3)*[.B730]" office:value-type="float" office:value="0.132886727836879" calcext:value-type="float">
            <text:p>0.132886727836879</text:p>
          </table:table-cell>
          <table:table-cell table:formula="of:=4*[.C730]" office:value-type="float" office:value="0.531546911347518" calcext:value-type="float">
            <text:p>0.531546911347518</text:p>
          </table:table-cell>
          <table:table-cell table:formula="of:=[.D730]/6" office:value-type="float" office:value="0.088591151891253" calcext:value-type="float">
            <text:p>0.088591151891253</text:p>
          </table:table-cell>
          <table:table-cell table:formula="of:=[.E730]*2" office:value-type="float" office:value="0.177182303782506" calcext:value-type="float">
            <text:p>0.177182303782506</text:p>
          </table:table-cell>
          <table:table-cell table:formula="of:=[.E730]*39.3701" office:value-type="float" office:value="3.48784250907382" calcext:value-type="float">
            <text:p>3.48784250907382</text:p>
          </table:table-cell>
          <table:table-cell table:formula="of:=[.F730]*39.3701" office:value-type="float" office:value="6.97568501814764" calcext:value-type="float">
            <text:p>6.97568501814764</text:p>
          </table:table-cell>
        </table:table-row>
        <table:table-row table:style-name="ro1">
          <table:table-cell table:formula="of:=[.A730]+1" office:value-type="float" office:value="753" calcext:value-type="float">
            <text:p>753</text:p>
          </table:table-cell>
          <table:table-cell table:formula="of:=299792458/([.A731]*1000000)" office:value-type="float" office:value="0.398130754316069" calcext:value-type="float">
            <text:p>0.398130754316069</text:p>
          </table:table-cell>
          <table:table-cell table:formula="of:=(1/3)*[.B731]" office:value-type="float" office:value="0.13271025143869" calcext:value-type="float">
            <text:p>0.13271025143869</text:p>
          </table:table-cell>
          <table:table-cell table:formula="of:=4*[.C731]" office:value-type="float" office:value="0.530841005754759" calcext:value-type="float">
            <text:p>0.530841005754759</text:p>
          </table:table-cell>
          <table:table-cell table:formula="of:=[.D731]/6" office:value-type="float" office:value="0.0884735009591264" calcext:value-type="float">
            <text:p>0.088473500959127</text:p>
          </table:table-cell>
          <table:table-cell table:formula="of:=[.E731]*2" office:value-type="float" office:value="0.176947001918253" calcext:value-type="float">
            <text:p>0.176947001918253</text:p>
          </table:table-cell>
          <table:table-cell table:formula="of:=[.E731]*39.3701" office:value-type="float" office:value="3.4832105801109" calcext:value-type="float">
            <text:p>3.4832105801109</text:p>
          </table:table-cell>
          <table:table-cell table:formula="of:=[.F731]*39.3701" office:value-type="float" office:value="6.96642116022181" calcext:value-type="float">
            <text:p>6.96642116022181</text:p>
          </table:table-cell>
        </table:table-row>
        <table:table-row table:style-name="ro1">
          <table:table-cell table:formula="of:=[.A731]+1" office:value-type="float" office:value="754" calcext:value-type="float">
            <text:p>754</text:p>
          </table:table-cell>
          <table:table-cell table:formula="of:=299792458/([.A732]*1000000)" office:value-type="float" office:value="0.397602729442971" calcext:value-type="float">
            <text:p>0.397602729442971</text:p>
          </table:table-cell>
          <table:table-cell table:formula="of:=(1/3)*[.B732]" office:value-type="float" office:value="0.132534243147657" calcext:value-type="float">
            <text:p>0.132534243147657</text:p>
          </table:table-cell>
          <table:table-cell table:formula="of:=4*[.C732]" office:value-type="float" office:value="0.530136972590628" calcext:value-type="float">
            <text:p>0.530136972590628</text:p>
          </table:table-cell>
          <table:table-cell table:formula="of:=[.D732]/6" office:value-type="float" office:value="0.088356162098438" calcext:value-type="float">
            <text:p>0.088356162098438</text:p>
          </table:table-cell>
          <table:table-cell table:formula="of:=[.E732]*2" office:value-type="float" office:value="0.176712324196876" calcext:value-type="float">
            <text:p>0.176712324196876</text:p>
          </table:table-cell>
          <table:table-cell table:formula="of:=[.E732]*39.3701" office:value-type="float" office:value="3.47859093743171" calcext:value-type="float">
            <text:p>3.47859093743171</text:p>
          </table:table-cell>
          <table:table-cell table:formula="of:=[.F732]*39.3701" office:value-type="float" office:value="6.95718187486342" calcext:value-type="float">
            <text:p>6.95718187486342</text:p>
          </table:table-cell>
        </table:table-row>
        <table:table-row table:style-name="ro1">
          <table:table-cell table:formula="of:=[.A732]+1" office:value-type="float" office:value="755" calcext:value-type="float">
            <text:p>755</text:p>
          </table:table-cell>
          <table:table-cell table:formula="of:=299792458/([.A733]*1000000)" office:value-type="float" office:value="0.397076103311258" calcext:value-type="float">
            <text:p>0.397076103311258</text:p>
          </table:table-cell>
          <table:table-cell table:formula="of:=(1/3)*[.B733]" office:value-type="float" office:value="0.132358701103753" calcext:value-type="float">
            <text:p>0.132358701103753</text:p>
          </table:table-cell>
          <table:table-cell table:formula="of:=4*[.C733]" office:value-type="float" office:value="0.529434804415011" calcext:value-type="float">
            <text:p>0.529434804415011</text:p>
          </table:table-cell>
          <table:table-cell table:formula="of:=[.D733]/6" office:value-type="float" office:value="0.0882391340691685" calcext:value-type="float">
            <text:p>0.088239134069169</text:p>
          </table:table-cell>
          <table:table-cell table:formula="of:=[.E733]*2" office:value-type="float" office:value="0.176478268138337" calcext:value-type="float">
            <text:p>0.176478268138337</text:p>
          </table:table-cell>
          <table:table-cell table:formula="of:=[.E733]*39.3701" office:value-type="float" office:value="3.47398353221657" calcext:value-type="float">
            <text:p>3.47398353221657</text:p>
          </table:table-cell>
          <table:table-cell table:formula="of:=[.F733]*39.3701" office:value-type="float" office:value="6.94796706443314" calcext:value-type="float">
            <text:p>6.94796706443314</text:p>
          </table:table-cell>
        </table:table-row>
        <table:table-row table:style-name="ro1">
          <table:table-cell table:formula="of:=[.A733]+1" office:value-type="float" office:value="756" calcext:value-type="float">
            <text:p>756</text:p>
          </table:table-cell>
          <table:table-cell table:formula="of:=299792458/([.A734]*1000000)" office:value-type="float" office:value="0.39655087037037" calcext:value-type="float">
            <text:p>0.39655087037037</text:p>
          </table:table-cell>
          <table:table-cell table:formula="of:=(1/3)*[.B734]" office:value-type="float" office:value="0.13218362345679" calcext:value-type="float">
            <text:p>0.13218362345679</text:p>
          </table:table-cell>
          <table:table-cell table:formula="of:=4*[.C734]" office:value-type="float" office:value="0.52873449382716" calcext:value-type="float">
            <text:p>0.52873449382716</text:p>
          </table:table-cell>
          <table:table-cell table:formula="of:=[.D734]/6" office:value-type="float" office:value="0.0881224156378601" calcext:value-type="float">
            <text:p>0.08812241563786</text:p>
          </table:table-cell>
          <table:table-cell table:formula="of:=[.E734]*2" office:value-type="float" office:value="0.17624483127572" calcext:value-type="float">
            <text:p>0.17624483127572</text:p>
          </table:table-cell>
          <table:table-cell table:formula="of:=[.E734]*39.3701" office:value-type="float" office:value="3.46938831590411" calcext:value-type="float">
            <text:p>3.46938831590411</text:p>
          </table:table-cell>
          <table:table-cell table:formula="of:=[.F734]*39.3701" office:value-type="float" office:value="6.93877663180823" calcext:value-type="float">
            <text:p>6.93877663180823</text:p>
          </table:table-cell>
        </table:table-row>
        <table:table-row table:style-name="ro1">
          <table:table-cell table:formula="of:=[.A734]+1" office:value-type="float" office:value="757" calcext:value-type="float">
            <text:p>757</text:p>
          </table:table-cell>
          <table:table-cell table:formula="of:=299792458/([.A735]*1000000)" office:value-type="float" office:value="0.396027025099075" calcext:value-type="float">
            <text:p>0.396027025099075</text:p>
          </table:table-cell>
          <table:table-cell table:formula="of:=(1/3)*[.B735]" office:value-type="float" office:value="0.132009008366358" calcext:value-type="float">
            <text:p>0.132009008366358</text:p>
          </table:table-cell>
          <table:table-cell table:formula="of:=4*[.C735]" office:value-type="float" office:value="0.528036033465434" calcext:value-type="float">
            <text:p>0.528036033465434</text:p>
          </table:table-cell>
          <table:table-cell table:formula="of:=[.D735]/6" office:value-type="float" office:value="0.0880060055775723" calcext:value-type="float">
            <text:p>0.088006005577572</text:p>
          </table:table-cell>
          <table:table-cell table:formula="of:=[.E735]*2" office:value-type="float" office:value="0.176012011155145" calcext:value-type="float">
            <text:p>0.176012011155145</text:p>
          </table:table-cell>
          <table:table-cell table:formula="of:=[.E735]*39.3701" office:value-type="float" office:value="3.46480524018958" calcext:value-type="float">
            <text:p>3.46480524018958</text:p>
          </table:table-cell>
          <table:table-cell table:formula="of:=[.F735]*39.3701" office:value-type="float" office:value="6.92961048037916" calcext:value-type="float">
            <text:p>6.92961048037916</text:p>
          </table:table-cell>
        </table:table-row>
        <table:table-row table:style-name="ro1">
          <table:table-cell table:formula="of:=[.A735]+1" office:value-type="float" office:value="758" calcext:value-type="float">
            <text:p>758</text:p>
          </table:table-cell>
          <table:table-cell table:formula="of:=299792458/([.A736]*1000000)" office:value-type="float" office:value="0.395504562005277" calcext:value-type="float">
            <text:p>0.395504562005277</text:p>
          </table:table-cell>
          <table:table-cell table:formula="of:=(1/3)*[.B736]" office:value-type="float" office:value="0.131834854001759" calcext:value-type="float">
            <text:p>0.131834854001759</text:p>
          </table:table-cell>
          <table:table-cell table:formula="of:=4*[.C736]" office:value-type="float" office:value="0.527339416007036" calcext:value-type="float">
            <text:p>0.527339416007036</text:p>
          </table:table-cell>
          <table:table-cell table:formula="of:=[.D736]/6" office:value-type="float" office:value="0.0878899026678393" calcext:value-type="float">
            <text:p>0.087889902667839</text:p>
          </table:table-cell>
          <table:table-cell table:formula="of:=[.E736]*2" office:value-type="float" office:value="0.175779805335679" calcext:value-type="float">
            <text:p>0.175779805335679</text:p>
          </table:table-cell>
          <table:table-cell table:formula="of:=[.E736]*39.3701" office:value-type="float" office:value="3.4602342570231" calcext:value-type="float">
            <text:p>3.4602342570231</text:p>
          </table:table-cell>
          <table:table-cell table:formula="of:=[.F736]*39.3701" office:value-type="float" office:value="6.9204685140462" calcext:value-type="float">
            <text:p>6.9204685140462</text:p>
          </table:table-cell>
        </table:table-row>
        <table:table-row table:style-name="ro1">
          <table:table-cell table:formula="of:=[.A736]+1" office:value-type="float" office:value="759" calcext:value-type="float">
            <text:p>759</text:p>
          </table:table-cell>
          <table:table-cell table:formula="of:=299792458/([.A737]*1000000)" office:value-type="float" office:value="0.394983475625823" calcext:value-type="float">
            <text:p>0.394983475625823</text:p>
          </table:table-cell>
          <table:table-cell table:formula="of:=(1/3)*[.B737]" office:value-type="float" office:value="0.131661158541941" calcext:value-type="float">
            <text:p>0.131661158541941</text:p>
          </table:table-cell>
          <table:table-cell table:formula="of:=4*[.C737]" office:value-type="float" office:value="0.526644634167765" calcext:value-type="float">
            <text:p>0.526644634167765</text:p>
          </table:table-cell>
          <table:table-cell table:formula="of:=[.D737]/6" office:value-type="float" office:value="0.0877741056946274" calcext:value-type="float">
            <text:p>0.087774105694628</text:p>
          </table:table-cell>
          <table:table-cell table:formula="of:=[.E737]*2" office:value-type="float" office:value="0.175548211389255" calcext:value-type="float">
            <text:p>0.175548211389255</text:p>
          </table:table-cell>
          <table:table-cell table:formula="of:=[.E737]*39.3701" office:value-type="float" office:value="3.45567531860805" calcext:value-type="float">
            <text:p>3.45567531860805</text:p>
          </table:table-cell>
          <table:table-cell table:formula="of:=[.F737]*39.3701" office:value-type="float" office:value="6.9113506372161" calcext:value-type="float">
            <text:p>6.9113506372161</text:p>
          </table:table-cell>
        </table:table-row>
        <table:table-row table:style-name="ro1">
          <table:table-cell table:formula="of:=[.A737]+1" office:value-type="float" office:value="760" calcext:value-type="float">
            <text:p>760</text:p>
          </table:table-cell>
          <table:table-cell table:formula="of:=299792458/([.A738]*1000000)" office:value-type="float" office:value="0.394463760526316" calcext:value-type="float">
            <text:p>0.394463760526316</text:p>
          </table:table-cell>
          <table:table-cell table:formula="of:=(1/3)*[.B738]" office:value-type="float" office:value="0.131487920175439" calcext:value-type="float">
            <text:p>0.131487920175439</text:p>
          </table:table-cell>
          <table:table-cell table:formula="of:=4*[.C738]" office:value-type="float" office:value="0.525951680701754" calcext:value-type="float">
            <text:p>0.525951680701754</text:p>
          </table:table-cell>
          <table:table-cell table:formula="of:=[.D738]/6" office:value-type="float" office:value="0.0876586134502924" calcext:value-type="float">
            <text:p>0.087658613450292</text:p>
          </table:table-cell>
          <table:table-cell table:formula="of:=[.E738]*2" office:value-type="float" office:value="0.175317226900585" calcext:value-type="float">
            <text:p>0.175317226900585</text:p>
          </table:table-cell>
          <table:table-cell table:formula="of:=[.E738]*39.3701" office:value-type="float" office:value="3.45112837739936" calcext:value-type="float">
            <text:p>3.45112837739936</text:p>
          </table:table-cell>
          <table:table-cell table:formula="of:=[.F738]*39.3701" office:value-type="float" office:value="6.90225675479871" calcext:value-type="float">
            <text:p>6.90225675479871</text:p>
          </table:table-cell>
        </table:table-row>
        <table:table-row table:style-name="ro1">
          <table:table-cell table:formula="of:=[.A738]+1" office:value-type="float" office:value="761" calcext:value-type="float">
            <text:p>761</text:p>
          </table:table-cell>
          <table:table-cell table:formula="of:=299792458/([.A739]*1000000)" office:value-type="float" office:value="0.39394541130092" calcext:value-type="float">
            <text:p>0.39394541130092</text:p>
          </table:table-cell>
          <table:table-cell table:formula="of:=(1/3)*[.B739]" office:value-type="float" office:value="0.131315137100307" calcext:value-type="float">
            <text:p>0.131315137100307</text:p>
          </table:table-cell>
          <table:table-cell table:formula="of:=4*[.C739]" office:value-type="float" office:value="0.525260548401227" calcext:value-type="float">
            <text:p>0.525260548401227</text:p>
          </table:table-cell>
          <table:table-cell table:formula="of:=[.D739]/6" office:value-type="float" office:value="0.0875434247335378" calcext:value-type="float">
            <text:p>0.087543424733538</text:p>
          </table:table-cell>
          <table:table-cell table:formula="of:=[.E739]*2" office:value-type="float" office:value="0.175086849467076" calcext:value-type="float">
            <text:p>0.175086849467076</text:p>
          </table:table-cell>
          <table:table-cell table:formula="of:=[.E739]*39.3701" office:value-type="float" office:value="3.44659338610185" calcext:value-type="float">
            <text:p>3.44659338610185</text:p>
          </table:table-cell>
          <table:table-cell table:formula="of:=[.F739]*39.3701" office:value-type="float" office:value="6.89318677220371" calcext:value-type="float">
            <text:p>6.89318677220371</text:p>
          </table:table-cell>
        </table:table-row>
        <table:table-row table:style-name="ro1">
          <table:table-cell table:formula="of:=[.A739]+1" office:value-type="float" office:value="762" calcext:value-type="float">
            <text:p>762</text:p>
          </table:table-cell>
          <table:table-cell table:formula="of:=299792458/([.A740]*1000000)" office:value-type="float" office:value="0.393428422572178" calcext:value-type="float">
            <text:p>0.393428422572178</text:p>
          </table:table-cell>
          <table:table-cell table:formula="of:=(1/3)*[.B740]" office:value-type="float" office:value="0.13114280752406" calcext:value-type="float">
            <text:p>0.13114280752406</text:p>
          </table:table-cell>
          <table:table-cell table:formula="of:=4*[.C740]" office:value-type="float" office:value="0.524571230096238" calcext:value-type="float">
            <text:p>0.524571230096238</text:p>
          </table:table-cell>
          <table:table-cell table:formula="of:=[.D740]/6" office:value-type="float" office:value="0.087428538349373" calcext:value-type="float">
            <text:p>0.087428538349373</text:p>
          </table:table-cell>
          <table:table-cell table:formula="of:=[.E740]*2" office:value-type="float" office:value="0.174857076698746" calcext:value-type="float">
            <text:p>0.174857076698746</text:p>
          </table:table-cell>
          <table:table-cell table:formula="of:=[.E740]*39.3701" office:value-type="float" office:value="3.44207029766865" calcext:value-type="float">
            <text:p>3.44207029766865</text:p>
          </table:table-cell>
          <table:table-cell table:formula="of:=[.F740]*39.3701" office:value-type="float" office:value="6.8841405953373" calcext:value-type="float">
            <text:p>6.8841405953373</text:p>
          </table:table-cell>
        </table:table-row>
        <table:table-row table:style-name="ro1">
          <table:table-cell table:formula="of:=[.A740]+1" office:value-type="float" office:value="763" calcext:value-type="float">
            <text:p>763</text:p>
          </table:table-cell>
          <table:table-cell table:formula="of:=299792458/([.A741]*1000000)" office:value-type="float" office:value="0.392912788990826" calcext:value-type="float">
            <text:p>0.392912788990826</text:p>
          </table:table-cell>
          <table:table-cell table:formula="of:=(1/3)*[.B741]" office:value-type="float" office:value="0.130970929663609" calcext:value-type="float">
            <text:p>0.130970929663609</text:p>
          </table:table-cell>
          <table:table-cell table:formula="of:=4*[.C741]" office:value-type="float" office:value="0.523883718654434" calcext:value-type="float">
            <text:p>0.523883718654434</text:p>
          </table:table-cell>
          <table:table-cell table:formula="of:=[.D741]/6" office:value-type="float" office:value="0.0873139531090724" calcext:value-type="float">
            <text:p>0.087313953109072</text:p>
          </table:table-cell>
          <table:table-cell table:formula="of:=[.E741]*2" office:value-type="float" office:value="0.174627906218145" calcext:value-type="float">
            <text:p>0.174627906218145</text:p>
          </table:table-cell>
          <table:table-cell table:formula="of:=[.E741]*39.3701" office:value-type="float" office:value="3.43755906529949" calcext:value-type="float">
            <text:p>3.43755906529949</text:p>
          </table:table-cell>
          <table:table-cell table:formula="of:=[.F741]*39.3701" office:value-type="float" office:value="6.87511813059898" calcext:value-type="float">
            <text:p>6.87511813059898</text:p>
          </table:table-cell>
        </table:table-row>
        <table:table-row table:style-name="ro1">
          <table:table-cell table:formula="of:=[.A741]+1" office:value-type="float" office:value="764" calcext:value-type="float">
            <text:p>764</text:p>
          </table:table-cell>
          <table:table-cell table:formula="of:=299792458/([.A742]*1000000)" office:value-type="float" office:value="0.392398505235602" calcext:value-type="float">
            <text:p>0.392398505235602</text:p>
          </table:table-cell>
          <table:table-cell table:formula="of:=(1/3)*[.B742]" office:value-type="float" office:value="0.130799501745201" calcext:value-type="float">
            <text:p>0.130799501745201</text:p>
          </table:table-cell>
          <table:table-cell table:formula="of:=4*[.C742]" office:value-type="float" office:value="0.523198006980803" calcext:value-type="float">
            <text:p>0.523198006980803</text:p>
          </table:table-cell>
          <table:table-cell table:formula="of:=[.D742]/6" office:value-type="float" office:value="0.0871996678301338" calcext:value-type="float">
            <text:p>0.087199667830134</text:p>
          </table:table-cell>
          <table:table-cell table:formula="of:=[.E742]*2" office:value-type="float" office:value="0.174399335660268" calcext:value-type="float">
            <text:p>0.174399335660268</text:p>
          </table:table-cell>
          <table:table-cell table:formula="of:=[.E742]*39.3701" office:value-type="float" office:value="3.43305964243915" calcext:value-type="float">
            <text:p>3.43305964243915</text:p>
          </table:table-cell>
          <table:table-cell table:formula="of:=[.F742]*39.3701" office:value-type="float" office:value="6.8661192848783" calcext:value-type="float">
            <text:p>6.8661192848783</text:p>
          </table:table-cell>
        </table:table-row>
        <table:table-row table:style-name="ro1">
          <table:table-cell table:formula="of:=[.A742]+1" office:value-type="float" office:value="765" calcext:value-type="float">
            <text:p>765</text:p>
          </table:table-cell>
          <table:table-cell table:formula="of:=299792458/([.A743]*1000000)" office:value-type="float" office:value="0.391885566013072" calcext:value-type="float">
            <text:p>0.391885566013072</text:p>
          </table:table-cell>
          <table:table-cell table:formula="of:=(1/3)*[.B743]" office:value-type="float" office:value="0.130628522004357" calcext:value-type="float">
            <text:p>0.130628522004357</text:p>
          </table:table-cell>
          <table:table-cell table:formula="of:=4*[.C743]" office:value-type="float" office:value="0.522514088017429" calcext:value-type="float">
            <text:p>0.522514088017429</text:p>
          </table:table-cell>
          <table:table-cell table:formula="of:=[.D743]/6" office:value-type="float" office:value="0.0870856813362382" calcext:value-type="float">
            <text:p>0.087085681336238</text:p>
          </table:table-cell>
          <table:table-cell table:formula="of:=[.E743]*2" office:value-type="float" office:value="0.174171362672476" calcext:value-type="float">
            <text:p>0.174171362672476</text:p>
          </table:table-cell>
          <table:table-cell table:formula="of:=[.E743]*39.3701" office:value-type="float" office:value="3.42857198277583" calcext:value-type="float">
            <text:p>3.42857198277583</text:p>
          </table:table-cell>
          <table:table-cell table:formula="of:=[.F743]*39.3701" office:value-type="float" office:value="6.85714396555166" calcext:value-type="float">
            <text:p>6.85714396555166</text:p>
          </table:table-cell>
        </table:table-row>
        <table:table-row table:style-name="ro1">
          <table:table-cell table:formula="of:=[.A743]+1" office:value-type="float" office:value="766" calcext:value-type="float">
            <text:p>766</text:p>
          </table:table-cell>
          <table:table-cell table:formula="of:=299792458/([.A744]*1000000)" office:value-type="float" office:value="0.391373966057441" calcext:value-type="float">
            <text:p>0.391373966057441</text:p>
          </table:table-cell>
          <table:table-cell table:formula="of:=(1/3)*[.B744]" office:value-type="float" office:value="0.130457988685814" calcext:value-type="float">
            <text:p>0.130457988685814</text:p>
          </table:table-cell>
          <table:table-cell table:formula="of:=4*[.C744]" office:value-type="float" office:value="0.521831954743255" calcext:value-type="float">
            <text:p>0.521831954743255</text:p>
          </table:table-cell>
          <table:table-cell table:formula="of:=[.D744]/6" office:value-type="float" office:value="0.0869719924572092" calcext:value-type="float">
            <text:p>0.086971992457209</text:p>
          </table:table-cell>
          <table:table-cell table:formula="of:=[.E744]*2" office:value-type="float" office:value="0.173943984914418" calcext:value-type="float">
            <text:p>0.173943984914418</text:p>
          </table:table-cell>
          <table:table-cell table:formula="of:=[.E744]*39.3701" office:value-type="float" office:value="3.42409604023957" calcext:value-type="float">
            <text:p>3.42409604023957</text:p>
          </table:table-cell>
          <table:table-cell table:formula="of:=[.F744]*39.3701" office:value-type="float" office:value="6.84819208047914" calcext:value-type="float">
            <text:p>6.84819208047914</text:p>
          </table:table-cell>
        </table:table-row>
        <table:table-row table:style-name="ro1">
          <table:table-cell table:formula="of:=[.A744]+1" office:value-type="float" office:value="767" calcext:value-type="float">
            <text:p>767</text:p>
          </table:table-cell>
          <table:table-cell table:formula="of:=299792458/([.A745]*1000000)" office:value-type="float" office:value="0.390863700130378" calcext:value-type="float">
            <text:p>0.390863700130378</text:p>
          </table:table-cell>
          <table:table-cell table:formula="of:=(1/3)*[.B745]" office:value-type="float" office:value="0.130287900043459" calcext:value-type="float">
            <text:p>0.130287900043459</text:p>
          </table:table-cell>
          <table:table-cell table:formula="of:=4*[.C745]" office:value-type="float" office:value="0.521151600173837" calcext:value-type="float">
            <text:p>0.521151600173837</text:p>
          </table:table-cell>
          <table:table-cell table:formula="of:=[.D745]/6" office:value-type="float" office:value="0.0868586000289729" calcext:value-type="float">
            <text:p>0.086858600028973</text:p>
          </table:table-cell>
          <table:table-cell table:formula="of:=[.E745]*2" office:value-type="float" office:value="0.173717200057946" calcext:value-type="float">
            <text:p>0.173717200057946</text:p>
          </table:table-cell>
          <table:table-cell table:formula="of:=[.E745]*39.3701" office:value-type="float" office:value="3.41963176900067" calcext:value-type="float">
            <text:p>3.41963176900067</text:p>
          </table:table-cell>
          <table:table-cell table:formula="of:=[.F745]*39.3701" office:value-type="float" office:value="6.83926353800133" calcext:value-type="float">
            <text:p>6.83926353800133</text:p>
          </table:table-cell>
        </table:table-row>
        <table:table-row table:style-name="ro1">
          <table:table-cell table:formula="of:=[.A745]+1" office:value-type="float" office:value="768" calcext:value-type="float">
            <text:p>768</text:p>
          </table:table-cell>
          <table:table-cell table:formula="of:=299792458/([.A746]*1000000)" office:value-type="float" office:value="0.390354763020833" calcext:value-type="float">
            <text:p>0.390354763020833</text:p>
          </table:table-cell>
          <table:table-cell table:formula="of:=(1/3)*[.B746]" office:value-type="float" office:value="0.130118254340278" calcext:value-type="float">
            <text:p>0.130118254340278</text:p>
          </table:table-cell>
          <table:table-cell table:formula="of:=4*[.C746]" office:value-type="float" office:value="0.520473017361111" calcext:value-type="float">
            <text:p>0.520473017361111</text:p>
          </table:table-cell>
          <table:table-cell table:formula="of:=[.D746]/6" office:value-type="float" office:value="0.0867455028935185" calcext:value-type="float">
            <text:p>0.086745502893519</text:p>
          </table:table-cell>
          <table:table-cell table:formula="of:=[.E746]*2" office:value-type="float" office:value="0.173491005787037" calcext:value-type="float">
            <text:p>0.173491005787037</text:p>
          </table:table-cell>
          <table:table-cell table:formula="of:=[.E746]*39.3701" office:value-type="float" office:value="3.41517912346811" calcext:value-type="float">
            <text:p>3.41517912346811</text:p>
          </table:table-cell>
          <table:table-cell table:formula="of:=[.F746]*39.3701" office:value-type="float" office:value="6.83035824693623" calcext:value-type="float">
            <text:p>6.83035824693623</text:p>
          </table:table-cell>
        </table:table-row>
        <table:table-row table:style-name="ro1">
          <table:table-cell table:formula="of:=[.A746]+1" office:value-type="float" office:value="769" calcext:value-type="float">
            <text:p>769</text:p>
          </table:table-cell>
          <table:table-cell table:formula="of:=299792458/([.A747]*1000000)" office:value-type="float" office:value="0.389847149544863" calcext:value-type="float">
            <text:p>0.389847149544863</text:p>
          </table:table-cell>
          <table:table-cell table:formula="of:=(1/3)*[.B747]" office:value-type="float" office:value="0.129949049848288" calcext:value-type="float">
            <text:p>0.129949049848288</text:p>
          </table:table-cell>
          <table:table-cell table:formula="of:=4*[.C747]" office:value-type="float" office:value="0.519796199393151" calcext:value-type="float">
            <text:p>0.519796199393151</text:p>
          </table:table-cell>
          <table:table-cell table:formula="of:=[.D747]/6" office:value-type="float" office:value="0.0866326998988585" calcext:value-type="float">
            <text:p>0.086632699898859</text:p>
          </table:table-cell>
          <table:table-cell table:formula="of:=[.E747]*2" office:value-type="float" office:value="0.173265399797717" calcext:value-type="float">
            <text:p>0.173265399797717</text:p>
          </table:table-cell>
          <table:table-cell table:formula="of:=[.E747]*39.3701" office:value-type="float" office:value="3.41073805828805" calcext:value-type="float">
            <text:p>3.41073805828805</text:p>
          </table:table-cell>
          <table:table-cell table:formula="of:=[.F747]*39.3701" office:value-type="float" office:value="6.8214761165761" calcext:value-type="float">
            <text:p>6.8214761165761</text:p>
          </table:table-cell>
        </table:table-row>
        <table:table-row table:style-name="ro1">
          <table:table-cell table:formula="of:=[.A747]+1" office:value-type="float" office:value="770" calcext:value-type="float">
            <text:p>770</text:p>
          </table:table-cell>
          <table:table-cell table:formula="of:=299792458/([.A748]*1000000)" office:value-type="float" office:value="0.389340854545454" calcext:value-type="float">
            <text:p>0.389340854545454</text:p>
          </table:table-cell>
          <table:table-cell table:formula="of:=(1/3)*[.B748]" office:value-type="float" office:value="0.129780284848485" calcext:value-type="float">
            <text:p>0.129780284848485</text:p>
          </table:table-cell>
          <table:table-cell table:formula="of:=4*[.C748]" office:value-type="float" office:value="0.519121139393939" calcext:value-type="float">
            <text:p>0.519121139393939</text:p>
          </table:table-cell>
          <table:table-cell table:formula="of:=[.D748]/6" office:value-type="float" office:value="0.0865201898989899" calcext:value-type="float">
            <text:p>0.08652018989899</text:p>
          </table:table-cell>
          <table:table-cell table:formula="of:=[.E748]*2" office:value-type="float" office:value="0.17304037979798" calcext:value-type="float">
            <text:p>0.17304037979798</text:p>
          </table:table-cell>
          <table:table-cell table:formula="of:=[.E748]*39.3701" office:value-type="float" office:value="3.40630852834222" calcext:value-type="float">
            <text:p>3.40630852834222</text:p>
          </table:table-cell>
          <table:table-cell table:formula="of:=[.F748]*39.3701" office:value-type="float" office:value="6.81261705668444" calcext:value-type="float">
            <text:p>6.81261705668444</text:p>
          </table:table-cell>
        </table:table-row>
        <table:table-row table:style-name="ro1">
          <table:table-cell table:formula="of:=[.A748]+1" office:value-type="float" office:value="771" calcext:value-type="float">
            <text:p>771</text:p>
          </table:table-cell>
          <table:table-cell table:formula="of:=299792458/([.A749]*1000000)" office:value-type="float" office:value="0.388835872892348" calcext:value-type="float">
            <text:p>0.388835872892348</text:p>
          </table:table-cell>
          <table:table-cell table:formula="of:=(1/3)*[.B749]" office:value-type="float" office:value="0.129611957630783" calcext:value-type="float">
            <text:p>0.129611957630783</text:p>
          </table:table-cell>
          <table:table-cell table:formula="of:=4*[.C749]" office:value-type="float" office:value="0.51844783052313" calcext:value-type="float">
            <text:p>0.51844783052313</text:p>
          </table:table-cell>
          <table:table-cell table:formula="of:=[.D749]/6" office:value-type="float" office:value="0.086407971753855" calcext:value-type="float">
            <text:p>0.086407971753855</text:p>
          </table:table-cell>
          <table:table-cell table:formula="of:=[.E749]*2" office:value-type="float" office:value="0.17281594350771" calcext:value-type="float">
            <text:p>0.17281594350771</text:p>
          </table:table-cell>
          <table:table-cell table:formula="of:=[.E749]*39.3701" office:value-type="float" office:value="3.40189048874645" calcext:value-type="float">
            <text:p>3.40189048874645</text:p>
          </table:table-cell>
          <table:table-cell table:formula="of:=[.F749]*39.3701" office:value-type="float" office:value="6.8037809774929" calcext:value-type="float">
            <text:p>6.8037809774929</text:p>
          </table:table-cell>
        </table:table-row>
        <table:table-row table:style-name="ro1">
          <table:table-cell table:formula="of:=[.A749]+1" office:value-type="float" office:value="772" calcext:value-type="float">
            <text:p>772</text:p>
          </table:table-cell>
          <table:table-cell table:formula="of:=299792458/([.A750]*1000000)" office:value-type="float" office:value="0.388332199481865" calcext:value-type="float">
            <text:p>0.388332199481865</text:p>
          </table:table-cell>
          <table:table-cell table:formula="of:=(1/3)*[.B750]" office:value-type="float" office:value="0.129444066493955" calcext:value-type="float">
            <text:p>0.129444066493955</text:p>
          </table:table-cell>
          <table:table-cell table:formula="of:=4*[.C750]" office:value-type="float" office:value="0.51777626597582" calcext:value-type="float">
            <text:p>0.51777626597582</text:p>
          </table:table-cell>
          <table:table-cell table:formula="of:=[.D750]/6" office:value-type="float" office:value="0.0862960443293034" calcext:value-type="float">
            <text:p>0.086296044329303</text:p>
          </table:table-cell>
          <table:table-cell table:formula="of:=[.E750]*2" office:value-type="float" office:value="0.172592088658607" calcext:value-type="float">
            <text:p>0.172592088658607</text:p>
          </table:table-cell>
          <table:table-cell table:formula="of:=[.E750]*39.3701" office:value-type="float" office:value="3.39748389484911" calcext:value-type="float">
            <text:p>3.39748389484911</text:p>
          </table:table-cell>
          <table:table-cell table:formula="of:=[.F750]*39.3701" office:value-type="float" office:value="6.79496778969821" calcext:value-type="float">
            <text:p>6.79496778969821</text:p>
          </table:table-cell>
        </table:table-row>
        <table:table-row table:style-name="ro1">
          <table:table-cell table:formula="of:=[.A750]+1" office:value-type="float" office:value="773" calcext:value-type="float">
            <text:p>773</text:p>
          </table:table-cell>
          <table:table-cell table:formula="of:=299792458/([.A751]*1000000)" office:value-type="float" office:value="0.38782982923674" calcext:value-type="float">
            <text:p>0.38782982923674</text:p>
          </table:table-cell>
          <table:table-cell table:formula="of:=(1/3)*[.B751]" office:value-type="float" office:value="0.12927660974558" calcext:value-type="float">
            <text:p>0.12927660974558</text:p>
          </table:table-cell>
          <table:table-cell table:formula="of:=4*[.C751]" office:value-type="float" office:value="0.51710643898232" calcext:value-type="float">
            <text:p>0.51710643898232</text:p>
          </table:table-cell>
          <table:table-cell table:formula="of:=[.D751]/6" office:value-type="float" office:value="0.0861844064970533" calcext:value-type="float">
            <text:p>0.086184406497053</text:p>
          </table:table-cell>
          <table:table-cell table:formula="of:=[.E751]*2" office:value-type="float" office:value="0.172368812994107" calcext:value-type="float">
            <text:p>0.172368812994107</text:p>
          </table:table-cell>
          <table:table-cell table:formula="of:=[.E751]*39.3701" office:value-type="float" office:value="3.39308870222964" calcext:value-type="float">
            <text:p>3.39308870222964</text:p>
          </table:table-cell>
          <table:table-cell table:formula="of:=[.F751]*39.3701" office:value-type="float" office:value="6.78617740445928" calcext:value-type="float">
            <text:p>6.78617740445928</text:p>
          </table:table-cell>
        </table:table-row>
        <table:table-row table:style-name="ro1">
          <table:table-cell table:formula="of:=[.A751]+1" office:value-type="float" office:value="774" calcext:value-type="float">
            <text:p>774</text:p>
          </table:table-cell>
          <table:table-cell table:formula="of:=299792458/([.A752]*1000000)" office:value-type="float" office:value="0.387328757105943" calcext:value-type="float">
            <text:p>0.387328757105943</text:p>
          </table:table-cell>
          <table:table-cell table:formula="of:=(1/3)*[.B752]" office:value-type="float" office:value="0.129109585701981" calcext:value-type="float">
            <text:p>0.129109585701981</text:p>
          </table:table-cell>
          <table:table-cell table:formula="of:=4*[.C752]" office:value-type="float" office:value="0.516438342807924" calcext:value-type="float">
            <text:p>0.516438342807924</text:p>
          </table:table-cell>
          <table:table-cell table:formula="of:=[.D752]/6" office:value-type="float" office:value="0.086073057134654" calcext:value-type="float">
            <text:p>0.086073057134654</text:p>
          </table:table-cell>
          <table:table-cell table:formula="of:=[.E752]*2" office:value-type="float" office:value="0.172146114269308" calcext:value-type="float">
            <text:p>0.172146114269308</text:p>
          </table:table-cell>
          <table:table-cell table:formula="of:=[.E752]*39.3701" office:value-type="float" office:value="3.38870486669704" calcext:value-type="float">
            <text:p>3.38870486669704</text:p>
          </table:table-cell>
          <table:table-cell table:formula="of:=[.F752]*39.3701" office:value-type="float" office:value="6.77740973339409" calcext:value-type="float">
            <text:p>6.77740973339409</text:p>
          </table:table-cell>
        </table:table-row>
        <table:table-row table:style-name="ro1">
          <table:table-cell table:formula="of:=[.A752]+1" office:value-type="float" office:value="775" calcext:value-type="float">
            <text:p>775</text:p>
          </table:table-cell>
          <table:table-cell table:formula="of:=299792458/([.A753]*1000000)" office:value-type="float" office:value="0.386828978064516" calcext:value-type="float">
            <text:p>0.386828978064516</text:p>
          </table:table-cell>
          <table:table-cell table:formula="of:=(1/3)*[.B753]" office:value-type="float" office:value="0.128942992688172" calcext:value-type="float">
            <text:p>0.128942992688172</text:p>
          </table:table-cell>
          <table:table-cell table:formula="of:=4*[.C753]" office:value-type="float" office:value="0.515771970752688" calcext:value-type="float">
            <text:p>0.515771970752688</text:p>
          </table:table-cell>
          <table:table-cell table:formula="of:=[.D753]/6" office:value-type="float" office:value="0.085961995125448" calcext:value-type="float">
            <text:p>0.085961995125448</text:p>
          </table:table-cell>
          <table:table-cell table:formula="of:=[.E753]*2" office:value-type="float" office:value="0.171923990250896" calcext:value-type="float">
            <text:p>0.171923990250896</text:p>
          </table:table-cell>
          <table:table-cell table:formula="of:=[.E753]*39.3701" office:value-type="float" office:value="3.3843323442884" calcext:value-type="float">
            <text:p>3.3843323442884</text:p>
          </table:table-cell>
          <table:table-cell table:formula="of:=[.F753]*39.3701" office:value-type="float" office:value="6.7686646885768" calcext:value-type="float">
            <text:p>6.7686646885768</text:p>
          </table:table-cell>
        </table:table-row>
        <table:table-row table:style-name="ro1">
          <table:table-cell table:formula="of:=[.A753]+1" office:value-type="float" office:value="776" calcext:value-type="float">
            <text:p>776</text:p>
          </table:table-cell>
          <table:table-cell table:formula="of:=299792458/([.A754]*1000000)" office:value-type="float" office:value="0.386330487113402" calcext:value-type="float">
            <text:p>0.386330487113402</text:p>
          </table:table-cell>
          <table:table-cell table:formula="of:=(1/3)*[.B754]" office:value-type="float" office:value="0.128776829037801" calcext:value-type="float">
            <text:p>0.128776829037801</text:p>
          </table:table-cell>
          <table:table-cell table:formula="of:=4*[.C754]" office:value-type="float" office:value="0.515107316151203" calcext:value-type="float">
            <text:p>0.515107316151203</text:p>
          </table:table-cell>
          <table:table-cell table:formula="of:=[.D754]/6" office:value-type="float" office:value="0.0858512193585338" calcext:value-type="float">
            <text:p>0.085851219358534</text:p>
          </table:table-cell>
          <table:table-cell table:formula="of:=[.E754]*2" office:value-type="float" office:value="0.171702438717068" calcext:value-type="float">
            <text:p>0.171702438717068</text:p>
          </table:table-cell>
          <table:table-cell table:formula="of:=[.E754]*39.3701" office:value-type="float" office:value="3.37997109126741" calcext:value-type="float">
            <text:p>3.37997109126741</text:p>
          </table:table-cell>
          <table:table-cell table:formula="of:=[.F754]*39.3701" office:value-type="float" office:value="6.75994218253482" calcext:value-type="float">
            <text:p>6.75994218253482</text:p>
          </table:table-cell>
        </table:table-row>
        <table:table-row table:style-name="ro1">
          <table:table-cell table:formula="of:=[.A754]+1" office:value-type="float" office:value="777" calcext:value-type="float">
            <text:p>777</text:p>
          </table:table-cell>
          <table:table-cell table:formula="of:=299792458/([.A755]*1000000)" office:value-type="float" office:value="0.385833279279279" calcext:value-type="float">
            <text:p>0.385833279279279</text:p>
          </table:table-cell>
          <table:table-cell table:formula="of:=(1/3)*[.B755]" office:value-type="float" office:value="0.128611093093093" calcext:value-type="float">
            <text:p>0.128611093093093</text:p>
          </table:table-cell>
          <table:table-cell table:formula="of:=4*[.C755]" office:value-type="float" office:value="0.514444372372372" calcext:value-type="float">
            <text:p>0.514444372372372</text:p>
          </table:table-cell>
          <table:table-cell table:formula="of:=[.D755]/6" office:value-type="float" office:value="0.0857407287287287" calcext:value-type="float">
            <text:p>0.085740728728729</text:p>
          </table:table-cell>
          <table:table-cell table:formula="of:=[.E755]*2" office:value-type="float" office:value="0.171481457457457" calcext:value-type="float">
            <text:p>0.171481457457457</text:p>
          </table:table-cell>
          <table:table-cell table:formula="of:=[.E755]*39.3701" office:value-type="float" office:value="3.37562106412292" calcext:value-type="float">
            <text:p>3.37562106412292</text:p>
          </table:table-cell>
          <table:table-cell table:formula="of:=[.F755]*39.3701" office:value-type="float" office:value="6.75124212824585" calcext:value-type="float">
            <text:p>6.75124212824585</text:p>
          </table:table-cell>
        </table:table-row>
        <table:table-row table:style-name="ro1">
          <table:table-cell table:formula="of:=[.A755]+1" office:value-type="float" office:value="778" calcext:value-type="float">
            <text:p>778</text:p>
          </table:table-cell>
          <table:table-cell table:formula="of:=299792458/([.A756]*1000000)" office:value-type="float" office:value="0.385337349614396" calcext:value-type="float">
            <text:p>0.385337349614396</text:p>
          </table:table-cell>
          <table:table-cell table:formula="of:=(1/3)*[.B756]" office:value-type="float" office:value="0.128445783204799" calcext:value-type="float">
            <text:p>0.128445783204799</text:p>
          </table:table-cell>
          <table:table-cell table:formula="of:=4*[.C756]" office:value-type="float" office:value="0.513783132819194" calcext:value-type="float">
            <text:p>0.513783132819194</text:p>
          </table:table-cell>
          <table:table-cell table:formula="of:=[.D756]/6" office:value-type="float" office:value="0.0856305221365324" calcext:value-type="float">
            <text:p>0.085630522136532</text:p>
          </table:table-cell>
          <table:table-cell table:formula="of:=[.E756]*2" office:value-type="float" office:value="0.171261044273065" calcext:value-type="float">
            <text:p>0.171261044273065</text:p>
          </table:table-cell>
          <table:table-cell table:formula="of:=[.E756]*39.3701" office:value-type="float" office:value="3.37128221956749" calcext:value-type="float">
            <text:p>3.37128221956749</text:p>
          </table:table-cell>
          <table:table-cell table:formula="of:=[.F756]*39.3701" office:value-type="float" office:value="6.74256443913499" calcext:value-type="float">
            <text:p>6.74256443913499</text:p>
          </table:table-cell>
        </table:table-row>
        <table:table-row table:style-name="ro1">
          <table:table-cell table:formula="of:=[.A756]+1" office:value-type="float" office:value="779" calcext:value-type="float">
            <text:p>779</text:p>
          </table:table-cell>
          <table:table-cell table:formula="of:=299792458/([.A757]*1000000)" office:value-type="float" office:value="0.384842693196406" calcext:value-type="float">
            <text:p>0.384842693196406</text:p>
          </table:table-cell>
          <table:table-cell table:formula="of:=(1/3)*[.B757]" office:value-type="float" office:value="0.128280897732135" calcext:value-type="float">
            <text:p>0.128280897732135</text:p>
          </table:table-cell>
          <table:table-cell table:formula="of:=4*[.C757]" office:value-type="float" office:value="0.513123590928541" calcext:value-type="float">
            <text:p>0.513123590928541</text:p>
          </table:table-cell>
          <table:table-cell table:formula="of:=[.D757]/6" office:value-type="float" office:value="0.0855205984880901" calcext:value-type="float">
            <text:p>0.08552059848809</text:p>
          </table:table-cell>
          <table:table-cell table:formula="of:=[.E757]*2" office:value-type="float" office:value="0.17104119697618" calcext:value-type="float">
            <text:p>0.17104119697618</text:p>
          </table:table-cell>
          <table:table-cell table:formula="of:=[.E757]*39.3701" office:value-type="float" office:value="3.36695451453596" calcext:value-type="float">
            <text:p>3.36695451453596</text:p>
          </table:table-cell>
          <table:table-cell table:formula="of:=[.F757]*39.3701" office:value-type="float" office:value="6.73390902907191" calcext:value-type="float">
            <text:p>6.73390902907191</text:p>
          </table:table-cell>
        </table:table-row>
        <table:table-row table:style-name="ro1">
          <table:table-cell table:formula="of:=[.A757]+1" office:value-type="float" office:value="780" calcext:value-type="float">
            <text:p>780</text:p>
          </table:table-cell>
          <table:table-cell table:formula="of:=299792458/([.A758]*1000000)" office:value-type="float" office:value="0.384349305128205" calcext:value-type="float">
            <text:p>0.384349305128205</text:p>
          </table:table-cell>
          <table:table-cell table:formula="of:=(1/3)*[.B758]" office:value-type="float" office:value="0.128116435042735" calcext:value-type="float">
            <text:p>0.128116435042735</text:p>
          </table:table-cell>
          <table:table-cell table:formula="of:=4*[.C758]" office:value-type="float" office:value="0.51246574017094" calcext:value-type="float">
            <text:p>0.51246574017094</text:p>
          </table:table-cell>
          <table:table-cell table:formula="of:=[.D758]/6" office:value-type="float" office:value="0.0854109566951567" calcext:value-type="float">
            <text:p>0.085410956695157</text:p>
          </table:table-cell>
          <table:table-cell table:formula="of:=[.E758]*2" office:value-type="float" office:value="0.170821913390313" calcext:value-type="float">
            <text:p>0.170821913390313</text:p>
          </table:table-cell>
          <table:table-cell table:formula="of:=[.E758]*39.3701" office:value-type="float" office:value="3.36263790618399" calcext:value-type="float">
            <text:p>3.36263790618399</text:p>
          </table:table-cell>
          <table:table-cell table:formula="of:=[.F758]*39.3701" office:value-type="float" office:value="6.72527581236798" calcext:value-type="float">
            <text:p>6.72527581236798</text:p>
          </table:table-cell>
        </table:table-row>
        <table:table-row table:style-name="ro1">
          <table:table-cell table:formula="of:=[.A758]+1" office:value-type="float" office:value="781" calcext:value-type="float">
            <text:p>781</text:p>
          </table:table-cell>
          <table:table-cell table:formula="of:=299792458/([.A759]*1000000)" office:value-type="float" office:value="0.383857180537772" calcext:value-type="float">
            <text:p>0.383857180537772</text:p>
          </table:table-cell>
          <table:table-cell table:formula="of:=(1/3)*[.B759]" office:value-type="float" office:value="0.127952393512591" calcext:value-type="float">
            <text:p>0.127952393512591</text:p>
          </table:table-cell>
          <table:table-cell table:formula="of:=4*[.C759]" office:value-type="float" office:value="0.511809574050363" calcext:value-type="float">
            <text:p>0.511809574050363</text:p>
          </table:table-cell>
          <table:table-cell table:formula="of:=[.D759]/6" office:value-type="float" office:value="0.0853015956750605" calcext:value-type="float">
            <text:p>0.085301595675061</text:p>
          </table:table-cell>
          <table:table-cell table:formula="of:=[.E759]*2" office:value-type="float" office:value="0.170603191350121" calcext:value-type="float">
            <text:p>0.170603191350121</text:p>
          </table:table-cell>
          <table:table-cell table:formula="of:=[.E759]*39.3701" office:value-type="float" office:value="3.3583323518867" calcext:value-type="float">
            <text:p>3.3583323518867</text:p>
          </table:table-cell>
          <table:table-cell table:formula="of:=[.F759]*39.3701" office:value-type="float" office:value="6.7166647037734" calcext:value-type="float">
            <text:p>6.7166647037734</text:p>
          </table:table-cell>
        </table:table-row>
        <table:table-row table:style-name="ro1">
          <table:table-cell table:formula="of:=[.A759]+1" office:value-type="float" office:value="782" calcext:value-type="float">
            <text:p>782</text:p>
          </table:table-cell>
          <table:table-cell table:formula="of:=299792458/([.A760]*1000000)" office:value-type="float" office:value="0.383366314578005" calcext:value-type="float">
            <text:p>0.383366314578005</text:p>
          </table:table-cell>
          <table:table-cell table:formula="of:=(1/3)*[.B760]" office:value-type="float" office:value="0.127788771526002" calcext:value-type="float">
            <text:p>0.127788771526002</text:p>
          </table:table-cell>
          <table:table-cell table:formula="of:=4*[.C760]" office:value-type="float" office:value="0.511155086104007" calcext:value-type="float">
            <text:p>0.511155086104007</text:p>
          </table:table-cell>
          <table:table-cell table:formula="of:=[.D760]/6" office:value-type="float" office:value="0.0851925143506678" calcext:value-type="float">
            <text:p>0.085192514350668</text:p>
          </table:table-cell>
          <table:table-cell table:formula="of:=[.E760]*2" office:value-type="float" office:value="0.170385028701336" calcext:value-type="float">
            <text:p>0.170385028701336</text:p>
          </table:table-cell>
          <table:table-cell table:formula="of:=[.E760]*39.3701" office:value-type="float" office:value="3.35403780923723" calcext:value-type="float">
            <text:p>3.35403780923723</text:p>
          </table:table-cell>
          <table:table-cell table:formula="of:=[.F760]*39.3701" office:value-type="float" office:value="6.70807561847445" calcext:value-type="float">
            <text:p>6.70807561847445</text:p>
          </table:table-cell>
        </table:table-row>
        <table:table-row table:style-name="ro1">
          <table:table-cell table:formula="of:=[.A760]+1" office:value-type="float" office:value="783" calcext:value-type="float">
            <text:p>783</text:p>
          </table:table-cell>
          <table:table-cell table:formula="of:=299792458/([.A761]*1000000)" office:value-type="float" office:value="0.382876702426564" calcext:value-type="float">
            <text:p>0.382876702426564</text:p>
          </table:table-cell>
          <table:table-cell table:formula="of:=(1/3)*[.B761]" office:value-type="float" office:value="0.127625567475522" calcext:value-type="float">
            <text:p>0.127625567475522</text:p>
          </table:table-cell>
          <table:table-cell table:formula="of:=4*[.C761]" office:value-type="float" office:value="0.510502269902086" calcext:value-type="float">
            <text:p>0.510502269902086</text:p>
          </table:table-cell>
          <table:table-cell table:formula="of:=[.D761]/6" office:value-type="float" office:value="0.0850837116503477" calcext:value-type="float">
            <text:p>0.085083711650348</text:p>
          </table:table-cell>
          <table:table-cell table:formula="of:=[.E761]*2" office:value-type="float" office:value="0.170167423300695" calcext:value-type="float">
            <text:p>0.170167423300695</text:p>
          </table:table-cell>
          <table:table-cell table:formula="of:=[.E761]*39.3701" office:value-type="float" office:value="3.34975423604535" calcext:value-type="float">
            <text:p>3.34975423604535</text:p>
          </table:table-cell>
          <table:table-cell table:formula="of:=[.F761]*39.3701" office:value-type="float" office:value="6.69950847209071" calcext:value-type="float">
            <text:p>6.69950847209071</text:p>
          </table:table-cell>
        </table:table-row>
        <table:table-row table:style-name="ro1">
          <table:table-cell table:formula="of:=[.A761]+1" office:value-type="float" office:value="784" calcext:value-type="float">
            <text:p>784</text:p>
          </table:table-cell>
          <table:table-cell table:formula="of:=299792458/([.A762]*1000000)" office:value-type="float" office:value="0.382388339285714" calcext:value-type="float">
            <text:p>0.382388339285714</text:p>
          </table:table-cell>
          <table:table-cell table:formula="of:=(1/3)*[.B762]" office:value-type="float" office:value="0.127462779761905" calcext:value-type="float">
            <text:p>0.127462779761905</text:p>
          </table:table-cell>
          <table:table-cell table:formula="of:=4*[.C762]" office:value-type="float" office:value="0.509851119047619" calcext:value-type="float">
            <text:p>0.509851119047619</text:p>
          </table:table-cell>
          <table:table-cell table:formula="of:=[.D762]/6" office:value-type="float" office:value="0.0849751865079365" calcext:value-type="float">
            <text:p>0.084975186507937</text:p>
          </table:table-cell>
          <table:table-cell table:formula="of:=[.E762]*2" office:value-type="float" office:value="0.169950373015873" calcext:value-type="float">
            <text:p>0.169950373015873</text:p>
          </table:table-cell>
          <table:table-cell table:formula="of:=[.E762]*39.3701" office:value-type="float" office:value="3.34548159033611" calcext:value-type="float">
            <text:p>3.34548159033611</text:p>
          </table:table-cell>
          <table:table-cell table:formula="of:=[.F762]*39.3701" office:value-type="float" office:value="6.69096318067222" calcext:value-type="float">
            <text:p>6.69096318067222</text:p>
          </table:table-cell>
        </table:table-row>
        <table:table-row table:style-name="ro1">
          <table:table-cell table:formula="of:=[.A762]+1" office:value-type="float" office:value="785" calcext:value-type="float">
            <text:p>785</text:p>
          </table:table-cell>
          <table:table-cell table:formula="of:=299792458/([.A763]*1000000)" office:value-type="float" office:value="0.381901220382166" calcext:value-type="float">
            <text:p>0.381901220382166</text:p>
          </table:table-cell>
          <table:table-cell table:formula="of:=(1/3)*[.B763]" office:value-type="float" office:value="0.127300406794055" calcext:value-type="float">
            <text:p>0.127300406794055</text:p>
          </table:table-cell>
          <table:table-cell table:formula="of:=4*[.C763]" office:value-type="float" office:value="0.509201627176221" calcext:value-type="float">
            <text:p>0.509201627176221</text:p>
          </table:table-cell>
          <table:table-cell table:formula="of:=[.D763]/6" office:value-type="float" office:value="0.0848669378627035" calcext:value-type="float">
            <text:p>0.084866937862704</text:p>
          </table:table-cell>
          <table:table-cell table:formula="of:=[.E763]*2" office:value-type="float" office:value="0.169733875725407" calcext:value-type="float">
            <text:p>0.169733875725407</text:p>
          </table:table-cell>
          <table:table-cell table:formula="of:=[.E763]*39.3701" office:value-type="float" office:value="3.34121983034842" calcext:value-type="float">
            <text:p>3.34121983034842</text:p>
          </table:table-cell>
          <table:table-cell table:formula="of:=[.F763]*39.3701" office:value-type="float" office:value="6.68243966069684" calcext:value-type="float">
            <text:p>6.68243966069684</text:p>
          </table:table-cell>
        </table:table-row>
        <table:table-row table:style-name="ro1">
          <table:table-cell table:formula="of:=[.A763]+1" office:value-type="float" office:value="786" calcext:value-type="float">
            <text:p>786</text:p>
          </table:table-cell>
          <table:table-cell table:formula="of:=299792458/([.A764]*1000000)" office:value-type="float" office:value="0.381415340966921" calcext:value-type="float">
            <text:p>0.381415340966921</text:p>
          </table:table-cell>
          <table:table-cell table:formula="of:=(1/3)*[.B764]" office:value-type="float" office:value="0.127138446988974" calcext:value-type="float">
            <text:p>0.127138446988974</text:p>
          </table:table-cell>
          <table:table-cell table:formula="of:=4*[.C764]" office:value-type="float" office:value="0.508553787955895" calcext:value-type="float">
            <text:p>0.508553787955895</text:p>
          </table:table-cell>
          <table:table-cell table:formula="of:=[.D764]/6" office:value-type="float" office:value="0.0847589646593158" calcext:value-type="float">
            <text:p>0.084758964659316</text:p>
          </table:table-cell>
          <table:table-cell table:formula="of:=[.E764]*2" office:value-type="float" office:value="0.169517929318632" calcext:value-type="float">
            <text:p>0.169517929318632</text:p>
          </table:table-cell>
          <table:table-cell table:formula="of:=[.E764]*39.3701" office:value-type="float" office:value="3.33696891453373" calcext:value-type="float">
            <text:p>3.33696891453373</text:p>
          </table:table-cell>
          <table:table-cell table:formula="of:=[.F764]*39.3701" office:value-type="float" office:value="6.67393782906746" calcext:value-type="float">
            <text:p>6.67393782906746</text:p>
          </table:table-cell>
        </table:table-row>
        <table:table-row table:style-name="ro1">
          <table:table-cell table:formula="of:=[.A764]+1" office:value-type="float" office:value="787" calcext:value-type="float">
            <text:p>787</text:p>
          </table:table-cell>
          <table:table-cell table:formula="of:=299792458/([.A765]*1000000)" office:value-type="float" office:value="0.380930696315121" calcext:value-type="float">
            <text:p>0.380930696315121</text:p>
          </table:table-cell>
          <table:table-cell table:formula="of:=(1/3)*[.B765]" office:value-type="float" office:value="0.126976898771707" calcext:value-type="float">
            <text:p>0.126976898771707</text:p>
          </table:table-cell>
          <table:table-cell table:formula="of:=4*[.C765]" office:value-type="float" office:value="0.507907595086828" calcext:value-type="float">
            <text:p>0.507907595086828</text:p>
          </table:table-cell>
          <table:table-cell table:formula="of:=[.D765]/6" office:value-type="float" office:value="0.0846512658478046" calcext:value-type="float">
            <text:p>0.084651265847805</text:p>
          </table:table-cell>
          <table:table-cell table:formula="of:=[.E765]*2" office:value-type="float" office:value="0.169302531695609" calcext:value-type="float">
            <text:p>0.169302531695609</text:p>
          </table:table-cell>
          <table:table-cell table:formula="of:=[.E765]*39.3701" office:value-type="float" office:value="3.33272880155465" calcext:value-type="float">
            <text:p>3.33272880155465</text:p>
          </table:table-cell>
          <table:table-cell table:formula="of:=[.F765]*39.3701" office:value-type="float" office:value="6.6654576031093" calcext:value-type="float">
            <text:p>6.6654576031093</text:p>
          </table:table-cell>
        </table:table-row>
        <table:table-row table:style-name="ro1">
          <table:table-cell table:formula="of:=[.A765]+1" office:value-type="float" office:value="788" calcext:value-type="float">
            <text:p>788</text:p>
          </table:table-cell>
          <table:table-cell table:formula="of:=299792458/([.A766]*1000000)" office:value-type="float" office:value="0.380447281725888" calcext:value-type="float">
            <text:p>0.380447281725888</text:p>
          </table:table-cell>
          <table:table-cell table:formula="of:=(1/3)*[.B766]" office:value-type="float" office:value="0.126815760575296" calcext:value-type="float">
            <text:p>0.126815760575296</text:p>
          </table:table-cell>
          <table:table-cell table:formula="of:=4*[.C766]" office:value-type="float" office:value="0.507263042301184" calcext:value-type="float">
            <text:p>0.507263042301184</text:p>
          </table:table-cell>
          <table:table-cell table:formula="of:=[.D766]/6" office:value-type="float" office:value="0.0845438403835307" calcext:value-type="float">
            <text:p>0.084543840383531</text:p>
          </table:table-cell>
          <table:table-cell table:formula="of:=[.E766]*2" office:value-type="float" office:value="0.169087680767061" calcext:value-type="float">
            <text:p>0.169087680767061</text:p>
          </table:table-cell>
          <table:table-cell table:formula="of:=[.E766]*39.3701" office:value-type="float" office:value="3.32849945028364" calcext:value-type="float">
            <text:p>3.32849945028364</text:p>
          </table:table-cell>
          <table:table-cell table:formula="of:=[.F766]*39.3701" office:value-type="float" office:value="6.65699890056729" calcext:value-type="float">
            <text:p>6.65699890056729</text:p>
          </table:table-cell>
        </table:table-row>
        <table:table-row table:style-name="ro1">
          <table:table-cell table:formula="of:=[.A766]+1" office:value-type="float" office:value="789" calcext:value-type="float">
            <text:p>789</text:p>
          </table:table-cell>
          <table:table-cell table:formula="of:=299792458/([.A767]*1000000)" office:value-type="float" office:value="0.37996509252218" calcext:value-type="float">
            <text:p>0.37996509252218</text:p>
          </table:table-cell>
          <table:table-cell table:formula="of:=(1/3)*[.B767]" office:value-type="float" office:value="0.126655030840727" calcext:value-type="float">
            <text:p>0.126655030840727</text:p>
          </table:table-cell>
          <table:table-cell table:formula="of:=4*[.C767]" office:value-type="float" office:value="0.506620123362907" calcext:value-type="float">
            <text:p>0.506620123362907</text:p>
          </table:table-cell>
          <table:table-cell table:formula="of:=[.D767]/6" office:value-type="float" office:value="0.0844366872271511" calcext:value-type="float">
            <text:p>0.084436687227151</text:p>
          </table:table-cell>
          <table:table-cell table:formula="of:=[.E767]*2" office:value-type="float" office:value="0.168873374454302" calcext:value-type="float">
            <text:p>0.168873374454302</text:p>
          </table:table-cell>
          <table:table-cell table:formula="of:=[.E767]*39.3701" office:value-type="float" office:value="3.32428081980166" calcext:value-type="float">
            <text:p>3.32428081980166</text:p>
          </table:table-cell>
          <table:table-cell table:formula="of:=[.F767]*39.3701" office:value-type="float" office:value="6.64856163960332" calcext:value-type="float">
            <text:p>6.64856163960332</text:p>
          </table:table-cell>
        </table:table-row>
        <table:table-row table:style-name="ro1">
          <table:table-cell table:formula="of:=[.A767]+1" office:value-type="float" office:value="790" calcext:value-type="float">
            <text:p>790</text:p>
          </table:table-cell>
          <table:table-cell table:formula="of:=299792458/([.A768]*1000000)" office:value-type="float" office:value="0.379484124050633" calcext:value-type="float">
            <text:p>0.379484124050633</text:p>
          </table:table-cell>
          <table:table-cell table:formula="of:=(1/3)*[.B768]" office:value-type="float" office:value="0.126494708016878" calcext:value-type="float">
            <text:p>0.126494708016878</text:p>
          </table:table-cell>
          <table:table-cell table:formula="of:=4*[.C768]" office:value-type="float" office:value="0.50597883206751" calcext:value-type="float">
            <text:p>0.50597883206751</text:p>
          </table:table-cell>
          <table:table-cell table:formula="of:=[.D768]/6" office:value-type="float" office:value="0.0843298053445851" calcext:value-type="float">
            <text:p>0.084329805344585</text:p>
          </table:table-cell>
          <table:table-cell table:formula="of:=[.E768]*2" office:value-type="float" office:value="0.16865961068917" calcext:value-type="float">
            <text:p>0.16865961068917</text:p>
          </table:table-cell>
          <table:table-cell table:formula="of:=[.E768]*39.3701" office:value-type="float" office:value="3.32007286939685" calcext:value-type="float">
            <text:p>3.32007286939685</text:p>
          </table:table-cell>
          <table:table-cell table:formula="of:=[.F768]*39.3701" office:value-type="float" office:value="6.6401457387937" calcext:value-type="float">
            <text:p>6.6401457387937</text:p>
          </table:table-cell>
        </table:table-row>
        <table:table-row table:style-name="ro1">
          <table:table-cell table:formula="of:=[.A768]+1" office:value-type="float" office:value="791" calcext:value-type="float">
            <text:p>791</text:p>
          </table:table-cell>
          <table:table-cell table:formula="of:=299792458/([.A769]*1000000)" office:value-type="float" office:value="0.379004371681416" calcext:value-type="float">
            <text:p>0.379004371681416</text:p>
          </table:table-cell>
          <table:table-cell table:formula="of:=(1/3)*[.B769]" office:value-type="float" office:value="0.126334790560472" calcext:value-type="float">
            <text:p>0.126334790560472</text:p>
          </table:table-cell>
          <table:table-cell table:formula="of:=4*[.C769]" office:value-type="float" office:value="0.505339162241888" calcext:value-type="float">
            <text:p>0.505339162241888</text:p>
          </table:table-cell>
          <table:table-cell table:formula="of:=[.D769]/6" office:value-type="float" office:value="0.0842231937069813" calcext:value-type="float">
            <text:p>0.084223193706981</text:p>
          </table:table-cell>
          <table:table-cell table:formula="of:=[.E769]*2" office:value-type="float" office:value="0.168446387413963" calcext:value-type="float">
            <text:p>0.168446387413963</text:p>
          </table:table-cell>
          <table:table-cell table:formula="of:=[.E769]*39.3701" office:value-type="float" office:value="3.31587555856323" calcext:value-type="float">
            <text:p>3.31587555856323</text:p>
          </table:table-cell>
          <table:table-cell table:formula="of:=[.F769]*39.3701" office:value-type="float" office:value="6.63175111712645" calcext:value-type="float">
            <text:p>6.63175111712645</text:p>
          </table:table-cell>
        </table:table-row>
        <table:table-row table:style-name="ro1">
          <table:table-cell table:formula="of:=[.A769]+1" office:value-type="float" office:value="792" calcext:value-type="float">
            <text:p>792</text:p>
          </table:table-cell>
          <table:table-cell table:formula="of:=299792458/([.A770]*1000000)" office:value-type="float" office:value="0.378525830808081" calcext:value-type="float">
            <text:p>0.378525830808081</text:p>
          </table:table-cell>
          <table:table-cell table:formula="of:=(1/3)*[.B770]" office:value-type="float" office:value="0.126175276936027" calcext:value-type="float">
            <text:p>0.126175276936027</text:p>
          </table:table-cell>
          <table:table-cell table:formula="of:=4*[.C770]" office:value-type="float" office:value="0.504701107744108" calcext:value-type="float">
            <text:p>0.504701107744108</text:p>
          </table:table-cell>
          <table:table-cell table:formula="of:=[.D770]/6" office:value-type="float" office:value="0.0841168512906846" calcext:value-type="float">
            <text:p>0.084116851290685</text:p>
          </table:table-cell>
          <table:table-cell table:formula="of:=[.E770]*2" office:value-type="float" office:value="0.168233702581369" calcext:value-type="float">
            <text:p>0.168233702581369</text:p>
          </table:table-cell>
          <table:table-cell table:formula="of:=[.E770]*39.3701" office:value-type="float" office:value="3.31168884699938" calcext:value-type="float">
            <text:p>3.31168884699938</text:p>
          </table:table-cell>
          <table:table-cell table:formula="of:=[.F770]*39.3701" office:value-type="float" office:value="6.62337769399877" calcext:value-type="float">
            <text:p>6.62337769399877</text:p>
          </table:table-cell>
        </table:table-row>
        <table:table-row table:style-name="ro1">
          <table:table-cell table:formula="of:=[.A770]+1" office:value-type="float" office:value="793" calcext:value-type="float">
            <text:p>793</text:p>
          </table:table-cell>
          <table:table-cell table:formula="of:=299792458/([.A771]*1000000)" office:value-type="float" office:value="0.378048496847415" calcext:value-type="float">
            <text:p>0.378048496847415</text:p>
          </table:table-cell>
          <table:table-cell table:formula="of:=(1/3)*[.B771]" office:value-type="float" office:value="0.126016165615805" calcext:value-type="float">
            <text:p>0.126016165615805</text:p>
          </table:table-cell>
          <table:table-cell table:formula="of:=4*[.C771]" office:value-type="float" office:value="0.50406466246322" calcext:value-type="float">
            <text:p>0.50406466246322</text:p>
          </table:table-cell>
          <table:table-cell table:formula="of:=[.D771]/6" office:value-type="float" office:value="0.0840107770772033" calcext:value-type="float">
            <text:p>0.084010777077203</text:p>
          </table:table-cell>
          <table:table-cell table:formula="of:=[.E771]*2" office:value-type="float" office:value="0.168021554154407" calcext:value-type="float">
            <text:p>0.168021554154407</text:p>
          </table:table-cell>
          <table:table-cell table:formula="of:=[.E771]*39.3701" office:value-type="float" office:value="3.3075126946072" calcext:value-type="float">
            <text:p>3.3075126946072</text:p>
          </table:table-cell>
          <table:table-cell table:formula="of:=[.F771]*39.3701" office:value-type="float" office:value="6.6150253892144" calcext:value-type="float">
            <text:p>6.6150253892144</text:p>
          </table:table-cell>
        </table:table-row>
        <table:table-row table:style-name="ro1">
          <table:table-cell table:formula="of:=[.A771]+1" office:value-type="float" office:value="794" calcext:value-type="float">
            <text:p>794</text:p>
          </table:table-cell>
          <table:table-cell table:formula="of:=299792458/([.A772]*1000000)" office:value-type="float" office:value="0.377572365239295" calcext:value-type="float">
            <text:p>0.377572365239295</text:p>
          </table:table-cell>
          <table:table-cell table:formula="of:=(1/3)*[.B772]" office:value-type="float" office:value="0.125857455079765" calcext:value-type="float">
            <text:p>0.125857455079765</text:p>
          </table:table-cell>
          <table:table-cell table:formula="of:=4*[.C772]" office:value-type="float" office:value="0.50342982031906" calcext:value-type="float">
            <text:p>0.50342982031906</text:p>
          </table:table-cell>
          <table:table-cell table:formula="of:=[.D772]/6" office:value-type="float" office:value="0.0839049700531766" calcext:value-type="float">
            <text:p>0.083904970053177</text:p>
          </table:table-cell>
          <table:table-cell table:formula="of:=[.E772]*2" office:value-type="float" office:value="0.167809940106353" calcext:value-type="float">
            <text:p>0.167809940106353</text:p>
          </table:table-cell>
          <table:table-cell table:formula="of:=[.E772]*39.3701" office:value-type="float" office:value="3.30334706149057" calcext:value-type="float">
            <text:p>3.30334706149057</text:p>
          </table:table-cell>
          <table:table-cell table:formula="of:=[.F772]*39.3701" office:value-type="float" office:value="6.60669412298114" calcext:value-type="float">
            <text:p>6.60669412298114</text:p>
          </table:table-cell>
        </table:table-row>
        <table:table-row table:style-name="ro1">
          <table:table-cell table:formula="of:=[.A772]+1" office:value-type="float" office:value="795" calcext:value-type="float">
            <text:p>795</text:p>
          </table:table-cell>
          <table:table-cell table:formula="of:=299792458/([.A773]*1000000)" office:value-type="float" office:value="0.377097431446541" calcext:value-type="float">
            <text:p>0.377097431446541</text:p>
          </table:table-cell>
          <table:table-cell table:formula="of:=(1/3)*[.B773]" office:value-type="float" office:value="0.125699143815514" calcext:value-type="float">
            <text:p>0.125699143815514</text:p>
          </table:table-cell>
          <table:table-cell table:formula="of:=4*[.C773]" office:value-type="float" office:value="0.502796575262054" calcext:value-type="float">
            <text:p>0.502796575262054</text:p>
          </table:table-cell>
          <table:table-cell table:formula="of:=[.D773]/6" office:value-type="float" office:value="0.0837994292103424" calcext:value-type="float">
            <text:p>0.083799429210342</text:p>
          </table:table-cell>
          <table:table-cell table:formula="of:=[.E773]*2" office:value-type="float" office:value="0.167598858420685" calcext:value-type="float">
            <text:p>0.167598858420685</text:p>
          </table:table-cell>
          <table:table-cell table:formula="of:=[.E773]*39.3701" office:value-type="float" office:value="3.2991919079541" calcext:value-type="float">
            <text:p>3.2991919079541</text:p>
          </table:table-cell>
          <table:table-cell table:formula="of:=[.F773]*39.3701" office:value-type="float" office:value="6.5983838159082" calcext:value-type="float">
            <text:p>6.5983838159082</text:p>
          </table:table-cell>
        </table:table-row>
        <table:table-row table:style-name="ro1">
          <table:table-cell table:formula="of:=[.A773]+1" office:value-type="float" office:value="796" calcext:value-type="float">
            <text:p>796</text:p>
          </table:table-cell>
          <table:table-cell table:formula="of:=299792458/([.A774]*1000000)" office:value-type="float" office:value="0.376623690954774" calcext:value-type="float">
            <text:p>0.376623690954774</text:p>
          </table:table-cell>
          <table:table-cell table:formula="of:=(1/3)*[.B774]" office:value-type="float" office:value="0.125541230318258" calcext:value-type="float">
            <text:p>0.125541230318258</text:p>
          </table:table-cell>
          <table:table-cell table:formula="of:=4*[.C774]" office:value-type="float" office:value="0.502164921273032" calcext:value-type="float">
            <text:p>0.502164921273032</text:p>
          </table:table-cell>
          <table:table-cell table:formula="of:=[.D774]/6" office:value-type="float" office:value="0.0836941535455053" calcext:value-type="float">
            <text:p>0.083694153545505</text:p>
          </table:table-cell>
          <table:table-cell table:formula="of:=[.E774]*2" office:value-type="float" office:value="0.167388307091011" calcext:value-type="float">
            <text:p>0.167388307091011</text:p>
          </table:table-cell>
          <table:table-cell table:formula="of:=[.E774]*39.3701" office:value-type="float" office:value="3.2950471945019" calcext:value-type="float">
            <text:p>3.2950471945019</text:p>
          </table:table-cell>
          <table:table-cell table:formula="of:=[.F774]*39.3701" office:value-type="float" office:value="6.5900943890038" calcext:value-type="float">
            <text:p>6.5900943890038</text:p>
          </table:table-cell>
        </table:table-row>
        <table:table-row table:style-name="ro1">
          <table:table-cell table:formula="of:=[.A774]+1" office:value-type="float" office:value="797" calcext:value-type="float">
            <text:p>797</text:p>
          </table:table-cell>
          <table:table-cell table:formula="of:=299792458/([.A775]*1000000)" office:value-type="float" office:value="0.376151139272271" calcext:value-type="float">
            <text:p>0.376151139272271</text:p>
          </table:table-cell>
          <table:table-cell table:formula="of:=(1/3)*[.B775]" office:value-type="float" office:value="0.125383713090757" calcext:value-type="float">
            <text:p>0.125383713090757</text:p>
          </table:table-cell>
          <table:table-cell table:formula="of:=4*[.C775]" office:value-type="float" office:value="0.501534852363028" calcext:value-type="float">
            <text:p>0.501534852363028</text:p>
          </table:table-cell>
          <table:table-cell table:formula="of:=[.D775]/6" office:value-type="float" office:value="0.0835891420605047" calcext:value-type="float">
            <text:p>0.083589142060505</text:p>
          </table:table-cell>
          <table:table-cell table:formula="of:=[.E775]*2" office:value-type="float" office:value="0.167178284121009" calcext:value-type="float">
            <text:p>0.167178284121009</text:p>
          </table:table-cell>
          <table:table-cell table:formula="of:=[.E775]*39.3701" office:value-type="float" office:value="3.29091288183627" calcext:value-type="float">
            <text:p>3.29091288183627</text:p>
          </table:table-cell>
          <table:table-cell table:formula="of:=[.F775]*39.3701" office:value-type="float" office:value="6.58182576367255" calcext:value-type="float">
            <text:p>6.58182576367255</text:p>
          </table:table-cell>
        </table:table-row>
        <table:table-row table:style-name="ro1">
          <table:table-cell table:formula="of:=[.A775]+1" office:value-type="float" office:value="798" calcext:value-type="float">
            <text:p>798</text:p>
          </table:table-cell>
          <table:table-cell table:formula="of:=299792458/([.A776]*1000000)" office:value-type="float" office:value="0.375679771929825" calcext:value-type="float">
            <text:p>0.375679771929825</text:p>
          </table:table-cell>
          <table:table-cell table:formula="of:=(1/3)*[.B776]" office:value-type="float" office:value="0.125226590643275" calcext:value-type="float">
            <text:p>0.125226590643275</text:p>
          </table:table-cell>
          <table:table-cell table:formula="of:=4*[.C776]" office:value-type="float" office:value="0.500906362573099" calcext:value-type="float">
            <text:p>0.500906362573099</text:p>
          </table:table-cell>
          <table:table-cell table:formula="of:=[.D776]/6" office:value-type="float" office:value="0.0834843937621832" calcext:value-type="float">
            <text:p>0.083484393762183</text:p>
          </table:table-cell>
          <table:table-cell table:formula="of:=[.E776]*2" office:value-type="float" office:value="0.166968787524366" calcext:value-type="float">
            <text:p>0.166968787524366</text:p>
          </table:table-cell>
          <table:table-cell table:formula="of:=[.E776]*39.3701" office:value-type="float" office:value="3.28678893085653" calcext:value-type="float">
            <text:p>3.28678893085653</text:p>
          </table:table-cell>
          <table:table-cell table:formula="of:=[.F776]*39.3701" office:value-type="float" office:value="6.57357786171306" calcext:value-type="float">
            <text:p>6.57357786171306</text:p>
          </table:table-cell>
        </table:table-row>
        <table:table-row table:style-name="ro1">
          <table:table-cell table:formula="of:=[.A776]+1" office:value-type="float" office:value="799" calcext:value-type="float">
            <text:p>799</text:p>
          </table:table-cell>
          <table:table-cell table:formula="of:=299792458/([.A777]*1000000)" office:value-type="float" office:value="0.375209584480601" calcext:value-type="float">
            <text:p>0.375209584480601</text:p>
          </table:table-cell>
          <table:table-cell table:formula="of:=(1/3)*[.B777]" office:value-type="float" office:value="0.125069861493534" calcext:value-type="float">
            <text:p>0.125069861493534</text:p>
          </table:table-cell>
          <table:table-cell table:formula="of:=4*[.C777]" office:value-type="float" office:value="0.500279445974134" calcext:value-type="float">
            <text:p>0.500279445974134</text:p>
          </table:table-cell>
          <table:table-cell table:formula="of:=[.D777]/6" office:value-type="float" office:value="0.0833799076623557" calcext:value-type="float">
            <text:p>0.083379907662356</text:p>
          </table:table-cell>
          <table:table-cell table:formula="of:=[.E777]*2" office:value-type="float" office:value="0.166759815324711" calcext:value-type="float">
            <text:p>0.166759815324711</text:p>
          </table:table-cell>
          <table:table-cell table:formula="of:=[.E777]*39.3701" office:value-type="float" office:value="3.28267530265771" calcext:value-type="float">
            <text:p>3.28267530265771</text:p>
          </table:table-cell>
          <table:table-cell table:formula="of:=[.F777]*39.3701" office:value-type="float" office:value="6.56535060531542" calcext:value-type="float">
            <text:p>6.56535060531542</text:p>
          </table:table-cell>
        </table:table-row>
        <table:table-row table:style-name="ro1">
          <table:table-cell table:formula="of:=[.A777]+1" office:value-type="float" office:value="800" calcext:value-type="float">
            <text:p>800</text:p>
          </table:table-cell>
          <table:table-cell table:formula="of:=299792458/([.A778]*1000000)" office:value-type="float" office:value="0.3747405725" calcext:value-type="float">
            <text:p>0.3747405725</text:p>
          </table:table-cell>
          <table:table-cell table:formula="of:=(1/3)*[.B778]" office:value-type="float" office:value="0.124913524166667" calcext:value-type="float">
            <text:p>0.124913524166667</text:p>
          </table:table-cell>
          <table:table-cell table:formula="of:=4*[.C778]" office:value-type="float" office:value="0.499654096666667" calcext:value-type="float">
            <text:p>0.499654096666667</text:p>
          </table:table-cell>
          <table:table-cell table:formula="of:=[.D778]/6" office:value-type="float" office:value="0.0832756827777778" calcext:value-type="float">
            <text:p>0.083275682777778</text:p>
          </table:table-cell>
          <table:table-cell table:formula="of:=[.E778]*2" office:value-type="float" office:value="0.166551365555556" calcext:value-type="float">
            <text:p>0.166551365555556</text:p>
          </table:table-cell>
          <table:table-cell table:formula="of:=[.E778]*39.3701" office:value-type="float" office:value="3.27857195852939" calcext:value-type="float">
            <text:p>3.27857195852939</text:p>
          </table:table-cell>
          <table:table-cell table:formula="of:=[.F778]*39.3701" office:value-type="float" office:value="6.55714391705878" calcext:value-type="float">
            <text:p>6.55714391705878</text:p>
          </table:table-cell>
        </table:table-row>
        <table:table-row table:style-name="ro1">
          <table:table-cell table:formula="of:=[.A778]+1" office:value-type="float" office:value="801" calcext:value-type="float">
            <text:p>801</text:p>
          </table:table-cell>
          <table:table-cell table:formula="of:=299792458/([.A779]*1000000)" office:value-type="float" office:value="0.374272731585518" calcext:value-type="float">
            <text:p>0.374272731585518</text:p>
          </table:table-cell>
          <table:table-cell table:formula="of:=(1/3)*[.B779]" office:value-type="float" office:value="0.124757577195173" calcext:value-type="float">
            <text:p>0.124757577195173</text:p>
          </table:table-cell>
          <table:table-cell table:formula="of:=4*[.C779]" office:value-type="float" office:value="0.499030308780691" calcext:value-type="float">
            <text:p>0.499030308780691</text:p>
          </table:table-cell>
          <table:table-cell table:formula="of:=[.D779]/6" office:value-type="float" office:value="0.0831717181301151" calcext:value-type="float">
            <text:p>0.083171718130115</text:p>
          </table:table-cell>
          <table:table-cell table:formula="of:=[.E779]*2" office:value-type="float" office:value="0.16634343626023" calcext:value-type="float">
            <text:p>0.16634343626023</text:p>
          </table:table-cell>
          <table:table-cell table:formula="of:=[.E779]*39.3701" office:value-type="float" office:value="3.27447885995445" calcext:value-type="float">
            <text:p>3.27447885995445</text:p>
          </table:table-cell>
          <table:table-cell table:formula="of:=[.F779]*39.3701" office:value-type="float" office:value="6.54895771990889" calcext:value-type="float">
            <text:p>6.54895771990889</text:p>
          </table:table-cell>
        </table:table-row>
        <table:table-row table:style-name="ro1">
          <table:table-cell table:formula="of:=[.A779]+1" office:value-type="float" office:value="802" calcext:value-type="float">
            <text:p>802</text:p>
          </table:table-cell>
          <table:table-cell table:formula="of:=299792458/([.A780]*1000000)" office:value-type="float" office:value="0.373806057356608" calcext:value-type="float">
            <text:p>0.373806057356608</text:p>
          </table:table-cell>
          <table:table-cell table:formula="of:=(1/3)*[.B780]" office:value-type="float" office:value="0.124602019118869" calcext:value-type="float">
            <text:p>0.124602019118869</text:p>
          </table:table-cell>
          <table:table-cell table:formula="of:=4*[.C780]" office:value-type="float" office:value="0.498408076475478" calcext:value-type="float">
            <text:p>0.498408076475478</text:p>
          </table:table-cell>
          <table:table-cell table:formula="of:=[.D780]/6" office:value-type="float" office:value="0.083068012745913" calcext:value-type="float">
            <text:p>0.083068012745913</text:p>
          </table:table-cell>
          <table:table-cell table:formula="of:=[.E780]*2" office:value-type="float" office:value="0.166136025491826" calcext:value-type="float">
            <text:p>0.166136025491826</text:p>
          </table:table-cell>
          <table:table-cell table:formula="of:=[.E780]*39.3701" office:value-type="float" office:value="3.27039596860787" calcext:value-type="float">
            <text:p>3.27039596860787</text:p>
          </table:table-cell>
          <table:table-cell table:formula="of:=[.F780]*39.3701" office:value-type="float" office:value="6.54079193721574" calcext:value-type="float">
            <text:p>6.54079193721574</text:p>
          </table:table-cell>
        </table:table-row>
        <table:table-row table:style-name="ro1">
          <table:table-cell table:formula="of:=[.A780]+1" office:value-type="float" office:value="803" calcext:value-type="float">
            <text:p>803</text:p>
          </table:table-cell>
          <table:table-cell table:formula="of:=299792458/([.A781]*1000000)" office:value-type="float" office:value="0.373340545454545" calcext:value-type="float">
            <text:p>0.373340545454545</text:p>
          </table:table-cell>
          <table:table-cell table:formula="of:=(1/3)*[.B781]" office:value-type="float" office:value="0.124446848484848" calcext:value-type="float">
            <text:p>0.124446848484848</text:p>
          </table:table-cell>
          <table:table-cell table:formula="of:=4*[.C781]" office:value-type="float" office:value="0.497787393939394" calcext:value-type="float">
            <text:p>0.497787393939394</text:p>
          </table:table-cell>
          <table:table-cell table:formula="of:=[.D781]/6" office:value-type="float" office:value="0.0829645656565657" calcext:value-type="float">
            <text:p>0.082964565656566</text:p>
          </table:table-cell>
          <table:table-cell table:formula="of:=[.E781]*2" office:value-type="float" office:value="0.165929131313131" calcext:value-type="float">
            <text:p>0.165929131313131</text:p>
          </table:table-cell>
          <table:table-cell table:formula="of:=[.E781]*39.3701" office:value-type="float" office:value="3.26632324635556" calcext:value-type="float">
            <text:p>3.26632324635556</text:p>
          </table:table-cell>
          <table:table-cell table:formula="of:=[.F781]*39.3701" office:value-type="float" office:value="6.53264649271111" calcext:value-type="float">
            <text:p>6.53264649271111</text:p>
          </table:table-cell>
        </table:table-row>
        <table:table-row table:style-name="ro1">
          <table:table-cell table:formula="of:=[.A781]+1" office:value-type="float" office:value="804" calcext:value-type="float">
            <text:p>804</text:p>
          </table:table-cell>
          <table:table-cell table:formula="of:=299792458/([.A782]*1000000)" office:value-type="float" office:value="0.372876191542289" calcext:value-type="float">
            <text:p>0.372876191542289</text:p>
          </table:table-cell>
          <table:table-cell table:formula="of:=(1/3)*[.B782]" office:value-type="float" office:value="0.12429206384743" calcext:value-type="float">
            <text:p>0.12429206384743</text:p>
          </table:table-cell>
          <table:table-cell table:formula="of:=4*[.C782]" office:value-type="float" office:value="0.497168255389718" calcext:value-type="float">
            <text:p>0.497168255389718</text:p>
          </table:table-cell>
          <table:table-cell table:formula="of:=[.D782]/6" office:value-type="float" office:value="0.0828613758982863" calcext:value-type="float">
            <text:p>0.082861375898286</text:p>
          </table:table-cell>
          <table:table-cell table:formula="of:=[.E782]*2" office:value-type="float" office:value="0.165722751796573" calcext:value-type="float">
            <text:p>0.165722751796573</text:p>
          </table:table-cell>
          <table:table-cell table:formula="of:=[.E782]*39.3701" office:value-type="float" office:value="3.26226065525312" calcext:value-type="float">
            <text:p>3.26226065525312</text:p>
          </table:table-cell>
          <table:table-cell table:formula="of:=[.F782]*39.3701" office:value-type="float" office:value="6.52452131050625" calcext:value-type="float">
            <text:p>6.52452131050625</text:p>
          </table:table-cell>
        </table:table-row>
        <table:table-row table:style-name="ro1">
          <table:table-cell table:formula="of:=[.A782]+1" office:value-type="float" office:value="805" calcext:value-type="float">
            <text:p>805</text:p>
          </table:table-cell>
          <table:table-cell table:formula="of:=299792458/([.A783]*1000000)" office:value-type="float" office:value="0.372412991304348" calcext:value-type="float">
            <text:p>0.372412991304348</text:p>
          </table:table-cell>
          <table:table-cell table:formula="of:=(1/3)*[.B783]" office:value-type="float" office:value="0.124137663768116" calcext:value-type="float">
            <text:p>0.124137663768116</text:p>
          </table:table-cell>
          <table:table-cell table:formula="of:=4*[.C783]" office:value-type="float" office:value="0.496550655072464" calcext:value-type="float">
            <text:p>0.496550655072464</text:p>
          </table:table-cell>
          <table:table-cell table:formula="of:=[.D783]/6" office:value-type="float" office:value="0.0827584425120773" calcext:value-type="float">
            <text:p>0.082758442512077</text:p>
          </table:table-cell>
          <table:table-cell table:formula="of:=[.E783]*2" office:value-type="float" office:value="0.165516885024155" calcext:value-type="float">
            <text:p>0.165516885024155</text:p>
          </table:table-cell>
          <table:table-cell table:formula="of:=[.E783]*39.3701" office:value-type="float" office:value="3.25820815754473" calcext:value-type="float">
            <text:p>3.25820815754473</text:p>
          </table:table-cell>
          <table:table-cell table:formula="of:=[.F783]*39.3701" office:value-type="float" office:value="6.51641631508947" calcext:value-type="float">
            <text:p>6.51641631508947</text:p>
          </table:table-cell>
        </table:table-row>
        <table:table-row table:style-name="ro1">
          <table:table-cell table:formula="of:=[.A783]+1" office:value-type="float" office:value="806" calcext:value-type="float">
            <text:p>806</text:p>
          </table:table-cell>
          <table:table-cell table:formula="of:=299792458/([.A784]*1000000)" office:value-type="float" office:value="0.37195094044665" calcext:value-type="float">
            <text:p>0.37195094044665</text:p>
          </table:table-cell>
          <table:table-cell table:formula="of:=(1/3)*[.B784]" office:value-type="float" office:value="0.12398364681555" calcext:value-type="float">
            <text:p>0.12398364681555</text:p>
          </table:table-cell>
          <table:table-cell table:formula="of:=4*[.C784]" office:value-type="float" office:value="0.4959345872622" calcext:value-type="float">
            <text:p>0.4959345872622</text:p>
          </table:table-cell>
          <table:table-cell table:formula="of:=[.D784]/6" office:value-type="float" office:value="0.0826557645437" calcext:value-type="float">
            <text:p>0.0826557645437</text:p>
          </table:table-cell>
          <table:table-cell table:formula="of:=[.E784]*2" office:value-type="float" office:value="0.1653115290874" calcext:value-type="float">
            <text:p>0.1653115290874</text:p>
          </table:table-cell>
          <table:table-cell table:formula="of:=[.E784]*39.3701" office:value-type="float" office:value="3.25416571566192" calcext:value-type="float">
            <text:p>3.25416571566192</text:p>
          </table:table-cell>
          <table:table-cell table:formula="of:=[.F784]*39.3701" office:value-type="float" office:value="6.50833143132385" calcext:value-type="float">
            <text:p>6.50833143132385</text:p>
          </table:table-cell>
        </table:table-row>
        <table:table-row table:style-name="ro1">
          <table:table-cell table:formula="of:=[.A784]+1" office:value-type="float" office:value="807" calcext:value-type="float">
            <text:p>807</text:p>
          </table:table-cell>
          <table:table-cell table:formula="of:=299792458/([.A785]*1000000)" office:value-type="float" office:value="0.371490034696406" calcext:value-type="float">
            <text:p>0.371490034696406</text:p>
          </table:table-cell>
          <table:table-cell table:formula="of:=(1/3)*[.B785]" office:value-type="float" office:value="0.123830011565469" calcext:value-type="float">
            <text:p>0.123830011565469</text:p>
          </table:table-cell>
          <table:table-cell table:formula="of:=4*[.C785]" office:value-type="float" office:value="0.495320046261875" calcext:value-type="float">
            <text:p>0.495320046261875</text:p>
          </table:table-cell>
          <table:table-cell table:formula="of:=[.D785]/6" office:value-type="float" office:value="0.0825533410436459" calcext:value-type="float">
            <text:p>0.082553341043646</text:p>
          </table:table-cell>
          <table:table-cell table:formula="of:=[.E785]*2" office:value-type="float" office:value="0.165106682087292" calcext:value-type="float">
            <text:p>0.165106682087292</text:p>
          </table:table-cell>
          <table:table-cell table:formula="of:=[.E785]*39.3701" office:value-type="float" office:value="3.25013329222244" calcext:value-type="float">
            <text:p>3.25013329222244</text:p>
          </table:table-cell>
          <table:table-cell table:formula="of:=[.F785]*39.3701" office:value-type="float" office:value="6.50026658444489" calcext:value-type="float">
            <text:p>6.50026658444489</text:p>
          </table:table-cell>
        </table:table-row>
        <table:table-row table:style-name="ro1">
          <table:table-cell table:formula="of:=[.A785]+1" office:value-type="float" office:value="808" calcext:value-type="float">
            <text:p>808</text:p>
          </table:table-cell>
          <table:table-cell table:formula="of:=299792458/([.A786]*1000000)" office:value-type="float" office:value="0.37103026980198" calcext:value-type="float">
            <text:p>0.37103026980198</text:p>
          </table:table-cell>
          <table:table-cell table:formula="of:=(1/3)*[.B786]" office:value-type="float" office:value="0.12367675660066" calcext:value-type="float">
            <text:p>0.12367675660066</text:p>
          </table:table-cell>
          <table:table-cell table:formula="of:=4*[.C786]" office:value-type="float" office:value="0.49470702640264" calcext:value-type="float">
            <text:p>0.49470702640264</text:p>
          </table:table-cell>
          <table:table-cell table:formula="of:=[.D786]/6" office:value-type="float" office:value="0.0824511710671067" calcext:value-type="float">
            <text:p>0.082451171067107</text:p>
          </table:table-cell>
          <table:table-cell table:formula="of:=[.E786]*2" office:value-type="float" office:value="0.164902342134213" calcext:value-type="float">
            <text:p>0.164902342134213</text:p>
          </table:table-cell>
          <table:table-cell table:formula="of:=[.E786]*39.3701" office:value-type="float" office:value="3.2461108500291" calcext:value-type="float">
            <text:p>3.2461108500291</text:p>
          </table:table-cell>
          <table:table-cell table:formula="of:=[.F786]*39.3701" office:value-type="float" office:value="6.4922217000582" calcext:value-type="float">
            <text:p>6.4922217000582</text:p>
          </table:table-cell>
        </table:table-row>
        <table:table-row table:style-name="ro1">
          <table:table-cell table:formula="of:=[.A786]+1" office:value-type="float" office:value="809" calcext:value-type="float">
            <text:p>809</text:p>
          </table:table-cell>
          <table:table-cell table:formula="of:=299792458/([.A787]*1000000)" office:value-type="float" office:value="0.370571641532756" calcext:value-type="float">
            <text:p>0.370571641532756</text:p>
          </table:table-cell>
          <table:table-cell table:formula="of:=(1/3)*[.B787]" office:value-type="float" office:value="0.123523880510919" calcext:value-type="float">
            <text:p>0.123523880510919</text:p>
          </table:table-cell>
          <table:table-cell table:formula="of:=4*[.C787]" office:value-type="float" office:value="0.494095522043675" calcext:value-type="float">
            <text:p>0.494095522043675</text:p>
          </table:table-cell>
          <table:table-cell table:formula="of:=[.D787]/6" office:value-type="float" office:value="0.0823492536739459" calcext:value-type="float">
            <text:p>0.082349253673946</text:p>
          </table:table-cell>
          <table:table-cell table:formula="of:=[.E787]*2" office:value-type="float" office:value="0.164698507347892" calcext:value-type="float">
            <text:p>0.164698507347892</text:p>
          </table:table-cell>
          <table:table-cell table:formula="of:=[.E787]*39.3701" office:value-type="float" office:value="3.24209835206862" calcext:value-type="float">
            <text:p>3.24209835206862</text:p>
          </table:table-cell>
          <table:table-cell table:formula="of:=[.F787]*39.3701" office:value-type="float" office:value="6.48419670413723" calcext:value-type="float">
            <text:p>6.48419670413723</text:p>
          </table:table-cell>
        </table:table-row>
        <table:table-row table:style-name="ro1">
          <table:table-cell table:formula="of:=[.A787]+1" office:value-type="float" office:value="810" calcext:value-type="float">
            <text:p>810</text:p>
          </table:table-cell>
          <table:table-cell table:formula="of:=299792458/([.A788]*1000000)" office:value-type="float" office:value="0.370114145679012" calcext:value-type="float">
            <text:p>0.370114145679012</text:p>
          </table:table-cell>
          <table:table-cell table:formula="of:=(1/3)*[.B788]" office:value-type="float" office:value="0.123371381893004" calcext:value-type="float">
            <text:p>0.123371381893004</text:p>
          </table:table-cell>
          <table:table-cell table:formula="of:=4*[.C788]" office:value-type="float" office:value="0.493485527572017" calcext:value-type="float">
            <text:p>0.493485527572017</text:p>
          </table:table-cell>
          <table:table-cell table:formula="of:=[.D788]/6" office:value-type="float" office:value="0.0822475879286694" calcext:value-type="float">
            <text:p>0.08224758792867</text:p>
          </table:table-cell>
          <table:table-cell table:formula="of:=[.E788]*2" office:value-type="float" office:value="0.164495175857339" calcext:value-type="float">
            <text:p>0.164495175857339</text:p>
          </table:table-cell>
          <table:table-cell table:formula="of:=[.E788]*39.3701" office:value-type="float" office:value="3.23809576151051" calcext:value-type="float">
            <text:p>3.23809576151051</text:p>
          </table:table-cell>
          <table:table-cell table:formula="of:=[.F788]*39.3701" office:value-type="float" office:value="6.47619152302102" calcext:value-type="float">
            <text:p>6.47619152302102</text:p>
          </table:table-cell>
        </table:table-row>
        <table:table-row table:style-name="ro1">
          <table:table-cell table:formula="of:=[.A788]+1" office:value-type="float" office:value="811" calcext:value-type="float">
            <text:p>811</text:p>
          </table:table-cell>
          <table:table-cell table:formula="of:=299792458/([.A789]*1000000)" office:value-type="float" office:value="0.369657778051788" calcext:value-type="float">
            <text:p>0.369657778051788</text:p>
          </table:table-cell>
          <table:table-cell table:formula="of:=(1/3)*[.B789]" office:value-type="float" office:value="0.123219259350596" calcext:value-type="float">
            <text:p>0.123219259350596</text:p>
          </table:table-cell>
          <table:table-cell table:formula="of:=4*[.C789]" office:value-type="float" office:value="0.492877037402384" calcext:value-type="float">
            <text:p>0.492877037402384</text:p>
          </table:table-cell>
          <table:table-cell table:formula="of:=[.D789]/6" office:value-type="float" office:value="0.0821461729003973" calcext:value-type="float">
            <text:p>0.082146172900397</text:p>
          </table:table-cell>
          <table:table-cell table:formula="of:=[.E789]*2" office:value-type="float" office:value="0.164292345800795" calcext:value-type="float">
            <text:p>0.164292345800795</text:p>
          </table:table-cell>
          <table:table-cell table:formula="of:=[.E789]*39.3701" office:value-type="float" office:value="3.23410304170593" calcext:value-type="float">
            <text:p>3.23410304170593</text:p>
          </table:table-cell>
          <table:table-cell table:formula="of:=[.F789]*39.3701" office:value-type="float" office:value="6.46820608341186" calcext:value-type="float">
            <text:p>6.46820608341186</text:p>
          </table:table-cell>
        </table:table-row>
        <table:table-row table:style-name="ro1">
          <table:table-cell table:formula="of:=[.A789]+1" office:value-type="float" office:value="812" calcext:value-type="float">
            <text:p>812</text:p>
          </table:table-cell>
          <table:table-cell table:formula="of:=299792458/([.A790]*1000000)" office:value-type="float" office:value="0.369202534482759" calcext:value-type="float">
            <text:p>0.369202534482759</text:p>
          </table:table-cell>
          <table:table-cell table:formula="of:=(1/3)*[.B790]" office:value-type="float" office:value="0.123067511494253" calcext:value-type="float">
            <text:p>0.123067511494253</text:p>
          </table:table-cell>
          <table:table-cell table:formula="of:=4*[.C790]" office:value-type="float" office:value="0.492270045977012" calcext:value-type="float">
            <text:p>0.492270045977012</text:p>
          </table:table-cell>
          <table:table-cell table:formula="of:=[.D790]/6" office:value-type="float" office:value="0.0820450076628353" calcext:value-type="float">
            <text:p>0.082045007662835</text:p>
          </table:table-cell>
          <table:table-cell table:formula="of:=[.E790]*2" office:value-type="float" office:value="0.16409001532567" calcext:value-type="float">
            <text:p>0.16409001532567</text:p>
          </table:table-cell>
          <table:table-cell table:formula="of:=[.E790]*39.3701" office:value-type="float" office:value="3.23012015618659" calcext:value-type="float">
            <text:p>3.23012015618659</text:p>
          </table:table-cell>
          <table:table-cell table:formula="of:=[.F790]*39.3701" office:value-type="float" office:value="6.46024031237318" calcext:value-type="float">
            <text:p>6.46024031237318</text:p>
          </table:table-cell>
        </table:table-row>
        <table:table-row table:style-name="ro1">
          <table:table-cell table:formula="of:=[.A790]+1" office:value-type="float" office:value="813" calcext:value-type="float">
            <text:p>813</text:p>
          </table:table-cell>
          <table:table-cell table:formula="of:=299792458/([.A791]*1000000)" office:value-type="float" office:value="0.368748410824108" calcext:value-type="float">
            <text:p>0.368748410824108</text:p>
          </table:table-cell>
          <table:table-cell table:formula="of:=(1/3)*[.B791]" office:value-type="float" office:value="0.122916136941369" calcext:value-type="float">
            <text:p>0.122916136941369</text:p>
          </table:table-cell>
          <table:table-cell table:formula="of:=4*[.C791]" office:value-type="float" office:value="0.491664547765478" calcext:value-type="float">
            <text:p>0.491664547765478</text:p>
          </table:table-cell>
          <table:table-cell table:formula="of:=[.D791]/6" office:value-type="float" office:value="0.0819440912942463" calcext:value-type="float">
            <text:p>0.081944091294246</text:p>
          </table:table-cell>
          <table:table-cell table:formula="of:=[.E791]*2" office:value-type="float" office:value="0.163888182588493" calcext:value-type="float">
            <text:p>0.163888182588493</text:p>
          </table:table-cell>
          <table:table-cell table:formula="of:=[.E791]*39.3701" office:value-type="float" office:value="3.22614706866361" calcext:value-type="float">
            <text:p>3.22614706866361</text:p>
          </table:table-cell>
          <table:table-cell table:formula="of:=[.F791]*39.3701" office:value-type="float" office:value="6.45229413732721" calcext:value-type="float">
            <text:p>6.45229413732721</text:p>
          </table:table-cell>
        </table:table-row>
        <table:table-row table:style-name="ro1">
          <table:table-cell table:formula="of:=[.A791]+1" office:value-type="float" office:value="814" calcext:value-type="float">
            <text:p>814</text:p>
          </table:table-cell>
          <table:table-cell table:formula="of:=299792458/([.A792]*1000000)" office:value-type="float" office:value="0.368295402948403" calcext:value-type="float">
            <text:p>0.368295402948403</text:p>
          </table:table-cell>
          <table:table-cell table:formula="of:=(1/3)*[.B792]" office:value-type="float" office:value="0.122765134316134" calcext:value-type="float">
            <text:p>0.122765134316134</text:p>
          </table:table-cell>
          <table:table-cell table:formula="of:=4*[.C792]" office:value-type="float" office:value="0.491060537264537" calcext:value-type="float">
            <text:p>0.491060537264537</text:p>
          </table:table-cell>
          <table:table-cell table:formula="of:=[.D792]/6" office:value-type="float" office:value="0.0818434228774229" calcext:value-type="float">
            <text:p>0.081843422877423</text:p>
          </table:table-cell>
          <table:table-cell table:formula="of:=[.E792]*2" office:value-type="float" office:value="0.163686845754846" calcext:value-type="float">
            <text:p>0.163686845754846</text:p>
          </table:table-cell>
          <table:table-cell table:formula="of:=[.E792]*39.3701" office:value-type="float" office:value="3.22218374302643" calcext:value-type="float">
            <text:p>3.22218374302643</text:p>
          </table:table-cell>
          <table:table-cell table:formula="of:=[.F792]*39.3701" office:value-type="float" office:value="6.44436748605285" calcext:value-type="float">
            <text:p>6.44436748605285</text:p>
          </table:table-cell>
        </table:table-row>
        <table:table-row table:style-name="ro1">
          <table:table-cell table:formula="of:=[.A792]+1" office:value-type="float" office:value="815" calcext:value-type="float">
            <text:p>815</text:p>
          </table:table-cell>
          <table:table-cell table:formula="of:=299792458/([.A793]*1000000)" office:value-type="float" office:value="0.367843506748466" calcext:value-type="float">
            <text:p>0.367843506748466</text:p>
          </table:table-cell>
          <table:table-cell table:formula="of:=(1/3)*[.B793]" office:value-type="float" office:value="0.122614502249489" calcext:value-type="float">
            <text:p>0.122614502249489</text:p>
          </table:table-cell>
          <table:table-cell table:formula="of:=4*[.C793]" office:value-type="float" office:value="0.490458008997955" calcext:value-type="float">
            <text:p>0.490458008997955</text:p>
          </table:table-cell>
          <table:table-cell table:formula="of:=[.D793]/6" office:value-type="float" office:value="0.0817430014996592" calcext:value-type="float">
            <text:p>0.081743001499659</text:p>
          </table:table-cell>
          <table:table-cell table:formula="of:=[.E793]*2" office:value-type="float" office:value="0.163486002999318" calcext:value-type="float">
            <text:p>0.163486002999318</text:p>
          </table:table-cell>
          <table:table-cell table:formula="of:=[.E793]*39.3701" office:value-type="float" office:value="3.21823014334173" calcext:value-type="float">
            <text:p>3.21823014334173</text:p>
          </table:table-cell>
          <table:table-cell table:formula="of:=[.F793]*39.3701" office:value-type="float" office:value="6.43646028668346" calcext:value-type="float">
            <text:p>6.43646028668346</text:p>
          </table:table-cell>
        </table:table-row>
        <table:table-row table:style-name="ro1">
          <table:table-cell table:formula="of:=[.A793]+1" office:value-type="float" office:value="816" calcext:value-type="float">
            <text:p>816</text:p>
          </table:table-cell>
          <table:table-cell table:formula="of:=299792458/([.A794]*1000000)" office:value-type="float" office:value="0.367392718137255" calcext:value-type="float">
            <text:p>0.367392718137255</text:p>
          </table:table-cell>
          <table:table-cell table:formula="of:=(1/3)*[.B794]" office:value-type="float" office:value="0.122464239379085" calcext:value-type="float">
            <text:p>0.122464239379085</text:p>
          </table:table-cell>
          <table:table-cell table:formula="of:=4*[.C794]" office:value-type="float" office:value="0.48985695751634" calcext:value-type="float">
            <text:p>0.48985695751634</text:p>
          </table:table-cell>
          <table:table-cell table:formula="of:=[.D794]/6" office:value-type="float" office:value="0.0816428262527233" calcext:value-type="float">
            <text:p>0.081642826252723</text:p>
          </table:table-cell>
          <table:table-cell table:formula="of:=[.E794]*2" office:value-type="float" office:value="0.163285652505447" calcext:value-type="float">
            <text:p>0.163285652505447</text:p>
          </table:table-cell>
          <table:table-cell table:formula="of:=[.E794]*39.3701" office:value-type="float" office:value="3.21428623385234" calcext:value-type="float">
            <text:p>3.21428623385234</text:p>
          </table:table-cell>
          <table:table-cell table:formula="of:=[.F794]*39.3701" office:value-type="float" office:value="6.42857246770468" calcext:value-type="float">
            <text:p>6.42857246770468</text:p>
          </table:table-cell>
        </table:table-row>
        <table:table-row table:style-name="ro1">
          <table:table-cell table:formula="of:=[.A794]+1" office:value-type="float" office:value="817" calcext:value-type="float">
            <text:p>817</text:p>
          </table:table-cell>
          <table:table-cell table:formula="of:=299792458/([.A795]*1000000)" office:value-type="float" office:value="0.366943033047736" calcext:value-type="float">
            <text:p>0.366943033047736</text:p>
          </table:table-cell>
          <table:table-cell table:formula="of:=(1/3)*[.B795]" office:value-type="float" office:value="0.122314344349245" calcext:value-type="float">
            <text:p>0.122314344349245</text:p>
          </table:table-cell>
          <table:table-cell table:formula="of:=4*[.C795]" office:value-type="float" office:value="0.489257377396981" calcext:value-type="float">
            <text:p>0.489257377396981</text:p>
          </table:table-cell>
          <table:table-cell table:formula="of:=[.D795]/6" office:value-type="float" office:value="0.0815428962328301" calcext:value-type="float">
            <text:p>0.08154289623283</text:p>
          </table:table-cell>
          <table:table-cell table:formula="of:=[.E795]*2" office:value-type="float" office:value="0.16308579246566" calcext:value-type="float">
            <text:p>0.16308579246566</text:p>
          </table:table-cell>
          <table:table-cell table:formula="of:=[.E795]*39.3701" office:value-type="float" office:value="3.21035197897615" calcext:value-type="float">
            <text:p>3.21035197897615</text:p>
          </table:table-cell>
          <table:table-cell table:formula="of:=[.F795]*39.3701" office:value-type="float" office:value="6.42070395795229" calcext:value-type="float">
            <text:p>6.42070395795229</text:p>
          </table:table-cell>
        </table:table-row>
        <table:table-row table:style-name="ro1">
          <table:table-cell table:formula="of:=[.A795]+1" office:value-type="float" office:value="818" calcext:value-type="float">
            <text:p>818</text:p>
          </table:table-cell>
          <table:table-cell table:formula="of:=299792458/([.A796]*1000000)" office:value-type="float" office:value="0.366494447432763" calcext:value-type="float">
            <text:p>0.366494447432763</text:p>
          </table:table-cell>
          <table:table-cell table:formula="of:=(1/3)*[.B796]" office:value-type="float" office:value="0.122164815810921" calcext:value-type="float">
            <text:p>0.122164815810921</text:p>
          </table:table-cell>
          <table:table-cell table:formula="of:=4*[.C796]" office:value-type="float" office:value="0.488659263243684" calcext:value-type="float">
            <text:p>0.488659263243684</text:p>
          </table:table-cell>
          <table:table-cell table:formula="of:=[.D796]/6" office:value-type="float" office:value="0.081443210540614" calcext:value-type="float">
            <text:p>0.081443210540614</text:p>
          </table:table-cell>
          <table:table-cell table:formula="of:=[.E796]*2" office:value-type="float" office:value="0.162886421081228" calcext:value-type="float">
            <text:p>0.162886421081228</text:p>
          </table:table-cell>
          <table:table-cell table:formula="of:=[.E796]*39.3701" office:value-type="float" office:value="3.20642734330503" calcext:value-type="float">
            <text:p>3.20642734330503</text:p>
          </table:table-cell>
          <table:table-cell table:formula="of:=[.F796]*39.3701" office:value-type="float" office:value="6.41285468661005" calcext:value-type="float">
            <text:p>6.41285468661005</text:p>
          </table:table-cell>
        </table:table-row>
        <table:table-row table:style-name="ro1">
          <table:table-cell table:formula="of:=[.A796]+1" office:value-type="float" office:value="819" calcext:value-type="float">
            <text:p>819</text:p>
          </table:table-cell>
          <table:table-cell table:formula="of:=299792458/([.A797]*1000000)" office:value-type="float" office:value="0.366046957264957" calcext:value-type="float">
            <text:p>0.366046957264957</text:p>
          </table:table-cell>
          <table:table-cell table:formula="of:=(1/3)*[.B797]" office:value-type="float" office:value="0.122015652421652" calcext:value-type="float">
            <text:p>0.122015652421652</text:p>
          </table:table-cell>
          <table:table-cell table:formula="of:=4*[.C797]" office:value-type="float" office:value="0.48806260968661" calcext:value-type="float">
            <text:p>0.48806260968661</text:p>
          </table:table-cell>
          <table:table-cell table:formula="of:=[.D797]/6" office:value-type="float" office:value="0.0813437682811016" calcext:value-type="float">
            <text:p>0.081343768281102</text:p>
          </table:table-cell>
          <table:table-cell table:formula="of:=[.E797]*2" office:value-type="float" office:value="0.162687536562203" calcext:value-type="float">
            <text:p>0.162687536562203</text:p>
          </table:table-cell>
          <table:table-cell table:formula="of:=[.E797]*39.3701" office:value-type="float" office:value="3.2025122916038" calcext:value-type="float">
            <text:p>3.2025122916038</text:p>
          </table:table-cell>
          <table:table-cell table:formula="of:=[.F797]*39.3701" office:value-type="float" office:value="6.4050245832076" calcext:value-type="float">
            <text:p>6.4050245832076</text:p>
          </table:table-cell>
        </table:table-row>
        <table:table-row table:style-name="ro1">
          <table:table-cell table:formula="of:=[.A797]+1" office:value-type="float" office:value="820" calcext:value-type="float">
            <text:p>820</text:p>
          </table:table-cell>
          <table:table-cell table:formula="of:=299792458/([.A798]*1000000)" office:value-type="float" office:value="0.365600558536585" calcext:value-type="float">
            <text:p>0.365600558536585</text:p>
          </table:table-cell>
          <table:table-cell table:formula="of:=(1/3)*[.B798]" office:value-type="float" office:value="0.121866852845528" calcext:value-type="float">
            <text:p>0.121866852845528</text:p>
          </table:table-cell>
          <table:table-cell table:formula="of:=4*[.C798]" office:value-type="float" office:value="0.487467411382114" calcext:value-type="float">
            <text:p>0.487467411382114</text:p>
          </table:table-cell>
          <table:table-cell table:formula="of:=[.D798]/6" office:value-type="float" office:value="0.0812445685636856" calcext:value-type="float">
            <text:p>0.081244568563686</text:p>
          </table:table-cell>
          <table:table-cell table:formula="of:=[.E798]*2" office:value-type="float" office:value="0.162489137127371" calcext:value-type="float">
            <text:p>0.162489137127371</text:p>
          </table:table-cell>
          <table:table-cell table:formula="of:=[.E798]*39.3701" office:value-type="float" office:value="3.19860678880916" calcext:value-type="float">
            <text:p>3.19860678880916</text:p>
          </table:table-cell>
          <table:table-cell table:formula="of:=[.F798]*39.3701" office:value-type="float" office:value="6.39721357761832" calcext:value-type="float">
            <text:p>6.39721357761832</text:p>
          </table:table-cell>
        </table:table-row>
        <table:table-row table:style-name="ro1">
          <table:table-cell table:formula="of:=[.A798]+1" office:value-type="float" office:value="821" calcext:value-type="float">
            <text:p>821</text:p>
          </table:table-cell>
          <table:table-cell table:formula="of:=299792458/([.A799]*1000000)" office:value-type="float" office:value="0.36515524725944" calcext:value-type="float">
            <text:p>0.36515524725944</text:p>
          </table:table-cell>
          <table:table-cell table:formula="of:=(1/3)*[.B799]" office:value-type="float" office:value="0.121718415753147" calcext:value-type="float">
            <text:p>0.121718415753147</text:p>
          </table:table-cell>
          <table:table-cell table:formula="of:=4*[.C799]" office:value-type="float" office:value="0.486873663012586" calcext:value-type="float">
            <text:p>0.486873663012586</text:p>
          </table:table-cell>
          <table:table-cell table:formula="of:=[.D799]/6" office:value-type="float" office:value="0.0811456105020977" calcext:value-type="float">
            <text:p>0.081145610502098</text:p>
          </table:table-cell>
          <table:table-cell table:formula="of:=[.E799]*2" office:value-type="float" office:value="0.162291221004195" calcext:value-type="float">
            <text:p>0.162291221004195</text:p>
          </table:table-cell>
          <table:table-cell table:formula="of:=[.E799]*39.3701" office:value-type="float" office:value="3.19471080002864" calcext:value-type="float">
            <text:p>3.19471080002864</text:p>
          </table:table-cell>
          <table:table-cell table:formula="of:=[.F799]*39.3701" office:value-type="float" office:value="6.38942160005727" calcext:value-type="float">
            <text:p>6.38942160005727</text:p>
          </table:table-cell>
        </table:table-row>
        <table:table-row table:style-name="ro1">
          <table:table-cell table:formula="of:=[.A799]+1" office:value-type="float" office:value="822" calcext:value-type="float">
            <text:p>822</text:p>
          </table:table-cell>
          <table:table-cell table:formula="of:=299792458/([.A800]*1000000)" office:value-type="float" office:value="0.36471101946472" calcext:value-type="float">
            <text:p>0.36471101946472</text:p>
          </table:table-cell>
          <table:table-cell table:formula="of:=(1/3)*[.B800]" office:value-type="float" office:value="0.121570339821573" calcext:value-type="float">
            <text:p>0.121570339821573</text:p>
          </table:table-cell>
          <table:table-cell table:formula="of:=4*[.C800]" office:value-type="float" office:value="0.486281359286294" calcext:value-type="float">
            <text:p>0.486281359286294</text:p>
          </table:table-cell>
          <table:table-cell table:formula="of:=[.D800]/6" office:value-type="float" office:value="0.0810468932143823" calcext:value-type="float">
            <text:p>0.081046893214382</text:p>
          </table:table-cell>
          <table:table-cell table:formula="of:=[.E800]*2" office:value-type="float" office:value="0.162093786428765" calcext:value-type="float">
            <text:p>0.162093786428765</text:p>
          </table:table-cell>
          <table:table-cell table:formula="of:=[.E800]*39.3701" office:value-type="float" office:value="3.19082429053955" calcext:value-type="float">
            <text:p>3.19082429053955</text:p>
          </table:table-cell>
          <table:table-cell table:formula="of:=[.F800]*39.3701" office:value-type="float" office:value="6.3816485810791" calcext:value-type="float">
            <text:p>6.3816485810791</text:p>
          </table:table-cell>
        </table:table-row>
        <table:table-row table:style-name="ro1">
          <table:table-cell table:formula="of:=[.A800]+1" office:value-type="float" office:value="823" calcext:value-type="float">
            <text:p>823</text:p>
          </table:table-cell>
          <table:table-cell table:formula="of:=299792458/([.A801]*1000000)" office:value-type="float" office:value="0.364267871202916" calcext:value-type="float">
            <text:p>0.364267871202916</text:p>
          </table:table-cell>
          <table:table-cell table:formula="of:=(1/3)*[.B801]" office:value-type="float" office:value="0.121422623734305" calcext:value-type="float">
            <text:p>0.121422623734305</text:p>
          </table:table-cell>
          <table:table-cell table:formula="of:=4*[.C801]" office:value-type="float" office:value="0.485690494937222" calcext:value-type="float">
            <text:p>0.485690494937222</text:p>
          </table:table-cell>
          <table:table-cell table:formula="of:=[.D801]/6" office:value-type="float" office:value="0.0809484158228702" calcext:value-type="float">
            <text:p>0.08094841582287</text:p>
          </table:table-cell>
          <table:table-cell table:formula="of:=[.E801]*2" office:value-type="float" office:value="0.161896831645741" calcext:value-type="float">
            <text:p>0.161896831645741</text:p>
          </table:table-cell>
          <table:table-cell table:formula="of:=[.E801]*39.3701" office:value-type="float" office:value="3.18694722578798" calcext:value-type="float">
            <text:p>3.18694722578798</text:p>
          </table:table-cell>
          <table:table-cell table:formula="of:=[.F801]*39.3701" office:value-type="float" office:value="6.37389445157597" calcext:value-type="float">
            <text:p>6.37389445157597</text:p>
          </table:table-cell>
        </table:table-row>
        <table:table-row table:style-name="ro1">
          <table:table-cell table:formula="of:=[.A801]+1" office:value-type="float" office:value="824" calcext:value-type="float">
            <text:p>824</text:p>
          </table:table-cell>
          <table:table-cell table:formula="of:=299792458/([.A802]*1000000)" office:value-type="float" office:value="0.363825798543689" calcext:value-type="float">
            <text:p>0.363825798543689</text:p>
          </table:table-cell>
          <table:table-cell table:formula="of:=(1/3)*[.B802]" office:value-type="float" office:value="0.12127526618123" calcext:value-type="float">
            <text:p>0.12127526618123</text:p>
          </table:table-cell>
          <table:table-cell table:formula="of:=4*[.C802]" office:value-type="float" office:value="0.485101064724919" calcext:value-type="float">
            <text:p>0.485101064724919</text:p>
          </table:table-cell>
          <table:table-cell table:formula="of:=[.D802]/6" office:value-type="float" office:value="0.0808501774541532" calcext:value-type="float">
            <text:p>0.080850177454153</text:p>
          </table:table-cell>
          <table:table-cell table:formula="of:=[.E802]*2" office:value-type="float" office:value="0.161700354908306" calcext:value-type="float">
            <text:p>0.161700354908306</text:p>
          </table:table-cell>
          <table:table-cell table:formula="of:=[.E802]*39.3701" office:value-type="float" office:value="3.18307957138776" calcext:value-type="float">
            <text:p>3.18307957138776</text:p>
          </table:table-cell>
          <table:table-cell table:formula="of:=[.F802]*39.3701" office:value-type="float" office:value="6.36615914277551" calcext:value-type="float">
            <text:p>6.36615914277551</text:p>
          </table:table-cell>
        </table:table-row>
        <table:table-row table:style-name="ro1">
          <table:table-cell table:formula="of:=[.A802]+1" office:value-type="float" office:value="825" calcext:value-type="float">
            <text:p>825</text:p>
          </table:table-cell>
          <table:table-cell table:formula="of:=299792458/([.A803]*1000000)" office:value-type="float" office:value="0.363384797575758" calcext:value-type="float">
            <text:p>0.363384797575758</text:p>
          </table:table-cell>
          <table:table-cell table:formula="of:=(1/3)*[.B803]" office:value-type="float" office:value="0.121128265858586" calcext:value-type="float">
            <text:p>0.121128265858586</text:p>
          </table:table-cell>
          <table:table-cell table:formula="of:=4*[.C803]" office:value-type="float" office:value="0.484513063434343" calcext:value-type="float">
            <text:p>0.484513063434343</text:p>
          </table:table-cell>
          <table:table-cell table:formula="of:=[.D803]/6" office:value-type="float" office:value="0.0807521772390572" calcext:value-type="float">
            <text:p>0.080752177239057</text:p>
          </table:table-cell>
          <table:table-cell table:formula="of:=[.E803]*2" office:value-type="float" office:value="0.161504354478114" calcext:value-type="float">
            <text:p>0.161504354478114</text:p>
          </table:table-cell>
          <table:table-cell table:formula="of:=[.E803]*39.3701" office:value-type="float" office:value="3.17922129311941" calcext:value-type="float">
            <text:p>3.17922129311941</text:p>
          </table:table-cell>
          <table:table-cell table:formula="of:=[.F803]*39.3701" office:value-type="float" office:value="6.35844258623882" calcext:value-type="float">
            <text:p>6.35844258623882</text:p>
          </table:table-cell>
        </table:table-row>
        <table:table-row table:style-name="ro1">
          <table:table-cell table:formula="of:=[.A803]+1" office:value-type="float" office:value="826" calcext:value-type="float">
            <text:p>826</text:p>
          </table:table-cell>
          <table:table-cell table:formula="of:=299792458/([.A804]*1000000)" office:value-type="float" office:value="0.36294486440678" calcext:value-type="float">
            <text:p>0.36294486440678</text:p>
          </table:table-cell>
          <table:table-cell table:formula="of:=(1/3)*[.B804]" office:value-type="float" office:value="0.120981621468927" calcext:value-type="float">
            <text:p>0.120981621468927</text:p>
          </table:table-cell>
          <table:table-cell table:formula="of:=4*[.C804]" office:value-type="float" office:value="0.483926485875706" calcext:value-type="float">
            <text:p>0.483926485875706</text:p>
          </table:table-cell>
          <table:table-cell table:formula="of:=[.D804]/6" office:value-type="float" office:value="0.0806544143126177" calcext:value-type="float">
            <text:p>0.080654414312618</text:p>
          </table:table-cell>
          <table:table-cell table:formula="of:=[.E804]*2" office:value-type="float" office:value="0.161308828625235" calcext:value-type="float">
            <text:p>0.161308828625235</text:p>
          </table:table-cell>
          <table:table-cell table:formula="of:=[.E804]*39.3701" office:value-type="float" office:value="3.17537235692919" calcext:value-type="float">
            <text:p>3.17537235692919</text:p>
          </table:table-cell>
          <table:table-cell table:formula="of:=[.F804]*39.3701" office:value-type="float" office:value="6.35074471385838" calcext:value-type="float">
            <text:p>6.35074471385838</text:p>
          </table:table-cell>
        </table:table-row>
        <table:table-row table:style-name="ro1">
          <table:table-cell table:formula="of:=[.A804]+1" office:value-type="float" office:value="827" calcext:value-type="float">
            <text:p>827</text:p>
          </table:table-cell>
          <table:table-cell table:formula="of:=299792458/([.A805]*1000000)" office:value-type="float" office:value="0.362505995163241" calcext:value-type="float">
            <text:p>0.362505995163241</text:p>
          </table:table-cell>
          <table:table-cell table:formula="of:=(1/3)*[.B805]" office:value-type="float" office:value="0.12083533172108" calcext:value-type="float">
            <text:p>0.12083533172108</text:p>
          </table:table-cell>
          <table:table-cell table:formula="of:=4*[.C805]" office:value-type="float" office:value="0.483341326884321" calcext:value-type="float">
            <text:p>0.483341326884321</text:p>
          </table:table-cell>
          <table:table-cell table:formula="of:=[.D805]/6" office:value-type="float" office:value="0.0805568878140535" calcext:value-type="float">
            <text:p>0.080556887814054</text:p>
          </table:table-cell>
          <table:table-cell table:formula="of:=[.E805]*2" office:value-type="float" office:value="0.161113775628107" calcext:value-type="float">
            <text:p>0.161113775628107</text:p>
          </table:table-cell>
          <table:table-cell table:formula="of:=[.E805]*39.3701" office:value-type="float" office:value="3.17153272892807" calcext:value-type="float">
            <text:p>3.17153272892807</text:p>
          </table:table-cell>
          <table:table-cell table:formula="of:=[.F805]*39.3701" office:value-type="float" office:value="6.34306545785613" calcext:value-type="float">
            <text:p>6.34306545785613</text:p>
          </table:table-cell>
        </table:table-row>
        <table:table-row table:style-name="ro1">
          <table:table-cell table:formula="of:=[.A805]+1" office:value-type="float" office:value="828" calcext:value-type="float">
            <text:p>828</text:p>
          </table:table-cell>
          <table:table-cell table:formula="of:=299792458/([.A806]*1000000)" office:value-type="float" office:value="0.362068185990338" calcext:value-type="float">
            <text:p>0.362068185990338</text:p>
          </table:table-cell>
          <table:table-cell table:formula="of:=(1/3)*[.B806]" office:value-type="float" office:value="0.120689395330113" calcext:value-type="float">
            <text:p>0.120689395330113</text:p>
          </table:table-cell>
          <table:table-cell table:formula="of:=4*[.C806]" office:value-type="float" office:value="0.482757581320451" calcext:value-type="float">
            <text:p>0.482757581320451</text:p>
          </table:table-cell>
          <table:table-cell table:formula="of:=[.D806]/6" office:value-type="float" office:value="0.0804595968867418" calcext:value-type="float">
            <text:p>0.080459596886742</text:p>
          </table:table-cell>
          <table:table-cell table:formula="of:=[.E806]*2" office:value-type="float" office:value="0.160919193773484" calcext:value-type="float">
            <text:p>0.160919193773484</text:p>
          </table:table-cell>
          <table:table-cell table:formula="of:=[.E806]*39.3701" office:value-type="float" office:value="3.16770237539071" calcext:value-type="float">
            <text:p>3.16770237539071</text:p>
          </table:table-cell>
          <table:table-cell table:formula="of:=[.F806]*39.3701" office:value-type="float" office:value="6.33540475078143" calcext:value-type="float">
            <text:p>6.33540475078143</text:p>
          </table:table-cell>
        </table:table-row>
        <table:table-row table:style-name="ro1">
          <table:table-cell table:formula="of:=[.A806]+1" office:value-type="float" office:value="829" calcext:value-type="float">
            <text:p>829</text:p>
          </table:table-cell>
          <table:table-cell table:formula="of:=299792458/([.A807]*1000000)" office:value-type="float" office:value="0.36163143305187" calcext:value-type="float">
            <text:p>0.36163143305187</text:p>
          </table:table-cell>
          <table:table-cell table:formula="of:=(1/3)*[.B807]" office:value-type="float" office:value="0.12054381101729" calcext:value-type="float">
            <text:p>0.12054381101729</text:p>
          </table:table-cell>
          <table:table-cell table:formula="of:=4*[.C807]" office:value-type="float" office:value="0.48217524406916" calcext:value-type="float">
            <text:p>0.48217524406916</text:p>
          </table:table-cell>
          <table:table-cell table:formula="of:=[.D807]/6" office:value-type="float" office:value="0.0803625406781933" calcext:value-type="float">
            <text:p>0.080362540678193</text:p>
          </table:table-cell>
          <table:table-cell table:formula="of:=[.E807]*2" office:value-type="float" office:value="0.160725081356387" calcext:value-type="float">
            <text:p>0.160725081356387</text:p>
          </table:table-cell>
          <table:table-cell table:formula="of:=[.E807]*39.3701" office:value-type="float" office:value="3.16388126275454" calcext:value-type="float">
            <text:p>3.16388126275454</text:p>
          </table:table-cell>
          <table:table-cell table:formula="of:=[.F807]*39.3701" office:value-type="float" office:value="6.32776252550907" calcext:value-type="float">
            <text:p>6.32776252550907</text:p>
          </table:table-cell>
        </table:table-row>
        <table:table-row table:style-name="ro1">
          <table:table-cell table:formula="of:=[.A807]+1" office:value-type="float" office:value="830" calcext:value-type="float">
            <text:p>830</text:p>
          </table:table-cell>
          <table:table-cell table:formula="of:=299792458/([.A808]*1000000)" office:value-type="float" office:value="0.36119573253012" calcext:value-type="float">
            <text:p>0.36119573253012</text:p>
          </table:table-cell>
          <table:table-cell table:formula="of:=(1/3)*[.B808]" office:value-type="float" office:value="0.12039857751004" calcext:value-type="float">
            <text:p>0.12039857751004</text:p>
          </table:table-cell>
          <table:table-cell table:formula="of:=4*[.C808]" office:value-type="float" office:value="0.481594310040161" calcext:value-type="float">
            <text:p>0.481594310040161</text:p>
          </table:table-cell>
          <table:table-cell table:formula="of:=[.D808]/6" office:value-type="float" office:value="0.0802657183400268" calcext:value-type="float">
            <text:p>0.080265718340027</text:p>
          </table:table-cell>
          <table:table-cell table:formula="of:=[.E808]*2" office:value-type="float" office:value="0.160531436680054" calcext:value-type="float">
            <text:p>0.160531436680054</text:p>
          </table:table-cell>
          <table:table-cell table:formula="of:=[.E808]*39.3701" office:value-type="float" office:value="3.16006935761869" calcext:value-type="float">
            <text:p>3.16006935761869</text:p>
          </table:table-cell>
          <table:table-cell table:formula="of:=[.F808]*39.3701" office:value-type="float" office:value="6.32013871523738" calcext:value-type="float">
            <text:p>6.32013871523738</text:p>
          </table:table-cell>
        </table:table-row>
        <table:table-row table:style-name="ro1">
          <table:table-cell table:formula="of:=[.A808]+1" office:value-type="float" office:value="831" calcext:value-type="float">
            <text:p>831</text:p>
          </table:table-cell>
          <table:table-cell table:formula="of:=299792458/([.A809]*1000000)" office:value-type="float" office:value="0.360761080625752" calcext:value-type="float">
            <text:p>0.360761080625752</text:p>
          </table:table-cell>
          <table:table-cell table:formula="of:=(1/3)*[.B809]" office:value-type="float" office:value="0.120253693541917" calcext:value-type="float">
            <text:p>0.120253693541917</text:p>
          </table:table-cell>
          <table:table-cell table:formula="of:=4*[.C809]" office:value-type="float" office:value="0.481014774167669" calcext:value-type="float">
            <text:p>0.481014774167669</text:p>
          </table:table-cell>
          <table:table-cell table:formula="of:=[.D809]/6" office:value-type="float" office:value="0.0801691290279449" calcext:value-type="float">
            <text:p>0.080169129027945</text:p>
          </table:table-cell>
          <table:table-cell table:formula="of:=[.E809]*2" office:value-type="float" office:value="0.16033825805589" calcext:value-type="float">
            <text:p>0.16033825805589</text:p>
          </table:table-cell>
          <table:table-cell table:formula="of:=[.E809]*39.3701" office:value-type="float" office:value="3.15626662674309" calcext:value-type="float">
            <text:p>3.15626662674309</text:p>
          </table:table-cell>
          <table:table-cell table:formula="of:=[.F809]*39.3701" office:value-type="float" office:value="6.31253325348619" calcext:value-type="float">
            <text:p>6.31253325348619</text:p>
          </table:table-cell>
        </table:table-row>
        <table:table-row table:style-name="ro1">
          <table:table-cell table:formula="of:=[.A809]+1" office:value-type="float" office:value="832" calcext:value-type="float">
            <text:p>832</text:p>
          </table:table-cell>
          <table:table-cell table:formula="of:=299792458/([.A810]*1000000)" office:value-type="float" office:value="0.360327473557692" calcext:value-type="float">
            <text:p>0.360327473557692</text:p>
          </table:table-cell>
          <table:table-cell table:formula="of:=(1/3)*[.B810]" office:value-type="float" office:value="0.120109157852564" calcext:value-type="float">
            <text:p>0.120109157852564</text:p>
          </table:table-cell>
          <table:table-cell table:formula="of:=4*[.C810]" office:value-type="float" office:value="0.480436631410256" calcext:value-type="float">
            <text:p>0.480436631410256</text:p>
          </table:table-cell>
          <table:table-cell table:formula="of:=[.D810]/6" office:value-type="float" office:value="0.0800727719017094" calcext:value-type="float">
            <text:p>0.080072771901709</text:p>
          </table:table-cell>
          <table:table-cell table:formula="of:=[.E810]*2" office:value-type="float" office:value="0.160145543803419" calcext:value-type="float">
            <text:p>0.160145543803419</text:p>
          </table:table-cell>
          <table:table-cell table:formula="of:=[.E810]*39.3701" office:value-type="float" office:value="3.15247303704749" calcext:value-type="float">
            <text:p>3.15247303704749</text:p>
          </table:table-cell>
          <table:table-cell table:formula="of:=[.F810]*39.3701" office:value-type="float" office:value="6.30494607409498" calcext:value-type="float">
            <text:p>6.30494607409498</text:p>
          </table:table-cell>
        </table:table-row>
        <table:table-row table:style-name="ro1">
          <table:table-cell table:formula="of:=[.A810]+1" office:value-type="float" office:value="833" calcext:value-type="float">
            <text:p>833</text:p>
          </table:table-cell>
          <table:table-cell table:formula="of:=299792458/([.A811]*1000000)" office:value-type="float" office:value="0.359894907563025" calcext:value-type="float">
            <text:p>0.359894907563025</text:p>
          </table:table-cell>
          <table:table-cell table:formula="of:=(1/3)*[.B811]" office:value-type="float" office:value="0.119964969187675" calcext:value-type="float">
            <text:p>0.119964969187675</text:p>
          </table:table-cell>
          <table:table-cell table:formula="of:=4*[.C811]" office:value-type="float" office:value="0.4798598767507" calcext:value-type="float">
            <text:p>0.4798598767507</text:p>
          </table:table-cell>
          <table:table-cell table:formula="of:=[.D811]/6" office:value-type="float" office:value="0.0799766461251167" calcext:value-type="float">
            <text:p>0.079976646125117</text:p>
          </table:table-cell>
          <table:table-cell table:formula="of:=[.E811]*2" office:value-type="float" office:value="0.159953292250233" calcext:value-type="float">
            <text:p>0.159953292250233</text:p>
          </table:table-cell>
          <table:table-cell table:formula="of:=[.E811]*39.3701" office:value-type="float" office:value="3.14868855561046" calcext:value-type="float">
            <text:p>3.14868855561046</text:p>
          </table:table-cell>
          <table:table-cell table:formula="of:=[.F811]*39.3701" office:value-type="float" office:value="6.29737711122092" calcext:value-type="float">
            <text:p>6.29737711122092</text:p>
          </table:table-cell>
        </table:table-row>
        <table:table-row table:style-name="ro1">
          <table:table-cell table:formula="of:=[.A811]+1" office:value-type="float" office:value="834" calcext:value-type="float">
            <text:p>834</text:p>
          </table:table-cell>
          <table:table-cell table:formula="of:=299792458/([.A812]*1000000)" office:value-type="float" office:value="0.359463378896882" calcext:value-type="float">
            <text:p>0.359463378896882</text:p>
          </table:table-cell>
          <table:table-cell table:formula="of:=(1/3)*[.B812]" office:value-type="float" office:value="0.119821126298961" calcext:value-type="float">
            <text:p>0.119821126298961</text:p>
          </table:table-cell>
          <table:table-cell table:formula="of:=4*[.C812]" office:value-type="float" office:value="0.479284505195843" calcext:value-type="float">
            <text:p>0.479284505195843</text:p>
          </table:table-cell>
          <table:table-cell table:formula="of:=[.D812]/6" office:value-type="float" office:value="0.0798807508659739" calcext:value-type="float">
            <text:p>0.079880750865974</text:p>
          </table:table-cell>
          <table:table-cell table:formula="of:=[.E812]*2" office:value-type="float" office:value="0.159761501731948" calcext:value-type="float">
            <text:p>0.159761501731948</text:p>
          </table:table-cell>
          <table:table-cell table:formula="of:=[.E812]*39.3701" office:value-type="float" office:value="3.14491314966848" calcext:value-type="float">
            <text:p>3.14491314966848</text:p>
          </table:table-cell>
          <table:table-cell table:formula="of:=[.F812]*39.3701" office:value-type="float" office:value="6.28982629933696" calcext:value-type="float">
            <text:p>6.28982629933696</text:p>
          </table:table-cell>
        </table:table-row>
        <table:table-row table:style-name="ro1">
          <table:table-cell table:formula="of:=[.A812]+1" office:value-type="float" office:value="835" calcext:value-type="float">
            <text:p>835</text:p>
          </table:table-cell>
          <table:table-cell table:formula="of:=299792458/([.A813]*1000000)" office:value-type="float" office:value="0.359032883832335" calcext:value-type="float">
            <text:p>0.359032883832335</text:p>
          </table:table-cell>
          <table:table-cell table:formula="of:=(1/3)*[.B813]" office:value-type="float" office:value="0.119677627944112" calcext:value-type="float">
            <text:p>0.119677627944112</text:p>
          </table:table-cell>
          <table:table-cell table:formula="of:=4*[.C813]" office:value-type="float" office:value="0.478710511776447" calcext:value-type="float">
            <text:p>0.478710511776447</text:p>
          </table:table-cell>
          <table:table-cell table:formula="of:=[.D813]/6" office:value-type="float" office:value="0.0797850852960745" calcext:value-type="float">
            <text:p>0.079785085296075</text:p>
          </table:table-cell>
          <table:table-cell table:formula="of:=[.E813]*2" office:value-type="float" office:value="0.159570170592149" calcext:value-type="float">
            <text:p>0.159570170592149</text:p>
          </table:table-cell>
          <table:table-cell table:formula="of:=[.E813]*39.3701" office:value-type="float" office:value="3.14114678661498" calcext:value-type="float">
            <text:p>3.14114678661498</text:p>
          </table:table-cell>
          <table:table-cell table:formula="of:=[.F813]*39.3701" office:value-type="float" office:value="6.28229357322997" calcext:value-type="float">
            <text:p>6.28229357322997</text:p>
          </table:table-cell>
        </table:table-row>
        <table:table-row table:style-name="ro1">
          <table:table-cell table:formula="of:=[.A813]+1" office:value-type="float" office:value="836" calcext:value-type="float">
            <text:p>836</text:p>
          </table:table-cell>
          <table:table-cell table:formula="of:=299792458/([.A814]*1000000)" office:value-type="float" office:value="0.358603418660287" calcext:value-type="float">
            <text:p>0.358603418660287</text:p>
          </table:table-cell>
          <table:table-cell table:formula="of:=(1/3)*[.B814]" office:value-type="float" office:value="0.119534472886762" calcext:value-type="float">
            <text:p>0.119534472886762</text:p>
          </table:table-cell>
          <table:table-cell table:formula="of:=4*[.C814]" office:value-type="float" office:value="0.478137891547049" calcext:value-type="float">
            <text:p>0.478137891547049</text:p>
          </table:table-cell>
          <table:table-cell table:formula="of:=[.D814]/6" office:value-type="float" office:value="0.0796896485911749" calcext:value-type="float">
            <text:p>0.079689648591175</text:p>
          </table:table-cell>
          <table:table-cell table:formula="of:=[.E814]*2" office:value-type="float" office:value="0.15937929718235" calcext:value-type="float">
            <text:p>0.15937929718235</text:p>
          </table:table-cell>
          <table:table-cell table:formula="of:=[.E814]*39.3701" office:value-type="float" office:value="3.13738943399942" calcext:value-type="float">
            <text:p>3.13738943399942</text:p>
          </table:table-cell>
          <table:table-cell table:formula="of:=[.F814]*39.3701" office:value-type="float" office:value="6.27477886799883" calcext:value-type="float">
            <text:p>6.27477886799883</text:p>
          </table:table-cell>
        </table:table-row>
        <table:table-row table:style-name="ro1">
          <table:table-cell table:formula="of:=[.A814]+1" office:value-type="float" office:value="837" calcext:value-type="float">
            <text:p>837</text:p>
          </table:table-cell>
          <table:table-cell table:formula="of:=299792458/([.A815]*1000000)" office:value-type="float" office:value="0.358174979689367" calcext:value-type="float">
            <text:p>0.358174979689367</text:p>
          </table:table-cell>
          <table:table-cell table:formula="of:=(1/3)*[.B815]" office:value-type="float" office:value="0.119391659896456" calcext:value-type="float">
            <text:p>0.119391659896456</text:p>
          </table:table-cell>
          <table:table-cell table:formula="of:=4*[.C815]" office:value-type="float" office:value="0.477566639585822" calcext:value-type="float">
            <text:p>0.477566639585822</text:p>
          </table:table-cell>
          <table:table-cell table:formula="of:=[.D815]/6" office:value-type="float" office:value="0.0795944399309704" calcext:value-type="float">
            <text:p>0.07959443993097</text:p>
          </table:table-cell>
          <table:table-cell table:formula="of:=[.E815]*2" office:value-type="float" office:value="0.159188879861941" calcext:value-type="float">
            <text:p>0.159188879861941</text:p>
          </table:table-cell>
          <table:table-cell table:formula="of:=[.E815]*39.3701" office:value-type="float" office:value="3.1336410595263" calcext:value-type="float">
            <text:p>3.1336410595263</text:p>
          </table:table-cell>
          <table:table-cell table:formula="of:=[.F815]*39.3701" office:value-type="float" office:value="6.26728211905259" calcext:value-type="float">
            <text:p>6.26728211905259</text:p>
          </table:table-cell>
        </table:table-row>
        <table:table-row table:style-name="ro1">
          <table:table-cell table:formula="of:=[.A815]+1" office:value-type="float" office:value="838" calcext:value-type="float">
            <text:p>838</text:p>
          </table:table-cell>
          <table:table-cell table:formula="of:=299792458/([.A816]*1000000)" office:value-type="float" office:value="0.357747563245823" calcext:value-type="float">
            <text:p>0.357747563245823</text:p>
          </table:table-cell>
          <table:table-cell table:formula="of:=(1/3)*[.B816]" office:value-type="float" office:value="0.119249187748608" calcext:value-type="float">
            <text:p>0.119249187748608</text:p>
          </table:table-cell>
          <table:table-cell table:formula="of:=4*[.C816]" office:value-type="float" office:value="0.476996750994431" calcext:value-type="float">
            <text:p>0.476996750994431</text:p>
          </table:table-cell>
          <table:table-cell table:formula="of:=[.D816]/6" office:value-type="float" office:value="0.0794994584990719" calcext:value-type="float">
            <text:p>0.079499458499072</text:p>
          </table:table-cell>
          <table:table-cell table:formula="of:=[.E816]*2" office:value-type="float" office:value="0.158998916998144" calcext:value-type="float">
            <text:p>0.158998916998144</text:p>
          </table:table-cell>
          <table:table-cell table:formula="of:=[.E816]*39.3701" office:value-type="float" office:value="3.12990163105431" calcext:value-type="float">
            <text:p>3.12990163105431</text:p>
          </table:table-cell>
          <table:table-cell table:formula="of:=[.F816]*39.3701" office:value-type="float" office:value="6.25980326210862" calcext:value-type="float">
            <text:p>6.25980326210862</text:p>
          </table:table-cell>
        </table:table-row>
        <table:table-row table:style-name="ro1">
          <table:table-cell table:formula="of:=[.A816]+1" office:value-type="float" office:value="839" calcext:value-type="float">
            <text:p>839</text:p>
          </table:table-cell>
          <table:table-cell table:formula="of:=299792458/([.A817]*1000000)" office:value-type="float" office:value="0.357321165673421" calcext:value-type="float">
            <text:p>0.357321165673421</text:p>
          </table:table-cell>
          <table:table-cell table:formula="of:=(1/3)*[.B817]" office:value-type="float" office:value="0.119107055224474" calcext:value-type="float">
            <text:p>0.119107055224474</text:p>
          </table:table-cell>
          <table:table-cell table:formula="of:=4*[.C817]" office:value-type="float" office:value="0.476428220897894" calcext:value-type="float">
            <text:p>0.476428220897894</text:p>
          </table:table-cell>
          <table:table-cell table:formula="of:=[.D817]/6" office:value-type="float" office:value="0.0794047034829824" calcext:value-type="float">
            <text:p>0.079404703482982</text:p>
          </table:table-cell>
          <table:table-cell table:formula="of:=[.E817]*2" office:value-type="float" office:value="0.158809406965965" calcext:value-type="float">
            <text:p>0.158809406965965</text:p>
          </table:table-cell>
          <table:table-cell table:formula="of:=[.E817]*39.3701" office:value-type="float" office:value="3.12617111659536" calcext:value-type="float">
            <text:p>3.12617111659536</text:p>
          </table:table-cell>
          <table:table-cell table:formula="of:=[.F817]*39.3701" office:value-type="float" office:value="6.25234223319073" calcext:value-type="float">
            <text:p>6.25234223319073</text:p>
          </table:table-cell>
        </table:table-row>
        <table:table-row table:style-name="ro1">
          <table:table-cell table:formula="of:=[.A817]+1" office:value-type="float" office:value="840" calcext:value-type="float">
            <text:p>840</text:p>
          </table:table-cell>
          <table:table-cell table:formula="of:=299792458/([.A818]*1000000)" office:value-type="float" office:value="0.356895783333333" calcext:value-type="float">
            <text:p>0.356895783333333</text:p>
          </table:table-cell>
          <table:table-cell table:formula="of:=(1/3)*[.B818]" office:value-type="float" office:value="0.118965261111111" calcext:value-type="float">
            <text:p>0.118965261111111</text:p>
          </table:table-cell>
          <table:table-cell table:formula="of:=4*[.C818]" office:value-type="float" office:value="0.475861044444444" calcext:value-type="float">
            <text:p>0.475861044444444</text:p>
          </table:table-cell>
          <table:table-cell table:formula="of:=[.D818]/6" office:value-type="float" office:value="0.0793101740740741" calcext:value-type="float">
            <text:p>0.079310174074074</text:p>
          </table:table-cell>
          <table:table-cell table:formula="of:=[.E818]*2" office:value-type="float" office:value="0.158620348148148" calcext:value-type="float">
            <text:p>0.158620348148148</text:p>
          </table:table-cell>
          <table:table-cell table:formula="of:=[.E818]*39.3701" office:value-type="float" office:value="3.1224494843137" calcext:value-type="float">
            <text:p>3.1224494843137</text:p>
          </table:table-cell>
          <table:table-cell table:formula="of:=[.F818]*39.3701" office:value-type="float" office:value="6.24489896862741" calcext:value-type="float">
            <text:p>6.24489896862741</text:p>
          </table:table-cell>
        </table:table-row>
        <table:table-row table:style-name="ro1">
          <table:table-cell table:formula="of:=[.A818]+1" office:value-type="float" office:value="841" calcext:value-type="float">
            <text:p>841</text:p>
          </table:table-cell>
          <table:table-cell table:formula="of:=299792458/([.A819]*1000000)" office:value-type="float" office:value="0.356471412604043" calcext:value-type="float">
            <text:p>0.356471412604043</text:p>
          </table:table-cell>
          <table:table-cell table:formula="of:=(1/3)*[.B819]" office:value-type="float" office:value="0.118823804201348" calcext:value-type="float">
            <text:p>0.118823804201348</text:p>
          </table:table-cell>
          <table:table-cell table:formula="of:=4*[.C819]" office:value-type="float" office:value="0.47529521680539" calcext:value-type="float">
            <text:p>0.47529521680539</text:p>
          </table:table-cell>
          <table:table-cell table:formula="of:=[.D819]/6" office:value-type="float" office:value="0.0792158694675651" calcext:value-type="float">
            <text:p>0.079215869467565</text:p>
          </table:table-cell>
          <table:table-cell table:formula="of:=[.E819]*2" office:value-type="float" office:value="0.15843173893513" calcext:value-type="float">
            <text:p>0.15843173893513</text:p>
          </table:table-cell>
          <table:table-cell table:formula="of:=[.E819]*39.3701" office:value-type="float" office:value="3.11873670252498" calcext:value-type="float">
            <text:p>3.11873670252498</text:p>
          </table:table-cell>
          <table:table-cell table:formula="of:=[.F819]*39.3701" office:value-type="float" office:value="6.23747340504997" calcext:value-type="float">
            <text:p>6.23747340504997</text:p>
          </table:table-cell>
        </table:table-row>
        <table:table-row table:style-name="ro1">
          <table:table-cell table:formula="of:=[.A819]+1" office:value-type="float" office:value="842" calcext:value-type="float">
            <text:p>842</text:p>
          </table:table-cell>
          <table:table-cell table:formula="of:=299792458/([.A820]*1000000)" office:value-type="float" office:value="0.356048049881235" calcext:value-type="float">
            <text:p>0.356048049881235</text:p>
          </table:table-cell>
          <table:table-cell table:formula="of:=(1/3)*[.B820]" office:value-type="float" office:value="0.118682683293745" calcext:value-type="float">
            <text:p>0.118682683293745</text:p>
          </table:table-cell>
          <table:table-cell table:formula="of:=4*[.C820]" office:value-type="float" office:value="0.47473073317498" calcext:value-type="float">
            <text:p>0.47473073317498</text:p>
          </table:table-cell>
          <table:table-cell table:formula="of:=[.D820]/6" office:value-type="float" office:value="0.0791217888624967" calcext:value-type="float">
            <text:p>0.079121788862497</text:p>
          </table:table-cell>
          <table:table-cell table:formula="of:=[.E820]*2" office:value-type="float" office:value="0.158243577724993" calcext:value-type="float">
            <text:p>0.158243577724993</text:p>
          </table:table-cell>
          <table:table-cell table:formula="of:=[.E820]*39.3701" office:value-type="float" office:value="3.11503273969538" calcext:value-type="float">
            <text:p>3.11503273969538</text:p>
          </table:table-cell>
          <table:table-cell table:formula="of:=[.F820]*39.3701" office:value-type="float" office:value="6.23006547939076" calcext:value-type="float">
            <text:p>6.23006547939076</text:p>
          </table:table-cell>
        </table:table-row>
        <table:table-row table:style-name="ro1">
          <table:table-cell table:formula="of:=[.A820]+1" office:value-type="float" office:value="843" calcext:value-type="float">
            <text:p>843</text:p>
          </table:table-cell>
          <table:table-cell table:formula="of:=299792458/([.A821]*1000000)" office:value-type="float" office:value="0.355625691577699" calcext:value-type="float">
            <text:p>0.355625691577699</text:p>
          </table:table-cell>
          <table:table-cell table:formula="of:=(1/3)*[.B821]" office:value-type="float" office:value="0.118541897192566" calcext:value-type="float">
            <text:p>0.118541897192566</text:p>
          </table:table-cell>
          <table:table-cell table:formula="of:=4*[.C821]" office:value-type="float" office:value="0.474167588770265" calcext:value-type="float">
            <text:p>0.474167588770265</text:p>
          </table:table-cell>
          <table:table-cell table:formula="of:=[.D821]/6" office:value-type="float" office:value="0.0790279314617108" calcext:value-type="float">
            <text:p>0.079027931461711</text:p>
          </table:table-cell>
          <table:table-cell table:formula="of:=[.E821]*2" office:value-type="float" office:value="0.158055862923422" calcext:value-type="float">
            <text:p>0.158055862923422</text:p>
          </table:table-cell>
          <table:table-cell table:formula="of:=[.E821]*39.3701" office:value-type="float" office:value="3.1113375644407" calcext:value-type="float">
            <text:p>3.1113375644407</text:p>
          </table:table-cell>
          <table:table-cell table:formula="of:=[.F821]*39.3701" office:value-type="float" office:value="6.2226751288814" calcext:value-type="float">
            <text:p>6.2226751288814</text:p>
          </table:table-cell>
        </table:table-row>
        <table:table-row table:style-name="ro1">
          <table:table-cell table:formula="of:=[.A821]+1" office:value-type="float" office:value="844" calcext:value-type="float">
            <text:p>844</text:p>
          </table:table-cell>
          <table:table-cell table:formula="of:=299792458/([.A822]*1000000)" office:value-type="float" office:value="0.355204334123223" calcext:value-type="float">
            <text:p>0.355204334123223</text:p>
          </table:table-cell>
          <table:table-cell table:formula="of:=(1/3)*[.B822]" office:value-type="float" office:value="0.118401444707741" calcext:value-type="float">
            <text:p>0.118401444707741</text:p>
          </table:table-cell>
          <table:table-cell table:formula="of:=4*[.C822]" office:value-type="float" office:value="0.473605778830964" calcext:value-type="float">
            <text:p>0.473605778830964</text:p>
          </table:table-cell>
          <table:table-cell table:formula="of:=[.D822]/6" office:value-type="float" office:value="0.0789342964718273" calcext:value-type="float">
            <text:p>0.078934296471827</text:p>
          </table:table-cell>
          <table:table-cell table:formula="of:=[.E822]*2" office:value-type="float" office:value="0.157868592943655" calcext:value-type="float">
            <text:p>0.157868592943655</text:p>
          </table:table-cell>
          <table:table-cell table:formula="of:=[.E822]*39.3701" office:value-type="float" office:value="3.10765114552549" calcext:value-type="float">
            <text:p>3.10765114552549</text:p>
          </table:table-cell>
          <table:table-cell table:formula="of:=[.F822]*39.3701" office:value-type="float" office:value="6.21530229105097" calcext:value-type="float">
            <text:p>6.21530229105097</text:p>
          </table:table-cell>
        </table:table-row>
        <table:table-row table:style-name="ro1">
          <table:table-cell table:formula="of:=[.A822]+1" office:value-type="float" office:value="845" calcext:value-type="float">
            <text:p>845</text:p>
          </table:table-cell>
          <table:table-cell table:formula="of:=299792458/([.A823]*1000000)" office:value-type="float" office:value="0.354783973964497" calcext:value-type="float">
            <text:p>0.354783973964497</text:p>
          </table:table-cell>
          <table:table-cell table:formula="of:=(1/3)*[.B823]" office:value-type="float" office:value="0.118261324654832" calcext:value-type="float">
            <text:p>0.118261324654832</text:p>
          </table:table-cell>
          <table:table-cell table:formula="of:=4*[.C823]" office:value-type="float" office:value="0.473045298619329" calcext:value-type="float">
            <text:p>0.473045298619329</text:p>
          </table:table-cell>
          <table:table-cell table:formula="of:=[.D823]/6" office:value-type="float" office:value="0.0788408831032216" calcext:value-type="float">
            <text:p>0.078840883103222</text:p>
          </table:table-cell>
          <table:table-cell table:formula="of:=[.E823]*2" office:value-type="float" office:value="0.157681766206443" calcext:value-type="float">
            <text:p>0.157681766206443</text:p>
          </table:table-cell>
          <table:table-cell table:formula="of:=[.E823]*39.3701" office:value-type="float" office:value="3.10397345186214" calcext:value-type="float">
            <text:p>3.10397345186214</text:p>
          </table:table-cell>
          <table:table-cell table:formula="of:=[.F823]*39.3701" office:value-type="float" office:value="6.20794690372429" calcext:value-type="float">
            <text:p>6.20794690372429</text:p>
          </table:table-cell>
        </table:table-row>
        <table:table-row table:style-name="ro1">
          <table:table-cell table:formula="of:=[.A823]+1" office:value-type="float" office:value="846" calcext:value-type="float">
            <text:p>846</text:p>
          </table:table-cell>
          <table:table-cell table:formula="of:=299792458/([.A824]*1000000)" office:value-type="float" office:value="0.354364607565012" calcext:value-type="float">
            <text:p>0.354364607565012</text:p>
          </table:table-cell>
          <table:table-cell table:formula="of:=(1/3)*[.B824]" office:value-type="float" office:value="0.118121535855004" calcext:value-type="float">
            <text:p>0.118121535855004</text:p>
          </table:table-cell>
          <table:table-cell table:formula="of:=4*[.C824]" office:value-type="float" office:value="0.472486143420016" calcext:value-type="float">
            <text:p>0.472486143420016</text:p>
          </table:table-cell>
          <table:table-cell table:formula="of:=[.D824]/6" office:value-type="float" office:value="0.0787476905700026" calcext:value-type="float">
            <text:p>0.078747690570003</text:p>
          </table:table-cell>
          <table:table-cell table:formula="of:=[.E824]*2" office:value-type="float" office:value="0.157495381140005" calcext:value-type="float">
            <text:p>0.157495381140005</text:p>
          </table:table-cell>
          <table:table-cell table:formula="of:=[.E824]*39.3701" office:value-type="float" office:value="3.10030445251006" calcext:value-type="float">
            <text:p>3.10030445251006</text:p>
          </table:table-cell>
          <table:table-cell table:formula="of:=[.F824]*39.3701" office:value-type="float" office:value="6.20060890502012" calcext:value-type="float">
            <text:p>6.20060890502012</text:p>
          </table:table-cell>
        </table:table-row>
        <table:table-row table:style-name="ro1">
          <table:table-cell table:formula="of:=[.A824]+1" office:value-type="float" office:value="847" calcext:value-type="float">
            <text:p>847</text:p>
          </table:table-cell>
          <table:table-cell table:formula="of:=299792458/([.A825]*1000000)" office:value-type="float" office:value="0.353946231404959" calcext:value-type="float">
            <text:p>0.353946231404959</text:p>
          </table:table-cell>
          <table:table-cell table:formula="of:=(1/3)*[.B825]" office:value-type="float" office:value="0.117982077134986" calcext:value-type="float">
            <text:p>0.117982077134986</text:p>
          </table:table-cell>
          <table:table-cell table:formula="of:=4*[.C825]" office:value-type="float" office:value="0.471928308539945" calcext:value-type="float">
            <text:p>0.471928308539945</text:p>
          </table:table-cell>
          <table:table-cell table:formula="of:=[.D825]/6" office:value-type="float" office:value="0.0786547180899908" calcext:value-type="float">
            <text:p>0.078654718089991</text:p>
          </table:table-cell>
          <table:table-cell table:formula="of:=[.E825]*2" office:value-type="float" office:value="0.157309436179982" calcext:value-type="float">
            <text:p>0.157309436179982</text:p>
          </table:table-cell>
          <table:table-cell table:formula="of:=[.E825]*39.3701" office:value-type="float" office:value="3.09664411667475" calcext:value-type="float">
            <text:p>3.09664411667475</text:p>
          </table:table-cell>
          <table:table-cell table:formula="of:=[.F825]*39.3701" office:value-type="float" office:value="6.1932882333495" calcext:value-type="float">
            <text:p>6.1932882333495</text:p>
          </table:table-cell>
        </table:table-row>
        <table:table-row table:style-name="ro1">
          <table:table-cell table:formula="of:=[.A825]+1" office:value-type="float" office:value="848" calcext:value-type="float">
            <text:p>848</text:p>
          </table:table-cell>
          <table:table-cell table:formula="of:=299792458/([.A826]*1000000)" office:value-type="float" office:value="0.353528841981132" calcext:value-type="float">
            <text:p>0.353528841981132</text:p>
          </table:table-cell>
          <table:table-cell table:formula="of:=(1/3)*[.B826]" office:value-type="float" office:value="0.117842947327044" calcext:value-type="float">
            <text:p>0.117842947327044</text:p>
          </table:table-cell>
          <table:table-cell table:formula="of:=4*[.C826]" office:value-type="float" office:value="0.471371789308176" calcext:value-type="float">
            <text:p>0.471371789308176</text:p>
          </table:table-cell>
          <table:table-cell table:formula="of:=[.D826]/6" office:value-type="float" office:value="0.078561964884696" calcext:value-type="float">
            <text:p>0.078561964884696</text:p>
          </table:table-cell>
          <table:table-cell table:formula="of:=[.E826]*2" office:value-type="float" office:value="0.157123929769392" calcext:value-type="float">
            <text:p>0.157123929769392</text:p>
          </table:table-cell>
          <table:table-cell table:formula="of:=[.E826]*39.3701" office:value-type="float" office:value="3.09299241370697" calcext:value-type="float">
            <text:p>3.09299241370697</text:p>
          </table:table-cell>
          <table:table-cell table:formula="of:=[.F826]*39.3701" office:value-type="float" office:value="6.18598482741394" calcext:value-type="float">
            <text:p>6.18598482741394</text:p>
          </table:table-cell>
        </table:table-row>
        <table:table-row table:style-name="ro1">
          <table:table-cell table:formula="of:=[.A826]+1" office:value-type="float" office:value="849" calcext:value-type="float">
            <text:p>849</text:p>
          </table:table-cell>
          <table:table-cell table:formula="of:=299792458/([.A827]*1000000)" office:value-type="float" office:value="0.353112435806832" calcext:value-type="float">
            <text:p>0.353112435806832</text:p>
          </table:table-cell>
          <table:table-cell table:formula="of:=(1/3)*[.B827]" office:value-type="float" office:value="0.117704145268944" calcext:value-type="float">
            <text:p>0.117704145268944</text:p>
          </table:table-cell>
          <table:table-cell table:formula="of:=4*[.C827]" office:value-type="float" office:value="0.470816581075775" calcext:value-type="float">
            <text:p>0.470816581075775</text:p>
          </table:table-cell>
          <table:table-cell table:formula="of:=[.D827]/6" office:value-type="float" office:value="0.0784694301792959" calcext:value-type="float">
            <text:p>0.078469430179296</text:p>
          </table:table-cell>
          <table:table-cell table:formula="of:=[.E827]*2" office:value-type="float" office:value="0.156938860358592" calcext:value-type="float">
            <text:p>0.156938860358592</text:p>
          </table:table-cell>
          <table:table-cell table:formula="of:=[.E827]*39.3701" office:value-type="float" office:value="3.0893493131019" calcext:value-type="float">
            <text:p>3.0893493131019</text:p>
          </table:table-cell>
          <table:table-cell table:formula="of:=[.F827]*39.3701" office:value-type="float" office:value="6.1786986262038" calcext:value-type="float">
            <text:p>6.1786986262038</text:p>
          </table:table-cell>
        </table:table-row>
        <table:table-row table:style-name="ro1">
          <table:table-cell table:formula="of:=[.A827]+1" office:value-type="float" office:value="850" calcext:value-type="float">
            <text:p>850</text:p>
          </table:table-cell>
          <table:table-cell table:formula="of:=299792458/([.A828]*1000000)" office:value-type="float" office:value="0.352697009411765" calcext:value-type="float">
            <text:p>0.352697009411765</text:p>
          </table:table-cell>
          <table:table-cell table:formula="of:=(1/3)*[.B828]" office:value-type="float" office:value="0.117565669803922" calcext:value-type="float">
            <text:p>0.117565669803922</text:p>
          </table:table-cell>
          <table:table-cell table:formula="of:=4*[.C828]" office:value-type="float" office:value="0.470262679215686" calcext:value-type="float">
            <text:p>0.470262679215686</text:p>
          </table:table-cell>
          <table:table-cell table:formula="of:=[.D828]/6" office:value-type="float" office:value="0.0783771132026144" calcext:value-type="float">
            <text:p>0.078377113202614</text:p>
          </table:table-cell>
          <table:table-cell table:formula="of:=[.E828]*2" office:value-type="float" office:value="0.156754226405229" calcext:value-type="float">
            <text:p>0.156754226405229</text:p>
          </table:table-cell>
          <table:table-cell table:formula="of:=[.E828]*39.3701" office:value-type="float" office:value="3.08571478449825" calcext:value-type="float">
            <text:p>3.08571478449825</text:p>
          </table:table-cell>
          <table:table-cell table:formula="of:=[.F828]*39.3701" office:value-type="float" office:value="6.1714295689965" calcext:value-type="float">
            <text:p>6.1714295689965</text:p>
          </table:table-cell>
        </table:table-row>
        <table:table-row table:style-name="ro1">
          <table:table-cell table:formula="of:=[.A828]+1" office:value-type="float" office:value="851" calcext:value-type="float">
            <text:p>851</text:p>
          </table:table-cell>
          <table:table-cell table:formula="of:=299792458/([.A829]*1000000)" office:value-type="float" office:value="0.352282559341951" calcext:value-type="float">
            <text:p>0.352282559341951</text:p>
          </table:table-cell>
          <table:table-cell table:formula="of:=(1/3)*[.B829]" office:value-type="float" office:value="0.11742751978065" calcext:value-type="float">
            <text:p>0.11742751978065</text:p>
          </table:table-cell>
          <table:table-cell table:formula="of:=4*[.C829]" office:value-type="float" office:value="0.469710079122601" calcext:value-type="float">
            <text:p>0.469710079122601</text:p>
          </table:table-cell>
          <table:table-cell table:formula="of:=[.D829]/6" office:value-type="float" office:value="0.0782850131871001" calcext:value-type="float">
            <text:p>0.0782850131871</text:p>
          </table:table-cell>
          <table:table-cell table:formula="of:=[.E829]*2" office:value-type="float" office:value="0.1565700263742" calcext:value-type="float">
            <text:p>0.1565700263742</text:p>
          </table:table-cell>
          <table:table-cell table:formula="of:=[.E829]*39.3701" office:value-type="float" office:value="3.08208879767745" calcext:value-type="float">
            <text:p>3.08208879767745</text:p>
          </table:table-cell>
          <table:table-cell table:formula="of:=[.F829]*39.3701" office:value-type="float" office:value="6.1641775953549" calcext:value-type="float">
            <text:p>6.1641775953549</text:p>
          </table:table-cell>
        </table:table-row>
        <table:table-row table:style-name="ro1">
          <table:table-cell table:formula="of:=[.A829]+1" office:value-type="float" office:value="852" calcext:value-type="float">
            <text:p>852</text:p>
          </table:table-cell>
          <table:table-cell table:formula="of:=299792458/([.A830]*1000000)" office:value-type="float" office:value="0.351869082159624" calcext:value-type="float">
            <text:p>0.351869082159624</text:p>
          </table:table-cell>
          <table:table-cell table:formula="of:=(1/3)*[.B830]" office:value-type="float" office:value="0.117289694053208" calcext:value-type="float">
            <text:p>0.117289694053208</text:p>
          </table:table-cell>
          <table:table-cell table:formula="of:=4*[.C830]" office:value-type="float" office:value="0.469158776212833" calcext:value-type="float">
            <text:p>0.469158776212833</text:p>
          </table:table-cell>
          <table:table-cell table:formula="of:=[.D830]/6" office:value-type="float" office:value="0.0781931293688054" calcext:value-type="float">
            <text:p>0.078193129368805</text:p>
          </table:table-cell>
          <table:table-cell table:formula="of:=[.E830]*2" office:value-type="float" office:value="0.156386258737611" calcext:value-type="float">
            <text:p>0.156386258737611</text:p>
          </table:table-cell>
          <table:table-cell table:formula="of:=[.E830]*39.3701" office:value-type="float" office:value="3.07847132256281" calcext:value-type="float">
            <text:p>3.07847132256281</text:p>
          </table:table-cell>
          <table:table-cell table:formula="of:=[.F830]*39.3701" office:value-type="float" office:value="6.15694264512561" calcext:value-type="float">
            <text:p>6.15694264512561</text:p>
          </table:table-cell>
        </table:table-row>
        <table:table-row table:style-name="ro1">
          <table:table-cell table:formula="of:=[.A830]+1" office:value-type="float" office:value="853" calcext:value-type="float">
            <text:p>853</text:p>
          </table:table-cell>
          <table:table-cell table:formula="of:=299792458/([.A831]*1000000)" office:value-type="float" office:value="0.351456574443142" calcext:value-type="float">
            <text:p>0.351456574443142</text:p>
          </table:table-cell>
          <table:table-cell table:formula="of:=(1/3)*[.B831]" office:value-type="float" office:value="0.117152191481047" calcext:value-type="float">
            <text:p>0.117152191481047</text:p>
          </table:table-cell>
          <table:table-cell table:formula="of:=4*[.C831]" office:value-type="float" office:value="0.468608765924189" calcext:value-type="float">
            <text:p>0.468608765924189</text:p>
          </table:table-cell>
          <table:table-cell table:formula="of:=[.D831]/6" office:value-type="float" office:value="0.0781014609873649" calcext:value-type="float">
            <text:p>0.078101460987365</text:p>
          </table:table-cell>
          <table:table-cell table:formula="of:=[.E831]*2" office:value-type="float" office:value="0.15620292197473" calcext:value-type="float">
            <text:p>0.15620292197473</text:p>
          </table:table-cell>
          <table:table-cell table:formula="of:=[.E831]*39.3701" office:value-type="float" office:value="3.07486232921865" calcext:value-type="float">
            <text:p>3.07486232921865</text:p>
          </table:table-cell>
          <table:table-cell table:formula="of:=[.F831]*39.3701" office:value-type="float" office:value="6.14972465843731" calcext:value-type="float">
            <text:p>6.14972465843731</text:p>
          </table:table-cell>
        </table:table-row>
        <table:table-row table:style-name="ro1">
          <table:table-cell table:formula="of:=[.A831]+1" office:value-type="float" office:value="854" calcext:value-type="float">
            <text:p>854</text:p>
          </table:table-cell>
          <table:table-cell table:formula="of:=299792458/([.A832]*1000000)" office:value-type="float" office:value="0.351045032786885" calcext:value-type="float">
            <text:p>0.351045032786885</text:p>
          </table:table-cell>
          <table:table-cell table:formula="of:=(1/3)*[.B832]" office:value-type="float" office:value="0.117015010928962" calcext:value-type="float">
            <text:p>0.117015010928962</text:p>
          </table:table-cell>
          <table:table-cell table:formula="of:=4*[.C832]" office:value-type="float" office:value="0.468060043715847" calcext:value-type="float">
            <text:p>0.468060043715847</text:p>
          </table:table-cell>
          <table:table-cell table:formula="of:=[.D832]/6" office:value-type="float" office:value="0.0780100072859745" calcext:value-type="float">
            <text:p>0.078010007285975</text:p>
          </table:table-cell>
          <table:table-cell table:formula="of:=[.E832]*2" office:value-type="float" office:value="0.156020014571949" calcext:value-type="float">
            <text:p>0.156020014571949</text:p>
          </table:table-cell>
          <table:table-cell table:formula="of:=[.E832]*39.3701" office:value-type="float" office:value="3.07126178784954" calcext:value-type="float">
            <text:p>3.07126178784954</text:p>
          </table:table-cell>
          <table:table-cell table:formula="of:=[.F832]*39.3701" office:value-type="float" office:value="6.14252357569909" calcext:value-type="float">
            <text:p>6.14252357569909</text:p>
          </table:table-cell>
        </table:table-row>
        <table:table-row table:style-name="ro1">
          <table:table-cell table:formula="of:=[.A832]+1" office:value-type="float" office:value="855" calcext:value-type="float">
            <text:p>855</text:p>
          </table:table-cell>
          <table:table-cell table:formula="of:=299792458/([.A833]*1000000)" office:value-type="float" office:value="0.35063445380117" calcext:value-type="float">
            <text:p>0.35063445380117</text:p>
          </table:table-cell>
          <table:table-cell table:formula="of:=(1/3)*[.B833]" office:value-type="float" office:value="0.116878151267057" calcext:value-type="float">
            <text:p>0.116878151267057</text:p>
          </table:table-cell>
          <table:table-cell table:formula="of:=4*[.C833]" office:value-type="float" office:value="0.467512605068226" calcext:value-type="float">
            <text:p>0.467512605068226</text:p>
          </table:table-cell>
          <table:table-cell table:formula="of:=[.D833]/6" office:value-type="float" office:value="0.077918767511371" calcext:value-type="float">
            <text:p>0.077918767511371</text:p>
          </table:table-cell>
          <table:table-cell table:formula="of:=[.E833]*2" office:value-type="float" office:value="0.155837535022742" calcext:value-type="float">
            <text:p>0.155837535022742</text:p>
          </table:table-cell>
          <table:table-cell table:formula="of:=[.E833]*39.3701" office:value-type="float" office:value="3.06766966879943" calcext:value-type="float">
            <text:p>3.06766966879943</text:p>
          </table:table-cell>
          <table:table-cell table:formula="of:=[.F833]*39.3701" office:value-type="float" office:value="6.13533933759886" calcext:value-type="float">
            <text:p>6.13533933759886</text:p>
          </table:table-cell>
        </table:table-row>
        <table:table-row table:style-name="ro1">
          <table:table-cell table:formula="of:=[.A833]+1" office:value-type="float" office:value="856" calcext:value-type="float">
            <text:p>856</text:p>
          </table:table-cell>
          <table:table-cell table:formula="of:=299792458/([.A834]*1000000)" office:value-type="float" office:value="0.35022483411215" calcext:value-type="float">
            <text:p>0.35022483411215</text:p>
          </table:table-cell>
          <table:table-cell table:formula="of:=(1/3)*[.B834]" office:value-type="float" office:value="0.116741611370717" calcext:value-type="float">
            <text:p>0.116741611370717</text:p>
          </table:table-cell>
          <table:table-cell table:formula="of:=4*[.C834]" office:value-type="float" office:value="0.466966445482866" calcext:value-type="float">
            <text:p>0.466966445482866</text:p>
          </table:table-cell>
          <table:table-cell table:formula="of:=[.D834]/6" office:value-type="float" office:value="0.077827740913811" calcext:value-type="float">
            <text:p>0.077827740913811</text:p>
          </table:table-cell>
          <table:table-cell table:formula="of:=[.E834]*2" office:value-type="float" office:value="0.155655481827622" calcext:value-type="float">
            <text:p>0.155655481827622</text:p>
          </table:table-cell>
          <table:table-cell table:formula="of:=[.E834]*39.3701" office:value-type="float" office:value="3.06408594255083" calcext:value-type="float">
            <text:p>3.06408594255083</text:p>
          </table:table-cell>
          <table:table-cell table:formula="of:=[.F834]*39.3701" office:value-type="float" office:value="6.12817188510166" calcext:value-type="float">
            <text:p>6.12817188510166</text:p>
          </table:table-cell>
        </table:table-row>
        <table:table-row table:style-name="ro1">
          <table:table-cell table:formula="of:=[.A834]+1" office:value-type="float" office:value="857" calcext:value-type="float">
            <text:p>857</text:p>
          </table:table-cell>
          <table:table-cell table:formula="of:=299792458/([.A835]*1000000)" office:value-type="float" office:value="0.349816170361727" calcext:value-type="float">
            <text:p>0.349816170361727</text:p>
          </table:table-cell>
          <table:table-cell table:formula="of:=(1/3)*[.B835]" office:value-type="float" office:value="0.116605390120576" calcext:value-type="float">
            <text:p>0.116605390120576</text:p>
          </table:table-cell>
          <table:table-cell table:formula="of:=4*[.C835]" office:value-type="float" office:value="0.466421560482303" calcext:value-type="float">
            <text:p>0.466421560482303</text:p>
          </table:table-cell>
          <table:table-cell table:formula="of:=[.D835]/6" office:value-type="float" office:value="0.0777369267470504" calcext:value-type="float">
            <text:p>0.077736926747051</text:p>
          </table:table-cell>
          <table:table-cell table:formula="of:=[.E835]*2" office:value-type="float" office:value="0.155473853494101" calcext:value-type="float">
            <text:p>0.155473853494101</text:p>
          </table:table-cell>
          <table:table-cell table:formula="of:=[.E835]*39.3701" office:value-type="float" office:value="3.06051057972405" calcext:value-type="float">
            <text:p>3.06051057972405</text:p>
          </table:table-cell>
          <table:table-cell table:formula="of:=[.F835]*39.3701" office:value-type="float" office:value="6.1210211594481" calcext:value-type="float">
            <text:p>6.1210211594481</text:p>
          </table:table-cell>
        </table:table-row>
        <table:table-row table:style-name="ro1">
          <table:table-cell table:formula="of:=[.A835]+1" office:value-type="float" office:value="858" calcext:value-type="float">
            <text:p>858</text:p>
          </table:table-cell>
          <table:table-cell table:formula="of:=299792458/([.A836]*1000000)" office:value-type="float" office:value="0.349408459207459" calcext:value-type="float">
            <text:p>0.349408459207459</text:p>
          </table:table-cell>
          <table:table-cell table:formula="of:=(1/3)*[.B836]" office:value-type="float" office:value="0.116469486402486" calcext:value-type="float">
            <text:p>0.116469486402486</text:p>
          </table:table-cell>
          <table:table-cell table:formula="of:=4*[.C836]" office:value-type="float" office:value="0.465877945609946" calcext:value-type="float">
            <text:p>0.465877945609946</text:p>
          </table:table-cell>
          <table:table-cell table:formula="of:=[.D836]/6" office:value-type="float" office:value="0.0776463242683243" calcext:value-type="float">
            <text:p>0.077646324268324</text:p>
          </table:table-cell>
          <table:table-cell table:formula="of:=[.E836]*2" office:value-type="float" office:value="0.155292648536649" calcext:value-type="float">
            <text:p>0.155292648536649</text:p>
          </table:table-cell>
          <table:table-cell table:formula="of:=[.E836]*39.3701" office:value-type="float" office:value="3.05694355107635" calcext:value-type="float">
            <text:p>3.05694355107635</text:p>
          </table:table-cell>
          <table:table-cell table:formula="of:=[.F836]*39.3701" office:value-type="float" office:value="6.11388710215271" calcext:value-type="float">
            <text:p>6.11388710215271</text:p>
          </table:table-cell>
        </table:table-row>
        <table:table-row table:style-name="ro1">
          <table:table-cell table:formula="of:=[.A836]+1" office:value-type="float" office:value="859" calcext:value-type="float">
            <text:p>859</text:p>
          </table:table-cell>
          <table:table-cell table:formula="of:=299792458/([.A837]*1000000)" office:value-type="float" office:value="0.349001697322468" calcext:value-type="float">
            <text:p>0.349001697322468</text:p>
          </table:table-cell>
          <table:table-cell table:formula="of:=(1/3)*[.B837]" office:value-type="float" office:value="0.116333899107489" calcext:value-type="float">
            <text:p>0.116333899107489</text:p>
          </table:table-cell>
          <table:table-cell table:formula="of:=4*[.C837]" office:value-type="float" office:value="0.465335596429957" calcext:value-type="float">
            <text:p>0.465335596429957</text:p>
          </table:table-cell>
          <table:table-cell table:formula="of:=[.D837]/6" office:value-type="float" office:value="0.0775559327383262" calcext:value-type="float">
            <text:p>0.077555932738326</text:p>
          </table:table-cell>
          <table:table-cell table:formula="of:=[.E837]*2" office:value-type="float" office:value="0.155111865476652" calcext:value-type="float">
            <text:p>0.155111865476652</text:p>
          </table:table-cell>
          <table:table-cell table:formula="of:=[.E837]*39.3701" office:value-type="float" office:value="3.05338482750118" calcext:value-type="float">
            <text:p>3.05338482750118</text:p>
          </table:table-cell>
          <table:table-cell table:formula="of:=[.F837]*39.3701" office:value-type="float" office:value="6.10676965500235" calcext:value-type="float">
            <text:p>6.10676965500235</text:p>
          </table:table-cell>
        </table:table-row>
        <table:table-row table:style-name="ro1">
          <table:table-cell table:formula="of:=[.A837]+1" office:value-type="float" office:value="860" calcext:value-type="float">
            <text:p>860</text:p>
          </table:table-cell>
          <table:table-cell table:formula="of:=299792458/([.A838]*1000000)" office:value-type="float" office:value="0.348595881395349" calcext:value-type="float">
            <text:p>0.348595881395349</text:p>
          </table:table-cell>
          <table:table-cell table:formula="of:=(1/3)*[.B838]" office:value-type="float" office:value="0.116198627131783" calcext:value-type="float">
            <text:p>0.116198627131783</text:p>
          </table:table-cell>
          <table:table-cell table:formula="of:=4*[.C838]" office:value-type="float" office:value="0.464794508527132" calcext:value-type="float">
            <text:p>0.464794508527132</text:p>
          </table:table-cell>
          <table:table-cell table:formula="of:=[.D838]/6" office:value-type="float" office:value="0.0774657514211886" calcext:value-type="float">
            <text:p>0.077465751421189</text:p>
          </table:table-cell>
          <table:table-cell table:formula="of:=[.E838]*2" office:value-type="float" office:value="0.154931502842377" calcext:value-type="float">
            <text:p>0.154931502842377</text:p>
          </table:table-cell>
          <table:table-cell table:formula="of:=[.E838]*39.3701" office:value-type="float" office:value="3.04983438002734" calcext:value-type="float">
            <text:p>3.04983438002734</text:p>
          </table:table-cell>
          <table:table-cell table:formula="of:=[.F838]*39.3701" office:value-type="float" office:value="6.09966876005468" calcext:value-type="float">
            <text:p>6.09966876005468</text:p>
          </table:table-cell>
        </table:table-row>
        <table:table-row table:style-name="ro1">
          <table:table-cell table:formula="of:=[.A838]+1" office:value-type="float" office:value="861" calcext:value-type="float">
            <text:p>861</text:p>
          </table:table-cell>
          <table:table-cell table:formula="of:=299792458/([.A839]*1000000)" office:value-type="float" office:value="0.348191008130081" calcext:value-type="float">
            <text:p>0.348191008130081</text:p>
          </table:table-cell>
          <table:table-cell table:formula="of:=(1/3)*[.B839]" office:value-type="float" office:value="0.116063669376694" calcext:value-type="float">
            <text:p>0.116063669376694</text:p>
          </table:table-cell>
          <table:table-cell table:formula="of:=4*[.C839]" office:value-type="float" office:value="0.464254677506775" calcext:value-type="float">
            <text:p>0.464254677506775</text:p>
          </table:table-cell>
          <table:table-cell table:formula="of:=[.D839]/6" office:value-type="float" office:value="0.0773757795844625" calcext:value-type="float">
            <text:p>0.077375779584463</text:p>
          </table:table-cell>
          <table:table-cell table:formula="of:=[.E839]*2" office:value-type="float" office:value="0.154751559168925" calcext:value-type="float">
            <text:p>0.154751559168925</text:p>
          </table:table-cell>
          <table:table-cell table:formula="of:=[.E839]*39.3701" office:value-type="float" office:value="3.04629217981825" calcext:value-type="float">
            <text:p>3.04629217981825</text:p>
          </table:table-cell>
          <table:table-cell table:formula="of:=[.F839]*39.3701" office:value-type="float" office:value="6.0925843596365" calcext:value-type="float">
            <text:p>6.0925843596365</text:p>
          </table:table-cell>
        </table:table-row>
        <table:table-row table:style-name="ro1">
          <table:table-cell table:formula="of:=[.A839]+1" office:value-type="float" office:value="862" calcext:value-type="float">
            <text:p>862</text:p>
          </table:table-cell>
          <table:table-cell table:formula="of:=299792458/([.A840]*1000000)" office:value-type="float" office:value="0.34778707424594" calcext:value-type="float">
            <text:p>0.34778707424594</text:p>
          </table:table-cell>
          <table:table-cell table:formula="of:=(1/3)*[.B840]" office:value-type="float" office:value="0.115929024748647" calcext:value-type="float">
            <text:p>0.115929024748647</text:p>
          </table:table-cell>
          <table:table-cell table:formula="of:=4*[.C840]" office:value-type="float" office:value="0.463716098994586" calcext:value-type="float">
            <text:p>0.463716098994586</text:p>
          </table:table-cell>
          <table:table-cell table:formula="of:=[.D840]/6" office:value-type="float" office:value="0.0772860164990977" calcext:value-type="float">
            <text:p>0.077286016499098</text:p>
          </table:table-cell>
          <table:table-cell table:formula="of:=[.E840]*2" office:value-type="float" office:value="0.154572032998195" calcext:value-type="float">
            <text:p>0.154572032998195</text:p>
          </table:table-cell>
          <table:table-cell table:formula="of:=[.E840]*39.3701" office:value-type="float" office:value="3.04275819817113" calcext:value-type="float">
            <text:p>3.04275819817113</text:p>
          </table:table-cell>
          <table:table-cell table:formula="of:=[.F840]*39.3701" office:value-type="float" office:value="6.08551639634225" calcext:value-type="float">
            <text:p>6.08551639634225</text:p>
          </table:table-cell>
        </table:table-row>
        <table:table-row table:style-name="ro1">
          <table:table-cell table:formula="of:=[.A840]+1" office:value-type="float" office:value="863" calcext:value-type="float">
            <text:p>863</text:p>
          </table:table-cell>
          <table:table-cell table:formula="of:=299792458/([.A841]*1000000)" office:value-type="float" office:value="0.347384076477404" calcext:value-type="float">
            <text:p>0.347384076477404</text:p>
          </table:table-cell>
          <table:table-cell table:formula="of:=(1/3)*[.B841]" office:value-type="float" office:value="0.115794692159135" calcext:value-type="float">
            <text:p>0.115794692159135</text:p>
          </table:table-cell>
          <table:table-cell table:formula="of:=4*[.C841]" office:value-type="float" office:value="0.463178768636539" calcext:value-type="float">
            <text:p>0.463178768636539</text:p>
          </table:table-cell>
          <table:table-cell table:formula="of:=[.D841]/6" office:value-type="float" office:value="0.0771964614394232" calcext:value-type="float">
            <text:p>0.077196461439423</text:p>
          </table:table-cell>
          <table:table-cell table:formula="of:=[.E841]*2" office:value-type="float" office:value="0.154392922878846" calcext:value-type="float">
            <text:p>0.154392922878846</text:p>
          </table:table-cell>
          <table:table-cell table:formula="of:=[.E841]*39.3701" office:value-type="float" office:value="3.03923240651624" calcext:value-type="float">
            <text:p>3.03923240651624</text:p>
          </table:table-cell>
          <table:table-cell table:formula="of:=[.F841]*39.3701" office:value-type="float" office:value="6.07846481303247" calcext:value-type="float">
            <text:p>6.07846481303247</text:p>
          </table:table-cell>
        </table:table-row>
        <table:table-row table:style-name="ro1">
          <table:table-cell table:formula="of:=[.A841]+1" office:value-type="float" office:value="864" calcext:value-type="float">
            <text:p>864</text:p>
          </table:table-cell>
          <table:table-cell table:formula="of:=299792458/([.A842]*1000000)" office:value-type="float" office:value="0.346982011574074" calcext:value-type="float">
            <text:p>0.346982011574074</text:p>
          </table:table-cell>
          <table:table-cell table:formula="of:=(1/3)*[.B842]" office:value-type="float" office:value="0.115660670524691" calcext:value-type="float">
            <text:p>0.115660670524691</text:p>
          </table:table-cell>
          <table:table-cell table:formula="of:=4*[.C842]" office:value-type="float" office:value="0.462642682098765" calcext:value-type="float">
            <text:p>0.462642682098765</text:p>
          </table:table-cell>
          <table:table-cell table:formula="of:=[.D842]/6" office:value-type="float" office:value="0.0771071136831276" calcext:value-type="float">
            <text:p>0.077107113683128</text:p>
          </table:table-cell>
          <table:table-cell table:formula="of:=[.E842]*2" office:value-type="float" office:value="0.154214227366255" calcext:value-type="float">
            <text:p>0.154214227366255</text:p>
          </table:table-cell>
          <table:table-cell table:formula="of:=[.E842]*39.3701" office:value-type="float" office:value="3.0357147764161" calcext:value-type="float">
            <text:p>3.0357147764161</text:p>
          </table:table-cell>
          <table:table-cell table:formula="of:=[.F842]*39.3701" office:value-type="float" office:value="6.0714295528322" calcext:value-type="float">
            <text:p>6.0714295528322</text:p>
          </table:table-cell>
        </table:table-row>
        <table:table-row table:style-name="ro1">
          <table:table-cell table:formula="of:=[.A842]+1" office:value-type="float" office:value="865" calcext:value-type="float">
            <text:p>865</text:p>
          </table:table-cell>
          <table:table-cell table:formula="of:=299792458/([.A843]*1000000)" office:value-type="float" office:value="0.346580876300578" calcext:value-type="float">
            <text:p>0.346580876300578</text:p>
          </table:table-cell>
          <table:table-cell table:formula="of:=(1/3)*[.B843]" office:value-type="float" office:value="0.115526958766859" calcext:value-type="float">
            <text:p>0.115526958766859</text:p>
          </table:table-cell>
          <table:table-cell table:formula="of:=4*[.C843]" office:value-type="float" office:value="0.462107835067437" calcext:value-type="float">
            <text:p>0.462107835067437</text:p>
          </table:table-cell>
          <table:table-cell table:formula="of:=[.D843]/6" office:value-type="float" office:value="0.0770179725112396" calcext:value-type="float">
            <text:p>0.07701797251124</text:p>
          </table:table-cell>
          <table:table-cell table:formula="of:=[.E843]*2" office:value-type="float" office:value="0.154035945022479" calcext:value-type="float">
            <text:p>0.154035945022479</text:p>
          </table:table-cell>
          <table:table-cell table:formula="of:=[.E843]*39.3701" office:value-type="float" office:value="3.03220527956475" calcext:value-type="float">
            <text:p>3.03220527956475</text:p>
          </table:table-cell>
          <table:table-cell table:formula="of:=[.F843]*39.3701" office:value-type="float" office:value="6.06441055912951" calcext:value-type="float">
            <text:p>6.06441055912951</text:p>
          </table:table-cell>
        </table:table-row>
        <table:table-row table:style-name="ro1">
          <table:table-cell table:formula="of:=[.A843]+1" office:value-type="float" office:value="866" calcext:value-type="float">
            <text:p>866</text:p>
          </table:table-cell>
          <table:table-cell table:formula="of:=299792458/([.A844]*1000000)" office:value-type="float" office:value="0.34618066743649" calcext:value-type="float">
            <text:p>0.34618066743649</text:p>
          </table:table-cell>
          <table:table-cell table:formula="of:=(1/3)*[.B844]" office:value-type="float" office:value="0.115393555812163" calcext:value-type="float">
            <text:p>0.115393555812163</text:p>
          </table:table-cell>
          <table:table-cell table:formula="of:=4*[.C844]" office:value-type="float" office:value="0.461574223248653" calcext:value-type="float">
            <text:p>0.461574223248653</text:p>
          </table:table-cell>
          <table:table-cell table:formula="of:=[.D844]/6" office:value-type="float" office:value="0.0769290372081088" calcext:value-type="float">
            <text:p>0.076929037208109</text:p>
          </table:table-cell>
          <table:table-cell table:formula="of:=[.E844]*2" office:value-type="float" office:value="0.153858074416218" calcext:value-type="float">
            <text:p>0.153858074416218</text:p>
          </table:table-cell>
          <table:table-cell table:formula="of:=[.E844]*39.3701" office:value-type="float" office:value="3.02870388778696" calcext:value-type="float">
            <text:p>3.02870388778696</text:p>
          </table:table-cell>
          <table:table-cell table:formula="of:=[.F844]*39.3701" office:value-type="float" office:value="6.05740777557393" calcext:value-type="float">
            <text:p>6.05740777557393</text:p>
          </table:table-cell>
        </table:table-row>
        <table:table-row table:style-name="ro1">
          <table:table-cell table:formula="of:=[.A844]+1" office:value-type="float" office:value="867" calcext:value-type="float">
            <text:p>867</text:p>
          </table:table-cell>
          <table:table-cell table:formula="of:=299792458/([.A845]*1000000)" office:value-type="float" office:value="0.34578138177624" calcext:value-type="float">
            <text:p>0.34578138177624</text:p>
          </table:table-cell>
          <table:table-cell table:formula="of:=(1/3)*[.B845]" office:value-type="float" office:value="0.11526046059208" calcext:value-type="float">
            <text:p>0.11526046059208</text:p>
          </table:table-cell>
          <table:table-cell table:formula="of:=4*[.C845]" office:value-type="float" office:value="0.46104184236832" calcext:value-type="float">
            <text:p>0.46104184236832</text:p>
          </table:table-cell>
          <table:table-cell table:formula="of:=[.D845]/6" office:value-type="float" office:value="0.0768403070613866" calcext:value-type="float">
            <text:p>0.076840307061387</text:p>
          </table:table-cell>
          <table:table-cell table:formula="of:=[.E845]*2" office:value-type="float" office:value="0.153680614122773" calcext:value-type="float">
            <text:p>0.153680614122773</text:p>
          </table:table-cell>
          <table:table-cell table:formula="of:=[.E845]*39.3701" office:value-type="float" office:value="3.0252105730375" calcext:value-type="float">
            <text:p>3.0252105730375</text:p>
          </table:table-cell>
          <table:table-cell table:formula="of:=[.F845]*39.3701" office:value-type="float" office:value="6.050421146075" calcext:value-type="float">
            <text:p>6.050421146075</text:p>
          </table:table-cell>
        </table:table-row>
        <table:table-row table:style-name="ro1">
          <table:table-cell table:formula="of:=[.A845]+1" office:value-type="float" office:value="868" calcext:value-type="float">
            <text:p>868</text:p>
          </table:table-cell>
          <table:table-cell table:formula="of:=299792458/([.A846]*1000000)" office:value-type="float" office:value="0.345383016129032" calcext:value-type="float">
            <text:p>0.345383016129032</text:p>
          </table:table-cell>
          <table:table-cell table:formula="of:=(1/3)*[.B846]" office:value-type="float" office:value="0.115127672043011" calcext:value-type="float">
            <text:p>0.115127672043011</text:p>
          </table:table-cell>
          <table:table-cell table:formula="of:=4*[.C846]" office:value-type="float" office:value="0.460510688172043" calcext:value-type="float">
            <text:p>0.460510688172043</text:p>
          </table:table-cell>
          <table:table-cell table:formula="of:=[.D846]/6" office:value-type="float" office:value="0.0767517813620072" calcext:value-type="float">
            <text:p>0.076751781362007</text:p>
          </table:table-cell>
          <table:table-cell table:formula="of:=[.E846]*2" office:value-type="float" office:value="0.153503562724014" calcext:value-type="float">
            <text:p>0.153503562724014</text:p>
          </table:table-cell>
          <table:table-cell table:formula="of:=[.E846]*39.3701" office:value-type="float" office:value="3.02172530740036" calcext:value-type="float">
            <text:p>3.02172530740036</text:p>
          </table:table-cell>
          <table:table-cell table:formula="of:=[.F846]*39.3701" office:value-type="float" office:value="6.04345061480072" calcext:value-type="float">
            <text:p>6.04345061480072</text:p>
          </table:table-cell>
        </table:table-row>
        <table:table-row table:style-name="ro1">
          <table:table-cell table:formula="of:=[.A846]+1" office:value-type="float" office:value="869" calcext:value-type="float">
            <text:p>869</text:p>
          </table:table-cell>
          <table:table-cell table:formula="of:=299792458/([.A847]*1000000)" office:value-type="float" office:value="0.344985567318757" calcext:value-type="float">
            <text:p>0.344985567318757</text:p>
          </table:table-cell>
          <table:table-cell table:formula="of:=(1/3)*[.B847]" office:value-type="float" office:value="0.114995189106252" calcext:value-type="float">
            <text:p>0.114995189106252</text:p>
          </table:table-cell>
          <table:table-cell table:formula="of:=4*[.C847]" office:value-type="float" office:value="0.45998075642501" calcext:value-type="float">
            <text:p>0.45998075642501</text:p>
          </table:table-cell>
          <table:table-cell table:formula="of:=[.D847]/6" office:value-type="float" office:value="0.0766634594041683" calcext:value-type="float">
            <text:p>0.076663459404168</text:p>
          </table:table-cell>
          <table:table-cell table:formula="of:=[.E847]*2" office:value-type="float" office:value="0.153326918808337" calcext:value-type="float">
            <text:p>0.153326918808337</text:p>
          </table:table-cell>
          <table:table-cell table:formula="of:=[.E847]*39.3701" office:value-type="float" office:value="3.01824806308804" calcext:value-type="float">
            <text:p>3.01824806308804</text:p>
          </table:table-cell>
          <table:table-cell table:formula="of:=[.F847]*39.3701" office:value-type="float" office:value="6.03649612617609" calcext:value-type="float">
            <text:p>6.03649612617609</text:p>
          </table:table-cell>
        </table:table-row>
        <table:table-row table:style-name="ro1">
          <table:table-cell table:formula="of:=[.A847]+1" office:value-type="float" office:value="870" calcext:value-type="float">
            <text:p>870</text:p>
          </table:table-cell>
          <table:table-cell table:formula="of:=299792458/([.A848]*1000000)" office:value-type="float" office:value="0.344589032183908" calcext:value-type="float">
            <text:p>0.344589032183908</text:p>
          </table:table-cell>
          <table:table-cell table:formula="of:=(1/3)*[.B848]" office:value-type="float" office:value="0.114863010727969" calcext:value-type="float">
            <text:p>0.114863010727969</text:p>
          </table:table-cell>
          <table:table-cell table:formula="of:=4*[.C848]" office:value-type="float" office:value="0.459452042911877" calcext:value-type="float">
            <text:p>0.459452042911877</text:p>
          </table:table-cell>
          <table:table-cell table:formula="of:=[.D848]/6" office:value-type="float" office:value="0.0765753404853129" calcext:value-type="float">
            <text:p>0.076575340485313</text:p>
          </table:table-cell>
          <table:table-cell table:formula="of:=[.E848]*2" office:value-type="float" office:value="0.153150680970626" calcext:value-type="float">
            <text:p>0.153150680970626</text:p>
          </table:table-cell>
          <table:table-cell table:formula="of:=[.E848]*39.3701" office:value-type="float" office:value="3.01477881244082" calcext:value-type="float">
            <text:p>3.01477881244082</text:p>
          </table:table-cell>
          <table:table-cell table:formula="of:=[.F848]*39.3701" office:value-type="float" office:value="6.02955762488164" calcext:value-type="float">
            <text:p>6.02955762488164</text:p>
          </table:table-cell>
        </table:table-row>
        <table:table-row table:style-name="ro1">
          <table:table-cell table:formula="of:=[.A848]+1" office:value-type="float" office:value="871" calcext:value-type="float">
            <text:p>871</text:p>
          </table:table-cell>
          <table:table-cell table:formula="of:=299792458/([.A849]*1000000)" office:value-type="float" office:value="0.344193407577497" calcext:value-type="float">
            <text:p>0.344193407577497</text:p>
          </table:table-cell>
          <table:table-cell table:formula="of:=(1/3)*[.B849]" office:value-type="float" office:value="0.114731135859166" calcext:value-type="float">
            <text:p>0.114731135859166</text:p>
          </table:table-cell>
          <table:table-cell table:formula="of:=4*[.C849]" office:value-type="float" office:value="0.458924543436663" calcext:value-type="float">
            <text:p>0.458924543436663</text:p>
          </table:table-cell>
          <table:table-cell table:formula="of:=[.D849]/6" office:value-type="float" office:value="0.0764874239061105" calcext:value-type="float">
            <text:p>0.076487423906111</text:p>
          </table:table-cell>
          <table:table-cell table:formula="of:=[.E849]*2" office:value-type="float" office:value="0.152974847812221" calcext:value-type="float">
            <text:p>0.152974847812221</text:p>
          </table:table-cell>
          <table:table-cell table:formula="of:=[.E849]*39.3701" office:value-type="float" office:value="3.01131752792596" calcext:value-type="float">
            <text:p>3.01131752792596</text:p>
          </table:table-cell>
          <table:table-cell table:formula="of:=[.F849]*39.3701" office:value-type="float" office:value="6.02263505585192" calcext:value-type="float">
            <text:p>6.02263505585192</text:p>
          </table:table-cell>
        </table:table-row>
        <table:table-row table:style-name="ro1">
          <table:table-cell table:formula="of:=[.A849]+1" office:value-type="float" office:value="872" calcext:value-type="float">
            <text:p>872</text:p>
          </table:table-cell>
          <table:table-cell table:formula="of:=299792458/([.A850]*1000000)" office:value-type="float" office:value="0.343798690366972" calcext:value-type="float">
            <text:p>0.343798690366972</text:p>
          </table:table-cell>
          <table:table-cell table:formula="of:=(1/3)*[.B850]" office:value-type="float" office:value="0.114599563455657" calcext:value-type="float">
            <text:p>0.114599563455657</text:p>
          </table:table-cell>
          <table:table-cell table:formula="of:=4*[.C850]" office:value-type="float" office:value="0.45839825382263" calcext:value-type="float">
            <text:p>0.45839825382263</text:p>
          </table:table-cell>
          <table:table-cell table:formula="of:=[.D850]/6" office:value-type="float" office:value="0.0763997089704383" calcext:value-type="float">
            <text:p>0.076399708970438</text:p>
          </table:table-cell>
          <table:table-cell table:formula="of:=[.E850]*2" office:value-type="float" office:value="0.152799417940877" calcext:value-type="float">
            <text:p>0.152799417940877</text:p>
          </table:table-cell>
          <table:table-cell table:formula="of:=[.E850]*39.3701" office:value-type="float" office:value="3.00786418213705" calcext:value-type="float">
            <text:p>3.00786418213705</text:p>
          </table:table-cell>
          <table:table-cell table:formula="of:=[.F850]*39.3701" office:value-type="float" office:value="6.01572836427411" calcext:value-type="float">
            <text:p>6.01572836427411</text:p>
          </table:table-cell>
        </table:table-row>
        <table:table-row table:style-name="ro1">
          <table:table-cell table:formula="of:=[.A850]+1" office:value-type="float" office:value="873" calcext:value-type="float">
            <text:p>873</text:p>
          </table:table-cell>
          <table:table-cell table:formula="of:=299792458/([.A851]*1000000)" office:value-type="float" office:value="0.343404877434135" calcext:value-type="float">
            <text:p>0.343404877434135</text:p>
          </table:table-cell>
          <table:table-cell table:formula="of:=(1/3)*[.B851]" office:value-type="float" office:value="0.114468292478045" calcext:value-type="float">
            <text:p>0.114468292478045</text:p>
          </table:table-cell>
          <table:table-cell table:formula="of:=4*[.C851]" office:value-type="float" office:value="0.45787316991218" calcext:value-type="float">
            <text:p>0.45787316991218</text:p>
          </table:table-cell>
          <table:table-cell table:formula="of:=[.D851]/6" office:value-type="float" office:value="0.0763121949853634" calcext:value-type="float">
            <text:p>0.076312194985363</text:p>
          </table:table-cell>
          <table:table-cell table:formula="of:=[.E851]*2" office:value-type="float" office:value="0.152624389970727" calcext:value-type="float">
            <text:p>0.152624389970727</text:p>
          </table:table-cell>
          <table:table-cell table:formula="of:=[.E851]*39.3701" office:value-type="float" office:value="3.00441874779325" calcext:value-type="float">
            <text:p>3.00441874779325</text:p>
          </table:table-cell>
          <table:table-cell table:formula="of:=[.F851]*39.3701" office:value-type="float" office:value="6.00883749558651" calcext:value-type="float">
            <text:p>6.00883749558651</text:p>
          </table:table-cell>
        </table:table-row>
        <table:table-row table:style-name="ro1">
          <table:table-cell table:formula="of:=[.A851]+1" office:value-type="float" office:value="874" calcext:value-type="float">
            <text:p>874</text:p>
          </table:table-cell>
          <table:table-cell table:formula="of:=299792458/([.A852]*1000000)" office:value-type="float" office:value="0.343011965675057" calcext:value-type="float">
            <text:p>0.343011965675057</text:p>
          </table:table-cell>
          <table:table-cell table:formula="of:=(1/3)*[.B852]" office:value-type="float" office:value="0.114337321891686" calcext:value-type="float">
            <text:p>0.114337321891686</text:p>
          </table:table-cell>
          <table:table-cell table:formula="of:=4*[.C852]" office:value-type="float" office:value="0.457349287566743" calcext:value-type="float">
            <text:p>0.457349287566743</text:p>
          </table:table-cell>
          <table:table-cell table:formula="of:=[.D852]/6" office:value-type="float" office:value="0.0762248812611238" calcext:value-type="float">
            <text:p>0.076224881261124</text:p>
          </table:table-cell>
          <table:table-cell table:formula="of:=[.E852]*2" office:value-type="float" office:value="0.152449762522248" calcext:value-type="float">
            <text:p>0.152449762522248</text:p>
          </table:table-cell>
          <table:table-cell table:formula="of:=[.E852]*39.3701" office:value-type="float" office:value="3.00098119773857" calcext:value-type="float">
            <text:p>3.00098119773857</text:p>
          </table:table-cell>
          <table:table-cell table:formula="of:=[.F852]*39.3701" office:value-type="float" office:value="6.00196239547714" calcext:value-type="float">
            <text:p>6.00196239547714</text:p>
          </table:table-cell>
        </table:table-row>
        <table:table-row table:style-name="ro1">
          <table:table-cell table:formula="of:=[.A852]+1" office:value-type="float" office:value="875" calcext:value-type="float">
            <text:p>875</text:p>
          </table:table-cell>
          <table:table-cell table:formula="of:=299792458/([.A853]*1000000)" office:value-type="float" office:value="0.342619952" calcext:value-type="float">
            <text:p>0.342619952</text:p>
          </table:table-cell>
          <table:table-cell table:formula="of:=(1/3)*[.B853]" office:value-type="float" office:value="0.114206650666667" calcext:value-type="float">
            <text:p>0.114206650666667</text:p>
          </table:table-cell>
          <table:table-cell table:formula="of:=4*[.C853]" office:value-type="float" office:value="0.456826602666667" calcext:value-type="float">
            <text:p>0.456826602666667</text:p>
          </table:table-cell>
          <table:table-cell table:formula="of:=[.D853]/6" office:value-type="float" office:value="0.0761377671111111" calcext:value-type="float">
            <text:p>0.076137767111111</text:p>
          </table:table-cell>
          <table:table-cell table:formula="of:=[.E853]*2" office:value-type="float" office:value="0.152275534222222" calcext:value-type="float">
            <text:p>0.152275534222222</text:p>
          </table:table-cell>
          <table:table-cell table:formula="of:=[.E853]*39.3701" office:value-type="float" office:value="2.99755150494116" calcext:value-type="float">
            <text:p>2.99755150494116</text:p>
          </table:table-cell>
          <table:table-cell table:formula="of:=[.F853]*39.3701" office:value-type="float" office:value="5.99510300988231" calcext:value-type="float">
            <text:p>5.99510300988231</text:p>
          </table:table-cell>
        </table:table-row>
        <table:table-row table:style-name="ro1">
          <table:table-cell table:formula="of:=[.A853]+1" office:value-type="float" office:value="876" calcext:value-type="float">
            <text:p>876</text:p>
          </table:table-cell>
          <table:table-cell table:formula="of:=299792458/([.A854]*1000000)" office:value-type="float" office:value="0.342228833333333" calcext:value-type="float">
            <text:p>0.342228833333333</text:p>
          </table:table-cell>
          <table:table-cell table:formula="of:=(1/3)*[.B854]" office:value-type="float" office:value="0.114076277777778" calcext:value-type="float">
            <text:p>0.114076277777778</text:p>
          </table:table-cell>
          <table:table-cell table:formula="of:=4*[.C854]" office:value-type="float" office:value="0.456305111111111" calcext:value-type="float">
            <text:p>0.456305111111111</text:p>
          </table:table-cell>
          <table:table-cell table:formula="of:=[.D854]/6" office:value-type="float" office:value="0.0760508518518518" calcext:value-type="float">
            <text:p>0.076050851851852</text:p>
          </table:table-cell>
          <table:table-cell table:formula="of:=[.E854]*2" office:value-type="float" office:value="0.152101703703704" calcext:value-type="float">
            <text:p>0.152101703703704</text:p>
          </table:table-cell>
          <table:table-cell table:formula="of:=[.E854]*39.3701" office:value-type="float" office:value="2.99412964249259" calcext:value-type="float">
            <text:p>2.99412964249259</text:p>
          </table:table-cell>
          <table:table-cell table:formula="of:=[.F854]*39.3701" office:value-type="float" office:value="5.98825928498518" calcext:value-type="float">
            <text:p>5.98825928498518</text:p>
          </table:table-cell>
        </table:table-row>
        <table:table-row table:style-name="ro1">
          <table:table-cell table:formula="of:=[.A854]+1" office:value-type="float" office:value="877" calcext:value-type="float">
            <text:p>877</text:p>
          </table:table-cell>
          <table:table-cell table:formula="of:=299792458/([.A855]*1000000)" office:value-type="float" office:value="0.341838606613455" calcext:value-type="float">
            <text:p>0.341838606613455</text:p>
          </table:table-cell>
          <table:table-cell table:formula="of:=(1/3)*[.B855]" office:value-type="float" office:value="0.113946202204485" calcext:value-type="float">
            <text:p>0.113946202204485</text:p>
          </table:table-cell>
          <table:table-cell table:formula="of:=4*[.C855]" office:value-type="float" office:value="0.45578480881794" calcext:value-type="float">
            <text:p>0.45578480881794</text:p>
          </table:table-cell>
          <table:table-cell table:formula="of:=[.D855]/6" office:value-type="float" office:value="0.07596413480299" calcext:value-type="float">
            <text:p>0.07596413480299</text:p>
          </table:table-cell>
          <table:table-cell table:formula="of:=[.E855]*2" office:value-type="float" office:value="0.15192826960598" calcext:value-type="float">
            <text:p>0.15192826960598</text:p>
          </table:table-cell>
          <table:table-cell table:formula="of:=[.E855]*39.3701" office:value-type="float" office:value="2.9907155836072" calcext:value-type="float">
            <text:p>2.9907155836072</text:p>
          </table:table-cell>
          <table:table-cell table:formula="of:=[.F855]*39.3701" office:value-type="float" office:value="5.98143116721439" calcext:value-type="float">
            <text:p>5.98143116721439</text:p>
          </table:table-cell>
        </table:table-row>
        <table:table-row table:style-name="ro1">
          <table:table-cell table:formula="of:=[.A855]+1" office:value-type="float" office:value="878" calcext:value-type="float">
            <text:p>878</text:p>
          </table:table-cell>
          <table:table-cell table:formula="of:=299792458/([.A856]*1000000)" office:value-type="float" office:value="0.341449268792711" calcext:value-type="float">
            <text:p>0.341449268792711</text:p>
          </table:table-cell>
          <table:table-cell table:formula="of:=(1/3)*[.B856]" office:value-type="float" office:value="0.113816422930904" calcext:value-type="float">
            <text:p>0.113816422930904</text:p>
          </table:table-cell>
          <table:table-cell table:formula="of:=4*[.C856]" office:value-type="float" office:value="0.455265691723614" calcext:value-type="float">
            <text:p>0.455265691723614</text:p>
          </table:table-cell>
          <table:table-cell table:formula="of:=[.D856]/6" office:value-type="float" office:value="0.075877615287269" calcext:value-type="float">
            <text:p>0.075877615287269</text:p>
          </table:table-cell>
          <table:table-cell table:formula="of:=[.E856]*2" office:value-type="float" office:value="0.151755230574538" calcext:value-type="float">
            <text:p>0.151755230574538</text:p>
          </table:table-cell>
          <table:table-cell table:formula="of:=[.E856]*39.3701" office:value-type="float" office:value="2.98730930162131" calcext:value-type="float">
            <text:p>2.98730930162131</text:p>
          </table:table-cell>
          <table:table-cell table:formula="of:=[.F856]*39.3701" office:value-type="float" office:value="5.97461860324262" calcext:value-type="float">
            <text:p>5.97461860324262</text:p>
          </table:table-cell>
        </table:table-row>
        <table:table-row table:style-name="ro1">
          <table:table-cell table:formula="of:=[.A856]+1" office:value-type="float" office:value="879" calcext:value-type="float">
            <text:p>879</text:p>
          </table:table-cell>
          <table:table-cell table:formula="of:=299792458/([.A857]*1000000)" office:value-type="float" office:value="0.341060816837315" calcext:value-type="float">
            <text:p>0.341060816837315</text:p>
          </table:table-cell>
          <table:table-cell table:formula="of:=(1/3)*[.B857]" office:value-type="float" office:value="0.113686938945772" calcext:value-type="float">
            <text:p>0.113686938945772</text:p>
          </table:table-cell>
          <table:table-cell table:formula="of:=4*[.C857]" office:value-type="float" office:value="0.454747755783087" calcext:value-type="float">
            <text:p>0.454747755783087</text:p>
          </table:table-cell>
          <table:table-cell table:formula="of:=[.D857]/6" office:value-type="float" office:value="0.0757912926305145" calcext:value-type="float">
            <text:p>0.075791292630515</text:p>
          </table:table-cell>
          <table:table-cell table:formula="of:=[.E857]*2" office:value-type="float" office:value="0.151582585261029" calcext:value-type="float">
            <text:p>0.151582585261029</text:p>
          </table:table-cell>
          <table:table-cell table:formula="of:=[.E857]*39.3701" office:value-type="float" office:value="2.98391076999262" calcext:value-type="float">
            <text:p>2.98391076999262</text:p>
          </table:table-cell>
          <table:table-cell table:formula="of:=[.F857]*39.3701" office:value-type="float" office:value="5.96782153998524" calcext:value-type="float">
            <text:p>5.96782153998524</text:p>
          </table:table-cell>
        </table:table-row>
        <table:table-row table:style-name="ro1">
          <table:table-cell table:formula="of:=[.A857]+1" office:value-type="float" office:value="880" calcext:value-type="float">
            <text:p>880</text:p>
          </table:table-cell>
          <table:table-cell table:formula="of:=299792458/([.A858]*1000000)" office:value-type="float" office:value="0.340673247727273" calcext:value-type="float">
            <text:p>0.340673247727273</text:p>
          </table:table-cell>
          <table:table-cell table:formula="of:=(1/3)*[.B858]" office:value-type="float" office:value="0.113557749242424" calcext:value-type="float">
            <text:p>0.113557749242424</text:p>
          </table:table-cell>
          <table:table-cell table:formula="of:=4*[.C858]" office:value-type="float" office:value="0.454230996969697" calcext:value-type="float">
            <text:p>0.454230996969697</text:p>
          </table:table-cell>
          <table:table-cell table:formula="of:=[.D858]/6" office:value-type="float" office:value="0.0757051661616162" calcext:value-type="float">
            <text:p>0.075705166161616</text:p>
          </table:table-cell>
          <table:table-cell table:formula="of:=[.E858]*2" office:value-type="float" office:value="0.151410332323232" calcext:value-type="float">
            <text:p>0.151410332323232</text:p>
          </table:table-cell>
          <table:table-cell table:formula="of:=[.E858]*39.3701" office:value-type="float" office:value="2.98051996229944" calcext:value-type="float">
            <text:p>2.98051996229944</text:p>
          </table:table-cell>
          <table:table-cell table:formula="of:=[.F858]*39.3701" office:value-type="float" office:value="5.96103992459889" calcext:value-type="float">
            <text:p>5.96103992459889</text:p>
          </table:table-cell>
        </table:table-row>
        <table:table-row table:style-name="ro1">
          <table:table-cell table:formula="of:=[.A858]+1" office:value-type="float" office:value="881" calcext:value-type="float">
            <text:p>881</text:p>
          </table:table-cell>
          <table:table-cell table:formula="of:=299792458/([.A859]*1000000)" office:value-type="float" office:value="0.3402865584563" calcext:value-type="float">
            <text:p>0.3402865584563</text:p>
          </table:table-cell>
          <table:table-cell table:formula="of:=(1/3)*[.B859]" office:value-type="float" office:value="0.113428852818767" calcext:value-type="float">
            <text:p>0.113428852818767</text:p>
          </table:table-cell>
          <table:table-cell table:formula="of:=4*[.C859]" office:value-type="float" office:value="0.453715411275066" calcext:value-type="float">
            <text:p>0.453715411275066</text:p>
          </table:table-cell>
          <table:table-cell table:formula="of:=[.D859]/6" office:value-type="float" office:value="0.075619235212511" calcext:value-type="float">
            <text:p>0.075619235212511</text:p>
          </table:table-cell>
          <table:table-cell table:formula="of:=[.E859]*2" office:value-type="float" office:value="0.151238470425022" calcext:value-type="float">
            <text:p>0.151238470425022</text:p>
          </table:table-cell>
          <table:table-cell table:formula="of:=[.E859]*39.3701" office:value-type="float" office:value="2.97713685224008" calcext:value-type="float">
            <text:p>2.97713685224008</text:p>
          </table:table-cell>
          <table:table-cell table:formula="of:=[.F859]*39.3701" office:value-type="float" office:value="5.95427370448016" calcext:value-type="float">
            <text:p>5.95427370448016</text:p>
          </table:table-cell>
        </table:table-row>
        <table:table-row table:style-name="ro1">
          <table:table-cell table:formula="of:=[.A859]+1" office:value-type="float" office:value="882" calcext:value-type="float">
            <text:p>882</text:p>
          </table:table-cell>
          <table:table-cell table:formula="of:=299792458/([.A860]*1000000)" office:value-type="float" office:value="0.339900746031746" calcext:value-type="float">
            <text:p>0.339900746031746</text:p>
          </table:table-cell>
          <table:table-cell table:formula="of:=(1/3)*[.B860]" office:value-type="float" office:value="0.113300248677249" calcext:value-type="float">
            <text:p>0.113300248677249</text:p>
          </table:table-cell>
          <table:table-cell table:formula="of:=4*[.C860]" office:value-type="float" office:value="0.453200994708995" calcext:value-type="float">
            <text:p>0.453200994708995</text:p>
          </table:table-cell>
          <table:table-cell table:formula="of:=[.D860]/6" office:value-type="float" office:value="0.0755334991181658" calcext:value-type="float">
            <text:p>0.075533499118166</text:p>
          </table:table-cell>
          <table:table-cell table:formula="of:=[.E860]*2" office:value-type="float" office:value="0.151066998236332" calcext:value-type="float">
            <text:p>0.151066998236332</text:p>
          </table:table-cell>
          <table:table-cell table:formula="of:=[.E860]*39.3701" office:value-type="float" office:value="2.9737614136321" calcext:value-type="float">
            <text:p>2.9737614136321</text:p>
          </table:table-cell>
          <table:table-cell table:formula="of:=[.F860]*39.3701" office:value-type="float" office:value="5.9475228272642" calcext:value-type="float">
            <text:p>5.9475228272642</text:p>
          </table:table-cell>
        </table:table-row>
        <table:table-row table:style-name="ro1">
          <table:table-cell table:formula="of:=[.A860]+1" office:value-type="float" office:value="883" calcext:value-type="float">
            <text:p>883</text:p>
          </table:table-cell>
          <table:table-cell table:formula="of:=299792458/([.A861]*1000000)" office:value-type="float" office:value="0.339515807474519" calcext:value-type="float">
            <text:p>0.339515807474519</text:p>
          </table:table-cell>
          <table:table-cell table:formula="of:=(1/3)*[.B861]" office:value-type="float" office:value="0.11317193582484" calcext:value-type="float">
            <text:p>0.11317193582484</text:p>
          </table:table-cell>
          <table:table-cell table:formula="of:=4*[.C861]" office:value-type="float" office:value="0.452687743299358" calcext:value-type="float">
            <text:p>0.452687743299358</text:p>
          </table:table-cell>
          <table:table-cell table:formula="of:=[.D861]/6" office:value-type="float" office:value="0.0754479572165597" calcext:value-type="float">
            <text:p>0.07544795721656</text:p>
          </table:table-cell>
          <table:table-cell table:formula="of:=[.E861]*2" office:value-type="float" office:value="0.150895914433119" calcext:value-type="float">
            <text:p>0.150895914433119</text:p>
          </table:table-cell>
          <table:table-cell table:formula="of:=[.E861]*39.3701" office:value-type="float" office:value="2.97039362041168" calcext:value-type="float">
            <text:p>2.97039362041168</text:p>
          </table:table-cell>
          <table:table-cell table:formula="of:=[.F861]*39.3701" office:value-type="float" office:value="5.94078724082336" calcext:value-type="float">
            <text:p>5.94078724082336</text:p>
          </table:table-cell>
        </table:table-row>
        <table:table-row table:style-name="ro1">
          <table:table-cell table:formula="of:=[.A861]+1" office:value-type="float" office:value="884" calcext:value-type="float">
            <text:p>884</text:p>
          </table:table-cell>
          <table:table-cell table:formula="of:=299792458/([.A862]*1000000)" office:value-type="float" office:value="0.339131739819004" calcext:value-type="float">
            <text:p>0.339131739819004</text:p>
          </table:table-cell>
          <table:table-cell table:formula="of:=(1/3)*[.B862]" office:value-type="float" office:value="0.113043913273002" calcext:value-type="float">
            <text:p>0.113043913273002</text:p>
          </table:table-cell>
          <table:table-cell table:formula="of:=4*[.C862]" office:value-type="float" office:value="0.452175653092006" calcext:value-type="float">
            <text:p>0.452175653092006</text:p>
          </table:table-cell>
          <table:table-cell table:formula="of:=[.D862]/6" office:value-type="float" office:value="0.0753626088486677" calcext:value-type="float">
            <text:p>0.075362608848668</text:p>
          </table:table-cell>
          <table:table-cell table:formula="of:=[.E862]*2" office:value-type="float" office:value="0.150725217697335" calcext:value-type="float">
            <text:p>0.150725217697335</text:p>
          </table:table-cell>
          <table:table-cell table:formula="of:=[.E862]*39.3701" office:value-type="float" office:value="2.96703344663293" calcext:value-type="float">
            <text:p>2.96703344663293</text:p>
          </table:table-cell>
          <table:table-cell table:formula="of:=[.F862]*39.3701" office:value-type="float" office:value="5.93406689326586" calcext:value-type="float">
            <text:p>5.93406689326586</text:p>
          </table:table-cell>
        </table:table-row>
        <table:table-row table:style-name="ro1">
          <table:table-cell table:formula="of:=[.A862]+1" office:value-type="float" office:value="885" calcext:value-type="float">
            <text:p>885</text:p>
          </table:table-cell>
          <table:table-cell table:formula="of:=299792458/([.A863]*1000000)" office:value-type="float" office:value="0.338748540112994" calcext:value-type="float">
            <text:p>0.338748540112994</text:p>
          </table:table-cell>
          <table:table-cell table:formula="of:=(1/3)*[.B863]" office:value-type="float" office:value="0.112916180037665" calcext:value-type="float">
            <text:p>0.112916180037665</text:p>
          </table:table-cell>
          <table:table-cell table:formula="of:=4*[.C863]" office:value-type="float" office:value="0.451664720150659" calcext:value-type="float">
            <text:p>0.451664720150659</text:p>
          </table:table-cell>
          <table:table-cell table:formula="of:=[.D863]/6" office:value-type="float" office:value="0.0752774533584432" calcext:value-type="float">
            <text:p>0.075277453358443</text:p>
          </table:table-cell>
          <table:table-cell table:formula="of:=[.E863]*2" office:value-type="float" office:value="0.150554906716886" calcext:value-type="float">
            <text:p>0.150554906716886</text:p>
          </table:table-cell>
          <table:table-cell table:formula="of:=[.E863]*39.3701" office:value-type="float" office:value="2.96368086646724" calcext:value-type="float">
            <text:p>2.96368086646724</text:p>
          </table:table-cell>
          <table:table-cell table:formula="of:=[.F863]*39.3701" office:value-type="float" office:value="5.92736173293449" calcext:value-type="float">
            <text:p>5.92736173293449</text:p>
          </table:table-cell>
        </table:table-row>
        <table:table-row table:style-name="ro1">
          <table:table-cell table:formula="of:=[.A863]+1" office:value-type="float" office:value="886" calcext:value-type="float">
            <text:p>886</text:p>
          </table:table-cell>
          <table:table-cell table:formula="of:=299792458/([.A864]*1000000)" office:value-type="float" office:value="0.338366205417607" calcext:value-type="float">
            <text:p>0.338366205417607</text:p>
          </table:table-cell>
          <table:table-cell table:formula="of:=(1/3)*[.B864]" office:value-type="float" office:value="0.112788735139202" calcext:value-type="float">
            <text:p>0.112788735139202</text:p>
          </table:table-cell>
          <table:table-cell table:formula="of:=4*[.C864]" office:value-type="float" office:value="0.45115494055681" calcext:value-type="float">
            <text:p>0.45115494055681</text:p>
          </table:table-cell>
          <table:table-cell table:formula="of:=[.D864]/6" office:value-type="float" office:value="0.0751924900928016" calcext:value-type="float">
            <text:p>0.075192490092802</text:p>
          </table:table-cell>
          <table:table-cell table:formula="of:=[.E864]*2" office:value-type="float" office:value="0.150384980185603" calcext:value-type="float">
            <text:p>0.150384980185603</text:p>
          </table:table-cell>
          <table:table-cell table:formula="of:=[.E864]*39.3701" office:value-type="float" office:value="2.96033585420261" calcext:value-type="float">
            <text:p>2.96033585420261</text:p>
          </table:table-cell>
          <table:table-cell table:formula="of:=[.F864]*39.3701" office:value-type="float" office:value="5.92067170840522" calcext:value-type="float">
            <text:p>5.92067170840522</text:p>
          </table:table-cell>
        </table:table-row>
        <table:table-row table:style-name="ro1">
          <table:table-cell table:formula="of:=[.A864]+1" office:value-type="float" office:value="887" calcext:value-type="float">
            <text:p>887</text:p>
          </table:table-cell>
          <table:table-cell table:formula="of:=299792458/([.A865]*1000000)" office:value-type="float" office:value="0.337984732807215" calcext:value-type="float">
            <text:p>0.337984732807215</text:p>
          </table:table-cell>
          <table:table-cell table:formula="of:=(1/3)*[.B865]" office:value-type="float" office:value="0.112661577602405" calcext:value-type="float">
            <text:p>0.112661577602405</text:p>
          </table:table-cell>
          <table:table-cell table:formula="of:=4*[.C865]" office:value-type="float" office:value="0.45064631040962" calcext:value-type="float">
            <text:p>0.45064631040962</text:p>
          </table:table-cell>
          <table:table-cell table:formula="of:=[.D865]/6" office:value-type="float" office:value="0.0751077184016034" calcext:value-type="float">
            <text:p>0.075107718401603</text:p>
          </table:table-cell>
          <table:table-cell table:formula="of:=[.E865]*2" office:value-type="float" office:value="0.150215436803207" calcext:value-type="float">
            <text:p>0.150215436803207</text:p>
          </table:table-cell>
          <table:table-cell table:formula="of:=[.E865]*39.3701" office:value-type="float" office:value="2.95699838424297" calcext:value-type="float">
            <text:p>2.95699838424297</text:p>
          </table:table-cell>
          <table:table-cell table:formula="of:=[.F865]*39.3701" office:value-type="float" office:value="5.91399676848593" calcext:value-type="float">
            <text:p>5.91399676848593</text:p>
          </table:table-cell>
        </table:table-row>
        <table:table-row table:style-name="ro1">
          <table:table-cell table:formula="of:=[.A865]+1" office:value-type="float" office:value="888" calcext:value-type="float">
            <text:p>888</text:p>
          </table:table-cell>
          <table:table-cell table:formula="of:=299792458/([.A866]*1000000)" office:value-type="float" office:value="0.337604119369369" calcext:value-type="float">
            <text:p>0.337604119369369</text:p>
          </table:table-cell>
          <table:table-cell table:formula="of:=(1/3)*[.B866]" office:value-type="float" office:value="0.112534706456456" calcext:value-type="float">
            <text:p>0.112534706456456</text:p>
          </table:table-cell>
          <table:table-cell table:formula="of:=4*[.C866]" office:value-type="float" office:value="0.450138825825826" calcext:value-type="float">
            <text:p>0.450138825825826</text:p>
          </table:table-cell>
          <table:table-cell table:formula="of:=[.D866]/6" office:value-type="float" office:value="0.0750231376376376" calcext:value-type="float">
            <text:p>0.075023137637638</text:p>
          </table:table-cell>
          <table:table-cell table:formula="of:=[.E866]*2" office:value-type="float" office:value="0.150046275275275" calcext:value-type="float">
            <text:p>0.150046275275275</text:p>
          </table:table-cell>
          <table:table-cell table:formula="of:=[.E866]*39.3701" office:value-type="float" office:value="2.95366843110756" calcext:value-type="float">
            <text:p>2.95366843110756</text:p>
          </table:table-cell>
          <table:table-cell table:formula="of:=[.F866]*39.3701" office:value-type="float" office:value="5.90733686221511" calcext:value-type="float">
            <text:p>5.90733686221511</text:p>
          </table:table-cell>
        </table:table-row>
        <table:table-row table:style-name="ro1">
          <table:table-cell table:formula="of:=[.A866]+1" office:value-type="float" office:value="889" calcext:value-type="float">
            <text:p>889</text:p>
          </table:table-cell>
          <table:table-cell table:formula="of:=299792458/([.A867]*1000000)" office:value-type="float" office:value="0.337224362204724" calcext:value-type="float">
            <text:p>0.337224362204724</text:p>
          </table:table-cell>
          <table:table-cell table:formula="of:=(1/3)*[.B867]" office:value-type="float" office:value="0.112408120734908" calcext:value-type="float">
            <text:p>0.112408120734908</text:p>
          </table:table-cell>
          <table:table-cell table:formula="of:=4*[.C867]" office:value-type="float" office:value="0.449632482939633" calcext:value-type="float">
            <text:p>0.449632482939633</text:p>
          </table:table-cell>
          <table:table-cell table:formula="of:=[.D867]/6" office:value-type="float" office:value="0.0749387471566054" calcext:value-type="float">
            <text:p>0.074938747156606</text:p>
          </table:table-cell>
          <table:table-cell table:formula="of:=[.E867]*2" office:value-type="float" office:value="0.149877494313211" calcext:value-type="float">
            <text:p>0.149877494313211</text:p>
          </table:table-cell>
          <table:table-cell table:formula="of:=[.E867]*39.3701" office:value-type="float" office:value="2.95034596943027" calcext:value-type="float">
            <text:p>2.95034596943027</text:p>
          </table:table-cell>
          <table:table-cell table:formula="of:=[.F867]*39.3701" office:value-type="float" office:value="5.90069193886054" calcext:value-type="float">
            <text:p>5.90069193886054</text:p>
          </table:table-cell>
        </table:table-row>
        <table:table-row table:style-name="ro1">
          <table:table-cell table:formula="of:=[.A867]+1" office:value-type="float" office:value="890" calcext:value-type="float">
            <text:p>890</text:p>
          </table:table-cell>
          <table:table-cell table:formula="of:=299792458/([.A868]*1000000)" office:value-type="float" office:value="0.336845458426966" calcext:value-type="float">
            <text:p>0.336845458426966</text:p>
          </table:table-cell>
          <table:table-cell table:formula="of:=(1/3)*[.B868]" office:value-type="float" office:value="0.112281819475655" calcext:value-type="float">
            <text:p>0.112281819475655</text:p>
          </table:table-cell>
          <table:table-cell table:formula="of:=4*[.C868]" office:value-type="float" office:value="0.449127277902622" calcext:value-type="float">
            <text:p>0.449127277902622</text:p>
          </table:table-cell>
          <table:table-cell table:formula="of:=[.D868]/6" office:value-type="float" office:value="0.0748545463171036" calcext:value-type="float">
            <text:p>0.074854546317104</text:p>
          </table:table-cell>
          <table:table-cell table:formula="of:=[.E868]*2" office:value-type="float" office:value="0.149709092634207" calcext:value-type="float">
            <text:p>0.149709092634207</text:p>
          </table:table-cell>
          <table:table-cell table:formula="of:=[.E868]*39.3701" office:value-type="float" office:value="2.947030973959" calcext:value-type="float">
            <text:p>2.947030973959</text:p>
          </table:table-cell>
          <table:table-cell table:formula="of:=[.F868]*39.3701" office:value-type="float" office:value="5.894061947918" calcext:value-type="float">
            <text:p>5.894061947918</text:p>
          </table:table-cell>
        </table:table-row>
        <table:table-row table:style-name="ro1">
          <table:table-cell table:formula="of:=[.A868]+1" office:value-type="float" office:value="891" calcext:value-type="float">
            <text:p>891</text:p>
          </table:table-cell>
          <table:table-cell table:formula="of:=299792458/([.A869]*1000000)" office:value-type="float" office:value="0.336467405162738" calcext:value-type="float">
            <text:p>0.336467405162738</text:p>
          </table:table-cell>
          <table:table-cell table:formula="of:=(1/3)*[.B869]" office:value-type="float" office:value="0.112155801720913" calcext:value-type="float">
            <text:p>0.112155801720913</text:p>
          </table:table-cell>
          <table:table-cell table:formula="of:=4*[.C869]" office:value-type="float" office:value="0.448623206883651" calcext:value-type="float">
            <text:p>0.448623206883651</text:p>
          </table:table-cell>
          <table:table-cell table:formula="of:=[.D869]/6" office:value-type="float" office:value="0.0747705344806086" calcext:value-type="float">
            <text:p>0.074770534480609</text:p>
          </table:table-cell>
          <table:table-cell table:formula="of:=[.E869]*2" office:value-type="float" office:value="0.149541068961217" calcext:value-type="float">
            <text:p>0.149541068961217</text:p>
          </table:table-cell>
          <table:table-cell table:formula="of:=[.E869]*39.3701" office:value-type="float" office:value="2.94372341955501" calcext:value-type="float">
            <text:p>2.94372341955501</text:p>
          </table:table-cell>
          <table:table-cell table:formula="of:=[.F869]*39.3701" office:value-type="float" office:value="5.88744683911001" calcext:value-type="float">
            <text:p>5.88744683911001</text:p>
          </table:table-cell>
        </table:table-row>
        <table:table-row table:style-name="ro1">
          <table:table-cell table:formula="of:=[.A869]+1" office:value-type="float" office:value="892" calcext:value-type="float">
            <text:p>892</text:p>
          </table:table-cell>
          <table:table-cell table:formula="of:=299792458/([.A870]*1000000)" office:value-type="float" office:value="0.336090199551569" calcext:value-type="float">
            <text:p>0.336090199551569</text:p>
          </table:table-cell>
          <table:table-cell table:formula="of:=(1/3)*[.B870]" office:value-type="float" office:value="0.11203006651719" calcext:value-type="float">
            <text:p>0.11203006651719</text:p>
          </table:table-cell>
          <table:table-cell table:formula="of:=4*[.C870]" office:value-type="float" office:value="0.448120266068759" calcext:value-type="float">
            <text:p>0.448120266068759</text:p>
          </table:table-cell>
          <table:table-cell table:formula="of:=[.D870]/6" office:value-type="float" office:value="0.0746867110114599" calcext:value-type="float">
            <text:p>0.07468671101146</text:p>
          </table:table-cell>
          <table:table-cell table:formula="of:=[.E870]*2" office:value-type="float" office:value="0.14937342202292" calcext:value-type="float">
            <text:p>0.14937342202292</text:p>
          </table:table-cell>
          <table:table-cell table:formula="of:=[.E870]*39.3701" office:value-type="float" office:value="2.94042328119228" calcext:value-type="float">
            <text:p>2.94042328119228</text:p>
          </table:table-cell>
          <table:table-cell table:formula="of:=[.F870]*39.3701" office:value-type="float" office:value="5.88084656238455" calcext:value-type="float">
            <text:p>5.88084656238455</text:p>
          </table:table-cell>
        </table:table-row>
        <table:table-row table:style-name="ro1">
          <table:table-cell table:formula="of:=[.A870]+1" office:value-type="float" office:value="893" calcext:value-type="float">
            <text:p>893</text:p>
          </table:table-cell>
          <table:table-cell table:formula="of:=299792458/([.A871]*1000000)" office:value-type="float" office:value="0.335713838745801" calcext:value-type="float">
            <text:p>0.335713838745801</text:p>
          </table:table-cell>
          <table:table-cell table:formula="of:=(1/3)*[.B871]" office:value-type="float" office:value="0.111904612915267" calcext:value-type="float">
            <text:p>0.111904612915267</text:p>
          </table:table-cell>
          <table:table-cell table:formula="of:=4*[.C871]" office:value-type="float" office:value="0.447618451661068" calcext:value-type="float">
            <text:p>0.447618451661068</text:p>
          </table:table-cell>
          <table:table-cell table:formula="of:=[.D871]/6" office:value-type="float" office:value="0.0746030752768446" calcext:value-type="float">
            <text:p>0.074603075276845</text:p>
          </table:table-cell>
          <table:table-cell table:formula="of:=[.E871]*2" office:value-type="float" office:value="0.149206150553689" calcext:value-type="float">
            <text:p>0.149206150553689</text:p>
          </table:table-cell>
          <table:table-cell table:formula="of:=[.E871]*39.3701" office:value-type="float" office:value="2.9371305339569" calcext:value-type="float">
            <text:p>2.9371305339569</text:p>
          </table:table-cell>
          <table:table-cell table:formula="of:=[.F871]*39.3701" office:value-type="float" office:value="5.8742610679138" calcext:value-type="float">
            <text:p>5.8742610679138</text:p>
          </table:table-cell>
        </table:table-row>
        <table:table-row table:style-name="ro1">
          <table:table-cell table:formula="of:=[.A871]+1" office:value-type="float" office:value="894" calcext:value-type="float">
            <text:p>894</text:p>
          </table:table-cell>
          <table:table-cell table:formula="of:=299792458/([.A872]*1000000)" office:value-type="float" office:value="0.335338319910515" calcext:value-type="float">
            <text:p>0.335338319910515</text:p>
          </table:table-cell>
          <table:table-cell table:formula="of:=(1/3)*[.B872]" office:value-type="float" office:value="0.111779439970172" calcext:value-type="float">
            <text:p>0.111779439970172</text:p>
          </table:table-cell>
          <table:table-cell table:formula="of:=4*[.C872]" office:value-type="float" office:value="0.447117759880686" calcext:value-type="float">
            <text:p>0.447117759880686</text:p>
          </table:table-cell>
          <table:table-cell table:formula="of:=[.D872]/6" office:value-type="float" office:value="0.074519626646781" calcext:value-type="float">
            <text:p>0.074519626646781</text:p>
          </table:table-cell>
          <table:table-cell table:formula="of:=[.E872]*2" office:value-type="float" office:value="0.149039253293562" calcext:value-type="float">
            <text:p>0.149039253293562</text:p>
          </table:table-cell>
          <table:table-cell table:formula="of:=[.E872]*39.3701" office:value-type="float" office:value="2.93384515304643" calcext:value-type="float">
            <text:p>2.93384515304643</text:p>
          </table:table-cell>
          <table:table-cell table:formula="of:=[.F872]*39.3701" office:value-type="float" office:value="5.86769030609287" calcext:value-type="float">
            <text:p>5.86769030609287</text:p>
          </table:table-cell>
        </table:table-row>
        <table:table-row table:style-name="ro1">
          <table:table-cell table:formula="of:=[.A872]+1" office:value-type="float" office:value="895" calcext:value-type="float">
            <text:p>895</text:p>
          </table:table-cell>
          <table:table-cell table:formula="of:=299792458/([.A873]*1000000)" office:value-type="float" office:value="0.334963640223464" calcext:value-type="float">
            <text:p>0.334963640223464</text:p>
          </table:table-cell>
          <table:table-cell table:formula="of:=(1/3)*[.B873]" office:value-type="float" office:value="0.111654546741155" calcext:value-type="float">
            <text:p>0.111654546741155</text:p>
          </table:table-cell>
          <table:table-cell table:formula="of:=4*[.C873]" office:value-type="float" office:value="0.446618186964618" calcext:value-type="float">
            <text:p>0.446618186964618</text:p>
          </table:table-cell>
          <table:table-cell table:formula="of:=[.D873]/6" office:value-type="float" office:value="0.074436364494103" calcext:value-type="float">
            <text:p>0.074436364494103</text:p>
          </table:table-cell>
          <table:table-cell table:formula="of:=[.E873]*2" office:value-type="float" office:value="0.148872728988206" calcext:value-type="float">
            <text:p>0.148872728988206</text:p>
          </table:table-cell>
          <table:table-cell table:formula="of:=[.E873]*39.3701" office:value-type="float" office:value="2.93056711376929" calcext:value-type="float">
            <text:p>2.93056711376929</text:p>
          </table:table-cell>
          <table:table-cell table:formula="of:=[.F873]*39.3701" office:value-type="float" office:value="5.86113422753857" calcext:value-type="float">
            <text:p>5.86113422753857</text:p>
          </table:table-cell>
        </table:table-row>
        <table:table-row table:style-name="ro1">
          <table:table-cell table:formula="of:=[.A873]+1" office:value-type="float" office:value="896" calcext:value-type="float">
            <text:p>896</text:p>
          </table:table-cell>
          <table:table-cell table:formula="of:=299792458/([.A874]*1000000)" office:value-type="float" office:value="0.334589796875" calcext:value-type="float">
            <text:p>0.334589796875</text:p>
          </table:table-cell>
          <table:table-cell table:formula="of:=(1/3)*[.B874]" office:value-type="float" office:value="0.111529932291667" calcext:value-type="float">
            <text:p>0.111529932291667</text:p>
          </table:table-cell>
          <table:table-cell table:formula="of:=4*[.C874]" office:value-type="float" office:value="0.446119729166667" calcext:value-type="float">
            <text:p>0.446119729166667</text:p>
          </table:table-cell>
          <table:table-cell table:formula="of:=[.D874]/6" office:value-type="float" office:value="0.0743532881944444" calcext:value-type="float">
            <text:p>0.074353288194445</text:p>
          </table:table-cell>
          <table:table-cell table:formula="of:=[.E874]*2" office:value-type="float" office:value="0.148706576388889" calcext:value-type="float">
            <text:p>0.148706576388889</text:p>
          </table:table-cell>
          <table:table-cell table:formula="of:=[.E874]*39.3701" office:value-type="float" office:value="2.9272963915441" calcext:value-type="float">
            <text:p>2.9272963915441</text:p>
          </table:table-cell>
          <table:table-cell table:formula="of:=[.F874]*39.3701" office:value-type="float" office:value="5.85459278308819" calcext:value-type="float">
            <text:p>5.85459278308819</text:p>
          </table:table-cell>
        </table:table-row>
        <table:table-row table:style-name="ro1">
          <table:table-cell table:formula="of:=[.A874]+1" office:value-type="float" office:value="897" calcext:value-type="float">
            <text:p>897</text:p>
          </table:table-cell>
          <table:table-cell table:formula="of:=299792458/([.A875]*1000000)" office:value-type="float" office:value="0.334216787068004" calcext:value-type="float">
            <text:p>0.334216787068004</text:p>
          </table:table-cell>
          <table:table-cell table:formula="of:=(1/3)*[.B875]" office:value-type="float" office:value="0.111405595689335" calcext:value-type="float">
            <text:p>0.111405595689335</text:p>
          </table:table-cell>
          <table:table-cell table:formula="of:=4*[.C875]" office:value-type="float" office:value="0.445622382757339" calcext:value-type="float">
            <text:p>0.445622382757339</text:p>
          </table:table-cell>
          <table:table-cell table:formula="of:=[.D875]/6" office:value-type="float" office:value="0.0742703971262232" calcext:value-type="float">
            <text:p>0.074270397126223</text:p>
          </table:table-cell>
          <table:table-cell table:formula="of:=[.E875]*2" office:value-type="float" office:value="0.148540794252446" calcext:value-type="float">
            <text:p>0.148540794252446</text:p>
          </table:table-cell>
          <table:table-cell table:formula="of:=[.E875]*39.3701" office:value-type="float" office:value="2.92403296189912" calcext:value-type="float">
            <text:p>2.92403296189912</text:p>
          </table:table-cell>
          <table:table-cell table:formula="of:=[.F875]*39.3701" office:value-type="float" office:value="5.84806592379824" calcext:value-type="float">
            <text:p>5.84806592379824</text:p>
          </table:table-cell>
        </table:table-row>
        <table:table-row table:style-name="ro1">
          <table:table-cell table:formula="of:=[.A875]+1" office:value-type="float" office:value="898" calcext:value-type="float">
            <text:p>898</text:p>
          </table:table-cell>
          <table:table-cell table:formula="of:=299792458/([.A876]*1000000)" office:value-type="float" office:value="0.333844608017817" calcext:value-type="float">
            <text:p>0.333844608017817</text:p>
          </table:table-cell>
          <table:table-cell table:formula="of:=(1/3)*[.B876]" office:value-type="float" office:value="0.111281536005939" calcext:value-type="float">
            <text:p>0.111281536005939</text:p>
          </table:table-cell>
          <table:table-cell table:formula="of:=4*[.C876]" office:value-type="float" office:value="0.445126144023756" calcext:value-type="float">
            <text:p>0.445126144023756</text:p>
          </table:table-cell>
          <table:table-cell table:formula="of:=[.D876]/6" office:value-type="float" office:value="0.0741876906706261" calcext:value-type="float">
            <text:p>0.074187690670626</text:p>
          </table:table-cell>
          <table:table-cell table:formula="of:=[.E876]*2" office:value-type="float" office:value="0.148375381341252" calcext:value-type="float">
            <text:p>0.148375381341252</text:p>
          </table:table-cell>
          <table:table-cell table:formula="of:=[.E876]*39.3701" office:value-type="float" office:value="2.92077680047162" calcext:value-type="float">
            <text:p>2.92077680047162</text:p>
          </table:table-cell>
          <table:table-cell table:formula="of:=[.F876]*39.3701" office:value-type="float" office:value="5.84155360094323" calcext:value-type="float">
            <text:p>5.84155360094323</text:p>
          </table:table-cell>
        </table:table-row>
        <table:table-row table:style-name="ro1">
          <table:table-cell table:formula="of:=[.A876]+1" office:value-type="float" office:value="899" calcext:value-type="float">
            <text:p>899</text:p>
          </table:table-cell>
          <table:table-cell table:formula="of:=299792458/([.A877]*1000000)" office:value-type="float" office:value="0.333473256952169" calcext:value-type="float">
            <text:p>0.333473256952169</text:p>
          </table:table-cell>
          <table:table-cell table:formula="of:=(1/3)*[.B877]" office:value-type="float" office:value="0.11115775231739" calcext:value-type="float">
            <text:p>0.11115775231739</text:p>
          </table:table-cell>
          <table:table-cell table:formula="of:=4*[.C877]" office:value-type="float" office:value="0.444631009269559" calcext:value-type="float">
            <text:p>0.444631009269559</text:p>
          </table:table-cell>
          <table:table-cell table:formula="of:=[.D877]/6" office:value-type="float" office:value="0.0741051682115931" calcext:value-type="float">
            <text:p>0.074105168211593</text:p>
          </table:table-cell>
          <table:table-cell table:formula="of:=[.E877]*2" office:value-type="float" office:value="0.148210336423186" calcext:value-type="float">
            <text:p>0.148210336423186</text:p>
          </table:table-cell>
          <table:table-cell table:formula="of:=[.E877]*39.3701" office:value-type="float" office:value="2.91752788300724" calcext:value-type="float">
            <text:p>2.91752788300724</text:p>
          </table:table-cell>
          <table:table-cell table:formula="of:=[.F877]*39.3701" office:value-type="float" office:value="5.83505576601448" calcext:value-type="float">
            <text:p>5.83505576601448</text:p>
          </table:table-cell>
        </table:table-row>
        <table:table-row table:style-name="ro1">
          <table:table-cell table:formula="of:=[.A877]+1" office:value-type="float" office:value="900" calcext:value-type="float">
            <text:p>900</text:p>
          </table:table-cell>
          <table:table-cell table:formula="of:=299792458/([.A878]*1000000)" office:value-type="float" office:value="0.333102731111111" calcext:value-type="float">
            <text:p>0.333102731111111</text:p>
          </table:table-cell>
          <table:table-cell table:formula="of:=(1/3)*[.B878]" office:value-type="float" office:value="0.111034243703704" calcext:value-type="float">
            <text:p>0.111034243703704</text:p>
          </table:table-cell>
          <table:table-cell table:formula="of:=4*[.C878]" office:value-type="float" office:value="0.444136974814815" calcext:value-type="float">
            <text:p>0.444136974814815</text:p>
          </table:table-cell>
          <table:table-cell table:formula="of:=[.D878]/6" office:value-type="float" office:value="0.0740228291358025" calcext:value-type="float">
            <text:p>0.074022829135803</text:p>
          </table:table-cell>
          <table:table-cell table:formula="of:=[.E878]*2" office:value-type="float" office:value="0.148045658271605" calcext:value-type="float">
            <text:p>0.148045658271605</text:p>
          </table:table-cell>
          <table:table-cell table:formula="of:=[.E878]*39.3701" office:value-type="float" office:value="2.91428618535946" calcext:value-type="float">
            <text:p>2.91428618535946</text:p>
          </table:table-cell>
          <table:table-cell table:formula="of:=[.F878]*39.3701" office:value-type="float" office:value="5.82857237071891" calcext:value-type="float">
            <text:p>5.82857237071891</text:p>
          </table:table-cell>
        </table:table-row>
        <table:table-row table:style-name="ro1">
          <table:table-cell table:formula="of:=[.A878]+1" office:value-type="float" office:value="901" calcext:value-type="float">
            <text:p>901</text:p>
          </table:table-cell>
          <table:table-cell table:formula="of:=299792458/([.A879]*1000000)" office:value-type="float" office:value="0.332733027746948" calcext:value-type="float">
            <text:p>0.332733027746948</text:p>
          </table:table-cell>
          <table:table-cell table:formula="of:=(1/3)*[.B879]" office:value-type="float" office:value="0.110911009248983" calcext:value-type="float">
            <text:p>0.110911009248983</text:p>
          </table:table-cell>
          <table:table-cell table:formula="of:=4*[.C879]" office:value-type="float" office:value="0.44364403699593" calcext:value-type="float">
            <text:p>0.44364403699593</text:p>
          </table:table-cell>
          <table:table-cell table:formula="of:=[.D879]/6" office:value-type="float" office:value="0.0739406728326551" calcext:value-type="float">
            <text:p>0.073940672832655</text:p>
          </table:table-cell>
          <table:table-cell table:formula="of:=[.E879]*2" office:value-type="float" office:value="0.14788134566531" calcext:value-type="float">
            <text:p>0.14788134566531</text:p>
          </table:table-cell>
          <table:table-cell table:formula="of:=[.E879]*39.3701" office:value-type="float" office:value="2.91105168348891" calcext:value-type="float">
            <text:p>2.91105168348891</text:p>
          </table:table-cell>
          <table:table-cell table:formula="of:=[.F879]*39.3701" office:value-type="float" office:value="5.82210336697783" calcext:value-type="float">
            <text:p>5.82210336697783</text:p>
          </table:table-cell>
        </table:table-row>
        <table:table-row table:style-name="ro1">
          <table:table-cell table:formula="of:=[.A879]+1" office:value-type="float" office:value="902" calcext:value-type="float">
            <text:p>902</text:p>
          </table:table-cell>
          <table:table-cell table:formula="of:=299792458/([.A880]*1000000)" office:value-type="float" office:value="0.332364144124169" calcext:value-type="float">
            <text:p>0.332364144124169</text:p>
          </table:table-cell>
          <table:table-cell table:formula="of:=(1/3)*[.B880]" office:value-type="float" office:value="0.110788048041389" calcext:value-type="float">
            <text:p>0.110788048041389</text:p>
          </table:table-cell>
          <table:table-cell table:formula="of:=4*[.C880]" office:value-type="float" office:value="0.443152192165558" calcext:value-type="float">
            <text:p>0.443152192165558</text:p>
          </table:table-cell>
          <table:table-cell table:formula="of:=[.D880]/6" office:value-type="float" office:value="0.0738586986942597" calcext:value-type="float">
            <text:p>0.07385869869426</text:p>
          </table:table-cell>
          <table:table-cell table:formula="of:=[.E880]*2" office:value-type="float" office:value="0.147717397388519" calcext:value-type="float">
            <text:p>0.147717397388519</text:p>
          </table:table-cell>
          <table:table-cell table:formula="of:=[.E880]*39.3701" office:value-type="float" office:value="2.90782435346287" calcext:value-type="float">
            <text:p>2.90782435346287</text:p>
          </table:table-cell>
          <table:table-cell table:formula="of:=[.F880]*39.3701" office:value-type="float" office:value="5.81564870692575" calcext:value-type="float">
            <text:p>5.81564870692575</text:p>
          </table:table-cell>
        </table:table-row>
        <table:table-row table:style-name="ro1">
          <table:table-cell table:formula="of:=[.A880]+1" office:value-type="float" office:value="903" calcext:value-type="float">
            <text:p>903</text:p>
          </table:table-cell>
          <table:table-cell table:formula="of:=299792458/([.A881]*1000000)" office:value-type="float" office:value="0.33199607751938" calcext:value-type="float">
            <text:p>0.33199607751938</text:p>
          </table:table-cell>
          <table:table-cell table:formula="of:=(1/3)*[.B881]" office:value-type="float" office:value="0.110665359173127" calcext:value-type="float">
            <text:p>0.110665359173127</text:p>
          </table:table-cell>
          <table:table-cell table:formula="of:=4*[.C881]" office:value-type="float" office:value="0.442661436692506" calcext:value-type="float">
            <text:p>0.442661436692506</text:p>
          </table:table-cell>
          <table:table-cell table:formula="of:=[.D881]/6" office:value-type="float" office:value="0.0737769061154177" calcext:value-type="float">
            <text:p>0.073776906115418</text:p>
          </table:table-cell>
          <table:table-cell table:formula="of:=[.E881]*2" office:value-type="float" office:value="0.147553812230835" calcext:value-type="float">
            <text:p>0.147553812230835</text:p>
          </table:table-cell>
          <table:table-cell table:formula="of:=[.E881]*39.3701" office:value-type="float" office:value="2.90460417145461" calcext:value-type="float">
            <text:p>2.90460417145461</text:p>
          </table:table-cell>
          <table:table-cell table:formula="of:=[.F881]*39.3701" office:value-type="float" office:value="5.80920834290922" calcext:value-type="float">
            <text:p>5.80920834290922</text:p>
          </table:table-cell>
        </table:table-row>
        <table:table-row table:style-name="ro1">
          <table:table-cell table:formula="of:=[.A881]+1" office:value-type="float" office:value="904" calcext:value-type="float">
            <text:p>904</text:p>
          </table:table-cell>
          <table:table-cell table:formula="of:=299792458/([.A882]*1000000)" office:value-type="float" office:value="0.331628825221239" calcext:value-type="float">
            <text:p>0.331628825221239</text:p>
          </table:table-cell>
          <table:table-cell table:formula="of:=(1/3)*[.B882]" office:value-type="float" office:value="0.110542941740413" calcext:value-type="float">
            <text:p>0.110542941740413</text:p>
          </table:table-cell>
          <table:table-cell table:formula="of:=4*[.C882]" office:value-type="float" office:value="0.442171766961652" calcext:value-type="float">
            <text:p>0.442171766961652</text:p>
          </table:table-cell>
          <table:table-cell table:formula="of:=[.D882]/6" office:value-type="float" office:value="0.0736952944936087" calcext:value-type="float">
            <text:p>0.073695294493609</text:p>
          </table:table-cell>
          <table:table-cell table:formula="of:=[.E882]*2" office:value-type="float" office:value="0.147390588987217" calcext:value-type="float">
            <text:p>0.147390588987217</text:p>
          </table:table-cell>
          <table:table-cell table:formula="of:=[.E882]*39.3701" office:value-type="float" office:value="2.90139111374282" calcext:value-type="float">
            <text:p>2.90139111374282</text:p>
          </table:table-cell>
          <table:table-cell table:formula="of:=[.F882]*39.3701" office:value-type="float" office:value="5.80278222748564" calcext:value-type="float">
            <text:p>5.80278222748564</text:p>
          </table:table-cell>
        </table:table-row>
        <table:table-row table:style-name="ro1">
          <table:table-cell table:formula="of:=[.A882]+1" office:value-type="float" office:value="905" calcext:value-type="float">
            <text:p>905</text:p>
          </table:table-cell>
          <table:table-cell table:formula="of:=299792458/([.A883]*1000000)" office:value-type="float" office:value="0.331262384530387" calcext:value-type="float">
            <text:p>0.331262384530387</text:p>
          </table:table-cell>
          <table:table-cell table:formula="of:=(1/3)*[.B883]" office:value-type="float" office:value="0.110420794843462" calcext:value-type="float">
            <text:p>0.110420794843462</text:p>
          </table:table-cell>
          <table:table-cell table:formula="of:=4*[.C883]" office:value-type="float" office:value="0.441683179373849" calcext:value-type="float">
            <text:p>0.441683179373849</text:p>
          </table:table-cell>
          <table:table-cell table:formula="of:=[.D883]/6" office:value-type="float" office:value="0.0736138632289748" calcext:value-type="float">
            <text:p>0.073613863228975</text:p>
          </table:table-cell>
          <table:table-cell table:formula="of:=[.E883]*2" office:value-type="float" office:value="0.14722772645795" calcext:value-type="float">
            <text:p>0.14722772645795</text:p>
          </table:table-cell>
          <table:table-cell table:formula="of:=[.E883]*39.3701" office:value-type="float" office:value="2.89818515671106" calcext:value-type="float">
            <text:p>2.89818515671106</text:p>
          </table:table-cell>
          <table:table-cell table:formula="of:=[.F883]*39.3701" office:value-type="float" office:value="5.79637031342212" calcext:value-type="float">
            <text:p>5.79637031342212</text:p>
          </table:table-cell>
        </table:table-row>
        <table:table-row table:style-name="ro1">
          <table:table-cell table:formula="of:=[.A883]+1" office:value-type="float" office:value="906" calcext:value-type="float">
            <text:p>906</text:p>
          </table:table-cell>
          <table:table-cell table:formula="of:=299792458/([.A884]*1000000)" office:value-type="float" office:value="0.330896752759382" calcext:value-type="float">
            <text:p>0.330896752759382</text:p>
          </table:table-cell>
          <table:table-cell table:formula="of:=(1/3)*[.B884]" office:value-type="float" office:value="0.110298917586461" calcext:value-type="float">
            <text:p>0.110298917586461</text:p>
          </table:table-cell>
          <table:table-cell table:formula="of:=4*[.C884]" office:value-type="float" office:value="0.441195670345843" calcext:value-type="float">
            <text:p>0.441195670345843</text:p>
          </table:table-cell>
          <table:table-cell table:formula="of:=[.D884]/6" office:value-type="float" office:value="0.0735326117243071" calcext:value-type="float">
            <text:p>0.073532611724307</text:p>
          </table:table-cell>
          <table:table-cell table:formula="of:=[.E884]*2" office:value-type="float" office:value="0.147065223448614" calcext:value-type="float">
            <text:p>0.147065223448614</text:p>
          </table:table-cell>
          <table:table-cell table:formula="of:=[.E884]*39.3701" office:value-type="float" office:value="2.89498627684714" calcext:value-type="float">
            <text:p>2.89498627684714</text:p>
          </table:table-cell>
          <table:table-cell table:formula="of:=[.F884]*39.3701" office:value-type="float" office:value="5.78997255369429" calcext:value-type="float">
            <text:p>5.78997255369429</text:p>
          </table:table-cell>
        </table:table-row>
        <table:table-row table:style-name="ro1">
          <table:table-cell table:formula="of:=[.A884]+1" office:value-type="float" office:value="907" calcext:value-type="float">
            <text:p>907</text:p>
          </table:table-cell>
          <table:table-cell table:formula="of:=299792458/([.A885]*1000000)" office:value-type="float" office:value="0.330531927232635" calcext:value-type="float">
            <text:p>0.330531927232635</text:p>
          </table:table-cell>
          <table:table-cell table:formula="of:=(1/3)*[.B885]" office:value-type="float" office:value="0.110177309077545" calcext:value-type="float">
            <text:p>0.110177309077545</text:p>
          </table:table-cell>
          <table:table-cell table:formula="of:=4*[.C885]" office:value-type="float" office:value="0.44070923631018" calcext:value-type="float">
            <text:p>0.44070923631018</text:p>
          </table:table-cell>
          <table:table-cell table:formula="of:=[.D885]/6" office:value-type="float" office:value="0.07345153938503" calcext:value-type="float">
            <text:p>0.07345153938503</text:p>
          </table:table-cell>
          <table:table-cell table:formula="of:=[.E885]*2" office:value-type="float" office:value="0.14690307877006" calcext:value-type="float">
            <text:p>0.14690307877006</text:p>
          </table:table-cell>
          <table:table-cell table:formula="of:=[.E885]*39.3701" office:value-type="float" office:value="2.89179445074257" calcext:value-type="float">
            <text:p>2.89179445074257</text:p>
          </table:table-cell>
          <table:table-cell table:formula="of:=[.F885]*39.3701" office:value-type="float" office:value="5.78358890148514" calcext:value-type="float">
            <text:p>5.78358890148514</text:p>
          </table:table-cell>
        </table:table-row>
        <table:table-row table:style-name="ro1">
          <table:table-cell table:formula="of:=[.A885]+1" office:value-type="float" office:value="908" calcext:value-type="float">
            <text:p>908</text:p>
          </table:table-cell>
          <table:table-cell table:formula="of:=299792458/([.A886]*1000000)" office:value-type="float" office:value="0.330167905286344" calcext:value-type="float">
            <text:p>0.330167905286344</text:p>
          </table:table-cell>
          <table:table-cell table:formula="of:=(1/3)*[.B886]" office:value-type="float" office:value="0.110055968428781" calcext:value-type="float">
            <text:p>0.110055968428781</text:p>
          </table:table-cell>
          <table:table-cell table:formula="of:=4*[.C886]" office:value-type="float" office:value="0.440223873715125" calcext:value-type="float">
            <text:p>0.440223873715125</text:p>
          </table:table-cell>
          <table:table-cell table:formula="of:=[.D886]/6" office:value-type="float" office:value="0.0733706456191875" calcext:value-type="float">
            <text:p>0.073370645619188</text:p>
          </table:table-cell>
          <table:table-cell table:formula="of:=[.E886]*2" office:value-type="float" office:value="0.146741291238375" calcext:value-type="float">
            <text:p>0.146741291238375</text:p>
          </table:table-cell>
          <table:table-cell table:formula="of:=[.E886]*39.3701" office:value-type="float" office:value="2.88860965509197" calcext:value-type="float">
            <text:p>2.88860965509197</text:p>
          </table:table-cell>
          <table:table-cell table:formula="of:=[.F886]*39.3701" office:value-type="float" office:value="5.77721931018395" calcext:value-type="float">
            <text:p>5.77721931018395</text:p>
          </table:table-cell>
        </table:table-row>
        <table:table-row table:style-name="ro1">
          <table:table-cell table:formula="of:=[.A886]+1" office:value-type="float" office:value="909" calcext:value-type="float">
            <text:p>909</text:p>
          </table:table-cell>
          <table:table-cell table:formula="of:=299792458/([.A887]*1000000)" office:value-type="float" office:value="0.329804684268427" calcext:value-type="float">
            <text:p>0.329804684268427</text:p>
          </table:table-cell>
          <table:table-cell table:formula="of:=(1/3)*[.B887]" office:value-type="float" office:value="0.109934894756142" calcext:value-type="float">
            <text:p>0.109934894756142</text:p>
          </table:table-cell>
          <table:table-cell table:formula="of:=4*[.C887]" office:value-type="float" office:value="0.439739579024569" calcext:value-type="float">
            <text:p>0.439739579024569</text:p>
          </table:table-cell>
          <table:table-cell table:formula="of:=[.D887]/6" office:value-type="float" office:value="0.0732899298374282" calcext:value-type="float">
            <text:p>0.073289929837428</text:p>
          </table:table-cell>
          <table:table-cell table:formula="of:=[.E887]*2" office:value-type="float" office:value="0.146579859674856" calcext:value-type="float">
            <text:p>0.146579859674856</text:p>
          </table:table-cell>
          <table:table-cell table:formula="of:=[.E887]*39.3701" office:value-type="float" office:value="2.88543186669253" calcext:value-type="float">
            <text:p>2.88543186669253</text:p>
          </table:table-cell>
          <table:table-cell table:formula="of:=[.F887]*39.3701" office:value-type="float" office:value="5.77086373338506" calcext:value-type="float">
            <text:p>5.77086373338506</text:p>
          </table:table-cell>
        </table:table-row>
        <table:table-row table:style-name="ro1">
          <table:table-cell table:formula="of:=[.A887]+1" office:value-type="float" office:value="910" calcext:value-type="float">
            <text:p>910</text:p>
          </table:table-cell>
          <table:table-cell table:formula="of:=299792458/([.A888]*1000000)" office:value-type="float" office:value="0.329442261538461" calcext:value-type="float">
            <text:p>0.329442261538461</text:p>
          </table:table-cell>
          <table:table-cell table:formula="of:=(1/3)*[.B888]" office:value-type="float" office:value="0.109814087179487" calcext:value-type="float">
            <text:p>0.109814087179487</text:p>
          </table:table-cell>
          <table:table-cell table:formula="of:=4*[.C888]" office:value-type="float" office:value="0.439256348717949" calcext:value-type="float">
            <text:p>0.439256348717949</text:p>
          </table:table-cell>
          <table:table-cell table:formula="of:=[.D888]/6" office:value-type="float" office:value="0.0732093914529914" calcext:value-type="float">
            <text:p>0.073209391452992</text:p>
          </table:table-cell>
          <table:table-cell table:formula="of:=[.E888]*2" office:value-type="float" office:value="0.146418782905983" calcext:value-type="float">
            <text:p>0.146418782905983</text:p>
          </table:table-cell>
          <table:table-cell table:formula="of:=[.E888]*39.3701" office:value-type="float" office:value="2.88226106244342" calcext:value-type="float">
            <text:p>2.88226106244342</text:p>
          </table:table-cell>
          <table:table-cell table:formula="of:=[.F888]*39.3701" office:value-type="float" office:value="5.76452212488684" calcext:value-type="float">
            <text:p>5.76452212488684</text:p>
          </table:table-cell>
        </table:table-row>
        <table:table-row table:style-name="ro1">
          <table:table-cell table:formula="of:=[.A888]+1" office:value-type="float" office:value="911" calcext:value-type="float">
            <text:p>911</text:p>
          </table:table-cell>
          <table:table-cell table:formula="of:=299792458/([.A889]*1000000)" office:value-type="float" office:value="0.329080634467618" calcext:value-type="float">
            <text:p>0.329080634467618</text:p>
          </table:table-cell>
          <table:table-cell table:formula="of:=(1/3)*[.B889]" office:value-type="float" office:value="0.109693544822539" calcext:value-type="float">
            <text:p>0.109693544822539</text:p>
          </table:table-cell>
          <table:table-cell table:formula="of:=4*[.C889]" office:value-type="float" office:value="0.438774179290157" calcext:value-type="float">
            <text:p>0.438774179290157</text:p>
          </table:table-cell>
          <table:table-cell table:formula="of:=[.D889]/6" office:value-type="float" office:value="0.0731290298816929" calcext:value-type="float">
            <text:p>0.073129029881693</text:p>
          </table:table-cell>
          <table:table-cell table:formula="of:=[.E889]*2" office:value-type="float" office:value="0.146258059763386" calcext:value-type="float">
            <text:p>0.146258059763386</text:p>
          </table:table-cell>
          <table:table-cell table:formula="of:=[.E889]*39.3701" office:value-type="float" office:value="2.87909721934524" calcext:value-type="float">
            <text:p>2.87909721934524</text:p>
          </table:table-cell>
          <table:table-cell table:formula="of:=[.F889]*39.3701" office:value-type="float" office:value="5.75819443869047" calcext:value-type="float">
            <text:p>5.75819443869047</text:p>
          </table:table-cell>
        </table:table-row>
        <table:table-row table:style-name="ro1">
          <table:table-cell table:formula="of:=[.A889]+1" office:value-type="float" office:value="912" calcext:value-type="float">
            <text:p>912</text:p>
          </table:table-cell>
          <table:table-cell table:formula="of:=299792458/([.A890]*1000000)" office:value-type="float" office:value="0.328719800438596" calcext:value-type="float">
            <text:p>0.328719800438596</text:p>
          </table:table-cell>
          <table:table-cell table:formula="of:=(1/3)*[.B890]" office:value-type="float" office:value="0.109573266812866" calcext:value-type="float">
            <text:p>0.109573266812866</text:p>
          </table:table-cell>
          <table:table-cell table:formula="of:=4*[.C890]" office:value-type="float" office:value="0.438293067251462" calcext:value-type="float">
            <text:p>0.438293067251462</text:p>
          </table:table-cell>
          <table:table-cell table:formula="of:=[.D890]/6" office:value-type="float" office:value="0.0730488445419103" calcext:value-type="float">
            <text:p>0.07304884454191</text:p>
          </table:table-cell>
          <table:table-cell table:formula="of:=[.E890]*2" office:value-type="float" office:value="0.146097689083821" calcext:value-type="float">
            <text:p>0.146097689083821</text:p>
          </table:table-cell>
          <table:table-cell table:formula="of:=[.E890]*39.3701" office:value-type="float" office:value="2.87594031449946" calcext:value-type="float">
            <text:p>2.87594031449946</text:p>
          </table:table-cell>
          <table:table-cell table:formula="of:=[.F890]*39.3701" office:value-type="float" office:value="5.75188062899893" calcext:value-type="float">
            <text:p>5.75188062899893</text:p>
          </table:table-cell>
        </table:table-row>
        <table:table-row table:style-name="ro1">
          <table:table-cell table:formula="of:=[.A890]+1" office:value-type="float" office:value="913" calcext:value-type="float">
            <text:p>913</text:p>
          </table:table-cell>
          <table:table-cell table:formula="of:=299792458/([.A891]*1000000)" office:value-type="float" office:value="0.328359756845564" calcext:value-type="float">
            <text:p>0.328359756845564</text:p>
          </table:table-cell>
          <table:table-cell table:formula="of:=(1/3)*[.B891]" office:value-type="float" office:value="0.109453252281855" calcext:value-type="float">
            <text:p>0.109453252281855</text:p>
          </table:table-cell>
          <table:table-cell table:formula="of:=4*[.C891]" office:value-type="float" office:value="0.437813009127419" calcext:value-type="float">
            <text:p>0.437813009127419</text:p>
          </table:table-cell>
          <table:table-cell table:formula="of:=[.D891]/6" office:value-type="float" office:value="0.0729688348545698" calcext:value-type="float">
            <text:p>0.07296883485457</text:p>
          </table:table-cell>
          <table:table-cell table:formula="of:=[.E891]*2" office:value-type="float" office:value="0.14593766970914" calcext:value-type="float">
            <text:p>0.14593766970914</text:p>
          </table:table-cell>
          <table:table-cell table:formula="of:=[.E891]*39.3701" office:value-type="float" office:value="2.8727903251079" calcext:value-type="float">
            <text:p>2.8727903251079</text:p>
          </table:table-cell>
          <table:table-cell table:formula="of:=[.F891]*39.3701" office:value-type="float" office:value="5.7455806502158" calcext:value-type="float">
            <text:p>5.7455806502158</text:p>
          </table:table-cell>
        </table:table-row>
        <table:table-row table:style-name="ro1">
          <table:table-cell table:formula="of:=[.A891]+1" office:value-type="float" office:value="914" calcext:value-type="float">
            <text:p>914</text:p>
          </table:table-cell>
          <table:table-cell table:formula="of:=299792458/([.A892]*1000000)" office:value-type="float" office:value="0.328000501094092" calcext:value-type="float">
            <text:p>0.328000501094092</text:p>
          </table:table-cell>
          <table:table-cell table:formula="of:=(1/3)*[.B892]" office:value-type="float" office:value="0.109333500364697" calcext:value-type="float">
            <text:p>0.109333500364697</text:p>
          </table:table-cell>
          <table:table-cell table:formula="of:=4*[.C892]" office:value-type="float" office:value="0.437334001458789" calcext:value-type="float">
            <text:p>0.437334001458789</text:p>
          </table:table-cell>
          <table:table-cell table:formula="of:=[.D892]/6" office:value-type="float" office:value="0.0728890002431315" calcext:value-type="float">
            <text:p>0.072889000243132</text:p>
          </table:table-cell>
          <table:table-cell table:formula="of:=[.E892]*2" office:value-type="float" office:value="0.145778000486263" calcext:value-type="float">
            <text:p>0.145778000486263</text:p>
          </table:table-cell>
          <table:table-cell table:formula="of:=[.E892]*39.3701" office:value-type="float" office:value="2.86964722847211" calcext:value-type="float">
            <text:p>2.86964722847211</text:p>
          </table:table-cell>
          <table:table-cell table:formula="of:=[.F892]*39.3701" office:value-type="float" office:value="5.73929445694423" calcext:value-type="float">
            <text:p>5.73929445694423</text:p>
          </table:table-cell>
        </table:table-row>
        <table:table-row table:style-name="ro1">
          <table:table-cell table:formula="of:=[.A892]+1" office:value-type="float" office:value="915" calcext:value-type="float">
            <text:p>915</text:p>
          </table:table-cell>
          <table:table-cell table:formula="of:=299792458/([.A893]*1000000)" office:value-type="float" office:value="0.327642030601093" calcext:value-type="float">
            <text:p>0.327642030601093</text:p>
          </table:table-cell>
          <table:table-cell table:formula="of:=(1/3)*[.B893]" office:value-type="float" office:value="0.109214010200364" calcext:value-type="float">
            <text:p>0.109214010200364</text:p>
          </table:table-cell>
          <table:table-cell table:formula="of:=4*[.C893]" office:value-type="float" office:value="0.436856040801457" calcext:value-type="float">
            <text:p>0.436856040801457</text:p>
          </table:table-cell>
          <table:table-cell table:formula="of:=[.D893]/6" office:value-type="float" office:value="0.0728093401335762" calcext:value-type="float">
            <text:p>0.072809340133576</text:p>
          </table:table-cell>
          <table:table-cell table:formula="of:=[.E893]*2" office:value-type="float" office:value="0.145618680267152" calcext:value-type="float">
            <text:p>0.145618680267152</text:p>
          </table:table-cell>
          <table:table-cell table:formula="of:=[.E893]*39.3701" office:value-type="float" office:value="2.86651100199291" calcext:value-type="float">
            <text:p>2.86651100199291</text:p>
          </table:table-cell>
          <table:table-cell table:formula="of:=[.F893]*39.3701" office:value-type="float" office:value="5.73302200398582" calcext:value-type="float">
            <text:p>5.73302200398582</text:p>
          </table:table-cell>
        </table:table-row>
        <table:table-row table:style-name="ro1">
          <table:table-cell table:formula="of:=[.A893]+1" office:value-type="float" office:value="916" calcext:value-type="float">
            <text:p>916</text:p>
          </table:table-cell>
          <table:table-cell table:formula="of:=299792458/([.A894]*1000000)" office:value-type="float" office:value="0.32728434279476" calcext:value-type="float">
            <text:p>0.32728434279476</text:p>
          </table:table-cell>
          <table:table-cell table:formula="of:=(1/3)*[.B894]" office:value-type="float" office:value="0.109094780931587" calcext:value-type="float">
            <text:p>0.109094780931587</text:p>
          </table:table-cell>
          <table:table-cell table:formula="of:=4*[.C894]" office:value-type="float" office:value="0.436379123726346" calcext:value-type="float">
            <text:p>0.436379123726346</text:p>
          </table:table-cell>
          <table:table-cell table:formula="of:=[.D894]/6" office:value-type="float" office:value="0.0727298539543911" calcext:value-type="float">
            <text:p>0.072729853954391</text:p>
          </table:table-cell>
          <table:table-cell table:formula="of:=[.E894]*2" office:value-type="float" office:value="0.145459707908782" calcext:value-type="float">
            <text:p>0.145459707908782</text:p>
          </table:table-cell>
          <table:table-cell table:formula="of:=[.E894]*39.3701" office:value-type="float" office:value="2.86338162316977" calcext:value-type="float">
            <text:p>2.86338162316977</text:p>
          </table:table-cell>
          <table:table-cell table:formula="of:=[.F894]*39.3701" office:value-type="float" office:value="5.72676324633954" calcext:value-type="float">
            <text:p>5.72676324633954</text:p>
          </table:table-cell>
        </table:table-row>
        <table:table-row table:style-name="ro1">
          <table:table-cell table:formula="of:=[.A894]+1" office:value-type="float" office:value="917" calcext:value-type="float">
            <text:p>917</text:p>
          </table:table-cell>
          <table:table-cell table:formula="of:=299792458/([.A895]*1000000)" office:value-type="float" office:value="0.326927435114504" calcext:value-type="float">
            <text:p>0.326927435114504</text:p>
          </table:table-cell>
          <table:table-cell table:formula="of:=(1/3)*[.B895]" office:value-type="float" office:value="0.108975811704835" calcext:value-type="float">
            <text:p>0.108975811704835</text:p>
          </table:table-cell>
          <table:table-cell table:formula="of:=4*[.C895]" office:value-type="float" office:value="0.435903246819338" calcext:value-type="float">
            <text:p>0.435903246819338</text:p>
          </table:table-cell>
          <table:table-cell table:formula="of:=[.D895]/6" office:value-type="float" office:value="0.0726505411365564" calcext:value-type="float">
            <text:p>0.072650541136556</text:p>
          </table:table-cell>
          <table:table-cell table:formula="of:=[.E895]*2" office:value-type="float" office:value="0.145301082273113" calcext:value-type="float">
            <text:p>0.145301082273113</text:p>
          </table:table-cell>
          <table:table-cell table:formula="of:=[.E895]*39.3701" office:value-type="float" office:value="2.86025906960034" calcext:value-type="float">
            <text:p>2.86025906960034</text:p>
          </table:table-cell>
          <table:table-cell table:formula="of:=[.F895]*39.3701" office:value-type="float" office:value="5.72051813920068" calcext:value-type="float">
            <text:p>5.72051813920068</text:p>
          </table:table-cell>
        </table:table-row>
        <table:table-row table:style-name="ro1">
          <table:table-cell table:formula="of:=[.A895]+1" office:value-type="float" office:value="918" calcext:value-type="float">
            <text:p>918</text:p>
          </table:table-cell>
          <table:table-cell table:formula="of:=299792458/([.A896]*1000000)" office:value-type="float" office:value="0.326571305010893" calcext:value-type="float">
            <text:p>0.326571305010893</text:p>
          </table:table-cell>
          <table:table-cell table:formula="of:=(1/3)*[.B896]" office:value-type="float" office:value="0.108857101670298" calcext:value-type="float">
            <text:p>0.108857101670298</text:p>
          </table:table-cell>
          <table:table-cell table:formula="of:=4*[.C896]" office:value-type="float" office:value="0.435428406681191" calcext:value-type="float">
            <text:p>0.435428406681191</text:p>
          </table:table-cell>
          <table:table-cell table:formula="of:=[.D896]/6" office:value-type="float" office:value="0.0725714011135318" calcext:value-type="float">
            <text:p>0.072571401113532</text:p>
          </table:table-cell>
          <table:table-cell table:formula="of:=[.E896]*2" office:value-type="float" office:value="0.145142802227064" calcext:value-type="float">
            <text:p>0.145142802227064</text:p>
          </table:table-cell>
          <table:table-cell table:formula="of:=[.E896]*39.3701" office:value-type="float" office:value="2.85714331897986" calcext:value-type="float">
            <text:p>2.85714331897986</text:p>
          </table:table-cell>
          <table:table-cell table:formula="of:=[.F896]*39.3701" office:value-type="float" office:value="5.71428663795972" calcext:value-type="float">
            <text:p>5.71428663795972</text:p>
          </table:table-cell>
        </table:table-row>
        <table:table-row table:style-name="ro1">
          <table:table-cell table:formula="of:=[.A896]+1" office:value-type="float" office:value="919" calcext:value-type="float">
            <text:p>919</text:p>
          </table:table-cell>
          <table:table-cell table:formula="of:=299792458/([.A897]*1000000)" office:value-type="float" office:value="0.326215949945593" calcext:value-type="float">
            <text:p>0.326215949945593</text:p>
          </table:table-cell>
          <table:table-cell table:formula="of:=(1/3)*[.B897]" office:value-type="float" office:value="0.108738649981864" calcext:value-type="float">
            <text:p>0.108738649981864</text:p>
          </table:table-cell>
          <table:table-cell table:formula="of:=4*[.C897]" office:value-type="float" office:value="0.434954599927457" calcext:value-type="float">
            <text:p>0.434954599927457</text:p>
          </table:table-cell>
          <table:table-cell table:formula="of:=[.D897]/6" office:value-type="float" office:value="0.0724924333212429" calcext:value-type="float">
            <text:p>0.072492433321243</text:p>
          </table:table-cell>
          <table:table-cell table:formula="of:=[.E897]*2" office:value-type="float" office:value="0.144984866642486" calcext:value-type="float">
            <text:p>0.144984866642486</text:p>
          </table:table-cell>
          <table:table-cell table:formula="of:=[.E897]*39.3701" office:value-type="float" office:value="2.85403434910067" calcext:value-type="float">
            <text:p>2.85403434910067</text:p>
          </table:table-cell>
          <table:table-cell table:formula="of:=[.F897]*39.3701" office:value-type="float" office:value="5.70806869820133" calcext:value-type="float">
            <text:p>5.70806869820133</text:p>
          </table:table-cell>
        </table:table-row>
        <table:table-row table:style-name="ro1">
          <table:table-cell table:formula="of:=[.A897]+1" office:value-type="float" office:value="920" calcext:value-type="float">
            <text:p>920</text:p>
          </table:table-cell>
          <table:table-cell table:formula="of:=299792458/([.A898]*1000000)" office:value-type="float" office:value="0.325861367391304" calcext:value-type="float">
            <text:p>0.325861367391304</text:p>
          </table:table-cell>
          <table:table-cell table:formula="of:=(1/3)*[.B898]" office:value-type="float" office:value="0.108620455797101" calcext:value-type="float">
            <text:p>0.108620455797101</text:p>
          </table:table-cell>
          <table:table-cell table:formula="of:=4*[.C898]" office:value-type="float" office:value="0.434481823188406" calcext:value-type="float">
            <text:p>0.434481823188406</text:p>
          </table:table-cell>
          <table:table-cell table:formula="of:=[.D898]/6" office:value-type="float" office:value="0.0724136371980676" calcext:value-type="float">
            <text:p>0.072413637198068</text:p>
          </table:table-cell>
          <table:table-cell table:formula="of:=[.E898]*2" office:value-type="float" office:value="0.144827274396135" calcext:value-type="float">
            <text:p>0.144827274396135</text:p>
          </table:table-cell>
          <table:table-cell table:formula="of:=[.E898]*39.3701" office:value-type="float" office:value="2.85093213785164" calcext:value-type="float">
            <text:p>2.85093213785164</text:p>
          </table:table-cell>
          <table:table-cell table:formula="of:=[.F898]*39.3701" office:value-type="float" office:value="5.70186427570329" calcext:value-type="float">
            <text:p>5.70186427570329</text:p>
          </table:table-cell>
        </table:table-row>
        <table:table-row table:style-name="ro1">
          <table:table-cell table:formula="of:=[.A898]+1" office:value-type="float" office:value="921" calcext:value-type="float">
            <text:p>921</text:p>
          </table:table-cell>
          <table:table-cell table:formula="of:=299792458/([.A899]*1000000)" office:value-type="float" office:value="0.325507554831705" calcext:value-type="float">
            <text:p>0.325507554831705</text:p>
          </table:table-cell>
          <table:table-cell table:formula="of:=(1/3)*[.B899]" office:value-type="float" office:value="0.108502518277235" calcext:value-type="float">
            <text:p>0.108502518277235</text:p>
          </table:table-cell>
          <table:table-cell table:formula="of:=4*[.C899]" office:value-type="float" office:value="0.43401007310894" calcext:value-type="float">
            <text:p>0.43401007310894</text:p>
          </table:table-cell>
          <table:table-cell table:formula="of:=[.D899]/6" office:value-type="float" office:value="0.0723350121848233" calcext:value-type="float">
            <text:p>0.072335012184823</text:p>
          </table:table-cell>
          <table:table-cell table:formula="of:=[.E899]*2" office:value-type="float" office:value="0.144670024369647" calcext:value-type="float">
            <text:p>0.144670024369647</text:p>
          </table:table-cell>
          <table:table-cell table:formula="of:=[.E899]*39.3701" office:value-type="float" office:value="2.84783666321771" calcext:value-type="float">
            <text:p>2.84783666321771</text:p>
          </table:table-cell>
          <table:table-cell table:formula="of:=[.F899]*39.3701" office:value-type="float" office:value="5.69567332643542" calcext:value-type="float">
            <text:p>5.69567332643542</text:p>
          </table:table-cell>
        </table:table-row>
        <table:table-row table:style-name="ro1">
          <table:table-cell table:formula="of:=[.A899]+1" office:value-type="float" office:value="922" calcext:value-type="float">
            <text:p>922</text:p>
          </table:table-cell>
          <table:table-cell table:formula="of:=299792458/([.A900]*1000000)" office:value-type="float" office:value="0.325154509761388" calcext:value-type="float">
            <text:p>0.325154509761388</text:p>
          </table:table-cell>
          <table:table-cell table:formula="of:=(1/3)*[.B900]" office:value-type="float" office:value="0.108384836587129" calcext:value-type="float">
            <text:p>0.108384836587129</text:p>
          </table:table-cell>
          <table:table-cell table:formula="of:=4*[.C900]" office:value-type="float" office:value="0.433539346348518" calcext:value-type="float">
            <text:p>0.433539346348518</text:p>
          </table:table-cell>
          <table:table-cell table:formula="of:=[.D900]/6" office:value-type="float" office:value="0.0722565577247529" calcext:value-type="float">
            <text:p>0.072256557724753</text:p>
          </table:table-cell>
          <table:table-cell table:formula="of:=[.E900]*2" office:value-type="float" office:value="0.144513115449506" calcext:value-type="float">
            <text:p>0.144513115449506</text:p>
          </table:table-cell>
          <table:table-cell table:formula="of:=[.E900]*39.3701" office:value-type="float" office:value="2.8447479032793" calcext:value-type="float">
            <text:p>2.8447479032793</text:p>
          </table:table-cell>
          <table:table-cell table:formula="of:=[.F900]*39.3701" office:value-type="float" office:value="5.68949580655859" calcext:value-type="float">
            <text:p>5.68949580655859</text:p>
          </table:table-cell>
        </table:table-row>
        <table:table-row table:style-name="ro1">
          <table:table-cell table:formula="of:=[.A900]+1" office:value-type="float" office:value="923" calcext:value-type="float">
            <text:p>923</text:p>
          </table:table-cell>
          <table:table-cell table:formula="of:=299792458/([.A901]*1000000)" office:value-type="float" office:value="0.324802229685807" calcext:value-type="float">
            <text:p>0.324802229685807</text:p>
          </table:table-cell>
          <table:table-cell table:formula="of:=(1/3)*[.B901]" office:value-type="float" office:value="0.108267409895269" calcext:value-type="float">
            <text:p>0.108267409895269</text:p>
          </table:table-cell>
          <table:table-cell table:formula="of:=4*[.C901]" office:value-type="float" office:value="0.433069639581076" calcext:value-type="float">
            <text:p>0.433069639581076</text:p>
          </table:table-cell>
          <table:table-cell table:formula="of:=[.D901]/6" office:value-type="float" office:value="0.0721782732635127" calcext:value-type="float">
            <text:p>0.072178273263513</text:p>
          </table:table-cell>
          <table:table-cell table:formula="of:=[.E901]*2" office:value-type="float" office:value="0.144356546527025" calcext:value-type="float">
            <text:p>0.144356546527025</text:p>
          </table:table-cell>
          <table:table-cell table:formula="of:=[.E901]*39.3701" office:value-type="float" office:value="2.84166583621182" calcext:value-type="float">
            <text:p>2.84166583621182</text:p>
          </table:table-cell>
          <table:table-cell table:formula="of:=[.F901]*39.3701" office:value-type="float" office:value="5.68333167242364" calcext:value-type="float">
            <text:p>5.68333167242364</text:p>
          </table:table-cell>
        </table:table-row>
        <table:table-row table:style-name="ro1">
          <table:table-cell table:formula="of:=[.A901]+1" office:value-type="float" office:value="924" calcext:value-type="float">
            <text:p>924</text:p>
          </table:table-cell>
          <table:table-cell table:formula="of:=299792458/([.A902]*1000000)" office:value-type="float" office:value="0.324450712121212" calcext:value-type="float">
            <text:p>0.324450712121212</text:p>
          </table:table-cell>
          <table:table-cell table:formula="of:=(1/3)*[.B902]" office:value-type="float" office:value="0.108150237373737" calcext:value-type="float">
            <text:p>0.108150237373737</text:p>
          </table:table-cell>
          <table:table-cell table:formula="of:=4*[.C902]" office:value-type="float" office:value="0.43260094949495" calcext:value-type="float">
            <text:p>0.43260094949495</text:p>
          </table:table-cell>
          <table:table-cell table:formula="of:=[.D902]/6" office:value-type="float" office:value="0.0721001582491583" calcext:value-type="float">
            <text:p>0.072100158249158</text:p>
          </table:table-cell>
          <table:table-cell table:formula="of:=[.E902]*2" office:value-type="float" office:value="0.144200316498316" calcext:value-type="float">
            <text:p>0.144200316498316</text:p>
          </table:table-cell>
          <table:table-cell table:formula="of:=[.E902]*39.3701" office:value-type="float" office:value="2.83859044028518" calcext:value-type="float">
            <text:p>2.83859044028518</text:p>
          </table:table-cell>
          <table:table-cell table:formula="of:=[.F902]*39.3701" office:value-type="float" office:value="5.67718088057037" calcext:value-type="float">
            <text:p>5.67718088057037</text:p>
          </table:table-cell>
        </table:table-row>
        <table:table-row table:style-name="ro1">
          <table:table-cell table:formula="of:=[.A902]+1" office:value-type="float" office:value="925" calcext:value-type="float">
            <text:p>925</text:p>
          </table:table-cell>
          <table:table-cell table:formula="of:=299792458/([.A903]*1000000)" office:value-type="float" office:value="0.324099954594595" calcext:value-type="float">
            <text:p>0.324099954594595</text:p>
          </table:table-cell>
          <table:table-cell table:formula="of:=(1/3)*[.B903]" office:value-type="float" office:value="0.108033318198198" calcext:value-type="float">
            <text:p>0.108033318198198</text:p>
          </table:table-cell>
          <table:table-cell table:formula="of:=4*[.C903]" office:value-type="float" office:value="0.432133272792793" calcext:value-type="float">
            <text:p>0.432133272792793</text:p>
          </table:table-cell>
          <table:table-cell table:formula="of:=[.D903]/6" office:value-type="float" office:value="0.0720222121321321" calcext:value-type="float">
            <text:p>0.072022212132132</text:p>
          </table:table-cell>
          <table:table-cell table:formula="of:=[.E903]*2" office:value-type="float" office:value="0.144044424264264" calcext:value-type="float">
            <text:p>0.144044424264264</text:p>
          </table:table-cell>
          <table:table-cell table:formula="of:=[.E903]*39.3701" office:value-type="float" office:value="2.83552169386326" calcext:value-type="float">
            <text:p>2.83552169386326</text:p>
          </table:table-cell>
          <table:table-cell table:formula="of:=[.F903]*39.3701" office:value-type="float" office:value="5.67104338772651" calcext:value-type="float">
            <text:p>5.67104338772651</text:p>
          </table:table-cell>
        </table:table-row>
        <table:table-row table:style-name="ro1">
          <table:table-cell table:formula="of:=[.A903]+1" office:value-type="float" office:value="926" calcext:value-type="float">
            <text:p>926</text:p>
          </table:table-cell>
          <table:table-cell table:formula="of:=299792458/([.A904]*1000000)" office:value-type="float" office:value="0.323749954643628" calcext:value-type="float">
            <text:p>0.323749954643628</text:p>
          </table:table-cell>
          <table:table-cell table:formula="of:=(1/3)*[.B904]" office:value-type="float" office:value="0.107916651547876" calcext:value-type="float">
            <text:p>0.107916651547876</text:p>
          </table:table-cell>
          <table:table-cell table:formula="of:=4*[.C904]" office:value-type="float" office:value="0.431666606191505" calcext:value-type="float">
            <text:p>0.431666606191505</text:p>
          </table:table-cell>
          <table:table-cell table:formula="of:=[.D904]/6" office:value-type="float" office:value="0.0719444343652508" calcext:value-type="float">
            <text:p>0.071944434365251</text:p>
          </table:table-cell>
          <table:table-cell table:formula="of:=[.E904]*2" office:value-type="float" office:value="0.143888868730502" calcext:value-type="float">
            <text:p>0.143888868730502</text:p>
          </table:table-cell>
          <table:table-cell table:formula="of:=[.E904]*39.3701" office:value-type="float" office:value="2.83245957540336" calcext:value-type="float">
            <text:p>2.83245957540336</text:p>
          </table:table-cell>
          <table:table-cell table:formula="of:=[.F904]*39.3701" office:value-type="float" office:value="5.66491915080672" calcext:value-type="float">
            <text:p>5.66491915080672</text:p>
          </table:table-cell>
        </table:table-row>
        <table:table-row table:style-name="ro1">
          <table:table-cell table:formula="of:=[.A904]+1" office:value-type="float" office:value="927" calcext:value-type="float">
            <text:p>927</text:p>
          </table:table-cell>
          <table:table-cell table:formula="of:=299792458/([.A905]*1000000)" office:value-type="float" office:value="0.323400709816613" calcext:value-type="float">
            <text:p>0.323400709816613</text:p>
          </table:table-cell>
          <table:table-cell table:formula="of:=(1/3)*[.B905]" office:value-type="float" office:value="0.107800236605538" calcext:value-type="float">
            <text:p>0.107800236605538</text:p>
          </table:table-cell>
          <table:table-cell table:formula="of:=4*[.C905]" office:value-type="float" office:value="0.43120094642215" calcext:value-type="float">
            <text:p>0.43120094642215</text:p>
          </table:table-cell>
          <table:table-cell table:formula="of:=[.D905]/6" office:value-type="float" office:value="0.0718668244036917" calcext:value-type="float">
            <text:p>0.071866824403692</text:p>
          </table:table-cell>
          <table:table-cell table:formula="of:=[.E905]*2" office:value-type="float" office:value="0.143733648807383" calcext:value-type="float">
            <text:p>0.143733648807383</text:p>
          </table:table-cell>
          <table:table-cell table:formula="of:=[.E905]*39.3701" office:value-type="float" office:value="2.82940406345578" calcext:value-type="float">
            <text:p>2.82940406345578</text:p>
          </table:table-cell>
          <table:table-cell table:formula="of:=[.F905]*39.3701" office:value-type="float" office:value="5.65880812691157" calcext:value-type="float">
            <text:p>5.65880812691157</text:p>
          </table:table-cell>
        </table:table-row>
        <table:table-row table:style-name="ro1">
          <table:table-cell table:formula="of:=[.A905]+1" office:value-type="float" office:value="928" calcext:value-type="float">
            <text:p>928</text:p>
          </table:table-cell>
          <table:table-cell table:formula="of:=299792458/([.A906]*1000000)" office:value-type="float" office:value="0.323052217672414" calcext:value-type="float">
            <text:p>0.323052217672414</text:p>
          </table:table-cell>
          <table:table-cell table:formula="of:=(1/3)*[.B906]" office:value-type="float" office:value="0.107684072557471" calcext:value-type="float">
            <text:p>0.107684072557471</text:p>
          </table:table-cell>
          <table:table-cell table:formula="of:=4*[.C906]" office:value-type="float" office:value="0.430736290229885" calcext:value-type="float">
            <text:p>0.430736290229885</text:p>
          </table:table-cell>
          <table:table-cell table:formula="of:=[.D906]/6" office:value-type="float" office:value="0.0717893817049808" calcext:value-type="float">
            <text:p>0.071789381704981</text:p>
          </table:table-cell>
          <table:table-cell table:formula="of:=[.E906]*2" office:value-type="float" office:value="0.143578763409962" calcext:value-type="float">
            <text:p>0.143578763409962</text:p>
          </table:table-cell>
          <table:table-cell table:formula="of:=[.E906]*39.3701" office:value-type="float" office:value="2.82635513666327" calcext:value-type="float">
            <text:p>2.82635513666327</text:p>
          </table:table-cell>
          <table:table-cell table:formula="of:=[.F906]*39.3701" office:value-type="float" office:value="5.65271027332653" calcext:value-type="float">
            <text:p>5.65271027332653</text:p>
          </table:table-cell>
        </table:table-row>
        <table:table-row table:style-name="ro1">
          <table:table-cell table:formula="of:=[.A906]+1" office:value-type="float" office:value="929" calcext:value-type="float">
            <text:p>929</text:p>
          </table:table-cell>
          <table:table-cell table:formula="of:=299792458/([.A907]*1000000)" office:value-type="float" office:value="0.322704475780409" calcext:value-type="float">
            <text:p>0.322704475780409</text:p>
          </table:table-cell>
          <table:table-cell table:formula="of:=(1/3)*[.B907]" office:value-type="float" office:value="0.10756815859347" calcext:value-type="float">
            <text:p>0.10756815859347</text:p>
          </table:table-cell>
          <table:table-cell table:formula="of:=4*[.C907]" office:value-type="float" office:value="0.430272634373879" calcext:value-type="float">
            <text:p>0.430272634373879</text:p>
          </table:table-cell>
          <table:table-cell table:formula="of:=[.D907]/6" office:value-type="float" office:value="0.0717121057289798" calcext:value-type="float">
            <text:p>0.07171210572898</text:p>
          </table:table-cell>
          <table:table-cell table:formula="of:=[.E907]*2" office:value-type="float" office:value="0.14342421145796" calcext:value-type="float">
            <text:p>0.14342421145796</text:p>
          </table:table-cell>
          <table:table-cell table:formula="of:=[.E907]*39.3701" office:value-type="float" office:value="2.82331277376051" calcext:value-type="float">
            <text:p>2.82331277376051</text:p>
          </table:table-cell>
          <table:table-cell table:formula="of:=[.F907]*39.3701" office:value-type="float" office:value="5.64662554752101" calcext:value-type="float">
            <text:p>5.64662554752101</text:p>
          </table:table-cell>
        </table:table-row>
        <table:table-row table:style-name="ro1">
          <table:table-cell table:formula="of:=[.A907]+1" office:value-type="float" office:value="930" calcext:value-type="float">
            <text:p>930</text:p>
          </table:table-cell>
          <table:table-cell table:formula="of:=299792458/([.A908]*1000000)" office:value-type="float" office:value="0.32235748172043" calcext:value-type="float">
            <text:p>0.32235748172043</text:p>
          </table:table-cell>
          <table:table-cell table:formula="of:=(1/3)*[.B908]" office:value-type="float" office:value="0.10745249390681" calcext:value-type="float">
            <text:p>0.10745249390681</text:p>
          </table:table-cell>
          <table:table-cell table:formula="of:=4*[.C908]" office:value-type="float" office:value="0.42980997562724" calcext:value-type="float">
            <text:p>0.42980997562724</text:p>
          </table:table-cell>
          <table:table-cell table:formula="of:=[.D908]/6" office:value-type="float" office:value="0.0716349959378734" calcext:value-type="float">
            <text:p>0.071634995937873</text:p>
          </table:table-cell>
          <table:table-cell table:formula="of:=[.E908]*2" office:value-type="float" office:value="0.143269991875747" calcext:value-type="float">
            <text:p>0.143269991875747</text:p>
          </table:table-cell>
          <table:table-cell table:formula="of:=[.E908]*39.3701" office:value-type="float" office:value="2.82027695357367" calcext:value-type="float">
            <text:p>2.82027695357367</text:p>
          </table:table-cell>
          <table:table-cell table:formula="of:=[.F908]*39.3701" office:value-type="float" office:value="5.64055390714734" calcext:value-type="float">
            <text:p>5.64055390714734</text:p>
          </table:table-cell>
        </table:table-row>
        <table:table-row table:style-name="ro1">
          <table:table-cell table:formula="of:=[.A908]+1" office:value-type="float" office:value="931" calcext:value-type="float">
            <text:p>931</text:p>
          </table:table-cell>
          <table:table-cell table:formula="of:=299792458/([.A909]*1000000)" office:value-type="float" office:value="0.322011233082707" calcext:value-type="float">
            <text:p>0.322011233082707</text:p>
          </table:table-cell>
          <table:table-cell table:formula="of:=(1/3)*[.B909]" office:value-type="float" office:value="0.107337077694236" calcext:value-type="float">
            <text:p>0.107337077694236</text:p>
          </table:table-cell>
          <table:table-cell table:formula="of:=4*[.C909]" office:value-type="float" office:value="0.429348310776942" calcext:value-type="float">
            <text:p>0.429348310776942</text:p>
          </table:table-cell>
          <table:table-cell table:formula="of:=[.D909]/6" office:value-type="float" office:value="0.0715580517961571" calcext:value-type="float">
            <text:p>0.071558051796157</text:p>
          </table:table-cell>
          <table:table-cell table:formula="of:=[.E909]*2" office:value-type="float" office:value="0.143116103592314" calcext:value-type="float">
            <text:p>0.143116103592314</text:p>
          </table:table-cell>
          <table:table-cell table:formula="of:=[.E909]*39.3701" office:value-type="float" office:value="2.81724765501988" calcext:value-type="float">
            <text:p>2.81724765501988</text:p>
          </table:table-cell>
          <table:table-cell table:formula="of:=[.F909]*39.3701" office:value-type="float" office:value="5.63449531003977" calcext:value-type="float">
            <text:p>5.63449531003977</text:p>
          </table:table-cell>
        </table:table-row>
        <table:table-row table:style-name="ro1">
          <table:table-cell table:formula="of:=[.A909]+1" office:value-type="float" office:value="932" calcext:value-type="float">
            <text:p>932</text:p>
          </table:table-cell>
          <table:table-cell table:formula="of:=299792458/([.A910]*1000000)" office:value-type="float" office:value="0.321665727467811" calcext:value-type="float">
            <text:p>0.321665727467811</text:p>
          </table:table-cell>
          <table:table-cell table:formula="of:=(1/3)*[.B910]" office:value-type="float" office:value="0.107221909155937" calcext:value-type="float">
            <text:p>0.107221909155937</text:p>
          </table:table-cell>
          <table:table-cell table:formula="of:=4*[.C910]" office:value-type="float" office:value="0.428887636623748" calcext:value-type="float">
            <text:p>0.428887636623748</text:p>
          </table:table-cell>
          <table:table-cell table:formula="of:=[.D910]/6" office:value-type="float" office:value="0.0714812727706247" calcext:value-type="float">
            <text:p>0.071481272770625</text:p>
          </table:table-cell>
          <table:table-cell table:formula="of:=[.E910]*2" office:value-type="float" office:value="0.142962545541249" calcext:value-type="float">
            <text:p>0.142962545541249</text:p>
          </table:table-cell>
          <table:table-cell table:formula="of:=[.E910]*39.3701" office:value-type="float" office:value="2.81422485710677" calcext:value-type="float">
            <text:p>2.81422485710677</text:p>
          </table:table-cell>
          <table:table-cell table:formula="of:=[.F910]*39.3701" office:value-type="float" office:value="5.62844971421354" calcext:value-type="float">
            <text:p>5.62844971421354</text:p>
          </table:table-cell>
        </table:table-row>
        <table:table-row table:style-name="ro1">
          <table:table-cell table:formula="of:=[.A910]+1" office:value-type="float" office:value="933" calcext:value-type="float">
            <text:p>933</text:p>
          </table:table-cell>
          <table:table-cell table:formula="of:=299792458/([.A911]*1000000)" office:value-type="float" office:value="0.321320962486602" calcext:value-type="float">
            <text:p>0.321320962486602</text:p>
          </table:table-cell>
          <table:table-cell table:formula="of:=(1/3)*[.B911]" office:value-type="float" office:value="0.107106987495534" calcext:value-type="float">
            <text:p>0.107106987495534</text:p>
          </table:table-cell>
          <table:table-cell table:formula="of:=4*[.C911]" office:value-type="float" office:value="0.428427949982136" calcext:value-type="float">
            <text:p>0.428427949982136</text:p>
          </table:table-cell>
          <table:table-cell table:formula="of:=[.D911]/6" office:value-type="float" office:value="0.0714046583303561" calcext:value-type="float">
            <text:p>0.071404658330356</text:p>
          </table:table-cell>
          <table:table-cell table:formula="of:=[.E911]*2" office:value-type="float" office:value="0.142809316660712" calcext:value-type="float">
            <text:p>0.142809316660712</text:p>
          </table:table-cell>
          <table:table-cell table:formula="of:=[.E911]*39.3701" office:value-type="float" office:value="2.81120853893195" calcext:value-type="float">
            <text:p>2.81120853893195</text:p>
          </table:table-cell>
          <table:table-cell table:formula="of:=[.F911]*39.3701" office:value-type="float" office:value="5.6224170778639" calcext:value-type="float">
            <text:p>5.6224170778639</text:p>
          </table:table-cell>
        </table:table-row>
        <table:table-row table:style-name="ro1">
          <table:table-cell table:formula="of:=[.A911]+1" office:value-type="float" office:value="934" calcext:value-type="float">
            <text:p>934</text:p>
          </table:table-cell>
          <table:table-cell table:formula="of:=299792458/([.A912]*1000000)" office:value-type="float" office:value="0.320976935760171" calcext:value-type="float">
            <text:p>0.320976935760171</text:p>
          </table:table-cell>
          <table:table-cell table:formula="of:=(1/3)*[.B912]" office:value-type="float" office:value="0.106992311920057" calcext:value-type="float">
            <text:p>0.106992311920057</text:p>
          </table:table-cell>
          <table:table-cell table:formula="of:=4*[.C912]" office:value-type="float" office:value="0.427969247680228" calcext:value-type="float">
            <text:p>0.427969247680228</text:p>
          </table:table-cell>
          <table:table-cell table:formula="of:=[.D912]/6" office:value-type="float" office:value="0.0713282079467047" calcext:value-type="float">
            <text:p>0.071328207946705</text:p>
          </table:table-cell>
          <table:table-cell table:formula="of:=[.E912]*2" office:value-type="float" office:value="0.142656415893409" calcext:value-type="float">
            <text:p>0.142656415893409</text:p>
          </table:table-cell>
          <table:table-cell table:formula="of:=[.E912]*39.3701" office:value-type="float" office:value="2.80819867968256" calcext:value-type="float">
            <text:p>2.80819867968256</text:p>
          </table:table-cell>
          <table:table-cell table:formula="of:=[.F912]*39.3701" office:value-type="float" office:value="5.61639735936512" calcext:value-type="float">
            <text:p>5.61639735936512</text:p>
          </table:table-cell>
        </table:table-row>
        <table:table-row table:style-name="ro1">
          <table:table-cell table:formula="of:=[.A912]+1" office:value-type="float" office:value="935" calcext:value-type="float">
            <text:p>935</text:p>
          </table:table-cell>
          <table:table-cell table:formula="of:=299792458/([.A913]*1000000)" office:value-type="float" office:value="0.320633644919786" calcext:value-type="float">
            <text:p>0.320633644919786</text:p>
          </table:table-cell>
          <table:table-cell table:formula="of:=(1/3)*[.B913]" office:value-type="float" office:value="0.106877881639929" calcext:value-type="float">
            <text:p>0.106877881639929</text:p>
          </table:table-cell>
          <table:table-cell table:formula="of:=4*[.C913]" office:value-type="float" office:value="0.427511526559715" calcext:value-type="float">
            <text:p>0.427511526559715</text:p>
          </table:table-cell>
          <table:table-cell table:formula="of:=[.D913]/6" office:value-type="float" office:value="0.0712519210932858" calcext:value-type="float">
            <text:p>0.071251921093286</text:p>
          </table:table-cell>
          <table:table-cell table:formula="of:=[.E913]*2" office:value-type="float" office:value="0.142503842186572" calcext:value-type="float">
            <text:p>0.142503842186572</text:p>
          </table:table-cell>
          <table:table-cell table:formula="of:=[.E913]*39.3701" office:value-type="float" office:value="2.80519525863477" calcext:value-type="float">
            <text:p>2.80519525863477</text:p>
          </table:table-cell>
          <table:table-cell table:formula="of:=[.F913]*39.3701" office:value-type="float" office:value="5.61039051726954" calcext:value-type="float">
            <text:p>5.61039051726954</text:p>
          </table:table-cell>
        </table:table-row>
        <table:table-row table:style-name="ro1">
          <table:table-cell table:formula="of:=[.A913]+1" office:value-type="float" office:value="936" calcext:value-type="float">
            <text:p>936</text:p>
          </table:table-cell>
          <table:table-cell table:formula="of:=299792458/([.A914]*1000000)" office:value-type="float" office:value="0.320291087606838" calcext:value-type="float">
            <text:p>0.320291087606838</text:p>
          </table:table-cell>
          <table:table-cell table:formula="of:=(1/3)*[.B914]" office:value-type="float" office:value="0.106763695868946" calcext:value-type="float">
            <text:p>0.106763695868946</text:p>
          </table:table-cell>
          <table:table-cell table:formula="of:=4*[.C914]" office:value-type="float" office:value="0.427054783475783" calcext:value-type="float">
            <text:p>0.427054783475783</text:p>
          </table:table-cell>
          <table:table-cell table:formula="of:=[.D914]/6" office:value-type="float" office:value="0.0711757972459639" calcext:value-type="float">
            <text:p>0.071175797245964</text:p>
          </table:table-cell>
          <table:table-cell table:formula="of:=[.E914]*2" office:value-type="float" office:value="0.142351594491928" calcext:value-type="float">
            <text:p>0.142351594491928</text:p>
          </table:table-cell>
          <table:table-cell table:formula="of:=[.E914]*39.3701" office:value-type="float" office:value="2.80219825515332" calcext:value-type="float">
            <text:p>2.80219825515332</text:p>
          </table:table-cell>
          <table:table-cell table:formula="of:=[.F914]*39.3701" office:value-type="float" office:value="5.60439651030665" calcext:value-type="float">
            <text:p>5.60439651030665</text:p>
          </table:table-cell>
        </table:table-row>
        <table:table-row table:style-name="ro1">
          <table:table-cell table:formula="of:=[.A914]+1" office:value-type="float" office:value="937" calcext:value-type="float">
            <text:p>937</text:p>
          </table:table-cell>
          <table:table-cell table:formula="of:=299792458/([.A915]*1000000)" office:value-type="float" office:value="0.319949261472785" calcext:value-type="float">
            <text:p>0.319949261472785</text:p>
          </table:table-cell>
          <table:table-cell table:formula="of:=(1/3)*[.B915]" office:value-type="float" office:value="0.106649753824262" calcext:value-type="float">
            <text:p>0.106649753824262</text:p>
          </table:table-cell>
          <table:table-cell table:formula="of:=4*[.C915]" office:value-type="float" office:value="0.426599015297047" calcext:value-type="float">
            <text:p>0.426599015297047</text:p>
          </table:table-cell>
          <table:table-cell table:formula="of:=[.D915]/6" office:value-type="float" office:value="0.0710998358828412" calcext:value-type="float">
            <text:p>0.071099835882841</text:p>
          </table:table-cell>
          <table:table-cell table:formula="of:=[.E915]*2" office:value-type="float" office:value="0.142199671765682" calcext:value-type="float">
            <text:p>0.142199671765682</text:p>
          </table:table-cell>
          <table:table-cell table:formula="of:=[.E915]*39.3701" office:value-type="float" office:value="2.79920764869105" calcext:value-type="float">
            <text:p>2.79920764869105</text:p>
          </table:table-cell>
          <table:table-cell table:formula="of:=[.F915]*39.3701" office:value-type="float" office:value="5.59841529738209" calcext:value-type="float">
            <text:p>5.59841529738209</text:p>
          </table:table-cell>
        </table:table-row>
        <table:table-row table:style-name="ro1">
          <table:table-cell table:formula="of:=[.A915]+1" office:value-type="float" office:value="938" calcext:value-type="float">
            <text:p>938</text:p>
          </table:table-cell>
          <table:table-cell table:formula="of:=299792458/([.A916]*1000000)" office:value-type="float" office:value="0.319608164179104" calcext:value-type="float">
            <text:p>0.319608164179104</text:p>
          </table:table-cell>
          <table:table-cell table:formula="of:=(1/3)*[.B916]" office:value-type="float" office:value="0.106536054726368" calcext:value-type="float">
            <text:p>0.106536054726368</text:p>
          </table:table-cell>
          <table:table-cell table:formula="of:=4*[.C916]" office:value-type="float" office:value="0.426144218905473" calcext:value-type="float">
            <text:p>0.426144218905473</text:p>
          </table:table-cell>
          <table:table-cell table:formula="of:=[.D916]/6" office:value-type="float" office:value="0.0710240364842454" calcext:value-type="float">
            <text:p>0.071024036484246</text:p>
          </table:table-cell>
          <table:table-cell table:formula="of:=[.E916]*2" office:value-type="float" office:value="0.142048072968491" calcext:value-type="float">
            <text:p>0.142048072968491</text:p>
          </table:table-cell>
          <table:table-cell table:formula="of:=[.E916]*39.3701" office:value-type="float" office:value="2.79622341878839" calcext:value-type="float">
            <text:p>2.79622341878839</text:p>
          </table:table-cell>
          <table:table-cell table:formula="of:=[.F916]*39.3701" office:value-type="float" office:value="5.59244683757678" calcext:value-type="float">
            <text:p>5.59244683757678</text:p>
          </table:table-cell>
        </table:table-row>
        <table:table-row table:style-name="ro1">
          <table:table-cell table:formula="of:=[.A916]+1" office:value-type="float" office:value="939" calcext:value-type="float">
            <text:p>939</text:p>
          </table:table-cell>
          <table:table-cell table:formula="of:=299792458/([.A917]*1000000)" office:value-type="float" office:value="0.319267793397231" calcext:value-type="float">
            <text:p>0.319267793397231</text:p>
          </table:table-cell>
          <table:table-cell table:formula="of:=(1/3)*[.B917]" office:value-type="float" office:value="0.106422597799077" calcext:value-type="float">
            <text:p>0.106422597799077</text:p>
          </table:table-cell>
          <table:table-cell table:formula="of:=4*[.C917]" office:value-type="float" office:value="0.425690391196308" calcext:value-type="float">
            <text:p>0.425690391196308</text:p>
          </table:table-cell>
          <table:table-cell table:formula="of:=[.D917]/6" office:value-type="float" office:value="0.070948398532718" calcext:value-type="float">
            <text:p>0.070948398532718</text:p>
          </table:table-cell>
          <table:table-cell table:formula="of:=[.E917]*2" office:value-type="float" office:value="0.141896797065436" calcext:value-type="float">
            <text:p>0.141896797065436</text:p>
          </table:table-cell>
          <table:table-cell table:formula="of:=[.E917]*39.3701" office:value-type="float" office:value="2.79324554507296" calcext:value-type="float">
            <text:p>2.79324554507296</text:p>
          </table:table-cell>
          <table:table-cell table:formula="of:=[.F917]*39.3701" office:value-type="float" office:value="5.58649109014592" calcext:value-type="float">
            <text:p>5.58649109014592</text:p>
          </table:table-cell>
        </table:table-row>
        <table:table-row table:style-name="ro1">
          <table:table-cell table:formula="of:=[.A917]+1" office:value-type="float" office:value="940" calcext:value-type="float">
            <text:p>940</text:p>
          </table:table-cell>
          <table:table-cell table:formula="of:=299792458/([.A918]*1000000)" office:value-type="float" office:value="0.318928146808511" calcext:value-type="float">
            <text:p>0.318928146808511</text:p>
          </table:table-cell>
          <table:table-cell table:formula="of:=(1/3)*[.B918]" office:value-type="float" office:value="0.106309382269504" calcext:value-type="float">
            <text:p>0.106309382269504</text:p>
          </table:table-cell>
          <table:table-cell table:formula="of:=4*[.C918]" office:value-type="float" office:value="0.425237529078014" calcext:value-type="float">
            <text:p>0.425237529078014</text:p>
          </table:table-cell>
          <table:table-cell table:formula="of:=[.D918]/6" office:value-type="float" office:value="0.0708729215130024" calcext:value-type="float">
            <text:p>0.070872921513002</text:p>
          </table:table-cell>
          <table:table-cell table:formula="of:=[.E918]*2" office:value-type="float" office:value="0.141745843026005" calcext:value-type="float">
            <text:p>0.141745843026005</text:p>
          </table:table-cell>
          <table:table-cell table:formula="of:=[.E918]*39.3701" office:value-type="float" office:value="2.79027400725905" calcext:value-type="float">
            <text:p>2.79027400725905</text:p>
          </table:table-cell>
          <table:table-cell table:formula="of:=[.F918]*39.3701" office:value-type="float" office:value="5.58054801451811" calcext:value-type="float">
            <text:p>5.58054801451811</text:p>
          </table:table-cell>
        </table:table-row>
        <table:table-row table:style-name="ro1">
          <table:table-cell table:formula="of:=[.A918]+1" office:value-type="float" office:value="941" calcext:value-type="float">
            <text:p>941</text:p>
          </table:table-cell>
          <table:table-cell table:formula="of:=299792458/([.A919]*1000000)" office:value-type="float" office:value="0.318589222104144" calcext:value-type="float">
            <text:p>0.318589222104144</text:p>
          </table:table-cell>
          <table:table-cell table:formula="of:=(1/3)*[.B919]" office:value-type="float" office:value="0.106196407368048" calcext:value-type="float">
            <text:p>0.106196407368048</text:p>
          </table:table-cell>
          <table:table-cell table:formula="of:=4*[.C919]" office:value-type="float" office:value="0.424785629472193" calcext:value-type="float">
            <text:p>0.424785629472193</text:p>
          </table:table-cell>
          <table:table-cell table:formula="of:=[.D919]/6" office:value-type="float" office:value="0.0707976049120321" calcext:value-type="float">
            <text:p>0.070797604912032</text:p>
          </table:table-cell>
          <table:table-cell table:formula="of:=[.E919]*2" office:value-type="float" office:value="0.141595209824064" calcext:value-type="float">
            <text:p>0.141595209824064</text:p>
          </table:table-cell>
          <table:table-cell table:formula="of:=[.E919]*39.3701" office:value-type="float" office:value="2.7873087851472" calcext:value-type="float">
            <text:p>2.7873087851472</text:p>
          </table:table-cell>
          <table:table-cell table:formula="of:=[.F919]*39.3701" office:value-type="float" office:value="5.57461757029439" calcext:value-type="float">
            <text:p>5.57461757029439</text:p>
          </table:table-cell>
        </table:table-row>
        <table:table-row table:style-name="ro1">
          <table:table-cell table:formula="of:=[.A919]+1" office:value-type="float" office:value="942" calcext:value-type="float">
            <text:p>942</text:p>
          </table:table-cell>
          <table:table-cell table:formula="of:=299792458/([.A920]*1000000)" office:value-type="float" office:value="0.318251016985138" calcext:value-type="float">
            <text:p>0.318251016985138</text:p>
          </table:table-cell>
          <table:table-cell table:formula="of:=(1/3)*[.B920]" office:value-type="float" office:value="0.106083672328379" calcext:value-type="float">
            <text:p>0.106083672328379</text:p>
          </table:table-cell>
          <table:table-cell table:formula="of:=4*[.C920]" office:value-type="float" office:value="0.424334689313517" calcext:value-type="float">
            <text:p>0.424334689313517</text:p>
          </table:table-cell>
          <table:table-cell table:formula="of:=[.D920]/6" office:value-type="float" office:value="0.0707224482189196" calcext:value-type="float">
            <text:p>0.07072244821892</text:p>
          </table:table-cell>
          <table:table-cell table:formula="of:=[.E920]*2" office:value-type="float" office:value="0.141444896437839" calcext:value-type="float">
            <text:p>0.141444896437839</text:p>
          </table:table-cell>
          <table:table-cell table:formula="of:=[.E920]*39.3701" office:value-type="float" office:value="2.78434985862368" calcext:value-type="float">
            <text:p>2.78434985862368</text:p>
          </table:table-cell>
          <table:table-cell table:formula="of:=[.F920]*39.3701" office:value-type="float" office:value="5.56869971724737" calcext:value-type="float">
            <text:p>5.56869971724737</text:p>
          </table:table-cell>
        </table:table-row>
        <table:table-row table:style-name="ro1">
          <table:table-cell table:formula="of:=[.A920]+1" office:value-type="float" office:value="943" calcext:value-type="float">
            <text:p>943</text:p>
          </table:table-cell>
          <table:table-cell table:formula="of:=299792458/([.A921]*1000000)" office:value-type="float" office:value="0.317913529162248" calcext:value-type="float">
            <text:p>0.317913529162248</text:p>
          </table:table-cell>
          <table:table-cell table:formula="of:=(1/3)*[.B921]" office:value-type="float" office:value="0.105971176387416" calcext:value-type="float">
            <text:p>0.105971176387416</text:p>
          </table:table-cell>
          <table:table-cell table:formula="of:=4*[.C921]" office:value-type="float" office:value="0.423884705549664" calcext:value-type="float">
            <text:p>0.423884705549664</text:p>
          </table:table-cell>
          <table:table-cell table:formula="of:=[.D921]/6" office:value-type="float" office:value="0.070647450924944" calcext:value-type="float">
            <text:p>0.070647450924944</text:p>
          </table:table-cell>
          <table:table-cell table:formula="of:=[.E921]*2" office:value-type="float" office:value="0.141294901849888" calcext:value-type="float">
            <text:p>0.141294901849888</text:p>
          </table:table-cell>
          <table:table-cell table:formula="of:=[.E921]*39.3701" office:value-type="float" office:value="2.78139720766014" calcext:value-type="float">
            <text:p>2.78139720766014</text:p>
          </table:table-cell>
          <table:table-cell table:formula="of:=[.F921]*39.3701" office:value-type="float" office:value="5.56279441532028" calcext:value-type="float">
            <text:p>5.56279441532028</text:p>
          </table:table-cell>
        </table:table-row>
        <table:table-row table:style-name="ro1">
          <table:table-cell table:formula="of:=[.A921]+1" office:value-type="float" office:value="944" calcext:value-type="float">
            <text:p>944</text:p>
          </table:table-cell>
          <table:table-cell table:formula="of:=299792458/([.A922]*1000000)" office:value-type="float" office:value="0.317576756355932" calcext:value-type="float">
            <text:p>0.317576756355932</text:p>
          </table:table-cell>
          <table:table-cell table:formula="of:=(1/3)*[.B922]" office:value-type="float" office:value="0.105858918785311" calcext:value-type="float">
            <text:p>0.105858918785311</text:p>
          </table:table-cell>
          <table:table-cell table:formula="of:=4*[.C922]" office:value-type="float" office:value="0.423435675141243" calcext:value-type="float">
            <text:p>0.423435675141243</text:p>
          </table:table-cell>
          <table:table-cell table:formula="of:=[.D922]/6" office:value-type="float" office:value="0.0705726125235405" calcext:value-type="float">
            <text:p>0.070572612523541</text:p>
          </table:table-cell>
          <table:table-cell table:formula="of:=[.E922]*2" office:value-type="float" office:value="0.141145225047081" calcext:value-type="float">
            <text:p>0.141145225047081</text:p>
          </table:table-cell>
          <table:table-cell table:formula="of:=[.E922]*39.3701" office:value-type="float" office:value="2.77845081231304" calcext:value-type="float">
            <text:p>2.77845081231304</text:p>
          </table:table-cell>
          <table:table-cell table:formula="of:=[.F922]*39.3701" office:value-type="float" office:value="5.55690162462608" calcext:value-type="float">
            <text:p>5.55690162462608</text:p>
          </table:table-cell>
        </table:table-row>
        <table:table-row table:style-name="ro1">
          <table:table-cell table:formula="of:=[.A922]+1" office:value-type="float" office:value="945" calcext:value-type="float">
            <text:p>945</text:p>
          </table:table-cell>
          <table:table-cell table:formula="of:=299792458/([.A923]*1000000)" office:value-type="float" office:value="0.317240696296296" calcext:value-type="float">
            <text:p>0.317240696296296</text:p>
          </table:table-cell>
          <table:table-cell table:formula="of:=(1/3)*[.B923]" office:value-type="float" office:value="0.105746898765432" calcext:value-type="float">
            <text:p>0.105746898765432</text:p>
          </table:table-cell>
          <table:table-cell table:formula="of:=4*[.C923]" office:value-type="float" office:value="0.422987595061728" calcext:value-type="float">
            <text:p>0.422987595061728</text:p>
          </table:table-cell>
          <table:table-cell table:formula="of:=[.D923]/6" office:value-type="float" office:value="0.0704979325102881" calcext:value-type="float">
            <text:p>0.070497932510288</text:p>
          </table:table-cell>
          <table:table-cell table:formula="of:=[.E923]*2" office:value-type="float" office:value="0.140995865020576" calcext:value-type="float">
            <text:p>0.140995865020576</text:p>
          </table:table-cell>
          <table:table-cell table:formula="of:=[.E923]*39.3701" office:value-type="float" office:value="2.77551065272329" calcext:value-type="float">
            <text:p>2.77551065272329</text:p>
          </table:table-cell>
          <table:table-cell table:formula="of:=[.F923]*39.3701" office:value-type="float" office:value="5.55102130544658" calcext:value-type="float">
            <text:p>5.55102130544658</text:p>
          </table:table-cell>
        </table:table-row>
        <table:table-row table:style-name="ro1">
          <table:table-cell table:formula="of:=[.A923]+1" office:value-type="float" office:value="946" calcext:value-type="float">
            <text:p>946</text:p>
          </table:table-cell>
          <table:table-cell table:formula="of:=299792458/([.A924]*1000000)" office:value-type="float" office:value="0.316905346723044" calcext:value-type="float">
            <text:p>0.316905346723044</text:p>
          </table:table-cell>
          <table:table-cell table:formula="of:=(1/3)*[.B924]" office:value-type="float" office:value="0.105635115574348" calcext:value-type="float">
            <text:p>0.105635115574348</text:p>
          </table:table-cell>
          <table:table-cell table:formula="of:=4*[.C924]" office:value-type="float" office:value="0.422540462297393" calcext:value-type="float">
            <text:p>0.422540462297393</text:p>
          </table:table-cell>
          <table:table-cell table:formula="of:=[.D924]/6" office:value-type="float" office:value="0.0704234103828988" calcext:value-type="float">
            <text:p>0.070423410382899</text:p>
          </table:table-cell>
          <table:table-cell table:formula="of:=[.E924]*2" office:value-type="float" office:value="0.140846820765797" calcext:value-type="float">
            <text:p>0.140846820765797</text:p>
          </table:table-cell>
          <table:table-cell table:formula="of:=[.E924]*39.3701" office:value-type="float" office:value="2.77257670911576" calcext:value-type="float">
            <text:p>2.77257670911576</text:p>
          </table:table-cell>
          <table:table-cell table:formula="of:=[.F924]*39.3701" office:value-type="float" office:value="5.54515341823152" calcext:value-type="float">
            <text:p>5.54515341823152</text:p>
          </table:table-cell>
        </table:table-row>
        <table:table-row table:style-name="ro1">
          <table:table-cell table:formula="of:=[.A924]+1" office:value-type="float" office:value="947" calcext:value-type="float">
            <text:p>947</text:p>
          </table:table-cell>
          <table:table-cell table:formula="of:=299792458/([.A925]*1000000)" office:value-type="float" office:value="0.316570705385428" calcext:value-type="float">
            <text:p>0.316570705385428</text:p>
          </table:table-cell>
          <table:table-cell table:formula="of:=(1/3)*[.B925]" office:value-type="float" office:value="0.105523568461809" calcext:value-type="float">
            <text:p>0.105523568461809</text:p>
          </table:table-cell>
          <table:table-cell table:formula="of:=4*[.C925]" office:value-type="float" office:value="0.422094273847237" calcext:value-type="float">
            <text:p>0.422094273847237</text:p>
          </table:table-cell>
          <table:table-cell table:formula="of:=[.D925]/6" office:value-type="float" office:value="0.0703490456412061" calcext:value-type="float">
            <text:p>0.070349045641206</text:p>
          </table:table-cell>
          <table:table-cell table:formula="of:=[.E925]*2" office:value-type="float" office:value="0.140698091282412" calcext:value-type="float">
            <text:p>0.140698091282412</text:p>
          </table:table-cell>
          <table:table-cell table:formula="of:=[.E925]*39.3701" office:value-type="float" office:value="2.76964896179885" calcext:value-type="float">
            <text:p>2.76964896179885</text:p>
          </table:table-cell>
          <table:table-cell table:formula="of:=[.F925]*39.3701" office:value-type="float" office:value="5.5392979235977" calcext:value-type="float">
            <text:p>5.5392979235977</text:p>
          </table:table-cell>
        </table:table-row>
        <table:table-row table:style-name="ro1">
          <table:table-cell table:formula="of:=[.A925]+1" office:value-type="float" office:value="948" calcext:value-type="float">
            <text:p>948</text:p>
          </table:table-cell>
          <table:table-cell table:formula="of:=299792458/([.A926]*1000000)" office:value-type="float" office:value="0.316236770042194" calcext:value-type="float">
            <text:p>0.316236770042194</text:p>
          </table:table-cell>
          <table:table-cell table:formula="of:=(1/3)*[.B926]" office:value-type="float" office:value="0.105412256680731" calcext:value-type="float">
            <text:p>0.105412256680731</text:p>
          </table:table-cell>
          <table:table-cell table:formula="of:=4*[.C926]" office:value-type="float" office:value="0.421649026722925" calcext:value-type="float">
            <text:p>0.421649026722925</text:p>
          </table:table-cell>
          <table:table-cell table:formula="of:=[.D926]/6" office:value-type="float" office:value="0.0702748377871542" calcext:value-type="float">
            <text:p>0.070274837787154</text:p>
          </table:table-cell>
          <table:table-cell table:formula="of:=[.E926]*2" office:value-type="float" office:value="0.140549675574308" calcext:value-type="float">
            <text:p>0.140549675574308</text:p>
          </table:table-cell>
          <table:table-cell table:formula="of:=[.E926]*39.3701" office:value-type="float" office:value="2.76672739116404" calcext:value-type="float">
            <text:p>2.76672739116404</text:p>
          </table:table-cell>
          <table:table-cell table:formula="of:=[.F926]*39.3701" office:value-type="float" office:value="5.53345478232808" calcext:value-type="float">
            <text:p>5.53345478232808</text:p>
          </table:table-cell>
        </table:table-row>
        <table:table-row table:style-name="ro1">
          <table:table-cell table:formula="of:=[.A926]+1" office:value-type="float" office:value="949" calcext:value-type="float">
            <text:p>949</text:p>
          </table:table-cell>
          <table:table-cell table:formula="of:=299792458/([.A927]*1000000)" office:value-type="float" office:value="0.315903538461538" calcext:value-type="float">
            <text:p>0.315903538461538</text:p>
          </table:table-cell>
          <table:table-cell table:formula="of:=(1/3)*[.B927]" office:value-type="float" office:value="0.105301179487179" calcext:value-type="float">
            <text:p>0.105301179487179</text:p>
          </table:table-cell>
          <table:table-cell table:formula="of:=4*[.C927]" office:value-type="float" office:value="0.421204717948718" calcext:value-type="float">
            <text:p>0.421204717948718</text:p>
          </table:table-cell>
          <table:table-cell table:formula="of:=[.D927]/6" office:value-type="float" office:value="0.0702007863247863" calcext:value-type="float">
            <text:p>0.070200786324786</text:p>
          </table:table-cell>
          <table:table-cell table:formula="of:=[.E927]*2" office:value-type="float" office:value="0.140401572649573" calcext:value-type="float">
            <text:p>0.140401572649573</text:p>
          </table:table-cell>
          <table:table-cell table:formula="of:=[.E927]*39.3701" office:value-type="float" office:value="2.76381197768547" calcext:value-type="float">
            <text:p>2.76381197768547</text:p>
          </table:table-cell>
          <table:table-cell table:formula="of:=[.F927]*39.3701" office:value-type="float" office:value="5.52762395537094" calcext:value-type="float">
            <text:p>5.52762395537094</text:p>
          </table:table-cell>
        </table:table-row>
        <table:table-row table:style-name="ro1">
          <table:table-cell table:formula="of:=[.A927]+1" office:value-type="float" office:value="950" calcext:value-type="float">
            <text:p>950</text:p>
          </table:table-cell>
          <table:table-cell table:formula="of:=299792458/([.A928]*1000000)" office:value-type="float" office:value="0.315571008421053" calcext:value-type="float">
            <text:p>0.315571008421053</text:p>
          </table:table-cell>
          <table:table-cell table:formula="of:=(1/3)*[.B928]" office:value-type="float" office:value="0.105190336140351" calcext:value-type="float">
            <text:p>0.105190336140351</text:p>
          </table:table-cell>
          <table:table-cell table:formula="of:=4*[.C928]" office:value-type="float" office:value="0.420761344561403" calcext:value-type="float">
            <text:p>0.420761344561403</text:p>
          </table:table-cell>
          <table:table-cell table:formula="of:=[.D928]/6" office:value-type="float" office:value="0.0701268907602339" calcext:value-type="float">
            <text:p>0.070126890760234</text:p>
          </table:table-cell>
          <table:table-cell table:formula="of:=[.E928]*2" office:value-type="float" office:value="0.140253781520468" calcext:value-type="float">
            <text:p>0.140253781520468</text:p>
          </table:table-cell>
          <table:table-cell table:formula="of:=[.E928]*39.3701" office:value-type="float" office:value="2.76090270191949" calcext:value-type="float">
            <text:p>2.76090270191949</text:p>
          </table:table-cell>
          <table:table-cell table:formula="of:=[.F928]*39.3701" office:value-type="float" office:value="5.52180540383897" calcext:value-type="float">
            <text:p>5.52180540383897</text:p>
          </table:table-cell>
        </table:table-row>
        <table:table-row table:style-name="ro1">
          <table:table-cell table:formula="of:=[.A928]+1" office:value-type="float" office:value="951" calcext:value-type="float">
            <text:p>951</text:p>
          </table:table-cell>
          <table:table-cell table:formula="of:=299792458/([.A929]*1000000)" office:value-type="float" office:value="0.315239177707676" calcext:value-type="float">
            <text:p>0.315239177707676</text:p>
          </table:table-cell>
          <table:table-cell table:formula="of:=(1/3)*[.B929]" office:value-type="float" office:value="0.105079725902559" calcext:value-type="float">
            <text:p>0.105079725902559</text:p>
          </table:table-cell>
          <table:table-cell table:formula="of:=4*[.C929]" office:value-type="float" office:value="0.420318903610235" calcext:value-type="float">
            <text:p>0.420318903610235</text:p>
          </table:table-cell>
          <table:table-cell table:formula="of:=[.D929]/6" office:value-type="float" office:value="0.0700531506017058" calcext:value-type="float">
            <text:p>0.070053150601706</text:p>
          </table:table-cell>
          <table:table-cell table:formula="of:=[.E929]*2" office:value-type="float" office:value="0.140106301203412" calcext:value-type="float">
            <text:p>0.140106301203412</text:p>
          </table:table-cell>
          <table:table-cell table:formula="of:=[.E929]*39.3701" office:value-type="float" office:value="2.75799954450422" calcext:value-type="float">
            <text:p>2.75799954450422</text:p>
          </table:table-cell>
          <table:table-cell table:formula="of:=[.F929]*39.3701" office:value-type="float" office:value="5.51599908900844" calcext:value-type="float">
            <text:p>5.51599908900844</text:p>
          </table:table-cell>
        </table:table-row>
        <table:table-row table:style-name="ro1">
          <table:table-cell table:formula="of:=[.A929]+1" office:value-type="float" office:value="952" calcext:value-type="float">
            <text:p>952</text:p>
          </table:table-cell>
          <table:table-cell table:formula="of:=299792458/([.A930]*1000000)" office:value-type="float" office:value="0.314908044117647" calcext:value-type="float">
            <text:p>0.314908044117647</text:p>
          </table:table-cell>
          <table:table-cell table:formula="of:=(1/3)*[.B930]" office:value-type="float" office:value="0.104969348039216" calcext:value-type="float">
            <text:p>0.104969348039216</text:p>
          </table:table-cell>
          <table:table-cell table:formula="of:=4*[.C930]" office:value-type="float" office:value="0.419877392156863" calcext:value-type="float">
            <text:p>0.419877392156863</text:p>
          </table:table-cell>
          <table:table-cell table:formula="of:=[.D930]/6" office:value-type="float" office:value="0.0699795653594771" calcext:value-type="float">
            <text:p>0.069979565359477</text:p>
          </table:table-cell>
          <table:table-cell table:formula="of:=[.E930]*2" office:value-type="float" office:value="0.139959130718954" calcext:value-type="float">
            <text:p>0.139959130718954</text:p>
          </table:table-cell>
          <table:table-cell table:formula="of:=[.E930]*39.3701" office:value-type="float" office:value="2.75510248615915" calcext:value-type="float">
            <text:p>2.75510248615915</text:p>
          </table:table-cell>
          <table:table-cell table:formula="of:=[.F930]*39.3701" office:value-type="float" office:value="5.5102049723183" calcext:value-type="float">
            <text:p>5.5102049723183</text:p>
          </table:table-cell>
        </table:table-row>
        <table:table-row table:style-name="ro1">
          <table:table-cell table:formula="of:=[.A930]+1" office:value-type="float" office:value="953" calcext:value-type="float">
            <text:p>953</text:p>
          </table:table-cell>
          <table:table-cell table:formula="of:=299792458/([.A931]*1000000)" office:value-type="float" office:value="0.314577605456453" calcext:value-type="float">
            <text:p>0.314577605456453</text:p>
          </table:table-cell>
          <table:table-cell table:formula="of:=(1/3)*[.B931]" office:value-type="float" office:value="0.104859201818818" calcext:value-type="float">
            <text:p>0.104859201818818</text:p>
          </table:table-cell>
          <table:table-cell table:formula="of:=4*[.C931]" office:value-type="float" office:value="0.419436807275271" calcext:value-type="float">
            <text:p>0.419436807275271</text:p>
          </table:table-cell>
          <table:table-cell table:formula="of:=[.D931]/6" office:value-type="float" office:value="0.0699061345458785" calcext:value-type="float">
            <text:p>0.069906134545879</text:p>
          </table:table-cell>
          <table:table-cell table:formula="of:=[.E931]*2" office:value-type="float" office:value="0.139812269091757" calcext:value-type="float">
            <text:p>0.139812269091757</text:p>
          </table:table-cell>
          <table:table-cell table:formula="of:=[.E931]*39.3701" office:value-type="float" office:value="2.75221150768469" calcext:value-type="float">
            <text:p>2.75221150768469</text:p>
          </table:table-cell>
          <table:table-cell table:formula="of:=[.F931]*39.3701" office:value-type="float" office:value="5.50442301536938" calcext:value-type="float">
            <text:p>5.50442301536938</text:p>
          </table:table-cell>
        </table:table-row>
        <table:table-row table:style-name="ro1">
          <table:table-cell table:formula="of:=[.A931]+1" office:value-type="float" office:value="954" calcext:value-type="float">
            <text:p>954</text:p>
          </table:table-cell>
          <table:table-cell table:formula="of:=299792458/([.A932]*1000000)" office:value-type="float" office:value="0.314247859538784" calcext:value-type="float">
            <text:p>0.314247859538784</text:p>
          </table:table-cell>
          <table:table-cell table:formula="of:=(1/3)*[.B932]" office:value-type="float" office:value="0.104749286512928" calcext:value-type="float">
            <text:p>0.104749286512928</text:p>
          </table:table-cell>
          <table:table-cell table:formula="of:=4*[.C932]" office:value-type="float" office:value="0.418997146051712" calcext:value-type="float">
            <text:p>0.418997146051712</text:p>
          </table:table-cell>
          <table:table-cell table:formula="of:=[.D932]/6" office:value-type="float" office:value="0.0698328576752854" calcext:value-type="float">
            <text:p>0.069832857675285</text:p>
          </table:table-cell>
          <table:table-cell table:formula="of:=[.E932]*2" office:value-type="float" office:value="0.139665715350571" calcext:value-type="float">
            <text:p>0.139665715350571</text:p>
          </table:table-cell>
          <table:table-cell table:formula="of:=[.E932]*39.3701" office:value-type="float" office:value="2.74932658996175" calcext:value-type="float">
            <text:p>2.74932658996175</text:p>
          </table:table-cell>
          <table:table-cell table:formula="of:=[.F932]*39.3701" office:value-type="float" office:value="5.4986531799235" calcext:value-type="float">
            <text:p>5.4986531799235</text:p>
          </table:table-cell>
        </table:table-row>
        <table:table-row table:style-name="ro1">
          <table:table-cell table:formula="of:=[.A932]+1" office:value-type="float" office:value="955" calcext:value-type="float">
            <text:p>955</text:p>
          </table:table-cell>
          <table:table-cell table:formula="of:=299792458/([.A933]*1000000)" office:value-type="float" office:value="0.313918804188482" calcext:value-type="float">
            <text:p>0.313918804188482</text:p>
          </table:table-cell>
          <table:table-cell table:formula="of:=(1/3)*[.B933]" office:value-type="float" office:value="0.104639601396161" calcext:value-type="float">
            <text:p>0.104639601396161</text:p>
          </table:table-cell>
          <table:table-cell table:formula="of:=4*[.C933]" office:value-type="float" office:value="0.418558405584642" calcext:value-type="float">
            <text:p>0.418558405584642</text:p>
          </table:table-cell>
          <table:table-cell table:formula="of:=[.D933]/6" office:value-type="float" office:value="0.069759734264107" calcext:value-type="float">
            <text:p>0.069759734264107</text:p>
          </table:table-cell>
          <table:table-cell table:formula="of:=[.E933]*2" office:value-type="float" office:value="0.139519468528214" calcext:value-type="float">
            <text:p>0.139519468528214</text:p>
          </table:table-cell>
          <table:table-cell table:formula="of:=[.E933]*39.3701" office:value-type="float" office:value="2.74644771395132" calcext:value-type="float">
            <text:p>2.74644771395132</text:p>
          </table:table-cell>
          <table:table-cell table:formula="of:=[.F933]*39.3701" office:value-type="float" office:value="5.49289542790264" calcext:value-type="float">
            <text:p>5.49289542790264</text:p>
          </table:table-cell>
        </table:table-row>
        <table:table-row table:style-name="ro1">
          <table:table-cell table:formula="of:=[.A933]+1" office:value-type="float" office:value="956" calcext:value-type="float">
            <text:p>956</text:p>
          </table:table-cell>
          <table:table-cell table:formula="of:=299792458/([.A934]*1000000)" office:value-type="float" office:value="0.313590437238494" calcext:value-type="float">
            <text:p>0.313590437238494</text:p>
          </table:table-cell>
          <table:table-cell table:formula="of:=(1/3)*[.B934]" office:value-type="float" office:value="0.104530145746165" calcext:value-type="float">
            <text:p>0.104530145746165</text:p>
          </table:table-cell>
          <table:table-cell table:formula="of:=4*[.C934]" office:value-type="float" office:value="0.418120582984658" calcext:value-type="float">
            <text:p>0.418120582984658</text:p>
          </table:table-cell>
          <table:table-cell table:formula="of:=[.D934]/6" office:value-type="float" office:value="0.0696867638307764" calcext:value-type="float">
            <text:p>0.069686763830776</text:p>
          </table:table-cell>
          <table:table-cell table:formula="of:=[.E934]*2" office:value-type="float" office:value="0.139373527661553" calcext:value-type="float">
            <text:p>0.139373527661553</text:p>
          </table:table-cell>
          <table:table-cell table:formula="of:=[.E934]*39.3701" office:value-type="float" office:value="2.74357486069405" calcext:value-type="float">
            <text:p>2.74357486069405</text:p>
          </table:table-cell>
          <table:table-cell table:formula="of:=[.F934]*39.3701" office:value-type="float" office:value="5.4871497213881" calcext:value-type="float">
            <text:p>5.4871497213881</text:p>
          </table:table-cell>
        </table:table-row>
        <table:table-row table:style-name="ro1">
          <table:table-cell table:formula="of:=[.A934]+1" office:value-type="float" office:value="957" calcext:value-type="float">
            <text:p>957</text:p>
          </table:table-cell>
          <table:table-cell table:formula="of:=299792458/([.A935]*1000000)" office:value-type="float" office:value="0.313262756530825" calcext:value-type="float">
            <text:p>0.313262756530825</text:p>
          </table:table-cell>
          <table:table-cell table:formula="of:=(1/3)*[.B935]" office:value-type="float" office:value="0.104420918843609" calcext:value-type="float">
            <text:p>0.104420918843609</text:p>
          </table:table-cell>
          <table:table-cell table:formula="of:=4*[.C935]" office:value-type="float" office:value="0.417683675374434" calcext:value-type="float">
            <text:p>0.417683675374434</text:p>
          </table:table-cell>
          <table:table-cell table:formula="of:=[.D935]/6" office:value-type="float" office:value="0.069613945895739" calcext:value-type="float">
            <text:p>0.069613945895739</text:p>
          </table:table-cell>
          <table:table-cell table:formula="of:=[.E935]*2" office:value-type="float" office:value="0.139227891791478" calcext:value-type="float">
            <text:p>0.139227891791478</text:p>
          </table:table-cell>
          <table:table-cell table:formula="of:=[.E935]*39.3701" office:value-type="float" office:value="2.74070801130983" calcext:value-type="float">
            <text:p>2.74070801130983</text:p>
          </table:table-cell>
          <table:table-cell table:formula="of:=[.F935]*39.3701" office:value-type="float" office:value="5.48141602261967" calcext:value-type="float">
            <text:p>5.48141602261967</text:p>
          </table:table-cell>
        </table:table-row>
        <table:table-row table:style-name="ro1">
          <table:table-cell table:formula="of:=[.A935]+1" office:value-type="float" office:value="958" calcext:value-type="float">
            <text:p>958</text:p>
          </table:table-cell>
          <table:table-cell table:formula="of:=299792458/([.A936]*1000000)" office:value-type="float" office:value="0.312935759916493" calcext:value-type="float">
            <text:p>0.312935759916493</text:p>
          </table:table-cell>
          <table:table-cell table:formula="of:=(1/3)*[.B936]" office:value-type="float" office:value="0.104311919972164" calcext:value-type="float">
            <text:p>0.104311919972164</text:p>
          </table:table-cell>
          <table:table-cell table:formula="of:=4*[.C936]" office:value-type="float" office:value="0.417247679888657" calcext:value-type="float">
            <text:p>0.417247679888657</text:p>
          </table:table-cell>
          <table:table-cell table:formula="of:=[.D936]/6" office:value-type="float" office:value="0.0695412799814428" calcext:value-type="float">
            <text:p>0.069541279981443</text:p>
          </table:table-cell>
          <table:table-cell table:formula="of:=[.E936]*2" office:value-type="float" office:value="0.139082559962886" calcext:value-type="float">
            <text:p>0.139082559962886</text:p>
          </table:table-cell>
          <table:table-cell table:formula="of:=[.E936]*39.3701" office:value-type="float" office:value="2.7378471469974" calcext:value-type="float">
            <text:p>2.7378471469974</text:p>
          </table:table-cell>
          <table:table-cell table:formula="of:=[.F936]*39.3701" office:value-type="float" office:value="5.4756942939948" calcext:value-type="float">
            <text:p>5.4756942939948</text:p>
          </table:table-cell>
        </table:table-row>
        <table:table-row table:style-name="ro1">
          <table:table-cell table:formula="of:=[.A936]+1" office:value-type="float" office:value="959" calcext:value-type="float">
            <text:p>959</text:p>
          </table:table-cell>
          <table:table-cell table:formula="of:=299792458/([.A937]*1000000)" office:value-type="float" office:value="0.312609445255474" calcext:value-type="float">
            <text:p>0.312609445255474</text:p>
          </table:table-cell>
          <table:table-cell table:formula="of:=(1/3)*[.B937]" office:value-type="float" office:value="0.104203148418491" calcext:value-type="float">
            <text:p>0.104203148418491</text:p>
          </table:table-cell>
          <table:table-cell table:formula="of:=4*[.C937]" office:value-type="float" office:value="0.416812593673966" calcext:value-type="float">
            <text:p>0.416812593673966</text:p>
          </table:table-cell>
          <table:table-cell table:formula="of:=[.D937]/6" office:value-type="float" office:value="0.0694687656123277" calcext:value-type="float">
            <text:p>0.069468765612328</text:p>
          </table:table-cell>
          <table:table-cell table:formula="of:=[.E937]*2" office:value-type="float" office:value="0.138937531224655" calcext:value-type="float">
            <text:p>0.138937531224655</text:p>
          </table:table-cell>
          <table:table-cell table:formula="of:=[.E937]*39.3701" office:value-type="float" office:value="2.7349922490339" calcext:value-type="float">
            <text:p>2.7349922490339</text:p>
          </table:table-cell>
          <table:table-cell table:formula="of:=[.F937]*39.3701" office:value-type="float" office:value="5.4699844980678" calcext:value-type="float">
            <text:p>5.4699844980678</text:p>
          </table:table-cell>
        </table:table-row>
        <table:table-row table:style-name="ro1">
          <table:table-cell table:formula="of:=[.A937]+1" office:value-type="float" office:value="960" calcext:value-type="float">
            <text:p>960</text:p>
          </table:table-cell>
          <table:table-cell table:formula="of:=299792458/([.A938]*1000000)" office:value-type="float" office:value="0.312283810416667" calcext:value-type="float">
            <text:p>0.312283810416667</text:p>
          </table:table-cell>
          <table:table-cell table:formula="of:=(1/3)*[.B938]" office:value-type="float" office:value="0.104094603472222" calcext:value-type="float">
            <text:p>0.104094603472222</text:p>
          </table:table-cell>
          <table:table-cell table:formula="of:=4*[.C938]" office:value-type="float" office:value="0.416378413888889" calcext:value-type="float">
            <text:p>0.416378413888889</text:p>
          </table:table-cell>
          <table:table-cell table:formula="of:=[.D938]/6" office:value-type="float" office:value="0.0693964023148148" calcext:value-type="float">
            <text:p>0.069396402314815</text:p>
          </table:table-cell>
          <table:table-cell table:formula="of:=[.E938]*2" office:value-type="float" office:value="0.13879280462963" calcext:value-type="float">
            <text:p>0.13879280462963</text:p>
          </table:table-cell>
          <table:table-cell table:formula="of:=[.E938]*39.3701" office:value-type="float" office:value="2.73214329877449" calcext:value-type="float">
            <text:p>2.73214329877449</text:p>
          </table:table-cell>
          <table:table-cell table:formula="of:=[.F938]*39.3701" office:value-type="float" office:value="5.46428659754898" calcext:value-type="float">
            <text:p>5.46428659754898</text:p>
          </table:table-cell>
        </table:table-row>
        <table:table-row table:style-name="ro1">
          <table:table-cell table:formula="of:=[.A938]+1" office:value-type="float" office:value="961" calcext:value-type="float">
            <text:p>961</text:p>
          </table:table-cell>
          <table:table-cell table:formula="of:=299792458/([.A939]*1000000)" office:value-type="float" office:value="0.311958853277836" calcext:value-type="float">
            <text:p>0.311958853277836</text:p>
          </table:table-cell>
          <table:table-cell table:formula="of:=(1/3)*[.B939]" office:value-type="float" office:value="0.103986284425945" calcext:value-type="float">
            <text:p>0.103986284425945</text:p>
          </table:table-cell>
          <table:table-cell table:formula="of:=4*[.C939]" office:value-type="float" office:value="0.415945137703781" calcext:value-type="float">
            <text:p>0.415945137703781</text:p>
          </table:table-cell>
          <table:table-cell table:formula="of:=[.D939]/6" office:value-type="float" office:value="0.0693241896172968" calcext:value-type="float">
            <text:p>0.069324189617297</text:p>
          </table:table-cell>
          <table:table-cell table:formula="of:=[.E939]*2" office:value-type="float" office:value="0.138648379234594" calcext:value-type="float">
            <text:p>0.138648379234594</text:p>
          </table:table-cell>
          <table:table-cell table:formula="of:=[.E939]*39.3701" office:value-type="float" office:value="2.72930027765194" calcext:value-type="float">
            <text:p>2.72930027765194</text:p>
          </table:table-cell>
          <table:table-cell table:formula="of:=[.F939]*39.3701" office:value-type="float" office:value="5.45860055530387" calcext:value-type="float">
            <text:p>5.45860055530387</text:p>
          </table:table-cell>
        </table:table-row>
        <table:table-row table:style-name="ro1">
          <table:table-cell table:formula="of:=[.A939]+1" office:value-type="float" office:value="962" calcext:value-type="float">
            <text:p>962</text:p>
          </table:table-cell>
          <table:table-cell table:formula="of:=299792458/([.A940]*1000000)" office:value-type="float" office:value="0.311634571725572" calcext:value-type="float">
            <text:p>0.311634571725572</text:p>
          </table:table-cell>
          <table:table-cell table:formula="of:=(1/3)*[.B940]" office:value-type="float" office:value="0.103878190575191" calcext:value-type="float">
            <text:p>0.103878190575191</text:p>
          </table:table-cell>
          <table:table-cell table:formula="of:=4*[.C940]" office:value-type="float" office:value="0.415512762300762" calcext:value-type="float">
            <text:p>0.415512762300762</text:p>
          </table:table-cell>
          <table:table-cell table:formula="of:=[.D940]/6" office:value-type="float" office:value="0.0692521270501271" calcext:value-type="float">
            <text:p>0.069252127050127</text:p>
          </table:table-cell>
          <table:table-cell table:formula="of:=[.E940]*2" office:value-type="float" office:value="0.138504254100254" calcext:value-type="float">
            <text:p>0.138504254100254</text:p>
          </table:table-cell>
          <table:table-cell table:formula="of:=[.E940]*39.3701" office:value-type="float" office:value="2.72646316717621" calcext:value-type="float">
            <text:p>2.72646316717621</text:p>
          </table:table-cell>
          <table:table-cell table:formula="of:=[.F940]*39.3701" office:value-type="float" office:value="5.45292633435241" calcext:value-type="float">
            <text:p>5.45292633435241</text:p>
          </table:table-cell>
        </table:table-row>
        <table:table-row table:style-name="ro1">
          <table:table-cell table:formula="of:=[.A940]+1" office:value-type="float" office:value="963" calcext:value-type="float">
            <text:p>963</text:p>
          </table:table-cell>
          <table:table-cell table:formula="of:=299792458/([.A941]*1000000)" office:value-type="float" office:value="0.311310963655244" calcext:value-type="float">
            <text:p>0.311310963655244</text:p>
          </table:table-cell>
          <table:table-cell table:formula="of:=(1/3)*[.B941]" office:value-type="float" office:value="0.103770321218415" calcext:value-type="float">
            <text:p>0.103770321218415</text:p>
          </table:table-cell>
          <table:table-cell table:formula="of:=4*[.C941]" office:value-type="float" office:value="0.415081284873659" calcext:value-type="float">
            <text:p>0.415081284873659</text:p>
          </table:table-cell>
          <table:table-cell table:formula="of:=[.D941]/6" office:value-type="float" office:value="0.0691802141456098" calcext:value-type="float">
            <text:p>0.06918021414561</text:p>
          </table:table-cell>
          <table:table-cell table:formula="of:=[.E941]*2" office:value-type="float" office:value="0.13836042829122" calcext:value-type="float">
            <text:p>0.13836042829122</text:p>
          </table:table-cell>
          <table:table-cell table:formula="of:=[.E941]*39.3701" office:value-type="float" office:value="2.72363194893407" calcext:value-type="float">
            <text:p>2.72363194893407</text:p>
          </table:table-cell>
          <table:table-cell table:formula="of:=[.F941]*39.3701" office:value-type="float" office:value="5.44726389786814" calcext:value-type="float">
            <text:p>5.44726389786814</text:p>
          </table:table-cell>
        </table:table-row>
        <table:table-row table:style-name="ro1">
          <table:table-cell table:formula="of:=[.A941]+1" office:value-type="float" office:value="964" calcext:value-type="float">
            <text:p>964</text:p>
          </table:table-cell>
          <table:table-cell table:formula="of:=299792458/([.A942]*1000000)" office:value-type="float" office:value="0.310988026970954" calcext:value-type="float">
            <text:p>0.310988026970954</text:p>
          </table:table-cell>
          <table:table-cell table:formula="of:=(1/3)*[.B942]" office:value-type="float" office:value="0.103662675656985" calcext:value-type="float">
            <text:p>0.103662675656985</text:p>
          </table:table-cell>
          <table:table-cell table:formula="of:=4*[.C942]" office:value-type="float" office:value="0.414650702627939" calcext:value-type="float">
            <text:p>0.414650702627939</text:p>
          </table:table-cell>
          <table:table-cell table:formula="of:=[.D942]/6" office:value-type="float" office:value="0.0691084504379899" calcext:value-type="float">
            <text:p>0.06910845043799</text:p>
          </table:table-cell>
          <table:table-cell table:formula="of:=[.E942]*2" office:value-type="float" office:value="0.13821690087598" calcext:value-type="float">
            <text:p>0.13821690087598</text:p>
          </table:table-cell>
          <table:table-cell table:formula="of:=[.E942]*39.3701" office:value-type="float" office:value="2.7208066045887" calcext:value-type="float">
            <text:p>2.7208066045887</text:p>
          </table:table-cell>
          <table:table-cell table:formula="of:=[.F942]*39.3701" office:value-type="float" office:value="5.44161320917741" calcext:value-type="float">
            <text:p>5.44161320917741</text:p>
          </table:table-cell>
        </table:table-row>
        <table:table-row table:style-name="ro1">
          <table:table-cell table:formula="of:=[.A942]+1" office:value-type="float" office:value="965" calcext:value-type="float">
            <text:p>965</text:p>
          </table:table-cell>
          <table:table-cell table:formula="of:=299792458/([.A943]*1000000)" office:value-type="float" office:value="0.310665759585492" calcext:value-type="float">
            <text:p>0.310665759585492</text:p>
          </table:table-cell>
          <table:table-cell table:formula="of:=(1/3)*[.B943]" office:value-type="float" office:value="0.103555253195164" calcext:value-type="float">
            <text:p>0.103555253195164</text:p>
          </table:table-cell>
          <table:table-cell table:formula="of:=4*[.C943]" office:value-type="float" office:value="0.414221012780656" calcext:value-type="float">
            <text:p>0.414221012780656</text:p>
          </table:table-cell>
          <table:table-cell table:formula="of:=[.D943]/6" office:value-type="float" office:value="0.0690368354634427" calcext:value-type="float">
            <text:p>0.069036835463443</text:p>
          </table:table-cell>
          <table:table-cell table:formula="of:=[.E943]*2" office:value-type="float" office:value="0.138073670926885" calcext:value-type="float">
            <text:p>0.138073670926885</text:p>
          </table:table-cell>
          <table:table-cell table:formula="of:=[.E943]*39.3701" office:value-type="float" office:value="2.71798711587929" calcext:value-type="float">
            <text:p>2.71798711587929</text:p>
          </table:table-cell>
          <table:table-cell table:formula="of:=[.F943]*39.3701" office:value-type="float" office:value="5.43597423175857" calcext:value-type="float">
            <text:p>5.43597423175857</text:p>
          </table:table-cell>
        </table:table-row>
        <table:table-row table:style-name="ro1">
          <table:table-cell table:formula="of:=[.A943]+1" office:value-type="float" office:value="966" calcext:value-type="float">
            <text:p>966</text:p>
          </table:table-cell>
          <table:table-cell table:formula="of:=299792458/([.A944]*1000000)" office:value-type="float" office:value="0.31034415942029" calcext:value-type="float">
            <text:p>0.31034415942029</text:p>
          </table:table-cell>
          <table:table-cell table:formula="of:=(1/3)*[.B944]" office:value-type="float" office:value="0.103448053140097" calcext:value-type="float">
            <text:p>0.103448053140097</text:p>
          </table:table-cell>
          <table:table-cell table:formula="of:=4*[.C944]" office:value-type="float" office:value="0.413792212560386" calcext:value-type="float">
            <text:p>0.413792212560386</text:p>
          </table:table-cell>
          <table:table-cell table:formula="of:=[.D944]/6" office:value-type="float" office:value="0.0689653687600644" calcext:value-type="float">
            <text:p>0.068965368760064</text:p>
          </table:table-cell>
          <table:table-cell table:formula="of:=[.E944]*2" office:value-type="float" office:value="0.137930737520129" calcext:value-type="float">
            <text:p>0.137930737520129</text:p>
          </table:table-cell>
          <table:table-cell table:formula="of:=[.E944]*39.3701" office:value-type="float" office:value="2.71517346462061" calcext:value-type="float">
            <text:p>2.71517346462061</text:p>
          </table:table-cell>
          <table:table-cell table:formula="of:=[.F944]*39.3701" office:value-type="float" office:value="5.43034692924122" calcext:value-type="float">
            <text:p>5.43034692924122</text:p>
          </table:table-cell>
        </table:table-row>
        <table:table-row table:style-name="ro1">
          <table:table-cell table:formula="of:=[.A944]+1" office:value-type="float" office:value="967" calcext:value-type="float">
            <text:p>967</text:p>
          </table:table-cell>
          <table:table-cell table:formula="of:=299792458/([.A945]*1000000)" office:value-type="float" office:value="0.310023224405377" calcext:value-type="float">
            <text:p>0.310023224405377</text:p>
          </table:table-cell>
          <table:table-cell table:formula="of:=(1/3)*[.B945]" office:value-type="float" office:value="0.103341074801792" calcext:value-type="float">
            <text:p>0.103341074801792</text:p>
          </table:table-cell>
          <table:table-cell table:formula="of:=4*[.C945]" office:value-type="float" office:value="0.41336429920717" calcext:value-type="float">
            <text:p>0.41336429920717</text:p>
          </table:table-cell>
          <table:table-cell table:formula="of:=[.D945]/6" office:value-type="float" office:value="0.0688940498678616" calcext:value-type="float">
            <text:p>0.068894049867862</text:p>
          </table:table-cell>
          <table:table-cell table:formula="of:=[.E945]*2" office:value-type="float" office:value="0.137788099735723" calcext:value-type="float">
            <text:p>0.137788099735723</text:p>
          </table:table-cell>
          <table:table-cell table:formula="of:=[.E945]*39.3701" office:value-type="float" office:value="2.7123656327027" calcext:value-type="float">
            <text:p>2.7123656327027</text:p>
          </table:table-cell>
          <table:table-cell table:formula="of:=[.F945]*39.3701" office:value-type="float" office:value="5.4247312654054" calcext:value-type="float">
            <text:p>5.4247312654054</text:p>
          </table:table-cell>
        </table:table-row>
        <table:table-row table:style-name="ro1">
          <table:table-cell table:formula="of:=[.A945]+1" office:value-type="float" office:value="968" calcext:value-type="float">
            <text:p>968</text:p>
          </table:table-cell>
          <table:table-cell table:formula="of:=299792458/([.A946]*1000000)" office:value-type="float" office:value="0.309702952479339" calcext:value-type="float">
            <text:p>0.309702952479339</text:p>
          </table:table-cell>
          <table:table-cell table:formula="of:=(1/3)*[.B946]" office:value-type="float" office:value="0.103234317493113" calcext:value-type="float">
            <text:p>0.103234317493113</text:p>
          </table:table-cell>
          <table:table-cell table:formula="of:=4*[.C946]" office:value-type="float" office:value="0.412937269972452" calcext:value-type="float">
            <text:p>0.412937269972452</text:p>
          </table:table-cell>
          <table:table-cell table:formula="of:=[.D946]/6" office:value-type="float" office:value="0.068822878328742" calcext:value-type="float">
            <text:p>0.068822878328742</text:p>
          </table:table-cell>
          <table:table-cell table:formula="of:=[.E946]*2" office:value-type="float" office:value="0.137645756657484" calcext:value-type="float">
            <text:p>0.137645756657484</text:p>
          </table:table-cell>
          <table:table-cell table:formula="of:=[.E946]*39.3701" office:value-type="float" office:value="2.7095636020904" calcext:value-type="float">
            <text:p>2.7095636020904</text:p>
          </table:table-cell>
          <table:table-cell table:formula="of:=[.F946]*39.3701" office:value-type="float" office:value="5.41912720418081" calcext:value-type="float">
            <text:p>5.41912720418081</text:p>
          </table:table-cell>
        </table:table-row>
        <table:table-row table:style-name="ro1">
          <table:table-cell table:formula="of:=[.A946]+1" office:value-type="float" office:value="969" calcext:value-type="float">
            <text:p>969</text:p>
          </table:table-cell>
          <table:table-cell table:formula="of:=299792458/([.A947]*1000000)" office:value-type="float" office:value="0.309383341589267" calcext:value-type="float">
            <text:p>0.309383341589267</text:p>
          </table:table-cell>
          <table:table-cell table:formula="of:=(1/3)*[.B947]" office:value-type="float" office:value="0.103127780529756" calcext:value-type="float">
            <text:p>0.103127780529756</text:p>
          </table:table-cell>
          <table:table-cell table:formula="of:=4*[.C947]" office:value-type="float" office:value="0.412511122119023" calcext:value-type="float">
            <text:p>0.412511122119023</text:p>
          </table:table-cell>
          <table:table-cell table:formula="of:=[.D947]/6" office:value-type="float" office:value="0.0687518536865038" calcext:value-type="float">
            <text:p>0.068751853686504</text:p>
          </table:table-cell>
          <table:table-cell table:formula="of:=[.E947]*2" office:value-type="float" office:value="0.137503707373008" calcext:value-type="float">
            <text:p>0.137503707373008</text:p>
          </table:table-cell>
          <table:table-cell table:formula="of:=[.E947]*39.3701" office:value-type="float" office:value="2.70676735482302" calcext:value-type="float">
            <text:p>2.70676735482302</text:p>
          </table:table-cell>
          <table:table-cell table:formula="of:=[.F947]*39.3701" office:value-type="float" office:value="5.41353470964605" calcext:value-type="float">
            <text:p>5.41353470964605</text:p>
          </table:table-cell>
        </table:table-row>
        <table:table-row table:style-name="ro1">
          <table:table-cell table:formula="of:=[.A947]+1" office:value-type="float" office:value="970" calcext:value-type="float">
            <text:p>970</text:p>
          </table:table-cell>
          <table:table-cell table:formula="of:=299792458/([.A948]*1000000)" office:value-type="float" office:value="0.309064389690722" calcext:value-type="float">
            <text:p>0.309064389690722</text:p>
          </table:table-cell>
          <table:table-cell table:formula="of:=(1/3)*[.B948]" office:value-type="float" office:value="0.103021463230241" calcext:value-type="float">
            <text:p>0.103021463230241</text:p>
          </table:table-cell>
          <table:table-cell table:formula="of:=4*[.C948]" office:value-type="float" office:value="0.412085852920962" calcext:value-type="float">
            <text:p>0.412085852920962</text:p>
          </table:table-cell>
          <table:table-cell table:formula="of:=[.D948]/6" office:value-type="float" office:value="0.068680975486827" calcext:value-type="float">
            <text:p>0.068680975486827</text:p>
          </table:table-cell>
          <table:table-cell table:formula="of:=[.E948]*2" office:value-type="float" office:value="0.137361950973654" calcext:value-type="float">
            <text:p>0.137361950973654</text:p>
          </table:table-cell>
          <table:table-cell table:formula="of:=[.E948]*39.3701" office:value-type="float" office:value="2.70397687301393" calcext:value-type="float">
            <text:p>2.70397687301393</text:p>
          </table:table-cell>
          <table:table-cell table:formula="of:=[.F948]*39.3701" office:value-type="float" office:value="5.40795374602786" calcext:value-type="float">
            <text:p>5.40795374602786</text:p>
          </table:table-cell>
        </table:table-row>
        <table:table-row table:style-name="ro1">
          <table:table-cell table:formula="of:=[.A948]+1" office:value-type="float" office:value="971" calcext:value-type="float">
            <text:p>971</text:p>
          </table:table-cell>
          <table:table-cell table:formula="of:=299792458/([.A949]*1000000)" office:value-type="float" office:value="0.308746094747683" calcext:value-type="float">
            <text:p>0.308746094747683</text:p>
          </table:table-cell>
          <table:table-cell table:formula="of:=(1/3)*[.B949]" office:value-type="float" office:value="0.102915364915894" calcext:value-type="float">
            <text:p>0.102915364915894</text:p>
          </table:table-cell>
          <table:table-cell table:formula="of:=4*[.C949]" office:value-type="float" office:value="0.411661459663577" calcext:value-type="float">
            <text:p>0.411661459663577</text:p>
          </table:table-cell>
          <table:table-cell table:formula="of:=[.D949]/6" office:value-type="float" office:value="0.0686102432772628" calcext:value-type="float">
            <text:p>0.068610243277263</text:p>
          </table:table-cell>
          <table:table-cell table:formula="of:=[.E949]*2" office:value-type="float" office:value="0.137220486554526" calcext:value-type="float">
            <text:p>0.137220486554526</text:p>
          </table:table-cell>
          <table:table-cell table:formula="of:=[.E949]*39.3701" office:value-type="float" office:value="2.70119213885017" calcext:value-type="float">
            <text:p>2.70119213885017</text:p>
          </table:table-cell>
          <table:table-cell table:formula="of:=[.F949]*39.3701" office:value-type="float" office:value="5.40238427770033" calcext:value-type="float">
            <text:p>5.40238427770033</text:p>
          </table:table-cell>
        </table:table-row>
        <table:table-row table:style-name="ro1">
          <table:table-cell table:formula="of:=[.A949]+1" office:value-type="float" office:value="972" calcext:value-type="float">
            <text:p>972</text:p>
          </table:table-cell>
          <table:table-cell table:formula="of:=299792458/([.A950]*1000000)" office:value-type="float" office:value="0.30842845473251" calcext:value-type="float">
            <text:p>0.30842845473251</text:p>
          </table:table-cell>
          <table:table-cell table:formula="of:=(1/3)*[.B950]" office:value-type="float" office:value="0.102809484910837" calcext:value-type="float">
            <text:p>0.102809484910837</text:p>
          </table:table-cell>
          <table:table-cell table:formula="of:=4*[.C950]" office:value-type="float" office:value="0.411237939643347" calcext:value-type="float">
            <text:p>0.411237939643347</text:p>
          </table:table-cell>
          <table:table-cell table:formula="of:=[.D950]/6" office:value-type="float" office:value="0.0685396566072245" calcext:value-type="float">
            <text:p>0.068539656607225</text:p>
          </table:table-cell>
          <table:table-cell table:formula="of:=[.E950]*2" office:value-type="float" office:value="0.137079313214449" calcext:value-type="float">
            <text:p>0.137079313214449</text:p>
          </table:table-cell>
          <table:table-cell table:formula="of:=[.E950]*39.3701" office:value-type="float" office:value="2.69841313459209" calcext:value-type="float">
            <text:p>2.69841313459209</text:p>
          </table:table-cell>
          <table:table-cell table:formula="of:=[.F950]*39.3701" office:value-type="float" office:value="5.39682626918418" calcext:value-type="float">
            <text:p>5.39682626918418</text:p>
          </table:table-cell>
        </table:table-row>
        <table:table-row table:style-name="ro1">
          <table:table-cell table:formula="of:=[.A950]+1" office:value-type="float" office:value="973" calcext:value-type="float">
            <text:p>973</text:p>
          </table:table-cell>
          <table:table-cell table:formula="of:=299792458/([.A951]*1000000)" office:value-type="float" office:value="0.308111467625899" calcext:value-type="float">
            <text:p>0.308111467625899</text:p>
          </table:table-cell>
          <table:table-cell table:formula="of:=(1/3)*[.B951]" office:value-type="float" office:value="0.102703822541966" calcext:value-type="float">
            <text:p>0.102703822541966</text:p>
          </table:table-cell>
          <table:table-cell table:formula="of:=4*[.C951]" office:value-type="float" office:value="0.410815290167866" calcext:value-type="float">
            <text:p>0.410815290167866</text:p>
          </table:table-cell>
          <table:table-cell table:formula="of:=[.D951]/6" office:value-type="float" office:value="0.0684692150279776" calcext:value-type="float">
            <text:p>0.068469215027978</text:p>
          </table:table-cell>
          <table:table-cell table:formula="of:=[.E951]*2" office:value-type="float" office:value="0.136938430055955" calcext:value-type="float">
            <text:p>0.136938430055955</text:p>
          </table:table-cell>
          <table:table-cell table:formula="of:=[.E951]*39.3701" office:value-type="float" office:value="2.69563984257298" calcext:value-type="float">
            <text:p>2.69563984257298</text:p>
          </table:table-cell>
          <table:table-cell table:formula="of:=[.F951]*39.3701" office:value-type="float" office:value="5.39127968514596" calcext:value-type="float">
            <text:p>5.39127968514596</text:p>
          </table:table-cell>
        </table:table-row>
        <table:table-row table:style-name="ro1">
          <table:table-cell table:formula="of:=[.A951]+1" office:value-type="float" office:value="974" calcext:value-type="float">
            <text:p>974</text:p>
          </table:table-cell>
          <table:table-cell table:formula="of:=299792458/([.A952]*1000000)" office:value-type="float" office:value="0.307795131416838" calcext:value-type="float">
            <text:p>0.307795131416838</text:p>
          </table:table-cell>
          <table:table-cell table:formula="of:=(1/3)*[.B952]" office:value-type="float" office:value="0.102598377138946" calcext:value-type="float">
            <text:p>0.102598377138946</text:p>
          </table:table-cell>
          <table:table-cell table:formula="of:=4*[.C952]" office:value-type="float" office:value="0.410393508555784" calcext:value-type="float">
            <text:p>0.410393508555784</text:p>
          </table:table-cell>
          <table:table-cell table:formula="of:=[.D952]/6" office:value-type="float" office:value="0.0683989180926306" calcext:value-type="float">
            <text:p>0.068398918092631</text:p>
          </table:table-cell>
          <table:table-cell table:formula="of:=[.E952]*2" office:value-type="float" office:value="0.136797836185261" calcext:value-type="float">
            <text:p>0.136797836185261</text:p>
          </table:table-cell>
          <table:table-cell table:formula="of:=[.E952]*39.3701" office:value-type="float" office:value="2.69287224519868" calcext:value-type="float">
            <text:p>2.69287224519868</text:p>
          </table:table-cell>
          <table:table-cell table:formula="of:=[.F952]*39.3701" office:value-type="float" office:value="5.38574449039735" calcext:value-type="float">
            <text:p>5.38574449039735</text:p>
          </table:table-cell>
        </table:table-row>
        <table:table-row table:style-name="ro1">
          <table:table-cell table:formula="of:=[.A952]+1" office:value-type="float" office:value="975" calcext:value-type="float">
            <text:p>975</text:p>
          </table:table-cell>
          <table:table-cell table:formula="of:=299792458/([.A953]*1000000)" office:value-type="float" office:value="0.307479444102564" calcext:value-type="float">
            <text:p>0.307479444102564</text:p>
          </table:table-cell>
          <table:table-cell table:formula="of:=(1/3)*[.B953]" office:value-type="float" office:value="0.102493148034188" calcext:value-type="float">
            <text:p>0.102493148034188</text:p>
          </table:table-cell>
          <table:table-cell table:formula="of:=4*[.C953]" office:value-type="float" office:value="0.409972592136752" calcext:value-type="float">
            <text:p>0.409972592136752</text:p>
          </table:table-cell>
          <table:table-cell table:formula="of:=[.D953]/6" office:value-type="float" office:value="0.0683287653561254" calcext:value-type="float">
            <text:p>0.068328765356125</text:p>
          </table:table-cell>
          <table:table-cell table:formula="of:=[.E953]*2" office:value-type="float" office:value="0.136657530712251" calcext:value-type="float">
            <text:p>0.136657530712251</text:p>
          </table:table-cell>
          <table:table-cell table:formula="of:=[.E953]*39.3701" office:value-type="float" office:value="2.69011032494719" calcext:value-type="float">
            <text:p>2.69011032494719</text:p>
          </table:table-cell>
          <table:table-cell table:formula="of:=[.F953]*39.3701" office:value-type="float" office:value="5.38022064989438" calcext:value-type="float">
            <text:p>5.38022064989438</text:p>
          </table:table-cell>
        </table:table-row>
        <table:table-row table:style-name="ro1">
          <table:table-cell table:formula="of:=[.A953]+1" office:value-type="float" office:value="976" calcext:value-type="float">
            <text:p>976</text:p>
          </table:table-cell>
          <table:table-cell table:formula="of:=299792458/([.A954]*1000000)" office:value-type="float" office:value="0.307164403688525" calcext:value-type="float">
            <text:p>0.307164403688525</text:p>
          </table:table-cell>
          <table:table-cell table:formula="of:=(1/3)*[.B954]" office:value-type="float" office:value="0.102388134562842" calcext:value-type="float">
            <text:p>0.102388134562842</text:p>
          </table:table-cell>
          <table:table-cell table:formula="of:=4*[.C954]" office:value-type="float" office:value="0.409552538251366" calcext:value-type="float">
            <text:p>0.409552538251366</text:p>
          </table:table-cell>
          <table:table-cell table:formula="of:=[.D954]/6" office:value-type="float" office:value="0.0682587563752277" calcext:value-type="float">
            <text:p>0.068258756375228</text:p>
          </table:table-cell>
          <table:table-cell table:formula="of:=[.E954]*2" office:value-type="float" office:value="0.136517512750455" calcext:value-type="float">
            <text:p>0.136517512750455</text:p>
          </table:table-cell>
          <table:table-cell table:formula="of:=[.E954]*39.3701" office:value-type="float" office:value="2.68735406436835" calcext:value-type="float">
            <text:p>2.68735406436835</text:p>
          </table:table-cell>
          <table:table-cell table:formula="of:=[.F954]*39.3701" office:value-type="float" office:value="5.3747081287367" calcext:value-type="float">
            <text:p>5.3747081287367</text:p>
          </table:table-cell>
        </table:table-row>
        <table:table-row table:style-name="ro1">
          <table:table-cell table:formula="of:=[.A954]+1" office:value-type="float" office:value="977" calcext:value-type="float">
            <text:p>977</text:p>
          </table:table-cell>
          <table:table-cell table:formula="of:=299792458/([.A955]*1000000)" office:value-type="float" office:value="0.306850008188332" calcext:value-type="float">
            <text:p>0.306850008188332</text:p>
          </table:table-cell>
          <table:table-cell table:formula="of:=(1/3)*[.B955]" office:value-type="float" office:value="0.102283336062777" calcext:value-type="float">
            <text:p>0.102283336062777</text:p>
          </table:table-cell>
          <table:table-cell table:formula="of:=4*[.C955]" office:value-type="float" office:value="0.409133344251109" calcext:value-type="float">
            <text:p>0.409133344251109</text:p>
          </table:table-cell>
          <table:table-cell table:formula="of:=[.D955]/6" office:value-type="float" office:value="0.0681888907085181" calcext:value-type="float">
            <text:p>0.068188890708518</text:p>
          </table:table-cell>
          <table:table-cell table:formula="of:=[.E955]*2" office:value-type="float" office:value="0.136377781417036" calcext:value-type="float">
            <text:p>0.136377781417036</text:p>
          </table:table-cell>
          <table:table-cell table:formula="of:=[.E955]*39.3701" office:value-type="float" office:value="2.68460344608343" calcext:value-type="float">
            <text:p>2.68460344608343</text:p>
          </table:table-cell>
          <table:table-cell table:formula="of:=[.F955]*39.3701" office:value-type="float" office:value="5.36920689216686" calcext:value-type="float">
            <text:p>5.36920689216686</text:p>
          </table:table-cell>
        </table:table-row>
        <table:table-row table:style-name="ro1">
          <table:table-cell table:formula="of:=[.A955]+1" office:value-type="float" office:value="978" calcext:value-type="float">
            <text:p>978</text:p>
          </table:table-cell>
          <table:table-cell table:formula="of:=299792458/([.A956]*1000000)" office:value-type="float" office:value="0.306536255623722" calcext:value-type="float">
            <text:p>0.306536255623722</text:p>
          </table:table-cell>
          <table:table-cell table:formula="of:=(1/3)*[.B956]" office:value-type="float" office:value="0.102178751874574" calcext:value-type="float">
            <text:p>0.102178751874574</text:p>
          </table:table-cell>
          <table:table-cell table:formula="of:=4*[.C956]" office:value-type="float" office:value="0.408715007498296" calcext:value-type="float">
            <text:p>0.408715007498296</text:p>
          </table:table-cell>
          <table:table-cell table:formula="of:=[.D956]/6" office:value-type="float" office:value="0.0681191679163826" calcext:value-type="float">
            <text:p>0.068119167916383</text:p>
          </table:table-cell>
          <table:table-cell table:formula="of:=[.E956]*2" office:value-type="float" office:value="0.136238335832765" calcext:value-type="float">
            <text:p>0.136238335832765</text:p>
          </table:table-cell>
          <table:table-cell table:formula="of:=[.E956]*39.3701" office:value-type="float" office:value="2.68185845278478" calcext:value-type="float">
            <text:p>2.68185845278478</text:p>
          </table:table-cell>
          <table:table-cell table:formula="of:=[.F956]*39.3701" office:value-type="float" office:value="5.36371690556955" calcext:value-type="float">
            <text:p>5.36371690556955</text:p>
          </table:table-cell>
        </table:table-row>
        <table:table-row table:style-name="ro1">
          <table:table-cell table:formula="of:=[.A956]+1" office:value-type="float" office:value="979" calcext:value-type="float">
            <text:p>979</text:p>
          </table:table-cell>
          <table:table-cell table:formula="of:=299792458/([.A957]*1000000)" office:value-type="float" office:value="0.306223144024515" calcext:value-type="float">
            <text:p>0.306223144024515</text:p>
          </table:table-cell>
          <table:table-cell table:formula="of:=(1/3)*[.B957]" office:value-type="float" office:value="0.102074381341505" calcext:value-type="float">
            <text:p>0.102074381341505</text:p>
          </table:table-cell>
          <table:table-cell table:formula="of:=4*[.C957]" office:value-type="float" office:value="0.40829752536602" calcext:value-type="float">
            <text:p>0.40829752536602</text:p>
          </table:table-cell>
          <table:table-cell table:formula="of:=[.D957]/6" office:value-type="float" office:value="0.0680495875610033" calcext:value-type="float">
            <text:p>0.068049587561003</text:p>
          </table:table-cell>
          <table:table-cell table:formula="of:=[.E957]*2" office:value-type="float" office:value="0.136099175122007" calcext:value-type="float">
            <text:p>0.136099175122007</text:p>
          </table:table-cell>
          <table:table-cell table:formula="of:=[.E957]*39.3701" office:value-type="float" office:value="2.67911906723546" calcext:value-type="float">
            <text:p>2.67911906723546</text:p>
          </table:table-cell>
          <table:table-cell table:formula="of:=[.F957]*39.3701" office:value-type="float" office:value="5.35823813447091" calcext:value-type="float">
            <text:p>5.35823813447091</text:p>
          </table:table-cell>
        </table:table-row>
        <table:table-row table:style-name="ro1">
          <table:table-cell table:formula="of:=[.A957]+1" office:value-type="float" office:value="980" calcext:value-type="float">
            <text:p>980</text:p>
          </table:table-cell>
          <table:table-cell table:formula="of:=299792458/([.A958]*1000000)" office:value-type="float" office:value="0.305910671428571" calcext:value-type="float">
            <text:p>0.305910671428571</text:p>
          </table:table-cell>
          <table:table-cell table:formula="of:=(1/3)*[.B958]" office:value-type="float" office:value="0.101970223809524" calcext:value-type="float">
            <text:p>0.101970223809524</text:p>
          </table:table-cell>
          <table:table-cell table:formula="of:=4*[.C958]" office:value-type="float" office:value="0.407880895238095" calcext:value-type="float">
            <text:p>0.407880895238095</text:p>
          </table:table-cell>
          <table:table-cell table:formula="of:=[.D958]/6" office:value-type="float" office:value="0.0679801492063492" calcext:value-type="float">
            <text:p>0.067980149206349</text:p>
          </table:table-cell>
          <table:table-cell table:formula="of:=[.E958]*2" office:value-type="float" office:value="0.135960298412698" calcext:value-type="float">
            <text:p>0.135960298412698</text:p>
          </table:table-cell>
          <table:table-cell table:formula="of:=[.E958]*39.3701" office:value-type="float" office:value="2.67638527226889" calcext:value-type="float">
            <text:p>2.67638527226889</text:p>
          </table:table-cell>
          <table:table-cell table:formula="of:=[.F958]*39.3701" office:value-type="float" office:value="5.35277054453778" calcext:value-type="float">
            <text:p>5.35277054453778</text:p>
          </table:table-cell>
        </table:table-row>
        <table:table-row table:style-name="ro1">
          <table:table-cell table:formula="of:=[.A958]+1" office:value-type="float" office:value="981" calcext:value-type="float">
            <text:p>981</text:p>
          </table:table-cell>
          <table:table-cell table:formula="of:=299792458/([.A959]*1000000)" office:value-type="float" office:value="0.305598835881753" calcext:value-type="float">
            <text:p>0.305598835881753</text:p>
          </table:table-cell>
          <table:table-cell table:formula="of:=(1/3)*[.B959]" office:value-type="float" office:value="0.101866278627251" calcext:value-type="float">
            <text:p>0.101866278627251</text:p>
          </table:table-cell>
          <table:table-cell table:formula="of:=4*[.C959]" office:value-type="float" office:value="0.407465114509004" calcext:value-type="float">
            <text:p>0.407465114509004</text:p>
          </table:table-cell>
          <table:table-cell table:formula="of:=[.D959]/6" office:value-type="float" office:value="0.0679108524181674" calcext:value-type="float">
            <text:p>0.067910852418167</text:p>
          </table:table-cell>
          <table:table-cell table:formula="of:=[.E959]*2" office:value-type="float" office:value="0.135821704836335" calcext:value-type="float">
            <text:p>0.135821704836335</text:p>
          </table:table-cell>
          <table:table-cell table:formula="of:=[.E959]*39.3701" office:value-type="float" office:value="2.67365705078849" calcext:value-type="float">
            <text:p>2.67365705078849</text:p>
          </table:table-cell>
          <table:table-cell table:formula="of:=[.F959]*39.3701" office:value-type="float" office:value="5.34731410157699" calcext:value-type="float">
            <text:p>5.34731410157699</text:p>
          </table:table-cell>
        </table:table-row>
        <table:table-row table:style-name="ro1">
          <table:table-cell table:formula="of:=[.A959]+1" office:value-type="float" office:value="982" calcext:value-type="float">
            <text:p>982</text:p>
          </table:table-cell>
          <table:table-cell table:formula="of:=299792458/([.A960]*1000000)" office:value-type="float" office:value="0.305287635437882" calcext:value-type="float">
            <text:p>0.305287635437882</text:p>
          </table:table-cell>
          <table:table-cell table:formula="of:=(1/3)*[.B960]" office:value-type="float" office:value="0.101762545145961" calcext:value-type="float">
            <text:p>0.101762545145961</text:p>
          </table:table-cell>
          <table:table-cell table:formula="of:=4*[.C960]" office:value-type="float" office:value="0.407050180583842" calcext:value-type="float">
            <text:p>0.407050180583842</text:p>
          </table:table-cell>
          <table:table-cell table:formula="of:=[.D960]/6" office:value-type="float" office:value="0.0678416967639738" calcext:value-type="float">
            <text:p>0.067841696763974</text:p>
          </table:table-cell>
          <table:table-cell table:formula="of:=[.E960]*2" office:value-type="float" office:value="0.135683393527948" calcext:value-type="float">
            <text:p>0.135683393527948</text:p>
          </table:table-cell>
          <table:table-cell table:formula="of:=[.E960]*39.3701" office:value-type="float" office:value="2.67093438576732" calcext:value-type="float">
            <text:p>2.67093438576732</text:p>
          </table:table-cell>
          <table:table-cell table:formula="of:=[.F960]*39.3701" office:value-type="float" office:value="5.34186877153465" calcext:value-type="float">
            <text:p>5.34186877153465</text:p>
          </table:table-cell>
        </table:table-row>
        <table:table-row table:style-name="ro1">
          <table:table-cell table:formula="of:=[.A960]+1" office:value-type="float" office:value="983" calcext:value-type="float">
            <text:p>983</text:p>
          </table:table-cell>
          <table:table-cell table:formula="of:=299792458/([.A961]*1000000)" office:value-type="float" office:value="0.304977068158698" calcext:value-type="float">
            <text:p>0.304977068158698</text:p>
          </table:table-cell>
          <table:table-cell table:formula="of:=(1/3)*[.B961]" office:value-type="float" office:value="0.101659022719566" calcext:value-type="float">
            <text:p>0.101659022719566</text:p>
          </table:table-cell>
          <table:table-cell table:formula="of:=4*[.C961]" office:value-type="float" office:value="0.406636090878264" calcext:value-type="float">
            <text:p>0.406636090878264</text:p>
          </table:table-cell>
          <table:table-cell table:formula="of:=[.D961]/6" office:value-type="float" office:value="0.067772681813044" calcext:value-type="float">
            <text:p>0.067772681813044</text:p>
          </table:table-cell>
          <table:table-cell table:formula="of:=[.E961]*2" office:value-type="float" office:value="0.135545363626088" calcext:value-type="float">
            <text:p>0.135545363626088</text:p>
          </table:table-cell>
          <table:table-cell table:formula="of:=[.E961]*39.3701" office:value-type="float" office:value="2.66821726024772" calcext:value-type="float">
            <text:p>2.66821726024772</text:p>
          </table:table-cell>
          <table:table-cell table:formula="of:=[.F961]*39.3701" office:value-type="float" office:value="5.33643452049544" calcext:value-type="float">
            <text:p>5.33643452049544</text:p>
          </table:table-cell>
        </table:table-row>
        <table:table-row table:style-name="ro1">
          <table:table-cell table:formula="of:=[.A961]+1" office:value-type="float" office:value="984" calcext:value-type="float">
            <text:p>984</text:p>
          </table:table-cell>
          <table:table-cell table:formula="of:=299792458/([.A962]*1000000)" office:value-type="float" office:value="0.304667132113821" calcext:value-type="float">
            <text:p>0.304667132113821</text:p>
          </table:table-cell>
          <table:table-cell table:formula="of:=(1/3)*[.B962]" office:value-type="float" office:value="0.101555710704607" calcext:value-type="float">
            <text:p>0.101555710704607</text:p>
          </table:table-cell>
          <table:table-cell table:formula="of:=4*[.C962]" office:value-type="float" office:value="0.406222842818428" calcext:value-type="float">
            <text:p>0.406222842818428</text:p>
          </table:table-cell>
          <table:table-cell table:formula="of:=[.D962]/6" office:value-type="float" office:value="0.0677038071364047" calcext:value-type="float">
            <text:p>0.067703807136405</text:p>
          </table:table-cell>
          <table:table-cell table:formula="of:=[.E962]*2" office:value-type="float" office:value="0.135407614272809" calcext:value-type="float">
            <text:p>0.135407614272809</text:p>
          </table:table-cell>
          <table:table-cell table:formula="of:=[.E962]*39.3701" office:value-type="float" office:value="2.66550565734097" calcext:value-type="float">
            <text:p>2.66550565734097</text:p>
          </table:table-cell>
          <table:table-cell table:formula="of:=[.F962]*39.3701" office:value-type="float" office:value="5.33101131468193" calcext:value-type="float">
            <text:p>5.33101131468193</text:p>
          </table:table-cell>
        </table:table-row>
        <table:table-row table:style-name="ro1">
          <table:table-cell table:formula="of:=[.A962]+1" office:value-type="float" office:value="985" calcext:value-type="float">
            <text:p>985</text:p>
          </table:table-cell>
          <table:table-cell table:formula="of:=299792458/([.A963]*1000000)" office:value-type="float" office:value="0.304357825380711" calcext:value-type="float">
            <text:p>0.304357825380711</text:p>
          </table:table-cell>
          <table:table-cell table:formula="of:=(1/3)*[.B963]" office:value-type="float" office:value="0.101452608460237" calcext:value-type="float">
            <text:p>0.101452608460237</text:p>
          </table:table-cell>
          <table:table-cell table:formula="of:=4*[.C963]" office:value-type="float" office:value="0.405810433840948" calcext:value-type="float">
            <text:p>0.405810433840948</text:p>
          </table:table-cell>
          <table:table-cell table:formula="of:=[.D963]/6" office:value-type="float" office:value="0.0676350723068246" calcext:value-type="float">
            <text:p>0.067635072306825</text:p>
          </table:table-cell>
          <table:table-cell table:formula="of:=[.E963]*2" office:value-type="float" office:value="0.135270144613649" calcext:value-type="float">
            <text:p>0.135270144613649</text:p>
          </table:table-cell>
          <table:table-cell table:formula="of:=[.E963]*39.3701" office:value-type="float" office:value="2.66279956022691" calcext:value-type="float">
            <text:p>2.66279956022691</text:p>
          </table:table-cell>
          <table:table-cell table:formula="of:=[.F963]*39.3701" office:value-type="float" office:value="5.32559912045383" calcext:value-type="float">
            <text:p>5.32559912045383</text:p>
          </table:table-cell>
        </table:table-row>
        <table:table-row table:style-name="ro1">
          <table:table-cell table:formula="of:=[.A963]+1" office:value-type="float" office:value="986" calcext:value-type="float">
            <text:p>986</text:p>
          </table:table-cell>
          <table:table-cell table:formula="of:=299792458/([.A964]*1000000)" office:value-type="float" office:value="0.304049146044625" calcext:value-type="float">
            <text:p>0.304049146044625</text:p>
          </table:table-cell>
          <table:table-cell table:formula="of:=(1/3)*[.B964]" office:value-type="float" office:value="0.101349715348208" calcext:value-type="float">
            <text:p>0.101349715348208</text:p>
          </table:table-cell>
          <table:table-cell table:formula="of:=4*[.C964]" office:value-type="float" office:value="0.405398861392833" calcext:value-type="float">
            <text:p>0.405398861392833</text:p>
          </table:table-cell>
          <table:table-cell table:formula="of:=[.D964]/6" office:value-type="float" office:value="0.0675664768988055" calcext:value-type="float">
            <text:p>0.067566476898806</text:p>
          </table:table-cell>
          <table:table-cell table:formula="of:=[.E964]*2" office:value-type="float" office:value="0.135132953797611" calcext:value-type="float">
            <text:p>0.135132953797611</text:p>
          </table:table-cell>
          <table:table-cell table:formula="of:=[.E964]*39.3701" office:value-type="float" office:value="2.66009895215366" calcext:value-type="float">
            <text:p>2.66009895215366</text:p>
          </table:table-cell>
          <table:table-cell table:formula="of:=[.F964]*39.3701" office:value-type="float" office:value="5.32019790430733" calcext:value-type="float">
            <text:p>5.32019790430733</text:p>
          </table:table-cell>
        </table:table-row>
        <table:table-row table:style-name="ro1">
          <table:table-cell table:formula="of:=[.A964]+1" office:value-type="float" office:value="987" calcext:value-type="float">
            <text:p>987</text:p>
          </table:table-cell>
          <table:table-cell table:formula="of:=299792458/([.A965]*1000000)" office:value-type="float" office:value="0.303741092198582" calcext:value-type="float">
            <text:p>0.303741092198582</text:p>
          </table:table-cell>
          <table:table-cell table:formula="of:=(1/3)*[.B965]" office:value-type="float" office:value="0.101247030732861" calcext:value-type="float">
            <text:p>0.101247030732861</text:p>
          </table:table-cell>
          <table:table-cell table:formula="of:=4*[.C965]" office:value-type="float" office:value="0.404988122931442" calcext:value-type="float">
            <text:p>0.404988122931442</text:p>
          </table:table-cell>
          <table:table-cell table:formula="of:=[.D965]/6" office:value-type="float" office:value="0.0674980204885737" calcext:value-type="float">
            <text:p>0.067498020488574</text:p>
          </table:table-cell>
          <table:table-cell table:formula="of:=[.E965]*2" office:value-type="float" office:value="0.134996040977147" calcext:value-type="float">
            <text:p>0.134996040977147</text:p>
          </table:table-cell>
          <table:table-cell table:formula="of:=[.E965]*39.3701" office:value-type="float" office:value="2.6574038164372" calcext:value-type="float">
            <text:p>2.6574038164372</text:p>
          </table:table-cell>
          <table:table-cell table:formula="of:=[.F965]*39.3701" office:value-type="float" office:value="5.31480763287439" calcext:value-type="float">
            <text:p>5.31480763287439</text:p>
          </table:table-cell>
        </table:table-row>
        <table:table-row table:style-name="ro1">
          <table:table-cell table:formula="of:=[.A965]+1" office:value-type="float" office:value="988" calcext:value-type="float">
            <text:p>988</text:p>
          </table:table-cell>
          <table:table-cell table:formula="of:=299792458/([.A966]*1000000)" office:value-type="float" office:value="0.30343366194332" calcext:value-type="float">
            <text:p>0.30343366194332</text:p>
          </table:table-cell>
          <table:table-cell table:formula="of:=(1/3)*[.B966]" office:value-type="float" office:value="0.101144553981107" calcext:value-type="float">
            <text:p>0.101144553981107</text:p>
          </table:table-cell>
          <table:table-cell table:formula="of:=4*[.C966]" office:value-type="float" office:value="0.404578215924426" calcext:value-type="float">
            <text:p>0.404578215924426</text:p>
          </table:table-cell>
          <table:table-cell table:formula="of:=[.D966]/6" office:value-type="float" office:value="0.0674297026540711" calcext:value-type="float">
            <text:p>0.067429702654071</text:p>
          </table:table-cell>
          <table:table-cell table:formula="of:=[.E966]*2" office:value-type="float" office:value="0.134859405308142" calcext:value-type="float">
            <text:p>0.134859405308142</text:p>
          </table:table-cell>
          <table:table-cell table:formula="of:=[.E966]*39.3701" office:value-type="float" office:value="2.65471413646104" calcext:value-type="float">
            <text:p>2.65471413646104</text:p>
          </table:table-cell>
          <table:table-cell table:formula="of:=[.F966]*39.3701" office:value-type="float" office:value="5.30942827292209" calcext:value-type="float">
            <text:p>5.30942827292209</text:p>
          </table:table-cell>
        </table:table-row>
        <table:table-row table:style-name="ro1">
          <table:table-cell table:formula="of:=[.A966]+1" office:value-type="float" office:value="989" calcext:value-type="float">
            <text:p>989</text:p>
          </table:table-cell>
          <table:table-cell table:formula="of:=299792458/([.A967]*1000000)" office:value-type="float" office:value="0.30312685338726" calcext:value-type="float">
            <text:p>0.30312685338726</text:p>
          </table:table-cell>
          <table:table-cell table:formula="of:=(1/3)*[.B967]" office:value-type="float" office:value="0.10104228446242" calcext:value-type="float">
            <text:p>0.10104228446242</text:p>
          </table:table-cell>
          <table:table-cell table:formula="of:=4*[.C967]" office:value-type="float" office:value="0.40416913784968" calcext:value-type="float">
            <text:p>0.40416913784968</text:p>
          </table:table-cell>
          <table:table-cell table:formula="of:=[.D967]/6" office:value-type="float" office:value="0.0673615229749466" calcext:value-type="float">
            <text:p>0.067361522974947</text:p>
          </table:table-cell>
          <table:table-cell table:formula="of:=[.E967]*2" office:value-type="float" office:value="0.134723045949893" calcext:value-type="float">
            <text:p>0.134723045949893</text:p>
          </table:table-cell>
          <table:table-cell table:formula="of:=[.E967]*39.3701" office:value-type="float" office:value="2.65202989567595" calcext:value-type="float">
            <text:p>2.65202989567595</text:p>
          </table:table-cell>
          <table:table-cell table:formula="of:=[.F967]*39.3701" office:value-type="float" office:value="5.30405979135189" calcext:value-type="float">
            <text:p>5.30405979135189</text:p>
          </table:table-cell>
        </table:table-row>
        <table:table-row table:style-name="ro1">
          <table:table-cell table:formula="of:=[.A967]+1" office:value-type="float" office:value="990" calcext:value-type="float">
            <text:p>990</text:p>
          </table:table-cell>
          <table:table-cell table:formula="of:=299792458/([.A968]*1000000)" office:value-type="float" office:value="0.302820664646465" calcext:value-type="float">
            <text:p>0.302820664646465</text:p>
          </table:table-cell>
          <table:table-cell table:formula="of:=(1/3)*[.B968]" office:value-type="float" office:value="0.100940221548822" calcext:value-type="float">
            <text:p>0.100940221548822</text:p>
          </table:table-cell>
          <table:table-cell table:formula="of:=4*[.C968]" office:value-type="float" office:value="0.403760886195286" calcext:value-type="float">
            <text:p>0.403760886195286</text:p>
          </table:table-cell>
          <table:table-cell table:formula="of:=[.D968]/6" office:value-type="float" office:value="0.0672934810325477" calcext:value-type="float">
            <text:p>0.067293481032548</text:p>
          </table:table-cell>
          <table:table-cell table:formula="of:=[.E968]*2" office:value-type="float" office:value="0.134586962065095" calcext:value-type="float">
            <text:p>0.134586962065095</text:p>
          </table:table-cell>
          <table:table-cell table:formula="of:=[.E968]*39.3701" office:value-type="float" office:value="2.64935107759951" calcext:value-type="float">
            <text:p>2.64935107759951</text:p>
          </table:table-cell>
          <table:table-cell table:formula="of:=[.F968]*39.3701" office:value-type="float" office:value="5.29870215519901" calcext:value-type="float">
            <text:p>5.29870215519901</text:p>
          </table:table-cell>
        </table:table-row>
        <table:table-row table:style-name="ro1">
          <table:table-cell table:formula="of:=[.A968]+1" office:value-type="float" office:value="991" calcext:value-type="float">
            <text:p>991</text:p>
          </table:table-cell>
          <table:table-cell table:formula="of:=299792458/([.A969]*1000000)" office:value-type="float" office:value="0.302515093844601" calcext:value-type="float">
            <text:p>0.302515093844601</text:p>
          </table:table-cell>
          <table:table-cell table:formula="of:=(1/3)*[.B969]" office:value-type="float" office:value="0.100838364614867" calcext:value-type="float">
            <text:p>0.100838364614867</text:p>
          </table:table-cell>
          <table:table-cell table:formula="of:=4*[.C969]" office:value-type="float" office:value="0.403353458459469" calcext:value-type="float">
            <text:p>0.403353458459469</text:p>
          </table:table-cell>
          <table:table-cell table:formula="of:=[.D969]/6" office:value-type="float" office:value="0.0672255764099114" calcext:value-type="float">
            <text:p>0.067225576409912</text:p>
          </table:table-cell>
          <table:table-cell table:formula="of:=[.E969]*2" office:value-type="float" office:value="0.134451152819823" calcext:value-type="float">
            <text:p>0.134451152819823</text:p>
          </table:table-cell>
          <table:table-cell table:formula="of:=[.E969]*39.3701" office:value-type="float" office:value="2.64667766581585" calcext:value-type="float">
            <text:p>2.64667766581585</text:p>
          </table:table-cell>
          <table:table-cell table:formula="of:=[.F969]*39.3701" office:value-type="float" office:value="5.29335533163171" calcext:value-type="float">
            <text:p>5.29335533163171</text:p>
          </table:table-cell>
        </table:table-row>
        <table:table-row table:style-name="ro1">
          <table:table-cell table:formula="of:=[.A969]+1" office:value-type="float" office:value="992" calcext:value-type="float">
            <text:p>992</text:p>
          </table:table-cell>
          <table:table-cell table:formula="of:=299792458/([.A970]*1000000)" office:value-type="float" office:value="0.302210139112903" calcext:value-type="float">
            <text:p>0.302210139112903</text:p>
          </table:table-cell>
          <table:table-cell table:formula="of:=(1/3)*[.B970]" office:value-type="float" office:value="0.100736713037634" calcext:value-type="float">
            <text:p>0.100736713037634</text:p>
          </table:table-cell>
          <table:table-cell table:formula="of:=4*[.C970]" office:value-type="float" office:value="0.402946852150538" calcext:value-type="float">
            <text:p>0.402946852150538</text:p>
          </table:table-cell>
          <table:table-cell table:formula="of:=[.D970]/6" office:value-type="float" office:value="0.0671578086917563" calcext:value-type="float">
            <text:p>0.067157808691756</text:p>
          </table:table-cell>
          <table:table-cell table:formula="of:=[.E970]*2" office:value-type="float" office:value="0.134315617383513" calcext:value-type="float">
            <text:p>0.134315617383513</text:p>
          </table:table-cell>
          <table:table-cell table:formula="of:=[.E970]*39.3701" office:value-type="float" office:value="2.64400964397531" calcext:value-type="float">
            <text:p>2.64400964397531</text:p>
          </table:table-cell>
          <table:table-cell table:formula="of:=[.F970]*39.3701" office:value-type="float" office:value="5.28801928795063" calcext:value-type="float">
            <text:p>5.28801928795063</text:p>
          </table:table-cell>
        </table:table-row>
        <table:table-row table:style-name="ro1">
          <table:table-cell table:formula="of:=[.A970]+1" office:value-type="float" office:value="993" calcext:value-type="float">
            <text:p>993</text:p>
          </table:table-cell>
          <table:table-cell table:formula="of:=299792458/([.A971]*1000000)" office:value-type="float" office:value="0.301905798590131" calcext:value-type="float">
            <text:p>0.301905798590131</text:p>
          </table:table-cell>
          <table:table-cell table:formula="of:=(1/3)*[.B971]" office:value-type="float" office:value="0.10063526619671" calcext:value-type="float">
            <text:p>0.10063526619671</text:p>
          </table:table-cell>
          <table:table-cell table:formula="of:=4*[.C971]" office:value-type="float" office:value="0.402541064786841" calcext:value-type="float">
            <text:p>0.402541064786841</text:p>
          </table:table-cell>
          <table:table-cell table:formula="of:=[.D971]/6" office:value-type="float" office:value="0.0670901774644735" calcext:value-type="float">
            <text:p>0.067090177464474</text:p>
          </table:table-cell>
          <table:table-cell table:formula="of:=[.E971]*2" office:value-type="float" office:value="0.134180354928947" calcext:value-type="float">
            <text:p>0.134180354928947</text:p>
          </table:table-cell>
          <table:table-cell table:formula="of:=[.E971]*39.3701" office:value-type="float" office:value="2.64134699579407" calcext:value-type="float">
            <text:p>2.64134699579407</text:p>
          </table:table-cell>
          <table:table-cell table:formula="of:=[.F971]*39.3701" office:value-type="float" office:value="5.28269399158814" calcext:value-type="float">
            <text:p>5.28269399158814</text:p>
          </table:table-cell>
        </table:table-row>
        <table:table-row table:style-name="ro1">
          <table:table-cell table:formula="of:=[.A971]+1" office:value-type="float" office:value="994" calcext:value-type="float">
            <text:p>994</text:p>
          </table:table-cell>
          <table:table-cell table:formula="of:=299792458/([.A972]*1000000)" office:value-type="float" office:value="0.301602070422535" calcext:value-type="float">
            <text:p>0.301602070422535</text:p>
          </table:table-cell>
          <table:table-cell table:formula="of:=(1/3)*[.B972]" office:value-type="float" office:value="0.100534023474178" calcext:value-type="float">
            <text:p>0.100534023474178</text:p>
          </table:table-cell>
          <table:table-cell table:formula="of:=4*[.C972]" office:value-type="float" office:value="0.402136093896714" calcext:value-type="float">
            <text:p>0.402136093896714</text:p>
          </table:table-cell>
          <table:table-cell table:formula="of:=[.D972]/6" office:value-type="float" office:value="0.0670226823161189" calcext:value-type="float">
            <text:p>0.067022682316119</text:p>
          </table:table-cell>
          <table:table-cell table:formula="of:=[.E972]*2" office:value-type="float" office:value="0.134045364632238" calcext:value-type="float">
            <text:p>0.134045364632238</text:p>
          </table:table-cell>
          <table:table-cell table:formula="of:=[.E972]*39.3701" office:value-type="float" office:value="2.63868970505383" calcext:value-type="float">
            <text:p>2.63868970505383</text:p>
          </table:table-cell>
          <table:table-cell table:formula="of:=[.F972]*39.3701" office:value-type="float" office:value="5.27737941010767" calcext:value-type="float">
            <text:p>5.27737941010767</text:p>
          </table:table-cell>
        </table:table-row>
        <table:table-row table:style-name="ro1">
          <table:table-cell table:formula="of:=[.A972]+1" office:value-type="float" office:value="995" calcext:value-type="float">
            <text:p>995</text:p>
          </table:table-cell>
          <table:table-cell table:formula="of:=299792458/([.A973]*1000000)" office:value-type="float" office:value="0.301298952763819" calcext:value-type="float">
            <text:p>0.301298952763819</text:p>
          </table:table-cell>
          <table:table-cell table:formula="of:=(1/3)*[.B973]" office:value-type="float" office:value="0.100432984254606" calcext:value-type="float">
            <text:p>0.100432984254606</text:p>
          </table:table-cell>
          <table:table-cell table:formula="of:=4*[.C973]" office:value-type="float" office:value="0.401731937018425" calcext:value-type="float">
            <text:p>0.401731937018425</text:p>
          </table:table-cell>
          <table:table-cell table:formula="of:=[.D973]/6" office:value-type="float" office:value="0.0669553228364042" calcext:value-type="float">
            <text:p>0.066955322836404</text:p>
          </table:table-cell>
          <table:table-cell table:formula="of:=[.E973]*2" office:value-type="float" office:value="0.133910645672808" calcext:value-type="float">
            <text:p>0.133910645672808</text:p>
          </table:table-cell>
          <table:table-cell table:formula="of:=[.E973]*39.3701" office:value-type="float" office:value="2.63603775560152" calcext:value-type="float">
            <text:p>2.63603775560152</text:p>
          </table:table-cell>
          <table:table-cell table:formula="of:=[.F973]*39.3701" office:value-type="float" office:value="5.27207551120304" calcext:value-type="float">
            <text:p>5.27207551120304</text:p>
          </table:table-cell>
        </table:table-row>
        <table:table-row table:style-name="ro1">
          <table:table-cell table:formula="of:=[.A973]+1" office:value-type="float" office:value="996" calcext:value-type="float">
            <text:p>996</text:p>
          </table:table-cell>
          <table:table-cell table:formula="of:=299792458/([.A974]*1000000)" office:value-type="float" office:value="0.3009964437751" calcext:value-type="float">
            <text:p>0.3009964437751</text:p>
          </table:table-cell>
          <table:table-cell table:formula="of:=(1/3)*[.B974]" office:value-type="float" office:value="0.100332147925033" calcext:value-type="float">
            <text:p>0.100332147925033</text:p>
          </table:table-cell>
          <table:table-cell table:formula="of:=4*[.C974]" office:value-type="float" office:value="0.401328591700134" calcext:value-type="float">
            <text:p>0.401328591700134</text:p>
          </table:table-cell>
          <table:table-cell table:formula="of:=[.D974]/6" office:value-type="float" office:value="0.066888098616689" calcext:value-type="float">
            <text:p>0.066888098616689</text:p>
          </table:table-cell>
          <table:table-cell table:formula="of:=[.E974]*2" office:value-type="float" office:value="0.133776197233378" calcext:value-type="float">
            <text:p>0.133776197233378</text:p>
          </table:table-cell>
          <table:table-cell table:formula="of:=[.E974]*39.3701" office:value-type="float" office:value="2.63339113134891" calcext:value-type="float">
            <text:p>2.63339113134891</text:p>
          </table:table-cell>
          <table:table-cell table:formula="of:=[.F974]*39.3701" office:value-type="float" office:value="5.26678226269781" calcext:value-type="float">
            <text:p>5.26678226269781</text:p>
          </table:table-cell>
        </table:table-row>
        <table:table-row table:style-name="ro1">
          <table:table-cell table:formula="of:=[.A974]+1" office:value-type="float" office:value="997" calcext:value-type="float">
            <text:p>997</text:p>
          </table:table-cell>
          <table:table-cell table:formula="of:=299792458/([.A975]*1000000)" office:value-type="float" office:value="0.300694541624875" calcext:value-type="float">
            <text:p>0.300694541624875</text:p>
          </table:table-cell>
          <table:table-cell table:formula="of:=(1/3)*[.B975]" office:value-type="float" office:value="0.100231513874958" calcext:value-type="float">
            <text:p>0.100231513874958</text:p>
          </table:table-cell>
          <table:table-cell table:formula="of:=4*[.C975]" office:value-type="float" office:value="0.400926055499833" calcext:value-type="float">
            <text:p>0.400926055499833</text:p>
          </table:table-cell>
          <table:table-cell table:formula="of:=[.D975]/6" office:value-type="float" office:value="0.0668210092499721" calcext:value-type="float">
            <text:p>0.066821009249972</text:p>
          </table:table-cell>
          <table:table-cell table:formula="of:=[.E975]*2" office:value-type="float" office:value="0.133642018499944" calcext:value-type="float">
            <text:p>0.133642018499944</text:p>
          </table:table-cell>
          <table:table-cell table:formula="of:=[.E975]*39.3701" office:value-type="float" office:value="2.63074981627233" calcext:value-type="float">
            <text:p>2.63074981627233</text:p>
          </table:table-cell>
          <table:table-cell table:formula="of:=[.F975]*39.3701" office:value-type="float" office:value="5.26149963254466" calcext:value-type="float">
            <text:p>5.26149963254466</text:p>
          </table:table-cell>
        </table:table-row>
        <table:table-row table:style-name="ro1">
          <table:table-cell table:formula="of:=[.A975]+1" office:value-type="float" office:value="998" calcext:value-type="float">
            <text:p>998</text:p>
          </table:table-cell>
          <table:table-cell table:formula="of:=299792458/([.A976]*1000000)" office:value-type="float" office:value="0.300393244488978" calcext:value-type="float">
            <text:p>0.300393244488978</text:p>
          </table:table-cell>
          <table:table-cell table:formula="of:=(1/3)*[.B976]" office:value-type="float" office:value="0.100131081496326" calcext:value-type="float">
            <text:p>0.100131081496326</text:p>
          </table:table-cell>
          <table:table-cell table:formula="of:=4*[.C976]" office:value-type="float" office:value="0.400524325985304" calcext:value-type="float">
            <text:p>0.400524325985304</text:p>
          </table:table-cell>
          <table:table-cell table:formula="of:=[.D976]/6" office:value-type="float" office:value="0.066754054330884" calcext:value-type="float">
            <text:p>0.066754054330884</text:p>
          </table:table-cell>
          <table:table-cell table:formula="of:=[.E976]*2" office:value-type="float" office:value="0.133508108661768" calcext:value-type="float">
            <text:p>0.133508108661768</text:p>
          </table:table-cell>
          <table:table-cell table:formula="of:=[.E976]*39.3701" office:value-type="float" office:value="2.62811379441234" calcext:value-type="float">
            <text:p>2.62811379441234</text:p>
          </table:table-cell>
          <table:table-cell table:formula="of:=[.F976]*39.3701" office:value-type="float" office:value="5.25622758882467" calcext:value-type="float">
            <text:p>5.25622758882467</text:p>
          </table:table-cell>
        </table:table-row>
        <table:table-row table:style-name="ro1">
          <table:table-cell table:formula="of:=[.A976]+1" office:value-type="float" office:value="999" calcext:value-type="float">
            <text:p>999</text:p>
          </table:table-cell>
          <table:table-cell table:formula="of:=299792458/([.A977]*1000000)" office:value-type="float" office:value="0.300092550550551" calcext:value-type="float">
            <text:p>0.300092550550551</text:p>
          </table:table-cell>
          <table:table-cell table:formula="of:=(1/3)*[.B977]" office:value-type="float" office:value="0.100030850183517" calcext:value-type="float">
            <text:p>0.100030850183517</text:p>
          </table:table-cell>
          <table:table-cell table:formula="of:=4*[.C977]" office:value-type="float" office:value="0.400123400734067" calcext:value-type="float">
            <text:p>0.400123400734067</text:p>
          </table:table-cell>
          <table:table-cell table:formula="of:=[.D977]/6" office:value-type="float" office:value="0.0666872334556779" calcext:value-type="float">
            <text:p>0.066687233455678</text:p>
          </table:table-cell>
          <table:table-cell table:formula="of:=[.E977]*2" office:value-type="float" office:value="0.133374466911356" calcext:value-type="float">
            <text:p>0.133374466911356</text:p>
          </table:table-cell>
          <table:table-cell table:formula="of:=[.E977]*39.3701" office:value-type="float" office:value="2.62548304987338" calcext:value-type="float">
            <text:p>2.62548304987338</text:p>
          </table:table-cell>
          <table:table-cell table:formula="of:=[.F977]*39.3701" office:value-type="float" office:value="5.25096609974677" calcext:value-type="float">
            <text:p>5.25096609974677</text:p>
          </table:table-cell>
        </table:table-row>
        <table:table-row table:style-name="ro1">
          <table:table-cell table:formula="of:=[.A977]+1" office:value-type="float" office:value="1000" calcext:value-type="float">
            <text:p>1000</text:p>
          </table:table-cell>
          <table:table-cell table:formula="of:=299792458/([.A978]*1000000)" office:value-type="float" office:value="0.299792458" calcext:value-type="float">
            <text:p>0.299792458</text:p>
          </table:table-cell>
          <table:table-cell table:formula="of:=(1/3)*[.B978]" office:value-type="float" office:value="0.0999308193333333" calcext:value-type="float">
            <text:p>0.099930819333333</text:p>
          </table:table-cell>
          <table:table-cell table:formula="of:=4*[.C978]" office:value-type="float" office:value="0.399723277333333" calcext:value-type="float">
            <text:p>0.399723277333333</text:p>
          </table:table-cell>
          <table:table-cell table:formula="of:=[.D978]/6" office:value-type="float" office:value="0.0666205462222222" calcext:value-type="float">
            <text:p>0.066620546222222</text:p>
          </table:table-cell>
          <table:table-cell table:formula="of:=[.E978]*2" office:value-type="float" office:value="0.133241092444444" calcext:value-type="float">
            <text:p>0.133241092444444</text:p>
          </table:table-cell>
          <table:table-cell table:formula="of:=[.E978]*39.3701" office:value-type="float" office:value="2.62285756682351" calcext:value-type="float">
            <text:p>2.62285756682351</text:p>
          </table:table-cell>
          <table:table-cell table:formula="of:=[.F978]*39.3701" office:value-type="float" office:value="5.24571513364702" calcext:value-type="float">
            <text:p>5.24571513364702</text:p>
          </table:table-cell>
        </table:table-row>
        <table:table-row table:style-name="ro1">
          <table:table-cell table:formula="of:=[.A978]+1" office:value-type="float" office:value="1001" calcext:value-type="float">
            <text:p>1001</text:p>
          </table:table-cell>
          <table:table-cell table:formula="of:=299792458/([.A979]*1000000)" office:value-type="float" office:value="0.299492965034965" calcext:value-type="float">
            <text:p>0.299492965034965</text:p>
          </table:table-cell>
          <table:table-cell table:formula="of:=(1/3)*[.B979]" office:value-type="float" office:value="0.0998309883449883" calcext:value-type="float">
            <text:p>0.099830988344988</text:p>
          </table:table-cell>
          <table:table-cell table:formula="of:=4*[.C979]" office:value-type="float" office:value="0.399323953379953" calcext:value-type="float">
            <text:p>0.399323953379953</text:p>
          </table:table-cell>
          <table:table-cell table:formula="of:=[.D979]/6" office:value-type="float" office:value="0.0665539922299922" calcext:value-type="float">
            <text:p>0.066553992229992</text:p>
          </table:table-cell>
          <table:table-cell table:formula="of:=[.E979]*2" office:value-type="float" office:value="0.133107984459984" calcext:value-type="float">
            <text:p>0.133107984459984</text:p>
          </table:table-cell>
          <table:table-cell table:formula="of:=[.E979]*39.3701" office:value-type="float" office:value="2.62023732949402" calcext:value-type="float">
            <text:p>2.62023732949402</text:p>
          </table:table-cell>
          <table:table-cell table:formula="of:=[.F979]*39.3701" office:value-type="float" office:value="5.24047465898803" calcext:value-type="float">
            <text:p>5.24047465898803</text:p>
          </table:table-cell>
        </table:table-row>
        <table:table-row table:style-name="ro1">
          <table:table-cell table:formula="of:=[.A979]+1" office:value-type="float" office:value="1002" calcext:value-type="float">
            <text:p>1002</text:p>
          </table:table-cell>
          <table:table-cell table:formula="of:=299792458/([.A980]*1000000)" office:value-type="float" office:value="0.299194069860279" calcext:value-type="float">
            <text:p>0.299194069860279</text:p>
          </table:table-cell>
          <table:table-cell table:formula="of:=(1/3)*[.B980]" office:value-type="float" office:value="0.0997313566200931" calcext:value-type="float">
            <text:p>0.099731356620093</text:p>
          </table:table-cell>
          <table:table-cell table:formula="of:=4*[.C980]" office:value-type="float" office:value="0.398925426480373" calcext:value-type="float">
            <text:p>0.398925426480373</text:p>
          </table:table-cell>
          <table:table-cell table:formula="of:=[.D980]/6" office:value-type="float" office:value="0.0664875710800621" calcext:value-type="float">
            <text:p>0.066487571080062</text:p>
          </table:table-cell>
          <table:table-cell table:formula="of:=[.E980]*2" office:value-type="float" office:value="0.132975142160124" calcext:value-type="float">
            <text:p>0.132975142160124</text:p>
          </table:table-cell>
          <table:table-cell table:formula="of:=[.E980]*39.3701" office:value-type="float" office:value="2.61762232217915" calcext:value-type="float">
            <text:p>2.61762232217915</text:p>
          </table:table-cell>
          <table:table-cell table:formula="of:=[.F980]*39.3701" office:value-type="float" office:value="5.23524464435831" calcext:value-type="float">
            <text:p>5.23524464435831</text:p>
          </table:table-cell>
        </table:table-row>
        <table:table-row table:style-name="ro1">
          <table:table-cell table:formula="of:=[.A980]+1" office:value-type="float" office:value="1003" calcext:value-type="float">
            <text:p>1003</text:p>
          </table:table-cell>
          <table:table-cell table:formula="of:=299792458/([.A981]*1000000)" office:value-type="float" office:value="0.298895770687936" calcext:value-type="float">
            <text:p>0.298895770687936</text:p>
          </table:table-cell>
          <table:table-cell table:formula="of:=(1/3)*[.B981]" office:value-type="float" office:value="0.0996319235626454" calcext:value-type="float">
            <text:p>0.099631923562645</text:p>
          </table:table-cell>
          <table:table-cell table:formula="of:=4*[.C981]" office:value-type="float" office:value="0.398527694250582" calcext:value-type="float">
            <text:p>0.398527694250582</text:p>
          </table:table-cell>
          <table:table-cell table:formula="of:=[.D981]/6" office:value-type="float" office:value="0.0664212823750969" calcext:value-type="float">
            <text:p>0.066421282375097</text:p>
          </table:table-cell>
          <table:table-cell table:formula="of:=[.E981]*2" office:value-type="float" office:value="0.132842564750194" calcext:value-type="float">
            <text:p>0.132842564750194</text:p>
          </table:table-cell>
          <table:table-cell table:formula="of:=[.E981]*39.3701" office:value-type="float" office:value="2.6150125292358" calcext:value-type="float">
            <text:p>2.6150125292358</text:p>
          </table:table-cell>
          <table:table-cell table:formula="of:=[.F981]*39.3701" office:value-type="float" office:value="5.23002505847161" calcext:value-type="float">
            <text:p>5.23002505847161</text:p>
          </table:table-cell>
        </table:table-row>
        <table:table-row table:style-name="ro1">
          <table:table-cell table:formula="of:=[.A981]+1" office:value-type="float" office:value="1004" calcext:value-type="float">
            <text:p>1004</text:p>
          </table:table-cell>
          <table:table-cell table:formula="of:=299792458/([.A982]*1000000)" office:value-type="float" office:value="0.298598065737052" calcext:value-type="float">
            <text:p>0.298598065737052</text:p>
          </table:table-cell>
          <table:table-cell table:formula="of:=(1/3)*[.B982]" office:value-type="float" office:value="0.0995326885790173" calcext:value-type="float">
            <text:p>0.099532688579017</text:p>
          </table:table-cell>
          <table:table-cell table:formula="of:=4*[.C982]" office:value-type="float" office:value="0.398130754316069" calcext:value-type="float">
            <text:p>0.398130754316069</text:p>
          </table:table-cell>
          <table:table-cell table:formula="of:=[.D982]/6" office:value-type="float" office:value="0.0663551257193448" calcext:value-type="float">
            <text:p>0.066355125719345</text:p>
          </table:table-cell>
          <table:table-cell table:formula="of:=[.E982]*2" office:value-type="float" office:value="0.13271025143869" calcext:value-type="float">
            <text:p>0.13271025143869</text:p>
          </table:table-cell>
          <table:table-cell table:formula="of:=[.E982]*39.3701" office:value-type="float" office:value="2.61240793508318" calcext:value-type="float">
            <text:p>2.61240793508318</text:p>
          </table:table-cell>
          <table:table-cell table:formula="of:=[.F982]*39.3701" office:value-type="float" office:value="5.22481587016636" calcext:value-type="float">
            <text:p>5.22481587016636</text:p>
          </table:table-cell>
        </table:table-row>
        <table:table-row table:style-name="ro1">
          <table:table-cell table:formula="of:=[.A982]+1" office:value-type="float" office:value="1005" calcext:value-type="float">
            <text:p>1005</text:p>
          </table:table-cell>
          <table:table-cell table:formula="of:=299792458/([.A983]*1000000)" office:value-type="float" office:value="0.298300953233831" calcext:value-type="float">
            <text:p>0.298300953233831</text:p>
          </table:table-cell>
          <table:table-cell table:formula="of:=(1/3)*[.B983]" office:value-type="float" office:value="0.0994336510779436" calcext:value-type="float">
            <text:p>0.099433651077944</text:p>
          </table:table-cell>
          <table:table-cell table:formula="of:=4*[.C983]" office:value-type="float" office:value="0.397734604311774" calcext:value-type="float">
            <text:p>0.397734604311774</text:p>
          </table:table-cell>
          <table:table-cell table:formula="of:=[.D983]/6" office:value-type="float" office:value="0.0662891007186291" calcext:value-type="float">
            <text:p>0.066289100718629</text:p>
          </table:table-cell>
          <table:table-cell table:formula="of:=[.E983]*2" office:value-type="float" office:value="0.132578201437258" calcext:value-type="float">
            <text:p>0.132578201437258</text:p>
          </table:table-cell>
          <table:table-cell table:formula="of:=[.E983]*39.3701" office:value-type="float" office:value="2.6098085242025" calcext:value-type="float">
            <text:p>2.6098085242025</text:p>
          </table:table-cell>
          <table:table-cell table:formula="of:=[.F983]*39.3701" office:value-type="float" office:value="5.219617048405" calcext:value-type="float">
            <text:p>5.219617048405</text:p>
          </table:table-cell>
        </table:table-row>
        <table:table-row table:style-name="ro1">
          <table:table-cell table:formula="of:=[.A983]+1" office:value-type="float" office:value="1006" calcext:value-type="float">
            <text:p>1006</text:p>
          </table:table-cell>
          <table:table-cell table:formula="of:=299792458/([.A984]*1000000)" office:value-type="float" office:value="0.298004431411531" calcext:value-type="float">
            <text:p>0.298004431411531</text:p>
          </table:table-cell>
          <table:table-cell table:formula="of:=(1/3)*[.B984]" office:value-type="float" office:value="0.0993348104705103" calcext:value-type="float">
            <text:p>0.09933481047051</text:p>
          </table:table-cell>
          <table:table-cell table:formula="of:=4*[.C984]" office:value-type="float" office:value="0.397339241882041" calcext:value-type="float">
            <text:p>0.397339241882041</text:p>
          </table:table-cell>
          <table:table-cell table:formula="of:=[.D984]/6" office:value-type="float" office:value="0.0662232069803402" calcext:value-type="float">
            <text:p>0.06622320698034</text:p>
          </table:table-cell>
          <table:table-cell table:formula="of:=[.E984]*2" office:value-type="float" office:value="0.13244641396068" calcext:value-type="float">
            <text:p>0.13244641396068</text:p>
          </table:table-cell>
          <table:table-cell table:formula="of:=[.E984]*39.3701" office:value-type="float" office:value="2.60721428113669" calcext:value-type="float">
            <text:p>2.60721428113669</text:p>
          </table:table-cell>
          <table:table-cell table:formula="of:=[.F984]*39.3701" office:value-type="float" office:value="5.21442856227338" calcext:value-type="float">
            <text:p>5.21442856227338</text:p>
          </table:table-cell>
        </table:table-row>
        <table:table-row table:style-name="ro1">
          <table:table-cell table:formula="of:=[.A984]+1" office:value-type="float" office:value="1007" calcext:value-type="float">
            <text:p>1007</text:p>
          </table:table-cell>
          <table:table-cell table:formula="of:=299792458/([.A985]*1000000)" office:value-type="float" office:value="0.297708498510427" calcext:value-type="float">
            <text:p>0.297708498510427</text:p>
          </table:table-cell>
          <table:table-cell table:formula="of:=(1/3)*[.B985]" office:value-type="float" office:value="0.0992361661701423" calcext:value-type="float">
            <text:p>0.099236166170142</text:p>
          </table:table-cell>
          <table:table-cell table:formula="of:=4*[.C985]" office:value-type="float" office:value="0.396944664680569" calcext:value-type="float">
            <text:p>0.396944664680569</text:p>
          </table:table-cell>
          <table:table-cell table:formula="of:=[.D985]/6" office:value-type="float" office:value="0.0661574441134282" calcext:value-type="float">
            <text:p>0.066157444113428</text:p>
          </table:table-cell>
          <table:table-cell table:formula="of:=[.E985]*2" office:value-type="float" office:value="0.132314888226856" calcext:value-type="float">
            <text:p>0.132314888226856</text:p>
          </table:table-cell>
          <table:table-cell table:formula="of:=[.E985]*39.3701" office:value-type="float" office:value="2.60462519049008" calcext:value-type="float">
            <text:p>2.60462519049008</text:p>
          </table:table-cell>
          <table:table-cell table:formula="of:=[.F985]*39.3701" office:value-type="float" office:value="5.20925038098016" calcext:value-type="float">
            <text:p>5.20925038098016</text:p>
          </table:table-cell>
        </table:table-row>
        <table:table-row table:style-name="ro1">
          <table:table-cell table:formula="of:=[.A985]+1" office:value-type="float" office:value="1008" calcext:value-type="float">
            <text:p>1008</text:p>
          </table:table-cell>
          <table:table-cell table:formula="of:=299792458/([.A986]*1000000)" office:value-type="float" office:value="0.297413152777778" calcext:value-type="float">
            <text:p>0.297413152777778</text:p>
          </table:table-cell>
          <table:table-cell table:formula="of:=(1/3)*[.B986]" office:value-type="float" office:value="0.0991377175925926" calcext:value-type="float">
            <text:p>0.099137717592593</text:p>
          </table:table-cell>
          <table:table-cell table:formula="of:=4*[.C986]" office:value-type="float" office:value="0.39655087037037" calcext:value-type="float">
            <text:p>0.39655087037037</text:p>
          </table:table-cell>
          <table:table-cell table:formula="of:=[.D986]/6" office:value-type="float" office:value="0.0660918117283951" calcext:value-type="float">
            <text:p>0.066091811728395</text:p>
          </table:table-cell>
          <table:table-cell table:formula="of:=[.E986]*2" office:value-type="float" office:value="0.13218362345679" calcext:value-type="float">
            <text:p>0.13218362345679</text:p>
          </table:table-cell>
          <table:table-cell table:formula="of:=[.E986]*39.3701" office:value-type="float" office:value="2.60204123692809" calcext:value-type="float">
            <text:p>2.60204123692809</text:p>
          </table:table-cell>
          <table:table-cell table:formula="of:=[.F986]*39.3701" office:value-type="float" office:value="5.20408247385617" calcext:value-type="float">
            <text:p>5.20408247385617</text:p>
          </table:table-cell>
        </table:table-row>
        <table:table-row table:style-name="ro1">
          <table:table-cell table:formula="of:=[.A986]+1" office:value-type="float" office:value="1009" calcext:value-type="float">
            <text:p>1009</text:p>
          </table:table-cell>
          <table:table-cell table:formula="of:=299792458/([.A987]*1000000)" office:value-type="float" office:value="0.29711839246779" calcext:value-type="float">
            <text:p>0.29711839246779</text:p>
          </table:table-cell>
          <table:table-cell table:formula="of:=(1/3)*[.B987]" office:value-type="float" office:value="0.09903946415593" calcext:value-type="float">
            <text:p>0.09903946415593</text:p>
          </table:table-cell>
          <table:table-cell table:formula="of:=4*[.C987]" office:value-type="float" office:value="0.39615785662372" calcext:value-type="float">
            <text:p>0.39615785662372</text:p>
          </table:table-cell>
          <table:table-cell table:formula="of:=[.D987]/6" office:value-type="float" office:value="0.0660263094372866" calcext:value-type="float">
            <text:p>0.066026309437287</text:p>
          </table:table-cell>
          <table:table-cell table:formula="of:=[.E987]*2" office:value-type="float" office:value="0.132052618874573" calcext:value-type="float">
            <text:p>0.132052618874573</text:p>
          </table:table-cell>
          <table:table-cell table:formula="of:=[.E987]*39.3701" office:value-type="float" office:value="2.59946240517692" calcext:value-type="float">
            <text:p>2.59946240517692</text:p>
          </table:table-cell>
          <table:table-cell table:formula="of:=[.F987]*39.3701" office:value-type="float" office:value="5.19892481035384" calcext:value-type="float">
            <text:p>5.19892481035384</text:p>
          </table:table-cell>
        </table:table-row>
        <table:table-row table:style-name="ro1">
          <table:table-cell table:formula="of:=[.A987]+1" office:value-type="float" office:value="1010" calcext:value-type="float">
            <text:p>1010</text:p>
          </table:table-cell>
          <table:table-cell table:formula="of:=299792458/([.A988]*1000000)" office:value-type="float" office:value="0.296824215841584" calcext:value-type="float">
            <text:p>0.296824215841584</text:p>
          </table:table-cell>
          <table:table-cell table:formula="of:=(1/3)*[.B988]" office:value-type="float" office:value="0.098941405280528" calcext:value-type="float">
            <text:p>0.098941405280528</text:p>
          </table:table-cell>
          <table:table-cell table:formula="of:=4*[.C988]" office:value-type="float" office:value="0.395765621122112" calcext:value-type="float">
            <text:p>0.395765621122112</text:p>
          </table:table-cell>
          <table:table-cell table:formula="of:=[.D988]/6" office:value-type="float" office:value="0.0659609368536854" calcext:value-type="float">
            <text:p>0.065960936853685</text:p>
          </table:table-cell>
          <table:table-cell table:formula="of:=[.E988]*2" office:value-type="float" office:value="0.131921873707371" calcext:value-type="float">
            <text:p>0.131921873707371</text:p>
          </table:table-cell>
          <table:table-cell table:formula="of:=[.E988]*39.3701" office:value-type="float" office:value="2.59688868002328" calcext:value-type="float">
            <text:p>2.59688868002328</text:p>
          </table:table-cell>
          <table:table-cell table:formula="of:=[.F988]*39.3701" office:value-type="float" office:value="5.19377736004656" calcext:value-type="float">
            <text:p>5.19377736004656</text:p>
          </table:table-cell>
        </table:table-row>
        <table:table-row table:style-name="ro1">
          <table:table-cell table:formula="of:=[.A988]+1" office:value-type="float" office:value="1011" calcext:value-type="float">
            <text:p>1011</text:p>
          </table:table-cell>
          <table:table-cell table:formula="of:=299792458/([.A989]*1000000)" office:value-type="float" office:value="0.296530621167161" calcext:value-type="float">
            <text:p>0.296530621167161</text:p>
          </table:table-cell>
          <table:table-cell table:formula="of:=(1/3)*[.B989]" office:value-type="float" office:value="0.0988435403890537" calcext:value-type="float">
            <text:p>0.098843540389054</text:p>
          </table:table-cell>
          <table:table-cell table:formula="of:=4*[.C989]" office:value-type="float" office:value="0.395374161556215" calcext:value-type="float">
            <text:p>0.395374161556215</text:p>
          </table:table-cell>
          <table:table-cell table:formula="of:=[.D989]/6" office:value-type="float" office:value="0.0658956935927025" calcext:value-type="float">
            <text:p>0.065895693592703</text:p>
          </table:table-cell>
          <table:table-cell table:formula="of:=[.E989]*2" office:value-type="float" office:value="0.131791387185405" calcext:value-type="float">
            <text:p>0.131791387185405</text:p>
          </table:table-cell>
          <table:table-cell table:formula="of:=[.E989]*39.3701" office:value-type="float" office:value="2.59432004631406" calcext:value-type="float">
            <text:p>2.59432004631406</text:p>
          </table:table-cell>
          <table:table-cell table:formula="of:=[.F989]*39.3701" office:value-type="float" office:value="5.18864009262811" calcext:value-type="float">
            <text:p>5.18864009262811</text:p>
          </table:table-cell>
        </table:table-row>
        <table:table-row table:style-name="ro1">
          <table:table-cell table:formula="of:=[.A989]+1" office:value-type="float" office:value="1012" calcext:value-type="float">
            <text:p>1012</text:p>
          </table:table-cell>
          <table:table-cell table:formula="of:=299792458/([.A990]*1000000)" office:value-type="float" office:value="0.296237606719368" calcext:value-type="float">
            <text:p>0.296237606719368</text:p>
          </table:table-cell>
          <table:table-cell table:formula="of:=(1/3)*[.B990]" office:value-type="float" office:value="0.0987458689064559" calcext:value-type="float">
            <text:p>0.098745868906456</text:p>
          </table:table-cell>
          <table:table-cell table:formula="of:=4*[.C990]" office:value-type="float" office:value="0.394983475625823" calcext:value-type="float">
            <text:p>0.394983475625823</text:p>
          </table:table-cell>
          <table:table-cell table:formula="of:=[.D990]/6" office:value-type="float" office:value="0.0658305792709706" calcext:value-type="float">
            <text:p>0.065830579270971</text:p>
          </table:table-cell>
          <table:table-cell table:formula="of:=[.E990]*2" office:value-type="float" office:value="0.131661158541941" calcext:value-type="float">
            <text:p>0.131661158541941</text:p>
          </table:table-cell>
          <table:table-cell table:formula="of:=[.E990]*39.3701" office:value-type="float" office:value="2.59175648895604" calcext:value-type="float">
            <text:p>2.59175648895604</text:p>
          </table:table-cell>
          <table:table-cell table:formula="of:=[.F990]*39.3701" office:value-type="float" office:value="5.18351297791208" calcext:value-type="float">
            <text:p>5.18351297791208</text:p>
          </table:table-cell>
        </table:table-row>
        <table:table-row table:style-name="ro1">
          <table:table-cell table:formula="of:=[.A990]+1" office:value-type="float" office:value="1013" calcext:value-type="float">
            <text:p>1013</text:p>
          </table:table-cell>
          <table:table-cell table:formula="of:=299792458/([.A991]*1000000)" office:value-type="float" office:value="0.295945170779862" calcext:value-type="float">
            <text:p>0.295945170779862</text:p>
          </table:table-cell>
          <table:table-cell table:formula="of:=(1/3)*[.B991]" office:value-type="float" office:value="0.0986483902599539" calcext:value-type="float">
            <text:p>0.098648390259954</text:p>
          </table:table-cell>
          <table:table-cell table:formula="of:=4*[.C991]" office:value-type="float" office:value="0.394593561039816" calcext:value-type="float">
            <text:p>0.394593561039816</text:p>
          </table:table-cell>
          <table:table-cell table:formula="of:=[.D991]/6" office:value-type="float" office:value="0.065765593506636" calcext:value-type="float">
            <text:p>0.065765593506636</text:p>
          </table:table-cell>
          <table:table-cell table:formula="of:=[.E991]*2" office:value-type="float" office:value="0.131531187013272" calcext:value-type="float">
            <text:p>0.131531187013272</text:p>
          </table:table-cell>
          <table:table-cell table:formula="of:=[.E991]*39.3701" office:value-type="float" office:value="2.58919799291561" calcext:value-type="float">
            <text:p>2.58919799291561</text:p>
          </table:table-cell>
          <table:table-cell table:formula="of:=[.F991]*39.3701" office:value-type="float" office:value="5.17839598583122" calcext:value-type="float">
            <text:p>5.17839598583122</text:p>
          </table:table-cell>
        </table:table-row>
        <table:table-row table:style-name="ro1">
          <table:table-cell table:formula="of:=[.A991]+1" office:value-type="float" office:value="1014" calcext:value-type="float">
            <text:p>1014</text:p>
          </table:table-cell>
          <table:table-cell table:formula="of:=299792458/([.A992]*1000000)" office:value-type="float" office:value="0.295653311637081" calcext:value-type="float">
            <text:p>0.295653311637081</text:p>
          </table:table-cell>
          <table:table-cell table:formula="of:=(1/3)*[.B992]" office:value-type="float" office:value="0.0985511038790269" calcext:value-type="float">
            <text:p>0.098551103879027</text:p>
          </table:table-cell>
          <table:table-cell table:formula="of:=4*[.C992]" office:value-type="float" office:value="0.394204415516108" calcext:value-type="float">
            <text:p>0.394204415516108</text:p>
          </table:table-cell>
          <table:table-cell table:formula="of:=[.D992]/6" office:value-type="float" office:value="0.0657007359193513" calcext:value-type="float">
            <text:p>0.065700735919351</text:p>
          </table:table-cell>
          <table:table-cell table:formula="of:=[.E992]*2" office:value-type="float" office:value="0.131401471838703" calcext:value-type="float">
            <text:p>0.131401471838703</text:p>
          </table:table-cell>
          <table:table-cell table:formula="of:=[.E992]*39.3701" office:value-type="float" office:value="2.58664454321845" calcext:value-type="float">
            <text:p>2.58664454321845</text:p>
          </table:table-cell>
          <table:table-cell table:formula="of:=[.F992]*39.3701" office:value-type="float" office:value="5.17328908643691" calcext:value-type="float">
            <text:p>5.17328908643691</text:p>
          </table:table-cell>
        </table:table-row>
        <table:table-row table:style-name="ro1">
          <table:table-cell table:formula="of:=[.A992]+1" office:value-type="float" office:value="1015" calcext:value-type="float">
            <text:p>1015</text:p>
          </table:table-cell>
          <table:table-cell table:formula="of:=299792458/([.A993]*1000000)" office:value-type="float" office:value="0.295362027586207" calcext:value-type="float">
            <text:p>0.295362027586207</text:p>
          </table:table-cell>
          <table:table-cell table:formula="of:=(1/3)*[.B993]" office:value-type="float" office:value="0.0984540091954023" calcext:value-type="float">
            <text:p>0.098454009195402</text:p>
          </table:table-cell>
          <table:table-cell table:formula="of:=4*[.C993]" office:value-type="float" office:value="0.393816036781609" calcext:value-type="float">
            <text:p>0.393816036781609</text:p>
          </table:table-cell>
          <table:table-cell table:formula="of:=[.D993]/6" office:value-type="float" office:value="0.0656360061302682" calcext:value-type="float">
            <text:p>0.065636006130268</text:p>
          </table:table-cell>
          <table:table-cell table:formula="of:=[.E993]*2" office:value-type="float" office:value="0.131272012260536" calcext:value-type="float">
            <text:p>0.131272012260536</text:p>
          </table:table-cell>
          <table:table-cell table:formula="of:=[.E993]*39.3701" office:value-type="float" office:value="2.58409612494927" calcext:value-type="float">
            <text:p>2.58409612494927</text:p>
          </table:table-cell>
          <table:table-cell table:formula="of:=[.F993]*39.3701" office:value-type="float" office:value="5.16819224989854" calcext:value-type="float">
            <text:p>5.16819224989854</text:p>
          </table:table-cell>
        </table:table-row>
        <table:table-row table:style-name="ro1">
          <table:table-cell table:formula="of:=[.A993]+1" office:value-type="float" office:value="1016" calcext:value-type="float">
            <text:p>1016</text:p>
          </table:table-cell>
          <table:table-cell table:formula="of:=299792458/([.A994]*1000000)" office:value-type="float" office:value="0.295071316929134" calcext:value-type="float">
            <text:p>0.295071316929134</text:p>
          </table:table-cell>
          <table:table-cell table:formula="of:=(1/3)*[.B994]" office:value-type="float" office:value="0.0983571056430446" calcext:value-type="float">
            <text:p>0.098357105643045</text:p>
          </table:table-cell>
          <table:table-cell table:formula="of:=4*[.C994]" office:value-type="float" office:value="0.393428422572178" calcext:value-type="float">
            <text:p>0.393428422572178</text:p>
          </table:table-cell>
          <table:table-cell table:formula="of:=[.D994]/6" office:value-type="float" office:value="0.0655714037620297" calcext:value-type="float">
            <text:p>0.06557140376203</text:p>
          </table:table-cell>
          <table:table-cell table:formula="of:=[.E994]*2" office:value-type="float" office:value="0.13114280752406" calcext:value-type="float">
            <text:p>0.13114280752406</text:p>
          </table:table-cell>
          <table:table-cell table:formula="of:=[.E994]*39.3701" office:value-type="float" office:value="2.58155272325149" calcext:value-type="float">
            <text:p>2.58155272325149</text:p>
          </table:table-cell>
          <table:table-cell table:formula="of:=[.F994]*39.3701" office:value-type="float" office:value="5.16310544650298" calcext:value-type="float">
            <text:p>5.16310544650298</text:p>
          </table:table-cell>
        </table:table-row>
        <table:table-row table:style-name="ro1">
          <table:table-cell table:formula="of:=[.A994]+1" office:value-type="float" office:value="1017" calcext:value-type="float">
            <text:p>1017</text:p>
          </table:table-cell>
          <table:table-cell table:formula="of:=299792458/([.A995]*1000000)" office:value-type="float" office:value="0.294781177974435" calcext:value-type="float">
            <text:p>0.294781177974435</text:p>
          </table:table-cell>
          <table:table-cell table:formula="of:=(1/3)*[.B995]" office:value-type="float" office:value="0.0982603926581449" calcext:value-type="float">
            <text:p>0.098260392658145</text:p>
          </table:table-cell>
          <table:table-cell table:formula="of:=4*[.C995]" office:value-type="float" office:value="0.393041570632579" calcext:value-type="float">
            <text:p>0.393041570632579</text:p>
          </table:table-cell>
          <table:table-cell table:formula="of:=[.D995]/6" office:value-type="float" office:value="0.0655069284387632" calcext:value-type="float">
            <text:p>0.065506928438763</text:p>
          </table:table-cell>
          <table:table-cell table:formula="of:=[.E995]*2" office:value-type="float" office:value="0.131013856877526" calcext:value-type="float">
            <text:p>0.131013856877526</text:p>
          </table:table-cell>
          <table:table-cell table:formula="of:=[.E995]*39.3701" office:value-type="float" office:value="2.57901432332695" calcext:value-type="float">
            <text:p>2.57901432332695</text:p>
          </table:table-cell>
          <table:table-cell table:formula="of:=[.F995]*39.3701" office:value-type="float" office:value="5.15802864665391" calcext:value-type="float">
            <text:p>5.15802864665391</text:p>
          </table:table-cell>
        </table:table-row>
        <table:table-row table:style-name="ro1">
          <table:table-cell table:formula="of:=[.A995]+1" office:value-type="float" office:value="1018" calcext:value-type="float">
            <text:p>1018</text:p>
          </table:table-cell>
          <table:table-cell table:formula="of:=299792458/([.A996]*1000000)" office:value-type="float" office:value="0.294491609037328" calcext:value-type="float">
            <text:p>0.294491609037328</text:p>
          </table:table-cell>
          <table:table-cell table:formula="of:=(1/3)*[.B996]" office:value-type="float" office:value="0.0981638696791094" calcext:value-type="float">
            <text:p>0.098163869679109</text:p>
          </table:table-cell>
          <table:table-cell table:formula="of:=4*[.C996]" office:value-type="float" office:value="0.392655478716437" calcext:value-type="float">
            <text:p>0.392655478716437</text:p>
          </table:table-cell>
          <table:table-cell table:formula="of:=[.D996]/6" office:value-type="float" office:value="0.0654425797860729" calcext:value-type="float">
            <text:p>0.065442579786073</text:p>
          </table:table-cell>
          <table:table-cell table:formula="of:=[.E996]*2" office:value-type="float" office:value="0.130885159572146" calcext:value-type="float">
            <text:p>0.130885159572146</text:p>
          </table:table-cell>
          <table:table-cell table:formula="of:=[.E996]*39.3701" office:value-type="float" office:value="2.57648091043567" calcext:value-type="float">
            <text:p>2.57648091043567</text:p>
          </table:table-cell>
          <table:table-cell table:formula="of:=[.F996]*39.3701" office:value-type="float" office:value="5.15296182087134" calcext:value-type="float">
            <text:p>5.15296182087134</text:p>
          </table:table-cell>
        </table:table-row>
        <table:table-row table:style-name="ro1">
          <table:table-cell table:formula="of:=[.A996]+1" office:value-type="float" office:value="1019" calcext:value-type="float">
            <text:p>1019</text:p>
          </table:table-cell>
          <table:table-cell table:formula="of:=299792458/([.A997]*1000000)" office:value-type="float" office:value="0.294202608439647" calcext:value-type="float">
            <text:p>0.294202608439647</text:p>
          </table:table-cell>
          <table:table-cell table:formula="of:=(1/3)*[.B997]" office:value-type="float" office:value="0.0980675361465489" calcext:value-type="float">
            <text:p>0.098067536146549</text:p>
          </table:table-cell>
          <table:table-cell table:formula="of:=4*[.C997]" office:value-type="float" office:value="0.392270144586196" calcext:value-type="float">
            <text:p>0.392270144586196</text:p>
          </table:table-cell>
          <table:table-cell table:formula="of:=[.D997]/6" office:value-type="float" office:value="0.0653783574310326" calcext:value-type="float">
            <text:p>0.065378357431033</text:p>
          </table:table-cell>
          <table:table-cell table:formula="of:=[.E997]*2" office:value-type="float" office:value="0.130756714862065" calcext:value-type="float">
            <text:p>0.130756714862065</text:p>
          </table:table-cell>
          <table:table-cell table:formula="of:=[.E997]*39.3701" office:value-type="float" office:value="2.5739524698955" calcext:value-type="float">
            <text:p>2.5739524698955</text:p>
          </table:table-cell>
          <table:table-cell table:formula="of:=[.F997]*39.3701" office:value-type="float" office:value="5.14790493979099" calcext:value-type="float">
            <text:p>5.14790493979099</text:p>
          </table:table-cell>
        </table:table-row>
        <table:table-row table:style-name="ro1">
          <table:table-cell table:formula="of:=[.A997]+1" office:value-type="float" office:value="1020" calcext:value-type="float">
            <text:p>1020</text:p>
          </table:table-cell>
          <table:table-cell table:formula="of:=299792458/([.A998]*1000000)" office:value-type="float" office:value="0.293914174509804" calcext:value-type="float">
            <text:p>0.293914174509804</text:p>
          </table:table-cell>
          <table:table-cell table:formula="of:=(1/3)*[.B998]" office:value-type="float" office:value="0.097971391503268" calcext:value-type="float">
            <text:p>0.097971391503268</text:p>
          </table:table-cell>
          <table:table-cell table:formula="of:=4*[.C998]" office:value-type="float" office:value="0.391885566013072" calcext:value-type="float">
            <text:p>0.391885566013072</text:p>
          </table:table-cell>
          <table:table-cell table:formula="of:=[.D998]/6" office:value-type="float" office:value="0.0653142610021786" calcext:value-type="float">
            <text:p>0.065314261002179</text:p>
          </table:table-cell>
          <table:table-cell table:formula="of:=[.E998]*2" office:value-type="float" office:value="0.130628522004357" calcext:value-type="float">
            <text:p>0.130628522004357</text:p>
          </table:table-cell>
          <table:table-cell table:formula="of:=[.E998]*39.3701" office:value-type="float" office:value="2.57142898708187" calcext:value-type="float">
            <text:p>2.57142898708187</text:p>
          </table:table-cell>
          <table:table-cell table:formula="of:=[.F998]*39.3701" office:value-type="float" office:value="5.14285797416375" calcext:value-type="float">
            <text:p>5.14285797416375</text:p>
          </table:table-cell>
        </table:table-row>
        <table:table-row table:style-name="ro1">
          <table:table-cell table:formula="of:=[.A998]+1" office:value-type="float" office:value="1021" calcext:value-type="float">
            <text:p>1021</text:p>
          </table:table-cell>
          <table:table-cell table:formula="of:=299792458/([.A999]*1000000)" office:value-type="float" office:value="0.293626305582762" calcext:value-type="float">
            <text:p>0.293626305582762</text:p>
          </table:table-cell>
          <table:table-cell table:formula="of:=(1/3)*[.B999]" office:value-type="float" office:value="0.097875435194254" calcext:value-type="float">
            <text:p>0.097875435194254</text:p>
          </table:table-cell>
          <table:table-cell table:formula="of:=4*[.C999]" office:value-type="float" office:value="0.391501740777016" calcext:value-type="float">
            <text:p>0.391501740777016</text:p>
          </table:table-cell>
          <table:table-cell table:formula="of:=[.D999]/6" office:value-type="float" office:value="0.0652502901295027" calcext:value-type="float">
            <text:p>0.065250290129503</text:p>
          </table:table-cell>
          <table:table-cell table:formula="of:=[.E999]*2" office:value-type="float" office:value="0.130500580259005" calcext:value-type="float">
            <text:p>0.130500580259005</text:p>
          </table:table-cell>
          <table:table-cell table:formula="of:=[.E999]*39.3701" office:value-type="float" office:value="2.56891044742753" calcext:value-type="float">
            <text:p>2.56891044742753</text:p>
          </table:table-cell>
          <table:table-cell table:formula="of:=[.F999]*39.3701" office:value-type="float" office:value="5.13782089485507" calcext:value-type="float">
            <text:p>5.13782089485507</text:p>
          </table:table-cell>
        </table:table-row>
        <table:table-row table:style-name="ro1">
          <table:table-cell table:formula="of:=[.A999]+1" office:value-type="float" office:value="1022" calcext:value-type="float">
            <text:p>1022</text:p>
          </table:table-cell>
          <table:table-cell table:formula="of:=299792458/([.A1000]*1000000)" office:value-type="float" office:value="0.293339" calcext:value-type="float">
            <text:p>0.293339</text:p>
          </table:table-cell>
          <table:table-cell table:formula="of:=(1/3)*[.B1000]" office:value-type="float" office:value="0.0977796666666667" calcext:value-type="float">
            <text:p>0.097779666666667</text:p>
          </table:table-cell>
          <table:table-cell table:formula="of:=4*[.C1000]" office:value-type="float" office:value="0.391118666666667" calcext:value-type="float">
            <text:p>0.391118666666667</text:p>
          </table:table-cell>
          <table:table-cell table:formula="of:=[.D1000]/6" office:value-type="float" office:value="0.0651864444444445" calcext:value-type="float">
            <text:p>0.065186444444445</text:p>
          </table:table-cell>
          <table:table-cell table:formula="of:=[.E1000]*2" office:value-type="float" office:value="0.130372888888889" calcext:value-type="float">
            <text:p>0.130372888888889</text:p>
          </table:table-cell>
          <table:table-cell table:formula="of:=[.E1000]*39.3701" office:value-type="float" office:value="2.56639683642222" calcext:value-type="float">
            <text:p>2.56639683642222</text:p>
          </table:table-cell>
          <table:table-cell table:formula="of:=[.F1000]*39.3701" office:value-type="float" office:value="5.13279367284444" calcext:value-type="float">
            <text:p>5.13279367284444</text:p>
          </table:table-cell>
        </table:table-row>
        <table:table-row table:style-name="ro1">
          <table:table-cell table:formula="of:=[.A1000]+1" office:value-type="float" office:value="1023" calcext:value-type="float">
            <text:p>1023</text:p>
          </table:table-cell>
          <table:table-cell table:formula="of:=299792458/([.A1001]*1000000)" office:value-type="float" office:value="0.293052256109482" calcext:value-type="float">
            <text:p>0.293052256109482</text:p>
          </table:table-cell>
          <table:table-cell table:formula="of:=(1/3)*[.B1001]" office:value-type="float" office:value="0.0976840853698273" calcext:value-type="float">
            <text:p>0.097684085369827</text:p>
          </table:table-cell>
          <table:table-cell table:formula="of:=4*[.C1001]" office:value-type="float" office:value="0.390736341479309" calcext:value-type="float">
            <text:p>0.390736341479309</text:p>
          </table:table-cell>
          <table:table-cell table:formula="of:=[.D1001]/6" office:value-type="float" office:value="0.0651227235798849" calcext:value-type="float">
            <text:p>0.065122723579885</text:p>
          </table:table-cell>
          <table:table-cell table:formula="of:=[.E1001]*2" office:value-type="float" office:value="0.13024544715977" calcext:value-type="float">
            <text:p>0.13024544715977</text:p>
          </table:table-cell>
          <table:table-cell table:formula="of:=[.E1001]*39.3701" office:value-type="float" office:value="2.56388813961243" calcext:value-type="float">
            <text:p>2.56388813961243</text:p>
          </table:table-cell>
          <table:table-cell table:formula="of:=[.F1001]*39.3701" office:value-type="float" office:value="5.12777627922485" calcext:value-type="float">
            <text:p>5.12777627922485</text:p>
          </table:table-cell>
        </table:table-row>
        <table:table-row table:style-name="ro1">
          <table:table-cell table:formula="of:=[.A1001]+1" office:value-type="float" office:value="1024" calcext:value-type="float">
            <text:p>1024</text:p>
          </table:table-cell>
          <table:table-cell table:formula="of:=299792458/([.A1002]*1000000)" office:value-type="float" office:value="0.292766072265625" calcext:value-type="float">
            <text:p>0.292766072265625</text:p>
          </table:table-cell>
          <table:table-cell table:formula="of:=(1/3)*[.B1002]" office:value-type="float" office:value="0.0975886907552083" calcext:value-type="float">
            <text:p>0.097588690755208</text:p>
          </table:table-cell>
          <table:table-cell table:formula="of:=4*[.C1002]" office:value-type="float" office:value="0.390354763020833" calcext:value-type="float">
            <text:p>0.390354763020833</text:p>
          </table:table-cell>
          <table:table-cell table:formula="of:=[.D1002]/6" office:value-type="float" office:value="0.0650591271701389" calcext:value-type="float">
            <text:p>0.065059127170139</text:p>
          </table:table-cell>
          <table:table-cell table:formula="of:=[.E1002]*2" office:value-type="float" office:value="0.130118254340278" calcext:value-type="float">
            <text:p>0.130118254340278</text:p>
          </table:table-cell>
          <table:table-cell table:formula="of:=[.E1002]*39.3701" office:value-type="float" office:value="2.56138434260108" calcext:value-type="float">
            <text:p>2.56138434260108</text:p>
          </table:table-cell>
          <table:table-cell table:formula="of:=[.F1002]*39.3701" office:value-type="float" office:value="5.12276868520217" calcext:value-type="float">
            <text:p>5.12276868520217</text:p>
          </table:table-cell>
        </table:table-row>
        <table:table-row table:style-name="ro1">
          <table:table-cell table:formula="of:=[.A1002]+1" office:value-type="float" office:value="1025" calcext:value-type="float">
            <text:p>1025</text:p>
          </table:table-cell>
          <table:table-cell table:formula="of:=299792458/([.A1003]*1000000)" office:value-type="float" office:value="0.292480446829268" calcext:value-type="float">
            <text:p>0.292480446829268</text:p>
          </table:table-cell>
          <table:table-cell table:formula="of:=(1/3)*[.B1003]" office:value-type="float" office:value="0.0974934822764227" calcext:value-type="float">
            <text:p>0.097493482276423</text:p>
          </table:table-cell>
          <table:table-cell table:formula="of:=4*[.C1003]" office:value-type="float" office:value="0.389973929105691" calcext:value-type="float">
            <text:p>0.389973929105691</text:p>
          </table:table-cell>
          <table:table-cell table:formula="of:=[.D1003]/6" office:value-type="float" office:value="0.0649956548509485" calcext:value-type="float">
            <text:p>0.064995654850949</text:p>
          </table:table-cell>
          <table:table-cell table:formula="of:=[.E1003]*2" office:value-type="float" office:value="0.129991309701897" calcext:value-type="float">
            <text:p>0.129991309701897</text:p>
          </table:table-cell>
          <table:table-cell table:formula="of:=[.E1003]*39.3701" office:value-type="float" office:value="2.55888543104733" calcext:value-type="float">
            <text:p>2.55888543104733</text:p>
          </table:table-cell>
          <table:table-cell table:formula="of:=[.F1003]*39.3701" office:value-type="float" office:value="5.11777086209466" calcext:value-type="float">
            <text:p>5.11777086209466</text:p>
          </table:table-cell>
        </table:table-row>
        <table:table-row table:style-name="ro1">
          <table:table-cell table:formula="of:=[.A1003]+1" office:value-type="float" office:value="1026" calcext:value-type="float">
            <text:p>1026</text:p>
          </table:table-cell>
          <table:table-cell table:formula="of:=299792458/([.A1004]*1000000)" office:value-type="float" office:value="0.292195378167641" calcext:value-type="float">
            <text:p>0.292195378167641</text:p>
          </table:table-cell>
          <table:table-cell table:formula="of:=(1/3)*[.B1004]" office:value-type="float" office:value="0.0973984593892138" calcext:value-type="float">
            <text:p>0.097398459389214</text:p>
          </table:table-cell>
          <table:table-cell table:formula="of:=4*[.C1004]" office:value-type="float" office:value="0.389593837556855" calcext:value-type="float">
            <text:p>0.389593837556855</text:p>
          </table:table-cell>
          <table:table-cell table:formula="of:=[.D1004]/6" office:value-type="float" office:value="0.0649323062594759" calcext:value-type="float">
            <text:p>0.064932306259476</text:p>
          </table:table-cell>
          <table:table-cell table:formula="of:=[.E1004]*2" office:value-type="float" office:value="0.129864612518952" calcext:value-type="float">
            <text:p>0.129864612518952</text:p>
          </table:table-cell>
          <table:table-cell table:formula="of:=[.E1004]*39.3701" office:value-type="float" office:value="2.55639139066619" calcext:value-type="float">
            <text:p>2.55639139066619</text:p>
          </table:table-cell>
          <table:table-cell table:formula="of:=[.F1004]*39.3701" office:value-type="float" office:value="5.11278278133238" calcext:value-type="float">
            <text:p>5.11278278133238</text:p>
          </table:table-cell>
        </table:table-row>
        <table:table-row table:style-name="ro1">
          <table:table-cell table:formula="of:=[.A1004]+1" office:value-type="float" office:value="1027" calcext:value-type="float">
            <text:p>1027</text:p>
          </table:table-cell>
          <table:table-cell table:formula="of:=299792458/([.A1005]*1000000)" office:value-type="float" office:value="0.291910864654333" calcext:value-type="float">
            <text:p>0.291910864654333</text:p>
          </table:table-cell>
          <table:table-cell table:formula="of:=(1/3)*[.B1005]" office:value-type="float" office:value="0.0973036215514443" calcext:value-type="float">
            <text:p>0.097303621551444</text:p>
          </table:table-cell>
          <table:table-cell table:formula="of:=4*[.C1005]" office:value-type="float" office:value="0.389214486205777" calcext:value-type="float">
            <text:p>0.389214486205777</text:p>
          </table:table-cell>
          <table:table-cell table:formula="of:=[.D1005]/6" office:value-type="float" office:value="0.0648690810342962" calcext:value-type="float">
            <text:p>0.064869081034296</text:p>
          </table:table-cell>
          <table:table-cell table:formula="of:=[.E1005]*2" office:value-type="float" office:value="0.129738162068592" calcext:value-type="float">
            <text:p>0.129738162068592</text:p>
          </table:table-cell>
          <table:table-cell table:formula="of:=[.E1005]*39.3701" office:value-type="float" office:value="2.55390220722835" calcext:value-type="float">
            <text:p>2.55390220722835</text:p>
          </table:table-cell>
          <table:table-cell table:formula="of:=[.F1005]*39.3701" office:value-type="float" office:value="5.10780441445669" calcext:value-type="float">
            <text:p>5.10780441445669</text:p>
          </table:table-cell>
        </table:table-row>
        <table:table-row table:style-name="ro1">
          <table:table-cell table:formula="of:=[.A1005]+1" office:value-type="float" office:value="1028" calcext:value-type="float">
            <text:p>1028</text:p>
          </table:table-cell>
          <table:table-cell table:formula="of:=299792458/([.A1006]*1000000)" office:value-type="float" office:value="0.291626904669261" calcext:value-type="float">
            <text:p>0.291626904669261</text:p>
          </table:table-cell>
          <table:table-cell table:formula="of:=(1/3)*[.B1006]" office:value-type="float" office:value="0.0972089682230869" calcext:value-type="float">
            <text:p>0.097208968223087</text:p>
          </table:table-cell>
          <table:table-cell table:formula="of:=4*[.C1006]" office:value-type="float" office:value="0.388835872892348" calcext:value-type="float">
            <text:p>0.388835872892348</text:p>
          </table:table-cell>
          <table:table-cell table:formula="of:=[.D1006]/6" office:value-type="float" office:value="0.0648059788153913" calcext:value-type="float">
            <text:p>0.064805978815391</text:p>
          </table:table-cell>
          <table:table-cell table:formula="of:=[.E1006]*2" office:value-type="float" office:value="0.129611957630783" calcext:value-type="float">
            <text:p>0.129611957630783</text:p>
          </table:table-cell>
          <table:table-cell table:formula="of:=[.E1006]*39.3701" office:value-type="float" office:value="2.55141786655984" calcext:value-type="float">
            <text:p>2.55141786655984</text:p>
          </table:table-cell>
          <table:table-cell table:formula="of:=[.F1006]*39.3701" office:value-type="float" office:value="5.10283573311967" calcext:value-type="float">
            <text:p>5.10283573311967</text:p>
          </table:table-cell>
        </table:table-row>
        <table:table-row table:style-name="ro1">
          <table:table-cell table:formula="of:=[.A1006]+1" office:value-type="float" office:value="1029" calcext:value-type="float">
            <text:p>1029</text:p>
          </table:table-cell>
          <table:table-cell table:formula="of:=299792458/([.A1007]*1000000)" office:value-type="float" office:value="0.291343496598639" calcext:value-type="float">
            <text:p>0.291343496598639</text:p>
          </table:table-cell>
          <table:table-cell table:formula="of:=(1/3)*[.B1007]" office:value-type="float" office:value="0.0971144988662132" calcext:value-type="float">
            <text:p>0.097114498866213</text:p>
          </table:table-cell>
          <table:table-cell table:formula="of:=4*[.C1007]" office:value-type="float" office:value="0.388457995464853" calcext:value-type="float">
            <text:p>0.388457995464853</text:p>
          </table:table-cell>
          <table:table-cell table:formula="of:=[.D1007]/6" office:value-type="float" office:value="0.0647429992441421" calcext:value-type="float">
            <text:p>0.064742999244142</text:p>
          </table:table-cell>
          <table:table-cell table:formula="of:=[.E1007]*2" office:value-type="float" office:value="0.129485998488284" calcext:value-type="float">
            <text:p>0.129485998488284</text:p>
          </table:table-cell>
          <table:table-cell table:formula="of:=[.E1007]*39.3701" office:value-type="float" office:value="2.5489383545418" calcext:value-type="float">
            <text:p>2.5489383545418</text:p>
          </table:table-cell>
          <table:table-cell table:formula="of:=[.F1007]*39.3701" office:value-type="float" office:value="5.0978767090836" calcext:value-type="float">
            <text:p>5.0978767090836</text:p>
          </table:table-cell>
        </table:table-row>
        <table:table-row table:style-name="ro1">
          <table:table-cell table:formula="of:=[.A1007]+1" office:value-type="float" office:value="1030" calcext:value-type="float">
            <text:p>1030</text:p>
          </table:table-cell>
          <table:table-cell table:formula="of:=299792458/([.A1008]*1000000)" office:value-type="float" office:value="0.291060638834951" calcext:value-type="float">
            <text:p>0.291060638834951</text:p>
          </table:table-cell>
          <table:table-cell table:formula="of:=(1/3)*[.B1008]" office:value-type="float" office:value="0.0970202129449838" calcext:value-type="float">
            <text:p>0.097020212944984</text:p>
          </table:table-cell>
          <table:table-cell table:formula="of:=4*[.C1008]" office:value-type="float" office:value="0.388080851779935" calcext:value-type="float">
            <text:p>0.388080851779935</text:p>
          </table:table-cell>
          <table:table-cell table:formula="of:=[.D1008]/6" office:value-type="float" office:value="0.0646801419633225" calcext:value-type="float">
            <text:p>0.064680141963323</text:p>
          </table:table-cell>
          <table:table-cell table:formula="of:=[.E1008]*2" office:value-type="float" office:value="0.129360283926645" calcext:value-type="float">
            <text:p>0.129360283926645</text:p>
          </table:table-cell>
          <table:table-cell table:formula="of:=[.E1008]*39.3701" office:value-type="float" office:value="2.5464636571102" calcext:value-type="float">
            <text:p>2.5464636571102</text:p>
          </table:table-cell>
          <table:table-cell table:formula="of:=[.F1008]*39.3701" office:value-type="float" office:value="5.09292731422041" calcext:value-type="float">
            <text:p>5.09292731422041</text:p>
          </table:table-cell>
        </table:table-row>
        <table:table-row table:style-name="ro1">
          <table:table-cell table:formula="of:=[.A1008]+1" office:value-type="float" office:value="1031" calcext:value-type="float">
            <text:p>1031</text:p>
          </table:table-cell>
          <table:table-cell table:formula="of:=299792458/([.A1009]*1000000)" office:value-type="float" office:value="0.290778329776916" calcext:value-type="float">
            <text:p>0.290778329776916</text:p>
          </table:table-cell>
          <table:table-cell table:formula="of:=(1/3)*[.B1009]" office:value-type="float" office:value="0.0969261099256385" calcext:value-type="float">
            <text:p>0.096926109925639</text:p>
          </table:table-cell>
          <table:table-cell table:formula="of:=4*[.C1009]" office:value-type="float" office:value="0.387704439702554" calcext:value-type="float">
            <text:p>0.387704439702554</text:p>
          </table:table-cell>
          <table:table-cell table:formula="of:=[.D1009]/6" office:value-type="float" office:value="0.0646174066170924" calcext:value-type="float">
            <text:p>0.064617406617092</text:p>
          </table:table-cell>
          <table:table-cell table:formula="of:=[.E1009]*2" office:value-type="float" office:value="0.129234813234185" calcext:value-type="float">
            <text:p>0.129234813234185</text:p>
          </table:table-cell>
          <table:table-cell table:formula="of:=[.E1009]*39.3701" office:value-type="float" office:value="2.54399376025559" calcext:value-type="float">
            <text:p>2.54399376025559</text:p>
          </table:table-cell>
          <table:table-cell table:formula="of:=[.F1009]*39.3701" office:value-type="float" office:value="5.08798752051118" calcext:value-type="float">
            <text:p>5.08798752051118</text:p>
          </table:table-cell>
        </table:table-row>
        <table:table-row table:style-name="ro1">
          <table:table-cell table:formula="of:=[.A1009]+1" office:value-type="float" office:value="1032" calcext:value-type="float">
            <text:p>1032</text:p>
          </table:table-cell>
          <table:table-cell table:formula="of:=299792458/([.A1010]*1000000)" office:value-type="float" office:value="0.290496567829457" calcext:value-type="float">
            <text:p>0.290496567829457</text:p>
          </table:table-cell>
          <table:table-cell table:formula="of:=(1/3)*[.B1010]" office:value-type="float" office:value="0.0968321892764858" calcext:value-type="float">
            <text:p>0.096832189276486</text:p>
          </table:table-cell>
          <table:table-cell table:formula="of:=4*[.C1010]" office:value-type="float" office:value="0.387328757105943" calcext:value-type="float">
            <text:p>0.387328757105943</text:p>
          </table:table-cell>
          <table:table-cell table:formula="of:=[.D1010]/6" office:value-type="float" office:value="0.0645547928509905" calcext:value-type="float">
            <text:p>0.064554792850991</text:p>
          </table:table-cell>
          <table:table-cell table:formula="of:=[.E1010]*2" office:value-type="float" office:value="0.129109585701981" calcext:value-type="float">
            <text:p>0.129109585701981</text:p>
          </table:table-cell>
          <table:table-cell table:formula="of:=[.E1010]*39.3701" office:value-type="float" office:value="2.54152865002278" calcext:value-type="float">
            <text:p>2.54152865002278</text:p>
          </table:table-cell>
          <table:table-cell table:formula="of:=[.F1010]*39.3701" office:value-type="float" office:value="5.08305730004556" calcext:value-type="float">
            <text:p>5.08305730004556</text:p>
          </table:table-cell>
        </table:table-row>
        <table:table-row table:style-name="ro1">
          <table:table-cell table:formula="of:=[.A1010]+1" office:value-type="float" office:value="1033" calcext:value-type="float">
            <text:p>1033</text:p>
          </table:table-cell>
          <table:table-cell table:formula="of:=299792458/([.A1011]*1000000)" office:value-type="float" office:value="0.290215351403679" calcext:value-type="float">
            <text:p>0.290215351403679</text:p>
          </table:table-cell>
          <table:table-cell table:formula="of:=(1/3)*[.B1011]" office:value-type="float" office:value="0.0967384504678929" calcext:value-type="float">
            <text:p>0.096738450467893</text:p>
          </table:table-cell>
          <table:table-cell table:formula="of:=4*[.C1011]" office:value-type="float" office:value="0.386953801871571" calcext:value-type="float">
            <text:p>0.386953801871571</text:p>
          </table:table-cell>
          <table:table-cell table:formula="of:=[.D1011]/6" office:value-type="float" office:value="0.0644923003119286" calcext:value-type="float">
            <text:p>0.064492300311929</text:p>
          </table:table-cell>
          <table:table-cell table:formula="of:=[.E1011]*2" office:value-type="float" office:value="0.128984600623857" calcext:value-type="float">
            <text:p>0.128984600623857</text:p>
          </table:table-cell>
          <table:table-cell table:formula="of:=[.E1011]*39.3701" office:value-type="float" office:value="2.53906831251066" calcext:value-type="float">
            <text:p>2.53906831251066</text:p>
          </table:table-cell>
          <table:table-cell table:formula="of:=[.F1011]*39.3701" office:value-type="float" office:value="5.07813662502132" calcext:value-type="float">
            <text:p>5.07813662502132</text:p>
          </table:table-cell>
        </table:table-row>
        <table:table-row table:style-name="ro1">
          <table:table-cell table:formula="of:=[.A1011]+1" office:value-type="float" office:value="1034" calcext:value-type="float">
            <text:p>1034</text:p>
          </table:table-cell>
          <table:table-cell table:formula="of:=299792458/([.A1012]*1000000)" office:value-type="float" office:value="0.289934678916828" calcext:value-type="float">
            <text:p>0.289934678916828</text:p>
          </table:table-cell>
          <table:table-cell table:formula="of:=(1/3)*[.B1012]" office:value-type="float" office:value="0.0966448929722759" calcext:value-type="float">
            <text:p>0.096644892972276</text:p>
          </table:table-cell>
          <table:table-cell table:formula="of:=4*[.C1012]" office:value-type="float" office:value="0.386579571889104" calcext:value-type="float">
            <text:p>0.386579571889104</text:p>
          </table:table-cell>
          <table:table-cell table:formula="of:=[.D1012]/6" office:value-type="float" office:value="0.064429928648184" calcext:value-type="float">
            <text:p>0.064429928648184</text:p>
          </table:table-cell>
          <table:table-cell table:formula="of:=[.E1012]*2" office:value-type="float" office:value="0.128859857296368" calcext:value-type="float">
            <text:p>0.128859857296368</text:p>
          </table:table-cell>
          <table:table-cell table:formula="of:=[.E1012]*39.3701" office:value-type="float" office:value="2.53661273387187" calcext:value-type="float">
            <text:p>2.53661273387187</text:p>
          </table:table-cell>
          <table:table-cell table:formula="of:=[.F1012]*39.3701" office:value-type="float" office:value="5.07322546774374" calcext:value-type="float">
            <text:p>5.07322546774374</text:p>
          </table:table-cell>
        </table:table-row>
        <table:table-row table:style-name="ro1">
          <table:table-cell table:formula="of:=[.A1012]+1" office:value-type="float" office:value="1035" calcext:value-type="float">
            <text:p>1035</text:p>
          </table:table-cell>
          <table:table-cell table:formula="of:=299792458/([.A1013]*1000000)" office:value-type="float" office:value="0.28965454879227" calcext:value-type="float">
            <text:p>0.28965454879227</text:p>
          </table:table-cell>
          <table:table-cell table:formula="of:=(1/3)*[.B1013]" office:value-type="float" office:value="0.0965515162640902" calcext:value-type="float">
            <text:p>0.09655151626409</text:p>
          </table:table-cell>
          <table:table-cell table:formula="of:=4*[.C1013]" office:value-type="float" office:value="0.386206065056361" calcext:value-type="float">
            <text:p>0.386206065056361</text:p>
          </table:table-cell>
          <table:table-cell table:formula="of:=[.D1013]/6" office:value-type="float" office:value="0.0643676775093934" calcext:value-type="float">
            <text:p>0.064367677509394</text:p>
          </table:table-cell>
          <table:table-cell table:formula="of:=[.E1013]*2" office:value-type="float" office:value="0.128735355018787" calcext:value-type="float">
            <text:p>0.128735355018787</text:p>
          </table:table-cell>
          <table:table-cell table:formula="of:=[.E1013]*39.3701" office:value-type="float" office:value="2.53416190031257" calcext:value-type="float">
            <text:p>2.53416190031257</text:p>
          </table:table-cell>
          <table:table-cell table:formula="of:=[.F1013]*39.3701" office:value-type="float" office:value="5.06832380062514" calcext:value-type="float">
            <text:p>5.06832380062514</text:p>
          </table:table-cell>
        </table:table-row>
        <table:table-row table:style-name="ro1">
          <table:table-cell table:formula="of:=[.A1013]+1" office:value-type="float" office:value="1036" calcext:value-type="float">
            <text:p>1036</text:p>
          </table:table-cell>
          <table:table-cell table:formula="of:=299792458/([.A1014]*1000000)" office:value-type="float" office:value="0.289374959459459" calcext:value-type="float">
            <text:p>0.289374959459459</text:p>
          </table:table-cell>
          <table:table-cell table:formula="of:=(1/3)*[.B1014]" office:value-type="float" office:value="0.0964583198198198" calcext:value-type="float">
            <text:p>0.09645831981982</text:p>
          </table:table-cell>
          <table:table-cell table:formula="of:=4*[.C1014]" office:value-type="float" office:value="0.385833279279279" calcext:value-type="float">
            <text:p>0.385833279279279</text:p>
          </table:table-cell>
          <table:table-cell table:formula="of:=[.D1014]/6" office:value-type="float" office:value="0.0643055465465465" calcext:value-type="float">
            <text:p>0.064305546546547</text:p>
          </table:table-cell>
          <table:table-cell table:formula="of:=[.E1014]*2" office:value-type="float" office:value="0.128611093093093" calcext:value-type="float">
            <text:p>0.128611093093093</text:p>
          </table:table-cell>
          <table:table-cell table:formula="of:=[.E1014]*39.3701" office:value-type="float" office:value="2.53171579809219" calcext:value-type="float">
            <text:p>2.53171579809219</text:p>
          </table:table-cell>
          <table:table-cell table:formula="of:=[.F1014]*39.3701" office:value-type="float" office:value="5.06343159618438" calcext:value-type="float">
            <text:p>5.06343159618438</text:p>
          </table:table-cell>
        </table:table-row>
        <table:table-row table:style-name="ro1">
          <table:table-cell table:formula="of:=[.A1014]+1" office:value-type="float" office:value="1037" calcext:value-type="float">
            <text:p>1037</text:p>
          </table:table-cell>
          <table:table-cell table:formula="of:=299792458/([.A1015]*1000000)" office:value-type="float" office:value="0.289095909353905" calcext:value-type="float">
            <text:p>0.289095909353905</text:p>
          </table:table-cell>
          <table:table-cell table:formula="of:=(1/3)*[.B1015]" office:value-type="float" office:value="0.0963653031179685" calcext:value-type="float">
            <text:p>0.096365303117969</text:p>
          </table:table-cell>
          <table:table-cell table:formula="of:=4*[.C1015]" office:value-type="float" office:value="0.385461212471874" calcext:value-type="float">
            <text:p>0.385461212471874</text:p>
          </table:table-cell>
          <table:table-cell table:formula="of:=[.D1015]/6" office:value-type="float" office:value="0.064243535411979" calcext:value-type="float">
            <text:p>0.064243535411979</text:p>
          </table:table-cell>
          <table:table-cell table:formula="of:=[.E1015]*2" office:value-type="float" office:value="0.128487070823958" calcext:value-type="float">
            <text:p>0.128487070823958</text:p>
          </table:table-cell>
          <table:table-cell table:formula="of:=[.E1015]*39.3701" office:value-type="float" office:value="2.52927441352315" calcext:value-type="float">
            <text:p>2.52927441352315</text:p>
          </table:table-cell>
          <table:table-cell table:formula="of:=[.F1015]*39.3701" office:value-type="float" office:value="5.05854882704631" calcext:value-type="float">
            <text:p>5.05854882704631</text:p>
          </table:table-cell>
        </table:table-row>
        <table:table-row table:style-name="ro1">
          <table:table-cell table:formula="of:=[.A1015]+1" office:value-type="float" office:value="1038" calcext:value-type="float">
            <text:p>1038</text:p>
          </table:table-cell>
          <table:table-cell table:formula="of:=299792458/([.A1016]*1000000)" office:value-type="float" office:value="0.288817396917148" calcext:value-type="float">
            <text:p>0.288817396917148</text:p>
          </table:table-cell>
          <table:table-cell table:formula="of:=(1/3)*[.B1016]" office:value-type="float" office:value="0.0962724656390495" calcext:value-type="float">
            <text:p>0.09627246563905</text:p>
          </table:table-cell>
          <table:table-cell table:formula="of:=4*[.C1016]" office:value-type="float" office:value="0.385089862556198" calcext:value-type="float">
            <text:p>0.385089862556198</text:p>
          </table:table-cell>
          <table:table-cell table:formula="of:=[.D1016]/6" office:value-type="float" office:value="0.0641816437593663" calcext:value-type="float">
            <text:p>0.064181643759366</text:p>
          </table:table-cell>
          <table:table-cell table:formula="of:=[.E1016]*2" office:value-type="float" office:value="0.128363287518733" calcext:value-type="float">
            <text:p>0.128363287518733</text:p>
          </table:table-cell>
          <table:table-cell table:formula="of:=[.E1016]*39.3701" office:value-type="float" office:value="2.52683773297063" calcext:value-type="float">
            <text:p>2.52683773297063</text:p>
          </table:table-cell>
          <table:table-cell table:formula="of:=[.F1016]*39.3701" office:value-type="float" office:value="5.05367546594125" calcext:value-type="float">
            <text:p>5.05367546594125</text:p>
          </table:table-cell>
        </table:table-row>
        <table:table-row table:style-name="ro1">
          <table:table-cell table:formula="of:=[.A1016]+1" office:value-type="float" office:value="1039" calcext:value-type="float">
            <text:p>1039</text:p>
          </table:table-cell>
          <table:table-cell table:formula="of:=299792458/([.A1017]*1000000)" office:value-type="float" office:value="0.288539420596728" calcext:value-type="float">
            <text:p>0.288539420596728</text:p>
          </table:table-cell>
          <table:table-cell table:formula="of:=(1/3)*[.B1017]" office:value-type="float" office:value="0.0961798068655759" calcext:value-type="float">
            <text:p>0.096179806865576</text:p>
          </table:table-cell>
          <table:table-cell table:formula="of:=4*[.C1017]" office:value-type="float" office:value="0.384719227462303" calcext:value-type="float">
            <text:p>0.384719227462303</text:p>
          </table:table-cell>
          <table:table-cell table:formula="of:=[.D1017]/6" office:value-type="float" office:value="0.0641198712437173" calcext:value-type="float">
            <text:p>0.064119871243717</text:p>
          </table:table-cell>
          <table:table-cell table:formula="of:=[.E1017]*2" office:value-type="float" office:value="0.128239742487434" calcext:value-type="float">
            <text:p>0.128239742487434</text:p>
          </table:table-cell>
          <table:table-cell table:formula="of:=[.E1017]*39.3701" office:value-type="float" office:value="2.52440574285227" calcext:value-type="float">
            <text:p>2.52440574285227</text:p>
          </table:table-cell>
          <table:table-cell table:formula="of:=[.F1017]*39.3701" office:value-type="float" office:value="5.04881148570455" calcext:value-type="float">
            <text:p>5.04881148570455</text:p>
          </table:table-cell>
        </table:table-row>
        <table:table-row table:style-name="ro1">
          <table:table-cell table:formula="of:=[.A1017]+1" office:value-type="float" office:value="1040" calcext:value-type="float">
            <text:p>1040</text:p>
          </table:table-cell>
          <table:table-cell table:formula="of:=299792458/([.A1018]*1000000)" office:value-type="float" office:value="0.288261978846154" calcext:value-type="float">
            <text:p>0.288261978846154</text:p>
          </table:table-cell>
          <table:table-cell table:formula="of:=(1/3)*[.B1018]" office:value-type="float" office:value="0.0960873262820513" calcext:value-type="float">
            <text:p>0.096087326282051</text:p>
          </table:table-cell>
          <table:table-cell table:formula="of:=4*[.C1018]" office:value-type="float" office:value="0.384349305128205" calcext:value-type="float">
            <text:p>0.384349305128205</text:p>
          </table:table-cell>
          <table:table-cell table:formula="of:=[.D1018]/6" office:value-type="float" office:value="0.0640582175213675" calcext:value-type="float">
            <text:p>0.064058217521368</text:p>
          </table:table-cell>
          <table:table-cell table:formula="of:=[.E1018]*2" office:value-type="float" office:value="0.128116435042735" calcext:value-type="float">
            <text:p>0.128116435042735</text:p>
          </table:table-cell>
          <table:table-cell table:formula="of:=[.E1018]*39.3701" office:value-type="float" office:value="2.52197842963799" calcext:value-type="float">
            <text:p>2.52197842963799</text:p>
          </table:table-cell>
          <table:table-cell table:formula="of:=[.F1018]*39.3701" office:value-type="float" office:value="5.04395685927598" calcext:value-type="float">
            <text:p>5.04395685927598</text:p>
          </table:table-cell>
        </table:table-row>
        <table:table-row table:style-name="ro1">
          <table:table-cell table:formula="of:=[.A1018]+1" office:value-type="float" office:value="1041" calcext:value-type="float">
            <text:p>1041</text:p>
          </table:table-cell>
          <table:table-cell table:formula="of:=299792458/([.A1019]*1000000)" office:value-type="float" office:value="0.28798507012488" calcext:value-type="float">
            <text:p>0.28798507012488</text:p>
          </table:table-cell>
          <table:table-cell table:formula="of:=(1/3)*[.B1019]" office:value-type="float" office:value="0.09599502337496" calcext:value-type="float">
            <text:p>0.09599502337496</text:p>
          </table:table-cell>
          <table:table-cell table:formula="of:=4*[.C1019]" office:value-type="float" office:value="0.38398009349984" calcext:value-type="float">
            <text:p>0.38398009349984</text:p>
          </table:table-cell>
          <table:table-cell table:formula="of:=[.D1019]/6" office:value-type="float" office:value="0.0639966822499733" calcext:value-type="float">
            <text:p>0.063996682249973</text:p>
          </table:table-cell>
          <table:table-cell table:formula="of:=[.E1019]*2" office:value-type="float" office:value="0.127993364499947" calcext:value-type="float">
            <text:p>0.127993364499947</text:p>
          </table:table-cell>
          <table:table-cell table:formula="of:=[.E1019]*39.3701" office:value-type="float" office:value="2.51955577984967" calcext:value-type="float">
            <text:p>2.51955577984967</text:p>
          </table:table-cell>
          <table:table-cell table:formula="of:=[.F1019]*39.3701" office:value-type="float" office:value="5.03911155969935" calcext:value-type="float">
            <text:p>5.03911155969935</text:p>
          </table:table-cell>
        </table:table-row>
        <table:table-row table:style-name="ro1">
          <table:table-cell table:formula="of:=[.A1019]+1" office:value-type="float" office:value="1042" calcext:value-type="float">
            <text:p>1042</text:p>
          </table:table-cell>
          <table:table-cell table:formula="of:=299792458/([.A1020]*1000000)" office:value-type="float" office:value="0.287708692898273" calcext:value-type="float">
            <text:p>0.287708692898273</text:p>
          </table:table-cell>
          <table:table-cell table:formula="of:=(1/3)*[.B1020]" office:value-type="float" office:value="0.0959028976327575" calcext:value-type="float">
            <text:p>0.095902897632758</text:p>
          </table:table-cell>
          <table:table-cell table:formula="of:=4*[.C1020]" office:value-type="float" office:value="0.38361159053103" calcext:value-type="float">
            <text:p>0.38361159053103</text:p>
          </table:table-cell>
          <table:table-cell table:formula="of:=[.D1020]/6" office:value-type="float" office:value="0.063935265088505" calcext:value-type="float">
            <text:p>0.063935265088505</text:p>
          </table:table-cell>
          <table:table-cell table:formula="of:=[.E1020]*2" office:value-type="float" office:value="0.12787053017701" calcext:value-type="float">
            <text:p>0.12787053017701</text:p>
          </table:table-cell>
          <table:table-cell table:formula="of:=[.E1020]*39.3701" office:value-type="float" office:value="2.51713778006095" calcext:value-type="float">
            <text:p>2.51713778006095</text:p>
          </table:table-cell>
          <table:table-cell table:formula="of:=[.F1020]*39.3701" office:value-type="float" office:value="5.0342755601219" calcext:value-type="float">
            <text:p>5.0342755601219</text:p>
          </table:table-cell>
        </table:table-row>
        <table:table-row table:style-name="ro1">
          <table:table-cell table:formula="of:=[.A1020]+1" office:value-type="float" office:value="1043" calcext:value-type="float">
            <text:p>1043</text:p>
          </table:table-cell>
          <table:table-cell table:formula="of:=299792458/([.A1021]*1000000)" office:value-type="float" office:value="0.287432845637584" calcext:value-type="float">
            <text:p>0.287432845637584</text:p>
          </table:table-cell>
          <table:table-cell table:formula="of:=(1/3)*[.B1021]" office:value-type="float" office:value="0.0958109485458613" calcext:value-type="float">
            <text:p>0.095810948545861</text:p>
          </table:table-cell>
          <table:table-cell table:formula="of:=4*[.C1021]" office:value-type="float" office:value="0.383243794183445" calcext:value-type="float">
            <text:p>0.383243794183445</text:p>
          </table:table-cell>
          <table:table-cell table:formula="of:=[.D1021]/6" office:value-type="float" office:value="0.0638739656972409" calcext:value-type="float">
            <text:p>0.063873965697241</text:p>
          </table:table-cell>
          <table:table-cell table:formula="of:=[.E1021]*2" office:value-type="float" office:value="0.127747931394482" calcext:value-type="float">
            <text:p>0.127747931394482</text:p>
          </table:table-cell>
          <table:table-cell table:formula="of:=[.E1021]*39.3701" office:value-type="float" office:value="2.51472441689694" calcext:value-type="float">
            <text:p>2.51472441689694</text:p>
          </table:table-cell>
          <table:table-cell table:formula="of:=[.F1021]*39.3701" office:value-type="float" office:value="5.02944883379388" calcext:value-type="float">
            <text:p>5.02944883379388</text:p>
          </table:table-cell>
        </table:table-row>
        <table:table-row table:style-name="ro1">
          <table:table-cell table:formula="of:=[.A1021]+1" office:value-type="float" office:value="1044" calcext:value-type="float">
            <text:p>1044</text:p>
          </table:table-cell>
          <table:table-cell table:formula="of:=299792458/([.A1022]*1000000)" office:value-type="float" office:value="0.287157526819923" calcext:value-type="float">
            <text:p>0.287157526819923</text:p>
          </table:table-cell>
          <table:table-cell table:formula="of:=(1/3)*[.B1022]" office:value-type="float" office:value="0.0957191756066411" calcext:value-type="float">
            <text:p>0.095719175606641</text:p>
          </table:table-cell>
          <table:table-cell table:formula="of:=4*[.C1022]" office:value-type="float" office:value="0.382876702426564" calcext:value-type="float">
            <text:p>0.382876702426564</text:p>
          </table:table-cell>
          <table:table-cell table:formula="of:=[.D1022]/6" office:value-type="float" office:value="0.0638127837377607" calcext:value-type="float">
            <text:p>0.063812783737761</text:p>
          </table:table-cell>
          <table:table-cell table:formula="of:=[.E1022]*2" office:value-type="float" office:value="0.127625567475521" calcext:value-type="float">
            <text:p>0.127625567475521</text:p>
          </table:table-cell>
          <table:table-cell table:formula="of:=[.E1022]*39.3701" office:value-type="float" office:value="2.51231567703401" calcext:value-type="float">
            <text:p>2.51231567703401</text:p>
          </table:table-cell>
          <table:table-cell table:formula="of:=[.F1022]*39.3701" office:value-type="float" office:value="5.02463135406803" calcext:value-type="float">
            <text:p>5.02463135406803</text:p>
          </table:table-cell>
        </table:table-row>
        <table:table-row table:style-name="ro1">
          <table:table-cell table:formula="of:=[.A1022]+1" office:value-type="float" office:value="1045" calcext:value-type="float">
            <text:p>1045</text:p>
          </table:table-cell>
          <table:table-cell table:formula="of:=299792458/([.A1023]*1000000)" office:value-type="float" office:value="0.28688273492823" calcext:value-type="float">
            <text:p>0.28688273492823</text:p>
          </table:table-cell>
          <table:table-cell table:formula="of:=(1/3)*[.B1023]" office:value-type="float" office:value="0.0956275783094099" calcext:value-type="float">
            <text:p>0.09562757830941</text:p>
          </table:table-cell>
          <table:table-cell table:formula="of:=4*[.C1023]" office:value-type="float" office:value="0.38251031323764" calcext:value-type="float">
            <text:p>0.38251031323764</text:p>
          </table:table-cell>
          <table:table-cell table:formula="of:=[.D1023]/6" office:value-type="float" office:value="0.0637517188729399" calcext:value-type="float">
            <text:p>0.06375171887294</text:p>
          </table:table-cell>
          <table:table-cell table:formula="of:=[.E1023]*2" office:value-type="float" office:value="0.12750343774588" calcext:value-type="float">
            <text:p>0.12750343774588</text:p>
          </table:table-cell>
          <table:table-cell table:formula="of:=[.E1023]*39.3701" office:value-type="float" office:value="2.50991154719953" calcext:value-type="float">
            <text:p>2.50991154719953</text:p>
          </table:table-cell>
          <table:table-cell table:formula="of:=[.F1023]*39.3701" office:value-type="float" office:value="5.01982309439906" calcext:value-type="float">
            <text:p>5.01982309439906</text:p>
          </table:table-cell>
        </table:table-row>
        <table:table-row table:style-name="ro1">
          <table:table-cell table:formula="of:=[.A1023]+1" office:value-type="float" office:value="1046" calcext:value-type="float">
            <text:p>1046</text:p>
          </table:table-cell>
          <table:table-cell table:formula="of:=299792458/([.A1024]*1000000)" office:value-type="float" office:value="0.286608468451243" calcext:value-type="float">
            <text:p>0.286608468451243</text:p>
          </table:table-cell>
          <table:table-cell table:formula="of:=(1/3)*[.B1024]" office:value-type="float" office:value="0.0955361561504143" calcext:value-type="float">
            <text:p>0.095536156150414</text:p>
          </table:table-cell>
          <table:table-cell table:formula="of:=4*[.C1024]" office:value-type="float" office:value="0.382144624601657" calcext:value-type="float">
            <text:p>0.382144624601657</text:p>
          </table:table-cell>
          <table:table-cell table:formula="of:=[.D1024]/6" office:value-type="float" office:value="0.0636907707669428" calcext:value-type="float">
            <text:p>0.063690770766943</text:p>
          </table:table-cell>
          <table:table-cell table:formula="of:=[.E1024]*2" office:value-type="float" office:value="0.127381541533886" calcext:value-type="float">
            <text:p>0.127381541533886</text:p>
          </table:table-cell>
          <table:table-cell table:formula="of:=[.E1024]*39.3701" office:value-type="float" office:value="2.50751201417162" calcext:value-type="float">
            <text:p>2.50751201417162</text:p>
          </table:table-cell>
          <table:table-cell table:formula="of:=[.F1024]*39.3701" office:value-type="float" office:value="5.01502402834323" calcext:value-type="float">
            <text:p>5.01502402834323</text:p>
          </table:table-cell>
        </table:table-row>
        <table:table-row table:style-name="ro1">
          <table:table-cell table:formula="of:=[.A1024]+1" office:value-type="float" office:value="1047" calcext:value-type="float">
            <text:p>1047</text:p>
          </table:table-cell>
          <table:table-cell table:formula="of:=299792458/([.A1025]*1000000)" office:value-type="float" office:value="0.286334725883477" calcext:value-type="float">
            <text:p>0.286334725883477</text:p>
          </table:table-cell>
          <table:table-cell table:formula="of:=(1/3)*[.B1025]" office:value-type="float" office:value="0.0954449086278255" calcext:value-type="float">
            <text:p>0.095444908627826</text:p>
          </table:table-cell>
          <table:table-cell table:formula="of:=4*[.C1025]" office:value-type="float" office:value="0.381779634511302" calcext:value-type="float">
            <text:p>0.381779634511302</text:p>
          </table:table-cell>
          <table:table-cell table:formula="of:=[.D1025]/6" office:value-type="float" office:value="0.063629939085217" calcext:value-type="float">
            <text:p>0.063629939085217</text:p>
          </table:table-cell>
          <table:table-cell table:formula="of:=[.E1025]*2" office:value-type="float" office:value="0.127259878170434" calcext:value-type="float">
            <text:p>0.127259878170434</text:p>
          </table:table-cell>
          <table:table-cell table:formula="of:=[.E1025]*39.3701" office:value-type="float" office:value="2.5051170647789" calcext:value-type="float">
            <text:p>2.5051170647789</text:p>
          </table:table-cell>
          <table:table-cell table:formula="of:=[.F1025]*39.3701" office:value-type="float" office:value="5.0102341295578" calcext:value-type="float">
            <text:p>5.0102341295578</text:p>
          </table:table-cell>
        </table:table-row>
        <table:table-row table:style-name="ro1">
          <table:table-cell table:formula="of:=[.A1025]+1" office:value-type="float" office:value="1048" calcext:value-type="float">
            <text:p>1048</text:p>
          </table:table-cell>
          <table:table-cell table:formula="of:=299792458/([.A1026]*1000000)" office:value-type="float" office:value="0.286061505725191" calcext:value-type="float">
            <text:p>0.286061505725191</text:p>
          </table:table-cell>
          <table:table-cell table:formula="of:=(1/3)*[.B1026]" office:value-type="float" office:value="0.0953538352417303" calcext:value-type="float">
            <text:p>0.09535383524173</text:p>
          </table:table-cell>
          <table:table-cell table:formula="of:=4*[.C1026]" office:value-type="float" office:value="0.381415340966921" calcext:value-type="float">
            <text:p>0.381415340966921</text:p>
          </table:table-cell>
          <table:table-cell table:formula="of:=[.D1026]/6" office:value-type="float" office:value="0.0635692234944869" calcext:value-type="float">
            <text:p>0.063569223494487</text:p>
          </table:table-cell>
          <table:table-cell table:formula="of:=[.E1026]*2" office:value-type="float" office:value="0.127138446988974" calcext:value-type="float">
            <text:p>0.127138446988974</text:p>
          </table:table-cell>
          <table:table-cell table:formula="of:=[.E1026]*39.3701" office:value-type="float" office:value="2.5027266859003" calcext:value-type="float">
            <text:p>2.5027266859003</text:p>
          </table:table-cell>
          <table:table-cell table:formula="of:=[.F1026]*39.3701" office:value-type="float" office:value="5.00545337180059" calcext:value-type="float">
            <text:p>5.00545337180059</text:p>
          </table:table-cell>
        </table:table-row>
        <table:table-row table:style-name="ro1">
          <table:table-cell table:formula="of:=[.A1026]+1" office:value-type="float" office:value="1049" calcext:value-type="float">
            <text:p>1049</text:p>
          </table:table-cell>
          <table:table-cell table:formula="of:=299792458/([.A1027]*1000000)" office:value-type="float" office:value="0.285788806482364" calcext:value-type="float">
            <text:p>0.285788806482364</text:p>
          </table:table-cell>
          <table:table-cell table:formula="of:=(1/3)*[.B1027]" office:value-type="float" office:value="0.0952629354941214" calcext:value-type="float">
            <text:p>0.095262935494121</text:p>
          </table:table-cell>
          <table:table-cell table:formula="of:=4*[.C1027]" office:value-type="float" office:value="0.381051741976485" calcext:value-type="float">
            <text:p>0.381051741976485</text:p>
          </table:table-cell>
          <table:table-cell table:formula="of:=[.D1027]/6" office:value-type="float" office:value="0.0635086236627476" calcext:value-type="float">
            <text:p>0.063508623662748</text:p>
          </table:table-cell>
          <table:table-cell table:formula="of:=[.E1027]*2" office:value-type="float" office:value="0.127017247325495" calcext:value-type="float">
            <text:p>0.127017247325495</text:p>
          </table:table-cell>
          <table:table-cell table:formula="of:=[.E1027]*39.3701" office:value-type="float" office:value="2.50034086446474" calcext:value-type="float">
            <text:p>2.50034086446474</text:p>
          </table:table-cell>
          <table:table-cell table:formula="of:=[.F1027]*39.3701" office:value-type="float" office:value="5.00068172892948" calcext:value-type="float">
            <text:p>5.00068172892948</text:p>
          </table:table-cell>
        </table:table-row>
        <table:table-row table:style-name="ro1">
          <table:table-cell table:formula="of:=[.A1027]+1" office:value-type="float" office:value="1050" calcext:value-type="float">
            <text:p>1050</text:p>
          </table:table-cell>
          <table:table-cell table:formula="of:=299792458/([.A1028]*1000000)" office:value-type="float" office:value="0.285516626666667" calcext:value-type="float">
            <text:p>0.285516626666667</text:p>
          </table:table-cell>
          <table:table-cell table:formula="of:=(1/3)*[.B1028]" office:value-type="float" office:value="0.0951722088888889" calcext:value-type="float">
            <text:p>0.095172208888889</text:p>
          </table:table-cell>
          <table:table-cell table:formula="of:=4*[.C1028]" office:value-type="float" office:value="0.380688835555556" calcext:value-type="float">
            <text:p>0.380688835555556</text:p>
          </table:table-cell>
          <table:table-cell table:formula="of:=[.D1028]/6" office:value-type="float" office:value="0.0634481392592593" calcext:value-type="float">
            <text:p>0.063448139259259</text:p>
          </table:table-cell>
          <table:table-cell table:formula="of:=[.E1028]*2" office:value-type="float" office:value="0.126896278518519" calcext:value-type="float">
            <text:p>0.126896278518519</text:p>
          </table:table-cell>
          <table:table-cell table:formula="of:=[.E1028]*39.3701" office:value-type="float" office:value="2.49795958745096" calcext:value-type="float">
            <text:p>2.49795958745096</text:p>
          </table:table-cell>
          <table:table-cell table:formula="of:=[.F1028]*39.3701" office:value-type="float" office:value="4.99591917490193" calcext:value-type="float">
            <text:p>4.99591917490193</text:p>
          </table:table-cell>
        </table:table-row>
        <table:table-row table:style-name="ro1">
          <table:table-cell table:formula="of:=[.A1028]+1" office:value-type="float" office:value="1051" calcext:value-type="float">
            <text:p>1051</text:p>
          </table:table-cell>
          <table:table-cell table:formula="of:=299792458/([.A1029]*1000000)" office:value-type="float" office:value="0.285244964795433" calcext:value-type="float">
            <text:p>0.285244964795433</text:p>
          </table:table-cell>
          <table:table-cell table:formula="of:=(1/3)*[.B1029]" office:value-type="float" office:value="0.095081654931811" calcext:value-type="float">
            <text:p>0.095081654931811</text:p>
          </table:table-cell>
          <table:table-cell table:formula="of:=4*[.C1029]" office:value-type="float" office:value="0.380326619727244" calcext:value-type="float">
            <text:p>0.380326619727244</text:p>
          </table:table-cell>
          <table:table-cell table:formula="of:=[.D1029]/6" office:value-type="float" office:value="0.0633877699545407" calcext:value-type="float">
            <text:p>0.063387769954541</text:p>
          </table:table-cell>
          <table:table-cell table:formula="of:=[.E1029]*2" office:value-type="float" office:value="0.126775539909081" calcext:value-type="float">
            <text:p>0.126775539909081</text:p>
          </table:table-cell>
          <table:table-cell table:formula="of:=[.E1029]*39.3701" office:value-type="float" office:value="2.49558284188726" calcext:value-type="float">
            <text:p>2.49558284188726</text:p>
          </table:table-cell>
          <table:table-cell table:formula="of:=[.F1029]*39.3701" office:value-type="float" office:value="4.99116568377452" calcext:value-type="float">
            <text:p>4.99116568377452</text:p>
          </table:table-cell>
        </table:table-row>
        <table:table-row table:style-name="ro1">
          <table:table-cell table:formula="of:=[.A1029]+1" office:value-type="float" office:value="1052" calcext:value-type="float">
            <text:p>1052</text:p>
          </table:table-cell>
          <table:table-cell table:formula="of:=299792458/([.A1030]*1000000)" office:value-type="float" office:value="0.284973819391635" calcext:value-type="float">
            <text:p>0.284973819391635</text:p>
          </table:table-cell>
          <table:table-cell table:formula="of:=(1/3)*[.B1030]" office:value-type="float" office:value="0.094991273130545" calcext:value-type="float">
            <text:p>0.094991273130545</text:p>
          </table:table-cell>
          <table:table-cell table:formula="of:=4*[.C1030]" office:value-type="float" office:value="0.37996509252218" calcext:value-type="float">
            <text:p>0.37996509252218</text:p>
          </table:table-cell>
          <table:table-cell table:formula="of:=[.D1030]/6" office:value-type="float" office:value="0.0633275154203633" calcext:value-type="float">
            <text:p>0.063327515420363</text:p>
          </table:table-cell>
          <table:table-cell table:formula="of:=[.E1030]*2" office:value-type="float" office:value="0.126655030840727" calcext:value-type="float">
            <text:p>0.126655030840727</text:p>
          </table:table-cell>
          <table:table-cell table:formula="of:=[.E1030]*39.3701" office:value-type="float" office:value="2.49321061485125" calcext:value-type="float">
            <text:p>2.49321061485125</text:p>
          </table:table-cell>
          <table:table-cell table:formula="of:=[.F1030]*39.3701" office:value-type="float" office:value="4.98642122970249" calcext:value-type="float">
            <text:p>4.98642122970249</text:p>
          </table:table-cell>
        </table:table-row>
        <table:table-row table:style-name="ro1">
          <table:table-cell table:formula="of:=[.A1030]+1" office:value-type="float" office:value="1053" calcext:value-type="float">
            <text:p>1053</text:p>
          </table:table-cell>
          <table:table-cell table:formula="of:=299792458/([.A1031]*1000000)" office:value-type="float" office:value="0.284703188983856" calcext:value-type="float">
            <text:p>0.284703188983856</text:p>
          </table:table-cell>
          <table:table-cell table:formula="of:=(1/3)*[.B1031]" office:value-type="float" office:value="0.0949010629946186" calcext:value-type="float">
            <text:p>0.094901062994619</text:p>
          </table:table-cell>
          <table:table-cell table:formula="of:=4*[.C1031]" office:value-type="float" office:value="0.379604251978474" calcext:value-type="float">
            <text:p>0.379604251978474</text:p>
          </table:table-cell>
          <table:table-cell table:formula="of:=[.D1031]/6" office:value-type="float" office:value="0.0632673753297457" calcext:value-type="float">
            <text:p>0.063267375329746</text:p>
          </table:table-cell>
          <table:table-cell table:formula="of:=[.E1031]*2" office:value-type="float" office:value="0.126534750659491" calcext:value-type="float">
            <text:p>0.126534750659491</text:p>
          </table:table-cell>
          <table:table-cell table:formula="of:=[.E1031]*39.3701" office:value-type="float" office:value="2.49084289346962" calcext:value-type="float">
            <text:p>2.49084289346962</text:p>
          </table:table-cell>
          <table:table-cell table:formula="of:=[.F1031]*39.3701" office:value-type="float" office:value="4.98168578693924" calcext:value-type="float">
            <text:p>4.98168578693924</text:p>
          </table:table-cell>
        </table:table-row>
        <table:table-row table:style-name="ro1">
          <table:table-cell table:formula="of:=[.A1031]+1" office:value-type="float" office:value="1054" calcext:value-type="float">
            <text:p>1054</text:p>
          </table:table-cell>
          <table:table-cell table:formula="of:=299792458/([.A1032]*1000000)" office:value-type="float" office:value="0.284433072106262" calcext:value-type="float">
            <text:p>0.284433072106262</text:p>
          </table:table-cell>
          <table:table-cell table:formula="of:=(1/3)*[.B1032]" office:value-type="float" office:value="0.0948110240354206" calcext:value-type="float">
            <text:p>0.094811024035421</text:p>
          </table:table-cell>
          <table:table-cell table:formula="of:=4*[.C1032]" office:value-type="float" office:value="0.379244096141682" calcext:value-type="float">
            <text:p>0.379244096141682</text:p>
          </table:table-cell>
          <table:table-cell table:formula="of:=[.D1032]/6" office:value-type="float" office:value="0.0632073493569471" calcext:value-type="float">
            <text:p>0.063207349356947</text:p>
          </table:table-cell>
          <table:table-cell table:formula="of:=[.E1032]*2" office:value-type="float" office:value="0.126414698713894" calcext:value-type="float">
            <text:p>0.126414698713894</text:p>
          </table:table-cell>
          <table:table-cell table:formula="of:=[.E1032]*39.3701" office:value-type="float" office:value="2.48847966491794" calcext:value-type="float">
            <text:p>2.48847966491794</text:p>
          </table:table-cell>
          <table:table-cell table:formula="of:=[.F1032]*39.3701" office:value-type="float" office:value="4.97695932983588" calcext:value-type="float">
            <text:p>4.97695932983588</text:p>
          </table:table-cell>
        </table:table-row>
        <table:table-row table:style-name="ro1">
          <table:table-cell table:formula="of:=[.A1032]+1" office:value-type="float" office:value="1055" calcext:value-type="float">
            <text:p>1055</text:p>
          </table:table-cell>
          <table:table-cell table:formula="of:=299792458/([.A1033]*1000000)" office:value-type="float" office:value="0.284163467298578" calcext:value-type="float">
            <text:p>0.284163467298578</text:p>
          </table:table-cell>
          <table:table-cell table:formula="of:=(1/3)*[.B1033]" office:value-type="float" office:value="0.0947211557661927" calcext:value-type="float">
            <text:p>0.094721155766193</text:p>
          </table:table-cell>
          <table:table-cell table:formula="of:=4*[.C1033]" office:value-type="float" office:value="0.378884623064771" calcext:value-type="float">
            <text:p>0.378884623064771</text:p>
          </table:table-cell>
          <table:table-cell table:formula="of:=[.D1033]/6" office:value-type="float" office:value="0.0631474371774618" calcext:value-type="float">
            <text:p>0.063147437177462</text:p>
          </table:table-cell>
          <table:table-cell table:formula="of:=[.E1033]*2" office:value-type="float" office:value="0.126294874354924" calcext:value-type="float">
            <text:p>0.126294874354924</text:p>
          </table:table-cell>
          <table:table-cell table:formula="of:=[.E1033]*39.3701" office:value-type="float" office:value="2.48612091642039" calcext:value-type="float">
            <text:p>2.48612091642039</text:p>
          </table:table-cell>
          <table:table-cell table:formula="of:=[.F1033]*39.3701" office:value-type="float" office:value="4.97224183284078" calcext:value-type="float">
            <text:p>4.97224183284078</text:p>
          </table:table-cell>
        </table:table-row>
        <table:table-row table:style-name="ro1">
          <table:table-cell table:formula="of:=[.A1033]+1" office:value-type="float" office:value="1056" calcext:value-type="float">
            <text:p>1056</text:p>
          </table:table-cell>
          <table:table-cell table:formula="of:=299792458/([.A1034]*1000000)" office:value-type="float" office:value="0.283894373106061" calcext:value-type="float">
            <text:p>0.283894373106061</text:p>
          </table:table-cell>
          <table:table-cell table:formula="of:=(1/3)*[.B1034]" office:value-type="float" office:value="0.0946314577020202" calcext:value-type="float">
            <text:p>0.09463145770202</text:p>
          </table:table-cell>
          <table:table-cell table:formula="of:=4*[.C1034]" office:value-type="float" office:value="0.378525830808081" calcext:value-type="float">
            <text:p>0.378525830808081</text:p>
          </table:table-cell>
          <table:table-cell table:formula="of:=[.D1034]/6" office:value-type="float" office:value="0.0630876384680135" calcext:value-type="float">
            <text:p>0.063087638468014</text:p>
          </table:table-cell>
          <table:table-cell table:formula="of:=[.E1034]*2" office:value-type="float" office:value="0.126175276936027" calcext:value-type="float">
            <text:p>0.126175276936027</text:p>
          </table:table-cell>
          <table:table-cell table:formula="of:=[.E1034]*39.3701" office:value-type="float" office:value="2.48376663524954" calcext:value-type="float">
            <text:p>2.48376663524954</text:p>
          </table:table-cell>
          <table:table-cell table:formula="of:=[.F1034]*39.3701" office:value-type="float" office:value="4.96753327049907" calcext:value-type="float">
            <text:p>4.96753327049907</text:p>
          </table:table-cell>
        </table:table-row>
        <table:table-row table:style-name="ro1">
          <table:table-cell table:formula="of:=[.A1034]+1" office:value-type="float" office:value="1057" calcext:value-type="float">
            <text:p>1057</text:p>
          </table:table-cell>
          <table:table-cell table:formula="of:=299792458/([.A1035]*1000000)" office:value-type="float" office:value="0.28362578807947" calcext:value-type="float">
            <text:p>0.28362578807947</text:p>
          </table:table-cell>
          <table:table-cell table:formula="of:=(1/3)*[.B1035]" office:value-type="float" office:value="0.0945419293598234" calcext:value-type="float">
            <text:p>0.094541929359823</text:p>
          </table:table-cell>
          <table:table-cell table:formula="of:=4*[.C1035]" office:value-type="float" office:value="0.378167717439294" calcext:value-type="float">
            <text:p>0.378167717439294</text:p>
          </table:table-cell>
          <table:table-cell table:formula="of:=[.D1035]/6" office:value-type="float" office:value="0.0630279529065489" calcext:value-type="float">
            <text:p>0.063027952906549</text:p>
          </table:table-cell>
          <table:table-cell table:formula="of:=[.E1035]*2" office:value-type="float" office:value="0.126055905813098" calcext:value-type="float">
            <text:p>0.126055905813098</text:p>
          </table:table-cell>
          <table:table-cell table:formula="of:=[.E1035]*39.3701" office:value-type="float" office:value="2.48141680872612" calcext:value-type="float">
            <text:p>2.48141680872612</text:p>
          </table:table-cell>
          <table:table-cell table:formula="of:=[.F1035]*39.3701" office:value-type="float" office:value="4.96283361745224" calcext:value-type="float">
            <text:p>4.96283361745224</text:p>
          </table:table-cell>
        </table:table-row>
        <table:table-row table:style-name="ro1">
          <table:table-cell table:formula="of:=[.A1035]+1" office:value-type="float" office:value="1058" calcext:value-type="float">
            <text:p>1058</text:p>
          </table:table-cell>
          <table:table-cell table:formula="of:=299792458/([.A1036]*1000000)" office:value-type="float" office:value="0.283357710775047" calcext:value-type="float">
            <text:p>0.283357710775047</text:p>
          </table:table-cell>
          <table:table-cell table:formula="of:=(1/3)*[.B1036]" office:value-type="float" office:value="0.0944525702583491" calcext:value-type="float">
            <text:p>0.094452570258349</text:p>
          </table:table-cell>
          <table:table-cell table:formula="of:=4*[.C1036]" office:value-type="float" office:value="0.377810281033396" calcext:value-type="float">
            <text:p>0.377810281033396</text:p>
          </table:table-cell>
          <table:table-cell table:formula="of:=[.D1036]/6" office:value-type="float" office:value="0.0629683801722327" calcext:value-type="float">
            <text:p>0.062968380172233</text:p>
          </table:table-cell>
          <table:table-cell table:formula="of:=[.E1036]*2" office:value-type="float" office:value="0.125936760344465" calcext:value-type="float">
            <text:p>0.125936760344465</text:p>
          </table:table-cell>
          <table:table-cell table:formula="of:=[.E1036]*39.3701" office:value-type="float" office:value="2.47907142421882" calcext:value-type="float">
            <text:p>2.47907142421882</text:p>
          </table:table-cell>
          <table:table-cell table:formula="of:=[.F1036]*39.3701" office:value-type="float" office:value="4.95814284843764" calcext:value-type="float">
            <text:p>4.95814284843764</text:p>
          </table:table-cell>
        </table:table-row>
        <table:table-row table:style-name="ro1">
          <table:table-cell table:formula="of:=[.A1036]+1" office:value-type="float" office:value="1059" calcext:value-type="float">
            <text:p>1059</text:p>
          </table:table-cell>
          <table:table-cell table:formula="of:=299792458/([.A1037]*1000000)" office:value-type="float" office:value="0.283090139754485" calcext:value-type="float">
            <text:p>0.283090139754485</text:p>
          </table:table-cell>
          <table:table-cell table:formula="of:=(1/3)*[.B1037]" office:value-type="float" office:value="0.0943633799181618" calcext:value-type="float">
            <text:p>0.094363379918162</text:p>
          </table:table-cell>
          <table:table-cell table:formula="of:=4*[.C1037]" office:value-type="float" office:value="0.377453519672647" calcext:value-type="float">
            <text:p>0.377453519672647</text:p>
          </table:table-cell>
          <table:table-cell table:formula="of:=[.D1037]/6" office:value-type="float" office:value="0.0629089199454412" calcext:value-type="float">
            <text:p>0.062908919945441</text:p>
          </table:table-cell>
          <table:table-cell table:formula="of:=[.E1037]*2" office:value-type="float" office:value="0.125817839890882" calcext:value-type="float">
            <text:p>0.125817839890882</text:p>
          </table:table-cell>
          <table:table-cell table:formula="of:=[.E1037]*39.3701" office:value-type="float" office:value="2.47673046914401" calcext:value-type="float">
            <text:p>2.47673046914401</text:p>
          </table:table-cell>
          <table:table-cell table:formula="of:=[.F1037]*39.3701" office:value-type="float" office:value="4.95346093828803" calcext:value-type="float">
            <text:p>4.95346093828803</text:p>
          </table:table-cell>
        </table:table-row>
        <table:table-row table:style-name="ro1">
          <table:table-cell table:formula="of:=[.A1037]+1" office:value-type="float" office:value="1060" calcext:value-type="float">
            <text:p>1060</text:p>
          </table:table-cell>
          <table:table-cell table:formula="of:=299792458/([.A1038]*1000000)" office:value-type="float" office:value="0.282823073584906" calcext:value-type="float">
            <text:p>0.282823073584906</text:p>
          </table:table-cell>
          <table:table-cell table:formula="of:=(1/3)*[.B1038]" office:value-type="float" office:value="0.0942743578616352" calcext:value-type="float">
            <text:p>0.094274357861635</text:p>
          </table:table-cell>
          <table:table-cell table:formula="of:=4*[.C1038]" office:value-type="float" office:value="0.377097431446541" calcext:value-type="float">
            <text:p>0.377097431446541</text:p>
          </table:table-cell>
          <table:table-cell table:formula="of:=[.D1038]/6" office:value-type="float" office:value="0.0628495719077568" calcext:value-type="float">
            <text:p>0.062849571907757</text:p>
          </table:table-cell>
          <table:table-cell table:formula="of:=[.E1038]*2" office:value-type="float" office:value="0.125699143815514" calcext:value-type="float">
            <text:p>0.125699143815514</text:p>
          </table:table-cell>
          <table:table-cell table:formula="of:=[.E1038]*39.3701" office:value-type="float" office:value="2.47439393096558" calcext:value-type="float">
            <text:p>2.47439393096558</text:p>
          </table:table-cell>
          <table:table-cell table:formula="of:=[.F1038]*39.3701" office:value-type="float" office:value="4.94878786193115" calcext:value-type="float">
            <text:p>4.94878786193115</text:p>
          </table:table-cell>
        </table:table-row>
        <table:table-row table:style-name="ro1">
          <table:table-cell table:formula="of:=[.A1038]+1" office:value-type="float" office:value="1061" calcext:value-type="float">
            <text:p>1061</text:p>
          </table:table-cell>
          <table:table-cell table:formula="of:=299792458/([.A1039]*1000000)" office:value-type="float" office:value="0.282556510838831" calcext:value-type="float">
            <text:p>0.282556510838831</text:p>
          </table:table-cell>
          <table:table-cell table:formula="of:=(1/3)*[.B1039]" office:value-type="float" office:value="0.0941855036129438" calcext:value-type="float">
            <text:p>0.094185503612944</text:p>
          </table:table-cell>
          <table:table-cell table:formula="of:=4*[.C1039]" office:value-type="float" office:value="0.376742014451775" calcext:value-type="float">
            <text:p>0.376742014451775</text:p>
          </table:table-cell>
          <table:table-cell table:formula="of:=[.D1039]/6" office:value-type="float" office:value="0.0627903357419625" calcext:value-type="float">
            <text:p>0.062790335741963</text:p>
          </table:table-cell>
          <table:table-cell table:formula="of:=[.E1039]*2" office:value-type="float" office:value="0.125580671483925" calcext:value-type="float">
            <text:p>0.125580671483925</text:p>
          </table:table-cell>
          <table:table-cell table:formula="of:=[.E1039]*39.3701" office:value-type="float" office:value="2.47206179719464" calcext:value-type="float">
            <text:p>2.47206179719464</text:p>
          </table:table-cell>
          <table:table-cell table:formula="of:=[.F1039]*39.3701" office:value-type="float" office:value="4.94412359438928" calcext:value-type="float">
            <text:p>4.94412359438928</text:p>
          </table:table-cell>
        </table:table-row>
        <table:table-row table:style-name="ro1">
          <table:table-cell table:formula="of:=[.A1039]+1" office:value-type="float" office:value="1062" calcext:value-type="float">
            <text:p>1062</text:p>
          </table:table-cell>
          <table:table-cell table:formula="of:=299792458/([.A1040]*1000000)" office:value-type="float" office:value="0.282290450094162" calcext:value-type="float">
            <text:p>0.282290450094162</text:p>
          </table:table-cell>
          <table:table-cell table:formula="of:=(1/3)*[.B1040]" office:value-type="float" office:value="0.094096816698054" calcext:value-type="float">
            <text:p>0.094096816698054</text:p>
          </table:table-cell>
          <table:table-cell table:formula="of:=4*[.C1040]" office:value-type="float" office:value="0.376387266792216" calcext:value-type="float">
            <text:p>0.376387266792216</text:p>
          </table:table-cell>
          <table:table-cell table:formula="of:=[.D1040]/6" office:value-type="float" office:value="0.062731211132036" calcext:value-type="float">
            <text:p>0.062731211132036</text:p>
          </table:table-cell>
          <table:table-cell table:formula="of:=[.E1040]*2" office:value-type="float" office:value="0.125462422264072" calcext:value-type="float">
            <text:p>0.125462422264072</text:p>
          </table:table-cell>
          <table:table-cell table:formula="of:=[.E1040]*39.3701" office:value-type="float" office:value="2.46973405538937" calcext:value-type="float">
            <text:p>2.46973405538937</text:p>
          </table:table-cell>
          <table:table-cell table:formula="of:=[.F1040]*39.3701" office:value-type="float" office:value="4.93946811077874" calcext:value-type="float">
            <text:p>4.93946811077874</text:p>
          </table:table-cell>
        </table:table-row>
        <table:table-row table:style-name="ro1">
          <table:table-cell table:formula="of:=[.A1040]+1" office:value-type="float" office:value="1063" calcext:value-type="float">
            <text:p>1063</text:p>
          </table:table-cell>
          <table:table-cell table:formula="of:=299792458/([.A1041]*1000000)" office:value-type="float" office:value="0.282024889934149" calcext:value-type="float">
            <text:p>0.282024889934149</text:p>
          </table:table-cell>
          <table:table-cell table:formula="of:=(1/3)*[.B1041]" office:value-type="float" office:value="0.0940082966447162" calcext:value-type="float">
            <text:p>0.094008296644716</text:p>
          </table:table-cell>
          <table:table-cell table:formula="of:=4*[.C1041]" office:value-type="float" office:value="0.376033186578865" calcext:value-type="float">
            <text:p>0.376033186578865</text:p>
          </table:table-cell>
          <table:table-cell table:formula="of:=[.D1041]/6" office:value-type="float" office:value="0.0626721977631441" calcext:value-type="float">
            <text:p>0.062672197763144</text:p>
          </table:table-cell>
          <table:table-cell table:formula="of:=[.E1041]*2" office:value-type="float" office:value="0.125344395526288" calcext:value-type="float">
            <text:p>0.125344395526288</text:p>
          </table:table-cell>
          <table:table-cell table:formula="of:=[.E1041]*39.3701" office:value-type="float" office:value="2.46741069315476" calcext:value-type="float">
            <text:p>2.46741069315476</text:p>
          </table:table-cell>
          <table:table-cell table:formula="of:=[.F1041]*39.3701" office:value-type="float" office:value="4.93482138630952" calcext:value-type="float">
            <text:p>4.93482138630952</text:p>
          </table:table-cell>
        </table:table-row>
        <table:table-row table:style-name="ro1">
          <table:table-cell table:formula="of:=[.A1041]+1" office:value-type="float" office:value="1064" calcext:value-type="float">
            <text:p>1064</text:p>
          </table:table-cell>
          <table:table-cell table:formula="of:=299792458/([.A1042]*1000000)" office:value-type="float" office:value="0.281759828947368" calcext:value-type="float">
            <text:p>0.281759828947368</text:p>
          </table:table-cell>
          <table:table-cell table:formula="of:=(1/3)*[.B1042]" office:value-type="float" office:value="0.0939199429824561" calcext:value-type="float">
            <text:p>0.093919942982456</text:p>
          </table:table-cell>
          <table:table-cell table:formula="of:=4*[.C1042]" office:value-type="float" office:value="0.375679771929824" calcext:value-type="float">
            <text:p>0.375679771929824</text:p>
          </table:table-cell>
          <table:table-cell table:formula="of:=[.D1042]/6" office:value-type="float" office:value="0.0626132953216374" calcext:value-type="float">
            <text:p>0.062613295321637</text:p>
          </table:table-cell>
          <table:table-cell table:formula="of:=[.E1042]*2" office:value-type="float" office:value="0.125226590643275" calcext:value-type="float">
            <text:p>0.125226590643275</text:p>
          </table:table-cell>
          <table:table-cell table:formula="of:=[.E1042]*39.3701" office:value-type="float" office:value="2.4650916981424" calcext:value-type="float">
            <text:p>2.4650916981424</text:p>
          </table:table-cell>
          <table:table-cell table:formula="of:=[.F1042]*39.3701" office:value-type="float" office:value="4.93018339628479" calcext:value-type="float">
            <text:p>4.93018339628479</text:p>
          </table:table-cell>
        </table:table-row>
        <table:table-row table:style-name="ro1">
          <table:table-cell table:formula="of:=[.A1042]+1" office:value-type="float" office:value="1065" calcext:value-type="float">
            <text:p>1065</text:p>
          </table:table-cell>
          <table:table-cell table:formula="of:=299792458/([.A1043]*1000000)" office:value-type="float" office:value="0.281495265727699" calcext:value-type="float">
            <text:p>0.281495265727699</text:p>
          </table:table-cell>
          <table:table-cell table:formula="of:=(1/3)*[.B1043]" office:value-type="float" office:value="0.0938317552425665" calcext:value-type="float">
            <text:p>0.093831755242567</text:p>
          </table:table-cell>
          <table:table-cell table:formula="of:=4*[.C1043]" office:value-type="float" office:value="0.375327020970266" calcext:value-type="float">
            <text:p>0.375327020970266</text:p>
          </table:table-cell>
          <table:table-cell table:formula="of:=[.D1043]/6" office:value-type="float" office:value="0.0625545034950443" calcext:value-type="float">
            <text:p>0.062554503495044</text:p>
          </table:table-cell>
          <table:table-cell table:formula="of:=[.E1043]*2" office:value-type="float" office:value="0.125109006990089" calcext:value-type="float">
            <text:p>0.125109006990089</text:p>
          </table:table-cell>
          <table:table-cell table:formula="of:=[.E1043]*39.3701" office:value-type="float" office:value="2.46277705805024" calcext:value-type="float">
            <text:p>2.46277705805024</text:p>
          </table:table-cell>
          <table:table-cell table:formula="of:=[.F1043]*39.3701" office:value-type="float" office:value="4.92555411610049" calcext:value-type="float">
            <text:p>4.92555411610049</text:p>
          </table:table-cell>
        </table:table-row>
        <table:table-row table:style-name="ro1">
          <table:table-cell table:formula="of:=[.A1043]+1" office:value-type="float" office:value="1066" calcext:value-type="float">
            <text:p>1066</text:p>
          </table:table-cell>
          <table:table-cell table:formula="of:=299792458/([.A1044]*1000000)" office:value-type="float" office:value="0.281231198874296" calcext:value-type="float">
            <text:p>0.281231198874296</text:p>
          </table:table-cell>
          <table:table-cell table:formula="of:=(1/3)*[.B1044]" office:value-type="float" office:value="0.0937437329580988" calcext:value-type="float">
            <text:p>0.093743732958099</text:p>
          </table:table-cell>
          <table:table-cell table:formula="of:=4*[.C1044]" office:value-type="float" office:value="0.374974931832395" calcext:value-type="float">
            <text:p>0.374974931832395</text:p>
          </table:table-cell>
          <table:table-cell table:formula="of:=[.D1044]/6" office:value-type="float" office:value="0.0624958219720659" calcext:value-type="float">
            <text:p>0.062495821972066</text:p>
          </table:table-cell>
          <table:table-cell table:formula="of:=[.E1044]*2" office:value-type="float" office:value="0.124991643944132" calcext:value-type="float">
            <text:p>0.124991643944132</text:p>
          </table:table-cell>
          <table:table-cell table:formula="of:=[.E1044]*39.3701" office:value-type="float" office:value="2.46046676062243" calcext:value-type="float">
            <text:p>2.46046676062243</text:p>
          </table:table-cell>
          <table:table-cell table:formula="of:=[.F1044]*39.3701" office:value-type="float" office:value="4.92093352124486" calcext:value-type="float">
            <text:p>4.92093352124486</text:p>
          </table:table-cell>
        </table:table-row>
        <table:table-row table:style-name="ro1">
          <table:table-cell table:formula="of:=[.A1044]+1" office:value-type="float" office:value="1067" calcext:value-type="float">
            <text:p>1067</text:p>
          </table:table-cell>
          <table:table-cell table:formula="of:=299792458/([.A1045]*1000000)" office:value-type="float" office:value="0.280967626991565" calcext:value-type="float">
            <text:p>0.280967626991565</text:p>
          </table:table-cell>
          <table:table-cell table:formula="of:=(1/3)*[.B1045]" office:value-type="float" office:value="0.093655875663855" calcext:value-type="float">
            <text:p>0.093655875663855</text:p>
          </table:table-cell>
          <table:table-cell table:formula="of:=4*[.C1045]" office:value-type="float" office:value="0.37462350265542" calcext:value-type="float">
            <text:p>0.37462350265542</text:p>
          </table:table-cell>
          <table:table-cell table:formula="of:=[.D1045]/6" office:value-type="float" office:value="0.06243725044257" calcext:value-type="float">
            <text:p>0.06243725044257</text:p>
          </table:table-cell>
          <table:table-cell table:formula="of:=[.E1045]*2" office:value-type="float" office:value="0.12487450088514" calcext:value-type="float">
            <text:p>0.12487450088514</text:p>
          </table:table-cell>
          <table:table-cell table:formula="of:=[.E1045]*39.3701" office:value-type="float" office:value="2.45816079364903" calcext:value-type="float">
            <text:p>2.45816079364903</text:p>
          </table:table-cell>
          <table:table-cell table:formula="of:=[.F1045]*39.3701" office:value-type="float" office:value="4.91632158729805" calcext:value-type="float">
            <text:p>4.91632158729805</text:p>
          </table:table-cell>
        </table:table-row>
        <table:table-row table:style-name="ro1">
          <table:table-cell table:formula="of:=[.A1045]+1" office:value-type="float" office:value="1068" calcext:value-type="float">
            <text:p>1068</text:p>
          </table:table-cell>
          <table:table-cell table:formula="of:=299792458/([.A1046]*1000000)" office:value-type="float" office:value="0.280704548689139" calcext:value-type="float">
            <text:p>0.280704548689139</text:p>
          </table:table-cell>
          <table:table-cell table:formula="of:=(1/3)*[.B1046]" office:value-type="float" office:value="0.0935681828963795" calcext:value-type="float">
            <text:p>0.09356818289638</text:p>
          </table:table-cell>
          <table:table-cell table:formula="of:=4*[.C1046]" office:value-type="float" office:value="0.374272731585518" calcext:value-type="float">
            <text:p>0.374272731585518</text:p>
          </table:table-cell>
          <table:table-cell table:formula="of:=[.D1046]/6" office:value-type="float" office:value="0.0623787885975864" calcext:value-type="float">
            <text:p>0.062378788597586</text:p>
          </table:table-cell>
          <table:table-cell table:formula="of:=[.E1046]*2" office:value-type="float" office:value="0.124757577195173" calcext:value-type="float">
            <text:p>0.124757577195173</text:p>
          </table:table-cell>
          <table:table-cell table:formula="of:=[.E1046]*39.3701" office:value-type="float" office:value="2.45585914496583" calcext:value-type="float">
            <text:p>2.45585914496583</text:p>
          </table:table-cell>
          <table:table-cell table:formula="of:=[.F1046]*39.3701" office:value-type="float" office:value="4.91171828993167" calcext:value-type="float">
            <text:p>4.91171828993167</text:p>
          </table:table-cell>
        </table:table-row>
        <table:table-row table:style-name="ro1">
          <table:table-cell table:formula="of:=[.A1046]+1" office:value-type="float" office:value="1069" calcext:value-type="float">
            <text:p>1069</text:p>
          </table:table-cell>
          <table:table-cell table:formula="of:=299792458/([.A1047]*1000000)" office:value-type="float" office:value="0.280441962581852" calcext:value-type="float">
            <text:p>0.280441962581852</text:p>
          </table:table-cell>
          <table:table-cell table:formula="of:=(1/3)*[.B1047]" office:value-type="float" office:value="0.0934806541939507" calcext:value-type="float">
            <text:p>0.093480654193951</text:p>
          </table:table-cell>
          <table:table-cell table:formula="of:=4*[.C1047]" office:value-type="float" office:value="0.373922616775803" calcext:value-type="float">
            <text:p>0.373922616775803</text:p>
          </table:table-cell>
          <table:table-cell table:formula="of:=[.D1047]/6" office:value-type="float" office:value="0.0623204361293005" calcext:value-type="float">
            <text:p>0.062320436129301</text:p>
          </table:table-cell>
          <table:table-cell table:formula="of:=[.E1047]*2" office:value-type="float" office:value="0.124640872258601" calcext:value-type="float">
            <text:p>0.124640872258601</text:p>
          </table:table-cell>
          <table:table-cell table:formula="of:=[.E1047]*39.3701" office:value-type="float" office:value="2.45356180245417" calcext:value-type="float">
            <text:p>2.45356180245417</text:p>
          </table:table-cell>
          <table:table-cell table:formula="of:=[.F1047]*39.3701" office:value-type="float" office:value="4.90712360490835" calcext:value-type="float">
            <text:p>4.90712360490835</text:p>
          </table:table-cell>
        </table:table-row>
        <table:table-row table:style-name="ro1">
          <table:table-cell table:formula="of:=[.A1047]+1" office:value-type="float" office:value="1070" calcext:value-type="float">
            <text:p>1070</text:p>
          </table:table-cell>
          <table:table-cell table:formula="of:=299792458/([.A1048]*1000000)" office:value-type="float" office:value="0.28017986728972" calcext:value-type="float">
            <text:p>0.28017986728972</text:p>
          </table:table-cell>
          <table:table-cell table:formula="of:=(1/3)*[.B1048]" office:value-type="float" office:value="0.0933932890965732" calcext:value-type="float">
            <text:p>0.093393289096573</text:p>
          </table:table-cell>
          <table:table-cell table:formula="of:=4*[.C1048]" office:value-type="float" office:value="0.373573156386293" calcext:value-type="float">
            <text:p>0.373573156386293</text:p>
          </table:table-cell>
          <table:table-cell table:formula="of:=[.D1048]/6" office:value-type="float" office:value="0.0622621927310488" calcext:value-type="float">
            <text:p>0.062262192731049</text:p>
          </table:table-cell>
          <table:table-cell table:formula="of:=[.E1048]*2" office:value-type="float" office:value="0.124524385462098" calcext:value-type="float">
            <text:p>0.124524385462098</text:p>
          </table:table-cell>
          <table:table-cell table:formula="of:=[.E1048]*39.3701" office:value-type="float" office:value="2.45126875404066" calcext:value-type="float">
            <text:p>2.45126875404066</text:p>
          </table:table-cell>
          <table:table-cell table:formula="of:=[.F1048]*39.3701" office:value-type="float" office:value="4.90253750808133" calcext:value-type="float">
            <text:p>4.90253750808133</text:p>
          </table:table-cell>
        </table:table-row>
        <table:table-row table:style-name="ro1">
          <table:table-cell table:formula="of:=[.A1048]+1" office:value-type="float" office:value="1071" calcext:value-type="float">
            <text:p>1071</text:p>
          </table:table-cell>
          <table:table-cell table:formula="of:=299792458/([.A1049]*1000000)" office:value-type="float" office:value="0.279918261437908" calcext:value-type="float">
            <text:p>0.279918261437908</text:p>
          </table:table-cell>
          <table:table-cell table:formula="of:=(1/3)*[.B1049]" office:value-type="float" office:value="0.0933060871459695" calcext:value-type="float">
            <text:p>0.09330608714597</text:p>
          </table:table-cell>
          <table:table-cell table:formula="of:=4*[.C1049]" office:value-type="float" office:value="0.373224348583878" calcext:value-type="float">
            <text:p>0.373224348583878</text:p>
          </table:table-cell>
          <table:table-cell table:formula="of:=[.D1049]/6" office:value-type="float" office:value="0.062204058097313" calcext:value-type="float">
            <text:p>0.062204058097313</text:p>
          </table:table-cell>
          <table:table-cell table:formula="of:=[.E1049]*2" office:value-type="float" office:value="0.124408116194626" calcext:value-type="float">
            <text:p>0.124408116194626</text:p>
          </table:table-cell>
          <table:table-cell table:formula="of:=[.E1049]*39.3701" office:value-type="float" office:value="2.44897998769702" calcext:value-type="float">
            <text:p>2.44897998769702</text:p>
          </table:table-cell>
          <table:table-cell table:formula="of:=[.F1049]*39.3701" office:value-type="float" office:value="4.89795997539405" calcext:value-type="float">
            <text:p>4.89795997539405</text:p>
          </table:table-cell>
        </table:table-row>
        <table:table-row table:style-name="ro1">
          <table:table-cell table:formula="of:=[.A1049]+1" office:value-type="float" office:value="1072" calcext:value-type="float">
            <text:p>1072</text:p>
          </table:table-cell>
          <table:table-cell table:formula="of:=299792458/([.A1050]*1000000)" office:value-type="float" office:value="0.279657143656716" calcext:value-type="float">
            <text:p>0.279657143656716</text:p>
          </table:table-cell>
          <table:table-cell table:formula="of:=(1/3)*[.B1050]" office:value-type="float" office:value="0.0932190478855721" calcext:value-type="float">
            <text:p>0.093219047885572</text:p>
          </table:table-cell>
          <table:table-cell table:formula="of:=4*[.C1050]" office:value-type="float" office:value="0.372876191542288" calcext:value-type="float">
            <text:p>0.372876191542288</text:p>
          </table:table-cell>
          <table:table-cell table:formula="of:=[.D1050]/6" office:value-type="float" office:value="0.0621460319237148" calcext:value-type="float">
            <text:p>0.062146031923715</text:p>
          </table:table-cell>
          <table:table-cell table:formula="of:=[.E1050]*2" office:value-type="float" office:value="0.12429206384743" calcext:value-type="float">
            <text:p>0.12429206384743</text:p>
          </table:table-cell>
          <table:table-cell table:formula="of:=[.E1050]*39.3701" office:value-type="float" office:value="2.44669549143984" calcext:value-type="float">
            <text:p>2.44669549143984</text:p>
          </table:table-cell>
          <table:table-cell table:formula="of:=[.F1050]*39.3701" office:value-type="float" office:value="4.89339098287968" calcext:value-type="float">
            <text:p>4.89339098287968</text:p>
          </table:table-cell>
        </table:table-row>
        <table:table-row table:style-name="ro1">
          <table:table-cell table:formula="of:=[.A1050]+1" office:value-type="float" office:value="1073" calcext:value-type="float">
            <text:p>1073</text:p>
          </table:table-cell>
          <table:table-cell table:formula="of:=299792458/([.A1051]*1000000)" office:value-type="float" office:value="0.279396512581547" calcext:value-type="float">
            <text:p>0.279396512581547</text:p>
          </table:table-cell>
          <table:table-cell table:formula="of:=(1/3)*[.B1051]" office:value-type="float" office:value="0.0931321708605157" calcext:value-type="float">
            <text:p>0.093132170860516</text:p>
          </table:table-cell>
          <table:table-cell table:formula="of:=4*[.C1051]" office:value-type="float" office:value="0.372528683442063" calcext:value-type="float">
            <text:p>0.372528683442063</text:p>
          </table:table-cell>
          <table:table-cell table:formula="of:=[.D1051]/6" office:value-type="float" office:value="0.0620881139070105" calcext:value-type="float">
            <text:p>0.062088113907011</text:p>
          </table:table-cell>
          <table:table-cell table:formula="of:=[.E1051]*2" office:value-type="float" office:value="0.124176227814021" calcext:value-type="float">
            <text:p>0.124176227814021</text:p>
          </table:table-cell>
          <table:table-cell table:formula="of:=[.E1051]*39.3701" office:value-type="float" office:value="2.44441525333039" calcext:value-type="float">
            <text:p>2.44441525333039</text:p>
          </table:table-cell>
          <table:table-cell table:formula="of:=[.F1051]*39.3701" office:value-type="float" office:value="4.88883050666079" calcext:value-type="float">
            <text:p>4.88883050666079</text:p>
          </table:table-cell>
        </table:table-row>
        <table:table-row table:style-name="ro1">
          <table:table-cell table:formula="of:=[.A1051]+1" office:value-type="float" office:value="1074" calcext:value-type="float">
            <text:p>1074</text:p>
          </table:table-cell>
          <table:table-cell table:formula="of:=299792458/([.A1052]*1000000)" office:value-type="float" office:value="0.279136366852886" calcext:value-type="float">
            <text:p>0.279136366852886</text:p>
          </table:table-cell>
          <table:table-cell table:formula="of:=(1/3)*[.B1052]" office:value-type="float" office:value="0.0930454556176288" calcext:value-type="float">
            <text:p>0.093045455617629</text:p>
          </table:table-cell>
          <table:table-cell table:formula="of:=4*[.C1052]" office:value-type="float" office:value="0.372181822470515" calcext:value-type="float">
            <text:p>0.372181822470515</text:p>
          </table:table-cell>
          <table:table-cell table:formula="of:=[.D1052]/6" office:value-type="float" office:value="0.0620303037450859" calcext:value-type="float">
            <text:p>0.062030303745086</text:p>
          </table:table-cell>
          <table:table-cell table:formula="of:=[.E1052]*2" office:value-type="float" office:value="0.124060607490172" calcext:value-type="float">
            <text:p>0.124060607490172</text:p>
          </table:table-cell>
          <table:table-cell table:formula="of:=[.E1052]*39.3701" office:value-type="float" office:value="2.4421392614744" calcext:value-type="float">
            <text:p>2.4421392614744</text:p>
          </table:table-cell>
          <table:table-cell table:formula="of:=[.F1052]*39.3701" office:value-type="float" office:value="4.88427852294881" calcext:value-type="float">
            <text:p>4.88427852294881</text:p>
          </table:table-cell>
        </table:table-row>
        <table:table-row table:style-name="ro1">
          <table:table-cell table:formula="of:=[.A1052]+1" office:value-type="float" office:value="1075" calcext:value-type="float">
            <text:p>1075</text:p>
          </table:table-cell>
          <table:table-cell table:formula="of:=299792458/([.A1053]*1000000)" office:value-type="float" office:value="0.278876705116279" calcext:value-type="float">
            <text:p>0.278876705116279</text:p>
          </table:table-cell>
          <table:table-cell table:formula="of:=(1/3)*[.B1053]" office:value-type="float" office:value="0.0929589017054263" calcext:value-type="float">
            <text:p>0.092958901705426</text:p>
          </table:table-cell>
          <table:table-cell table:formula="of:=4*[.C1053]" office:value-type="float" office:value="0.371835606821705" calcext:value-type="float">
            <text:p>0.371835606821705</text:p>
          </table:table-cell>
          <table:table-cell table:formula="of:=[.D1053]/6" office:value-type="float" office:value="0.0619726011369509" calcext:value-type="float">
            <text:p>0.061972601136951</text:p>
          </table:table-cell>
          <table:table-cell table:formula="of:=[.E1053]*2" office:value-type="float" office:value="0.123945202273902" calcext:value-type="float">
            <text:p>0.123945202273902</text:p>
          </table:table-cell>
          <table:table-cell table:formula="of:=[.E1053]*39.3701" office:value-type="float" office:value="2.43986750402187" calcext:value-type="float">
            <text:p>2.43986750402187</text:p>
          </table:table-cell>
          <table:table-cell table:formula="of:=[.F1053]*39.3701" office:value-type="float" office:value="4.87973500804374" calcext:value-type="float">
            <text:p>4.87973500804374</text:p>
          </table:table-cell>
        </table:table-row>
        <table:table-row table:style-name="ro1">
          <table:table-cell table:formula="of:=[.A1053]+1" office:value-type="float" office:value="1076" calcext:value-type="float">
            <text:p>1076</text:p>
          </table:table-cell>
          <table:table-cell table:formula="of:=299792458/([.A1054]*1000000)" office:value-type="float" office:value="0.278617526022305" calcext:value-type="float">
            <text:p>0.278617526022305</text:p>
          </table:table-cell>
          <table:table-cell table:formula="of:=(1/3)*[.B1054]" office:value-type="float" office:value="0.0928725086741016" calcext:value-type="float">
            <text:p>0.092872508674102</text:p>
          </table:table-cell>
          <table:table-cell table:formula="of:=4*[.C1054]" office:value-type="float" office:value="0.371490034696406" calcext:value-type="float">
            <text:p>0.371490034696406</text:p>
          </table:table-cell>
          <table:table-cell table:formula="of:=[.D1054]/6" office:value-type="float" office:value="0.0619150057827344" calcext:value-type="float">
            <text:p>0.061915005782734</text:p>
          </table:table-cell>
          <table:table-cell table:formula="of:=[.E1054]*2" office:value-type="float" office:value="0.123830011565469" calcext:value-type="float">
            <text:p>0.123830011565469</text:p>
          </table:table-cell>
          <table:table-cell table:formula="of:=[.E1054]*39.3701" office:value-type="float" office:value="2.43759996916683" calcext:value-type="float">
            <text:p>2.43759996916683</text:p>
          </table:table-cell>
          <table:table-cell table:formula="of:=[.F1054]*39.3701" office:value-type="float" office:value="4.87519993833366" calcext:value-type="float">
            <text:p>4.87519993833366</text:p>
          </table:table-cell>
        </table:table-row>
        <table:table-row table:style-name="ro1">
          <table:table-cell table:formula="of:=[.A1054]+1" office:value-type="float" office:value="1077" calcext:value-type="float">
            <text:p>1077</text:p>
          </table:table-cell>
          <table:table-cell table:formula="of:=299792458/([.A1055]*1000000)" office:value-type="float" office:value="0.278358828226555" calcext:value-type="float">
            <text:p>0.278358828226555</text:p>
          </table:table-cell>
          <table:table-cell table:formula="of:=(1/3)*[.B1055]" office:value-type="float" office:value="0.0927862760755184" calcext:value-type="float">
            <text:p>0.092786276075518</text:p>
          </table:table-cell>
          <table:table-cell table:formula="of:=4*[.C1055]" office:value-type="float" office:value="0.371145104302074" calcext:value-type="float">
            <text:p>0.371145104302074</text:p>
          </table:table-cell>
          <table:table-cell table:formula="of:=[.D1055]/6" office:value-type="float" office:value="0.0618575173836789" calcext:value-type="float">
            <text:p>0.061857517383679</text:p>
          </table:table-cell>
          <table:table-cell table:formula="of:=[.E1055]*2" office:value-type="float" office:value="0.123715034767358" calcext:value-type="float">
            <text:p>0.123715034767358</text:p>
          </table:table-cell>
          <table:table-cell table:formula="of:=[.E1055]*39.3701" office:value-type="float" office:value="2.43533664514718" calcext:value-type="float">
            <text:p>2.43533664514718</text:p>
          </table:table-cell>
          <table:table-cell table:formula="of:=[.F1055]*39.3701" office:value-type="float" office:value="4.87067329029436" calcext:value-type="float">
            <text:p>4.87067329029436</text:p>
          </table:table-cell>
        </table:table-row>
        <table:table-row table:style-name="ro1">
          <table:table-cell table:formula="of:=[.A1055]+1" office:value-type="float" office:value="1078" calcext:value-type="float">
            <text:p>1078</text:p>
          </table:table-cell>
          <table:table-cell table:formula="of:=299792458/([.A1056]*1000000)" office:value-type="float" office:value="0.27810061038961" calcext:value-type="float">
            <text:p>0.27810061038961</text:p>
          </table:table-cell>
          <table:table-cell table:formula="of:=(1/3)*[.B1056]" office:value-type="float" office:value="0.0927002034632035" calcext:value-type="float">
            <text:p>0.092700203463204</text:p>
          </table:table-cell>
          <table:table-cell table:formula="of:=4*[.C1056]" office:value-type="float" office:value="0.370800813852814" calcext:value-type="float">
            <text:p>0.370800813852814</text:p>
          </table:table-cell>
          <table:table-cell table:formula="of:=[.D1056]/6" office:value-type="float" office:value="0.0618001356421356" calcext:value-type="float">
            <text:p>0.061800135642136</text:p>
          </table:table-cell>
          <table:table-cell table:formula="of:=[.E1056]*2" office:value-type="float" office:value="0.123600271284271" calcext:value-type="float">
            <text:p>0.123600271284271</text:p>
          </table:table-cell>
          <table:table-cell table:formula="of:=[.E1056]*39.3701" office:value-type="float" office:value="2.43307752024444" calcext:value-type="float">
            <text:p>2.43307752024444</text:p>
          </table:table-cell>
          <table:table-cell table:formula="of:=[.F1056]*39.3701" office:value-type="float" office:value="4.86615504048889" calcext:value-type="float">
            <text:p>4.86615504048889</text:p>
          </table:table-cell>
        </table:table-row>
        <table:table-row table:style-name="ro1">
          <table:table-cell table:formula="of:=[.A1056]+1" office:value-type="float" office:value="1079" calcext:value-type="float">
            <text:p>1079</text:p>
          </table:table-cell>
          <table:table-cell table:formula="of:=299792458/([.A1057]*1000000)" office:value-type="float" office:value="0.277842871177016" calcext:value-type="float">
            <text:p>0.277842871177016</text:p>
          </table:table-cell>
          <table:table-cell table:formula="of:=(1/3)*[.B1057]" office:value-type="float" office:value="0.0926142903923386" calcext:value-type="float">
            <text:p>0.092614290392339</text:p>
          </table:table-cell>
          <table:table-cell table:formula="of:=4*[.C1057]" office:value-type="float" office:value="0.370457161569354" calcext:value-type="float">
            <text:p>0.370457161569354</text:p>
          </table:table-cell>
          <table:table-cell table:formula="of:=[.D1057]/6" office:value-type="float" office:value="0.0617428602615591" calcext:value-type="float">
            <text:p>0.061742860261559</text:p>
          </table:table-cell>
          <table:table-cell table:formula="of:=[.E1057]*2" office:value-type="float" office:value="0.123485720523118" calcext:value-type="float">
            <text:p>0.123485720523118</text:p>
          </table:table-cell>
          <table:table-cell table:formula="of:=[.E1057]*39.3701" office:value-type="float" office:value="2.43082258278361" calcext:value-type="float">
            <text:p>2.43082258278361</text:p>
          </table:table-cell>
          <table:table-cell table:formula="of:=[.F1057]*39.3701" office:value-type="float" office:value="4.86164516556721" calcext:value-type="float">
            <text:p>4.86164516556721</text:p>
          </table:table-cell>
        </table:table-row>
        <table:table-row table:style-name="ro1">
          <table:table-cell table:formula="of:=[.A1057]+1" office:value-type="float" office:value="1080" calcext:value-type="float">
            <text:p>1080</text:p>
          </table:table-cell>
          <table:table-cell table:formula="of:=299792458/([.A1058]*1000000)" office:value-type="float" office:value="0.277585609259259" calcext:value-type="float">
            <text:p>0.277585609259259</text:p>
          </table:table-cell>
          <table:table-cell table:formula="of:=(1/3)*[.B1058]" office:value-type="float" office:value="0.0925285364197531" calcext:value-type="float">
            <text:p>0.092528536419753</text:p>
          </table:table-cell>
          <table:table-cell table:formula="of:=4*[.C1058]" office:value-type="float" office:value="0.370114145679012" calcext:value-type="float">
            <text:p>0.370114145679012</text:p>
          </table:table-cell>
          <table:table-cell table:formula="of:=[.D1058]/6" office:value-type="float" office:value="0.0616856909465021" calcext:value-type="float">
            <text:p>0.061685690946502</text:p>
          </table:table-cell>
          <table:table-cell table:formula="of:=[.E1058]*2" office:value-type="float" office:value="0.123371381893004" calcext:value-type="float">
            <text:p>0.123371381893004</text:p>
          </table:table-cell>
          <table:table-cell table:formula="of:=[.E1058]*39.3701" office:value-type="float" office:value="2.42857182113288" calcext:value-type="float">
            <text:p>2.42857182113288</text:p>
          </table:table-cell>
          <table:table-cell table:formula="of:=[.F1058]*39.3701" office:value-type="float" office:value="4.85714364226576" calcext:value-type="float">
            <text:p>4.85714364226576</text:p>
          </table:table-cell>
        </table:table-row>
        <table:table-row table:style-name="ro1">
          <table:table-cell table:formula="of:=[.A1058]+1" office:value-type="float" office:value="1081" calcext:value-type="float">
            <text:p>1081</text:p>
          </table:table-cell>
          <table:table-cell table:formula="of:=299792458/([.A1059]*1000000)" office:value-type="float" office:value="0.277328823311748" calcext:value-type="float">
            <text:p>0.277328823311748</text:p>
          </table:table-cell>
          <table:table-cell table:formula="of:=(1/3)*[.B1059]" office:value-type="float" office:value="0.0924429411039161" calcext:value-type="float">
            <text:p>0.092442941103916</text:p>
          </table:table-cell>
          <table:table-cell table:formula="of:=4*[.C1059]" office:value-type="float" office:value="0.369771764415664" calcext:value-type="float">
            <text:p>0.369771764415664</text:p>
          </table:table-cell>
          <table:table-cell table:formula="of:=[.D1059]/6" office:value-type="float" office:value="0.0616286274026108" calcext:value-type="float">
            <text:p>0.061628627402611</text:p>
          </table:table-cell>
          <table:table-cell table:formula="of:=[.E1059]*2" office:value-type="float" office:value="0.123257254805222" calcext:value-type="float">
            <text:p>0.123257254805222</text:p>
          </table:table-cell>
          <table:table-cell table:formula="of:=[.E1059]*39.3701" office:value-type="float" office:value="2.42632522370353" calcext:value-type="float">
            <text:p>2.42632522370353</text:p>
          </table:table-cell>
          <table:table-cell table:formula="of:=[.F1059]*39.3701" office:value-type="float" office:value="4.85265044740705" calcext:value-type="float">
            <text:p>4.85265044740705</text:p>
          </table:table-cell>
        </table:table-row>
        <table:table-row table:style-name="ro1">
          <table:table-cell table:formula="of:=[.A1059]+1" office:value-type="float" office:value="1082" calcext:value-type="float">
            <text:p>1082</text:p>
          </table:table-cell>
          <table:table-cell table:formula="of:=299792458/([.A1060]*1000000)" office:value-type="float" office:value="0.277072512014787" calcext:value-type="float">
            <text:p>0.277072512014787</text:p>
          </table:table-cell>
          <table:table-cell table:formula="of:=(1/3)*[.B1060]" office:value-type="float" office:value="0.0923575040049292" calcext:value-type="float">
            <text:p>0.092357504004929</text:p>
          </table:table-cell>
          <table:table-cell table:formula="of:=4*[.C1060]" office:value-type="float" office:value="0.369430016019717" calcext:value-type="float">
            <text:p>0.369430016019717</text:p>
          </table:table-cell>
          <table:table-cell table:formula="of:=[.D1060]/6" office:value-type="float" office:value="0.0615716693366194" calcext:value-type="float">
            <text:p>0.06157166933662</text:p>
          </table:table-cell>
          <table:table-cell table:formula="of:=[.E1060]*2" office:value-type="float" office:value="0.123143338673239" calcext:value-type="float">
            <text:p>0.123143338673239</text:p>
          </table:table-cell>
          <table:table-cell table:formula="of:=[.E1060]*39.3701" office:value-type="float" office:value="2.42408277894964" calcext:value-type="float">
            <text:p>2.42408277894964</text:p>
          </table:table-cell>
          <table:table-cell table:formula="of:=[.F1060]*39.3701" office:value-type="float" office:value="4.84816555789928" calcext:value-type="float">
            <text:p>4.84816555789928</text:p>
          </table:table-cell>
        </table:table-row>
        <table:table-row table:style-name="ro1">
          <table:table-cell table:formula="of:=[.A1060]+1" office:value-type="float" office:value="1083" calcext:value-type="float">
            <text:p>1083</text:p>
          </table:table-cell>
          <table:table-cell table:formula="of:=299792458/([.A1061]*1000000)" office:value-type="float" office:value="0.276816674053555" calcext:value-type="float">
            <text:p>0.276816674053555</text:p>
          </table:table-cell>
          <table:table-cell table:formula="of:=(1/3)*[.B1061]" office:value-type="float" office:value="0.0922722246845183" calcext:value-type="float">
            <text:p>0.092272224684518</text:p>
          </table:table-cell>
          <table:table-cell table:formula="of:=4*[.C1061]" office:value-type="float" office:value="0.369088898738073" calcext:value-type="float">
            <text:p>0.369088898738073</text:p>
          </table:table-cell>
          <table:table-cell table:formula="of:=[.D1061]/6" office:value-type="float" office:value="0.0615148164563455" calcext:value-type="float">
            <text:p>0.061514816456346</text:p>
          </table:table-cell>
          <table:table-cell table:formula="of:=[.E1061]*2" office:value-type="float" office:value="0.123029632912691" calcext:value-type="float">
            <text:p>0.123029632912691</text:p>
          </table:table-cell>
          <table:table-cell table:formula="of:=[.E1061]*39.3701" office:value-type="float" office:value="2.42184447536797" calcext:value-type="float">
            <text:p>2.42184447536797</text:p>
          </table:table-cell>
          <table:table-cell table:formula="of:=[.F1061]*39.3701" office:value-type="float" office:value="4.84368895073594" calcext:value-type="float">
            <text:p>4.84368895073594</text:p>
          </table:table-cell>
        </table:table-row>
        <table:table-row table:style-name="ro1">
          <table:table-cell table:formula="of:=[.A1061]+1" office:value-type="float" office:value="1084" calcext:value-type="float">
            <text:p>1084</text:p>
          </table:table-cell>
          <table:table-cell table:formula="of:=299792458/([.A1062]*1000000)" office:value-type="float" office:value="0.276561308118081" calcext:value-type="float">
            <text:p>0.276561308118081</text:p>
          </table:table-cell>
          <table:table-cell table:formula="of:=(1/3)*[.B1062]" office:value-type="float" office:value="0.092187102706027" calcext:value-type="float">
            <text:p>0.092187102706027</text:p>
          </table:table-cell>
          <table:table-cell table:formula="of:=4*[.C1062]" office:value-type="float" office:value="0.368748410824108" calcext:value-type="float">
            <text:p>0.368748410824108</text:p>
          </table:table-cell>
          <table:table-cell table:formula="of:=[.D1062]/6" office:value-type="float" office:value="0.0614580684706847" calcext:value-type="float">
            <text:p>0.061458068470685</text:p>
          </table:table-cell>
          <table:table-cell table:formula="of:=[.E1062]*2" office:value-type="float" office:value="0.122916136941369" calcext:value-type="float">
            <text:p>0.122916136941369</text:p>
          </table:table-cell>
          <table:table-cell table:formula="of:=[.E1062]*39.3701" office:value-type="float" office:value="2.4196103014977" calcext:value-type="float">
            <text:p>2.4196103014977</text:p>
          </table:table-cell>
          <table:table-cell table:formula="of:=[.F1062]*39.3701" office:value-type="float" office:value="4.83922060299541" calcext:value-type="float">
            <text:p>4.83922060299541</text:p>
          </table:table-cell>
        </table:table-row>
        <table:table-row table:style-name="ro1">
          <table:table-cell table:formula="of:=[.A1062]+1" office:value-type="float" office:value="1085" calcext:value-type="float">
            <text:p>1085</text:p>
          </table:table-cell>
          <table:table-cell table:formula="of:=299792458/([.A1063]*1000000)" office:value-type="float" office:value="0.276306412903226" calcext:value-type="float">
            <text:p>0.276306412903226</text:p>
          </table:table-cell>
          <table:table-cell table:formula="of:=(1/3)*[.B1063]" office:value-type="float" office:value="0.0921021376344086" calcext:value-type="float">
            <text:p>0.092102137634409</text:p>
          </table:table-cell>
          <table:table-cell table:formula="of:=4*[.C1063]" office:value-type="float" office:value="0.368408550537634" calcext:value-type="float">
            <text:p>0.368408550537634</text:p>
          </table:table-cell>
          <table:table-cell table:formula="of:=[.D1063]/6" office:value-type="float" office:value="0.0614014250896057" calcext:value-type="float">
            <text:p>0.061401425089606</text:p>
          </table:table-cell>
          <table:table-cell table:formula="of:=[.E1063]*2" office:value-type="float" office:value="0.122802850179211" calcext:value-type="float">
            <text:p>0.122802850179211</text:p>
          </table:table-cell>
          <table:table-cell table:formula="of:=[.E1063]*39.3701" office:value-type="float" office:value="2.41738024592029" calcext:value-type="float">
            <text:p>2.41738024592029</text:p>
          </table:table-cell>
          <table:table-cell table:formula="of:=[.F1063]*39.3701" office:value-type="float" office:value="4.83476049184057" calcext:value-type="float">
            <text:p>4.83476049184057</text:p>
          </table:table-cell>
        </table:table-row>
        <table:table-row table:style-name="ro1">
          <table:table-cell table:formula="of:=[.A1063]+1" office:value-type="float" office:value="1086" calcext:value-type="float">
            <text:p>1086</text:p>
          </table:table-cell>
          <table:table-cell table:formula="of:=299792458/([.A1064]*1000000)" office:value-type="float" office:value="0.276051987108656" calcext:value-type="float">
            <text:p>0.276051987108656</text:p>
          </table:table-cell>
          <table:table-cell table:formula="of:=(1/3)*[.B1064]" office:value-type="float" office:value="0.0920173290362185" calcext:value-type="float">
            <text:p>0.092017329036219</text:p>
          </table:table-cell>
          <table:table-cell table:formula="of:=4*[.C1064]" office:value-type="float" office:value="0.368069316144874" calcext:value-type="float">
            <text:p>0.368069316144874</text:p>
          </table:table-cell>
          <table:table-cell table:formula="of:=[.D1064]/6" office:value-type="float" office:value="0.0613448860241457" calcext:value-type="float">
            <text:p>0.061344886024146</text:p>
          </table:table-cell>
          <table:table-cell table:formula="of:=[.E1064]*2" office:value-type="float" office:value="0.122689772048291" calcext:value-type="float">
            <text:p>0.122689772048291</text:p>
          </table:table-cell>
          <table:table-cell table:formula="of:=[.E1064]*39.3701" office:value-type="float" office:value="2.41515429725922" calcext:value-type="float">
            <text:p>2.41515429725922</text:p>
          </table:table-cell>
          <table:table-cell table:formula="of:=[.F1064]*39.3701" office:value-type="float" office:value="4.83030859451844" calcext:value-type="float">
            <text:p>4.83030859451844</text:p>
          </table:table-cell>
        </table:table-row>
        <table:table-row table:style-name="ro1">
          <table:table-cell table:formula="of:=[.A1064]+1" office:value-type="float" office:value="1087" calcext:value-type="float">
            <text:p>1087</text:p>
          </table:table-cell>
          <table:table-cell table:formula="of:=299792458/([.A1065]*1000000)" office:value-type="float" office:value="0.275798029438822" calcext:value-type="float">
            <text:p>0.275798029438822</text:p>
          </table:table-cell>
          <table:table-cell table:formula="of:=(1/3)*[.B1065]" office:value-type="float" office:value="0.0919326764796075" calcext:value-type="float">
            <text:p>0.091932676479608</text:p>
          </table:table-cell>
          <table:table-cell table:formula="of:=4*[.C1065]" office:value-type="float" office:value="0.36773070591843" calcext:value-type="float">
            <text:p>0.36773070591843</text:p>
          </table:table-cell>
          <table:table-cell table:formula="of:=[.D1065]/6" office:value-type="float" office:value="0.061288450986405" calcext:value-type="float">
            <text:p>0.061288450986405</text:p>
          </table:table-cell>
          <table:table-cell table:formula="of:=[.E1065]*2" office:value-type="float" office:value="0.12257690197281" calcext:value-type="float">
            <text:p>0.12257690197281</text:p>
          </table:table-cell>
          <table:table-cell table:formula="of:=[.E1065]*39.3701" office:value-type="float" office:value="2.41293244417986" calcext:value-type="float">
            <text:p>2.41293244417986</text:p>
          </table:table-cell>
          <table:table-cell table:formula="of:=[.F1065]*39.3701" office:value-type="float" office:value="4.82586488835973" calcext:value-type="float">
            <text:p>4.82586488835973</text:p>
          </table:table-cell>
        </table:table-row>
        <table:table-row table:style-name="ro1">
          <table:table-cell table:formula="of:=[.A1065]+1" office:value-type="float" office:value="1088" calcext:value-type="float">
            <text:p>1088</text:p>
          </table:table-cell>
          <table:table-cell table:formula="of:=299792458/([.A1066]*1000000)" office:value-type="float" office:value="0.275544538602941" calcext:value-type="float">
            <text:p>0.275544538602941</text:p>
          </table:table-cell>
          <table:table-cell table:formula="of:=(1/3)*[.B1066]" office:value-type="float" office:value="0.0918481795343137" calcext:value-type="float">
            <text:p>0.091848179534314</text:p>
          </table:table-cell>
          <table:table-cell table:formula="of:=4*[.C1066]" office:value-type="float" office:value="0.367392718137255" calcext:value-type="float">
            <text:p>0.367392718137255</text:p>
          </table:table-cell>
          <table:table-cell table:formula="of:=[.D1066]/6" office:value-type="float" office:value="0.0612321196895425" calcext:value-type="float">
            <text:p>0.061232119689543</text:p>
          </table:table-cell>
          <table:table-cell table:formula="of:=[.E1066]*2" office:value-type="float" office:value="0.122464239379085" calcext:value-type="float">
            <text:p>0.122464239379085</text:p>
          </table:table-cell>
          <table:table-cell table:formula="of:=[.E1066]*39.3701" office:value-type="float" office:value="2.41071467538926" calcext:value-type="float">
            <text:p>2.41071467538926</text:p>
          </table:table-cell>
          <table:table-cell table:formula="of:=[.F1066]*39.3701" office:value-type="float" office:value="4.82142935077851" calcext:value-type="float">
            <text:p>4.82142935077851</text:p>
          </table:table-cell>
        </table:table-row>
        <table:table-row table:style-name="ro1">
          <table:table-cell table:formula="of:=[.A1066]+1" office:value-type="float" office:value="1089" calcext:value-type="float">
            <text:p>1089</text:p>
          </table:table-cell>
          <table:table-cell table:formula="of:=299792458/([.A1067]*1000000)" office:value-type="float" office:value="0.275291513314968" calcext:value-type="float">
            <text:p>0.275291513314968</text:p>
          </table:table-cell>
          <table:table-cell table:formula="of:=(1/3)*[.B1067]" office:value-type="float" office:value="0.091763837771656" calcext:value-type="float">
            <text:p>0.091763837771656</text:p>
          </table:table-cell>
          <table:table-cell table:formula="of:=4*[.C1067]" office:value-type="float" office:value="0.367055351086624" calcext:value-type="float">
            <text:p>0.367055351086624</text:p>
          </table:table-cell>
          <table:table-cell table:formula="of:=[.D1067]/6" office:value-type="float" office:value="0.0611758918477706" calcext:value-type="float">
            <text:p>0.061175891847771</text:p>
          </table:table-cell>
          <table:table-cell table:formula="of:=[.E1067]*2" office:value-type="float" office:value="0.122351783695541" calcext:value-type="float">
            <text:p>0.122351783695541</text:p>
          </table:table-cell>
          <table:table-cell table:formula="of:=[.E1067]*39.3701" office:value-type="float" office:value="2.40850097963591" calcext:value-type="float">
            <text:p>2.40850097963591</text:p>
          </table:table-cell>
          <table:table-cell table:formula="of:=[.F1067]*39.3701" office:value-type="float" office:value="4.81700195927183" calcext:value-type="float">
            <text:p>4.81700195927183</text:p>
          </table:table-cell>
        </table:table-row>
        <table:table-row table:style-name="ro1">
          <table:table-cell table:formula="of:=[.A1067]+1" office:value-type="float" office:value="1090" calcext:value-type="float">
            <text:p>1090</text:p>
          </table:table-cell>
          <table:table-cell table:formula="of:=299792458/([.A1068]*1000000)" office:value-type="float" office:value="0.275038952293578" calcext:value-type="float">
            <text:p>0.275038952293578</text:p>
          </table:table-cell>
          <table:table-cell table:formula="of:=(1/3)*[.B1068]" office:value-type="float" office:value="0.091679650764526" calcext:value-type="float">
            <text:p>0.091679650764526</text:p>
          </table:table-cell>
          <table:table-cell table:formula="of:=4*[.C1068]" office:value-type="float" office:value="0.366718603058104" calcext:value-type="float">
            <text:p>0.366718603058104</text:p>
          </table:table-cell>
          <table:table-cell table:formula="of:=[.D1068]/6" office:value-type="float" office:value="0.0611197671763507" calcext:value-type="float">
            <text:p>0.061119767176351</text:p>
          </table:table-cell>
          <table:table-cell table:formula="of:=[.E1068]*2" office:value-type="float" office:value="0.122239534352701" calcext:value-type="float">
            <text:p>0.122239534352701</text:p>
          </table:table-cell>
          <table:table-cell table:formula="of:=[.E1068]*39.3701" office:value-type="float" office:value="2.40629134570964" calcext:value-type="float">
            <text:p>2.40629134570964</text:p>
          </table:table-cell>
          <table:table-cell table:formula="of:=[.F1068]*39.3701" office:value-type="float" office:value="4.81258269141929" calcext:value-type="float">
            <text:p>4.81258269141929</text:p>
          </table:table-cell>
        </table:table-row>
        <table:table-row table:style-name="ro1">
          <table:table-cell table:formula="of:=[.A1068]+1" office:value-type="float" office:value="1091" calcext:value-type="float">
            <text:p>1091</text:p>
          </table:table-cell>
          <table:table-cell table:formula="of:=299792458/([.A1069]*1000000)" office:value-type="float" office:value="0.274786854262145" calcext:value-type="float">
            <text:p>0.274786854262145</text:p>
          </table:table-cell>
          <table:table-cell table:formula="of:=(1/3)*[.B1069]" office:value-type="float" office:value="0.0915956180873816" calcext:value-type="float">
            <text:p>0.091595618087382</text:p>
          </table:table-cell>
          <table:table-cell table:formula="of:=4*[.C1069]" office:value-type="float" office:value="0.366382472349526" calcext:value-type="float">
            <text:p>0.366382472349526</text:p>
          </table:table-cell>
          <table:table-cell table:formula="of:=[.D1069]/6" office:value-type="float" office:value="0.0610637453915877" calcext:value-type="float">
            <text:p>0.061063745391588</text:p>
          </table:table-cell>
          <table:table-cell table:formula="of:=[.E1069]*2" office:value-type="float" office:value="0.122127490783175" calcext:value-type="float">
            <text:p>0.122127490783175</text:p>
          </table:table-cell>
          <table:table-cell table:formula="of:=[.E1069]*39.3701" office:value-type="float" office:value="2.40408576244135" calcext:value-type="float">
            <text:p>2.40408576244135</text:p>
          </table:table-cell>
          <table:table-cell table:formula="of:=[.F1069]*39.3701" office:value-type="float" office:value="4.8081715248827" calcext:value-type="float">
            <text:p>4.8081715248827</text:p>
          </table:table-cell>
        </table:table-row>
        <table:table-row table:style-name="ro1">
          <table:table-cell table:formula="of:=[.A1069]+1" office:value-type="float" office:value="1092" calcext:value-type="float">
            <text:p>1092</text:p>
          </table:table-cell>
          <table:table-cell table:formula="of:=299792458/([.A1070]*1000000)" office:value-type="float" office:value="0.274535217948718" calcext:value-type="float">
            <text:p>0.274535217948718</text:p>
          </table:table-cell>
          <table:table-cell table:formula="of:=(1/3)*[.B1070]" office:value-type="float" office:value="0.0915117393162393" calcext:value-type="float">
            <text:p>0.091511739316239</text:p>
          </table:table-cell>
          <table:table-cell table:formula="of:=4*[.C1070]" office:value-type="float" office:value="0.366046957264957" calcext:value-type="float">
            <text:p>0.366046957264957</text:p>
          </table:table-cell>
          <table:table-cell table:formula="of:=[.D1070]/6" office:value-type="float" office:value="0.0610078262108262" calcext:value-type="float">
            <text:p>0.061007826210826</text:p>
          </table:table-cell>
          <table:table-cell table:formula="of:=[.E1070]*2" office:value-type="float" office:value="0.122015652421652" calcext:value-type="float">
            <text:p>0.122015652421652</text:p>
          </table:table-cell>
          <table:table-cell table:formula="of:=[.E1070]*39.3701" office:value-type="float" office:value="2.40188421870285" calcext:value-type="float">
            <text:p>2.40188421870285</text:p>
          </table:table-cell>
          <table:table-cell table:formula="of:=[.F1070]*39.3701" office:value-type="float" office:value="4.8037684374057" calcext:value-type="float">
            <text:p>4.8037684374057</text:p>
          </table:table-cell>
        </table:table-row>
        <table:table-row table:style-name="ro1">
          <table:table-cell table:formula="of:=[.A1070]+1" office:value-type="float" office:value="1093" calcext:value-type="float">
            <text:p>1093</text:p>
          </table:table-cell>
          <table:table-cell table:formula="of:=299792458/([.A1071]*1000000)" office:value-type="float" office:value="0.274284042086002" calcext:value-type="float">
            <text:p>0.274284042086002</text:p>
          </table:table-cell>
          <table:table-cell table:formula="of:=(1/3)*[.B1071]" office:value-type="float" office:value="0.0914280140286673" calcext:value-type="float">
            <text:p>0.091428014028667</text:p>
          </table:table-cell>
          <table:table-cell table:formula="of:=4*[.C1071]" office:value-type="float" office:value="0.365712056114669" calcext:value-type="float">
            <text:p>0.365712056114669</text:p>
          </table:table-cell>
          <table:table-cell table:formula="of:=[.D1071]/6" office:value-type="float" office:value="0.0609520093524449" calcext:value-type="float">
            <text:p>0.060952009352445</text:p>
          </table:table-cell>
          <table:table-cell table:formula="of:=[.E1071]*2" office:value-type="float" office:value="0.12190401870489" calcext:value-type="float">
            <text:p>0.12190401870489</text:p>
          </table:table-cell>
          <table:table-cell table:formula="of:=[.E1071]*39.3701" office:value-type="float" office:value="2.39968670340669" calcext:value-type="float">
            <text:p>2.39968670340669</text:p>
          </table:table-cell>
          <table:table-cell table:formula="of:=[.F1071]*39.3701" office:value-type="float" office:value="4.79937340681338" calcext:value-type="float">
            <text:p>4.79937340681338</text:p>
          </table:table-cell>
        </table:table-row>
        <table:table-row table:style-name="ro1">
          <table:table-cell table:formula="of:=[.A1071]+1" office:value-type="float" office:value="1094" calcext:value-type="float">
            <text:p>1094</text:p>
          </table:table-cell>
          <table:table-cell table:formula="of:=299792458/([.A1072]*1000000)" office:value-type="float" office:value="0.274033325411335" calcext:value-type="float">
            <text:p>0.274033325411335</text:p>
          </table:table-cell>
          <table:table-cell table:formula="of:=(1/3)*[.B1072]" office:value-type="float" office:value="0.0913444418037782" calcext:value-type="float">
            <text:p>0.091344441803778</text:p>
          </table:table-cell>
          <table:table-cell table:formula="of:=4*[.C1072]" office:value-type="float" office:value="0.365377767215113" calcext:value-type="float">
            <text:p>0.365377767215113</text:p>
          </table:table-cell>
          <table:table-cell table:formula="of:=[.D1072]/6" office:value-type="float" office:value="0.0608962945358521" calcext:value-type="float">
            <text:p>0.060896294535852</text:p>
          </table:table-cell>
          <table:table-cell table:formula="of:=[.E1072]*2" office:value-type="float" office:value="0.121792589071704" calcext:value-type="float">
            <text:p>0.121792589071704</text:p>
          </table:table-cell>
          <table:table-cell table:formula="of:=[.E1072]*39.3701" office:value-type="float" office:value="2.39749320550595" calcext:value-type="float">
            <text:p>2.39749320550595</text:p>
          </table:table-cell>
          <table:table-cell table:formula="of:=[.F1072]*39.3701" office:value-type="float" office:value="4.7949864110119" calcext:value-type="float">
            <text:p>4.7949864110119</text:p>
          </table:table-cell>
        </table:table-row>
        <table:table-row table:style-name="ro1">
          <table:table-cell table:formula="of:=[.A1072]+1" office:value-type="float" office:value="1095" calcext:value-type="float">
            <text:p>1095</text:p>
          </table:table-cell>
          <table:table-cell table:formula="of:=299792458/([.A1073]*1000000)" office:value-type="float" office:value="0.273783066666667" calcext:value-type="float">
            <text:p>0.273783066666667</text:p>
          </table:table-cell>
          <table:table-cell table:formula="of:=(1/3)*[.B1073]" office:value-type="float" office:value="0.0912610222222222" calcext:value-type="float">
            <text:p>0.091261022222222</text:p>
          </table:table-cell>
          <table:table-cell table:formula="of:=4*[.C1073]" office:value-type="float" office:value="0.365044088888889" calcext:value-type="float">
            <text:p>0.365044088888889</text:p>
          </table:table-cell>
          <table:table-cell table:formula="of:=[.D1073]/6" office:value-type="float" office:value="0.0608406814814815" calcext:value-type="float">
            <text:p>0.060840681481482</text:p>
          </table:table-cell>
          <table:table-cell table:formula="of:=[.E1073]*2" office:value-type="float" office:value="0.121681362962963" calcext:value-type="float">
            <text:p>0.121681362962963</text:p>
          </table:table-cell>
          <table:table-cell table:formula="of:=[.E1073]*39.3701" office:value-type="float" office:value="2.39530371399407" calcext:value-type="float">
            <text:p>2.39530371399407</text:p>
          </table:table-cell>
          <table:table-cell table:formula="of:=[.F1073]*39.3701" office:value-type="float" office:value="4.79060742798815" calcext:value-type="float">
            <text:p>4.79060742798815</text:p>
          </table:table-cell>
        </table:table-row>
        <table:table-row table:style-name="ro1">
          <table:table-cell table:formula="of:=[.A1073]+1" office:value-type="float" office:value="1096" calcext:value-type="float">
            <text:p>1096</text:p>
          </table:table-cell>
          <table:table-cell table:formula="of:=299792458/([.A1074]*1000000)" office:value-type="float" office:value="0.27353326459854" calcext:value-type="float">
            <text:p>0.27353326459854</text:p>
          </table:table-cell>
          <table:table-cell table:formula="of:=(1/3)*[.B1074]" office:value-type="float" office:value="0.09117775486618" calcext:value-type="float">
            <text:p>0.09117775486618</text:p>
          </table:table-cell>
          <table:table-cell table:formula="of:=4*[.C1074]" office:value-type="float" office:value="0.36471101946472" calcext:value-type="float">
            <text:p>0.36471101946472</text:p>
          </table:table-cell>
          <table:table-cell table:formula="of:=[.D1074]/6" office:value-type="float" office:value="0.0607851699107867" calcext:value-type="float">
            <text:p>0.060785169910787</text:p>
          </table:table-cell>
          <table:table-cell table:formula="of:=[.E1074]*2" office:value-type="float" office:value="0.121570339821573" calcext:value-type="float">
            <text:p>0.121570339821573</text:p>
          </table:table-cell>
          <table:table-cell table:formula="of:=[.E1074]*39.3701" office:value-type="float" office:value="2.39311821790466" calcext:value-type="float">
            <text:p>2.39311821790466</text:p>
          </table:table-cell>
          <table:table-cell table:formula="of:=[.F1074]*39.3701" office:value-type="float" office:value="4.78623643580933" calcext:value-type="float">
            <text:p>4.78623643580933</text:p>
          </table:table-cell>
        </table:table-row>
        <table:table-row table:style-name="ro1">
          <table:table-cell table:formula="of:=[.A1074]+1" office:value-type="float" office:value="1097" calcext:value-type="float">
            <text:p>1097</text:p>
          </table:table-cell>
          <table:table-cell table:formula="of:=299792458/([.A1075]*1000000)" office:value-type="float" office:value="0.273283917958067" calcext:value-type="float">
            <text:p>0.273283917958067</text:p>
          </table:table-cell>
          <table:table-cell table:formula="of:=(1/3)*[.B1075]" office:value-type="float" office:value="0.0910946393193558" calcext:value-type="float">
            <text:p>0.091094639319356</text:p>
          </table:table-cell>
          <table:table-cell table:formula="of:=4*[.C1075]" office:value-type="float" office:value="0.364378557277423" calcext:value-type="float">
            <text:p>0.364378557277423</text:p>
          </table:table-cell>
          <table:table-cell table:formula="of:=[.D1075]/6" office:value-type="float" office:value="0.0607297595462372" calcext:value-type="float">
            <text:p>0.060729759546237</text:p>
          </table:table-cell>
          <table:table-cell table:formula="of:=[.E1075]*2" office:value-type="float" office:value="0.121459519092474" calcext:value-type="float">
            <text:p>0.121459519092474</text:p>
          </table:table-cell>
          <table:table-cell table:formula="of:=[.E1075]*39.3701" office:value-type="float" office:value="2.39093670631131" calcext:value-type="float">
            <text:p>2.39093670631131</text:p>
          </table:table-cell>
          <table:table-cell table:formula="of:=[.F1075]*39.3701" office:value-type="float" office:value="4.78187341262263" calcext:value-type="float">
            <text:p>4.78187341262263</text:p>
          </table:table-cell>
        </table:table-row>
        <table:table-row table:style-name="ro1">
          <table:table-cell table:formula="of:=[.A1075]+1" office:value-type="float" office:value="1098" calcext:value-type="float">
            <text:p>1098</text:p>
          </table:table-cell>
          <table:table-cell table:formula="of:=299792458/([.A1076]*1000000)" office:value-type="float" office:value="0.273035025500911" calcext:value-type="float">
            <text:p>0.273035025500911</text:p>
          </table:table-cell>
          <table:table-cell table:formula="of:=(1/3)*[.B1076]" office:value-type="float" office:value="0.0910116751669703" calcext:value-type="float">
            <text:p>0.09101167516697</text:p>
          </table:table-cell>
          <table:table-cell table:formula="of:=4*[.C1076]" office:value-type="float" office:value="0.364046700667881" calcext:value-type="float">
            <text:p>0.364046700667881</text:p>
          </table:table-cell>
          <table:table-cell table:formula="of:=[.D1076]/6" office:value-type="float" office:value="0.0606744501113135" calcext:value-type="float">
            <text:p>0.060674450111314</text:p>
          </table:table-cell>
          <table:table-cell table:formula="of:=[.E1076]*2" office:value-type="float" office:value="0.121348900222627" calcext:value-type="float">
            <text:p>0.121348900222627</text:p>
          </table:table-cell>
          <table:table-cell table:formula="of:=[.E1076]*39.3701" office:value-type="float" office:value="2.38875916832742" calcext:value-type="float">
            <text:p>2.38875916832742</text:p>
          </table:table-cell>
          <table:table-cell table:formula="of:=[.F1076]*39.3701" office:value-type="float" office:value="4.77751833665485" calcext:value-type="float">
            <text:p>4.77751833665485</text:p>
          </table:table-cell>
        </table:table-row>
        <table:table-row table:style-name="ro1">
          <table:table-cell table:formula="of:=[.A1076]+1" office:value-type="float" office:value="1099" calcext:value-type="float">
            <text:p>1099</text:p>
          </table:table-cell>
          <table:table-cell table:formula="of:=299792458/([.A1077]*1000000)" office:value-type="float" office:value="0.272786585987261" calcext:value-type="float">
            <text:p>0.272786585987261</text:p>
          </table:table-cell>
          <table:table-cell table:formula="of:=(1/3)*[.B1077]" office:value-type="float" office:value="0.0909288619957537" calcext:value-type="float">
            <text:p>0.090928861995754</text:p>
          </table:table-cell>
          <table:table-cell table:formula="of:=4*[.C1077]" office:value-type="float" office:value="0.363715447983015" calcext:value-type="float">
            <text:p>0.363715447983015</text:p>
          </table:table-cell>
          <table:table-cell table:formula="of:=[.D1077]/6" office:value-type="float" office:value="0.0606192413305025" calcext:value-type="float">
            <text:p>0.060619241330503</text:p>
          </table:table-cell>
          <table:table-cell table:formula="of:=[.E1077]*2" office:value-type="float" office:value="0.121238482661005" calcext:value-type="float">
            <text:p>0.121238482661005</text:p>
          </table:table-cell>
          <table:table-cell table:formula="of:=[.E1077]*39.3701" office:value-type="float" office:value="2.38658559310602" calcext:value-type="float">
            <text:p>2.38658559310602</text:p>
          </table:table-cell>
          <table:table-cell table:formula="of:=[.F1077]*39.3701" office:value-type="float" office:value="4.77317118621203" calcext:value-type="float">
            <text:p>4.77317118621203</text:p>
          </table:table-cell>
        </table:table-row>
        <table:table-row table:style-name="ro1">
          <table:table-cell table:formula="of:=[.A1077]+1" office:value-type="float" office:value="1100" calcext:value-type="float">
            <text:p>1100</text:p>
          </table:table-cell>
          <table:table-cell table:formula="of:=299792458/([.A1078]*1000000)" office:value-type="float" office:value="0.272538598181818" calcext:value-type="float">
            <text:p>0.272538598181818</text:p>
          </table:table-cell>
          <table:table-cell table:formula="of:=(1/3)*[.B1078]" office:value-type="float" office:value="0.0908461993939394" calcext:value-type="float">
            <text:p>0.090846199393939</text:p>
          </table:table-cell>
          <table:table-cell table:formula="of:=4*[.C1078]" office:value-type="float" office:value="0.363384797575758" calcext:value-type="float">
            <text:p>0.363384797575758</text:p>
          </table:table-cell>
          <table:table-cell table:formula="of:=[.D1078]/6" office:value-type="float" office:value="0.0605641329292929" calcext:value-type="float">
            <text:p>0.060564132929293</text:p>
          </table:table-cell>
          <table:table-cell table:formula="of:=[.E1078]*2" office:value-type="float" office:value="0.121128265858586" calcext:value-type="float">
            <text:p>0.121128265858586</text:p>
          </table:table-cell>
          <table:table-cell table:formula="of:=[.E1078]*39.3701" office:value-type="float" office:value="2.38441596983956" calcext:value-type="float">
            <text:p>2.38441596983956</text:p>
          </table:table-cell>
          <table:table-cell table:formula="of:=[.F1078]*39.3701" office:value-type="float" office:value="4.76883193967911" calcext:value-type="float">
            <text:p>4.76883193967911</text:p>
          </table:table-cell>
        </table:table-row>
        <table:table-row table:style-name="ro1">
          <table:table-cell table:formula="of:=[.A1078]+1" office:value-type="float" office:value="1101" calcext:value-type="float">
            <text:p>1101</text:p>
          </table:table-cell>
          <table:table-cell table:formula="of:=299792458/([.A1079]*1000000)" office:value-type="float" office:value="0.272291060853769" calcext:value-type="float">
            <text:p>0.272291060853769</text:p>
          </table:table-cell>
          <table:table-cell table:formula="of:=(1/3)*[.B1079]" office:value-type="float" office:value="0.0907636869512564" calcext:value-type="float">
            <text:p>0.090763686951257</text:p>
          </table:table-cell>
          <table:table-cell table:formula="of:=4*[.C1079]" office:value-type="float" office:value="0.363054747805026" calcext:value-type="float">
            <text:p>0.363054747805026</text:p>
          </table:table-cell>
          <table:table-cell table:formula="of:=[.D1079]/6" office:value-type="float" office:value="0.060509124634171" calcext:value-type="float">
            <text:p>0.060509124634171</text:p>
          </table:table-cell>
          <table:table-cell table:formula="of:=[.E1079]*2" office:value-type="float" office:value="0.121018249268342" calcext:value-type="float">
            <text:p>0.121018249268342</text:p>
          </table:table-cell>
          <table:table-cell table:formula="of:=[.E1079]*39.3701" office:value-type="float" office:value="2.38225028775977" calcext:value-type="float">
            <text:p>2.38225028775977</text:p>
          </table:table-cell>
          <table:table-cell table:formula="of:=[.F1079]*39.3701" office:value-type="float" office:value="4.76450057551955" calcext:value-type="float">
            <text:p>4.76450057551955</text:p>
          </table:table-cell>
        </table:table-row>
        <table:table-row table:style-name="ro1">
          <table:table-cell table:formula="of:=[.A1079]+1" office:value-type="float" office:value="1102" calcext:value-type="float">
            <text:p>1102</text:p>
          </table:table-cell>
          <table:table-cell table:formula="of:=299792458/([.A1080]*1000000)" office:value-type="float" office:value="0.272043972776769" calcext:value-type="float">
            <text:p>0.272043972776769</text:p>
          </table:table-cell>
          <table:table-cell table:formula="of:=(1/3)*[.B1080]" office:value-type="float" office:value="0.0906813242589232" calcext:value-type="float">
            <text:p>0.090681324258923</text:p>
          </table:table-cell>
          <table:table-cell table:formula="of:=4*[.C1080]" office:value-type="float" office:value="0.362725297035693" calcext:value-type="float">
            <text:p>0.362725297035693</text:p>
          </table:table-cell>
          <table:table-cell table:formula="of:=[.D1080]/6" office:value-type="float" office:value="0.0604542161726154" calcext:value-type="float">
            <text:p>0.060454216172616</text:p>
          </table:table-cell>
          <table:table-cell table:formula="of:=[.E1080]*2" office:value-type="float" office:value="0.120908432345231" calcext:value-type="float">
            <text:p>0.120908432345231</text:p>
          </table:table-cell>
          <table:table-cell table:formula="of:=[.E1080]*39.3701" office:value-type="float" office:value="2.38008853613749" calcext:value-type="float">
            <text:p>2.38008853613749</text:p>
          </table:table-cell>
          <table:table-cell table:formula="of:=[.F1080]*39.3701" office:value-type="float" office:value="4.76017707227498" calcext:value-type="float">
            <text:p>4.76017707227498</text:p>
          </table:table-cell>
        </table:table-row>
        <table:table-row table:style-name="ro1">
          <table:table-cell table:formula="of:=[.A1080]+1" office:value-type="float" office:value="1103" calcext:value-type="float">
            <text:p>1103</text:p>
          </table:table-cell>
          <table:table-cell table:formula="of:=299792458/([.A1081]*1000000)" office:value-type="float" office:value="0.271797332728921" calcext:value-type="float">
            <text:p>0.271797332728921</text:p>
          </table:table-cell>
          <table:table-cell table:formula="of:=(1/3)*[.B1081]" office:value-type="float" office:value="0.0905991109096404" calcext:value-type="float">
            <text:p>0.09059911090964</text:p>
          </table:table-cell>
          <table:table-cell table:formula="of:=4*[.C1081]" office:value-type="float" office:value="0.362396443638561" calcext:value-type="float">
            <text:p>0.362396443638561</text:p>
          </table:table-cell>
          <table:table-cell table:formula="of:=[.D1081]/6" office:value-type="float" office:value="0.0603994072730936" calcext:value-type="float">
            <text:p>0.060399407273094</text:p>
          </table:table-cell>
          <table:table-cell table:formula="of:=[.E1081]*2" office:value-type="float" office:value="0.120798814546187" calcext:value-type="float">
            <text:p>0.120798814546187</text:p>
          </table:table-cell>
          <table:table-cell table:formula="of:=[.E1081]*39.3701" office:value-type="float" office:value="2.37793070428242" calcext:value-type="float">
            <text:p>2.37793070428242</text:p>
          </table:table-cell>
          <table:table-cell table:formula="of:=[.F1081]*39.3701" office:value-type="float" office:value="4.75586140856484" calcext:value-type="float">
            <text:p>4.75586140856484</text:p>
          </table:table-cell>
        </table:table-row>
        <table:table-row table:style-name="ro1">
          <table:table-cell table:formula="of:=[.A1081]+1" office:value-type="float" office:value="1104" calcext:value-type="float">
            <text:p>1104</text:p>
          </table:table-cell>
          <table:table-cell table:formula="of:=299792458/([.A1082]*1000000)" office:value-type="float" office:value="0.271551139492754" calcext:value-type="float">
            <text:p>0.271551139492754</text:p>
          </table:table-cell>
          <table:table-cell table:formula="of:=(1/3)*[.B1082]" office:value-type="float" office:value="0.0905170464975845" calcext:value-type="float">
            <text:p>0.090517046497585</text:p>
          </table:table-cell>
          <table:table-cell table:formula="of:=4*[.C1082]" office:value-type="float" office:value="0.362068185990338" calcext:value-type="float">
            <text:p>0.362068185990338</text:p>
          </table:table-cell>
          <table:table-cell table:formula="of:=[.D1082]/6" office:value-type="float" office:value="0.0603446976650564" calcext:value-type="float">
            <text:p>0.060344697665056</text:p>
          </table:table-cell>
          <table:table-cell table:formula="of:=[.E1082]*2" office:value-type="float" office:value="0.120689395330113" calcext:value-type="float">
            <text:p>0.120689395330113</text:p>
          </table:table-cell>
          <table:table-cell table:formula="of:=[.E1082]*39.3701" office:value-type="float" office:value="2.37577678154304" calcext:value-type="float">
            <text:p>2.37577678154304</text:p>
          </table:table-cell>
          <table:table-cell table:formula="of:=[.F1082]*39.3701" office:value-type="float" office:value="4.75155356308607" calcext:value-type="float">
            <text:p>4.75155356308607</text:p>
          </table:table-cell>
        </table:table-row>
        <table:table-row table:style-name="ro1">
          <table:table-cell table:formula="of:=[.A1082]+1" office:value-type="float" office:value="1105" calcext:value-type="float">
            <text:p>1105</text:p>
          </table:table-cell>
          <table:table-cell table:formula="of:=299792458/([.A1083]*1000000)" office:value-type="float" office:value="0.271305391855204" calcext:value-type="float">
            <text:p>0.271305391855204</text:p>
          </table:table-cell>
          <table:table-cell table:formula="of:=(1/3)*[.B1083]" office:value-type="float" office:value="0.0904351306184012" calcext:value-type="float">
            <text:p>0.090435130618401</text:p>
          </table:table-cell>
          <table:table-cell table:formula="of:=4*[.C1083]" office:value-type="float" office:value="0.361740522473605" calcext:value-type="float">
            <text:p>0.361740522473605</text:p>
          </table:table-cell>
          <table:table-cell table:formula="of:=[.D1083]/6" office:value-type="float" office:value="0.0602900870789341" calcext:value-type="float">
            <text:p>0.060290087078934</text:p>
          </table:table-cell>
          <table:table-cell table:formula="of:=[.E1083]*2" office:value-type="float" office:value="0.120580174157868" calcext:value-type="float">
            <text:p>0.120580174157868</text:p>
          </table:table-cell>
          <table:table-cell table:formula="of:=[.E1083]*39.3701" office:value-type="float" office:value="2.37362675730634" calcext:value-type="float">
            <text:p>2.37362675730634</text:p>
          </table:table-cell>
          <table:table-cell table:formula="of:=[.F1083]*39.3701" office:value-type="float" office:value="4.74725351461269" calcext:value-type="float">
            <text:p>4.74725351461269</text:p>
          </table:table-cell>
        </table:table-row>
        <table:table-row table:style-name="ro1">
          <table:table-cell table:formula="of:=[.A1083]+1" office:value-type="float" office:value="1106" calcext:value-type="float">
            <text:p>1106</text:p>
          </table:table-cell>
          <table:table-cell table:formula="of:=299792458/([.A1084]*1000000)" office:value-type="float" office:value="0.271060088607595" calcext:value-type="float">
            <text:p>0.271060088607595</text:p>
          </table:table-cell>
          <table:table-cell table:formula="of:=(1/3)*[.B1084]" office:value-type="float" office:value="0.0903533628691983" calcext:value-type="float">
            <text:p>0.090353362869198</text:p>
          </table:table-cell>
          <table:table-cell table:formula="of:=4*[.C1084]" office:value-type="float" office:value="0.361413451476793" calcext:value-type="float">
            <text:p>0.361413451476793</text:p>
          </table:table-cell>
          <table:table-cell table:formula="of:=[.D1084]/6" office:value-type="float" office:value="0.0602355752461322" calcext:value-type="float">
            <text:p>0.060235575246132</text:p>
          </table:table-cell>
          <table:table-cell table:formula="of:=[.E1084]*2" office:value-type="float" office:value="0.120471150492264" calcext:value-type="float">
            <text:p>0.120471150492264</text:p>
          </table:table-cell>
          <table:table-cell table:formula="of:=[.E1084]*39.3701" office:value-type="float" office:value="2.37148062099775" calcext:value-type="float">
            <text:p>2.37148062099775</text:p>
          </table:table-cell>
          <table:table-cell table:formula="of:=[.F1084]*39.3701" office:value-type="float" office:value="4.7429612419955" calcext:value-type="float">
            <text:p>4.7429612419955</text:p>
          </table:table-cell>
        </table:table-row>
        <table:table-row table:style-name="ro1">
          <table:table-cell table:formula="of:=[.A1084]+1" office:value-type="float" office:value="1107" calcext:value-type="float">
            <text:p>1107</text:p>
          </table:table-cell>
          <table:table-cell table:formula="of:=299792458/([.A1085]*1000000)" office:value-type="float" office:value="0.270815228545619" calcext:value-type="float">
            <text:p>0.270815228545619</text:p>
          </table:table-cell>
          <table:table-cell table:formula="of:=(1/3)*[.B1085]" office:value-type="float" office:value="0.0902717428485396" calcext:value-type="float">
            <text:p>0.09027174284854</text:p>
          </table:table-cell>
          <table:table-cell table:formula="of:=4*[.C1085]" office:value-type="float" office:value="0.361086971394158" calcext:value-type="float">
            <text:p>0.361086971394158</text:p>
          </table:table-cell>
          <table:table-cell table:formula="of:=[.D1085]/6" office:value-type="float" office:value="0.0601811618990264" calcext:value-type="float">
            <text:p>0.060181161899026</text:p>
          </table:table-cell>
          <table:table-cell table:formula="of:=[.E1085]*2" office:value-type="float" office:value="0.120362323798053" calcext:value-type="float">
            <text:p>0.120362323798053</text:p>
          </table:table-cell>
          <table:table-cell table:formula="of:=[.E1085]*39.3701" office:value-type="float" office:value="2.36933836208086" calcext:value-type="float">
            <text:p>2.36933836208086</text:p>
          </table:table-cell>
          <table:table-cell table:formula="of:=[.F1085]*39.3701" office:value-type="float" office:value="4.73867672416172" calcext:value-type="float">
            <text:p>4.73867672416172</text:p>
          </table:table-cell>
        </table:table-row>
        <table:table-row table:style-name="ro1">
          <table:table-cell table:formula="of:=[.A1085]+1" office:value-type="float" office:value="1108" calcext:value-type="float">
            <text:p>1108</text:p>
          </table:table-cell>
          <table:table-cell table:formula="of:=299792458/([.A1086]*1000000)" office:value-type="float" office:value="0.270570810469314" calcext:value-type="float">
            <text:p>0.270570810469314</text:p>
          </table:table-cell>
          <table:table-cell table:formula="of:=(1/3)*[.B1086]" office:value-type="float" office:value="0.090190270156438" calcext:value-type="float">
            <text:p>0.090190270156438</text:p>
          </table:table-cell>
          <table:table-cell table:formula="of:=4*[.C1086]" office:value-type="float" office:value="0.360761080625752" calcext:value-type="float">
            <text:p>0.360761080625752</text:p>
          </table:table-cell>
          <table:table-cell table:formula="of:=[.D1086]/6" office:value-type="float" office:value="0.0601268467709587" calcext:value-type="float">
            <text:p>0.060126846770959</text:p>
          </table:table-cell>
          <table:table-cell table:formula="of:=[.E1086]*2" office:value-type="float" office:value="0.120253693541917" calcext:value-type="float">
            <text:p>0.120253693541917</text:p>
          </table:table-cell>
          <table:table-cell table:formula="of:=[.E1086]*39.3701" office:value-type="float" office:value="2.36719997005732" calcext:value-type="float">
            <text:p>2.36719997005732</text:p>
          </table:table-cell>
          <table:table-cell table:formula="of:=[.F1086]*39.3701" office:value-type="float" office:value="4.73439994011464" calcext:value-type="float">
            <text:p>4.73439994011464</text:p>
          </table:table-cell>
        </table:table-row>
        <table:table-row table:style-name="ro1">
          <table:table-cell table:formula="of:=[.A1086]+1" office:value-type="float" office:value="1109" calcext:value-type="float">
            <text:p>1109</text:p>
          </table:table-cell>
          <table:table-cell table:formula="of:=299792458/([.A1087]*1000000)" office:value-type="float" office:value="0.270326833183048" calcext:value-type="float">
            <text:p>0.270326833183048</text:p>
          </table:table-cell>
          <table:table-cell table:formula="of:=(1/3)*[.B1087]" office:value-type="float" office:value="0.0901089443943493" calcext:value-type="float">
            <text:p>0.090108944394349</text:p>
          </table:table-cell>
          <table:table-cell table:formula="of:=4*[.C1087]" office:value-type="float" office:value="0.360435777577397" calcext:value-type="float">
            <text:p>0.360435777577397</text:p>
          </table:table-cell>
          <table:table-cell table:formula="of:=[.D1087]/6" office:value-type="float" office:value="0.0600726295962328" calcext:value-type="float">
            <text:p>0.060072629596233</text:p>
          </table:table-cell>
          <table:table-cell table:formula="of:=[.E1087]*2" office:value-type="float" office:value="0.120145259192466" calcext:value-type="float">
            <text:p>0.120145259192466</text:p>
          </table:table-cell>
          <table:table-cell table:formula="of:=[.E1087]*39.3701" office:value-type="float" office:value="2.36506543446665" calcext:value-type="float">
            <text:p>2.36506543446665</text:p>
          </table:table-cell>
          <table:table-cell table:formula="of:=[.F1087]*39.3701" office:value-type="float" office:value="4.73013086893329" calcext:value-type="float">
            <text:p>4.73013086893329</text:p>
          </table:table-cell>
        </table:table-row>
        <table:table-row table:style-name="ro1">
          <table:table-cell table:formula="of:=[.A1087]+1" office:value-type="float" office:value="1110" calcext:value-type="float">
            <text:p>1110</text:p>
          </table:table-cell>
          <table:table-cell table:formula="of:=299792458/([.A1088]*1000000)" office:value-type="float" office:value="0.270083295495495" calcext:value-type="float">
            <text:p>0.270083295495495</text:p>
          </table:table-cell>
          <table:table-cell table:formula="of:=(1/3)*[.B1088]" office:value-type="float" office:value="0.0900277651651652" calcext:value-type="float">
            <text:p>0.090027765165165</text:p>
          </table:table-cell>
          <table:table-cell table:formula="of:=4*[.C1088]" office:value-type="float" office:value="0.360111060660661" calcext:value-type="float">
            <text:p>0.360111060660661</text:p>
          </table:table-cell>
          <table:table-cell table:formula="of:=[.D1088]/6" office:value-type="float" office:value="0.0600185101101101" calcext:value-type="float">
            <text:p>0.06001851011011</text:p>
          </table:table-cell>
          <table:table-cell table:formula="of:=[.E1088]*2" office:value-type="float" office:value="0.12003702022022" calcext:value-type="float">
            <text:p>0.12003702022022</text:p>
          </table:table-cell>
          <table:table-cell table:formula="of:=[.E1088]*39.3701" office:value-type="float" office:value="2.36293474488605" calcext:value-type="float">
            <text:p>2.36293474488605</text:p>
          </table:table-cell>
          <table:table-cell table:formula="of:=[.F1088]*39.3701" office:value-type="float" office:value="4.72586948977209" calcext:value-type="float">
            <text:p>4.72586948977209</text:p>
          </table:table-cell>
        </table:table-row>
        <table:table-row table:style-name="ro1">
          <table:table-cell table:formula="of:=[.A1088]+1" office:value-type="float" office:value="1111" calcext:value-type="float">
            <text:p>1111</text:p>
          </table:table-cell>
          <table:table-cell table:formula="of:=299792458/([.A1089]*1000000)" office:value-type="float" office:value="0.269840196219622" calcext:value-type="float">
            <text:p>0.269840196219622</text:p>
          </table:table-cell>
          <table:table-cell table:formula="of:=(1/3)*[.B1089]" office:value-type="float" office:value="0.0899467320732073" calcext:value-type="float">
            <text:p>0.089946732073207</text:p>
          </table:table-cell>
          <table:table-cell table:formula="of:=4*[.C1089]" office:value-type="float" office:value="0.359786928292829" calcext:value-type="float">
            <text:p>0.359786928292829</text:p>
          </table:table-cell>
          <table:table-cell table:formula="of:=[.D1089]/6" office:value-type="float" office:value="0.0599644880488049" calcext:value-type="float">
            <text:p>0.059964488048805</text:p>
          </table:table-cell>
          <table:table-cell table:formula="of:=[.E1089]*2" office:value-type="float" office:value="0.11992897609761" calcext:value-type="float">
            <text:p>0.11992897609761</text:p>
          </table:table-cell>
          <table:table-cell table:formula="of:=[.E1089]*39.3701" office:value-type="float" office:value="2.36080789093025" calcext:value-type="float">
            <text:p>2.36080789093025</text:p>
          </table:table-cell>
          <table:table-cell table:formula="of:=[.F1089]*39.3701" office:value-type="float" office:value="4.72161578186051" calcext:value-type="float">
            <text:p>4.72161578186051</text:p>
          </table:table-cell>
        </table:table-row>
        <table:table-row table:style-name="ro1">
          <table:table-cell table:formula="of:=[.A1089]+1" office:value-type="float" office:value="1112" calcext:value-type="float">
            <text:p>1112</text:p>
          </table:table-cell>
          <table:table-cell table:formula="of:=299792458/([.A1090]*1000000)" office:value-type="float" office:value="0.269597534172662" calcext:value-type="float">
            <text:p>0.269597534172662</text:p>
          </table:table-cell>
          <table:table-cell table:formula="of:=(1/3)*[.B1090]" office:value-type="float" office:value="0.0898658447242206" calcext:value-type="float">
            <text:p>0.089865844724221</text:p>
          </table:table-cell>
          <table:table-cell table:formula="of:=4*[.C1090]" office:value-type="float" office:value="0.359463378896882" calcext:value-type="float">
            <text:p>0.359463378896882</text:p>
          </table:table-cell>
          <table:table-cell table:formula="of:=[.D1090]/6" office:value-type="float" office:value="0.0599105631494804" calcext:value-type="float">
            <text:p>0.05991056314948</text:p>
          </table:table-cell>
          <table:table-cell table:formula="of:=[.E1090]*2" office:value-type="float" office:value="0.119821126298961" calcext:value-type="float">
            <text:p>0.119821126298961</text:p>
          </table:table-cell>
          <table:table-cell table:formula="of:=[.E1090]*39.3701" office:value-type="float" office:value="2.35868486225136" calcext:value-type="float">
            <text:p>2.35868486225136</text:p>
          </table:table-cell>
          <table:table-cell table:formula="of:=[.F1090]*39.3701" office:value-type="float" office:value="4.71736972450272" calcext:value-type="float">
            <text:p>4.71736972450272</text:p>
          </table:table-cell>
        </table:table-row>
        <table:table-row table:style-name="ro1">
          <table:table-cell table:formula="of:=[.A1090]+1" office:value-type="float" office:value="1113" calcext:value-type="float">
            <text:p>1113</text:p>
          </table:table-cell>
          <table:table-cell table:formula="of:=299792458/([.A1091]*1000000)" office:value-type="float" office:value="0.269355308176101" calcext:value-type="float">
            <text:p>0.269355308176101</text:p>
          </table:table-cell>
          <table:table-cell table:formula="of:=(1/3)*[.B1091]" office:value-type="float" office:value="0.0897851027253669" calcext:value-type="float">
            <text:p>0.089785102725367</text:p>
          </table:table-cell>
          <table:table-cell table:formula="of:=4*[.C1091]" office:value-type="float" office:value="0.359140410901468" calcext:value-type="float">
            <text:p>0.359140410901468</text:p>
          </table:table-cell>
          <table:table-cell table:formula="of:=[.D1091]/6" office:value-type="float" office:value="0.0598567351502446" calcext:value-type="float">
            <text:p>0.059856735150245</text:p>
          </table:table-cell>
          <table:table-cell table:formula="of:=[.E1091]*2" office:value-type="float" office:value="0.119713470300489" calcext:value-type="float">
            <text:p>0.119713470300489</text:p>
          </table:table-cell>
          <table:table-cell table:formula="of:=[.E1091]*39.3701" office:value-type="float" office:value="2.35656564853864" calcext:value-type="float">
            <text:p>2.35656564853864</text:p>
          </table:table-cell>
          <table:table-cell table:formula="of:=[.F1091]*39.3701" office:value-type="float" office:value="4.71313129707729" calcext:value-type="float">
            <text:p>4.71313129707729</text:p>
          </table:table-cell>
        </table:table-row>
        <table:table-row table:style-name="ro1">
          <table:table-cell table:formula="of:=[.A1091]+1" office:value-type="float" office:value="1114" calcext:value-type="float">
            <text:p>1114</text:p>
          </table:table-cell>
          <table:table-cell table:formula="of:=299792458/([.A1092]*1000000)" office:value-type="float" office:value="0.269113517055655" calcext:value-type="float">
            <text:p>0.269113517055655</text:p>
          </table:table-cell>
          <table:table-cell table:formula="of:=(1/3)*[.B1092]" office:value-type="float" office:value="0.0897045056852184" calcext:value-type="float">
            <text:p>0.089704505685219</text:p>
          </table:table-cell>
          <table:table-cell table:formula="of:=4*[.C1092]" office:value-type="float" office:value="0.358818022740874" calcext:value-type="float">
            <text:p>0.358818022740874</text:p>
          </table:table-cell>
          <table:table-cell table:formula="of:=[.D1092]/6" office:value-type="float" office:value="0.0598030037901456" calcext:value-type="float">
            <text:p>0.059803003790146</text:p>
          </table:table-cell>
          <table:table-cell table:formula="of:=[.E1092]*2" office:value-type="float" office:value="0.119606007580291" calcext:value-type="float">
            <text:p>0.119606007580291</text:p>
          </table:table-cell>
          <table:table-cell table:formula="of:=[.E1092]*39.3701" office:value-type="float" office:value="2.35445023951841" calcext:value-type="float">
            <text:p>2.35445023951841</text:p>
          </table:table-cell>
          <table:table-cell table:formula="of:=[.F1092]*39.3701" office:value-type="float" office:value="4.70890047903682" calcext:value-type="float">
            <text:p>4.70890047903682</text:p>
          </table:table-cell>
        </table:table-row>
        <table:table-row table:style-name="ro1">
          <table:table-cell table:formula="of:=[.A1092]+1" office:value-type="float" office:value="1115" calcext:value-type="float">
            <text:p>1115</text:p>
          </table:table-cell>
          <table:table-cell table:formula="of:=299792458/([.A1093]*1000000)" office:value-type="float" office:value="0.268872159641256" calcext:value-type="float">
            <text:p>0.268872159641256</text:p>
          </table:table-cell>
          <table:table-cell table:formula="of:=(1/3)*[.B1093]" office:value-type="float" office:value="0.0896240532137519" calcext:value-type="float">
            <text:p>0.089624053213752</text:p>
          </table:table-cell>
          <table:table-cell table:formula="of:=4*[.C1093]" office:value-type="float" office:value="0.358496212855007" calcext:value-type="float">
            <text:p>0.358496212855007</text:p>
          </table:table-cell>
          <table:table-cell table:formula="of:=[.D1093]/6" office:value-type="float" office:value="0.0597493688091679" calcext:value-type="float">
            <text:p>0.059749368809168</text:p>
          </table:table-cell>
          <table:table-cell table:formula="of:=[.E1093]*2" office:value-type="float" office:value="0.119498737618336" calcext:value-type="float">
            <text:p>0.119498737618336</text:p>
          </table:table-cell>
          <table:table-cell table:formula="of:=[.E1093]*39.3701" office:value-type="float" office:value="2.35233862495382" calcext:value-type="float">
            <text:p>2.35233862495382</text:p>
          </table:table-cell>
          <table:table-cell table:formula="of:=[.F1093]*39.3701" office:value-type="float" office:value="4.70467724990764" calcext:value-type="float">
            <text:p>4.70467724990764</text:p>
          </table:table-cell>
        </table:table-row>
        <table:table-row table:style-name="ro1">
          <table:table-cell table:formula="of:=[.A1093]+1" office:value-type="float" office:value="1116" calcext:value-type="float">
            <text:p>1116</text:p>
          </table:table-cell>
          <table:table-cell table:formula="of:=299792458/([.A1094]*1000000)" office:value-type="float" office:value="0.268631234767025" calcext:value-type="float">
            <text:p>0.268631234767025</text:p>
          </table:table-cell>
          <table:table-cell table:formula="of:=(1/3)*[.B1094]" office:value-type="float" office:value="0.0895437449223417" calcext:value-type="float">
            <text:p>0.089543744922342</text:p>
          </table:table-cell>
          <table:table-cell table:formula="of:=4*[.C1094]" office:value-type="float" office:value="0.358174979689367" calcext:value-type="float">
            <text:p>0.358174979689367</text:p>
          </table:table-cell>
          <table:table-cell table:formula="of:=[.D1094]/6" office:value-type="float" office:value="0.0596958299482278" calcext:value-type="float">
            <text:p>0.059695829948228</text:p>
          </table:table-cell>
          <table:table-cell table:formula="of:=[.E1094]*2" office:value-type="float" office:value="0.119391659896456" calcext:value-type="float">
            <text:p>0.119391659896456</text:p>
          </table:table-cell>
          <table:table-cell table:formula="of:=[.E1094]*39.3701" office:value-type="float" office:value="2.35023079464472" calcext:value-type="float">
            <text:p>2.35023079464472</text:p>
          </table:table-cell>
          <table:table-cell table:formula="of:=[.F1094]*39.3701" office:value-type="float" office:value="4.70046158928945" calcext:value-type="float">
            <text:p>4.70046158928945</text:p>
          </table:table-cell>
        </table:table-row>
        <table:table-row table:style-name="ro1">
          <table:table-cell table:formula="of:=[.A1094]+1" office:value-type="float" office:value="1117" calcext:value-type="float">
            <text:p>1117</text:p>
          </table:table-cell>
          <table:table-cell table:formula="of:=299792458/([.A1095]*1000000)" office:value-type="float" office:value="0.268390741271262" calcext:value-type="float">
            <text:p>0.268390741271262</text:p>
          </table:table-cell>
          <table:table-cell table:formula="of:=(1/3)*[.B1095]" office:value-type="float" office:value="0.0894635804237541" calcext:value-type="float">
            <text:p>0.089463580423754</text:p>
          </table:table-cell>
          <table:table-cell table:formula="of:=4*[.C1095]" office:value-type="float" office:value="0.357854321695016" calcext:value-type="float">
            <text:p>0.357854321695016</text:p>
          </table:table-cell>
          <table:table-cell table:formula="of:=[.D1095]/6" office:value-type="float" office:value="0.0596423869491694" calcext:value-type="float">
            <text:p>0.059642386949169</text:p>
          </table:table-cell>
          <table:table-cell table:formula="of:=[.E1095]*2" office:value-type="float" office:value="0.119284773898339" calcext:value-type="float">
            <text:p>0.119284773898339</text:p>
          </table:table-cell>
          <table:table-cell table:formula="of:=[.E1095]*39.3701" office:value-type="float" office:value="2.34812673842749" calcext:value-type="float">
            <text:p>2.34812673842749</text:p>
          </table:table-cell>
          <table:table-cell table:formula="of:=[.F1095]*39.3701" office:value-type="float" office:value="4.69625347685499" calcext:value-type="float">
            <text:p>4.69625347685499</text:p>
          </table:table-cell>
        </table:table-row>
        <table:table-row table:style-name="ro1">
          <table:table-cell table:formula="of:=[.A1095]+1" office:value-type="float" office:value="1118" calcext:value-type="float">
            <text:p>1118</text:p>
          </table:table-cell>
          <table:table-cell table:formula="of:=299792458/([.A1096]*1000000)" office:value-type="float" office:value="0.268150677996422" calcext:value-type="float">
            <text:p>0.268150677996422</text:p>
          </table:table-cell>
          <table:table-cell table:formula="of:=(1/3)*[.B1096]" office:value-type="float" office:value="0.0893835593321407" calcext:value-type="float">
            <text:p>0.089383559332141</text:p>
          </table:table-cell>
          <table:table-cell table:formula="of:=4*[.C1096]" office:value-type="float" office:value="0.357534237328563" calcext:value-type="float">
            <text:p>0.357534237328563</text:p>
          </table:table-cell>
          <table:table-cell table:formula="of:=[.D1096]/6" office:value-type="float" office:value="0.0595890395547605" calcext:value-type="float">
            <text:p>0.059589039554761</text:p>
          </table:table-cell>
          <table:table-cell table:formula="of:=[.E1096]*2" office:value-type="float" office:value="0.119178079109521" calcext:value-type="float">
            <text:p>0.119178079109521</text:p>
          </table:table-cell>
          <table:table-cell table:formula="of:=[.E1096]*39.3701" office:value-type="float" office:value="2.34602644617488" calcext:value-type="float">
            <text:p>2.34602644617488</text:p>
          </table:table-cell>
          <table:table-cell table:formula="of:=[.F1096]*39.3701" office:value-type="float" office:value="4.69205289234975" calcext:value-type="float">
            <text:p>4.69205289234975</text:p>
          </table:table-cell>
        </table:table-row>
        <table:table-row table:style-name="ro1">
          <table:table-cell table:formula="of:=[.A1096]+1" office:value-type="float" office:value="1119" calcext:value-type="float">
            <text:p>1119</text:p>
          </table:table-cell>
          <table:table-cell table:formula="of:=299792458/([.A1097]*1000000)" office:value-type="float" office:value="0.267911043789097" calcext:value-type="float">
            <text:p>0.267911043789097</text:p>
          </table:table-cell>
          <table:table-cell table:formula="of:=(1/3)*[.B1097]" office:value-type="float" office:value="0.0893036812630325" calcext:value-type="float">
            <text:p>0.089303681263033</text:p>
          </table:table-cell>
          <table:table-cell table:formula="of:=4*[.C1097]" office:value-type="float" office:value="0.35721472505213" calcext:value-type="float">
            <text:p>0.35721472505213</text:p>
          </table:table-cell>
          <table:table-cell table:formula="of:=[.D1097]/6" office:value-type="float" office:value="0.0595357875086883" calcext:value-type="float">
            <text:p>0.059535787508688</text:p>
          </table:table-cell>
          <table:table-cell table:formula="of:=[.E1097]*2" office:value-type="float" office:value="0.119071575017377" calcext:value-type="float">
            <text:p>0.119071575017377</text:p>
          </table:table-cell>
          <table:table-cell table:formula="of:=[.E1097]*39.3701" office:value-type="float" office:value="2.34392990779581" calcext:value-type="float">
            <text:p>2.34392990779581</text:p>
          </table:table-cell>
          <table:table-cell table:formula="of:=[.F1097]*39.3701" office:value-type="float" office:value="4.68785981559162" calcext:value-type="float">
            <text:p>4.68785981559162</text:p>
          </table:table-cell>
        </table:table-row>
        <table:table-row table:style-name="ro1">
          <table:table-cell table:formula="of:=[.A1097]+1" office:value-type="float" office:value="1120" calcext:value-type="float">
            <text:p>1120</text:p>
          </table:table-cell>
          <table:table-cell table:formula="of:=299792458/([.A1098]*1000000)" office:value-type="float" office:value="0.2676718375" calcext:value-type="float">
            <text:p>0.2676718375</text:p>
          </table:table-cell>
          <table:table-cell table:formula="of:=(1/3)*[.B1098]" office:value-type="float" office:value="0.0892239458333333" calcext:value-type="float">
            <text:p>0.089223945833333</text:p>
          </table:table-cell>
          <table:table-cell table:formula="of:=4*[.C1098]" office:value-type="float" office:value="0.356895783333333" calcext:value-type="float">
            <text:p>0.356895783333333</text:p>
          </table:table-cell>
          <table:table-cell table:formula="of:=[.D1098]/6" office:value-type="float" office:value="0.0594826305555556" calcext:value-type="float">
            <text:p>0.059482630555556</text:p>
          </table:table-cell>
          <table:table-cell table:formula="of:=[.E1098]*2" office:value-type="float" office:value="0.118965261111111" calcext:value-type="float">
            <text:p>0.118965261111111</text:p>
          </table:table-cell>
          <table:table-cell table:formula="of:=[.E1098]*39.3701" office:value-type="float" office:value="2.34183711323528" calcext:value-type="float">
            <text:p>2.34183711323528</text:p>
          </table:table-cell>
          <table:table-cell table:formula="of:=[.F1098]*39.3701" office:value-type="float" office:value="4.68367422647056" calcext:value-type="float">
            <text:p>4.68367422647056</text:p>
          </table:table-cell>
        </table:table-row>
        <table:table-row table:style-name="ro1">
          <table:table-cell table:formula="of:=[.A1098]+1" office:value-type="float" office:value="1121" calcext:value-type="float">
            <text:p>1121</text:p>
          </table:table-cell>
          <table:table-cell table:formula="of:=299792458/([.A1099]*1000000)" office:value-type="float" office:value="0.267433057983943" calcext:value-type="float">
            <text:p>0.267433057983943</text:p>
          </table:table-cell>
          <table:table-cell table:formula="of:=(1/3)*[.B1099]" office:value-type="float" office:value="0.0891443526613143" calcext:value-type="float">
            <text:p>0.089144352661314</text:p>
          </table:table-cell>
          <table:table-cell table:formula="of:=4*[.C1099]" office:value-type="float" office:value="0.356577410645257" calcext:value-type="float">
            <text:p>0.356577410645257</text:p>
          </table:table-cell>
          <table:table-cell table:formula="of:=[.D1099]/6" office:value-type="float" office:value="0.0594295684408762" calcext:value-type="float">
            <text:p>0.059429568440876</text:p>
          </table:table-cell>
          <table:table-cell table:formula="of:=[.E1099]*2" office:value-type="float" office:value="0.118859136881752" calcext:value-type="float">
            <text:p>0.118859136881752</text:p>
          </table:table-cell>
          <table:table-cell table:formula="of:=[.E1099]*39.3701" office:value-type="float" office:value="2.33974805247414" calcext:value-type="float">
            <text:p>2.33974805247414</text:p>
          </table:table-cell>
          <table:table-cell table:formula="of:=[.F1099]*39.3701" office:value-type="float" office:value="4.67949610494828" calcext:value-type="float">
            <text:p>4.67949610494828</text:p>
          </table:table-cell>
        </table:table-row>
        <table:table-row table:style-name="ro1">
          <table:table-cell table:formula="of:=[.A1099]+1" office:value-type="float" office:value="1122" calcext:value-type="float">
            <text:p>1122</text:p>
          </table:table-cell>
          <table:table-cell table:formula="of:=299792458/([.A1100]*1000000)" office:value-type="float" office:value="0.267194704099822" calcext:value-type="float">
            <text:p>0.267194704099822</text:p>
          </table:table-cell>
          <table:table-cell table:formula="of:=(1/3)*[.B1100]" office:value-type="float" office:value="0.0890649013666073" calcext:value-type="float">
            <text:p>0.089064901366607</text:p>
          </table:table-cell>
          <table:table-cell table:formula="of:=4*[.C1100]" office:value-type="float" office:value="0.356259605466429" calcext:value-type="float">
            <text:p>0.356259605466429</text:p>
          </table:table-cell>
          <table:table-cell table:formula="of:=[.D1100]/6" office:value-type="float" office:value="0.0593766009110715" calcext:value-type="float">
            <text:p>0.059376600911072</text:p>
          </table:table-cell>
          <table:table-cell table:formula="of:=[.E1100]*2" office:value-type="float" office:value="0.118753201822143" calcext:value-type="float">
            <text:p>0.118753201822143</text:p>
          </table:table-cell>
          <table:table-cell table:formula="of:=[.E1100]*39.3701" office:value-type="float" office:value="2.33766271552898" calcext:value-type="float">
            <text:p>2.33766271552898</text:p>
          </table:table-cell>
          <table:table-cell table:formula="of:=[.F1100]*39.3701" office:value-type="float" office:value="4.67532543105795" calcext:value-type="float">
            <text:p>4.67532543105795</text:p>
          </table:table-cell>
        </table:table-row>
        <table:table-row table:style-name="ro1">
          <table:table-cell table:formula="of:=[.A1100]+1" office:value-type="float" office:value="1123" calcext:value-type="float">
            <text:p>1123</text:p>
          </table:table-cell>
          <table:table-cell table:formula="of:=299792458/([.A1101]*1000000)" office:value-type="float" office:value="0.266956774710597" calcext:value-type="float">
            <text:p>0.266956774710597</text:p>
          </table:table-cell>
          <table:table-cell table:formula="of:=(1/3)*[.B1101]" office:value-type="float" office:value="0.0889855915701989" calcext:value-type="float">
            <text:p>0.088985591570199</text:p>
          </table:table-cell>
          <table:table-cell table:formula="of:=4*[.C1101]" office:value-type="float" office:value="0.355942366280795" calcext:value-type="float">
            <text:p>0.355942366280795</text:p>
          </table:table-cell>
          <table:table-cell table:formula="of:=[.D1101]/6" office:value-type="float" office:value="0.0593237277134659" calcext:value-type="float">
            <text:p>0.059323727713466</text:p>
          </table:table-cell>
          <table:table-cell table:formula="of:=[.E1101]*2" office:value-type="float" office:value="0.118647455426932" calcext:value-type="float">
            <text:p>0.118647455426932</text:p>
          </table:table-cell>
          <table:table-cell table:formula="of:=[.E1101]*39.3701" office:value-type="float" office:value="2.33558109245192" calcext:value-type="float">
            <text:p>2.33558109245192</text:p>
          </table:table-cell>
          <table:table-cell table:formula="of:=[.F1101]*39.3701" office:value-type="float" office:value="4.67116218490385" calcext:value-type="float">
            <text:p>4.67116218490385</text:p>
          </table:table-cell>
        </table:table-row>
        <table:table-row table:style-name="ro1">
          <table:table-cell table:formula="of:=[.A1101]+1" office:value-type="float" office:value="1124" calcext:value-type="float">
            <text:p>1124</text:p>
          </table:table-cell>
          <table:table-cell table:formula="of:=299792458/([.A1102]*1000000)" office:value-type="float" office:value="0.266719268683274" calcext:value-type="float">
            <text:p>0.266719268683274</text:p>
          </table:table-cell>
          <table:table-cell table:formula="of:=(1/3)*[.B1102]" office:value-type="float" office:value="0.0889064228944247" calcext:value-type="float">
            <text:p>0.088906422894425</text:p>
          </table:table-cell>
          <table:table-cell table:formula="of:=4*[.C1102]" office:value-type="float" office:value="0.355625691577699" calcext:value-type="float">
            <text:p>0.355625691577699</text:p>
          </table:table-cell>
          <table:table-cell table:formula="of:=[.D1102]/6" office:value-type="float" office:value="0.0592709485962831" calcext:value-type="float">
            <text:p>0.059270948596283</text:p>
          </table:table-cell>
          <table:table-cell table:formula="of:=[.E1102]*2" office:value-type="float" office:value="0.118541897192566" calcext:value-type="float">
            <text:p>0.118541897192566</text:p>
          </table:table-cell>
          <table:table-cell table:formula="of:=[.E1102]*39.3701" office:value-type="float" office:value="2.33350317333053" calcext:value-type="float">
            <text:p>2.33350317333053</text:p>
          </table:table-cell>
          <table:table-cell table:formula="of:=[.F1102]*39.3701" office:value-type="float" office:value="4.66700634666105" calcext:value-type="float">
            <text:p>4.66700634666105</text:p>
          </table:table-cell>
        </table:table-row>
        <table:table-row table:style-name="ro1">
          <table:table-cell table:formula="of:=[.A1102]+1" office:value-type="float" office:value="1125" calcext:value-type="float">
            <text:p>1125</text:p>
          </table:table-cell>
          <table:table-cell table:formula="of:=299792458/([.A1103]*1000000)" office:value-type="float" office:value="0.266482184888889" calcext:value-type="float">
            <text:p>0.266482184888889</text:p>
          </table:table-cell>
          <table:table-cell table:formula="of:=(1/3)*[.B1103]" office:value-type="float" office:value="0.088827394962963" calcext:value-type="float">
            <text:p>0.088827394962963</text:p>
          </table:table-cell>
          <table:table-cell table:formula="of:=4*[.C1103]" office:value-type="float" office:value="0.355309579851852" calcext:value-type="float">
            <text:p>0.355309579851852</text:p>
          </table:table-cell>
          <table:table-cell table:formula="of:=[.D1103]/6" office:value-type="float" office:value="0.059218263308642" calcext:value-type="float">
            <text:p>0.059218263308642</text:p>
          </table:table-cell>
          <table:table-cell table:formula="of:=[.E1103]*2" office:value-type="float" office:value="0.118436526617284" calcext:value-type="float">
            <text:p>0.118436526617284</text:p>
          </table:table-cell>
          <table:table-cell table:formula="of:=[.E1103]*39.3701" office:value-type="float" office:value="2.33142894828757" calcext:value-type="float">
            <text:p>2.33142894828757</text:p>
          </table:table-cell>
          <table:table-cell table:formula="of:=[.F1103]*39.3701" office:value-type="float" office:value="4.66285789657513" calcext:value-type="float">
            <text:p>4.66285789657513</text:p>
          </table:table-cell>
        </table:table-row>
        <table:table-row table:style-name="ro1">
          <table:table-cell table:formula="of:=[.A1103]+1" office:value-type="float" office:value="1126" calcext:value-type="float">
            <text:p>1126</text:p>
          </table:table-cell>
          <table:table-cell table:formula="of:=299792458/([.A1104]*1000000)" office:value-type="float" office:value="0.266245522202487" calcext:value-type="float">
            <text:p>0.266245522202487</text:p>
          </table:table-cell>
          <table:table-cell table:formula="of:=(1/3)*[.B1104]" office:value-type="float" office:value="0.0887485074008289" calcext:value-type="float">
            <text:p>0.088748507400829</text:p>
          </table:table-cell>
          <table:table-cell table:formula="of:=4*[.C1104]" office:value-type="float" office:value="0.354994029603315" calcext:value-type="float">
            <text:p>0.354994029603315</text:p>
          </table:table-cell>
          <table:table-cell table:formula="of:=[.D1104]/6" office:value-type="float" office:value="0.0591656716005526" calcext:value-type="float">
            <text:p>0.059165671600553</text:p>
          </table:table-cell>
          <table:table-cell table:formula="of:=[.E1104]*2" office:value-type="float" office:value="0.118331343201105" calcext:value-type="float">
            <text:p>0.118331343201105</text:p>
          </table:table-cell>
          <table:table-cell table:formula="of:=[.E1104]*39.3701" office:value-type="float" office:value="2.32935840748092" calcext:value-type="float">
            <text:p>2.32935840748092</text:p>
          </table:table-cell>
          <table:table-cell table:formula="of:=[.F1104]*39.3701" office:value-type="float" office:value="4.65871681496183" calcext:value-type="float">
            <text:p>4.65871681496183</text:p>
          </table:table-cell>
        </table:table-row>
        <table:table-row table:style-name="ro1">
          <table:table-cell table:formula="of:=[.A1104]+1" office:value-type="float" office:value="1127" calcext:value-type="float">
            <text:p>1127</text:p>
          </table:table-cell>
          <table:table-cell table:formula="of:=299792458/([.A1105]*1000000)" office:value-type="float" office:value="0.266009279503106" calcext:value-type="float">
            <text:p>0.266009279503106</text:p>
          </table:table-cell>
          <table:table-cell table:formula="of:=(1/3)*[.B1105]" office:value-type="float" office:value="0.0886697598343685" calcext:value-type="float">
            <text:p>0.088669759834369</text:p>
          </table:table-cell>
          <table:table-cell table:formula="of:=4*[.C1105]" office:value-type="float" office:value="0.354679039337474" calcext:value-type="float">
            <text:p>0.354679039337474</text:p>
          </table:table-cell>
          <table:table-cell table:formula="of:=[.D1105]/6" office:value-type="float" office:value="0.0591131732229124" calcext:value-type="float">
            <text:p>0.059113173222912</text:p>
          </table:table-cell>
          <table:table-cell table:formula="of:=[.E1105]*2" office:value-type="float" office:value="0.118226346445825" calcext:value-type="float">
            <text:p>0.118226346445825</text:p>
          </table:table-cell>
          <table:table-cell table:formula="of:=[.E1105]*39.3701" office:value-type="float" office:value="2.32729154110338" calcext:value-type="float">
            <text:p>2.32729154110338</text:p>
          </table:table-cell>
          <table:table-cell table:formula="of:=[.F1105]*39.3701" office:value-type="float" office:value="4.65458308220676" calcext:value-type="float">
            <text:p>4.65458308220676</text:p>
          </table:table-cell>
        </table:table-row>
        <table:table-row table:style-name="ro1">
          <table:table-cell table:formula="of:=[.A1105]+1" office:value-type="float" office:value="1128" calcext:value-type="float">
            <text:p>1128</text:p>
          </table:table-cell>
          <table:table-cell table:formula="of:=299792458/([.A1106]*1000000)" office:value-type="float" office:value="0.265773455673759" calcext:value-type="float">
            <text:p>0.265773455673759</text:p>
          </table:table-cell>
          <table:table-cell table:formula="of:=(1/3)*[.B1106]" office:value-type="float" office:value="0.088591151891253" calcext:value-type="float">
            <text:p>0.088591151891253</text:p>
          </table:table-cell>
          <table:table-cell table:formula="of:=4*[.C1106]" office:value-type="float" office:value="0.354364607565012" calcext:value-type="float">
            <text:p>0.354364607565012</text:p>
          </table:table-cell>
          <table:table-cell table:formula="of:=[.D1106]/6" office:value-type="float" office:value="0.059060767927502" calcext:value-type="float">
            <text:p>0.059060767927502</text:p>
          </table:table-cell>
          <table:table-cell table:formula="of:=[.E1106]*2" office:value-type="float" office:value="0.118121535855004" calcext:value-type="float">
            <text:p>0.118121535855004</text:p>
          </table:table-cell>
          <table:table-cell table:formula="of:=[.E1106]*39.3701" office:value-type="float" office:value="2.32522833938255" calcext:value-type="float">
            <text:p>2.32522833938255</text:p>
          </table:table-cell>
          <table:table-cell table:formula="of:=[.F1106]*39.3701" office:value-type="float" office:value="4.65045667876509" calcext:value-type="float">
            <text:p>4.65045667876509</text:p>
          </table:table-cell>
        </table:table-row>
        <table:table-row table:style-name="ro1">
          <table:table-cell table:formula="of:=[.A1106]+1" office:value-type="float" office:value="1129" calcext:value-type="float">
            <text:p>1129</text:p>
          </table:table-cell>
          <table:table-cell table:formula="of:=299792458/([.A1107]*1000000)" office:value-type="float" office:value="0.265538049601417" calcext:value-type="float">
            <text:p>0.265538049601417</text:p>
          </table:table-cell>
          <table:table-cell table:formula="of:=(1/3)*[.B1107]" office:value-type="float" office:value="0.0885126832004724" calcext:value-type="float">
            <text:p>0.088512683200472</text:p>
          </table:table-cell>
          <table:table-cell table:formula="of:=4*[.C1107]" office:value-type="float" office:value="0.35405073280189" calcext:value-type="float">
            <text:p>0.35405073280189</text:p>
          </table:table-cell>
          <table:table-cell table:formula="of:=[.D1107]/6" office:value-type="float" office:value="0.0590084554669816" calcext:value-type="float">
            <text:p>0.059008455466982</text:p>
          </table:table-cell>
          <table:table-cell table:formula="of:=[.E1107]*2" office:value-type="float" office:value="0.118016910933963" calcext:value-type="float">
            <text:p>0.118016910933963</text:p>
          </table:table-cell>
          <table:table-cell table:formula="of:=[.E1107]*39.3701" office:value-type="float" office:value="2.32316879258061" calcext:value-type="float">
            <text:p>2.32316879258061</text:p>
          </table:table-cell>
          <table:table-cell table:formula="of:=[.F1107]*39.3701" office:value-type="float" office:value="4.64633758516122" calcext:value-type="float">
            <text:p>4.64633758516122</text:p>
          </table:table-cell>
        </table:table-row>
        <table:table-row table:style-name="ro1">
          <table:table-cell table:formula="of:=[.A1107]+1" office:value-type="float" office:value="1130" calcext:value-type="float">
            <text:p>1130</text:p>
          </table:table-cell>
          <table:table-cell table:formula="of:=299792458/([.A1108]*1000000)" office:value-type="float" office:value="0.265303060176991" calcext:value-type="float">
            <text:p>0.265303060176991</text:p>
          </table:table-cell>
          <table:table-cell table:formula="of:=(1/3)*[.B1108]" office:value-type="float" office:value="0.0884343533923304" calcext:value-type="float">
            <text:p>0.08843435339233</text:p>
          </table:table-cell>
          <table:table-cell table:formula="of:=4*[.C1108]" office:value-type="float" office:value="0.353737413569321" calcext:value-type="float">
            <text:p>0.353737413569321</text:p>
          </table:table-cell>
          <table:table-cell table:formula="of:=[.D1108]/6" office:value-type="float" office:value="0.0589562355948869" calcext:value-type="float">
            <text:p>0.058956235594887</text:p>
          </table:table-cell>
          <table:table-cell table:formula="of:=[.E1108]*2" office:value-type="float" office:value="0.117912471189774" calcext:value-type="float">
            <text:p>0.117912471189774</text:p>
          </table:table-cell>
          <table:table-cell table:formula="of:=[.E1108]*39.3701" office:value-type="float" office:value="2.32111289099426" calcext:value-type="float">
            <text:p>2.32111289099426</text:p>
          </table:table-cell>
          <table:table-cell table:formula="of:=[.F1108]*39.3701" office:value-type="float" office:value="4.64222578198851" calcext:value-type="float">
            <text:p>4.64222578198851</text:p>
          </table:table-cell>
        </table:table-row>
        <table:table-row table:style-name="ro1">
          <table:table-cell table:formula="of:=[.A1108]+1" office:value-type="float" office:value="1131" calcext:value-type="float">
            <text:p>1131</text:p>
          </table:table-cell>
          <table:table-cell table:formula="of:=299792458/([.A1109]*1000000)" office:value-type="float" office:value="0.265068486295314" calcext:value-type="float">
            <text:p>0.265068486295314</text:p>
          </table:table-cell>
          <table:table-cell table:formula="of:=(1/3)*[.B1109]" office:value-type="float" office:value="0.088356162098438" calcext:value-type="float">
            <text:p>0.088356162098438</text:p>
          </table:table-cell>
          <table:table-cell table:formula="of:=4*[.C1109]" office:value-type="float" office:value="0.353424648393752" calcext:value-type="float">
            <text:p>0.353424648393752</text:p>
          </table:table-cell>
          <table:table-cell table:formula="of:=[.D1109]/6" office:value-type="float" office:value="0.0589041080656253" calcext:value-type="float">
            <text:p>0.058904108065625</text:p>
          </table:table-cell>
          <table:table-cell table:formula="of:=[.E1109]*2" office:value-type="float" office:value="0.117808216131251" calcext:value-type="float">
            <text:p>0.117808216131251</text:p>
          </table:table-cell>
          <table:table-cell table:formula="of:=[.E1109]*39.3701" office:value-type="float" office:value="2.31906062495447" calcext:value-type="float">
            <text:p>2.31906062495447</text:p>
          </table:table-cell>
          <table:table-cell table:formula="of:=[.F1109]*39.3701" office:value-type="float" office:value="4.63812124990895" calcext:value-type="float">
            <text:p>4.63812124990895</text:p>
          </table:table-cell>
        </table:table-row>
        <table:table-row table:style-name="ro1">
          <table:table-cell table:formula="of:=[.A1109]+1" office:value-type="float" office:value="1132" calcext:value-type="float">
            <text:p>1132</text:p>
          </table:table-cell>
          <table:table-cell table:formula="of:=299792458/([.A1110]*1000000)" office:value-type="float" office:value="0.264834326855124" calcext:value-type="float">
            <text:p>0.264834326855124</text:p>
          </table:table-cell>
          <table:table-cell table:formula="of:=(1/3)*[.B1110]" office:value-type="float" office:value="0.0882781089517079" calcext:value-type="float">
            <text:p>0.088278108951708</text:p>
          </table:table-cell>
          <table:table-cell table:formula="of:=4*[.C1110]" office:value-type="float" office:value="0.353112435806831" calcext:value-type="float">
            <text:p>0.353112435806831</text:p>
          </table:table-cell>
          <table:table-cell table:formula="of:=[.D1110]/6" office:value-type="float" office:value="0.0588520726344719" calcext:value-type="float">
            <text:p>0.058852072634472</text:p>
          </table:table-cell>
          <table:table-cell table:formula="of:=[.E1110]*2" office:value-type="float" office:value="0.117704145268944" calcext:value-type="float">
            <text:p>0.117704145268944</text:p>
          </table:table-cell>
          <table:table-cell table:formula="of:=[.E1110]*39.3701" office:value-type="float" office:value="2.31701198482642" calcext:value-type="float">
            <text:p>2.31701198482642</text:p>
          </table:table-cell>
          <table:table-cell table:formula="of:=[.F1110]*39.3701" office:value-type="float" office:value="4.63402396965285" calcext:value-type="float">
            <text:p>4.63402396965285</text:p>
          </table:table-cell>
        </table:table-row>
        <table:table-row table:style-name="ro1">
          <table:table-cell table:formula="of:=[.A1110]+1" office:value-type="float" office:value="1133" calcext:value-type="float">
            <text:p>1133</text:p>
          </table:table-cell>
          <table:table-cell table:formula="of:=299792458/([.A1111]*1000000)" office:value-type="float" office:value="0.264600580759047" calcext:value-type="float">
            <text:p>0.264600580759047</text:p>
          </table:table-cell>
          <table:table-cell table:formula="of:=(1/3)*[.B1111]" office:value-type="float" office:value="0.0882001935863489" calcext:value-type="float">
            <text:p>0.088200193586349</text:p>
          </table:table-cell>
          <table:table-cell table:formula="of:=4*[.C1111]" office:value-type="float" office:value="0.352800774345396" calcext:value-type="float">
            <text:p>0.352800774345396</text:p>
          </table:table-cell>
          <table:table-cell table:formula="of:=[.D1111]/6" office:value-type="float" office:value="0.058800129057566" calcext:value-type="float">
            <text:p>0.058800129057566</text:p>
          </table:table-cell>
          <table:table-cell table:formula="of:=[.E1111]*2" office:value-type="float" office:value="0.117600258115132" calcext:value-type="float">
            <text:p>0.117600258115132</text:p>
          </table:table-cell>
          <table:table-cell table:formula="of:=[.E1111]*39.3701" office:value-type="float" office:value="2.31496696100928" calcext:value-type="float">
            <text:p>2.31496696100928</text:p>
          </table:table-cell>
          <table:table-cell table:formula="of:=[.F1111]*39.3701" office:value-type="float" office:value="4.62993392201855" calcext:value-type="float">
            <text:p>4.62993392201855</text:p>
          </table:table-cell>
        </table:table-row>
        <table:table-row table:style-name="ro1">
          <table:table-cell table:formula="of:=[.A1111]+1" office:value-type="float" office:value="1134" calcext:value-type="float">
            <text:p>1134</text:p>
          </table:table-cell>
          <table:table-cell table:formula="of:=299792458/([.A1112]*1000000)" office:value-type="float" office:value="0.26436724691358" calcext:value-type="float">
            <text:p>0.26436724691358</text:p>
          </table:table-cell>
          <table:table-cell table:formula="of:=(1/3)*[.B1112]" office:value-type="float" office:value="0.0881224156378601" calcext:value-type="float">
            <text:p>0.08812241563786</text:p>
          </table:table-cell>
          <table:table-cell table:formula="of:=4*[.C1112]" office:value-type="float" office:value="0.35248966255144" calcext:value-type="float">
            <text:p>0.35248966255144</text:p>
          </table:table-cell>
          <table:table-cell table:formula="of:=[.D1112]/6" office:value-type="float" office:value="0.0587482770919067" calcext:value-type="float">
            <text:p>0.058748277091907</text:p>
          </table:table-cell>
          <table:table-cell table:formula="of:=[.E1112]*2" office:value-type="float" office:value="0.117496554183813" calcext:value-type="float">
            <text:p>0.117496554183813</text:p>
          </table:table-cell>
          <table:table-cell table:formula="of:=[.E1112]*39.3701" office:value-type="float" office:value="2.31292554393608" calcext:value-type="float">
            <text:p>2.31292554393608</text:p>
          </table:table-cell>
          <table:table-cell table:formula="of:=[.F1112]*39.3701" office:value-type="float" office:value="4.62585108787215" calcext:value-type="float">
            <text:p>4.62585108787215</text:p>
          </table:table-cell>
        </table:table-row>
        <table:table-row table:style-name="ro1">
          <table:table-cell table:formula="of:=[.A1112]+1" office:value-type="float" office:value="1135" calcext:value-type="float">
            <text:p>1135</text:p>
          </table:table-cell>
          <table:table-cell table:formula="of:=299792458/([.A1113]*1000000)" office:value-type="float" office:value="0.264134324229075" calcext:value-type="float">
            <text:p>0.264134324229075</text:p>
          </table:table-cell>
          <table:table-cell table:formula="of:=(1/3)*[.B1113]" office:value-type="float" office:value="0.088044774743025" calcext:value-type="float">
            <text:p>0.088044774743025</text:p>
          </table:table-cell>
          <table:table-cell table:formula="of:=4*[.C1113]" office:value-type="float" office:value="0.3521790989721" calcext:value-type="float">
            <text:p>0.3521790989721</text:p>
          </table:table-cell>
          <table:table-cell table:formula="of:=[.D1113]/6" office:value-type="float" office:value="0.05869651649535" calcext:value-type="float">
            <text:p>0.05869651649535</text:p>
          </table:table-cell>
          <table:table-cell table:formula="of:=[.E1113]*2" office:value-type="float" office:value="0.1173930329907" calcext:value-type="float">
            <text:p>0.1173930329907</text:p>
          </table:table-cell>
          <table:table-cell table:formula="of:=[.E1113]*39.3701" office:value-type="float" office:value="2.31088772407358" calcext:value-type="float">
            <text:p>2.31088772407358</text:p>
          </table:table-cell>
          <table:table-cell table:formula="of:=[.F1113]*39.3701" office:value-type="float" office:value="4.62177544814716" calcext:value-type="float">
            <text:p>4.62177544814716</text:p>
          </table:table-cell>
        </table:table-row>
        <table:table-row table:style-name="ro1">
          <table:table-cell table:formula="of:=[.A1113]+1" office:value-type="float" office:value="1136" calcext:value-type="float">
            <text:p>1136</text:p>
          </table:table-cell>
          <table:table-cell table:formula="of:=299792458/([.A1114]*1000000)" office:value-type="float" office:value="0.263901811619718" calcext:value-type="float">
            <text:p>0.263901811619718</text:p>
          </table:table-cell>
          <table:table-cell table:formula="of:=(1/3)*[.B1114]" office:value-type="float" office:value="0.0879672705399061" calcext:value-type="float">
            <text:p>0.087967270539906</text:p>
          </table:table-cell>
          <table:table-cell table:formula="of:=4*[.C1114]" office:value-type="float" office:value="0.351869082159624" calcext:value-type="float">
            <text:p>0.351869082159624</text:p>
          </table:table-cell>
          <table:table-cell table:formula="of:=[.D1114]/6" office:value-type="float" office:value="0.0586448470266041" calcext:value-type="float">
            <text:p>0.058644847026604</text:p>
          </table:table-cell>
          <table:table-cell table:formula="of:=[.E1114]*2" office:value-type="float" office:value="0.117289694053208" calcext:value-type="float">
            <text:p>0.117289694053208</text:p>
          </table:table-cell>
          <table:table-cell table:formula="of:=[.E1114]*39.3701" office:value-type="float" office:value="2.3088534919221" calcext:value-type="float">
            <text:p>2.3088534919221</text:p>
          </table:table-cell>
          <table:table-cell table:formula="of:=[.F1114]*39.3701" office:value-type="float" office:value="4.61770698384421" calcext:value-type="float">
            <text:p>4.61770698384421</text:p>
          </table:table-cell>
        </table:table-row>
        <table:table-row table:style-name="ro1">
          <table:table-cell table:formula="of:=[.A1114]+1" office:value-type="float" office:value="1137" calcext:value-type="float">
            <text:p>1137</text:p>
          </table:table-cell>
          <table:table-cell table:formula="of:=299792458/([.A1115]*1000000)" office:value-type="float" office:value="0.263669708003518" calcext:value-type="float">
            <text:p>0.263669708003518</text:p>
          </table:table-cell>
          <table:table-cell table:formula="of:=(1/3)*[.B1115]" office:value-type="float" office:value="0.0878899026678393" calcext:value-type="float">
            <text:p>0.087889902667839</text:p>
          </table:table-cell>
          <table:table-cell table:formula="of:=4*[.C1115]" office:value-type="float" office:value="0.351559610671357" calcext:value-type="float">
            <text:p>0.351559610671357</text:p>
          </table:table-cell>
          <table:table-cell table:formula="of:=[.D1115]/6" office:value-type="float" office:value="0.0585932684452262" calcext:value-type="float">
            <text:p>0.058593268445226</text:p>
          </table:table-cell>
          <table:table-cell table:formula="of:=[.E1115]*2" office:value-type="float" office:value="0.117186536890452" calcext:value-type="float">
            <text:p>0.117186536890452</text:p>
          </table:table-cell>
          <table:table-cell table:formula="of:=[.E1115]*39.3701" office:value-type="float" office:value="2.3068228380154" calcext:value-type="float">
            <text:p>2.3068228380154</text:p>
          </table:table-cell>
          <table:table-cell table:formula="of:=[.F1115]*39.3701" office:value-type="float" office:value="4.6136456760308" calcext:value-type="float">
            <text:p>4.6136456760308</text:p>
          </table:table-cell>
        </table:table-row>
        <table:table-row table:style-name="ro1">
          <table:table-cell table:formula="of:=[.A1115]+1" office:value-type="float" office:value="1138" calcext:value-type="float">
            <text:p>1138</text:p>
          </table:table-cell>
          <table:table-cell table:formula="of:=299792458/([.A1116]*1000000)" office:value-type="float" office:value="0.263438012302285" calcext:value-type="float">
            <text:p>0.263438012302285</text:p>
          </table:table-cell>
          <table:table-cell table:formula="of:=(1/3)*[.B1116]" office:value-type="float" office:value="0.0878126707674282" calcext:value-type="float">
            <text:p>0.087812670767428</text:p>
          </table:table-cell>
          <table:table-cell table:formula="of:=4*[.C1116]" office:value-type="float" office:value="0.351250683069713" calcext:value-type="float">
            <text:p>0.351250683069713</text:p>
          </table:table-cell>
          <table:table-cell table:formula="of:=[.D1116]/6" office:value-type="float" office:value="0.0585417805116188" calcext:value-type="float">
            <text:p>0.058541780511619</text:p>
          </table:table-cell>
          <table:table-cell table:formula="of:=[.E1116]*2" office:value-type="float" office:value="0.117083561023238" calcext:value-type="float">
            <text:p>0.117083561023238</text:p>
          </table:table-cell>
          <table:table-cell table:formula="of:=[.E1116]*39.3701" office:value-type="float" office:value="2.30479575292048" calcext:value-type="float">
            <text:p>2.30479575292048</text:p>
          </table:table-cell>
          <table:table-cell table:formula="of:=[.F1116]*39.3701" office:value-type="float" office:value="4.60959150584097" calcext:value-type="float">
            <text:p>4.60959150584097</text:p>
          </table:table-cell>
        </table:table-row>
        <table:table-row table:style-name="ro1">
          <table:table-cell table:formula="of:=[.A1116]+1" office:value-type="float" office:value="1139" calcext:value-type="float">
            <text:p>1139</text:p>
          </table:table-cell>
          <table:table-cell table:formula="of:=299792458/([.A1117]*1000000)" office:value-type="float" office:value="0.263206723441615" calcext:value-type="float">
            <text:p>0.263206723441615</text:p>
          </table:table-cell>
          <table:table-cell table:formula="of:=(1/3)*[.B1117]" office:value-type="float" office:value="0.0877355744805385" calcext:value-type="float">
            <text:p>0.087735574480539</text:p>
          </table:table-cell>
          <table:table-cell table:formula="of:=4*[.C1117]" office:value-type="float" office:value="0.350942297922154" calcext:value-type="float">
            <text:p>0.350942297922154</text:p>
          </table:table-cell>
          <table:table-cell table:formula="of:=[.D1117]/6" office:value-type="float" office:value="0.0584903829870257" calcext:value-type="float">
            <text:p>0.058490382987026</text:p>
          </table:table-cell>
          <table:table-cell table:formula="of:=[.E1117]*2" office:value-type="float" office:value="0.116980765974051" calcext:value-type="float">
            <text:p>0.116980765974051</text:p>
          </table:table-cell>
          <table:table-cell table:formula="of:=[.E1117]*39.3701" office:value-type="float" office:value="2.3027722272375" calcext:value-type="float">
            <text:p>2.3027722272375</text:p>
          </table:table-cell>
          <table:table-cell table:formula="of:=[.F1117]*39.3701" office:value-type="float" office:value="4.605544454475" calcext:value-type="float">
            <text:p>4.605544454475</text:p>
          </table:table-cell>
        </table:table-row>
        <table:table-row table:style-name="ro1">
          <table:table-cell table:formula="of:=[.A1117]+1" office:value-type="float" office:value="1140" calcext:value-type="float">
            <text:p>1140</text:p>
          </table:table-cell>
          <table:table-cell table:formula="of:=299792458/([.A1118]*1000000)" office:value-type="float" office:value="0.262975840350877" calcext:value-type="float">
            <text:p>0.262975840350877</text:p>
          </table:table-cell>
          <table:table-cell table:formula="of:=(1/3)*[.B1118]" office:value-type="float" office:value="0.0876586134502924" calcext:value-type="float">
            <text:p>0.087658613450292</text:p>
          </table:table-cell>
          <table:table-cell table:formula="of:=4*[.C1118]" office:value-type="float" office:value="0.350634453801169" calcext:value-type="float">
            <text:p>0.350634453801169</text:p>
          </table:table-cell>
          <table:table-cell table:formula="of:=[.D1118]/6" office:value-type="float" office:value="0.0584390756335283" calcext:value-type="float">
            <text:p>0.058439075633528</text:p>
          </table:table-cell>
          <table:table-cell table:formula="of:=[.E1118]*2" office:value-type="float" office:value="0.116878151267057" calcext:value-type="float">
            <text:p>0.116878151267057</text:p>
          </table:table-cell>
          <table:table-cell table:formula="of:=[.E1118]*39.3701" office:value-type="float" office:value="2.30075225159957" calcext:value-type="float">
            <text:p>2.30075225159957</text:p>
          </table:table-cell>
          <table:table-cell table:formula="of:=[.F1118]*39.3701" office:value-type="float" office:value="4.60150450319914" calcext:value-type="float">
            <text:p>4.60150450319914</text:p>
          </table:table-cell>
        </table:table-row>
        <table:table-row table:style-name="ro1">
          <table:table-cell table:formula="of:=[.A1118]+1" office:value-type="float" office:value="1141" calcext:value-type="float">
            <text:p>1141</text:p>
          </table:table-cell>
          <table:table-cell table:formula="of:=299792458/([.A1119]*1000000)" office:value-type="float" office:value="0.26274536196319" calcext:value-type="float">
            <text:p>0.26274536196319</text:p>
          </table:table-cell>
          <table:table-cell table:formula="of:=(1/3)*[.B1119]" office:value-type="float" office:value="0.0875817873210634" calcext:value-type="float">
            <text:p>0.087581787321063</text:p>
          </table:table-cell>
          <table:table-cell table:formula="of:=4*[.C1119]" office:value-type="float" office:value="0.350327149284254" calcext:value-type="float">
            <text:p>0.350327149284254</text:p>
          </table:table-cell>
          <table:table-cell table:formula="of:=[.D1119]/6" office:value-type="float" office:value="0.0583878582140423" calcext:value-type="float">
            <text:p>0.058387858214042</text:p>
          </table:table-cell>
          <table:table-cell table:formula="of:=[.E1119]*2" office:value-type="float" office:value="0.116775716428085" calcext:value-type="float">
            <text:p>0.116775716428085</text:p>
          </table:table-cell>
          <table:table-cell table:formula="of:=[.E1119]*39.3701" office:value-type="float" office:value="2.29873581667267" calcext:value-type="float">
            <text:p>2.29873581667267</text:p>
          </table:table-cell>
          <table:table-cell table:formula="of:=[.F1119]*39.3701" office:value-type="float" office:value="4.59747163334533" calcext:value-type="float">
            <text:p>4.59747163334533</text:p>
          </table:table-cell>
        </table:table-row>
        <table:table-row table:style-name="ro1">
          <table:table-cell table:formula="of:=[.A1119]+1" office:value-type="float" office:value="1142" calcext:value-type="float">
            <text:p>1142</text:p>
          </table:table-cell>
          <table:table-cell table:formula="of:=299792458/([.A1120]*1000000)" office:value-type="float" office:value="0.262515287215412" calcext:value-type="float">
            <text:p>0.262515287215412</text:p>
          </table:table-cell>
          <table:table-cell table:formula="of:=(1/3)*[.B1120]" office:value-type="float" office:value="0.0875050957384705" calcext:value-type="float">
            <text:p>0.087505095738471</text:p>
          </table:table-cell>
          <table:table-cell table:formula="of:=4*[.C1120]" office:value-type="float" office:value="0.350020382953882" calcext:value-type="float">
            <text:p>0.350020382953882</text:p>
          </table:table-cell>
          <table:table-cell table:formula="of:=[.D1120]/6" office:value-type="float" office:value="0.0583367304923137" calcext:value-type="float">
            <text:p>0.058336730492314</text:p>
          </table:table-cell>
          <table:table-cell table:formula="of:=[.E1120]*2" office:value-type="float" office:value="0.116673460984627" calcext:value-type="float">
            <text:p>0.116673460984627</text:p>
          </table:table-cell>
          <table:table-cell table:formula="of:=[.E1120]*39.3701" office:value-type="float" office:value="2.29672291315544" calcext:value-type="float">
            <text:p>2.29672291315544</text:p>
          </table:table-cell>
          <table:table-cell table:formula="of:=[.F1120]*39.3701" office:value-type="float" office:value="4.59344582631088" calcext:value-type="float">
            <text:p>4.59344582631088</text:p>
          </table:table-cell>
        </table:table-row>
        <table:table-row table:style-name="ro1">
          <table:table-cell table:formula="of:=[.A1120]+1" office:value-type="float" office:value="1143" calcext:value-type="float">
            <text:p>1143</text:p>
          </table:table-cell>
          <table:table-cell table:formula="of:=299792458/([.A1121]*1000000)" office:value-type="float" office:value="0.262285615048119" calcext:value-type="float">
            <text:p>0.262285615048119</text:p>
          </table:table-cell>
          <table:table-cell table:formula="of:=(1/3)*[.B1121]" office:value-type="float" office:value="0.087428538349373" calcext:value-type="float">
            <text:p>0.087428538349373</text:p>
          </table:table-cell>
          <table:table-cell table:formula="of:=4*[.C1121]" office:value-type="float" office:value="0.349714153397492" calcext:value-type="float">
            <text:p>0.349714153397492</text:p>
          </table:table-cell>
          <table:table-cell table:formula="of:=[.D1121]/6" office:value-type="float" office:value="0.0582856922329153" calcext:value-type="float">
            <text:p>0.058285692232915</text:p>
          </table:table-cell>
          <table:table-cell table:formula="of:=[.E1121]*2" office:value-type="float" office:value="0.116571384465831" calcext:value-type="float">
            <text:p>0.116571384465831</text:p>
          </table:table-cell>
          <table:table-cell table:formula="of:=[.E1121]*39.3701" office:value-type="float" office:value="2.2947135317791" calcext:value-type="float">
            <text:p>2.2947135317791</text:p>
          </table:table-cell>
          <table:table-cell table:formula="of:=[.F1121]*39.3701" office:value-type="float" office:value="4.5894270635582" calcext:value-type="float">
            <text:p>4.5894270635582</text:p>
          </table:table-cell>
        </table:table-row>
        <table:table-row table:style-name="ro1">
          <table:table-cell table:formula="of:=[.A1121]+1" office:value-type="float" office:value="1144" calcext:value-type="float">
            <text:p>1144</text:p>
          </table:table-cell>
          <table:table-cell table:formula="of:=299792458/([.A1122]*1000000)" office:value-type="float" office:value="0.262056344405594" calcext:value-type="float">
            <text:p>0.262056344405594</text:p>
          </table:table-cell>
          <table:table-cell table:formula="of:=(1/3)*[.B1122]" office:value-type="float" office:value="0.0873521148018648" calcext:value-type="float">
            <text:p>0.087352114801865</text:p>
          </table:table-cell>
          <table:table-cell table:formula="of:=4*[.C1122]" office:value-type="float" office:value="0.349408459207459" calcext:value-type="float">
            <text:p>0.349408459207459</text:p>
          </table:table-cell>
          <table:table-cell table:formula="of:=[.D1122]/6" office:value-type="float" office:value="0.0582347432012432" calcext:value-type="float">
            <text:p>0.058234743201243</text:p>
          </table:table-cell>
          <table:table-cell table:formula="of:=[.E1122]*2" office:value-type="float" office:value="0.116469486402486" calcext:value-type="float">
            <text:p>0.116469486402486</text:p>
          </table:table-cell>
          <table:table-cell table:formula="of:=[.E1122]*39.3701" office:value-type="float" office:value="2.29270766330726" calcext:value-type="float">
            <text:p>2.29270766330726</text:p>
          </table:table-cell>
          <table:table-cell table:formula="of:=[.F1122]*39.3701" office:value-type="float" office:value="4.58541532661453" calcext:value-type="float">
            <text:p>4.58541532661453</text:p>
          </table:table-cell>
        </table:table-row>
        <table:table-row table:style-name="ro1">
          <table:table-cell table:formula="of:=[.A1122]+1" office:value-type="float" office:value="1145" calcext:value-type="float">
            <text:p>1145</text:p>
          </table:table-cell>
          <table:table-cell table:formula="of:=299792458/([.A1123]*1000000)" office:value-type="float" office:value="0.261827474235808" calcext:value-type="float">
            <text:p>0.261827474235808</text:p>
          </table:table-cell>
          <table:table-cell table:formula="of:=(1/3)*[.B1123]" office:value-type="float" office:value="0.0872758247452693" calcext:value-type="float">
            <text:p>0.087275824745269</text:p>
          </table:table-cell>
          <table:table-cell table:formula="of:=4*[.C1123]" office:value-type="float" office:value="0.349103298981077" calcext:value-type="float">
            <text:p>0.349103298981077</text:p>
          </table:table-cell>
          <table:table-cell table:formula="of:=[.D1123]/6" office:value-type="float" office:value="0.0581838831635129" calcext:value-type="float">
            <text:p>0.058183883163513</text:p>
          </table:table-cell>
          <table:table-cell table:formula="of:=[.E1123]*2" office:value-type="float" office:value="0.116367766327026" calcext:value-type="float">
            <text:p>0.116367766327026</text:p>
          </table:table-cell>
          <table:table-cell table:formula="of:=[.E1123]*39.3701" office:value-type="float" office:value="2.29070529853582" calcext:value-type="float">
            <text:p>2.29070529853582</text:p>
          </table:table-cell>
          <table:table-cell table:formula="of:=[.F1123]*39.3701" office:value-type="float" office:value="4.58141059707164" calcext:value-type="float">
            <text:p>4.58141059707164</text:p>
          </table:table-cell>
        </table:table-row>
        <table:table-row table:style-name="ro1">
          <table:table-cell table:formula="of:=[.A1123]+1" office:value-type="float" office:value="1146" calcext:value-type="float">
            <text:p>1146</text:p>
          </table:table-cell>
          <table:table-cell table:formula="of:=299792458/([.A1124]*1000000)" office:value-type="float" office:value="0.261599003490401" calcext:value-type="float">
            <text:p>0.261599003490401</text:p>
          </table:table-cell>
          <table:table-cell table:formula="of:=(1/3)*[.B1124]" office:value-type="float" office:value="0.0871996678301338" calcext:value-type="float">
            <text:p>0.087199667830134</text:p>
          </table:table-cell>
          <table:table-cell table:formula="of:=4*[.C1124]" office:value-type="float" office:value="0.348798671320535" calcext:value-type="float">
            <text:p>0.348798671320535</text:p>
          </table:table-cell>
          <table:table-cell table:formula="of:=[.D1124]/6" office:value-type="float" office:value="0.0581331118867559" calcext:value-type="float">
            <text:p>0.058133111886756</text:p>
          </table:table-cell>
          <table:table-cell table:formula="of:=[.E1124]*2" office:value-type="float" office:value="0.116266223773512" calcext:value-type="float">
            <text:p>0.116266223773512</text:p>
          </table:table-cell>
          <table:table-cell table:formula="of:=[.E1124]*39.3701" office:value-type="float" office:value="2.28870642829277" calcext:value-type="float">
            <text:p>2.28870642829277</text:p>
          </table:table-cell>
          <table:table-cell table:formula="of:=[.F1124]*39.3701" office:value-type="float" office:value="4.57741285658553" calcext:value-type="float">
            <text:p>4.57741285658553</text:p>
          </table:table-cell>
        </table:table-row>
        <table:table-row table:style-name="ro1">
          <table:table-cell table:formula="of:=[.A1124]+1" office:value-type="float" office:value="1147" calcext:value-type="float">
            <text:p>1147</text:p>
          </table:table-cell>
          <table:table-cell table:formula="of:=299792458/([.A1125]*1000000)" office:value-type="float" office:value="0.261370931124673" calcext:value-type="float">
            <text:p>0.261370931124673</text:p>
          </table:table-cell>
          <table:table-cell table:formula="of:=(1/3)*[.B1125]" office:value-type="float" office:value="0.0871236437082244" calcext:value-type="float">
            <text:p>0.087123643708224</text:p>
          </table:table-cell>
          <table:table-cell table:formula="of:=4*[.C1125]" office:value-type="float" office:value="0.348494574832897" calcext:value-type="float">
            <text:p>0.348494574832897</text:p>
          </table:table-cell>
          <table:table-cell table:formula="of:=[.D1125]/6" office:value-type="float" office:value="0.0580824291388162" calcext:value-type="float">
            <text:p>0.058082429138816</text:p>
          </table:table-cell>
          <table:table-cell table:formula="of:=[.E1125]*2" office:value-type="float" office:value="0.116164858277632" calcext:value-type="float">
            <text:p>0.116164858277632</text:p>
          </table:table-cell>
          <table:table-cell table:formula="of:=[.E1125]*39.3701" office:value-type="float" office:value="2.28671104343811" calcext:value-type="float">
            <text:p>2.28671104343811</text:p>
          </table:table-cell>
          <table:table-cell table:formula="of:=[.F1125]*39.3701" office:value-type="float" office:value="4.57342208687622" calcext:value-type="float">
            <text:p>4.57342208687622</text:p>
          </table:table-cell>
        </table:table-row>
        <table:table-row table:style-name="ro1">
          <table:table-cell table:formula="of:=[.A1125]+1" office:value-type="float" office:value="1148" calcext:value-type="float">
            <text:p>1148</text:p>
          </table:table-cell>
          <table:table-cell table:formula="of:=299792458/([.A1126]*1000000)" office:value-type="float" office:value="0.261143256097561" calcext:value-type="float">
            <text:p>0.261143256097561</text:p>
          </table:table-cell>
          <table:table-cell table:formula="of:=(1/3)*[.B1126]" office:value-type="float" office:value="0.0870477520325203" calcext:value-type="float">
            <text:p>0.08704775203252</text:p>
          </table:table-cell>
          <table:table-cell table:formula="of:=4*[.C1126]" office:value-type="float" office:value="0.348191008130081" calcext:value-type="float">
            <text:p>0.348191008130081</text:p>
          </table:table-cell>
          <table:table-cell table:formula="of:=[.D1126]/6" office:value-type="float" office:value="0.0580318346883469" calcext:value-type="float">
            <text:p>0.058031834688347</text:p>
          </table:table-cell>
          <table:table-cell table:formula="of:=[.E1126]*2" office:value-type="float" office:value="0.116063669376694" calcext:value-type="float">
            <text:p>0.116063669376694</text:p>
          </table:table-cell>
          <table:table-cell table:formula="of:=[.E1126]*39.3701" office:value-type="float" office:value="2.28471913486369" calcext:value-type="float">
            <text:p>2.28471913486369</text:p>
          </table:table-cell>
          <table:table-cell table:formula="of:=[.F1126]*39.3701" office:value-type="float" office:value="4.56943826972737" calcext:value-type="float">
            <text:p>4.56943826972737</text:p>
          </table:table-cell>
        </table:table-row>
        <table:table-row table:style-name="ro1">
          <table:table-cell table:formula="of:=[.A1126]+1" office:value-type="float" office:value="1149" calcext:value-type="float">
            <text:p>1149</text:p>
          </table:table-cell>
          <table:table-cell table:formula="of:=299792458/([.A1127]*1000000)" office:value-type="float" office:value="0.260915977371627" calcext:value-type="float">
            <text:p>0.260915977371627</text:p>
          </table:table-cell>
          <table:table-cell table:formula="of:=(1/3)*[.B1127]" office:value-type="float" office:value="0.0869719924572092" calcext:value-type="float">
            <text:p>0.086971992457209</text:p>
          </table:table-cell>
          <table:table-cell table:formula="of:=4*[.C1127]" office:value-type="float" office:value="0.347887969828837" calcext:value-type="float">
            <text:p>0.347887969828837</text:p>
          </table:table-cell>
          <table:table-cell table:formula="of:=[.D1127]/6" office:value-type="float" office:value="0.0579813283048061" calcext:value-type="float">
            <text:p>0.057981328304806</text:p>
          </table:table-cell>
          <table:table-cell table:formula="of:=[.E1127]*2" office:value-type="float" office:value="0.115962656609612" calcext:value-type="float">
            <text:p>0.115962656609612</text:p>
          </table:table-cell>
          <table:table-cell table:formula="of:=[.E1127]*39.3701" office:value-type="float" office:value="2.28273069349305" calcext:value-type="float">
            <text:p>2.28273069349305</text:p>
          </table:table-cell>
          <table:table-cell table:formula="of:=[.F1127]*39.3701" office:value-type="float" office:value="4.5654613869861" calcext:value-type="float">
            <text:p>4.5654613869861</text:p>
          </table:table-cell>
        </table:table-row>
        <table:table-row table:style-name="ro1">
          <table:table-cell table:formula="of:=[.A1127]+1" office:value-type="float" office:value="1150" calcext:value-type="float">
            <text:p>1150</text:p>
          </table:table-cell>
          <table:table-cell table:formula="of:=299792458/([.A1128]*1000000)" office:value-type="float" office:value="0.260689093913043" calcext:value-type="float">
            <text:p>0.260689093913043</text:p>
          </table:table-cell>
          <table:table-cell table:formula="of:=(1/3)*[.B1128]" office:value-type="float" office:value="0.0868963646376811" calcext:value-type="float">
            <text:p>0.086896364637681</text:p>
          </table:table-cell>
          <table:table-cell table:formula="of:=4*[.C1128]" office:value-type="float" office:value="0.347585458550725" calcext:value-type="float">
            <text:p>0.347585458550725</text:p>
          </table:table-cell>
          <table:table-cell table:formula="of:=[.D1128]/6" office:value-type="float" office:value="0.0579309097584541" calcext:value-type="float">
            <text:p>0.057930909758454</text:p>
          </table:table-cell>
          <table:table-cell table:formula="of:=[.E1128]*2" office:value-type="float" office:value="0.115861819516908" calcext:value-type="float">
            <text:p>0.115861819516908</text:p>
          </table:table-cell>
          <table:table-cell table:formula="of:=[.E1128]*39.3701" office:value-type="float" office:value="2.28074571028131" calcext:value-type="float">
            <text:p>2.28074571028131</text:p>
          </table:table-cell>
          <table:table-cell table:formula="of:=[.F1128]*39.3701" office:value-type="float" office:value="4.56149142056263" calcext:value-type="float">
            <text:p>4.56149142056263</text:p>
          </table:table-cell>
        </table:table-row>
        <table:table-row table:style-name="ro1">
          <table:table-cell table:formula="of:=[.A1128]+1" office:value-type="float" office:value="1151" calcext:value-type="float">
            <text:p>1151</text:p>
          </table:table-cell>
          <table:table-cell table:formula="of:=299792458/([.A1129]*1000000)" office:value-type="float" office:value="0.260462604691573" calcext:value-type="float">
            <text:p>0.260462604691573</text:p>
          </table:table-cell>
          <table:table-cell table:formula="of:=(1/3)*[.B1129]" office:value-type="float" office:value="0.0868208682305242" calcext:value-type="float">
            <text:p>0.086820868230524</text:p>
          </table:table-cell>
          <table:table-cell table:formula="of:=4*[.C1129]" office:value-type="float" office:value="0.347283472922097" calcext:value-type="float">
            <text:p>0.347283472922097</text:p>
          </table:table-cell>
          <table:table-cell table:formula="of:=[.D1129]/6" office:value-type="float" office:value="0.0578805788203495" calcext:value-type="float">
            <text:p>0.05788057882035</text:p>
          </table:table-cell>
          <table:table-cell table:formula="of:=[.E1129]*2" office:value-type="float" office:value="0.115761157640699" calcext:value-type="float">
            <text:p>0.115761157640699</text:p>
          </table:table-cell>
          <table:table-cell table:formula="of:=[.E1129]*39.3701" office:value-type="float" office:value="2.27876417621504" calcext:value-type="float">
            <text:p>2.27876417621504</text:p>
          </table:table-cell>
          <table:table-cell table:formula="of:=[.F1129]*39.3701" office:value-type="float" office:value="4.55752835243008" calcext:value-type="float">
            <text:p>4.55752835243008</text:p>
          </table:table-cell>
        </table:table-row>
        <table:table-row table:style-name="ro1">
          <table:table-cell table:formula="of:=[.A1129]+1" office:value-type="float" office:value="1152" calcext:value-type="float">
            <text:p>1152</text:p>
          </table:table-cell>
          <table:table-cell table:formula="of:=299792458/([.A1130]*1000000)" office:value-type="float" office:value="0.260236508680555" calcext:value-type="float">
            <text:p>0.260236508680555</text:p>
          </table:table-cell>
          <table:table-cell table:formula="of:=(1/3)*[.B1130]" office:value-type="float" office:value="0.0867455028935185" calcext:value-type="float">
            <text:p>0.086745502893519</text:p>
          </table:table-cell>
          <table:table-cell table:formula="of:=4*[.C1130]" office:value-type="float" office:value="0.346982011574074" calcext:value-type="float">
            <text:p>0.346982011574074</text:p>
          </table:table-cell>
          <table:table-cell table:formula="of:=[.D1130]/6" office:value-type="float" office:value="0.0578303352623457" calcext:value-type="float">
            <text:p>0.057830335262346</text:p>
          </table:table-cell>
          <table:table-cell table:formula="of:=[.E1130]*2" office:value-type="float" office:value="0.115660670524691" calcext:value-type="float">
            <text:p>0.115660670524691</text:p>
          </table:table-cell>
          <table:table-cell table:formula="of:=[.E1130]*39.3701" office:value-type="float" office:value="2.27678608231208" calcext:value-type="float">
            <text:p>2.27678608231208</text:p>
          </table:table-cell>
          <table:table-cell table:formula="of:=[.F1130]*39.3701" office:value-type="float" office:value="4.55357216462415" calcext:value-type="float">
            <text:p>4.55357216462415</text:p>
          </table:table-cell>
        </table:table-row>
        <table:table-row table:style-name="ro1">
          <table:table-cell table:formula="of:=[.A1130]+1" office:value-type="float" office:value="1153" calcext:value-type="float">
            <text:p>1153</text:p>
          </table:table-cell>
          <table:table-cell table:formula="of:=299792458/([.A1131]*1000000)" office:value-type="float" office:value="0.260010804856895" calcext:value-type="float">
            <text:p>0.260010804856895</text:p>
          </table:table-cell>
          <table:table-cell table:formula="of:=(1/3)*[.B1131]" office:value-type="float" office:value="0.0866702682856317" calcext:value-type="float">
            <text:p>0.086670268285632</text:p>
          </table:table-cell>
          <table:table-cell table:formula="of:=4*[.C1131]" office:value-type="float" office:value="0.346681073142527" calcext:value-type="float">
            <text:p>0.346681073142527</text:p>
          </table:table-cell>
          <table:table-cell table:formula="of:=[.D1131]/6" office:value-type="float" office:value="0.0577801788570878" calcext:value-type="float">
            <text:p>0.057780178857088</text:p>
          </table:table-cell>
          <table:table-cell table:formula="of:=[.E1131]*2" office:value-type="float" office:value="0.115560357714176" calcext:value-type="float">
            <text:p>0.115560357714176</text:p>
          </table:table-cell>
          <table:table-cell table:formula="of:=[.E1131]*39.3701" office:value-type="float" office:value="2.27481141962143" calcext:value-type="float">
            <text:p>2.27481141962143</text:p>
          </table:table-cell>
          <table:table-cell table:formula="of:=[.F1131]*39.3701" office:value-type="float" office:value="4.54962283924286" calcext:value-type="float">
            <text:p>4.54962283924286</text:p>
          </table:table-cell>
        </table:table-row>
        <table:table-row table:style-name="ro1">
          <table:table-cell table:formula="of:=[.A1131]+1" office:value-type="float" office:value="1154" calcext:value-type="float">
            <text:p>1154</text:p>
          </table:table-cell>
          <table:table-cell table:formula="of:=299792458/([.A1132]*1000000)" office:value-type="float" office:value="0.25978549220104" calcext:value-type="float">
            <text:p>0.25978549220104</text:p>
          </table:table-cell>
          <table:table-cell table:formula="of:=(1/3)*[.B1132]" office:value-type="float" office:value="0.0865951640670133" calcext:value-type="float">
            <text:p>0.086595164067013</text:p>
          </table:table-cell>
          <table:table-cell table:formula="of:=4*[.C1132]" office:value-type="float" office:value="0.346380656268053" calcext:value-type="float">
            <text:p>0.346380656268053</text:p>
          </table:table-cell>
          <table:table-cell table:formula="of:=[.D1132]/6" office:value-type="float" office:value="0.0577301093780089" calcext:value-type="float">
            <text:p>0.057730109378009</text:p>
          </table:table-cell>
          <table:table-cell table:formula="of:=[.E1132]*2" office:value-type="float" office:value="0.115460218756018" calcext:value-type="float">
            <text:p>0.115460218756018</text:p>
          </table:table-cell>
          <table:table-cell table:formula="of:=[.E1132]*39.3701" office:value-type="float" office:value="2.27284017922315" calcext:value-type="float">
            <text:p>2.27284017922315</text:p>
          </table:table-cell>
          <table:table-cell table:formula="of:=[.F1132]*39.3701" office:value-type="float" office:value="4.54568035844629" calcext:value-type="float">
            <text:p>4.54568035844629</text:p>
          </table:table-cell>
        </table:table-row>
        <table:table-row table:style-name="ro1">
          <table:table-cell table:formula="of:=[.A1132]+1" office:value-type="float" office:value="1155" calcext:value-type="float">
            <text:p>1155</text:p>
          </table:table-cell>
          <table:table-cell table:formula="of:=299792458/([.A1133]*1000000)" office:value-type="float" office:value="0.25956056969697" calcext:value-type="float">
            <text:p>0.25956056969697</text:p>
          </table:table-cell>
          <table:table-cell table:formula="of:=(1/3)*[.B1133]" office:value-type="float" office:value="0.0865201898989899" calcext:value-type="float">
            <text:p>0.08652018989899</text:p>
          </table:table-cell>
          <table:table-cell table:formula="of:=4*[.C1133]" office:value-type="float" office:value="0.34608075959596" calcext:value-type="float">
            <text:p>0.34608075959596</text:p>
          </table:table-cell>
          <table:table-cell table:formula="of:=[.D1133]/6" office:value-type="float" office:value="0.0576801265993266" calcext:value-type="float">
            <text:p>0.057680126599327</text:p>
          </table:table-cell>
          <table:table-cell table:formula="of:=[.E1133]*2" office:value-type="float" office:value="0.115360253198653" calcext:value-type="float">
            <text:p>0.115360253198653</text:p>
          </table:table-cell>
          <table:table-cell table:formula="of:=[.E1133]*39.3701" office:value-type="float" office:value="2.27087235222815" calcext:value-type="float">
            <text:p>2.27087235222815</text:p>
          </table:table-cell>
          <table:table-cell table:formula="of:=[.F1133]*39.3701" office:value-type="float" office:value="4.5417447044563" calcext:value-type="float">
            <text:p>4.5417447044563</text:p>
          </table:table-cell>
        </table:table-row>
        <table:table-row table:style-name="ro1">
          <table:table-cell table:formula="of:=[.A1133]+1" office:value-type="float" office:value="1156" calcext:value-type="float">
            <text:p>1156</text:p>
          </table:table-cell>
          <table:table-cell table:formula="of:=299792458/([.A1134]*1000000)" office:value-type="float" office:value="0.25933603633218" calcext:value-type="float">
            <text:p>0.25933603633218</text:p>
          </table:table-cell>
          <table:table-cell table:formula="of:=(1/3)*[.B1134]" office:value-type="float" office:value="0.08644534544406" calcext:value-type="float">
            <text:p>0.08644534544406</text:p>
          </table:table-cell>
          <table:table-cell table:formula="of:=4*[.C1134]" office:value-type="float" office:value="0.34578138177624" calcext:value-type="float">
            <text:p>0.34578138177624</text:p>
          </table:table-cell>
          <table:table-cell table:formula="of:=[.D1134]/6" office:value-type="float" office:value="0.05763023029604" calcext:value-type="float">
            <text:p>0.05763023029604</text:p>
          </table:table-cell>
          <table:table-cell table:formula="of:=[.E1134]*2" office:value-type="float" office:value="0.11526046059208" calcext:value-type="float">
            <text:p>0.11526046059208</text:p>
          </table:table-cell>
          <table:table-cell table:formula="of:=[.E1134]*39.3701" office:value-type="float" office:value="2.26890792977812" calcext:value-type="float">
            <text:p>2.26890792977812</text:p>
          </table:table-cell>
          <table:table-cell table:formula="of:=[.F1134]*39.3701" office:value-type="float" office:value="4.53781585955625" calcext:value-type="float">
            <text:p>4.53781585955625</text:p>
          </table:table-cell>
        </table:table-row>
        <table:table-row table:style-name="ro1">
          <table:table-cell table:formula="of:=[.A1134]+1" office:value-type="float" office:value="1157" calcext:value-type="float">
            <text:p>1157</text:p>
          </table:table-cell>
          <table:table-cell table:formula="of:=299792458/([.A1135]*1000000)" office:value-type="float" office:value="0.259111891097666" calcext:value-type="float">
            <text:p>0.259111891097666</text:p>
          </table:table-cell>
          <table:table-cell table:formula="of:=(1/3)*[.B1135]" office:value-type="float" office:value="0.0863706303658888" calcext:value-type="float">
            <text:p>0.086370630365889</text:p>
          </table:table-cell>
          <table:table-cell table:formula="of:=4*[.C1135]" office:value-type="float" office:value="0.345482521463555" calcext:value-type="float">
            <text:p>0.345482521463555</text:p>
          </table:table-cell>
          <table:table-cell table:formula="of:=[.D1135]/6" office:value-type="float" office:value="0.0575804202439259" calcext:value-type="float">
            <text:p>0.057580420243926</text:p>
          </table:table-cell>
          <table:table-cell table:formula="of:=[.E1135]*2" office:value-type="float" office:value="0.115160840487852" calcext:value-type="float">
            <text:p>0.115160840487852</text:p>
          </table:table-cell>
          <table:table-cell table:formula="of:=[.E1135]*39.3701" office:value-type="float" office:value="2.26694690304538" calcext:value-type="float">
            <text:p>2.26694690304538</text:p>
          </table:table-cell>
          <table:table-cell table:formula="of:=[.F1135]*39.3701" office:value-type="float" office:value="4.53389380609077" calcext:value-type="float">
            <text:p>4.53389380609077</text:p>
          </table:table-cell>
        </table:table-row>
        <table:table-row table:style-name="ro1">
          <table:table-cell table:formula="of:=[.A1135]+1" office:value-type="float" office:value="1158" calcext:value-type="float">
            <text:p>1158</text:p>
          </table:table-cell>
          <table:table-cell table:formula="of:=299792458/([.A1136]*1000000)" office:value-type="float" office:value="0.25888813298791" calcext:value-type="float">
            <text:p>0.25888813298791</text:p>
          </table:table-cell>
          <table:table-cell table:formula="of:=(1/3)*[.B1136]" office:value-type="float" office:value="0.0862960443293034" calcext:value-type="float">
            <text:p>0.086296044329303</text:p>
          </table:table-cell>
          <table:table-cell table:formula="of:=4*[.C1136]" office:value-type="float" office:value="0.345184177317214" calcext:value-type="float">
            <text:p>0.345184177317214</text:p>
          </table:table-cell>
          <table:table-cell table:formula="of:=[.D1136]/6" office:value-type="float" office:value="0.0575306962195356" calcext:value-type="float">
            <text:p>0.057530696219536</text:p>
          </table:table-cell>
          <table:table-cell table:formula="of:=[.E1136]*2" office:value-type="float" office:value="0.115061392439071" calcext:value-type="float">
            <text:p>0.115061392439071</text:p>
          </table:table-cell>
          <table:table-cell table:formula="of:=[.E1136]*39.3701" office:value-type="float" office:value="2.26498926323274" calcext:value-type="float">
            <text:p>2.26498926323274</text:p>
          </table:table-cell>
          <table:table-cell table:formula="of:=[.F1136]*39.3701" office:value-type="float" office:value="4.52997852646548" calcext:value-type="float">
            <text:p>4.52997852646548</text:p>
          </table:table-cell>
        </table:table-row>
        <table:table-row table:style-name="ro1">
          <table:table-cell table:formula="of:=[.A1136]+1" office:value-type="float" office:value="1159" calcext:value-type="float">
            <text:p>1159</text:p>
          </table:table-cell>
          <table:table-cell table:formula="of:=299792458/([.A1137]*1000000)" office:value-type="float" office:value="0.258664761000863" calcext:value-type="float">
            <text:p>0.258664761000863</text:p>
          </table:table-cell>
          <table:table-cell table:formula="of:=(1/3)*[.B1137]" office:value-type="float" office:value="0.0862215870002876" calcext:value-type="float">
            <text:p>0.086221587000288</text:p>
          </table:table-cell>
          <table:table-cell table:formula="of:=4*[.C1137]" office:value-type="float" office:value="0.34488634800115" calcext:value-type="float">
            <text:p>0.34488634800115</text:p>
          </table:table-cell>
          <table:table-cell table:formula="of:=[.D1137]/6" office:value-type="float" office:value="0.0574810580001917" calcext:value-type="float">
            <text:p>0.057481058000192</text:p>
          </table:table-cell>
          <table:table-cell table:formula="of:=[.E1137]*2" office:value-type="float" office:value="0.114962116000383" calcext:value-type="float">
            <text:p>0.114962116000383</text:p>
          </table:table-cell>
          <table:table-cell table:formula="of:=[.E1137]*39.3701" office:value-type="float" office:value="2.26303500157335" calcext:value-type="float">
            <text:p>2.26303500157335</text:p>
          </table:table-cell>
          <table:table-cell table:formula="of:=[.F1137]*39.3701" office:value-type="float" office:value="4.5260700031467" calcext:value-type="float">
            <text:p>4.5260700031467</text:p>
          </table:table-cell>
        </table:table-row>
        <table:table-row table:style-name="ro1">
          <table:table-cell table:formula="of:=[.A1137]+1" office:value-type="float" office:value="1160" calcext:value-type="float">
            <text:p>1160</text:p>
          </table:table-cell>
          <table:table-cell table:formula="of:=299792458/([.A1138]*1000000)" office:value-type="float" office:value="0.258441774137931" calcext:value-type="float">
            <text:p>0.258441774137931</text:p>
          </table:table-cell>
          <table:table-cell table:formula="of:=(1/3)*[.B1138]" office:value-type="float" office:value="0.086147258045977" calcext:value-type="float">
            <text:p>0.086147258045977</text:p>
          </table:table-cell>
          <table:table-cell table:formula="of:=4*[.C1138]" office:value-type="float" office:value="0.344589032183908" calcext:value-type="float">
            <text:p>0.344589032183908</text:p>
          </table:table-cell>
          <table:table-cell table:formula="of:=[.D1138]/6" office:value-type="float" office:value="0.0574315053639847" calcext:value-type="float">
            <text:p>0.057431505363985</text:p>
          </table:table-cell>
          <table:table-cell table:formula="of:=[.E1138]*2" office:value-type="float" office:value="0.114863010727969" calcext:value-type="float">
            <text:p>0.114863010727969</text:p>
          </table:table-cell>
          <table:table-cell table:formula="of:=[.E1138]*39.3701" office:value-type="float" office:value="2.26108410933061" calcext:value-type="float">
            <text:p>2.26108410933061</text:p>
          </table:table-cell>
          <table:table-cell table:formula="of:=[.F1138]*39.3701" office:value-type="float" office:value="4.52216821866123" calcext:value-type="float">
            <text:p>4.52216821866123</text:p>
          </table:table-cell>
        </table:table-row>
        <table:table-row table:style-name="ro1">
          <table:table-cell table:formula="of:=[.A1138]+1" office:value-type="float" office:value="1161" calcext:value-type="float">
            <text:p>1161</text:p>
          </table:table-cell>
          <table:table-cell table:formula="of:=299792458/([.A1139]*1000000)" office:value-type="float" office:value="0.258219171403962" calcext:value-type="float">
            <text:p>0.258219171403962</text:p>
          </table:table-cell>
          <table:table-cell table:formula="of:=(1/3)*[.B1139]" office:value-type="float" office:value="0.086073057134654" calcext:value-type="float">
            <text:p>0.086073057134654</text:p>
          </table:table-cell>
          <table:table-cell table:formula="of:=4*[.C1139]" office:value-type="float" office:value="0.344292228538616" calcext:value-type="float">
            <text:p>0.344292228538616</text:p>
          </table:table-cell>
          <table:table-cell table:formula="of:=[.D1139]/6" office:value-type="float" office:value="0.0573820380897694" calcext:value-type="float">
            <text:p>0.057382038089769</text:p>
          </table:table-cell>
          <table:table-cell table:formula="of:=[.E1139]*2" office:value-type="float" office:value="0.114764076179539" calcext:value-type="float">
            <text:p>0.114764076179539</text:p>
          </table:table-cell>
          <table:table-cell table:formula="of:=[.E1139]*39.3701" office:value-type="float" office:value="2.25913657779803" calcext:value-type="float">
            <text:p>2.25913657779803</text:p>
          </table:table-cell>
          <table:table-cell table:formula="of:=[.F1139]*39.3701" office:value-type="float" office:value="4.51827315559606" calcext:value-type="float">
            <text:p>4.51827315559606</text:p>
          </table:table-cell>
        </table:table-row>
        <table:table-row table:style-name="ro1">
          <table:table-cell table:formula="of:=[.A1139]+1" office:value-type="float" office:value="1162" calcext:value-type="float">
            <text:p>1162</text:p>
          </table:table-cell>
          <table:table-cell table:formula="of:=299792458/([.A1140]*1000000)" office:value-type="float" office:value="0.257996951807229" calcext:value-type="float">
            <text:p>0.257996951807229</text:p>
          </table:table-cell>
          <table:table-cell table:formula="of:=(1/3)*[.B1140]" office:value-type="float" office:value="0.085998983935743" calcext:value-type="float">
            <text:p>0.085998983935743</text:p>
          </table:table-cell>
          <table:table-cell table:formula="of:=4*[.C1140]" office:value-type="float" office:value="0.343995935742972" calcext:value-type="float">
            <text:p>0.343995935742972</text:p>
          </table:table-cell>
          <table:table-cell table:formula="of:=[.D1140]/6" office:value-type="float" office:value="0.057332655957162" calcext:value-type="float">
            <text:p>0.057332655957162</text:p>
          </table:table-cell>
          <table:table-cell table:formula="of:=[.E1140]*2" office:value-type="float" office:value="0.114665311914324" calcext:value-type="float">
            <text:p>0.114665311914324</text:p>
          </table:table-cell>
          <table:table-cell table:formula="of:=[.E1140]*39.3701" office:value-type="float" office:value="2.25719239829906" calcext:value-type="float">
            <text:p>2.25719239829906</text:p>
          </table:table-cell>
          <table:table-cell table:formula="of:=[.F1140]*39.3701" office:value-type="float" office:value="4.51438479659813" calcext:value-type="float">
            <text:p>4.51438479659813</text:p>
          </table:table-cell>
        </table:table-row>
        <table:table-row table:style-name="ro1">
          <table:table-cell table:formula="of:=[.A1140]+1" office:value-type="float" office:value="1163" calcext:value-type="float">
            <text:p>1163</text:p>
          </table:table-cell>
          <table:table-cell table:formula="of:=299792458/([.A1141]*1000000)" office:value-type="float" office:value="0.257775114359415" calcext:value-type="float">
            <text:p>0.257775114359415</text:p>
          </table:table-cell>
          <table:table-cell table:formula="of:=(1/3)*[.B1141]" office:value-type="float" office:value="0.0859250381198051" calcext:value-type="float">
            <text:p>0.085925038119805</text:p>
          </table:table-cell>
          <table:table-cell table:formula="of:=4*[.C1141]" office:value-type="float" office:value="0.34370015247922" calcext:value-type="float">
            <text:p>0.34370015247922</text:p>
          </table:table-cell>
          <table:table-cell table:formula="of:=[.D1141]/6" office:value-type="float" office:value="0.0572833587465367" calcext:value-type="float">
            <text:p>0.057283358746537</text:p>
          </table:table-cell>
          <table:table-cell table:formula="of:=[.E1141]*2" office:value-type="float" office:value="0.114566717493073" calcext:value-type="float">
            <text:p>0.114566717493073</text:p>
          </table:table-cell>
          <table:table-cell table:formula="of:=[.E1141]*39.3701" office:value-type="float" office:value="2.25525156218703" calcext:value-type="float">
            <text:p>2.25525156218703</text:p>
          </table:table-cell>
          <table:table-cell table:formula="of:=[.F1141]*39.3701" office:value-type="float" office:value="4.51050312437405" calcext:value-type="float">
            <text:p>4.51050312437405</text:p>
          </table:table-cell>
        </table:table-row>
        <table:table-row table:style-name="ro1">
          <table:table-cell table:formula="of:=[.A1141]+1" office:value-type="float" office:value="1164" calcext:value-type="float">
            <text:p>1164</text:p>
          </table:table-cell>
          <table:table-cell table:formula="of:=299792458/([.A1142]*1000000)" office:value-type="float" office:value="0.257553658075601" calcext:value-type="float">
            <text:p>0.257553658075601</text:p>
          </table:table-cell>
          <table:table-cell table:formula="of:=(1/3)*[.B1142]" office:value-type="float" office:value="0.0858512193585338" calcext:value-type="float">
            <text:p>0.085851219358534</text:p>
          </table:table-cell>
          <table:table-cell table:formula="of:=4*[.C1142]" office:value-type="float" office:value="0.343404877434135" calcext:value-type="float">
            <text:p>0.343404877434135</text:p>
          </table:table-cell>
          <table:table-cell table:formula="of:=[.D1142]/6" office:value-type="float" office:value="0.0572341462390225" calcext:value-type="float">
            <text:p>0.057234146239023</text:p>
          </table:table-cell>
          <table:table-cell table:formula="of:=[.E1142]*2" office:value-type="float" office:value="0.114468292478045" calcext:value-type="float">
            <text:p>0.114468292478045</text:p>
          </table:table-cell>
          <table:table-cell table:formula="of:=[.E1142]*39.3701" office:value-type="float" office:value="2.25331406084494" calcext:value-type="float">
            <text:p>2.25331406084494</text:p>
          </table:table-cell>
          <table:table-cell table:formula="of:=[.F1142]*39.3701" office:value-type="float" office:value="4.50662812168988" calcext:value-type="float">
            <text:p>4.50662812168988</text:p>
          </table:table-cell>
        </table:table-row>
        <table:table-row table:style-name="ro1">
          <table:table-cell table:formula="of:=[.A1142]+1" office:value-type="float" office:value="1165" calcext:value-type="float">
            <text:p>1165</text:p>
          </table:table-cell>
          <table:table-cell table:formula="of:=299792458/([.A1143]*1000000)" office:value-type="float" office:value="0.257332581974249" calcext:value-type="float">
            <text:p>0.257332581974249</text:p>
          </table:table-cell>
          <table:table-cell table:formula="of:=(1/3)*[.B1143]" office:value-type="float" office:value="0.0857775273247496" calcext:value-type="float">
            <text:p>0.08577752732475</text:p>
          </table:table-cell>
          <table:table-cell table:formula="of:=4*[.C1143]" office:value-type="float" office:value="0.343110109298999" calcext:value-type="float">
            <text:p>0.343110109298999</text:p>
          </table:table-cell>
          <table:table-cell table:formula="of:=[.D1143]/6" office:value-type="float" office:value="0.0571850182164998" calcext:value-type="float">
            <text:p>0.0571850182165</text:p>
          </table:table-cell>
          <table:table-cell table:formula="of:=[.E1143]*2" office:value-type="float" office:value="0.114370036433" calcext:value-type="float">
            <text:p>0.114370036433</text:p>
          </table:table-cell>
          <table:table-cell table:formula="of:=[.E1143]*39.3701" office:value-type="float" office:value="2.25137988568542" calcext:value-type="float">
            <text:p>2.25137988568542</text:p>
          </table:table-cell>
          <table:table-cell table:formula="of:=[.F1143]*39.3701" office:value-type="float" office:value="4.50275977137083" calcext:value-type="float">
            <text:p>4.50275977137083</text:p>
          </table:table-cell>
        </table:table-row>
        <table:table-row table:style-name="ro1">
          <table:table-cell table:formula="of:=[.A1143]+1" office:value-type="float" office:value="1166" calcext:value-type="float">
            <text:p>1166</text:p>
          </table:table-cell>
          <table:table-cell table:formula="of:=299792458/([.A1144]*1000000)" office:value-type="float" office:value="0.257111885077187" calcext:value-type="float">
            <text:p>0.257111885077187</text:p>
          </table:table-cell>
          <table:table-cell table:formula="of:=(1/3)*[.B1144]" office:value-type="float" office:value="0.0857039616923957" calcext:value-type="float">
            <text:p>0.085703961692396</text:p>
          </table:table-cell>
          <table:table-cell table:formula="of:=4*[.C1144]" office:value-type="float" office:value="0.342815846769583" calcext:value-type="float">
            <text:p>0.342815846769583</text:p>
          </table:table-cell>
          <table:table-cell table:formula="of:=[.D1144]/6" office:value-type="float" office:value="0.0571359744615971" calcext:value-type="float">
            <text:p>0.057135974461597</text:p>
          </table:table-cell>
          <table:table-cell table:formula="of:=[.E1144]*2" office:value-type="float" office:value="0.114271948923194" calcext:value-type="float">
            <text:p>0.114271948923194</text:p>
          </table:table-cell>
          <table:table-cell table:formula="of:=[.E1144]*39.3701" office:value-type="float" office:value="2.24944902815052" calcext:value-type="float">
            <text:p>2.24944902815052</text:p>
          </table:table-cell>
          <table:table-cell table:formula="of:=[.F1144]*39.3701" office:value-type="float" office:value="4.49889805630105" calcext:value-type="float">
            <text:p>4.49889805630105</text:p>
          </table:table-cell>
        </table:table-row>
        <table:table-row table:style-name="ro1">
          <table:table-cell table:formula="of:=[.A1144]+1" office:value-type="float" office:value="1167" calcext:value-type="float">
            <text:p>1167</text:p>
          </table:table-cell>
          <table:table-cell table:formula="of:=299792458/([.A1145]*1000000)" office:value-type="float" office:value="0.256891566409597" calcext:value-type="float">
            <text:p>0.256891566409597</text:p>
          </table:table-cell>
          <table:table-cell table:formula="of:=(1/3)*[.B1145]" office:value-type="float" office:value="0.0856305221365324" calcext:value-type="float">
            <text:p>0.085630522136533</text:p>
          </table:table-cell>
          <table:table-cell table:formula="of:=4*[.C1145]" office:value-type="float" office:value="0.34252208854613" calcext:value-type="float">
            <text:p>0.34252208854613</text:p>
          </table:table-cell>
          <table:table-cell table:formula="of:=[.D1145]/6" office:value-type="float" office:value="0.0570870147576883" calcext:value-type="float">
            <text:p>0.057087014757688</text:p>
          </table:table-cell>
          <table:table-cell table:formula="of:=[.E1145]*2" office:value-type="float" office:value="0.114174029515377" calcext:value-type="float">
            <text:p>0.114174029515377</text:p>
          </table:table-cell>
          <table:table-cell table:formula="of:=[.E1145]*39.3701" office:value-type="float" office:value="2.24752147971166" calcext:value-type="float">
            <text:p>2.24752147971166</text:p>
          </table:table-cell>
          <table:table-cell table:formula="of:=[.F1145]*39.3701" office:value-type="float" office:value="4.49504295942333" calcext:value-type="float">
            <text:p>4.49504295942333</text:p>
          </table:table-cell>
        </table:table-row>
        <table:table-row table:style-name="ro1">
          <table:table-cell table:formula="of:=[.A1145]+1" office:value-type="float" office:value="1168" calcext:value-type="float">
            <text:p>1168</text:p>
          </table:table-cell>
          <table:table-cell table:formula="of:=299792458/([.A1146]*1000000)" office:value-type="float" office:value="0.256671625" calcext:value-type="float">
            <text:p>0.256671625</text:p>
          </table:table-cell>
          <table:table-cell table:formula="of:=(1/3)*[.B1146]" office:value-type="float" office:value="0.0855572083333333" calcext:value-type="float">
            <text:p>0.085557208333333</text:p>
          </table:table-cell>
          <table:table-cell table:formula="of:=4*[.C1146]" office:value-type="float" office:value="0.342228833333333" calcext:value-type="float">
            <text:p>0.342228833333333</text:p>
          </table:table-cell>
          <table:table-cell table:formula="of:=[.D1146]/6" office:value-type="float" office:value="0.0570381388888889" calcext:value-type="float">
            <text:p>0.057038138888889</text:p>
          </table:table-cell>
          <table:table-cell table:formula="of:=[.E1146]*2" office:value-type="float" office:value="0.114076277777778" calcext:value-type="float">
            <text:p>0.114076277777778</text:p>
          </table:table-cell>
          <table:table-cell table:formula="of:=[.E1146]*39.3701" office:value-type="float" office:value="2.24559723186944" calcext:value-type="float">
            <text:p>2.24559723186944</text:p>
          </table:table-cell>
          <table:table-cell table:formula="of:=[.F1146]*39.3701" office:value-type="float" office:value="4.49119446373889" calcext:value-type="float">
            <text:p>4.49119446373889</text:p>
          </table:table-cell>
        </table:table-row>
        <table:table-row table:style-name="ro1">
          <table:table-cell table:formula="of:=[.A1146]+1" office:value-type="float" office:value="1169" calcext:value-type="float">
            <text:p>1169</text:p>
          </table:table-cell>
          <table:table-cell table:formula="of:=299792458/([.A1147]*1000000)" office:value-type="float" office:value="0.256452059880239" calcext:value-type="float">
            <text:p>0.256452059880239</text:p>
          </table:table-cell>
          <table:table-cell table:formula="of:=(1/3)*[.B1147]" office:value-type="float" office:value="0.0854840199600798" calcext:value-type="float">
            <text:p>0.08548401996008</text:p>
          </table:table-cell>
          <table:table-cell table:formula="of:=4*[.C1147]" office:value-type="float" office:value="0.341936079840319" calcext:value-type="float">
            <text:p>0.341936079840319</text:p>
          </table:table-cell>
          <table:table-cell table:formula="of:=[.D1147]/6" office:value-type="float" office:value="0.0569893466400532" calcext:value-type="float">
            <text:p>0.056989346640053</text:p>
          </table:table-cell>
          <table:table-cell table:formula="of:=[.E1147]*2" office:value-type="float" office:value="0.113978693280106" calcext:value-type="float">
            <text:p>0.113978693280106</text:p>
          </table:table-cell>
          <table:table-cell table:formula="of:=[.E1147]*39.3701" office:value-type="float" office:value="2.24367627615356" calcext:value-type="float">
            <text:p>2.24367627615356</text:p>
          </table:table-cell>
          <table:table-cell table:formula="of:=[.F1147]*39.3701" office:value-type="float" office:value="4.48735255230712" calcext:value-type="float">
            <text:p>4.48735255230712</text:p>
          </table:table-cell>
        </table:table-row>
        <table:table-row table:style-name="ro1">
          <table:table-cell table:formula="of:=[.A1147]+1" office:value-type="float" office:value="1170" calcext:value-type="float">
            <text:p>1170</text:p>
          </table:table-cell>
          <table:table-cell table:formula="of:=299792458/([.A1148]*1000000)" office:value-type="float" office:value="0.25623287008547" calcext:value-type="float">
            <text:p>0.25623287008547</text:p>
          </table:table-cell>
          <table:table-cell table:formula="of:=(1/3)*[.B1148]" office:value-type="float" office:value="0.0854109566951567" calcext:value-type="float">
            <text:p>0.085410956695157</text:p>
          </table:table-cell>
          <table:table-cell table:formula="of:=4*[.C1148]" office:value-type="float" office:value="0.341643826780627" calcext:value-type="float">
            <text:p>0.341643826780627</text:p>
          </table:table-cell>
          <table:table-cell table:formula="of:=[.D1148]/6" office:value-type="float" office:value="0.0569406377967711" calcext:value-type="float">
            <text:p>0.056940637796771</text:p>
          </table:table-cell>
          <table:table-cell table:formula="of:=[.E1148]*2" office:value-type="float" office:value="0.113881275593542" calcext:value-type="float">
            <text:p>0.113881275593542</text:p>
          </table:table-cell>
          <table:table-cell table:formula="of:=[.E1148]*39.3701" office:value-type="float" office:value="2.24175860412266" calcext:value-type="float">
            <text:p>2.24175860412266</text:p>
          </table:table-cell>
          <table:table-cell table:formula="of:=[.F1148]*39.3701" office:value-type="float" office:value="4.48351720824532" calcext:value-type="float">
            <text:p>4.48351720824532</text:p>
          </table:table-cell>
        </table:table-row>
        <table:table-row table:style-name="ro1">
          <table:table-cell table:formula="of:=[.A1148]+1" office:value-type="float" office:value="1171" calcext:value-type="float">
            <text:p>1171</text:p>
          </table:table-cell>
          <table:table-cell table:formula="of:=299792458/([.A1149]*1000000)" office:value-type="float" office:value="0.256014054654142" calcext:value-type="float">
            <text:p>0.256014054654142</text:p>
          </table:table-cell>
          <table:table-cell table:formula="of:=(1/3)*[.B1149]" office:value-type="float" office:value="0.0853380182180472" calcext:value-type="float">
            <text:p>0.085338018218047</text:p>
          </table:table-cell>
          <table:table-cell table:formula="of:=4*[.C1149]" office:value-type="float" office:value="0.341352072872189" calcext:value-type="float">
            <text:p>0.341352072872189</text:p>
          </table:table-cell>
          <table:table-cell table:formula="of:=[.D1149]/6" office:value-type="float" office:value="0.0568920121453648" calcext:value-type="float">
            <text:p>0.056892012145365</text:p>
          </table:table-cell>
          <table:table-cell table:formula="of:=[.E1149]*2" office:value-type="float" office:value="0.11378402429073" calcext:value-type="float">
            <text:p>0.11378402429073</text:p>
          </table:table-cell>
          <table:table-cell table:formula="of:=[.E1149]*39.3701" office:value-type="float" office:value="2.23984420736423" calcext:value-type="float">
            <text:p>2.23984420736423</text:p>
          </table:table-cell>
          <table:table-cell table:formula="of:=[.F1149]*39.3701" office:value-type="float" office:value="4.47968841472846" calcext:value-type="float">
            <text:p>4.47968841472846</text:p>
          </table:table-cell>
        </table:table-row>
        <table:table-row table:style-name="ro1">
          <table:table-cell table:formula="of:=[.A1149]+1" office:value-type="float" office:value="1172" calcext:value-type="float">
            <text:p>1172</text:p>
          </table:table-cell>
          <table:table-cell table:formula="of:=299792458/([.A1150]*1000000)" office:value-type="float" office:value="0.255795612627986" calcext:value-type="float">
            <text:p>0.255795612627986</text:p>
          </table:table-cell>
          <table:table-cell table:formula="of:=(1/3)*[.B1150]" office:value-type="float" office:value="0.0852652042093288" calcext:value-type="float">
            <text:p>0.085265204209329</text:p>
          </table:table-cell>
          <table:table-cell table:formula="of:=4*[.C1150]" office:value-type="float" office:value="0.341060816837315" calcext:value-type="float">
            <text:p>0.341060816837315</text:p>
          </table:table-cell>
          <table:table-cell table:formula="of:=[.D1150]/6" office:value-type="float" office:value="0.0568434694728859" calcext:value-type="float">
            <text:p>0.056843469472886</text:p>
          </table:table-cell>
          <table:table-cell table:formula="of:=[.E1150]*2" office:value-type="float" office:value="0.113686938945772" calcext:value-type="float">
            <text:p>0.113686938945772</text:p>
          </table:table-cell>
          <table:table-cell table:formula="of:=[.E1150]*39.3701" office:value-type="float" office:value="2.23793307749446" calcext:value-type="float">
            <text:p>2.23793307749446</text:p>
          </table:table-cell>
          <table:table-cell table:formula="of:=[.F1150]*39.3701" office:value-type="float" office:value="4.47586615498893" calcext:value-type="float">
            <text:p>4.47586615498893</text:p>
          </table:table-cell>
        </table:table-row>
        <table:table-row table:style-name="ro1">
          <table:table-cell table:formula="of:=[.A1150]+1" office:value-type="float" office:value="1173" calcext:value-type="float">
            <text:p>1173</text:p>
          </table:table-cell>
          <table:table-cell table:formula="of:=299792458/([.A1151]*1000000)" office:value-type="float" office:value="0.255577543052003" calcext:value-type="float">
            <text:p>0.255577543052003</text:p>
          </table:table-cell>
          <table:table-cell table:formula="of:=(1/3)*[.B1151]" office:value-type="float" office:value="0.0851925143506678" calcext:value-type="float">
            <text:p>0.085192514350668</text:p>
          </table:table-cell>
          <table:table-cell table:formula="of:=4*[.C1151]" office:value-type="float" office:value="0.340770057402671" calcext:value-type="float">
            <text:p>0.340770057402671</text:p>
          </table:table-cell>
          <table:table-cell table:formula="of:=[.D1151]/6" office:value-type="float" office:value="0.0567950095671119" calcext:value-type="float">
            <text:p>0.056795009567112</text:p>
          </table:table-cell>
          <table:table-cell table:formula="of:=[.E1151]*2" office:value-type="float" office:value="0.113590019134224" calcext:value-type="float">
            <text:p>0.113590019134224</text:p>
          </table:table-cell>
          <table:table-cell table:formula="of:=[.E1151]*39.3701" office:value-type="float" office:value="2.23602520615815" calcext:value-type="float">
            <text:p>2.23602520615815</text:p>
          </table:table-cell>
          <table:table-cell table:formula="of:=[.F1151]*39.3701" office:value-type="float" office:value="4.4720504123163" calcext:value-type="float">
            <text:p>4.4720504123163</text:p>
          </table:table-cell>
        </table:table-row>
        <table:table-row table:style-name="ro1">
          <table:table-cell table:formula="of:=[.A1151]+1" office:value-type="float" office:value="1174" calcext:value-type="float">
            <text:p>1174</text:p>
          </table:table-cell>
          <table:table-cell table:formula="of:=299792458/([.A1152]*1000000)" office:value-type="float" office:value="0.255359844974446" calcext:value-type="float">
            <text:p>0.255359844974446</text:p>
          </table:table-cell>
          <table:table-cell table:formula="of:=(1/3)*[.B1152]" office:value-type="float" office:value="0.0851199483248154" calcext:value-type="float">
            <text:p>0.085119948324816</text:p>
          </table:table-cell>
          <table:table-cell table:formula="of:=4*[.C1152]" office:value-type="float" office:value="0.340479793299262" calcext:value-type="float">
            <text:p>0.340479793299262</text:p>
          </table:table-cell>
          <table:table-cell table:formula="of:=[.D1152]/6" office:value-type="float" office:value="0.0567466322165436" calcext:value-type="float">
            <text:p>0.056746632216544</text:p>
          </table:table-cell>
          <table:table-cell table:formula="of:=[.E1152]*2" office:value-type="float" office:value="0.113493264433087" calcext:value-type="float">
            <text:p>0.113493264433087</text:p>
          </table:table-cell>
          <table:table-cell table:formula="of:=[.E1152]*39.3701" office:value-type="float" office:value="2.23412058502854" calcext:value-type="float">
            <text:p>2.23412058502854</text:p>
          </table:table-cell>
          <table:table-cell table:formula="of:=[.F1152]*39.3701" office:value-type="float" office:value="4.46824117005709" calcext:value-type="float">
            <text:p>4.46824117005709</text:p>
          </table:table-cell>
        </table:table-row>
        <table:table-row table:style-name="ro1">
          <table:table-cell table:formula="of:=[.A1152]+1" office:value-type="float" office:value="1175" calcext:value-type="float">
            <text:p>1175</text:p>
          </table:table-cell>
          <table:table-cell table:formula="of:=299792458/([.A1153]*1000000)" office:value-type="float" office:value="0.255142517446808" calcext:value-type="float">
            <text:p>0.255142517446808</text:p>
          </table:table-cell>
          <table:table-cell table:formula="of:=(1/3)*[.B1153]" office:value-type="float" office:value="0.0850475058156028" calcext:value-type="float">
            <text:p>0.085047505815603</text:p>
          </table:table-cell>
          <table:table-cell table:formula="of:=4*[.C1153]" office:value-type="float" office:value="0.340190023262411" calcext:value-type="float">
            <text:p>0.340190023262411</text:p>
          </table:table-cell>
          <table:table-cell table:formula="of:=[.D1153]/6" office:value-type="float" office:value="0.0566983372104019" calcext:value-type="float">
            <text:p>0.056698337210402</text:p>
          </table:table-cell>
          <table:table-cell table:formula="of:=[.E1153]*2" office:value-type="float" office:value="0.113396674420804" calcext:value-type="float">
            <text:p>0.113396674420804</text:p>
          </table:table-cell>
          <table:table-cell table:formula="of:=[.E1153]*39.3701" office:value-type="float" office:value="2.23221920580724" calcext:value-type="float">
            <text:p>2.23221920580724</text:p>
          </table:table-cell>
          <table:table-cell table:formula="of:=[.F1153]*39.3701" office:value-type="float" office:value="4.46443841161449" calcext:value-type="float">
            <text:p>4.46443841161449</text:p>
          </table:table-cell>
        </table:table-row>
        <table:table-row table:style-name="ro1">
          <table:table-cell table:formula="of:=[.A1153]+1" office:value-type="float" office:value="1176" calcext:value-type="float">
            <text:p>1176</text:p>
          </table:table-cell>
          <table:table-cell table:formula="of:=299792458/([.A1154]*1000000)" office:value-type="float" office:value="0.254925559523809" calcext:value-type="float">
            <text:p>0.254925559523809</text:p>
          </table:table-cell>
          <table:table-cell table:formula="of:=(1/3)*[.B1154]" office:value-type="float" office:value="0.0849751865079365" calcext:value-type="float">
            <text:p>0.084975186507937</text:p>
          </table:table-cell>
          <table:table-cell table:formula="of:=4*[.C1154]" office:value-type="float" office:value="0.339900746031746" calcext:value-type="float">
            <text:p>0.339900746031746</text:p>
          </table:table-cell>
          <table:table-cell table:formula="of:=[.D1154]/6" office:value-type="float" office:value="0.0566501243386243" calcext:value-type="float">
            <text:p>0.056650124338624</text:p>
          </table:table-cell>
          <table:table-cell table:formula="of:=[.E1154]*2" office:value-type="float" office:value="0.113300248677249" calcext:value-type="float">
            <text:p>0.113300248677249</text:p>
          </table:table-cell>
          <table:table-cell table:formula="of:=[.E1154]*39.3701" office:value-type="float" office:value="2.23032106022407" calcext:value-type="float">
            <text:p>2.23032106022407</text:p>
          </table:table-cell>
          <table:table-cell table:formula="of:=[.F1154]*39.3701" office:value-type="float" office:value="4.46064212044815" calcext:value-type="float">
            <text:p>4.46064212044815</text:p>
          </table:table-cell>
        </table:table-row>
        <table:table-row table:style-name="ro1">
          <table:table-cell table:formula="of:=[.A1154]+1" office:value-type="float" office:value="1177" calcext:value-type="float">
            <text:p>1177</text:p>
          </table:table-cell>
          <table:table-cell table:formula="of:=299792458/([.A1155]*1000000)" office:value-type="float" office:value="0.254708970263381" calcext:value-type="float">
            <text:p>0.254708970263381</text:p>
          </table:table-cell>
          <table:table-cell table:formula="of:=(1/3)*[.B1155]" office:value-type="float" office:value="0.0849029900877938" calcext:value-type="float">
            <text:p>0.084902990087794</text:p>
          </table:table-cell>
          <table:table-cell table:formula="of:=4*[.C1155]" office:value-type="float" office:value="0.339611960351175" calcext:value-type="float">
            <text:p>0.339611960351175</text:p>
          </table:table-cell>
          <table:table-cell table:formula="of:=[.D1155]/6" office:value-type="float" office:value="0.0566019933918625" calcext:value-type="float">
            <text:p>0.056601993391863</text:p>
          </table:table-cell>
          <table:table-cell table:formula="of:=[.E1155]*2" office:value-type="float" office:value="0.113203986783725" calcext:value-type="float">
            <text:p>0.113203986783725</text:p>
          </table:table-cell>
          <table:table-cell table:formula="of:=[.E1155]*39.3701" office:value-type="float" office:value="2.22842614003697" calcext:value-type="float">
            <text:p>2.22842614003697</text:p>
          </table:table-cell>
          <table:table-cell table:formula="of:=[.F1155]*39.3701" office:value-type="float" office:value="4.45685228007394" calcext:value-type="float">
            <text:p>4.45685228007394</text:p>
          </table:table-cell>
        </table:table-row>
        <table:table-row table:style-name="ro1">
          <table:table-cell table:formula="of:=[.A1155]+1" office:value-type="float" office:value="1178" calcext:value-type="float">
            <text:p>1178</text:p>
          </table:table-cell>
          <table:table-cell table:formula="of:=299792458/([.A1156]*1000000)" office:value-type="float" office:value="0.254492748726655" calcext:value-type="float">
            <text:p>0.254492748726655</text:p>
          </table:table-cell>
          <table:table-cell table:formula="of:=(1/3)*[.B1156]" office:value-type="float" office:value="0.0848309162422184" calcext:value-type="float">
            <text:p>0.084830916242219</text:p>
          </table:table-cell>
          <table:table-cell table:formula="of:=4*[.C1156]" office:value-type="float" office:value="0.339323664968874" calcext:value-type="float">
            <text:p>0.339323664968874</text:p>
          </table:table-cell>
          <table:table-cell table:formula="of:=[.D1156]/6" office:value-type="float" office:value="0.056553944161479" calcext:value-type="float">
            <text:p>0.056553944161479</text:p>
          </table:table-cell>
          <table:table-cell table:formula="of:=[.E1156]*2" office:value-type="float" office:value="0.113107888322958" calcext:value-type="float">
            <text:p>0.113107888322958</text:p>
          </table:table-cell>
          <table:table-cell table:formula="of:=[.E1156]*39.3701" office:value-type="float" office:value="2.22653443703184" calcext:value-type="float">
            <text:p>2.22653443703184</text:p>
          </table:table-cell>
          <table:table-cell table:formula="of:=[.F1156]*39.3701" office:value-type="float" office:value="4.45306887406369" calcext:value-type="float">
            <text:p>4.45306887406369</text:p>
          </table:table-cell>
        </table:table-row>
        <table:table-row table:style-name="ro1">
          <table:table-cell table:formula="of:=[.A1156]+1" office:value-type="float" office:value="1179" calcext:value-type="float">
            <text:p>1179</text:p>
          </table:table-cell>
          <table:table-cell table:formula="of:=299792458/([.A1157]*1000000)" office:value-type="float" office:value="0.254276893977947" calcext:value-type="float">
            <text:p>0.254276893977947</text:p>
          </table:table-cell>
          <table:table-cell table:formula="of:=(1/3)*[.B1157]" office:value-type="float" office:value="0.0847589646593158" calcext:value-type="float">
            <text:p>0.084758964659316</text:p>
          </table:table-cell>
          <table:table-cell table:formula="of:=4*[.C1157]" office:value-type="float" office:value="0.339035858637263" calcext:value-type="float">
            <text:p>0.339035858637263</text:p>
          </table:table-cell>
          <table:table-cell table:formula="of:=[.D1157]/6" office:value-type="float" office:value="0.0565059764395439" calcext:value-type="float">
            <text:p>0.056505976439544</text:p>
          </table:table-cell>
          <table:table-cell table:formula="of:=[.E1157]*2" office:value-type="float" office:value="0.113011952879088" calcext:value-type="float">
            <text:p>0.113011952879088</text:p>
          </table:table-cell>
          <table:table-cell table:formula="of:=[.E1157]*39.3701" office:value-type="float" office:value="2.22464594302249" calcext:value-type="float">
            <text:p>2.22464594302249</text:p>
          </table:table-cell>
          <table:table-cell table:formula="of:=[.F1157]*39.3701" office:value-type="float" office:value="4.44929188604497" calcext:value-type="float">
            <text:p>4.44929188604497</text:p>
          </table:table-cell>
        </table:table-row>
        <table:table-row table:style-name="ro1">
          <table:table-cell table:formula="of:=[.A1157]+1" office:value-type="float" office:value="1180" calcext:value-type="float">
            <text:p>1180</text:p>
          </table:table-cell>
          <table:table-cell table:formula="of:=299792458/([.A1158]*1000000)" office:value-type="float" office:value="0.254061405084746" calcext:value-type="float">
            <text:p>0.254061405084746</text:p>
          </table:table-cell>
          <table:table-cell table:formula="of:=(1/3)*[.B1158]" office:value-type="float" office:value="0.0846871350282486" calcext:value-type="float">
            <text:p>0.084687135028249</text:p>
          </table:table-cell>
          <table:table-cell table:formula="of:=4*[.C1158]" office:value-type="float" office:value="0.338748540112994" calcext:value-type="float">
            <text:p>0.338748540112994</text:p>
          </table:table-cell>
          <table:table-cell table:formula="of:=[.D1158]/6" office:value-type="float" office:value="0.0564580900188324" calcext:value-type="float">
            <text:p>0.056458090018832</text:p>
          </table:table-cell>
          <table:table-cell table:formula="of:=[.E1158]*2" office:value-type="float" office:value="0.112916180037665" calcext:value-type="float">
            <text:p>0.112916180037665</text:p>
          </table:table-cell>
          <table:table-cell table:formula="of:=[.E1158]*39.3701" office:value-type="float" office:value="2.22276064985043" calcext:value-type="float">
            <text:p>2.22276064985043</text:p>
          </table:table-cell>
          <table:table-cell table:formula="of:=[.F1158]*39.3701" office:value-type="float" office:value="4.44552129970087" calcext:value-type="float">
            <text:p>4.44552129970087</text:p>
          </table:table-cell>
        </table:table-row>
        <table:table-row table:style-name="ro1">
          <table:table-cell table:formula="of:=[.A1158]+1" office:value-type="float" office:value="1181" calcext:value-type="float">
            <text:p>1181</text:p>
          </table:table-cell>
          <table:table-cell table:formula="of:=299792458/([.A1159]*1000000)" office:value-type="float" office:value="0.253846281117697" calcext:value-type="float">
            <text:p>0.253846281117697</text:p>
          </table:table-cell>
          <table:table-cell table:formula="of:=(1/3)*[.B1159]" office:value-type="float" office:value="0.0846154270392323" calcext:value-type="float">
            <text:p>0.084615427039232</text:p>
          </table:table-cell>
          <table:table-cell table:formula="of:=4*[.C1159]" office:value-type="float" office:value="0.338461708156929" calcext:value-type="float">
            <text:p>0.338461708156929</text:p>
          </table:table-cell>
          <table:table-cell table:formula="of:=[.D1159]/6" office:value-type="float" office:value="0.0564102846928215" calcext:value-type="float">
            <text:p>0.056410284692822</text:p>
          </table:table-cell>
          <table:table-cell table:formula="of:=[.E1159]*2" office:value-type="float" office:value="0.112820569385643" calcext:value-type="float">
            <text:p>0.112820569385643</text:p>
          </table:table-cell>
          <table:table-cell table:formula="of:=[.E1159]*39.3701" office:value-type="float" office:value="2.22087854938485" calcext:value-type="float">
            <text:p>2.22087854938485</text:p>
          </table:table-cell>
          <table:table-cell table:formula="of:=[.F1159]*39.3701" office:value-type="float" office:value="4.44175709876971" calcext:value-type="float">
            <text:p>4.44175709876971</text:p>
          </table:table-cell>
        </table:table-row>
        <table:table-row table:style-name="ro1">
          <table:table-cell table:formula="of:=[.A1159]+1" office:value-type="float" office:value="1182" calcext:value-type="float">
            <text:p>1182</text:p>
          </table:table-cell>
          <table:table-cell table:formula="of:=299792458/([.A1160]*1000000)" office:value-type="float" office:value="0.253631521150592" calcext:value-type="float">
            <text:p>0.253631521150592</text:p>
          </table:table-cell>
          <table:table-cell table:formula="of:=(1/3)*[.B1160]" office:value-type="float" office:value="0.0845438403835307" calcext:value-type="float">
            <text:p>0.084543840383531</text:p>
          </table:table-cell>
          <table:table-cell table:formula="of:=4*[.C1160]" office:value-type="float" office:value="0.338175361534123" calcext:value-type="float">
            <text:p>0.338175361534123</text:p>
          </table:table-cell>
          <table:table-cell table:formula="of:=[.D1160]/6" office:value-type="float" office:value="0.0563625602556872" calcext:value-type="float">
            <text:p>0.056362560255687</text:p>
          </table:table-cell>
          <table:table-cell table:formula="of:=[.E1160]*2" office:value-type="float" office:value="0.112725120511374" calcext:value-type="float">
            <text:p>0.112725120511374</text:p>
          </table:table-cell>
          <table:table-cell table:formula="of:=[.E1160]*39.3701" office:value-type="float" office:value="2.21899963352243" calcext:value-type="float">
            <text:p>2.21899963352243</text:p>
          </table:table-cell>
          <table:table-cell table:formula="of:=[.F1160]*39.3701" office:value-type="float" office:value="4.43799926704486" calcext:value-type="float">
            <text:p>4.43799926704486</text:p>
          </table:table-cell>
        </table:table-row>
        <table:table-row table:style-name="ro1">
          <table:table-cell table:formula="of:=[.A1160]+1" office:value-type="float" office:value="1183" calcext:value-type="float">
            <text:p>1183</text:p>
          </table:table-cell>
          <table:table-cell table:formula="of:=299792458/([.A1161]*1000000)" office:value-type="float" office:value="0.253417124260355" calcext:value-type="float">
            <text:p>0.253417124260355</text:p>
          </table:table-cell>
          <table:table-cell table:formula="of:=(1/3)*[.B1161]" office:value-type="float" office:value="0.0844723747534517" calcext:value-type="float">
            <text:p>0.084472374753452</text:p>
          </table:table-cell>
          <table:table-cell table:formula="of:=4*[.C1161]" office:value-type="float" office:value="0.337889499013807" calcext:value-type="float">
            <text:p>0.337889499013807</text:p>
          </table:table-cell>
          <table:table-cell table:formula="of:=[.D1161]/6" office:value-type="float" office:value="0.0563149165023011" calcext:value-type="float">
            <text:p>0.056314916502301</text:p>
          </table:table-cell>
          <table:table-cell table:formula="of:=[.E1161]*2" office:value-type="float" office:value="0.112629833004602" calcext:value-type="float">
            <text:p>0.112629833004602</text:p>
          </table:table-cell>
          <table:table-cell table:formula="of:=[.E1161]*39.3701" office:value-type="float" office:value="2.21712389418724" calcext:value-type="float">
            <text:p>2.21712389418724</text:p>
          </table:table-cell>
          <table:table-cell table:formula="of:=[.F1161]*39.3701" office:value-type="float" office:value="4.43424778837449" calcext:value-type="float">
            <text:p>4.43424778837449</text:p>
          </table:table-cell>
        </table:table-row>
        <table:table-row table:style-name="ro1">
          <table:table-cell table:formula="of:=[.A1161]+1" office:value-type="float" office:value="1184" calcext:value-type="float">
            <text:p>1184</text:p>
          </table:table-cell>
          <table:table-cell table:formula="of:=299792458/([.A1162]*1000000)" office:value-type="float" office:value="0.253203089527027" calcext:value-type="float">
            <text:p>0.253203089527027</text:p>
          </table:table-cell>
          <table:table-cell table:formula="of:=(1/3)*[.B1162]" office:value-type="float" office:value="0.0844010298423423" calcext:value-type="float">
            <text:p>0.084401029842342</text:p>
          </table:table-cell>
          <table:table-cell table:formula="of:=4*[.C1162]" office:value-type="float" office:value="0.337604119369369" calcext:value-type="float">
            <text:p>0.337604119369369</text:p>
          </table:table-cell>
          <table:table-cell table:formula="of:=[.D1162]/6" office:value-type="float" office:value="0.0562673532282282" calcext:value-type="float">
            <text:p>0.056267353228228</text:p>
          </table:table-cell>
          <table:table-cell table:formula="of:=[.E1162]*2" office:value-type="float" office:value="0.112534706456456" calcext:value-type="float">
            <text:p>0.112534706456456</text:p>
          </table:table-cell>
          <table:table-cell table:formula="of:=[.E1162]*39.3701" office:value-type="float" office:value="2.21525132333067" calcext:value-type="float">
            <text:p>2.21525132333067</text:p>
          </table:table-cell>
          <table:table-cell table:formula="of:=[.F1162]*39.3701" office:value-type="float" office:value="4.43050264666134" calcext:value-type="float">
            <text:p>4.43050264666134</text:p>
          </table:table-cell>
        </table:table-row>
        <table:table-row table:style-name="ro1">
          <table:table-cell table:formula="of:=[.A1162]+1" office:value-type="float" office:value="1185" calcext:value-type="float">
            <text:p>1185</text:p>
          </table:table-cell>
          <table:table-cell table:formula="of:=299792458/([.A1163]*1000000)" office:value-type="float" office:value="0.252989416033755" calcext:value-type="float">
            <text:p>0.252989416033755</text:p>
          </table:table-cell>
          <table:table-cell table:formula="of:=(1/3)*[.B1163]" office:value-type="float" office:value="0.0843298053445851" calcext:value-type="float">
            <text:p>0.084329805344585</text:p>
          </table:table-cell>
          <table:table-cell table:formula="of:=4*[.C1163]" office:value-type="float" office:value="0.33731922137834" calcext:value-type="float">
            <text:p>0.33731922137834</text:p>
          </table:table-cell>
          <table:table-cell table:formula="of:=[.D1163]/6" office:value-type="float" office:value="0.0562198702297234" calcext:value-type="float">
            <text:p>0.056219870229723</text:p>
          </table:table-cell>
          <table:table-cell table:formula="of:=[.E1163]*2" office:value-type="float" office:value="0.112439740459447" calcext:value-type="float">
            <text:p>0.112439740459447</text:p>
          </table:table-cell>
          <table:table-cell table:formula="of:=[.E1163]*39.3701" office:value-type="float" office:value="2.21338191293123" calcext:value-type="float">
            <text:p>2.21338191293123</text:p>
          </table:table-cell>
          <table:table-cell table:formula="of:=[.F1163]*39.3701" office:value-type="float" office:value="4.42676382586247" calcext:value-type="float">
            <text:p>4.42676382586247</text:p>
          </table:table-cell>
        </table:table-row>
        <table:table-row table:style-name="ro1">
          <table:table-cell table:formula="of:=[.A1163]+1" office:value-type="float" office:value="1186" calcext:value-type="float">
            <text:p>1186</text:p>
          </table:table-cell>
          <table:table-cell table:formula="of:=299792458/([.A1164]*1000000)" office:value-type="float" office:value="0.252776102866779" calcext:value-type="float">
            <text:p>0.252776102866779</text:p>
          </table:table-cell>
          <table:table-cell table:formula="of:=(1/3)*[.B1164]" office:value-type="float" office:value="0.084258700955593" calcext:value-type="float">
            <text:p>0.084258700955593</text:p>
          </table:table-cell>
          <table:table-cell table:formula="of:=4*[.C1164]" office:value-type="float" office:value="0.337034803822372" calcext:value-type="float">
            <text:p>0.337034803822372</text:p>
          </table:table-cell>
          <table:table-cell table:formula="of:=[.D1164]/6" office:value-type="float" office:value="0.0561724673037287" calcext:value-type="float">
            <text:p>0.056172467303729</text:p>
          </table:table-cell>
          <table:table-cell table:formula="of:=[.E1164]*2" office:value-type="float" office:value="0.112344934607457" calcext:value-type="float">
            <text:p>0.112344934607457</text:p>
          </table:table-cell>
          <table:table-cell table:formula="of:=[.E1164]*39.3701" office:value-type="float" office:value="2.21151565499453" calcext:value-type="float">
            <text:p>2.21151565499453</text:p>
          </table:table-cell>
          <table:table-cell table:formula="of:=[.F1164]*39.3701" office:value-type="float" office:value="4.42303130998906" calcext:value-type="float">
            <text:p>4.42303130998906</text:p>
          </table:table-cell>
        </table:table-row>
        <table:table-row table:style-name="ro1">
          <table:table-cell table:formula="of:=[.A1164]+1" office:value-type="float" office:value="1187" calcext:value-type="float">
            <text:p>1187</text:p>
          </table:table-cell>
          <table:table-cell table:formula="of:=299792458/([.A1165]*1000000)" office:value-type="float" office:value="0.252563149115417" calcext:value-type="float">
            <text:p>0.252563149115417</text:p>
          </table:table-cell>
          <table:table-cell table:formula="of:=(1/3)*[.B1165]" office:value-type="float" office:value="0.0841877163718057" calcext:value-type="float">
            <text:p>0.084187716371806</text:p>
          </table:table-cell>
          <table:table-cell table:formula="of:=4*[.C1165]" office:value-type="float" office:value="0.336750865487223" calcext:value-type="float">
            <text:p>0.336750865487223</text:p>
          </table:table-cell>
          <table:table-cell table:formula="of:=[.D1165]/6" office:value-type="float" office:value="0.0561251442478704" calcext:value-type="float">
            <text:p>0.056125144247871</text:p>
          </table:table-cell>
          <table:table-cell table:formula="of:=[.E1165]*2" office:value-type="float" office:value="0.112250288495741" calcext:value-type="float">
            <text:p>0.112250288495741</text:p>
          </table:table-cell>
          <table:table-cell table:formula="of:=[.E1165]*39.3701" office:value-type="float" office:value="2.20965254155308" calcext:value-type="float">
            <text:p>2.20965254155308</text:p>
          </table:table-cell>
          <table:table-cell table:formula="of:=[.F1165]*39.3701" office:value-type="float" office:value="4.41930508310617" calcext:value-type="float">
            <text:p>4.41930508310617</text:p>
          </table:table-cell>
        </table:table-row>
        <table:table-row table:style-name="ro1">
          <table:table-cell table:formula="of:=[.A1165]+1" office:value-type="float" office:value="1188" calcext:value-type="float">
            <text:p>1188</text:p>
          </table:table-cell>
          <table:table-cell table:formula="of:=299792458/([.A1166]*1000000)" office:value-type="float" office:value="0.252350553872054" calcext:value-type="float">
            <text:p>0.252350553872054</text:p>
          </table:table-cell>
          <table:table-cell table:formula="of:=(1/3)*[.B1166]" office:value-type="float" office:value="0.0841168512906846" calcext:value-type="float">
            <text:p>0.084116851290685</text:p>
          </table:table-cell>
          <table:table-cell table:formula="of:=4*[.C1166]" office:value-type="float" office:value="0.336467405162738" calcext:value-type="float">
            <text:p>0.336467405162738</text:p>
          </table:table-cell>
          <table:table-cell table:formula="of:=[.D1166]/6" office:value-type="float" office:value="0.0560779008604564" calcext:value-type="float">
            <text:p>0.056077900860456</text:p>
          </table:table-cell>
          <table:table-cell table:formula="of:=[.E1166]*2" office:value-type="float" office:value="0.112155801720913" calcext:value-type="float">
            <text:p>0.112155801720913</text:p>
          </table:table-cell>
          <table:table-cell table:formula="of:=[.E1166]*39.3701" office:value-type="float" office:value="2.20779256466625" calcext:value-type="float">
            <text:p>2.20779256466625</text:p>
          </table:table-cell>
          <table:table-cell table:formula="of:=[.F1166]*39.3701" office:value-type="float" office:value="4.41558512933251" calcext:value-type="float">
            <text:p>4.41558512933251</text:p>
          </table:table-cell>
        </table:table-row>
        <table:table-row table:style-name="ro1">
          <table:table-cell table:formula="of:=[.A1166]+1" office:value-type="float" office:value="1189" calcext:value-type="float">
            <text:p>1189</text:p>
          </table:table-cell>
          <table:table-cell table:formula="of:=299792458/([.A1167]*1000000)" office:value-type="float" office:value="0.252138316232128" calcext:value-type="float">
            <text:p>0.252138316232128</text:p>
          </table:table-cell>
          <table:table-cell table:formula="of:=(1/3)*[.B1167]" office:value-type="float" office:value="0.0840461054107093" calcext:value-type="float">
            <text:p>0.084046105410709</text:p>
          </table:table-cell>
          <table:table-cell table:formula="of:=4*[.C1167]" office:value-type="float" office:value="0.336184421642837" calcext:value-type="float">
            <text:p>0.336184421642837</text:p>
          </table:table-cell>
          <table:table-cell table:formula="of:=[.D1167]/6" office:value-type="float" office:value="0.0560307369404729" calcext:value-type="float">
            <text:p>0.056030736940473</text:p>
          </table:table-cell>
          <table:table-cell table:formula="of:=[.E1167]*2" office:value-type="float" office:value="0.112061473880946" calcext:value-type="float">
            <text:p>0.112061473880946</text:p>
          </table:table-cell>
          <table:table-cell table:formula="of:=[.E1167]*39.3701" office:value-type="float" office:value="2.20593571642011" calcext:value-type="float">
            <text:p>2.20593571642011</text:p>
          </table:table-cell>
          <table:table-cell table:formula="of:=[.F1167]*39.3701" office:value-type="float" office:value="4.41187143284022" calcext:value-type="float">
            <text:p>4.41187143284022</text:p>
          </table:table-cell>
        </table:table-row>
        <table:table-row table:style-name="ro1">
          <table:table-cell table:formula="of:=[.A1167]+1" office:value-type="float" office:value="1190" calcext:value-type="float">
            <text:p>1190</text:p>
          </table:table-cell>
          <table:table-cell table:formula="of:=299792458/([.A1168]*1000000)" office:value-type="float" office:value="0.251926435294118" calcext:value-type="float">
            <text:p>0.251926435294118</text:p>
          </table:table-cell>
          <table:table-cell table:formula="of:=(1/3)*[.B1168]" office:value-type="float" office:value="0.0839754784313725" calcext:value-type="float">
            <text:p>0.083975478431373</text:p>
          </table:table-cell>
          <table:table-cell table:formula="of:=4*[.C1168]" office:value-type="float" office:value="0.33590191372549" calcext:value-type="float">
            <text:p>0.33590191372549</text:p>
          </table:table-cell>
          <table:table-cell table:formula="of:=[.D1168]/6" office:value-type="float" office:value="0.0559836522875817" calcext:value-type="float">
            <text:p>0.055983652287582</text:p>
          </table:table-cell>
          <table:table-cell table:formula="of:=[.E1168]*2" office:value-type="float" office:value="0.111967304575163" calcext:value-type="float">
            <text:p>0.111967304575163</text:p>
          </table:table-cell>
          <table:table-cell table:formula="of:=[.E1168]*39.3701" office:value-type="float" office:value="2.20408198892732" calcext:value-type="float">
            <text:p>2.20408198892732</text:p>
          </table:table-cell>
          <table:table-cell table:formula="of:=[.F1168]*39.3701" office:value-type="float" office:value="4.40816397785464" calcext:value-type="float">
            <text:p>4.40816397785464</text:p>
          </table:table-cell>
        </table:table-row>
        <table:table-row table:style-name="ro1">
          <table:table-cell table:formula="of:=[.A1168]+1" office:value-type="float" office:value="1191" calcext:value-type="float">
            <text:p>1191</text:p>
          </table:table-cell>
          <table:table-cell table:formula="of:=299792458/([.A1169]*1000000)" office:value-type="float" office:value="0.25171491015953" calcext:value-type="float">
            <text:p>0.25171491015953</text:p>
          </table:table-cell>
          <table:table-cell table:formula="of:=(1/3)*[.B1169]" office:value-type="float" office:value="0.0839049700531766" calcext:value-type="float">
            <text:p>0.083904970053177</text:p>
          </table:table-cell>
          <table:table-cell table:formula="of:=4*[.C1169]" office:value-type="float" office:value="0.335619880212706" calcext:value-type="float">
            <text:p>0.335619880212706</text:p>
          </table:table-cell>
          <table:table-cell table:formula="of:=[.D1169]/6" office:value-type="float" office:value="0.0559366467021177" calcext:value-type="float">
            <text:p>0.055936646702118</text:p>
          </table:table-cell>
          <table:table-cell table:formula="of:=[.E1169]*2" office:value-type="float" office:value="0.111873293404235" calcext:value-type="float">
            <text:p>0.111873293404235</text:p>
          </table:table-cell>
          <table:table-cell table:formula="of:=[.E1169]*39.3701" office:value-type="float" office:value="2.20223137432705" calcext:value-type="float">
            <text:p>2.20223137432705</text:p>
          </table:table-cell>
          <table:table-cell table:formula="of:=[.F1169]*39.3701" office:value-type="float" office:value="4.40446274865409" calcext:value-type="float">
            <text:p>4.40446274865409</text:p>
          </table:table-cell>
        </table:table-row>
        <table:table-row table:style-name="ro1">
          <table:table-cell table:formula="of:=[.A1169]+1" office:value-type="float" office:value="1192" calcext:value-type="float">
            <text:p>1192</text:p>
          </table:table-cell>
          <table:table-cell table:formula="of:=299792458/([.A1170]*1000000)" office:value-type="float" office:value="0.251503739932886" calcext:value-type="float">
            <text:p>0.251503739932886</text:p>
          </table:table-cell>
          <table:table-cell table:formula="of:=(1/3)*[.B1170]" office:value-type="float" office:value="0.0838345799776286" calcext:value-type="float">
            <text:p>0.083834579977629</text:p>
          </table:table-cell>
          <table:table-cell table:formula="of:=4*[.C1170]" office:value-type="float" office:value="0.335338319910514" calcext:value-type="float">
            <text:p>0.335338319910514</text:p>
          </table:table-cell>
          <table:table-cell table:formula="of:=[.D1170]/6" office:value-type="float" office:value="0.0558897199850857" calcext:value-type="float">
            <text:p>0.055889719985086</text:p>
          </table:table-cell>
          <table:table-cell table:formula="of:=[.E1170]*2" office:value-type="float" office:value="0.111779439970171" calcext:value-type="float">
            <text:p>0.111779439970171</text:p>
          </table:table-cell>
          <table:table-cell table:formula="of:=[.E1170]*39.3701" office:value-type="float" office:value="2.20038386478482" calcext:value-type="float">
            <text:p>2.20038386478482</text:p>
          </table:table-cell>
          <table:table-cell table:formula="of:=[.F1170]*39.3701" office:value-type="float" office:value="4.40076772956965" calcext:value-type="float">
            <text:p>4.40076772956965</text:p>
          </table:table-cell>
        </table:table-row>
        <table:table-row table:style-name="ro1">
          <table:table-cell table:formula="of:=[.A1170]+1" office:value-type="float" office:value="1193" calcext:value-type="float">
            <text:p>1193</text:p>
          </table:table-cell>
          <table:table-cell table:formula="of:=299792458/([.A1171]*1000000)" office:value-type="float" office:value="0.25129292372171" calcext:value-type="float">
            <text:p>0.25129292372171</text:p>
          </table:table-cell>
          <table:table-cell table:formula="of:=(1/3)*[.B1171]" office:value-type="float" office:value="0.0837643079072367" calcext:value-type="float">
            <text:p>0.083764307907237</text:p>
          </table:table-cell>
          <table:table-cell table:formula="of:=4*[.C1171]" office:value-type="float" office:value="0.335057231628947" calcext:value-type="float">
            <text:p>0.335057231628947</text:p>
          </table:table-cell>
          <table:table-cell table:formula="of:=[.D1171]/6" office:value-type="float" office:value="0.0558428719381578" calcext:value-type="float">
            <text:p>0.055842871938158</text:p>
          </table:table-cell>
          <table:table-cell table:formula="of:=[.E1171]*2" office:value-type="float" office:value="0.111685743876316" calcext:value-type="float">
            <text:p>0.111685743876316</text:p>
          </table:table-cell>
          <table:table-cell table:formula="of:=[.E1171]*39.3701" office:value-type="float" office:value="2.19853945249246" calcext:value-type="float">
            <text:p>2.19853945249246</text:p>
          </table:table-cell>
          <table:table-cell table:formula="of:=[.F1171]*39.3701" office:value-type="float" office:value="4.39707890498493" calcext:value-type="float">
            <text:p>4.39707890498493</text:p>
          </table:table-cell>
        </table:table-row>
        <table:table-row table:style-name="ro1">
          <table:table-cell table:formula="of:=[.A1171]+1" office:value-type="float" office:value="1194" calcext:value-type="float">
            <text:p>1194</text:p>
          </table:table-cell>
          <table:table-cell table:formula="of:=299792458/([.A1172]*1000000)" office:value-type="float" office:value="0.251082460636516" calcext:value-type="float">
            <text:p>0.251082460636516</text:p>
          </table:table-cell>
          <table:table-cell table:formula="of:=(1/3)*[.B1172]" office:value-type="float" office:value="0.0836941535455053" calcext:value-type="float">
            <text:p>0.083694153545505</text:p>
          </table:table-cell>
          <table:table-cell table:formula="of:=4*[.C1172]" office:value-type="float" office:value="0.334776614182021" calcext:value-type="float">
            <text:p>0.334776614182021</text:p>
          </table:table-cell>
          <table:table-cell table:formula="of:=[.D1172]/6" office:value-type="float" office:value="0.0557961023636702" calcext:value-type="float">
            <text:p>0.05579610236367</text:p>
          </table:table-cell>
          <table:table-cell table:formula="of:=[.E1172]*2" office:value-type="float" office:value="0.11159220472734" calcext:value-type="float">
            <text:p>0.11159220472734</text:p>
          </table:table-cell>
          <table:table-cell table:formula="of:=[.E1172]*39.3701" office:value-type="float" office:value="2.19669812966793" calcext:value-type="float">
            <text:p>2.19669812966793</text:p>
          </table:table-cell>
          <table:table-cell table:formula="of:=[.F1172]*39.3701" office:value-type="float" office:value="4.39339625933586" calcext:value-type="float">
            <text:p>4.39339625933586</text:p>
          </table:table-cell>
        </table:table-row>
        <table:table-row table:style-name="ro1">
          <table:table-cell table:formula="of:=[.A1172]+1" office:value-type="float" office:value="1195" calcext:value-type="float">
            <text:p>1195</text:p>
          </table:table-cell>
          <table:table-cell table:formula="of:=299792458/([.A1173]*1000000)" office:value-type="float" office:value="0.250872349790795" calcext:value-type="float">
            <text:p>0.250872349790795</text:p>
          </table:table-cell>
          <table:table-cell table:formula="of:=(1/3)*[.B1173]" office:value-type="float" office:value="0.0836241165969317" calcext:value-type="float">
            <text:p>0.083624116596932</text:p>
          </table:table-cell>
          <table:table-cell table:formula="of:=4*[.C1173]" office:value-type="float" office:value="0.334496466387727" calcext:value-type="float">
            <text:p>0.334496466387727</text:p>
          </table:table-cell>
          <table:table-cell table:formula="of:=[.D1173]/6" office:value-type="float" office:value="0.0557494110646211" calcext:value-type="float">
            <text:p>0.055749411064621</text:p>
          </table:table-cell>
          <table:table-cell table:formula="of:=[.E1173]*2" office:value-type="float" office:value="0.111498822129242" calcext:value-type="float">
            <text:p>0.111498822129242</text:p>
          </table:table-cell>
          <table:table-cell table:formula="of:=[.E1173]*39.3701" office:value-type="float" office:value="2.19485988855524" calcext:value-type="float">
            <text:p>2.19485988855524</text:p>
          </table:table-cell>
          <table:table-cell table:formula="of:=[.F1173]*39.3701" office:value-type="float" office:value="4.38971977711048" calcext:value-type="float">
            <text:p>4.38971977711048</text:p>
          </table:table-cell>
        </table:table-row>
        <table:table-row table:style-name="ro1">
          <table:table-cell table:formula="of:=[.A1173]+1" office:value-type="float" office:value="1196" calcext:value-type="float">
            <text:p>1196</text:p>
          </table:table-cell>
          <table:table-cell table:formula="of:=299792458/([.A1174]*1000000)" office:value-type="float" office:value="0.250662590301003" calcext:value-type="float">
            <text:p>0.250662590301003</text:p>
          </table:table-cell>
          <table:table-cell table:formula="of:=(1/3)*[.B1174]" office:value-type="float" office:value="0.0835541967670011" calcext:value-type="float">
            <text:p>0.083554196767001</text:p>
          </table:table-cell>
          <table:table-cell table:formula="of:=4*[.C1174]" office:value-type="float" office:value="0.334216787068004" calcext:value-type="float">
            <text:p>0.334216787068004</text:p>
          </table:table-cell>
          <table:table-cell table:formula="of:=[.D1174]/6" office:value-type="float" office:value="0.0557027978446674" calcext:value-type="float">
            <text:p>0.055702797844667</text:p>
          </table:table-cell>
          <table:table-cell table:formula="of:=[.E1174]*2" office:value-type="float" office:value="0.111405595689335" calcext:value-type="float">
            <text:p>0.111405595689335</text:p>
          </table:table-cell>
          <table:table-cell table:formula="of:=[.E1174]*39.3701" office:value-type="float" office:value="2.19302472142434" calcext:value-type="float">
            <text:p>2.19302472142434</text:p>
          </table:table-cell>
          <table:table-cell table:formula="of:=[.F1174]*39.3701" office:value-type="float" office:value="4.38604944284868" calcext:value-type="float">
            <text:p>4.38604944284868</text:p>
          </table:table-cell>
        </table:table-row>
        <table:table-row table:style-name="ro1">
          <table:table-cell table:formula="of:=[.A1174]+1" office:value-type="float" office:value="1197" calcext:value-type="float">
            <text:p>1197</text:p>
          </table:table-cell>
          <table:table-cell table:formula="of:=299792458/([.A1175]*1000000)" office:value-type="float" office:value="0.25045318128655" calcext:value-type="float">
            <text:p>0.25045318128655</text:p>
          </table:table-cell>
          <table:table-cell table:formula="of:=(1/3)*[.B1175]" office:value-type="float" office:value="0.0834843937621832" calcext:value-type="float">
            <text:p>0.083484393762183</text:p>
          </table:table-cell>
          <table:table-cell table:formula="of:=4*[.C1175]" office:value-type="float" office:value="0.333937575048733" calcext:value-type="float">
            <text:p>0.333937575048733</text:p>
          </table:table-cell>
          <table:table-cell table:formula="of:=[.D1175]/6" office:value-type="float" office:value="0.0556562625081221" calcext:value-type="float">
            <text:p>0.055656262508122</text:p>
          </table:table-cell>
          <table:table-cell table:formula="of:=[.E1175]*2" office:value-type="float" office:value="0.111312525016244" calcext:value-type="float">
            <text:p>0.111312525016244</text:p>
          </table:table-cell>
          <table:table-cell table:formula="of:=[.E1175]*39.3701" office:value-type="float" office:value="2.19119262057102" calcext:value-type="float">
            <text:p>2.19119262057102</text:p>
          </table:table-cell>
          <table:table-cell table:formula="of:=[.F1175]*39.3701" office:value-type="float" office:value="4.38238524114204" calcext:value-type="float">
            <text:p>4.38238524114204</text:p>
          </table:table-cell>
        </table:table-row>
        <table:table-row table:style-name="ro1">
          <table:table-cell table:formula="of:=[.A1175]+1" office:value-type="float" office:value="1198" calcext:value-type="float">
            <text:p>1198</text:p>
          </table:table-cell>
          <table:table-cell table:formula="of:=299792458/([.A1176]*1000000)" office:value-type="float" office:value="0.250244121869783" calcext:value-type="float">
            <text:p>0.250244121869783</text:p>
          </table:table-cell>
          <table:table-cell table:formula="of:=(1/3)*[.B1176]" office:value-type="float" office:value="0.0834147072899276" calcext:value-type="float">
            <text:p>0.083414707289928</text:p>
          </table:table-cell>
          <table:table-cell table:formula="of:=4*[.C1176]" office:value-type="float" office:value="0.333658829159711" calcext:value-type="float">
            <text:p>0.333658829159711</text:p>
          </table:table-cell>
          <table:table-cell table:formula="of:=[.D1176]/6" office:value-type="float" office:value="0.0556098048599518" calcext:value-type="float">
            <text:p>0.055609804859952</text:p>
          </table:table-cell>
          <table:table-cell table:formula="of:=[.E1176]*2" office:value-type="float" office:value="0.111219609719904" calcext:value-type="float">
            <text:p>0.111219609719904</text:p>
          </table:table-cell>
          <table:table-cell table:formula="of:=[.E1176]*39.3701" office:value-type="float" office:value="2.18936357831679" calcext:value-type="float">
            <text:p>2.18936357831679</text:p>
          </table:table-cell>
          <table:table-cell table:formula="of:=[.F1176]*39.3701" office:value-type="float" office:value="4.37872715663357" calcext:value-type="float">
            <text:p>4.37872715663357</text:p>
          </table:table-cell>
        </table:table-row>
        <table:table-row table:style-name="ro1">
          <table:table-cell table:formula="of:=[.A1176]+1" office:value-type="float" office:value="1199" calcext:value-type="float">
            <text:p>1199</text:p>
          </table:table-cell>
          <table:table-cell table:formula="of:=299792458/([.A1177]*1000000)" office:value-type="float" office:value="0.25003541117598" calcext:value-type="float">
            <text:p>0.25003541117598</text:p>
          </table:table-cell>
          <table:table-cell table:formula="of:=(1/3)*[.B1177]" office:value-type="float" office:value="0.08334513705866" calcext:value-type="float">
            <text:p>0.08334513705866</text:p>
          </table:table-cell>
          <table:table-cell table:formula="of:=4*[.C1177]" office:value-type="float" office:value="0.33338054823464" calcext:value-type="float">
            <text:p>0.33338054823464</text:p>
          </table:table-cell>
          <table:table-cell table:formula="of:=[.D1177]/6" office:value-type="float" office:value="0.0555634247057733" calcext:value-type="float">
            <text:p>0.055563424705773</text:p>
          </table:table-cell>
          <table:table-cell table:formula="of:=[.E1177]*2" office:value-type="float" office:value="0.111126849411547" calcext:value-type="float">
            <text:p>0.111126849411547</text:p>
          </table:table-cell>
          <table:table-cell table:formula="of:=[.E1177]*39.3701" office:value-type="float" office:value="2.18753758700877" calcext:value-type="float">
            <text:p>2.18753758700877</text:p>
          </table:table-cell>
          <table:table-cell table:formula="of:=[.F1177]*39.3701" office:value-type="float" office:value="4.37507517401753" calcext:value-type="float">
            <text:p>4.37507517401753</text:p>
          </table:table-cell>
        </table:table-row>
        <table:table-row table:style-name="ro1">
          <table:table-cell table:formula="of:=[.A1177]+1" office:value-type="float" office:value="1200" calcext:value-type="float">
            <text:p>1200</text:p>
          </table:table-cell>
          <table:table-cell table:formula="of:=299792458/([.A1178]*1000000)" office:value-type="float" office:value="0.249827048333333" calcext:value-type="float">
            <text:p>0.249827048333333</text:p>
          </table:table-cell>
          <table:table-cell table:formula="of:=(1/3)*[.B1178]" office:value-type="float" office:value="0.0832756827777778" calcext:value-type="float">
            <text:p>0.083275682777778</text:p>
          </table:table-cell>
          <table:table-cell table:formula="of:=4*[.C1178]" office:value-type="float" office:value="0.333102731111111" calcext:value-type="float">
            <text:p>0.333102731111111</text:p>
          </table:table-cell>
          <table:table-cell table:formula="of:=[.D1178]/6" office:value-type="float" office:value="0.0555171218518519" calcext:value-type="float">
            <text:p>0.055517121851852</text:p>
          </table:table-cell>
          <table:table-cell table:formula="of:=[.E1178]*2" office:value-type="float" office:value="0.111034243703704" calcext:value-type="float">
            <text:p>0.111034243703704</text:p>
          </table:table-cell>
          <table:table-cell table:formula="of:=[.E1178]*39.3701" office:value-type="float" office:value="2.18571463901959" calcext:value-type="float">
            <text:p>2.18571463901959</text:p>
          </table:table-cell>
          <table:table-cell table:formula="of:=[.F1178]*39.3701" office:value-type="float" office:value="4.37142927803918" calcext:value-type="float">
            <text:p>4.37142927803918</text:p>
          </table:table-cell>
        </table:table-row>
        <table:table-row table:style-name="ro1">
          <table:table-cell table:formula="of:=[.A1178]+1" office:value-type="float" office:value="1201" calcext:value-type="float">
            <text:p>1201</text:p>
          </table:table-cell>
          <table:table-cell table:formula="of:=299792458/([.A1179]*1000000)" office:value-type="float" office:value="0.249619032472939" calcext:value-type="float">
            <text:p>0.249619032472939</text:p>
          </table:table-cell>
          <table:table-cell table:formula="of:=(1/3)*[.B1179]" office:value-type="float" office:value="0.0832063441576464" calcext:value-type="float">
            <text:p>0.083206344157646</text:p>
          </table:table-cell>
          <table:table-cell table:formula="of:=4*[.C1179]" office:value-type="float" office:value="0.332825376630586" calcext:value-type="float">
            <text:p>0.332825376630586</text:p>
          </table:table-cell>
          <table:table-cell table:formula="of:=[.D1179]/6" office:value-type="float" office:value="0.0554708961050976" calcext:value-type="float">
            <text:p>0.055470896105098</text:p>
          </table:table-cell>
          <table:table-cell table:formula="of:=[.E1179]*2" office:value-type="float" office:value="0.110941792210195" calcext:value-type="float">
            <text:p>0.110941792210195</text:p>
          </table:table-cell>
          <table:table-cell table:formula="of:=[.E1179]*39.3701" office:value-type="float" office:value="2.1838947267473" calcext:value-type="float">
            <text:p>2.1838947267473</text:p>
          </table:table-cell>
          <table:table-cell table:formula="of:=[.F1179]*39.3701" office:value-type="float" office:value="4.36778945349461" calcext:value-type="float">
            <text:p>4.36778945349461</text:p>
          </table:table-cell>
        </table:table-row>
        <table:table-row table:style-name="ro1">
          <table:table-cell table:formula="of:=[.A1179]+1" office:value-type="float" office:value="1202" calcext:value-type="float">
            <text:p>1202</text:p>
          </table:table-cell>
          <table:table-cell table:formula="of:=299792458/([.A1180]*1000000)" office:value-type="float" office:value="0.249411362728785" calcext:value-type="float">
            <text:p>0.249411362728785</text:p>
          </table:table-cell>
          <table:table-cell table:formula="of:=(1/3)*[.B1180]" office:value-type="float" office:value="0.0831371209095951" calcext:value-type="float">
            <text:p>0.083137120909595</text:p>
          </table:table-cell>
          <table:table-cell table:formula="of:=4*[.C1180]" office:value-type="float" office:value="0.33254848363838" calcext:value-type="float">
            <text:p>0.33254848363838</text:p>
          </table:table-cell>
          <table:table-cell table:formula="of:=[.D1180]/6" office:value-type="float" office:value="0.0554247472730634" calcext:value-type="float">
            <text:p>0.055424747273063</text:p>
          </table:table-cell>
          <table:table-cell table:formula="of:=[.E1180]*2" office:value-type="float" office:value="0.110849494546127" calcext:value-type="float">
            <text:p>0.110849494546127</text:p>
          </table:table-cell>
          <table:table-cell table:formula="of:=[.E1180]*39.3701" office:value-type="float" office:value="2.18207784261523" calcext:value-type="float">
            <text:p>2.18207784261523</text:p>
          </table:table-cell>
          <table:table-cell table:formula="of:=[.F1180]*39.3701" office:value-type="float" office:value="4.36415568523047" calcext:value-type="float">
            <text:p>4.36415568523047</text:p>
          </table:table-cell>
        </table:table-row>
        <table:table-row table:style-name="ro1">
          <table:table-cell table:formula="of:=[.A1180]+1" office:value-type="float" office:value="1203" calcext:value-type="float">
            <text:p>1203</text:p>
          </table:table-cell>
          <table:table-cell table:formula="of:=299792458/([.A1181]*1000000)" office:value-type="float" office:value="0.249204038237739" calcext:value-type="float">
            <text:p>0.249204038237739</text:p>
          </table:table-cell>
          <table:table-cell table:formula="of:=(1/3)*[.B1181]" office:value-type="float" office:value="0.083068012745913" calcext:value-type="float">
            <text:p>0.083068012745913</text:p>
          </table:table-cell>
          <table:table-cell table:formula="of:=4*[.C1181]" office:value-type="float" office:value="0.332272050983652" calcext:value-type="float">
            <text:p>0.332272050983652</text:p>
          </table:table-cell>
          <table:table-cell table:formula="of:=[.D1181]/6" office:value-type="float" office:value="0.055378675163942" calcext:value-type="float">
            <text:p>0.055378675163942</text:p>
          </table:table-cell>
          <table:table-cell table:formula="of:=[.E1181]*2" office:value-type="float" office:value="0.110757350327884" calcext:value-type="float">
            <text:p>0.110757350327884</text:p>
          </table:table-cell>
          <table:table-cell table:formula="of:=[.E1181]*39.3701" office:value-type="float" office:value="2.18026397907191" calcext:value-type="float">
            <text:p>2.18026397907191</text:p>
          </table:table-cell>
          <table:table-cell table:formula="of:=[.F1181]*39.3701" office:value-type="float" office:value="4.36052795814383" calcext:value-type="float">
            <text:p>4.36052795814383</text:p>
          </table:table-cell>
        </table:table-row>
        <table:table-row table:style-name="ro1">
          <table:table-cell table:formula="of:=[.A1181]+1" office:value-type="float" office:value="1204" calcext:value-type="float">
            <text:p>1204</text:p>
          </table:table-cell>
          <table:table-cell table:formula="of:=299792458/([.A1182]*1000000)" office:value-type="float" office:value="0.248997058139535" calcext:value-type="float">
            <text:p>0.248997058139535</text:p>
          </table:table-cell>
          <table:table-cell table:formula="of:=(1/3)*[.B1182]" office:value-type="float" office:value="0.082999019379845" calcext:value-type="float">
            <text:p>0.082999019379845</text:p>
          </table:table-cell>
          <table:table-cell table:formula="of:=4*[.C1182]" office:value-type="float" office:value="0.33199607751938" calcext:value-type="float">
            <text:p>0.33199607751938</text:p>
          </table:table-cell>
          <table:table-cell table:formula="of:=[.D1182]/6" office:value-type="float" office:value="0.0553326795865633" calcext:value-type="float">
            <text:p>0.055332679586563</text:p>
          </table:table-cell>
          <table:table-cell table:formula="of:=[.E1182]*2" office:value-type="float" office:value="0.110665359173127" calcext:value-type="float">
            <text:p>0.110665359173127</text:p>
          </table:table-cell>
          <table:table-cell table:formula="of:=[.E1182]*39.3701" office:value-type="float" office:value="2.17845312859096" calcext:value-type="float">
            <text:p>2.17845312859096</text:p>
          </table:table-cell>
          <table:table-cell table:formula="of:=[.F1182]*39.3701" office:value-type="float" office:value="4.35690625718191" calcext:value-type="float">
            <text:p>4.35690625718191</text:p>
          </table:table-cell>
        </table:table-row>
        <table:table-row table:style-name="ro1">
          <table:table-cell table:formula="of:=[.A1182]+1" office:value-type="float" office:value="1205" calcext:value-type="float">
            <text:p>1205</text:p>
          </table:table-cell>
          <table:table-cell table:formula="of:=299792458/([.A1183]*1000000)" office:value-type="float" office:value="0.248790421576763" calcext:value-type="float">
            <text:p>0.248790421576763</text:p>
          </table:table-cell>
          <table:table-cell table:formula="of:=(1/3)*[.B1183]" office:value-type="float" office:value="0.0829301405255878" calcext:value-type="float">
            <text:p>0.082930140525588</text:p>
          </table:table-cell>
          <table:table-cell table:formula="of:=4*[.C1183]" office:value-type="float" office:value="0.331720562102351" calcext:value-type="float">
            <text:p>0.331720562102351</text:p>
          </table:table-cell>
          <table:table-cell table:formula="of:=[.D1183]/6" office:value-type="float" office:value="0.0552867603503919" calcext:value-type="float">
            <text:p>0.055286760350392</text:p>
          </table:table-cell>
          <table:table-cell table:formula="of:=[.E1183]*2" office:value-type="float" office:value="0.110573520700784" calcext:value-type="float">
            <text:p>0.110573520700784</text:p>
          </table:table-cell>
          <table:table-cell table:formula="of:=[.E1183]*39.3701" office:value-type="float" office:value="2.17664528367096" calcext:value-type="float">
            <text:p>2.17664528367096</text:p>
          </table:table-cell>
          <table:table-cell table:formula="of:=[.F1183]*39.3701" office:value-type="float" office:value="4.35329056734193" calcext:value-type="float">
            <text:p>4.35329056734193</text:p>
          </table:table-cell>
        </table:table-row>
        <table:table-row table:style-name="ro1">
          <table:table-cell table:formula="of:=[.A1183]+1" office:value-type="float" office:value="1206" calcext:value-type="float">
            <text:p>1206</text:p>
          </table:table-cell>
          <table:table-cell table:formula="of:=299792458/([.A1184]*1000000)" office:value-type="float" office:value="0.248584127694859" calcext:value-type="float">
            <text:p>0.248584127694859</text:p>
          </table:table-cell>
          <table:table-cell table:formula="of:=(1/3)*[.B1184]" office:value-type="float" office:value="0.0828613758982863" calcext:value-type="float">
            <text:p>0.082861375898286</text:p>
          </table:table-cell>
          <table:table-cell table:formula="of:=4*[.C1184]" office:value-type="float" office:value="0.331445503593145" calcext:value-type="float">
            <text:p>0.331445503593145</text:p>
          </table:table-cell>
          <table:table-cell table:formula="of:=[.D1184]/6" office:value-type="float" office:value="0.0552409172655242" calcext:value-type="float">
            <text:p>0.055240917265524</text:p>
          </table:table-cell>
          <table:table-cell table:formula="of:=[.E1184]*2" office:value-type="float" office:value="0.110481834531048" calcext:value-type="float">
            <text:p>0.110481834531048</text:p>
          </table:table-cell>
          <table:table-cell table:formula="of:=[.E1184]*39.3701" office:value-type="float" office:value="2.17484043683542" calcext:value-type="float">
            <text:p>2.17484043683542</text:p>
          </table:table-cell>
          <table:table-cell table:formula="of:=[.F1184]*39.3701" office:value-type="float" office:value="4.34968087367083" calcext:value-type="float">
            <text:p>4.34968087367083</text:p>
          </table:table-cell>
        </table:table-row>
        <table:table-row table:style-name="ro1">
          <table:table-cell table:formula="of:=[.A1184]+1" office:value-type="float" office:value="1207" calcext:value-type="float">
            <text:p>1207</text:p>
          </table:table-cell>
          <table:table-cell table:formula="of:=299792458/([.A1185]*1000000)" office:value-type="float" office:value="0.248378175642088" calcext:value-type="float">
            <text:p>0.248378175642088</text:p>
          </table:table-cell>
          <table:table-cell table:formula="of:=(1/3)*[.B1185]" office:value-type="float" office:value="0.0827927252140293" calcext:value-type="float">
            <text:p>0.082792725214029</text:p>
          </table:table-cell>
          <table:table-cell table:formula="of:=4*[.C1185]" office:value-type="float" office:value="0.331170900856117" calcext:value-type="float">
            <text:p>0.331170900856117</text:p>
          </table:table-cell>
          <table:table-cell table:formula="of:=[.D1185]/6" office:value-type="float" office:value="0.0551951501426862" calcext:value-type="float">
            <text:p>0.055195150142686</text:p>
          </table:table-cell>
          <table:table-cell table:formula="of:=[.E1185]*2" office:value-type="float" office:value="0.110390300285372" calcext:value-type="float">
            <text:p>0.110390300285372</text:p>
          </table:table-cell>
          <table:table-cell table:formula="of:=[.E1185]*39.3701" office:value-type="float" office:value="2.17303858063257" calcext:value-type="float">
            <text:p>2.17303858063257</text:p>
          </table:table-cell>
          <table:table-cell table:formula="of:=[.F1185]*39.3701" office:value-type="float" office:value="4.34607716126514" calcext:value-type="float">
            <text:p>4.34607716126514</text:p>
          </table:table-cell>
        </table:table-row>
        <table:table-row table:style-name="ro1">
          <table:table-cell table:formula="of:=[.A1185]+1" office:value-type="float" office:value="1208" calcext:value-type="float">
            <text:p>1208</text:p>
          </table:table-cell>
          <table:table-cell table:formula="of:=299792458/([.A1186]*1000000)" office:value-type="float" office:value="0.248172564569536" calcext:value-type="float">
            <text:p>0.248172564569536</text:p>
          </table:table-cell>
          <table:table-cell table:formula="of:=(1/3)*[.B1186]" office:value-type="float" office:value="0.0827241881898455" calcext:value-type="float">
            <text:p>0.082724188189846</text:p>
          </table:table-cell>
          <table:table-cell table:formula="of:=4*[.C1186]" office:value-type="float" office:value="0.330896752759382" calcext:value-type="float">
            <text:p>0.330896752759382</text:p>
          </table:table-cell>
          <table:table-cell table:formula="of:=[.D1186]/6" office:value-type="float" office:value="0.0551494587932303" calcext:value-type="float">
            <text:p>0.05514945879323</text:p>
          </table:table-cell>
          <table:table-cell table:formula="of:=[.E1186]*2" office:value-type="float" office:value="0.110298917586461" calcext:value-type="float">
            <text:p>0.110298917586461</text:p>
          </table:table-cell>
          <table:table-cell table:formula="of:=[.E1186]*39.3701" office:value-type="float" office:value="2.17123970763536" calcext:value-type="float">
            <text:p>2.17123970763536</text:p>
          </table:table-cell>
          <table:table-cell table:formula="of:=[.F1186]*39.3701" office:value-type="float" office:value="4.34247941527071" calcext:value-type="float">
            <text:p>4.34247941527071</text:p>
          </table:table-cell>
        </table:table-row>
        <table:table-row table:style-name="ro1">
          <table:table-cell table:formula="of:=[.A1186]+1" office:value-type="float" office:value="1209" calcext:value-type="float">
            <text:p>1209</text:p>
          </table:table-cell>
          <table:table-cell table:formula="of:=299792458/([.A1187]*1000000)" office:value-type="float" office:value="0.2479672936311" calcext:value-type="float">
            <text:p>0.2479672936311</text:p>
          </table:table-cell>
          <table:table-cell table:formula="of:=(1/3)*[.B1187]" office:value-type="float" office:value="0.0826557645437" calcext:value-type="float">
            <text:p>0.0826557645437</text:p>
          </table:table-cell>
          <table:table-cell table:formula="of:=4*[.C1187]" office:value-type="float" office:value="0.3306230581748" calcext:value-type="float">
            <text:p>0.3306230581748</text:p>
          </table:table-cell>
          <table:table-cell table:formula="of:=[.D1187]/6" office:value-type="float" office:value="0.0551038430291333" calcext:value-type="float">
            <text:p>0.055103843029133</text:p>
          </table:table-cell>
          <table:table-cell table:formula="of:=[.E1187]*2" office:value-type="float" office:value="0.110207686058267" calcext:value-type="float">
            <text:p>0.110207686058267</text:p>
          </table:table-cell>
          <table:table-cell table:formula="of:=[.E1187]*39.3701" office:value-type="float" office:value="2.16944381044128" calcext:value-type="float">
            <text:p>2.16944381044128</text:p>
          </table:table-cell>
          <table:table-cell table:formula="of:=[.F1187]*39.3701" office:value-type="float" office:value="4.33888762088257" calcext:value-type="float">
            <text:p>4.33888762088257</text:p>
          </table:table-cell>
        </table:table-row>
        <table:table-row table:style-name="ro1">
          <table:table-cell table:formula="of:=[.A1187]+1" office:value-type="float" office:value="1210" calcext:value-type="float">
            <text:p>1210</text:p>
          </table:table-cell>
          <table:table-cell table:formula="of:=299792458/([.A1188]*1000000)" office:value-type="float" office:value="0.247762361983471" calcext:value-type="float">
            <text:p>0.247762361983471</text:p>
          </table:table-cell>
          <table:table-cell table:formula="of:=(1/3)*[.B1188]" office:value-type="float" office:value="0.0825874539944904" calcext:value-type="float">
            <text:p>0.08258745399449</text:p>
          </table:table-cell>
          <table:table-cell table:formula="of:=4*[.C1188]" office:value-type="float" office:value="0.330349815977961" calcext:value-type="float">
            <text:p>0.330349815977961</text:p>
          </table:table-cell>
          <table:table-cell table:formula="of:=[.D1188]/6" office:value-type="float" office:value="0.0550583026629936" calcext:value-type="float">
            <text:p>0.055058302662994</text:p>
          </table:table-cell>
          <table:table-cell table:formula="of:=[.E1188]*2" office:value-type="float" office:value="0.110116605325987" calcext:value-type="float">
            <text:p>0.110116605325987</text:p>
          </table:table-cell>
          <table:table-cell table:formula="of:=[.E1188]*39.3701" office:value-type="float" office:value="2.16765088167232" calcext:value-type="float">
            <text:p>2.16765088167232</text:p>
          </table:table-cell>
          <table:table-cell table:formula="of:=[.F1188]*39.3701" office:value-type="float" office:value="4.33530176334465" calcext:value-type="float">
            <text:p>4.33530176334465</text:p>
          </table:table-cell>
        </table:table-row>
        <table:table-row table:style-name="ro1">
          <table:table-cell table:formula="of:=[.A1188]+1" office:value-type="float" office:value="1211" calcext:value-type="float">
            <text:p>1211</text:p>
          </table:table-cell>
          <table:table-cell table:formula="of:=299792458/([.A1189]*1000000)" office:value-type="float" office:value="0.247557768786127" calcext:value-type="float">
            <text:p>0.247557768786127</text:p>
          </table:table-cell>
          <table:table-cell table:formula="of:=(1/3)*[.B1189]" office:value-type="float" office:value="0.0825192562620424" calcext:value-type="float">
            <text:p>0.082519256262042</text:p>
          </table:table-cell>
          <table:table-cell table:formula="of:=4*[.C1189]" office:value-type="float" office:value="0.33007702504817" calcext:value-type="float">
            <text:p>0.33007702504817</text:p>
          </table:table-cell>
          <table:table-cell table:formula="of:=[.D1189]/6" office:value-type="float" office:value="0.0550128375080283" calcext:value-type="float">
            <text:p>0.055012837508028</text:p>
          </table:table-cell>
          <table:table-cell table:formula="of:=[.E1189]*2" office:value-type="float" office:value="0.110025675016057" calcext:value-type="float">
            <text:p>0.110025675016057</text:p>
          </table:table-cell>
          <table:table-cell table:formula="of:=[.E1189]*39.3701" office:value-type="float" office:value="2.16586091397482" calcext:value-type="float">
            <text:p>2.16586091397482</text:p>
          </table:table-cell>
          <table:table-cell table:formula="of:=[.F1189]*39.3701" office:value-type="float" office:value="4.33172182794965" calcext:value-type="float">
            <text:p>4.33172182794965</text:p>
          </table:table-cell>
        </table:table-row>
        <table:table-row table:style-name="ro1">
          <table:table-cell table:formula="of:=[.A1189]+1" office:value-type="float" office:value="1212" calcext:value-type="float">
            <text:p>1212</text:p>
          </table:table-cell>
          <table:table-cell table:formula="of:=299792458/([.A1190]*1000000)" office:value-type="float" office:value="0.24735351320132" calcext:value-type="float">
            <text:p>0.24735351320132</text:p>
          </table:table-cell>
          <table:table-cell table:formula="of:=(1/3)*[.B1190]" office:value-type="float" office:value="0.0824511710671067" calcext:value-type="float">
            <text:p>0.082451171067107</text:p>
          </table:table-cell>
          <table:table-cell table:formula="of:=4*[.C1190]" office:value-type="float" office:value="0.329804684268427" calcext:value-type="float">
            <text:p>0.329804684268427</text:p>
          </table:table-cell>
          <table:table-cell table:formula="of:=[.D1190]/6" office:value-type="float" office:value="0.0549674473780711" calcext:value-type="float">
            <text:p>0.054967447378071</text:p>
          </table:table-cell>
          <table:table-cell table:formula="of:=[.E1190]*2" office:value-type="float" office:value="0.109934894756142" calcext:value-type="float">
            <text:p>0.109934894756142</text:p>
          </table:table-cell>
          <table:table-cell table:formula="of:=[.E1190]*39.3701" office:value-type="float" office:value="2.1640739000194" calcext:value-type="float">
            <text:p>2.1640739000194</text:p>
          </table:table-cell>
          <table:table-cell table:formula="of:=[.F1190]*39.3701" office:value-type="float" office:value="4.3281478000388" calcext:value-type="float">
            <text:p>4.3281478000388</text:p>
          </table:table-cell>
        </table:table-row>
        <table:table-row table:style-name="ro1">
          <table:table-cell table:formula="of:=[.A1190]+1" office:value-type="float" office:value="1213" calcext:value-type="float">
            <text:p>1213</text:p>
          </table:table-cell>
          <table:table-cell table:formula="of:=299792458/([.A1191]*1000000)" office:value-type="float" office:value="0.247149594394064" calcext:value-type="float">
            <text:p>0.247149594394064</text:p>
          </table:table-cell>
          <table:table-cell table:formula="of:=(1/3)*[.B1191]" office:value-type="float" office:value="0.0823831981313548" calcext:value-type="float">
            <text:p>0.082383198131355</text:p>
          </table:table-cell>
          <table:table-cell table:formula="of:=4*[.C1191]" office:value-type="float" office:value="0.329532792525419" calcext:value-type="float">
            <text:p>0.329532792525419</text:p>
          </table:table-cell>
          <table:table-cell table:formula="of:=[.D1191]/6" office:value-type="float" office:value="0.0549221320875698" calcext:value-type="float">
            <text:p>0.05492213208757</text:p>
          </table:table-cell>
          <table:table-cell table:formula="of:=[.E1191]*2" office:value-type="float" office:value="0.10984426417514" calcext:value-type="float">
            <text:p>0.10984426417514</text:p>
          </table:table-cell>
          <table:table-cell table:formula="of:=[.E1191]*39.3701" office:value-type="float" office:value="2.16228983250083" calcext:value-type="float">
            <text:p>2.16228983250083</text:p>
          </table:table-cell>
          <table:table-cell table:formula="of:=[.F1191]*39.3701" office:value-type="float" office:value="4.32457966500167" calcext:value-type="float">
            <text:p>4.32457966500167</text:p>
          </table:table-cell>
        </table:table-row>
        <table:table-row table:style-name="ro1">
          <table:table-cell table:formula="of:=[.A1191]+1" office:value-type="float" office:value="1214" calcext:value-type="float">
            <text:p>1214</text:p>
          </table:table-cell>
          <table:table-cell table:formula="of:=299792458/([.A1192]*1000000)" office:value-type="float" office:value="0.246946011532125" calcext:value-type="float">
            <text:p>0.246946011532125</text:p>
          </table:table-cell>
          <table:table-cell table:formula="of:=(1/3)*[.B1192]" office:value-type="float" office:value="0.0823153371773751" calcext:value-type="float">
            <text:p>0.082315337177375</text:p>
          </table:table-cell>
          <table:table-cell table:formula="of:=4*[.C1192]" office:value-type="float" office:value="0.3292613487095" calcext:value-type="float">
            <text:p>0.3292613487095</text:p>
          </table:table-cell>
          <table:table-cell table:formula="of:=[.D1192]/6" office:value-type="float" office:value="0.0548768914515834" calcext:value-type="float">
            <text:p>0.054876891451583</text:p>
          </table:table-cell>
          <table:table-cell table:formula="of:=[.E1192]*2" office:value-type="float" office:value="0.109753782903167" calcext:value-type="float">
            <text:p>0.109753782903167</text:p>
          </table:table-cell>
          <table:table-cell table:formula="of:=[.E1192]*39.3701" office:value-type="float" office:value="2.16050870413798" calcext:value-type="float">
            <text:p>2.16050870413798</text:p>
          </table:table-cell>
          <table:table-cell table:formula="of:=[.F1192]*39.3701" office:value-type="float" office:value="4.32101740827597" calcext:value-type="float">
            <text:p>4.32101740827597</text:p>
          </table:table-cell>
        </table:table-row>
        <table:table-row table:style-name="ro1">
          <table:table-cell table:formula="of:=[.A1192]+1" office:value-type="float" office:value="1215" calcext:value-type="float">
            <text:p>1215</text:p>
          </table:table-cell>
          <table:table-cell table:formula="of:=299792458/([.A1193]*1000000)" office:value-type="float" office:value="0.246742763786008" calcext:value-type="float">
            <text:p>0.246742763786008</text:p>
          </table:table-cell>
          <table:table-cell table:formula="of:=(1/3)*[.B1193]" office:value-type="float" office:value="0.0822475879286694" calcext:value-type="float">
            <text:p>0.082247587928669</text:p>
          </table:table-cell>
          <table:table-cell table:formula="of:=4*[.C1193]" office:value-type="float" office:value="0.328990351714678" calcext:value-type="float">
            <text:p>0.328990351714678</text:p>
          </table:table-cell>
          <table:table-cell table:formula="of:=[.D1193]/6" office:value-type="float" office:value="0.0548317252857796" calcext:value-type="float">
            <text:p>0.05483172528578</text:p>
          </table:table-cell>
          <table:table-cell table:formula="of:=[.E1193]*2" office:value-type="float" office:value="0.109663450571559" calcext:value-type="float">
            <text:p>0.109663450571559</text:p>
          </table:table-cell>
          <table:table-cell table:formula="of:=[.E1193]*39.3701" office:value-type="float" office:value="2.15873050767367" calcext:value-type="float">
            <text:p>2.15873050767367</text:p>
          </table:table-cell>
          <table:table-cell table:formula="of:=[.F1193]*39.3701" office:value-type="float" office:value="4.31746101534734" calcext:value-type="float">
            <text:p>4.31746101534734</text:p>
          </table:table-cell>
        </table:table-row>
        <table:table-row table:style-name="ro1">
          <table:table-cell table:formula="of:=[.A1193]+1" office:value-type="float" office:value="1216" calcext:value-type="float">
            <text:p>1216</text:p>
          </table:table-cell>
          <table:table-cell table:formula="of:=299792458/([.A1194]*1000000)" office:value-type="float" office:value="0.246539850328947" calcext:value-type="float">
            <text:p>0.246539850328947</text:p>
          </table:table-cell>
          <table:table-cell table:formula="of:=(1/3)*[.B1194]" office:value-type="float" office:value="0.0821799501096491" calcext:value-type="float">
            <text:p>0.082179950109649</text:p>
          </table:table-cell>
          <table:table-cell table:formula="of:=4*[.C1194]" office:value-type="float" office:value="0.328719800438596" calcext:value-type="float">
            <text:p>0.328719800438596</text:p>
          </table:table-cell>
          <table:table-cell table:formula="of:=[.D1194]/6" office:value-type="float" office:value="0.0547866334064327" calcext:value-type="float">
            <text:p>0.054786633406433</text:p>
          </table:table-cell>
          <table:table-cell table:formula="of:=[.E1194]*2" office:value-type="float" office:value="0.109573266812866" calcext:value-type="float">
            <text:p>0.109573266812866</text:p>
          </table:table-cell>
          <table:table-cell table:formula="of:=[.E1194]*39.3701" office:value-type="float" office:value="2.1569552358746" calcext:value-type="float">
            <text:p>2.1569552358746</text:p>
          </table:table-cell>
          <table:table-cell table:formula="of:=[.F1194]*39.3701" office:value-type="float" office:value="4.3139104717492" calcext:value-type="float">
            <text:p>4.3139104717492</text:p>
          </table:table-cell>
        </table:table-row>
        <table:table-row table:style-name="ro1">
          <table:table-cell table:formula="of:=[.A1194]+1" office:value-type="float" office:value="1217" calcext:value-type="float">
            <text:p>1217</text:p>
          </table:table-cell>
          <table:table-cell table:formula="of:=299792458/([.A1195]*1000000)" office:value-type="float" office:value="0.246337270336894" calcext:value-type="float">
            <text:p>0.246337270336894</text:p>
          </table:table-cell>
          <table:table-cell table:formula="of:=(1/3)*[.B1195]" office:value-type="float" office:value="0.0821124234456313" calcext:value-type="float">
            <text:p>0.082112423445631</text:p>
          </table:table-cell>
          <table:table-cell table:formula="of:=4*[.C1195]" office:value-type="float" office:value="0.328449693782525" calcext:value-type="float">
            <text:p>0.328449693782525</text:p>
          </table:table-cell>
          <table:table-cell table:formula="of:=[.D1195]/6" office:value-type="float" office:value="0.0547416156304209" calcext:value-type="float">
            <text:p>0.054741615630421</text:p>
          </table:table-cell>
          <table:table-cell table:formula="of:=[.E1195]*2" office:value-type="float" office:value="0.109483231260842" calcext:value-type="float">
            <text:p>0.109483231260842</text:p>
          </table:table-cell>
          <table:table-cell table:formula="of:=[.E1195]*39.3701" office:value-type="float" office:value="2.15518288153123" calcext:value-type="float">
            <text:p>2.15518288153123</text:p>
          </table:table-cell>
          <table:table-cell table:formula="of:=[.F1195]*39.3701" office:value-type="float" office:value="4.31036576306247" calcext:value-type="float">
            <text:p>4.31036576306247</text:p>
          </table:table-cell>
        </table:table-row>
        <table:table-row table:style-name="ro1">
          <table:table-cell table:formula="of:=[.A1195]+1" office:value-type="float" office:value="1218" calcext:value-type="float">
            <text:p>1218</text:p>
          </table:table-cell>
          <table:table-cell table:formula="of:=299792458/([.A1196]*1000000)" office:value-type="float" office:value="0.246135022988506" calcext:value-type="float">
            <text:p>0.246135022988506</text:p>
          </table:table-cell>
          <table:table-cell table:formula="of:=(1/3)*[.B1196]" office:value-type="float" office:value="0.0820450076628353" calcext:value-type="float">
            <text:p>0.082045007662835</text:p>
          </table:table-cell>
          <table:table-cell table:formula="of:=4*[.C1196]" office:value-type="float" office:value="0.328180030651341" calcext:value-type="float">
            <text:p>0.328180030651341</text:p>
          </table:table-cell>
          <table:table-cell table:formula="of:=[.D1196]/6" office:value-type="float" office:value="0.0546966717752235" calcext:value-type="float">
            <text:p>0.054696671775224</text:p>
          </table:table-cell>
          <table:table-cell table:formula="of:=[.E1196]*2" office:value-type="float" office:value="0.109393343550447" calcext:value-type="float">
            <text:p>0.109393343550447</text:p>
          </table:table-cell>
          <table:table-cell table:formula="of:=[.E1196]*39.3701" office:value-type="float" office:value="2.15341343745773" calcext:value-type="float">
            <text:p>2.15341343745773</text:p>
          </table:table-cell>
          <table:table-cell table:formula="of:=[.F1196]*39.3701" office:value-type="float" office:value="4.30682687491545" calcext:value-type="float">
            <text:p>4.30682687491545</text:p>
          </table:table-cell>
        </table:table-row>
        <table:table-row table:style-name="ro1">
          <table:table-cell table:formula="of:=[.A1196]+1" office:value-type="float" office:value="1219" calcext:value-type="float">
            <text:p>1219</text:p>
          </table:table-cell>
          <table:table-cell table:formula="of:=299792458/([.A1197]*1000000)" office:value-type="float" office:value="0.245933107465135" calcext:value-type="float">
            <text:p>0.245933107465135</text:p>
          </table:table-cell>
          <table:table-cell table:formula="of:=(1/3)*[.B1197]" office:value-type="float" office:value="0.0819777024883785" calcext:value-type="float">
            <text:p>0.081977702488379</text:p>
          </table:table-cell>
          <table:table-cell table:formula="of:=4*[.C1197]" office:value-type="float" office:value="0.327910809953514" calcext:value-type="float">
            <text:p>0.327910809953514</text:p>
          </table:table-cell>
          <table:table-cell table:formula="of:=[.D1197]/6" office:value-type="float" office:value="0.054651801658919" calcext:value-type="float">
            <text:p>0.054651801658919</text:p>
          </table:table-cell>
          <table:table-cell table:formula="of:=[.E1197]*2" office:value-type="float" office:value="0.109303603317838" calcext:value-type="float">
            <text:p>0.109303603317838</text:p>
          </table:table-cell>
          <table:table-cell table:formula="of:=[.E1197]*39.3701" office:value-type="float" office:value="2.15164689649181" calcext:value-type="float">
            <text:p>2.15164689649181</text:p>
          </table:table-cell>
          <table:table-cell table:formula="of:=[.F1197]*39.3701" office:value-type="float" office:value="4.30329379298361" calcext:value-type="float">
            <text:p>4.30329379298361</text:p>
          </table:table-cell>
        </table:table-row>
        <table:table-row table:style-name="ro1">
          <table:table-cell table:formula="of:=[.A1197]+1" office:value-type="float" office:value="1220" calcext:value-type="float">
            <text:p>1220</text:p>
          </table:table-cell>
          <table:table-cell table:formula="of:=299792458/([.A1198]*1000000)" office:value-type="float" office:value="0.24573152295082" calcext:value-type="float">
            <text:p>0.24573152295082</text:p>
          </table:table-cell>
          <table:table-cell table:formula="of:=(1/3)*[.B1198]" office:value-type="float" office:value="0.0819105076502732" calcext:value-type="float">
            <text:p>0.081910507650273</text:p>
          </table:table-cell>
          <table:table-cell table:formula="of:=4*[.C1198]" office:value-type="float" office:value="0.327642030601093" calcext:value-type="float">
            <text:p>0.327642030601093</text:p>
          </table:table-cell>
          <table:table-cell table:formula="of:=[.D1198]/6" office:value-type="float" office:value="0.0546070051001821" calcext:value-type="float">
            <text:p>0.054607005100182</text:p>
          </table:table-cell>
          <table:table-cell table:formula="of:=[.E1198]*2" office:value-type="float" office:value="0.109214010200364" calcext:value-type="float">
            <text:p>0.109214010200364</text:p>
          </table:table-cell>
          <table:table-cell table:formula="of:=[.E1198]*39.3701" office:value-type="float" office:value="2.14988325149468" calcext:value-type="float">
            <text:p>2.14988325149468</text:p>
          </table:table-cell>
          <table:table-cell table:formula="of:=[.F1198]*39.3701" office:value-type="float" office:value="4.29976650298936" calcext:value-type="float">
            <text:p>4.29976650298936</text:p>
          </table:table-cell>
        </table:table-row>
        <table:table-row table:style-name="ro1">
          <table:table-cell table:formula="of:=[.A1198]+1" office:value-type="float" office:value="1221" calcext:value-type="float">
            <text:p>1221</text:p>
          </table:table-cell>
          <table:table-cell table:formula="of:=299792458/([.A1199]*1000000)" office:value-type="float" office:value="0.245530268632269" calcext:value-type="float">
            <text:p>0.245530268632269</text:p>
          </table:table-cell>
          <table:table-cell table:formula="of:=(1/3)*[.B1199]" office:value-type="float" office:value="0.0818434228774229" calcext:value-type="float">
            <text:p>0.081843422877423</text:p>
          </table:table-cell>
          <table:table-cell table:formula="of:=4*[.C1199]" office:value-type="float" office:value="0.327373691509691" calcext:value-type="float">
            <text:p>0.327373691509691</text:p>
          </table:table-cell>
          <table:table-cell table:formula="of:=[.D1199]/6" office:value-type="float" office:value="0.0545622819182819" calcext:value-type="float">
            <text:p>0.054562281918282</text:p>
          </table:table-cell>
          <table:table-cell table:formula="of:=[.E1199]*2" office:value-type="float" office:value="0.109124563836564" calcext:value-type="float">
            <text:p>0.109124563836564</text:p>
          </table:table-cell>
          <table:table-cell table:formula="of:=[.E1199]*39.3701" office:value-type="float" office:value="2.14812249535095" calcext:value-type="float">
            <text:p>2.14812249535095</text:p>
          </table:table-cell>
          <table:table-cell table:formula="of:=[.F1199]*39.3701" office:value-type="float" office:value="4.2962449907019" calcext:value-type="float">
            <text:p>4.2962449907019</text:p>
          </table:table-cell>
        </table:table-row>
        <table:table-row table:style-name="ro1">
          <table:table-cell table:formula="of:=[.A1199]+1" office:value-type="float" office:value="1222" calcext:value-type="float">
            <text:p>1222</text:p>
          </table:table-cell>
          <table:table-cell table:formula="of:=299792458/([.A1200]*1000000)" office:value-type="float" office:value="0.245329343698854" calcext:value-type="float">
            <text:p>0.245329343698854</text:p>
          </table:table-cell>
          <table:table-cell table:formula="of:=(1/3)*[.B1200]" office:value-type="float" office:value="0.0817764478996181" calcext:value-type="float">
            <text:p>0.081776447899618</text:p>
          </table:table-cell>
          <table:table-cell table:formula="of:=4*[.C1200]" office:value-type="float" office:value="0.327105791598472" calcext:value-type="float">
            <text:p>0.327105791598472</text:p>
          </table:table-cell>
          <table:table-cell table:formula="of:=[.D1200]/6" office:value-type="float" office:value="0.0545176319330787" calcext:value-type="float">
            <text:p>0.054517631933079</text:p>
          </table:table-cell>
          <table:table-cell table:formula="of:=[.E1200]*2" office:value-type="float" office:value="0.109035263866157" calcext:value-type="float">
            <text:p>0.109035263866157</text:p>
          </table:table-cell>
          <table:table-cell table:formula="of:=[.E1200]*39.3701" office:value-type="float" office:value="2.1463646209685" calcext:value-type="float">
            <text:p>2.1463646209685</text:p>
          </table:table-cell>
          <table:table-cell table:formula="of:=[.F1200]*39.3701" office:value-type="float" office:value="4.29272924193701" calcext:value-type="float">
            <text:p>4.29272924193701</text:p>
          </table:table-cell>
        </table:table-row>
        <table:table-row table:style-name="ro1">
          <table:table-cell table:formula="of:=[.A1200]+1" office:value-type="float" office:value="1223" calcext:value-type="float">
            <text:p>1223</text:p>
          </table:table-cell>
          <table:table-cell table:formula="of:=299792458/([.A1201]*1000000)" office:value-type="float" office:value="0.2451287473426" calcext:value-type="float">
            <text:p>0.2451287473426</text:p>
          </table:table-cell>
          <table:table-cell table:formula="of:=(1/3)*[.B1201]" office:value-type="float" office:value="0.0817095824475334" calcext:value-type="float">
            <text:p>0.081709582447533</text:p>
          </table:table-cell>
          <table:table-cell table:formula="of:=4*[.C1201]" office:value-type="float" office:value="0.326838329790133" calcext:value-type="float">
            <text:p>0.326838329790133</text:p>
          </table:table-cell>
          <table:table-cell table:formula="of:=[.D1201]/6" office:value-type="float" office:value="0.0544730549650223" calcext:value-type="float">
            <text:p>0.054473054965022</text:p>
          </table:table-cell>
          <table:table-cell table:formula="of:=[.E1201]*2" office:value-type="float" office:value="0.108946109930045" calcext:value-type="float">
            <text:p>0.108946109930045</text:p>
          </table:table-cell>
          <table:table-cell table:formula="of:=[.E1201]*39.3701" office:value-type="float" office:value="2.14460962127842" calcext:value-type="float">
            <text:p>2.14460962127842</text:p>
          </table:table-cell>
          <table:table-cell table:formula="of:=[.F1201]*39.3701" office:value-type="float" office:value="4.28921924255685" calcext:value-type="float">
            <text:p>4.28921924255685</text:p>
          </table:table-cell>
        </table:table-row>
        <table:table-row table:style-name="ro1">
          <table:table-cell table:formula="of:=[.A1201]+1" office:value-type="float" office:value="1224" calcext:value-type="float">
            <text:p>1224</text:p>
          </table:table-cell>
          <table:table-cell table:formula="of:=299792458/([.A1202]*1000000)" office:value-type="float" office:value="0.24492847875817" calcext:value-type="float">
            <text:p>0.24492847875817</text:p>
          </table:table-cell>
          <table:table-cell table:formula="of:=(1/3)*[.B1202]" office:value-type="float" office:value="0.0816428262527233" calcext:value-type="float">
            <text:p>0.081642826252723</text:p>
          </table:table-cell>
          <table:table-cell table:formula="of:=4*[.C1202]" office:value-type="float" office:value="0.326571305010893" calcext:value-type="float">
            <text:p>0.326571305010893</text:p>
          </table:table-cell>
          <table:table-cell table:formula="of:=[.D1202]/6" office:value-type="float" office:value="0.0544285508351489" calcext:value-type="float">
            <text:p>0.054428550835149</text:p>
          </table:table-cell>
          <table:table-cell table:formula="of:=[.E1202]*2" office:value-type="float" office:value="0.108857101670298" calcext:value-type="float">
            <text:p>0.108857101670298</text:p>
          </table:table-cell>
          <table:table-cell table:formula="of:=[.E1202]*39.3701" office:value-type="float" office:value="2.14285748923489" calcext:value-type="float">
            <text:p>2.14285748923489</text:p>
          </table:table-cell>
          <table:table-cell table:formula="of:=[.F1202]*39.3701" office:value-type="float" office:value="4.28571497846979" calcext:value-type="float">
            <text:p>4.28571497846979</text:p>
          </table:table-cell>
        </table:table-row>
        <table:table-row table:style-name="ro1">
          <table:table-cell table:formula="of:=[.A1202]+1" office:value-type="float" office:value="1225" calcext:value-type="float">
            <text:p>1225</text:p>
          </table:table-cell>
          <table:table-cell table:formula="of:=299792458/([.A1203]*1000000)" office:value-type="float" office:value="0.244728537142857" calcext:value-type="float">
            <text:p>0.244728537142857</text:p>
          </table:table-cell>
          <table:table-cell table:formula="of:=(1/3)*[.B1203]" office:value-type="float" office:value="0.081576179047619" calcext:value-type="float">
            <text:p>0.081576179047619</text:p>
          </table:table-cell>
          <table:table-cell table:formula="of:=4*[.C1203]" office:value-type="float" office:value="0.326304716190476" calcext:value-type="float">
            <text:p>0.326304716190476</text:p>
          </table:table-cell>
          <table:table-cell table:formula="of:=[.D1203]/6" office:value-type="float" office:value="0.0543841193650794" calcext:value-type="float">
            <text:p>0.054384119365079</text:p>
          </table:table-cell>
          <table:table-cell table:formula="of:=[.E1203]*2" office:value-type="float" office:value="0.108768238730159" calcext:value-type="float">
            <text:p>0.108768238730159</text:p>
          </table:table-cell>
          <table:table-cell table:formula="of:=[.E1203]*39.3701" office:value-type="float" office:value="2.14110821781511" calcext:value-type="float">
            <text:p>2.14110821781511</text:p>
          </table:table-cell>
          <table:table-cell table:formula="of:=[.F1203]*39.3701" office:value-type="float" office:value="4.28221643563022" calcext:value-type="float">
            <text:p>4.28221643563022</text:p>
          </table:table-cell>
        </table:table-row>
        <table:table-row table:style-name="ro1">
          <table:table-cell table:formula="of:=[.A1203]+1" office:value-type="float" office:value="1226" calcext:value-type="float">
            <text:p>1226</text:p>
          </table:table-cell>
          <table:table-cell table:formula="of:=299792458/([.A1204]*1000000)" office:value-type="float" office:value="0.244528921696574" calcext:value-type="float">
            <text:p>0.244528921696574</text:p>
          </table:table-cell>
          <table:table-cell table:formula="of:=(1/3)*[.B1204]" office:value-type="float" office:value="0.0815096405655247" calcext:value-type="float">
            <text:p>0.081509640565525</text:p>
          </table:table-cell>
          <table:table-cell table:formula="of:=4*[.C1204]" office:value-type="float" office:value="0.326038562262099" calcext:value-type="float">
            <text:p>0.326038562262099</text:p>
          </table:table-cell>
          <table:table-cell table:formula="of:=[.D1204]/6" office:value-type="float" office:value="0.0543397603770165" calcext:value-type="float">
            <text:p>0.054339760377017</text:p>
          </table:table-cell>
          <table:table-cell table:formula="of:=[.E1204]*2" office:value-type="float" office:value="0.108679520754033" calcext:value-type="float">
            <text:p>0.108679520754033</text:p>
          </table:table-cell>
          <table:table-cell table:formula="of:=[.E1204]*39.3701" office:value-type="float" office:value="2.13936180001918" calcext:value-type="float">
            <text:p>2.13936180001918</text:p>
          </table:table-cell>
          <table:table-cell table:formula="of:=[.F1204]*39.3701" office:value-type="float" office:value="4.27872360003835" calcext:value-type="float">
            <text:p>4.27872360003835</text:p>
          </table:table-cell>
        </table:table-row>
        <table:table-row table:style-name="ro1">
          <table:table-cell table:formula="of:=[.A1204]+1" office:value-type="float" office:value="1227" calcext:value-type="float">
            <text:p>1227</text:p>
          </table:table-cell>
          <table:table-cell table:formula="of:=299792458/([.A1205]*1000000)" office:value-type="float" office:value="0.244329631621842" calcext:value-type="float">
            <text:p>0.244329631621842</text:p>
          </table:table-cell>
          <table:table-cell table:formula="of:=(1/3)*[.B1205]" office:value-type="float" office:value="0.081443210540614" calcext:value-type="float">
            <text:p>0.081443210540614</text:p>
          </table:table-cell>
          <table:table-cell table:formula="of:=4*[.C1205]" office:value-type="float" office:value="0.325772842162456" calcext:value-type="float">
            <text:p>0.325772842162456</text:p>
          </table:table-cell>
          <table:table-cell table:formula="of:=[.D1205]/6" office:value-type="float" office:value="0.0542954736937426" calcext:value-type="float">
            <text:p>0.054295473693743</text:p>
          </table:table-cell>
          <table:table-cell table:formula="of:=[.E1205]*2" office:value-type="float" office:value="0.108590947387485" calcext:value-type="float">
            <text:p>0.108590947387485</text:p>
          </table:table-cell>
          <table:table-cell table:formula="of:=[.E1205]*39.3701" office:value-type="float" office:value="2.13761822887002" calcext:value-type="float">
            <text:p>2.13761822887002</text:p>
          </table:table-cell>
          <table:table-cell table:formula="of:=[.F1205]*39.3701" office:value-type="float" office:value="4.27523645774003" calcext:value-type="float">
            <text:p>4.27523645774003</text:p>
          </table:table-cell>
        </table:table-row>
        <table:table-row table:style-name="ro1">
          <table:table-cell table:formula="of:=[.A1205]+1" office:value-type="float" office:value="1228" calcext:value-type="float">
            <text:p>1228</text:p>
          </table:table-cell>
          <table:table-cell table:formula="of:=299792458/([.A1206]*1000000)" office:value-type="float" office:value="0.244130666123778" calcext:value-type="float">
            <text:p>0.244130666123778</text:p>
          </table:table-cell>
          <table:table-cell table:formula="of:=(1/3)*[.B1206]" office:value-type="float" office:value="0.0813768887079262" calcext:value-type="float">
            <text:p>0.081376888707926</text:p>
          </table:table-cell>
          <table:table-cell table:formula="of:=4*[.C1206]" office:value-type="float" office:value="0.325507554831705" calcext:value-type="float">
            <text:p>0.325507554831705</text:p>
          </table:table-cell>
          <table:table-cell table:formula="of:=[.D1206]/6" office:value-type="float" office:value="0.0542512591386175" calcext:value-type="float">
            <text:p>0.054251259138618</text:p>
          </table:table-cell>
          <table:table-cell table:formula="of:=[.E1206]*2" office:value-type="float" office:value="0.108502518277235" calcext:value-type="float">
            <text:p>0.108502518277235</text:p>
          </table:table-cell>
          <table:table-cell table:formula="of:=[.E1206]*39.3701" office:value-type="float" office:value="2.13587749741328" calcext:value-type="float">
            <text:p>2.13587749741328</text:p>
          </table:table-cell>
          <table:table-cell table:formula="of:=[.F1206]*39.3701" office:value-type="float" office:value="4.27175499482657" calcext:value-type="float">
            <text:p>4.27175499482657</text:p>
          </table:table-cell>
        </table:table-row>
        <table:table-row table:style-name="ro1">
          <table:table-cell table:formula="of:=[.A1206]+1" office:value-type="float" office:value="1229" calcext:value-type="float">
            <text:p>1229</text:p>
          </table:table-cell>
          <table:table-cell table:formula="of:=299792458/([.A1207]*1000000)" office:value-type="float" office:value="0.243932024410089" calcext:value-type="float">
            <text:p>0.243932024410089</text:p>
          </table:table-cell>
          <table:table-cell table:formula="of:=(1/3)*[.B1207]" office:value-type="float" office:value="0.0813106748033632" calcext:value-type="float">
            <text:p>0.081310674803363</text:p>
          </table:table-cell>
          <table:table-cell table:formula="of:=4*[.C1207]" office:value-type="float" office:value="0.325242699213453" calcext:value-type="float">
            <text:p>0.325242699213453</text:p>
          </table:table-cell>
          <table:table-cell table:formula="of:=[.D1207]/6" office:value-type="float" office:value="0.0542071165355754" calcext:value-type="float">
            <text:p>0.054207116535576</text:p>
          </table:table-cell>
          <table:table-cell table:formula="of:=[.E1207]*2" office:value-type="float" office:value="0.108414233071151" calcext:value-type="float">
            <text:p>0.108414233071151</text:p>
          </table:table-cell>
          <table:table-cell table:formula="of:=[.E1207]*39.3701" office:value-type="float" office:value="2.13413959871726" calcext:value-type="float">
            <text:p>2.13413959871726</text:p>
          </table:table-cell>
          <table:table-cell table:formula="of:=[.F1207]*39.3701" office:value-type="float" office:value="4.26827919743452" calcext:value-type="float">
            <text:p>4.26827919743452</text:p>
          </table:table-cell>
        </table:table-row>
        <table:table-row table:style-name="ro1">
          <table:table-cell table:formula="of:=[.A1207]+1" office:value-type="float" office:value="1230" calcext:value-type="float">
            <text:p>1230</text:p>
          </table:table-cell>
          <table:table-cell table:formula="of:=299792458/([.A1208]*1000000)" office:value-type="float" office:value="0.243733705691057" calcext:value-type="float">
            <text:p>0.243733705691057</text:p>
          </table:table-cell>
          <table:table-cell table:formula="of:=(1/3)*[.B1208]" office:value-type="float" office:value="0.0812445685636856" calcext:value-type="float">
            <text:p>0.081244568563686</text:p>
          </table:table-cell>
          <table:table-cell table:formula="of:=4*[.C1208]" office:value-type="float" office:value="0.324978274254742" calcext:value-type="float">
            <text:p>0.324978274254742</text:p>
          </table:table-cell>
          <table:table-cell table:formula="of:=[.D1208]/6" office:value-type="float" office:value="0.0541630457091238" calcext:value-type="float">
            <text:p>0.054163045709124</text:p>
          </table:table-cell>
          <table:table-cell table:formula="of:=[.E1208]*2" office:value-type="float" office:value="0.108326091418248" calcext:value-type="float">
            <text:p>0.108326091418248</text:p>
          </table:table-cell>
          <table:table-cell table:formula="of:=[.E1208]*39.3701" office:value-type="float" office:value="2.13240452587277" calcext:value-type="float">
            <text:p>2.13240452587277</text:p>
          </table:table-cell>
          <table:table-cell table:formula="of:=[.F1208]*39.3701" office:value-type="float" office:value="4.26480905174555" calcext:value-type="float">
            <text:p>4.26480905174555</text:p>
          </table:table-cell>
        </table:table-row>
        <table:table-row table:style-name="ro1">
          <table:table-cell table:formula="of:=[.A1208]+1" office:value-type="float" office:value="1231" calcext:value-type="float">
            <text:p>1231</text:p>
          </table:table-cell>
          <table:table-cell table:formula="of:=299792458/([.A1209]*1000000)" office:value-type="float" office:value="0.243535709179529" calcext:value-type="float">
            <text:p>0.243535709179529</text:p>
          </table:table-cell>
          <table:table-cell table:formula="of:=(1/3)*[.B1209]" office:value-type="float" office:value="0.0811785697265096" calcext:value-type="float">
            <text:p>0.08117856972651</text:p>
          </table:table-cell>
          <table:table-cell table:formula="of:=4*[.C1209]" office:value-type="float" office:value="0.324714278906038" calcext:value-type="float">
            <text:p>0.324714278906038</text:p>
          </table:table-cell>
          <table:table-cell table:formula="of:=[.D1209]/6" office:value-type="float" office:value="0.0541190464843397" calcext:value-type="float">
            <text:p>0.05411904648434</text:p>
          </table:table-cell>
          <table:table-cell table:formula="of:=[.E1209]*2" office:value-type="float" office:value="0.108238092968679" calcext:value-type="float">
            <text:p>0.108238092968679</text:p>
          </table:table-cell>
          <table:table-cell table:formula="of:=[.E1209]*39.3701" office:value-type="float" office:value="2.1306722719931" calcext:value-type="float">
            <text:p>2.1306722719931</text:p>
          </table:table-cell>
          <table:table-cell table:formula="of:=[.F1209]*39.3701" office:value-type="float" office:value="4.26134454398621" calcext:value-type="float">
            <text:p>4.26134454398621</text:p>
          </table:table-cell>
        </table:table-row>
        <table:table-row table:style-name="ro1">
          <table:table-cell table:formula="of:=[.A1209]+1" office:value-type="float" office:value="1232" calcext:value-type="float">
            <text:p>1232</text:p>
          </table:table-cell>
          <table:table-cell table:formula="of:=299792458/([.A1210]*1000000)" office:value-type="float" office:value="0.243338034090909" calcext:value-type="float">
            <text:p>0.243338034090909</text:p>
          </table:table-cell>
          <table:table-cell table:formula="of:=(1/3)*[.B1210]" office:value-type="float" office:value="0.081112678030303" calcext:value-type="float">
            <text:p>0.081112678030303</text:p>
          </table:table-cell>
          <table:table-cell table:formula="of:=4*[.C1210]" office:value-type="float" office:value="0.324450712121212" calcext:value-type="float">
            <text:p>0.324450712121212</text:p>
          </table:table-cell>
          <table:table-cell table:formula="of:=[.D1210]/6" office:value-type="float" office:value="0.0540751186868687" calcext:value-type="float">
            <text:p>0.054075118686869</text:p>
          </table:table-cell>
          <table:table-cell table:formula="of:=[.E1210]*2" office:value-type="float" office:value="0.108150237373737" calcext:value-type="float">
            <text:p>0.108150237373737</text:p>
          </table:table-cell>
          <table:table-cell table:formula="of:=[.E1210]*39.3701" office:value-type="float" office:value="2.12894283021389" calcext:value-type="float">
            <text:p>2.12894283021389</text:p>
          </table:table-cell>
          <table:table-cell table:formula="of:=[.F1210]*39.3701" office:value-type="float" office:value="4.25788566042778" calcext:value-type="float">
            <text:p>4.25788566042778</text:p>
          </table:table-cell>
        </table:table-row>
        <table:table-row table:style-name="ro1">
          <table:table-cell table:formula="of:=[.A1210]+1" office:value-type="float" office:value="1233" calcext:value-type="float">
            <text:p>1233</text:p>
          </table:table-cell>
          <table:table-cell table:formula="of:=299792458/([.A1211]*1000000)" office:value-type="float" office:value="0.243140679643147" calcext:value-type="float">
            <text:p>0.243140679643147</text:p>
          </table:table-cell>
          <table:table-cell table:formula="of:=(1/3)*[.B1211]" office:value-type="float" office:value="0.0810468932143823" calcext:value-type="float">
            <text:p>0.081046893214382</text:p>
          </table:table-cell>
          <table:table-cell table:formula="of:=4*[.C1211]" office:value-type="float" office:value="0.324187572857529" calcext:value-type="float">
            <text:p>0.324187572857529</text:p>
          </table:table-cell>
          <table:table-cell table:formula="of:=[.D1211]/6" office:value-type="float" office:value="0.0540312621429215" calcext:value-type="float">
            <text:p>0.054031262142922</text:p>
          </table:table-cell>
          <table:table-cell table:formula="of:=[.E1211]*2" office:value-type="float" office:value="0.108062524285843" calcext:value-type="float">
            <text:p>0.108062524285843</text:p>
          </table:table-cell>
          <table:table-cell table:formula="of:=[.E1211]*39.3701" office:value-type="float" office:value="2.12721619369303" calcext:value-type="float">
            <text:p>2.12721619369303</text:p>
          </table:table-cell>
          <table:table-cell table:formula="of:=[.F1211]*39.3701" office:value-type="float" office:value="4.25443238738607" calcext:value-type="float">
            <text:p>4.25443238738607</text:p>
          </table:table-cell>
        </table:table-row>
        <table:table-row table:style-name="ro1">
          <table:table-cell table:formula="of:=[.A1211]+1" office:value-type="float" office:value="1234" calcext:value-type="float">
            <text:p>1234</text:p>
          </table:table-cell>
          <table:table-cell table:formula="of:=299792458/([.A1212]*1000000)" office:value-type="float" office:value="0.242943645056726" calcext:value-type="float">
            <text:p>0.242943645056726</text:p>
          </table:table-cell>
          <table:table-cell table:formula="of:=(1/3)*[.B1212]" office:value-type="float" office:value="0.0809812150189087" calcext:value-type="float">
            <text:p>0.080981215018909</text:p>
          </table:table-cell>
          <table:table-cell table:formula="of:=4*[.C1212]" office:value-type="float" office:value="0.323924860075635" calcext:value-type="float">
            <text:p>0.323924860075635</text:p>
          </table:table-cell>
          <table:table-cell table:formula="of:=[.D1212]/6" office:value-type="float" office:value="0.0539874766792725" calcext:value-type="float">
            <text:p>0.053987476679273</text:p>
          </table:table-cell>
          <table:table-cell table:formula="of:=[.E1212]*2" office:value-type="float" office:value="0.107974953358545" calcext:value-type="float">
            <text:p>0.107974953358545</text:p>
          </table:table-cell>
          <table:table-cell table:formula="of:=[.E1212]*39.3701" office:value-type="float" office:value="2.12549235561062" calcext:value-type="float">
            <text:p>2.12549235561062</text:p>
          </table:table-cell>
          <table:table-cell table:formula="of:=[.F1212]*39.3701" office:value-type="float" office:value="4.25098471122125" calcext:value-type="float">
            <text:p>4.25098471122125</text:p>
          </table:table-cell>
        </table:table-row>
        <table:table-row table:style-name="ro1">
          <table:table-cell table:formula="of:=[.A1212]+1" office:value-type="float" office:value="1235" calcext:value-type="float">
            <text:p>1235</text:p>
          </table:table-cell>
          <table:table-cell table:formula="of:=299792458/([.A1213]*1000000)" office:value-type="float" office:value="0.242746929554656" calcext:value-type="float">
            <text:p>0.242746929554656</text:p>
          </table:table-cell>
          <table:table-cell table:formula="of:=(1/3)*[.B1213]" office:value-type="float" office:value="0.0809156431848853" calcext:value-type="float">
            <text:p>0.080915643184885</text:p>
          </table:table-cell>
          <table:table-cell table:formula="of:=4*[.C1213]" office:value-type="float" office:value="0.323662572739541" calcext:value-type="float">
            <text:p>0.323662572739541</text:p>
          </table:table-cell>
          <table:table-cell table:formula="of:=[.D1213]/6" office:value-type="float" office:value="0.0539437621232569" calcext:value-type="float">
            <text:p>0.053943762123257</text:p>
          </table:table-cell>
          <table:table-cell table:formula="of:=[.E1213]*2" office:value-type="float" office:value="0.107887524246514" calcext:value-type="float">
            <text:p>0.107887524246514</text:p>
          </table:table-cell>
          <table:table-cell table:formula="of:=[.E1213]*39.3701" office:value-type="float" office:value="2.12377130916883" calcext:value-type="float">
            <text:p>2.12377130916883</text:p>
          </table:table-cell>
          <table:table-cell table:formula="of:=[.F1213]*39.3701" office:value-type="float" office:value="4.24754261833767" calcext:value-type="float">
            <text:p>4.24754261833767</text:p>
          </table:table-cell>
        </table:table-row>
        <table:table-row table:style-name="ro1">
          <table:table-cell table:formula="of:=[.A1213]+1" office:value-type="float" office:value="1236" calcext:value-type="float">
            <text:p>1236</text:p>
          </table:table-cell>
          <table:table-cell table:formula="of:=299792458/([.A1214]*1000000)" office:value-type="float" office:value="0.24255053236246" calcext:value-type="float">
            <text:p>0.24255053236246</text:p>
          </table:table-cell>
          <table:table-cell table:formula="of:=(1/3)*[.B1214]" office:value-type="float" office:value="0.0808501774541532" calcext:value-type="float">
            <text:p>0.080850177454153</text:p>
          </table:table-cell>
          <table:table-cell table:formula="of:=4*[.C1214]" office:value-type="float" office:value="0.323400709816613" calcext:value-type="float">
            <text:p>0.323400709816613</text:p>
          </table:table-cell>
          <table:table-cell table:formula="of:=[.D1214]/6" office:value-type="float" office:value="0.0539001183027688" calcext:value-type="float">
            <text:p>0.053900118302769</text:p>
          </table:table-cell>
          <table:table-cell table:formula="of:=[.E1214]*2" office:value-type="float" office:value="0.107800236605538" calcext:value-type="float">
            <text:p>0.107800236605538</text:p>
          </table:table-cell>
          <table:table-cell table:formula="of:=[.E1214]*39.3701" office:value-type="float" office:value="2.12205304759184" calcext:value-type="float">
            <text:p>2.12205304759184</text:p>
          </table:table-cell>
          <table:table-cell table:formula="of:=[.F1214]*39.3701" office:value-type="float" office:value="4.24410609518367" calcext:value-type="float">
            <text:p>4.24410609518367</text:p>
          </table:table-cell>
        </table:table-row>
        <table:table-row table:style-name="ro1">
          <table:table-cell table:formula="of:=[.A1214]+1" office:value-type="float" office:value="1237" calcext:value-type="float">
            <text:p>1237</text:p>
          </table:table-cell>
          <table:table-cell table:formula="of:=299792458/([.A1215]*1000000)" office:value-type="float" office:value="0.242354452708165" calcext:value-type="float">
            <text:p>0.242354452708165</text:p>
          </table:table-cell>
          <table:table-cell table:formula="of:=(1/3)*[.B1215]" office:value-type="float" office:value="0.0807848175693883" calcext:value-type="float">
            <text:p>0.080784817569388</text:p>
          </table:table-cell>
          <table:table-cell table:formula="of:=4*[.C1215]" office:value-type="float" office:value="0.323139270277553" calcext:value-type="float">
            <text:p>0.323139270277553</text:p>
          </table:table-cell>
          <table:table-cell table:formula="of:=[.D1215]/6" office:value-type="float" office:value="0.0538565450462589" calcext:value-type="float">
            <text:p>0.053856545046259</text:p>
          </table:table-cell>
          <table:table-cell table:formula="of:=[.E1215]*2" office:value-type="float" office:value="0.107713090092518" calcext:value-type="float">
            <text:p>0.107713090092518</text:p>
          </table:table-cell>
          <table:table-cell table:formula="of:=[.E1215]*39.3701" office:value-type="float" office:value="2.12033756412572" calcext:value-type="float">
            <text:p>2.12033756412572</text:p>
          </table:table-cell>
          <table:table-cell table:formula="of:=[.F1215]*39.3701" office:value-type="float" office:value="4.24067512825143" calcext:value-type="float">
            <text:p>4.24067512825143</text:p>
          </table:table-cell>
        </table:table-row>
        <table:table-row table:style-name="ro1">
          <table:table-cell table:formula="of:=[.A1215]+1" office:value-type="float" office:value="1238" calcext:value-type="float">
            <text:p>1238</text:p>
          </table:table-cell>
          <table:table-cell table:formula="of:=299792458/([.A1216]*1000000)" office:value-type="float" office:value="0.242158689822294" calcext:value-type="float">
            <text:p>0.242158689822294</text:p>
          </table:table-cell>
          <table:table-cell table:formula="of:=(1/3)*[.B1216]" office:value-type="float" office:value="0.080719563274098" calcext:value-type="float">
            <text:p>0.080719563274098</text:p>
          </table:table-cell>
          <table:table-cell table:formula="of:=4*[.C1216]" office:value-type="float" office:value="0.322878253096392" calcext:value-type="float">
            <text:p>0.322878253096392</text:p>
          </table:table-cell>
          <table:table-cell table:formula="of:=[.D1216]/6" office:value-type="float" office:value="0.053813042182732" calcext:value-type="float">
            <text:p>0.053813042182732</text:p>
          </table:table-cell>
          <table:table-cell table:formula="of:=[.E1216]*2" office:value-type="float" office:value="0.107626084365464" calcext:value-type="float">
            <text:p>0.107626084365464</text:p>
          </table:table-cell>
          <table:table-cell table:formula="of:=[.E1216]*39.3701" office:value-type="float" office:value="2.11862485203838" calcext:value-type="float">
            <text:p>2.11862485203838</text:p>
          </table:table-cell>
          <table:table-cell table:formula="of:=[.F1216]*39.3701" office:value-type="float" office:value="4.23724970407675" calcext:value-type="float">
            <text:p>4.23724970407675</text:p>
          </table:table-cell>
        </table:table-row>
        <table:table-row table:style-name="ro1">
          <table:table-cell table:formula="of:=[.A1216]+1" office:value-type="float" office:value="1239" calcext:value-type="float">
            <text:p>1239</text:p>
          </table:table-cell>
          <table:table-cell table:formula="of:=299792458/([.A1217]*1000000)" office:value-type="float" office:value="0.241963242937853" calcext:value-type="float">
            <text:p>0.241963242937853</text:p>
          </table:table-cell>
          <table:table-cell table:formula="of:=(1/3)*[.B1217]" office:value-type="float" office:value="0.0806544143126177" calcext:value-type="float">
            <text:p>0.080654414312618</text:p>
          </table:table-cell>
          <table:table-cell table:formula="of:=4*[.C1217]" office:value-type="float" office:value="0.322617657250471" calcext:value-type="float">
            <text:p>0.322617657250471</text:p>
          </table:table-cell>
          <table:table-cell table:formula="of:=[.D1217]/6" office:value-type="float" office:value="0.0537696095417451" calcext:value-type="float">
            <text:p>0.053769609541745</text:p>
          </table:table-cell>
          <table:table-cell table:formula="of:=[.E1217]*2" office:value-type="float" office:value="0.10753921908349" calcext:value-type="float">
            <text:p>0.10753921908349</text:p>
          </table:table-cell>
          <table:table-cell table:formula="of:=[.E1217]*39.3701" office:value-type="float" office:value="2.11691490461946" calcext:value-type="float">
            <text:p>2.11691490461946</text:p>
          </table:table-cell>
          <table:table-cell table:formula="of:=[.F1217]*39.3701" office:value-type="float" office:value="4.23382980923892" calcext:value-type="float">
            <text:p>4.23382980923892</text:p>
          </table:table-cell>
        </table:table-row>
        <table:table-row table:style-name="ro1">
          <table:table-cell table:formula="of:=[.A1217]+1" office:value-type="float" office:value="1240" calcext:value-type="float">
            <text:p>1240</text:p>
          </table:table-cell>
          <table:table-cell table:formula="of:=299792458/([.A1218]*1000000)" office:value-type="float" office:value="0.241768111290323" calcext:value-type="float">
            <text:p>0.241768111290323</text:p>
          </table:table-cell>
          <table:table-cell table:formula="of:=(1/3)*[.B1218]" office:value-type="float" office:value="0.0805893704301075" calcext:value-type="float">
            <text:p>0.080589370430108</text:p>
          </table:table-cell>
          <table:table-cell table:formula="of:=4*[.C1218]" office:value-type="float" office:value="0.32235748172043" calcext:value-type="float">
            <text:p>0.32235748172043</text:p>
          </table:table-cell>
          <table:table-cell table:formula="of:=[.D1218]/6" office:value-type="float" office:value="0.053726246953405" calcext:value-type="float">
            <text:p>0.053726246953405</text:p>
          </table:table-cell>
          <table:table-cell table:formula="of:=[.E1218]*2" office:value-type="float" office:value="0.10745249390681" calcext:value-type="float">
            <text:p>0.10745249390681</text:p>
          </table:table-cell>
          <table:table-cell table:formula="of:=[.E1218]*39.3701" office:value-type="float" office:value="2.11520771518025" calcext:value-type="float">
            <text:p>2.11520771518025</text:p>
          </table:table-cell>
          <table:table-cell table:formula="of:=[.F1218]*39.3701" office:value-type="float" office:value="4.2304154303605" calcext:value-type="float">
            <text:p>4.2304154303605</text:p>
          </table:table-cell>
        </table:table-row>
        <table:table-row table:style-name="ro1">
          <table:table-cell table:formula="of:=[.A1218]+1" office:value-type="float" office:value="1241" calcext:value-type="float">
            <text:p>1241</text:p>
          </table:table-cell>
          <table:table-cell table:formula="of:=299792458/([.A1219]*1000000)" office:value-type="float" office:value="0.241573294117647" calcext:value-type="float">
            <text:p>0.241573294117647</text:p>
          </table:table-cell>
          <table:table-cell table:formula="of:=(1/3)*[.B1219]" office:value-type="float" office:value="0.080524431372549" calcext:value-type="float">
            <text:p>0.080524431372549</text:p>
          </table:table-cell>
          <table:table-cell table:formula="of:=4*[.C1219]" office:value-type="float" office:value="0.322097725490196" calcext:value-type="float">
            <text:p>0.322097725490196</text:p>
          </table:table-cell>
          <table:table-cell table:formula="of:=[.D1219]/6" office:value-type="float" office:value="0.053682954248366" calcext:value-type="float">
            <text:p>0.053682954248366</text:p>
          </table:table-cell>
          <table:table-cell table:formula="of:=[.E1219]*2" office:value-type="float" office:value="0.107365908496732" calcext:value-type="float">
            <text:p>0.107365908496732</text:p>
          </table:table-cell>
          <table:table-cell table:formula="of:=[.E1219]*39.3701" office:value-type="float" office:value="2.11350327705359" calcext:value-type="float">
            <text:p>2.11350327705359</text:p>
          </table:table-cell>
          <table:table-cell table:formula="of:=[.F1219]*39.3701" office:value-type="float" office:value="4.22700655410719" calcext:value-type="float">
            <text:p>4.22700655410719</text:p>
          </table:table-cell>
        </table:table-row>
        <table:table-row table:style-name="ro1">
          <table:table-cell table:formula="of:=[.A1219]+1" office:value-type="float" office:value="1242" calcext:value-type="float">
            <text:p>1242</text:p>
          </table:table-cell>
          <table:table-cell table:formula="of:=299792458/([.A1220]*1000000)" office:value-type="float" office:value="0.241378790660225" calcext:value-type="float">
            <text:p>0.241378790660225</text:p>
          </table:table-cell>
          <table:table-cell table:formula="of:=(1/3)*[.B1220]" office:value-type="float" office:value="0.0804595968867418" calcext:value-type="float">
            <text:p>0.080459596886742</text:p>
          </table:table-cell>
          <table:table-cell table:formula="of:=4*[.C1220]" office:value-type="float" office:value="0.321838387546967" calcext:value-type="float">
            <text:p>0.321838387546967</text:p>
          </table:table-cell>
          <table:table-cell table:formula="of:=[.D1220]/6" office:value-type="float" office:value="0.0536397312578279" calcext:value-type="float">
            <text:p>0.053639731257828</text:p>
          </table:table-cell>
          <table:table-cell table:formula="of:=[.E1220]*2" office:value-type="float" office:value="0.107279462515656" calcext:value-type="float">
            <text:p>0.107279462515656</text:p>
          </table:table-cell>
          <table:table-cell table:formula="of:=[.E1220]*39.3701" office:value-type="float" office:value="2.11180158359381" calcext:value-type="float">
            <text:p>2.11180158359381</text:p>
          </table:table-cell>
          <table:table-cell table:formula="of:=[.F1220]*39.3701" office:value-type="float" office:value="4.22360316718762" calcext:value-type="float">
            <text:p>4.22360316718762</text:p>
          </table:table-cell>
        </table:table-row>
        <table:table-row table:style-name="ro1">
          <table:table-cell table:formula="of:=[.A1220]+1" office:value-type="float" office:value="1243" calcext:value-type="float">
            <text:p>1243</text:p>
          </table:table-cell>
          <table:table-cell table:formula="of:=299792458/([.A1221]*1000000)" office:value-type="float" office:value="0.241184600160901" calcext:value-type="float">
            <text:p>0.241184600160901</text:p>
          </table:table-cell>
          <table:table-cell table:formula="of:=(1/3)*[.B1221]" office:value-type="float" office:value="0.0803948667203003" calcext:value-type="float">
            <text:p>0.0803948667203</text:p>
          </table:table-cell>
          <table:table-cell table:formula="of:=4*[.C1221]" office:value-type="float" office:value="0.321579466881201" calcext:value-type="float">
            <text:p>0.321579466881201</text:p>
          </table:table-cell>
          <table:table-cell table:formula="of:=[.D1221]/6" office:value-type="float" office:value="0.0535965778135336" calcext:value-type="float">
            <text:p>0.053596577813534</text:p>
          </table:table-cell>
          <table:table-cell table:formula="of:=[.E1221]*2" office:value-type="float" office:value="0.107193155627067" calcext:value-type="float">
            <text:p>0.107193155627067</text:p>
          </table:table-cell>
          <table:table-cell table:formula="of:=[.E1221]*39.3701" office:value-type="float" office:value="2.1101026281766" calcext:value-type="float">
            <text:p>2.1101026281766</text:p>
          </table:table-cell>
          <table:table-cell table:formula="of:=[.F1221]*39.3701" office:value-type="float" office:value="4.2202052563532" calcext:value-type="float">
            <text:p>4.2202052563532</text:p>
          </table:table-cell>
        </table:table-row>
        <table:table-row table:style-name="ro1">
          <table:table-cell table:formula="of:=[.A1221]+1" office:value-type="float" office:value="1244" calcext:value-type="float">
            <text:p>1244</text:p>
          </table:table-cell>
          <table:table-cell table:formula="of:=299792458/([.A1222]*1000000)" office:value-type="float" office:value="0.240990721864952" calcext:value-type="float">
            <text:p>0.240990721864952</text:p>
          </table:table-cell>
          <table:table-cell table:formula="of:=(1/3)*[.B1222]" office:value-type="float" office:value="0.0803302406216506" calcext:value-type="float">
            <text:p>0.080330240621651</text:p>
          </table:table-cell>
          <table:table-cell table:formula="of:=4*[.C1222]" office:value-type="float" office:value="0.321320962486602" calcext:value-type="float">
            <text:p>0.321320962486602</text:p>
          </table:table-cell>
          <table:table-cell table:formula="of:=[.D1222]/6" office:value-type="float" office:value="0.0535534937477671" calcext:value-type="float">
            <text:p>0.053553493747767</text:p>
          </table:table-cell>
          <table:table-cell table:formula="of:=[.E1222]*2" office:value-type="float" office:value="0.107106987495534" calcext:value-type="float">
            <text:p>0.107106987495534</text:p>
          </table:table-cell>
          <table:table-cell table:formula="of:=[.E1222]*39.3701" office:value-type="float" office:value="2.10840640419896" calcext:value-type="float">
            <text:p>2.10840640419896</text:p>
          </table:table-cell>
          <table:table-cell table:formula="of:=[.F1222]*39.3701" office:value-type="float" office:value="4.21681280839793" calcext:value-type="float">
            <text:p>4.21681280839793</text:p>
          </table:table-cell>
        </table:table-row>
        <table:table-row table:style-name="ro1">
          <table:table-cell table:formula="of:=[.A1222]+1" office:value-type="float" office:value="1245" calcext:value-type="float">
            <text:p>1245</text:p>
          </table:table-cell>
          <table:table-cell table:formula="of:=299792458/([.A1223]*1000000)" office:value-type="float" office:value="0.24079715502008" calcext:value-type="float">
            <text:p>0.24079715502008</text:p>
          </table:table-cell>
          <table:table-cell table:formula="of:=(1/3)*[.B1223]" office:value-type="float" office:value="0.0802657183400268" calcext:value-type="float">
            <text:p>0.080265718340027</text:p>
          </table:table-cell>
          <table:table-cell table:formula="of:=4*[.C1223]" office:value-type="float" office:value="0.321062873360107" calcext:value-type="float">
            <text:p>0.321062873360107</text:p>
          </table:table-cell>
          <table:table-cell table:formula="of:=[.D1223]/6" office:value-type="float" office:value="0.0535104788933512" calcext:value-type="float">
            <text:p>0.053510478893351</text:p>
          </table:table-cell>
          <table:table-cell table:formula="of:=[.E1223]*2" office:value-type="float" office:value="0.107020957786702" calcext:value-type="float">
            <text:p>0.107020957786702</text:p>
          </table:table-cell>
          <table:table-cell table:formula="of:=[.E1223]*39.3701" office:value-type="float" office:value="2.10671290507913" calcext:value-type="float">
            <text:p>2.10671290507913</text:p>
          </table:table-cell>
          <table:table-cell table:formula="of:=[.F1223]*39.3701" office:value-type="float" office:value="4.21342581015825" calcext:value-type="float">
            <text:p>4.21342581015825</text:p>
          </table:table-cell>
        </table:table-row>
        <table:table-row table:style-name="ro1">
          <table:table-cell table:formula="of:=[.A1223]+1" office:value-type="float" office:value="1246" calcext:value-type="float">
            <text:p>1246</text:p>
          </table:table-cell>
          <table:table-cell table:formula="of:=299792458/([.A1224]*1000000)" office:value-type="float" office:value="0.240603898876404" calcext:value-type="float">
            <text:p>0.240603898876404</text:p>
          </table:table-cell>
          <table:table-cell table:formula="of:=(1/3)*[.B1224]" office:value-type="float" office:value="0.0802012996254681" calcext:value-type="float">
            <text:p>0.080201299625468</text:p>
          </table:table-cell>
          <table:table-cell table:formula="of:=4*[.C1224]" office:value-type="float" office:value="0.320805198501873" calcext:value-type="float">
            <text:p>0.320805198501873</text:p>
          </table:table-cell>
          <table:table-cell table:formula="of:=[.D1224]/6" office:value-type="float" office:value="0.0534675330836454" calcext:value-type="float">
            <text:p>0.053467533083646</text:p>
          </table:table-cell>
          <table:table-cell table:formula="of:=[.E1224]*2" office:value-type="float" office:value="0.106935066167291" calcext:value-type="float">
            <text:p>0.106935066167291</text:p>
          </table:table-cell>
          <table:table-cell table:formula="of:=[.E1224]*39.3701" office:value-type="float" office:value="2.10502212425643" calcext:value-type="float">
            <text:p>2.10502212425643</text:p>
          </table:table-cell>
          <table:table-cell table:formula="of:=[.F1224]*39.3701" office:value-type="float" office:value="4.21004424851286" calcext:value-type="float">
            <text:p>4.21004424851286</text:p>
          </table:table-cell>
        </table:table-row>
        <table:table-row table:style-name="ro1">
          <table:table-cell table:formula="of:=[.A1224]+1" office:value-type="float" office:value="1247" calcext:value-type="float">
            <text:p>1247</text:p>
          </table:table-cell>
          <table:table-cell table:formula="of:=299792458/([.A1225]*1000000)" office:value-type="float" office:value="0.240410952686447" calcext:value-type="float">
            <text:p>0.240410952686447</text:p>
          </table:table-cell>
          <table:table-cell table:formula="of:=(1/3)*[.B1225]" office:value-type="float" office:value="0.0801369842288158" calcext:value-type="float">
            <text:p>0.080136984228816</text:p>
          </table:table-cell>
          <table:table-cell table:formula="of:=4*[.C1225]" office:value-type="float" office:value="0.320547936915263" calcext:value-type="float">
            <text:p>0.320547936915263</text:p>
          </table:table-cell>
          <table:table-cell table:formula="of:=[.D1225]/6" office:value-type="float" office:value="0.0534246561525439" calcext:value-type="float">
            <text:p>0.053424656152544</text:p>
          </table:table-cell>
          <table:table-cell table:formula="of:=[.E1225]*2" office:value-type="float" office:value="0.106849312305088" calcext:value-type="float">
            <text:p>0.106849312305088</text:p>
          </table:table-cell>
          <table:table-cell table:formula="of:=[.E1225]*39.3701" office:value-type="float" office:value="2.10333405519127" calcext:value-type="float">
            <text:p>2.10333405519127</text:p>
          </table:table-cell>
          <table:table-cell table:formula="of:=[.F1225]*39.3701" office:value-type="float" office:value="4.20666811038254" calcext:value-type="float">
            <text:p>4.20666811038254</text:p>
          </table:table-cell>
        </table:table-row>
        <table:table-row table:style-name="ro1">
          <table:table-cell table:formula="of:=[.A1225]+1" office:value-type="float" office:value="1248" calcext:value-type="float">
            <text:p>1248</text:p>
          </table:table-cell>
          <table:table-cell table:formula="of:=299792458/([.A1226]*1000000)" office:value-type="float" office:value="0.240218315705128" calcext:value-type="float">
            <text:p>0.240218315705128</text:p>
          </table:table-cell>
          <table:table-cell table:formula="of:=(1/3)*[.B1226]" office:value-type="float" office:value="0.0800727719017094" calcext:value-type="float">
            <text:p>0.080072771901709</text:p>
          </table:table-cell>
          <table:table-cell table:formula="of:=4*[.C1226]" office:value-type="float" office:value="0.320291087606838" calcext:value-type="float">
            <text:p>0.320291087606838</text:p>
          </table:table-cell>
          <table:table-cell table:formula="of:=[.D1226]/6" office:value-type="float" office:value="0.0533818479344729" calcext:value-type="float">
            <text:p>0.053381847934473</text:p>
          </table:table-cell>
          <table:table-cell table:formula="of:=[.E1226]*2" office:value-type="float" office:value="0.106763695868946" calcext:value-type="float">
            <text:p>0.106763695868946</text:p>
          </table:table-cell>
          <table:table-cell table:formula="of:=[.E1226]*39.3701" office:value-type="float" office:value="2.10164869136499" calcext:value-type="float">
            <text:p>2.10164869136499</text:p>
          </table:table-cell>
          <table:table-cell table:formula="of:=[.F1226]*39.3701" office:value-type="float" office:value="4.20329738272999" calcext:value-type="float">
            <text:p>4.20329738272999</text:p>
          </table:table-cell>
        </table:table-row>
        <table:table-row table:style-name="ro1">
          <table:table-cell table:formula="of:=[.A1226]+1" office:value-type="float" office:value="1249" calcext:value-type="float">
            <text:p>1249</text:p>
          </table:table-cell>
          <table:table-cell table:formula="of:=299792458/([.A1227]*1000000)" office:value-type="float" office:value="0.240025987189752" calcext:value-type="float">
            <text:p>0.240025987189752</text:p>
          </table:table-cell>
          <table:table-cell table:formula="of:=(1/3)*[.B1227]" office:value-type="float" office:value="0.0800086623965839" calcext:value-type="float">
            <text:p>0.080008662396584</text:p>
          </table:table-cell>
          <table:table-cell table:formula="of:=4*[.C1227]" office:value-type="float" office:value="0.320034649586336" calcext:value-type="float">
            <text:p>0.320034649586336</text:p>
          </table:table-cell>
          <table:table-cell table:formula="of:=[.D1227]/6" office:value-type="float" office:value="0.0533391082643893" calcext:value-type="float">
            <text:p>0.053339108264389</text:p>
          </table:table-cell>
          <table:table-cell table:formula="of:=[.E1227]*2" office:value-type="float" office:value="0.106678216528779" calcext:value-type="float">
            <text:p>0.106678216528779</text:p>
          </table:table-cell>
          <table:table-cell table:formula="of:=[.E1227]*39.3701" office:value-type="float" office:value="2.09996602627983" calcext:value-type="float">
            <text:p>2.09996602627983</text:p>
          </table:table-cell>
          <table:table-cell table:formula="of:=[.F1227]*39.3701" office:value-type="float" office:value="4.19993205255967" calcext:value-type="float">
            <text:p>4.19993205255967</text:p>
          </table:table-cell>
        </table:table-row>
        <table:table-row table:style-name="ro1">
          <table:table-cell table:formula="of:=[.A1227]+1" office:value-type="float" office:value="1250" calcext:value-type="float">
            <text:p>1250</text:p>
          </table:table-cell>
          <table:table-cell table:formula="of:=299792458/([.A1228]*1000000)" office:value-type="float" office:value="0.2398339664" calcext:value-type="float">
            <text:p>0.2398339664</text:p>
          </table:table-cell>
          <table:table-cell table:formula="of:=(1/3)*[.B1228]" office:value-type="float" office:value="0.0799446554666667" calcext:value-type="float">
            <text:p>0.079944655466667</text:p>
          </table:table-cell>
          <table:table-cell table:formula="of:=4*[.C1228]" office:value-type="float" office:value="0.319778621866667" calcext:value-type="float">
            <text:p>0.319778621866667</text:p>
          </table:table-cell>
          <table:table-cell table:formula="of:=[.D1228]/6" office:value-type="float" office:value="0.0532964369777778" calcext:value-type="float">
            <text:p>0.053296436977778</text:p>
          </table:table-cell>
          <table:table-cell table:formula="of:=[.E1228]*2" office:value-type="float" office:value="0.106592873955556" calcext:value-type="float">
            <text:p>0.106592873955556</text:p>
          </table:table-cell>
          <table:table-cell table:formula="of:=[.E1228]*39.3701" office:value-type="float" office:value="2.09828605345881" calcext:value-type="float">
            <text:p>2.09828605345881</text:p>
          </table:table-cell>
          <table:table-cell table:formula="of:=[.F1228]*39.3701" office:value-type="float" office:value="4.19657210691762" calcext:value-type="float">
            <text:p>4.19657210691762</text:p>
          </table:table-cell>
        </table:table-row>
        <table:table-row table:style-name="ro1">
          <table:table-cell table:formula="of:=[.A1228]+1" office:value-type="float" office:value="1251" calcext:value-type="float">
            <text:p>1251</text:p>
          </table:table-cell>
          <table:table-cell table:formula="of:=299792458/([.A1229]*1000000)" office:value-type="float" office:value="0.239642252597922" calcext:value-type="float">
            <text:p>0.239642252597922</text:p>
          </table:table-cell>
          <table:table-cell table:formula="of:=(1/3)*[.B1229]" office:value-type="float" office:value="0.0798807508659739" calcext:value-type="float">
            <text:p>0.079880750865974</text:p>
          </table:table-cell>
          <table:table-cell table:formula="of:=4*[.C1229]" office:value-type="float" office:value="0.319523003463895" calcext:value-type="float">
            <text:p>0.319523003463895</text:p>
          </table:table-cell>
          <table:table-cell table:formula="of:=[.D1229]/6" office:value-type="float" office:value="0.0532538339106493" calcext:value-type="float">
            <text:p>0.053253833910649</text:p>
          </table:table-cell>
          <table:table-cell table:formula="of:=[.E1229]*2" office:value-type="float" office:value="0.106507667821299" calcext:value-type="float">
            <text:p>0.106507667821299</text:p>
          </table:table-cell>
          <table:table-cell table:formula="of:=[.E1229]*39.3701" office:value-type="float" office:value="2.09660876644565" calcext:value-type="float">
            <text:p>2.09660876644565</text:p>
          </table:table-cell>
          <table:table-cell table:formula="of:=[.F1229]*39.3701" office:value-type="float" office:value="4.1932175328913" calcext:value-type="float">
            <text:p>4.1932175328913</text:p>
          </table:table-cell>
        </table:table-row>
        <table:table-row table:style-name="ro1">
          <table:table-cell table:formula="of:=[.A1229]+1" office:value-type="float" office:value="1252" calcext:value-type="float">
            <text:p>1252</text:p>
          </table:table-cell>
          <table:table-cell table:formula="of:=299792458/([.A1230]*1000000)" office:value-type="float" office:value="0.239450845047923" calcext:value-type="float">
            <text:p>0.239450845047923</text:p>
          </table:table-cell>
          <table:table-cell table:formula="of:=(1/3)*[.B1230]" office:value-type="float" office:value="0.0798169483493078" calcext:value-type="float">
            <text:p>0.079816948349308</text:p>
          </table:table-cell>
          <table:table-cell table:formula="of:=4*[.C1230]" office:value-type="float" office:value="0.319267793397231" calcext:value-type="float">
            <text:p>0.319267793397231</text:p>
          </table:table-cell>
          <table:table-cell table:formula="of:=[.D1230]/6" office:value-type="float" office:value="0.0532112988995385" calcext:value-type="float">
            <text:p>0.053211298899539</text:p>
          </table:table-cell>
          <table:table-cell table:formula="of:=[.E1230]*2" office:value-type="float" office:value="0.106422597799077" calcext:value-type="float">
            <text:p>0.106422597799077</text:p>
          </table:table-cell>
          <table:table-cell table:formula="of:=[.E1230]*39.3701" office:value-type="float" office:value="2.09493415880472" calcext:value-type="float">
            <text:p>2.09493415880472</text:p>
          </table:table-cell>
          <table:table-cell table:formula="of:=[.F1230]*39.3701" office:value-type="float" office:value="4.18986831760944" calcext:value-type="float">
            <text:p>4.18986831760944</text:p>
          </table:table-cell>
        </table:table-row>
        <table:table-row table:style-name="ro1">
          <table:table-cell table:formula="of:=[.A1230]+1" office:value-type="float" office:value="1253" calcext:value-type="float">
            <text:p>1253</text:p>
          </table:table-cell>
          <table:table-cell table:formula="of:=299792458/([.A1231]*1000000)" office:value-type="float" office:value="0.23925974301676" calcext:value-type="float">
            <text:p>0.23925974301676</text:p>
          </table:table-cell>
          <table:table-cell table:formula="of:=(1/3)*[.B1231]" office:value-type="float" office:value="0.0797532476722533" calcext:value-type="float">
            <text:p>0.079753247672253</text:p>
          </table:table-cell>
          <table:table-cell table:formula="of:=4*[.C1231]" office:value-type="float" office:value="0.319012990689013" calcext:value-type="float">
            <text:p>0.319012990689013</text:p>
          </table:table-cell>
          <table:table-cell table:formula="of:=[.D1231]/6" office:value-type="float" office:value="0.0531688317815022" calcext:value-type="float">
            <text:p>0.053168831781502</text:p>
          </table:table-cell>
          <table:table-cell table:formula="of:=[.E1231]*2" office:value-type="float" office:value="0.106337663563004" calcext:value-type="float">
            <text:p>0.106337663563004</text:p>
          </table:table-cell>
          <table:table-cell table:formula="of:=[.E1231]*39.3701" office:value-type="float" office:value="2.09326222412092" calcext:value-type="float">
            <text:p>2.09326222412092</text:p>
          </table:table-cell>
          <table:table-cell table:formula="of:=[.F1231]*39.3701" office:value-type="float" office:value="4.18652444824184" calcext:value-type="float">
            <text:p>4.18652444824184</text:p>
          </table:table-cell>
        </table:table-row>
        <table:table-row table:style-name="ro1">
          <table:table-cell table:formula="of:=[.A1231]+1" office:value-type="float" office:value="1254" calcext:value-type="float">
            <text:p>1254</text:p>
          </table:table-cell>
          <table:table-cell table:formula="of:=299792458/([.A1232]*1000000)" office:value-type="float" office:value="0.239068945773525" calcext:value-type="float">
            <text:p>0.239068945773525</text:p>
          </table:table-cell>
          <table:table-cell table:formula="of:=(1/3)*[.B1232]" office:value-type="float" office:value="0.0796896485911749" calcext:value-type="float">
            <text:p>0.079689648591175</text:p>
          </table:table-cell>
          <table:table-cell table:formula="of:=4*[.C1232]" office:value-type="float" office:value="0.3187585943647" calcext:value-type="float">
            <text:p>0.3187585943647</text:p>
          </table:table-cell>
          <table:table-cell table:formula="of:=[.D1232]/6" office:value-type="float" office:value="0.0531264323941166" calcext:value-type="float">
            <text:p>0.053126432394117</text:p>
          </table:table-cell>
          <table:table-cell table:formula="of:=[.E1232]*2" office:value-type="float" office:value="0.106252864788233" calcext:value-type="float">
            <text:p>0.106252864788233</text:p>
          </table:table-cell>
          <table:table-cell table:formula="of:=[.E1232]*39.3701" office:value-type="float" office:value="2.09159295599961" calcext:value-type="float">
            <text:p>2.09159295599961</text:p>
          </table:table-cell>
          <table:table-cell table:formula="of:=[.F1232]*39.3701" office:value-type="float" office:value="4.18318591199922" calcext:value-type="float">
            <text:p>4.18318591199922</text:p>
          </table:table-cell>
        </table:table-row>
        <table:table-row table:style-name="ro1">
          <table:table-cell table:formula="of:=[.A1232]+1" office:value-type="float" office:value="1255" calcext:value-type="float">
            <text:p>1255</text:p>
          </table:table-cell>
          <table:table-cell table:formula="of:=299792458/([.A1233]*1000000)" office:value-type="float" office:value="0.238878452589641" calcext:value-type="float">
            <text:p>0.238878452589641</text:p>
          </table:table-cell>
          <table:table-cell table:formula="of:=(1/3)*[.B1233]" office:value-type="float" office:value="0.0796261508632138" calcext:value-type="float">
            <text:p>0.079626150863214</text:p>
          </table:table-cell>
          <table:table-cell table:formula="of:=4*[.C1233]" office:value-type="float" office:value="0.318504603452855" calcext:value-type="float">
            <text:p>0.318504603452855</text:p>
          </table:table-cell>
          <table:table-cell table:formula="of:=[.D1233]/6" office:value-type="float" office:value="0.0530841005754759" calcext:value-type="float">
            <text:p>0.053084100575476</text:p>
          </table:table-cell>
          <table:table-cell table:formula="of:=[.E1233]*2" office:value-type="float" office:value="0.106168201150952" calcext:value-type="float">
            <text:p>0.106168201150952</text:p>
          </table:table-cell>
          <table:table-cell table:formula="of:=[.E1233]*39.3701" office:value-type="float" office:value="2.08992634806654" calcext:value-type="float">
            <text:p>2.08992634806654</text:p>
          </table:table-cell>
          <table:table-cell table:formula="of:=[.F1233]*39.3701" office:value-type="float" office:value="4.17985269613309" calcext:value-type="float">
            <text:p>4.17985269613309</text:p>
          </table:table-cell>
        </table:table-row>
        <table:table-row table:style-name="ro1">
          <table:table-cell table:formula="of:=[.A1233]+1" office:value-type="float" office:value="1256" calcext:value-type="float">
            <text:p>1256</text:p>
          </table:table-cell>
          <table:table-cell table:formula="of:=299792458/([.A1234]*1000000)" office:value-type="float" office:value="0.238688262738853" calcext:value-type="float">
            <text:p>0.238688262738853</text:p>
          </table:table-cell>
          <table:table-cell table:formula="of:=(1/3)*[.B1234]" office:value-type="float" office:value="0.0795627542462845" calcext:value-type="float">
            <text:p>0.079562754246285</text:p>
          </table:table-cell>
          <table:table-cell table:formula="of:=4*[.C1234]" office:value-type="float" office:value="0.318251016985138" calcext:value-type="float">
            <text:p>0.318251016985138</text:p>
          </table:table-cell>
          <table:table-cell table:formula="of:=[.D1234]/6" office:value-type="float" office:value="0.0530418361641897" calcext:value-type="float">
            <text:p>0.05304183616419</text:p>
          </table:table-cell>
          <table:table-cell table:formula="of:=[.E1234]*2" office:value-type="float" office:value="0.106083672328379" calcext:value-type="float">
            <text:p>0.106083672328379</text:p>
          </table:table-cell>
          <table:table-cell table:formula="of:=[.E1234]*39.3701" office:value-type="float" office:value="2.08826239396776" calcext:value-type="float">
            <text:p>2.08826239396776</text:p>
          </table:table-cell>
          <table:table-cell table:formula="of:=[.F1234]*39.3701" office:value-type="float" office:value="4.17652478793553" calcext:value-type="float">
            <text:p>4.17652478793553</text:p>
          </table:table-cell>
        </table:table-row>
        <table:table-row table:style-name="ro1">
          <table:table-cell table:formula="of:=[.A1234]+1" office:value-type="float" office:value="1257" calcext:value-type="float">
            <text:p>1257</text:p>
          </table:table-cell>
          <table:table-cell table:formula="of:=299792458/([.A1235]*1000000)" office:value-type="float" office:value="0.238498375497216" calcext:value-type="float">
            <text:p>0.238498375497216</text:p>
          </table:table-cell>
          <table:table-cell table:formula="of:=(1/3)*[.B1235]" office:value-type="float" office:value="0.0794994584990719" calcext:value-type="float">
            <text:p>0.079499458499072</text:p>
          </table:table-cell>
          <table:table-cell table:formula="of:=4*[.C1235]" office:value-type="float" office:value="0.317997833996287" calcext:value-type="float">
            <text:p>0.317997833996287</text:p>
          </table:table-cell>
          <table:table-cell table:formula="of:=[.D1235]/6" office:value-type="float" office:value="0.0529996389993812" calcext:value-type="float">
            <text:p>0.052999638999381</text:p>
          </table:table-cell>
          <table:table-cell table:formula="of:=[.E1235]*2" office:value-type="float" office:value="0.105999277998762" calcext:value-type="float">
            <text:p>0.105999277998762</text:p>
          </table:table-cell>
          <table:table-cell table:formula="of:=[.E1235]*39.3701" office:value-type="float" office:value="2.08660108736954" calcext:value-type="float">
            <text:p>2.08660108736954</text:p>
          </table:table-cell>
          <table:table-cell table:formula="of:=[.F1235]*39.3701" office:value-type="float" office:value="4.17320217473908" calcext:value-type="float">
            <text:p>4.17320217473908</text:p>
          </table:table-cell>
        </table:table-row>
        <table:table-row table:style-name="ro1">
          <table:table-cell table:formula="of:=[.A1235]+1" office:value-type="float" office:value="1258" calcext:value-type="float">
            <text:p>1258</text:p>
          </table:table-cell>
          <table:table-cell table:formula="of:=299792458/([.A1236]*1000000)" office:value-type="float" office:value="0.238308790143084" calcext:value-type="float">
            <text:p>0.238308790143084</text:p>
          </table:table-cell>
          <table:table-cell table:formula="of:=(1/3)*[.B1236]" office:value-type="float" office:value="0.0794362633810281" calcext:value-type="float">
            <text:p>0.079436263381028</text:p>
          </table:table-cell>
          <table:table-cell table:formula="of:=4*[.C1236]" office:value-type="float" office:value="0.317745053524112" calcext:value-type="float">
            <text:p>0.317745053524112</text:p>
          </table:table-cell>
          <table:table-cell table:formula="of:=[.D1236]/6" office:value-type="float" office:value="0.0529575089206854" calcext:value-type="float">
            <text:p>0.052957508920685</text:p>
          </table:table-cell>
          <table:table-cell table:formula="of:=[.E1236]*2" office:value-type="float" office:value="0.105915017841371" calcext:value-type="float">
            <text:p>0.105915017841371</text:p>
          </table:table-cell>
          <table:table-cell table:formula="of:=[.E1236]*39.3701" office:value-type="float" office:value="2.08494242195828" calcext:value-type="float">
            <text:p>2.08494242195828</text:p>
          </table:table-cell>
          <table:table-cell table:formula="of:=[.F1236]*39.3701" office:value-type="float" office:value="4.16988484391655" calcext:value-type="float">
            <text:p>4.16988484391655</text:p>
          </table:table-cell>
        </table:table-row>
        <table:table-row table:style-name="ro1">
          <table:table-cell table:formula="of:=[.A1236]+1" office:value-type="float" office:value="1259" calcext:value-type="float">
            <text:p>1259</text:p>
          </table:table-cell>
          <table:table-cell table:formula="of:=299792458/([.A1237]*1000000)" office:value-type="float" office:value="0.238119505957109" calcext:value-type="float">
            <text:p>0.238119505957109</text:p>
          </table:table-cell>
          <table:table-cell table:formula="of:=(1/3)*[.B1237]" office:value-type="float" office:value="0.0793731686523696" calcext:value-type="float">
            <text:p>0.07937316865237</text:p>
          </table:table-cell>
          <table:table-cell table:formula="of:=4*[.C1237]" office:value-type="float" office:value="0.317492674609478" calcext:value-type="float">
            <text:p>0.317492674609478</text:p>
          </table:table-cell>
          <table:table-cell table:formula="of:=[.D1237]/6" office:value-type="float" office:value="0.0529154457682464" calcext:value-type="float">
            <text:p>0.052915445768246</text:p>
          </table:table-cell>
          <table:table-cell table:formula="of:=[.E1237]*2" office:value-type="float" office:value="0.105830891536493" calcext:value-type="float">
            <text:p>0.105830891536493</text:p>
          </table:table-cell>
          <table:table-cell table:formula="of:=[.E1237]*39.3701" office:value-type="float" office:value="2.08328639144044" calcext:value-type="float">
            <text:p>2.08328639144044</text:p>
          </table:table-cell>
          <table:table-cell table:formula="of:=[.F1237]*39.3701" office:value-type="float" office:value="4.16657278288088" calcext:value-type="float">
            <text:p>4.16657278288088</text:p>
          </table:table-cell>
        </table:table-row>
        <table:table-row table:style-name="ro1">
          <table:table-cell table:formula="of:=[.A1237]+1" office:value-type="float" office:value="1260" calcext:value-type="float">
            <text:p>1260</text:p>
          </table:table-cell>
          <table:table-cell table:formula="of:=299792458/([.A1238]*1000000)" office:value-type="float" office:value="0.237930522222222" calcext:value-type="float">
            <text:p>0.237930522222222</text:p>
          </table:table-cell>
          <table:table-cell table:formula="of:=(1/3)*[.B1238]" office:value-type="float" office:value="0.0793101740740741" calcext:value-type="float">
            <text:p>0.079310174074074</text:p>
          </table:table-cell>
          <table:table-cell table:formula="of:=4*[.C1238]" office:value-type="float" office:value="0.317240696296296" calcext:value-type="float">
            <text:p>0.317240696296296</text:p>
          </table:table-cell>
          <table:table-cell table:formula="of:=[.D1238]/6" office:value-type="float" office:value="0.052873449382716" calcext:value-type="float">
            <text:p>0.052873449382716</text:p>
          </table:table-cell>
          <table:table-cell table:formula="of:=[.E1238]*2" office:value-type="float" office:value="0.105746898765432" calcext:value-type="float">
            <text:p>0.105746898765432</text:p>
          </table:table-cell>
          <table:table-cell table:formula="of:=[.E1238]*39.3701" office:value-type="float" office:value="2.08163298954247" calcext:value-type="float">
            <text:p>2.08163298954247</text:p>
          </table:table-cell>
          <table:table-cell table:formula="of:=[.F1238]*39.3701" office:value-type="float" office:value="4.16326597908494" calcext:value-type="float">
            <text:p>4.16326597908494</text:p>
          </table:table-cell>
        </table:table-row>
        <table:table-row table:style-name="ro1">
          <table:table-cell table:formula="of:=[.A1238]+1" office:value-type="float" office:value="1261" calcext:value-type="float">
            <text:p>1261</text:p>
          </table:table-cell>
          <table:table-cell table:formula="of:=299792458/([.A1239]*1000000)" office:value-type="float" office:value="0.237741838223632" calcext:value-type="float">
            <text:p>0.237741838223632</text:p>
          </table:table-cell>
          <table:table-cell table:formula="of:=(1/3)*[.B1239]" office:value-type="float" office:value="0.0792472794078774" calcext:value-type="float">
            <text:p>0.079247279407877</text:p>
          </table:table-cell>
          <table:table-cell table:formula="of:=4*[.C1239]" office:value-type="float" office:value="0.316989117631509" calcext:value-type="float">
            <text:p>0.316989117631509</text:p>
          </table:table-cell>
          <table:table-cell table:formula="of:=[.D1239]/6" office:value-type="float" office:value="0.0528315196052516" calcext:value-type="float">
            <text:p>0.052831519605252</text:p>
          </table:table-cell>
          <table:table-cell table:formula="of:=[.E1239]*2" office:value-type="float" office:value="0.105663039210503" calcext:value-type="float">
            <text:p>0.105663039210503</text:p>
          </table:table-cell>
          <table:table-cell table:formula="of:=[.E1239]*39.3701" office:value-type="float" office:value="2.07998221001071" calcext:value-type="float">
            <text:p>2.07998221001071</text:p>
          </table:table-cell>
          <table:table-cell table:formula="of:=[.F1239]*39.3701" office:value-type="float" office:value="4.15996442002143" calcext:value-type="float">
            <text:p>4.15996442002143</text:p>
          </table:table-cell>
        </table:table-row>
        <table:table-row table:style-name="ro1">
          <table:table-cell table:formula="of:=[.A1239]+1" office:value-type="float" office:value="1262" calcext:value-type="float">
            <text:p>1262</text:p>
          </table:table-cell>
          <table:table-cell table:formula="of:=299792458/([.A1240]*1000000)" office:value-type="float" office:value="0.237553453248811" calcext:value-type="float">
            <text:p>0.237553453248811</text:p>
          </table:table-cell>
          <table:table-cell table:formula="of:=(1/3)*[.B1240]" office:value-type="float" office:value="0.0791844844162705" calcext:value-type="float">
            <text:p>0.079184484416271</text:p>
          </table:table-cell>
          <table:table-cell table:formula="of:=4*[.C1240]" office:value-type="float" office:value="0.316737937665082" calcext:value-type="float">
            <text:p>0.316737937665082</text:p>
          </table:table-cell>
          <table:table-cell table:formula="of:=[.D1240]/6" office:value-type="float" office:value="0.0527896562775136" calcext:value-type="float">
            <text:p>0.052789656277514</text:p>
          </table:table-cell>
          <table:table-cell table:formula="of:=[.E1240]*2" office:value-type="float" office:value="0.105579312555027" calcext:value-type="float">
            <text:p>0.105579312555027</text:p>
          </table:table-cell>
          <table:table-cell table:formula="of:=[.E1240]*39.3701" office:value-type="float" office:value="2.07833404661134" calcext:value-type="float">
            <text:p>2.07833404661134</text:p>
          </table:table-cell>
          <table:table-cell table:formula="of:=[.F1240]*39.3701" office:value-type="float" office:value="4.15666809322268" calcext:value-type="float">
            <text:p>4.15666809322268</text:p>
          </table:table-cell>
        </table:table-row>
        <table:table-row table:style-name="ro1">
          <table:table-cell table:formula="of:=[.A1240]+1" office:value-type="float" office:value="1263" calcext:value-type="float">
            <text:p>1263</text:p>
          </table:table-cell>
          <table:table-cell table:formula="of:=299792458/([.A1241]*1000000)" office:value-type="float" office:value="0.23736536658749" calcext:value-type="float">
            <text:p>0.23736536658749</text:p>
          </table:table-cell>
          <table:table-cell table:formula="of:=(1/3)*[.B1241]" office:value-type="float" office:value="0.0791217888624967" calcext:value-type="float">
            <text:p>0.079121788862497</text:p>
          </table:table-cell>
          <table:table-cell table:formula="of:=4*[.C1241]" office:value-type="float" office:value="0.316487155449987" calcext:value-type="float">
            <text:p>0.316487155449987</text:p>
          </table:table-cell>
          <table:table-cell table:formula="of:=[.D1241]/6" office:value-type="float" office:value="0.0527478592416645" calcext:value-type="float">
            <text:p>0.052747859241665</text:p>
          </table:table-cell>
          <table:table-cell table:formula="of:=[.E1241]*2" office:value-type="float" office:value="0.105495718483329" calcext:value-type="float">
            <text:p>0.105495718483329</text:p>
          </table:table-cell>
          <table:table-cell table:formula="of:=[.E1241]*39.3701" office:value-type="float" office:value="2.07668849313025" calcext:value-type="float">
            <text:p>2.07668849313025</text:p>
          </table:table-cell>
          <table:table-cell table:formula="of:=[.F1241]*39.3701" office:value-type="float" office:value="4.15337698626051" calcext:value-type="float">
            <text:p>4.15337698626051</text:p>
          </table:table-cell>
        </table:table-row>
        <table:table-row table:style-name="ro1">
          <table:table-cell table:formula="of:=[.A1241]+1" office:value-type="float" office:value="1264" calcext:value-type="float">
            <text:p>1264</text:p>
          </table:table-cell>
          <table:table-cell table:formula="of:=299792458/([.A1242]*1000000)" office:value-type="float" office:value="0.237177577531646" calcext:value-type="float">
            <text:p>0.237177577531646</text:p>
          </table:table-cell>
          <table:table-cell table:formula="of:=(1/3)*[.B1242]" office:value-type="float" office:value="0.0790591925105485" calcext:value-type="float">
            <text:p>0.079059192510549</text:p>
          </table:table-cell>
          <table:table-cell table:formula="of:=4*[.C1242]" office:value-type="float" office:value="0.316236770042194" calcext:value-type="float">
            <text:p>0.316236770042194</text:p>
          </table:table-cell>
          <table:table-cell table:formula="of:=[.D1242]/6" office:value-type="float" office:value="0.0527061283403657" calcext:value-type="float">
            <text:p>0.052706128340366</text:p>
          </table:table-cell>
          <table:table-cell table:formula="of:=[.E1242]*2" office:value-type="float" office:value="0.105412256680731" calcext:value-type="float">
            <text:p>0.105412256680731</text:p>
          </table:table-cell>
          <table:table-cell table:formula="of:=[.E1242]*39.3701" office:value-type="float" office:value="2.07504554337303" calcext:value-type="float">
            <text:p>2.07504554337303</text:p>
          </table:table-cell>
          <table:table-cell table:formula="of:=[.F1242]*39.3701" office:value-type="float" office:value="4.15009108674606" calcext:value-type="float">
            <text:p>4.15009108674606</text:p>
          </table:table-cell>
        </table:table-row>
        <table:table-row table:style-name="ro1">
          <table:table-cell table:formula="of:=[.A1242]+1" office:value-type="float" office:value="1265" calcext:value-type="float">
            <text:p>1265</text:p>
          </table:table-cell>
          <table:table-cell table:formula="of:=299792458/([.A1243]*1000000)" office:value-type="float" office:value="0.236990085375494" calcext:value-type="float">
            <text:p>0.236990085375494</text:p>
          </table:table-cell>
          <table:table-cell table:formula="of:=(1/3)*[.B1243]" office:value-type="float" office:value="0.0789966951251647" calcext:value-type="float">
            <text:p>0.078996695125165</text:p>
          </table:table-cell>
          <table:table-cell table:formula="of:=4*[.C1243]" office:value-type="float" office:value="0.315986780500659" calcext:value-type="float">
            <text:p>0.315986780500659</text:p>
          </table:table-cell>
          <table:table-cell table:formula="of:=[.D1243]/6" office:value-type="float" office:value="0.0526644634167765" calcext:value-type="float">
            <text:p>0.052664463416777</text:p>
          </table:table-cell>
          <table:table-cell table:formula="of:=[.E1243]*2" office:value-type="float" office:value="0.105328926833553" calcext:value-type="float">
            <text:p>0.105328926833553</text:p>
          </table:table-cell>
          <table:table-cell table:formula="of:=[.E1243]*39.3701" office:value-type="float" office:value="2.07340519116483" calcext:value-type="float">
            <text:p>2.07340519116483</text:p>
          </table:table-cell>
          <table:table-cell table:formula="of:=[.F1243]*39.3701" office:value-type="float" office:value="4.14681038232966" calcext:value-type="float">
            <text:p>4.14681038232966</text:p>
          </table:table-cell>
        </table:table-row>
        <table:table-row table:style-name="ro1">
          <table:table-cell table:formula="of:=[.A1243]+1" office:value-type="float" office:value="1266" calcext:value-type="float">
            <text:p>1266</text:p>
          </table:table-cell>
          <table:table-cell table:formula="of:=299792458/([.A1244]*1000000)" office:value-type="float" office:value="0.236802889415482" calcext:value-type="float">
            <text:p>0.236802889415482</text:p>
          </table:table-cell>
          <table:table-cell table:formula="of:=(1/3)*[.B1244]" office:value-type="float" office:value="0.0789342964718273" calcext:value-type="float">
            <text:p>0.078934296471827</text:p>
          </table:table-cell>
          <table:table-cell table:formula="of:=4*[.C1244]" office:value-type="float" office:value="0.315737185887309" calcext:value-type="float">
            <text:p>0.315737185887309</text:p>
          </table:table-cell>
          <table:table-cell table:formula="of:=[.D1244]/6" office:value-type="float" office:value="0.0526228643145515" calcext:value-type="float">
            <text:p>0.052622864314552</text:p>
          </table:table-cell>
          <table:table-cell table:formula="of:=[.E1244]*2" office:value-type="float" office:value="0.105245728629103" calcext:value-type="float">
            <text:p>0.105245728629103</text:p>
          </table:table-cell>
          <table:table-cell table:formula="of:=[.E1244]*39.3701" office:value-type="float" office:value="2.07176743035032" calcext:value-type="float">
            <text:p>2.07176743035032</text:p>
          </table:table-cell>
          <table:table-cell table:formula="of:=[.F1244]*39.3701" office:value-type="float" office:value="4.14353486070065" calcext:value-type="float">
            <text:p>4.14353486070065</text:p>
          </table:table-cell>
        </table:table-row>
        <table:table-row table:style-name="ro1">
          <table:table-cell table:formula="of:=[.A1244]+1" office:value-type="float" office:value="1267" calcext:value-type="float">
            <text:p>1267</text:p>
          </table:table-cell>
          <table:table-cell table:formula="of:=299792458/([.A1245]*1000000)" office:value-type="float" office:value="0.236615988950276" calcext:value-type="float">
            <text:p>0.236615988950276</text:p>
          </table:table-cell>
          <table:table-cell table:formula="of:=(1/3)*[.B1245]" office:value-type="float" office:value="0.0788719963167587" calcext:value-type="float">
            <text:p>0.078871996316759</text:p>
          </table:table-cell>
          <table:table-cell table:formula="of:=4*[.C1245]" office:value-type="float" office:value="0.315487985267035" calcext:value-type="float">
            <text:p>0.315487985267035</text:p>
          </table:table-cell>
          <table:table-cell table:formula="of:=[.D1245]/6" office:value-type="float" office:value="0.0525813308778392" calcext:value-type="float">
            <text:p>0.052581330877839</text:p>
          </table:table-cell>
          <table:table-cell table:formula="of:=[.E1245]*2" office:value-type="float" office:value="0.105162661755678" calcext:value-type="float">
            <text:p>0.105162661755678</text:p>
          </table:table-cell>
          <table:table-cell table:formula="of:=[.E1245]*39.3701" office:value-type="float" office:value="2.07013225479362" calcext:value-type="float">
            <text:p>2.07013225479362</text:p>
          </table:table-cell>
          <table:table-cell table:formula="of:=[.F1245]*39.3701" office:value-type="float" office:value="4.14026450958723" calcext:value-type="float">
            <text:p>4.14026450958723</text:p>
          </table:table-cell>
        </table:table-row>
        <table:table-row table:style-name="ro1">
          <table:table-cell table:formula="of:=[.A1245]+1" office:value-type="float" office:value="1268" calcext:value-type="float">
            <text:p>1268</text:p>
          </table:table-cell>
          <table:table-cell table:formula="of:=299792458/([.A1246]*1000000)" office:value-type="float" office:value="0.236429383280757" calcext:value-type="float">
            <text:p>0.236429383280757</text:p>
          </table:table-cell>
          <table:table-cell table:formula="of:=(1/3)*[.B1246]" office:value-type="float" office:value="0.078809794426919" calcext:value-type="float">
            <text:p>0.078809794426919</text:p>
          </table:table-cell>
          <table:table-cell table:formula="of:=4*[.C1246]" office:value-type="float" office:value="0.315239177707676" calcext:value-type="float">
            <text:p>0.315239177707676</text:p>
          </table:table-cell>
          <table:table-cell table:formula="of:=[.D1246]/6" office:value-type="float" office:value="0.0525398629512794" calcext:value-type="float">
            <text:p>0.052539862951279</text:p>
          </table:table-cell>
          <table:table-cell table:formula="of:=[.E1246]*2" office:value-type="float" office:value="0.105079725902559" calcext:value-type="float">
            <text:p>0.105079725902559</text:p>
          </table:table-cell>
          <table:table-cell table:formula="of:=[.E1246]*39.3701" office:value-type="float" office:value="2.06849965837816" calcext:value-type="float">
            <text:p>2.06849965837816</text:p>
          </table:table-cell>
          <table:table-cell table:formula="of:=[.F1246]*39.3701" office:value-type="float" office:value="4.13699931675633" calcext:value-type="float">
            <text:p>4.13699931675633</text:p>
          </table:table-cell>
        </table:table-row>
        <table:table-row table:style-name="ro1">
          <table:table-cell table:formula="of:=[.A1246]+1" office:value-type="float" office:value="1269" calcext:value-type="float">
            <text:p>1269</text:p>
          </table:table-cell>
          <table:table-cell table:formula="of:=299792458/([.A1247]*1000000)" office:value-type="float" office:value="0.236243071710008" calcext:value-type="float">
            <text:p>0.236243071710008</text:p>
          </table:table-cell>
          <table:table-cell table:formula="of:=(1/3)*[.B1247]" office:value-type="float" office:value="0.0787476905700026" calcext:value-type="float">
            <text:p>0.078747690570003</text:p>
          </table:table-cell>
          <table:table-cell table:formula="of:=4*[.C1247]" office:value-type="float" office:value="0.31499076228001" calcext:value-type="float">
            <text:p>0.31499076228001</text:p>
          </table:table-cell>
          <table:table-cell table:formula="of:=[.D1247]/6" office:value-type="float" office:value="0.0524984603800018" calcext:value-type="float">
            <text:p>0.052498460380002</text:p>
          </table:table-cell>
          <table:table-cell table:formula="of:=[.E1247]*2" office:value-type="float" office:value="0.104996920760003" calcext:value-type="float">
            <text:p>0.104996920760003</text:p>
          </table:table-cell>
          <table:table-cell table:formula="of:=[.E1247]*39.3701" office:value-type="float" office:value="2.06686963500671" calcext:value-type="float">
            <text:p>2.06686963500671</text:p>
          </table:table-cell>
          <table:table-cell table:formula="of:=[.F1247]*39.3701" office:value-type="float" office:value="4.13373927001341" calcext:value-type="float">
            <text:p>4.13373927001341</text:p>
          </table:table-cell>
        </table:table-row>
        <table:table-row table:style-name="ro1">
          <table:table-cell table:formula="of:=[.A1247]+1" office:value-type="float" office:value="1270" calcext:value-type="float">
            <text:p>1270</text:p>
          </table:table-cell>
          <table:table-cell table:formula="of:=299792458/([.A1248]*1000000)" office:value-type="float" office:value="0.236057053543307" calcext:value-type="float">
            <text:p>0.236057053543307</text:p>
          </table:table-cell>
          <table:table-cell table:formula="of:=(1/3)*[.B1248]" office:value-type="float" office:value="0.0786856845144357" calcext:value-type="float">
            <text:p>0.078685684514436</text:p>
          </table:table-cell>
          <table:table-cell table:formula="of:=4*[.C1248]" office:value-type="float" office:value="0.314742738057743" calcext:value-type="float">
            <text:p>0.314742738057743</text:p>
          </table:table-cell>
          <table:table-cell table:formula="of:=[.D1248]/6" office:value-type="float" office:value="0.0524571230096238" calcext:value-type="float">
            <text:p>0.052457123009624</text:p>
          </table:table-cell>
          <table:table-cell table:formula="of:=[.E1248]*2" office:value-type="float" office:value="0.104914246019248" calcext:value-type="float">
            <text:p>0.104914246019248</text:p>
          </table:table-cell>
          <table:table-cell table:formula="of:=[.E1248]*39.3701" office:value-type="float" office:value="2.06524217860119" calcext:value-type="float">
            <text:p>2.06524217860119</text:p>
          </table:table-cell>
          <table:table-cell table:formula="of:=[.F1248]*39.3701" office:value-type="float" office:value="4.13048435720238" calcext:value-type="float">
            <text:p>4.13048435720238</text:p>
          </table:table-cell>
        </table:table-row>
        <table:table-row table:style-name="ro1">
          <table:table-cell table:formula="of:=[.A1248]+1" office:value-type="float" office:value="1271" calcext:value-type="float">
            <text:p>1271</text:p>
          </table:table-cell>
          <table:table-cell table:formula="of:=299792458/([.A1249]*1000000)" office:value-type="float" office:value="0.23587132808812" calcext:value-type="float">
            <text:p>0.23587132808812</text:p>
          </table:table-cell>
          <table:table-cell table:formula="of:=(1/3)*[.B1249]" office:value-type="float" office:value="0.0786237760293732" calcext:value-type="float">
            <text:p>0.078623776029373</text:p>
          </table:table-cell>
          <table:table-cell table:formula="of:=4*[.C1249]" office:value-type="float" office:value="0.314495104117493" calcext:value-type="float">
            <text:p>0.314495104117493</text:p>
          </table:table-cell>
          <table:table-cell table:formula="of:=[.D1249]/6" office:value-type="float" office:value="0.0524158506862488" calcext:value-type="float">
            <text:p>0.052415850686249</text:p>
          </table:table-cell>
          <table:table-cell table:formula="of:=[.E1249]*2" office:value-type="float" office:value="0.104831701372498" calcext:value-type="float">
            <text:p>0.104831701372498</text:p>
          </table:table-cell>
          <table:table-cell table:formula="of:=[.E1249]*39.3701" office:value-type="float" office:value="2.06361728310268" calcext:value-type="float">
            <text:p>2.06361728310268</text:p>
          </table:table-cell>
          <table:table-cell table:formula="of:=[.F1249]*39.3701" office:value-type="float" office:value="4.12723456620537" calcext:value-type="float">
            <text:p>4.12723456620537</text:p>
          </table:table-cell>
        </table:table-row>
        <table:table-row table:style-name="ro1">
          <table:table-cell table:formula="of:=[.A1249]+1" office:value-type="float" office:value="1272" calcext:value-type="float">
            <text:p>1272</text:p>
          </table:table-cell>
          <table:table-cell table:formula="of:=299792458/([.A1250]*1000000)" office:value-type="float" office:value="0.235685894654088" calcext:value-type="float">
            <text:p>0.235685894654088</text:p>
          </table:table-cell>
          <table:table-cell table:formula="of:=(1/3)*[.B1250]" office:value-type="float" office:value="0.078561964884696" calcext:value-type="float">
            <text:p>0.078561964884696</text:p>
          </table:table-cell>
          <table:table-cell table:formula="of:=4*[.C1250]" office:value-type="float" office:value="0.314247859538784" calcext:value-type="float">
            <text:p>0.314247859538784</text:p>
          </table:table-cell>
          <table:table-cell table:formula="of:=[.D1250]/6" office:value-type="float" office:value="0.052374643256464" calcext:value-type="float">
            <text:p>0.052374643256464</text:p>
          </table:table-cell>
          <table:table-cell table:formula="of:=[.E1250]*2" office:value-type="float" office:value="0.104749286512928" calcext:value-type="float">
            <text:p>0.104749286512928</text:p>
          </table:table-cell>
          <table:table-cell table:formula="of:=[.E1250]*39.3701" office:value-type="float" office:value="2.06199494247131" calcext:value-type="float">
            <text:p>2.06199494247131</text:p>
          </table:table-cell>
          <table:table-cell table:formula="of:=[.F1250]*39.3701" office:value-type="float" office:value="4.12398988494263" calcext:value-type="float">
            <text:p>4.12398988494263</text:p>
          </table:table-cell>
        </table:table-row>
        <table:table-row table:style-name="ro1">
          <table:table-cell table:formula="of:=[.A1250]+1" office:value-type="float" office:value="1273" calcext:value-type="float">
            <text:p>1273</text:p>
          </table:table-cell>
          <table:table-cell table:formula="of:=299792458/([.A1251]*1000000)" office:value-type="float" office:value="0.235500752553024" calcext:value-type="float">
            <text:p>0.235500752553024</text:p>
          </table:table-cell>
          <table:table-cell table:formula="of:=(1/3)*[.B1251]" office:value-type="float" office:value="0.0785002508510081" calcext:value-type="float">
            <text:p>0.078500250851008</text:p>
          </table:table-cell>
          <table:table-cell table:formula="of:=4*[.C1251]" office:value-type="float" office:value="0.314001003404032" calcext:value-type="float">
            <text:p>0.314001003404032</text:p>
          </table:table-cell>
          <table:table-cell table:formula="of:=[.D1251]/6" office:value-type="float" office:value="0.0523335005673387" calcext:value-type="float">
            <text:p>0.052333500567339</text:p>
          </table:table-cell>
          <table:table-cell table:formula="of:=[.E1251]*2" office:value-type="float" office:value="0.104667001134677" calcext:value-type="float">
            <text:p>0.104667001134677</text:p>
          </table:table-cell>
          <table:table-cell table:formula="of:=[.E1251]*39.3701" office:value-type="float" office:value="2.06037515068618" calcext:value-type="float">
            <text:p>2.06037515068618</text:p>
          </table:table-cell>
          <table:table-cell table:formula="of:=[.F1251]*39.3701" office:value-type="float" office:value="4.12075030137237" calcext:value-type="float">
            <text:p>4.12075030137237</text:p>
          </table:table-cell>
        </table:table-row>
        <table:table-row table:style-name="ro1">
          <table:table-cell table:formula="of:=[.A1251]+1" office:value-type="float" office:value="1274" calcext:value-type="float">
            <text:p>1274</text:p>
          </table:table-cell>
          <table:table-cell table:formula="of:=299792458/([.A1252]*1000000)" office:value-type="float" office:value="0.235315901098901" calcext:value-type="float">
            <text:p>0.235315901098901</text:p>
          </table:table-cell>
          <table:table-cell table:formula="of:=(1/3)*[.B1252]" office:value-type="float" office:value="0.0784386336996337" calcext:value-type="float">
            <text:p>0.078438633699634</text:p>
          </table:table-cell>
          <table:table-cell table:formula="of:=4*[.C1252]" office:value-type="float" office:value="0.313754534798535" calcext:value-type="float">
            <text:p>0.313754534798535</text:p>
          </table:table-cell>
          <table:table-cell table:formula="of:=[.D1252]/6" office:value-type="float" office:value="0.0522924224664225" calcext:value-type="float">
            <text:p>0.052292422466423</text:p>
          </table:table-cell>
          <table:table-cell table:formula="of:=[.E1252]*2" office:value-type="float" office:value="0.104584844932845" calcext:value-type="float">
            <text:p>0.104584844932845</text:p>
          </table:table-cell>
          <table:table-cell table:formula="of:=[.E1252]*39.3701" office:value-type="float" office:value="2.0587579017453" calcext:value-type="float">
            <text:p>2.0587579017453</text:p>
          </table:table-cell>
          <table:table-cell table:formula="of:=[.F1252]*39.3701" office:value-type="float" office:value="4.1175158034906" calcext:value-type="float">
            <text:p>4.1175158034906</text:p>
          </table:table-cell>
        </table:table-row>
        <table:table-row table:style-name="ro1">
          <table:table-cell table:formula="of:=[.A1252]+1" office:value-type="float" office:value="1275" calcext:value-type="float">
            <text:p>1275</text:p>
          </table:table-cell>
          <table:table-cell table:formula="of:=299792458/([.A1253]*1000000)" office:value-type="float" office:value="0.235131339607843" calcext:value-type="float">
            <text:p>0.235131339607843</text:p>
          </table:table-cell>
          <table:table-cell table:formula="of:=(1/3)*[.B1253]" office:value-type="float" office:value="0.0783771132026144" calcext:value-type="float">
            <text:p>0.078377113202614</text:p>
          </table:table-cell>
          <table:table-cell table:formula="of:=4*[.C1253]" office:value-type="float" office:value="0.313508452810457" calcext:value-type="float">
            <text:p>0.313508452810457</text:p>
          </table:table-cell>
          <table:table-cell table:formula="of:=[.D1253]/6" office:value-type="float" office:value="0.0522514088017429" calcext:value-type="float">
            <text:p>0.052251408801743</text:p>
          </table:table-cell>
          <table:table-cell table:formula="of:=[.E1253]*2" office:value-type="float" office:value="0.104502817603486" calcext:value-type="float">
            <text:p>0.104502817603486</text:p>
          </table:table-cell>
          <table:table-cell table:formula="of:=[.E1253]*39.3701" office:value-type="float" office:value="2.0571431896655" calcext:value-type="float">
            <text:p>2.0571431896655</text:p>
          </table:table-cell>
          <table:table-cell table:formula="of:=[.F1253]*39.3701" office:value-type="float" office:value="4.114286379331" calcext:value-type="float">
            <text:p>4.114286379331</text:p>
          </table:table-cell>
        </table:table-row>
        <table:table-row table:style-name="ro1">
          <table:table-cell table:formula="of:=[.A1253]+1" office:value-type="float" office:value="1276" calcext:value-type="float">
            <text:p>1276</text:p>
          </table:table-cell>
          <table:table-cell table:formula="of:=299792458/([.A1254]*1000000)" office:value-type="float" office:value="0.234947067398119" calcext:value-type="float">
            <text:p>0.234947067398119</text:p>
          </table:table-cell>
          <table:table-cell table:formula="of:=(1/3)*[.B1254]" office:value-type="float" office:value="0.0783156891327064" calcext:value-type="float">
            <text:p>0.078315689132706</text:p>
          </table:table-cell>
          <table:table-cell table:formula="of:=4*[.C1254]" office:value-type="float" office:value="0.313262756530825" calcext:value-type="float">
            <text:p>0.313262756530825</text:p>
          </table:table-cell>
          <table:table-cell table:formula="of:=[.D1254]/6" office:value-type="float" office:value="0.0522104594218042" calcext:value-type="float">
            <text:p>0.052210459421804</text:p>
          </table:table-cell>
          <table:table-cell table:formula="of:=[.E1254]*2" office:value-type="float" office:value="0.104420918843609" calcext:value-type="float">
            <text:p>0.104420918843609</text:p>
          </table:table-cell>
          <table:table-cell table:formula="of:=[.E1254]*39.3701" office:value-type="float" office:value="2.05553100848238" calcext:value-type="float">
            <text:p>2.05553100848238</text:p>
          </table:table-cell>
          <table:table-cell table:formula="of:=[.F1254]*39.3701" office:value-type="float" office:value="4.11106201696475" calcext:value-type="float">
            <text:p>4.11106201696475</text:p>
          </table:table-cell>
        </table:table-row>
        <table:table-row table:style-name="ro1">
          <table:table-cell table:formula="of:=[.A1254]+1" office:value-type="float" office:value="1277" calcext:value-type="float">
            <text:p>1277</text:p>
          </table:table-cell>
          <table:table-cell table:formula="of:=299792458/([.A1255]*1000000)" office:value-type="float" office:value="0.234763083790133" calcext:value-type="float">
            <text:p>0.234763083790133</text:p>
          </table:table-cell>
          <table:table-cell table:formula="of:=(1/3)*[.B1255]" office:value-type="float" office:value="0.0782543612633777" calcext:value-type="float">
            <text:p>0.078254361263378</text:p>
          </table:table-cell>
          <table:table-cell table:formula="of:=4*[.C1255]" office:value-type="float" office:value="0.313017445053511" calcext:value-type="float">
            <text:p>0.313017445053511</text:p>
          </table:table-cell>
          <table:table-cell table:formula="of:=[.D1255]/6" office:value-type="float" office:value="0.0521695741755851" calcext:value-type="float">
            <text:p>0.052169574175585</text:p>
          </table:table-cell>
          <table:table-cell table:formula="of:=[.E1255]*2" office:value-type="float" office:value="0.10433914835117" calcext:value-type="float">
            <text:p>0.10433914835117</text:p>
          </table:table-cell>
          <table:table-cell table:formula="of:=[.E1255]*39.3701" office:value-type="float" office:value="2.0539213522502" calcext:value-type="float">
            <text:p>2.0539213522502</text:p>
          </table:table-cell>
          <table:table-cell table:formula="of:=[.F1255]*39.3701" office:value-type="float" office:value="4.10784270450041" calcext:value-type="float">
            <text:p>4.10784270450041</text:p>
          </table:table-cell>
        </table:table-row>
        <table:table-row table:style-name="ro1">
          <table:table-cell table:formula="of:=[.A1255]+1" office:value-type="float" office:value="1278" calcext:value-type="float">
            <text:p>1278</text:p>
          </table:table-cell>
          <table:table-cell table:formula="of:=299792458/([.A1256]*1000000)" office:value-type="float" office:value="0.234579388106416" calcext:value-type="float">
            <text:p>0.234579388106416</text:p>
          </table:table-cell>
          <table:table-cell table:formula="of:=(1/3)*[.B1256]" office:value-type="float" office:value="0.0781931293688054" calcext:value-type="float">
            <text:p>0.078193129368805</text:p>
          </table:table-cell>
          <table:table-cell table:formula="of:=4*[.C1256]" office:value-type="float" office:value="0.312772517475222" calcext:value-type="float">
            <text:p>0.312772517475222</text:p>
          </table:table-cell>
          <table:table-cell table:formula="of:=[.D1256]/6" office:value-type="float" office:value="0.0521287529125369" calcext:value-type="float">
            <text:p>0.052128752912537</text:p>
          </table:table-cell>
          <table:table-cell table:formula="of:=[.E1256]*2" office:value-type="float" office:value="0.104257505825074" calcext:value-type="float">
            <text:p>0.104257505825074</text:p>
          </table:table-cell>
          <table:table-cell table:formula="of:=[.E1256]*39.3701" office:value-type="float" office:value="2.05231421504187" calcext:value-type="float">
            <text:p>2.05231421504187</text:p>
          </table:table-cell>
          <table:table-cell table:formula="of:=[.F1256]*39.3701" office:value-type="float" office:value="4.10462843008374" calcext:value-type="float">
            <text:p>4.10462843008374</text:p>
          </table:table-cell>
        </table:table-row>
        <table:table-row table:style-name="ro1">
          <table:table-cell table:formula="of:=[.A1256]+1" office:value-type="float" office:value="1279" calcext:value-type="float">
            <text:p>1279</text:p>
          </table:table-cell>
          <table:table-cell table:formula="of:=299792458/([.A1257]*1000000)" office:value-type="float" office:value="0.234395979671618" calcext:value-type="float">
            <text:p>0.234395979671618</text:p>
          </table:table-cell>
          <table:table-cell table:formula="of:=(1/3)*[.B1257]" office:value-type="float" office:value="0.0781319932238728" calcext:value-type="float">
            <text:p>0.078131993223873</text:p>
          </table:table-cell>
          <table:table-cell table:formula="of:=4*[.C1257]" office:value-type="float" office:value="0.312527972895491" calcext:value-type="float">
            <text:p>0.312527972895491</text:p>
          </table:table-cell>
          <table:table-cell table:formula="of:=[.D1257]/6" office:value-type="float" office:value="0.0520879954825819" calcext:value-type="float">
            <text:p>0.052087995482582</text:p>
          </table:table-cell>
          <table:table-cell table:formula="of:=[.E1257]*2" office:value-type="float" office:value="0.104175990965164" calcext:value-type="float">
            <text:p>0.104175990965164</text:p>
          </table:table-cell>
          <table:table-cell table:formula="of:=[.E1257]*39.3701" office:value-type="float" office:value="2.0507095909488" calcext:value-type="float">
            <text:p>2.0507095909488</text:p>
          </table:table-cell>
          <table:table-cell table:formula="of:=[.F1257]*39.3701" office:value-type="float" office:value="4.10141918189759" calcext:value-type="float">
            <text:p>4.10141918189759</text:p>
          </table:table-cell>
        </table:table-row>
        <table:table-row table:style-name="ro1">
          <table:table-cell table:formula="of:=[.A1257]+1" office:value-type="float" office:value="1280" calcext:value-type="float">
            <text:p>1280</text:p>
          </table:table-cell>
          <table:table-cell table:formula="of:=299792458/([.A1258]*1000000)" office:value-type="float" office:value="0.2342128578125" calcext:value-type="float">
            <text:p>0.2342128578125</text:p>
          </table:table-cell>
          <table:table-cell table:formula="of:=(1/3)*[.B1258]" office:value-type="float" office:value="0.0780709526041667" calcext:value-type="float">
            <text:p>0.078070952604167</text:p>
          </table:table-cell>
          <table:table-cell table:formula="of:=4*[.C1258]" office:value-type="float" office:value="0.312283810416667" calcext:value-type="float">
            <text:p>0.312283810416667</text:p>
          </table:table-cell>
          <table:table-cell table:formula="of:=[.D1258]/6" office:value-type="float" office:value="0.0520473017361111" calcext:value-type="float">
            <text:p>0.052047301736111</text:p>
          </table:table-cell>
          <table:table-cell table:formula="of:=[.E1258]*2" office:value-type="float" office:value="0.104094603472222" calcext:value-type="float">
            <text:p>0.104094603472222</text:p>
          </table:table-cell>
          <table:table-cell table:formula="of:=[.E1258]*39.3701" office:value-type="float" office:value="2.04910747408087" calcext:value-type="float">
            <text:p>2.04910747408087</text:p>
          </table:table-cell>
          <table:table-cell table:formula="of:=[.F1258]*39.3701" office:value-type="float" office:value="4.09821494816174" calcext:value-type="float">
            <text:p>4.09821494816174</text:p>
          </table:table-cell>
        </table:table-row>
        <table:table-row table:style-name="ro1">
          <table:table-cell table:formula="of:=[.A1258]+1" office:value-type="float" office:value="1281" calcext:value-type="float">
            <text:p>1281</text:p>
          </table:table-cell>
          <table:table-cell table:formula="of:=299792458/([.A1259]*1000000)" office:value-type="float" office:value="0.234030021857923" calcext:value-type="float">
            <text:p>0.234030021857923</text:p>
          </table:table-cell>
          <table:table-cell table:formula="of:=(1/3)*[.B1259]" office:value-type="float" office:value="0.0780100072859745" calcext:value-type="float">
            <text:p>0.078010007285975</text:p>
          </table:table-cell>
          <table:table-cell table:formula="of:=4*[.C1259]" office:value-type="float" office:value="0.312040029143898" calcext:value-type="float">
            <text:p>0.312040029143898</text:p>
          </table:table-cell>
          <table:table-cell table:formula="of:=[.D1259]/6" office:value-type="float" office:value="0.052006671523983" calcext:value-type="float">
            <text:p>0.052006671523983</text:p>
          </table:table-cell>
          <table:table-cell table:formula="of:=[.E1259]*2" office:value-type="float" office:value="0.104013343047966" calcext:value-type="float">
            <text:p>0.104013343047966</text:p>
          </table:table-cell>
          <table:table-cell table:formula="of:=[.E1259]*39.3701" office:value-type="float" office:value="2.04750785856636" calcext:value-type="float">
            <text:p>2.04750785856636</text:p>
          </table:table-cell>
          <table:table-cell table:formula="of:=[.F1259]*39.3701" office:value-type="float" office:value="4.09501571713273" calcext:value-type="float">
            <text:p>4.09501571713273</text:p>
          </table:table-cell>
        </table:table-row>
        <table:table-row table:style-name="ro1">
          <table:table-cell table:formula="of:=[.A1259]+1" office:value-type="float" office:value="1282" calcext:value-type="float">
            <text:p>1282</text:p>
          </table:table-cell>
          <table:table-cell table:formula="of:=299792458/([.A1260]*1000000)" office:value-type="float" office:value="0.233847471138846" calcext:value-type="float">
            <text:p>0.233847471138846</text:p>
          </table:table-cell>
          <table:table-cell table:formula="of:=(1/3)*[.B1260]" office:value-type="float" office:value="0.0779491570462819" calcext:value-type="float">
            <text:p>0.077949157046282</text:p>
          </table:table-cell>
          <table:table-cell table:formula="of:=4*[.C1260]" office:value-type="float" office:value="0.311796628185127" calcext:value-type="float">
            <text:p>0.311796628185127</text:p>
          </table:table-cell>
          <table:table-cell table:formula="of:=[.D1260]/6" office:value-type="float" office:value="0.0519661046975212" calcext:value-type="float">
            <text:p>0.051966104697521</text:p>
          </table:table-cell>
          <table:table-cell table:formula="of:=[.E1260]*2" office:value-type="float" office:value="0.103932209395042" calcext:value-type="float">
            <text:p>0.103932209395042</text:p>
          </table:table-cell>
          <table:table-cell table:formula="of:=[.E1260]*39.3701" office:value-type="float" office:value="2.04591073855188" calcext:value-type="float">
            <text:p>2.04591073855188</text:p>
          </table:table-cell>
          <table:table-cell table:formula="of:=[.F1260]*39.3701" office:value-type="float" office:value="4.09182147710376" calcext:value-type="float">
            <text:p>4.09182147710376</text:p>
          </table:table-cell>
        </table:table-row>
        <table:table-row table:style-name="ro1">
          <table:table-cell table:formula="of:=[.A1260]+1" office:value-type="float" office:value="1283" calcext:value-type="float">
            <text:p>1283</text:p>
          </table:table-cell>
          <table:table-cell table:formula="of:=299792458/([.A1261]*1000000)" office:value-type="float" office:value="0.233665204988309" calcext:value-type="float">
            <text:p>0.233665204988309</text:p>
          </table:table-cell>
          <table:table-cell table:formula="of:=(1/3)*[.B1261]" office:value-type="float" office:value="0.0778884016627695" calcext:value-type="float">
            <text:p>0.07788840166277</text:p>
          </table:table-cell>
          <table:table-cell table:formula="of:=4*[.C1261]" office:value-type="float" office:value="0.311553606651078" calcext:value-type="float">
            <text:p>0.311553606651078</text:p>
          </table:table-cell>
          <table:table-cell table:formula="of:=[.D1261]/6" office:value-type="float" office:value="0.051925601108513" calcext:value-type="float">
            <text:p>0.051925601108513</text:p>
          </table:table-cell>
          <table:table-cell table:formula="of:=[.E1261]*2" office:value-type="float" office:value="0.103851202217026" calcext:value-type="float">
            <text:p>0.103851202217026</text:p>
          </table:table-cell>
          <table:table-cell table:formula="of:=[.E1261]*39.3701" office:value-type="float" office:value="2.04431610820227" calcext:value-type="float">
            <text:p>2.04431610820227</text:p>
          </table:table-cell>
          <table:table-cell table:formula="of:=[.F1261]*39.3701" office:value-type="float" office:value="4.08863221640454" calcext:value-type="float">
            <text:p>4.08863221640454</text:p>
          </table:table-cell>
        </table:table-row>
        <table:table-row table:style-name="ro1">
          <table:table-cell table:formula="of:=[.A1261]+1" office:value-type="float" office:value="1284" calcext:value-type="float">
            <text:p>1284</text:p>
          </table:table-cell>
          <table:table-cell table:formula="of:=299792458/([.A1262]*1000000)" office:value-type="float" office:value="0.233483222741433" calcext:value-type="float">
            <text:p>0.233483222741433</text:p>
          </table:table-cell>
          <table:table-cell table:formula="of:=(1/3)*[.B1262]" office:value-type="float" office:value="0.077827740913811" calcext:value-type="float">
            <text:p>0.077827740913811</text:p>
          </table:table-cell>
          <table:table-cell table:formula="of:=4*[.C1262]" office:value-type="float" office:value="0.311310963655244" calcext:value-type="float">
            <text:p>0.311310963655244</text:p>
          </table:table-cell>
          <table:table-cell table:formula="of:=[.D1262]/6" office:value-type="float" office:value="0.0518851606092073" calcext:value-type="float">
            <text:p>0.051885160609207</text:p>
          </table:table-cell>
          <table:table-cell table:formula="of:=[.E1262]*2" office:value-type="float" office:value="0.103770321218415" calcext:value-type="float">
            <text:p>0.103770321218415</text:p>
          </table:table-cell>
          <table:table-cell table:formula="of:=[.E1262]*39.3701" office:value-type="float" office:value="2.04272396170055" calcext:value-type="float">
            <text:p>2.04272396170055</text:p>
          </table:table-cell>
          <table:table-cell table:formula="of:=[.F1262]*39.3701" office:value-type="float" office:value="4.08544792340111" calcext:value-type="float">
            <text:p>4.08544792340111</text:p>
          </table:table-cell>
        </table:table-row>
        <table:table-row table:style-name="ro1">
          <table:table-cell table:formula="of:=[.A1262]+1" office:value-type="float" office:value="1285" calcext:value-type="float">
            <text:p>1285</text:p>
          </table:table-cell>
          <table:table-cell table:formula="of:=299792458/([.A1263]*1000000)" office:value-type="float" office:value="0.233301523735409" calcext:value-type="float">
            <text:p>0.233301523735409</text:p>
          </table:table-cell>
          <table:table-cell table:formula="of:=(1/3)*[.B1263]" office:value-type="float" office:value="0.0777671745784695" calcext:value-type="float">
            <text:p>0.07776717457847</text:p>
          </table:table-cell>
          <table:table-cell table:formula="of:=4*[.C1263]" office:value-type="float" office:value="0.311068698313878" calcext:value-type="float">
            <text:p>0.311068698313878</text:p>
          </table:table-cell>
          <table:table-cell table:formula="of:=[.D1263]/6" office:value-type="float" office:value="0.051844783052313" calcext:value-type="float">
            <text:p>0.051844783052313</text:p>
          </table:table-cell>
          <table:table-cell table:formula="of:=[.E1263]*2" office:value-type="float" office:value="0.103689566104626" calcext:value-type="float">
            <text:p>0.103689566104626</text:p>
          </table:table-cell>
          <table:table-cell table:formula="of:=[.E1263]*39.3701" office:value-type="float" office:value="2.04113429324787" calcext:value-type="float">
            <text:p>2.04113429324787</text:p>
          </table:table-cell>
          <table:table-cell table:formula="of:=[.F1263]*39.3701" office:value-type="float" office:value="4.08226858649574" calcext:value-type="float">
            <text:p>4.08226858649574</text:p>
          </table:table-cell>
        </table:table-row>
        <table:table-row table:style-name="ro1">
          <table:table-cell table:formula="of:=[.A1263]+1" office:value-type="float" office:value="1286" calcext:value-type="float">
            <text:p>1286</text:p>
          </table:table-cell>
          <table:table-cell table:formula="of:=299792458/([.A1264]*1000000)" office:value-type="float" office:value="0.233120107309487" calcext:value-type="float">
            <text:p>0.233120107309487</text:p>
          </table:table-cell>
          <table:table-cell table:formula="of:=(1/3)*[.B1264]" office:value-type="float" office:value="0.0777067024364956" calcext:value-type="float">
            <text:p>0.077706702436496</text:p>
          </table:table-cell>
          <table:table-cell table:formula="of:=4*[.C1264]" office:value-type="float" office:value="0.310826809745982" calcext:value-type="float">
            <text:p>0.310826809745982</text:p>
          </table:table-cell>
          <table:table-cell table:formula="of:=[.D1264]/6" office:value-type="float" office:value="0.0518044682909971" calcext:value-type="float">
            <text:p>0.051804468290997</text:p>
          </table:table-cell>
          <table:table-cell table:formula="of:=[.E1264]*2" office:value-type="float" office:value="0.103608936581994" calcext:value-type="float">
            <text:p>0.103608936581994</text:p>
          </table:table-cell>
          <table:table-cell table:formula="of:=[.E1264]*39.3701" office:value-type="float" office:value="2.03954709706338" calcext:value-type="float">
            <text:p>2.03954709706338</text:p>
          </table:table-cell>
          <table:table-cell table:formula="of:=[.F1264]*39.3701" office:value-type="float" office:value="4.07909419412677" calcext:value-type="float">
            <text:p>4.07909419412677</text:p>
          </table:table-cell>
        </table:table-row>
        <table:table-row table:style-name="ro1">
          <table:table-cell table:formula="of:=[.A1264]+1" office:value-type="float" office:value="1287" calcext:value-type="float">
            <text:p>1287</text:p>
          </table:table-cell>
          <table:table-cell table:formula="of:=299792458/([.A1265]*1000000)" office:value-type="float" office:value="0.232938972804973" calcext:value-type="float">
            <text:p>0.232938972804973</text:p>
          </table:table-cell>
          <table:table-cell table:formula="of:=(1/3)*[.B1265]" office:value-type="float" office:value="0.0776463242683243" calcext:value-type="float">
            <text:p>0.077646324268324</text:p>
          </table:table-cell>
          <table:table-cell table:formula="of:=4*[.C1265]" office:value-type="float" office:value="0.310585297073297" calcext:value-type="float">
            <text:p>0.310585297073297</text:p>
          </table:table-cell>
          <table:table-cell table:formula="of:=[.D1265]/6" office:value-type="float" office:value="0.0517642161788829" calcext:value-type="float">
            <text:p>0.051764216178883</text:p>
          </table:table-cell>
          <table:table-cell table:formula="of:=[.E1265]*2" office:value-type="float" office:value="0.103528432357766" calcext:value-type="float">
            <text:p>0.103528432357766</text:p>
          </table:table-cell>
          <table:table-cell table:formula="of:=[.E1265]*39.3701" office:value-type="float" office:value="2.03796236738424" calcext:value-type="float">
            <text:p>2.03796236738424</text:p>
          </table:table-cell>
          <table:table-cell table:formula="of:=[.F1265]*39.3701" office:value-type="float" office:value="4.07592473476847" calcext:value-type="float">
            <text:p>4.07592473476847</text:p>
          </table:table-cell>
        </table:table-row>
        <table:table-row table:style-name="ro1">
          <table:table-cell table:formula="of:=[.A1265]+1" office:value-type="float" office:value="1288" calcext:value-type="float">
            <text:p>1288</text:p>
          </table:table-cell>
          <table:table-cell table:formula="of:=299792458/([.A1266]*1000000)" office:value-type="float" office:value="0.232758119565217" calcext:value-type="float">
            <text:p>0.232758119565217</text:p>
          </table:table-cell>
          <table:table-cell table:formula="of:=(1/3)*[.B1266]" office:value-type="float" office:value="0.0775860398550725" calcext:value-type="float">
            <text:p>0.077586039855073</text:p>
          </table:table-cell>
          <table:table-cell table:formula="of:=4*[.C1266]" office:value-type="float" office:value="0.31034415942029" calcext:value-type="float">
            <text:p>0.31034415942029</text:p>
          </table:table-cell>
          <table:table-cell table:formula="of:=[.D1266]/6" office:value-type="float" office:value="0.0517240265700483" calcext:value-type="float">
            <text:p>0.051724026570048</text:p>
          </table:table-cell>
          <table:table-cell table:formula="of:=[.E1266]*2" office:value-type="float" office:value="0.103448053140097" calcext:value-type="float">
            <text:p>0.103448053140097</text:p>
          </table:table-cell>
          <table:table-cell table:formula="of:=[.E1266]*39.3701" office:value-type="float" office:value="2.03638009846546" calcext:value-type="float">
            <text:p>2.03638009846546</text:p>
          </table:table-cell>
          <table:table-cell table:formula="of:=[.F1266]*39.3701" office:value-type="float" office:value="4.07276019693092" calcext:value-type="float">
            <text:p>4.07276019693092</text:p>
          </table:table-cell>
        </table:table-row>
        <table:table-row table:style-name="ro1">
          <table:table-cell table:formula="of:=[.A1266]+1" office:value-type="float" office:value="1289" calcext:value-type="float">
            <text:p>1289</text:p>
          </table:table-cell>
          <table:table-cell table:formula="of:=299792458/([.A1267]*1000000)" office:value-type="float" office:value="0.232577546935609" calcext:value-type="float">
            <text:p>0.232577546935609</text:p>
          </table:table-cell>
          <table:table-cell table:formula="of:=(1/3)*[.B1267]" office:value-type="float" office:value="0.0775258489785363" calcext:value-type="float">
            <text:p>0.077525848978536</text:p>
          </table:table-cell>
          <table:table-cell table:formula="of:=4*[.C1267]" office:value-type="float" office:value="0.310103395914145" calcext:value-type="float">
            <text:p>0.310103395914145</text:p>
          </table:table-cell>
          <table:table-cell table:formula="of:=[.D1267]/6" office:value-type="float" office:value="0.0516838993190242" calcext:value-type="float">
            <text:p>0.051683899319024</text:p>
          </table:table-cell>
          <table:table-cell table:formula="of:=[.E1267]*2" office:value-type="float" office:value="0.103367798638048" calcext:value-type="float">
            <text:p>0.103367798638048</text:p>
          </table:table-cell>
          <table:table-cell table:formula="of:=[.E1267]*39.3701" office:value-type="float" office:value="2.03480028457992" calcext:value-type="float">
            <text:p>2.03480028457992</text:p>
          </table:table-cell>
          <table:table-cell table:formula="of:=[.F1267]*39.3701" office:value-type="float" office:value="4.06960056915983" calcext:value-type="float">
            <text:p>4.06960056915983</text:p>
          </table:table-cell>
        </table:table-row>
        <table:table-row table:style-name="ro1">
          <table:table-cell table:formula="of:=[.A1267]+1" office:value-type="float" office:value="1290" calcext:value-type="float">
            <text:p>1290</text:p>
          </table:table-cell>
          <table:table-cell table:formula="of:=299792458/([.A1268]*1000000)" office:value-type="float" office:value="0.232397254263566" calcext:value-type="float">
            <text:p>0.232397254263566</text:p>
          </table:table-cell>
          <table:table-cell table:formula="of:=(1/3)*[.B1268]" office:value-type="float" office:value="0.0774657514211886" calcext:value-type="float">
            <text:p>0.077465751421189</text:p>
          </table:table-cell>
          <table:table-cell table:formula="of:=4*[.C1268]" office:value-type="float" office:value="0.309863005684754" calcext:value-type="float">
            <text:p>0.309863005684754</text:p>
          </table:table-cell>
          <table:table-cell table:formula="of:=[.D1268]/6" office:value-type="float" office:value="0.0516438342807924" calcext:value-type="float">
            <text:p>0.051643834280793</text:p>
          </table:table-cell>
          <table:table-cell table:formula="of:=[.E1268]*2" office:value-type="float" office:value="0.103287668561585" calcext:value-type="float">
            <text:p>0.103287668561585</text:p>
          </table:table-cell>
          <table:table-cell table:formula="of:=[.E1268]*39.3701" office:value-type="float" office:value="2.03322292001823" calcext:value-type="float">
            <text:p>2.03322292001823</text:p>
          </table:table-cell>
          <table:table-cell table:formula="of:=[.F1268]*39.3701" office:value-type="float" office:value="4.06644584003645" calcext:value-type="float">
            <text:p>4.06644584003645</text:p>
          </table:table-cell>
        </table:table-row>
        <table:table-row table:style-name="ro1">
          <table:table-cell table:formula="of:=[.A1268]+1" office:value-type="float" office:value="1291" calcext:value-type="float">
            <text:p>1291</text:p>
          </table:table-cell>
          <table:table-cell table:formula="of:=299792458/([.A1269]*1000000)" office:value-type="float" office:value="0.232217240898528" calcext:value-type="float">
            <text:p>0.232217240898528</text:p>
          </table:table-cell>
          <table:table-cell table:formula="of:=(1/3)*[.B1269]" office:value-type="float" office:value="0.0774057469661761" calcext:value-type="float">
            <text:p>0.077405746966176</text:p>
          </table:table-cell>
          <table:table-cell table:formula="of:=4*[.C1269]" office:value-type="float" office:value="0.309622987864704" calcext:value-type="float">
            <text:p>0.309622987864704</text:p>
          </table:table-cell>
          <table:table-cell table:formula="of:=[.D1269]/6" office:value-type="float" office:value="0.0516038313107841" calcext:value-type="float">
            <text:p>0.051603831310784</text:p>
          </table:table-cell>
          <table:table-cell table:formula="of:=[.E1269]*2" office:value-type="float" office:value="0.103207662621568" calcext:value-type="float">
            <text:p>0.103207662621568</text:p>
          </table:table-cell>
          <table:table-cell table:formula="of:=[.E1269]*39.3701" office:value-type="float" office:value="2.0316479990887" calcext:value-type="float">
            <text:p>2.0316479990887</text:p>
          </table:table-cell>
          <table:table-cell table:formula="of:=[.F1269]*39.3701" office:value-type="float" office:value="4.0632959981774" calcext:value-type="float">
            <text:p>4.0632959981774</text:p>
          </table:table-cell>
        </table:table-row>
        <table:table-row table:style-name="ro1">
          <table:table-cell table:formula="of:=[.A1269]+1" office:value-type="float" office:value="1292" calcext:value-type="float">
            <text:p>1292</text:p>
          </table:table-cell>
          <table:table-cell table:formula="of:=299792458/([.A1270]*1000000)" office:value-type="float" office:value="0.23203750619195" calcext:value-type="float">
            <text:p>0.23203750619195</text:p>
          </table:table-cell>
          <table:table-cell table:formula="of:=(1/3)*[.B1270]" office:value-type="float" office:value="0.0773458353973168" calcext:value-type="float">
            <text:p>0.077345835397317</text:p>
          </table:table-cell>
          <table:table-cell table:formula="of:=4*[.C1270]" office:value-type="float" office:value="0.309383341589267" calcext:value-type="float">
            <text:p>0.309383341589267</text:p>
          </table:table-cell>
          <table:table-cell table:formula="of:=[.D1270]/6" office:value-type="float" office:value="0.0515638902648779" calcext:value-type="float">
            <text:p>0.051563890264878</text:p>
          </table:table-cell>
          <table:table-cell table:formula="of:=[.E1270]*2" office:value-type="float" office:value="0.103127780529756" calcext:value-type="float">
            <text:p>0.103127780529756</text:p>
          </table:table-cell>
          <table:table-cell table:formula="of:=[.E1270]*39.3701" office:value-type="float" office:value="2.03007551611727" calcext:value-type="float">
            <text:p>2.03007551611727</text:p>
          </table:table-cell>
          <table:table-cell table:formula="of:=[.F1270]*39.3701" office:value-type="float" office:value="4.06015103223454" calcext:value-type="float">
            <text:p>4.06015103223454</text:p>
          </table:table-cell>
        </table:table-row>
        <table:table-row table:style-name="ro1">
          <table:table-cell table:formula="of:=[.A1270]+1" office:value-type="float" office:value="1293" calcext:value-type="float">
            <text:p>1293</text:p>
          </table:table-cell>
          <table:table-cell table:formula="of:=299792458/([.A1271]*1000000)" office:value-type="float" office:value="0.231858049497293" calcext:value-type="float">
            <text:p>0.231858049497293</text:p>
          </table:table-cell>
          <table:table-cell table:formula="of:=(1/3)*[.B1271]" office:value-type="float" office:value="0.0772860164990977" calcext:value-type="float">
            <text:p>0.077286016499098</text:p>
          </table:table-cell>
          <table:table-cell table:formula="of:=4*[.C1271]" office:value-type="float" office:value="0.309144065996391" calcext:value-type="float">
            <text:p>0.309144065996391</text:p>
          </table:table-cell>
          <table:table-cell table:formula="of:=[.D1271]/6" office:value-type="float" office:value="0.0515240109993985" calcext:value-type="float">
            <text:p>0.051524010999399</text:p>
          </table:table-cell>
          <table:table-cell table:formula="of:=[.E1271]*2" office:value-type="float" office:value="0.103048021998797" calcext:value-type="float">
            <text:p>0.103048021998797</text:p>
          </table:table-cell>
          <table:table-cell table:formula="of:=[.E1271]*39.3701" office:value-type="float" office:value="2.02850546544742" calcext:value-type="float">
            <text:p>2.02850546544742</text:p>
          </table:table-cell>
          <table:table-cell table:formula="of:=[.F1271]*39.3701" office:value-type="float" office:value="4.05701093089484" calcext:value-type="float">
            <text:p>4.05701093089484</text:p>
          </table:table-cell>
        </table:table-row>
        <table:table-row table:style-name="ro1">
          <table:table-cell table:formula="of:=[.A1271]+1" office:value-type="float" office:value="1294" calcext:value-type="float">
            <text:p>1294</text:p>
          </table:table-cell>
          <table:table-cell table:formula="of:=299792458/([.A1272]*1000000)" office:value-type="float" office:value="0.231678870170015" calcext:value-type="float">
            <text:p>0.231678870170015</text:p>
          </table:table-cell>
          <table:table-cell table:formula="of:=(1/3)*[.B1272]" office:value-type="float" office:value="0.0772262900566718" calcext:value-type="float">
            <text:p>0.077226290056672</text:p>
          </table:table-cell>
          <table:table-cell table:formula="of:=4*[.C1272]" office:value-type="float" office:value="0.308905160226687" calcext:value-type="float">
            <text:p>0.308905160226687</text:p>
          </table:table-cell>
          <table:table-cell table:formula="of:=[.D1272]/6" office:value-type="float" office:value="0.0514841933711145" calcext:value-type="float">
            <text:p>0.051484193371115</text:p>
          </table:table-cell>
          <table:table-cell table:formula="of:=[.E1272]*2" office:value-type="float" office:value="0.102968386742229" calcext:value-type="float">
            <text:p>0.102968386742229</text:p>
          </table:table-cell>
          <table:table-cell table:formula="of:=[.E1272]*39.3701" office:value-type="float" office:value="2.02693784144012" calcext:value-type="float">
            <text:p>2.02693784144012</text:p>
          </table:table-cell>
          <table:table-cell table:formula="of:=[.F1272]*39.3701" office:value-type="float" office:value="4.05387568288023" calcext:value-type="float">
            <text:p>4.05387568288023</text:p>
          </table:table-cell>
        </table:table-row>
        <table:table-row table:style-name="ro1">
          <table:table-cell table:formula="of:=[.A1272]+1" office:value-type="float" office:value="1295" calcext:value-type="float">
            <text:p>1295</text:p>
          </table:table-cell>
          <table:table-cell table:formula="of:=299792458/([.A1273]*1000000)" office:value-type="float" office:value="0.231499967567568" calcext:value-type="float">
            <text:p>0.231499967567568</text:p>
          </table:table-cell>
          <table:table-cell table:formula="of:=(1/3)*[.B1273]" office:value-type="float" office:value="0.0771666558558559" calcext:value-type="float">
            <text:p>0.077166655855856</text:p>
          </table:table-cell>
          <table:table-cell table:formula="of:=4*[.C1273]" office:value-type="float" office:value="0.308666623423423" calcext:value-type="float">
            <text:p>0.308666623423423</text:p>
          </table:table-cell>
          <table:table-cell table:formula="of:=[.D1273]/6" office:value-type="float" office:value="0.0514444372372372" calcext:value-type="float">
            <text:p>0.051444437237237</text:p>
          </table:table-cell>
          <table:table-cell table:formula="of:=[.E1273]*2" office:value-type="float" office:value="0.102888874474474" calcext:value-type="float">
            <text:p>0.102888874474474</text:p>
          </table:table-cell>
          <table:table-cell table:formula="of:=[.E1273]*39.3701" office:value-type="float" office:value="2.02537263847375" calcext:value-type="float">
            <text:p>2.02537263847375</text:p>
          </table:table-cell>
          <table:table-cell table:formula="of:=[.F1273]*39.3701" office:value-type="float" office:value="4.05074527694751" calcext:value-type="float">
            <text:p>4.05074527694751</text:p>
          </table:table-cell>
        </table:table-row>
        <table:table-row table:style-name="ro1">
          <table:table-cell table:formula="of:=[.A1273]+1" office:value-type="float" office:value="1296" calcext:value-type="float">
            <text:p>1296</text:p>
          </table:table-cell>
          <table:table-cell table:formula="of:=299792458/([.A1274]*1000000)" office:value-type="float" office:value="0.231321341049383" calcext:value-type="float">
            <text:p>0.231321341049383</text:p>
          </table:table-cell>
          <table:table-cell table:formula="of:=(1/3)*[.B1274]" office:value-type="float" office:value="0.0771071136831276" calcext:value-type="float">
            <text:p>0.077107113683128</text:p>
          </table:table-cell>
          <table:table-cell table:formula="of:=4*[.C1274]" office:value-type="float" office:value="0.30842845473251" calcext:value-type="float">
            <text:p>0.30842845473251</text:p>
          </table:table-cell>
          <table:table-cell table:formula="of:=[.D1274]/6" office:value-type="float" office:value="0.0514047424554184" calcext:value-type="float">
            <text:p>0.051404742455418</text:p>
          </table:table-cell>
          <table:table-cell table:formula="of:=[.E1274]*2" office:value-type="float" office:value="0.102809484910837" calcext:value-type="float">
            <text:p>0.102809484910837</text:p>
          </table:table-cell>
          <table:table-cell table:formula="of:=[.E1274]*39.3701" office:value-type="float" office:value="2.02380985094407" calcext:value-type="float">
            <text:p>2.02380985094407</text:p>
          </table:table-cell>
          <table:table-cell table:formula="of:=[.F1274]*39.3701" office:value-type="float" office:value="4.04761970188813" calcext:value-type="float">
            <text:p>4.04761970188813</text:p>
          </table:table-cell>
        </table:table-row>
        <table:table-row table:style-name="ro1">
          <table:table-cell table:formula="of:=[.A1274]+1" office:value-type="float" office:value="1297" calcext:value-type="float">
            <text:p>1297</text:p>
          </table:table-cell>
          <table:table-cell table:formula="of:=299792458/([.A1275]*1000000)" office:value-type="float" office:value="0.23114298997687" calcext:value-type="float">
            <text:p>0.23114298997687</text:p>
          </table:table-cell>
          <table:table-cell table:formula="of:=(1/3)*[.B1275]" office:value-type="float" office:value="0.0770476633256232" calcext:value-type="float">
            <text:p>0.077047663325623</text:p>
          </table:table-cell>
          <table:table-cell table:formula="of:=4*[.C1275]" office:value-type="float" office:value="0.308190653302493" calcext:value-type="float">
            <text:p>0.308190653302493</text:p>
          </table:table-cell>
          <table:table-cell table:formula="of:=[.D1275]/6" office:value-type="float" office:value="0.0513651088837488" calcext:value-type="float">
            <text:p>0.051365108883749</text:p>
          </table:table-cell>
          <table:table-cell table:formula="of:=[.E1275]*2" office:value-type="float" office:value="0.102730217767498" calcext:value-type="float">
            <text:p>0.102730217767498</text:p>
          </table:table-cell>
          <table:table-cell table:formula="of:=[.E1275]*39.3701" office:value-type="float" office:value="2.02224947326408" calcext:value-type="float">
            <text:p>2.02224947326408</text:p>
          </table:table-cell>
          <table:table-cell table:formula="of:=[.F1275]*39.3701" office:value-type="float" office:value="4.04449894652816" calcext:value-type="float">
            <text:p>4.04449894652816</text:p>
          </table:table-cell>
        </table:table-row>
        <table:table-row table:style-name="ro1">
          <table:table-cell table:formula="of:=[.A1275]+1" office:value-type="float" office:value="1298" calcext:value-type="float">
            <text:p>1298</text:p>
          </table:table-cell>
          <table:table-cell table:formula="of:=299792458/([.A1276]*1000000)" office:value-type="float" office:value="0.230964913713405" calcext:value-type="float">
            <text:p>0.230964913713405</text:p>
          </table:table-cell>
          <table:table-cell table:formula="of:=(1/3)*[.B1276]" office:value-type="float" office:value="0.0769883045711351" calcext:value-type="float">
            <text:p>0.076988304571135</text:p>
          </table:table-cell>
          <table:table-cell table:formula="of:=4*[.C1276]" office:value-type="float" office:value="0.30795321828454" calcext:value-type="float">
            <text:p>0.30795321828454</text:p>
          </table:table-cell>
          <table:table-cell table:formula="of:=[.D1276]/6" office:value-type="float" office:value="0.0513255363807567" calcext:value-type="float">
            <text:p>0.051325536380757</text:p>
          </table:table-cell>
          <table:table-cell table:formula="of:=[.E1276]*2" office:value-type="float" office:value="0.102651072761513" calcext:value-type="float">
            <text:p>0.102651072761513</text:p>
          </table:table-cell>
          <table:table-cell table:formula="of:=[.E1276]*39.3701" office:value-type="float" office:value="2.02069149986403" calcext:value-type="float">
            <text:p>2.02069149986403</text:p>
          </table:table-cell>
          <table:table-cell table:formula="of:=[.F1276]*39.3701" office:value-type="float" office:value="4.04138299972806" calcext:value-type="float">
            <text:p>4.04138299972806</text:p>
          </table:table-cell>
        </table:table-row>
        <table:table-row table:style-name="ro1">
          <table:table-cell table:formula="of:=[.A1276]+1" office:value-type="float" office:value="1299" calcext:value-type="float">
            <text:p>1299</text:p>
          </table:table-cell>
          <table:table-cell table:formula="of:=299792458/([.A1277]*1000000)" office:value-type="float" office:value="0.230787111624326" calcext:value-type="float">
            <text:p>0.230787111624326</text:p>
          </table:table-cell>
          <table:table-cell table:formula="of:=(1/3)*[.B1277]" office:value-type="float" office:value="0.0769290372081088" calcext:value-type="float">
            <text:p>0.076929037208109</text:p>
          </table:table-cell>
          <table:table-cell table:formula="of:=4*[.C1277]" office:value-type="float" office:value="0.307716148832435" calcext:value-type="float">
            <text:p>0.307716148832435</text:p>
          </table:table-cell>
          <table:table-cell table:formula="of:=[.D1277]/6" office:value-type="float" office:value="0.0512860248054059" calcext:value-type="float">
            <text:p>0.051286024805406</text:p>
          </table:table-cell>
          <table:table-cell table:formula="of:=[.E1277]*2" office:value-type="float" office:value="0.102572049610812" calcext:value-type="float">
            <text:p>0.102572049610812</text:p>
          </table:table-cell>
          <table:table-cell table:formula="of:=[.E1277]*39.3701" office:value-type="float" office:value="2.01913592519131" calcext:value-type="float">
            <text:p>2.01913592519131</text:p>
          </table:table-cell>
          <table:table-cell table:formula="of:=[.F1277]*39.3701" office:value-type="float" office:value="4.03827185038262" calcext:value-type="float">
            <text:p>4.03827185038262</text:p>
          </table:table-cell>
        </table:table-row>
        <table:table-row table:style-name="ro1">
          <table:table-cell table:formula="of:=[.A1277]+1" office:value-type="float" office:value="1300" calcext:value-type="float">
            <text:p>1300</text:p>
          </table:table-cell>
          <table:table-cell table:formula="of:=299792458/([.A1278]*1000000)" office:value-type="float" office:value="0.230609583076923" calcext:value-type="float">
            <text:p>0.230609583076923</text:p>
          </table:table-cell>
          <table:table-cell table:formula="of:=(1/3)*[.B1278]" office:value-type="float" office:value="0.076869861025641" calcext:value-type="float">
            <text:p>0.076869861025641</text:p>
          </table:table-cell>
          <table:table-cell table:formula="of:=4*[.C1278]" office:value-type="float" office:value="0.307479444102564" calcext:value-type="float">
            <text:p>0.307479444102564</text:p>
          </table:table-cell>
          <table:table-cell table:formula="of:=[.D1278]/6" office:value-type="float" office:value="0.051246574017094" calcext:value-type="float">
            <text:p>0.051246574017094</text:p>
          </table:table-cell>
          <table:table-cell table:formula="of:=[.E1278]*2" office:value-type="float" office:value="0.102493148034188" calcext:value-type="float">
            <text:p>0.102493148034188</text:p>
          </table:table-cell>
          <table:table-cell table:formula="of:=[.E1278]*39.3701" office:value-type="float" office:value="2.01758274371039" calcext:value-type="float">
            <text:p>2.01758274371039</text:p>
          </table:table-cell>
          <table:table-cell table:formula="of:=[.F1278]*39.3701" office:value-type="float" office:value="4.03516548742079" calcext:value-type="float">
            <text:p>4.03516548742079</text:p>
          </table:table-cell>
        </table:table-row>
        <table:table-row table:style-name="ro1">
          <table:table-cell table:formula="of:=[.A1278]+1" office:value-type="float" office:value="1301" calcext:value-type="float">
            <text:p>1301</text:p>
          </table:table-cell>
          <table:table-cell table:formula="of:=299792458/([.A1279]*1000000)" office:value-type="float" office:value="0.23043232744043" calcext:value-type="float">
            <text:p>0.23043232744043</text:p>
          </table:table-cell>
          <table:table-cell table:formula="of:=(1/3)*[.B1279]" office:value-type="float" office:value="0.0768107758134768" calcext:value-type="float">
            <text:p>0.076810775813477</text:p>
          </table:table-cell>
          <table:table-cell table:formula="of:=4*[.C1279]" office:value-type="float" office:value="0.307243103253907" calcext:value-type="float">
            <text:p>0.307243103253907</text:p>
          </table:table-cell>
          <table:table-cell table:formula="of:=[.D1279]/6" office:value-type="float" office:value="0.0512071838756512" calcext:value-type="float">
            <text:p>0.051207183875651</text:p>
          </table:table-cell>
          <table:table-cell table:formula="of:=[.E1279]*2" office:value-type="float" office:value="0.102414367751302" calcext:value-type="float">
            <text:p>0.102414367751302</text:p>
          </table:table-cell>
          <table:table-cell table:formula="of:=[.E1279]*39.3701" office:value-type="float" office:value="2.01603194990278" calcext:value-type="float">
            <text:p>2.01603194990278</text:p>
          </table:table-cell>
          <table:table-cell table:formula="of:=[.F1279]*39.3701" office:value-type="float" office:value="4.03206389980555" calcext:value-type="float">
            <text:p>4.03206389980555</text:p>
          </table:table-cell>
        </table:table-row>
        <table:table-row table:style-name="ro1">
          <table:table-cell table:formula="of:=[.A1279]+1" office:value-type="float" office:value="1302" calcext:value-type="float">
            <text:p>1302</text:p>
          </table:table-cell>
          <table:table-cell table:formula="of:=299792458/([.A1280]*1000000)" office:value-type="float" office:value="0.230255344086021" calcext:value-type="float">
            <text:p>0.230255344086021</text:p>
          </table:table-cell>
          <table:table-cell table:formula="of:=(1/3)*[.B1280]" office:value-type="float" office:value="0.0767517813620072" calcext:value-type="float">
            <text:p>0.076751781362007</text:p>
          </table:table-cell>
          <table:table-cell table:formula="of:=4*[.C1280]" office:value-type="float" office:value="0.307007125448029" calcext:value-type="float">
            <text:p>0.307007125448029</text:p>
          </table:table-cell>
          <table:table-cell table:formula="of:=[.D1280]/6" office:value-type="float" office:value="0.0511678542413381" calcext:value-type="float">
            <text:p>0.051167854241338</text:p>
          </table:table-cell>
          <table:table-cell table:formula="of:=[.E1280]*2" office:value-type="float" office:value="0.102335708482676" calcext:value-type="float">
            <text:p>0.102335708482676</text:p>
          </table:table-cell>
          <table:table-cell table:formula="of:=[.E1280]*39.3701" office:value-type="float" office:value="2.01448353826691" calcext:value-type="float">
            <text:p>2.01448353826691</text:p>
          </table:table-cell>
          <table:table-cell table:formula="of:=[.F1280]*39.3701" office:value-type="float" office:value="4.02896707653381" calcext:value-type="float">
            <text:p>4.02896707653381</text:p>
          </table:table-cell>
        </table:table-row>
        <table:table-row table:style-name="ro1">
          <table:table-cell table:formula="of:=[.A1280]+1" office:value-type="float" office:value="1303" calcext:value-type="float">
            <text:p>1303</text:p>
          </table:table-cell>
          <table:table-cell table:formula="of:=299792458/([.A1281]*1000000)" office:value-type="float" office:value="0.2300786323868" calcext:value-type="float">
            <text:p>0.2300786323868</text:p>
          </table:table-cell>
          <table:table-cell table:formula="of:=(1/3)*[.B1281]" office:value-type="float" office:value="0.0766928774622666" calcext:value-type="float">
            <text:p>0.076692877462267</text:p>
          </table:table-cell>
          <table:table-cell table:formula="of:=4*[.C1281]" office:value-type="float" office:value="0.306771509849066" calcext:value-type="float">
            <text:p>0.306771509849066</text:p>
          </table:table-cell>
          <table:table-cell table:formula="of:=[.D1281]/6" office:value-type="float" office:value="0.0511285849748444" calcext:value-type="float">
            <text:p>0.051128584974844</text:p>
          </table:table-cell>
          <table:table-cell table:formula="of:=[.E1281]*2" office:value-type="float" office:value="0.102257169949689" calcext:value-type="float">
            <text:p>0.102257169949689</text:p>
          </table:table-cell>
          <table:table-cell table:formula="of:=[.E1281]*39.3701" office:value-type="float" office:value="2.01293750331812" calcext:value-type="float">
            <text:p>2.01293750331812</text:p>
          </table:table-cell>
          <table:table-cell table:formula="of:=[.F1281]*39.3701" office:value-type="float" office:value="4.02587500663624" calcext:value-type="float">
            <text:p>4.02587500663624</text:p>
          </table:table-cell>
        </table:table-row>
        <table:table-row table:style-name="ro1">
          <table:table-cell table:formula="of:=[.A1281]+1" office:value-type="float" office:value="1304" calcext:value-type="float">
            <text:p>1304</text:p>
          </table:table-cell>
          <table:table-cell table:formula="of:=299792458/([.A1282]*1000000)" office:value-type="float" office:value="0.229902191717791" calcext:value-type="float">
            <text:p>0.229902191717791</text:p>
          </table:table-cell>
          <table:table-cell table:formula="of:=(1/3)*[.B1282]" office:value-type="float" office:value="0.0766340639059305" calcext:value-type="float">
            <text:p>0.076634063905931</text:p>
          </table:table-cell>
          <table:table-cell table:formula="of:=4*[.C1282]" office:value-type="float" office:value="0.306536255623722" calcext:value-type="float">
            <text:p>0.306536255623722</text:p>
          </table:table-cell>
          <table:table-cell table:formula="of:=[.D1282]/6" office:value-type="float" office:value="0.051089375937287" calcext:value-type="float">
            <text:p>0.051089375937287</text:p>
          </table:table-cell>
          <table:table-cell table:formula="of:=[.E1282]*2" office:value-type="float" office:value="0.102178751874574" calcext:value-type="float">
            <text:p>0.102178751874574</text:p>
          </table:table-cell>
          <table:table-cell table:formula="of:=[.E1282]*39.3701" office:value-type="float" office:value="2.01139383958858" calcext:value-type="float">
            <text:p>2.01139383958858</text:p>
          </table:table-cell>
          <table:table-cell table:formula="of:=[.F1282]*39.3701" office:value-type="float" office:value="4.02278767917716" calcext:value-type="float">
            <text:p>4.02278767917716</text:p>
          </table:table-cell>
        </table:table-row>
        <table:table-row table:style-name="ro1">
          <table:table-cell table:formula="of:=[.A1282]+1" office:value-type="float" office:value="1305" calcext:value-type="float">
            <text:p>1305</text:p>
          </table:table-cell>
          <table:table-cell table:formula="of:=299792458/([.A1283]*1000000)" office:value-type="float" office:value="0.229726021455939" calcext:value-type="float">
            <text:p>0.229726021455939</text:p>
          </table:table-cell>
          <table:table-cell table:formula="of:=(1/3)*[.B1283]" office:value-type="float" office:value="0.0765753404853129" calcext:value-type="float">
            <text:p>0.076575340485313</text:p>
          </table:table-cell>
          <table:table-cell table:formula="of:=4*[.C1283]" office:value-type="float" office:value="0.306301361941252" calcext:value-type="float">
            <text:p>0.306301361941252</text:p>
          </table:table-cell>
          <table:table-cell table:formula="of:=[.D1283]/6" office:value-type="float" office:value="0.0510502269902086" calcext:value-type="float">
            <text:p>0.051050226990209</text:p>
          </table:table-cell>
          <table:table-cell table:formula="of:=[.E1283]*2" office:value-type="float" office:value="0.102100453980417" calcext:value-type="float">
            <text:p>0.102100453980417</text:p>
          </table:table-cell>
          <table:table-cell table:formula="of:=[.E1283]*39.3701" office:value-type="float" office:value="2.00985254162721" calcext:value-type="float">
            <text:p>2.00985254162721</text:p>
          </table:table-cell>
          <table:table-cell table:formula="of:=[.F1283]*39.3701" office:value-type="float" office:value="4.01970508325442" calcext:value-type="float">
            <text:p>4.01970508325442</text:p>
          </table:table-cell>
        </table:table-row>
        <table:table-row table:style-name="ro1">
          <table:table-cell table:formula="of:=[.A1283]+1" office:value-type="float" office:value="1306" calcext:value-type="float">
            <text:p>1306</text:p>
          </table:table-cell>
          <table:table-cell table:formula="of:=299792458/([.A1284]*1000000)" office:value-type="float" office:value="0.229550120980092" calcext:value-type="float">
            <text:p>0.229550120980092</text:p>
          </table:table-cell>
          <table:table-cell table:formula="of:=(1/3)*[.B1284]" office:value-type="float" office:value="0.076516706993364" calcext:value-type="float">
            <text:p>0.076516706993364</text:p>
          </table:table-cell>
          <table:table-cell table:formula="of:=4*[.C1284]" office:value-type="float" office:value="0.306066827973456" calcext:value-type="float">
            <text:p>0.306066827973456</text:p>
          </table:table-cell>
          <table:table-cell table:formula="of:=[.D1284]/6" office:value-type="float" office:value="0.051011137995576" calcext:value-type="float">
            <text:p>0.051011137995576</text:p>
          </table:table-cell>
          <table:table-cell table:formula="of:=[.E1284]*2" office:value-type="float" office:value="0.102022275991152" calcext:value-type="float">
            <text:p>0.102022275991152</text:p>
          </table:table-cell>
          <table:table-cell table:formula="of:=[.E1284]*39.3701" office:value-type="float" office:value="2.00831360399963" calcext:value-type="float">
            <text:p>2.00831360399963</text:p>
          </table:table-cell>
          <table:table-cell table:formula="of:=[.F1284]*39.3701" office:value-type="float" office:value="4.01662720799925" calcext:value-type="float">
            <text:p>4.01662720799925</text:p>
          </table:table-cell>
        </table:table-row>
        <table:table-row table:style-name="ro1">
          <table:table-cell table:formula="of:=[.A1284]+1" office:value-type="float" office:value="1307" calcext:value-type="float">
            <text:p>1307</text:p>
          </table:table-cell>
          <table:table-cell table:formula="of:=299792458/([.A1285]*1000000)" office:value-type="float" office:value="0.229374489671002" calcext:value-type="float">
            <text:p>0.229374489671002</text:p>
          </table:table-cell>
          <table:table-cell table:formula="of:=(1/3)*[.B1285]" office:value-type="float" office:value="0.0764581632236674" calcext:value-type="float">
            <text:p>0.076458163223668</text:p>
          </table:table-cell>
          <table:table-cell table:formula="of:=4*[.C1285]" office:value-type="float" office:value="0.30583265289467" calcext:value-type="float">
            <text:p>0.30583265289467</text:p>
          </table:table-cell>
          <table:table-cell table:formula="of:=[.D1285]/6" office:value-type="float" office:value="0.0509721088157783" calcext:value-type="float">
            <text:p>0.050972108815778</text:p>
          </table:table-cell>
          <table:table-cell table:formula="of:=[.E1285]*2" office:value-type="float" office:value="0.101944217631557" calcext:value-type="float">
            <text:p>0.101944217631557</text:p>
          </table:table-cell>
          <table:table-cell table:formula="of:=[.E1285]*39.3701" office:value-type="float" office:value="2.00677702128807" calcext:value-type="float">
            <text:p>2.00677702128807</text:p>
          </table:table-cell>
          <table:table-cell table:formula="of:=[.F1285]*39.3701" office:value-type="float" office:value="4.01355404257615" calcext:value-type="float">
            <text:p>4.01355404257615</text:p>
          </table:table-cell>
        </table:table-row>
        <table:table-row table:style-name="ro1">
          <table:table-cell table:formula="of:=[.A1285]+1" office:value-type="float" office:value="1308" calcext:value-type="float">
            <text:p>1308</text:p>
          </table:table-cell>
          <table:table-cell table:formula="of:=299792458/([.A1286]*1000000)" office:value-type="float" office:value="0.229199126911315" calcext:value-type="float">
            <text:p>0.229199126911315</text:p>
          </table:table-cell>
          <table:table-cell table:formula="of:=(1/3)*[.B1286]" office:value-type="float" office:value="0.0763997089704383" calcext:value-type="float">
            <text:p>0.076399708970438</text:p>
          </table:table-cell>
          <table:table-cell table:formula="of:=4*[.C1286]" office:value-type="float" office:value="0.305598835881753" calcext:value-type="float">
            <text:p>0.305598835881753</text:p>
          </table:table-cell>
          <table:table-cell table:formula="of:=[.D1286]/6" office:value-type="float" office:value="0.0509331393136256" calcext:value-type="float">
            <text:p>0.050933139313626</text:p>
          </table:table-cell>
          <table:table-cell table:formula="of:=[.E1286]*2" office:value-type="float" office:value="0.101866278627251" calcext:value-type="float">
            <text:p>0.101866278627251</text:p>
          </table:table-cell>
          <table:table-cell table:formula="of:=[.E1286]*39.3701" office:value-type="float" office:value="2.00524278809137" calcext:value-type="float">
            <text:p>2.00524278809137</text:p>
          </table:table-cell>
          <table:table-cell table:formula="of:=[.F1286]*39.3701" office:value-type="float" office:value="4.01048557618274" calcext:value-type="float">
            <text:p>4.01048557618274</text:p>
          </table:table-cell>
        </table:table-row>
        <table:table-row table:style-name="ro1">
          <table:table-cell table:formula="of:=[.A1286]+1" office:value-type="float" office:value="1309" calcext:value-type="float">
            <text:p>1309</text:p>
          </table:table-cell>
          <table:table-cell table:formula="of:=299792458/([.A1287]*1000000)" office:value-type="float" office:value="0.229024032085561" calcext:value-type="float">
            <text:p>0.229024032085561</text:p>
          </table:table-cell>
          <table:table-cell table:formula="of:=(1/3)*[.B1287]" office:value-type="float" office:value="0.0763413440285205" calcext:value-type="float">
            <text:p>0.076341344028521</text:p>
          </table:table-cell>
          <table:table-cell table:formula="of:=4*[.C1287]" office:value-type="float" office:value="0.305365376114082" calcext:value-type="float">
            <text:p>0.305365376114082</text:p>
          </table:table-cell>
          <table:table-cell table:formula="of:=[.D1287]/6" office:value-type="float" office:value="0.050894229352347" calcext:value-type="float">
            <text:p>0.050894229352347</text:p>
          </table:table-cell>
          <table:table-cell table:formula="of:=[.E1287]*2" office:value-type="float" office:value="0.101788458704694" calcext:value-type="float">
            <text:p>0.101788458704694</text:p>
          </table:table-cell>
          <table:table-cell table:formula="of:=[.E1287]*39.3701" office:value-type="float" office:value="2.00371089902484" calcext:value-type="float">
            <text:p>2.00371089902484</text:p>
          </table:table-cell>
          <table:table-cell table:formula="of:=[.F1287]*39.3701" office:value-type="float" office:value="4.00742179804967" calcext:value-type="float">
            <text:p>4.00742179804967</text:p>
          </table:table-cell>
        </table:table-row>
        <table:table-row table:style-name="ro1">
          <table:table-cell table:formula="of:=[.A1287]+1" office:value-type="float" office:value="1310" calcext:value-type="float">
            <text:p>1310</text:p>
          </table:table-cell>
          <table:table-cell table:formula="of:=299792458/([.A1288]*1000000)" office:value-type="float" office:value="0.228849204580153" calcext:value-type="float">
            <text:p>0.228849204580153</text:p>
          </table:table-cell>
          <table:table-cell table:formula="of:=(1/3)*[.B1288]" office:value-type="float" office:value="0.0762830681933842" calcext:value-type="float">
            <text:p>0.076283068193384</text:p>
          </table:table-cell>
          <table:table-cell table:formula="of:=4*[.C1288]" office:value-type="float" office:value="0.305132272773537" calcext:value-type="float">
            <text:p>0.305132272773537</text:p>
          </table:table-cell>
          <table:table-cell table:formula="of:=[.D1288]/6" office:value-type="float" office:value="0.0508553787955895" calcext:value-type="float">
            <text:p>0.05085537879559</text:p>
          </table:table-cell>
          <table:table-cell table:formula="of:=[.E1288]*2" office:value-type="float" office:value="0.101710757591179" calcext:value-type="float">
            <text:p>0.101710757591179</text:p>
          </table:table-cell>
          <table:table-cell table:formula="of:=[.E1288]*39.3701" office:value-type="float" office:value="2.00218134872024" calcext:value-type="float">
            <text:p>2.00218134872024</text:p>
          </table:table-cell>
          <table:table-cell table:formula="of:=[.F1288]*39.3701" office:value-type="float" office:value="4.00436269744048" calcext:value-type="float">
            <text:p>4.00436269744048</text:p>
          </table:table-cell>
        </table:table-row>
        <table:table-row table:style-name="ro1">
          <table:table-cell table:formula="of:=[.A1288]+1" office:value-type="float" office:value="1311" calcext:value-type="float">
            <text:p>1311</text:p>
          </table:table-cell>
          <table:table-cell table:formula="of:=299792458/([.A1289]*1000000)" office:value-type="float" office:value="0.228674643783371" calcext:value-type="float">
            <text:p>0.228674643783371</text:p>
          </table:table-cell>
          <table:table-cell table:formula="of:=(1/3)*[.B1289]" office:value-type="float" office:value="0.0762248812611238" calcext:value-type="float">
            <text:p>0.076224881261124</text:p>
          </table:table-cell>
          <table:table-cell table:formula="of:=4*[.C1289]" office:value-type="float" office:value="0.304899525044495" calcext:value-type="float">
            <text:p>0.304899525044495</text:p>
          </table:table-cell>
          <table:table-cell table:formula="of:=[.D1289]/6" office:value-type="float" office:value="0.0508165875074159" calcext:value-type="float">
            <text:p>0.050816587507416</text:p>
          </table:table-cell>
          <table:table-cell table:formula="of:=[.E1289]*2" office:value-type="float" office:value="0.101633175014832" calcext:value-type="float">
            <text:p>0.101633175014832</text:p>
          </table:table-cell>
          <table:table-cell table:formula="of:=[.E1289]*39.3701" office:value-type="float" office:value="2.00065413182571" calcext:value-type="float">
            <text:p>2.00065413182571</text:p>
          </table:table-cell>
          <table:table-cell table:formula="of:=[.F1289]*39.3701" office:value-type="float" office:value="4.00130826365143" calcext:value-type="float">
            <text:p>4.00130826365143</text:p>
          </table:table-cell>
        </table:table-row>
        <table:table-row table:style-name="ro1">
          <table:table-cell table:formula="of:=[.A1289]+1" office:value-type="float" office:value="1312" calcext:value-type="float">
            <text:p>1312</text:p>
          </table:table-cell>
          <table:table-cell table:formula="of:=299792458/([.A1290]*1000000)" office:value-type="float" office:value="0.228500349085366" calcext:value-type="float">
            <text:p>0.228500349085366</text:p>
          </table:table-cell>
          <table:table-cell table:formula="of:=(1/3)*[.B1290]" office:value-type="float" office:value="0.0761667830284553" calcext:value-type="float">
            <text:p>0.076166783028455</text:p>
          </table:table-cell>
          <table:table-cell table:formula="of:=4*[.C1290]" office:value-type="float" office:value="0.304667132113821" calcext:value-type="float">
            <text:p>0.304667132113821</text:p>
          </table:table-cell>
          <table:table-cell table:formula="of:=[.D1290]/6" office:value-type="float" office:value="0.0507778553523035" calcext:value-type="float">
            <text:p>0.050777855352304</text:p>
          </table:table-cell>
          <table:table-cell table:formula="of:=[.E1290]*2" office:value-type="float" office:value="0.101555710704607" calcext:value-type="float">
            <text:p>0.101555710704607</text:p>
          </table:table-cell>
          <table:table-cell table:formula="of:=[.E1290]*39.3701" office:value-type="float" office:value="1.99912924300573" calcext:value-type="float">
            <text:p>1.99912924300573</text:p>
          </table:table-cell>
          <table:table-cell table:formula="of:=[.F1290]*39.3701" office:value-type="float" office:value="3.99825848601145" calcext:value-type="float">
            <text:p>3.99825848601145</text:p>
          </table:table-cell>
        </table:table-row>
        <table:table-row table:style-name="ro1">
          <table:table-cell table:formula="of:=[.A1290]+1" office:value-type="float" office:value="1313" calcext:value-type="float">
            <text:p>1313</text:p>
          </table:table-cell>
          <table:table-cell table:formula="of:=299792458/([.A1291]*1000000)" office:value-type="float" office:value="0.228326319878142" calcext:value-type="float">
            <text:p>0.228326319878142</text:p>
          </table:table-cell>
          <table:table-cell table:formula="of:=(1/3)*[.B1291]" office:value-type="float" office:value="0.0761087732927139" calcext:value-type="float">
            <text:p>0.076108773292714</text:p>
          </table:table-cell>
          <table:table-cell table:formula="of:=4*[.C1291]" office:value-type="float" office:value="0.304435093170856" calcext:value-type="float">
            <text:p>0.304435093170856</text:p>
          </table:table-cell>
          <table:table-cell table:formula="of:=[.D1291]/6" office:value-type="float" office:value="0.0507391821951426" calcext:value-type="float">
            <text:p>0.050739182195143</text:p>
          </table:table-cell>
          <table:table-cell table:formula="of:=[.E1291]*2" office:value-type="float" office:value="0.101478364390285" calcext:value-type="float">
            <text:p>0.101478364390285</text:p>
          </table:table-cell>
          <table:table-cell table:formula="of:=[.E1291]*39.3701" office:value-type="float" office:value="1.99760667694098" calcext:value-type="float">
            <text:p>1.99760667694098</text:p>
          </table:table-cell>
          <table:table-cell table:formula="of:=[.F1291]*39.3701" office:value-type="float" office:value="3.99521335388197" calcext:value-type="float">
            <text:p>3.99521335388197</text:p>
          </table:table-cell>
        </table:table-row>
        <table:table-row table:style-name="ro1">
          <table:table-cell table:formula="of:=[.A1291]+1" office:value-type="float" office:value="1314" calcext:value-type="float">
            <text:p>1314</text:p>
          </table:table-cell>
          <table:table-cell table:formula="of:=299792458/([.A1292]*1000000)" office:value-type="float" office:value="0.228152555555556" calcext:value-type="float">
            <text:p>0.228152555555556</text:p>
          </table:table-cell>
          <table:table-cell table:formula="of:=(1/3)*[.B1292]" office:value-type="float" office:value="0.0760508518518518" calcext:value-type="float">
            <text:p>0.076050851851852</text:p>
          </table:table-cell>
          <table:table-cell table:formula="of:=4*[.C1292]" office:value-type="float" office:value="0.304203407407407" calcext:value-type="float">
            <text:p>0.304203407407407</text:p>
          </table:table-cell>
          <table:table-cell table:formula="of:=[.D1292]/6" office:value-type="float" office:value="0.0507005679012346" calcext:value-type="float">
            <text:p>0.050700567901235</text:p>
          </table:table-cell>
          <table:table-cell table:formula="of:=[.E1292]*2" office:value-type="float" office:value="0.101401135802469" calcext:value-type="float">
            <text:p>0.101401135802469</text:p>
          </table:table-cell>
          <table:table-cell table:formula="of:=[.E1292]*39.3701" office:value-type="float" office:value="1.99608642832839" calcext:value-type="float">
            <text:p>1.99608642832839</text:p>
          </table:table-cell>
          <table:table-cell table:formula="of:=[.F1292]*39.3701" office:value-type="float" office:value="3.99217285665679" calcext:value-type="float">
            <text:p>3.99217285665679</text:p>
          </table:table-cell>
        </table:table-row>
        <table:table-row table:style-name="ro1">
          <table:table-cell table:formula="of:=[.A1292]+1" office:value-type="float" office:value="1315" calcext:value-type="float">
            <text:p>1315</text:p>
          </table:table-cell>
          <table:table-cell table:formula="of:=299792458/([.A1293]*1000000)" office:value-type="float" office:value="0.227979055513308" calcext:value-type="float">
            <text:p>0.227979055513308</text:p>
          </table:table-cell>
          <table:table-cell table:formula="of:=(1/3)*[.B1293]" office:value-type="float" office:value="0.075993018504436" calcext:value-type="float">
            <text:p>0.075993018504436</text:p>
          </table:table-cell>
          <table:table-cell table:formula="of:=4*[.C1293]" office:value-type="float" office:value="0.303972074017744" calcext:value-type="float">
            <text:p>0.303972074017744</text:p>
          </table:table-cell>
          <table:table-cell table:formula="of:=[.D1293]/6" office:value-type="float" office:value="0.0506620123362907" calcext:value-type="float">
            <text:p>0.050662012336291</text:p>
          </table:table-cell>
          <table:table-cell table:formula="of:=[.E1293]*2" office:value-type="float" office:value="0.101324024672581" calcext:value-type="float">
            <text:p>0.101324024672581</text:p>
          </table:table-cell>
          <table:table-cell table:formula="of:=[.E1293]*39.3701" office:value-type="float" office:value="1.994568491881" calcext:value-type="float">
            <text:p>1.994568491881</text:p>
          </table:table-cell>
          <table:table-cell table:formula="of:=[.F1293]*39.3701" office:value-type="float" office:value="3.98913698376199" calcext:value-type="float">
            <text:p>3.98913698376199</text:p>
          </table:table-cell>
        </table:table-row>
        <table:table-row table:style-name="ro1">
          <table:table-cell table:formula="of:=[.A1293]+1" office:value-type="float" office:value="1316" calcext:value-type="float">
            <text:p>1316</text:p>
          </table:table-cell>
          <table:table-cell table:formula="of:=299792458/([.A1294]*1000000)" office:value-type="float" office:value="0.227805819148936" calcext:value-type="float">
            <text:p>0.227805819148936</text:p>
          </table:table-cell>
          <table:table-cell table:formula="of:=(1/3)*[.B1294]" office:value-type="float" office:value="0.0759352730496454" calcext:value-type="float">
            <text:p>0.075935273049645</text:p>
          </table:table-cell>
          <table:table-cell table:formula="of:=4*[.C1294]" office:value-type="float" office:value="0.303741092198582" calcext:value-type="float">
            <text:p>0.303741092198582</text:p>
          </table:table-cell>
          <table:table-cell table:formula="of:=[.D1294]/6" office:value-type="float" office:value="0.0506235153664303" calcext:value-type="float">
            <text:p>0.05062351536643</text:p>
          </table:table-cell>
          <table:table-cell table:formula="of:=[.E1294]*2" office:value-type="float" office:value="0.101247030732861" calcext:value-type="float">
            <text:p>0.101247030732861</text:p>
          </table:table-cell>
          <table:table-cell table:formula="of:=[.E1294]*39.3701" office:value-type="float" office:value="1.9930528623279" calcext:value-type="float">
            <text:p>1.9930528623279</text:p>
          </table:table-cell>
          <table:table-cell table:formula="of:=[.F1294]*39.3701" office:value-type="float" office:value="3.98610572465579" calcext:value-type="float">
            <text:p>3.98610572465579</text:p>
          </table:table-cell>
        </table:table-row>
        <table:table-row table:style-name="ro1">
          <table:table-cell table:formula="of:=[.A1294]+1" office:value-type="float" office:value="1317" calcext:value-type="float">
            <text:p>1317</text:p>
          </table:table-cell>
          <table:table-cell table:formula="of:=299792458/([.A1295]*1000000)" office:value-type="float" office:value="0.227632845861807" calcext:value-type="float">
            <text:p>0.227632845861807</text:p>
          </table:table-cell>
          <table:table-cell table:formula="of:=(1/3)*[.B1295]" office:value-type="float" office:value="0.075877615287269" calcext:value-type="float">
            <text:p>0.075877615287269</text:p>
          </table:table-cell>
          <table:table-cell table:formula="of:=4*[.C1295]" office:value-type="float" office:value="0.303510461149076" calcext:value-type="float">
            <text:p>0.303510461149076</text:p>
          </table:table-cell>
          <table:table-cell table:formula="of:=[.D1295]/6" office:value-type="float" office:value="0.0505850768581794" calcext:value-type="float">
            <text:p>0.050585076858179</text:p>
          </table:table-cell>
          <table:table-cell table:formula="of:=[.E1295]*2" office:value-type="float" office:value="0.101170153716359" calcext:value-type="float">
            <text:p>0.101170153716359</text:p>
          </table:table-cell>
          <table:table-cell table:formula="of:=[.E1295]*39.3701" office:value-type="float" office:value="1.99153953441421" calcext:value-type="float">
            <text:p>1.99153953441421</text:p>
          </table:table-cell>
          <table:table-cell table:formula="of:=[.F1295]*39.3701" office:value-type="float" office:value="3.98307906882841" calcext:value-type="float">
            <text:p>3.98307906882841</text:p>
          </table:table-cell>
        </table:table-row>
        <table:table-row table:style-name="ro1">
          <table:table-cell table:formula="of:=[.A1295]+1" office:value-type="float" office:value="1318" calcext:value-type="float">
            <text:p>1318</text:p>
          </table:table-cell>
          <table:table-cell table:formula="of:=299792458/([.A1296]*1000000)" office:value-type="float" office:value="0.227460135053111" calcext:value-type="float">
            <text:p>0.227460135053111</text:p>
          </table:table-cell>
          <table:table-cell table:formula="of:=(1/3)*[.B1296]" office:value-type="float" office:value="0.0758200450177036" calcext:value-type="float">
            <text:p>0.075820045017704</text:p>
          </table:table-cell>
          <table:table-cell table:formula="of:=4*[.C1296]" office:value-type="float" office:value="0.303280180070814" calcext:value-type="float">
            <text:p>0.303280180070814</text:p>
          </table:table-cell>
          <table:table-cell table:formula="of:=[.D1296]/6" office:value-type="float" office:value="0.0505466966784691" calcext:value-type="float">
            <text:p>0.050546696678469</text:p>
          </table:table-cell>
          <table:table-cell table:formula="of:=[.E1296]*2" office:value-type="float" office:value="0.101093393356938" calcext:value-type="float">
            <text:p>0.101093393356938</text:p>
          </table:table-cell>
          <table:table-cell table:formula="of:=[.E1296]*39.3701" office:value-type="float" office:value="1.99002850290099" calcext:value-type="float">
            <text:p>1.99002850290099</text:p>
          </table:table-cell>
          <table:table-cell table:formula="of:=[.F1296]*39.3701" office:value-type="float" office:value="3.98005700580199" calcext:value-type="float">
            <text:p>3.98005700580199</text:p>
          </table:table-cell>
        </table:table-row>
        <table:table-row table:style-name="ro1">
          <table:table-cell table:formula="of:=[.A1296]+1" office:value-type="float" office:value="1319" calcext:value-type="float">
            <text:p>1319</text:p>
          </table:table-cell>
          <table:table-cell table:formula="of:=299792458/([.A1297]*1000000)" office:value-type="float" office:value="0.227287686125853" calcext:value-type="float">
            <text:p>0.227287686125853</text:p>
          </table:table-cell>
          <table:table-cell table:formula="of:=(1/3)*[.B1297]" office:value-type="float" office:value="0.075762562041951" calcext:value-type="float">
            <text:p>0.075762562041951</text:p>
          </table:table-cell>
          <table:table-cell table:formula="of:=4*[.C1297]" office:value-type="float" office:value="0.303050248167804" calcext:value-type="float">
            <text:p>0.303050248167804</text:p>
          </table:table-cell>
          <table:table-cell table:formula="of:=[.D1297]/6" office:value-type="float" office:value="0.050508374694634" calcext:value-type="float">
            <text:p>0.050508374694634</text:p>
          </table:table-cell>
          <table:table-cell table:formula="of:=[.E1297]*2" office:value-type="float" office:value="0.101016749389268" calcext:value-type="float">
            <text:p>0.101016749389268</text:p>
          </table:table-cell>
          <table:table-cell table:formula="of:=[.E1297]*39.3701" office:value-type="float" office:value="1.98851976256521" calcext:value-type="float">
            <text:p>1.98851976256521</text:p>
          </table:table-cell>
          <table:table-cell table:formula="of:=[.F1297]*39.3701" office:value-type="float" office:value="3.97703952513042" calcext:value-type="float">
            <text:p>3.97703952513042</text:p>
          </table:table-cell>
        </table:table-row>
        <table:table-row table:style-name="ro1">
          <table:table-cell table:formula="of:=[.A1297]+1" office:value-type="float" office:value="1320" calcext:value-type="float">
            <text:p>1320</text:p>
          </table:table-cell>
          <table:table-cell table:formula="of:=299792458/([.A1298]*1000000)" office:value-type="float" office:value="0.227115498484848" calcext:value-type="float">
            <text:p>0.227115498484848</text:p>
          </table:table-cell>
          <table:table-cell table:formula="of:=(1/3)*[.B1298]" office:value-type="float" office:value="0.0757051661616162" calcext:value-type="float">
            <text:p>0.075705166161616</text:p>
          </table:table-cell>
          <table:table-cell table:formula="of:=4*[.C1298]" office:value-type="float" office:value="0.302820664646465" calcext:value-type="float">
            <text:p>0.302820664646465</text:p>
          </table:table-cell>
          <table:table-cell table:formula="of:=[.D1298]/6" office:value-type="float" office:value="0.0504701107744108" calcext:value-type="float">
            <text:p>0.050470110774411</text:p>
          </table:table-cell>
          <table:table-cell table:formula="of:=[.E1298]*2" office:value-type="float" office:value="0.100940221548822" calcext:value-type="float">
            <text:p>0.100940221548822</text:p>
          </table:table-cell>
          <table:table-cell table:formula="of:=[.E1298]*39.3701" office:value-type="float" office:value="1.98701330819963" calcext:value-type="float">
            <text:p>1.98701330819963</text:p>
          </table:table-cell>
          <table:table-cell table:formula="of:=[.F1298]*39.3701" office:value-type="float" office:value="3.97402661639926" calcext:value-type="float">
            <text:p>3.97402661639926</text:p>
          </table:table-cell>
        </table:table-row>
        <table:table-row table:style-name="ro1">
          <table:table-cell table:formula="of:=[.A1298]+1" office:value-type="float" office:value="1321" calcext:value-type="float">
            <text:p>1321</text:p>
          </table:table-cell>
          <table:table-cell table:formula="of:=299792458/([.A1299]*1000000)" office:value-type="float" office:value="0.226943571536715" calcext:value-type="float">
            <text:p>0.226943571536715</text:p>
          </table:table-cell>
          <table:table-cell table:formula="of:=(1/3)*[.B1299]" office:value-type="float" office:value="0.0756478571789049" calcext:value-type="float">
            <text:p>0.075647857178905</text:p>
          </table:table-cell>
          <table:table-cell table:formula="of:=4*[.C1299]" office:value-type="float" office:value="0.302591428715619" calcext:value-type="float">
            <text:p>0.302591428715619</text:p>
          </table:table-cell>
          <table:table-cell table:formula="of:=[.D1299]/6" office:value-type="float" office:value="0.0504319047859366" calcext:value-type="float">
            <text:p>0.050431904785937</text:p>
          </table:table-cell>
          <table:table-cell table:formula="of:=[.E1299]*2" office:value-type="float" office:value="0.100863809571873" calcext:value-type="float">
            <text:p>0.100863809571873</text:p>
          </table:table-cell>
          <table:table-cell table:formula="of:=[.E1299]*39.3701" office:value-type="float" office:value="1.9855091346128" calcext:value-type="float">
            <text:p>1.9855091346128</text:p>
          </table:table-cell>
          <table:table-cell table:formula="of:=[.F1299]*39.3701" office:value-type="float" office:value="3.9710182692256" calcext:value-type="float">
            <text:p>3.9710182692256</text:p>
          </table:table-cell>
        </table:table-row>
        <table:table-row table:style-name="ro1">
          <table:table-cell table:formula="of:=[.A1299]+1" office:value-type="float" office:value="1322" calcext:value-type="float">
            <text:p>1322</text:p>
          </table:table-cell>
          <table:table-cell table:formula="of:=299792458/([.A1300]*1000000)" office:value-type="float" office:value="0.226771904689864" calcext:value-type="float">
            <text:p>0.226771904689864</text:p>
          </table:table-cell>
          <table:table-cell table:formula="of:=(1/3)*[.B1300]" office:value-type="float" office:value="0.0755906348966213" calcext:value-type="float">
            <text:p>0.075590634896621</text:p>
          </table:table-cell>
          <table:table-cell table:formula="of:=4*[.C1300]" office:value-type="float" office:value="0.302362539586485" calcext:value-type="float">
            <text:p>0.302362539586485</text:p>
          </table:table-cell>
          <table:table-cell table:formula="of:=[.D1300]/6" office:value-type="float" office:value="0.0503937565977475" calcext:value-type="float">
            <text:p>0.050393756597748</text:p>
          </table:table-cell>
          <table:table-cell table:formula="of:=[.E1300]*2" office:value-type="float" office:value="0.100787513195495" calcext:value-type="float">
            <text:p>0.100787513195495</text:p>
          </table:table-cell>
          <table:table-cell table:formula="of:=[.E1300]*39.3701" office:value-type="float" office:value="1.98400723662898" calcext:value-type="float">
            <text:p>1.98400723662898</text:p>
          </table:table-cell>
          <table:table-cell table:formula="of:=[.F1300]*39.3701" office:value-type="float" office:value="3.96801447325796" calcext:value-type="float">
            <text:p>3.96801447325796</text:p>
          </table:table-cell>
        </table:table-row>
        <table:table-row table:style-name="ro1">
          <table:table-cell table:formula="of:=[.A1300]+1" office:value-type="float" office:value="1323" calcext:value-type="float">
            <text:p>1323</text:p>
          </table:table-cell>
          <table:table-cell table:formula="of:=299792458/([.A1301]*1000000)" office:value-type="float" office:value="0.226600497354497" calcext:value-type="float">
            <text:p>0.226600497354497</text:p>
          </table:table-cell>
          <table:table-cell table:formula="of:=(1/3)*[.B1301]" office:value-type="float" office:value="0.0755334991181658" calcext:value-type="float">
            <text:p>0.075533499118166</text:p>
          </table:table-cell>
          <table:table-cell table:formula="of:=4*[.C1301]" office:value-type="float" office:value="0.302133996472663" calcext:value-type="float">
            <text:p>0.302133996472663</text:p>
          </table:table-cell>
          <table:table-cell table:formula="of:=[.D1301]/6" office:value-type="float" office:value="0.0503556660787772" calcext:value-type="float">
            <text:p>0.050355666078777</text:p>
          </table:table-cell>
          <table:table-cell table:formula="of:=[.E1301]*2" office:value-type="float" office:value="0.100711332157554" calcext:value-type="float">
            <text:p>0.100711332157554</text:p>
          </table:table-cell>
          <table:table-cell table:formula="of:=[.E1301]*39.3701" office:value-type="float" office:value="1.98250760908807" calcext:value-type="float">
            <text:p>1.98250760908807</text:p>
          </table:table-cell>
          <table:table-cell table:formula="of:=[.F1301]*39.3701" office:value-type="float" office:value="3.96501521817613" calcext:value-type="float">
            <text:p>3.96501521817613</text:p>
          </table:table-cell>
        </table:table-row>
        <table:table-row table:style-name="ro1">
          <table:table-cell table:formula="of:=[.A1301]+1" office:value-type="float" office:value="1324" calcext:value-type="float">
            <text:p>1324</text:p>
          </table:table-cell>
          <table:table-cell table:formula="of:=299792458/([.A1302]*1000000)" office:value-type="float" office:value="0.226429348942598" calcext:value-type="float">
            <text:p>0.226429348942598</text:p>
          </table:table-cell>
          <table:table-cell table:formula="of:=(1/3)*[.B1302]" office:value-type="float" office:value="0.0754764496475327" calcext:value-type="float">
            <text:p>0.075476449647533</text:p>
          </table:table-cell>
          <table:table-cell table:formula="of:=4*[.C1302]" office:value-type="float" office:value="0.301905798590131" calcext:value-type="float">
            <text:p>0.301905798590131</text:p>
          </table:table-cell>
          <table:table-cell table:formula="of:=[.D1302]/6" office:value-type="float" office:value="0.0503176330983552" calcext:value-type="float">
            <text:p>0.050317633098355</text:p>
          </table:table-cell>
          <table:table-cell table:formula="of:=[.E1302]*2" office:value-type="float" office:value="0.10063526619671" calcext:value-type="float">
            <text:p>0.10063526619671</text:p>
          </table:table-cell>
          <table:table-cell table:formula="of:=[.E1302]*39.3701" office:value-type="float" office:value="1.98101024684555" calcext:value-type="float">
            <text:p>1.98101024684555</text:p>
          </table:table-cell>
          <table:table-cell table:formula="of:=[.F1302]*39.3701" office:value-type="float" office:value="3.9620204936911" calcext:value-type="float">
            <text:p>3.9620204936911</text:p>
          </table:table-cell>
        </table:table-row>
        <table:table-row table:style-name="ro1">
          <table:table-cell table:formula="of:=[.A1302]+1" office:value-type="float" office:value="1325" calcext:value-type="float">
            <text:p>1325</text:p>
          </table:table-cell>
          <table:table-cell table:formula="of:=299792458/([.A1303]*1000000)" office:value-type="float" office:value="0.226258458867925" calcext:value-type="float">
            <text:p>0.226258458867925</text:p>
          </table:table-cell>
          <table:table-cell table:formula="of:=(1/3)*[.B1303]" office:value-type="float" office:value="0.0754194862893082" calcext:value-type="float">
            <text:p>0.075419486289308</text:p>
          </table:table-cell>
          <table:table-cell table:formula="of:=4*[.C1303]" office:value-type="float" office:value="0.301677945157233" calcext:value-type="float">
            <text:p>0.301677945157233</text:p>
          </table:table-cell>
          <table:table-cell table:formula="of:=[.D1303]/6" office:value-type="float" office:value="0.0502796575262054" calcext:value-type="float">
            <text:p>0.050279657526206</text:p>
          </table:table-cell>
          <table:table-cell table:formula="of:=[.E1303]*2" office:value-type="float" office:value="0.100559315052411" calcext:value-type="float">
            <text:p>0.100559315052411</text:p>
          </table:table-cell>
          <table:table-cell table:formula="of:=[.E1303]*39.3701" office:value-type="float" office:value="1.97951514477246" calcext:value-type="float">
            <text:p>1.97951514477246</text:p>
          </table:table-cell>
          <table:table-cell table:formula="of:=[.F1303]*39.3701" office:value-type="float" office:value="3.95903028954492" calcext:value-type="float">
            <text:p>3.95903028954492</text:p>
          </table:table-cell>
        </table:table-row>
        <table:table-row table:style-name="ro1">
          <table:table-cell table:formula="of:=[.A1303]+1" office:value-type="float" office:value="1326" calcext:value-type="float">
            <text:p>1326</text:p>
          </table:table-cell>
          <table:table-cell table:formula="of:=299792458/([.A1304]*1000000)" office:value-type="float" office:value="0.226087826546003" calcext:value-type="float">
            <text:p>0.226087826546003</text:p>
          </table:table-cell>
          <table:table-cell table:formula="of:=(1/3)*[.B1304]" office:value-type="float" office:value="0.0753626088486677" calcext:value-type="float">
            <text:p>0.075362608848668</text:p>
          </table:table-cell>
          <table:table-cell table:formula="of:=4*[.C1304]" office:value-type="float" office:value="0.301450435394671" calcext:value-type="float">
            <text:p>0.301450435394671</text:p>
          </table:table-cell>
          <table:table-cell table:formula="of:=[.D1304]/6" office:value-type="float" office:value="0.0502417392324451" calcext:value-type="float">
            <text:p>0.050241739232445</text:p>
          </table:table-cell>
          <table:table-cell table:formula="of:=[.E1304]*2" office:value-type="float" office:value="0.10048347846489" calcext:value-type="float">
            <text:p>0.10048347846489</text:p>
          </table:table-cell>
          <table:table-cell table:formula="of:=[.E1304]*39.3701" office:value-type="float" office:value="1.97802229775529" calcext:value-type="float">
            <text:p>1.97802229775529</text:p>
          </table:table-cell>
          <table:table-cell table:formula="of:=[.F1304]*39.3701" office:value-type="float" office:value="3.95604459551057" calcext:value-type="float">
            <text:p>3.95604459551057</text:p>
          </table:table-cell>
        </table:table-row>
        <table:table-row table:style-name="ro1">
          <table:table-cell table:formula="of:=[.A1304]+1" office:value-type="float" office:value="1327" calcext:value-type="float">
            <text:p>1327</text:p>
          </table:table-cell>
          <table:table-cell table:formula="of:=299792458/([.A1305]*1000000)" office:value-type="float" office:value="0.225917451394122" calcext:value-type="float">
            <text:p>0.225917451394122</text:p>
          </table:table-cell>
          <table:table-cell table:formula="of:=(1/3)*[.B1305]" office:value-type="float" office:value="0.075305817131374" calcext:value-type="float">
            <text:p>0.075305817131374</text:p>
          </table:table-cell>
          <table:table-cell table:formula="of:=4*[.C1305]" office:value-type="float" office:value="0.301223268525496" calcext:value-type="float">
            <text:p>0.301223268525496</text:p>
          </table:table-cell>
          <table:table-cell table:formula="of:=[.D1305]/6" office:value-type="float" office:value="0.0502038780875827" calcext:value-type="float">
            <text:p>0.050203878087583</text:p>
          </table:table-cell>
          <table:table-cell table:formula="of:=[.E1305]*2" office:value-type="float" office:value="0.100407756175165" calcext:value-type="float">
            <text:p>0.100407756175165</text:p>
          </table:table-cell>
          <table:table-cell table:formula="of:=[.E1305]*39.3701" office:value-type="float" office:value="1.97653170069594" calcext:value-type="float">
            <text:p>1.97653170069594</text:p>
          </table:table-cell>
          <table:table-cell table:formula="of:=[.F1305]*39.3701" office:value-type="float" office:value="3.95306340139188" calcext:value-type="float">
            <text:p>3.95306340139188</text:p>
          </table:table-cell>
        </table:table-row>
        <table:table-row table:style-name="ro1">
          <table:table-cell table:formula="of:=[.A1305]+1" office:value-type="float" office:value="1328" calcext:value-type="float">
            <text:p>1328</text:p>
          </table:table-cell>
          <table:table-cell table:formula="of:=299792458/([.A1306]*1000000)" office:value-type="float" office:value="0.225747332831325" calcext:value-type="float">
            <text:p>0.225747332831325</text:p>
          </table:table-cell>
          <table:table-cell table:formula="of:=(1/3)*[.B1306]" office:value-type="float" office:value="0.0752491109437751" calcext:value-type="float">
            <text:p>0.075249110943775</text:p>
          </table:table-cell>
          <table:table-cell table:formula="of:=4*[.C1306]" office:value-type="float" office:value="0.3009964437751" calcext:value-type="float">
            <text:p>0.3009964437751</text:p>
          </table:table-cell>
          <table:table-cell table:formula="of:=[.D1306]/6" office:value-type="float" office:value="0.0501660739625167" calcext:value-type="float">
            <text:p>0.050166073962517</text:p>
          </table:table-cell>
          <table:table-cell table:formula="of:=[.E1306]*2" office:value-type="float" office:value="0.100332147925033" calcext:value-type="float">
            <text:p>0.100332147925033</text:p>
          </table:table-cell>
          <table:table-cell table:formula="of:=[.E1306]*39.3701" office:value-type="float" office:value="1.97504334851168" calcext:value-type="float">
            <text:p>1.97504334851168</text:p>
          </table:table-cell>
          <table:table-cell table:formula="of:=[.F1306]*39.3701" office:value-type="float" office:value="3.95008669702336" calcext:value-type="float">
            <text:p>3.95008669702336</text:p>
          </table:table-cell>
        </table:table-row>
        <table:table-row table:style-name="ro1">
          <table:table-cell table:formula="of:=[.A1306]+1" office:value-type="float" office:value="1329" calcext:value-type="float">
            <text:p>1329</text:p>
          </table:table-cell>
          <table:table-cell table:formula="of:=299792458/([.A1307]*1000000)" office:value-type="float" office:value="0.225577470278405" calcext:value-type="float">
            <text:p>0.225577470278405</text:p>
          </table:table-cell>
          <table:table-cell table:formula="of:=(1/3)*[.B1307]" office:value-type="float" office:value="0.0751924900928016" calcext:value-type="float">
            <text:p>0.075192490092802</text:p>
          </table:table-cell>
          <table:table-cell table:formula="of:=4*[.C1307]" office:value-type="float" office:value="0.300769960371206" calcext:value-type="float">
            <text:p>0.300769960371206</text:p>
          </table:table-cell>
          <table:table-cell table:formula="of:=[.D1307]/6" office:value-type="float" office:value="0.0501283267285344" calcext:value-type="float">
            <text:p>0.050128326728534</text:p>
          </table:table-cell>
          <table:table-cell table:formula="of:=[.E1307]*2" office:value-type="float" office:value="0.100256653457069" calcext:value-type="float">
            <text:p>0.100256653457069</text:p>
          </table:table-cell>
          <table:table-cell table:formula="of:=[.E1307]*39.3701" office:value-type="float" office:value="1.97355723613507" calcext:value-type="float">
            <text:p>1.97355723613507</text:p>
          </table:table-cell>
          <table:table-cell table:formula="of:=[.F1307]*39.3701" office:value-type="float" office:value="3.94711447227014" calcext:value-type="float">
            <text:p>3.94711447227014</text:p>
          </table:table-cell>
        </table:table-row>
        <table:table-row table:style-name="ro1">
          <table:table-cell table:formula="of:=[.A1307]+1" office:value-type="float" office:value="1330" calcext:value-type="float">
            <text:p>1330</text:p>
          </table:table-cell>
          <table:table-cell table:formula="of:=299792458/([.A1308]*1000000)" office:value-type="float" office:value="0.225407863157895" calcext:value-type="float">
            <text:p>0.225407863157895</text:p>
          </table:table-cell>
          <table:table-cell table:formula="of:=(1/3)*[.B1308]" office:value-type="float" office:value="0.0751359543859649" calcext:value-type="float">
            <text:p>0.075135954385965</text:p>
          </table:table-cell>
          <table:table-cell table:formula="of:=4*[.C1308]" office:value-type="float" office:value="0.30054381754386" calcext:value-type="float">
            <text:p>0.30054381754386</text:p>
          </table:table-cell>
          <table:table-cell table:formula="of:=[.D1308]/6" office:value-type="float" office:value="0.0500906362573099" calcext:value-type="float">
            <text:p>0.05009063625731</text:p>
          </table:table-cell>
          <table:table-cell table:formula="of:=[.E1308]*2" office:value-type="float" office:value="0.10018127251462" calcext:value-type="float">
            <text:p>0.10018127251462</text:p>
          </table:table-cell>
          <table:table-cell table:formula="of:=[.E1308]*39.3701" office:value-type="float" office:value="1.97207335851392" calcext:value-type="float">
            <text:p>1.97207335851392</text:p>
          </table:table-cell>
          <table:table-cell table:formula="of:=[.F1308]*39.3701" office:value-type="float" office:value="3.94414671702784" calcext:value-type="float">
            <text:p>3.94414671702784</text:p>
          </table:table-cell>
        </table:table-row>
        <table:table-row table:style-name="ro1">
          <table:table-cell table:formula="of:=[.A1308]+1" office:value-type="float" office:value="1331" calcext:value-type="float">
            <text:p>1331</text:p>
          </table:table-cell>
          <table:table-cell table:formula="of:=299792458/([.A1309]*1000000)" office:value-type="float" office:value="0.225238510894065" calcext:value-type="float">
            <text:p>0.225238510894065</text:p>
          </table:table-cell>
          <table:table-cell table:formula="of:=(1/3)*[.B1309]" office:value-type="float" office:value="0.0750795036313549" calcext:value-type="float">
            <text:p>0.075079503631355</text:p>
          </table:table-cell>
          <table:table-cell table:formula="of:=4*[.C1309]" office:value-type="float" office:value="0.300318014525419" calcext:value-type="float">
            <text:p>0.300318014525419</text:p>
          </table:table-cell>
          <table:table-cell table:formula="of:=[.D1309]/6" office:value-type="float" office:value="0.0500530024209032" calcext:value-type="float">
            <text:p>0.050053002420903</text:p>
          </table:table-cell>
          <table:table-cell table:formula="of:=[.E1309]*2" office:value-type="float" office:value="0.100106004841806" calcext:value-type="float">
            <text:p>0.100106004841806</text:p>
          </table:table-cell>
          <table:table-cell table:formula="of:=[.E1309]*39.3701" office:value-type="float" office:value="1.9705917106112" calcext:value-type="float">
            <text:p>1.9705917106112</text:p>
          </table:table-cell>
          <table:table-cell table:formula="of:=[.F1309]*39.3701" office:value-type="float" office:value="3.94118342122241" calcext:value-type="float">
            <text:p>3.94118342122241</text:p>
          </table:table-cell>
        </table:table-row>
        <table:table-row table:style-name="ro1">
          <table:table-cell table:formula="of:=[.A1309]+1" office:value-type="float" office:value="1332" calcext:value-type="float">
            <text:p>1332</text:p>
          </table:table-cell>
          <table:table-cell table:formula="of:=299792458/([.A1310]*1000000)" office:value-type="float" office:value="0.225069412912913" calcext:value-type="float">
            <text:p>0.225069412912913</text:p>
          </table:table-cell>
          <table:table-cell table:formula="of:=(1/3)*[.B1310]" office:value-type="float" office:value="0.0750231376376376" calcext:value-type="float">
            <text:p>0.075023137637638</text:p>
          </table:table-cell>
          <table:table-cell table:formula="of:=4*[.C1310]" office:value-type="float" office:value="0.30009255055055" calcext:value-type="float">
            <text:p>0.30009255055055</text:p>
          </table:table-cell>
          <table:table-cell table:formula="of:=[.D1310]/6" office:value-type="float" office:value="0.0500154250917584" calcext:value-type="float">
            <text:p>0.050015425091759</text:p>
          </table:table-cell>
          <table:table-cell table:formula="of:=[.E1310]*2" office:value-type="float" office:value="0.100030850183517" calcext:value-type="float">
            <text:p>0.100030850183517</text:p>
          </table:table-cell>
          <table:table-cell table:formula="of:=[.E1310]*39.3701" office:value-type="float" office:value="1.96911228740504" calcext:value-type="float">
            <text:p>1.96911228740504</text:p>
          </table:table-cell>
          <table:table-cell table:formula="of:=[.F1310]*39.3701" office:value-type="float" office:value="3.93822457481008" calcext:value-type="float">
            <text:p>3.93822457481008</text:p>
          </table:table-cell>
        </table:table-row>
        <table:table-row table:style-name="ro1">
          <table:table-cell table:formula="of:=[.A1310]+1" office:value-type="float" office:value="1333" calcext:value-type="float">
            <text:p>1333</text:p>
          </table:table-cell>
          <table:table-cell table:formula="of:=299792458/([.A1311]*1000000)" office:value-type="float" office:value="0.224900568642161" calcext:value-type="float">
            <text:p>0.224900568642161</text:p>
          </table:table-cell>
          <table:table-cell table:formula="of:=(1/3)*[.B1311]" office:value-type="float" office:value="0.0749668562140535" calcext:value-type="float">
            <text:p>0.074966856214054</text:p>
          </table:table-cell>
          <table:table-cell table:formula="of:=4*[.C1311]" office:value-type="float" office:value="0.299867424856214" calcext:value-type="float">
            <text:p>0.299867424856214</text:p>
          </table:table-cell>
          <table:table-cell table:formula="of:=[.D1311]/6" office:value-type="float" office:value="0.0499779041427023" calcext:value-type="float">
            <text:p>0.049977904142702</text:p>
          </table:table-cell>
          <table:table-cell table:formula="of:=[.E1311]*2" office:value-type="float" office:value="0.0999558082854047" calcext:value-type="float">
            <text:p>0.099955808285405</text:p>
          </table:table-cell>
          <table:table-cell table:formula="of:=[.E1311]*39.3701" office:value-type="float" office:value="1.96763508388861" calcext:value-type="float">
            <text:p>1.96763508388861</text:p>
          </table:table-cell>
          <table:table-cell table:formula="of:=[.F1311]*39.3701" office:value-type="float" office:value="3.93527016777721" calcext:value-type="float">
            <text:p>3.93527016777721</text:p>
          </table:table-cell>
        </table:table-row>
        <table:table-row table:style-name="ro1">
          <table:table-cell table:formula="of:=[.A1311]+1" office:value-type="float" office:value="1334" calcext:value-type="float">
            <text:p>1334</text:p>
          </table:table-cell>
          <table:table-cell table:formula="of:=299792458/([.A1312]*1000000)" office:value-type="float" office:value="0.224731977511244" calcext:value-type="float">
            <text:p>0.224731977511244</text:p>
          </table:table-cell>
          <table:table-cell table:formula="of:=(1/3)*[.B1312]" office:value-type="float" office:value="0.0749106591704148" calcext:value-type="float">
            <text:p>0.074910659170415</text:p>
          </table:table-cell>
          <table:table-cell table:formula="of:=4*[.C1312]" office:value-type="float" office:value="0.299642636681659" calcext:value-type="float">
            <text:p>0.299642636681659</text:p>
          </table:table-cell>
          <table:table-cell table:formula="of:=[.D1312]/6" office:value-type="float" office:value="0.0499404394469432" calcext:value-type="float">
            <text:p>0.049940439446943</text:p>
          </table:table-cell>
          <table:table-cell table:formula="of:=[.E1312]*2" office:value-type="float" office:value="0.0998808788938864" calcext:value-type="float">
            <text:p>0.099880878893886</text:p>
          </table:table-cell>
          <table:table-cell table:formula="of:=[.E1312]*39.3701" office:value-type="float" office:value="1.9661600950701" calcext:value-type="float">
            <text:p>1.9661600950701</text:p>
          </table:table-cell>
          <table:table-cell table:formula="of:=[.F1312]*39.3701" office:value-type="float" office:value="3.9323201901402" calcext:value-type="float">
            <text:p>3.9323201901402</text:p>
          </table:table-cell>
        </table:table-row>
        <table:table-row table:style-name="ro1">
          <table:table-cell table:formula="of:=[.A1312]+1" office:value-type="float" office:value="1335" calcext:value-type="float">
            <text:p>1335</text:p>
          </table:table-cell>
          <table:table-cell table:formula="of:=299792458/([.A1313]*1000000)" office:value-type="float" office:value="0.224563638951311" calcext:value-type="float">
            <text:p>0.224563638951311</text:p>
          </table:table-cell>
          <table:table-cell table:formula="of:=(1/3)*[.B1313]" office:value-type="float" office:value="0.0748545463171036" calcext:value-type="float">
            <text:p>0.074854546317104</text:p>
          </table:table-cell>
          <table:table-cell table:formula="of:=4*[.C1313]" office:value-type="float" office:value="0.299418185268414" calcext:value-type="float">
            <text:p>0.299418185268414</text:p>
          </table:table-cell>
          <table:table-cell table:formula="of:=[.D1313]/6" office:value-type="float" office:value="0.0499030308780691" calcext:value-type="float">
            <text:p>0.049903030878069</text:p>
          </table:table-cell>
          <table:table-cell table:formula="of:=[.E1313]*2" office:value-type="float" office:value="0.0998060617561382" calcext:value-type="float">
            <text:p>0.099806061756138</text:p>
          </table:table-cell>
          <table:table-cell table:formula="of:=[.E1313]*39.3701" office:value-type="float" office:value="1.96468731597267" calcext:value-type="float">
            <text:p>1.96468731597267</text:p>
          </table:table-cell>
          <table:table-cell table:formula="of:=[.F1313]*39.3701" office:value-type="float" office:value="3.92937463194533" calcext:value-type="float">
            <text:p>3.92937463194533</text:p>
          </table:table-cell>
        </table:table-row>
        <table:table-row table:style-name="ro1">
          <table:table-cell table:formula="of:=[.A1313]+1" office:value-type="float" office:value="1336" calcext:value-type="float">
            <text:p>1336</text:p>
          </table:table-cell>
          <table:table-cell table:formula="of:=299792458/([.A1314]*1000000)" office:value-type="float" office:value="0.22439555239521" calcext:value-type="float">
            <text:p>0.22439555239521</text:p>
          </table:table-cell>
          <table:table-cell table:formula="of:=(1/3)*[.B1314]" office:value-type="float" office:value="0.0747985174650699" calcext:value-type="float">
            <text:p>0.07479851746507</text:p>
          </table:table-cell>
          <table:table-cell table:formula="of:=4*[.C1314]" office:value-type="float" office:value="0.299194069860279" calcext:value-type="float">
            <text:p>0.299194069860279</text:p>
          </table:table-cell>
          <table:table-cell table:formula="of:=[.D1314]/6" office:value-type="float" office:value="0.0498656783100466" calcext:value-type="float">
            <text:p>0.049865678310047</text:p>
          </table:table-cell>
          <table:table-cell table:formula="of:=[.E1314]*2" office:value-type="float" office:value="0.0997313566200931" calcext:value-type="float">
            <text:p>0.099731356620093</text:p>
          </table:table-cell>
          <table:table-cell table:formula="of:=[.E1314]*39.3701" office:value-type="float" office:value="1.96321674163436" calcext:value-type="float">
            <text:p>1.96321674163436</text:p>
          </table:table-cell>
          <table:table-cell table:formula="of:=[.F1314]*39.3701" office:value-type="float" office:value="3.92643348326873" calcext:value-type="float">
            <text:p>3.92643348326873</text:p>
          </table:table-cell>
        </table:table-row>
        <table:table-row table:style-name="ro1">
          <table:table-cell table:formula="of:=[.A1314]+1" office:value-type="float" office:value="1337" calcext:value-type="float">
            <text:p>1337</text:p>
          </table:table-cell>
          <table:table-cell table:formula="of:=299792458/([.A1315]*1000000)" office:value-type="float" office:value="0.224227717277487" calcext:value-type="float">
            <text:p>0.224227717277487</text:p>
          </table:table-cell>
          <table:table-cell table:formula="of:=(1/3)*[.B1315]" office:value-type="float" office:value="0.074742572425829" calcext:value-type="float">
            <text:p>0.074742572425829</text:p>
          </table:table-cell>
          <table:table-cell table:formula="of:=4*[.C1315]" office:value-type="float" office:value="0.298970289703316" calcext:value-type="float">
            <text:p>0.298970289703316</text:p>
          </table:table-cell>
          <table:table-cell table:formula="of:=[.D1315]/6" office:value-type="float" office:value="0.0498283816172193" calcext:value-type="float">
            <text:p>0.049828381617219</text:p>
          </table:table-cell>
          <table:table-cell table:formula="of:=[.E1315]*2" office:value-type="float" office:value="0.0996567632344386" calcext:value-type="float">
            <text:p>0.099656763234439</text:p>
          </table:table-cell>
          <table:table-cell table:formula="of:=[.E1315]*39.3701" office:value-type="float" office:value="1.96174836710809" calcext:value-type="float">
            <text:p>1.96174836710809</text:p>
          </table:table-cell>
          <table:table-cell table:formula="of:=[.F1315]*39.3701" office:value-type="float" office:value="3.92349673421617" calcext:value-type="float">
            <text:p>3.92349673421617</text:p>
          </table:table-cell>
        </table:table-row>
        <table:table-row table:style-name="ro1">
          <table:table-cell table:formula="of:=[.A1315]+1" office:value-type="float" office:value="1338" calcext:value-type="float">
            <text:p>1338</text:p>
          </table:table-cell>
          <table:table-cell table:formula="of:=299792458/([.A1316]*1000000)" office:value-type="float" office:value="0.22406013303438" calcext:value-type="float">
            <text:p>0.22406013303438</text:p>
          </table:table-cell>
          <table:table-cell table:formula="of:=(1/3)*[.B1316]" office:value-type="float" office:value="0.0746867110114599" calcext:value-type="float">
            <text:p>0.07468671101146</text:p>
          </table:table-cell>
          <table:table-cell table:formula="of:=4*[.C1316]" office:value-type="float" office:value="0.298746844045839" calcext:value-type="float">
            <text:p>0.298746844045839</text:p>
          </table:table-cell>
          <table:table-cell table:formula="of:=[.D1316]/6" office:value-type="float" office:value="0.0497911406743066" calcext:value-type="float">
            <text:p>0.049791140674307</text:p>
          </table:table-cell>
          <table:table-cell table:formula="of:=[.E1316]*2" office:value-type="float" office:value="0.0995822813486132" calcext:value-type="float">
            <text:p>0.099582281348613</text:p>
          </table:table-cell>
          <table:table-cell table:formula="of:=[.E1316]*39.3701" office:value-type="float" office:value="1.96028218746152" calcext:value-type="float">
            <text:p>1.96028218746152</text:p>
          </table:table-cell>
          <table:table-cell table:formula="of:=[.F1316]*39.3701" office:value-type="float" office:value="3.92056437492304" calcext:value-type="float">
            <text:p>3.92056437492304</text:p>
          </table:table-cell>
        </table:table-row>
        <table:table-row table:style-name="ro1">
          <table:table-cell table:formula="of:=[.A1316]+1" office:value-type="float" office:value="1339" calcext:value-type="float">
            <text:p>1339</text:p>
          </table:table-cell>
          <table:table-cell table:formula="of:=299792458/([.A1317]*1000000)" office:value-type="float" office:value="0.223892799103809" calcext:value-type="float">
            <text:p>0.223892799103809</text:p>
          </table:table-cell>
          <table:table-cell table:formula="of:=(1/3)*[.B1317]" office:value-type="float" office:value="0.0746309330346029" calcext:value-type="float">
            <text:p>0.074630933034603</text:p>
          </table:table-cell>
          <table:table-cell table:formula="of:=4*[.C1317]" office:value-type="float" office:value="0.298523732138412" calcext:value-type="float">
            <text:p>0.298523732138412</text:p>
          </table:table-cell>
          <table:table-cell table:formula="of:=[.D1317]/6" office:value-type="float" office:value="0.049753955356402" calcext:value-type="float">
            <text:p>0.049753955356402</text:p>
          </table:table-cell>
          <table:table-cell table:formula="of:=[.E1317]*2" office:value-type="float" office:value="0.0995079107128039" calcext:value-type="float">
            <text:p>0.099507910712804</text:p>
          </table:table-cell>
          <table:table-cell table:formula="of:=[.E1317]*39.3701" office:value-type="float" office:value="1.95881819777708" calcext:value-type="float">
            <text:p>1.95881819777708</text:p>
          </table:table-cell>
          <table:table-cell table:formula="of:=[.F1317]*39.3701" office:value-type="float" office:value="3.91763639555416" calcext:value-type="float">
            <text:p>3.91763639555416</text:p>
          </table:table-cell>
        </table:table-row>
        <table:table-row table:style-name="ro1">
          <table:table-cell table:formula="of:=[.A1317]+1" office:value-type="float" office:value="1340" calcext:value-type="float">
            <text:p>1340</text:p>
          </table:table-cell>
          <table:table-cell table:formula="of:=299792458/([.A1318]*1000000)" office:value-type="float" office:value="0.223725714925373" calcext:value-type="float">
            <text:p>0.223725714925373</text:p>
          </table:table-cell>
          <table:table-cell table:formula="of:=(1/3)*[.B1318]" office:value-type="float" office:value="0.0745752383084577" calcext:value-type="float">
            <text:p>0.074575238308458</text:p>
          </table:table-cell>
          <table:table-cell table:formula="of:=4*[.C1318]" office:value-type="float" office:value="0.298300953233831" calcext:value-type="float">
            <text:p>0.298300953233831</text:p>
          </table:table-cell>
          <table:table-cell table:formula="of:=[.D1318]/6" office:value-type="float" office:value="0.0497168255389718" calcext:value-type="float">
            <text:p>0.049716825538972</text:p>
          </table:table-cell>
          <table:table-cell table:formula="of:=[.E1318]*2" office:value-type="float" office:value="0.0994336510779436" calcext:value-type="float">
            <text:p>0.099433651077944</text:p>
          </table:table-cell>
          <table:table-cell table:formula="of:=[.E1318]*39.3701" office:value-type="float" office:value="1.95735639315187" calcext:value-type="float">
            <text:p>1.95735639315187</text:p>
          </table:table-cell>
          <table:table-cell table:formula="of:=[.F1318]*39.3701" office:value-type="float" office:value="3.91471278630375" calcext:value-type="float">
            <text:p>3.91471278630375</text:p>
          </table:table-cell>
        </table:table-row>
        <table:table-row table:style-name="ro1">
          <table:table-cell table:formula="of:=[.A1318]+1" office:value-type="float" office:value="1341" calcext:value-type="float">
            <text:p>1341</text:p>
          </table:table-cell>
          <table:table-cell table:formula="of:=299792458/([.A1319]*1000000)" office:value-type="float" office:value="0.223558879940343" calcext:value-type="float">
            <text:p>0.223558879940343</text:p>
          </table:table-cell>
          <table:table-cell table:formula="of:=(1/3)*[.B1319]" office:value-type="float" office:value="0.074519626646781" calcext:value-type="float">
            <text:p>0.074519626646781</text:p>
          </table:table-cell>
          <table:table-cell table:formula="of:=4*[.C1319]" office:value-type="float" office:value="0.298078506587124" calcext:value-type="float">
            <text:p>0.298078506587124</text:p>
          </table:table-cell>
          <table:table-cell table:formula="of:=[.D1319]/6" office:value-type="float" office:value="0.049679751097854" calcext:value-type="float">
            <text:p>0.049679751097854</text:p>
          </table:table-cell>
          <table:table-cell table:formula="of:=[.E1319]*2" office:value-type="float" office:value="0.099359502195708" calcext:value-type="float">
            <text:p>0.099359502195708</text:p>
          </table:table-cell>
          <table:table-cell table:formula="of:=[.E1319]*39.3701" office:value-type="float" office:value="1.95589676869762" calcext:value-type="float">
            <text:p>1.95589676869762</text:p>
          </table:table-cell>
          <table:table-cell table:formula="of:=[.F1319]*39.3701" office:value-type="float" office:value="3.91179353739524" calcext:value-type="float">
            <text:p>3.91179353739524</text:p>
          </table:table-cell>
        </table:table-row>
        <table:table-row table:style-name="ro1">
          <table:table-cell table:formula="of:=[.A1319]+1" office:value-type="float" office:value="1342" calcext:value-type="float">
            <text:p>1342</text:p>
          </table:table-cell>
          <table:table-cell table:formula="of:=299792458/([.A1320]*1000000)" office:value-type="float" office:value="0.223392293591654" calcext:value-type="float">
            <text:p>0.223392293591654</text:p>
          </table:table-cell>
          <table:table-cell table:formula="of:=(1/3)*[.B1320]" office:value-type="float" office:value="0.0744640978638847" calcext:value-type="float">
            <text:p>0.074464097863885</text:p>
          </table:table-cell>
          <table:table-cell table:formula="of:=4*[.C1320]" office:value-type="float" office:value="0.297856391455539" calcext:value-type="float">
            <text:p>0.297856391455539</text:p>
          </table:table-cell>
          <table:table-cell table:formula="of:=[.D1320]/6" office:value-type="float" office:value="0.0496427319092565" calcext:value-type="float">
            <text:p>0.049642731909257</text:p>
          </table:table-cell>
          <table:table-cell table:formula="of:=[.E1320]*2" office:value-type="float" office:value="0.099285463818513" calcext:value-type="float">
            <text:p>0.099285463818513</text:p>
          </table:table-cell>
          <table:table-cell table:formula="of:=[.E1320]*39.3701" office:value-type="float" office:value="1.95443931954062" calcext:value-type="float">
            <text:p>1.95443931954062</text:p>
          </table:table-cell>
          <table:table-cell table:formula="of:=[.F1320]*39.3701" office:value-type="float" office:value="3.90887863908124" calcext:value-type="float">
            <text:p>3.90887863908124</text:p>
          </table:table-cell>
        </table:table-row>
        <table:table-row table:style-name="ro1">
          <table:table-cell table:formula="of:=[.A1320]+1" office:value-type="float" office:value="1343" calcext:value-type="float">
            <text:p>1343</text:p>
          </table:table-cell>
          <table:table-cell table:formula="of:=299792458/([.A1321]*1000000)" office:value-type="float" office:value="0.223225955323902" calcext:value-type="float">
            <text:p>0.223225955323902</text:p>
          </table:table-cell>
          <table:table-cell table:formula="of:=(1/3)*[.B1321]" office:value-type="float" office:value="0.0744086517746339" calcext:value-type="float">
            <text:p>0.074408651774634</text:p>
          </table:table-cell>
          <table:table-cell table:formula="of:=4*[.C1321]" office:value-type="float" office:value="0.297634607098536" calcext:value-type="float">
            <text:p>0.297634607098536</text:p>
          </table:table-cell>
          <table:table-cell table:formula="of:=[.D1321]/6" office:value-type="float" office:value="0.0496057678497559" calcext:value-type="float">
            <text:p>0.049605767849756</text:p>
          </table:table-cell>
          <table:table-cell table:formula="of:=[.E1321]*2" office:value-type="float" office:value="0.0992115356995119" calcext:value-type="float">
            <text:p>0.099211535699512</text:p>
          </table:table-cell>
          <table:table-cell table:formula="of:=[.E1321]*39.3701" office:value-type="float" office:value="1.95298404082168" calcext:value-type="float">
            <text:p>1.95298404082168</text:p>
          </table:table-cell>
          <table:table-cell table:formula="of:=[.F1321]*39.3701" office:value-type="float" office:value="3.90596808164335" calcext:value-type="float">
            <text:p>3.90596808164335</text:p>
          </table:table-cell>
        </table:table-row>
        <table:table-row table:style-name="ro1">
          <table:table-cell table:formula="of:=[.A1321]+1" office:value-type="float" office:value="1344" calcext:value-type="float">
            <text:p>1344</text:p>
          </table:table-cell>
          <table:table-cell table:formula="of:=299792458/([.A1322]*1000000)" office:value-type="float" office:value="0.223059864583333" calcext:value-type="float">
            <text:p>0.223059864583333</text:p>
          </table:table-cell>
          <table:table-cell table:formula="of:=(1/3)*[.B1322]" office:value-type="float" office:value="0.0743532881944444" calcext:value-type="float">
            <text:p>0.074353288194445</text:p>
          </table:table-cell>
          <table:table-cell table:formula="of:=4*[.C1322]" office:value-type="float" office:value="0.297413152777778" calcext:value-type="float">
            <text:p>0.297413152777778</text:p>
          </table:table-cell>
          <table:table-cell table:formula="of:=[.D1322]/6" office:value-type="float" office:value="0.0495688587962963" calcext:value-type="float">
            <text:p>0.049568858796296</text:p>
          </table:table-cell>
          <table:table-cell table:formula="of:=[.E1322]*2" office:value-type="float" office:value="0.0991377175925926" calcext:value-type="float">
            <text:p>0.099137717592593</text:p>
          </table:table-cell>
          <table:table-cell table:formula="of:=[.E1322]*39.3701" office:value-type="float" office:value="1.95153092769606" calcext:value-type="float">
            <text:p>1.95153092769606</text:p>
          </table:table-cell>
          <table:table-cell table:formula="of:=[.F1322]*39.3701" office:value-type="float" office:value="3.90306185539213" calcext:value-type="float">
            <text:p>3.90306185539213</text:p>
          </table:table-cell>
        </table:table-row>
        <table:table-row table:style-name="ro1">
          <table:table-cell table:formula="of:=[.A1322]+1" office:value-type="float" office:value="1345" calcext:value-type="float">
            <text:p>1345</text:p>
          </table:table-cell>
          <table:table-cell table:formula="of:=299792458/([.A1323]*1000000)" office:value-type="float" office:value="0.222894020817844" calcext:value-type="float">
            <text:p>0.222894020817844</text:p>
          </table:table-cell>
          <table:table-cell table:formula="of:=(1/3)*[.B1323]" office:value-type="float" office:value="0.0742980069392813" calcext:value-type="float">
            <text:p>0.074298006939281</text:p>
          </table:table-cell>
          <table:table-cell table:formula="of:=4*[.C1323]" office:value-type="float" office:value="0.297192027757125" calcext:value-type="float">
            <text:p>0.297192027757125</text:p>
          </table:table-cell>
          <table:table-cell table:formula="of:=[.D1323]/6" office:value-type="float" office:value="0.0495320046261875" calcext:value-type="float">
            <text:p>0.049532004626188</text:p>
          </table:table-cell>
          <table:table-cell table:formula="of:=[.E1323]*2" office:value-type="float" office:value="0.0990640092523751" calcext:value-type="float">
            <text:p>0.099064009252375</text:p>
          </table:table-cell>
          <table:table-cell table:formula="of:=[.E1323]*39.3701" office:value-type="float" office:value="1.95007997533347" calcext:value-type="float">
            <text:p>1.95007997533347</text:p>
          </table:table-cell>
          <table:table-cell table:formula="of:=[.F1323]*39.3701" office:value-type="float" office:value="3.90015995066693" calcext:value-type="float">
            <text:p>3.90015995066693</text:p>
          </table:table-cell>
        </table:table-row>
        <table:table-row table:style-name="ro1">
          <table:table-cell table:formula="of:=[.A1323]+1" office:value-type="float" office:value="1346" calcext:value-type="float">
            <text:p>1346</text:p>
          </table:table-cell>
          <table:table-cell table:formula="of:=299792458/([.A1324]*1000000)" office:value-type="float" office:value="0.222728423476969" calcext:value-type="float">
            <text:p>0.222728423476969</text:p>
          </table:table-cell>
          <table:table-cell table:formula="of:=(1/3)*[.B1324]" office:value-type="float" office:value="0.0742428078256563" calcext:value-type="float">
            <text:p>0.074242807825656</text:p>
          </table:table-cell>
          <table:table-cell table:formula="of:=4*[.C1324]" office:value-type="float" office:value="0.296971231302625" calcext:value-type="float">
            <text:p>0.296971231302625</text:p>
          </table:table-cell>
          <table:table-cell table:formula="of:=[.D1324]/6" office:value-type="float" office:value="0.0494952052171042" calcext:value-type="float">
            <text:p>0.049495205217104</text:p>
          </table:table-cell>
          <table:table-cell table:formula="of:=[.E1324]*2" office:value-type="float" office:value="0.0989904104342084" calcext:value-type="float">
            <text:p>0.098990410434208</text:p>
          </table:table-cell>
          <table:table-cell table:formula="of:=[.E1324]*39.3701" office:value-type="float" office:value="1.94863117891791" calcext:value-type="float">
            <text:p>1.94863117891791</text:p>
          </table:table-cell>
          <table:table-cell table:formula="of:=[.F1324]*39.3701" office:value-type="float" office:value="3.89726235783583" calcext:value-type="float">
            <text:p>3.89726235783583</text:p>
          </table:table-cell>
        </table:table-row>
        <table:table-row table:style-name="ro1">
          <table:table-cell table:formula="of:=[.A1324]+1" office:value-type="float" office:value="1347" calcext:value-type="float">
            <text:p>1347</text:p>
          </table:table-cell>
          <table:table-cell table:formula="of:=299792458/([.A1325]*1000000)" office:value-type="float" office:value="0.222563072011878" calcext:value-type="float">
            <text:p>0.222563072011878</text:p>
          </table:table-cell>
          <table:table-cell table:formula="of:=(1/3)*[.B1325]" office:value-type="float" office:value="0.0741876906706261" calcext:value-type="float">
            <text:p>0.074187690670626</text:p>
          </table:table-cell>
          <table:table-cell table:formula="of:=4*[.C1325]" office:value-type="float" office:value="0.296750762682504" calcext:value-type="float">
            <text:p>0.296750762682504</text:p>
          </table:table-cell>
          <table:table-cell table:formula="of:=[.D1325]/6" office:value-type="float" office:value="0.0494584604470841" calcext:value-type="float">
            <text:p>0.049458460447084</text:p>
          </table:table-cell>
          <table:table-cell table:formula="of:=[.E1325]*2" office:value-type="float" office:value="0.0989169208941681" calcext:value-type="float">
            <text:p>0.098916920894168</text:p>
          </table:table-cell>
          <table:table-cell table:formula="of:=[.E1325]*39.3701" office:value-type="float" office:value="1.94718453364774" calcext:value-type="float">
            <text:p>1.94718453364774</text:p>
          </table:table-cell>
          <table:table-cell table:formula="of:=[.F1325]*39.3701" office:value-type="float" office:value="3.89436906729549" calcext:value-type="float">
            <text:p>3.89436906729549</text:p>
          </table:table-cell>
        </table:table-row>
        <table:table-row table:style-name="ro1">
          <table:table-cell table:formula="of:=[.A1325]+1" office:value-type="float" office:value="1348" calcext:value-type="float">
            <text:p>1348</text:p>
          </table:table-cell>
          <table:table-cell table:formula="of:=299792458/([.A1326]*1000000)" office:value-type="float" office:value="0.222397965875371" calcext:value-type="float">
            <text:p>0.222397965875371</text:p>
          </table:table-cell>
          <table:table-cell table:formula="of:=(1/3)*[.B1326]" office:value-type="float" office:value="0.0741326552917903" calcext:value-type="float">
            <text:p>0.07413265529179</text:p>
          </table:table-cell>
          <table:table-cell table:formula="of:=4*[.C1326]" office:value-type="float" office:value="0.296530621167161" calcext:value-type="float">
            <text:p>0.296530621167161</text:p>
          </table:table-cell>
          <table:table-cell table:formula="of:=[.D1326]/6" office:value-type="float" office:value="0.0494217701945269" calcext:value-type="float">
            <text:p>0.049421770194527</text:p>
          </table:table-cell>
          <table:table-cell table:formula="of:=[.E1326]*2" office:value-type="float" office:value="0.0988435403890537" calcext:value-type="float">
            <text:p>0.098843540389054</text:p>
          </table:table-cell>
          <table:table-cell table:formula="of:=[.E1326]*39.3701" office:value-type="float" office:value="1.94574003473554" calcext:value-type="float">
            <text:p>1.94574003473554</text:p>
          </table:table-cell>
          <table:table-cell table:formula="of:=[.F1326]*39.3701" office:value-type="float" office:value="3.89148006947108" calcext:value-type="float">
            <text:p>3.89148006947108</text:p>
          </table:table-cell>
        </table:table-row>
        <table:table-row table:style-name="ro1">
          <table:table-cell table:formula="of:=[.A1326]+1" office:value-type="float" office:value="1349" calcext:value-type="float">
            <text:p>1349</text:p>
          </table:table-cell>
          <table:table-cell table:formula="of:=299792458/([.A1327]*1000000)" office:value-type="float" office:value="0.222233104521868" calcext:value-type="float">
            <text:p>0.222233104521868</text:p>
          </table:table-cell>
          <table:table-cell table:formula="of:=(1/3)*[.B1327]" office:value-type="float" office:value="0.0740777015072893" calcext:value-type="float">
            <text:p>0.074077701507289</text:p>
          </table:table-cell>
          <table:table-cell table:formula="of:=4*[.C1327]" office:value-type="float" office:value="0.296310806029157" calcext:value-type="float">
            <text:p>0.296310806029157</text:p>
          </table:table-cell>
          <table:table-cell table:formula="of:=[.D1327]/6" office:value-type="float" office:value="0.0493851343381929" calcext:value-type="float">
            <text:p>0.049385134338193</text:p>
          </table:table-cell>
          <table:table-cell table:formula="of:=[.E1327]*2" office:value-type="float" office:value="0.0987702686763858" calcext:value-type="float">
            <text:p>0.098770268676386</text:p>
          </table:table-cell>
          <table:table-cell table:formula="of:=[.E1327]*39.3701" office:value-type="float" office:value="1.94429767740809" calcext:value-type="float">
            <text:p>1.94429767740809</text:p>
          </table:table-cell>
          <table:table-cell table:formula="of:=[.F1327]*39.3701" office:value-type="float" office:value="3.88859535481618" calcext:value-type="float">
            <text:p>3.88859535481618</text:p>
          </table:table-cell>
        </table:table-row>
        <table:table-row table:style-name="ro1">
          <table:table-cell table:formula="of:=[.A1327]+1" office:value-type="float" office:value="1350" calcext:value-type="float">
            <text:p>1350</text:p>
          </table:table-cell>
          <table:table-cell table:formula="of:=299792458/([.A1328]*1000000)" office:value-type="float" office:value="0.222068487407407" calcext:value-type="float">
            <text:p>0.222068487407407</text:p>
          </table:table-cell>
          <table:table-cell table:formula="of:=(1/3)*[.B1328]" office:value-type="float" office:value="0.0740228291358025" calcext:value-type="float">
            <text:p>0.074022829135803</text:p>
          </table:table-cell>
          <table:table-cell table:formula="of:=4*[.C1328]" office:value-type="float" office:value="0.29609131654321" calcext:value-type="float">
            <text:p>0.29609131654321</text:p>
          </table:table-cell>
          <table:table-cell table:formula="of:=[.D1328]/6" office:value-type="float" office:value="0.0493485527572017" calcext:value-type="float">
            <text:p>0.049348552757202</text:p>
          </table:table-cell>
          <table:table-cell table:formula="of:=[.E1328]*2" office:value-type="float" office:value="0.0986971055144033" calcext:value-type="float">
            <text:p>0.098697105514403</text:p>
          </table:table-cell>
          <table:table-cell table:formula="of:=[.E1328]*39.3701" office:value-type="float" office:value="1.9428574569063" calcext:value-type="float">
            <text:p>1.9428574569063</text:p>
          </table:table-cell>
          <table:table-cell table:formula="of:=[.F1328]*39.3701" office:value-type="float" office:value="3.88571491381261" calcext:value-type="float">
            <text:p>3.88571491381261</text:p>
          </table:table-cell>
        </table:table-row>
        <table:table-row table:style-name="ro1">
          <table:table-cell table:formula="of:=[.A1328]+1" office:value-type="float" office:value="1351" calcext:value-type="float">
            <text:p>1351</text:p>
          </table:table-cell>
          <table:table-cell table:formula="of:=299792458/([.A1329]*1000000)" office:value-type="float" office:value="0.221904113989637" calcext:value-type="float">
            <text:p>0.221904113989637</text:p>
          </table:table-cell>
          <table:table-cell table:formula="of:=(1/3)*[.B1329]" office:value-type="float" office:value="0.0739680379965458" calcext:value-type="float">
            <text:p>0.073968037996546</text:p>
          </table:table-cell>
          <table:table-cell table:formula="of:=4*[.C1329]" office:value-type="float" office:value="0.295872151986183" calcext:value-type="float">
            <text:p>0.295872151986183</text:p>
          </table:table-cell>
          <table:table-cell table:formula="of:=[.D1329]/6" office:value-type="float" office:value="0.0493120253310305" calcext:value-type="float">
            <text:p>0.049312025331031</text:p>
          </table:table-cell>
          <table:table-cell table:formula="of:=[.E1329]*2" office:value-type="float" office:value="0.098624050662061" calcext:value-type="float">
            <text:p>0.098624050662061</text:p>
          </table:table-cell>
          <table:table-cell table:formula="of:=[.E1329]*39.3701" office:value-type="float" office:value="1.9414193684852" calcext:value-type="float">
            <text:p>1.9414193684852</text:p>
          </table:table-cell>
          <table:table-cell table:formula="of:=[.F1329]*39.3701" office:value-type="float" office:value="3.88283873697041" calcext:value-type="float">
            <text:p>3.88283873697041</text:p>
          </table:table-cell>
        </table:table-row>
        <table:table-row table:style-name="ro1">
          <table:table-cell table:formula="of:=[.A1329]+1" office:value-type="float" office:value="1352" calcext:value-type="float">
            <text:p>1352</text:p>
          </table:table-cell>
          <table:table-cell table:formula="of:=299792458/([.A1330]*1000000)" office:value-type="float" office:value="0.221739983727811" calcext:value-type="float">
            <text:p>0.221739983727811</text:p>
          </table:table-cell>
          <table:table-cell table:formula="of:=(1/3)*[.B1330]" office:value-type="float" office:value="0.0739133279092702" calcext:value-type="float">
            <text:p>0.07391332790927</text:p>
          </table:table-cell>
          <table:table-cell table:formula="of:=4*[.C1330]" office:value-type="float" office:value="0.295653311637081" calcext:value-type="float">
            <text:p>0.295653311637081</text:p>
          </table:table-cell>
          <table:table-cell table:formula="of:=[.D1330]/6" office:value-type="float" office:value="0.0492755519395135" calcext:value-type="float">
            <text:p>0.049275551939514</text:p>
          </table:table-cell>
          <table:table-cell table:formula="of:=[.E1330]*2" office:value-type="float" office:value="0.0985511038790269" calcext:value-type="float">
            <text:p>0.098551103879027</text:p>
          </table:table-cell>
          <table:table-cell table:formula="of:=[.E1330]*39.3701" office:value-type="float" office:value="1.93998340741384" calcext:value-type="float">
            <text:p>1.93998340741384</text:p>
          </table:table-cell>
          <table:table-cell table:formula="of:=[.F1330]*39.3701" office:value-type="float" office:value="3.87996681482768" calcext:value-type="float">
            <text:p>3.87996681482768</text:p>
          </table:table-cell>
        </table:table-row>
        <table:table-row table:style-name="ro1">
          <table:table-cell table:formula="of:=[.A1330]+1" office:value-type="float" office:value="1353" calcext:value-type="float">
            <text:p>1353</text:p>
          </table:table-cell>
          <table:table-cell table:formula="of:=299792458/([.A1331]*1000000)" office:value-type="float" office:value="0.221576096082779" calcext:value-type="float">
            <text:p>0.221576096082779</text:p>
          </table:table-cell>
          <table:table-cell table:formula="of:=(1/3)*[.B1331]" office:value-type="float" office:value="0.0738586986942597" calcext:value-type="float">
            <text:p>0.07385869869426</text:p>
          </table:table-cell>
          <table:table-cell table:formula="of:=4*[.C1331]" office:value-type="float" office:value="0.295434794777039" calcext:value-type="float">
            <text:p>0.295434794777039</text:p>
          </table:table-cell>
          <table:table-cell table:formula="of:=[.D1331]/6" office:value-type="float" office:value="0.0492391324628398" calcext:value-type="float">
            <text:p>0.04923913246284</text:p>
          </table:table-cell>
          <table:table-cell table:formula="of:=[.E1331]*2" office:value-type="float" office:value="0.0984782649256796" calcext:value-type="float">
            <text:p>0.09847826492568</text:p>
          </table:table-cell>
          <table:table-cell table:formula="of:=[.E1331]*39.3701" office:value-type="float" office:value="1.93854956897525" calcext:value-type="float">
            <text:p>1.93854956897525</text:p>
          </table:table-cell>
          <table:table-cell table:formula="of:=[.F1331]*39.3701" office:value-type="float" office:value="3.8770991379505" calcext:value-type="float">
            <text:p>3.8770991379505</text:p>
          </table:table-cell>
        </table:table-row>
        <table:table-row table:style-name="ro1">
          <table:table-cell table:formula="of:=[.A1331]+1" office:value-type="float" office:value="1354" calcext:value-type="float">
            <text:p>1354</text:p>
          </table:table-cell>
          <table:table-cell table:formula="of:=299792458/([.A1332]*1000000)" office:value-type="float" office:value="0.221412450516987" calcext:value-type="float">
            <text:p>0.221412450516987</text:p>
          </table:table-cell>
          <table:table-cell table:formula="of:=(1/3)*[.B1332]" office:value-type="float" office:value="0.0738041501723289" calcext:value-type="float">
            <text:p>0.073804150172329</text:p>
          </table:table-cell>
          <table:table-cell table:formula="of:=4*[.C1332]" office:value-type="float" office:value="0.295216600689316" calcext:value-type="float">
            <text:p>0.295216600689316</text:p>
          </table:table-cell>
          <table:table-cell table:formula="of:=[.D1332]/6" office:value-type="float" office:value="0.0492027667815526" calcext:value-type="float">
            <text:p>0.049202766781553</text:p>
          </table:table-cell>
          <table:table-cell table:formula="of:=[.E1332]*2" office:value-type="float" office:value="0.0984055335631052" calcext:value-type="float">
            <text:p>0.098405533563105</text:p>
          </table:table-cell>
          <table:table-cell table:formula="of:=[.E1332]*39.3701" office:value-type="float" office:value="1.9371178484664" calcext:value-type="float">
            <text:p>1.9371178484664</text:p>
          </table:table-cell>
          <table:table-cell table:formula="of:=[.F1332]*39.3701" office:value-type="float" office:value="3.87423569693281" calcext:value-type="float">
            <text:p>3.87423569693281</text:p>
          </table:table-cell>
        </table:table-row>
        <table:table-row table:style-name="ro1">
          <table:table-cell table:formula="of:=[.A1332]+1" office:value-type="float" office:value="1355" calcext:value-type="float">
            <text:p>1355</text:p>
          </table:table-cell>
          <table:table-cell table:formula="of:=299792458/([.A1333]*1000000)" office:value-type="float" office:value="0.221249046494465" calcext:value-type="float">
            <text:p>0.221249046494465</text:p>
          </table:table-cell>
          <table:table-cell table:formula="of:=(1/3)*[.B1333]" office:value-type="float" office:value="0.0737496821648216" calcext:value-type="float">
            <text:p>0.073749682164822</text:p>
          </table:table-cell>
          <table:table-cell table:formula="of:=4*[.C1333]" office:value-type="float" office:value="0.294998728659287" calcext:value-type="float">
            <text:p>0.294998728659287</text:p>
          </table:table-cell>
          <table:table-cell table:formula="of:=[.D1333]/6" office:value-type="float" office:value="0.0491664547765478" calcext:value-type="float">
            <text:p>0.049166454776548</text:p>
          </table:table-cell>
          <table:table-cell table:formula="of:=[.E1333]*2" office:value-type="float" office:value="0.0983329095530955" calcext:value-type="float">
            <text:p>0.098332909553096</text:p>
          </table:table-cell>
          <table:table-cell table:formula="of:=[.E1333]*39.3701" office:value-type="float" office:value="1.93568824119816" calcext:value-type="float">
            <text:p>1.93568824119816</text:p>
          </table:table-cell>
          <table:table-cell table:formula="of:=[.F1333]*39.3701" office:value-type="float" office:value="3.87137648239633" calcext:value-type="float">
            <text:p>3.87137648239633</text:p>
          </table:table-cell>
        </table:table-row>
        <table:table-row table:style-name="ro1">
          <table:table-cell table:formula="of:=[.A1333]+1" office:value-type="float" office:value="1356" calcext:value-type="float">
            <text:p>1356</text:p>
          </table:table-cell>
          <table:table-cell table:formula="of:=299792458/([.A1334]*1000000)" office:value-type="float" office:value="0.221085883480826" calcext:value-type="float">
            <text:p>0.221085883480826</text:p>
          </table:table-cell>
          <table:table-cell table:formula="of:=(1/3)*[.B1334]" office:value-type="float" office:value="0.0736952944936087" calcext:value-type="float">
            <text:p>0.073695294493609</text:p>
          </table:table-cell>
          <table:table-cell table:formula="of:=4*[.C1334]" office:value-type="float" office:value="0.294781177974435" calcext:value-type="float">
            <text:p>0.294781177974435</text:p>
          </table:table-cell>
          <table:table-cell table:formula="of:=[.D1334]/6" office:value-type="float" office:value="0.0491301963290724" calcext:value-type="float">
            <text:p>0.049130196329073</text:p>
          </table:table-cell>
          <table:table-cell table:formula="of:=[.E1334]*2" office:value-type="float" office:value="0.0982603926581449" calcext:value-type="float">
            <text:p>0.098260392658145</text:p>
          </table:table-cell>
          <table:table-cell table:formula="of:=[.E1334]*39.3701" office:value-type="float" office:value="1.93426074249521" calcext:value-type="float">
            <text:p>1.93426074249521</text:p>
          </table:table-cell>
          <table:table-cell table:formula="of:=[.F1334]*39.3701" office:value-type="float" office:value="3.86852148499043" calcext:value-type="float">
            <text:p>3.86852148499043</text:p>
          </table:table-cell>
        </table:table-row>
        <table:table-row table:style-name="ro1">
          <table:table-cell table:formula="of:=[.A1334]+1" office:value-type="float" office:value="1357" calcext:value-type="float">
            <text:p>1357</text:p>
          </table:table-cell>
          <table:table-cell table:formula="of:=299792458/([.A1335]*1000000)" office:value-type="float" office:value="0.220922960943257" calcext:value-type="float">
            <text:p>0.220922960943257</text:p>
          </table:table-cell>
          <table:table-cell table:formula="of:=(1/3)*[.B1335]" office:value-type="float" office:value="0.0736409869810857" calcext:value-type="float">
            <text:p>0.073640986981086</text:p>
          </table:table-cell>
          <table:table-cell table:formula="of:=4*[.C1335]" office:value-type="float" office:value="0.294563947924343" calcext:value-type="float">
            <text:p>0.294563947924343</text:p>
          </table:table-cell>
          <table:table-cell table:formula="of:=[.D1335]/6" office:value-type="float" office:value="0.0490939913207238" calcext:value-type="float">
            <text:p>0.049093991320724</text:p>
          </table:table-cell>
          <table:table-cell table:formula="of:=[.E1335]*2" office:value-type="float" office:value="0.0981879826414476" calcext:value-type="float">
            <text:p>0.098187982641448</text:p>
          </table:table-cell>
          <table:table-cell table:formula="of:=[.E1335]*39.3701" office:value-type="float" office:value="1.93283534769603" calcext:value-type="float">
            <text:p>1.93283534769603</text:p>
          </table:table-cell>
          <table:table-cell table:formula="of:=[.F1335]*39.3701" office:value-type="float" office:value="3.86567069539206" calcext:value-type="float">
            <text:p>3.86567069539206</text:p>
          </table:table-cell>
        </table:table-row>
        <table:table-row table:style-name="ro1">
          <table:table-cell table:formula="of:=[.A1335]+1" office:value-type="float" office:value="1358" calcext:value-type="float">
            <text:p>1358</text:p>
          </table:table-cell>
          <table:table-cell table:formula="of:=299792458/([.A1336]*1000000)" office:value-type="float" office:value="0.220760278350515" calcext:value-type="float">
            <text:p>0.220760278350515</text:p>
          </table:table-cell>
          <table:table-cell table:formula="of:=(1/3)*[.B1336]" office:value-type="float" office:value="0.0735867594501718" calcext:value-type="float">
            <text:p>0.073586759450172</text:p>
          </table:table-cell>
          <table:table-cell table:formula="of:=4*[.C1336]" office:value-type="float" office:value="0.294347037800687" calcext:value-type="float">
            <text:p>0.294347037800687</text:p>
          </table:table-cell>
          <table:table-cell table:formula="of:=[.D1336]/6" office:value-type="float" office:value="0.0490578396334479" calcext:value-type="float">
            <text:p>0.049057839633448</text:p>
          </table:table-cell>
          <table:table-cell table:formula="of:=[.E1336]*2" office:value-type="float" office:value="0.0981156792668958" calcext:value-type="float">
            <text:p>0.098115679266896</text:p>
          </table:table-cell>
          <table:table-cell table:formula="of:=[.E1336]*39.3701" office:value-type="float" office:value="1.93141205215281" calcext:value-type="float">
            <text:p>1.93141205215281</text:p>
          </table:table-cell>
          <table:table-cell table:formula="of:=[.F1336]*39.3701" office:value-type="float" office:value="3.86282410430561" calcext:value-type="float">
            <text:p>3.86282410430561</text:p>
          </table:table-cell>
        </table:table-row>
        <table:table-row table:style-name="ro1">
          <table:table-cell table:formula="of:=[.A1336]+1" office:value-type="float" office:value="1359" calcext:value-type="float">
            <text:p>1359</text:p>
          </table:table-cell>
          <table:table-cell table:formula="of:=299792458/([.A1337]*1000000)" office:value-type="float" office:value="0.220597835172921" calcext:value-type="float">
            <text:p>0.220597835172921</text:p>
          </table:table-cell>
          <table:table-cell table:formula="of:=(1/3)*[.B1337]" office:value-type="float" office:value="0.0735326117243071" calcext:value-type="float">
            <text:p>0.073532611724307</text:p>
          </table:table-cell>
          <table:table-cell table:formula="of:=4*[.C1337]" office:value-type="float" office:value="0.294130446897228" calcext:value-type="float">
            <text:p>0.294130446897228</text:p>
          </table:table-cell>
          <table:table-cell table:formula="of:=[.D1337]/6" office:value-type="float" office:value="0.0490217411495381" calcext:value-type="float">
            <text:p>0.049021741149538</text:p>
          </table:table-cell>
          <table:table-cell table:formula="of:=[.E1337]*2" office:value-type="float" office:value="0.0980434822990761" calcext:value-type="float">
            <text:p>0.098043482299076</text:p>
          </table:table-cell>
          <table:table-cell table:formula="of:=[.E1337]*39.3701" office:value-type="float" office:value="1.92999085123143" calcext:value-type="float">
            <text:p>1.92999085123143</text:p>
          </table:table-cell>
          <table:table-cell table:formula="of:=[.F1337]*39.3701" office:value-type="float" office:value="3.85998170246286" calcext:value-type="float">
            <text:p>3.85998170246286</text:p>
          </table:table-cell>
        </table:table-row>
        <table:table-row table:style-name="ro1">
          <table:table-cell table:formula="of:=[.A1337]+1" office:value-type="float" office:value="1360" calcext:value-type="float">
            <text:p>1360</text:p>
          </table:table-cell>
          <table:table-cell table:formula="of:=299792458/([.A1338]*1000000)" office:value-type="float" office:value="0.220435630882353" calcext:value-type="float">
            <text:p>0.220435630882353</text:p>
          </table:table-cell>
          <table:table-cell table:formula="of:=(1/3)*[.B1338]" office:value-type="float" office:value="0.073478543627451" calcext:value-type="float">
            <text:p>0.073478543627451</text:p>
          </table:table-cell>
          <table:table-cell table:formula="of:=4*[.C1338]" office:value-type="float" office:value="0.293914174509804" calcext:value-type="float">
            <text:p>0.293914174509804</text:p>
          </table:table-cell>
          <table:table-cell table:formula="of:=[.D1338]/6" office:value-type="float" office:value="0.048985695751634" calcext:value-type="float">
            <text:p>0.048985695751634</text:p>
          </table:table-cell>
          <table:table-cell table:formula="of:=[.E1338]*2" office:value-type="float" office:value="0.097971391503268" calcext:value-type="float">
            <text:p>0.097971391503268</text:p>
          </table:table-cell>
          <table:table-cell table:formula="of:=[.E1338]*39.3701" office:value-type="float" office:value="1.92857174031141" calcext:value-type="float">
            <text:p>1.92857174031141</text:p>
          </table:table-cell>
          <table:table-cell table:formula="of:=[.F1338]*39.3701" office:value-type="float" office:value="3.85714348062281" calcext:value-type="float">
            <text:p>3.85714348062281</text:p>
          </table:table-cell>
        </table:table-row>
        <table:table-row table:style-name="ro1">
          <table:table-cell table:formula="of:=[.A1338]+1" office:value-type="float" office:value="1361" calcext:value-type="float">
            <text:p>1361</text:p>
          </table:table-cell>
          <table:table-cell table:formula="of:=299792458/([.A1339]*1000000)" office:value-type="float" office:value="0.220273664952241" calcext:value-type="float">
            <text:p>0.220273664952241</text:p>
          </table:table-cell>
          <table:table-cell table:formula="of:=(1/3)*[.B1339]" office:value-type="float" office:value="0.0734245549840803" calcext:value-type="float">
            <text:p>0.07342455498408</text:p>
          </table:table-cell>
          <table:table-cell table:formula="of:=4*[.C1339]" office:value-type="float" office:value="0.293698219936321" calcext:value-type="float">
            <text:p>0.293698219936321</text:p>
          </table:table-cell>
          <table:table-cell table:formula="of:=[.D1339]/6" office:value-type="float" office:value="0.0489497033227202" calcext:value-type="float">
            <text:p>0.04894970332272</text:p>
          </table:table-cell>
          <table:table-cell table:formula="of:=[.E1339]*2" office:value-type="float" office:value="0.0978994066454404" calcext:value-type="float">
            <text:p>0.097899406645441</text:p>
          </table:table-cell>
          <table:table-cell table:formula="of:=[.E1339]*39.3701" office:value-type="float" office:value="1.92715471478583" calcext:value-type="float">
            <text:p>1.92715471478583</text:p>
          </table:table-cell>
          <table:table-cell table:formula="of:=[.F1339]*39.3701" office:value-type="float" office:value="3.85430942957165" calcext:value-type="float">
            <text:p>3.85430942957165</text:p>
          </table:table-cell>
        </table:table-row>
        <table:table-row table:style-name="ro1">
          <table:table-cell table:formula="of:=[.A1339]+1" office:value-type="float" office:value="1362" calcext:value-type="float">
            <text:p>1362</text:p>
          </table:table-cell>
          <table:table-cell table:formula="of:=299792458/([.A1340]*1000000)" office:value-type="float" office:value="0.220111936857562" calcext:value-type="float">
            <text:p>0.220111936857562</text:p>
          </table:table-cell>
          <table:table-cell table:formula="of:=(1/3)*[.B1340]" office:value-type="float" office:value="0.0733706456191875" calcext:value-type="float">
            <text:p>0.073370645619188</text:p>
          </table:table-cell>
          <table:table-cell table:formula="of:=4*[.C1340]" office:value-type="float" office:value="0.29348258247675" calcext:value-type="float">
            <text:p>0.29348258247675</text:p>
          </table:table-cell>
          <table:table-cell table:formula="of:=[.D1340]/6" office:value-type="float" office:value="0.048913763746125" calcext:value-type="float">
            <text:p>0.048913763746125</text:p>
          </table:table-cell>
          <table:table-cell table:formula="of:=[.E1340]*2" office:value-type="float" office:value="0.09782752749225" calcext:value-type="float">
            <text:p>0.09782752749225</text:p>
          </table:table-cell>
          <table:table-cell table:formula="of:=[.E1340]*39.3701" office:value-type="float" office:value="1.92573977006131" calcext:value-type="float">
            <text:p>1.92573977006131</text:p>
          </table:table-cell>
          <table:table-cell table:formula="of:=[.F1340]*39.3701" office:value-type="float" office:value="3.85147954012263" calcext:value-type="float">
            <text:p>3.85147954012263</text:p>
          </table:table-cell>
        </table:table-row>
        <table:table-row table:style-name="ro1">
          <table:table-cell table:formula="of:=[.A1340]+1" office:value-type="float" office:value="1363" calcext:value-type="float">
            <text:p>1363</text:p>
          </table:table-cell>
          <table:table-cell table:formula="of:=299792458/([.A1341]*1000000)" office:value-type="float" office:value="0.219950446074835" calcext:value-type="float">
            <text:p>0.219950446074835</text:p>
          </table:table-cell>
          <table:table-cell table:formula="of:=(1/3)*[.B1341]" office:value-type="float" office:value="0.0733168153582783" calcext:value-type="float">
            <text:p>0.073316815358278</text:p>
          </table:table-cell>
          <table:table-cell table:formula="of:=4*[.C1341]" office:value-type="float" office:value="0.293267261433113" calcext:value-type="float">
            <text:p>0.293267261433113</text:p>
          </table:table-cell>
          <table:table-cell table:formula="of:=[.D1341]/6" office:value-type="float" office:value="0.0488778769055189" calcext:value-type="float">
            <text:p>0.048877876905519</text:p>
          </table:table-cell>
          <table:table-cell table:formula="of:=[.E1341]*2" office:value-type="float" office:value="0.0977557538110377" calcext:value-type="float">
            <text:p>0.097755753811038</text:p>
          </table:table-cell>
          <table:table-cell table:formula="of:=[.E1341]*39.3701" office:value-type="float" office:value="1.92432690155797" calcext:value-type="float">
            <text:p>1.92432690155797</text:p>
          </table:table-cell>
          <table:table-cell table:formula="of:=[.F1341]*39.3701" office:value-type="float" office:value="3.84865380311594" calcext:value-type="float">
            <text:p>3.84865380311594</text:p>
          </table:table-cell>
        </table:table-row>
        <table:table-row table:style-name="ro1">
          <table:table-cell table:formula="of:=[.A1341]+1" office:value-type="float" office:value="1364" calcext:value-type="float">
            <text:p>1364</text:p>
          </table:table-cell>
          <table:table-cell table:formula="of:=299792458/([.A1342]*1000000)" office:value-type="float" office:value="0.219789192082111" calcext:value-type="float">
            <text:p>0.219789192082111</text:p>
          </table:table-cell>
          <table:table-cell table:formula="of:=(1/3)*[.B1342]" office:value-type="float" office:value="0.0732630640273705" calcext:value-type="float">
            <text:p>0.073263064027371</text:p>
          </table:table-cell>
          <table:table-cell table:formula="of:=4*[.C1342]" office:value-type="float" office:value="0.293052256109482" calcext:value-type="float">
            <text:p>0.293052256109482</text:p>
          </table:table-cell>
          <table:table-cell table:formula="of:=[.D1342]/6" office:value-type="float" office:value="0.0488420426849137" calcext:value-type="float">
            <text:p>0.048842042684914</text:p>
          </table:table-cell>
          <table:table-cell table:formula="of:=[.E1342]*2" office:value-type="float" office:value="0.0976840853698273" calcext:value-type="float">
            <text:p>0.097684085369827</text:p>
          </table:table-cell>
          <table:table-cell table:formula="of:=[.E1342]*39.3701" office:value-type="float" office:value="1.92291610470932" calcext:value-type="float">
            <text:p>1.92291610470932</text:p>
          </table:table-cell>
          <table:table-cell table:formula="of:=[.F1342]*39.3701" office:value-type="float" office:value="3.84583220941864" calcext:value-type="float">
            <text:p>3.84583220941864</text:p>
          </table:table-cell>
        </table:table-row>
        <table:table-row table:style-name="ro1">
          <table:table-cell table:formula="of:=[.A1342]+1" office:value-type="float" office:value="1365" calcext:value-type="float">
            <text:p>1365</text:p>
          </table:table-cell>
          <table:table-cell table:formula="of:=299792458/([.A1343]*1000000)" office:value-type="float" office:value="0.219628174358974" calcext:value-type="float">
            <text:p>0.219628174358974</text:p>
          </table:table-cell>
          <table:table-cell table:formula="of:=(1/3)*[.B1343]" office:value-type="float" office:value="0.0732093914529914" calcext:value-type="float">
            <text:p>0.073209391452992</text:p>
          </table:table-cell>
          <table:table-cell table:formula="of:=4*[.C1343]" office:value-type="float" office:value="0.292837565811966" calcext:value-type="float">
            <text:p>0.292837565811966</text:p>
          </table:table-cell>
          <table:table-cell table:formula="of:=[.D1343]/6" office:value-type="float" office:value="0.048806260968661" calcext:value-type="float">
            <text:p>0.048806260968661</text:p>
          </table:table-cell>
          <table:table-cell table:formula="of:=[.E1343]*2" office:value-type="float" office:value="0.0976125219373219" calcext:value-type="float">
            <text:p>0.097612521937322</text:p>
          </table:table-cell>
          <table:table-cell table:formula="of:=[.E1343]*39.3701" office:value-type="float" office:value="1.92150737496228" calcext:value-type="float">
            <text:p>1.92150737496228</text:p>
          </table:table-cell>
          <table:table-cell table:formula="of:=[.F1343]*39.3701" office:value-type="float" office:value="3.84301474992456" calcext:value-type="float">
            <text:p>3.84301474992456</text:p>
          </table:table-cell>
        </table:table-row>
        <table:table-row table:style-name="ro1">
          <table:table-cell table:formula="of:=[.A1343]+1" office:value-type="float" office:value="1366" calcext:value-type="float">
            <text:p>1366</text:p>
          </table:table-cell>
          <table:table-cell table:formula="of:=299792458/([.A1344]*1000000)" office:value-type="float" office:value="0.21946739238653" calcext:value-type="float">
            <text:p>0.21946739238653</text:p>
          </table:table-cell>
          <table:table-cell table:formula="of:=(1/3)*[.B1344]" office:value-type="float" office:value="0.0731557974621767" calcext:value-type="float">
            <text:p>0.073155797462177</text:p>
          </table:table-cell>
          <table:table-cell table:formula="of:=4*[.C1344]" office:value-type="float" office:value="0.292623189848707" calcext:value-type="float">
            <text:p>0.292623189848707</text:p>
          </table:table-cell>
          <table:table-cell table:formula="of:=[.D1344]/6" office:value-type="float" office:value="0.0487705316414511" calcext:value-type="float">
            <text:p>0.048770531641451</text:p>
          </table:table-cell>
          <table:table-cell table:formula="of:=[.E1344]*2" office:value-type="float" office:value="0.0975410632829022" calcext:value-type="float">
            <text:p>0.097541063282902</text:p>
          </table:table-cell>
          <table:table-cell table:formula="of:=[.E1344]*39.3701" office:value-type="float" office:value="1.92010070777709" calcext:value-type="float">
            <text:p>1.92010070777709</text:p>
          </table:table-cell>
          <table:table-cell table:formula="of:=[.F1344]*39.3701" office:value-type="float" office:value="3.84020141555419" calcext:value-type="float">
            <text:p>3.84020141555419</text:p>
          </table:table-cell>
        </table:table-row>
        <table:table-row table:style-name="ro1">
          <table:table-cell table:formula="of:=[.A1344]+1" office:value-type="float" office:value="1367" calcext:value-type="float">
            <text:p>1367</text:p>
          </table:table-cell>
          <table:table-cell table:formula="of:=299792458/([.A1345]*1000000)" office:value-type="float" office:value="0.219306845647403" calcext:value-type="float">
            <text:p>0.219306845647403</text:p>
          </table:table-cell>
          <table:table-cell table:formula="of:=(1/3)*[.B1345]" office:value-type="float" office:value="0.0731022818824677" calcext:value-type="float">
            <text:p>0.073102281882468</text:p>
          </table:table-cell>
          <table:table-cell table:formula="of:=4*[.C1345]" office:value-type="float" office:value="0.292409127529871" calcext:value-type="float">
            <text:p>0.292409127529871</text:p>
          </table:table-cell>
          <table:table-cell table:formula="of:=[.D1345]/6" office:value-type="float" office:value="0.0487348545883118" calcext:value-type="float">
            <text:p>0.048734854588312</text:p>
          </table:table-cell>
          <table:table-cell table:formula="of:=[.E1345]*2" office:value-type="float" office:value="0.0974697091766236" calcext:value-type="float">
            <text:p>0.097469709176624</text:p>
          </table:table-cell>
          <table:table-cell table:formula="of:=[.E1345]*39.3701" office:value-type="float" office:value="1.91869609862729" calcext:value-type="float">
            <text:p>1.91869609862729</text:p>
          </table:table-cell>
          <table:table-cell table:formula="of:=[.F1345]*39.3701" office:value-type="float" office:value="3.83739219725459" calcext:value-type="float">
            <text:p>3.83739219725459</text:p>
          </table:table-cell>
        </table:table-row>
        <table:table-row table:style-name="ro1">
          <table:table-cell table:formula="of:=[.A1345]+1" office:value-type="float" office:value="1368" calcext:value-type="float">
            <text:p>1368</text:p>
          </table:table-cell>
          <table:table-cell table:formula="of:=299792458/([.A1346]*1000000)" office:value-type="float" office:value="0.219146533625731" calcext:value-type="float">
            <text:p>0.219146533625731</text:p>
          </table:table-cell>
          <table:table-cell table:formula="of:=(1/3)*[.B1346]" office:value-type="float" office:value="0.0730488445419103" calcext:value-type="float">
            <text:p>0.07304884454191</text:p>
          </table:table-cell>
          <table:table-cell table:formula="of:=4*[.C1346]" office:value-type="float" office:value="0.292195378167641" calcext:value-type="float">
            <text:p>0.292195378167641</text:p>
          </table:table-cell>
          <table:table-cell table:formula="of:=[.D1346]/6" office:value-type="float" office:value="0.0486992296946069" calcext:value-type="float">
            <text:p>0.048699229694607</text:p>
          </table:table-cell>
          <table:table-cell table:formula="of:=[.E1346]*2" office:value-type="float" office:value="0.0973984593892138" calcext:value-type="float">
            <text:p>0.097398459389214</text:p>
          </table:table-cell>
          <table:table-cell table:formula="of:=[.E1346]*39.3701" office:value-type="float" office:value="1.91729354299964" calcext:value-type="float">
            <text:p>1.91729354299964</text:p>
          </table:table-cell>
          <table:table-cell table:formula="of:=[.F1346]*39.3701" office:value-type="float" office:value="3.83458708599928" calcext:value-type="float">
            <text:p>3.83458708599928</text:p>
          </table:table-cell>
        </table:table-row>
        <table:table-row table:style-name="ro1">
          <table:table-cell table:formula="of:=[.A1346]+1" office:value-type="float" office:value="1369" calcext:value-type="float">
            <text:p>1369</text:p>
          </table:table-cell>
          <table:table-cell table:formula="of:=299792458/([.A1347]*1000000)" office:value-type="float" office:value="0.218986455807158" calcext:value-type="float">
            <text:p>0.218986455807158</text:p>
          </table:table-cell>
          <table:table-cell table:formula="of:=(1/3)*[.B1347]" office:value-type="float" office:value="0.0729954852690528" calcext:value-type="float">
            <text:p>0.072995485269053</text:p>
          </table:table-cell>
          <table:table-cell table:formula="of:=4*[.C1347]" office:value-type="float" office:value="0.291981941076211" calcext:value-type="float">
            <text:p>0.291981941076211</text:p>
          </table:table-cell>
          <table:table-cell table:formula="of:=[.D1347]/6" office:value-type="float" office:value="0.0486636568460352" calcext:value-type="float">
            <text:p>0.048663656846035</text:p>
          </table:table-cell>
          <table:table-cell table:formula="of:=[.E1347]*2" office:value-type="float" office:value="0.0973273136920705" calcext:value-type="float">
            <text:p>0.097327313692071</text:p>
          </table:table-cell>
          <table:table-cell table:formula="of:=[.E1347]*39.3701" office:value-type="float" office:value="1.91589303639409" calcext:value-type="float">
            <text:p>1.91589303639409</text:p>
          </table:table-cell>
          <table:table-cell table:formula="of:=[.F1347]*39.3701" office:value-type="float" office:value="3.83178607278818" calcext:value-type="float">
            <text:p>3.83178607278818</text:p>
          </table:table-cell>
        </table:table-row>
        <table:table-row table:style-name="ro1">
          <table:table-cell table:formula="of:=[.A1347]+1" office:value-type="float" office:value="1370" calcext:value-type="float">
            <text:p>1370</text:p>
          </table:table-cell>
          <table:table-cell table:formula="of:=299792458/([.A1348]*1000000)" office:value-type="float" office:value="0.218826611678832" calcext:value-type="float">
            <text:p>0.218826611678832</text:p>
          </table:table-cell>
          <table:table-cell table:formula="of:=(1/3)*[.B1348]" office:value-type="float" office:value="0.072942203892944" calcext:value-type="float">
            <text:p>0.072942203892944</text:p>
          </table:table-cell>
          <table:table-cell table:formula="of:=4*[.C1348]" office:value-type="float" office:value="0.291768815571776" calcext:value-type="float">
            <text:p>0.291768815571776</text:p>
          </table:table-cell>
          <table:table-cell table:formula="of:=[.D1348]/6" office:value-type="float" office:value="0.0486281359286294" calcext:value-type="float">
            <text:p>0.048628135928629</text:p>
          </table:table-cell>
          <table:table-cell table:formula="of:=[.E1348]*2" office:value-type="float" office:value="0.0972562718572587" calcext:value-type="float">
            <text:p>0.097256271857259</text:p>
          </table:table-cell>
          <table:table-cell table:formula="of:=[.E1348]*39.3701" office:value-type="float" office:value="1.91449457432373" calcext:value-type="float">
            <text:p>1.91449457432373</text:p>
          </table:table-cell>
          <table:table-cell table:formula="of:=[.F1348]*39.3701" office:value-type="float" office:value="3.82898914864746" calcext:value-type="float">
            <text:p>3.82898914864746</text:p>
          </table:table-cell>
        </table:table-row>
        <table:table-row table:style-name="ro1">
          <table:table-cell table:formula="of:=[.A1348]+1" office:value-type="float" office:value="1371" calcext:value-type="float">
            <text:p>1371</text:p>
          </table:table-cell>
          <table:table-cell table:formula="of:=299792458/([.A1349]*1000000)" office:value-type="float" office:value="0.218667000729395" calcext:value-type="float">
            <text:p>0.218667000729395</text:p>
          </table:table-cell>
          <table:table-cell table:formula="of:=(1/3)*[.B1349]" office:value-type="float" office:value="0.0728890002431315" calcext:value-type="float">
            <text:p>0.072889000243132</text:p>
          </table:table-cell>
          <table:table-cell table:formula="of:=4*[.C1349]" office:value-type="float" office:value="0.291556000972526" calcext:value-type="float">
            <text:p>0.291556000972526</text:p>
          </table:table-cell>
          <table:table-cell table:formula="of:=[.D1349]/6" office:value-type="float" office:value="0.0485926668287544" calcext:value-type="float">
            <text:p>0.048592666828754</text:p>
          </table:table-cell>
          <table:table-cell table:formula="of:=[.E1349]*2" office:value-type="float" office:value="0.0971853336575087" calcext:value-type="float">
            <text:p>0.097185333657509</text:p>
          </table:table-cell>
          <table:table-cell table:formula="of:=[.E1349]*39.3701" office:value-type="float" office:value="1.91309815231474" calcext:value-type="float">
            <text:p>1.91309815231474</text:p>
          </table:table-cell>
          <table:table-cell table:formula="of:=[.F1349]*39.3701" office:value-type="float" office:value="3.82619630462948" calcext:value-type="float">
            <text:p>3.82619630462948</text:p>
          </table:table-cell>
        </table:table-row>
        <table:table-row table:style-name="ro1">
          <table:table-cell table:formula="of:=[.A1349]+1" office:value-type="float" office:value="1372" calcext:value-type="float">
            <text:p>1372</text:p>
          </table:table-cell>
          <table:table-cell table:formula="of:=299792458/([.A1350]*1000000)" office:value-type="float" office:value="0.21850762244898" calcext:value-type="float">
            <text:p>0.21850762244898</text:p>
          </table:table-cell>
          <table:table-cell table:formula="of:=(1/3)*[.B1350]" office:value-type="float" office:value="0.0728358741496599" calcext:value-type="float">
            <text:p>0.07283587414966</text:p>
          </table:table-cell>
          <table:table-cell table:formula="of:=4*[.C1350]" office:value-type="float" office:value="0.291343496598639" calcext:value-type="float">
            <text:p>0.291343496598639</text:p>
          </table:table-cell>
          <table:table-cell table:formula="of:=[.D1350]/6" office:value-type="float" office:value="0.0485572494331066" calcext:value-type="float">
            <text:p>0.048557249433107</text:p>
          </table:table-cell>
          <table:table-cell table:formula="of:=[.E1350]*2" office:value-type="float" office:value="0.0971144988662132" calcext:value-type="float">
            <text:p>0.097114498866213</text:p>
          </table:table-cell>
          <table:table-cell table:formula="of:=[.E1350]*39.3701" office:value-type="float" office:value="1.91170376590635" calcext:value-type="float">
            <text:p>1.91170376590635</text:p>
          </table:table-cell>
          <table:table-cell table:formula="of:=[.F1350]*39.3701" office:value-type="float" office:value="3.8234075318127" calcext:value-type="float">
            <text:p>3.8234075318127</text:p>
          </table:table-cell>
        </table:table-row>
        <table:table-row table:style-name="ro1">
          <table:table-cell table:formula="of:=[.A1350]+1" office:value-type="float" office:value="1373" calcext:value-type="float">
            <text:p>1373</text:p>
          </table:table-cell>
          <table:table-cell table:formula="of:=299792458/([.A1351]*1000000)" office:value-type="float" office:value="0.218348476329206" calcext:value-type="float">
            <text:p>0.218348476329206</text:p>
          </table:table-cell>
          <table:table-cell table:formula="of:=(1/3)*[.B1351]" office:value-type="float" office:value="0.0727828254430687" calcext:value-type="float">
            <text:p>0.072782825443069</text:p>
          </table:table-cell>
          <table:table-cell table:formula="of:=4*[.C1351]" office:value-type="float" office:value="0.291131301772275" calcext:value-type="float">
            <text:p>0.291131301772275</text:p>
          </table:table-cell>
          <table:table-cell table:formula="of:=[.D1351]/6" office:value-type="float" office:value="0.0485218836287125" calcext:value-type="float">
            <text:p>0.048521883628713</text:p>
          </table:table-cell>
          <table:table-cell table:formula="of:=[.E1351]*2" office:value-type="float" office:value="0.0970437672574249" calcext:value-type="float">
            <text:p>0.097043767257425</text:p>
          </table:table-cell>
          <table:table-cell table:formula="of:=[.E1351]*39.3701" office:value-type="float" office:value="1.91031141065077" calcext:value-type="float">
            <text:p>1.91031141065077</text:p>
          </table:table-cell>
          <table:table-cell table:formula="of:=[.F1351]*39.3701" office:value-type="float" office:value="3.82062282130154" calcext:value-type="float">
            <text:p>3.82062282130154</text:p>
          </table:table-cell>
        </table:table-row>
        <table:table-row table:style-name="ro1">
          <table:table-cell table:formula="of:=[.A1351]+1" office:value-type="float" office:value="1374" calcext:value-type="float">
            <text:p>1374</text:p>
          </table:table-cell>
          <table:table-cell table:formula="of:=299792458/([.A1352]*1000000)" office:value-type="float" office:value="0.218189561863173" calcext:value-type="float">
            <text:p>0.218189561863173</text:p>
          </table:table-cell>
          <table:table-cell table:formula="of:=(1/3)*[.B1352]" office:value-type="float" office:value="0.0727298539543911" calcext:value-type="float">
            <text:p>0.072729853954391</text:p>
          </table:table-cell>
          <table:table-cell table:formula="of:=4*[.C1352]" office:value-type="float" office:value="0.290919415817564" calcext:value-type="float">
            <text:p>0.290919415817564</text:p>
          </table:table-cell>
          <table:table-cell table:formula="of:=[.D1352]/6" office:value-type="float" office:value="0.0484865693029274" calcext:value-type="float">
            <text:p>0.048486569302927</text:p>
          </table:table-cell>
          <table:table-cell table:formula="of:=[.E1352]*2" office:value-type="float" office:value="0.0969731386058548" calcext:value-type="float">
            <text:p>0.096973138605855</text:p>
          </table:table-cell>
          <table:table-cell table:formula="of:=[.E1352]*39.3701" office:value-type="float" office:value="1.90892108211318" calcext:value-type="float">
            <text:p>1.90892108211318</text:p>
          </table:table-cell>
          <table:table-cell table:formula="of:=[.F1352]*39.3701" office:value-type="float" office:value="3.81784216422636" calcext:value-type="float">
            <text:p>3.81784216422636</text:p>
          </table:table-cell>
        </table:table-row>
        <table:table-row table:style-name="ro1">
          <table:table-cell table:formula="of:=[.A1352]+1" office:value-type="float" office:value="1375" calcext:value-type="float">
            <text:p>1375</text:p>
          </table:table-cell>
          <table:table-cell table:formula="of:=299792458/([.A1353]*1000000)" office:value-type="float" office:value="0.218030878545455" calcext:value-type="float">
            <text:p>0.218030878545455</text:p>
          </table:table-cell>
          <table:table-cell table:formula="of:=(1/3)*[.B1353]" office:value-type="float" office:value="0.0726769595151515" calcext:value-type="float">
            <text:p>0.072676959515152</text:p>
          </table:table-cell>
          <table:table-cell table:formula="of:=4*[.C1353]" office:value-type="float" office:value="0.290707838060606" calcext:value-type="float">
            <text:p>0.290707838060606</text:p>
          </table:table-cell>
          <table:table-cell table:formula="of:=[.D1353]/6" office:value-type="float" office:value="0.0484513063434343" calcext:value-type="float">
            <text:p>0.048451306343434</text:p>
          </table:table-cell>
          <table:table-cell table:formula="of:=[.E1353]*2" office:value-type="float" office:value="0.0969026126868687" calcext:value-type="float">
            <text:p>0.096902612686869</text:p>
          </table:table-cell>
          <table:table-cell table:formula="of:=[.E1353]*39.3701" office:value-type="float" office:value="1.90753277587164" calcext:value-type="float">
            <text:p>1.90753277587164</text:p>
          </table:table-cell>
          <table:table-cell table:formula="of:=[.F1353]*39.3701" office:value-type="float" office:value="3.81506555174329" calcext:value-type="float">
            <text:p>3.81506555174329</text:p>
          </table:table-cell>
        </table:table-row>
        <table:table-row table:style-name="ro1">
          <table:table-cell table:formula="of:=[.A1353]+1" office:value-type="float" office:value="1376" calcext:value-type="float">
            <text:p>1376</text:p>
          </table:table-cell>
          <table:table-cell table:formula="of:=299792458/([.A1354]*1000000)" office:value-type="float" office:value="0.217872425872093" calcext:value-type="float">
            <text:p>0.217872425872093</text:p>
          </table:table-cell>
          <table:table-cell table:formula="of:=(1/3)*[.B1354]" office:value-type="float" office:value="0.0726241419573643" calcext:value-type="float">
            <text:p>0.072624141957364</text:p>
          </table:table-cell>
          <table:table-cell table:formula="of:=4*[.C1354]" office:value-type="float" office:value="0.290496567829457" calcext:value-type="float">
            <text:p>0.290496567829457</text:p>
          </table:table-cell>
          <table:table-cell table:formula="of:=[.D1354]/6" office:value-type="float" office:value="0.0484160946382429" calcext:value-type="float">
            <text:p>0.048416094638243</text:p>
          </table:table-cell>
          <table:table-cell table:formula="of:=[.E1354]*2" office:value-type="float" office:value="0.0968321892764858" calcext:value-type="float">
            <text:p>0.096832189276486</text:p>
          </table:table-cell>
          <table:table-cell table:formula="of:=[.E1354]*39.3701" office:value-type="float" office:value="1.90614648751709" calcext:value-type="float">
            <text:p>1.90614648751709</text:p>
          </table:table-cell>
          <table:table-cell table:formula="of:=[.F1354]*39.3701" office:value-type="float" office:value="3.81229297503417" calcext:value-type="float">
            <text:p>3.81229297503417</text:p>
          </table:table-cell>
        </table:table-row>
        <table:table-row table:style-name="ro1">
          <table:table-cell table:formula="of:=[.A1354]+1" office:value-type="float" office:value="1377" calcext:value-type="float">
            <text:p>1377</text:p>
          </table:table-cell>
          <table:table-cell table:formula="of:=299792458/([.A1355]*1000000)" office:value-type="float" office:value="0.217714203340595" calcext:value-type="float">
            <text:p>0.217714203340595</text:p>
          </table:table-cell>
          <table:table-cell table:formula="of:=(1/3)*[.B1355]" office:value-type="float" office:value="0.0725714011135318" calcext:value-type="float">
            <text:p>0.072571401113532</text:p>
          </table:table-cell>
          <table:table-cell table:formula="of:=4*[.C1355]" office:value-type="float" office:value="0.290285604454127" calcext:value-type="float">
            <text:p>0.290285604454127</text:p>
          </table:table-cell>
          <table:table-cell table:formula="of:=[.D1355]/6" office:value-type="float" office:value="0.0483809340756879" calcext:value-type="float">
            <text:p>0.048380934075688</text:p>
          </table:table-cell>
          <table:table-cell table:formula="of:=[.E1355]*2" office:value-type="float" office:value="0.0967618681513758" calcext:value-type="float">
            <text:p>0.096761868151376</text:p>
          </table:table-cell>
          <table:table-cell table:formula="of:=[.E1355]*39.3701" office:value-type="float" office:value="1.90476221265324" calcext:value-type="float">
            <text:p>1.90476221265324</text:p>
          </table:table-cell>
          <table:table-cell table:formula="of:=[.F1355]*39.3701" office:value-type="float" office:value="3.80952442530648" calcext:value-type="float">
            <text:p>3.80952442530648</text:p>
          </table:table-cell>
        </table:table-row>
        <table:table-row table:style-name="ro1">
          <table:table-cell table:formula="of:=[.A1355]+1" office:value-type="float" office:value="1378" calcext:value-type="float">
            <text:p>1378</text:p>
          </table:table-cell>
          <table:table-cell table:formula="of:=299792458/([.A1356]*1000000)" office:value-type="float" office:value="0.217556210449927" calcext:value-type="float">
            <text:p>0.217556210449927</text:p>
          </table:table-cell>
          <table:table-cell table:formula="of:=(1/3)*[.B1356]" office:value-type="float" office:value="0.0725187368166425" calcext:value-type="float">
            <text:p>0.072518736816643</text:p>
          </table:table-cell>
          <table:table-cell table:formula="of:=4*[.C1356]" office:value-type="float" office:value="0.29007494726657" calcext:value-type="float">
            <text:p>0.29007494726657</text:p>
          </table:table-cell>
          <table:table-cell table:formula="of:=[.D1356]/6" office:value-type="float" office:value="0.0483458245444283" calcext:value-type="float">
            <text:p>0.048345824544428</text:p>
          </table:table-cell>
          <table:table-cell table:formula="of:=[.E1356]*2" office:value-type="float" office:value="0.0966916490888566" calcext:value-type="float">
            <text:p>0.096691649088857</text:p>
          </table:table-cell>
          <table:table-cell table:formula="of:=[.E1356]*39.3701" office:value-type="float" office:value="1.9033799468966" calcext:value-type="float">
            <text:p>1.9033799468966</text:p>
          </table:table-cell>
          <table:table-cell table:formula="of:=[.F1356]*39.3701" office:value-type="float" office:value="3.80675989379319" calcext:value-type="float">
            <text:p>3.80675989379319</text:p>
          </table:table-cell>
        </table:table-row>
        <table:table-row table:style-name="ro1">
          <table:table-cell table:formula="of:=[.A1356]+1" office:value-type="float" office:value="1379" calcext:value-type="float">
            <text:p>1379</text:p>
          </table:table-cell>
          <table:table-cell table:formula="of:=299792458/([.A1357]*1000000)" office:value-type="float" office:value="0.217398446700508" calcext:value-type="float">
            <text:p>0.217398446700508</text:p>
          </table:table-cell>
          <table:table-cell table:formula="of:=(1/3)*[.B1357]" office:value-type="float" office:value="0.0724661489001692" calcext:value-type="float">
            <text:p>0.072466148900169</text:p>
          </table:table-cell>
          <table:table-cell table:formula="of:=4*[.C1357]" office:value-type="float" office:value="0.289864595600677" calcext:value-type="float">
            <text:p>0.289864595600677</text:p>
          </table:table-cell>
          <table:table-cell table:formula="of:=[.D1357]/6" office:value-type="float" office:value="0.0483107659334461" calcext:value-type="float">
            <text:p>0.048310765933446</text:p>
          </table:table-cell>
          <table:table-cell table:formula="of:=[.E1357]*2" office:value-type="float" office:value="0.0966215318668923" calcext:value-type="float">
            <text:p>0.096621531866892</text:p>
          </table:table-cell>
          <table:table-cell table:formula="of:=[.E1357]*39.3701" office:value-type="float" office:value="1.90199968587637" calcext:value-type="float">
            <text:p>1.90199968587637</text:p>
          </table:table-cell>
          <table:table-cell table:formula="of:=[.F1357]*39.3701" office:value-type="float" office:value="3.80399937175273" calcext:value-type="float">
            <text:p>3.80399937175273</text:p>
          </table:table-cell>
        </table:table-row>
        <table:table-row table:style-name="ro1">
          <table:table-cell table:formula="of:=[.A1357]+1" office:value-type="float" office:value="1380" calcext:value-type="float">
            <text:p>1380</text:p>
          </table:table-cell>
          <table:table-cell table:formula="of:=299792458/([.A1358]*1000000)" office:value-type="float" office:value="0.217240911594203" calcext:value-type="float">
            <text:p>0.217240911594203</text:p>
          </table:table-cell>
          <table:table-cell table:formula="of:=(1/3)*[.B1358]" office:value-type="float" office:value="0.0724136371980676" calcext:value-type="float">
            <text:p>0.072413637198068</text:p>
          </table:table-cell>
          <table:table-cell table:formula="of:=4*[.C1358]" office:value-type="float" office:value="0.28965454879227" calcext:value-type="float">
            <text:p>0.28965454879227</text:p>
          </table:table-cell>
          <table:table-cell table:formula="of:=[.D1358]/6" office:value-type="float" office:value="0.0482757581320451" calcext:value-type="float">
            <text:p>0.048275758132045</text:p>
          </table:table-cell>
          <table:table-cell table:formula="of:=[.E1358]*2" office:value-type="float" office:value="0.0965515162640902" calcext:value-type="float">
            <text:p>0.09655151626409</text:p>
          </table:table-cell>
          <table:table-cell table:formula="of:=[.E1358]*39.3701" office:value-type="float" office:value="1.90062142523443" calcext:value-type="float">
            <text:p>1.90062142523443</text:p>
          </table:table-cell>
          <table:table-cell table:formula="of:=[.F1358]*39.3701" office:value-type="float" office:value="3.80124285046886" calcext:value-type="float">
            <text:p>3.80124285046886</text:p>
          </table:table-cell>
        </table:table-row>
        <table:table-row table:style-name="ro1">
          <table:table-cell table:formula="of:=[.A1358]+1" office:value-type="float" office:value="1381" calcext:value-type="float">
            <text:p>1381</text:p>
          </table:table-cell>
          <table:table-cell table:formula="of:=299792458/([.A1359]*1000000)" office:value-type="float" office:value="0.217083604634323" calcext:value-type="float">
            <text:p>0.217083604634323</text:p>
          </table:table-cell>
          <table:table-cell table:formula="of:=(1/3)*[.B1359]" office:value-type="float" office:value="0.0723612015447743" calcext:value-type="float">
            <text:p>0.072361201544774</text:p>
          </table:table-cell>
          <table:table-cell table:formula="of:=4*[.C1359]" office:value-type="float" office:value="0.289444806179097" calcext:value-type="float">
            <text:p>0.289444806179097</text:p>
          </table:table-cell>
          <table:table-cell table:formula="of:=[.D1359]/6" office:value-type="float" office:value="0.0482408010298495" calcext:value-type="float">
            <text:p>0.04824080102985</text:p>
          </table:table-cell>
          <table:table-cell table:formula="of:=[.E1359]*2" office:value-type="float" office:value="0.0964816020596991" calcext:value-type="float">
            <text:p>0.096481602059699</text:p>
          </table:table-cell>
          <table:table-cell table:formula="of:=[.E1359]*39.3701" office:value-type="float" office:value="1.89924516062528" calcext:value-type="float">
            <text:p>1.89924516062528</text:p>
          </table:table-cell>
          <table:table-cell table:formula="of:=[.F1359]*39.3701" office:value-type="float" office:value="3.79849032125056" calcext:value-type="float">
            <text:p>3.79849032125056</text:p>
          </table:table-cell>
        </table:table-row>
        <table:table-row table:style-name="ro1">
          <table:table-cell table:formula="of:=[.A1359]+1" office:value-type="float" office:value="1382" calcext:value-type="float">
            <text:p>1382</text:p>
          </table:table-cell>
          <table:table-cell table:formula="of:=299792458/([.A1360]*1000000)" office:value-type="float" office:value="0.216926525325615" calcext:value-type="float">
            <text:p>0.216926525325615</text:p>
          </table:table-cell>
          <table:table-cell table:formula="of:=(1/3)*[.B1360]" office:value-type="float" office:value="0.072308841775205" calcext:value-type="float">
            <text:p>0.072308841775205</text:p>
          </table:table-cell>
          <table:table-cell table:formula="of:=4*[.C1360]" office:value-type="float" office:value="0.28923536710082" calcext:value-type="float">
            <text:p>0.28923536710082</text:p>
          </table:table-cell>
          <table:table-cell table:formula="of:=[.D1360]/6" office:value-type="float" office:value="0.0482058945168033" calcext:value-type="float">
            <text:p>0.048205894516803</text:p>
          </table:table-cell>
          <table:table-cell table:formula="of:=[.E1360]*2" office:value-type="float" office:value="0.0964117890336067" calcext:value-type="float">
            <text:p>0.096411789033607</text:p>
          </table:table-cell>
          <table:table-cell table:formula="of:=[.E1360]*39.3701" office:value-type="float" office:value="1.897870887716" calcext:value-type="float">
            <text:p>1.897870887716</text:p>
          </table:table-cell>
          <table:table-cell table:formula="of:=[.F1360]*39.3701" office:value-type="float" office:value="3.795741775432" calcext:value-type="float">
            <text:p>3.795741775432</text:p>
          </table:table-cell>
        </table:table-row>
        <table:table-row table:style-name="ro1">
          <table:table-cell table:formula="of:=[.A1360]+1" office:value-type="float" office:value="1383" calcext:value-type="float">
            <text:p>1383</text:p>
          </table:table-cell>
          <table:table-cell table:formula="of:=299792458/([.A1361]*1000000)" office:value-type="float" office:value="0.216769673174259" calcext:value-type="float">
            <text:p>0.216769673174259</text:p>
          </table:table-cell>
          <table:table-cell table:formula="of:=(1/3)*[.B1361]" office:value-type="float" office:value="0.072256557724753" calcext:value-type="float">
            <text:p>0.072256557724753</text:p>
          </table:table-cell>
          <table:table-cell table:formula="of:=4*[.C1361]" office:value-type="float" office:value="0.289026230899012" calcext:value-type="float">
            <text:p>0.289026230899012</text:p>
          </table:table-cell>
          <table:table-cell table:formula="of:=[.D1361]/6" office:value-type="float" office:value="0.0481710384831686" calcext:value-type="float">
            <text:p>0.048171038483169</text:p>
          </table:table-cell>
          <table:table-cell table:formula="of:=[.E1361]*2" office:value-type="float" office:value="0.0963420769663373" calcext:value-type="float">
            <text:p>0.096342076966337</text:p>
          </table:table-cell>
          <table:table-cell table:formula="of:=[.E1361]*39.3701" office:value-type="float" office:value="1.8964986021862" calcext:value-type="float">
            <text:p>1.8964986021862</text:p>
          </table:table-cell>
          <table:table-cell table:formula="of:=[.F1361]*39.3701" office:value-type="float" office:value="3.7929972043724" calcext:value-type="float">
            <text:p>3.7929972043724</text:p>
          </table:table-cell>
        </table:table-row>
        <table:table-row table:style-name="ro1">
          <table:table-cell table:formula="of:=[.A1361]+1" office:value-type="float" office:value="1384" calcext:value-type="float">
            <text:p>1384</text:p>
          </table:table-cell>
          <table:table-cell table:formula="of:=299792458/([.A1362]*1000000)" office:value-type="float" office:value="0.216613047687861" calcext:value-type="float">
            <text:p>0.216613047687861</text:p>
          </table:table-cell>
          <table:table-cell table:formula="of:=(1/3)*[.B1362]" office:value-type="float" office:value="0.0722043492292871" calcext:value-type="float">
            <text:p>0.072204349229287</text:p>
          </table:table-cell>
          <table:table-cell table:formula="of:=4*[.C1362]" office:value-type="float" office:value="0.288817396917148" calcext:value-type="float">
            <text:p>0.288817396917148</text:p>
          </table:table-cell>
          <table:table-cell table:formula="of:=[.D1362]/6" office:value-type="float" office:value="0.0481362328195247" calcext:value-type="float">
            <text:p>0.048136232819525</text:p>
          </table:table-cell>
          <table:table-cell table:formula="of:=[.E1362]*2" office:value-type="float" office:value="0.0962724656390495" calcext:value-type="float">
            <text:p>0.09627246563905</text:p>
          </table:table-cell>
          <table:table-cell table:formula="of:=[.E1362]*39.3701" office:value-type="float" office:value="1.89512829972797" calcext:value-type="float">
            <text:p>1.89512829972797</text:p>
          </table:table-cell>
          <table:table-cell table:formula="of:=[.F1362]*39.3701" office:value-type="float" office:value="3.79025659945594" calcext:value-type="float">
            <text:p>3.79025659945594</text:p>
          </table:table-cell>
        </table:table-row>
        <table:table-row table:style-name="ro1">
          <table:table-cell table:formula="of:=[.A1362]+1" office:value-type="float" office:value="1385" calcext:value-type="float">
            <text:p>1385</text:p>
          </table:table-cell>
          <table:table-cell table:formula="of:=299792458/([.A1363]*1000000)" office:value-type="float" office:value="0.216456648375451" calcext:value-type="float">
            <text:p>0.216456648375451</text:p>
          </table:table-cell>
          <table:table-cell table:formula="of:=(1/3)*[.B1363]" office:value-type="float" office:value="0.0721522161251504" calcext:value-type="float">
            <text:p>0.07215221612515</text:p>
          </table:table-cell>
          <table:table-cell table:formula="of:=4*[.C1363]" office:value-type="float" office:value="0.288608864500602" calcext:value-type="float">
            <text:p>0.288608864500602</text:p>
          </table:table-cell>
          <table:table-cell table:formula="of:=[.D1363]/6" office:value-type="float" office:value="0.0481014774167669" calcext:value-type="float">
            <text:p>0.048101477416767</text:p>
          </table:table-cell>
          <table:table-cell table:formula="of:=[.E1363]*2" office:value-type="float" office:value="0.0962029548335339" calcext:value-type="float">
            <text:p>0.096202954833534</text:p>
          </table:table-cell>
          <table:table-cell table:formula="of:=[.E1363]*39.3701" office:value-type="float" office:value="1.89375997604586" calcext:value-type="float">
            <text:p>1.89375997604586</text:p>
          </table:table-cell>
          <table:table-cell table:formula="of:=[.F1363]*39.3701" office:value-type="float" office:value="3.78751995209171" calcext:value-type="float">
            <text:p>3.78751995209171</text:p>
          </table:table-cell>
        </table:table-row>
        <table:table-row table:style-name="ro1">
          <table:table-cell table:formula="of:=[.A1363]+1" office:value-type="float" office:value="1386" calcext:value-type="float">
            <text:p>1386</text:p>
          </table:table-cell>
          <table:table-cell table:formula="of:=299792458/([.A1364]*1000000)" office:value-type="float" office:value="0.216300474747475" calcext:value-type="float">
            <text:p>0.216300474747475</text:p>
          </table:table-cell>
          <table:table-cell table:formula="of:=(1/3)*[.B1364]" office:value-type="float" office:value="0.0721001582491583" calcext:value-type="float">
            <text:p>0.072100158249158</text:p>
          </table:table-cell>
          <table:table-cell table:formula="of:=4*[.C1364]" office:value-type="float" office:value="0.288400632996633" calcext:value-type="float">
            <text:p>0.288400632996633</text:p>
          </table:table-cell>
          <table:table-cell table:formula="of:=[.D1364]/6" office:value-type="float" office:value="0.0480667721661055" calcext:value-type="float">
            <text:p>0.048066772166106</text:p>
          </table:table-cell>
          <table:table-cell table:formula="of:=[.E1364]*2" office:value-type="float" office:value="0.096133544332211" calcext:value-type="float">
            <text:p>0.096133544332211</text:p>
          </table:table-cell>
          <table:table-cell table:formula="of:=[.E1364]*39.3701" office:value-type="float" office:value="1.89239362685679" calcext:value-type="float">
            <text:p>1.89239362685679</text:p>
          </table:table-cell>
          <table:table-cell table:formula="of:=[.F1364]*39.3701" office:value-type="float" office:value="3.78478725371358" calcext:value-type="float">
            <text:p>3.78478725371358</text:p>
          </table:table-cell>
        </table:table-row>
        <table:table-row table:style-name="ro1">
          <table:table-cell table:formula="of:=[.A1364]+1" office:value-type="float" office:value="1387" calcext:value-type="float">
            <text:p>1387</text:p>
          </table:table-cell>
          <table:table-cell table:formula="of:=299792458/([.A1365]*1000000)" office:value-type="float" office:value="0.216144526315789" calcext:value-type="float">
            <text:p>0.216144526315789</text:p>
          </table:table-cell>
          <table:table-cell table:formula="of:=(1/3)*[.B1365]" office:value-type="float" office:value="0.0720481754385965" calcext:value-type="float">
            <text:p>0.072048175438597</text:p>
          </table:table-cell>
          <table:table-cell table:formula="of:=4*[.C1365]" office:value-type="float" office:value="0.288192701754386" calcext:value-type="float">
            <text:p>0.288192701754386</text:p>
          </table:table-cell>
          <table:table-cell table:formula="of:=[.D1365]/6" office:value-type="float" office:value="0.0480321169590643" calcext:value-type="float">
            <text:p>0.048032116959064</text:p>
          </table:table-cell>
          <table:table-cell table:formula="of:=[.E1365]*2" office:value-type="float" office:value="0.0960642339181286" calcext:value-type="float">
            <text:p>0.096064233918129</text:p>
          </table:table-cell>
          <table:table-cell table:formula="of:=[.E1365]*39.3701" office:value-type="float" office:value="1.89102924789006" calcext:value-type="float">
            <text:p>1.89102924789006</text:p>
          </table:table-cell>
          <table:table-cell table:formula="of:=[.F1365]*39.3701" office:value-type="float" office:value="3.78205849578012" calcext:value-type="float">
            <text:p>3.78205849578012</text:p>
          </table:table-cell>
        </table:table-row>
        <table:table-row table:style-name="ro1">
          <table:table-cell table:formula="of:=[.A1365]+1" office:value-type="float" office:value="1388" calcext:value-type="float">
            <text:p>1388</text:p>
          </table:table-cell>
          <table:table-cell table:formula="of:=299792458/([.A1366]*1000000)" office:value-type="float" office:value="0.21598880259366" calcext:value-type="float">
            <text:p>0.21598880259366</text:p>
          </table:table-cell>
          <table:table-cell table:formula="of:=(1/3)*[.B1366]" office:value-type="float" office:value="0.07199626753122" calcext:value-type="float">
            <text:p>0.07199626753122</text:p>
          </table:table-cell>
          <table:table-cell table:formula="of:=4*[.C1366]" office:value-type="float" office:value="0.28798507012488" calcext:value-type="float">
            <text:p>0.28798507012488</text:p>
          </table:table-cell>
          <table:table-cell table:formula="of:=[.D1366]/6" office:value-type="float" office:value="0.04799751168748" calcext:value-type="float">
            <text:p>0.04799751168748</text:p>
          </table:table-cell>
          <table:table-cell table:formula="of:=[.E1366]*2" office:value-type="float" office:value="0.09599502337496" calcext:value-type="float">
            <text:p>0.09599502337496</text:p>
          </table:table-cell>
          <table:table-cell table:formula="of:=[.E1366]*39.3701" office:value-type="float" office:value="1.88966683488726" calcext:value-type="float">
            <text:p>1.88966683488726</text:p>
          </table:table-cell>
          <table:table-cell table:formula="of:=[.F1366]*39.3701" office:value-type="float" office:value="3.77933366977451" calcext:value-type="float">
            <text:p>3.77933366977451</text:p>
          </table:table-cell>
        </table:table-row>
        <table:table-row table:style-name="ro1">
          <table:table-cell table:formula="of:=[.A1366]+1" office:value-type="float" office:value="1389" calcext:value-type="float">
            <text:p>1389</text:p>
          </table:table-cell>
          <table:table-cell table:formula="of:=299792458/([.A1367]*1000000)" office:value-type="float" office:value="0.215833303095752" calcext:value-type="float">
            <text:p>0.215833303095752</text:p>
          </table:table-cell>
          <table:table-cell table:formula="of:=(1/3)*[.B1367]" office:value-type="float" office:value="0.0719444343652508" calcext:value-type="float">
            <text:p>0.071944434365251</text:p>
          </table:table-cell>
          <table:table-cell table:formula="of:=4*[.C1367]" office:value-type="float" office:value="0.287777737461003" calcext:value-type="float">
            <text:p>0.287777737461003</text:p>
          </table:table-cell>
          <table:table-cell table:formula="of:=[.D1367]/6" office:value-type="float" office:value="0.0479629562435005" calcext:value-type="float">
            <text:p>0.047962956243501</text:p>
          </table:table-cell>
          <table:table-cell table:formula="of:=[.E1367]*2" office:value-type="float" office:value="0.095925912487001" calcext:value-type="float">
            <text:p>0.095925912487001</text:p>
          </table:table-cell>
          <table:table-cell table:formula="of:=[.E1367]*39.3701" office:value-type="float" office:value="1.88830638360224" calcext:value-type="float">
            <text:p>1.88830638360224</text:p>
          </table:table-cell>
          <table:table-cell table:formula="of:=[.F1367]*39.3701" office:value-type="float" office:value="3.77661276720448" calcext:value-type="float">
            <text:p>3.77661276720448</text:p>
          </table:table-cell>
        </table:table-row>
        <table:table-row table:style-name="ro1">
          <table:table-cell table:formula="of:=[.A1367]+1" office:value-type="float" office:value="1390" calcext:value-type="float">
            <text:p>1390</text:p>
          </table:table-cell>
          <table:table-cell table:formula="of:=299792458/([.A1368]*1000000)" office:value-type="float" office:value="0.215678027338129" calcext:value-type="float">
            <text:p>0.215678027338129</text:p>
          </table:table-cell>
          <table:table-cell table:formula="of:=(1/3)*[.B1368]" office:value-type="float" office:value="0.0718926757793765" calcext:value-type="float">
            <text:p>0.071892675779377</text:p>
          </table:table-cell>
          <table:table-cell table:formula="of:=4*[.C1368]" office:value-type="float" office:value="0.287570703117506" calcext:value-type="float">
            <text:p>0.287570703117506</text:p>
          </table:table-cell>
          <table:table-cell table:formula="of:=[.D1368]/6" office:value-type="float" office:value="0.0479284505195843" calcext:value-type="float">
            <text:p>0.047928450519584</text:p>
          </table:table-cell>
          <table:table-cell table:formula="of:=[.E1368]*2" office:value-type="float" office:value="0.0958569010391687" calcext:value-type="float">
            <text:p>0.095856901039169</text:p>
          </table:table-cell>
          <table:table-cell table:formula="of:=[.E1368]*39.3701" office:value-type="float" office:value="1.88694788980109" calcext:value-type="float">
            <text:p>1.88694788980109</text:p>
          </table:table-cell>
          <table:table-cell table:formula="of:=[.F1368]*39.3701" office:value-type="float" office:value="3.77389577960217" calcext:value-type="float">
            <text:p>3.77389577960217</text:p>
          </table:table-cell>
        </table:table-row>
        <table:table-row table:style-name="ro1">
          <table:table-cell table:formula="of:=[.A1368]+1" office:value-type="float" office:value="1391" calcext:value-type="float">
            <text:p>1391</text:p>
          </table:table-cell>
          <table:table-cell table:formula="of:=299792458/([.A1369]*1000000)" office:value-type="float" office:value="0.215522974838246" calcext:value-type="float">
            <text:p>0.215522974838246</text:p>
          </table:table-cell>
          <table:table-cell table:formula="of:=(1/3)*[.B1369]" office:value-type="float" office:value="0.0718409916127486" calcext:value-type="float">
            <text:p>0.071840991612749</text:p>
          </table:table-cell>
          <table:table-cell table:formula="of:=4*[.C1369]" office:value-type="float" office:value="0.287363966450994" calcext:value-type="float">
            <text:p>0.287363966450994</text:p>
          </table:table-cell>
          <table:table-cell table:formula="of:=[.D1369]/6" office:value-type="float" office:value="0.0478939944084991" calcext:value-type="float">
            <text:p>0.047893994408499</text:p>
          </table:table-cell>
          <table:table-cell table:formula="of:=[.E1369]*2" office:value-type="float" office:value="0.0957879888169982" calcext:value-type="float">
            <text:p>0.095787988816998</text:p>
          </table:table-cell>
          <table:table-cell table:formula="of:=[.E1369]*39.3701" office:value-type="float" office:value="1.88559134926205" calcext:value-type="float">
            <text:p>1.88559134926205</text:p>
          </table:table-cell>
          <table:table-cell table:formula="of:=[.F1369]*39.3701" office:value-type="float" office:value="3.7711826985241" calcext:value-type="float">
            <text:p>3.7711826985241</text:p>
          </table:table-cell>
        </table:table-row>
        <table:table-row table:style-name="ro1">
          <table:table-cell table:formula="of:=[.A1369]+1" office:value-type="float" office:value="1392" calcext:value-type="float">
            <text:p>1392</text:p>
          </table:table-cell>
          <table:table-cell table:formula="of:=299792458/([.A1370]*1000000)" office:value-type="float" office:value="0.215368145114942" calcext:value-type="float">
            <text:p>0.215368145114942</text:p>
          </table:table-cell>
          <table:table-cell table:formula="of:=(1/3)*[.B1370]" office:value-type="float" office:value="0.0717893817049808" calcext:value-type="float">
            <text:p>0.071789381704981</text:p>
          </table:table-cell>
          <table:table-cell table:formula="of:=4*[.C1370]" office:value-type="float" office:value="0.287157526819923" calcext:value-type="float">
            <text:p>0.287157526819923</text:p>
          </table:table-cell>
          <table:table-cell table:formula="of:=[.D1370]/6" office:value-type="float" office:value="0.0478595878033206" calcext:value-type="float">
            <text:p>0.047859587803321</text:p>
          </table:table-cell>
          <table:table-cell table:formula="of:=[.E1370]*2" office:value-type="float" office:value="0.0957191756066411" calcext:value-type="float">
            <text:p>0.095719175606641</text:p>
          </table:table-cell>
          <table:table-cell table:formula="of:=[.E1370]*39.3701" office:value-type="float" office:value="1.88423675777551" calcext:value-type="float">
            <text:p>1.88423675777551</text:p>
          </table:table-cell>
          <table:table-cell table:formula="of:=[.F1370]*39.3701" office:value-type="float" office:value="3.76847351555102" calcext:value-type="float">
            <text:p>3.76847351555102</text:p>
          </table:table-cell>
        </table:table-row>
        <table:table-row table:style-name="ro1">
          <table:table-cell table:formula="of:=[.A1370]+1" office:value-type="float" office:value="1393" calcext:value-type="float">
            <text:p>1393</text:p>
          </table:table-cell>
          <table:table-cell table:formula="of:=299792458/([.A1371]*1000000)" office:value-type="float" office:value="0.215213537688442" calcext:value-type="float">
            <text:p>0.215213537688442</text:p>
          </table:table-cell>
          <table:table-cell table:formula="of:=(1/3)*[.B1371]" office:value-type="float" office:value="0.0717378458961474" calcext:value-type="float">
            <text:p>0.071737845896147</text:p>
          </table:table-cell>
          <table:table-cell table:formula="of:=4*[.C1371]" office:value-type="float" office:value="0.28695138358459" calcext:value-type="float">
            <text:p>0.28695138358459</text:p>
          </table:table-cell>
          <table:table-cell table:formula="of:=[.D1371]/6" office:value-type="float" office:value="0.0478252305974316" calcext:value-type="float">
            <text:p>0.047825230597432</text:p>
          </table:table-cell>
          <table:table-cell table:formula="of:=[.E1371]*2" office:value-type="float" office:value="0.0956504611948632" calcext:value-type="float">
            <text:p>0.095650461194863</text:p>
          </table:table-cell>
          <table:table-cell table:formula="of:=[.E1371]*39.3701" office:value-type="float" office:value="1.88288411114394" calcext:value-type="float">
            <text:p>1.88288411114394</text:p>
          </table:table-cell>
          <table:table-cell table:formula="of:=[.F1371]*39.3701" office:value-type="float" office:value="3.76576822228788" calcext:value-type="float">
            <text:p>3.76576822228788</text:p>
          </table:table-cell>
        </table:table-row>
        <table:table-row table:style-name="ro1">
          <table:table-cell table:formula="of:=[.A1371]+1" office:value-type="float" office:value="1394" calcext:value-type="float">
            <text:p>1394</text:p>
          </table:table-cell>
          <table:table-cell table:formula="of:=299792458/([.A1372]*1000000)" office:value-type="float" office:value="0.215059152080344" calcext:value-type="float">
            <text:p>0.215059152080344</text:p>
          </table:table-cell>
          <table:table-cell table:formula="of:=(1/3)*[.B1372]" office:value-type="float" office:value="0.0716863840267815" calcext:value-type="float">
            <text:p>0.071686384026782</text:p>
          </table:table-cell>
          <table:table-cell table:formula="of:=4*[.C1372]" office:value-type="float" office:value="0.286745536107126" calcext:value-type="float">
            <text:p>0.286745536107126</text:p>
          </table:table-cell>
          <table:table-cell table:formula="of:=[.D1372]/6" office:value-type="float" office:value="0.047790922684521" calcext:value-type="float">
            <text:p>0.047790922684521</text:p>
          </table:table-cell>
          <table:table-cell table:formula="of:=[.E1372]*2" office:value-type="float" office:value="0.0955818453690419" calcext:value-type="float">
            <text:p>0.095581845369042</text:p>
          </table:table-cell>
          <table:table-cell table:formula="of:=[.E1372]*39.3701" office:value-type="float" office:value="1.88153340518186" calcext:value-type="float">
            <text:p>1.88153340518186</text:p>
          </table:table-cell>
          <table:table-cell table:formula="of:=[.F1372]*39.3701" office:value-type="float" office:value="3.76306681036372" calcext:value-type="float">
            <text:p>3.76306681036372</text:p>
          </table:table-cell>
        </table:table-row>
        <table:table-row table:style-name="ro1">
          <table:table-cell table:formula="of:=[.A1372]+1" office:value-type="float" office:value="1395" calcext:value-type="float">
            <text:p>1395</text:p>
          </table:table-cell>
          <table:table-cell table:formula="of:=299792458/([.A1373]*1000000)" office:value-type="float" office:value="0.21490498781362" calcext:value-type="float">
            <text:p>0.21490498781362</text:p>
          </table:table-cell>
          <table:table-cell table:formula="of:=(1/3)*[.B1373]" office:value-type="float" office:value="0.0716349959378734" calcext:value-type="float">
            <text:p>0.071634995937873</text:p>
          </table:table-cell>
          <table:table-cell table:formula="of:=4*[.C1373]" office:value-type="float" office:value="0.286539983751493" calcext:value-type="float">
            <text:p>0.286539983751493</text:p>
          </table:table-cell>
          <table:table-cell table:formula="of:=[.D1373]/6" office:value-type="float" office:value="0.0477566639585822" calcext:value-type="float">
            <text:p>0.047756663958582</text:p>
          </table:table-cell>
          <table:table-cell table:formula="of:=[.E1373]*2" office:value-type="float" office:value="0.0955133279171645" calcext:value-type="float">
            <text:p>0.095513327917165</text:p>
          </table:table-cell>
          <table:table-cell table:formula="of:=[.E1373]*39.3701" office:value-type="float" office:value="1.88018463571578" calcext:value-type="float">
            <text:p>1.88018463571578</text:p>
          </table:table-cell>
          <table:table-cell table:formula="of:=[.F1373]*39.3701" office:value-type="float" office:value="3.76036927143156" calcext:value-type="float">
            <text:p>3.76036927143156</text:p>
          </table:table-cell>
        </table:table-row>
        <table:table-row table:style-name="ro1">
          <table:table-cell table:formula="of:=[.A1373]+1" office:value-type="float" office:value="1396" calcext:value-type="float">
            <text:p>1396</text:p>
          </table:table-cell>
          <table:table-cell table:formula="of:=299792458/([.A1374]*1000000)" office:value-type="float" office:value="0.214751044412607" calcext:value-type="float">
            <text:p>0.214751044412607</text:p>
          </table:table-cell>
          <table:table-cell table:formula="of:=(1/3)*[.B1374]" office:value-type="float" office:value="0.0715836814708691" calcext:value-type="float">
            <text:p>0.071583681470869</text:p>
          </table:table-cell>
          <table:table-cell table:formula="of:=4*[.C1374]" office:value-type="float" office:value="0.286334725883477" calcext:value-type="float">
            <text:p>0.286334725883477</text:p>
          </table:table-cell>
          <table:table-cell table:formula="of:=[.D1374]/6" office:value-type="float" office:value="0.0477224543139128" calcext:value-type="float">
            <text:p>0.047722454313913</text:p>
          </table:table-cell>
          <table:table-cell table:formula="of:=[.E1374]*2" office:value-type="float" office:value="0.0954449086278255" calcext:value-type="float">
            <text:p>0.095444908627826</text:p>
          </table:table-cell>
          <table:table-cell table:formula="of:=[.E1374]*39.3701" office:value-type="float" office:value="1.87883779858418" calcext:value-type="float">
            <text:p>1.87883779858418</text:p>
          </table:table-cell>
          <table:table-cell table:formula="of:=[.F1374]*39.3701" office:value-type="float" office:value="3.75767559716835" calcext:value-type="float">
            <text:p>3.75767559716835</text:p>
          </table:table-cell>
        </table:table-row>
        <table:table-row table:style-name="ro1">
          <table:table-cell table:formula="of:=[.A1374]+1" office:value-type="float" office:value="1397" calcext:value-type="float">
            <text:p>1397</text:p>
          </table:table-cell>
          <table:table-cell table:formula="of:=299792458/([.A1375]*1000000)" office:value-type="float" office:value="0.214597321403006" calcext:value-type="float">
            <text:p>0.214597321403006</text:p>
          </table:table-cell>
          <table:table-cell table:formula="of:=(1/3)*[.B1375]" office:value-type="float" office:value="0.0715324404676688" calcext:value-type="float">
            <text:p>0.071532440467669</text:p>
          </table:table-cell>
          <table:table-cell table:formula="of:=4*[.C1375]" office:value-type="float" office:value="0.286129761870675" calcext:value-type="float">
            <text:p>0.286129761870675</text:p>
          </table:table-cell>
          <table:table-cell table:formula="of:=[.D1375]/6" office:value-type="float" office:value="0.0476882936451125" calcext:value-type="float">
            <text:p>0.047688293645113</text:p>
          </table:table-cell>
          <table:table-cell table:formula="of:=[.E1375]*2" office:value-type="float" office:value="0.0953765872902251" calcext:value-type="float">
            <text:p>0.095376587290225</text:p>
          </table:table-cell>
          <table:table-cell table:formula="of:=[.E1375]*39.3701" office:value-type="float" office:value="1.87749288963745" calcext:value-type="float">
            <text:p>1.87749288963745</text:p>
          </table:table-cell>
          <table:table-cell table:formula="of:=[.F1375]*39.3701" office:value-type="float" office:value="3.75498577927489" calcext:value-type="float">
            <text:p>3.75498577927489</text:p>
          </table:table-cell>
        </table:table-row>
        <table:table-row table:style-name="ro1">
          <table:table-cell table:formula="of:=[.A1375]+1" office:value-type="float" office:value="1398" calcext:value-type="float">
            <text:p>1398</text:p>
          </table:table-cell>
          <table:table-cell table:formula="of:=299792458/([.A1376]*1000000)" office:value-type="float" office:value="0.214443818311874" calcext:value-type="float">
            <text:p>0.214443818311874</text:p>
          </table:table-cell>
          <table:table-cell table:formula="of:=(1/3)*[.B1376]" office:value-type="float" office:value="0.0714812727706247" calcext:value-type="float">
            <text:p>0.071481272770625</text:p>
          </table:table-cell>
          <table:table-cell table:formula="of:=4*[.C1376]" office:value-type="float" office:value="0.285925091082499" calcext:value-type="float">
            <text:p>0.285925091082499</text:p>
          </table:table-cell>
          <table:table-cell table:formula="of:=[.D1376]/6" office:value-type="float" office:value="0.0476541818470831" calcext:value-type="float">
            <text:p>0.047654181847083</text:p>
          </table:table-cell>
          <table:table-cell table:formula="of:=[.E1376]*2" office:value-type="float" office:value="0.0953083636941663" calcext:value-type="float">
            <text:p>0.095308363694166</text:p>
          </table:table-cell>
          <table:table-cell table:formula="of:=[.E1376]*39.3701" office:value-type="float" office:value="1.87614990473785" calcext:value-type="float">
            <text:p>1.87614990473785</text:p>
          </table:table-cell>
          <table:table-cell table:formula="of:=[.F1376]*39.3701" office:value-type="float" office:value="3.7522998094757" calcext:value-type="float">
            <text:p>3.7522998094757</text:p>
          </table:table-cell>
        </table:table-row>
        <table:table-row table:style-name="ro1">
          <table:table-cell table:formula="of:=[.A1376]+1" office:value-type="float" office:value="1399" calcext:value-type="float">
            <text:p>1399</text:p>
          </table:table-cell>
          <table:table-cell table:formula="of:=299792458/([.A1377]*1000000)" office:value-type="float" office:value="0.21429053466762" calcext:value-type="float">
            <text:p>0.21429053466762</text:p>
          </table:table-cell>
          <table:table-cell table:formula="of:=(1/3)*[.B1377]" office:value-type="float" office:value="0.0714301782225399" calcext:value-type="float">
            <text:p>0.07143017822254</text:p>
          </table:table-cell>
          <table:table-cell table:formula="of:=4*[.C1377]" office:value-type="float" office:value="0.28572071289016" calcext:value-type="float">
            <text:p>0.28572071289016</text:p>
          </table:table-cell>
          <table:table-cell table:formula="of:=[.D1377]/6" office:value-type="float" office:value="0.0476201188150266" calcext:value-type="float">
            <text:p>0.047620118815027</text:p>
          </table:table-cell>
          <table:table-cell table:formula="of:=[.E1377]*2" office:value-type="float" office:value="0.0952402376300532" calcext:value-type="float">
            <text:p>0.095240237630053</text:p>
          </table:table-cell>
          <table:table-cell table:formula="of:=[.E1377]*39.3701" office:value-type="float" office:value="1.87480883975948" calcext:value-type="float">
            <text:p>1.87480883975948</text:p>
          </table:table-cell>
          <table:table-cell table:formula="of:=[.F1377]*39.3701" office:value-type="float" office:value="3.74961767951896" calcext:value-type="float">
            <text:p>3.74961767951896</text:p>
          </table:table-cell>
        </table:table-row>
        <table:table-row table:style-name="ro1">
          <table:table-cell table:formula="of:=[.A1377]+1" office:value-type="float" office:value="1400" calcext:value-type="float">
            <text:p>1400</text:p>
          </table:table-cell>
          <table:table-cell table:formula="of:=299792458/([.A1378]*1000000)" office:value-type="float" office:value="0.21413747" calcext:value-type="float">
            <text:p>0.21413747</text:p>
          </table:table-cell>
          <table:table-cell table:formula="of:=(1/3)*[.B1378]" office:value-type="float" office:value="0.0713791566666667" calcext:value-type="float">
            <text:p>0.071379156666667</text:p>
          </table:table-cell>
          <table:table-cell table:formula="of:=4*[.C1378]" office:value-type="float" office:value="0.285516626666667" calcext:value-type="float">
            <text:p>0.285516626666667</text:p>
          </table:table-cell>
          <table:table-cell table:formula="of:=[.D1378]/6" office:value-type="float" office:value="0.0475861044444444" calcext:value-type="float">
            <text:p>0.047586104444445</text:p>
          </table:table-cell>
          <table:table-cell table:formula="of:=[.E1378]*2" office:value-type="float" office:value="0.0951722088888889" calcext:value-type="float">
            <text:p>0.095172208888889</text:p>
          </table:table-cell>
          <table:table-cell table:formula="of:=[.E1378]*39.3701" office:value-type="float" office:value="1.87346969058822" calcext:value-type="float">
            <text:p>1.87346969058822</text:p>
          </table:table-cell>
          <table:table-cell table:formula="of:=[.F1378]*39.3701" office:value-type="float" office:value="3.74693938117644" calcext:value-type="float">
            <text:p>3.74693938117644</text:p>
          </table:table-cell>
        </table:table-row>
        <table:table-row table:style-name="ro1">
          <table:table-cell table:formula="of:=[.A1378]+1" office:value-type="float" office:value="1401" calcext:value-type="float">
            <text:p>1401</text:p>
          </table:table-cell>
          <table:table-cell table:formula="of:=299792458/([.A1379]*1000000)" office:value-type="float" office:value="0.213984623840114" calcext:value-type="float">
            <text:p>0.213984623840114</text:p>
          </table:table-cell>
          <table:table-cell table:formula="of:=(1/3)*[.B1379]" office:value-type="float" office:value="0.0713282079467047" calcext:value-type="float">
            <text:p>0.071328207946705</text:p>
          </table:table-cell>
          <table:table-cell table:formula="of:=4*[.C1379]" office:value-type="float" office:value="0.285312831786819" calcext:value-type="float">
            <text:p>0.285312831786819</text:p>
          </table:table-cell>
          <table:table-cell table:formula="of:=[.D1379]/6" office:value-type="float" office:value="0.0475521386311365" calcext:value-type="float">
            <text:p>0.047552138631137</text:p>
          </table:table-cell>
          <table:table-cell table:formula="of:=[.E1379]*2" office:value-type="float" office:value="0.095104277262273" calcext:value-type="float">
            <text:p>0.095104277262273</text:p>
          </table:table-cell>
          <table:table-cell table:formula="of:=[.E1379]*39.3701" office:value-type="float" office:value="1.87213245312171" calcext:value-type="float">
            <text:p>1.87213245312171</text:p>
          </table:table-cell>
          <table:table-cell table:formula="of:=[.F1379]*39.3701" office:value-type="float" office:value="3.74426490624341" calcext:value-type="float">
            <text:p>3.74426490624341</text:p>
          </table:table-cell>
        </table:table-row>
        <table:table-row table:style-name="ro1">
          <table:table-cell table:formula="of:=[.A1379]+1" office:value-type="float" office:value="1402" calcext:value-type="float">
            <text:p>1402</text:p>
          </table:table-cell>
          <table:table-cell table:formula="of:=299792458/([.A1380]*1000000)" office:value-type="float" office:value="0.213831995720399" calcext:value-type="float">
            <text:p>0.213831995720399</text:p>
          </table:table-cell>
          <table:table-cell table:formula="of:=(1/3)*[.B1380]" office:value-type="float" office:value="0.0712773319067998" calcext:value-type="float">
            <text:p>0.0712773319068</text:p>
          </table:table-cell>
          <table:table-cell table:formula="of:=4*[.C1380]" office:value-type="float" office:value="0.285109327627199" calcext:value-type="float">
            <text:p>0.285109327627199</text:p>
          </table:table-cell>
          <table:table-cell table:formula="of:=[.D1380]/6" office:value-type="float" office:value="0.0475182212711999" calcext:value-type="float">
            <text:p>0.0475182212712</text:p>
          </table:table-cell>
          <table:table-cell table:formula="of:=[.E1380]*2" office:value-type="float" office:value="0.0950364425423997" calcext:value-type="float">
            <text:p>0.0950364425424</text:p>
          </table:table-cell>
          <table:table-cell table:formula="of:=[.E1380]*39.3701" office:value-type="float" office:value="1.87079712326927" calcext:value-type="float">
            <text:p>1.87079712326927</text:p>
          </table:table-cell>
          <table:table-cell table:formula="of:=[.F1380]*39.3701" office:value-type="float" office:value="3.74159424653853" calcext:value-type="float">
            <text:p>3.74159424653853</text:p>
          </table:table-cell>
        </table:table-row>
        <table:table-row table:style-name="ro1">
          <table:table-cell table:formula="of:=[.A1380]+1" office:value-type="float" office:value="1403" calcext:value-type="float">
            <text:p>1403</text:p>
          </table:table-cell>
          <table:table-cell table:formula="of:=299792458/([.A1381]*1000000)" office:value-type="float" office:value="0.213679585174626" calcext:value-type="float">
            <text:p>0.213679585174626</text:p>
          </table:table-cell>
          <table:table-cell table:formula="of:=(1/3)*[.B1381]" office:value-type="float" office:value="0.0712265283915419" calcext:value-type="float">
            <text:p>0.071226528391542</text:p>
          </table:table-cell>
          <table:table-cell table:formula="of:=4*[.C1381]" office:value-type="float" office:value="0.284906113566168" calcext:value-type="float">
            <text:p>0.284906113566168</text:p>
          </table:table-cell>
          <table:table-cell table:formula="of:=[.D1381]/6" office:value-type="float" office:value="0.047484352261028" calcext:value-type="float">
            <text:p>0.047484352261028</text:p>
          </table:table-cell>
          <table:table-cell table:formula="of:=[.E1381]*2" office:value-type="float" office:value="0.0949687045220559" calcext:value-type="float">
            <text:p>0.094968704522056</text:p>
          </table:table-cell>
          <table:table-cell table:formula="of:=[.E1381]*39.3701" office:value-type="float" office:value="1.8694636969519" calcext:value-type="float">
            <text:p>1.8694636969519</text:p>
          </table:table-cell>
          <table:table-cell table:formula="of:=[.F1381]*39.3701" office:value-type="float" office:value="3.73892739390379" calcext:value-type="float">
            <text:p>3.73892739390379</text:p>
          </table:table-cell>
        </table:table-row>
        <table:table-row table:style-name="ro1">
          <table:table-cell table:formula="of:=[.A1381]+1" office:value-type="float" office:value="1404" calcext:value-type="float">
            <text:p>1404</text:p>
          </table:table-cell>
          <table:table-cell table:formula="of:=299792458/([.A1382]*1000000)" office:value-type="float" office:value="0.213527391737892" calcext:value-type="float">
            <text:p>0.213527391737892</text:p>
          </table:table-cell>
          <table:table-cell table:formula="of:=(1/3)*[.B1382]" office:value-type="float" office:value="0.0711757972459639" calcext:value-type="float">
            <text:p>0.071175797245964</text:p>
          </table:table-cell>
          <table:table-cell table:formula="of:=4*[.C1382]" office:value-type="float" office:value="0.284703188983856" calcext:value-type="float">
            <text:p>0.284703188983856</text:p>
          </table:table-cell>
          <table:table-cell table:formula="of:=[.D1382]/6" office:value-type="float" office:value="0.0474505314973093" calcext:value-type="float">
            <text:p>0.047450531497309</text:p>
          </table:table-cell>
          <table:table-cell table:formula="of:=[.E1382]*2" office:value-type="float" office:value="0.0949010629946185" calcext:value-type="float">
            <text:p>0.094901062994619</text:p>
          </table:table-cell>
          <table:table-cell table:formula="of:=[.E1382]*39.3701" office:value-type="float" office:value="1.86813217010222" calcext:value-type="float">
            <text:p>1.86813217010222</text:p>
          </table:table-cell>
          <table:table-cell table:formula="of:=[.F1382]*39.3701" office:value-type="float" office:value="3.73626434020443" calcext:value-type="float">
            <text:p>3.73626434020443</text:p>
          </table:table-cell>
        </table:table-row>
        <table:table-row table:style-name="ro1">
          <table:table-cell table:formula="of:=[.A1382]+1" office:value-type="float" office:value="1405" calcext:value-type="float">
            <text:p>1405</text:p>
          </table:table-cell>
          <table:table-cell table:formula="of:=299792458/([.A1383]*1000000)" office:value-type="float" office:value="0.213375414946619" calcext:value-type="float">
            <text:p>0.213375414946619</text:p>
          </table:table-cell>
          <table:table-cell table:formula="of:=(1/3)*[.B1383]" office:value-type="float" office:value="0.0711251383155397" calcext:value-type="float">
            <text:p>0.07112513831554</text:p>
          </table:table-cell>
          <table:table-cell table:formula="of:=4*[.C1383]" office:value-type="float" office:value="0.284500553262159" calcext:value-type="float">
            <text:p>0.284500553262159</text:p>
          </table:table-cell>
          <table:table-cell table:formula="of:=[.D1383]/6" office:value-type="float" office:value="0.0474167588770265" calcext:value-type="float">
            <text:p>0.047416758877027</text:p>
          </table:table-cell>
          <table:table-cell table:formula="of:=[.E1383]*2" office:value-type="float" office:value="0.094833517754053" calcext:value-type="float">
            <text:p>0.094833517754053</text:p>
          </table:table-cell>
          <table:table-cell table:formula="of:=[.E1383]*39.3701" office:value-type="float" office:value="1.86680253866442" calcext:value-type="float">
            <text:p>1.86680253866442</text:p>
          </table:table-cell>
          <table:table-cell table:formula="of:=[.F1383]*39.3701" office:value-type="float" office:value="3.73360507732884" calcext:value-type="float">
            <text:p>3.73360507732884</text:p>
          </table:table-cell>
        </table:table-row>
        <table:table-row table:style-name="ro1">
          <table:table-cell table:formula="of:=[.A1383]+1" office:value-type="float" office:value="1406" calcext:value-type="float">
            <text:p>1406</text:p>
          </table:table-cell>
          <table:table-cell table:formula="of:=299792458/([.A1384]*1000000)" office:value-type="float" office:value="0.213223654338549" calcext:value-type="float">
            <text:p>0.213223654338549</text:p>
          </table:table-cell>
          <table:table-cell table:formula="of:=(1/3)*[.B1384]" office:value-type="float" office:value="0.071074551446183" calcext:value-type="float">
            <text:p>0.071074551446183</text:p>
          </table:table-cell>
          <table:table-cell table:formula="of:=4*[.C1384]" office:value-type="float" office:value="0.284298205784732" calcext:value-type="float">
            <text:p>0.284298205784732</text:p>
          </table:table-cell>
          <table:table-cell table:formula="of:=[.D1384]/6" office:value-type="float" office:value="0.0473830342974553" calcext:value-type="float">
            <text:p>0.047383034297455</text:p>
          </table:table-cell>
          <table:table-cell table:formula="of:=[.E1384]*2" office:value-type="float" office:value="0.0947660685949107" calcext:value-type="float">
            <text:p>0.094766068594911</text:p>
          </table:table-cell>
          <table:table-cell table:formula="of:=[.E1384]*39.3701" office:value-type="float" office:value="1.86547479859425" calcext:value-type="float">
            <text:p>1.86547479859425</text:p>
          </table:table-cell>
          <table:table-cell table:formula="of:=[.F1384]*39.3701" office:value-type="float" office:value="3.73094959718849" calcext:value-type="float">
            <text:p>3.73094959718849</text:p>
          </table:table-cell>
        </table:table-row>
        <table:table-row table:style-name="ro1">
          <table:table-cell table:formula="of:=[.A1384]+1" office:value-type="float" office:value="1407" calcext:value-type="float">
            <text:p>1407</text:p>
          </table:table-cell>
          <table:table-cell table:formula="of:=299792458/([.A1385]*1000000)" office:value-type="float" office:value="0.213072109452736" calcext:value-type="float">
            <text:p>0.213072109452736</text:p>
          </table:table-cell>
          <table:table-cell table:formula="of:=(1/3)*[.B1385]" office:value-type="float" office:value="0.0710240364842454" calcext:value-type="float">
            <text:p>0.071024036484246</text:p>
          </table:table-cell>
          <table:table-cell table:formula="of:=4*[.C1385]" office:value-type="float" office:value="0.284096145936982" calcext:value-type="float">
            <text:p>0.284096145936982</text:p>
          </table:table-cell>
          <table:table-cell table:formula="of:=[.D1385]/6" office:value-type="float" office:value="0.0473493576561636" calcext:value-type="float">
            <text:p>0.047349357656164</text:p>
          </table:table-cell>
          <table:table-cell table:formula="of:=[.E1385]*2" office:value-type="float" office:value="0.0946987153123273" calcext:value-type="float">
            <text:p>0.094698715312327</text:p>
          </table:table-cell>
          <table:table-cell table:formula="of:=[.E1385]*39.3701" office:value-type="float" office:value="1.86414894585893" calcext:value-type="float">
            <text:p>1.86414894585893</text:p>
          </table:table-cell>
          <table:table-cell table:formula="of:=[.F1385]*39.3701" office:value-type="float" office:value="3.72829789171785" calcext:value-type="float">
            <text:p>3.72829789171785</text:p>
          </table:table-cell>
        </table:table-row>
        <table:table-row table:style-name="ro1">
          <table:table-cell table:formula="of:=[.A1385]+1" office:value-type="float" office:value="1408" calcext:value-type="float">
            <text:p>1408</text:p>
          </table:table-cell>
          <table:table-cell table:formula="of:=299792458/([.A1386]*1000000)" office:value-type="float" office:value="0.212920779829545" calcext:value-type="float">
            <text:p>0.212920779829545</text:p>
          </table:table-cell>
          <table:table-cell table:formula="of:=(1/3)*[.B1386]" office:value-type="float" office:value="0.0709735932765152" calcext:value-type="float">
            <text:p>0.070973593276515</text:p>
          </table:table-cell>
          <table:table-cell table:formula="of:=4*[.C1386]" office:value-type="float" office:value="0.283894373106061" calcext:value-type="float">
            <text:p>0.283894373106061</text:p>
          </table:table-cell>
          <table:table-cell table:formula="of:=[.D1386]/6" office:value-type="float" office:value="0.0473157288510101" calcext:value-type="float">
            <text:p>0.04731572885101</text:p>
          </table:table-cell>
          <table:table-cell table:formula="of:=[.E1386]*2" office:value-type="float" office:value="0.0946314577020202" calcext:value-type="float">
            <text:p>0.09463145770202</text:p>
          </table:table-cell>
          <table:table-cell table:formula="of:=[.E1386]*39.3701" office:value-type="float" office:value="1.86282497643715" calcext:value-type="float">
            <text:p>1.86282497643715</text:p>
          </table:table-cell>
          <table:table-cell table:formula="of:=[.F1386]*39.3701" office:value-type="float" office:value="3.72564995287431" calcext:value-type="float">
            <text:p>3.72564995287431</text:p>
          </table:table-cell>
        </table:table-row>
        <table:table-row table:style-name="ro1">
          <table:table-cell table:formula="of:=[.A1386]+1" office:value-type="float" office:value="1409" calcext:value-type="float">
            <text:p>1409</text:p>
          </table:table-cell>
          <table:table-cell table:formula="of:=299792458/([.A1387]*1000000)" office:value-type="float" office:value="0.212769665010646" calcext:value-type="float">
            <text:p>0.212769665010646</text:p>
          </table:table-cell>
          <table:table-cell table:formula="of:=(1/3)*[.B1387]" office:value-type="float" office:value="0.0709232216702153" calcext:value-type="float">
            <text:p>0.070923221670215</text:p>
          </table:table-cell>
          <table:table-cell table:formula="of:=4*[.C1387]" office:value-type="float" office:value="0.283692886680861" calcext:value-type="float">
            <text:p>0.283692886680861</text:p>
          </table:table-cell>
          <table:table-cell table:formula="of:=[.D1387]/6" office:value-type="float" office:value="0.0472821477801435" calcext:value-type="float">
            <text:p>0.047282147780144</text:p>
          </table:table-cell>
          <table:table-cell table:formula="of:=[.E1387]*2" office:value-type="float" office:value="0.094564295560287" calcext:value-type="float">
            <text:p>0.094564295560287</text:p>
          </table:table-cell>
          <table:table-cell table:formula="of:=[.E1387]*39.3701" office:value-type="float" office:value="1.86150288631903" calcext:value-type="float">
            <text:p>1.86150288631903</text:p>
          </table:table-cell>
          <table:table-cell table:formula="of:=[.F1387]*39.3701" office:value-type="float" office:value="3.72300577263806" calcext:value-type="float">
            <text:p>3.72300577263806</text:p>
          </table:table-cell>
        </table:table-row>
        <table:table-row table:style-name="ro1">
          <table:table-cell table:formula="of:=[.A1387]+1" office:value-type="float" office:value="1410" calcext:value-type="float">
            <text:p>1410</text:p>
          </table:table-cell>
          <table:table-cell table:formula="of:=299792458/([.A1388]*1000000)" office:value-type="float" office:value="0.212618764539007" calcext:value-type="float">
            <text:p>0.212618764539007</text:p>
          </table:table-cell>
          <table:table-cell table:formula="of:=(1/3)*[.B1388]" office:value-type="float" office:value="0.0708729215130024" calcext:value-type="float">
            <text:p>0.070872921513002</text:p>
          </table:table-cell>
          <table:table-cell table:formula="of:=4*[.C1388]" office:value-type="float" office:value="0.283491686052009" calcext:value-type="float">
            <text:p>0.283491686052009</text:p>
          </table:table-cell>
          <table:table-cell table:formula="of:=[.D1388]/6" office:value-type="float" office:value="0.0472486143420016" calcext:value-type="float">
            <text:p>0.047248614342002</text:p>
          </table:table-cell>
          <table:table-cell table:formula="of:=[.E1388]*2" office:value-type="float" office:value="0.0944972286840032" calcext:value-type="float">
            <text:p>0.094497228684003</text:p>
          </table:table-cell>
          <table:table-cell table:formula="of:=[.E1388]*39.3701" office:value-type="float" office:value="1.86018267150604" calcext:value-type="float">
            <text:p>1.86018267150604</text:p>
          </table:table-cell>
          <table:table-cell table:formula="of:=[.F1388]*39.3701" office:value-type="float" office:value="3.72036534301207" calcext:value-type="float">
            <text:p>3.72036534301207</text:p>
          </table:table-cell>
        </table:table-row>
        <table:table-row table:style-name="ro1">
          <table:table-cell table:formula="of:=[.A1388]+1" office:value-type="float" office:value="1411" calcext:value-type="float">
            <text:p>1411</text:p>
          </table:table-cell>
          <table:table-cell table:formula="of:=299792458/([.A1389]*1000000)" office:value-type="float" office:value="0.212468077958894" calcext:value-type="float">
            <text:p>0.212468077958894</text:p>
          </table:table-cell>
          <table:table-cell table:formula="of:=(1/3)*[.B1389]" office:value-type="float" office:value="0.0708226926529648" calcext:value-type="float">
            <text:p>0.070822692652965</text:p>
          </table:table-cell>
          <table:table-cell table:formula="of:=4*[.C1389]" office:value-type="float" office:value="0.283290770611859" calcext:value-type="float">
            <text:p>0.283290770611859</text:p>
          </table:table-cell>
          <table:table-cell table:formula="of:=[.D1389]/6" office:value-type="float" office:value="0.0472151284353099" calcext:value-type="float">
            <text:p>0.04721512843531</text:p>
          </table:table-cell>
          <table:table-cell table:formula="of:=[.E1389]*2" office:value-type="float" office:value="0.0944302568706197" calcext:value-type="float">
            <text:p>0.09443025687062</text:p>
          </table:table-cell>
          <table:table-cell table:formula="of:=[.E1389]*39.3701" office:value-type="float" office:value="1.85886432801099" calcext:value-type="float">
            <text:p>1.85886432801099</text:p>
          </table:table-cell>
          <table:table-cell table:formula="of:=[.F1389]*39.3701" office:value-type="float" office:value="3.71772865602199" calcext:value-type="float">
            <text:p>3.71772865602199</text:p>
          </table:table-cell>
        </table:table-row>
        <table:table-row table:style-name="ro1">
          <table:table-cell table:formula="of:=[.A1389]+1" office:value-type="float" office:value="1412" calcext:value-type="float">
            <text:p>1412</text:p>
          </table:table-cell>
          <table:table-cell table:formula="of:=299792458/([.A1390]*1000000)" office:value-type="float" office:value="0.212317604815864" calcext:value-type="float">
            <text:p>0.212317604815864</text:p>
          </table:table-cell>
          <table:table-cell table:formula="of:=(1/3)*[.B1390]" office:value-type="float" office:value="0.0707725349386213" calcext:value-type="float">
            <text:p>0.070772534938621</text:p>
          </table:table-cell>
          <table:table-cell table:formula="of:=4*[.C1390]" office:value-type="float" office:value="0.283090139754485" calcext:value-type="float">
            <text:p>0.283090139754485</text:p>
          </table:table-cell>
          <table:table-cell table:formula="of:=[.D1390]/6" office:value-type="float" office:value="0.0471816899590809" calcext:value-type="float">
            <text:p>0.047181689959081</text:p>
          </table:table-cell>
          <table:table-cell table:formula="of:=[.E1390]*2" office:value-type="float" office:value="0.0943633799181618" calcext:value-type="float">
            <text:p>0.094363379918162</text:p>
          </table:table-cell>
          <table:table-cell table:formula="of:=[.E1390]*39.3701" office:value-type="float" office:value="1.85754785185801" calcext:value-type="float">
            <text:p>1.85754785185801</text:p>
          </table:table-cell>
          <table:table-cell table:formula="of:=[.F1390]*39.3701" office:value-type="float" office:value="3.71509570371602" calcext:value-type="float">
            <text:p>3.71509570371602</text:p>
          </table:table-cell>
        </table:table-row>
        <table:table-row table:style-name="ro1">
          <table:table-cell table:formula="of:=[.A1390]+1" office:value-type="float" office:value="1413" calcext:value-type="float">
            <text:p>1413</text:p>
          </table:table-cell>
          <table:table-cell table:formula="of:=299792458/([.A1391]*1000000)" office:value-type="float" office:value="0.212167344656759" calcext:value-type="float">
            <text:p>0.212167344656759</text:p>
          </table:table-cell>
          <table:table-cell table:formula="of:=(1/3)*[.B1391]" office:value-type="float" office:value="0.0707224482189196" calcext:value-type="float">
            <text:p>0.07072244821892</text:p>
          </table:table-cell>
          <table:table-cell table:formula="of:=4*[.C1391]" office:value-type="float" office:value="0.282889792875678" calcext:value-type="float">
            <text:p>0.282889792875678</text:p>
          </table:table-cell>
          <table:table-cell table:formula="of:=[.D1391]/6" office:value-type="float" office:value="0.047148298812613" calcext:value-type="float">
            <text:p>0.047148298812613</text:p>
          </table:table-cell>
          <table:table-cell table:formula="of:=[.E1391]*2" office:value-type="float" office:value="0.0942965976252261" calcext:value-type="float">
            <text:p>0.094296597625226</text:p>
          </table:table-cell>
          <table:table-cell table:formula="of:=[.E1391]*39.3701" office:value-type="float" office:value="1.85623323908246" calcext:value-type="float">
            <text:p>1.85623323908246</text:p>
          </table:table-cell>
          <table:table-cell table:formula="of:=[.F1391]*39.3701" office:value-type="float" office:value="3.71246647816491" calcext:value-type="float">
            <text:p>3.71246647816491</text:p>
          </table:table-cell>
        </table:table-row>
        <table:table-row table:style-name="ro1">
          <table:table-cell table:formula="of:=[.A1391]+1" office:value-type="float" office:value="1414" calcext:value-type="float">
            <text:p>1414</text:p>
          </table:table-cell>
          <table:table-cell table:formula="of:=299792458/([.A1392]*1000000)" office:value-type="float" office:value="0.212017297029703" calcext:value-type="float">
            <text:p>0.212017297029703</text:p>
          </table:table-cell>
          <table:table-cell table:formula="of:=(1/3)*[.B1392]" office:value-type="float" office:value="0.0706724323432343" calcext:value-type="float">
            <text:p>0.070672432343234</text:p>
          </table:table-cell>
          <table:table-cell table:formula="of:=4*[.C1392]" office:value-type="float" office:value="0.282689729372937" calcext:value-type="float">
            <text:p>0.282689729372937</text:p>
          </table:table-cell>
          <table:table-cell table:formula="of:=[.D1392]/6" office:value-type="float" office:value="0.0471149548954896" calcext:value-type="float">
            <text:p>0.04711495489549</text:p>
          </table:table-cell>
          <table:table-cell table:formula="of:=[.E1392]*2" office:value-type="float" office:value="0.0942299097909791" calcext:value-type="float">
            <text:p>0.094229909790979</text:p>
          </table:table-cell>
          <table:table-cell table:formula="of:=[.E1392]*39.3701" office:value-type="float" office:value="1.85492048573091" calcext:value-type="float">
            <text:p>1.85492048573091</text:p>
          </table:table-cell>
          <table:table-cell table:formula="of:=[.F1392]*39.3701" office:value-type="float" office:value="3.70984097146183" calcext:value-type="float">
            <text:p>3.70984097146183</text:p>
          </table:table-cell>
        </table:table-row>
        <table:table-row table:style-name="ro1">
          <table:table-cell table:formula="of:=[.A1392]+1" office:value-type="float" office:value="1415" calcext:value-type="float">
            <text:p>1415</text:p>
          </table:table-cell>
          <table:table-cell table:formula="of:=299792458/([.A1393]*1000000)" office:value-type="float" office:value="0.211867461484099" calcext:value-type="float">
            <text:p>0.211867461484099</text:p>
          </table:table-cell>
          <table:table-cell table:formula="of:=(1/3)*[.B1393]" office:value-type="float" office:value="0.0706224871613663" calcext:value-type="float">
            <text:p>0.070622487161366</text:p>
          </table:table-cell>
          <table:table-cell table:formula="of:=4*[.C1393]" office:value-type="float" office:value="0.282489948645465" calcext:value-type="float">
            <text:p>0.282489948645465</text:p>
          </table:table-cell>
          <table:table-cell table:formula="of:=[.D1393]/6" office:value-type="float" office:value="0.0470816581075775" calcext:value-type="float">
            <text:p>0.047081658107578</text:p>
          </table:table-cell>
          <table:table-cell table:formula="of:=[.E1393]*2" office:value-type="float" office:value="0.0941633162151551" calcext:value-type="float">
            <text:p>0.094163316215155</text:p>
          </table:table-cell>
          <table:table-cell table:formula="of:=[.E1393]*39.3701" office:value-type="float" office:value="1.85360958786114" calcext:value-type="float">
            <text:p>1.85360958786114</text:p>
          </table:table-cell>
          <table:table-cell table:formula="of:=[.F1393]*39.3701" office:value-type="float" office:value="3.70721917572228" calcext:value-type="float">
            <text:p>3.70721917572228</text:p>
          </table:table-cell>
        </table:table-row>
        <table:table-row table:style-name="ro1">
          <table:table-cell table:formula="of:=[.A1393]+1" office:value-type="float" office:value="1416" calcext:value-type="float">
            <text:p>1416</text:p>
          </table:table-cell>
          <table:table-cell table:formula="of:=299792458/([.A1394]*1000000)" office:value-type="float" office:value="0.211717837570621" calcext:value-type="float">
            <text:p>0.211717837570621</text:p>
          </table:table-cell>
          <table:table-cell table:formula="of:=(1/3)*[.B1394]" office:value-type="float" office:value="0.0705726125235405" calcext:value-type="float">
            <text:p>0.070572612523541</text:p>
          </table:table-cell>
          <table:table-cell table:formula="of:=4*[.C1394]" office:value-type="float" office:value="0.282290450094162" calcext:value-type="float">
            <text:p>0.282290450094162</text:p>
          </table:table-cell>
          <table:table-cell table:formula="of:=[.D1394]/6" office:value-type="float" office:value="0.047048408349027" calcext:value-type="float">
            <text:p>0.047048408349027</text:p>
          </table:table-cell>
          <table:table-cell table:formula="of:=[.E1394]*2" office:value-type="float" office:value="0.094096816698054" calcext:value-type="float">
            <text:p>0.094096816698054</text:p>
          </table:table-cell>
          <table:table-cell table:formula="of:=[.E1394]*39.3701" office:value-type="float" office:value="1.85230054154203" calcext:value-type="float">
            <text:p>1.85230054154203</text:p>
          </table:table-cell>
          <table:table-cell table:formula="of:=[.F1394]*39.3701" office:value-type="float" office:value="3.70460108308405" calcext:value-type="float">
            <text:p>3.70460108308405</text:p>
          </table:table-cell>
        </table:table-row>
        <table:table-row table:style-name="ro1">
          <table:table-cell table:formula="of:=[.A1394]+1" office:value-type="float" office:value="1417" calcext:value-type="float">
            <text:p>1417</text:p>
          </table:table-cell>
          <table:table-cell table:formula="of:=299792458/([.A1395]*1000000)" office:value-type="float" office:value="0.211568424841214" calcext:value-type="float">
            <text:p>0.211568424841214</text:p>
          </table:table-cell>
          <table:table-cell table:formula="of:=(1/3)*[.B1395]" office:value-type="float" office:value="0.0705228082804046" calcext:value-type="float">
            <text:p>0.070522808280405</text:p>
          </table:table-cell>
          <table:table-cell table:formula="of:=4*[.C1395]" office:value-type="float" office:value="0.282091233121618" calcext:value-type="float">
            <text:p>0.282091233121618</text:p>
          </table:table-cell>
          <table:table-cell table:formula="of:=[.D1395]/6" office:value-type="float" office:value="0.0470152055202697" calcext:value-type="float">
            <text:p>0.04701520552027</text:p>
          </table:table-cell>
          <table:table-cell table:formula="of:=[.E1395]*2" office:value-type="float" office:value="0.0940304110405395" calcext:value-type="float">
            <text:p>0.09403041104054</text:p>
          </table:table-cell>
          <table:table-cell table:formula="of:=[.E1395]*39.3701" office:value-type="float" office:value="1.85099334285357" calcext:value-type="float">
            <text:p>1.85099334285357</text:p>
          </table:table-cell>
          <table:table-cell table:formula="of:=[.F1395]*39.3701" office:value-type="float" office:value="3.70198668570714" calcext:value-type="float">
            <text:p>3.70198668570714</text:p>
          </table:table-cell>
        </table:table-row>
        <table:table-row table:style-name="ro1">
          <table:table-cell table:formula="of:=[.A1395]+1" office:value-type="float" office:value="1418" calcext:value-type="float">
            <text:p>1418</text:p>
          </table:table-cell>
          <table:table-cell table:formula="of:=299792458/([.A1396]*1000000)" office:value-type="float" office:value="0.211419222849083" calcext:value-type="float">
            <text:p>0.211419222849083</text:p>
          </table:table-cell>
          <table:table-cell table:formula="of:=(1/3)*[.B1396]" office:value-type="float" office:value="0.0704730742830277" calcext:value-type="float">
            <text:p>0.070473074283028</text:p>
          </table:table-cell>
          <table:table-cell table:formula="of:=4*[.C1396]" office:value-type="float" office:value="0.281892297132111" calcext:value-type="float">
            <text:p>0.281892297132111</text:p>
          </table:table-cell>
          <table:table-cell table:formula="of:=[.D1396]/6" office:value-type="float" office:value="0.0469820495220185" calcext:value-type="float">
            <text:p>0.046982049522019</text:p>
          </table:table-cell>
          <table:table-cell table:formula="of:=[.E1396]*2" office:value-type="float" office:value="0.093964099044037" calcext:value-type="float">
            <text:p>0.093964099044037</text:p>
          </table:table-cell>
          <table:table-cell table:formula="of:=[.E1396]*39.3701" office:value-type="float" office:value="1.84968798788682" calcext:value-type="float">
            <text:p>1.84968798788682</text:p>
          </table:table-cell>
          <table:table-cell table:formula="of:=[.F1396]*39.3701" office:value-type="float" office:value="3.69937597577364" calcext:value-type="float">
            <text:p>3.69937597577364</text:p>
          </table:table-cell>
        </table:table-row>
        <table:table-row table:style-name="ro1">
          <table:table-cell table:formula="of:=[.A1396]+1" office:value-type="float" office:value="1419" calcext:value-type="float">
            <text:p>1419</text:p>
          </table:table-cell>
          <table:table-cell table:formula="of:=299792458/([.A1397]*1000000)" office:value-type="float" office:value="0.211270231148696" calcext:value-type="float">
            <text:p>0.211270231148696</text:p>
          </table:table-cell>
          <table:table-cell table:formula="of:=(1/3)*[.B1397]" office:value-type="float" office:value="0.0704234103828988" calcext:value-type="float">
            <text:p>0.070423410382899</text:p>
          </table:table-cell>
          <table:table-cell table:formula="of:=4*[.C1397]" office:value-type="float" office:value="0.281693641531595" calcext:value-type="float">
            <text:p>0.281693641531595</text:p>
          </table:table-cell>
          <table:table-cell table:formula="of:=[.D1397]/6" office:value-type="float" office:value="0.0469489402552658" calcext:value-type="float">
            <text:p>0.046948940255266</text:p>
          </table:table-cell>
          <table:table-cell table:formula="of:=[.E1397]*2" office:value-type="float" office:value="0.0938978805105317" calcext:value-type="float">
            <text:p>0.093897880510532</text:p>
          </table:table-cell>
          <table:table-cell table:formula="of:=[.E1397]*39.3701" office:value-type="float" office:value="1.84838447274384" calcext:value-type="float">
            <text:p>1.84838447274384</text:p>
          </table:table-cell>
          <table:table-cell table:formula="of:=[.F1397]*39.3701" office:value-type="float" office:value="3.69676894548768" calcext:value-type="float">
            <text:p>3.69676894548768</text:p>
          </table:table-cell>
        </table:table-row>
        <table:table-row table:style-name="ro1">
          <table:table-cell table:formula="of:=[.A1397]+1" office:value-type="float" office:value="1420" calcext:value-type="float">
            <text:p>1420</text:p>
          </table:table-cell>
          <table:table-cell table:formula="of:=299792458/([.A1398]*1000000)" office:value-type="float" office:value="0.211121449295775" calcext:value-type="float">
            <text:p>0.211121449295775</text:p>
          </table:table-cell>
          <table:table-cell table:formula="of:=(1/3)*[.B1398]" office:value-type="float" office:value="0.0703738164319249" calcext:value-type="float">
            <text:p>0.070373816431925</text:p>
          </table:table-cell>
          <table:table-cell table:formula="of:=4*[.C1398]" office:value-type="float" office:value="0.281495265727699" calcext:value-type="float">
            <text:p>0.281495265727699</text:p>
          </table:table-cell>
          <table:table-cell table:formula="of:=[.D1398]/6" office:value-type="float" office:value="0.0469158776212833" calcext:value-type="float">
            <text:p>0.046915877621283</text:p>
          </table:table-cell>
          <table:table-cell table:formula="of:=[.E1398]*2" office:value-type="float" office:value="0.0938317552425665" calcext:value-type="float">
            <text:p>0.093831755242567</text:p>
          </table:table-cell>
          <table:table-cell table:formula="of:=[.E1398]*39.3701" office:value-type="float" office:value="1.84708279353768" calcext:value-type="float">
            <text:p>1.84708279353768</text:p>
          </table:table-cell>
          <table:table-cell table:formula="of:=[.F1398]*39.3701" office:value-type="float" office:value="3.69416558707537" calcext:value-type="float">
            <text:p>3.69416558707537</text:p>
          </table:table-cell>
        </table:table-row>
        <table:table-row table:style-name="ro1">
          <table:table-cell table:formula="of:=[.A1398]+1" office:value-type="float" office:value="1421" calcext:value-type="float">
            <text:p>1421</text:p>
          </table:table-cell>
          <table:table-cell table:formula="of:=299792458/([.A1399]*1000000)" office:value-type="float" office:value="0.210972876847291" calcext:value-type="float">
            <text:p>0.210972876847291</text:p>
          </table:table-cell>
          <table:table-cell table:formula="of:=(1/3)*[.B1399]" office:value-type="float" office:value="0.0703242922824302" calcext:value-type="float">
            <text:p>0.07032429228243</text:p>
          </table:table-cell>
          <table:table-cell table:formula="of:=4*[.C1399]" office:value-type="float" office:value="0.281297169129721" calcext:value-type="float">
            <text:p>0.281297169129721</text:p>
          </table:table-cell>
          <table:table-cell table:formula="of:=[.D1399]/6" office:value-type="float" office:value="0.0468828615216201" calcext:value-type="float">
            <text:p>0.04688286152162</text:p>
          </table:table-cell>
          <table:table-cell table:formula="of:=[.E1399]*2" office:value-type="float" office:value="0.0937657230432403" calcext:value-type="float">
            <text:p>0.09376572304324</text:p>
          </table:table-cell>
          <table:table-cell table:formula="of:=[.E1399]*39.3701" office:value-type="float" office:value="1.84578294639234" calcext:value-type="float">
            <text:p>1.84578294639234</text:p>
          </table:table-cell>
          <table:table-cell table:formula="of:=[.F1399]*39.3701" office:value-type="float" office:value="3.69156589278467" calcext:value-type="float">
            <text:p>3.69156589278467</text:p>
          </table:table-cell>
        </table:table-row>
        <table:table-row table:style-name="ro1">
          <table:table-cell table:formula="of:=[.A1399]+1" office:value-type="float" office:value="1422" calcext:value-type="float">
            <text:p>1422</text:p>
          </table:table-cell>
          <table:table-cell table:formula="of:=299792458/([.A1400]*1000000)" office:value-type="float" office:value="0.210824513361463" calcext:value-type="float">
            <text:p>0.210824513361463</text:p>
          </table:table-cell>
          <table:table-cell table:formula="of:=(1/3)*[.B1400]" office:value-type="float" office:value="0.0702748377871542" calcext:value-type="float">
            <text:p>0.070274837787154</text:p>
          </table:table-cell>
          <table:table-cell table:formula="of:=4*[.C1400]" office:value-type="float" office:value="0.281099351148617" calcext:value-type="float">
            <text:p>0.281099351148617</text:p>
          </table:table-cell>
          <table:table-cell table:formula="of:=[.D1400]/6" office:value-type="float" office:value="0.0468498918581028" calcext:value-type="float">
            <text:p>0.046849891858103</text:p>
          </table:table-cell>
          <table:table-cell table:formula="of:=[.E1400]*2" office:value-type="float" office:value="0.0936997837162057" calcext:value-type="float">
            <text:p>0.093699783716206</text:p>
          </table:table-cell>
          <table:table-cell table:formula="of:=[.E1400]*39.3701" office:value-type="float" office:value="1.84448492744269" calcext:value-type="float">
            <text:p>1.84448492744269</text:p>
          </table:table-cell>
          <table:table-cell table:formula="of:=[.F1400]*39.3701" office:value-type="float" office:value="3.68896985488539" calcext:value-type="float">
            <text:p>3.68896985488539</text:p>
          </table:table-cell>
        </table:table-row>
        <table:table-row table:style-name="ro1">
          <table:table-cell table:formula="of:=[.A1400]+1" office:value-type="float" office:value="1423" calcext:value-type="float">
            <text:p>1423</text:p>
          </table:table-cell>
          <table:table-cell table:formula="of:=299792458/([.A1401]*1000000)" office:value-type="float" office:value="0.210676358397751" calcext:value-type="float">
            <text:p>0.210676358397751</text:p>
          </table:table-cell>
          <table:table-cell table:formula="of:=(1/3)*[.B1401]" office:value-type="float" office:value="0.0702254527992504" calcext:value-type="float">
            <text:p>0.07022545279925</text:p>
          </table:table-cell>
          <table:table-cell table:formula="of:=4*[.C1401]" office:value-type="float" office:value="0.280901811197002" calcext:value-type="float">
            <text:p>0.280901811197002</text:p>
          </table:table-cell>
          <table:table-cell table:formula="of:=[.D1401]/6" office:value-type="float" office:value="0.0468169685328336" calcext:value-type="float">
            <text:p>0.046816968532834</text:p>
          </table:table-cell>
          <table:table-cell table:formula="of:=[.E1401]*2" office:value-type="float" office:value="0.0936339370656672" calcext:value-type="float">
            <text:p>0.093633937065667</text:p>
          </table:table-cell>
          <table:table-cell table:formula="of:=[.E1401]*39.3701" office:value-type="float" office:value="1.84318873283451" calcext:value-type="float">
            <text:p>1.84318873283451</text:p>
          </table:table-cell>
          <table:table-cell table:formula="of:=[.F1401]*39.3701" office:value-type="float" office:value="3.68637746566902" calcext:value-type="float">
            <text:p>3.68637746566902</text:p>
          </table:table-cell>
        </table:table-row>
        <table:table-row table:style-name="ro1">
          <table:table-cell table:formula="of:=[.A1401]+1" office:value-type="float" office:value="1424" calcext:value-type="float">
            <text:p>1424</text:p>
          </table:table-cell>
          <table:table-cell table:formula="of:=299792458/([.A1402]*1000000)" office:value-type="float" office:value="0.210528411516854" calcext:value-type="float">
            <text:p>0.210528411516854</text:p>
          </table:table-cell>
          <table:table-cell table:formula="of:=(1/3)*[.B1402]" office:value-type="float" office:value="0.0701761371722846" calcext:value-type="float">
            <text:p>0.070176137172285</text:p>
          </table:table-cell>
          <table:table-cell table:formula="of:=4*[.C1402]" office:value-type="float" office:value="0.280704548689138" calcext:value-type="float">
            <text:p>0.280704548689138</text:p>
          </table:table-cell>
          <table:table-cell table:formula="of:=[.D1402]/6" office:value-type="float" office:value="0.0467840914481898" calcext:value-type="float">
            <text:p>0.04678409144819</text:p>
          </table:table-cell>
          <table:table-cell table:formula="of:=[.E1402]*2" office:value-type="float" office:value="0.0935681828963795" calcext:value-type="float">
            <text:p>0.09356818289638</text:p>
          </table:table-cell>
          <table:table-cell table:formula="of:=[.E1402]*39.3701" office:value-type="float" office:value="1.84189435872438" calcext:value-type="float">
            <text:p>1.84189435872438</text:p>
          </table:table-cell>
          <table:table-cell table:formula="of:=[.F1402]*39.3701" office:value-type="float" office:value="3.68378871744875" calcext:value-type="float">
            <text:p>3.68378871744875</text:p>
          </table:table-cell>
        </table:table-row>
        <table:table-row table:style-name="ro1">
          <table:table-cell table:formula="of:=[.A1402]+1" office:value-type="float" office:value="1425" calcext:value-type="float">
            <text:p>1425</text:p>
          </table:table-cell>
          <table:table-cell table:formula="of:=299792458/([.A1403]*1000000)" office:value-type="float" office:value="0.210380672280702" calcext:value-type="float">
            <text:p>0.210380672280702</text:p>
          </table:table-cell>
          <table:table-cell table:formula="of:=(1/3)*[.B1403]" office:value-type="float" office:value="0.0701268907602339" calcext:value-type="float">
            <text:p>0.070126890760234</text:p>
          </table:table-cell>
          <table:table-cell table:formula="of:=4*[.C1403]" office:value-type="float" office:value="0.280507563040936" calcext:value-type="float">
            <text:p>0.280507563040936</text:p>
          </table:table-cell>
          <table:table-cell table:formula="of:=[.D1403]/6" office:value-type="float" office:value="0.0467512605068226" calcext:value-type="float">
            <text:p>0.046751260506823</text:p>
          </table:table-cell>
          <table:table-cell table:formula="of:=[.E1403]*2" office:value-type="float" office:value="0.0935025210136452" calcext:value-type="float">
            <text:p>0.093502521013645</text:p>
          </table:table-cell>
          <table:table-cell table:formula="of:=[.E1403]*39.3701" office:value-type="float" office:value="1.84060180127966" calcext:value-type="float">
            <text:p>1.84060180127966</text:p>
          </table:table-cell>
          <table:table-cell table:formula="of:=[.F1403]*39.3701" office:value-type="float" office:value="3.68120360255931" calcext:value-type="float">
            <text:p>3.68120360255931</text:p>
          </table:table-cell>
        </table:table-row>
        <table:table-row table:style-name="ro1">
          <table:table-cell table:formula="of:=[.A1403]+1" office:value-type="float" office:value="1426" calcext:value-type="float">
            <text:p>1426</text:p>
          </table:table-cell>
          <table:table-cell table:formula="of:=299792458/([.A1404]*1000000)" office:value-type="float" office:value="0.210233140252454" calcext:value-type="float">
            <text:p>0.210233140252454</text:p>
          </table:table-cell>
          <table:table-cell table:formula="of:=(1/3)*[.B1404]" office:value-type="float" office:value="0.0700777134174848" calcext:value-type="float">
            <text:p>0.070077713417485</text:p>
          </table:table-cell>
          <table:table-cell table:formula="of:=4*[.C1404]" office:value-type="float" office:value="0.280310853669939" calcext:value-type="float">
            <text:p>0.280310853669939</text:p>
          </table:table-cell>
          <table:table-cell table:formula="of:=[.D1404]/6" office:value-type="float" office:value="0.0467184756116565" calcext:value-type="float">
            <text:p>0.046718475611657</text:p>
          </table:table-cell>
          <table:table-cell table:formula="of:=[.E1404]*2" office:value-type="float" office:value="0.0934369512233131" calcext:value-type="float">
            <text:p>0.093436951223313</text:p>
          </table:table-cell>
          <table:table-cell table:formula="of:=[.E1404]*39.3701" office:value-type="float" office:value="1.83931105667848" calcext:value-type="float">
            <text:p>1.83931105667848</text:p>
          </table:table-cell>
          <table:table-cell table:formula="of:=[.F1404]*39.3701" office:value-type="float" office:value="3.67862211335696" calcext:value-type="float">
            <text:p>3.67862211335696</text:p>
          </table:table-cell>
        </table:table-row>
        <table:table-row table:style-name="ro1">
          <table:table-cell table:formula="of:=[.A1404]+1" office:value-type="float" office:value="1427" calcext:value-type="float">
            <text:p>1427</text:p>
          </table:table-cell>
          <table:table-cell table:formula="of:=299792458/([.A1405]*1000000)" office:value-type="float" office:value="0.210085814996496" calcext:value-type="float">
            <text:p>0.210085814996496</text:p>
          </table:table-cell>
          <table:table-cell table:formula="of:=(1/3)*[.B1405]" office:value-type="float" office:value="0.070028604998832" calcext:value-type="float">
            <text:p>0.070028604998832</text:p>
          </table:table-cell>
          <table:table-cell table:formula="of:=4*[.C1405]" office:value-type="float" office:value="0.280114419995328" calcext:value-type="float">
            <text:p>0.280114419995328</text:p>
          </table:table-cell>
          <table:table-cell table:formula="of:=[.D1405]/6" office:value-type="float" office:value="0.046685736665888" calcext:value-type="float">
            <text:p>0.046685736665888</text:p>
          </table:table-cell>
          <table:table-cell table:formula="of:=[.E1405]*2" office:value-type="float" office:value="0.093371473331776" calcext:value-type="float">
            <text:p>0.093371473331776</text:p>
          </table:table-cell>
          <table:table-cell table:formula="of:=[.E1405]*39.3701" office:value-type="float" office:value="1.83802212110968" calcext:value-type="float">
            <text:p>1.83802212110968</text:p>
          </table:table-cell>
          <table:table-cell table:formula="of:=[.F1405]*39.3701" office:value-type="float" office:value="3.67604424221936" calcext:value-type="float">
            <text:p>3.67604424221936</text:p>
          </table:table-cell>
        </table:table-row>
        <table:table-row table:style-name="ro1">
          <table:table-cell table:formula="of:=[.A1405]+1" office:value-type="float" office:value="1428" calcext:value-type="float">
            <text:p>1428</text:p>
          </table:table-cell>
          <table:table-cell table:formula="of:=299792458/([.A1406]*1000000)" office:value-type="float" office:value="0.209938696078431" calcext:value-type="float">
            <text:p>0.209938696078431</text:p>
          </table:table-cell>
          <table:table-cell table:formula="of:=(1/3)*[.B1406]" office:value-type="float" office:value="0.0699795653594771" calcext:value-type="float">
            <text:p>0.069979565359477</text:p>
          </table:table-cell>
          <table:table-cell table:formula="of:=4*[.C1406]" office:value-type="float" office:value="0.279918261437908" calcext:value-type="float">
            <text:p>0.279918261437908</text:p>
          </table:table-cell>
          <table:table-cell table:formula="of:=[.D1406]/6" office:value-type="float" office:value="0.0466530435729848" calcext:value-type="float">
            <text:p>0.046653043572985</text:p>
          </table:table-cell>
          <table:table-cell table:formula="of:=[.E1406]*2" office:value-type="float" office:value="0.0933060871459695" calcext:value-type="float">
            <text:p>0.09330608714597</text:p>
          </table:table-cell>
          <table:table-cell table:formula="of:=[.E1406]*39.3701" office:value-type="float" office:value="1.83673499077277" calcext:value-type="float">
            <text:p>1.83673499077277</text:p>
          </table:table-cell>
          <table:table-cell table:formula="of:=[.F1406]*39.3701" office:value-type="float" office:value="3.67346998154553" calcext:value-type="float">
            <text:p>3.67346998154553</text:p>
          </table:table-cell>
        </table:table-row>
        <table:table-row table:style-name="ro1">
          <table:table-cell table:formula="of:=[.A1406]+1" office:value-type="float" office:value="1429" calcext:value-type="float">
            <text:p>1429</text:p>
          </table:table-cell>
          <table:table-cell table:formula="of:=299792458/([.A1407]*1000000)" office:value-type="float" office:value="0.20979178306508" calcext:value-type="float">
            <text:p>0.20979178306508</text:p>
          </table:table-cell>
          <table:table-cell table:formula="of:=(1/3)*[.B1407]" office:value-type="float" office:value="0.0699305943550268" calcext:value-type="float">
            <text:p>0.069930594355027</text:p>
          </table:table-cell>
          <table:table-cell table:formula="of:=4*[.C1407]" office:value-type="float" office:value="0.279722377420107" calcext:value-type="float">
            <text:p>0.279722377420107</text:p>
          </table:table-cell>
          <table:table-cell table:formula="of:=[.D1407]/6" office:value-type="float" office:value="0.0466203962366846" calcext:value-type="float">
            <text:p>0.046620396236685</text:p>
          </table:table-cell>
          <table:table-cell table:formula="of:=[.E1407]*2" office:value-type="float" office:value="0.0932407924733691" calcext:value-type="float">
            <text:p>0.093240792473369</text:p>
          </table:table-cell>
          <table:table-cell table:formula="of:=[.E1407]*39.3701" office:value-type="float" office:value="1.83544966187789" calcext:value-type="float">
            <text:p>1.83544966187789</text:p>
          </table:table-cell>
          <table:table-cell table:formula="of:=[.F1407]*39.3701" office:value-type="float" office:value="3.67089932375579" calcext:value-type="float">
            <text:p>3.67089932375579</text:p>
          </table:table-cell>
        </table:table-row>
        <table:table-row table:style-name="ro1">
          <table:table-cell table:formula="of:=[.A1407]+1" office:value-type="float" office:value="1430" calcext:value-type="float">
            <text:p>1430</text:p>
          </table:table-cell>
          <table:table-cell table:formula="of:=299792458/([.A1408]*1000000)" office:value-type="float" office:value="0.209645075524475" calcext:value-type="float">
            <text:p>0.209645075524475</text:p>
          </table:table-cell>
          <table:table-cell table:formula="of:=(1/3)*[.B1408]" office:value-type="float" office:value="0.0698816918414918" calcext:value-type="float">
            <text:p>0.069881691841492</text:p>
          </table:table-cell>
          <table:table-cell table:formula="of:=4*[.C1408]" office:value-type="float" office:value="0.279526767365967" calcext:value-type="float">
            <text:p>0.279526767365967</text:p>
          </table:table-cell>
          <table:table-cell table:formula="of:=[.D1408]/6" office:value-type="float" office:value="0.0465877945609946" calcext:value-type="float">
            <text:p>0.046587794560995</text:p>
          </table:table-cell>
          <table:table-cell table:formula="of:=[.E1408]*2" office:value-type="float" office:value="0.0931755891219891" calcext:value-type="float">
            <text:p>0.093175589121989</text:p>
          </table:table-cell>
          <table:table-cell table:formula="of:=[.E1408]*39.3701" office:value-type="float" office:value="1.83416613064581" calcext:value-type="float">
            <text:p>1.83416613064581</text:p>
          </table:table-cell>
          <table:table-cell table:formula="of:=[.F1408]*39.3701" office:value-type="float" office:value="3.66833226129162" calcext:value-type="float">
            <text:p>3.66833226129162</text:p>
          </table:table-cell>
        </table:table-row>
        <table:table-row table:style-name="ro1">
          <table:table-cell table:formula="of:=[.A1408]+1" office:value-type="float" office:value="1431" calcext:value-type="float">
            <text:p>1431</text:p>
          </table:table-cell>
          <table:table-cell table:formula="of:=299792458/([.A1409]*1000000)" office:value-type="float" office:value="0.209498573025856" calcext:value-type="float">
            <text:p>0.209498573025856</text:p>
          </table:table-cell>
          <table:table-cell table:formula="of:=(1/3)*[.B1409]" office:value-type="float" office:value="0.0698328576752853" calcext:value-type="float">
            <text:p>0.069832857675285</text:p>
          </table:table-cell>
          <table:table-cell table:formula="of:=4*[.C1409]" office:value-type="float" office:value="0.279331430701141" calcext:value-type="float">
            <text:p>0.279331430701141</text:p>
          </table:table-cell>
          <table:table-cell table:formula="of:=[.D1409]/6" office:value-type="float" office:value="0.0465552384501902" calcext:value-type="float">
            <text:p>0.04655523845019</text:p>
          </table:table-cell>
          <table:table-cell table:formula="of:=[.E1409]*2" office:value-type="float" office:value="0.0931104769003805" calcext:value-type="float">
            <text:p>0.093110476900381</text:p>
          </table:table-cell>
          <table:table-cell table:formula="of:=[.E1409]*39.3701" office:value-type="float" office:value="1.83288439330783" calcext:value-type="float">
            <text:p>1.83288439330783</text:p>
          </table:table-cell>
          <table:table-cell table:formula="of:=[.F1409]*39.3701" office:value-type="float" office:value="3.66576878661567" calcext:value-type="float">
            <text:p>3.66576878661567</text:p>
          </table:table-cell>
        </table:table-row>
        <table:table-row table:style-name="ro1">
          <table:table-cell table:formula="of:=[.A1409]+1" office:value-type="float" office:value="1432" calcext:value-type="float">
            <text:p>1432</text:p>
          </table:table-cell>
          <table:table-cell table:formula="of:=299792458/([.A1410]*1000000)" office:value-type="float" office:value="0.209352275139665" calcext:value-type="float">
            <text:p>0.209352275139665</text:p>
          </table:table-cell>
          <table:table-cell table:formula="of:=(1/3)*[.B1410]" office:value-type="float" office:value="0.0697840917132216" calcext:value-type="float">
            <text:p>0.069784091713222</text:p>
          </table:table-cell>
          <table:table-cell table:formula="of:=4*[.C1410]" office:value-type="float" office:value="0.279136366852886" calcext:value-type="float">
            <text:p>0.279136366852886</text:p>
          </table:table-cell>
          <table:table-cell table:formula="of:=[.D1410]/6" office:value-type="float" office:value="0.0465227278088144" calcext:value-type="float">
            <text:p>0.046522727808814</text:p>
          </table:table-cell>
          <table:table-cell table:formula="of:=[.E1410]*2" office:value-type="float" office:value="0.0930454556176288" calcext:value-type="float">
            <text:p>0.093045455617629</text:p>
          </table:table-cell>
          <table:table-cell table:formula="of:=[.E1410]*39.3701" office:value-type="float" office:value="1.8316044461058" calcext:value-type="float">
            <text:p>1.8316044461058</text:p>
          </table:table-cell>
          <table:table-cell table:formula="of:=[.F1410]*39.3701" office:value-type="float" office:value="3.66320889221161" calcext:value-type="float">
            <text:p>3.66320889221161</text:p>
          </table:table-cell>
        </table:table-row>
        <table:table-row table:style-name="ro1">
          <table:table-cell table:formula="of:=[.A1410]+1" office:value-type="float" office:value="1433" calcext:value-type="float">
            <text:p>1433</text:p>
          </table:table-cell>
          <table:table-cell table:formula="of:=299792458/([.A1411]*1000000)" office:value-type="float" office:value="0.209206181437544" calcext:value-type="float">
            <text:p>0.209206181437544</text:p>
          </table:table-cell>
          <table:table-cell table:formula="of:=(1/3)*[.B1411]" office:value-type="float" office:value="0.0697353938125145" calcext:value-type="float">
            <text:p>0.069735393812515</text:p>
          </table:table-cell>
          <table:table-cell table:formula="of:=4*[.C1411]" office:value-type="float" office:value="0.278941575250058" calcext:value-type="float">
            <text:p>0.278941575250058</text:p>
          </table:table-cell>
          <table:table-cell table:formula="of:=[.D1411]/6" office:value-type="float" office:value="0.0464902625416764" calcext:value-type="float">
            <text:p>0.046490262541676</text:p>
          </table:table-cell>
          <table:table-cell table:formula="of:=[.E1411]*2" office:value-type="float" office:value="0.0929805250833527" calcext:value-type="float">
            <text:p>0.092980525083353</text:p>
          </table:table-cell>
          <table:table-cell table:formula="of:=[.E1411]*39.3701" office:value-type="float" office:value="1.83032628529205" calcext:value-type="float">
            <text:p>1.83032628529205</text:p>
          </table:table-cell>
          <table:table-cell table:formula="of:=[.F1411]*39.3701" office:value-type="float" office:value="3.6606525705841" calcext:value-type="float">
            <text:p>3.6606525705841</text:p>
          </table:table-cell>
        </table:table-row>
        <table:table-row table:style-name="ro1">
          <table:table-cell table:formula="of:=[.A1411]+1" office:value-type="float" office:value="1434" calcext:value-type="float">
            <text:p>1434</text:p>
          </table:table-cell>
          <table:table-cell table:formula="of:=299792458/([.A1412]*1000000)" office:value-type="float" office:value="0.209060291492329" calcext:value-type="float">
            <text:p>0.209060291492329</text:p>
          </table:table-cell>
          <table:table-cell table:formula="of:=(1/3)*[.B1412]" office:value-type="float" office:value="0.0696867638307764" calcext:value-type="float">
            <text:p>0.069686763830776</text:p>
          </table:table-cell>
          <table:table-cell table:formula="of:=4*[.C1412]" office:value-type="float" office:value="0.278747055323105" calcext:value-type="float">
            <text:p>0.278747055323105</text:p>
          </table:table-cell>
          <table:table-cell table:formula="of:=[.D1412]/6" office:value-type="float" office:value="0.0464578425538509" calcext:value-type="float">
            <text:p>0.046457842553851</text:p>
          </table:table-cell>
          <table:table-cell table:formula="of:=[.E1412]*2" office:value-type="float" office:value="0.0929156851077018" calcext:value-type="float">
            <text:p>0.092915685107702</text:p>
          </table:table-cell>
          <table:table-cell table:formula="of:=[.E1412]*39.3701" office:value-type="float" office:value="1.82904990712937" calcext:value-type="float">
            <text:p>1.82904990712937</text:p>
          </table:table-cell>
          <table:table-cell table:formula="of:=[.F1412]*39.3701" office:value-type="float" office:value="3.65809981425873" calcext:value-type="float">
            <text:p>3.65809981425873</text:p>
          </table:table-cell>
        </table:table-row>
        <table:table-row table:style-name="ro1">
          <table:table-cell table:formula="of:=[.A1412]+1" office:value-type="float" office:value="1435" calcext:value-type="float">
            <text:p>1435</text:p>
          </table:table-cell>
          <table:table-cell table:formula="of:=299792458/([.A1413]*1000000)" office:value-type="float" office:value="0.208914604878049" calcext:value-type="float">
            <text:p>0.208914604878049</text:p>
          </table:table-cell>
          <table:table-cell table:formula="of:=(1/3)*[.B1413]" office:value-type="float" office:value="0.0696382016260163" calcext:value-type="float">
            <text:p>0.069638201626016</text:p>
          </table:table-cell>
          <table:table-cell table:formula="of:=4*[.C1413]" office:value-type="float" office:value="0.278552806504065" calcext:value-type="float">
            <text:p>0.278552806504065</text:p>
          </table:table-cell>
          <table:table-cell table:formula="of:=[.D1413]/6" office:value-type="float" office:value="0.0464254677506775" calcext:value-type="float">
            <text:p>0.046425467750678</text:p>
          </table:table-cell>
          <table:table-cell table:formula="of:=[.E1413]*2" office:value-type="float" office:value="0.092850935501355" calcext:value-type="float">
            <text:p>0.092850935501355</text:p>
          </table:table-cell>
          <table:table-cell table:formula="of:=[.E1413]*39.3701" office:value-type="float" office:value="1.82777530789095" calcext:value-type="float">
            <text:p>1.82777530789095</text:p>
          </table:table-cell>
          <table:table-cell table:formula="of:=[.F1413]*39.3701" office:value-type="float" office:value="3.6555506157819" calcext:value-type="float">
            <text:p>3.6555506157819</text:p>
          </table:table-cell>
        </table:table-row>
        <table:table-row table:style-name="ro1">
          <table:table-cell table:formula="of:=[.A1413]+1" office:value-type="float" office:value="1436" calcext:value-type="float">
            <text:p>1436</text:p>
          </table:table-cell>
          <table:table-cell table:formula="of:=299792458/([.A1414]*1000000)" office:value-type="float" office:value="0.208769121169916" calcext:value-type="float">
            <text:p>0.208769121169916</text:p>
          </table:table-cell>
          <table:table-cell table:formula="of:=(1/3)*[.B1414]" office:value-type="float" office:value="0.0695897070566388" calcext:value-type="float">
            <text:p>0.069589707056639</text:p>
          </table:table-cell>
          <table:table-cell table:formula="of:=4*[.C1414]" office:value-type="float" office:value="0.278358828226555" calcext:value-type="float">
            <text:p>0.278358828226555</text:p>
          </table:table-cell>
          <table:table-cell table:formula="of:=[.D1414]/6" office:value-type="float" office:value="0.0463931380377592" calcext:value-type="float">
            <text:p>0.046393138037759</text:p>
          </table:table-cell>
          <table:table-cell table:formula="of:=[.E1414]*2" office:value-type="float" office:value="0.0927862760755184" calcext:value-type="float">
            <text:p>0.092786276075518</text:p>
          </table:table-cell>
          <table:table-cell table:formula="of:=[.E1414]*39.3701" office:value-type="float" office:value="1.82650248386038" calcext:value-type="float">
            <text:p>1.82650248386038</text:p>
          </table:table-cell>
          <table:table-cell table:formula="of:=[.F1414]*39.3701" office:value-type="float" office:value="3.65300496772077" calcext:value-type="float">
            <text:p>3.65300496772077</text:p>
          </table:table-cell>
        </table:table-row>
        <table:table-row table:style-name="ro1">
          <table:table-cell table:formula="of:=[.A1414]+1" office:value-type="float" office:value="1437" calcext:value-type="float">
            <text:p>1437</text:p>
          </table:table-cell>
          <table:table-cell table:formula="of:=299792458/([.A1415]*1000000)" office:value-type="float" office:value="0.208623839944328" calcext:value-type="float">
            <text:p>0.208623839944328</text:p>
          </table:table-cell>
          <table:table-cell table:formula="of:=(1/3)*[.B1415]" office:value-type="float" office:value="0.0695412799814428" calcext:value-type="float">
            <text:p>0.069541279981443</text:p>
          </table:table-cell>
          <table:table-cell table:formula="of:=4*[.C1415]" office:value-type="float" office:value="0.278165119925771" calcext:value-type="float">
            <text:p>0.278165119925771</text:p>
          </table:table-cell>
          <table:table-cell table:formula="of:=[.D1415]/6" office:value-type="float" office:value="0.0463608533209619" calcext:value-type="float">
            <text:p>0.046360853320962</text:p>
          </table:table-cell>
          <table:table-cell table:formula="of:=[.E1415]*2" office:value-type="float" office:value="0.0927217066419238" calcext:value-type="float">
            <text:p>0.092721706641924</text:p>
          </table:table-cell>
          <table:table-cell table:formula="of:=[.E1415]*39.3701" office:value-type="float" office:value="1.8252314313316" calcext:value-type="float">
            <text:p>1.8252314313316</text:p>
          </table:table-cell>
          <table:table-cell table:formula="of:=[.F1415]*39.3701" office:value-type="float" office:value="3.6504628626632" calcext:value-type="float">
            <text:p>3.6504628626632</text:p>
          </table:table-cell>
        </table:table-row>
        <table:table-row table:style-name="ro1">
          <table:table-cell table:formula="of:=[.A1415]+1" office:value-type="float" office:value="1438" calcext:value-type="float">
            <text:p>1438</text:p>
          </table:table-cell>
          <table:table-cell table:formula="of:=299792458/([.A1416]*1000000)" office:value-type="float" office:value="0.208478760778859" calcext:value-type="float">
            <text:p>0.208478760778859</text:p>
          </table:table-cell>
          <table:table-cell table:formula="of:=(1/3)*[.B1416]" office:value-type="float" office:value="0.0694929202596198" calcext:value-type="float">
            <text:p>0.06949292025962</text:p>
          </table:table-cell>
          <table:table-cell table:formula="of:=4*[.C1416]" office:value-type="float" office:value="0.277971681038479" calcext:value-type="float">
            <text:p>0.277971681038479</text:p>
          </table:table-cell>
          <table:table-cell table:formula="of:=[.D1416]/6" office:value-type="float" office:value="0.0463286135064132" calcext:value-type="float">
            <text:p>0.046328613506413</text:p>
          </table:table-cell>
          <table:table-cell table:formula="of:=[.E1416]*2" office:value-type="float" office:value="0.0926572270128264" calcext:value-type="float">
            <text:p>0.092657227012827</text:p>
          </table:table-cell>
          <table:table-cell table:formula="of:=[.E1416]*39.3701" office:value-type="float" office:value="1.82396214660884" calcext:value-type="float">
            <text:p>1.82396214660884</text:p>
          </table:table-cell>
          <table:table-cell table:formula="of:=[.F1416]*39.3701" office:value-type="float" office:value="3.64792429321768" calcext:value-type="float">
            <text:p>3.64792429321768</text:p>
          </table:table-cell>
        </table:table-row>
        <table:table-row table:style-name="ro1">
          <table:table-cell table:formula="of:=[.A1416]+1" office:value-type="float" office:value="1439" calcext:value-type="float">
            <text:p>1439</text:p>
          </table:table-cell>
          <table:table-cell table:formula="of:=299792458/([.A1417]*1000000)" office:value-type="float" office:value="0.208333883252258" calcext:value-type="float">
            <text:p>0.208333883252258</text:p>
          </table:table-cell>
          <table:table-cell table:formula="of:=(1/3)*[.B1417]" office:value-type="float" office:value="0.0694446277507528" calcext:value-type="float">
            <text:p>0.069444627750753</text:p>
          </table:table-cell>
          <table:table-cell table:formula="of:=4*[.C1417]" office:value-type="float" office:value="0.277778511003011" calcext:value-type="float">
            <text:p>0.277778511003011</text:p>
          </table:table-cell>
          <table:table-cell table:formula="of:=[.D1417]/6" office:value-type="float" office:value="0.0462964185005019" calcext:value-type="float">
            <text:p>0.046296418500502</text:p>
          </table:table-cell>
          <table:table-cell table:formula="of:=[.E1417]*2" office:value-type="float" office:value="0.0925928370010038" calcext:value-type="float">
            <text:p>0.092592837001004</text:p>
          </table:table-cell>
          <table:table-cell table:formula="of:=[.E1417]*39.3701" office:value-type="float" office:value="1.82269462600661" calcext:value-type="float">
            <text:p>1.82269462600661</text:p>
          </table:table-cell>
          <table:table-cell table:formula="of:=[.F1417]*39.3701" office:value-type="float" office:value="3.64538925201322" calcext:value-type="float">
            <text:p>3.64538925201322</text:p>
          </table:table-cell>
        </table:table-row>
        <table:table-row table:style-name="ro1">
          <table:table-cell table:formula="of:=[.A1417]+1" office:value-type="float" office:value="1440" calcext:value-type="float">
            <text:p>1440</text:p>
          </table:table-cell>
          <table:table-cell table:formula="of:=299792458/([.A1418]*1000000)" office:value-type="float" office:value="0.208189206944444" calcext:value-type="float">
            <text:p>0.208189206944444</text:p>
          </table:table-cell>
          <table:table-cell table:formula="of:=(1/3)*[.B1418]" office:value-type="float" office:value="0.0693964023148148" calcext:value-type="float">
            <text:p>0.069396402314815</text:p>
          </table:table-cell>
          <table:table-cell table:formula="of:=4*[.C1418]" office:value-type="float" office:value="0.277585609259259" calcext:value-type="float">
            <text:p>0.277585609259259</text:p>
          </table:table-cell>
          <table:table-cell table:formula="of:=[.D1418]/6" office:value-type="float" office:value="0.0462642682098765" calcext:value-type="float">
            <text:p>0.046264268209877</text:p>
          </table:table-cell>
          <table:table-cell table:formula="of:=[.E1418]*2" office:value-type="float" office:value="0.0925285364197531" calcext:value-type="float">
            <text:p>0.092528536419753</text:p>
          </table:table-cell>
          <table:table-cell table:formula="of:=[.E1418]*39.3701" office:value-type="float" office:value="1.82142886584966" calcext:value-type="float">
            <text:p>1.82142886584966</text:p>
          </table:table-cell>
          <table:table-cell table:formula="of:=[.F1418]*39.3701" office:value-type="float" office:value="3.64285773169932" calcext:value-type="float">
            <text:p>3.64285773169932</text:p>
          </table:table-cell>
        </table:table-row>
        <table:table-row table:style-name="ro1">
          <table:table-cell table:formula="of:=[.A1418]+1" office:value-type="float" office:value="1441" calcext:value-type="float">
            <text:p>1441</text:p>
          </table:table-cell>
          <table:table-cell table:formula="of:=299792458/([.A1419]*1000000)" office:value-type="float" office:value="0.208044731436502" calcext:value-type="float">
            <text:p>0.208044731436502</text:p>
          </table:table-cell>
          <table:table-cell table:formula="of:=(1/3)*[.B1419]" office:value-type="float" office:value="0.0693482438121675" calcext:value-type="float">
            <text:p>0.069348243812168</text:p>
          </table:table-cell>
          <table:table-cell table:formula="of:=4*[.C1419]" office:value-type="float" office:value="0.27739297524867" calcext:value-type="float">
            <text:p>0.27739297524867</text:p>
          </table:table-cell>
          <table:table-cell table:formula="of:=[.D1419]/6" office:value-type="float" office:value="0.046232162541445" calcext:value-type="float">
            <text:p>0.046232162541445</text:p>
          </table:table-cell>
          <table:table-cell table:formula="of:=[.E1419]*2" office:value-type="float" office:value="0.09246432508289" calcext:value-type="float">
            <text:p>0.09246432508289</text:p>
          </table:table-cell>
          <table:table-cell table:formula="of:=[.E1419]*39.3701" office:value-type="float" office:value="1.82016486247294" calcext:value-type="float">
            <text:p>1.82016486247294</text:p>
          </table:table-cell>
          <table:table-cell table:formula="of:=[.F1419]*39.3701" office:value-type="float" office:value="3.64032972494589" calcext:value-type="float">
            <text:p>3.64032972494589</text:p>
          </table:table-cell>
        </table:table-row>
        <table:table-row table:style-name="ro1">
          <table:table-cell table:formula="of:=[.A1419]+1" office:value-type="float" office:value="1442" calcext:value-type="float">
            <text:p>1442</text:p>
          </table:table-cell>
          <table:table-cell table:formula="of:=299792458/([.A1420]*1000000)" office:value-type="float" office:value="0.20790045631068" calcext:value-type="float">
            <text:p>0.20790045631068</text:p>
          </table:table-cell>
          <table:table-cell table:formula="of:=(1/3)*[.B1420]" office:value-type="float" office:value="0.0693001521035599" calcext:value-type="float">
            <text:p>0.06930015210356</text:p>
          </table:table-cell>
          <table:table-cell table:formula="of:=4*[.C1420]" office:value-type="float" office:value="0.277200608414239" calcext:value-type="float">
            <text:p>0.277200608414239</text:p>
          </table:table-cell>
          <table:table-cell table:formula="of:=[.D1420]/6" office:value-type="float" office:value="0.0462001014023732" calcext:value-type="float">
            <text:p>0.046200101402373</text:p>
          </table:table-cell>
          <table:table-cell table:formula="of:=[.E1420]*2" office:value-type="float" office:value="0.0924002028047465" calcext:value-type="float">
            <text:p>0.092400202804747</text:p>
          </table:table-cell>
          <table:table-cell table:formula="of:=[.E1420]*39.3701" office:value-type="float" office:value="1.81890261222157" calcext:value-type="float">
            <text:p>1.81890261222157</text:p>
          </table:table-cell>
          <table:table-cell table:formula="of:=[.F1420]*39.3701" office:value-type="float" office:value="3.63780522444315" calcext:value-type="float">
            <text:p>3.63780522444315</text:p>
          </table:table-cell>
        </table:table-row>
        <table:table-row table:style-name="ro1">
          <table:table-cell table:formula="of:=[.A1420]+1" office:value-type="float" office:value="1443" calcext:value-type="float">
            <text:p>1443</text:p>
          </table:table-cell>
          <table:table-cell table:formula="of:=299792458/([.A1421]*1000000)" office:value-type="float" office:value="0.207756381150381" calcext:value-type="float">
            <text:p>0.207756381150381</text:p>
          </table:table-cell>
          <table:table-cell table:formula="of:=(1/3)*[.B1421]" office:value-type="float" office:value="0.069252127050127" calcext:value-type="float">
            <text:p>0.069252127050127</text:p>
          </table:table-cell>
          <table:table-cell table:formula="of:=4*[.C1421]" office:value-type="float" office:value="0.277008508200508" calcext:value-type="float">
            <text:p>0.277008508200508</text:p>
          </table:table-cell>
          <table:table-cell table:formula="of:=[.D1421]/6" office:value-type="float" office:value="0.0461680847000847" calcext:value-type="float">
            <text:p>0.046168084700085</text:p>
          </table:table-cell>
          <table:table-cell table:formula="of:=[.E1421]*2" office:value-type="float" office:value="0.0923361694001694" calcext:value-type="float">
            <text:p>0.092336169400169</text:p>
          </table:table-cell>
          <table:table-cell table:formula="of:=[.E1421]*39.3701" office:value-type="float" office:value="1.8176421114508" calcext:value-type="float">
            <text:p>1.8176421114508</text:p>
          </table:table-cell>
          <table:table-cell table:formula="of:=[.F1421]*39.3701" office:value-type="float" office:value="3.63528422290161" calcext:value-type="float">
            <text:p>3.63528422290161</text:p>
          </table:table-cell>
        </table:table-row>
        <table:table-row table:style-name="ro1">
          <table:table-cell table:formula="of:=[.A1421]+1" office:value-type="float" office:value="1444" calcext:value-type="float">
            <text:p>1444</text:p>
          </table:table-cell>
          <table:table-cell table:formula="of:=299792458/([.A1422]*1000000)" office:value-type="float" office:value="0.207612505540166" calcext:value-type="float">
            <text:p>0.207612505540166</text:p>
          </table:table-cell>
          <table:table-cell table:formula="of:=(1/3)*[.B1422]" office:value-type="float" office:value="0.0692041685133887" calcext:value-type="float">
            <text:p>0.069204168513389</text:p>
          </table:table-cell>
          <table:table-cell table:formula="of:=4*[.C1422]" office:value-type="float" office:value="0.276816674053555" calcext:value-type="float">
            <text:p>0.276816674053555</text:p>
          </table:table-cell>
          <table:table-cell table:formula="of:=[.D1422]/6" office:value-type="float" office:value="0.0461361123422592" calcext:value-type="float">
            <text:p>0.046136112342259</text:p>
          </table:table-cell>
          <table:table-cell table:formula="of:=[.E1422]*2" office:value-type="float" office:value="0.0922722246845183" calcext:value-type="float">
            <text:p>0.092272224684518</text:p>
          </table:table-cell>
          <table:table-cell table:formula="of:=[.E1422]*39.3701" office:value-type="float" office:value="1.81638335652598" calcext:value-type="float">
            <text:p>1.81638335652598</text:p>
          </table:table-cell>
          <table:table-cell table:formula="of:=[.F1422]*39.3701" office:value-type="float" office:value="3.63276671305195" calcext:value-type="float">
            <text:p>3.63276671305195</text:p>
          </table:table-cell>
        </table:table-row>
        <table:table-row table:style-name="ro1">
          <table:table-cell table:formula="of:=[.A1422]+1" office:value-type="float" office:value="1445" calcext:value-type="float">
            <text:p>1445</text:p>
          </table:table-cell>
          <table:table-cell table:formula="of:=299792458/([.A1423]*1000000)" office:value-type="float" office:value="0.207468829065744" calcext:value-type="float">
            <text:p>0.207468829065744</text:p>
          </table:table-cell>
          <table:table-cell table:formula="of:=(1/3)*[.B1423]" office:value-type="float" office:value="0.069156276355248" calcext:value-type="float">
            <text:p>0.069156276355248</text:p>
          </table:table-cell>
          <table:table-cell table:formula="of:=4*[.C1423]" office:value-type="float" office:value="0.276625105420992" calcext:value-type="float">
            <text:p>0.276625105420992</text:p>
          </table:table-cell>
          <table:table-cell table:formula="of:=[.D1423]/6" office:value-type="float" office:value="0.046104184236832" calcext:value-type="float">
            <text:p>0.046104184236832</text:p>
          </table:table-cell>
          <table:table-cell table:formula="of:=[.E1423]*2" office:value-type="float" office:value="0.092208368473664" calcext:value-type="float">
            <text:p>0.092208368473664</text:p>
          </table:table-cell>
          <table:table-cell table:formula="of:=[.E1423]*39.3701" office:value-type="float" office:value="1.8151263438225" calcext:value-type="float">
            <text:p>1.8151263438225</text:p>
          </table:table-cell>
          <table:table-cell table:formula="of:=[.F1423]*39.3701" office:value-type="float" office:value="3.630252687645" calcext:value-type="float">
            <text:p>3.630252687645</text:p>
          </table:table-cell>
        </table:table-row>
        <table:table-row table:style-name="ro1">
          <table:table-cell table:formula="of:=[.A1423]+1" office:value-type="float" office:value="1446" calcext:value-type="float">
            <text:p>1446</text:p>
          </table:table-cell>
          <table:table-cell table:formula="of:=299792458/([.A1424]*1000000)" office:value-type="float" office:value="0.20732535131397" calcext:value-type="float">
            <text:p>0.20732535131397</text:p>
          </table:table-cell>
          <table:table-cell table:formula="of:=(1/3)*[.B1424]" office:value-type="float" office:value="0.0691084504379899" calcext:value-type="float">
            <text:p>0.06910845043799</text:p>
          </table:table-cell>
          <table:table-cell table:formula="of:=4*[.C1424]" office:value-type="float" office:value="0.276433801751959" calcext:value-type="float">
            <text:p>0.276433801751959</text:p>
          </table:table-cell>
          <table:table-cell table:formula="of:=[.D1424]/6" office:value-type="float" office:value="0.0460723002919932" calcext:value-type="float">
            <text:p>0.046072300291993</text:p>
          </table:table-cell>
          <table:table-cell table:formula="of:=[.E1424]*2" office:value-type="float" office:value="0.0921446005839865" calcext:value-type="float">
            <text:p>0.092144600583987</text:p>
          </table:table-cell>
          <table:table-cell table:formula="of:=[.E1424]*39.3701" office:value-type="float" office:value="1.8138710697258" calcext:value-type="float">
            <text:p>1.8138710697258</text:p>
          </table:table-cell>
          <table:table-cell table:formula="of:=[.F1424]*39.3701" office:value-type="float" office:value="3.62774213945161" calcext:value-type="float">
            <text:p>3.62774213945161</text:p>
          </table:table-cell>
        </table:table-row>
        <table:table-row table:style-name="ro1">
          <table:table-cell table:formula="of:=[.A1424]+1" office:value-type="float" office:value="1447" calcext:value-type="float">
            <text:p>1447</text:p>
          </table:table-cell>
          <table:table-cell table:formula="of:=299792458/([.A1425]*1000000)" office:value-type="float" office:value="0.20718207187284" calcext:value-type="float">
            <text:p>0.20718207187284</text:p>
          </table:table-cell>
          <table:table-cell table:formula="of:=(1/3)*[.B1425]" office:value-type="float" office:value="0.0690606906242801" calcext:value-type="float">
            <text:p>0.06906069062428</text:p>
          </table:table-cell>
          <table:table-cell table:formula="of:=4*[.C1425]" office:value-type="float" office:value="0.27624276249712" calcext:value-type="float">
            <text:p>0.27624276249712</text:p>
          </table:table-cell>
          <table:table-cell table:formula="of:=[.D1425]/6" office:value-type="float" office:value="0.0460404604161867" calcext:value-type="float">
            <text:p>0.046040460416187</text:p>
          </table:table-cell>
          <table:table-cell table:formula="of:=[.E1425]*2" office:value-type="float" office:value="0.0920809208323735" calcext:value-type="float">
            <text:p>0.092080920832374</text:p>
          </table:table-cell>
          <table:table-cell table:formula="of:=[.E1425]*39.3701" office:value-type="float" office:value="1.81261753063131" calcext:value-type="float">
            <text:p>1.81261753063131</text:p>
          </table:table-cell>
          <table:table-cell table:formula="of:=[.F1425]*39.3701" office:value-type="float" office:value="3.62523506126263" calcext:value-type="float">
            <text:p>3.62523506126263</text:p>
          </table:table-cell>
        </table:table-row>
        <table:table-row table:style-name="ro1">
          <table:table-cell table:formula="of:=[.A1425]+1" office:value-type="float" office:value="1448" calcext:value-type="float">
            <text:p>1448</text:p>
          </table:table-cell>
          <table:table-cell table:formula="of:=299792458/([.A1426]*1000000)" office:value-type="float" office:value="0.207038990331492" calcext:value-type="float">
            <text:p>0.207038990331492</text:p>
          </table:table-cell>
          <table:table-cell table:formula="of:=(1/3)*[.B1426]" office:value-type="float" office:value="0.0690129967771639" calcext:value-type="float">
            <text:p>0.069012996777164</text:p>
          </table:table-cell>
          <table:table-cell table:formula="of:=4*[.C1426]" office:value-type="float" office:value="0.276051987108656" calcext:value-type="float">
            <text:p>0.276051987108656</text:p>
          </table:table-cell>
          <table:table-cell table:formula="of:=[.D1426]/6" office:value-type="float" office:value="0.0460086645181093" calcext:value-type="float">
            <text:p>0.046008664518109</text:p>
          </table:table-cell>
          <table:table-cell table:formula="of:=[.E1426]*2" office:value-type="float" office:value="0.0920173290362185" calcext:value-type="float">
            <text:p>0.092017329036219</text:p>
          </table:table-cell>
          <table:table-cell table:formula="of:=[.E1426]*39.3701" office:value-type="float" office:value="1.81136572294441" calcext:value-type="float">
            <text:p>1.81136572294441</text:p>
          </table:table-cell>
          <table:table-cell table:formula="of:=[.F1426]*39.3701" office:value-type="float" office:value="3.62273144588883" calcext:value-type="float">
            <text:p>3.62273144588883</text:p>
          </table:table-cell>
        </table:table-row>
        <table:table-row table:style-name="ro1">
          <table:table-cell table:formula="of:=[.A1426]+1" office:value-type="float" office:value="1449" calcext:value-type="float">
            <text:p>1449</text:p>
          </table:table-cell>
          <table:table-cell table:formula="of:=299792458/([.A1427]*1000000)" office:value-type="float" office:value="0.206896106280193" calcext:value-type="float">
            <text:p>0.206896106280193</text:p>
          </table:table-cell>
          <table:table-cell table:formula="of:=(1/3)*[.B1427]" office:value-type="float" office:value="0.0689653687600644" calcext:value-type="float">
            <text:p>0.068965368760064</text:p>
          </table:table-cell>
          <table:table-cell table:formula="of:=4*[.C1427]" office:value-type="float" office:value="0.275861475040258" calcext:value-type="float">
            <text:p>0.275861475040258</text:p>
          </table:table-cell>
          <table:table-cell table:formula="of:=[.D1427]/6" office:value-type="float" office:value="0.0459769125067096" calcext:value-type="float">
            <text:p>0.04597691250671</text:p>
          </table:table-cell>
          <table:table-cell table:formula="of:=[.E1427]*2" office:value-type="float" office:value="0.0919538250134192" calcext:value-type="float">
            <text:p>0.091953825013419</text:p>
          </table:table-cell>
          <table:table-cell table:formula="of:=[.E1427]*39.3701" office:value-type="float" office:value="1.81011564308041" calcext:value-type="float">
            <text:p>1.81011564308041</text:p>
          </table:table-cell>
          <table:table-cell table:formula="of:=[.F1427]*39.3701" office:value-type="float" office:value="3.62023128616082" calcext:value-type="float">
            <text:p>3.62023128616082</text:p>
          </table:table-cell>
        </table:table-row>
        <table:table-row table:style-name="ro1">
          <table:table-cell table:formula="of:=[.A1427]+1" office:value-type="float" office:value="1450" calcext:value-type="float">
            <text:p>1450</text:p>
          </table:table-cell>
          <table:table-cell table:formula="of:=299792458/([.A1428]*1000000)" office:value-type="float" office:value="0.206753419310345" calcext:value-type="float">
            <text:p>0.206753419310345</text:p>
          </table:table-cell>
          <table:table-cell table:formula="of:=(1/3)*[.B1428]" office:value-type="float" office:value="0.0689178064367816" calcext:value-type="float">
            <text:p>0.068917806436782</text:p>
          </table:table-cell>
          <table:table-cell table:formula="of:=4*[.C1428]" office:value-type="float" office:value="0.275671225747126" calcext:value-type="float">
            <text:p>0.275671225747126</text:p>
          </table:table-cell>
          <table:table-cell table:formula="of:=[.D1428]/6" office:value-type="float" office:value="0.0459452042911877" calcext:value-type="float">
            <text:p>0.045945204291188</text:p>
          </table:table-cell>
          <table:table-cell table:formula="of:=[.E1428]*2" office:value-type="float" office:value="0.0918904085823755" calcext:value-type="float">
            <text:p>0.091890408582376</text:p>
          </table:table-cell>
          <table:table-cell table:formula="of:=[.E1428]*39.3701" office:value-type="float" office:value="1.80886728746449" calcext:value-type="float">
            <text:p>1.80886728746449</text:p>
          </table:table-cell>
          <table:table-cell table:formula="of:=[.F1428]*39.3701" office:value-type="float" office:value="3.61773457492898" calcext:value-type="float">
            <text:p>3.61773457492898</text:p>
          </table:table-cell>
        </table:table-row>
        <table:table-row table:style-name="ro1">
          <table:table-cell table:formula="of:=[.A1428]+1" office:value-type="float" office:value="1451" calcext:value-type="float">
            <text:p>1451</text:p>
          </table:table-cell>
          <table:table-cell table:formula="of:=299792458/([.A1429]*1000000)" office:value-type="float" office:value="0.206610929014473" calcext:value-type="float">
            <text:p>0.206610929014473</text:p>
          </table:table-cell>
          <table:table-cell table:formula="of:=(1/3)*[.B1429]" office:value-type="float" office:value="0.0688703096714909" calcext:value-type="float">
            <text:p>0.068870309671491</text:p>
          </table:table-cell>
          <table:table-cell table:formula="of:=4*[.C1429]" office:value-type="float" office:value="0.275481238685964" calcext:value-type="float">
            <text:p>0.275481238685964</text:p>
          </table:table-cell>
          <table:table-cell table:formula="of:=[.D1429]/6" office:value-type="float" office:value="0.0459135397809939" calcext:value-type="float">
            <text:p>0.045913539780994</text:p>
          </table:table-cell>
          <table:table-cell table:formula="of:=[.E1429]*2" office:value-type="float" office:value="0.0918270795619879" calcext:value-type="float">
            <text:p>0.091827079561988</text:p>
          </table:table-cell>
          <table:table-cell table:formula="of:=[.E1429]*39.3701" office:value-type="float" office:value="1.80762065253171" calcext:value-type="float">
            <text:p>1.80762065253171</text:p>
          </table:table-cell>
          <table:table-cell table:formula="of:=[.F1429]*39.3701" office:value-type="float" office:value="3.61524130506342" calcext:value-type="float">
            <text:p>3.61524130506342</text:p>
          </table:table-cell>
        </table:table-row>
        <table:table-row table:style-name="ro1">
          <table:table-cell table:formula="of:=[.A1429]+1" office:value-type="float" office:value="1452" calcext:value-type="float">
            <text:p>1452</text:p>
          </table:table-cell>
          <table:table-cell table:formula="of:=299792458/([.A1430]*1000000)" office:value-type="float" office:value="0.206468634986226" calcext:value-type="float">
            <text:p>0.206468634986226</text:p>
          </table:table-cell>
          <table:table-cell table:formula="of:=(1/3)*[.B1430]" office:value-type="float" office:value="0.068822878328742" calcext:value-type="float">
            <text:p>0.068822878328742</text:p>
          </table:table-cell>
          <table:table-cell table:formula="of:=4*[.C1430]" office:value-type="float" office:value="0.275291513314968" calcext:value-type="float">
            <text:p>0.275291513314968</text:p>
          </table:table-cell>
          <table:table-cell table:formula="of:=[.D1430]/6" office:value-type="float" office:value="0.045881918885828" calcext:value-type="float">
            <text:p>0.045881918885828</text:p>
          </table:table-cell>
          <table:table-cell table:formula="of:=[.E1430]*2" office:value-type="float" office:value="0.0917638377716559" calcext:value-type="float">
            <text:p>0.091763837771656</text:p>
          </table:table-cell>
          <table:table-cell table:formula="of:=[.E1430]*39.3701" office:value-type="float" office:value="1.80637573472694" calcext:value-type="float">
            <text:p>1.80637573472694</text:p>
          </table:table-cell>
          <table:table-cell table:formula="of:=[.F1430]*39.3701" office:value-type="float" office:value="3.61275146945387" calcext:value-type="float">
            <text:p>3.61275146945387</text:p>
          </table:table-cell>
        </table:table-row>
        <table:table-row table:style-name="ro1">
          <table:table-cell table:formula="of:=[.A1430]+1" office:value-type="float" office:value="1453" calcext:value-type="float">
            <text:p>1453</text:p>
          </table:table-cell>
          <table:table-cell table:formula="of:=299792458/([.A1431]*1000000)" office:value-type="float" office:value="0.206326536820372" calcext:value-type="float">
            <text:p>0.206326536820372</text:p>
          </table:table-cell>
          <table:table-cell table:formula="of:=(1/3)*[.B1431]" office:value-type="float" office:value="0.0687755122734572" calcext:value-type="float">
            <text:p>0.068775512273457</text:p>
          </table:table-cell>
          <table:table-cell table:formula="of:=4*[.C1431]" office:value-type="float" office:value="0.275102049093829" calcext:value-type="float">
            <text:p>0.275102049093829</text:p>
          </table:table-cell>
          <table:table-cell table:formula="of:=[.D1431]/6" office:value-type="float" office:value="0.0458503415156381" calcext:value-type="float">
            <text:p>0.045850341515638</text:p>
          </table:table-cell>
          <table:table-cell table:formula="of:=[.E1431]*2" office:value-type="float" office:value="0.0917006830312763" calcext:value-type="float">
            <text:p>0.091700683031276</text:p>
          </table:table-cell>
          <table:table-cell table:formula="of:=[.E1431]*39.3701" office:value-type="float" office:value="1.80513253050483" calcext:value-type="float">
            <text:p>1.80513253050483</text:p>
          </table:table-cell>
          <table:table-cell table:formula="of:=[.F1431]*39.3701" office:value-type="float" office:value="3.61026506100965" calcext:value-type="float">
            <text:p>3.61026506100965</text:p>
          </table:table-cell>
        </table:table-row>
        <table:table-row table:style-name="ro1">
          <table:table-cell table:formula="of:=[.A1431]+1" office:value-type="float" office:value="1454" calcext:value-type="float">
            <text:p>1454</text:p>
          </table:table-cell>
          <table:table-cell table:formula="of:=299792458/([.A1432]*1000000)" office:value-type="float" office:value="0.206184634112792" calcext:value-type="float">
            <text:p>0.206184634112792</text:p>
          </table:table-cell>
          <table:table-cell table:formula="of:=(1/3)*[.B1432]" office:value-type="float" office:value="0.0687282113709308" calcext:value-type="float">
            <text:p>0.068728211370931</text:p>
          </table:table-cell>
          <table:table-cell table:formula="of:=4*[.C1432]" office:value-type="float" office:value="0.274912845483723" calcext:value-type="float">
            <text:p>0.274912845483723</text:p>
          </table:table-cell>
          <table:table-cell table:formula="of:=[.D1432]/6" office:value-type="float" office:value="0.0458188075806205" calcext:value-type="float">
            <text:p>0.045818807580621</text:p>
          </table:table-cell>
          <table:table-cell table:formula="of:=[.E1432]*2" office:value-type="float" office:value="0.091637615161241" calcext:value-type="float">
            <text:p>0.091637615161241</text:p>
          </table:table-cell>
          <table:table-cell table:formula="of:=[.E1432]*39.3701" office:value-type="float" office:value="1.80389103632979" calcext:value-type="float">
            <text:p>1.80389103632979</text:p>
          </table:table-cell>
          <table:table-cell table:formula="of:=[.F1432]*39.3701" office:value-type="float" office:value="3.60778207265958" calcext:value-type="float">
            <text:p>3.60778207265958</text:p>
          </table:table-cell>
        </table:table-row>
        <table:table-row table:style-name="ro1">
          <table:table-cell table:formula="of:=[.A1432]+1" office:value-type="float" office:value="1455" calcext:value-type="float">
            <text:p>1455</text:p>
          </table:table-cell>
          <table:table-cell table:formula="of:=299792458/([.A1433]*1000000)" office:value-type="float" office:value="0.206042926460481" calcext:value-type="float">
            <text:p>0.206042926460481</text:p>
          </table:table-cell>
          <table:table-cell table:formula="of:=(1/3)*[.B1433]" office:value-type="float" office:value="0.068680975486827" calcext:value-type="float">
            <text:p>0.068680975486827</text:p>
          </table:table-cell>
          <table:table-cell table:formula="of:=4*[.C1433]" office:value-type="float" office:value="0.274723901947308" calcext:value-type="float">
            <text:p>0.274723901947308</text:p>
          </table:table-cell>
          <table:table-cell table:formula="of:=[.D1433]/6" office:value-type="float" office:value="0.045787316991218" calcext:value-type="float">
            <text:p>0.045787316991218</text:p>
          </table:table-cell>
          <table:table-cell table:formula="of:=[.E1433]*2" office:value-type="float" office:value="0.091574633982436" calcext:value-type="float">
            <text:p>0.091574633982436</text:p>
          </table:table-cell>
          <table:table-cell table:formula="of:=[.E1433]*39.3701" office:value-type="float" office:value="1.80265124867595" calcext:value-type="float">
            <text:p>1.80265124867595</text:p>
          </table:table-cell>
          <table:table-cell table:formula="of:=[.F1433]*39.3701" office:value-type="float" office:value="3.6053024973519" calcext:value-type="float">
            <text:p>3.6053024973519</text:p>
          </table:table-cell>
        </table:table-row>
        <table:table-row table:style-name="ro1">
          <table:table-cell table:formula="of:=[.A1433]+1" office:value-type="float" office:value="1456" calcext:value-type="float">
            <text:p>1456</text:p>
          </table:table-cell>
          <table:table-cell table:formula="of:=299792458/([.A1434]*1000000)" office:value-type="float" office:value="0.205901413461538" calcext:value-type="float">
            <text:p>0.205901413461538</text:p>
          </table:table-cell>
          <table:table-cell table:formula="of:=(1/3)*[.B1434]" office:value-type="float" office:value="0.0686338044871795" calcext:value-type="float">
            <text:p>0.06863380448718</text:p>
          </table:table-cell>
          <table:table-cell table:formula="of:=4*[.C1434]" office:value-type="float" office:value="0.274535217948718" calcext:value-type="float">
            <text:p>0.274535217948718</text:p>
          </table:table-cell>
          <table:table-cell table:formula="of:=[.D1434]/6" office:value-type="float" office:value="0.0457558696581197" calcext:value-type="float">
            <text:p>0.04575586965812</text:p>
          </table:table-cell>
          <table:table-cell table:formula="of:=[.E1434]*2" office:value-type="float" office:value="0.0915117393162393" calcext:value-type="float">
            <text:p>0.091511739316239</text:p>
          </table:table-cell>
          <table:table-cell table:formula="of:=[.E1434]*39.3701" office:value-type="float" office:value="1.80141316402714" calcext:value-type="float">
            <text:p>1.80141316402714</text:p>
          </table:table-cell>
          <table:table-cell table:formula="of:=[.F1434]*39.3701" office:value-type="float" office:value="3.60282632805427" calcext:value-type="float">
            <text:p>3.60282632805427</text:p>
          </table:table-cell>
        </table:table-row>
        <table:table-row table:style-name="ro1">
          <table:table-cell table:formula="of:=[.A1434]+1" office:value-type="float" office:value="1457" calcext:value-type="float">
            <text:p>1457</text:p>
          </table:table-cell>
          <table:table-cell table:formula="of:=299792458/([.A1435]*1000000)" office:value-type="float" office:value="0.205760094715168" calcext:value-type="float">
            <text:p>0.205760094715168</text:p>
          </table:table-cell>
          <table:table-cell table:formula="of:=(1/3)*[.B1435]" office:value-type="float" office:value="0.0685866982383894" calcext:value-type="float">
            <text:p>0.068586698238389</text:p>
          </table:table-cell>
          <table:table-cell table:formula="of:=4*[.C1435]" office:value-type="float" office:value="0.274346792953557" calcext:value-type="float">
            <text:p>0.274346792953557</text:p>
          </table:table-cell>
          <table:table-cell table:formula="of:=[.D1435]/6" office:value-type="float" office:value="0.0457244654922596" calcext:value-type="float">
            <text:p>0.04572446549226</text:p>
          </table:table-cell>
          <table:table-cell table:formula="of:=[.E1435]*2" office:value-type="float" office:value="0.0914489309845192" calcext:value-type="float">
            <text:p>0.091448930984519</text:p>
          </table:table-cell>
          <table:table-cell table:formula="of:=[.E1435]*39.3701" office:value-type="float" office:value="1.80017677887681" calcext:value-type="float">
            <text:p>1.80017677887681</text:p>
          </table:table-cell>
          <table:table-cell table:formula="of:=[.F1435]*39.3701" office:value-type="float" office:value="3.60035355775362" calcext:value-type="float">
            <text:p>3.60035355775362</text:p>
          </table:table-cell>
        </table:table-row>
        <table:table-row table:style-name="ro1">
          <table:table-cell table:formula="of:=[.A1435]+1" office:value-type="float" office:value="1458" calcext:value-type="float">
            <text:p>1458</text:p>
          </table:table-cell>
          <table:table-cell table:formula="of:=299792458/([.A1436]*1000000)" office:value-type="float" office:value="0.205618969821673" calcext:value-type="float">
            <text:p>0.205618969821673</text:p>
          </table:table-cell>
          <table:table-cell table:formula="of:=(1/3)*[.B1436]" office:value-type="float" office:value="0.0685396566072245" calcext:value-type="float">
            <text:p>0.068539656607225</text:p>
          </table:table-cell>
          <table:table-cell table:formula="of:=4*[.C1436]" office:value-type="float" office:value="0.274158626428898" calcext:value-type="float">
            <text:p>0.274158626428898</text:p>
          </table:table-cell>
          <table:table-cell table:formula="of:=[.D1436]/6" office:value-type="float" office:value="0.0456931044048163" calcext:value-type="float">
            <text:p>0.045693104404816</text:p>
          </table:table-cell>
          <table:table-cell table:formula="of:=[.E1436]*2" office:value-type="float" office:value="0.0913862088096327" calcext:value-type="float">
            <text:p>0.091386208809633</text:p>
          </table:table-cell>
          <table:table-cell table:formula="of:=[.E1436]*39.3701" office:value-type="float" office:value="1.79894208972806" calcext:value-type="float">
            <text:p>1.79894208972806</text:p>
          </table:table-cell>
          <table:table-cell table:formula="of:=[.F1436]*39.3701" office:value-type="float" office:value="3.59788417945612" calcext:value-type="float">
            <text:p>3.59788417945612</text:p>
          </table:table-cell>
        </table:table-row>
        <table:table-row table:style-name="ro1">
          <table:table-cell table:formula="of:=[.A1436]+1" office:value-type="float" office:value="1459" calcext:value-type="float">
            <text:p>1459</text:p>
          </table:table-cell>
          <table:table-cell table:formula="of:=299792458/([.A1437]*1000000)" office:value-type="float" office:value="0.205478038382454" calcext:value-type="float">
            <text:p>0.205478038382454</text:p>
          </table:table-cell>
          <table:table-cell table:formula="of:=(1/3)*[.B1437]" office:value-type="float" office:value="0.0684926794608179" calcext:value-type="float">
            <text:p>0.068492679460818</text:p>
          </table:table-cell>
          <table:table-cell table:formula="of:=4*[.C1437]" office:value-type="float" office:value="0.273970717843272" calcext:value-type="float">
            <text:p>0.273970717843272</text:p>
          </table:table-cell>
          <table:table-cell table:formula="of:=[.D1437]/6" office:value-type="float" office:value="0.0456617863072119" calcext:value-type="float">
            <text:p>0.045661786307212</text:p>
          </table:table-cell>
          <table:table-cell table:formula="of:=[.E1437]*2" office:value-type="float" office:value="0.0913235726144239" calcext:value-type="float">
            <text:p>0.091323572614424</text:p>
          </table:table-cell>
          <table:table-cell table:formula="of:=[.E1437]*39.3701" office:value-type="float" office:value="1.79770909309356" calcext:value-type="float">
            <text:p>1.79770909309356</text:p>
          </table:table-cell>
          <table:table-cell table:formula="of:=[.F1437]*39.3701" office:value-type="float" office:value="3.59541818618713" calcext:value-type="float">
            <text:p>3.59541818618713</text:p>
          </table:table-cell>
        </table:table-row>
        <table:table-row table:style-name="ro1">
          <table:table-cell table:formula="of:=[.A1437]+1" office:value-type="float" office:value="1460" calcext:value-type="float">
            <text:p>1460</text:p>
          </table:table-cell>
          <table:table-cell table:formula="of:=299792458/([.A1438]*1000000)" office:value-type="float" office:value="0.2053373" calcext:value-type="float">
            <text:p>0.2053373</text:p>
          </table:table-cell>
          <table:table-cell table:formula="of:=(1/3)*[.B1438]" office:value-type="float" office:value="0.0684457666666667" calcext:value-type="float">
            <text:p>0.068445766666667</text:p>
          </table:table-cell>
          <table:table-cell table:formula="of:=4*[.C1438]" office:value-type="float" office:value="0.273783066666667" calcext:value-type="float">
            <text:p>0.273783066666667</text:p>
          </table:table-cell>
          <table:table-cell table:formula="of:=[.D1438]/6" office:value-type="float" office:value="0.0456305111111111" calcext:value-type="float">
            <text:p>0.045630511111111</text:p>
          </table:table-cell>
          <table:table-cell table:formula="of:=[.E1438]*2" office:value-type="float" office:value="0.0912610222222222" calcext:value-type="float">
            <text:p>0.091261022222222</text:p>
          </table:table-cell>
          <table:table-cell table:formula="of:=[.E1438]*39.3701" office:value-type="float" office:value="1.79647778549556" calcext:value-type="float">
            <text:p>1.79647778549556</text:p>
          </table:table-cell>
          <table:table-cell table:formula="of:=[.F1438]*39.3701" office:value-type="float" office:value="3.59295557099111" calcext:value-type="float">
            <text:p>3.59295557099111</text:p>
          </table:table-cell>
        </table:table-row>
        <table:table-row table:style-name="ro1">
          <table:table-cell table:formula="of:=[.A1438]+1" office:value-type="float" office:value="1461" calcext:value-type="float">
            <text:p>1461</text:p>
          </table:table-cell>
          <table:table-cell table:formula="of:=299792458/([.A1439]*1000000)" office:value-type="float" office:value="0.205196754277892" calcext:value-type="float">
            <text:p>0.205196754277892</text:p>
          </table:table-cell>
          <table:table-cell table:formula="of:=(1/3)*[.B1439]" office:value-type="float" office:value="0.0683989180926306" calcext:value-type="float">
            <text:p>0.068398918092631</text:p>
          </table:table-cell>
          <table:table-cell table:formula="of:=4*[.C1439]" office:value-type="float" office:value="0.273595672370522" calcext:value-type="float">
            <text:p>0.273595672370522</text:p>
          </table:table-cell>
          <table:table-cell table:formula="of:=[.D1439]/6" office:value-type="float" office:value="0.0455992787284204" calcext:value-type="float">
            <text:p>0.04559927872842</text:p>
          </table:table-cell>
          <table:table-cell table:formula="of:=[.E1439]*2" office:value-type="float" office:value="0.0911985574568408" calcext:value-type="float">
            <text:p>0.091198557456841</text:p>
          </table:table-cell>
          <table:table-cell table:formula="of:=[.E1439]*39.3701" office:value-type="float" office:value="1.79524816346578" calcext:value-type="float">
            <text:p>1.79524816346578</text:p>
          </table:table-cell>
          <table:table-cell table:formula="of:=[.F1439]*39.3701" office:value-type="float" office:value="3.59049632693157" calcext:value-type="float">
            <text:p>3.59049632693157</text:p>
          </table:table-cell>
        </table:table-row>
        <table:table-row table:style-name="ro1">
          <table:table-cell table:formula="of:=[.A1439]+1" office:value-type="float" office:value="1462" calcext:value-type="float">
            <text:p>1462</text:p>
          </table:table-cell>
          <table:table-cell table:formula="of:=299792458/([.A1440]*1000000)" office:value-type="float" office:value="0.205056400820793" calcext:value-type="float">
            <text:p>0.205056400820793</text:p>
          </table:table-cell>
          <table:table-cell table:formula="of:=(1/3)*[.B1440]" office:value-type="float" office:value="0.0683521336069311" calcext:value-type="float">
            <text:p>0.068352133606931</text:p>
          </table:table-cell>
          <table:table-cell table:formula="of:=4*[.C1440]" office:value-type="float" office:value="0.273408534427725" calcext:value-type="float">
            <text:p>0.273408534427725</text:p>
          </table:table-cell>
          <table:table-cell table:formula="of:=[.D1440]/6" office:value-type="float" office:value="0.0455680890712874" calcext:value-type="float">
            <text:p>0.045568089071288</text:p>
          </table:table-cell>
          <table:table-cell table:formula="of:=[.E1440]*2" office:value-type="float" office:value="0.0911361781425749" calcext:value-type="float">
            <text:p>0.091136178142575</text:p>
          </table:table-cell>
          <table:table-cell table:formula="of:=[.E1440]*39.3701" office:value-type="float" office:value="1.79402022354549" calcext:value-type="float">
            <text:p>1.79402022354549</text:p>
          </table:table-cell>
          <table:table-cell table:formula="of:=[.F1440]*39.3701" office:value-type="float" office:value="3.58804044709099" calcext:value-type="float">
            <text:p>3.58804044709099</text:p>
          </table:table-cell>
        </table:table-row>
        <table:table-row table:style-name="ro1">
          <table:table-cell table:formula="of:=[.A1440]+1" office:value-type="float" office:value="1463" calcext:value-type="float">
            <text:p>1463</text:p>
          </table:table-cell>
          <table:table-cell table:formula="of:=299792458/([.A1441]*1000000)" office:value-type="float" office:value="0.20491623923445" calcext:value-type="float">
            <text:p>0.20491623923445</text:p>
          </table:table-cell>
          <table:table-cell table:formula="of:=(1/3)*[.B1441]" office:value-type="float" office:value="0.0683054130781499" calcext:value-type="float">
            <text:p>0.06830541307815</text:p>
          </table:table-cell>
          <table:table-cell table:formula="of:=4*[.C1441]" office:value-type="float" office:value="0.2732216523126" calcext:value-type="float">
            <text:p>0.2732216523126</text:p>
          </table:table-cell>
          <table:table-cell table:formula="of:=[.D1441]/6" office:value-type="float" office:value="0.0455369420520999" calcext:value-type="float">
            <text:p>0.0455369420521</text:p>
          </table:table-cell>
          <table:table-cell table:formula="of:=[.E1441]*2" office:value-type="float" office:value="0.0910738841041999" calcext:value-type="float">
            <text:p>0.0910738841042</text:p>
          </table:table-cell>
          <table:table-cell table:formula="of:=[.E1441]*39.3701" office:value-type="float" office:value="1.79279396228538" calcext:value-type="float">
            <text:p>1.79279396228538</text:p>
          </table:table-cell>
          <table:table-cell table:formula="of:=[.F1441]*39.3701" office:value-type="float" office:value="3.58558792457076" calcext:value-type="float">
            <text:p>3.58558792457076</text:p>
          </table:table-cell>
        </table:table-row>
        <table:table-row table:style-name="ro1">
          <table:table-cell table:formula="of:=[.A1441]+1" office:value-type="float" office:value="1464" calcext:value-type="float">
            <text:p>1464</text:p>
          </table:table-cell>
          <table:table-cell table:formula="of:=299792458/([.A1442]*1000000)" office:value-type="float" office:value="0.204776269125683" calcext:value-type="float">
            <text:p>0.204776269125683</text:p>
          </table:table-cell>
          <table:table-cell table:formula="of:=(1/3)*[.B1442]" office:value-type="float" office:value="0.0682587563752277" calcext:value-type="float">
            <text:p>0.068258756375228</text:p>
          </table:table-cell>
          <table:table-cell table:formula="of:=4*[.C1442]" office:value-type="float" office:value="0.273035025500911" calcext:value-type="float">
            <text:p>0.273035025500911</text:p>
          </table:table-cell>
          <table:table-cell table:formula="of:=[.D1442]/6" office:value-type="float" office:value="0.0455058375834851" calcext:value-type="float">
            <text:p>0.045505837583485</text:p>
          </table:table-cell>
          <table:table-cell table:formula="of:=[.E1442]*2" office:value-type="float" office:value="0.0910116751669703" calcext:value-type="float">
            <text:p>0.09101167516697</text:p>
          </table:table-cell>
          <table:table-cell table:formula="of:=[.E1442]*39.3701" office:value-type="float" office:value="1.79156937624557" calcext:value-type="float">
            <text:p>1.79156937624557</text:p>
          </table:table-cell>
          <table:table-cell table:formula="of:=[.F1442]*39.3701" office:value-type="float" office:value="3.58313875249113" calcext:value-type="float">
            <text:p>3.58313875249113</text:p>
          </table:table-cell>
        </table:table-row>
        <table:table-row table:style-name="ro1">
          <table:table-cell table:formula="of:=[.A1442]+1" office:value-type="float" office:value="1465" calcext:value-type="float">
            <text:p>1465</text:p>
          </table:table-cell>
          <table:table-cell table:formula="of:=299792458/([.A1443]*1000000)" office:value-type="float" office:value="0.204636490102389" calcext:value-type="float">
            <text:p>0.204636490102389</text:p>
          </table:table-cell>
          <table:table-cell table:formula="of:=(1/3)*[.B1443]" office:value-type="float" office:value="0.068212163367463" calcext:value-type="float">
            <text:p>0.068212163367463</text:p>
          </table:table-cell>
          <table:table-cell table:formula="of:=4*[.C1443]" office:value-type="float" office:value="0.272848653469852" calcext:value-type="float">
            <text:p>0.272848653469852</text:p>
          </table:table-cell>
          <table:table-cell table:formula="of:=[.D1443]/6" office:value-type="float" office:value="0.0454747755783087" calcext:value-type="float">
            <text:p>0.045474775578309</text:p>
          </table:table-cell>
          <table:table-cell table:formula="of:=[.E1443]*2" office:value-type="float" office:value="0.0909495511566174" calcext:value-type="float">
            <text:p>0.090949551156617</text:p>
          </table:table-cell>
          <table:table-cell table:formula="of:=[.E1443]*39.3701" office:value-type="float" office:value="1.79034646199557" calcext:value-type="float">
            <text:p>1.79034646199557</text:p>
          </table:table-cell>
          <table:table-cell table:formula="of:=[.F1443]*39.3701" office:value-type="float" office:value="3.58069292399114" calcext:value-type="float">
            <text:p>3.58069292399114</text:p>
          </table:table-cell>
        </table:table-row>
        <table:table-row table:style-name="ro1">
          <table:table-cell table:formula="of:=[.A1443]+1" office:value-type="float" office:value="1466" calcext:value-type="float">
            <text:p>1466</text:p>
          </table:table-cell>
          <table:table-cell table:formula="of:=299792458/([.A1444]*1000000)" office:value-type="float" office:value="0.204496901773533" calcext:value-type="float">
            <text:p>0.204496901773533</text:p>
          </table:table-cell>
          <table:table-cell table:formula="of:=(1/3)*[.B1444]" office:value-type="float" office:value="0.0681656339245111" calcext:value-type="float">
            <text:p>0.068165633924511</text:p>
          </table:table-cell>
          <table:table-cell table:formula="of:=4*[.C1444]" office:value-type="float" office:value="0.272662535698045" calcext:value-type="float">
            <text:p>0.272662535698045</text:p>
          </table:table-cell>
          <table:table-cell table:formula="of:=[.D1444]/6" office:value-type="float" office:value="0.0454437559496741" calcext:value-type="float">
            <text:p>0.045443755949674</text:p>
          </table:table-cell>
          <table:table-cell table:formula="of:=[.E1444]*2" office:value-type="float" office:value="0.0908875118993482" calcext:value-type="float">
            <text:p>0.090887511899348</text:p>
          </table:table-cell>
          <table:table-cell table:formula="of:=[.E1444]*39.3701" office:value-type="float" office:value="1.78912521611426" calcext:value-type="float">
            <text:p>1.78912521611426</text:p>
          </table:table-cell>
          <table:table-cell table:formula="of:=[.F1444]*39.3701" office:value-type="float" office:value="3.57825043222853" calcext:value-type="float">
            <text:p>3.57825043222853</text:p>
          </table:table-cell>
        </table:table-row>
        <table:table-row table:style-name="ro1">
          <table:table-cell table:formula="of:=[.A1444]+1" office:value-type="float" office:value="1467" calcext:value-type="float">
            <text:p>1467</text:p>
          </table:table-cell>
          <table:table-cell table:formula="of:=299792458/([.A1445]*1000000)" office:value-type="float" office:value="0.204357503749148" calcext:value-type="float">
            <text:p>0.204357503749148</text:p>
          </table:table-cell>
          <table:table-cell table:formula="of:=(1/3)*[.B1445]" office:value-type="float" office:value="0.0681191679163826" calcext:value-type="float">
            <text:p>0.068119167916383</text:p>
          </table:table-cell>
          <table:table-cell table:formula="of:=4*[.C1445]" office:value-type="float" office:value="0.272476671665531" calcext:value-type="float">
            <text:p>0.272476671665531</text:p>
          </table:table-cell>
          <table:table-cell table:formula="of:=[.D1445]/6" office:value-type="float" office:value="0.0454127786109218" calcext:value-type="float">
            <text:p>0.045412778610922</text:p>
          </table:table-cell>
          <table:table-cell table:formula="of:=[.E1445]*2" office:value-type="float" office:value="0.0908255572218435" calcext:value-type="float">
            <text:p>0.090825557221844</text:p>
          </table:table-cell>
          <table:table-cell table:formula="of:=[.E1445]*39.3701" office:value-type="float" office:value="1.78790563518985" calcext:value-type="float">
            <text:p>1.78790563518985</text:p>
          </table:table-cell>
          <table:table-cell table:formula="of:=[.F1445]*39.3701" office:value-type="float" office:value="3.5758112703797" calcext:value-type="float">
            <text:p>3.5758112703797</text:p>
          </table:table-cell>
        </table:table-row>
        <table:table-row table:style-name="ro1">
          <table:table-cell table:formula="of:=[.A1445]+1" office:value-type="float" office:value="1468" calcext:value-type="float">
            <text:p>1468</text:p>
          </table:table-cell>
          <table:table-cell table:formula="of:=299792458/([.A1446]*1000000)" office:value-type="float" office:value="0.204218295640327" calcext:value-type="float">
            <text:p>0.204218295640327</text:p>
          </table:table-cell>
          <table:table-cell table:formula="of:=(1/3)*[.B1446]" office:value-type="float" office:value="0.0680727652134423" calcext:value-type="float">
            <text:p>0.068072765213442</text:p>
          </table:table-cell>
          <table:table-cell table:formula="of:=4*[.C1446]" office:value-type="float" office:value="0.272291060853769" calcext:value-type="float">
            <text:p>0.272291060853769</text:p>
          </table:table-cell>
          <table:table-cell table:formula="of:=[.D1446]/6" office:value-type="float" office:value="0.0453818434756282" calcext:value-type="float">
            <text:p>0.045381843475628</text:p>
          </table:table-cell>
          <table:table-cell table:formula="of:=[.E1446]*2" office:value-type="float" office:value="0.0907636869512564" calcext:value-type="float">
            <text:p>0.090763686951257</text:p>
          </table:table-cell>
          <table:table-cell table:formula="of:=[.E1446]*39.3701" office:value-type="float" office:value="1.78668771581983" calcext:value-type="float">
            <text:p>1.78668771581983</text:p>
          </table:table-cell>
          <table:table-cell table:formula="of:=[.F1446]*39.3701" office:value-type="float" office:value="3.57337543163966" calcext:value-type="float">
            <text:p>3.57337543163966</text:p>
          </table:table-cell>
        </table:table-row>
        <table:table-row table:style-name="ro1">
          <table:table-cell table:formula="of:=[.A1446]+1" office:value-type="float" office:value="1469" calcext:value-type="float">
            <text:p>1469</text:p>
          </table:table-cell>
          <table:table-cell table:formula="of:=299792458/([.A1447]*1000000)" office:value-type="float" office:value="0.204079277059224" calcext:value-type="float">
            <text:p>0.204079277059224</text:p>
          </table:table-cell>
          <table:table-cell table:formula="of:=(1/3)*[.B1447]" office:value-type="float" office:value="0.068026425686408" calcext:value-type="float">
            <text:p>0.068026425686408</text:p>
          </table:table-cell>
          <table:table-cell table:formula="of:=4*[.C1447]" office:value-type="float" office:value="0.272105702745632" calcext:value-type="float">
            <text:p>0.272105702745632</text:p>
          </table:table-cell>
          <table:table-cell table:formula="of:=[.D1447]/6" office:value-type="float" office:value="0.0453509504576053" calcext:value-type="float">
            <text:p>0.045350950457605</text:p>
          </table:table-cell>
          <table:table-cell table:formula="of:=[.E1447]*2" office:value-type="float" office:value="0.0907019009152107" calcext:value-type="float">
            <text:p>0.090701900915211</text:p>
          </table:table-cell>
          <table:table-cell table:formula="of:=[.E1447]*39.3701" office:value-type="float" office:value="1.78547145461097" calcext:value-type="float">
            <text:p>1.78547145461097</text:p>
          </table:table-cell>
          <table:table-cell table:formula="of:=[.F1447]*39.3701" office:value-type="float" office:value="3.57094290922193" calcext:value-type="float">
            <text:p>3.57094290922193</text:p>
          </table:table-cell>
        </table:table-row>
        <table:table-row table:style-name="ro1">
          <table:table-cell table:formula="of:=[.A1447]+1" office:value-type="float" office:value="1470" calcext:value-type="float">
            <text:p>1470</text:p>
          </table:table-cell>
          <table:table-cell table:formula="of:=299792458/([.A1448]*1000000)" office:value-type="float" office:value="0.203940447619048" calcext:value-type="float">
            <text:p>0.203940447619048</text:p>
          </table:table-cell>
          <table:table-cell table:formula="of:=(1/3)*[.B1448]" office:value-type="float" office:value="0.0679801492063492" calcext:value-type="float">
            <text:p>0.067980149206349</text:p>
          </table:table-cell>
          <table:table-cell table:formula="of:=4*[.C1448]" office:value-type="float" office:value="0.271920596825397" calcext:value-type="float">
            <text:p>0.271920596825397</text:p>
          </table:table-cell>
          <table:table-cell table:formula="of:=[.D1448]/6" office:value-type="float" office:value="0.0453200994708995" calcext:value-type="float">
            <text:p>0.0453200994709</text:p>
          </table:table-cell>
          <table:table-cell table:formula="of:=[.E1448]*2" office:value-type="float" office:value="0.0906401989417989" calcext:value-type="float">
            <text:p>0.090640198941799</text:p>
          </table:table-cell>
          <table:table-cell table:formula="of:=[.E1448]*39.3701" office:value-type="float" office:value="1.78425684817926" calcext:value-type="float">
            <text:p>1.78425684817926</text:p>
          </table:table-cell>
          <table:table-cell table:formula="of:=[.F1448]*39.3701" office:value-type="float" office:value="3.56851369635852" calcext:value-type="float">
            <text:p>3.56851369635852</text:p>
          </table:table-cell>
        </table:table-row>
        <table:table-row table:style-name="ro1">
          <table:table-cell table:formula="of:=[.A1448]+1" office:value-type="float" office:value="1471" calcext:value-type="float">
            <text:p>1471</text:p>
          </table:table-cell>
          <table:table-cell table:formula="of:=299792458/([.A1449]*1000000)" office:value-type="float" office:value="0.203801806934058" calcext:value-type="float">
            <text:p>0.203801806934058</text:p>
          </table:table-cell>
          <table:table-cell table:formula="of:=(1/3)*[.B1449]" office:value-type="float" office:value="0.0679339356446862" calcext:value-type="float">
            <text:p>0.067933935644686</text:p>
          </table:table-cell>
          <table:table-cell table:formula="of:=4*[.C1449]" office:value-type="float" office:value="0.271735742578745" calcext:value-type="float">
            <text:p>0.271735742578745</text:p>
          </table:table-cell>
          <table:table-cell table:formula="of:=[.D1449]/6" office:value-type="float" office:value="0.0452892904297908" calcext:value-type="float">
            <text:p>0.045289290429791</text:p>
          </table:table-cell>
          <table:table-cell table:formula="of:=[.E1449]*2" office:value-type="float" office:value="0.0905785808595815" calcext:value-type="float">
            <text:p>0.090578580859582</text:p>
          </table:table-cell>
          <table:table-cell table:formula="of:=[.E1449]*39.3701" office:value-type="float" office:value="1.78304389314991" calcext:value-type="float">
            <text:p>1.78304389314991</text:p>
          </table:table-cell>
          <table:table-cell table:formula="of:=[.F1449]*39.3701" office:value-type="float" office:value="3.56608778629981" calcext:value-type="float">
            <text:p>3.56608778629981</text:p>
          </table:table-cell>
        </table:table-row>
        <table:table-row table:style-name="ro1">
          <table:table-cell table:formula="of:=[.A1449]+1" office:value-type="float" office:value="1472" calcext:value-type="float">
            <text:p>1472</text:p>
          </table:table-cell>
          <table:table-cell table:formula="of:=299792458/([.A1450]*1000000)" office:value-type="float" office:value="0.203663354619565" calcext:value-type="float">
            <text:p>0.203663354619565</text:p>
          </table:table-cell>
          <table:table-cell table:formula="of:=(1/3)*[.B1450]" office:value-type="float" office:value="0.0678877848731884" calcext:value-type="float">
            <text:p>0.067887784873188</text:p>
          </table:table-cell>
          <table:table-cell table:formula="of:=4*[.C1450]" office:value-type="float" office:value="0.271551139492754" calcext:value-type="float">
            <text:p>0.271551139492754</text:p>
          </table:table-cell>
          <table:table-cell table:formula="of:=[.D1450]/6" office:value-type="float" office:value="0.0452585232487923" calcext:value-type="float">
            <text:p>0.045258523248792</text:p>
          </table:table-cell>
          <table:table-cell table:formula="of:=[.E1450]*2" office:value-type="float" office:value="0.0905170464975845" calcext:value-type="float">
            <text:p>0.090517046497585</text:p>
          </table:table-cell>
          <table:table-cell table:formula="of:=[.E1450]*39.3701" office:value-type="float" office:value="1.78183258615728" calcext:value-type="float">
            <text:p>1.78183258615728</text:p>
          </table:table-cell>
          <table:table-cell table:formula="of:=[.F1450]*39.3701" office:value-type="float" office:value="3.56366517231455" calcext:value-type="float">
            <text:p>3.56366517231455</text:p>
          </table:table-cell>
        </table:table-row>
        <table:table-row table:style-name="ro1">
          <table:table-cell table:formula="of:=[.A1450]+1" office:value-type="float" office:value="1473" calcext:value-type="float">
            <text:p>1473</text:p>
          </table:table-cell>
          <table:table-cell table:formula="of:=299792458/([.A1451]*1000000)" office:value-type="float" office:value="0.203525090291921" calcext:value-type="float">
            <text:p>0.203525090291921</text:p>
          </table:table-cell>
          <table:table-cell table:formula="of:=(1/3)*[.B1451]" office:value-type="float" office:value="0.0678416967639738" calcext:value-type="float">
            <text:p>0.067841696763974</text:p>
          </table:table-cell>
          <table:table-cell table:formula="of:=4*[.C1451]" office:value-type="float" office:value="0.271366787055895" calcext:value-type="float">
            <text:p>0.271366787055895</text:p>
          </table:table-cell>
          <table:table-cell table:formula="of:=[.D1451]/6" office:value-type="float" office:value="0.0452277978426492" calcext:value-type="float">
            <text:p>0.045227797842649</text:p>
          </table:table-cell>
          <table:table-cell table:formula="of:=[.E1451]*2" office:value-type="float" office:value="0.0904555956852983" calcext:value-type="float">
            <text:p>0.090455595685298</text:p>
          </table:table-cell>
          <table:table-cell table:formula="of:=[.E1451]*39.3701" office:value-type="float" office:value="1.78062292384488" calcext:value-type="float">
            <text:p>1.78062292384488</text:p>
          </table:table-cell>
          <table:table-cell table:formula="of:=[.F1451]*39.3701" office:value-type="float" office:value="3.56124584768976" calcext:value-type="float">
            <text:p>3.56124584768976</text:p>
          </table:table-cell>
        </table:table-row>
        <table:table-row table:style-name="ro1">
          <table:table-cell table:formula="of:=[.A1451]+1" office:value-type="float" office:value="1474" calcext:value-type="float">
            <text:p>1474</text:p>
          </table:table-cell>
          <table:table-cell table:formula="of:=299792458/([.A1452]*1000000)" office:value-type="float" office:value="0.203387013568521" calcext:value-type="float">
            <text:p>0.203387013568521</text:p>
          </table:table-cell>
          <table:table-cell table:formula="of:=(1/3)*[.B1452]" office:value-type="float" office:value="0.067795671189507" calcext:value-type="float">
            <text:p>0.067795671189507</text:p>
          </table:table-cell>
          <table:table-cell table:formula="of:=4*[.C1452]" office:value-type="float" office:value="0.271182684758028" calcext:value-type="float">
            <text:p>0.271182684758028</text:p>
          </table:table-cell>
          <table:table-cell table:formula="of:=[.D1452]/6" office:value-type="float" office:value="0.045197114126338" calcext:value-type="float">
            <text:p>0.045197114126338</text:p>
          </table:table-cell>
          <table:table-cell table:formula="of:=[.E1452]*2" office:value-type="float" office:value="0.090394228252676" calcext:value-type="float">
            <text:p>0.090394228252676</text:p>
          </table:table-cell>
          <table:table-cell table:formula="of:=[.E1452]*39.3701" office:value-type="float" office:value="1.77941490286534" calcext:value-type="float">
            <text:p>1.77941490286534</text:p>
          </table:table-cell>
          <table:table-cell table:formula="of:=[.F1452]*39.3701" office:value-type="float" office:value="3.55882980573068" calcext:value-type="float">
            <text:p>3.55882980573068</text:p>
          </table:table-cell>
        </table:table-row>
        <table:table-row table:style-name="ro1">
          <table:table-cell table:formula="of:=[.A1452]+1" office:value-type="float" office:value="1475" calcext:value-type="float">
            <text:p>1475</text:p>
          </table:table-cell>
          <table:table-cell table:formula="of:=299792458/([.A1453]*1000000)" office:value-type="float" office:value="0.203249124067797" calcext:value-type="float">
            <text:p>0.203249124067797</text:p>
          </table:table-cell>
          <table:table-cell table:formula="of:=(1/3)*[.B1453]" office:value-type="float" office:value="0.0677497080225989" calcext:value-type="float">
            <text:p>0.067749708022599</text:p>
          </table:table-cell>
          <table:table-cell table:formula="of:=4*[.C1453]" office:value-type="float" office:value="0.270998832090395" calcext:value-type="float">
            <text:p>0.270998832090395</text:p>
          </table:table-cell>
          <table:table-cell table:formula="of:=[.D1453]/6" office:value-type="float" office:value="0.0451664720150659" calcext:value-type="float">
            <text:p>0.045166472015066</text:p>
          </table:table-cell>
          <table:table-cell table:formula="of:=[.E1453]*2" office:value-type="float" office:value="0.0903329440301318" calcext:value-type="float">
            <text:p>0.090332944030132</text:p>
          </table:table-cell>
          <table:table-cell table:formula="of:=[.E1453]*39.3701" office:value-type="float" office:value="1.77820851988035" calcext:value-type="float">
            <text:p>1.77820851988035</text:p>
          </table:table-cell>
          <table:table-cell table:formula="of:=[.F1453]*39.3701" office:value-type="float" office:value="3.55641703976069" calcext:value-type="float">
            <text:p>3.55641703976069</text:p>
          </table:table-cell>
        </table:table-row>
        <table:table-row table:style-name="ro1">
          <table:table-cell table:formula="of:=[.A1453]+1" office:value-type="float" office:value="1476" calcext:value-type="float">
            <text:p>1476</text:p>
          </table:table-cell>
          <table:table-cell table:formula="of:=299792458/([.A1454]*1000000)" office:value-type="float" office:value="0.203111421409214" calcext:value-type="float">
            <text:p>0.203111421409214</text:p>
          </table:table-cell>
          <table:table-cell table:formula="of:=(1/3)*[.B1454]" office:value-type="float" office:value="0.0677038071364047" calcext:value-type="float">
            <text:p>0.067703807136405</text:p>
          </table:table-cell>
          <table:table-cell table:formula="of:=4*[.C1454]" office:value-type="float" office:value="0.270815228545619" calcext:value-type="float">
            <text:p>0.270815228545619</text:p>
          </table:table-cell>
          <table:table-cell table:formula="of:=[.D1454]/6" office:value-type="float" office:value="0.0451358714242698" calcext:value-type="float">
            <text:p>0.04513587142427</text:p>
          </table:table-cell>
          <table:table-cell table:formula="of:=[.E1454]*2" office:value-type="float" office:value="0.0902717428485396" calcext:value-type="float">
            <text:p>0.09027174284854</text:p>
          </table:table-cell>
          <table:table-cell table:formula="of:=[.E1454]*39.3701" office:value-type="float" office:value="1.77700377156064" calcext:value-type="float">
            <text:p>1.77700377156064</text:p>
          </table:table-cell>
          <table:table-cell table:formula="of:=[.F1454]*39.3701" office:value-type="float" office:value="3.55400754312129" calcext:value-type="float">
            <text:p>3.55400754312129</text:p>
          </table:table-cell>
        </table:table-row>
        <table:table-row table:style-name="ro1">
          <table:table-cell table:formula="of:=[.A1454]+1" office:value-type="float" office:value="1477" calcext:value-type="float">
            <text:p>1477</text:p>
          </table:table-cell>
          <table:table-cell table:formula="of:=299792458/([.A1455]*1000000)" office:value-type="float" office:value="0.20297390521327" calcext:value-type="float">
            <text:p>0.20297390521327</text:p>
          </table:table-cell>
          <table:table-cell table:formula="of:=(1/3)*[.B1455]" office:value-type="float" office:value="0.0676579684044234" calcext:value-type="float">
            <text:p>0.067657968404423</text:p>
          </table:table-cell>
          <table:table-cell table:formula="of:=4*[.C1455]" office:value-type="float" office:value="0.270631873617693" calcext:value-type="float">
            <text:p>0.270631873617693</text:p>
          </table:table-cell>
          <table:table-cell table:formula="of:=[.D1455]/6" office:value-type="float" office:value="0.0451053122696156" calcext:value-type="float">
            <text:p>0.045105312269616</text:p>
          </table:table-cell>
          <table:table-cell table:formula="of:=[.E1455]*2" office:value-type="float" office:value="0.0902106245392312" calcext:value-type="float">
            <text:p>0.090210624539231</text:p>
          </table:table-cell>
          <table:table-cell table:formula="of:=[.E1455]*39.3701" office:value-type="float" office:value="1.77580065458599" calcext:value-type="float">
            <text:p>1.77580065458599</text:p>
          </table:table-cell>
          <table:table-cell table:formula="of:=[.F1455]*39.3701" office:value-type="float" office:value="3.55160130917198" calcext:value-type="float">
            <text:p>3.55160130917198</text:p>
          </table:table-cell>
        </table:table-row>
        <table:table-row table:style-name="ro1">
          <table:table-cell table:formula="of:=[.A1455]+1" office:value-type="float" office:value="1478" calcext:value-type="float">
            <text:p>1478</text:p>
          </table:table-cell>
          <table:table-cell table:formula="of:=299792458/([.A1456]*1000000)" office:value-type="float" office:value="0.202836575101488" calcext:value-type="float">
            <text:p>0.202836575101488</text:p>
          </table:table-cell>
          <table:table-cell table:formula="of:=(1/3)*[.B1456]" office:value-type="float" office:value="0.0676121917004962" calcext:value-type="float">
            <text:p>0.067612191700496</text:p>
          </table:table-cell>
          <table:table-cell table:formula="of:=4*[.C1456]" office:value-type="float" office:value="0.270448766801985" calcext:value-type="float">
            <text:p>0.270448766801985</text:p>
          </table:table-cell>
          <table:table-cell table:formula="of:=[.D1456]/6" office:value-type="float" office:value="0.0450747944669974" calcext:value-type="float">
            <text:p>0.045074794466998</text:p>
          </table:table-cell>
          <table:table-cell table:formula="of:=[.E1456]*2" office:value-type="float" office:value="0.0901495889339949" calcext:value-type="float">
            <text:p>0.090149588933995</text:p>
          </table:table-cell>
          <table:table-cell table:formula="of:=[.E1456]*39.3701" office:value-type="float" office:value="1.77459916564514" calcext:value-type="float">
            <text:p>1.77459916564514</text:p>
          </table:table-cell>
          <table:table-cell table:formula="of:=[.F1456]*39.3701" office:value-type="float" office:value="3.54919833129027" calcext:value-type="float">
            <text:p>3.54919833129027</text:p>
          </table:table-cell>
        </table:table-row>
        <table:table-row table:style-name="ro1">
          <table:table-cell table:formula="of:=[.A1456]+1" office:value-type="float" office:value="1479" calcext:value-type="float">
            <text:p>1479</text:p>
          </table:table-cell>
          <table:table-cell table:formula="of:=299792458/([.A1457]*1000000)" office:value-type="float" office:value="0.202699430696416" calcext:value-type="float">
            <text:p>0.202699430696416</text:p>
          </table:table-cell>
          <table:table-cell table:formula="of:=(1/3)*[.B1457]" office:value-type="float" office:value="0.0675664768988055" calcext:value-type="float">
            <text:p>0.067566476898806</text:p>
          </table:table-cell>
          <table:table-cell table:formula="of:=4*[.C1457]" office:value-type="float" office:value="0.270265907595222" calcext:value-type="float">
            <text:p>0.270265907595222</text:p>
          </table:table-cell>
          <table:table-cell table:formula="of:=[.D1457]/6" office:value-type="float" office:value="0.045044317932537" calcext:value-type="float">
            <text:p>0.045044317932537</text:p>
          </table:table-cell>
          <table:table-cell table:formula="of:=[.E1457]*2" office:value-type="float" office:value="0.090088635865074" calcext:value-type="float">
            <text:p>0.090088635865074</text:p>
          </table:table-cell>
          <table:table-cell table:formula="of:=[.E1457]*39.3701" office:value-type="float" office:value="1.77339930143577" calcext:value-type="float">
            <text:p>1.77339930143577</text:p>
          </table:table-cell>
          <table:table-cell table:formula="of:=[.F1457]*39.3701" office:value-type="float" office:value="3.54679860287155" calcext:value-type="float">
            <text:p>3.54679860287155</text:p>
          </table:table-cell>
        </table:table-row>
        <table:table-row table:style-name="ro1">
          <table:table-cell table:formula="of:=[.A1457]+1" office:value-type="float" office:value="1480" calcext:value-type="float">
            <text:p>1480</text:p>
          </table:table-cell>
          <table:table-cell table:formula="of:=299792458/([.A1458]*1000000)" office:value-type="float" office:value="0.202562471621622" calcext:value-type="float">
            <text:p>0.202562471621622</text:p>
          </table:table-cell>
          <table:table-cell table:formula="of:=(1/3)*[.B1458]" office:value-type="float" office:value="0.0675208238738739" calcext:value-type="float">
            <text:p>0.067520823873874</text:p>
          </table:table-cell>
          <table:table-cell table:formula="of:=4*[.C1458]" office:value-type="float" office:value="0.270083295495495" calcext:value-type="float">
            <text:p>0.270083295495495</text:p>
          </table:table-cell>
          <table:table-cell table:formula="of:=[.D1458]/6" office:value-type="float" office:value="0.0450138825825826" calcext:value-type="float">
            <text:p>0.045013882582583</text:p>
          </table:table-cell>
          <table:table-cell table:formula="of:=[.E1458]*2" office:value-type="float" office:value="0.0900277651651652" calcext:value-type="float">
            <text:p>0.090027765165165</text:p>
          </table:table-cell>
          <table:table-cell table:formula="of:=[.E1458]*39.3701" office:value-type="float" office:value="1.77220105866453" calcext:value-type="float">
            <text:p>1.77220105866453</text:p>
          </table:table-cell>
          <table:table-cell table:formula="of:=[.F1458]*39.3701" office:value-type="float" office:value="3.54440211732907" calcext:value-type="float">
            <text:p>3.54440211732907</text:p>
          </table:table-cell>
        </table:table-row>
        <table:table-row table:style-name="ro1">
          <table:table-cell table:formula="of:=[.A1458]+1" office:value-type="float" office:value="1481" calcext:value-type="float">
            <text:p>1481</text:p>
          </table:table-cell>
          <table:table-cell table:formula="of:=299792458/([.A1459]*1000000)" office:value-type="float" office:value="0.202425697501688" calcext:value-type="float">
            <text:p>0.202425697501688</text:p>
          </table:table-cell>
          <table:table-cell table:formula="of:=(1/3)*[.B1459]" office:value-type="float" office:value="0.0674752325005627" calcext:value-type="float">
            <text:p>0.067475232500563</text:p>
          </table:table-cell>
          <table:table-cell table:formula="of:=4*[.C1459]" office:value-type="float" office:value="0.269900930002251" calcext:value-type="float">
            <text:p>0.269900930002251</text:p>
          </table:table-cell>
          <table:table-cell table:formula="of:=[.D1459]/6" office:value-type="float" office:value="0.0449834883337084" calcext:value-type="float">
            <text:p>0.044983488333709</text:p>
          </table:table-cell>
          <table:table-cell table:formula="of:=[.E1459]*2" office:value-type="float" office:value="0.0899669766674169" calcext:value-type="float">
            <text:p>0.089966976667417</text:p>
          </table:table-cell>
          <table:table-cell table:formula="of:=[.E1459]*39.3701" office:value-type="float" office:value="1.77100443404694" calcext:value-type="float">
            <text:p>1.77100443404694</text:p>
          </table:table-cell>
          <table:table-cell table:formula="of:=[.F1459]*39.3701" office:value-type="float" office:value="3.54200886809387" calcext:value-type="float">
            <text:p>3.54200886809387</text:p>
          </table:table-cell>
        </table:table-row>
        <table:table-row table:style-name="ro1">
          <table:table-cell table:formula="of:=[.A1459]+1" office:value-type="float" office:value="1482" calcext:value-type="float">
            <text:p>1482</text:p>
          </table:table-cell>
          <table:table-cell table:formula="of:=299792458/([.A1460]*1000000)" office:value-type="float" office:value="0.202289107962213" calcext:value-type="float">
            <text:p>0.202289107962213</text:p>
          </table:table-cell>
          <table:table-cell table:formula="of:=(1/3)*[.B1460]" office:value-type="float" office:value="0.0674297026540711" calcext:value-type="float">
            <text:p>0.067429702654071</text:p>
          </table:table-cell>
          <table:table-cell table:formula="of:=4*[.C1460]" office:value-type="float" office:value="0.269718810616284" calcext:value-type="float">
            <text:p>0.269718810616284</text:p>
          </table:table-cell>
          <table:table-cell table:formula="of:=[.D1460]/6" office:value-type="float" office:value="0.044953135102714" calcext:value-type="float">
            <text:p>0.044953135102714</text:p>
          </table:table-cell>
          <table:table-cell table:formula="of:=[.E1460]*2" office:value-type="float" office:value="0.0899062702054281" calcext:value-type="float">
            <text:p>0.089906270205428</text:p>
          </table:table-cell>
          <table:table-cell table:formula="of:=[.E1460]*39.3701" office:value-type="float" office:value="1.76980942430736" calcext:value-type="float">
            <text:p>1.76980942430736</text:p>
          </table:table-cell>
          <table:table-cell table:formula="of:=[.F1460]*39.3701" office:value-type="float" office:value="3.53961884861472" calcext:value-type="float">
            <text:p>3.53961884861472</text:p>
          </table:table-cell>
        </table:table-row>
        <table:table-row table:style-name="ro1">
          <table:table-cell table:formula="of:=[.A1460]+1" office:value-type="float" office:value="1483" calcext:value-type="float">
            <text:p>1483</text:p>
          </table:table-cell>
          <table:table-cell table:formula="of:=299792458/([.A1461]*1000000)" office:value-type="float" office:value="0.202152702629804" calcext:value-type="float">
            <text:p>0.202152702629804</text:p>
          </table:table-cell>
          <table:table-cell table:formula="of:=(1/3)*[.B1461]" office:value-type="float" office:value="0.0673842342099348" calcext:value-type="float">
            <text:p>0.067384234209935</text:p>
          </table:table-cell>
          <table:table-cell table:formula="of:=4*[.C1461]" office:value-type="float" office:value="0.269536936839739" calcext:value-type="float">
            <text:p>0.269536936839739</text:p>
          </table:table-cell>
          <table:table-cell table:formula="of:=[.D1461]/6" office:value-type="float" office:value="0.0449228228066232" calcext:value-type="float">
            <text:p>0.044922822806623</text:p>
          </table:table-cell>
          <table:table-cell table:formula="of:=[.E1461]*2" office:value-type="float" office:value="0.0898456456132464" calcext:value-type="float">
            <text:p>0.089845645613246</text:p>
          </table:table-cell>
          <table:table-cell table:formula="of:=[.E1461]*39.3701" office:value-type="float" office:value="1.76861602617904" calcext:value-type="float">
            <text:p>1.76861602617904</text:p>
          </table:table-cell>
          <table:table-cell table:formula="of:=[.F1461]*39.3701" office:value-type="float" office:value="3.53723205235807" calcext:value-type="float">
            <text:p>3.53723205235807</text:p>
          </table:table-cell>
        </table:table-row>
        <table:table-row table:style-name="ro1">
          <table:table-cell table:formula="of:=[.A1461]+1" office:value-type="float" office:value="1484" calcext:value-type="float">
            <text:p>1484</text:p>
          </table:table-cell>
          <table:table-cell table:formula="of:=299792458/([.A1462]*1000000)" office:value-type="float" office:value="0.202016481132075" calcext:value-type="float">
            <text:p>0.202016481132075</text:p>
          </table:table-cell>
          <table:table-cell table:formula="of:=(1/3)*[.B1462]" office:value-type="float" office:value="0.0673388270440251" calcext:value-type="float">
            <text:p>0.067338827044025</text:p>
          </table:table-cell>
          <table:table-cell table:formula="of:=4*[.C1462]" office:value-type="float" office:value="0.269355308176101" calcext:value-type="float">
            <text:p>0.269355308176101</text:p>
          </table:table-cell>
          <table:table-cell table:formula="of:=[.D1462]/6" office:value-type="float" office:value="0.0448925513626834" calcext:value-type="float">
            <text:p>0.044892551362684</text:p>
          </table:table-cell>
          <table:table-cell table:formula="of:=[.E1462]*2" office:value-type="float" office:value="0.0897851027253669" calcext:value-type="float">
            <text:p>0.089785102725367</text:p>
          </table:table-cell>
          <table:table-cell table:formula="of:=[.E1462]*39.3701" office:value-type="float" office:value="1.76742423640398" calcext:value-type="float">
            <text:p>1.76742423640398</text:p>
          </table:table-cell>
          <table:table-cell table:formula="of:=[.F1462]*39.3701" office:value-type="float" office:value="3.53484847280797" calcext:value-type="float">
            <text:p>3.53484847280797</text:p>
          </table:table-cell>
        </table:table-row>
        <table:table-row table:style-name="ro1">
          <table:table-cell table:formula="of:=[.A1462]+1" office:value-type="float" office:value="1485" calcext:value-type="float">
            <text:p>1485</text:p>
          </table:table-cell>
          <table:table-cell table:formula="of:=299792458/([.A1463]*1000000)" office:value-type="float" office:value="0.201880443097643" calcext:value-type="float">
            <text:p>0.201880443097643</text:p>
          </table:table-cell>
          <table:table-cell table:formula="of:=(1/3)*[.B1463]" office:value-type="float" office:value="0.0672934810325477" calcext:value-type="float">
            <text:p>0.067293481032548</text:p>
          </table:table-cell>
          <table:table-cell table:formula="of:=4*[.C1463]" office:value-type="float" office:value="0.269173924130191" calcext:value-type="float">
            <text:p>0.269173924130191</text:p>
          </table:table-cell>
          <table:table-cell table:formula="of:=[.D1463]/6" office:value-type="float" office:value="0.0448623206883651" calcext:value-type="float">
            <text:p>0.044862320688365</text:p>
          </table:table-cell>
          <table:table-cell table:formula="of:=[.E1463]*2" office:value-type="float" office:value="0.0897246413767303" calcext:value-type="float">
            <text:p>0.08972464137673</text:p>
          </table:table-cell>
          <table:table-cell table:formula="of:=[.E1463]*39.3701" office:value-type="float" office:value="1.766234051733" calcext:value-type="float">
            <text:p>1.766234051733</text:p>
          </table:table-cell>
          <table:table-cell table:formula="of:=[.F1463]*39.3701" office:value-type="float" office:value="3.53246810346601" calcext:value-type="float">
            <text:p>3.53246810346601</text:p>
          </table:table-cell>
        </table:table-row>
        <table:table-row table:style-name="ro1">
          <table:table-cell table:formula="of:=[.A1463]+1" office:value-type="float" office:value="1486" calcext:value-type="float">
            <text:p>1486</text:p>
          </table:table-cell>
          <table:table-cell table:formula="of:=299792458/([.A1464]*1000000)" office:value-type="float" office:value="0.201744588156124" calcext:value-type="float">
            <text:p>0.201744588156124</text:p>
          </table:table-cell>
          <table:table-cell table:formula="of:=(1/3)*[.B1464]" office:value-type="float" office:value="0.0672481960520413" calcext:value-type="float">
            <text:p>0.067248196052041</text:p>
          </table:table-cell>
          <table:table-cell table:formula="of:=4*[.C1464]" office:value-type="float" office:value="0.268992784208165" calcext:value-type="float">
            <text:p>0.268992784208165</text:p>
          </table:table-cell>
          <table:table-cell table:formula="of:=[.D1464]/6" office:value-type="float" office:value="0.0448321307013608" calcext:value-type="float">
            <text:p>0.044832130701361</text:p>
          </table:table-cell>
          <table:table-cell table:formula="of:=[.E1464]*2" office:value-type="float" office:value="0.0896642614027217" calcext:value-type="float">
            <text:p>0.089664261402722</text:p>
          </table:table-cell>
          <table:table-cell table:formula="of:=[.E1464]*39.3701" office:value-type="float" office:value="1.76504546892565" calcext:value-type="float">
            <text:p>1.76504546892565</text:p>
          </table:table-cell>
          <table:table-cell table:formula="of:=[.F1464]*39.3701" office:value-type="float" office:value="3.53009093785129" calcext:value-type="float">
            <text:p>3.53009093785129</text:p>
          </table:table-cell>
        </table:table-row>
        <table:table-row table:style-name="ro1">
          <table:table-cell table:formula="of:=[.A1464]+1" office:value-type="float" office:value="1487" calcext:value-type="float">
            <text:p>1487</text:p>
          </table:table-cell>
          <table:table-cell table:formula="of:=299792458/([.A1465]*1000000)" office:value-type="float" office:value="0.20160891593813" calcext:value-type="float">
            <text:p>0.20160891593813</text:p>
          </table:table-cell>
          <table:table-cell table:formula="of:=(1/3)*[.B1465]" office:value-type="float" office:value="0.0672029719793768" calcext:value-type="float">
            <text:p>0.067202971979377</text:p>
          </table:table-cell>
          <table:table-cell table:formula="of:=4*[.C1465]" office:value-type="float" office:value="0.268811887917507" calcext:value-type="float">
            <text:p>0.268811887917507</text:p>
          </table:table-cell>
          <table:table-cell table:formula="of:=[.D1465]/6" office:value-type="float" office:value="0.0448019813195845" calcext:value-type="float">
            <text:p>0.044801981319585</text:p>
          </table:table-cell>
          <table:table-cell table:formula="of:=[.E1465]*2" office:value-type="float" office:value="0.0896039626391691" calcext:value-type="float">
            <text:p>0.089603962639169</text:p>
          </table:table-cell>
          <table:table-cell table:formula="of:=[.E1465]*39.3701" office:value-type="float" office:value="1.76385848475018" calcext:value-type="float">
            <text:p>1.76385848475018</text:p>
          </table:table-cell>
          <table:table-cell table:formula="of:=[.F1465]*39.3701" office:value-type="float" office:value="3.52771696950035" calcext:value-type="float">
            <text:p>3.52771696950035</text:p>
          </table:table-cell>
        </table:table-row>
        <table:table-row table:style-name="ro1">
          <table:table-cell table:formula="of:=[.A1465]+1" office:value-type="float" office:value="1488" calcext:value-type="float">
            <text:p>1488</text:p>
          </table:table-cell>
          <table:table-cell table:formula="of:=299792458/([.A1466]*1000000)" office:value-type="float" office:value="0.201473426075269" calcext:value-type="float">
            <text:p>0.201473426075269</text:p>
          </table:table-cell>
          <table:table-cell table:formula="of:=(1/3)*[.B1466]" office:value-type="float" office:value="0.0671578086917563" calcext:value-type="float">
            <text:p>0.067157808691756</text:p>
          </table:table-cell>
          <table:table-cell table:formula="of:=4*[.C1466]" office:value-type="float" office:value="0.268631234767025" calcext:value-type="float">
            <text:p>0.268631234767025</text:p>
          </table:table-cell>
          <table:table-cell table:formula="of:=[.D1466]/6" office:value-type="float" office:value="0.0447718724611709" calcext:value-type="float">
            <text:p>0.044771872461171</text:p>
          </table:table-cell>
          <table:table-cell table:formula="of:=[.E1466]*2" office:value-type="float" office:value="0.0895437449223417" calcext:value-type="float">
            <text:p>0.089543744922342</text:p>
          </table:table-cell>
          <table:table-cell table:formula="of:=[.E1466]*39.3701" office:value-type="float" office:value="1.76267309598354" calcext:value-type="float">
            <text:p>1.76267309598354</text:p>
          </table:table-cell>
          <table:table-cell table:formula="of:=[.F1466]*39.3701" office:value-type="float" office:value="3.52534619196708" calcext:value-type="float">
            <text:p>3.52534619196708</text:p>
          </table:table-cell>
        </table:table-row>
        <table:table-row table:style-name="ro1">
          <table:table-cell table:formula="of:=[.A1466]+1" office:value-type="float" office:value="1489" calcext:value-type="float">
            <text:p>1489</text:p>
          </table:table-cell>
          <table:table-cell table:formula="of:=299792458/([.A1467]*1000000)" office:value-type="float" office:value="0.201338118200134" calcext:value-type="float">
            <text:p>0.201338118200134</text:p>
          </table:table-cell>
          <table:table-cell table:formula="of:=(1/3)*[.B1467]" office:value-type="float" office:value="0.0671127060667114" calcext:value-type="float">
            <text:p>0.067112706066712</text:p>
          </table:table-cell>
          <table:table-cell table:formula="of:=4*[.C1467]" office:value-type="float" office:value="0.268450824266846" calcext:value-type="float">
            <text:p>0.268450824266846</text:p>
          </table:table-cell>
          <table:table-cell table:formula="of:=[.D1467]/6" office:value-type="float" office:value="0.0447418040444743" calcext:value-type="float">
            <text:p>0.044741804044474</text:p>
          </table:table-cell>
          <table:table-cell table:formula="of:=[.E1467]*2" office:value-type="float" office:value="0.0894836080889486" calcext:value-type="float">
            <text:p>0.089483608088949</text:p>
          </table:table-cell>
          <table:table-cell table:formula="of:=[.E1467]*39.3701" office:value-type="float" office:value="1.76148929941136" calcext:value-type="float">
            <text:p>1.76148929941136</text:p>
          </table:table-cell>
          <table:table-cell table:formula="of:=[.F1467]*39.3701" office:value-type="float" office:value="3.52297859882271" calcext:value-type="float">
            <text:p>3.52297859882271</text:p>
          </table:table-cell>
        </table:table-row>
        <table:table-row table:style-name="ro1">
          <table:table-cell table:formula="of:=[.A1467]+1" office:value-type="float" office:value="1490" calcext:value-type="float">
            <text:p>1490</text:p>
          </table:table-cell>
          <table:table-cell table:formula="of:=299792458/([.A1468]*1000000)" office:value-type="float" office:value="0.201202991946309" calcext:value-type="float">
            <text:p>0.201202991946309</text:p>
          </table:table-cell>
          <table:table-cell table:formula="of:=(1/3)*[.B1468]" office:value-type="float" office:value="0.0670676639821029" calcext:value-type="float">
            <text:p>0.067067663982103</text:p>
          </table:table-cell>
          <table:table-cell table:formula="of:=4*[.C1468]" office:value-type="float" office:value="0.268270655928412" calcext:value-type="float">
            <text:p>0.268270655928412</text:p>
          </table:table-cell>
          <table:table-cell table:formula="of:=[.D1468]/6" office:value-type="float" office:value="0.0447117759880686" calcext:value-type="float">
            <text:p>0.044711775988069</text:p>
          </table:table-cell>
          <table:table-cell table:formula="of:=[.E1468]*2" office:value-type="float" office:value="0.0894235519761372" calcext:value-type="float">
            <text:p>0.089423551976137</text:p>
          </table:table-cell>
          <table:table-cell table:formula="of:=[.E1468]*39.3701" office:value-type="float" office:value="1.76030709182786" calcext:value-type="float">
            <text:p>1.76030709182786</text:p>
          </table:table-cell>
          <table:table-cell table:formula="of:=[.F1468]*39.3701" office:value-type="float" office:value="3.52061418365572" calcext:value-type="float">
            <text:p>3.52061418365572</text:p>
          </table:table-cell>
        </table:table-row>
        <table:table-row table:style-name="ro1">
          <table:table-cell table:formula="of:=[.A1468]+1" office:value-type="float" office:value="1491" calcext:value-type="float">
            <text:p>1491</text:p>
          </table:table-cell>
          <table:table-cell table:formula="of:=299792458/([.A1469]*1000000)" office:value-type="float" office:value="0.201068046948357" calcext:value-type="float">
            <text:p>0.201068046948357</text:p>
          </table:table-cell>
          <table:table-cell table:formula="of:=(1/3)*[.B1469]" office:value-type="float" office:value="0.0670226823161189" calcext:value-type="float">
            <text:p>0.067022682316119</text:p>
          </table:table-cell>
          <table:table-cell table:formula="of:=4*[.C1469]" office:value-type="float" office:value="0.268090729264476" calcext:value-type="float">
            <text:p>0.268090729264476</text:p>
          </table:table-cell>
          <table:table-cell table:formula="of:=[.D1469]/6" office:value-type="float" office:value="0.044681788210746" calcext:value-type="float">
            <text:p>0.044681788210746</text:p>
          </table:table-cell>
          <table:table-cell table:formula="of:=[.E1469]*2" office:value-type="float" office:value="0.0893635764214919" calcext:value-type="float">
            <text:p>0.089363576421492</text:p>
          </table:table-cell>
          <table:table-cell table:formula="of:=[.E1469]*39.3701" office:value-type="float" office:value="1.75912647003589" calcext:value-type="float">
            <text:p>1.75912647003589</text:p>
          </table:table-cell>
          <table:table-cell table:formula="of:=[.F1469]*39.3701" office:value-type="float" office:value="3.51825294007178" calcext:value-type="float">
            <text:p>3.51825294007178</text:p>
          </table:table-cell>
        </table:table-row>
        <table:table-row table:style-name="ro1">
          <table:table-cell table:formula="of:=[.A1469]+1" office:value-type="float" office:value="1492" calcext:value-type="float">
            <text:p>1492</text:p>
          </table:table-cell>
          <table:table-cell table:formula="of:=299792458/([.A1470]*1000000)" office:value-type="float" office:value="0.200933282841823" calcext:value-type="float">
            <text:p>0.200933282841823</text:p>
          </table:table-cell>
          <table:table-cell table:formula="of:=(1/3)*[.B1470]" office:value-type="float" office:value="0.0669777609472743" calcext:value-type="float">
            <text:p>0.066977760947274</text:p>
          </table:table-cell>
          <table:table-cell table:formula="of:=4*[.C1470]" office:value-type="float" office:value="0.267911043789097" calcext:value-type="float">
            <text:p>0.267911043789097</text:p>
          </table:table-cell>
          <table:table-cell table:formula="of:=[.D1470]/6" office:value-type="float" office:value="0.0446518406315162" calcext:value-type="float">
            <text:p>0.044651840631516</text:p>
          </table:table-cell>
          <table:table-cell table:formula="of:=[.E1470]*2" office:value-type="float" office:value="0.0893036812630325" calcext:value-type="float">
            <text:p>0.089303681263033</text:p>
          </table:table-cell>
          <table:table-cell table:formula="of:=[.E1470]*39.3701" office:value-type="float" office:value="1.75794743084686" calcext:value-type="float">
            <text:p>1.75794743084686</text:p>
          </table:table-cell>
          <table:table-cell table:formula="of:=[.F1470]*39.3701" office:value-type="float" office:value="3.51589486169371" calcext:value-type="float">
            <text:p>3.51589486169371</text:p>
          </table:table-cell>
        </table:table-row>
        <table:table-row table:style-name="ro1">
          <table:table-cell table:formula="of:=[.A1470]+1" office:value-type="float" office:value="1493" calcext:value-type="float">
            <text:p>1493</text:p>
          </table:table-cell>
          <table:table-cell table:formula="of:=299792458/([.A1471]*1000000)" office:value-type="float" office:value="0.200798699263228" calcext:value-type="float">
            <text:p>0.200798699263228</text:p>
          </table:table-cell>
          <table:table-cell table:formula="of:=(1/3)*[.B1471]" office:value-type="float" office:value="0.0669328997544095" calcext:value-type="float">
            <text:p>0.06693289975441</text:p>
          </table:table-cell>
          <table:table-cell table:formula="of:=4*[.C1471]" office:value-type="float" office:value="0.267731599017638" calcext:value-type="float">
            <text:p>0.267731599017638</text:p>
          </table:table-cell>
          <table:table-cell table:formula="of:=[.D1471]/6" office:value-type="float" office:value="0.0446219331696063" calcext:value-type="float">
            <text:p>0.044621933169606</text:p>
          </table:table-cell>
          <table:table-cell table:formula="of:=[.E1471]*2" office:value-type="float" office:value="0.0892438663392126" calcext:value-type="float">
            <text:p>0.089243866339213</text:p>
          </table:table-cell>
          <table:table-cell table:formula="of:=[.E1471]*39.3701" office:value-type="float" office:value="1.75676997108072" calcext:value-type="float">
            <text:p>1.75676997108072</text:p>
          </table:table-cell>
          <table:table-cell table:formula="of:=[.F1471]*39.3701" office:value-type="float" office:value="3.51353994216143" calcext:value-type="float">
            <text:p>3.51353994216143</text:p>
          </table:table-cell>
        </table:table-row>
        <table:table-row table:style-name="ro1">
          <table:table-cell table:formula="of:=[.A1471]+1" office:value-type="float" office:value="1494" calcext:value-type="float">
            <text:p>1494</text:p>
          </table:table-cell>
          <table:table-cell table:formula="of:=299792458/([.A1472]*1000000)" office:value-type="float" office:value="0.200664295850067" calcext:value-type="float">
            <text:p>0.200664295850067</text:p>
          </table:table-cell>
          <table:table-cell table:formula="of:=(1/3)*[.B1472]" office:value-type="float" office:value="0.066888098616689" calcext:value-type="float">
            <text:p>0.066888098616689</text:p>
          </table:table-cell>
          <table:table-cell table:formula="of:=4*[.C1472]" office:value-type="float" office:value="0.267552394466756" calcext:value-type="float">
            <text:p>0.267552394466756</text:p>
          </table:table-cell>
          <table:table-cell table:formula="of:=[.D1472]/6" office:value-type="float" office:value="0.0445920657444593" calcext:value-type="float">
            <text:p>0.044592065744459</text:p>
          </table:table-cell>
          <table:table-cell table:formula="of:=[.E1472]*2" office:value-type="float" office:value="0.0891841314889186" calcext:value-type="float">
            <text:p>0.089184131488919</text:p>
          </table:table-cell>
          <table:table-cell table:formula="of:=[.E1472]*39.3701" office:value-type="float" office:value="1.75559408756594" calcext:value-type="float">
            <text:p>1.75559408756594</text:p>
          </table:table-cell>
          <table:table-cell table:formula="of:=[.F1472]*39.3701" office:value-type="float" office:value="3.51118817513188" calcext:value-type="float">
            <text:p>3.51118817513188</text:p>
          </table:table-cell>
        </table:table-row>
        <table:table-row table:style-name="ro1">
          <table:table-cell table:formula="of:=[.A1472]+1" office:value-type="float" office:value="1495" calcext:value-type="float">
            <text:p>1495</text:p>
          </table:table-cell>
          <table:table-cell table:formula="of:=299792458/([.A1473]*1000000)" office:value-type="float" office:value="0.200530072240803" calcext:value-type="float">
            <text:p>0.200530072240803</text:p>
          </table:table-cell>
          <table:table-cell table:formula="of:=(1/3)*[.B1473]" office:value-type="float" office:value="0.0668433574136009" calcext:value-type="float">
            <text:p>0.066843357413601</text:p>
          </table:table-cell>
          <table:table-cell table:formula="of:=4*[.C1473]" office:value-type="float" office:value="0.267373429654404" calcext:value-type="float">
            <text:p>0.267373429654404</text:p>
          </table:table-cell>
          <table:table-cell table:formula="of:=[.D1473]/6" office:value-type="float" office:value="0.0445622382757339" calcext:value-type="float">
            <text:p>0.044562238275734</text:p>
          </table:table-cell>
          <table:table-cell table:formula="of:=[.E1473]*2" office:value-type="float" office:value="0.0891244765514679" calcext:value-type="float">
            <text:p>0.089124476551468</text:p>
          </table:table-cell>
          <table:table-cell table:formula="of:=[.E1473]*39.3701" office:value-type="float" office:value="1.75441977713947" calcext:value-type="float">
            <text:p>1.75441977713947</text:p>
          </table:table-cell>
          <table:table-cell table:formula="of:=[.F1473]*39.3701" office:value-type="float" office:value="3.50883955427894" calcext:value-type="float">
            <text:p>3.50883955427894</text:p>
          </table:table-cell>
        </table:table-row>
        <table:table-row table:style-name="ro1">
          <table:table-cell table:formula="of:=[.A1473]+1" office:value-type="float" office:value="1496" calcext:value-type="float">
            <text:p>1496</text:p>
          </table:table-cell>
          <table:table-cell table:formula="of:=299792458/([.A1474]*1000000)" office:value-type="float" office:value="0.200396028074866" calcext:value-type="float">
            <text:p>0.200396028074866</text:p>
          </table:table-cell>
          <table:table-cell table:formula="of:=(1/3)*[.B1474]" office:value-type="float" office:value="0.0667986760249554" calcext:value-type="float">
            <text:p>0.066798676024956</text:p>
          </table:table-cell>
          <table:table-cell table:formula="of:=4*[.C1474]" office:value-type="float" office:value="0.267194704099822" calcext:value-type="float">
            <text:p>0.267194704099822</text:p>
          </table:table-cell>
          <table:table-cell table:formula="of:=[.D1474]/6" office:value-type="float" office:value="0.0445324506833036" calcext:value-type="float">
            <text:p>0.044532450683304</text:p>
          </table:table-cell>
          <table:table-cell table:formula="of:=[.E1474]*2" office:value-type="float" office:value="0.0890649013666072" calcext:value-type="float">
            <text:p>0.089064901366607</text:p>
          </table:table-cell>
          <table:table-cell table:formula="of:=[.E1474]*39.3701" office:value-type="float" office:value="1.75324703664673" calcext:value-type="float">
            <text:p>1.75324703664673</text:p>
          </table:table-cell>
          <table:table-cell table:formula="of:=[.F1474]*39.3701" office:value-type="float" office:value="3.50649407329346" calcext:value-type="float">
            <text:p>3.50649407329346</text:p>
          </table:table-cell>
        </table:table-row>
        <table:table-row table:style-name="ro1">
          <table:table-cell table:formula="of:=[.A1474]+1" office:value-type="float" office:value="1497" calcext:value-type="float">
            <text:p>1497</text:p>
          </table:table-cell>
          <table:table-cell table:formula="of:=299792458/([.A1475]*1000000)" office:value-type="float" office:value="0.200262162992652" calcext:value-type="float">
            <text:p>0.200262162992652</text:p>
          </table:table-cell>
          <table:table-cell table:formula="of:=(1/3)*[.B1475]" office:value-type="float" office:value="0.066754054330884" calcext:value-type="float">
            <text:p>0.066754054330884</text:p>
          </table:table-cell>
          <table:table-cell table:formula="of:=4*[.C1475]" office:value-type="float" office:value="0.267016217323536" calcext:value-type="float">
            <text:p>0.267016217323536</text:p>
          </table:table-cell>
          <table:table-cell table:formula="of:=[.D1475]/6" office:value-type="float" office:value="0.044502702887256" calcext:value-type="float">
            <text:p>0.044502702887256</text:p>
          </table:table-cell>
          <table:table-cell table:formula="of:=[.E1475]*2" office:value-type="float" office:value="0.089005405774512" calcext:value-type="float">
            <text:p>0.089005405774512</text:p>
          </table:table-cell>
          <table:table-cell table:formula="of:=[.E1475]*39.3701" office:value-type="float" office:value="1.75207586294156" calcext:value-type="float">
            <text:p>1.75207586294156</text:p>
          </table:table-cell>
          <table:table-cell table:formula="of:=[.F1475]*39.3701" office:value-type="float" office:value="3.50415172588311" calcext:value-type="float">
            <text:p>3.50415172588311</text:p>
          </table:table-cell>
        </table:table-row>
        <table:table-row table:style-name="ro1">
          <table:table-cell table:formula="of:=[.A1475]+1" office:value-type="float" office:value="1498" calcext:value-type="float">
            <text:p>1498</text:p>
          </table:table-cell>
          <table:table-cell table:formula="of:=299792458/([.A1476]*1000000)" office:value-type="float" office:value="0.200128476635514" calcext:value-type="float">
            <text:p>0.200128476635514</text:p>
          </table:table-cell>
          <table:table-cell table:formula="of:=(1/3)*[.B1476]" office:value-type="float" office:value="0.066709492211838" calcext:value-type="float">
            <text:p>0.066709492211838</text:p>
          </table:table-cell>
          <table:table-cell table:formula="of:=4*[.C1476]" office:value-type="float" office:value="0.266837968847352" calcext:value-type="float">
            <text:p>0.266837968847352</text:p>
          </table:table-cell>
          <table:table-cell table:formula="of:=[.D1476]/6" office:value-type="float" office:value="0.044472994807892" calcext:value-type="float">
            <text:p>0.044472994807892</text:p>
          </table:table-cell>
          <table:table-cell table:formula="of:=[.E1476]*2" office:value-type="float" office:value="0.088945989615784" calcext:value-type="float">
            <text:p>0.088945989615784</text:p>
          </table:table-cell>
          <table:table-cell table:formula="of:=[.E1476]*39.3701" office:value-type="float" office:value="1.75090625288619" calcext:value-type="float">
            <text:p>1.75090625288619</text:p>
          </table:table-cell>
          <table:table-cell table:formula="of:=[.F1476]*39.3701" office:value-type="float" office:value="3.50181250577238" calcext:value-type="float">
            <text:p>3.50181250577238</text:p>
          </table:table-cell>
        </table:table-row>
        <table:table-row table:style-name="ro1">
          <table:table-cell table:formula="of:=[.A1476]+1" office:value-type="float" office:value="1499" calcext:value-type="float">
            <text:p>1499</text:p>
          </table:table-cell>
          <table:table-cell table:formula="of:=299792458/([.A1477]*1000000)" office:value-type="float" office:value="0.199994968645764" calcext:value-type="float">
            <text:p>0.199994968645764</text:p>
          </table:table-cell>
          <table:table-cell table:formula="of:=(1/3)*[.B1477]" office:value-type="float" office:value="0.0666649895485879" calcext:value-type="float">
            <text:p>0.066664989548588</text:p>
          </table:table-cell>
          <table:table-cell table:formula="of:=4*[.C1477]" office:value-type="float" office:value="0.266659958194352" calcext:value-type="float">
            <text:p>0.266659958194352</text:p>
          </table:table-cell>
          <table:table-cell table:formula="of:=[.D1477]/6" office:value-type="float" office:value="0.0444433263657253" calcext:value-type="float">
            <text:p>0.044443326365725</text:p>
          </table:table-cell>
          <table:table-cell table:formula="of:=[.E1477]*2" office:value-type="float" office:value="0.0888866527314506" calcext:value-type="float">
            <text:p>0.088886652731451</text:p>
          </table:table-cell>
          <table:table-cell table:formula="of:=[.E1477]*39.3701" office:value-type="float" office:value="1.74973820335124" calcext:value-type="float">
            <text:p>1.74973820335124</text:p>
          </table:table-cell>
          <table:table-cell table:formula="of:=[.F1477]*39.3701" office:value-type="float" office:value="3.49947640670248" calcext:value-type="float">
            <text:p>3.49947640670248</text:p>
          </table:table-cell>
        </table:table-row>
        <table:table-row table:style-name="ro1">
          <table:table-cell table:formula="of:=[.A1477]+1" office:value-type="float" office:value="1500" calcext:value-type="float">
            <text:p>1500</text:p>
          </table:table-cell>
          <table:table-cell table:formula="of:=299792458/([.A1478]*1000000)" office:value-type="float" office:value="0.199861638666667" calcext:value-type="float">
            <text:p>0.199861638666667</text:p>
          </table:table-cell>
          <table:table-cell table:formula="of:=(1/3)*[.B1478]" office:value-type="float" office:value="0.0666205462222222" calcext:value-type="float">
            <text:p>0.066620546222222</text:p>
          </table:table-cell>
          <table:table-cell table:formula="of:=4*[.C1478]" office:value-type="float" office:value="0.266482184888889" calcext:value-type="float">
            <text:p>0.266482184888889</text:p>
          </table:table-cell>
          <table:table-cell table:formula="of:=[.D1478]/6" office:value-type="float" office:value="0.0444136974814815" calcext:value-type="float">
            <text:p>0.044413697481482</text:p>
          </table:table-cell>
          <table:table-cell table:formula="of:=[.E1478]*2" office:value-type="float" office:value="0.088827394962963" calcext:value-type="float">
            <text:p>0.088827394962963</text:p>
          </table:table-cell>
          <table:table-cell table:formula="of:=[.E1478]*39.3701" office:value-type="float" office:value="1.74857171121567" calcext:value-type="float">
            <text:p>1.74857171121567</text:p>
          </table:table-cell>
          <table:table-cell table:formula="of:=[.F1478]*39.3701" office:value-type="float" office:value="3.49714342243135" calcext:value-type="float">
            <text:p>3.49714342243135</text:p>
          </table:table-cell>
        </table:table-row>
        <table:table-row table:style-name="ro1">
          <table:table-cell table:formula="of:=[.A1478]+1" office:value-type="float" office:value="1501" calcext:value-type="float">
            <text:p>1501</text:p>
          </table:table-cell>
          <table:table-cell table:formula="of:=299792458/([.A1479]*1000000)" office:value-type="float" office:value="0.199728486342438" calcext:value-type="float">
            <text:p>0.199728486342438</text:p>
          </table:table-cell>
          <table:table-cell table:formula="of:=(1/3)*[.B1479]" office:value-type="float" office:value="0.0665761621141461" calcext:value-type="float">
            <text:p>0.066576162114146</text:p>
          </table:table-cell>
          <table:table-cell table:formula="of:=4*[.C1479]" office:value-type="float" office:value="0.266304648456584" calcext:value-type="float">
            <text:p>0.266304648456584</text:p>
          </table:table-cell>
          <table:table-cell table:formula="of:=[.D1479]/6" office:value-type="float" office:value="0.0443841080760974" calcext:value-type="float">
            <text:p>0.044384108076097</text:p>
          </table:table-cell>
          <table:table-cell table:formula="of:=[.E1479]*2" office:value-type="float" office:value="0.0887682161521948" calcext:value-type="float">
            <text:p>0.088768216152195</text:p>
          </table:table-cell>
          <table:table-cell table:formula="of:=[.E1479]*39.3701" office:value-type="float" office:value="1.74740677336676" calcext:value-type="float">
            <text:p>1.74740677336676</text:p>
          </table:table-cell>
          <table:table-cell table:formula="of:=[.F1479]*39.3701" office:value-type="float" office:value="3.49481354673353" calcext:value-type="float">
            <text:p>3.49481354673353</text:p>
          </table:table-cell>
        </table:table-row>
        <table:table-row table:style-name="ro1">
          <table:table-cell table:formula="of:=[.A1479]+1" office:value-type="float" office:value="1502" calcext:value-type="float">
            <text:p>1502</text:p>
          </table:table-cell>
          <table:table-cell table:formula="of:=299792458/([.A1480]*1000000)" office:value-type="float" office:value="0.199595511318242" calcext:value-type="float">
            <text:p>0.199595511318242</text:p>
          </table:table-cell>
          <table:table-cell table:formula="of:=(1/3)*[.B1480]" office:value-type="float" office:value="0.0665318371060808" calcext:value-type="float">
            <text:p>0.066531837106081</text:p>
          </table:table-cell>
          <table:table-cell table:formula="of:=4*[.C1480]" office:value-type="float" office:value="0.266127348424323" calcext:value-type="float">
            <text:p>0.266127348424323</text:p>
          </table:table-cell>
          <table:table-cell table:formula="of:=[.D1480]/6" office:value-type="float" office:value="0.0443545580707205" calcext:value-type="float">
            <text:p>0.044354558070721</text:p>
          </table:table-cell>
          <table:table-cell table:formula="of:=[.E1480]*2" office:value-type="float" office:value="0.088709116141441" calcext:value-type="float">
            <text:p>0.088709116141441</text:p>
          </table:table-cell>
          <table:table-cell table:formula="of:=[.E1480]*39.3701" office:value-type="float" office:value="1.74624338670007" calcext:value-type="float">
            <text:p>1.74624338670007</text:p>
          </table:table-cell>
          <table:table-cell table:formula="of:=[.F1480]*39.3701" office:value-type="float" office:value="3.49248677340015" calcext:value-type="float">
            <text:p>3.49248677340015</text:p>
          </table:table-cell>
        </table:table-row>
        <table:table-row table:style-name="ro1">
          <table:table-cell table:formula="of:=[.A1480]+1" office:value-type="float" office:value="1503" calcext:value-type="float">
            <text:p>1503</text:p>
          </table:table-cell>
          <table:table-cell table:formula="of:=299792458/([.A1481]*1000000)" office:value-type="float" office:value="0.199462713240186" calcext:value-type="float">
            <text:p>0.199462713240186</text:p>
          </table:table-cell>
          <table:table-cell table:formula="of:=(1/3)*[.B1481]" office:value-type="float" office:value="0.0664875710800621" calcext:value-type="float">
            <text:p>0.066487571080062</text:p>
          </table:table-cell>
          <table:table-cell table:formula="of:=4*[.C1481]" office:value-type="float" office:value="0.265950284320248" calcext:value-type="float">
            <text:p>0.265950284320248</text:p>
          </table:table-cell>
          <table:table-cell table:formula="of:=[.D1481]/6" office:value-type="float" office:value="0.0443250473867081" calcext:value-type="float">
            <text:p>0.044325047386708</text:p>
          </table:table-cell>
          <table:table-cell table:formula="of:=[.E1481]*2" office:value-type="float" office:value="0.0886500947734161" calcext:value-type="float">
            <text:p>0.088650094773416</text:p>
          </table:table-cell>
          <table:table-cell table:formula="of:=[.E1481]*39.3701" office:value-type="float" office:value="1.74508154811944" calcext:value-type="float">
            <text:p>1.74508154811944</text:p>
          </table:table-cell>
          <table:table-cell table:formula="of:=[.F1481]*39.3701" office:value-type="float" office:value="3.49016309623887" calcext:value-type="float">
            <text:p>3.49016309623887</text:p>
          </table:table-cell>
        </table:table-row>
        <table:table-row table:style-name="ro1">
          <table:table-cell table:formula="of:=[.A1481]+1" office:value-type="float" office:value="1504" calcext:value-type="float">
            <text:p>1504</text:p>
          </table:table-cell>
          <table:table-cell table:formula="of:=299792458/([.A1482]*1000000)" office:value-type="float" office:value="0.199330091755319" calcext:value-type="float">
            <text:p>0.199330091755319</text:p>
          </table:table-cell>
          <table:table-cell table:formula="of:=(1/3)*[.B1482]" office:value-type="float" office:value="0.0664433639184397" calcext:value-type="float">
            <text:p>0.06644336391844</text:p>
          </table:table-cell>
          <table:table-cell table:formula="of:=4*[.C1482]" office:value-type="float" office:value="0.265773455673759" calcext:value-type="float">
            <text:p>0.265773455673759</text:p>
          </table:table-cell>
          <table:table-cell table:formula="of:=[.D1482]/6" office:value-type="float" office:value="0.0442955759456265" calcext:value-type="float">
            <text:p>0.044295575945627</text:p>
          </table:table-cell>
          <table:table-cell table:formula="of:=[.E1482]*2" office:value-type="float" office:value="0.088591151891253" calcext:value-type="float">
            <text:p>0.088591151891253</text:p>
          </table:table-cell>
          <table:table-cell table:formula="of:=[.E1482]*39.3701" office:value-type="float" office:value="1.74392125453691" calcext:value-type="float">
            <text:p>1.74392125453691</text:p>
          </table:table-cell>
          <table:table-cell table:formula="of:=[.F1482]*39.3701" office:value-type="float" office:value="3.48784250907382" calcext:value-type="float">
            <text:p>3.48784250907382</text:p>
          </table:table-cell>
        </table:table-row>
        <table:table-row table:style-name="ro1">
          <table:table-cell table:formula="of:=[.A1482]+1" office:value-type="float" office:value="1505" calcext:value-type="float">
            <text:p>1505</text:p>
          </table:table-cell>
          <table:table-cell table:formula="of:=299792458/([.A1483]*1000000)" office:value-type="float" office:value="0.199197646511628" calcext:value-type="float">
            <text:p>0.199197646511628</text:p>
          </table:table-cell>
          <table:table-cell table:formula="of:=(1/3)*[.B1483]" office:value-type="float" office:value="0.066399215503876" calcext:value-type="float">
            <text:p>0.066399215503876</text:p>
          </table:table-cell>
          <table:table-cell table:formula="of:=4*[.C1483]" office:value-type="float" office:value="0.265596862015504" calcext:value-type="float">
            <text:p>0.265596862015504</text:p>
          </table:table-cell>
          <table:table-cell table:formula="of:=[.D1483]/6" office:value-type="float" office:value="0.0442661436692506" calcext:value-type="float">
            <text:p>0.044266143669251</text:p>
          </table:table-cell>
          <table:table-cell table:formula="of:=[.E1483]*2" office:value-type="float" office:value="0.0885322873385013" calcext:value-type="float">
            <text:p>0.088532287338501</text:p>
          </table:table-cell>
          <table:table-cell table:formula="of:=[.E1483]*39.3701" office:value-type="float" office:value="1.74276250287276" calcext:value-type="float">
            <text:p>1.74276250287276</text:p>
          </table:table-cell>
          <table:table-cell table:formula="of:=[.F1483]*39.3701" office:value-type="float" office:value="3.48552500574553" calcext:value-type="float">
            <text:p>3.48552500574553</text:p>
          </table:table-cell>
        </table:table-row>
        <table:table-row table:style-name="ro1">
          <table:table-cell table:formula="of:=[.A1483]+1" office:value-type="float" office:value="1506" calcext:value-type="float">
            <text:p>1506</text:p>
          </table:table-cell>
          <table:table-cell table:formula="of:=299792458/([.A1484]*1000000)" office:value-type="float" office:value="0.199065377158035" calcext:value-type="float">
            <text:p>0.199065377158035</text:p>
          </table:table-cell>
          <table:table-cell table:formula="of:=(1/3)*[.B1484]" office:value-type="float" office:value="0.0663551257193448" calcext:value-type="float">
            <text:p>0.066355125719345</text:p>
          </table:table-cell>
          <table:table-cell table:formula="of:=4*[.C1484]" office:value-type="float" office:value="0.265420502877379" calcext:value-type="float">
            <text:p>0.265420502877379</text:p>
          </table:table-cell>
          <table:table-cell table:formula="of:=[.D1484]/6" office:value-type="float" office:value="0.0442367504795632" calcext:value-type="float">
            <text:p>0.044236750479563</text:p>
          </table:table-cell>
          <table:table-cell table:formula="of:=[.E1484]*2" office:value-type="float" office:value="0.0884735009591264" calcext:value-type="float">
            <text:p>0.088473500959127</text:p>
          </table:table-cell>
          <table:table-cell table:formula="of:=[.E1484]*39.3701" office:value-type="float" office:value="1.74160529005545" calcext:value-type="float">
            <text:p>1.74160529005545</text:p>
          </table:table-cell>
          <table:table-cell table:formula="of:=[.F1484]*39.3701" office:value-type="float" office:value="3.4832105801109" calcext:value-type="float">
            <text:p>3.4832105801109</text:p>
          </table:table-cell>
        </table:table-row>
        <table:table-row table:style-name="ro1">
          <table:table-cell table:formula="of:=[.A1484]+1" office:value-type="float" office:value="1507" calcext:value-type="float">
            <text:p>1507</text:p>
          </table:table-cell>
          <table:table-cell table:formula="of:=299792458/([.A1485]*1000000)" office:value-type="float" office:value="0.198933283344393" calcext:value-type="float">
            <text:p>0.198933283344393</text:p>
          </table:table-cell>
          <table:table-cell table:formula="of:=(1/3)*[.B1485]" office:value-type="float" office:value="0.0663110944481309" calcext:value-type="float">
            <text:p>0.066311094448131</text:p>
          </table:table-cell>
          <table:table-cell table:formula="of:=4*[.C1485]" office:value-type="float" office:value="0.265244377792524" calcext:value-type="float">
            <text:p>0.265244377792524</text:p>
          </table:table-cell>
          <table:table-cell table:formula="of:=[.D1485]/6" office:value-type="float" office:value="0.044207396298754" calcext:value-type="float">
            <text:p>0.044207396298754</text:p>
          </table:table-cell>
          <table:table-cell table:formula="of:=[.E1485]*2" office:value-type="float" office:value="0.0884147925975079" calcext:value-type="float">
            <text:p>0.088414792597508</text:p>
          </table:table-cell>
          <table:table-cell table:formula="of:=[.E1485]*39.3701" office:value-type="float" office:value="1.74044961302157" calcext:value-type="float">
            <text:p>1.74044961302157</text:p>
          </table:table-cell>
          <table:table-cell table:formula="of:=[.F1485]*39.3701" office:value-type="float" office:value="3.48089922604315" calcext:value-type="float">
            <text:p>3.48089922604315</text:p>
          </table:table-cell>
        </table:table-row>
        <table:table-row table:style-name="ro1">
          <table:table-cell table:formula="of:=[.A1485]+1" office:value-type="float" office:value="1508" calcext:value-type="float">
            <text:p>1508</text:p>
          </table:table-cell>
          <table:table-cell table:formula="of:=299792458/([.A1486]*1000000)" office:value-type="float" office:value="0.198801364721485" calcext:value-type="float">
            <text:p>0.198801364721485</text:p>
          </table:table-cell>
          <table:table-cell table:formula="of:=(1/3)*[.B1486]" office:value-type="float" office:value="0.0662671215738285" calcext:value-type="float">
            <text:p>0.066267121573829</text:p>
          </table:table-cell>
          <table:table-cell table:formula="of:=4*[.C1486]" office:value-type="float" office:value="0.265068486295314" calcext:value-type="float">
            <text:p>0.265068486295314</text:p>
          </table:table-cell>
          <table:table-cell table:formula="of:=[.D1486]/6" office:value-type="float" office:value="0.044178081049219" calcext:value-type="float">
            <text:p>0.044178081049219</text:p>
          </table:table-cell>
          <table:table-cell table:formula="of:=[.E1486]*2" office:value-type="float" office:value="0.088356162098438" calcext:value-type="float">
            <text:p>0.088356162098438</text:p>
          </table:table-cell>
          <table:table-cell table:formula="of:=[.E1486]*39.3701" office:value-type="float" office:value="1.73929546871586" calcext:value-type="float">
            <text:p>1.73929546871586</text:p>
          </table:table-cell>
          <table:table-cell table:formula="of:=[.F1486]*39.3701" office:value-type="float" office:value="3.47859093743171" calcext:value-type="float">
            <text:p>3.47859093743171</text:p>
          </table:table-cell>
        </table:table-row>
        <table:table-row table:style-name="ro1">
          <table:table-cell table:formula="of:=[.A1486]+1" office:value-type="float" office:value="1509" calcext:value-type="float">
            <text:p>1509</text:p>
          </table:table-cell>
          <table:table-cell table:formula="of:=299792458/([.A1487]*1000000)" office:value-type="float" office:value="0.198669620941021" calcext:value-type="float">
            <text:p>0.198669620941021</text:p>
          </table:table-cell>
          <table:table-cell table:formula="of:=(1/3)*[.B1487]" office:value-type="float" office:value="0.0662232069803402" calcext:value-type="float">
            <text:p>0.06622320698034</text:p>
          </table:table-cell>
          <table:table-cell table:formula="of:=4*[.C1487]" office:value-type="float" office:value="0.264892827921361" calcext:value-type="float">
            <text:p>0.264892827921361</text:p>
          </table:table-cell>
          <table:table-cell table:formula="of:=[.D1487]/6" office:value-type="float" office:value="0.0441488046535601" calcext:value-type="float">
            <text:p>0.04414880465356</text:p>
          </table:table-cell>
          <table:table-cell table:formula="of:=[.E1487]*2" office:value-type="float" office:value="0.0882976093071202" calcext:value-type="float">
            <text:p>0.08829760930712</text:p>
          </table:table-cell>
          <table:table-cell table:formula="of:=[.E1487]*39.3701" office:value-type="float" office:value="1.73814285409113" calcext:value-type="float">
            <text:p>1.73814285409113</text:p>
          </table:table-cell>
          <table:table-cell table:formula="of:=[.F1487]*39.3701" office:value-type="float" office:value="3.47628570818225" calcext:value-type="float">
            <text:p>3.47628570818225</text:p>
          </table:table-cell>
        </table:table-row>
        <table:table-row table:style-name="ro1">
          <table:table-cell table:formula="of:=[.A1487]+1" office:value-type="float" office:value="1510" calcext:value-type="float">
            <text:p>1510</text:p>
          </table:table-cell>
          <table:table-cell table:formula="of:=299792458/([.A1488]*1000000)" office:value-type="float" office:value="0.198538051655629" calcext:value-type="float">
            <text:p>0.198538051655629</text:p>
          </table:table-cell>
          <table:table-cell table:formula="of:=(1/3)*[.B1488]" office:value-type="float" office:value="0.0661793505518764" calcext:value-type="float">
            <text:p>0.066179350551876</text:p>
          </table:table-cell>
          <table:table-cell table:formula="of:=4*[.C1488]" office:value-type="float" office:value="0.264717402207505" calcext:value-type="float">
            <text:p>0.264717402207505</text:p>
          </table:table-cell>
          <table:table-cell table:formula="of:=[.D1488]/6" office:value-type="float" office:value="0.0441195670345843" calcext:value-type="float">
            <text:p>0.044119567034584</text:p>
          </table:table-cell>
          <table:table-cell table:formula="of:=[.E1488]*2" office:value-type="float" office:value="0.0882391340691685" calcext:value-type="float">
            <text:p>0.088239134069169</text:p>
          </table:table-cell>
          <table:table-cell table:formula="of:=[.E1488]*39.3701" office:value-type="float" office:value="1.73699176610829" calcext:value-type="float">
            <text:p>1.73699176610829</text:p>
          </table:table-cell>
          <table:table-cell table:formula="of:=[.F1488]*39.3701" office:value-type="float" office:value="3.47398353221657" calcext:value-type="float">
            <text:p>3.47398353221657</text:p>
          </table:table-cell>
        </table:table-row>
        <table:table-row table:style-name="ro1">
          <table:table-cell table:formula="of:=[.A1488]+1" office:value-type="float" office:value="1511" calcext:value-type="float">
            <text:p>1511</text:p>
          </table:table-cell>
          <table:table-cell table:formula="of:=299792458/([.A1489]*1000000)" office:value-type="float" office:value="0.198406656518862" calcext:value-type="float">
            <text:p>0.198406656518862</text:p>
          </table:table-cell>
          <table:table-cell table:formula="of:=(1/3)*[.B1489]" office:value-type="float" office:value="0.0661355521729539" calcext:value-type="float">
            <text:p>0.066135552172954</text:p>
          </table:table-cell>
          <table:table-cell table:formula="of:=4*[.C1489]" office:value-type="float" office:value="0.264542208691816" calcext:value-type="float">
            <text:p>0.264542208691816</text:p>
          </table:table-cell>
          <table:table-cell table:formula="of:=[.D1489]/6" office:value-type="float" office:value="0.0440903681153026" calcext:value-type="float">
            <text:p>0.044090368115303</text:p>
          </table:table-cell>
          <table:table-cell table:formula="of:=[.E1489]*2" office:value-type="float" office:value="0.0881807362306052" calcext:value-type="float">
            <text:p>0.088180736230605</text:p>
          </table:table-cell>
          <table:table-cell table:formula="of:=[.E1489]*39.3701" office:value-type="float" office:value="1.73584220173627" calcext:value-type="float">
            <text:p>1.73584220173627</text:p>
          </table:table-cell>
          <table:table-cell table:formula="of:=[.F1489]*39.3701" office:value-type="float" office:value="3.47168440347255" calcext:value-type="float">
            <text:p>3.47168440347255</text:p>
          </table:table-cell>
        </table:table-row>
        <table:table-row table:style-name="ro1">
          <table:table-cell table:formula="of:=[.A1489]+1" office:value-type="float" office:value="1512" calcext:value-type="float">
            <text:p>1512</text:p>
          </table:table-cell>
          <table:table-cell table:formula="of:=299792458/([.A1490]*1000000)" office:value-type="float" office:value="0.198275435185185" calcext:value-type="float">
            <text:p>0.198275435185185</text:p>
          </table:table-cell>
          <table:table-cell table:formula="of:=(1/3)*[.B1490]" office:value-type="float" office:value="0.0660918117283951" calcext:value-type="float">
            <text:p>0.066091811728395</text:p>
          </table:table-cell>
          <table:table-cell table:formula="of:=4*[.C1490]" office:value-type="float" office:value="0.26436724691358" calcext:value-type="float">
            <text:p>0.26436724691358</text:p>
          </table:table-cell>
          <table:table-cell table:formula="of:=[.D1490]/6" office:value-type="float" office:value="0.04406120781893" calcext:value-type="float">
            <text:p>0.04406120781893</text:p>
          </table:table-cell>
          <table:table-cell table:formula="of:=[.E1490]*2" office:value-type="float" office:value="0.0881224156378601" calcext:value-type="float">
            <text:p>0.08812241563786</text:p>
          </table:table-cell>
          <table:table-cell table:formula="of:=[.E1490]*39.3701" office:value-type="float" office:value="1.73469415795206" calcext:value-type="float">
            <text:p>1.73469415795206</text:p>
          </table:table-cell>
          <table:table-cell table:formula="of:=[.F1490]*39.3701" office:value-type="float" office:value="3.46938831590411" calcext:value-type="float">
            <text:p>3.46938831590411</text:p>
          </table:table-cell>
        </table:table-row>
        <table:table-row table:style-name="ro1">
          <table:table-cell table:formula="of:=[.A1490]+1" office:value-type="float" office:value="1513" calcext:value-type="float">
            <text:p>1513</text:p>
          </table:table-cell>
          <table:table-cell table:formula="of:=299792458/([.A1491]*1000000)" office:value-type="float" office:value="0.19814438730998" calcext:value-type="float">
            <text:p>0.19814438730998</text:p>
          </table:table-cell>
          <table:table-cell table:formula="of:=(1/3)*[.B1491]" office:value-type="float" office:value="0.0660481291033267" calcext:value-type="float">
            <text:p>0.066048129103327</text:p>
          </table:table-cell>
          <table:table-cell table:formula="of:=4*[.C1491]" office:value-type="float" office:value="0.264192516413307" calcext:value-type="float">
            <text:p>0.264192516413307</text:p>
          </table:table-cell>
          <table:table-cell table:formula="of:=[.D1491]/6" office:value-type="float" office:value="0.0440320860688845" calcext:value-type="float">
            <text:p>0.044032086068885</text:p>
          </table:table-cell>
          <table:table-cell table:formula="of:=[.E1491]*2" office:value-type="float" office:value="0.088064172137769" calcext:value-type="float">
            <text:p>0.088064172137769</text:p>
          </table:table-cell>
          <table:table-cell table:formula="of:=[.E1491]*39.3701" office:value-type="float" office:value="1.73354763174059" calcext:value-type="float">
            <text:p>1.73354763174059</text:p>
          </table:table-cell>
          <table:table-cell table:formula="of:=[.F1491]*39.3701" office:value-type="float" office:value="3.46709526348118" calcext:value-type="float">
            <text:p>3.46709526348118</text:p>
          </table:table-cell>
        </table:table-row>
        <table:table-row table:style-name="ro1">
          <table:table-cell table:formula="of:=[.A1491]+1" office:value-type="float" office:value="1514" calcext:value-type="float">
            <text:p>1514</text:p>
          </table:table-cell>
          <table:table-cell table:formula="of:=299792458/([.A1492]*1000000)" office:value-type="float" office:value="0.198013512549538" calcext:value-type="float">
            <text:p>0.198013512549538</text:p>
          </table:table-cell>
          <table:table-cell table:formula="of:=(1/3)*[.B1492]" office:value-type="float" office:value="0.0660045041831792" calcext:value-type="float">
            <text:p>0.066004504183179</text:p>
          </table:table-cell>
          <table:table-cell table:formula="of:=4*[.C1492]" office:value-type="float" office:value="0.264018016732717" calcext:value-type="float">
            <text:p>0.264018016732717</text:p>
          </table:table-cell>
          <table:table-cell table:formula="of:=[.D1492]/6" office:value-type="float" office:value="0.0440030027887861" calcext:value-type="float">
            <text:p>0.044003002788786</text:p>
          </table:table-cell>
          <table:table-cell table:formula="of:=[.E1492]*2" office:value-type="float" office:value="0.0880060055775723" calcext:value-type="float">
            <text:p>0.088006005577572</text:p>
          </table:table-cell>
          <table:table-cell table:formula="of:=[.E1492]*39.3701" office:value-type="float" office:value="1.73240262009479" calcext:value-type="float">
            <text:p>1.73240262009479</text:p>
          </table:table-cell>
          <table:table-cell table:formula="of:=[.F1492]*39.3701" office:value-type="float" office:value="3.46480524018958" calcext:value-type="float">
            <text:p>3.46480524018958</text:p>
          </table:table-cell>
        </table:table-row>
        <table:table-row table:style-name="ro1">
          <table:table-cell table:formula="of:=[.A1492]+1" office:value-type="float" office:value="1515" calcext:value-type="float">
            <text:p>1515</text:p>
          </table:table-cell>
          <table:table-cell table:formula="of:=299792458/([.A1493]*1000000)" office:value-type="float" office:value="0.197882810561056" calcext:value-type="float">
            <text:p>0.197882810561056</text:p>
          </table:table-cell>
          <table:table-cell table:formula="of:=(1/3)*[.B1493]" office:value-type="float" office:value="0.0659609368536854" calcext:value-type="float">
            <text:p>0.065960936853685</text:p>
          </table:table-cell>
          <table:table-cell table:formula="of:=4*[.C1493]" office:value-type="float" office:value="0.263843747414741" calcext:value-type="float">
            <text:p>0.263843747414741</text:p>
          </table:table-cell>
          <table:table-cell table:formula="of:=[.D1493]/6" office:value-type="float" office:value="0.0439739579024569" calcext:value-type="float">
            <text:p>0.043973957902457</text:p>
          </table:table-cell>
          <table:table-cell table:formula="of:=[.E1493]*2" office:value-type="float" office:value="0.0879479158049138" calcext:value-type="float">
            <text:p>0.087947915804914</text:p>
          </table:table-cell>
          <table:table-cell table:formula="of:=[.E1493]*39.3701" office:value-type="float" office:value="1.73125912001552" calcext:value-type="float">
            <text:p>1.73125912001552</text:p>
          </table:table-cell>
          <table:table-cell table:formula="of:=[.F1493]*39.3701" office:value-type="float" office:value="3.46251824003104" calcext:value-type="float">
            <text:p>3.46251824003104</text:p>
          </table:table-cell>
        </table:table-row>
        <table:table-row table:style-name="ro1">
          <table:table-cell table:formula="of:=[.A1493]+1" office:value-type="float" office:value="1516" calcext:value-type="float">
            <text:p>1516</text:p>
          </table:table-cell>
          <table:table-cell table:formula="of:=299792458/([.A1494]*1000000)" office:value-type="float" office:value="0.197752281002639" calcext:value-type="float">
            <text:p>0.197752281002639</text:p>
          </table:table-cell>
          <table:table-cell table:formula="of:=(1/3)*[.B1494]" office:value-type="float" office:value="0.0659174270008795" calcext:value-type="float">
            <text:p>0.06591742700088</text:p>
          </table:table-cell>
          <table:table-cell table:formula="of:=4*[.C1494]" office:value-type="float" office:value="0.263669708003518" calcext:value-type="float">
            <text:p>0.263669708003518</text:p>
          </table:table-cell>
          <table:table-cell table:formula="of:=[.D1494]/6" office:value-type="float" office:value="0.0439449513339197" calcext:value-type="float">
            <text:p>0.04394495133392</text:p>
          </table:table-cell>
          <table:table-cell table:formula="of:=[.E1494]*2" office:value-type="float" office:value="0.0878899026678393" calcext:value-type="float">
            <text:p>0.087889902667839</text:p>
          </table:table-cell>
          <table:table-cell table:formula="of:=[.E1494]*39.3701" office:value-type="float" office:value="1.73011712851155" calcext:value-type="float">
            <text:p>1.73011712851155</text:p>
          </table:table-cell>
          <table:table-cell table:formula="of:=[.F1494]*39.3701" office:value-type="float" office:value="3.4602342570231" calcext:value-type="float">
            <text:p>3.4602342570231</text:p>
          </table:table-cell>
        </table:table-row>
        <table:table-row table:style-name="ro1">
          <table:table-cell table:formula="of:=[.A1494]+1" office:value-type="float" office:value="1517" calcext:value-type="float">
            <text:p>1517</text:p>
          </table:table-cell>
          <table:table-cell table:formula="of:=299792458/([.A1495]*1000000)" office:value-type="float" office:value="0.197621923533289" calcext:value-type="float">
            <text:p>0.197621923533289</text:p>
          </table:table-cell>
          <table:table-cell table:formula="of:=(1/3)*[.B1495]" office:value-type="float" office:value="0.0658739745110965" calcext:value-type="float">
            <text:p>0.065873974511097</text:p>
          </table:table-cell>
          <table:table-cell table:formula="of:=4*[.C1495]" office:value-type="float" office:value="0.263495898044386" calcext:value-type="float">
            <text:p>0.263495898044386</text:p>
          </table:table-cell>
          <table:table-cell table:formula="of:=[.D1495]/6" office:value-type="float" office:value="0.0439159830073976" calcext:value-type="float">
            <text:p>0.043915983007398</text:p>
          </table:table-cell>
          <table:table-cell table:formula="of:=[.E1495]*2" office:value-type="float" office:value="0.0878319660147953" calcext:value-type="float">
            <text:p>0.087831966014795</text:p>
          </table:table-cell>
          <table:table-cell table:formula="of:=[.E1495]*39.3701" office:value-type="float" office:value="1.72897664259955" calcext:value-type="float">
            <text:p>1.72897664259955</text:p>
          </table:table-cell>
          <table:table-cell table:formula="of:=[.F1495]*39.3701" office:value-type="float" office:value="3.45795328519909" calcext:value-type="float">
            <text:p>3.45795328519909</text:p>
          </table:table-cell>
        </table:table-row>
        <table:table-row table:style-name="ro1">
          <table:table-cell table:formula="of:=[.A1495]+1" office:value-type="float" office:value="1518" calcext:value-type="float">
            <text:p>1518</text:p>
          </table:table-cell>
          <table:table-cell table:formula="of:=299792458/([.A1496]*1000000)" office:value-type="float" office:value="0.197491737812912" calcext:value-type="float">
            <text:p>0.197491737812912</text:p>
          </table:table-cell>
          <table:table-cell table:formula="of:=(1/3)*[.B1496]" office:value-type="float" office:value="0.0658305792709706" calcext:value-type="float">
            <text:p>0.065830579270971</text:p>
          </table:table-cell>
          <table:table-cell table:formula="of:=4*[.C1496]" office:value-type="float" office:value="0.263322317083882" calcext:value-type="float">
            <text:p>0.263322317083882</text:p>
          </table:table-cell>
          <table:table-cell table:formula="of:=[.D1496]/6" office:value-type="float" office:value="0.0438870528473137" calcext:value-type="float">
            <text:p>0.043887052847314</text:p>
          </table:table-cell>
          <table:table-cell table:formula="of:=[.E1496]*2" office:value-type="float" office:value="0.0877741056946274" calcext:value-type="float">
            <text:p>0.087774105694628</text:p>
          </table:table-cell>
          <table:table-cell table:formula="of:=[.E1496]*39.3701" office:value-type="float" office:value="1.72783765930403" calcext:value-type="float">
            <text:p>1.72783765930403</text:p>
          </table:table-cell>
          <table:table-cell table:formula="of:=[.F1496]*39.3701" office:value-type="float" office:value="3.45567531860805" calcext:value-type="float">
            <text:p>3.45567531860805</text:p>
          </table:table-cell>
        </table:table-row>
        <table:table-row table:style-name="ro1">
          <table:table-cell table:formula="of:=[.A1496]+1" office:value-type="float" office:value="1519" calcext:value-type="float">
            <text:p>1519</text:p>
          </table:table-cell>
          <table:table-cell table:formula="of:=299792458/([.A1497]*1000000)" office:value-type="float" office:value="0.197361723502304" calcext:value-type="float">
            <text:p>0.197361723502304</text:p>
          </table:table-cell>
          <table:table-cell table:formula="of:=(1/3)*[.B1497]" office:value-type="float" office:value="0.0657872411674347" calcext:value-type="float">
            <text:p>0.065787241167435</text:p>
          </table:table-cell>
          <table:table-cell table:formula="of:=4*[.C1497]" office:value-type="float" office:value="0.263148964669739" calcext:value-type="float">
            <text:p>0.263148964669739</text:p>
          </table:table-cell>
          <table:table-cell table:formula="of:=[.D1497]/6" office:value-type="float" office:value="0.0438581607782898" calcext:value-type="float">
            <text:p>0.04385816077829</text:p>
          </table:table-cell>
          <table:table-cell table:formula="of:=[.E1497]*2" office:value-type="float" office:value="0.0877163215565796" calcext:value-type="float">
            <text:p>0.08771632155658</text:p>
          </table:table-cell>
          <table:table-cell table:formula="of:=[.E1497]*39.3701" office:value-type="float" office:value="1.72670017565735" calcext:value-type="float">
            <text:p>1.72670017565735</text:p>
          </table:table-cell>
          <table:table-cell table:formula="of:=[.F1497]*39.3701" office:value-type="float" office:value="3.4534003513147" calcext:value-type="float">
            <text:p>3.4534003513147</text:p>
          </table:table-cell>
        </table:table-row>
        <table:table-row table:style-name="ro1">
          <table:table-cell table:formula="of:=[.A1497]+1" office:value-type="float" office:value="1520" calcext:value-type="float">
            <text:p>1520</text:p>
          </table:table-cell>
          <table:table-cell table:formula="of:=299792458/([.A1498]*1000000)" office:value-type="float" office:value="0.197231880263158" calcext:value-type="float">
            <text:p>0.197231880263158</text:p>
          </table:table-cell>
          <table:table-cell table:formula="of:=(1/3)*[.B1498]" office:value-type="float" office:value="0.0657439600877193" calcext:value-type="float">
            <text:p>0.065743960087719</text:p>
          </table:table-cell>
          <table:table-cell table:formula="of:=4*[.C1498]" office:value-type="float" office:value="0.262975840350877" calcext:value-type="float">
            <text:p>0.262975840350877</text:p>
          </table:table-cell>
          <table:table-cell table:formula="of:=[.D1498]/6" office:value-type="float" office:value="0.0438293067251462" calcext:value-type="float">
            <text:p>0.043829306725146</text:p>
          </table:table-cell>
          <table:table-cell table:formula="of:=[.E1498]*2" office:value-type="float" office:value="0.0876586134502924" calcext:value-type="float">
            <text:p>0.087658613450292</text:p>
          </table:table-cell>
          <table:table-cell table:formula="of:=[.E1498]*39.3701" office:value-type="float" office:value="1.72556418869968" calcext:value-type="float">
            <text:p>1.72556418869968</text:p>
          </table:table-cell>
          <table:table-cell table:formula="of:=[.F1498]*39.3701" office:value-type="float" office:value="3.45112837739936" calcext:value-type="float">
            <text:p>3.45112837739936</text:p>
          </table:table-cell>
        </table:table-row>
        <table:table-row table:style-name="ro1">
          <table:table-cell table:formula="of:=[.A1498]+1" office:value-type="float" office:value="1521" calcext:value-type="float">
            <text:p>1521</text:p>
          </table:table-cell>
          <table:table-cell table:formula="of:=299792458/([.A1499]*1000000)" office:value-type="float" office:value="0.197102207758054" calcext:value-type="float">
            <text:p>0.197102207758054</text:p>
          </table:table-cell>
          <table:table-cell table:formula="of:=(1/3)*[.B1499]" office:value-type="float" office:value="0.0657007359193513" calcext:value-type="float">
            <text:p>0.065700735919351</text:p>
          </table:table-cell>
          <table:table-cell table:formula="of:=4*[.C1499]" office:value-type="float" office:value="0.262802943677405" calcext:value-type="float">
            <text:p>0.262802943677405</text:p>
          </table:table-cell>
          <table:table-cell table:formula="of:=[.D1499]/6" office:value-type="float" office:value="0.0438004906129009" calcext:value-type="float">
            <text:p>0.043800490612901</text:p>
          </table:table-cell>
          <table:table-cell table:formula="of:=[.E1499]*2" office:value-type="float" office:value="0.0876009812258017" calcext:value-type="float">
            <text:p>0.087600981225802</text:p>
          </table:table-cell>
          <table:table-cell table:formula="of:=[.E1499]*39.3701" office:value-type="float" office:value="1.72442969547897" calcext:value-type="float">
            <text:p>1.72442969547897</text:p>
          </table:table-cell>
          <table:table-cell table:formula="of:=[.F1499]*39.3701" office:value-type="float" office:value="3.44885939095794" calcext:value-type="float">
            <text:p>3.44885939095794</text:p>
          </table:table-cell>
        </table:table-row>
        <table:table-row table:style-name="ro1">
          <table:table-cell table:formula="of:=[.A1499]+1" office:value-type="float" office:value="1522" calcext:value-type="float">
            <text:p>1522</text:p>
          </table:table-cell>
          <table:table-cell table:formula="of:=299792458/([.A1500]*1000000)" office:value-type="float" office:value="0.19697270565046" calcext:value-type="float">
            <text:p>0.19697270565046</text:p>
          </table:table-cell>
          <table:table-cell table:formula="of:=(1/3)*[.B1500]" office:value-type="float" office:value="0.0656575685501533" calcext:value-type="float">
            <text:p>0.065657568550153</text:p>
          </table:table-cell>
          <table:table-cell table:formula="of:=4*[.C1500]" office:value-type="float" office:value="0.262630274200613" calcext:value-type="float">
            <text:p>0.262630274200613</text:p>
          </table:table-cell>
          <table:table-cell table:formula="of:=[.D1500]/6" office:value-type="float" office:value="0.0437717123667689" calcext:value-type="float">
            <text:p>0.043771712366769</text:p>
          </table:table-cell>
          <table:table-cell table:formula="of:=[.E1500]*2" office:value-type="float" office:value="0.0875434247335378" calcext:value-type="float">
            <text:p>0.087543424733538</text:p>
          </table:table-cell>
          <table:table-cell table:formula="of:=[.E1500]*39.3701" office:value-type="float" office:value="1.72329669305093" calcext:value-type="float">
            <text:p>1.72329669305093</text:p>
          </table:table-cell>
          <table:table-cell table:formula="of:=[.F1500]*39.3701" office:value-type="float" office:value="3.44659338610185" calcext:value-type="float">
            <text:p>3.44659338610185</text:p>
          </table:table-cell>
        </table:table-row>
        <table:table-row table:style-name="ro1">
          <table:table-cell table:formula="of:=[.A1500]+1" office:value-type="float" office:value="1523" calcext:value-type="float">
            <text:p>1523</text:p>
          </table:table-cell>
          <table:table-cell table:formula="of:=299792458/([.A1501]*1000000)" office:value-type="float" office:value="0.196843373604728" calcext:value-type="float">
            <text:p>0.196843373604728</text:p>
          </table:table-cell>
          <table:table-cell table:formula="of:=(1/3)*[.B1501]" office:value-type="float" office:value="0.0656144578682425" calcext:value-type="float">
            <text:p>0.065614457868243</text:p>
          </table:table-cell>
          <table:table-cell table:formula="of:=4*[.C1501]" office:value-type="float" office:value="0.26245783147297" calcext:value-type="float">
            <text:p>0.26245783147297</text:p>
          </table:table-cell>
          <table:table-cell table:formula="of:=[.D1501]/6" office:value-type="float" office:value="0.0437429719121617" calcext:value-type="float">
            <text:p>0.043742971912162</text:p>
          </table:table-cell>
          <table:table-cell table:formula="of:=[.E1501]*2" office:value-type="float" office:value="0.0874859438243233" calcext:value-type="float">
            <text:p>0.087485943824323</text:p>
          </table:table-cell>
          <table:table-cell table:formula="of:=[.E1501]*39.3701" office:value-type="float" office:value="1.722165178479" calcext:value-type="float">
            <text:p>1.722165178479</text:p>
          </table:table-cell>
          <table:table-cell table:formula="of:=[.F1501]*39.3701" office:value-type="float" office:value="3.44433035695799" calcext:value-type="float">
            <text:p>3.44433035695799</text:p>
          </table:table-cell>
        </table:table-row>
        <table:table-row table:style-name="ro1">
          <table:table-cell table:formula="of:=[.A1501]+1" office:value-type="float" office:value="1524" calcext:value-type="float">
            <text:p>1524</text:p>
          </table:table-cell>
          <table:table-cell table:formula="of:=299792458/([.A1502]*1000000)" office:value-type="float" office:value="0.196714211286089" calcext:value-type="float">
            <text:p>0.196714211286089</text:p>
          </table:table-cell>
          <table:table-cell table:formula="of:=(1/3)*[.B1502]" office:value-type="float" office:value="0.0655714037620297" calcext:value-type="float">
            <text:p>0.06557140376203</text:p>
          </table:table-cell>
          <table:table-cell table:formula="of:=4*[.C1502]" office:value-type="float" office:value="0.262285615048119" calcext:value-type="float">
            <text:p>0.262285615048119</text:p>
          </table:table-cell>
          <table:table-cell table:formula="of:=[.D1502]/6" office:value-type="float" office:value="0.0437142691746865" calcext:value-type="float">
            <text:p>0.043714269174687</text:p>
          </table:table-cell>
          <table:table-cell table:formula="of:=[.E1502]*2" office:value-type="float" office:value="0.087428538349373" calcext:value-type="float">
            <text:p>0.087428538349373</text:p>
          </table:table-cell>
          <table:table-cell table:formula="of:=[.E1502]*39.3701" office:value-type="float" office:value="1.72103514883432" calcext:value-type="float">
            <text:p>1.72103514883432</text:p>
          </table:table-cell>
          <table:table-cell table:formula="of:=[.F1502]*39.3701" office:value-type="float" office:value="3.44207029766865" calcext:value-type="float">
            <text:p>3.44207029766865</text:p>
          </table:table-cell>
        </table:table-row>
        <table:table-row table:style-name="ro1">
          <table:table-cell table:formula="of:=[.A1502]+1" office:value-type="float" office:value="1525" calcext:value-type="float">
            <text:p>1525</text:p>
          </table:table-cell>
          <table:table-cell table:formula="of:=299792458/([.A1503]*1000000)" office:value-type="float" office:value="0.196585218360656" calcext:value-type="float">
            <text:p>0.196585218360656</text:p>
          </table:table-cell>
          <table:table-cell table:formula="of:=(1/3)*[.B1503]" office:value-type="float" office:value="0.0655284061202186" calcext:value-type="float">
            <text:p>0.065528406120219</text:p>
          </table:table-cell>
          <table:table-cell table:formula="of:=4*[.C1503]" office:value-type="float" office:value="0.262113624480874" calcext:value-type="float">
            <text:p>0.262113624480874</text:p>
          </table:table-cell>
          <table:table-cell table:formula="of:=[.D1503]/6" office:value-type="float" office:value="0.0436856040801457" calcext:value-type="float">
            <text:p>0.043685604080146</text:p>
          </table:table-cell>
          <table:table-cell table:formula="of:=[.E1503]*2" office:value-type="float" office:value="0.0873712081602914" calcext:value-type="float">
            <text:p>0.087371208160292</text:p>
          </table:table-cell>
          <table:table-cell table:formula="of:=[.E1503]*39.3701" office:value-type="float" office:value="1.71990660119574" calcext:value-type="float">
            <text:p>1.71990660119574</text:p>
          </table:table-cell>
          <table:table-cell table:formula="of:=[.F1503]*39.3701" office:value-type="float" office:value="3.43981320239149" calcext:value-type="float">
            <text:p>3.43981320239149</text:p>
          </table:table-cell>
        </table:table-row>
        <table:table-row table:style-name="ro1">
          <table:table-cell table:formula="of:=[.A1503]+1" office:value-type="float" office:value="1526" calcext:value-type="float">
            <text:p>1526</text:p>
          </table:table-cell>
          <table:table-cell table:formula="of:=299792458/([.A1504]*1000000)" office:value-type="float" office:value="0.196456394495413" calcext:value-type="float">
            <text:p>0.196456394495413</text:p>
          </table:table-cell>
          <table:table-cell table:formula="of:=(1/3)*[.B1504]" office:value-type="float" office:value="0.0654854648318043" calcext:value-type="float">
            <text:p>0.065485464831804</text:p>
          </table:table-cell>
          <table:table-cell table:formula="of:=4*[.C1504]" office:value-type="float" office:value="0.261941859327217" calcext:value-type="float">
            <text:p>0.261941859327217</text:p>
          </table:table-cell>
          <table:table-cell table:formula="of:=[.D1504]/6" office:value-type="float" office:value="0.0436569765545362" calcext:value-type="float">
            <text:p>0.043656976554536</text:p>
          </table:table-cell>
          <table:table-cell table:formula="of:=[.E1504]*2" office:value-type="float" office:value="0.0873139531090724" calcext:value-type="float">
            <text:p>0.087313953109072</text:p>
          </table:table-cell>
          <table:table-cell table:formula="of:=[.E1504]*39.3701" office:value-type="float" office:value="1.71877953264975" calcext:value-type="float">
            <text:p>1.71877953264975</text:p>
          </table:table-cell>
          <table:table-cell table:formula="of:=[.F1504]*39.3701" office:value-type="float" office:value="3.43755906529949" calcext:value-type="float">
            <text:p>3.43755906529949</text:p>
          </table:table-cell>
        </table:table-row>
        <table:table-row table:style-name="ro1">
          <table:table-cell table:formula="of:=[.A1504]+1" office:value-type="float" office:value="1527" calcext:value-type="float">
            <text:p>1527</text:p>
          </table:table-cell>
          <table:table-cell table:formula="of:=299792458/([.A1505]*1000000)" office:value-type="float" office:value="0.196327739358219" calcext:value-type="float">
            <text:p>0.196327739358219</text:p>
          </table:table-cell>
          <table:table-cell table:formula="of:=(1/3)*[.B1505]" office:value-type="float" office:value="0.0654425797860729" calcext:value-type="float">
            <text:p>0.065442579786073</text:p>
          </table:table-cell>
          <table:table-cell table:formula="of:=4*[.C1505]" office:value-type="float" office:value="0.261770319144292" calcext:value-type="float">
            <text:p>0.261770319144292</text:p>
          </table:table-cell>
          <table:table-cell table:formula="of:=[.D1505]/6" office:value-type="float" office:value="0.0436283865240486" calcext:value-type="float">
            <text:p>0.043628386524049</text:p>
          </table:table-cell>
          <table:table-cell table:formula="of:=[.E1505]*2" office:value-type="float" office:value="0.0872567730480972" calcext:value-type="float">
            <text:p>0.087256773048097</text:p>
          </table:table-cell>
          <table:table-cell table:formula="of:=[.E1505]*39.3701" office:value-type="float" office:value="1.71765394029045" calcext:value-type="float">
            <text:p>1.71765394029045</text:p>
          </table:table-cell>
          <table:table-cell table:formula="of:=[.F1505]*39.3701" office:value-type="float" office:value="3.43530788058089" calcext:value-type="float">
            <text:p>3.43530788058089</text:p>
          </table:table-cell>
        </table:table-row>
        <table:table-row table:style-name="ro1">
          <table:table-cell table:formula="of:=[.A1505]+1" office:value-type="float" office:value="1528" calcext:value-type="float">
            <text:p>1528</text:p>
          </table:table-cell>
          <table:table-cell table:formula="of:=299792458/([.A1506]*1000000)" office:value-type="float" office:value="0.196199252617801" calcext:value-type="float">
            <text:p>0.196199252617801</text:p>
          </table:table-cell>
          <table:table-cell table:formula="of:=(1/3)*[.B1506]" office:value-type="float" office:value="0.0653997508726004" calcext:value-type="float">
            <text:p>0.0653997508726</text:p>
          </table:table-cell>
          <table:table-cell table:formula="of:=4*[.C1506]" office:value-type="float" office:value="0.261599003490401" calcext:value-type="float">
            <text:p>0.261599003490401</text:p>
          </table:table-cell>
          <table:table-cell table:formula="of:=[.D1506]/6" office:value-type="float" office:value="0.0435998339150669" calcext:value-type="float">
            <text:p>0.043599833915067</text:p>
          </table:table-cell>
          <table:table-cell table:formula="of:=[.E1506]*2" office:value-type="float" office:value="0.0871996678301338" calcext:value-type="float">
            <text:p>0.087199667830134</text:p>
          </table:table-cell>
          <table:table-cell table:formula="of:=[.E1506]*39.3701" office:value-type="float" office:value="1.71652982121958" calcext:value-type="float">
            <text:p>1.71652982121958</text:p>
          </table:table-cell>
          <table:table-cell table:formula="of:=[.F1506]*39.3701" office:value-type="float" office:value="3.43305964243915" calcext:value-type="float">
            <text:p>3.43305964243915</text:p>
          </table:table-cell>
        </table:table-row>
        <table:table-row table:style-name="ro1">
          <table:table-cell table:formula="of:=[.A1506]+1" office:value-type="float" office:value="1529" calcext:value-type="float">
            <text:p>1529</text:p>
          </table:table-cell>
          <table:table-cell table:formula="of:=299792458/([.A1507]*1000000)" office:value-type="float" office:value="0.196070933943754" calcext:value-type="float">
            <text:p>0.196070933943754</text:p>
          </table:table-cell>
          <table:table-cell table:formula="of:=(1/3)*[.B1507]" office:value-type="float" office:value="0.0653569779812514" calcext:value-type="float">
            <text:p>0.065356977981251</text:p>
          </table:table-cell>
          <table:table-cell table:formula="of:=4*[.C1507]" office:value-type="float" office:value="0.261427911925005" calcext:value-type="float">
            <text:p>0.261427911925005</text:p>
          </table:table-cell>
          <table:table-cell table:formula="of:=[.D1507]/6" office:value-type="float" office:value="0.0435713186541676" calcext:value-type="float">
            <text:p>0.043571318654168</text:p>
          </table:table-cell>
          <table:table-cell table:formula="of:=[.E1507]*2" office:value-type="float" office:value="0.0871426373083351" calcext:value-type="float">
            <text:p>0.087142637308335</text:p>
          </table:table-cell>
          <table:table-cell table:formula="of:=[.E1507]*39.3701" office:value-type="float" office:value="1.71540717254644" calcext:value-type="float">
            <text:p>1.71540717254644</text:p>
          </table:table-cell>
          <table:table-cell table:formula="of:=[.F1507]*39.3701" office:value-type="float" office:value="3.43081434509289" calcext:value-type="float">
            <text:p>3.43081434509289</text:p>
          </table:table-cell>
        </table:table-row>
        <table:table-row table:style-name="ro1">
          <table:table-cell table:formula="of:=[.A1507]+1" office:value-type="float" office:value="1530" calcext:value-type="float">
            <text:p>1530</text:p>
          </table:table-cell>
          <table:table-cell table:formula="of:=299792458/([.A1508]*1000000)" office:value-type="float" office:value="0.195942783006536" calcext:value-type="float">
            <text:p>0.195942783006536</text:p>
          </table:table-cell>
          <table:table-cell table:formula="of:=(1/3)*[.B1508]" office:value-type="float" office:value="0.0653142610021786" calcext:value-type="float">
            <text:p>0.065314261002179</text:p>
          </table:table-cell>
          <table:table-cell table:formula="of:=4*[.C1508]" office:value-type="float" office:value="0.261257044008715" calcext:value-type="float">
            <text:p>0.261257044008715</text:p>
          </table:table-cell>
          <table:table-cell table:formula="of:=[.D1508]/6" office:value-type="float" office:value="0.0435428406681191" calcext:value-type="float">
            <text:p>0.043542840668119</text:p>
          </table:table-cell>
          <table:table-cell table:formula="of:=[.E1508]*2" office:value-type="float" office:value="0.0870856813362382" calcext:value-type="float">
            <text:p>0.087085681336238</text:p>
          </table:table-cell>
          <table:table-cell table:formula="of:=[.E1508]*39.3701" office:value-type="float" office:value="1.71428599138792" calcext:value-type="float">
            <text:p>1.71428599138792</text:p>
          </table:table-cell>
          <table:table-cell table:formula="of:=[.F1508]*39.3701" office:value-type="float" office:value="3.42857198277583" calcext:value-type="float">
            <text:p>3.42857198277583</text:p>
          </table:table-cell>
        </table:table-row>
        <table:table-row table:style-name="ro1">
          <table:table-cell table:formula="of:=[.A1508]+1" office:value-type="float" office:value="1531" calcext:value-type="float">
            <text:p>1531</text:p>
          </table:table-cell>
          <table:table-cell table:formula="of:=299792458/([.A1509]*1000000)" office:value-type="float" office:value="0.195814799477466" calcext:value-type="float">
            <text:p>0.195814799477466</text:p>
          </table:table-cell>
          <table:table-cell table:formula="of:=(1/3)*[.B1509]" office:value-type="float" office:value="0.0652715998258219" calcext:value-type="float">
            <text:p>0.065271599825822</text:p>
          </table:table-cell>
          <table:table-cell table:formula="of:=4*[.C1509]" office:value-type="float" office:value="0.261086399303288" calcext:value-type="float">
            <text:p>0.261086399303288</text:p>
          </table:table-cell>
          <table:table-cell table:formula="of:=[.D1509]/6" office:value-type="float" office:value="0.0435143998838813" calcext:value-type="float">
            <text:p>0.043514399883881</text:p>
          </table:table-cell>
          <table:table-cell table:formula="of:=[.E1509]*2" office:value-type="float" office:value="0.0870287997677625" calcext:value-type="float">
            <text:p>0.087028799767763</text:p>
          </table:table-cell>
          <table:table-cell table:formula="of:=[.E1509]*39.3701" office:value-type="float" office:value="1.71316627486839" calcext:value-type="float">
            <text:p>1.71316627486839</text:p>
          </table:table-cell>
          <table:table-cell table:formula="of:=[.F1509]*39.3701" office:value-type="float" office:value="3.42633254973679" calcext:value-type="float">
            <text:p>3.42633254973679</text:p>
          </table:table-cell>
        </table:table-row>
        <table:table-row table:style-name="ro1">
          <table:table-cell table:formula="of:=[.A1509]+1" office:value-type="float" office:value="1532" calcext:value-type="float">
            <text:p>1532</text:p>
          </table:table-cell>
          <table:table-cell table:formula="of:=299792458/([.A1510]*1000000)" office:value-type="float" office:value="0.195686983028721" calcext:value-type="float">
            <text:p>0.195686983028721</text:p>
          </table:table-cell>
          <table:table-cell table:formula="of:=(1/3)*[.B1510]" office:value-type="float" office:value="0.0652289943429069" calcext:value-type="float">
            <text:p>0.065228994342907</text:p>
          </table:table-cell>
          <table:table-cell table:formula="of:=4*[.C1510]" office:value-type="float" office:value="0.260915977371627" calcext:value-type="float">
            <text:p>0.260915977371627</text:p>
          </table:table-cell>
          <table:table-cell table:formula="of:=[.D1510]/6" office:value-type="float" office:value="0.0434859962286046" calcext:value-type="float">
            <text:p>0.043485996228605</text:p>
          </table:table-cell>
          <table:table-cell table:formula="of:=[.E1510]*2" office:value-type="float" office:value="0.0869719924572092" calcext:value-type="float">
            <text:p>0.086971992457209</text:p>
          </table:table-cell>
          <table:table-cell table:formula="of:=[.E1510]*39.3701" office:value-type="float" office:value="1.71204802011979" calcext:value-type="float">
            <text:p>1.71204802011979</text:p>
          </table:table-cell>
          <table:table-cell table:formula="of:=[.F1510]*39.3701" office:value-type="float" office:value="3.42409604023957" calcext:value-type="float">
            <text:p>3.42409604023957</text:p>
          </table:table-cell>
        </table:table-row>
        <table:table-row table:style-name="ro1">
          <table:table-cell table:formula="of:=[.A1510]+1" office:value-type="float" office:value="1533" calcext:value-type="float">
            <text:p>1533</text:p>
          </table:table-cell>
          <table:table-cell table:formula="of:=299792458/([.A1511]*1000000)" office:value-type="float" office:value="0.195559333333333" calcext:value-type="float">
            <text:p>0.195559333333333</text:p>
          </table:table-cell>
          <table:table-cell table:formula="of:=(1/3)*[.B1511]" office:value-type="float" office:value="0.0651864444444444" calcext:value-type="float">
            <text:p>0.065186444444445</text:p>
          </table:table-cell>
          <table:table-cell table:formula="of:=4*[.C1511]" office:value-type="float" office:value="0.260745777777778" calcext:value-type="float">
            <text:p>0.260745777777778</text:p>
          </table:table-cell>
          <table:table-cell table:formula="of:=[.D1511]/6" office:value-type="float" office:value="0.0434576296296296" calcext:value-type="float">
            <text:p>0.04345762962963</text:p>
          </table:table-cell>
          <table:table-cell table:formula="of:=[.E1511]*2" office:value-type="float" office:value="0.0869152592592593" calcext:value-type="float">
            <text:p>0.086915259259259</text:p>
          </table:table-cell>
          <table:table-cell table:formula="of:=[.E1511]*39.3701" office:value-type="float" office:value="1.71093122428148" calcext:value-type="float">
            <text:p>1.71093122428148</text:p>
          </table:table-cell>
          <table:table-cell table:formula="of:=[.F1511]*39.3701" office:value-type="float" office:value="3.42186244856296" calcext:value-type="float">
            <text:p>3.42186244856296</text:p>
          </table:table-cell>
        </table:table-row>
        <table:table-row table:style-name="ro1">
          <table:table-cell table:formula="of:=[.A1511]+1" office:value-type="float" office:value="1534" calcext:value-type="float">
            <text:p>1534</text:p>
          </table:table-cell>
          <table:table-cell table:formula="of:=299792458/([.A1512]*1000000)" office:value-type="float" office:value="0.195431850065189" calcext:value-type="float">
            <text:p>0.195431850065189</text:p>
          </table:table-cell>
          <table:table-cell table:formula="of:=(1/3)*[.B1512]" office:value-type="float" office:value="0.0651439500217297" calcext:value-type="float">
            <text:p>0.06514395002173</text:p>
          </table:table-cell>
          <table:table-cell table:formula="of:=4*[.C1512]" office:value-type="float" office:value="0.260575800086919" calcext:value-type="float">
            <text:p>0.260575800086919</text:p>
          </table:table-cell>
          <table:table-cell table:formula="of:=[.D1512]/6" office:value-type="float" office:value="0.0434293000144865" calcext:value-type="float">
            <text:p>0.043429300014487</text:p>
          </table:table-cell>
          <table:table-cell table:formula="of:=[.E1512]*2" office:value-type="float" office:value="0.0868586000289729" calcext:value-type="float">
            <text:p>0.086858600028973</text:p>
          </table:table-cell>
          <table:table-cell table:formula="of:=[.E1512]*39.3701" office:value-type="float" office:value="1.70981588450033" calcext:value-type="float">
            <text:p>1.70981588450033</text:p>
          </table:table-cell>
          <table:table-cell table:formula="of:=[.F1512]*39.3701" office:value-type="float" office:value="3.41963176900067" calcext:value-type="float">
            <text:p>3.41963176900067</text:p>
          </table:table-cell>
        </table:table-row>
        <table:table-row table:style-name="ro1">
          <table:table-cell table:formula="of:=[.A1512]+1" office:value-type="float" office:value="1535" calcext:value-type="float">
            <text:p>1535</text:p>
          </table:table-cell>
          <table:table-cell table:formula="of:=299792458/([.A1513]*1000000)" office:value-type="float" office:value="0.195304532899023" calcext:value-type="float">
            <text:p>0.195304532899023</text:p>
          </table:table-cell>
          <table:table-cell table:formula="of:=(1/3)*[.B1513]" office:value-type="float" office:value="0.0651015109663409" calcext:value-type="float">
            <text:p>0.065101510966341</text:p>
          </table:table-cell>
          <table:table-cell table:formula="of:=4*[.C1513]" office:value-type="float" office:value="0.260406043865364" calcext:value-type="float">
            <text:p>0.260406043865364</text:p>
          </table:table-cell>
          <table:table-cell table:formula="of:=[.D1513]/6" office:value-type="float" office:value="0.043401007310894" calcext:value-type="float">
            <text:p>0.043401007310894</text:p>
          </table:table-cell>
          <table:table-cell table:formula="of:=[.E1513]*2" office:value-type="float" office:value="0.0868020146217879" calcext:value-type="float">
            <text:p>0.086802014621788</text:p>
          </table:table-cell>
          <table:table-cell table:formula="of:=[.E1513]*39.3701" office:value-type="float" office:value="1.70870199793063" calcext:value-type="float">
            <text:p>1.70870199793063</text:p>
          </table:table-cell>
          <table:table-cell table:formula="of:=[.F1513]*39.3701" office:value-type="float" office:value="3.41740399586125" calcext:value-type="float">
            <text:p>3.41740399586125</text:p>
          </table:table-cell>
        </table:table-row>
        <table:table-row table:style-name="ro1">
          <table:table-cell table:formula="of:=[.A1513]+1" office:value-type="float" office:value="1536" calcext:value-type="float">
            <text:p>1536</text:p>
          </table:table-cell>
          <table:table-cell table:formula="of:=299792458/([.A1514]*1000000)" office:value-type="float" office:value="0.195177381510417" calcext:value-type="float">
            <text:p>0.195177381510417</text:p>
          </table:table-cell>
          <table:table-cell table:formula="of:=(1/3)*[.B1514]" office:value-type="float" office:value="0.0650591271701389" calcext:value-type="float">
            <text:p>0.065059127170139</text:p>
          </table:table-cell>
          <table:table-cell table:formula="of:=4*[.C1514]" office:value-type="float" office:value="0.260236508680555" calcext:value-type="float">
            <text:p>0.260236508680555</text:p>
          </table:table-cell>
          <table:table-cell table:formula="of:=[.D1514]/6" office:value-type="float" office:value="0.0433727514467593" calcext:value-type="float">
            <text:p>0.043372751446759</text:p>
          </table:table-cell>
          <table:table-cell table:formula="of:=[.E1514]*2" office:value-type="float" office:value="0.0867455028935185" calcext:value-type="float">
            <text:p>0.086745502893519</text:p>
          </table:table-cell>
          <table:table-cell table:formula="of:=[.E1514]*39.3701" office:value-type="float" office:value="1.70758956173406" calcext:value-type="float">
            <text:p>1.70758956173406</text:p>
          </table:table-cell>
          <table:table-cell table:formula="of:=[.F1514]*39.3701" office:value-type="float" office:value="3.41517912346811" calcext:value-type="float">
            <text:p>3.41517912346811</text:p>
          </table:table-cell>
        </table:table-row>
        <table:table-row table:style-name="ro1">
          <table:table-cell table:formula="of:=[.A1514]+1" office:value-type="float" office:value="1537" calcext:value-type="float">
            <text:p>1537</text:p>
          </table:table-cell>
          <table:table-cell table:formula="of:=299792458/([.A1515]*1000000)" office:value-type="float" office:value="0.195050395575797" calcext:value-type="float">
            <text:p>0.195050395575797</text:p>
          </table:table-cell>
          <table:table-cell table:formula="of:=(1/3)*[.B1515]" office:value-type="float" office:value="0.0650167985252657" calcext:value-type="float">
            <text:p>0.065016798525266</text:p>
          </table:table-cell>
          <table:table-cell table:formula="of:=4*[.C1515]" office:value-type="float" office:value="0.260067194101063" calcext:value-type="float">
            <text:p>0.260067194101063</text:p>
          </table:table-cell>
          <table:table-cell table:formula="of:=[.D1515]/6" office:value-type="float" office:value="0.0433445323501771" calcext:value-type="float">
            <text:p>0.043344532350177</text:p>
          </table:table-cell>
          <table:table-cell table:formula="of:=[.E1515]*2" office:value-type="float" office:value="0.0866890647003542" calcext:value-type="float">
            <text:p>0.086689064700354</text:p>
          </table:table-cell>
          <table:table-cell table:formula="of:=[.E1515]*39.3701" office:value-type="float" office:value="1.70647857307971" calcext:value-type="float">
            <text:p>1.70647857307971</text:p>
          </table:table-cell>
          <table:table-cell table:formula="of:=[.F1515]*39.3701" office:value-type="float" office:value="3.41295714615942" calcext:value-type="float">
            <text:p>3.41295714615942</text:p>
          </table:table-cell>
        </table:table-row>
        <table:table-row table:style-name="ro1">
          <table:table-cell table:formula="of:=[.A1515]+1" office:value-type="float" office:value="1538" calcext:value-type="float">
            <text:p>1538</text:p>
          </table:table-cell>
          <table:table-cell table:formula="of:=299792458/([.A1516]*1000000)" office:value-type="float" office:value="0.194923574772432" calcext:value-type="float">
            <text:p>0.194923574772432</text:p>
          </table:table-cell>
          <table:table-cell table:formula="of:=(1/3)*[.B1516]" office:value-type="float" office:value="0.0649745249241439" calcext:value-type="float">
            <text:p>0.064974524924144</text:p>
          </table:table-cell>
          <table:table-cell table:formula="of:=4*[.C1516]" office:value-type="float" office:value="0.259898099696576" calcext:value-type="float">
            <text:p>0.259898099696576</text:p>
          </table:table-cell>
          <table:table-cell table:formula="of:=[.D1516]/6" office:value-type="float" office:value="0.0433163499494293" calcext:value-type="float">
            <text:p>0.043316349949429</text:p>
          </table:table-cell>
          <table:table-cell table:formula="of:=[.E1516]*2" office:value-type="float" office:value="0.0866326998988585" calcext:value-type="float">
            <text:p>0.086632699898859</text:p>
          </table:table-cell>
          <table:table-cell table:formula="of:=[.E1516]*39.3701" office:value-type="float" office:value="1.70536902914403" calcext:value-type="float">
            <text:p>1.70536902914403</text:p>
          </table:table-cell>
          <table:table-cell table:formula="of:=[.F1516]*39.3701" office:value-type="float" office:value="3.41073805828805" calcext:value-type="float">
            <text:p>3.41073805828805</text:p>
          </table:table-cell>
        </table:table-row>
        <table:table-row table:style-name="ro1">
          <table:table-cell table:formula="of:=[.A1516]+1" office:value-type="float" office:value="1539" calcext:value-type="float">
            <text:p>1539</text:p>
          </table:table-cell>
          <table:table-cell table:formula="of:=299792458/([.A1517]*1000000)" office:value-type="float" office:value="0.194796918778428" calcext:value-type="float">
            <text:p>0.194796918778428</text:p>
          </table:table-cell>
          <table:table-cell table:formula="of:=(1/3)*[.B1517]" office:value-type="float" office:value="0.0649323062594759" calcext:value-type="float">
            <text:p>0.064932306259476</text:p>
          </table:table-cell>
          <table:table-cell table:formula="of:=4*[.C1517]" office:value-type="float" office:value="0.259729225037903" calcext:value-type="float">
            <text:p>0.259729225037903</text:p>
          </table:table-cell>
          <table:table-cell table:formula="of:=[.D1517]/6" office:value-type="float" office:value="0.0432882041729839" calcext:value-type="float">
            <text:p>0.043288204172984</text:p>
          </table:table-cell>
          <table:table-cell table:formula="of:=[.E1517]*2" office:value-type="float" office:value="0.0865764083459678" calcext:value-type="float">
            <text:p>0.086576408345968</text:p>
          </table:table-cell>
          <table:table-cell table:formula="of:=[.E1517]*39.3701" office:value-type="float" office:value="1.70426092711079" calcext:value-type="float">
            <text:p>1.70426092711079</text:p>
          </table:table-cell>
          <table:table-cell table:formula="of:=[.F1517]*39.3701" office:value-type="float" office:value="3.40852185422159" calcext:value-type="float">
            <text:p>3.40852185422159</text:p>
          </table:table-cell>
        </table:table-row>
        <table:table-row table:style-name="ro1">
          <table:table-cell table:formula="of:=[.A1517]+1" office:value-type="float" office:value="1540" calcext:value-type="float">
            <text:p>1540</text:p>
          </table:table-cell>
          <table:table-cell table:formula="of:=299792458/([.A1518]*1000000)" office:value-type="float" office:value="0.194670427272727" calcext:value-type="float">
            <text:p>0.194670427272727</text:p>
          </table:table-cell>
          <table:table-cell table:formula="of:=(1/3)*[.B1518]" office:value-type="float" office:value="0.0648901424242424" calcext:value-type="float">
            <text:p>0.064890142424243</text:p>
          </table:table-cell>
          <table:table-cell table:formula="of:=4*[.C1518]" office:value-type="float" office:value="0.25956056969697" calcext:value-type="float">
            <text:p>0.25956056969697</text:p>
          </table:table-cell>
          <table:table-cell table:formula="of:=[.D1518]/6" office:value-type="float" office:value="0.043260094949495" calcext:value-type="float">
            <text:p>0.043260094949495</text:p>
          </table:table-cell>
          <table:table-cell table:formula="of:=[.E1518]*2" office:value-type="float" office:value="0.0865201898989899" calcext:value-type="float">
            <text:p>0.08652018989899</text:p>
          </table:table-cell>
          <table:table-cell table:formula="of:=[.E1518]*39.3701" office:value-type="float" office:value="1.70315426417111" calcext:value-type="float">
            <text:p>1.70315426417111</text:p>
          </table:table-cell>
          <table:table-cell table:formula="of:=[.F1518]*39.3701" office:value-type="float" office:value="3.40630852834222" calcext:value-type="float">
            <text:p>3.40630852834222</text:p>
          </table:table-cell>
        </table:table-row>
        <table:table-row table:style-name="ro1">
          <table:table-cell table:formula="of:=[.A1518]+1" office:value-type="float" office:value="1541" calcext:value-type="float">
            <text:p>1541</text:p>
          </table:table-cell>
          <table:table-cell table:formula="of:=299792458/([.A1519]*1000000)" office:value-type="float" office:value="0.194544099935107" calcext:value-type="float">
            <text:p>0.194544099935107</text:p>
          </table:table-cell>
          <table:table-cell table:formula="of:=(1/3)*[.B1519]" office:value-type="float" office:value="0.0648480333117024" calcext:value-type="float">
            <text:p>0.064848033311702</text:p>
          </table:table-cell>
          <table:table-cell table:formula="of:=4*[.C1519]" office:value-type="float" office:value="0.259392133246809" calcext:value-type="float">
            <text:p>0.259392133246809</text:p>
          </table:table-cell>
          <table:table-cell table:formula="of:=[.D1519]/6" office:value-type="float" office:value="0.0432320222078016" calcext:value-type="float">
            <text:p>0.043232022207802</text:p>
          </table:table-cell>
          <table:table-cell table:formula="of:=[.E1519]*2" office:value-type="float" office:value="0.0864640444156031" calcext:value-type="float">
            <text:p>0.086464044415603</text:p>
          </table:table-cell>
          <table:table-cell table:formula="of:=[.E1519]*39.3701" office:value-type="float" office:value="1.70204903752337" calcext:value-type="float">
            <text:p>1.70204903752337</text:p>
          </table:table-cell>
          <table:table-cell table:formula="of:=[.F1519]*39.3701" office:value-type="float" office:value="3.40409807504674" calcext:value-type="float">
            <text:p>3.40409807504674</text:p>
          </table:table-cell>
        </table:table-row>
        <table:table-row table:style-name="ro1">
          <table:table-cell table:formula="of:=[.A1519]+1" office:value-type="float" office:value="1542" calcext:value-type="float">
            <text:p>1542</text:p>
          </table:table-cell>
          <table:table-cell table:formula="of:=299792458/([.A1520]*1000000)" office:value-type="float" office:value="0.194417936446174" calcext:value-type="float">
            <text:p>0.194417936446174</text:p>
          </table:table-cell>
          <table:table-cell table:formula="of:=(1/3)*[.B1520]" office:value-type="float" office:value="0.0648059788153913" calcext:value-type="float">
            <text:p>0.064805978815391</text:p>
          </table:table-cell>
          <table:table-cell table:formula="of:=4*[.C1520]" office:value-type="float" office:value="0.259223915261565" calcext:value-type="float">
            <text:p>0.259223915261565</text:p>
          </table:table-cell>
          <table:table-cell table:formula="of:=[.D1520]/6" office:value-type="float" office:value="0.0432039858769275" calcext:value-type="float">
            <text:p>0.043203985876928</text:p>
          </table:table-cell>
          <table:table-cell table:formula="of:=[.E1520]*2" office:value-type="float" office:value="0.086407971753855" calcext:value-type="float">
            <text:p>0.086407971753855</text:p>
          </table:table-cell>
          <table:table-cell table:formula="of:=[.E1520]*39.3701" office:value-type="float" office:value="1.70094524437322" calcext:value-type="float">
            <text:p>1.70094524437322</text:p>
          </table:table-cell>
          <table:table-cell table:formula="of:=[.F1520]*39.3701" office:value-type="float" office:value="3.40189048874645" calcext:value-type="float">
            <text:p>3.40189048874645</text:p>
          </table:table-cell>
        </table:table-row>
        <table:table-row table:style-name="ro1">
          <table:table-cell table:formula="of:=[.A1520]+1" office:value-type="float" office:value="1543" calcext:value-type="float">
            <text:p>1543</text:p>
          </table:table-cell>
          <table:table-cell table:formula="of:=299792458/([.A1521]*1000000)" office:value-type="float" office:value="0.194291936487362" calcext:value-type="float">
            <text:p>0.194291936487362</text:p>
          </table:table-cell>
          <table:table-cell table:formula="of:=(1/3)*[.B1521]" office:value-type="float" office:value="0.0647639788291208" calcext:value-type="float">
            <text:p>0.064763978829121</text:p>
          </table:table-cell>
          <table:table-cell table:formula="of:=4*[.C1521]" office:value-type="float" office:value="0.259055915316483" calcext:value-type="float">
            <text:p>0.259055915316483</text:p>
          </table:table-cell>
          <table:table-cell table:formula="of:=[.D1521]/6" office:value-type="float" office:value="0.0431759858860805" calcext:value-type="float">
            <text:p>0.043175985886081</text:p>
          </table:table-cell>
          <table:table-cell table:formula="of:=[.E1521]*2" office:value-type="float" office:value="0.086351971772161" calcext:value-type="float">
            <text:p>0.086351971772161</text:p>
          </table:table-cell>
          <table:table-cell table:formula="of:=[.E1521]*39.3701" office:value-type="float" office:value="1.69984288193358" calcext:value-type="float">
            <text:p>1.69984288193358</text:p>
          </table:table-cell>
          <table:table-cell table:formula="of:=[.F1521]*39.3701" office:value-type="float" office:value="3.39968576386716" calcext:value-type="float">
            <text:p>3.39968576386716</text:p>
          </table:table-cell>
        </table:table-row>
        <table:table-row table:style-name="ro1">
          <table:table-cell table:formula="of:=[.A1521]+1" office:value-type="float" office:value="1544" calcext:value-type="float">
            <text:p>1544</text:p>
          </table:table-cell>
          <table:table-cell table:formula="of:=299792458/([.A1522]*1000000)" office:value-type="float" office:value="0.194166099740933" calcext:value-type="float">
            <text:p>0.194166099740933</text:p>
          </table:table-cell>
          <table:table-cell table:formula="of:=(1/3)*[.B1522]" office:value-type="float" office:value="0.0647220332469775" calcext:value-type="float">
            <text:p>0.064722033246978</text:p>
          </table:table-cell>
          <table:table-cell table:formula="of:=4*[.C1522]" office:value-type="float" office:value="0.25888813298791" calcext:value-type="float">
            <text:p>0.25888813298791</text:p>
          </table:table-cell>
          <table:table-cell table:formula="of:=[.D1522]/6" office:value-type="float" office:value="0.0431480221646517" calcext:value-type="float">
            <text:p>0.043148022164652</text:p>
          </table:table-cell>
          <table:table-cell table:formula="of:=[.E1522]*2" office:value-type="float" office:value="0.0862960443293034" calcext:value-type="float">
            <text:p>0.086296044329303</text:p>
          </table:table-cell>
          <table:table-cell table:formula="of:=[.E1522]*39.3701" office:value-type="float" office:value="1.69874194742455" calcext:value-type="float">
            <text:p>1.69874194742455</text:p>
          </table:table-cell>
          <table:table-cell table:formula="of:=[.F1522]*39.3701" office:value-type="float" office:value="3.39748389484911" calcext:value-type="float">
            <text:p>3.39748389484911</text:p>
          </table:table-cell>
        </table:table-row>
        <table:table-row table:style-name="ro1">
          <table:table-cell table:formula="of:=[.A1522]+1" office:value-type="float" office:value="1545" calcext:value-type="float">
            <text:p>1545</text:p>
          </table:table-cell>
          <table:table-cell table:formula="of:=299792458/([.A1523]*1000000)" office:value-type="float" office:value="0.194040425889968" calcext:value-type="float">
            <text:p>0.194040425889968</text:p>
          </table:table-cell>
          <table:table-cell table:formula="of:=(1/3)*[.B1523]" office:value-type="float" office:value="0.0646801419633225" calcext:value-type="float">
            <text:p>0.064680141963323</text:p>
          </table:table-cell>
          <table:table-cell table:formula="of:=4*[.C1523]" office:value-type="float" office:value="0.25872056785329" calcext:value-type="float">
            <text:p>0.25872056785329</text:p>
          </table:table-cell>
          <table:table-cell table:formula="of:=[.D1523]/6" office:value-type="float" office:value="0.043120094642215" calcext:value-type="float">
            <text:p>0.043120094642215</text:p>
          </table:table-cell>
          <table:table-cell table:formula="of:=[.E1523]*2" office:value-type="float" office:value="0.0862401892844301" calcext:value-type="float">
            <text:p>0.08624018928443</text:p>
          </table:table-cell>
          <table:table-cell table:formula="of:=[.E1523]*39.3701" office:value-type="float" office:value="1.69764243807347" calcext:value-type="float">
            <text:p>1.69764243807347</text:p>
          </table:table-cell>
          <table:table-cell table:formula="of:=[.F1523]*39.3701" office:value-type="float" office:value="3.39528487614694" calcext:value-type="float">
            <text:p>3.39528487614694</text:p>
          </table:table-cell>
        </table:table-row>
        <table:table-row table:style-name="ro1">
          <table:table-cell table:formula="of:=[.A1523]+1" office:value-type="float" office:value="1546" calcext:value-type="float">
            <text:p>1546</text:p>
          </table:table-cell>
          <table:table-cell table:formula="of:=299792458/([.A1524]*1000000)" office:value-type="float" office:value="0.19391491461837" calcext:value-type="float">
            <text:p>0.19391491461837</text:p>
          </table:table-cell>
          <table:table-cell table:formula="of:=(1/3)*[.B1524]" office:value-type="float" office:value="0.06463830487279" calcext:value-type="float">
            <text:p>0.06463830487279</text:p>
          </table:table-cell>
          <table:table-cell table:formula="of:=4*[.C1524]" office:value-type="float" office:value="0.25855321949116" calcext:value-type="float">
            <text:p>0.25855321949116</text:p>
          </table:table-cell>
          <table:table-cell table:formula="of:=[.D1524]/6" office:value-type="float" office:value="0.0430922032485267" calcext:value-type="float">
            <text:p>0.043092203248527</text:p>
          </table:table-cell>
          <table:table-cell table:formula="of:=[.E1524]*2" office:value-type="float" office:value="0.0861844064970533" calcext:value-type="float">
            <text:p>0.086184406497053</text:p>
          </table:table-cell>
          <table:table-cell table:formula="of:=[.E1524]*39.3701" office:value-type="float" office:value="1.69654435111482" calcext:value-type="float">
            <text:p>1.69654435111482</text:p>
          </table:table-cell>
          <table:table-cell table:formula="of:=[.F1524]*39.3701" office:value-type="float" office:value="3.39308870222964" calcext:value-type="float">
            <text:p>3.39308870222964</text:p>
          </table:table-cell>
        </table:table-row>
        <table:table-row table:style-name="ro1">
          <table:table-cell table:formula="of:=[.A1524]+1" office:value-type="float" office:value="1547" calcext:value-type="float">
            <text:p>1547</text:p>
          </table:table-cell>
          <table:table-cell table:formula="of:=299792458/([.A1525]*1000000)" office:value-type="float" office:value="0.19378956561086" calcext:value-type="float">
            <text:p>0.19378956561086</text:p>
          </table:table-cell>
          <table:table-cell table:formula="of:=(1/3)*[.B1525]" office:value-type="float" office:value="0.0645965218702866" calcext:value-type="float">
            <text:p>0.064596521870287</text:p>
          </table:table-cell>
          <table:table-cell table:formula="of:=4*[.C1525]" office:value-type="float" office:value="0.258386087481146" calcext:value-type="float">
            <text:p>0.258386087481146</text:p>
          </table:table-cell>
          <table:table-cell table:formula="of:=[.D1525]/6" office:value-type="float" office:value="0.0430643479135244" calcext:value-type="float">
            <text:p>0.043064347913524</text:p>
          </table:table-cell>
          <table:table-cell table:formula="of:=[.E1525]*2" office:value-type="float" office:value="0.0861286958270487" calcext:value-type="float">
            <text:p>0.086128695827049</text:p>
          </table:table-cell>
          <table:table-cell table:formula="of:=[.E1525]*39.3701" office:value-type="float" office:value="1.69544768379025" calcext:value-type="float">
            <text:p>1.69544768379025</text:p>
          </table:table-cell>
          <table:table-cell table:formula="of:=[.F1525]*39.3701" office:value-type="float" office:value="3.39089536758049" calcext:value-type="float">
            <text:p>3.39089536758049</text:p>
          </table:table-cell>
        </table:table-row>
        <table:table-row table:style-name="ro1">
          <table:table-cell table:formula="of:=[.A1525]+1" office:value-type="float" office:value="1548" calcext:value-type="float">
            <text:p>1548</text:p>
          </table:table-cell>
          <table:table-cell table:formula="of:=299792458/([.A1526]*1000000)" office:value-type="float" office:value="0.193664378552972" calcext:value-type="float">
            <text:p>0.193664378552972</text:p>
          </table:table-cell>
          <table:table-cell table:formula="of:=(1/3)*[.B1526]" office:value-type="float" office:value="0.0645547928509905" calcext:value-type="float">
            <text:p>0.064554792850991</text:p>
          </table:table-cell>
          <table:table-cell table:formula="of:=4*[.C1526]" office:value-type="float" office:value="0.258219171403962" calcext:value-type="float">
            <text:p>0.258219171403962</text:p>
          </table:table-cell>
          <table:table-cell table:formula="of:=[.D1526]/6" office:value-type="float" office:value="0.043036528567327" calcext:value-type="float">
            <text:p>0.043036528567327</text:p>
          </table:table-cell>
          <table:table-cell table:formula="of:=[.E1526]*2" office:value-type="float" office:value="0.086073057134654" calcext:value-type="float">
            <text:p>0.086073057134654</text:p>
          </table:table-cell>
          <table:table-cell table:formula="of:=[.E1526]*39.3701" office:value-type="float" office:value="1.69435243334852" calcext:value-type="float">
            <text:p>1.69435243334852</text:p>
          </table:table-cell>
          <table:table-cell table:formula="of:=[.F1526]*39.3701" office:value-type="float" office:value="3.38870486669704" calcext:value-type="float">
            <text:p>3.38870486669704</text:p>
          </table:table-cell>
        </table:table-row>
        <table:table-row table:style-name="ro1">
          <table:table-cell table:formula="of:=[.A1526]+1" office:value-type="float" office:value="1549" calcext:value-type="float">
            <text:p>1549</text:p>
          </table:table-cell>
          <table:table-cell table:formula="of:=299792458/([.A1527]*1000000)" office:value-type="float" office:value="0.193539353131052" calcext:value-type="float">
            <text:p>0.193539353131052</text:p>
          </table:table-cell>
          <table:table-cell table:formula="of:=(1/3)*[.B1527]" office:value-type="float" office:value="0.0645131177103508" calcext:value-type="float">
            <text:p>0.064513117710351</text:p>
          </table:table-cell>
          <table:table-cell table:formula="of:=4*[.C1527]" office:value-type="float" office:value="0.258052470841403" calcext:value-type="float">
            <text:p>0.258052470841403</text:p>
          </table:table-cell>
          <table:table-cell table:formula="of:=[.D1527]/6" office:value-type="float" office:value="0.0430087451402338" calcext:value-type="float">
            <text:p>0.043008745140234</text:p>
          </table:table-cell>
          <table:table-cell table:formula="of:=[.E1527]*2" office:value-type="float" office:value="0.0860174902804677" calcext:value-type="float">
            <text:p>0.086017490280468</text:p>
          </table:table-cell>
          <table:table-cell table:formula="of:=[.E1527]*39.3701" office:value-type="float" office:value="1.69325859704552" calcext:value-type="float">
            <text:p>1.69325859704552</text:p>
          </table:table-cell>
          <table:table-cell table:formula="of:=[.F1527]*39.3701" office:value-type="float" office:value="3.38651719409104" calcext:value-type="float">
            <text:p>3.38651719409104</text:p>
          </table:table-cell>
        </table:table-row>
        <table:table-row table:style-name="ro1">
          <table:table-cell table:formula="of:=[.A1527]+1" office:value-type="float" office:value="1550" calcext:value-type="float">
            <text:p>1550</text:p>
          </table:table-cell>
          <table:table-cell table:formula="of:=299792458/([.A1528]*1000000)" office:value-type="float" office:value="0.193414489032258" calcext:value-type="float">
            <text:p>0.193414489032258</text:p>
          </table:table-cell>
          <table:table-cell table:formula="of:=(1/3)*[.B1528]" office:value-type="float" office:value="0.064471496344086" calcext:value-type="float">
            <text:p>0.064471496344086</text:p>
          </table:table-cell>
          <table:table-cell table:formula="of:=4*[.C1528]" office:value-type="float" office:value="0.257885985376344" calcext:value-type="float">
            <text:p>0.257885985376344</text:p>
          </table:table-cell>
          <table:table-cell table:formula="of:=[.D1528]/6" office:value-type="float" office:value="0.042980997562724" calcext:value-type="float">
            <text:p>0.042980997562724</text:p>
          </table:table-cell>
          <table:table-cell table:formula="of:=[.E1528]*2" office:value-type="float" office:value="0.085961995125448" calcext:value-type="float">
            <text:p>0.085961995125448</text:p>
          </table:table-cell>
          <table:table-cell table:formula="of:=[.E1528]*39.3701" office:value-type="float" office:value="1.6921661721442" calcext:value-type="float">
            <text:p>1.6921661721442</text:p>
          </table:table-cell>
          <table:table-cell table:formula="of:=[.F1528]*39.3701" office:value-type="float" office:value="3.3843323442884" calcext:value-type="float">
            <text:p>3.3843323442884</text:p>
          </table:table-cell>
        </table:table-row>
        <table:table-row table:style-name="ro1">
          <table:table-cell table:formula="of:=[.A1528]+1" office:value-type="float" office:value="1551" calcext:value-type="float">
            <text:p>1551</text:p>
          </table:table-cell>
          <table:table-cell table:formula="of:=299792458/([.A1529]*1000000)" office:value-type="float" office:value="0.193289785944552" calcext:value-type="float">
            <text:p>0.193289785944552</text:p>
          </table:table-cell>
          <table:table-cell table:formula="of:=(1/3)*[.B1529]" office:value-type="float" office:value="0.064429928648184" calcext:value-type="float">
            <text:p>0.064429928648184</text:p>
          </table:table-cell>
          <table:table-cell table:formula="of:=4*[.C1529]" office:value-type="float" office:value="0.257719714592736" calcext:value-type="float">
            <text:p>0.257719714592736</text:p>
          </table:table-cell>
          <table:table-cell table:formula="of:=[.D1529]/6" office:value-type="float" office:value="0.042953285765456" calcext:value-type="float">
            <text:p>0.042953285765456</text:p>
          </table:table-cell>
          <table:table-cell table:formula="of:=[.E1529]*2" office:value-type="float" office:value="0.085906571530912" calcext:value-type="float">
            <text:p>0.085906571530912</text:p>
          </table:table-cell>
          <table:table-cell table:formula="of:=[.E1529]*39.3701" office:value-type="float" office:value="1.69107515591458" calcext:value-type="float">
            <text:p>1.69107515591458</text:p>
          </table:table-cell>
          <table:table-cell table:formula="of:=[.F1529]*39.3701" office:value-type="float" office:value="3.38215031182916" calcext:value-type="float">
            <text:p>3.38215031182916</text:p>
          </table:table-cell>
        </table:table-row>
        <table:table-row table:style-name="ro1">
          <table:table-cell table:formula="of:=[.A1529]+1" office:value-type="float" office:value="1552" calcext:value-type="float">
            <text:p>1552</text:p>
          </table:table-cell>
          <table:table-cell table:formula="of:=299792458/([.A1530]*1000000)" office:value-type="float" office:value="0.193165243556701" calcext:value-type="float">
            <text:p>0.193165243556701</text:p>
          </table:table-cell>
          <table:table-cell table:formula="of:=(1/3)*[.B1530]" office:value-type="float" office:value="0.0643884145189003" calcext:value-type="float">
            <text:p>0.0643884145189</text:p>
          </table:table-cell>
          <table:table-cell table:formula="of:=4*[.C1530]" office:value-type="float" office:value="0.257553658075601" calcext:value-type="float">
            <text:p>0.257553658075601</text:p>
          </table:table-cell>
          <table:table-cell table:formula="of:=[.D1530]/6" office:value-type="float" office:value="0.0429256096792669" calcext:value-type="float">
            <text:p>0.042925609679267</text:p>
          </table:table-cell>
          <table:table-cell table:formula="of:=[.E1530]*2" office:value-type="float" office:value="0.0858512193585338" calcext:value-type="float">
            <text:p>0.085851219358534</text:p>
          </table:table-cell>
          <table:table-cell table:formula="of:=[.E1530]*39.3701" office:value-type="float" office:value="1.68998554563371" calcext:value-type="float">
            <text:p>1.68998554563371</text:p>
          </table:table-cell>
          <table:table-cell table:formula="of:=[.F1530]*39.3701" office:value-type="float" office:value="3.37997109126741" calcext:value-type="float">
            <text:p>3.37997109126741</text:p>
          </table:table-cell>
        </table:table-row>
        <table:table-row table:style-name="ro1">
          <table:table-cell table:formula="of:=[.A1530]+1" office:value-type="float" office:value="1553" calcext:value-type="float">
            <text:p>1553</text:p>
          </table:table-cell>
          <table:table-cell table:formula="of:=299792458/([.A1531]*1000000)" office:value-type="float" office:value="0.193040861558274" calcext:value-type="float">
            <text:p>0.193040861558274</text:p>
          </table:table-cell>
          <table:table-cell table:formula="of:=(1/3)*[.B1531]" office:value-type="float" office:value="0.0643469538527581" calcext:value-type="float">
            <text:p>0.064346953852758</text:p>
          </table:table-cell>
          <table:table-cell table:formula="of:=4*[.C1531]" office:value-type="float" office:value="0.257387815411032" calcext:value-type="float">
            <text:p>0.257387815411032</text:p>
          </table:table-cell>
          <table:table-cell table:formula="of:=[.D1531]/6" office:value-type="float" office:value="0.0428979692351721" calcext:value-type="float">
            <text:p>0.042897969235172</text:p>
          </table:table-cell>
          <table:table-cell table:formula="of:=[.E1531]*2" office:value-type="float" office:value="0.0857959384703441" calcext:value-type="float">
            <text:p>0.085795938470344</text:p>
          </table:table-cell>
          <table:table-cell table:formula="of:=[.E1531]*39.3701" office:value-type="float" office:value="1.68889733858565" calcext:value-type="float">
            <text:p>1.68889733858565</text:p>
          </table:table-cell>
          <table:table-cell table:formula="of:=[.F1531]*39.3701" office:value-type="float" office:value="3.3777946771713" calcext:value-type="float">
            <text:p>3.3777946771713</text:p>
          </table:table-cell>
        </table:table-row>
        <table:table-row table:style-name="ro1">
          <table:table-cell table:formula="of:=[.A1531]+1" office:value-type="float" office:value="1554" calcext:value-type="float">
            <text:p>1554</text:p>
          </table:table-cell>
          <table:table-cell table:formula="of:=299792458/([.A1532]*1000000)" office:value-type="float" office:value="0.19291663963964" calcext:value-type="float">
            <text:p>0.19291663963964</text:p>
          </table:table-cell>
          <table:table-cell table:formula="of:=(1/3)*[.B1532]" office:value-type="float" office:value="0.0643055465465466" calcext:value-type="float">
            <text:p>0.064305546546547</text:p>
          </table:table-cell>
          <table:table-cell table:formula="of:=4*[.C1532]" office:value-type="float" office:value="0.257222186186186" calcext:value-type="float">
            <text:p>0.257222186186186</text:p>
          </table:table-cell>
          <table:table-cell table:formula="of:=[.D1532]/6" office:value-type="float" office:value="0.0428703643643644" calcext:value-type="float">
            <text:p>0.042870364364364</text:p>
          </table:table-cell>
          <table:table-cell table:formula="of:=[.E1532]*2" office:value-type="float" office:value="0.0857407287287287" calcext:value-type="float">
            <text:p>0.085740728728729</text:p>
          </table:table-cell>
          <table:table-cell table:formula="of:=[.E1532]*39.3701" office:value-type="float" office:value="1.68781053206146" calcext:value-type="float">
            <text:p>1.68781053206146</text:p>
          </table:table-cell>
          <table:table-cell table:formula="of:=[.F1532]*39.3701" office:value-type="float" office:value="3.37562106412292" calcext:value-type="float">
            <text:p>3.37562106412292</text:p>
          </table:table-cell>
        </table:table-row>
        <table:table-row table:style-name="ro1">
          <table:table-cell table:formula="of:=[.A1532]+1" office:value-type="float" office:value="1555" calcext:value-type="float">
            <text:p>1555</text:p>
          </table:table-cell>
          <table:table-cell table:formula="of:=299792458/([.A1533]*1000000)" office:value-type="float" office:value="0.192792577491961" calcext:value-type="float">
            <text:p>0.192792577491961</text:p>
          </table:table-cell>
          <table:table-cell table:formula="of:=(1/3)*[.B1533]" office:value-type="float" office:value="0.0642641924973205" calcext:value-type="float">
            <text:p>0.064264192497321</text:p>
          </table:table-cell>
          <table:table-cell table:formula="of:=4*[.C1533]" office:value-type="float" office:value="0.257056769989282" calcext:value-type="float">
            <text:p>0.257056769989282</text:p>
          </table:table-cell>
          <table:table-cell table:formula="of:=[.D1533]/6" office:value-type="float" office:value="0.0428427949982136" calcext:value-type="float">
            <text:p>0.042842794998214</text:p>
          </table:table-cell>
          <table:table-cell table:formula="of:=[.E1533]*2" office:value-type="float" office:value="0.0856855899964273" calcext:value-type="float">
            <text:p>0.085685589996427</text:p>
          </table:table-cell>
          <table:table-cell table:formula="of:=[.E1533]*39.3701" office:value-type="float" office:value="1.68672512335917" calcext:value-type="float">
            <text:p>1.68672512335917</text:p>
          </table:table-cell>
          <table:table-cell table:formula="of:=[.F1533]*39.3701" office:value-type="float" office:value="3.37345024671834" calcext:value-type="float">
            <text:p>3.37345024671834</text:p>
          </table:table-cell>
        </table:table-row>
        <table:table-row table:style-name="ro1">
          <table:table-cell table:formula="of:=[.A1533]+1" office:value-type="float" office:value="1556" calcext:value-type="float">
            <text:p>1556</text:p>
          </table:table-cell>
          <table:table-cell table:formula="of:=299792458/([.A1534]*1000000)" office:value-type="float" office:value="0.192668674807198" calcext:value-type="float">
            <text:p>0.192668674807198</text:p>
          </table:table-cell>
          <table:table-cell table:formula="of:=(1/3)*[.B1534]" office:value-type="float" office:value="0.0642228916023993" calcext:value-type="float">
            <text:p>0.064222891602399</text:p>
          </table:table-cell>
          <table:table-cell table:formula="of:=4*[.C1534]" office:value-type="float" office:value="0.256891566409597" calcext:value-type="float">
            <text:p>0.256891566409597</text:p>
          </table:table-cell>
          <table:table-cell table:formula="of:=[.D1534]/6" office:value-type="float" office:value="0.0428152610682662" calcext:value-type="float">
            <text:p>0.042815261068266</text:p>
          </table:table-cell>
          <table:table-cell table:formula="of:=[.E1534]*2" office:value-type="float" office:value="0.0856305221365324" calcext:value-type="float">
            <text:p>0.085630522136532</text:p>
          </table:table-cell>
          <table:table-cell table:formula="of:=[.E1534]*39.3701" office:value-type="float" office:value="1.68564110978375" calcext:value-type="float">
            <text:p>1.68564110978375</text:p>
          </table:table-cell>
          <table:table-cell table:formula="of:=[.F1534]*39.3701" office:value-type="float" office:value="3.37128221956749" calcext:value-type="float">
            <text:p>3.37128221956749</text:p>
          </table:table-cell>
        </table:table-row>
        <table:table-row table:style-name="ro1">
          <table:table-cell table:formula="of:=[.A1534]+1" office:value-type="float" office:value="1557" calcext:value-type="float">
            <text:p>1557</text:p>
          </table:table-cell>
          <table:table-cell table:formula="of:=299792458/([.A1535]*1000000)" office:value-type="float" office:value="0.192544931278099" calcext:value-type="float">
            <text:p>0.192544931278099</text:p>
          </table:table-cell>
          <table:table-cell table:formula="of:=(1/3)*[.B1535]" office:value-type="float" office:value="0.0641816437593663" calcext:value-type="float">
            <text:p>0.064181643759366</text:p>
          </table:table-cell>
          <table:table-cell table:formula="of:=4*[.C1535]" office:value-type="float" office:value="0.256726575037465" calcext:value-type="float">
            <text:p>0.256726575037465</text:p>
          </table:table-cell>
          <table:table-cell table:formula="of:=[.D1535]/6" office:value-type="float" office:value="0.0427877625062442" calcext:value-type="float">
            <text:p>0.042787762506244</text:p>
          </table:table-cell>
          <table:table-cell table:formula="of:=[.E1535]*2" office:value-type="float" office:value="0.0855755250124884" calcext:value-type="float">
            <text:p>0.085575525012488</text:p>
          </table:table-cell>
          <table:table-cell table:formula="of:=[.E1535]*39.3701" office:value-type="float" office:value="1.68455848864708" calcext:value-type="float">
            <text:p>1.68455848864708</text:p>
          </table:table-cell>
          <table:table-cell table:formula="of:=[.F1535]*39.3701" office:value-type="float" office:value="3.36911697729417" calcext:value-type="float">
            <text:p>3.36911697729417</text:p>
          </table:table-cell>
        </table:table-row>
        <table:table-row table:style-name="ro1">
          <table:table-cell table:formula="of:=[.A1535]+1" office:value-type="float" office:value="1558" calcext:value-type="float">
            <text:p>1558</text:p>
          </table:table-cell>
          <table:table-cell table:formula="of:=299792458/([.A1536]*1000000)" office:value-type="float" office:value="0.192421346598203" calcext:value-type="float">
            <text:p>0.192421346598203</text:p>
          </table:table-cell>
          <table:table-cell table:formula="of:=(1/3)*[.B1536]" office:value-type="float" office:value="0.0641404488660676" calcext:value-type="float">
            <text:p>0.064140448866068</text:p>
          </table:table-cell>
          <table:table-cell table:formula="of:=4*[.C1536]" office:value-type="float" office:value="0.25656179546427" calcext:value-type="float">
            <text:p>0.25656179546427</text:p>
          </table:table-cell>
          <table:table-cell table:formula="of:=[.D1536]/6" office:value-type="float" office:value="0.0427602992440451" calcext:value-type="float">
            <text:p>0.042760299244045</text:p>
          </table:table-cell>
          <table:table-cell table:formula="of:=[.E1536]*2" office:value-type="float" office:value="0.0855205984880901" calcext:value-type="float">
            <text:p>0.08552059848809</text:p>
          </table:table-cell>
          <table:table-cell table:formula="of:=[.E1536]*39.3701" office:value-type="float" office:value="1.68347725726798" calcext:value-type="float">
            <text:p>1.68347725726798</text:p>
          </table:table-cell>
          <table:table-cell table:formula="of:=[.F1536]*39.3701" office:value-type="float" office:value="3.36695451453596" calcext:value-type="float">
            <text:p>3.36695451453596</text:p>
          </table:table-cell>
        </table:table-row>
        <table:table-row table:style-name="ro1">
          <table:table-cell table:formula="of:=[.A1536]+1" office:value-type="float" office:value="1559" calcext:value-type="float">
            <text:p>1559</text:p>
          </table:table-cell>
          <table:table-cell table:formula="of:=299792458/([.A1537]*1000000)" office:value-type="float" office:value="0.192297920461835" calcext:value-type="float">
            <text:p>0.192297920461835</text:p>
          </table:table-cell>
          <table:table-cell table:formula="of:=(1/3)*[.B1537]" office:value-type="float" office:value="0.0640993068206115" calcext:value-type="float">
            <text:p>0.064099306820612</text:p>
          </table:table-cell>
          <table:table-cell table:formula="of:=4*[.C1537]" office:value-type="float" office:value="0.256397227282446" calcext:value-type="float">
            <text:p>0.256397227282446</text:p>
          </table:table-cell>
          <table:table-cell table:formula="of:=[.D1537]/6" office:value-type="float" office:value="0.042732871213741" calcext:value-type="float">
            <text:p>0.042732871213741</text:p>
          </table:table-cell>
          <table:table-cell table:formula="of:=[.E1537]*2" office:value-type="float" office:value="0.085465742427482" calcext:value-type="float">
            <text:p>0.085465742427482</text:p>
          </table:table-cell>
          <table:table-cell table:formula="of:=[.E1537]*39.3701" office:value-type="float" office:value="1.6823974129721" calcext:value-type="float">
            <text:p>1.6823974129721</text:p>
          </table:table-cell>
          <table:table-cell table:formula="of:=[.F1537]*39.3701" office:value-type="float" office:value="3.36479482594421" calcext:value-type="float">
            <text:p>3.36479482594421</text:p>
          </table:table-cell>
        </table:table-row>
        <table:table-row table:style-name="ro1">
          <table:table-cell table:formula="of:=[.A1537]+1" office:value-type="float" office:value="1560" calcext:value-type="float">
            <text:p>1560</text:p>
          </table:table-cell>
          <table:table-cell table:formula="of:=299792458/([.A1538]*1000000)" office:value-type="float" office:value="0.192174652564103" calcext:value-type="float">
            <text:p>0.192174652564103</text:p>
          </table:table-cell>
          <table:table-cell table:formula="of:=(1/3)*[.B1538]" office:value-type="float" office:value="0.0640582175213675" calcext:value-type="float">
            <text:p>0.064058217521368</text:p>
          </table:table-cell>
          <table:table-cell table:formula="of:=4*[.C1538]" office:value-type="float" office:value="0.25623287008547" calcext:value-type="float">
            <text:p>0.25623287008547</text:p>
          </table:table-cell>
          <table:table-cell table:formula="of:=[.D1538]/6" office:value-type="float" office:value="0.0427054783475784" calcext:value-type="float">
            <text:p>0.042705478347578</text:p>
          </table:table-cell>
          <table:table-cell table:formula="of:=[.E1538]*2" office:value-type="float" office:value="0.0854109566951567" calcext:value-type="float">
            <text:p>0.085410956695157</text:p>
          </table:table-cell>
          <table:table-cell table:formula="of:=[.E1538]*39.3701" office:value-type="float" office:value="1.68131895309199" calcext:value-type="float">
            <text:p>1.68131895309199</text:p>
          </table:table-cell>
          <table:table-cell table:formula="of:=[.F1538]*39.3701" office:value-type="float" office:value="3.36263790618399" calcext:value-type="float">
            <text:p>3.36263790618399</text:p>
          </table:table-cell>
        </table:table-row>
        <table:table-row table:style-name="ro1">
          <table:table-cell table:formula="of:=[.A1538]+1" office:value-type="float" office:value="1561" calcext:value-type="float">
            <text:p>1561</text:p>
          </table:table-cell>
          <table:table-cell table:formula="of:=299792458/([.A1539]*1000000)" office:value-type="float" office:value="0.192051542600897" calcext:value-type="float">
            <text:p>0.192051542600897</text:p>
          </table:table-cell>
          <table:table-cell table:formula="of:=(1/3)*[.B1539]" office:value-type="float" office:value="0.0640171808669656" calcext:value-type="float">
            <text:p>0.064017180866966</text:p>
          </table:table-cell>
          <table:table-cell table:formula="of:=4*[.C1539]" office:value-type="float" office:value="0.256068723467862" calcext:value-type="float">
            <text:p>0.256068723467862</text:p>
          </table:table-cell>
          <table:table-cell table:formula="of:=[.D1539]/6" office:value-type="float" office:value="0.0426781205779771" calcext:value-type="float">
            <text:p>0.042678120577977</text:p>
          </table:table-cell>
          <table:table-cell table:formula="of:=[.E1539]*2" office:value-type="float" office:value="0.0853562411559541" calcext:value-type="float">
            <text:p>0.085356241155954</text:p>
          </table:table-cell>
          <table:table-cell table:formula="of:=[.E1539]*39.3701" office:value-type="float" office:value="1.68024187496702" calcext:value-type="float">
            <text:p>1.68024187496702</text:p>
          </table:table-cell>
          <table:table-cell table:formula="of:=[.F1539]*39.3701" office:value-type="float" office:value="3.36048374993403" calcext:value-type="float">
            <text:p>3.36048374993403</text:p>
          </table:table-cell>
        </table:table-row>
        <table:table-row table:style-name="ro1">
          <table:table-cell table:formula="of:=[.A1539]+1" office:value-type="float" office:value="1562" calcext:value-type="float">
            <text:p>1562</text:p>
          </table:table-cell>
          <table:table-cell table:formula="of:=299792458/([.A1540]*1000000)" office:value-type="float" office:value="0.191928590268886" calcext:value-type="float">
            <text:p>0.191928590268886</text:p>
          </table:table-cell>
          <table:table-cell table:formula="of:=(1/3)*[.B1540]" office:value-type="float" office:value="0.0639761967562953" calcext:value-type="float">
            <text:p>0.063976196756295</text:p>
          </table:table-cell>
          <table:table-cell table:formula="of:=4*[.C1540]" office:value-type="float" office:value="0.255904787025181" calcext:value-type="float">
            <text:p>0.255904787025181</text:p>
          </table:table-cell>
          <table:table-cell table:formula="of:=[.D1540]/6" office:value-type="float" office:value="0.0426507978375302" calcext:value-type="float">
            <text:p>0.04265079783753</text:p>
          </table:table-cell>
          <table:table-cell table:formula="of:=[.E1540]*2" office:value-type="float" office:value="0.0853015956750605" calcext:value-type="float">
            <text:p>0.085301595675061</text:p>
          </table:table-cell>
          <table:table-cell table:formula="of:=[.E1540]*39.3701" office:value-type="float" office:value="1.67916617594335" calcext:value-type="float">
            <text:p>1.67916617594335</text:p>
          </table:table-cell>
          <table:table-cell table:formula="of:=[.F1540]*39.3701" office:value-type="float" office:value="3.3583323518867" calcext:value-type="float">
            <text:p>3.3583323518867</text:p>
          </table:table-cell>
        </table:table-row>
        <table:table-row table:style-name="ro1">
          <table:table-cell table:formula="of:=[.A1540]+1" office:value-type="float" office:value="1563" calcext:value-type="float">
            <text:p>1563</text:p>
          </table:table-cell>
          <table:table-cell table:formula="of:=299792458/([.A1541]*1000000)" office:value-type="float" office:value="0.191805795265515" calcext:value-type="float">
            <text:p>0.191805795265515</text:p>
          </table:table-cell>
          <table:table-cell table:formula="of:=(1/3)*[.B1541]" office:value-type="float" office:value="0.063935265088505" calcext:value-type="float">
            <text:p>0.063935265088505</text:p>
          </table:table-cell>
          <table:table-cell table:formula="of:=4*[.C1541]" office:value-type="float" office:value="0.25574106035402" calcext:value-type="float">
            <text:p>0.25574106035402</text:p>
          </table:table-cell>
          <table:table-cell table:formula="of:=[.D1541]/6" office:value-type="float" office:value="0.0426235100590033" calcext:value-type="float">
            <text:p>0.042623510059003</text:p>
          </table:table-cell>
          <table:table-cell table:formula="of:=[.E1541]*2" office:value-type="float" office:value="0.0852470201180067" calcext:value-type="float">
            <text:p>0.085247020118007</text:p>
          </table:table-cell>
          <table:table-cell table:formula="of:=[.E1541]*39.3701" office:value-type="float" office:value="1.67809185337397" calcext:value-type="float">
            <text:p>1.67809185337397</text:p>
          </table:table-cell>
          <table:table-cell table:formula="of:=[.F1541]*39.3701" office:value-type="float" office:value="3.35618370674793" calcext:value-type="float">
            <text:p>3.35618370674793</text:p>
          </table:table-cell>
        </table:table-row>
        <table:table-row table:style-name="ro1">
          <table:table-cell table:formula="of:=[.A1541]+1" office:value-type="float" office:value="1564" calcext:value-type="float">
            <text:p>1564</text:p>
          </table:table-cell>
          <table:table-cell table:formula="of:=299792458/([.A1542]*1000000)" office:value-type="float" office:value="0.191683157289003" calcext:value-type="float">
            <text:p>0.191683157289003</text:p>
          </table:table-cell>
          <table:table-cell table:formula="of:=(1/3)*[.B1542]" office:value-type="float" office:value="0.0638943857630009" calcext:value-type="float">
            <text:p>0.063894385763001</text:p>
          </table:table-cell>
          <table:table-cell table:formula="of:=4*[.C1542]" office:value-type="float" office:value="0.255577543052003" calcext:value-type="float">
            <text:p>0.255577543052003</text:p>
          </table:table-cell>
          <table:table-cell table:formula="of:=[.D1542]/6" office:value-type="float" office:value="0.0425962571753339" calcext:value-type="float">
            <text:p>0.042596257175334</text:p>
          </table:table-cell>
          <table:table-cell table:formula="of:=[.E1542]*2" office:value-type="float" office:value="0.0851925143506678" calcext:value-type="float">
            <text:p>0.085192514350668</text:p>
          </table:table-cell>
          <table:table-cell table:formula="of:=[.E1542]*39.3701" office:value-type="float" office:value="1.67701890461861" calcext:value-type="float">
            <text:p>1.67701890461861</text:p>
          </table:table-cell>
          <table:table-cell table:formula="of:=[.F1542]*39.3701" office:value-type="float" office:value="3.35403780923723" calcext:value-type="float">
            <text:p>3.35403780923723</text:p>
          </table:table-cell>
        </table:table-row>
        <table:table-row table:style-name="ro1">
          <table:table-cell table:formula="of:=[.A1542]+1" office:value-type="float" office:value="1565" calcext:value-type="float">
            <text:p>1565</text:p>
          </table:table-cell>
          <table:table-cell table:formula="of:=299792458/([.A1543]*1000000)" office:value-type="float" office:value="0.191560676038339" calcext:value-type="float">
            <text:p>0.191560676038339</text:p>
          </table:table-cell>
          <table:table-cell table:formula="of:=(1/3)*[.B1543]" office:value-type="float" office:value="0.0638535586794462" calcext:value-type="float">
            <text:p>0.063853558679446</text:p>
          </table:table-cell>
          <table:table-cell table:formula="of:=4*[.C1543]" office:value-type="float" office:value="0.255414234717785" calcext:value-type="float">
            <text:p>0.255414234717785</text:p>
          </table:table-cell>
          <table:table-cell table:formula="of:=[.D1543]/6" office:value-type="float" office:value="0.0425690391196308" calcext:value-type="float">
            <text:p>0.042569039119631</text:p>
          </table:table-cell>
          <table:table-cell table:formula="of:=[.E1543]*2" office:value-type="float" office:value="0.0851380782392616" calcext:value-type="float">
            <text:p>0.085138078239262</text:p>
          </table:table-cell>
          <table:table-cell table:formula="of:=[.E1543]*39.3701" office:value-type="float" office:value="1.67594732704378" calcext:value-type="float">
            <text:p>1.67594732704378</text:p>
          </table:table-cell>
          <table:table-cell table:formula="of:=[.F1543]*39.3701" office:value-type="float" office:value="3.35189465408755" calcext:value-type="float">
            <text:p>3.35189465408755</text:p>
          </table:table-cell>
        </table:table-row>
        <table:table-row table:style-name="ro1">
          <table:table-cell table:formula="of:=[.A1543]+1" office:value-type="float" office:value="1566" calcext:value-type="float">
            <text:p>1566</text:p>
          </table:table-cell>
          <table:table-cell table:formula="of:=299792458/([.A1544]*1000000)" office:value-type="float" office:value="0.191438351213282" calcext:value-type="float">
            <text:p>0.191438351213282</text:p>
          </table:table-cell>
          <table:table-cell table:formula="of:=(1/3)*[.B1544]" office:value-type="float" office:value="0.0638127837377608" calcext:value-type="float">
            <text:p>0.063812783737761</text:p>
          </table:table-cell>
          <table:table-cell table:formula="of:=4*[.C1544]" office:value-type="float" office:value="0.255251134951043" calcext:value-type="float">
            <text:p>0.255251134951043</text:p>
          </table:table-cell>
          <table:table-cell table:formula="of:=[.D1544]/6" office:value-type="float" office:value="0.0425418558251738" calcext:value-type="float">
            <text:p>0.042541855825174</text:p>
          </table:table-cell>
          <table:table-cell table:formula="of:=[.E1544]*2" office:value-type="float" office:value="0.0850837116503477" calcext:value-type="float">
            <text:p>0.085083711650348</text:p>
          </table:table-cell>
          <table:table-cell table:formula="of:=[.E1544]*39.3701" office:value-type="float" office:value="1.67487711802268" calcext:value-type="float">
            <text:p>1.67487711802268</text:p>
          </table:table-cell>
          <table:table-cell table:formula="of:=[.F1544]*39.3701" office:value-type="float" office:value="3.34975423604535" calcext:value-type="float">
            <text:p>3.34975423604535</text:p>
          </table:table-cell>
        </table:table-row>
        <table:table-row table:style-name="ro1">
          <table:table-cell table:formula="of:=[.A1544]+1" office:value-type="float" office:value="1567" calcext:value-type="float">
            <text:p>1567</text:p>
          </table:table-cell>
          <table:table-cell table:formula="of:=299792458/([.A1545]*1000000)" office:value-type="float" office:value="0.191316182514359" calcext:value-type="float">
            <text:p>0.191316182514359</text:p>
          </table:table-cell>
          <table:table-cell table:formula="of:=(1/3)*[.B1545]" office:value-type="float" office:value="0.0637720608381195" calcext:value-type="float">
            <text:p>0.06377206083812</text:p>
          </table:table-cell>
          <table:table-cell table:formula="of:=4*[.C1545]" office:value-type="float" office:value="0.255088243352478" calcext:value-type="float">
            <text:p>0.255088243352478</text:p>
          </table:table-cell>
          <table:table-cell table:formula="of:=[.D1545]/6" office:value-type="float" office:value="0.042514707225413" calcext:value-type="float">
            <text:p>0.042514707225413</text:p>
          </table:table-cell>
          <table:table-cell table:formula="of:=[.E1545]*2" office:value-type="float" office:value="0.0850294144508261" calcext:value-type="float">
            <text:p>0.085029414450826</text:p>
          </table:table-cell>
          <table:table-cell table:formula="of:=[.E1545]*39.3701" office:value-type="float" office:value="1.67380827493523" calcext:value-type="float">
            <text:p>1.67380827493523</text:p>
          </table:table-cell>
          <table:table-cell table:formula="of:=[.F1545]*39.3701" office:value-type="float" office:value="3.34761654987047" calcext:value-type="float">
            <text:p>3.34761654987047</text:p>
          </table:table-cell>
        </table:table-row>
        <table:table-row table:style-name="ro1">
          <table:table-cell table:formula="of:=[.A1545]+1" office:value-type="float" office:value="1568" calcext:value-type="float">
            <text:p>1568</text:p>
          </table:table-cell>
          <table:table-cell table:formula="of:=299792458/([.A1546]*1000000)" office:value-type="float" office:value="0.191194169642857" calcext:value-type="float">
            <text:p>0.191194169642857</text:p>
          </table:table-cell>
          <table:table-cell table:formula="of:=(1/3)*[.B1546]" office:value-type="float" office:value="0.0637313898809524" calcext:value-type="float">
            <text:p>0.063731389880952</text:p>
          </table:table-cell>
          <table:table-cell table:formula="of:=4*[.C1546]" office:value-type="float" office:value="0.254925559523809" calcext:value-type="float">
            <text:p>0.254925559523809</text:p>
          </table:table-cell>
          <table:table-cell table:formula="of:=[.D1546]/6" office:value-type="float" office:value="0.0424875932539683" calcext:value-type="float">
            <text:p>0.042487593253968</text:p>
          </table:table-cell>
          <table:table-cell table:formula="of:=[.E1546]*2" office:value-type="float" office:value="0.0849751865079365" calcext:value-type="float">
            <text:p>0.084975186507937</text:p>
          </table:table-cell>
          <table:table-cell table:formula="of:=[.E1546]*39.3701" office:value-type="float" office:value="1.67274079516806" calcext:value-type="float">
            <text:p>1.67274079516806</text:p>
          </table:table-cell>
          <table:table-cell table:formula="of:=[.F1546]*39.3701" office:value-type="float" office:value="3.34548159033611" calcext:value-type="float">
            <text:p>3.34548159033611</text:p>
          </table:table-cell>
        </table:table-row>
        <table:table-row table:style-name="ro1">
          <table:table-cell table:formula="of:=[.A1546]+1" office:value-type="float" office:value="1569" calcext:value-type="float">
            <text:p>1569</text:p>
          </table:table-cell>
          <table:table-cell table:formula="of:=299792458/([.A1547]*1000000)" office:value-type="float" office:value="0.191072312300829" calcext:value-type="float">
            <text:p>0.191072312300829</text:p>
          </table:table-cell>
          <table:table-cell table:formula="of:=(1/3)*[.B1547]" office:value-type="float" office:value="0.0636907707669428" calcext:value-type="float">
            <text:p>0.063690770766943</text:p>
          </table:table-cell>
          <table:table-cell table:formula="of:=4*[.C1547]" office:value-type="float" office:value="0.254763083067771" calcext:value-type="float">
            <text:p>0.254763083067771</text:p>
          </table:table-cell>
          <table:table-cell table:formula="of:=[.D1547]/6" office:value-type="float" office:value="0.0424605138446286" calcext:value-type="float">
            <text:p>0.042460513844629</text:p>
          </table:table-cell>
          <table:table-cell table:formula="of:=[.E1547]*2" office:value-type="float" office:value="0.0849210276892571" calcext:value-type="float">
            <text:p>0.084921027689257</text:p>
          </table:table-cell>
          <table:table-cell table:formula="of:=[.E1547]*39.3701" office:value-type="float" office:value="1.67167467611441" calcext:value-type="float">
            <text:p>1.67167467611441</text:p>
          </table:table-cell>
          <table:table-cell table:formula="of:=[.F1547]*39.3701" office:value-type="float" office:value="3.34334935222882" calcext:value-type="float">
            <text:p>3.34334935222882</text:p>
          </table:table-cell>
        </table:table-row>
        <table:table-row table:style-name="ro1">
          <table:table-cell table:formula="of:=[.A1547]+1" office:value-type="float" office:value="1570" calcext:value-type="float">
            <text:p>1570</text:p>
          </table:table-cell>
          <table:table-cell table:formula="of:=299792458/([.A1548]*1000000)" office:value-type="float" office:value="0.190950610191083" calcext:value-type="float">
            <text:p>0.190950610191083</text:p>
          </table:table-cell>
          <table:table-cell table:formula="of:=(1/3)*[.B1548]" office:value-type="float" office:value="0.0636502033970276" calcext:value-type="float">
            <text:p>0.063650203397028</text:p>
          </table:table-cell>
          <table:table-cell table:formula="of:=4*[.C1548]" office:value-type="float" office:value="0.25460081358811" calcext:value-type="float">
            <text:p>0.25460081358811</text:p>
          </table:table-cell>
          <table:table-cell table:formula="of:=[.D1548]/6" office:value-type="float" office:value="0.0424334689313517" calcext:value-type="float">
            <text:p>0.042433468931352</text:p>
          </table:table-cell>
          <table:table-cell table:formula="of:=[.E1548]*2" office:value-type="float" office:value="0.0848669378627035" calcext:value-type="float">
            <text:p>0.084866937862704</text:p>
          </table:table-cell>
          <table:table-cell table:formula="of:=[.E1548]*39.3701" office:value-type="float" office:value="1.67060991517421" calcext:value-type="float">
            <text:p>1.67060991517421</text:p>
          </table:table-cell>
          <table:table-cell table:formula="of:=[.F1548]*39.3701" office:value-type="float" office:value="3.34121983034842" calcext:value-type="float">
            <text:p>3.34121983034842</text:p>
          </table:table-cell>
        </table:table-row>
        <table:table-row table:style-name="ro1">
          <table:table-cell table:formula="of:=[.A1548]+1" office:value-type="float" office:value="1571" calcext:value-type="float">
            <text:p>1571</text:p>
          </table:table-cell>
          <table:table-cell table:formula="of:=299792458/([.A1549]*1000000)" office:value-type="float" office:value="0.190829063017187" calcext:value-type="float">
            <text:p>0.190829063017187</text:p>
          </table:table-cell>
          <table:table-cell table:formula="of:=(1/3)*[.B1549]" office:value-type="float" office:value="0.0636096876723955" calcext:value-type="float">
            <text:p>0.063609687672396</text:p>
          </table:table-cell>
          <table:table-cell table:formula="of:=4*[.C1549]" office:value-type="float" office:value="0.254438750689582" calcext:value-type="float">
            <text:p>0.254438750689582</text:p>
          </table:table-cell>
          <table:table-cell table:formula="of:=[.D1549]/6" office:value-type="float" office:value="0.0424064584482637" calcext:value-type="float">
            <text:p>0.042406458448264</text:p>
          </table:table-cell>
          <table:table-cell table:formula="of:=[.E1549]*2" office:value-type="float" office:value="0.0848129168965273" calcext:value-type="float">
            <text:p>0.084812916896527</text:p>
          </table:table-cell>
          <table:table-cell table:formula="of:=[.E1549]*39.3701" office:value-type="float" office:value="1.66954650975399" calcext:value-type="float">
            <text:p>1.66954650975399</text:p>
          </table:table-cell>
          <table:table-cell table:formula="of:=[.F1549]*39.3701" office:value-type="float" office:value="3.33909301950797" calcext:value-type="float">
            <text:p>3.33909301950797</text:p>
          </table:table-cell>
        </table:table-row>
        <table:table-row table:style-name="ro1">
          <table:table-cell table:formula="of:=[.A1549]+1" office:value-type="float" office:value="1572" calcext:value-type="float">
            <text:p>1572</text:p>
          </table:table-cell>
          <table:table-cell table:formula="of:=299792458/([.A1550]*1000000)" office:value-type="float" office:value="0.190707670483461" calcext:value-type="float">
            <text:p>0.190707670483461</text:p>
          </table:table-cell>
          <table:table-cell table:formula="of:=(1/3)*[.B1550]" office:value-type="float" office:value="0.0635692234944869" calcext:value-type="float">
            <text:p>0.063569223494487</text:p>
          </table:table-cell>
          <table:table-cell table:formula="of:=4*[.C1550]" office:value-type="float" office:value="0.254276893977947" calcext:value-type="float">
            <text:p>0.254276893977947</text:p>
          </table:table-cell>
          <table:table-cell table:formula="of:=[.D1550]/6" office:value-type="float" office:value="0.0423794823296579" calcext:value-type="float">
            <text:p>0.042379482329658</text:p>
          </table:table-cell>
          <table:table-cell table:formula="of:=[.E1550]*2" office:value-type="float" office:value="0.0847589646593158" calcext:value-type="float">
            <text:p>0.084758964659316</text:p>
          </table:table-cell>
          <table:table-cell table:formula="of:=[.E1550]*39.3701" office:value-type="float" office:value="1.66848445726686" calcext:value-type="float">
            <text:p>1.66848445726686</text:p>
          </table:table-cell>
          <table:table-cell table:formula="of:=[.F1550]*39.3701" office:value-type="float" office:value="3.33696891453373" calcext:value-type="float">
            <text:p>3.33696891453373</text:p>
          </table:table-cell>
        </table:table-row>
        <table:table-row table:style-name="ro1">
          <table:table-cell table:formula="of:=[.A1550]+1" office:value-type="float" office:value="1573" calcext:value-type="float">
            <text:p>1573</text:p>
          </table:table-cell>
          <table:table-cell table:formula="of:=299792458/([.A1551]*1000000)" office:value-type="float" office:value="0.190586432294978" calcext:value-type="float">
            <text:p>0.190586432294978</text:p>
          </table:table-cell>
          <table:table-cell table:formula="of:=(1/3)*[.B1551]" office:value-type="float" office:value="0.0635288107649926" calcext:value-type="float">
            <text:p>0.063528810764993</text:p>
          </table:table-cell>
          <table:table-cell table:formula="of:=4*[.C1551]" office:value-type="float" office:value="0.25411524305997" calcext:value-type="float">
            <text:p>0.25411524305997</text:p>
          </table:table-cell>
          <table:table-cell table:formula="of:=[.D1551]/6" office:value-type="float" office:value="0.042352540509995" calcext:value-type="float">
            <text:p>0.042352540509995</text:p>
          </table:table-cell>
          <table:table-cell table:formula="of:=[.E1551]*2" office:value-type="float" office:value="0.0847050810199901" calcext:value-type="float">
            <text:p>0.08470508101999</text:p>
          </table:table-cell>
          <table:table-cell table:formula="of:=[.E1551]*39.3701" office:value-type="float" office:value="1.66742375513256" calcext:value-type="float">
            <text:p>1.66742375513256</text:p>
          </table:table-cell>
          <table:table-cell table:formula="of:=[.F1551]*39.3701" office:value-type="float" office:value="3.33484751026511" calcext:value-type="float">
            <text:p>3.33484751026511</text:p>
          </table:table-cell>
        </table:table-row>
        <table:table-row table:style-name="ro1">
          <table:table-cell table:formula="of:=[.A1551]+1" office:value-type="float" office:value="1574" calcext:value-type="float">
            <text:p>1574</text:p>
          </table:table-cell>
          <table:table-cell table:formula="of:=299792458/([.A1552]*1000000)" office:value-type="float" office:value="0.19046534815756" calcext:value-type="float">
            <text:p>0.19046534815756</text:p>
          </table:table-cell>
          <table:table-cell table:formula="of:=(1/3)*[.B1552]" office:value-type="float" office:value="0.0634884493858535" calcext:value-type="float">
            <text:p>0.063488449385854</text:p>
          </table:table-cell>
          <table:table-cell table:formula="of:=4*[.C1552]" office:value-type="float" office:value="0.253953797543414" calcext:value-type="float">
            <text:p>0.253953797543414</text:p>
          </table:table-cell>
          <table:table-cell table:formula="of:=[.D1552]/6" office:value-type="float" office:value="0.0423256329239023" calcext:value-type="float">
            <text:p>0.042325632923902</text:p>
          </table:table-cell>
          <table:table-cell table:formula="of:=[.E1552]*2" office:value-type="float" office:value="0.0846512658478046" calcext:value-type="float">
            <text:p>0.084651265847805</text:p>
          </table:table-cell>
          <table:table-cell table:formula="of:=[.E1552]*39.3701" office:value-type="float" office:value="1.66636440077733" calcext:value-type="float">
            <text:p>1.66636440077733</text:p>
          </table:table-cell>
          <table:table-cell table:formula="of:=[.F1552]*39.3701" office:value-type="float" office:value="3.33272880155465" calcext:value-type="float">
            <text:p>3.33272880155465</text:p>
          </table:table-cell>
        </table:table-row>
        <table:table-row table:style-name="ro1">
          <table:table-cell table:formula="of:=[.A1552]+1" office:value-type="float" office:value="1575" calcext:value-type="float">
            <text:p>1575</text:p>
          </table:table-cell>
          <table:table-cell table:formula="of:=299792458/([.A1553]*1000000)" office:value-type="float" office:value="0.190344417777778" calcext:value-type="float">
            <text:p>0.190344417777778</text:p>
          </table:table-cell>
          <table:table-cell table:formula="of:=(1/3)*[.B1553]" office:value-type="float" office:value="0.0634481392592593" calcext:value-type="float">
            <text:p>0.063448139259259</text:p>
          </table:table-cell>
          <table:table-cell table:formula="of:=4*[.C1553]" office:value-type="float" office:value="0.253792557037037" calcext:value-type="float">
            <text:p>0.253792557037037</text:p>
          </table:table-cell>
          <table:table-cell table:formula="of:=[.D1553]/6" office:value-type="float" office:value="0.0422987595061728" calcext:value-type="float">
            <text:p>0.042298759506173</text:p>
          </table:table-cell>
          <table:table-cell table:formula="of:=[.E1553]*2" office:value-type="float" office:value="0.0845975190123457" calcext:value-type="float">
            <text:p>0.084597519012346</text:p>
          </table:table-cell>
          <table:table-cell table:formula="of:=[.E1553]*39.3701" office:value-type="float" office:value="1.66530639163398" calcext:value-type="float">
            <text:p>1.66530639163398</text:p>
          </table:table-cell>
          <table:table-cell table:formula="of:=[.F1553]*39.3701" office:value-type="float" office:value="3.33061278326795" calcext:value-type="float">
            <text:p>3.33061278326795</text:p>
          </table:table-cell>
        </table:table-row>
        <table:table-row table:style-name="ro1">
          <table:table-cell table:formula="of:=[.A1553]+1" office:value-type="float" office:value="1576" calcext:value-type="float">
            <text:p>1576</text:p>
          </table:table-cell>
          <table:table-cell table:formula="of:=299792458/([.A1554]*1000000)" office:value-type="float" office:value="0.190223640862944" calcext:value-type="float">
            <text:p>0.190223640862944</text:p>
          </table:table-cell>
          <table:table-cell table:formula="of:=(1/3)*[.B1554]" office:value-type="float" office:value="0.063407880287648" calcext:value-type="float">
            <text:p>0.063407880287648</text:p>
          </table:table-cell>
          <table:table-cell table:formula="of:=4*[.C1554]" office:value-type="float" office:value="0.253631521150592" calcext:value-type="float">
            <text:p>0.253631521150592</text:p>
          </table:table-cell>
          <table:table-cell table:formula="of:=[.D1554]/6" office:value-type="float" office:value="0.0422719201917654" calcext:value-type="float">
            <text:p>0.042271920191765</text:p>
          </table:table-cell>
          <table:table-cell table:formula="of:=[.E1554]*2" office:value-type="float" office:value="0.0845438403835307" calcext:value-type="float">
            <text:p>0.084543840383531</text:p>
          </table:table-cell>
          <table:table-cell table:formula="of:=[.E1554]*39.3701" office:value-type="float" office:value="1.66424972514182" calcext:value-type="float">
            <text:p>1.66424972514182</text:p>
          </table:table-cell>
          <table:table-cell table:formula="of:=[.F1554]*39.3701" office:value-type="float" office:value="3.32849945028364" calcext:value-type="float">
            <text:p>3.32849945028364</text:p>
          </table:table-cell>
        </table:table-row>
        <table:table-row table:style-name="ro1">
          <table:table-cell table:formula="of:=[.A1554]+1" office:value-type="float" office:value="1577" calcext:value-type="float">
            <text:p>1577</text:p>
          </table:table-cell>
          <table:table-cell table:formula="of:=299792458/([.A1555]*1000000)" office:value-type="float" office:value="0.190103017121116" calcext:value-type="float">
            <text:p>0.190103017121116</text:p>
          </table:table-cell>
          <table:table-cell table:formula="of:=(1/3)*[.B1555]" office:value-type="float" office:value="0.0633676723737053" calcext:value-type="float">
            <text:p>0.063367672373705</text:p>
          </table:table-cell>
          <table:table-cell table:formula="of:=4*[.C1555]" office:value-type="float" office:value="0.253470689494821" calcext:value-type="float">
            <text:p>0.253470689494821</text:p>
          </table:table-cell>
          <table:table-cell table:formula="of:=[.D1555]/6" office:value-type="float" office:value="0.0422451149158036" calcext:value-type="float">
            <text:p>0.042245114915804</text:p>
          </table:table-cell>
          <table:table-cell table:formula="of:=[.E1555]*2" office:value-type="float" office:value="0.0844902298316071" calcext:value-type="float">
            <text:p>0.084490229831607</text:p>
          </table:table-cell>
          <table:table-cell table:formula="of:=[.E1555]*39.3701" office:value-type="float" office:value="1.66319439874668" calcext:value-type="float">
            <text:p>1.66319439874668</text:p>
          </table:table-cell>
          <table:table-cell table:formula="of:=[.F1555]*39.3701" office:value-type="float" office:value="3.32638879749336" calcext:value-type="float">
            <text:p>3.32638879749336</text:p>
          </table:table-cell>
        </table:table-row>
        <table:table-row table:style-name="ro1">
          <table:table-cell table:formula="of:=[.A1555]+1" office:value-type="float" office:value="1578" calcext:value-type="float">
            <text:p>1578</text:p>
          </table:table-cell>
          <table:table-cell table:formula="of:=299792458/([.A1556]*1000000)" office:value-type="float" office:value="0.18998254626109" calcext:value-type="float">
            <text:p>0.18998254626109</text:p>
          </table:table-cell>
          <table:table-cell table:formula="of:=(1/3)*[.B1556]" office:value-type="float" office:value="0.0633275154203633" calcext:value-type="float">
            <text:p>0.063327515420363</text:p>
          </table:table-cell>
          <table:table-cell table:formula="of:=4*[.C1556]" office:value-type="float" office:value="0.253310061681453" calcext:value-type="float">
            <text:p>0.253310061681453</text:p>
          </table:table-cell>
          <table:table-cell table:formula="of:=[.D1556]/6" office:value-type="float" office:value="0.0422183436135756" calcext:value-type="float">
            <text:p>0.042218343613576</text:p>
          </table:table-cell>
          <table:table-cell table:formula="of:=[.E1556]*2" office:value-type="float" office:value="0.0844366872271511" calcext:value-type="float">
            <text:p>0.084436687227151</text:p>
          </table:table-cell>
          <table:table-cell table:formula="of:=[.E1556]*39.3701" office:value-type="float" office:value="1.66214040990083" calcext:value-type="float">
            <text:p>1.66214040990083</text:p>
          </table:table-cell>
          <table:table-cell table:formula="of:=[.F1556]*39.3701" office:value-type="float" office:value="3.32428081980166" calcext:value-type="float">
            <text:p>3.32428081980166</text:p>
          </table:table-cell>
        </table:table-row>
        <table:table-row table:style-name="ro1">
          <table:table-cell table:formula="of:=[.A1556]+1" office:value-type="float" office:value="1579" calcext:value-type="float">
            <text:p>1579</text:p>
          </table:table-cell>
          <table:table-cell table:formula="of:=299792458/([.A1557]*1000000)" office:value-type="float" office:value="0.1898622279924" calcext:value-type="float">
            <text:p>0.1898622279924</text:p>
          </table:table-cell>
          <table:table-cell table:formula="of:=(1/3)*[.B1557]" office:value-type="float" office:value="0.0632874093308001" calcext:value-type="float">
            <text:p>0.0632874093308</text:p>
          </table:table-cell>
          <table:table-cell table:formula="of:=4*[.C1557]" office:value-type="float" office:value="0.2531496373232" calcext:value-type="float">
            <text:p>0.2531496373232</text:p>
          </table:table-cell>
          <table:table-cell table:formula="of:=[.D1557]/6" office:value-type="float" office:value="0.0421916062205334" calcext:value-type="float">
            <text:p>0.042191606220533</text:p>
          </table:table-cell>
          <table:table-cell table:formula="of:=[.E1557]*2" office:value-type="float" office:value="0.0843832124410668" calcext:value-type="float">
            <text:p>0.084383212441067</text:p>
          </table:table-cell>
          <table:table-cell table:formula="of:=[.E1557]*39.3701" office:value-type="float" office:value="1.66108775606302" calcext:value-type="float">
            <text:p>1.66108775606302</text:p>
          </table:table-cell>
          <table:table-cell table:formula="of:=[.F1557]*39.3701" office:value-type="float" office:value="3.32217551212604" calcext:value-type="float">
            <text:p>3.32217551212604</text:p>
          </table:table-cell>
        </table:table-row>
        <table:table-row table:style-name="ro1">
          <table:table-cell table:formula="of:=[.A1557]+1" office:value-type="float" office:value="1580" calcext:value-type="float">
            <text:p>1580</text:p>
          </table:table-cell>
          <table:table-cell table:formula="of:=299792458/([.A1558]*1000000)" office:value-type="float" office:value="0.189742062025316" calcext:value-type="float">
            <text:p>0.189742062025316</text:p>
          </table:table-cell>
          <table:table-cell table:formula="of:=(1/3)*[.B1558]" office:value-type="float" office:value="0.0632473540084388" calcext:value-type="float">
            <text:p>0.063247354008439</text:p>
          </table:table-cell>
          <table:table-cell table:formula="of:=4*[.C1558]" office:value-type="float" office:value="0.252989416033755" calcext:value-type="float">
            <text:p>0.252989416033755</text:p>
          </table:table-cell>
          <table:table-cell table:formula="of:=[.D1558]/6" office:value-type="float" office:value="0.0421649026722925" calcext:value-type="float">
            <text:p>0.042164902672293</text:p>
          </table:table-cell>
          <table:table-cell table:formula="of:=[.E1558]*2" office:value-type="float" office:value="0.0843298053445851" calcext:value-type="float">
            <text:p>0.084329805344585</text:p>
          </table:table-cell>
          <table:table-cell table:formula="of:=[.E1558]*39.3701" office:value-type="float" office:value="1.66003643469842" calcext:value-type="float">
            <text:p>1.66003643469842</text:p>
          </table:table-cell>
          <table:table-cell table:formula="of:=[.F1558]*39.3701" office:value-type="float" office:value="3.32007286939685" calcext:value-type="float">
            <text:p>3.32007286939685</text:p>
          </table:table-cell>
        </table:table-row>
        <table:table-row table:style-name="ro1">
          <table:table-cell table:formula="of:=[.A1558]+1" office:value-type="float" office:value="1581" calcext:value-type="float">
            <text:p>1581</text:p>
          </table:table-cell>
          <table:table-cell table:formula="of:=299792458/([.A1559]*1000000)" office:value-type="float" office:value="0.189622048070841" calcext:value-type="float">
            <text:p>0.189622048070841</text:p>
          </table:table-cell>
          <table:table-cell table:formula="of:=(1/3)*[.B1559]" office:value-type="float" office:value="0.0632073493569471" calcext:value-type="float">
            <text:p>0.063207349356947</text:p>
          </table:table-cell>
          <table:table-cell table:formula="of:=4*[.C1559]" office:value-type="float" office:value="0.252829397427788" calcext:value-type="float">
            <text:p>0.252829397427788</text:p>
          </table:table-cell>
          <table:table-cell table:formula="of:=[.D1559]/6" office:value-type="float" office:value="0.0421382329046314" calcext:value-type="float">
            <text:p>0.042138232904631</text:p>
          </table:table-cell>
          <table:table-cell table:formula="of:=[.E1559]*2" office:value-type="float" office:value="0.0842764658092628" calcext:value-type="float">
            <text:p>0.084276465809263</text:p>
          </table:table-cell>
          <table:table-cell table:formula="of:=[.E1559]*39.3701" office:value-type="float" office:value="1.65898644327863" calcext:value-type="float">
            <text:p>1.65898644327863</text:p>
          </table:table-cell>
          <table:table-cell table:formula="of:=[.F1559]*39.3701" office:value-type="float" office:value="3.31797288655726" calcext:value-type="float">
            <text:p>3.31797288655726</text:p>
          </table:table-cell>
        </table:table-row>
        <table:table-row table:style-name="ro1">
          <table:table-cell table:formula="of:=[.A1559]+1" office:value-type="float" office:value="1582" calcext:value-type="float">
            <text:p>1582</text:p>
          </table:table-cell>
          <table:table-cell table:formula="of:=299792458/([.A1560]*1000000)" office:value-type="float" office:value="0.189502185840708" calcext:value-type="float">
            <text:p>0.189502185840708</text:p>
          </table:table-cell>
          <table:table-cell table:formula="of:=(1/3)*[.B1560]" office:value-type="float" office:value="0.063167395280236" calcext:value-type="float">
            <text:p>0.063167395280236</text:p>
          </table:table-cell>
          <table:table-cell table:formula="of:=4*[.C1560]" office:value-type="float" office:value="0.252669581120944" calcext:value-type="float">
            <text:p>0.252669581120944</text:p>
          </table:table-cell>
          <table:table-cell table:formula="of:=[.D1560]/6" office:value-type="float" office:value="0.0421115968534907" calcext:value-type="float">
            <text:p>0.042111596853491</text:p>
          </table:table-cell>
          <table:table-cell table:formula="of:=[.E1560]*2" office:value-type="float" office:value="0.0842231937069813" calcext:value-type="float">
            <text:p>0.084223193706981</text:p>
          </table:table-cell>
          <table:table-cell table:formula="of:=[.E1560]*39.3701" office:value-type="float" office:value="1.65793777928161" calcext:value-type="float">
            <text:p>1.65793777928161</text:p>
          </table:table-cell>
          <table:table-cell table:formula="of:=[.F1560]*39.3701" office:value-type="float" office:value="3.31587555856323" calcext:value-type="float">
            <text:p>3.31587555856323</text:p>
          </table:table-cell>
        </table:table-row>
        <table:table-row table:style-name="ro1">
          <table:table-cell table:formula="of:=[.A1560]+1" office:value-type="float" office:value="1583" calcext:value-type="float">
            <text:p>1583</text:p>
          </table:table-cell>
          <table:table-cell table:formula="of:=299792458/([.A1561]*1000000)" office:value-type="float" office:value="0.189382475047378" calcext:value-type="float">
            <text:p>0.189382475047378</text:p>
          </table:table-cell>
          <table:table-cell table:formula="of:=(1/3)*[.B1561]" office:value-type="float" office:value="0.0631274916824595" calcext:value-type="float">
            <text:p>0.06312749168246</text:p>
          </table:table-cell>
          <table:table-cell table:formula="of:=4*[.C1561]" office:value-type="float" office:value="0.252509966729838" calcext:value-type="float">
            <text:p>0.252509966729838</text:p>
          </table:table-cell>
          <table:table-cell table:formula="of:=[.D1561]/6" office:value-type="float" office:value="0.042084994454973" calcext:value-type="float">
            <text:p>0.042084994454973</text:p>
          </table:table-cell>
          <table:table-cell table:formula="of:=[.E1561]*2" office:value-type="float" office:value="0.0841699889099459" calcext:value-type="float">
            <text:p>0.084169988909946</text:p>
          </table:table-cell>
          <table:table-cell table:formula="of:=[.E1561]*39.3701" office:value-type="float" office:value="1.65689044019173" calcext:value-type="float">
            <text:p>1.65689044019173</text:p>
          </table:table-cell>
          <table:table-cell table:formula="of:=[.F1561]*39.3701" office:value-type="float" office:value="3.31378088038346" calcext:value-type="float">
            <text:p>3.31378088038346</text:p>
          </table:table-cell>
        </table:table-row>
        <table:table-row table:style-name="ro1">
          <table:table-cell table:formula="of:=[.A1561]+1" office:value-type="float" office:value="1584" calcext:value-type="float">
            <text:p>1584</text:p>
          </table:table-cell>
          <table:table-cell table:formula="of:=299792458/([.A1562]*1000000)" office:value-type="float" office:value="0.18926291540404" calcext:value-type="float">
            <text:p>0.18926291540404</text:p>
          </table:table-cell>
          <table:table-cell table:formula="of:=(1/3)*[.B1562]" office:value-type="float" office:value="0.0630876384680135" calcext:value-type="float">
            <text:p>0.063087638468014</text:p>
          </table:table-cell>
          <table:table-cell table:formula="of:=4*[.C1562]" office:value-type="float" office:value="0.252350553872054" calcext:value-type="float">
            <text:p>0.252350553872054</text:p>
          </table:table-cell>
          <table:table-cell table:formula="of:=[.D1562]/6" office:value-type="float" office:value="0.0420584256453423" calcext:value-type="float">
            <text:p>0.042058425645342</text:p>
          </table:table-cell>
          <table:table-cell table:formula="of:=[.E1562]*2" office:value-type="float" office:value="0.0841168512906846" calcext:value-type="float">
            <text:p>0.084116851290685</text:p>
          </table:table-cell>
          <table:table-cell table:formula="of:=[.E1562]*39.3701" office:value-type="float" office:value="1.65584442349969" calcext:value-type="float">
            <text:p>1.65584442349969</text:p>
          </table:table-cell>
          <table:table-cell table:formula="of:=[.F1562]*39.3701" office:value-type="float" office:value="3.31168884699938" calcext:value-type="float">
            <text:p>3.31168884699938</text:p>
          </table:table-cell>
        </table:table-row>
        <table:table-row table:style-name="ro1">
          <table:table-cell table:formula="of:=[.A1562]+1" office:value-type="float" office:value="1585" calcext:value-type="float">
            <text:p>1585</text:p>
          </table:table-cell>
          <table:table-cell table:formula="of:=299792458/([.A1563]*1000000)" office:value-type="float" office:value="0.189143506624606" calcext:value-type="float">
            <text:p>0.189143506624606</text:p>
          </table:table-cell>
          <table:table-cell table:formula="of:=(1/3)*[.B1563]" office:value-type="float" office:value="0.0630478355415352" calcext:value-type="float">
            <text:p>0.063047835541535</text:p>
          </table:table-cell>
          <table:table-cell table:formula="of:=4*[.C1563]" office:value-type="float" office:value="0.252191342166141" calcext:value-type="float">
            <text:p>0.252191342166141</text:p>
          </table:table-cell>
          <table:table-cell table:formula="of:=[.D1563]/6" office:value-type="float" office:value="0.0420318903610235" calcext:value-type="float">
            <text:p>0.042031890361024</text:p>
          </table:table-cell>
          <table:table-cell table:formula="of:=[.E1563]*2" office:value-type="float" office:value="0.084063780722047" calcext:value-type="float">
            <text:p>0.084063780722047</text:p>
          </table:table-cell>
          <table:table-cell table:formula="of:=[.E1563]*39.3701" office:value-type="float" office:value="1.65479972670253" calcext:value-type="float">
            <text:p>1.65479972670253</text:p>
          </table:table-cell>
          <table:table-cell table:formula="of:=[.F1563]*39.3701" office:value-type="float" office:value="3.30959945340506" calcext:value-type="float">
            <text:p>3.30959945340506</text:p>
          </table:table-cell>
        </table:table-row>
        <table:table-row table:style-name="ro1">
          <table:table-cell table:formula="of:=[.A1563]+1" office:value-type="float" office:value="1586" calcext:value-type="float">
            <text:p>1586</text:p>
          </table:table-cell>
          <table:table-cell table:formula="of:=299792458/([.A1564]*1000000)" office:value-type="float" office:value="0.189024248423707" calcext:value-type="float">
            <text:p>0.189024248423707</text:p>
          </table:table-cell>
          <table:table-cell table:formula="of:=(1/3)*[.B1564]" office:value-type="float" office:value="0.0630080828079025" calcext:value-type="float">
            <text:p>0.063008082807903</text:p>
          </table:table-cell>
          <table:table-cell table:formula="of:=4*[.C1564]" office:value-type="float" office:value="0.25203233123161" calcext:value-type="float">
            <text:p>0.25203233123161</text:p>
          </table:table-cell>
          <table:table-cell table:formula="of:=[.D1564]/6" office:value-type="float" office:value="0.0420053885386017" calcext:value-type="float">
            <text:p>0.042005388538602</text:p>
          </table:table-cell>
          <table:table-cell table:formula="of:=[.E1564]*2" office:value-type="float" office:value="0.0840107770772033" calcext:value-type="float">
            <text:p>0.084010777077203</text:p>
          </table:table-cell>
          <table:table-cell table:formula="of:=[.E1564]*39.3701" office:value-type="float" office:value="1.6537563473036" calcext:value-type="float">
            <text:p>1.6537563473036</text:p>
          </table:table-cell>
          <table:table-cell table:formula="of:=[.F1564]*39.3701" office:value-type="float" office:value="3.3075126946072" calcext:value-type="float">
            <text:p>3.3075126946072</text:p>
          </table:table-cell>
        </table:table-row>
        <table:table-row table:style-name="ro1">
          <table:table-cell table:formula="of:=[.A1564]+1" office:value-type="float" office:value="1587" calcext:value-type="float">
            <text:p>1587</text:p>
          </table:table-cell>
          <table:table-cell table:formula="of:=299792458/([.A1565]*1000000)" office:value-type="float" office:value="0.188905140516698" calcext:value-type="float">
            <text:p>0.188905140516698</text:p>
          </table:table-cell>
          <table:table-cell table:formula="of:=(1/3)*[.B1565]" office:value-type="float" office:value="0.0629683801722327" calcext:value-type="float">
            <text:p>0.062968380172233</text:p>
          </table:table-cell>
          <table:table-cell table:formula="of:=4*[.C1565]" office:value-type="float" office:value="0.251873520688931" calcext:value-type="float">
            <text:p>0.251873520688931</text:p>
          </table:table-cell>
          <table:table-cell table:formula="of:=[.D1565]/6" office:value-type="float" office:value="0.0419789201148218" calcext:value-type="float">
            <text:p>0.041978920114822</text:p>
          </table:table-cell>
          <table:table-cell table:formula="of:=[.E1565]*2" office:value-type="float" office:value="0.0839578402296436" calcext:value-type="float">
            <text:p>0.083957840229644</text:p>
          </table:table-cell>
          <table:table-cell table:formula="of:=[.E1565]*39.3701" office:value-type="float" office:value="1.65271428281255" calcext:value-type="float">
            <text:p>1.65271428281255</text:p>
          </table:table-cell>
          <table:table-cell table:formula="of:=[.F1565]*39.3701" office:value-type="float" office:value="3.30542856562509" calcext:value-type="float">
            <text:p>3.30542856562509</text:p>
          </table:table-cell>
        </table:table-row>
        <table:table-row table:style-name="ro1">
          <table:table-cell table:formula="of:=[.A1565]+1" office:value-type="float" office:value="1588" calcext:value-type="float">
            <text:p>1588</text:p>
          </table:table-cell>
          <table:table-cell table:formula="of:=299792458/([.A1566]*1000000)" office:value-type="float" office:value="0.188786182619647" calcext:value-type="float">
            <text:p>0.188786182619647</text:p>
          </table:table-cell>
          <table:table-cell table:formula="of:=(1/3)*[.B1566]" office:value-type="float" office:value="0.0629287275398824" calcext:value-type="float">
            <text:p>0.062928727539883</text:p>
          </table:table-cell>
          <table:table-cell table:formula="of:=4*[.C1566]" office:value-type="float" office:value="0.25171491015953" calcext:value-type="float">
            <text:p>0.25171491015953</text:p>
          </table:table-cell>
          <table:table-cell table:formula="of:=[.D1566]/6" office:value-type="float" office:value="0.0419524850265883" calcext:value-type="float">
            <text:p>0.041952485026588</text:p>
          </table:table-cell>
          <table:table-cell table:formula="of:=[.E1566]*2" office:value-type="float" office:value="0.0839049700531766" calcext:value-type="float">
            <text:p>0.083904970053177</text:p>
          </table:table-cell>
          <table:table-cell table:formula="of:=[.E1566]*39.3701" office:value-type="float" office:value="1.65167353074528" calcext:value-type="float">
            <text:p>1.65167353074528</text:p>
          </table:table-cell>
          <table:table-cell table:formula="of:=[.F1566]*39.3701" office:value-type="float" office:value="3.30334706149057" calcext:value-type="float">
            <text:p>3.30334706149057</text:p>
          </table:table-cell>
        </table:table-row>
        <table:table-row table:style-name="ro1">
          <table:table-cell table:formula="of:=[.A1566]+1" office:value-type="float" office:value="1589" calcext:value-type="float">
            <text:p>1589</text:p>
          </table:table-cell>
          <table:table-cell table:formula="of:=299792458/([.A1567]*1000000)" office:value-type="float" office:value="0.188667374449339" calcext:value-type="float">
            <text:p>0.188667374449339</text:p>
          </table:table-cell>
          <table:table-cell table:formula="of:=(1/3)*[.B1567]" office:value-type="float" office:value="0.0628891248164464" calcext:value-type="float">
            <text:p>0.062889124816446</text:p>
          </table:table-cell>
          <table:table-cell table:formula="of:=4*[.C1567]" office:value-type="float" office:value="0.251556499265786" calcext:value-type="float">
            <text:p>0.251556499265786</text:p>
          </table:table-cell>
          <table:table-cell table:formula="of:=[.D1567]/6" office:value-type="float" office:value="0.0419260832109643" calcext:value-type="float">
            <text:p>0.041926083210964</text:p>
          </table:table-cell>
          <table:table-cell table:formula="of:=[.E1567]*2" office:value-type="float" office:value="0.0838521664219285" calcext:value-type="float">
            <text:p>0.083852166421929</text:p>
          </table:table-cell>
          <table:table-cell table:formula="of:=[.E1567]*39.3701" office:value-type="float" office:value="1.65063408862398" calcext:value-type="float">
            <text:p>1.65063408862398</text:p>
          </table:table-cell>
          <table:table-cell table:formula="of:=[.F1567]*39.3701" office:value-type="float" office:value="3.30126817724797" calcext:value-type="float">
            <text:p>3.30126817724797</text:p>
          </table:table-cell>
        </table:table-row>
        <table:table-row table:style-name="ro1">
          <table:table-cell table:formula="of:=[.A1567]+1" office:value-type="float" office:value="1590" calcext:value-type="float">
            <text:p>1590</text:p>
          </table:table-cell>
          <table:table-cell table:formula="of:=299792458/([.A1568]*1000000)" office:value-type="float" office:value="0.18854871572327" calcext:value-type="float">
            <text:p>0.18854871572327</text:p>
          </table:table-cell>
          <table:table-cell table:formula="of:=(1/3)*[.B1568]" office:value-type="float" office:value="0.0628495719077568" calcext:value-type="float">
            <text:p>0.062849571907757</text:p>
          </table:table-cell>
          <table:table-cell table:formula="of:=4*[.C1568]" office:value-type="float" office:value="0.251398287631027" calcext:value-type="float">
            <text:p>0.251398287631027</text:p>
          </table:table-cell>
          <table:table-cell table:formula="of:=[.D1568]/6" office:value-type="float" office:value="0.0418997146051712" calcext:value-type="float">
            <text:p>0.041899714605171</text:p>
          </table:table-cell>
          <table:table-cell table:formula="of:=[.E1568]*2" office:value-type="float" office:value="0.0837994292103424" calcext:value-type="float">
            <text:p>0.083799429210342</text:p>
          </table:table-cell>
          <table:table-cell table:formula="of:=[.E1568]*39.3701" office:value-type="float" office:value="1.64959595397705" calcext:value-type="float">
            <text:p>1.64959595397705</text:p>
          </table:table-cell>
          <table:table-cell table:formula="of:=[.F1568]*39.3701" office:value-type="float" office:value="3.2991919079541" calcext:value-type="float">
            <text:p>3.2991919079541</text:p>
          </table:table-cell>
        </table:table-row>
        <table:table-row table:style-name="ro1">
          <table:table-cell table:formula="of:=[.A1568]+1" office:value-type="float" office:value="1591" calcext:value-type="float">
            <text:p>1591</text:p>
          </table:table-cell>
          <table:table-cell table:formula="of:=299792458/([.A1569]*1000000)" office:value-type="float" office:value="0.188430206159648" calcext:value-type="float">
            <text:p>0.188430206159648</text:p>
          </table:table-cell>
          <table:table-cell table:formula="of:=(1/3)*[.B1569]" office:value-type="float" office:value="0.0628100687198827" calcext:value-type="float">
            <text:p>0.062810068719883</text:p>
          </table:table-cell>
          <table:table-cell table:formula="of:=4*[.C1569]" office:value-type="float" office:value="0.251240274879531" calcext:value-type="float">
            <text:p>0.251240274879531</text:p>
          </table:table-cell>
          <table:table-cell table:formula="of:=[.D1569]/6" office:value-type="float" office:value="0.0418733791465885" calcext:value-type="float">
            <text:p>0.041873379146589</text:p>
          </table:table-cell>
          <table:table-cell table:formula="of:=[.E1569]*2" office:value-type="float" office:value="0.0837467582931769" calcext:value-type="float">
            <text:p>0.083746758293177</text:p>
          </table:table-cell>
          <table:table-cell table:formula="of:=[.E1569]*39.3701" office:value-type="float" office:value="1.6485591243391" calcext:value-type="float">
            <text:p>1.6485591243391</text:p>
          </table:table-cell>
          <table:table-cell table:formula="of:=[.F1569]*39.3701" office:value-type="float" office:value="3.2971182486782" calcext:value-type="float">
            <text:p>3.2971182486782</text:p>
          </table:table-cell>
        </table:table-row>
        <table:table-row table:style-name="ro1">
          <table:table-cell table:formula="of:=[.A1569]+1" office:value-type="float" office:value="1592" calcext:value-type="float">
            <text:p>1592</text:p>
          </table:table-cell>
          <table:table-cell table:formula="of:=299792458/([.A1570]*1000000)" office:value-type="float" office:value="0.188311845477387" calcext:value-type="float">
            <text:p>0.188311845477387</text:p>
          </table:table-cell>
          <table:table-cell table:formula="of:=(1/3)*[.B1570]" office:value-type="float" office:value="0.062770615159129" calcext:value-type="float">
            <text:p>0.062770615159129</text:p>
          </table:table-cell>
          <table:table-cell table:formula="of:=4*[.C1570]" office:value-type="float" office:value="0.251082460636516" calcext:value-type="float">
            <text:p>0.251082460636516</text:p>
          </table:table-cell>
          <table:table-cell table:formula="of:=[.D1570]/6" office:value-type="float" office:value="0.0418470767727527" calcext:value-type="float">
            <text:p>0.041847076772753</text:p>
          </table:table-cell>
          <table:table-cell table:formula="of:=[.E1570]*2" office:value-type="float" office:value="0.0836941535455053" calcext:value-type="float">
            <text:p>0.083694153545505</text:p>
          </table:table-cell>
          <table:table-cell table:formula="of:=[.E1570]*39.3701" office:value-type="float" office:value="1.64752359725095" calcext:value-type="float">
            <text:p>1.64752359725095</text:p>
          </table:table-cell>
          <table:table-cell table:formula="of:=[.F1570]*39.3701" office:value-type="float" office:value="3.2950471945019" calcext:value-type="float">
            <text:p>3.2950471945019</text:p>
          </table:table-cell>
        </table:table-row>
        <table:table-row table:style-name="ro1">
          <table:table-cell table:formula="of:=[.A1570]+1" office:value-type="float" office:value="1593" calcext:value-type="float">
            <text:p>1593</text:p>
          </table:table-cell>
          <table:table-cell table:formula="of:=299792458/([.A1571]*1000000)" office:value-type="float" office:value="0.188193633396108" calcext:value-type="float">
            <text:p>0.188193633396108</text:p>
          </table:table-cell>
          <table:table-cell table:formula="of:=(1/3)*[.B1571]" office:value-type="float" office:value="0.062731211132036" calcext:value-type="float">
            <text:p>0.062731211132036</text:p>
          </table:table-cell>
          <table:table-cell table:formula="of:=4*[.C1571]" office:value-type="float" office:value="0.250924844528144" calcext:value-type="float">
            <text:p>0.250924844528144</text:p>
          </table:table-cell>
          <table:table-cell table:formula="of:=[.D1571]/6" office:value-type="float" office:value="0.0418208074213573" calcext:value-type="float">
            <text:p>0.041820807421357</text:p>
          </table:table-cell>
          <table:table-cell table:formula="of:=[.E1571]*2" office:value-type="float" office:value="0.0836416148427147" calcext:value-type="float">
            <text:p>0.083641614842715</text:p>
          </table:table-cell>
          <table:table-cell table:formula="of:=[.E1571]*39.3701" office:value-type="float" office:value="1.64648937025958" calcext:value-type="float">
            <text:p>1.64648937025958</text:p>
          </table:table-cell>
          <table:table-cell table:formula="of:=[.F1571]*39.3701" office:value-type="float" office:value="3.29297874051916" calcext:value-type="float">
            <text:p>3.29297874051916</text:p>
          </table:table-cell>
        </table:table-row>
        <table:table-row table:style-name="ro1">
          <table:table-cell table:formula="of:=[.A1571]+1" office:value-type="float" office:value="1594" calcext:value-type="float">
            <text:p>1594</text:p>
          </table:table-cell>
          <table:table-cell table:formula="of:=299792458/([.A1572]*1000000)" office:value-type="float" office:value="0.188075569636136" calcext:value-type="float">
            <text:p>0.188075569636136</text:p>
          </table:table-cell>
          <table:table-cell table:formula="of:=(1/3)*[.B1572]" office:value-type="float" office:value="0.0626918565453785" calcext:value-type="float">
            <text:p>0.062691856545379</text:p>
          </table:table-cell>
          <table:table-cell table:formula="of:=4*[.C1572]" office:value-type="float" office:value="0.250767426181514" calcext:value-type="float">
            <text:p>0.250767426181514</text:p>
          </table:table-cell>
          <table:table-cell table:formula="of:=[.D1572]/6" office:value-type="float" office:value="0.0417945710302523" calcext:value-type="float">
            <text:p>0.041794571030252</text:p>
          </table:table-cell>
          <table:table-cell table:formula="of:=[.E1572]*2" office:value-type="float" office:value="0.0835891420605047" calcext:value-type="float">
            <text:p>0.083589142060505</text:p>
          </table:table-cell>
          <table:table-cell table:formula="of:=[.E1572]*39.3701" office:value-type="float" office:value="1.64545644091814" calcext:value-type="float">
            <text:p>1.64545644091814</text:p>
          </table:table-cell>
          <table:table-cell table:formula="of:=[.F1572]*39.3701" office:value-type="float" office:value="3.29091288183627" calcext:value-type="float">
            <text:p>3.29091288183627</text:p>
          </table:table-cell>
        </table:table-row>
        <table:table-row table:style-name="ro1">
          <table:table-cell table:formula="of:=[.A1572]+1" office:value-type="float" office:value="1595" calcext:value-type="float">
            <text:p>1595</text:p>
          </table:table-cell>
          <table:table-cell table:formula="of:=299792458/([.A1573]*1000000)" office:value-type="float" office:value="0.187957653918495" calcext:value-type="float">
            <text:p>0.187957653918495</text:p>
          </table:table-cell>
          <table:table-cell table:formula="of:=(1/3)*[.B1573]" office:value-type="float" office:value="0.0626525513061651" calcext:value-type="float">
            <text:p>0.062652551306165</text:p>
          </table:table-cell>
          <table:table-cell table:formula="of:=4*[.C1573]" office:value-type="float" office:value="0.25061020522466" calcext:value-type="float">
            <text:p>0.25061020522466</text:p>
          </table:table-cell>
          <table:table-cell table:formula="of:=[.D1573]/6" office:value-type="float" office:value="0.0417683675374434" calcext:value-type="float">
            <text:p>0.041768367537443</text:p>
          </table:table-cell>
          <table:table-cell table:formula="of:=[.E1573]*2" office:value-type="float" office:value="0.0835367350748868" calcext:value-type="float">
            <text:p>0.083536735074887</text:p>
          </table:table-cell>
          <table:table-cell table:formula="of:=[.E1573]*39.3701" office:value-type="float" office:value="1.6444248067859" calcext:value-type="float">
            <text:p>1.6444248067859</text:p>
          </table:table-cell>
          <table:table-cell table:formula="of:=[.F1573]*39.3701" office:value-type="float" office:value="3.2888496135718" calcext:value-type="float">
            <text:p>3.2888496135718</text:p>
          </table:table-cell>
        </table:table-row>
        <table:table-row table:style-name="ro1">
          <table:table-cell table:formula="of:=[.A1573]+1" office:value-type="float" office:value="1596" calcext:value-type="float">
            <text:p>1596</text:p>
          </table:table-cell>
          <table:table-cell table:formula="of:=299792458/([.A1574]*1000000)" office:value-type="float" office:value="0.187839885964912" calcext:value-type="float">
            <text:p>0.187839885964912</text:p>
          </table:table-cell>
          <table:table-cell table:formula="of:=(1/3)*[.B1574]" office:value-type="float" office:value="0.0626132953216374" calcext:value-type="float">
            <text:p>0.062613295321638</text:p>
          </table:table-cell>
          <table:table-cell table:formula="of:=4*[.C1574]" office:value-type="float" office:value="0.25045318128655" calcext:value-type="float">
            <text:p>0.25045318128655</text:p>
          </table:table-cell>
          <table:table-cell table:formula="of:=[.D1574]/6" office:value-type="float" office:value="0.0417421968810916" calcext:value-type="float">
            <text:p>0.041742196881092</text:p>
          </table:table-cell>
          <table:table-cell table:formula="of:=[.E1574]*2" office:value-type="float" office:value="0.0834843937621832" calcext:value-type="float">
            <text:p>0.083484393762183</text:p>
          </table:table-cell>
          <table:table-cell table:formula="of:=[.E1574]*39.3701" office:value-type="float" office:value="1.64339446542827" calcext:value-type="float">
            <text:p>1.64339446542827</text:p>
          </table:table-cell>
          <table:table-cell table:formula="of:=[.F1574]*39.3701" office:value-type="float" office:value="3.28678893085653" calcext:value-type="float">
            <text:p>3.28678893085653</text:p>
          </table:table-cell>
        </table:table-row>
        <table:table-row table:style-name="ro1">
          <table:table-cell table:formula="of:=[.A1574]+1" office:value-type="float" office:value="1597" calcext:value-type="float">
            <text:p>1597</text:p>
          </table:table-cell>
          <table:table-cell table:formula="of:=299792458/([.A1575]*1000000)" office:value-type="float" office:value="0.187722265497808" calcext:value-type="float">
            <text:p>0.187722265497808</text:p>
          </table:table-cell>
          <table:table-cell table:formula="of:=(1/3)*[.B1575]" office:value-type="float" office:value="0.0625740884992695" calcext:value-type="float">
            <text:p>0.06257408849927</text:p>
          </table:table-cell>
          <table:table-cell table:formula="of:=4*[.C1575]" office:value-type="float" office:value="0.250296353997078" calcext:value-type="float">
            <text:p>0.250296353997078</text:p>
          </table:table-cell>
          <table:table-cell table:formula="of:=[.D1575]/6" office:value-type="float" office:value="0.041716058999513" calcext:value-type="float">
            <text:p>0.041716058999513</text:p>
          </table:table-cell>
          <table:table-cell table:formula="of:=[.E1575]*2" office:value-type="float" office:value="0.0834321179990259" calcext:value-type="float">
            <text:p>0.083432117999026</text:p>
          </table:table-cell>
          <table:table-cell table:formula="of:=[.E1575]*39.3701" office:value-type="float" office:value="1.64236541441673" calcext:value-type="float">
            <text:p>1.64236541441673</text:p>
          </table:table-cell>
          <table:table-cell table:formula="of:=[.F1575]*39.3701" office:value-type="float" office:value="3.28473082883345" calcext:value-type="float">
            <text:p>3.28473082883345</text:p>
          </table:table-cell>
        </table:table-row>
        <table:table-row table:style-name="ro1">
          <table:table-cell table:formula="of:=[.A1575]+1" office:value-type="float" office:value="1598" calcext:value-type="float">
            <text:p>1598</text:p>
          </table:table-cell>
          <table:table-cell table:formula="of:=299792458/([.A1576]*1000000)" office:value-type="float" office:value="0.1876047922403" calcext:value-type="float">
            <text:p>0.1876047922403</text:p>
          </table:table-cell>
          <table:table-cell table:formula="of:=(1/3)*[.B1576]" office:value-type="float" office:value="0.0625349307467668" calcext:value-type="float">
            <text:p>0.062534930746767</text:p>
          </table:table-cell>
          <table:table-cell table:formula="of:=4*[.C1576]" office:value-type="float" office:value="0.250139722987067" calcext:value-type="float">
            <text:p>0.250139722987067</text:p>
          </table:table-cell>
          <table:table-cell table:formula="of:=[.D1576]/6" office:value-type="float" office:value="0.0416899538311779" calcext:value-type="float">
            <text:p>0.041689953831178</text:p>
          </table:table-cell>
          <table:table-cell table:formula="of:=[.E1576]*2" office:value-type="float" office:value="0.0833799076623557" calcext:value-type="float">
            <text:p>0.083379907662356</text:p>
          </table:table-cell>
          <table:table-cell table:formula="of:=[.E1576]*39.3701" office:value-type="float" office:value="1.64133765132886" calcext:value-type="float">
            <text:p>1.64133765132886</text:p>
          </table:table-cell>
          <table:table-cell table:formula="of:=[.F1576]*39.3701" office:value-type="float" office:value="3.28267530265771" calcext:value-type="float">
            <text:p>3.28267530265771</text:p>
          </table:table-cell>
        </table:table-row>
        <table:table-row table:style-name="ro1">
          <table:table-cell table:formula="of:=[.A1576]+1" office:value-type="float" office:value="1599" calcext:value-type="float">
            <text:p>1599</text:p>
          </table:table-cell>
          <table:table-cell table:formula="of:=299792458/([.A1577]*1000000)" office:value-type="float" office:value="0.187487465916198" calcext:value-type="float">
            <text:p>0.187487465916198</text:p>
          </table:table-cell>
          <table:table-cell table:formula="of:=(1/3)*[.B1577]" office:value-type="float" office:value="0.0624958219720659" calcext:value-type="float">
            <text:p>0.062495821972066</text:p>
          </table:table-cell>
          <table:table-cell table:formula="of:=4*[.C1577]" office:value-type="float" office:value="0.249983287888263" calcext:value-type="float">
            <text:p>0.249983287888263</text:p>
          </table:table-cell>
          <table:table-cell table:formula="of:=[.D1577]/6" office:value-type="float" office:value="0.0416638813147106" calcext:value-type="float">
            <text:p>0.041663881314711</text:p>
          </table:table-cell>
          <table:table-cell table:formula="of:=[.E1577]*2" office:value-type="float" office:value="0.0833277626294212" calcext:value-type="float">
            <text:p>0.083327762629421</text:p>
          </table:table-cell>
          <table:table-cell table:formula="of:=[.E1577]*39.3701" office:value-type="float" office:value="1.64031117374829" calcext:value-type="float">
            <text:p>1.64031117374829</text:p>
          </table:table-cell>
          <table:table-cell table:formula="of:=[.F1577]*39.3701" office:value-type="float" office:value="3.28062234749657" calcext:value-type="float">
            <text:p>3.28062234749657</text:p>
          </table:table-cell>
        </table:table-row>
        <table:table-row table:style-name="ro1">
          <table:table-cell table:formula="of:=[.A1577]+1" office:value-type="float" office:value="1600" calcext:value-type="float">
            <text:p>1600</text:p>
          </table:table-cell>
          <table:table-cell table:formula="of:=299792458/([.A1578]*1000000)" office:value-type="float" office:value="0.18737028625" calcext:value-type="float">
            <text:p>0.18737028625</text:p>
          </table:table-cell>
          <table:table-cell table:formula="of:=(1/3)*[.B1578]" office:value-type="float" office:value="0.0624567620833333" calcext:value-type="float">
            <text:p>0.062456762083333</text:p>
          </table:table-cell>
          <table:table-cell table:formula="of:=4*[.C1578]" office:value-type="float" office:value="0.249827048333333" calcext:value-type="float">
            <text:p>0.249827048333333</text:p>
          </table:table-cell>
          <table:table-cell table:formula="of:=[.D1578]/6" office:value-type="float" office:value="0.0416378413888889" calcext:value-type="float">
            <text:p>0.041637841388889</text:p>
          </table:table-cell>
          <table:table-cell table:formula="of:=[.E1578]*2" office:value-type="float" office:value="0.0832756827777778" calcext:value-type="float">
            <text:p>0.083275682777778</text:p>
          </table:table-cell>
          <table:table-cell table:formula="of:=[.E1578]*39.3701" office:value-type="float" office:value="1.63928597926469" calcext:value-type="float">
            <text:p>1.63928597926469</text:p>
          </table:table-cell>
          <table:table-cell table:formula="of:=[.F1578]*39.3701" office:value-type="float" office:value="3.27857195852939" calcext:value-type="float">
            <text:p>3.27857195852939</text:p>
          </table:table-cell>
        </table:table-row>
        <table:table-row table:style-name="ro1">
          <table:table-cell table:formula="of:=[.A1578]+1" office:value-type="float" office:value="1601" calcext:value-type="float">
            <text:p>1601</text:p>
          </table:table-cell>
          <table:table-cell table:formula="of:=299792458/([.A1579]*1000000)" office:value-type="float" office:value="0.187253252966896" calcext:value-type="float">
            <text:p>0.187253252966896</text:p>
          </table:table-cell>
          <table:table-cell table:formula="of:=(1/3)*[.B1579]" office:value-type="float" office:value="0.0624177509889652" calcext:value-type="float">
            <text:p>0.062417750988965</text:p>
          </table:table-cell>
          <table:table-cell table:formula="of:=4*[.C1579]" office:value-type="float" office:value="0.249671003955861" calcext:value-type="float">
            <text:p>0.249671003955861</text:p>
          </table:table-cell>
          <table:table-cell table:formula="of:=[.D1579]/6" office:value-type="float" office:value="0.0416118339926435" calcext:value-type="float">
            <text:p>0.041611833992644</text:p>
          </table:table-cell>
          <table:table-cell table:formula="of:=[.E1579]*2" office:value-type="float" office:value="0.083223667985287" calcext:value-type="float">
            <text:p>0.083223667985287</text:p>
          </table:table-cell>
          <table:table-cell table:formula="of:=[.E1579]*39.3701" office:value-type="float" office:value="1.63826206547377" calcext:value-type="float">
            <text:p>1.63826206547377</text:p>
          </table:table-cell>
          <table:table-cell table:formula="of:=[.F1579]*39.3701" office:value-type="float" office:value="3.27652413094755" calcext:value-type="float">
            <text:p>3.27652413094755</text:p>
          </table:table-cell>
        </table:table-row>
        <table:table-row table:style-name="ro1">
          <table:table-cell table:formula="of:=[.A1579]+1" office:value-type="float" office:value="1602" calcext:value-type="float">
            <text:p>1602</text:p>
          </table:table-cell>
          <table:table-cell table:formula="of:=299792458/([.A1580]*1000000)" office:value-type="float" office:value="0.187136365792759" calcext:value-type="float">
            <text:p>0.187136365792759</text:p>
          </table:table-cell>
          <table:table-cell table:formula="of:=(1/3)*[.B1580]" office:value-type="float" office:value="0.0623787885975863" calcext:value-type="float">
            <text:p>0.062378788597586</text:p>
          </table:table-cell>
          <table:table-cell table:formula="of:=4*[.C1580]" office:value-type="float" office:value="0.249515154390345" calcext:value-type="float">
            <text:p>0.249515154390345</text:p>
          </table:table-cell>
          <table:table-cell table:formula="of:=[.D1580]/6" office:value-type="float" office:value="0.0415858590650576" calcext:value-type="float">
            <text:p>0.041585859065058</text:p>
          </table:table-cell>
          <table:table-cell table:formula="of:=[.E1580]*2" office:value-type="float" office:value="0.0831717181301151" calcext:value-type="float">
            <text:p>0.083171718130115</text:p>
          </table:table-cell>
          <table:table-cell table:formula="of:=[.E1580]*39.3701" office:value-type="float" office:value="1.63723942997722" calcext:value-type="float">
            <text:p>1.63723942997722</text:p>
          </table:table-cell>
          <table:table-cell table:formula="of:=[.F1580]*39.3701" office:value-type="float" office:value="3.27447885995445" calcext:value-type="float">
            <text:p>3.27447885995445</text:p>
          </table:table-cell>
        </table:table-row>
        <table:table-row table:style-name="ro1">
          <table:table-cell table:formula="of:=[.A1580]+1" office:value-type="float" office:value="1603" calcext:value-type="float">
            <text:p>1603</text:p>
          </table:table-cell>
          <table:table-cell table:formula="of:=299792458/([.A1581]*1000000)" office:value-type="float" office:value="0.187019624454148" calcext:value-type="float">
            <text:p>0.187019624454148</text:p>
          </table:table-cell>
          <table:table-cell table:formula="of:=(1/3)*[.B1581]" office:value-type="float" office:value="0.0623398748180495" calcext:value-type="float">
            <text:p>0.06233987481805</text:p>
          </table:table-cell>
          <table:table-cell table:formula="of:=4*[.C1581]" office:value-type="float" office:value="0.249359499272198" calcext:value-type="float">
            <text:p>0.249359499272198</text:p>
          </table:table-cell>
          <table:table-cell table:formula="of:=[.D1581]/6" office:value-type="float" office:value="0.0415599165453663" calcext:value-type="float">
            <text:p>0.041559916545366</text:p>
          </table:table-cell>
          <table:table-cell table:formula="of:=[.E1581]*2" office:value-type="float" office:value="0.0831198330907326" calcext:value-type="float">
            <text:p>0.083119833090733</text:p>
          </table:table-cell>
          <table:table-cell table:formula="of:=[.E1581]*39.3701" office:value-type="float" office:value="1.63621807038273" calcext:value-type="float">
            <text:p>1.63621807038273</text:p>
          </table:table-cell>
          <table:table-cell table:formula="of:=[.F1581]*39.3701" office:value-type="float" office:value="3.27243614076545" calcext:value-type="float">
            <text:p>3.27243614076545</text:p>
          </table:table-cell>
        </table:table-row>
        <table:table-row table:style-name="ro1">
          <table:table-cell table:formula="of:=[.A1581]+1" office:value-type="float" office:value="1604" calcext:value-type="float">
            <text:p>1604</text:p>
          </table:table-cell>
          <table:table-cell table:formula="of:=299792458/([.A1582]*1000000)" office:value-type="float" office:value="0.186903028678304" calcext:value-type="float">
            <text:p>0.186903028678304</text:p>
          </table:table-cell>
          <table:table-cell table:formula="of:=(1/3)*[.B1582]" office:value-type="float" office:value="0.0623010095594348" calcext:value-type="float">
            <text:p>0.062301009559435</text:p>
          </table:table-cell>
          <table:table-cell table:formula="of:=4*[.C1582]" office:value-type="float" office:value="0.249204038237739" calcext:value-type="float">
            <text:p>0.249204038237739</text:p>
          </table:table-cell>
          <table:table-cell table:formula="of:=[.D1582]/6" office:value-type="float" office:value="0.0415340063729565" calcext:value-type="float">
            <text:p>0.041534006372957</text:p>
          </table:table-cell>
          <table:table-cell table:formula="of:=[.E1582]*2" office:value-type="float" office:value="0.083068012745913" calcext:value-type="float">
            <text:p>0.083068012745913</text:p>
          </table:table-cell>
          <table:table-cell table:formula="of:=[.E1582]*39.3701" office:value-type="float" office:value="1.63519798430393" calcext:value-type="float">
            <text:p>1.63519798430393</text:p>
          </table:table-cell>
          <table:table-cell table:formula="of:=[.F1582]*39.3701" office:value-type="float" office:value="3.27039596860787" calcext:value-type="float">
            <text:p>3.27039596860787</text:p>
          </table:table-cell>
        </table:table-row>
        <table:table-row table:style-name="ro1">
          <table:table-cell table:formula="of:=[.A1582]+1" office:value-type="float" office:value="1605" calcext:value-type="float">
            <text:p>1605</text:p>
          </table:table-cell>
          <table:table-cell table:formula="of:=299792458/([.A1583]*1000000)" office:value-type="float" office:value="0.186786578193146" calcext:value-type="float">
            <text:p>0.186786578193146</text:p>
          </table:table-cell>
          <table:table-cell table:formula="of:=(1/3)*[.B1583]" office:value-type="float" office:value="0.0622621927310488" calcext:value-type="float">
            <text:p>0.062262192731049</text:p>
          </table:table-cell>
          <table:table-cell table:formula="of:=4*[.C1583]" office:value-type="float" office:value="0.249048770924195" calcext:value-type="float">
            <text:p>0.249048770924195</text:p>
          </table:table-cell>
          <table:table-cell table:formula="of:=[.D1583]/6" office:value-type="float" office:value="0.0415081284873659" calcext:value-type="float">
            <text:p>0.041508128487366</text:p>
          </table:table-cell>
          <table:table-cell table:formula="of:=[.E1583]*2" office:value-type="float" office:value="0.0830162569747317" calcext:value-type="float">
            <text:p>0.083016256974732</text:p>
          </table:table-cell>
          <table:table-cell table:formula="of:=[.E1583]*39.3701" office:value-type="float" office:value="1.63417916936044" calcext:value-type="float">
            <text:p>1.63417916936044</text:p>
          </table:table-cell>
          <table:table-cell table:formula="of:=[.F1583]*39.3701" office:value-type="float" office:value="3.26835833872089" calcext:value-type="float">
            <text:p>3.26835833872089</text:p>
          </table:table-cell>
        </table:table-row>
        <table:table-row table:style-name="ro1">
          <table:table-cell table:formula="of:=[.A1583]+1" office:value-type="float" office:value="1606" calcext:value-type="float">
            <text:p>1606</text:p>
          </table:table-cell>
          <table:table-cell table:formula="of:=299792458/([.A1584]*1000000)" office:value-type="float" office:value="0.186670272727273" calcext:value-type="float">
            <text:p>0.186670272727273</text:p>
          </table:table-cell>
          <table:table-cell table:formula="of:=(1/3)*[.B1584]" office:value-type="float" office:value="0.0622234242424242" calcext:value-type="float">
            <text:p>0.062223424242424</text:p>
          </table:table-cell>
          <table:table-cell table:formula="of:=4*[.C1584]" office:value-type="float" office:value="0.248893696969697" calcext:value-type="float">
            <text:p>0.248893696969697</text:p>
          </table:table-cell>
          <table:table-cell table:formula="of:=[.D1584]/6" office:value-type="float" office:value="0.0414822828282828" calcext:value-type="float">
            <text:p>0.041482282828283</text:p>
          </table:table-cell>
          <table:table-cell table:formula="of:=[.E1584]*2" office:value-type="float" office:value="0.0829645656565657" calcext:value-type="float">
            <text:p>0.082964565656566</text:p>
          </table:table-cell>
          <table:table-cell table:formula="of:=[.E1584]*39.3701" office:value-type="float" office:value="1.63316162317778" calcext:value-type="float">
            <text:p>1.63316162317778</text:p>
          </table:table-cell>
          <table:table-cell table:formula="of:=[.F1584]*39.3701" office:value-type="float" office:value="3.26632324635556" calcext:value-type="float">
            <text:p>3.26632324635556</text:p>
          </table:table-cell>
        </table:table-row>
        <table:table-row table:style-name="ro1">
          <table:table-cell table:formula="of:=[.A1584]+1" office:value-type="float" office:value="1607" calcext:value-type="float">
            <text:p>1607</text:p>
          </table:table-cell>
          <table:table-cell table:formula="of:=299792458/([.A1585]*1000000)" office:value-type="float" office:value="0.186554112009956" calcext:value-type="float">
            <text:p>0.186554112009956</text:p>
          </table:table-cell>
          <table:table-cell table:formula="of:=(1/3)*[.B1585]" office:value-type="float" office:value="0.0621847040033188" calcext:value-type="float">
            <text:p>0.062184704003319</text:p>
          </table:table-cell>
          <table:table-cell table:formula="of:=4*[.C1585]" office:value-type="float" office:value="0.248738816013275" calcext:value-type="float">
            <text:p>0.248738816013275</text:p>
          </table:table-cell>
          <table:table-cell table:formula="of:=[.D1585]/6" office:value-type="float" office:value="0.0414564693355459" calcext:value-type="float">
            <text:p>0.041456469335546</text:p>
          </table:table-cell>
          <table:table-cell table:formula="of:=[.E1585]*2" office:value-type="float" office:value="0.0829129386710917" calcext:value-type="float">
            <text:p>0.082912938671092</text:p>
          </table:table-cell>
          <table:table-cell table:formula="of:=[.E1585]*39.3701" office:value-type="float" office:value="1.63214534338737" calcext:value-type="float">
            <text:p>1.63214534338737</text:p>
          </table:table-cell>
          <table:table-cell table:formula="of:=[.F1585]*39.3701" office:value-type="float" office:value="3.26429068677475" calcext:value-type="float">
            <text:p>3.26429068677475</text:p>
          </table:table-cell>
        </table:table-row>
        <table:table-row table:style-name="ro1">
          <table:table-cell table:formula="of:=[.A1585]+1" office:value-type="float" office:value="1608" calcext:value-type="float">
            <text:p>1608</text:p>
          </table:table-cell>
          <table:table-cell table:formula="of:=299792458/([.A1586]*1000000)" office:value-type="float" office:value="0.186438095771144" calcext:value-type="float">
            <text:p>0.186438095771144</text:p>
          </table:table-cell>
          <table:table-cell table:formula="of:=(1/3)*[.B1586]" office:value-type="float" office:value="0.0621460319237148" calcext:value-type="float">
            <text:p>0.062146031923715</text:p>
          </table:table-cell>
          <table:table-cell table:formula="of:=4*[.C1586]" office:value-type="float" office:value="0.248584127694859" calcext:value-type="float">
            <text:p>0.248584127694859</text:p>
          </table:table-cell>
          <table:table-cell table:formula="of:=[.D1586]/6" office:value-type="float" office:value="0.0414306879491432" calcext:value-type="float">
            <text:p>0.041430687949143</text:p>
          </table:table-cell>
          <table:table-cell table:formula="of:=[.E1586]*2" office:value-type="float" office:value="0.0828613758982863" calcext:value-type="float">
            <text:p>0.082861375898286</text:p>
          </table:table-cell>
          <table:table-cell table:formula="of:=[.E1586]*39.3701" office:value-type="float" office:value="1.63113032762656" calcext:value-type="float">
            <text:p>1.63113032762656</text:p>
          </table:table-cell>
          <table:table-cell table:formula="of:=[.F1586]*39.3701" office:value-type="float" office:value="3.26226065525312" calcext:value-type="float">
            <text:p>3.26226065525312</text:p>
          </table:table-cell>
        </table:table-row>
        <table:table-row table:style-name="ro1">
          <table:table-cell table:formula="of:=[.A1586]+1" office:value-type="float" office:value="1609" calcext:value-type="float">
            <text:p>1609</text:p>
          </table:table-cell>
          <table:table-cell table:formula="of:=299792458/([.A1587]*1000000)" office:value-type="float" office:value="0.186322223741454" calcext:value-type="float">
            <text:p>0.186322223741454</text:p>
          </table:table-cell>
          <table:table-cell table:formula="of:=(1/3)*[.B1587]" office:value-type="float" office:value="0.0621074079138181" calcext:value-type="float">
            <text:p>0.062107407913818</text:p>
          </table:table-cell>
          <table:table-cell table:formula="of:=4*[.C1587]" office:value-type="float" office:value="0.248429631655272" calcext:value-type="float">
            <text:p>0.248429631655272</text:p>
          </table:table-cell>
          <table:table-cell table:formula="of:=[.D1587]/6" office:value-type="float" office:value="0.0414049386092121" calcext:value-type="float">
            <text:p>0.041404938609212</text:p>
          </table:table-cell>
          <table:table-cell table:formula="of:=[.E1587]*2" office:value-type="float" office:value="0.0828098772184242" calcext:value-type="float">
            <text:p>0.082809877218424</text:p>
          </table:table-cell>
          <table:table-cell table:formula="of:=[.E1587]*39.3701" office:value-type="float" office:value="1.63011657353854" calcext:value-type="float">
            <text:p>1.63011657353854</text:p>
          </table:table-cell>
          <table:table-cell table:formula="of:=[.F1587]*39.3701" office:value-type="float" office:value="3.26023314707708" calcext:value-type="float">
            <text:p>3.26023314707708</text:p>
          </table:table-cell>
        </table:table-row>
        <table:table-row table:style-name="ro1">
          <table:table-cell table:formula="of:=[.A1587]+1" office:value-type="float" office:value="1610" calcext:value-type="float">
            <text:p>1610</text:p>
          </table:table-cell>
          <table:table-cell table:formula="of:=299792458/([.A1588]*1000000)" office:value-type="float" office:value="0.186206495652174" calcext:value-type="float">
            <text:p>0.186206495652174</text:p>
          </table:table-cell>
          <table:table-cell table:formula="of:=(1/3)*[.B1588]" office:value-type="float" office:value="0.062068831884058" calcext:value-type="float">
            <text:p>0.062068831884058</text:p>
          </table:table-cell>
          <table:table-cell table:formula="of:=4*[.C1588]" office:value-type="float" office:value="0.248275327536232" calcext:value-type="float">
            <text:p>0.248275327536232</text:p>
          </table:table-cell>
          <table:table-cell table:formula="of:=[.D1588]/6" office:value-type="float" office:value="0.0413792212560387" calcext:value-type="float">
            <text:p>0.041379221256039</text:p>
          </table:table-cell>
          <table:table-cell table:formula="of:=[.E1588]*2" office:value-type="float" office:value="0.0827584425120773" calcext:value-type="float">
            <text:p>0.082758442512077</text:p>
          </table:table-cell>
          <table:table-cell table:formula="of:=[.E1588]*39.3701" office:value-type="float" office:value="1.62910407877237" calcext:value-type="float">
            <text:p>1.62910407877237</text:p>
          </table:table-cell>
          <table:table-cell table:formula="of:=[.F1588]*39.3701" office:value-type="float" office:value="3.25820815754473" calcext:value-type="float">
            <text:p>3.25820815754473</text:p>
          </table:table-cell>
        </table:table-row>
        <table:table-row table:style-name="ro1">
          <table:table-cell table:formula="of:=[.A1588]+1" office:value-type="float" office:value="1611" calcext:value-type="float">
            <text:p>1611</text:p>
          </table:table-cell>
          <table:table-cell table:formula="of:=299792458/([.A1589]*1000000)" office:value-type="float" office:value="0.186090911235258" calcext:value-type="float">
            <text:p>0.186090911235258</text:p>
          </table:table-cell>
          <table:table-cell table:formula="of:=(1/3)*[.B1589]" office:value-type="float" office:value="0.0620303037450859" calcext:value-type="float">
            <text:p>0.062030303745086</text:p>
          </table:table-cell>
          <table:table-cell table:formula="of:=4*[.C1589]" office:value-type="float" office:value="0.248121214980343" calcext:value-type="float">
            <text:p>0.248121214980343</text:p>
          </table:table-cell>
          <table:table-cell table:formula="of:=[.D1589]/6" office:value-type="float" office:value="0.0413535358300573" calcext:value-type="float">
            <text:p>0.041353535830057</text:p>
          </table:table-cell>
          <table:table-cell table:formula="of:=[.E1589]*2" office:value-type="float" office:value="0.0827070716601145" calcext:value-type="float">
            <text:p>0.082707071660115</text:p>
          </table:table-cell>
          <table:table-cell table:formula="of:=[.E1589]*39.3701" office:value-type="float" office:value="1.62809284098294" calcext:value-type="float">
            <text:p>1.62809284098294</text:p>
          </table:table-cell>
          <table:table-cell table:formula="of:=[.F1589]*39.3701" office:value-type="float" office:value="3.25618568196587" calcext:value-type="float">
            <text:p>3.25618568196587</text:p>
          </table:table-cell>
        </table:table-row>
        <table:table-row table:style-name="ro1">
          <table:table-cell table:formula="of:=[.A1589]+1" office:value-type="float" office:value="1612" calcext:value-type="float">
            <text:p>1612</text:p>
          </table:table-cell>
          <table:table-cell table:formula="of:=299792458/([.A1590]*1000000)" office:value-type="float" office:value="0.185975470223325" calcext:value-type="float">
            <text:p>0.185975470223325</text:p>
          </table:table-cell>
          <table:table-cell table:formula="of:=(1/3)*[.B1590]" office:value-type="float" office:value="0.061991823407775" calcext:value-type="float">
            <text:p>0.061991823407775</text:p>
          </table:table-cell>
          <table:table-cell table:formula="of:=4*[.C1590]" office:value-type="float" office:value="0.2479672936311" calcext:value-type="float">
            <text:p>0.2479672936311</text:p>
          </table:table-cell>
          <table:table-cell table:formula="of:=[.D1590]/6" office:value-type="float" office:value="0.04132788227185" calcext:value-type="float">
            <text:p>0.04132788227185</text:p>
          </table:table-cell>
          <table:table-cell table:formula="of:=[.E1590]*2" office:value-type="float" office:value="0.0826557645437" calcext:value-type="float">
            <text:p>0.0826557645437</text:p>
          </table:table-cell>
          <table:table-cell table:formula="of:=[.E1590]*39.3701" office:value-type="float" office:value="1.62708285783096" calcext:value-type="float">
            <text:p>1.62708285783096</text:p>
          </table:table-cell>
          <table:table-cell table:formula="of:=[.F1590]*39.3701" office:value-type="float" office:value="3.25416571566192" calcext:value-type="float">
            <text:p>3.25416571566192</text:p>
          </table:table-cell>
        </table:table-row>
        <table:table-row table:style-name="ro1">
          <table:table-cell table:formula="of:=[.A1590]+1" office:value-type="float" office:value="1613" calcext:value-type="float">
            <text:p>1613</text:p>
          </table:table-cell>
          <table:table-cell table:formula="of:=299792458/([.A1591]*1000000)" office:value-type="float" office:value="0.185860172349659" calcext:value-type="float">
            <text:p>0.185860172349659</text:p>
          </table:table-cell>
          <table:table-cell table:formula="of:=(1/3)*[.B1591]" office:value-type="float" office:value="0.0619533907832197" calcext:value-type="float">
            <text:p>0.06195339078322</text:p>
          </table:table-cell>
          <table:table-cell table:formula="of:=4*[.C1591]" office:value-type="float" office:value="0.247813563132879" calcext:value-type="float">
            <text:p>0.247813563132879</text:p>
          </table:table-cell>
          <table:table-cell table:formula="of:=[.D1591]/6" office:value-type="float" office:value="0.0413022605221464" calcext:value-type="float">
            <text:p>0.041302260522147</text:p>
          </table:table-cell>
          <table:table-cell table:formula="of:=[.E1591]*2" office:value-type="float" office:value="0.0826045210442929" calcext:value-type="float">
            <text:p>0.082604521044293</text:p>
          </table:table-cell>
          <table:table-cell table:formula="of:=[.E1591]*39.3701" office:value-type="float" office:value="1.62607412698296" calcext:value-type="float">
            <text:p>1.62607412698296</text:p>
          </table:table-cell>
          <table:table-cell table:formula="of:=[.F1591]*39.3701" office:value-type="float" office:value="3.25214825396592" calcext:value-type="float">
            <text:p>3.25214825396592</text:p>
          </table:table-cell>
        </table:table-row>
        <table:table-row table:style-name="ro1">
          <table:table-cell table:formula="of:=[.A1591]+1" office:value-type="float" office:value="1614" calcext:value-type="float">
            <text:p>1614</text:p>
          </table:table-cell>
          <table:table-cell table:formula="of:=299792458/([.A1592]*1000000)" office:value-type="float" office:value="0.185745017348203" calcext:value-type="float">
            <text:p>0.185745017348203</text:p>
          </table:table-cell>
          <table:table-cell table:formula="of:=(1/3)*[.B1592]" office:value-type="float" office:value="0.0619150057827344" calcext:value-type="float">
            <text:p>0.061915005782734</text:p>
          </table:table-cell>
          <table:table-cell table:formula="of:=4*[.C1592]" office:value-type="float" office:value="0.247660023130938" calcext:value-type="float">
            <text:p>0.247660023130938</text:p>
          </table:table-cell>
          <table:table-cell table:formula="of:=[.D1592]/6" office:value-type="float" office:value="0.0412766705218229" calcext:value-type="float">
            <text:p>0.041276670521823</text:p>
          </table:table-cell>
          <table:table-cell table:formula="of:=[.E1592]*2" office:value-type="float" office:value="0.0825533410436459" calcext:value-type="float">
            <text:p>0.082553341043646</text:p>
          </table:table-cell>
          <table:table-cell table:formula="of:=[.E1592]*39.3701" office:value-type="float" office:value="1.62506664611122" calcext:value-type="float">
            <text:p>1.62506664611122</text:p>
          </table:table-cell>
          <table:table-cell table:formula="of:=[.F1592]*39.3701" office:value-type="float" office:value="3.25013329222244" calcext:value-type="float">
            <text:p>3.25013329222244</text:p>
          </table:table-cell>
        </table:table-row>
        <table:table-row table:style-name="ro1">
          <table:table-cell table:formula="of:=[.A1592]+1" office:value-type="float" office:value="1615" calcext:value-type="float">
            <text:p>1615</text:p>
          </table:table-cell>
          <table:table-cell table:formula="of:=299792458/([.A1593]*1000000)" office:value-type="float" office:value="0.18563000495356" calcext:value-type="float">
            <text:p>0.18563000495356</text:p>
          </table:table-cell>
          <table:table-cell table:formula="of:=(1/3)*[.B1593]" office:value-type="float" office:value="0.0618766683178535" calcext:value-type="float">
            <text:p>0.061876668317854</text:p>
          </table:table-cell>
          <table:table-cell table:formula="of:=4*[.C1593]" office:value-type="float" office:value="0.247506673271414" calcext:value-type="float">
            <text:p>0.247506673271414</text:p>
          </table:table-cell>
          <table:table-cell table:formula="of:=[.D1593]/6" office:value-type="float" office:value="0.0412511122119023" calcext:value-type="float">
            <text:p>0.041251112211902</text:p>
          </table:table-cell>
          <table:table-cell table:formula="of:=[.E1593]*2" office:value-type="float" office:value="0.0825022244238046" calcext:value-type="float">
            <text:p>0.082502224423805</text:p>
          </table:table-cell>
          <table:table-cell table:formula="of:=[.E1593]*39.3701" office:value-type="float" office:value="1.62406041289382" calcext:value-type="float">
            <text:p>1.62406041289382</text:p>
          </table:table-cell>
          <table:table-cell table:formula="of:=[.F1593]*39.3701" office:value-type="float" office:value="3.24812082578763" calcext:value-type="float">
            <text:p>3.24812082578763</text:p>
          </table:table-cell>
        </table:table-row>
        <table:table-row table:style-name="ro1">
          <table:table-cell table:formula="of:=[.A1593]+1" office:value-type="float" office:value="1616" calcext:value-type="float">
            <text:p>1616</text:p>
          </table:table-cell>
          <table:table-cell table:formula="of:=299792458/([.A1594]*1000000)" office:value-type="float" office:value="0.18551513490099" calcext:value-type="float">
            <text:p>0.18551513490099</text:p>
          </table:table-cell>
          <table:table-cell table:formula="of:=(1/3)*[.B1594]" office:value-type="float" office:value="0.06183837830033" calcext:value-type="float">
            <text:p>0.06183837830033</text:p>
          </table:table-cell>
          <table:table-cell table:formula="of:=4*[.C1594]" office:value-type="float" office:value="0.24735351320132" calcext:value-type="float">
            <text:p>0.24735351320132</text:p>
          </table:table-cell>
          <table:table-cell table:formula="of:=[.D1594]/6" office:value-type="float" office:value="0.0412255855335533" calcext:value-type="float">
            <text:p>0.041225585533553</text:p>
          </table:table-cell>
          <table:table-cell table:formula="of:=[.E1594]*2" office:value-type="float" office:value="0.0824511710671067" calcext:value-type="float">
            <text:p>0.082451171067107</text:p>
          </table:table-cell>
          <table:table-cell table:formula="of:=[.E1594]*39.3701" office:value-type="float" office:value="1.62305542501455" calcext:value-type="float">
            <text:p>1.62305542501455</text:p>
          </table:table-cell>
          <table:table-cell table:formula="of:=[.F1594]*39.3701" office:value-type="float" office:value="3.2461108500291" calcext:value-type="float">
            <text:p>3.2461108500291</text:p>
          </table:table-cell>
        </table:table-row>
        <table:table-row table:style-name="ro1">
          <table:table-cell table:formula="of:=[.A1594]+1" office:value-type="float" office:value="1617" calcext:value-type="float">
            <text:p>1617</text:p>
          </table:table-cell>
          <table:table-cell table:formula="of:=299792458/([.A1595]*1000000)" office:value-type="float" office:value="0.185400406926407" calcext:value-type="float">
            <text:p>0.185400406926407</text:p>
          </table:table-cell>
          <table:table-cell table:formula="of:=(1/3)*[.B1595]" office:value-type="float" office:value="0.0618001356421356" calcext:value-type="float">
            <text:p>0.061800135642136</text:p>
          </table:table-cell>
          <table:table-cell table:formula="of:=4*[.C1595]" office:value-type="float" office:value="0.247200542568543" calcext:value-type="float">
            <text:p>0.247200542568543</text:p>
          </table:table-cell>
          <table:table-cell table:formula="of:=[.D1595]/6" office:value-type="float" office:value="0.0412000904280904" calcext:value-type="float">
            <text:p>0.041200090428091</text:p>
          </table:table-cell>
          <table:table-cell table:formula="of:=[.E1595]*2" office:value-type="float" office:value="0.0824001808561808" calcext:value-type="float">
            <text:p>0.082400180856181</text:p>
          </table:table-cell>
          <table:table-cell table:formula="of:=[.E1595]*39.3701" office:value-type="float" office:value="1.62205168016296" calcext:value-type="float">
            <text:p>1.62205168016296</text:p>
          </table:table-cell>
          <table:table-cell table:formula="of:=[.F1595]*39.3701" office:value-type="float" office:value="3.24410336032593" calcext:value-type="float">
            <text:p>3.24410336032593</text:p>
          </table:table-cell>
        </table:table-row>
        <table:table-row table:style-name="ro1">
          <table:table-cell table:formula="of:=[.A1595]+1" office:value-type="float" office:value="1618" calcext:value-type="float">
            <text:p>1618</text:p>
          </table:table-cell>
          <table:table-cell table:formula="of:=299792458/([.A1596]*1000000)" office:value-type="float" office:value="0.185285820766378" calcext:value-type="float">
            <text:p>0.185285820766378</text:p>
          </table:table-cell>
          <table:table-cell table:formula="of:=(1/3)*[.B1596]" office:value-type="float" office:value="0.0617619402554594" calcext:value-type="float">
            <text:p>0.06176194025546</text:p>
          </table:table-cell>
          <table:table-cell table:formula="of:=4*[.C1596]" office:value-type="float" office:value="0.247047761021838" calcext:value-type="float">
            <text:p>0.247047761021838</text:p>
          </table:table-cell>
          <table:table-cell table:formula="of:=[.D1596]/6" office:value-type="float" office:value="0.041174626836973" calcext:value-type="float">
            <text:p>0.041174626836973</text:p>
          </table:table-cell>
          <table:table-cell table:formula="of:=[.E1596]*2" office:value-type="float" office:value="0.0823492536739459" calcext:value-type="float">
            <text:p>0.082349253673946</text:p>
          </table:table-cell>
          <table:table-cell table:formula="of:=[.E1596]*39.3701" office:value-type="float" office:value="1.62104917603431" calcext:value-type="float">
            <text:p>1.62104917603431</text:p>
          </table:table-cell>
          <table:table-cell table:formula="of:=[.F1596]*39.3701" office:value-type="float" office:value="3.24209835206862" calcext:value-type="float">
            <text:p>3.24209835206862</text:p>
          </table:table-cell>
        </table:table-row>
        <table:table-row table:style-name="ro1">
          <table:table-cell table:formula="of:=[.A1596]+1" office:value-type="float" office:value="1619" calcext:value-type="float">
            <text:p>1619</text:p>
          </table:table-cell>
          <table:table-cell table:formula="of:=299792458/([.A1597]*1000000)" office:value-type="float" office:value="0.185171376158122" calcext:value-type="float">
            <text:p>0.185171376158122</text:p>
          </table:table-cell>
          <table:table-cell table:formula="of:=(1/3)*[.B1597]" office:value-type="float" office:value="0.0617237920527074" calcext:value-type="float">
            <text:p>0.061723792052708</text:p>
          </table:table-cell>
          <table:table-cell table:formula="of:=4*[.C1597]" office:value-type="float" office:value="0.24689516821083" calcext:value-type="float">
            <text:p>0.24689516821083</text:p>
          </table:table-cell>
          <table:table-cell table:formula="of:=[.D1597]/6" office:value-type="float" office:value="0.041149194701805" calcext:value-type="float">
            <text:p>0.041149194701805</text:p>
          </table:table-cell>
          <table:table-cell table:formula="of:=[.E1597]*2" office:value-type="float" office:value="0.0822983894036099" calcext:value-type="float">
            <text:p>0.08229838940361</text:p>
          </table:table-cell>
          <table:table-cell table:formula="of:=[.E1597]*39.3701" office:value-type="float" office:value="1.62004791032953" calcext:value-type="float">
            <text:p>1.62004791032953</text:p>
          </table:table-cell>
          <table:table-cell table:formula="of:=[.F1597]*39.3701" office:value-type="float" office:value="3.24009582065906" calcext:value-type="float">
            <text:p>3.24009582065906</text:p>
          </table:table-cell>
        </table:table-row>
        <table:table-row table:style-name="ro1">
          <table:table-cell table:formula="of:=[.A1597]+1" office:value-type="float" office:value="1620" calcext:value-type="float">
            <text:p>1620</text:p>
          </table:table-cell>
          <table:table-cell table:formula="of:=299792458/([.A1598]*1000000)" office:value-type="float" office:value="0.185057072839506" calcext:value-type="float">
            <text:p>0.185057072839506</text:p>
          </table:table-cell>
          <table:table-cell table:formula="of:=(1/3)*[.B1598]" office:value-type="float" office:value="0.0616856909465021" calcext:value-type="float">
            <text:p>0.061685690946502</text:p>
          </table:table-cell>
          <table:table-cell table:formula="of:=4*[.C1598]" office:value-type="float" office:value="0.246742763786008" calcext:value-type="float">
            <text:p>0.246742763786008</text:p>
          </table:table-cell>
          <table:table-cell table:formula="of:=[.D1598]/6" office:value-type="float" office:value="0.0411237939643347" calcext:value-type="float">
            <text:p>0.041123793964335</text:p>
          </table:table-cell>
          <table:table-cell table:formula="of:=[.E1598]*2" office:value-type="float" office:value="0.0822475879286694" calcext:value-type="float">
            <text:p>0.08224758792867</text:p>
          </table:table-cell>
          <table:table-cell table:formula="of:=[.E1598]*39.3701" office:value-type="float" office:value="1.61904788075525" calcext:value-type="float">
            <text:p>1.61904788075525</text:p>
          </table:table-cell>
          <table:table-cell table:formula="of:=[.F1598]*39.3701" office:value-type="float" office:value="3.23809576151051" calcext:value-type="float">
            <text:p>3.23809576151051</text:p>
          </table:table-cell>
        </table:table-row>
        <table:table-row table:style-name="ro1">
          <table:table-cell table:formula="of:=[.A1598]+1" office:value-type="float" office:value="1621" calcext:value-type="float">
            <text:p>1621</text:p>
          </table:table-cell>
          <table:table-cell table:formula="of:=299792458/([.A1599]*1000000)" office:value-type="float" office:value="0.184942910549044" calcext:value-type="float">
            <text:p>0.184942910549044</text:p>
          </table:table-cell>
          <table:table-cell table:formula="of:=(1/3)*[.B1599]" office:value-type="float" office:value="0.0616476368496813" calcext:value-type="float">
            <text:p>0.061647636849681</text:p>
          </table:table-cell>
          <table:table-cell table:formula="of:=4*[.C1599]" office:value-type="float" office:value="0.246590547398725" calcext:value-type="float">
            <text:p>0.246590547398725</text:p>
          </table:table-cell>
          <table:table-cell table:formula="of:=[.D1599]/6" office:value-type="float" office:value="0.0410984245664542" calcext:value-type="float">
            <text:p>0.041098424566454</text:p>
          </table:table-cell>
          <table:table-cell table:formula="of:=[.E1599]*2" office:value-type="float" office:value="0.0821968491329084" calcext:value-type="float">
            <text:p>0.082196849132908</text:p>
          </table:table-cell>
          <table:table-cell table:formula="of:=[.E1599]*39.3701" office:value-type="float" office:value="1.61804908502376" calcext:value-type="float">
            <text:p>1.61804908502376</text:p>
          </table:table-cell>
          <table:table-cell table:formula="of:=[.F1599]*39.3701" office:value-type="float" office:value="3.23609817004752" calcext:value-type="float">
            <text:p>3.23609817004752</text:p>
          </table:table-cell>
        </table:table-row>
        <table:table-row table:style-name="ro1">
          <table:table-cell table:formula="of:=[.A1599]+1" office:value-type="float" office:value="1622" calcext:value-type="float">
            <text:p>1622</text:p>
          </table:table-cell>
          <table:table-cell table:formula="of:=299792458/([.A1600]*1000000)" office:value-type="float" office:value="0.184828889025894" calcext:value-type="float">
            <text:p>0.184828889025894</text:p>
          </table:table-cell>
          <table:table-cell table:formula="of:=(1/3)*[.B1600]" office:value-type="float" office:value="0.061609629675298" calcext:value-type="float">
            <text:p>0.061609629675298</text:p>
          </table:table-cell>
          <table:table-cell table:formula="of:=4*[.C1600]" office:value-type="float" office:value="0.246438518701192" calcext:value-type="float">
            <text:p>0.246438518701192</text:p>
          </table:table-cell>
          <table:table-cell table:formula="of:=[.D1600]/6" office:value-type="float" office:value="0.0410730864501987" calcext:value-type="float">
            <text:p>0.041073086450199</text:p>
          </table:table-cell>
          <table:table-cell table:formula="of:=[.E1600]*2" office:value-type="float" office:value="0.0821461729003973" calcext:value-type="float">
            <text:p>0.082146172900397</text:p>
          </table:table-cell>
          <table:table-cell table:formula="of:=[.E1600]*39.3701" office:value-type="float" office:value="1.61705152085297" calcext:value-type="float">
            <text:p>1.61705152085297</text:p>
          </table:table-cell>
          <table:table-cell table:formula="of:=[.F1600]*39.3701" office:value-type="float" office:value="3.23410304170593" calcext:value-type="float">
            <text:p>3.23410304170593</text:p>
          </table:table-cell>
        </table:table-row>
        <table:table-row table:style-name="ro1">
          <table:table-cell table:formula="of:=[.A1600]+1" office:value-type="float" office:value="1623" calcext:value-type="float">
            <text:p>1623</text:p>
          </table:table-cell>
          <table:table-cell table:formula="of:=299792458/([.A1601]*1000000)" office:value-type="float" office:value="0.184715008009858" calcext:value-type="float">
            <text:p>0.184715008009858</text:p>
          </table:table-cell>
          <table:table-cell table:formula="of:=(1/3)*[.B1601]" office:value-type="float" office:value="0.0615716693366194" calcext:value-type="float">
            <text:p>0.06157166933662</text:p>
          </table:table-cell>
          <table:table-cell table:formula="of:=4*[.C1601]" office:value-type="float" office:value="0.246286677346478" calcext:value-type="float">
            <text:p>0.246286677346478</text:p>
          </table:table-cell>
          <table:table-cell table:formula="of:=[.D1601]/6" office:value-type="float" office:value="0.0410477795577463" calcext:value-type="float">
            <text:p>0.041047779557746</text:p>
          </table:table-cell>
          <table:table-cell table:formula="of:=[.E1601]*2" office:value-type="float" office:value="0.0820955591154926" calcext:value-type="float">
            <text:p>0.082095559115493</text:p>
          </table:table-cell>
          <table:table-cell table:formula="of:=[.E1601]*39.3701" office:value-type="float" office:value="1.61605518596643" calcext:value-type="float">
            <text:p>1.61605518596643</text:p>
          </table:table-cell>
          <table:table-cell table:formula="of:=[.F1601]*39.3701" office:value-type="float" office:value="3.23211037193285" calcext:value-type="float">
            <text:p>3.23211037193285</text:p>
          </table:table-cell>
        </table:table-row>
        <table:table-row table:style-name="ro1">
          <table:table-cell table:formula="of:=[.A1601]+1" office:value-type="float" office:value="1624" calcext:value-type="float">
            <text:p>1624</text:p>
          </table:table-cell>
          <table:table-cell table:formula="of:=299792458/([.A1602]*1000000)" office:value-type="float" office:value="0.184601267241379" calcext:value-type="float">
            <text:p>0.184601267241379</text:p>
          </table:table-cell>
          <table:table-cell table:formula="of:=(1/3)*[.B1602]" office:value-type="float" office:value="0.0615337557471264" calcext:value-type="float">
            <text:p>0.061533755747127</text:p>
          </table:table-cell>
          <table:table-cell table:formula="of:=4*[.C1602]" office:value-type="float" office:value="0.246135022988506" calcext:value-type="float">
            <text:p>0.246135022988506</text:p>
          </table:table-cell>
          <table:table-cell table:formula="of:=[.D1602]/6" office:value-type="float" office:value="0.0410225038314176" calcext:value-type="float">
            <text:p>0.041022503831418</text:p>
          </table:table-cell>
          <table:table-cell table:formula="of:=[.E1602]*2" office:value-type="float" office:value="0.0820450076628353" calcext:value-type="float">
            <text:p>0.082045007662835</text:p>
          </table:table-cell>
          <table:table-cell table:formula="of:=[.E1602]*39.3701" office:value-type="float" office:value="1.6150600780933" calcext:value-type="float">
            <text:p>1.6150600780933</text:p>
          </table:table-cell>
          <table:table-cell table:formula="of:=[.F1602]*39.3701" office:value-type="float" office:value="3.23012015618659" calcext:value-type="float">
            <text:p>3.23012015618659</text:p>
          </table:table-cell>
        </table:table-row>
        <table:table-row table:style-name="ro1">
          <table:table-cell table:formula="of:=[.A1602]+1" office:value-type="float" office:value="1625" calcext:value-type="float">
            <text:p>1625</text:p>
          </table:table-cell>
          <table:table-cell table:formula="of:=299792458/([.A1603]*1000000)" office:value-type="float" office:value="0.184487666461538" calcext:value-type="float">
            <text:p>0.184487666461538</text:p>
          </table:table-cell>
          <table:table-cell table:formula="of:=(1/3)*[.B1603]" office:value-type="float" office:value="0.0614958888205128" calcext:value-type="float">
            <text:p>0.061495888820513</text:p>
          </table:table-cell>
          <table:table-cell table:formula="of:=4*[.C1603]" office:value-type="float" office:value="0.245983555282051" calcext:value-type="float">
            <text:p>0.245983555282051</text:p>
          </table:table-cell>
          <table:table-cell table:formula="of:=[.D1603]/6" office:value-type="float" office:value="0.0409972592136752" calcext:value-type="float">
            <text:p>0.040997259213675</text:p>
          </table:table-cell>
          <table:table-cell table:formula="of:=[.E1603]*2" office:value-type="float" office:value="0.0819945184273504" calcext:value-type="float">
            <text:p>0.081994518427351</text:p>
          </table:table-cell>
          <table:table-cell table:formula="of:=[.E1603]*39.3701" office:value-type="float" office:value="1.61406619496831" calcext:value-type="float">
            <text:p>1.61406619496831</text:p>
          </table:table-cell>
          <table:table-cell table:formula="of:=[.F1603]*39.3701" office:value-type="float" office:value="3.22813238993663" calcext:value-type="float">
            <text:p>3.22813238993663</text:p>
          </table:table-cell>
        </table:table-row>
        <table:table-row table:style-name="ro1">
          <table:table-cell table:formula="of:=[.A1603]+1" office:value-type="float" office:value="1626" calcext:value-type="float">
            <text:p>1626</text:p>
          </table:table-cell>
          <table:table-cell table:formula="of:=299792458/([.A1604]*1000000)" office:value-type="float" office:value="0.184374205412054" calcext:value-type="float">
            <text:p>0.184374205412054</text:p>
          </table:table-cell>
          <table:table-cell table:formula="of:=(1/3)*[.B1604]" office:value-type="float" office:value="0.0614580684706847" calcext:value-type="float">
            <text:p>0.061458068470685</text:p>
          </table:table-cell>
          <table:table-cell table:formula="of:=4*[.C1604]" office:value-type="float" office:value="0.245832273882739" calcext:value-type="float">
            <text:p>0.245832273882739</text:p>
          </table:table-cell>
          <table:table-cell table:formula="of:=[.D1604]/6" office:value-type="float" office:value="0.0409720456471231" calcext:value-type="float">
            <text:p>0.040972045647123</text:p>
          </table:table-cell>
          <table:table-cell table:formula="of:=[.E1604]*2" office:value-type="float" office:value="0.0819440912942463" calcext:value-type="float">
            <text:p>0.081944091294246</text:p>
          </table:table-cell>
          <table:table-cell table:formula="of:=[.E1604]*39.3701" office:value-type="float" office:value="1.6130735343318" calcext:value-type="float">
            <text:p>1.6130735343318</text:p>
          </table:table-cell>
          <table:table-cell table:formula="of:=[.F1604]*39.3701" office:value-type="float" office:value="3.22614706866361" calcext:value-type="float">
            <text:p>3.22614706866361</text:p>
          </table:table-cell>
        </table:table-row>
        <table:table-row table:style-name="ro1">
          <table:table-cell table:formula="of:=[.A1604]+1" office:value-type="float" office:value="1627" calcext:value-type="float">
            <text:p>1627</text:p>
          </table:table-cell>
          <table:table-cell table:formula="of:=299792458/([.A1605]*1000000)" office:value-type="float" office:value="0.18426088383528" calcext:value-type="float">
            <text:p>0.18426088383528</text:p>
          </table:table-cell>
          <table:table-cell table:formula="of:=(1/3)*[.B1605]" office:value-type="float" office:value="0.0614202946117599" calcext:value-type="float">
            <text:p>0.06142029461176</text:p>
          </table:table-cell>
          <table:table-cell table:formula="of:=4*[.C1605]" office:value-type="float" office:value="0.24568117844704" calcext:value-type="float">
            <text:p>0.24568117844704</text:p>
          </table:table-cell>
          <table:table-cell table:formula="of:=[.D1605]/6" office:value-type="float" office:value="0.0409468630745066" calcext:value-type="float">
            <text:p>0.040946863074507</text:p>
          </table:table-cell>
          <table:table-cell table:formula="of:=[.E1605]*2" office:value-type="float" office:value="0.0818937261490132" calcext:value-type="float">
            <text:p>0.081893726149013</text:p>
          </table:table-cell>
          <table:table-cell table:formula="of:=[.E1605]*39.3701" office:value-type="float" office:value="1.61208209392963" calcext:value-type="float">
            <text:p>1.61208209392963</text:p>
          </table:table-cell>
          <table:table-cell table:formula="of:=[.F1605]*39.3701" office:value-type="float" office:value="3.22416418785926" calcext:value-type="float">
            <text:p>3.22416418785926</text:p>
          </table:table-cell>
        </table:table-row>
        <table:table-row table:style-name="ro1">
          <table:table-cell table:formula="of:=[.A1605]+1" office:value-type="float" office:value="1628" calcext:value-type="float">
            <text:p>1628</text:p>
          </table:table-cell>
          <table:table-cell table:formula="of:=299792458/([.A1606]*1000000)" office:value-type="float" office:value="0.184147701474201" calcext:value-type="float">
            <text:p>0.184147701474201</text:p>
          </table:table-cell>
          <table:table-cell table:formula="of:=(1/3)*[.B1606]" office:value-type="float" office:value="0.0613825671580672" calcext:value-type="float">
            <text:p>0.061382567158067</text:p>
          </table:table-cell>
          <table:table-cell table:formula="of:=4*[.C1606]" office:value-type="float" office:value="0.245530268632269" calcext:value-type="float">
            <text:p>0.245530268632269</text:p>
          </table:table-cell>
          <table:table-cell table:formula="of:=[.D1606]/6" office:value-type="float" office:value="0.0409217114387114" calcext:value-type="float">
            <text:p>0.040921711438712</text:p>
          </table:table-cell>
          <table:table-cell table:formula="of:=[.E1606]*2" office:value-type="float" office:value="0.0818434228774229" calcext:value-type="float">
            <text:p>0.081843422877423</text:p>
          </table:table-cell>
          <table:table-cell table:formula="of:=[.E1606]*39.3701" office:value-type="float" office:value="1.61109187151321" calcext:value-type="float">
            <text:p>1.61109187151321</text:p>
          </table:table-cell>
          <table:table-cell table:formula="of:=[.F1606]*39.3701" office:value-type="float" office:value="3.22218374302643" calcext:value-type="float">
            <text:p>3.22218374302643</text:p>
          </table:table-cell>
        </table:table-row>
        <table:table-row table:style-name="ro1">
          <table:table-cell table:formula="of:=[.A1606]+1" office:value-type="float" office:value="1629" calcext:value-type="float">
            <text:p>1629</text:p>
          </table:table-cell>
          <table:table-cell table:formula="of:=299792458/([.A1607]*1000000)" office:value-type="float" office:value="0.184034658072437" calcext:value-type="float">
            <text:p>0.184034658072437</text:p>
          </table:table-cell>
          <table:table-cell table:formula="of:=(1/3)*[.B1607]" office:value-type="float" office:value="0.0613448860241457" calcext:value-type="float">
            <text:p>0.061344886024146</text:p>
          </table:table-cell>
          <table:table-cell table:formula="of:=4*[.C1607]" office:value-type="float" office:value="0.245379544096583" calcext:value-type="float">
            <text:p>0.245379544096583</text:p>
          </table:table-cell>
          <table:table-cell table:formula="of:=[.D1607]/6" office:value-type="float" office:value="0.0408965906827638" calcext:value-type="float">
            <text:p>0.040896590682764</text:p>
          </table:table-cell>
          <table:table-cell table:formula="of:=[.E1607]*2" office:value-type="float" office:value="0.0817931813655276" calcext:value-type="float">
            <text:p>0.081793181365528</text:p>
          </table:table-cell>
          <table:table-cell table:formula="of:=[.E1607]*39.3701" office:value-type="float" office:value="1.61010286483948" calcext:value-type="float">
            <text:p>1.61010286483948</text:p>
          </table:table-cell>
          <table:table-cell table:formula="of:=[.F1607]*39.3701" office:value-type="float" office:value="3.22020572967896" calcext:value-type="float">
            <text:p>3.22020572967896</text:p>
          </table:table-cell>
        </table:table-row>
        <table:table-row table:style-name="ro1">
          <table:table-cell table:formula="of:=[.A1607]+1" office:value-type="float" office:value="1630" calcext:value-type="float">
            <text:p>1630</text:p>
          </table:table-cell>
          <table:table-cell table:formula="of:=299792458/([.A1608]*1000000)" office:value-type="float" office:value="0.183921753374233" calcext:value-type="float">
            <text:p>0.183921753374233</text:p>
          </table:table-cell>
          <table:table-cell table:formula="of:=(1/3)*[.B1608]" office:value-type="float" office:value="0.0613072511247444" calcext:value-type="float">
            <text:p>0.061307251124744</text:p>
          </table:table-cell>
          <table:table-cell table:formula="of:=4*[.C1608]" office:value-type="float" office:value="0.245229004498977" calcext:value-type="float">
            <text:p>0.245229004498977</text:p>
          </table:table-cell>
          <table:table-cell table:formula="of:=[.D1608]/6" office:value-type="float" office:value="0.0408715007498296" calcext:value-type="float">
            <text:p>0.04087150074983</text:p>
          </table:table-cell>
          <table:table-cell table:formula="of:=[.E1608]*2" office:value-type="float" office:value="0.0817430014996592" calcext:value-type="float">
            <text:p>0.081743001499659</text:p>
          </table:table-cell>
          <table:table-cell table:formula="of:=[.E1608]*39.3701" office:value-type="float" office:value="1.60911507167087" calcext:value-type="float">
            <text:p>1.60911507167087</text:p>
          </table:table-cell>
          <table:table-cell table:formula="of:=[.F1608]*39.3701" office:value-type="float" office:value="3.21823014334173" calcext:value-type="float">
            <text:p>3.21823014334173</text:p>
          </table:table-cell>
        </table:table-row>
        <table:table-row table:style-name="ro1">
          <table:table-cell table:formula="of:=[.A1608]+1" office:value-type="float" office:value="1631" calcext:value-type="float">
            <text:p>1631</text:p>
          </table:table-cell>
          <table:table-cell table:formula="of:=299792458/([.A1609]*1000000)" office:value-type="float" office:value="0.183808987124464" calcext:value-type="float">
            <text:p>0.183808987124464</text:p>
          </table:table-cell>
          <table:table-cell table:formula="of:=(1/3)*[.B1609]" office:value-type="float" office:value="0.0612696623748212" calcext:value-type="float">
            <text:p>0.061269662374821</text:p>
          </table:table-cell>
          <table:table-cell table:formula="of:=4*[.C1609]" office:value-type="float" office:value="0.245078649499285" calcext:value-type="float">
            <text:p>0.245078649499285</text:p>
          </table:table-cell>
          <table:table-cell table:formula="of:=[.D1609]/6" office:value-type="float" office:value="0.0408464415832141" calcext:value-type="float">
            <text:p>0.040846441583214</text:p>
          </table:table-cell>
          <table:table-cell table:formula="of:=[.E1609]*2" office:value-type="float" office:value="0.0816928831664282" calcext:value-type="float">
            <text:p>0.081692883166428</text:p>
          </table:table-cell>
          <table:table-cell table:formula="of:=[.E1609]*39.3701" office:value-type="float" office:value="1.6081284897753" calcext:value-type="float">
            <text:p>1.6081284897753</text:p>
          </table:table-cell>
          <table:table-cell table:formula="of:=[.F1609]*39.3701" office:value-type="float" office:value="3.2162569795506" calcext:value-type="float">
            <text:p>3.2162569795506</text:p>
          </table:table-cell>
        </table:table-row>
        <table:table-row table:style-name="ro1">
          <table:table-cell table:formula="of:=[.A1609]+1" office:value-type="float" office:value="1632" calcext:value-type="float">
            <text:p>1632</text:p>
          </table:table-cell>
          <table:table-cell table:formula="of:=299792458/([.A1610]*1000000)" office:value-type="float" office:value="0.183696359068627" calcext:value-type="float">
            <text:p>0.183696359068627</text:p>
          </table:table-cell>
          <table:table-cell table:formula="of:=(1/3)*[.B1610]" office:value-type="float" office:value="0.0612321196895425" calcext:value-type="float">
            <text:p>0.061232119689543</text:p>
          </table:table-cell>
          <table:table-cell table:formula="of:=4*[.C1610]" office:value-type="float" office:value="0.24492847875817" calcext:value-type="float">
            <text:p>0.24492847875817</text:p>
          </table:table-cell>
          <table:table-cell table:formula="of:=[.D1610]/6" office:value-type="float" office:value="0.0408214131263617" calcext:value-type="float">
            <text:p>0.040821413126362</text:p>
          </table:table-cell>
          <table:table-cell table:formula="of:=[.E1610]*2" office:value-type="float" office:value="0.0816428262527233" calcext:value-type="float">
            <text:p>0.081642826252723</text:p>
          </table:table-cell>
          <table:table-cell table:formula="of:=[.E1610]*39.3701" office:value-type="float" office:value="1.60714311692617" calcext:value-type="float">
            <text:p>1.60714311692617</text:p>
          </table:table-cell>
          <table:table-cell table:formula="of:=[.F1610]*39.3701" office:value-type="float" office:value="3.21428623385234" calcext:value-type="float">
            <text:p>3.21428623385234</text:p>
          </table:table-cell>
        </table:table-row>
        <table:table-row table:style-name="ro1">
          <table:table-cell table:formula="of:=[.A1610]+1" office:value-type="float" office:value="1633" calcext:value-type="float">
            <text:p>1633</text:p>
          </table:table-cell>
          <table:table-cell table:formula="of:=299792458/([.A1611]*1000000)" office:value-type="float" office:value="0.183583868952848" calcext:value-type="float">
            <text:p>0.183583868952848</text:p>
          </table:table-cell>
          <table:table-cell table:formula="of:=(1/3)*[.B1611]" office:value-type="float" office:value="0.0611946229842825" calcext:value-type="float">
            <text:p>0.061194622984283</text:p>
          </table:table-cell>
          <table:table-cell table:formula="of:=4*[.C1611]" office:value-type="float" office:value="0.24477849193713" calcext:value-type="float">
            <text:p>0.24477849193713</text:p>
          </table:table-cell>
          <table:table-cell table:formula="of:=[.D1611]/6" office:value-type="float" office:value="0.040796415322855" calcext:value-type="float">
            <text:p>0.040796415322855</text:p>
          </table:table-cell>
          <table:table-cell table:formula="of:=[.E1611]*2" office:value-type="float" office:value="0.08159283064571" calcext:value-type="float">
            <text:p>0.08159283064571</text:p>
          </table:table-cell>
          <table:table-cell table:formula="of:=[.E1611]*39.3701" office:value-type="float" office:value="1.60615895090233" calcext:value-type="float">
            <text:p>1.60615895090233</text:p>
          </table:table-cell>
          <table:table-cell table:formula="of:=[.F1611]*39.3701" office:value-type="float" office:value="3.21231790180467" calcext:value-type="float">
            <text:p>3.21231790180467</text:p>
          </table:table-cell>
        </table:table-row>
        <table:table-row table:style-name="ro1">
          <table:table-cell table:formula="of:=[.A1611]+1" office:value-type="float" office:value="1634" calcext:value-type="float">
            <text:p>1634</text:p>
          </table:table-cell>
          <table:table-cell table:formula="of:=299792458/([.A1612]*1000000)" office:value-type="float" office:value="0.183471516523868" calcext:value-type="float">
            <text:p>0.183471516523868</text:p>
          </table:table-cell>
          <table:table-cell table:formula="of:=(1/3)*[.B1612]" office:value-type="float" office:value="0.0611571721746226" calcext:value-type="float">
            <text:p>0.061157172174623</text:p>
          </table:table-cell>
          <table:table-cell table:formula="of:=4*[.C1612]" office:value-type="float" office:value="0.24462868869849" calcext:value-type="float">
            <text:p>0.24462868869849</text:p>
          </table:table-cell>
          <table:table-cell table:formula="of:=[.D1612]/6" office:value-type="float" office:value="0.0407714481164151" calcext:value-type="float">
            <text:p>0.040771448116415</text:p>
          </table:table-cell>
          <table:table-cell table:formula="of:=[.E1612]*2" office:value-type="float" office:value="0.0815428962328301" calcext:value-type="float">
            <text:p>0.08154289623283</text:p>
          </table:table-cell>
          <table:table-cell table:formula="of:=[.E1612]*39.3701" office:value-type="float" office:value="1.60517598948807" calcext:value-type="float">
            <text:p>1.60517598948807</text:p>
          </table:table-cell>
          <table:table-cell table:formula="of:=[.F1612]*39.3701" office:value-type="float" office:value="3.21035197897615" calcext:value-type="float">
            <text:p>3.21035197897615</text:p>
          </table:table-cell>
        </table:table-row>
        <table:table-row table:style-name="ro1">
          <table:table-cell table:formula="of:=[.A1612]+1" office:value-type="float" office:value="1635" calcext:value-type="float">
            <text:p>1635</text:p>
          </table:table-cell>
          <table:table-cell table:formula="of:=299792458/([.A1613]*1000000)" office:value-type="float" office:value="0.183359301529052" calcext:value-type="float">
            <text:p>0.183359301529052</text:p>
          </table:table-cell>
          <table:table-cell table:formula="of:=(1/3)*[.B1613]" office:value-type="float" office:value="0.0611197671763507" calcext:value-type="float">
            <text:p>0.061119767176351</text:p>
          </table:table-cell>
          <table:table-cell table:formula="of:=4*[.C1613]" office:value-type="float" office:value="0.244479068705403" calcext:value-type="float">
            <text:p>0.244479068705403</text:p>
          </table:table-cell>
          <table:table-cell table:formula="of:=[.D1613]/6" office:value-type="float" office:value="0.0407465114509004" calcext:value-type="float">
            <text:p>0.040746511450901</text:p>
          </table:table-cell>
          <table:table-cell table:formula="of:=[.E1613]*2" office:value-type="float" office:value="0.0814930229018009" calcext:value-type="float">
            <text:p>0.081493022901801</text:p>
          </table:table-cell>
          <table:table-cell table:formula="of:=[.E1613]*39.3701" office:value-type="float" office:value="1.6041942304731" calcext:value-type="float">
            <text:p>1.6041942304731</text:p>
          </table:table-cell>
          <table:table-cell table:formula="of:=[.F1613]*39.3701" office:value-type="float" office:value="3.20838846094619" calcext:value-type="float">
            <text:p>3.20838846094619</text:p>
          </table:table-cell>
        </table:table-row>
        <table:table-row table:style-name="ro1">
          <table:table-cell table:formula="of:=[.A1613]+1" office:value-type="float" office:value="1636" calcext:value-type="float">
            <text:p>1636</text:p>
          </table:table-cell>
          <table:table-cell table:formula="of:=299792458/([.A1614]*1000000)" office:value-type="float" office:value="0.183247223716381" calcext:value-type="float">
            <text:p>0.183247223716381</text:p>
          </table:table-cell>
          <table:table-cell table:formula="of:=(1/3)*[.B1614]" office:value-type="float" office:value="0.0610824079054605" calcext:value-type="float">
            <text:p>0.061082407905461</text:p>
          </table:table-cell>
          <table:table-cell table:formula="of:=4*[.C1614]" office:value-type="float" office:value="0.244329631621842" calcext:value-type="float">
            <text:p>0.244329631621842</text:p>
          </table:table-cell>
          <table:table-cell table:formula="of:=[.D1614]/6" office:value-type="float" office:value="0.040721605270307" calcext:value-type="float">
            <text:p>0.040721605270307</text:p>
          </table:table-cell>
          <table:table-cell table:formula="of:=[.E1614]*2" office:value-type="float" office:value="0.081443210540614" calcext:value-type="float">
            <text:p>0.081443210540614</text:p>
          </table:table-cell>
          <table:table-cell table:formula="of:=[.E1614]*39.3701" office:value-type="float" office:value="1.60321367165251" calcext:value-type="float">
            <text:p>1.60321367165251</text:p>
          </table:table-cell>
          <table:table-cell table:formula="of:=[.F1614]*39.3701" office:value-type="float" office:value="3.20642734330503" calcext:value-type="float">
            <text:p>3.20642734330503</text:p>
          </table:table-cell>
        </table:table-row>
        <table:table-row table:style-name="ro1">
          <table:table-cell table:formula="of:=[.A1614]+1" office:value-type="float" office:value="1637" calcext:value-type="float">
            <text:p>1637</text:p>
          </table:table-cell>
          <table:table-cell table:formula="of:=299792458/([.A1615]*1000000)" office:value-type="float" office:value="0.183135282834453" calcext:value-type="float">
            <text:p>0.183135282834453</text:p>
          </table:table-cell>
          <table:table-cell table:formula="of:=(1/3)*[.B1615]" office:value-type="float" office:value="0.0610450942781511" calcext:value-type="float">
            <text:p>0.061045094278151</text:p>
          </table:table-cell>
          <table:table-cell table:formula="of:=4*[.C1615]" office:value-type="float" office:value="0.244180377112604" calcext:value-type="float">
            <text:p>0.244180377112604</text:p>
          </table:table-cell>
          <table:table-cell table:formula="of:=[.D1615]/6" office:value-type="float" office:value="0.0406967295187674" calcext:value-type="float">
            <text:p>0.040696729518767</text:p>
          </table:table-cell>
          <table:table-cell table:formula="of:=[.E1615]*2" office:value-type="float" office:value="0.0813934590375348" calcext:value-type="float">
            <text:p>0.081393459037535</text:p>
          </table:table-cell>
          <table:table-cell table:formula="of:=[.E1615]*39.3701" office:value-type="float" office:value="1.60223431082682" calcext:value-type="float">
            <text:p>1.60223431082682</text:p>
          </table:table-cell>
          <table:table-cell table:formula="of:=[.F1615]*39.3701" office:value-type="float" office:value="3.20446862165365" calcext:value-type="float">
            <text:p>3.20446862165365</text:p>
          </table:table-cell>
        </table:table-row>
        <table:table-row table:style-name="ro1">
          <table:table-cell table:formula="of:=[.A1615]+1" office:value-type="float" office:value="1638" calcext:value-type="float">
            <text:p>1638</text:p>
          </table:table-cell>
          <table:table-cell table:formula="of:=299792458/([.A1616]*1000000)" office:value-type="float" office:value="0.183023478632479" calcext:value-type="float">
            <text:p>0.183023478632479</text:p>
          </table:table-cell>
          <table:table-cell table:formula="of:=(1/3)*[.B1616]" office:value-type="float" office:value="0.0610078262108262" calcext:value-type="float">
            <text:p>0.061007826210826</text:p>
          </table:table-cell>
          <table:table-cell table:formula="of:=4*[.C1616]" office:value-type="float" office:value="0.244031304843305" calcext:value-type="float">
            <text:p>0.244031304843305</text:p>
          </table:table-cell>
          <table:table-cell table:formula="of:=[.D1616]/6" office:value-type="float" office:value="0.0406718841405508" calcext:value-type="float">
            <text:p>0.040671884140551</text:p>
          </table:table-cell>
          <table:table-cell table:formula="of:=[.E1616]*2" office:value-type="float" office:value="0.0813437682811016" calcext:value-type="float">
            <text:p>0.081343768281102</text:p>
          </table:table-cell>
          <table:table-cell table:formula="of:=[.E1616]*39.3701" office:value-type="float" office:value="1.6012561458019" calcext:value-type="float">
            <text:p>1.6012561458019</text:p>
          </table:table-cell>
          <table:table-cell table:formula="of:=[.F1616]*39.3701" office:value-type="float" office:value="3.2025122916038" calcext:value-type="float">
            <text:p>3.2025122916038</text:p>
          </table:table-cell>
        </table:table-row>
        <table:table-row table:style-name="ro1">
          <table:table-cell table:formula="of:=[.A1616]+1" office:value-type="float" office:value="1639" calcext:value-type="float">
            <text:p>1639</text:p>
          </table:table-cell>
          <table:table-cell table:formula="of:=299792458/([.A1617]*1000000)" office:value-type="float" office:value="0.182911810860281" calcext:value-type="float">
            <text:p>0.182911810860281</text:p>
          </table:table-cell>
          <table:table-cell table:formula="of:=(1/3)*[.B1617]" office:value-type="float" office:value="0.0609706036200936" calcext:value-type="float">
            <text:p>0.060970603620094</text:p>
          </table:table-cell>
          <table:table-cell table:formula="of:=4*[.C1617]" office:value-type="float" office:value="0.243882414480374" calcext:value-type="float">
            <text:p>0.243882414480374</text:p>
          </table:table-cell>
          <table:table-cell table:formula="of:=[.D1617]/6" office:value-type="float" office:value="0.0406470690800624" calcext:value-type="float">
            <text:p>0.040647069080062</text:p>
          </table:table-cell>
          <table:table-cell table:formula="of:=[.E1617]*2" office:value-type="float" office:value="0.0812941381601247" calcext:value-type="float">
            <text:p>0.081294138160125</text:p>
          </table:table-cell>
          <table:table-cell table:formula="of:=[.E1617]*39.3701" office:value-type="float" office:value="1.60027917438896" calcext:value-type="float">
            <text:p>1.60027917438896</text:p>
          </table:table-cell>
          <table:table-cell table:formula="of:=[.F1617]*39.3701" office:value-type="float" office:value="3.20055834877793" calcext:value-type="float">
            <text:p>3.20055834877793</text:p>
          </table:table-cell>
        </table:table-row>
        <table:table-row table:style-name="ro1">
          <table:table-cell table:formula="of:=[.A1617]+1" office:value-type="float" office:value="1640" calcext:value-type="float">
            <text:p>1640</text:p>
          </table:table-cell>
          <table:table-cell table:formula="of:=299792458/([.A1618]*1000000)" office:value-type="float" office:value="0.182800279268293" calcext:value-type="float">
            <text:p>0.182800279268293</text:p>
          </table:table-cell>
          <table:table-cell table:formula="of:=(1/3)*[.B1618]" office:value-type="float" office:value="0.0609334264227642" calcext:value-type="float">
            <text:p>0.060933426422764</text:p>
          </table:table-cell>
          <table:table-cell table:formula="of:=4*[.C1618]" office:value-type="float" office:value="0.243733705691057" calcext:value-type="float">
            <text:p>0.243733705691057</text:p>
          </table:table-cell>
          <table:table-cell table:formula="of:=[.D1618]/6" office:value-type="float" office:value="0.0406222842818428" calcext:value-type="float">
            <text:p>0.040622284281843</text:p>
          </table:table-cell>
          <table:table-cell table:formula="of:=[.E1618]*2" office:value-type="float" office:value="0.0812445685636856" calcext:value-type="float">
            <text:p>0.081244568563686</text:p>
          </table:table-cell>
          <table:table-cell table:formula="of:=[.E1618]*39.3701" office:value-type="float" office:value="1.59930339440458" calcext:value-type="float">
            <text:p>1.59930339440458</text:p>
          </table:table-cell>
          <table:table-cell table:formula="of:=[.F1618]*39.3701" office:value-type="float" office:value="3.19860678880916" calcext:value-type="float">
            <text:p>3.19860678880916</text:p>
          </table:table-cell>
        </table:table-row>
        <table:table-row table:style-name="ro1">
          <table:table-cell table:formula="of:=[.A1618]+1" office:value-type="float" office:value="1641" calcext:value-type="float">
            <text:p>1641</text:p>
          </table:table-cell>
          <table:table-cell table:formula="of:=299792458/([.A1619]*1000000)" office:value-type="float" office:value="0.182688883607556" calcext:value-type="float">
            <text:p>0.182688883607556</text:p>
          </table:table-cell>
          <table:table-cell table:formula="of:=(1/3)*[.B1619]" office:value-type="float" office:value="0.0608962945358521" calcext:value-type="float">
            <text:p>0.060896294535852</text:p>
          </table:table-cell>
          <table:table-cell table:formula="of:=4*[.C1619]" office:value-type="float" office:value="0.243585178143408" calcext:value-type="float">
            <text:p>0.243585178143408</text:p>
          </table:table-cell>
          <table:table-cell table:formula="of:=[.D1619]/6" office:value-type="float" office:value="0.0405975296905681" calcext:value-type="float">
            <text:p>0.040597529690568</text:p>
          </table:table-cell>
          <table:table-cell table:formula="of:=[.E1619]*2" office:value-type="float" office:value="0.0811950593811362" calcext:value-type="float">
            <text:p>0.081195059381136</text:p>
          </table:table-cell>
          <table:table-cell table:formula="of:=[.E1619]*39.3701" office:value-type="float" office:value="1.59832880367063" calcext:value-type="float">
            <text:p>1.59832880367063</text:p>
          </table:table-cell>
          <table:table-cell table:formula="of:=[.F1619]*39.3701" office:value-type="float" office:value="3.19665760734127" calcext:value-type="float">
            <text:p>3.19665760734127</text:p>
          </table:table-cell>
        </table:table-row>
        <table:table-row table:style-name="ro1">
          <table:table-cell table:formula="of:=[.A1619]+1" office:value-type="float" office:value="1642" calcext:value-type="float">
            <text:p>1642</text:p>
          </table:table-cell>
          <table:table-cell table:formula="of:=299792458/([.A1620]*1000000)" office:value-type="float" office:value="0.18257762362972" calcext:value-type="float">
            <text:p>0.18257762362972</text:p>
          </table:table-cell>
          <table:table-cell table:formula="of:=(1/3)*[.B1620]" office:value-type="float" office:value="0.0608592078765733" calcext:value-type="float">
            <text:p>0.060859207876573</text:p>
          </table:table-cell>
          <table:table-cell table:formula="of:=4*[.C1620]" office:value-type="float" office:value="0.243436831506293" calcext:value-type="float">
            <text:p>0.243436831506293</text:p>
          </table:table-cell>
          <table:table-cell table:formula="of:=[.D1620]/6" office:value-type="float" office:value="0.0405728052510489" calcext:value-type="float">
            <text:p>0.040572805251049</text:p>
          </table:table-cell>
          <table:table-cell table:formula="of:=[.E1620]*2" office:value-type="float" office:value="0.0811456105020977" calcext:value-type="float">
            <text:p>0.081145610502098</text:p>
          </table:table-cell>
          <table:table-cell table:formula="of:=[.E1620]*39.3701" office:value-type="float" office:value="1.59735540001432" calcext:value-type="float">
            <text:p>1.59735540001432</text:p>
          </table:table-cell>
          <table:table-cell table:formula="of:=[.F1620]*39.3701" office:value-type="float" office:value="3.19471080002864" calcext:value-type="float">
            <text:p>3.19471080002864</text:p>
          </table:table-cell>
        </table:table-row>
        <table:table-row table:style-name="ro1">
          <table:table-cell table:formula="of:=[.A1620]+1" office:value-type="float" office:value="1643" calcext:value-type="float">
            <text:p>1643</text:p>
          </table:table-cell>
          <table:table-cell table:formula="of:=299792458/([.A1621]*1000000)" office:value-type="float" office:value="0.182466499087036" calcext:value-type="float">
            <text:p>0.182466499087036</text:p>
          </table:table-cell>
          <table:table-cell table:formula="of:=(1/3)*[.B1621]" office:value-type="float" office:value="0.0608221663623453" calcext:value-type="float">
            <text:p>0.060822166362345</text:p>
          </table:table-cell>
          <table:table-cell table:formula="of:=4*[.C1621]" office:value-type="float" office:value="0.243288665449381" calcext:value-type="float">
            <text:p>0.243288665449381</text:p>
          </table:table-cell>
          <table:table-cell table:formula="of:=[.D1621]/6" office:value-type="float" office:value="0.0405481109082302" calcext:value-type="float">
            <text:p>0.04054811090823</text:p>
          </table:table-cell>
          <table:table-cell table:formula="of:=[.E1621]*2" office:value-type="float" office:value="0.0810962218164604" calcext:value-type="float">
            <text:p>0.08109622181646</text:p>
          </table:table-cell>
          <table:table-cell table:formula="of:=[.E1621]*39.3701" office:value-type="float" office:value="1.59638318126811" calcext:value-type="float">
            <text:p>1.59638318126811</text:p>
          </table:table-cell>
          <table:table-cell table:formula="of:=[.F1621]*39.3701" office:value-type="float" office:value="3.19276636253623" calcext:value-type="float">
            <text:p>3.19276636253623</text:p>
          </table:table-cell>
        </table:table-row>
        <table:table-row table:style-name="ro1">
          <table:table-cell table:formula="of:=[.A1621]+1" office:value-type="float" office:value="1644" calcext:value-type="float">
            <text:p>1644</text:p>
          </table:table-cell>
          <table:table-cell table:formula="of:=299792458/([.A1622]*1000000)" office:value-type="float" office:value="0.18235550973236" calcext:value-type="float">
            <text:p>0.18235550973236</text:p>
          </table:table-cell>
          <table:table-cell table:formula="of:=(1/3)*[.B1622]" office:value-type="float" office:value="0.0607851699107867" calcext:value-type="float">
            <text:p>0.060785169910787</text:p>
          </table:table-cell>
          <table:table-cell table:formula="of:=4*[.C1622]" office:value-type="float" office:value="0.243140679643147" calcext:value-type="float">
            <text:p>0.243140679643147</text:p>
          </table:table-cell>
          <table:table-cell table:formula="of:=[.D1622]/6" office:value-type="float" office:value="0.0405234466071911" calcext:value-type="float">
            <text:p>0.040523446607191</text:p>
          </table:table-cell>
          <table:table-cell table:formula="of:=[.E1622]*2" office:value-type="float" office:value="0.0810468932143823" calcext:value-type="float">
            <text:p>0.081046893214382</text:p>
          </table:table-cell>
          <table:table-cell table:formula="of:=[.E1622]*39.3701" office:value-type="float" office:value="1.59541214526978" calcext:value-type="float">
            <text:p>1.59541214526978</text:p>
          </table:table-cell>
          <table:table-cell table:formula="of:=[.F1622]*39.3701" office:value-type="float" office:value="3.19082429053955" calcext:value-type="float">
            <text:p>3.19082429053955</text:p>
          </table:table-cell>
        </table:table-row>
        <table:table-row table:style-name="ro1">
          <table:table-cell table:formula="of:=[.A1622]+1" office:value-type="float" office:value="1645" calcext:value-type="float">
            <text:p>1645</text:p>
          </table:table-cell>
          <table:table-cell table:formula="of:=299792458/([.A1623]*1000000)" office:value-type="float" office:value="0.182244655319149" calcext:value-type="float">
            <text:p>0.182244655319149</text:p>
          </table:table-cell>
          <table:table-cell table:formula="of:=(1/3)*[.B1623]" office:value-type="float" office:value="0.0607482184397163" calcext:value-type="float">
            <text:p>0.060748218439716</text:p>
          </table:table-cell>
          <table:table-cell table:formula="of:=4*[.C1623]" office:value-type="float" office:value="0.242992873758865" calcext:value-type="float">
            <text:p>0.242992873758865</text:p>
          </table:table-cell>
          <table:table-cell table:formula="of:=[.D1623]/6" office:value-type="float" office:value="0.0404988122931442" calcext:value-type="float">
            <text:p>0.040498812293144</text:p>
          </table:table-cell>
          <table:table-cell table:formula="of:=[.E1623]*2" office:value-type="float" office:value="0.0809976245862884" calcext:value-type="float">
            <text:p>0.080997624586289</text:p>
          </table:table-cell>
          <table:table-cell table:formula="of:=[.E1623]*39.3701" office:value-type="float" office:value="1.59444228986232" calcext:value-type="float">
            <text:p>1.59444228986232</text:p>
          </table:table-cell>
          <table:table-cell table:formula="of:=[.F1623]*39.3701" office:value-type="float" office:value="3.18888457972463" calcext:value-type="float">
            <text:p>3.18888457972463</text:p>
          </table:table-cell>
        </table:table-row>
        <table:table-row table:style-name="ro1">
          <table:table-cell table:formula="of:=[.A1623]+1" office:value-type="float" office:value="1646" calcext:value-type="float">
            <text:p>1646</text:p>
          </table:table-cell>
          <table:table-cell table:formula="of:=299792458/([.A1624]*1000000)" office:value-type="float" office:value="0.182133935601458" calcext:value-type="float">
            <text:p>0.182133935601458</text:p>
          </table:table-cell>
          <table:table-cell table:formula="of:=(1/3)*[.B1624]" office:value-type="float" office:value="0.0607113118671527" calcext:value-type="float">
            <text:p>0.060711311867153</text:p>
          </table:table-cell>
          <table:table-cell table:formula="of:=4*[.C1624]" office:value-type="float" office:value="0.242845247468611" calcext:value-type="float">
            <text:p>0.242845247468611</text:p>
          </table:table-cell>
          <table:table-cell table:formula="of:=[.D1624]/6" office:value-type="float" office:value="0.0404742079114351" calcext:value-type="float">
            <text:p>0.040474207911435</text:p>
          </table:table-cell>
          <table:table-cell table:formula="of:=[.E1624]*2" office:value-type="float" office:value="0.0809484158228702" calcext:value-type="float">
            <text:p>0.08094841582287</text:p>
          </table:table-cell>
          <table:table-cell table:formula="of:=[.E1624]*39.3701" office:value-type="float" office:value="1.59347361289399" calcext:value-type="float">
            <text:p>1.59347361289399</text:p>
          </table:table-cell>
          <table:table-cell table:formula="of:=[.F1624]*39.3701" office:value-type="float" office:value="3.18694722578798" calcext:value-type="float">
            <text:p>3.18694722578798</text:p>
          </table:table-cell>
        </table:table-row>
        <table:table-row table:style-name="ro1">
          <table:table-cell table:formula="of:=[.A1624]+1" office:value-type="float" office:value="1647" calcext:value-type="float">
            <text:p>1647</text:p>
          </table:table-cell>
          <table:table-cell table:formula="of:=299792458/([.A1625]*1000000)" office:value-type="float" office:value="0.18202335033394" calcext:value-type="float">
            <text:p>0.18202335033394</text:p>
          </table:table-cell>
          <table:table-cell table:formula="of:=(1/3)*[.B1625]" office:value-type="float" office:value="0.0606744501113135" calcext:value-type="float">
            <text:p>0.060674450111314</text:p>
          </table:table-cell>
          <table:table-cell table:formula="of:=4*[.C1625]" office:value-type="float" office:value="0.242697800445254" calcext:value-type="float">
            <text:p>0.242697800445254</text:p>
          </table:table-cell>
          <table:table-cell table:formula="of:=[.D1625]/6" office:value-type="float" office:value="0.0404496334075423" calcext:value-type="float">
            <text:p>0.040449633407542</text:p>
          </table:table-cell>
          <table:table-cell table:formula="of:=[.E1625]*2" office:value-type="float" office:value="0.0808992668150846" calcext:value-type="float">
            <text:p>0.080899266815085</text:p>
          </table:table-cell>
          <table:table-cell table:formula="of:=[.E1625]*39.3701" office:value-type="float" office:value="1.59250611221828" calcext:value-type="float">
            <text:p>1.59250611221828</text:p>
          </table:table-cell>
          <table:table-cell table:formula="of:=[.F1625]*39.3701" office:value-type="float" office:value="3.18501222443656" calcext:value-type="float">
            <text:p>3.18501222443656</text:p>
          </table:table-cell>
        </table:table-row>
        <table:table-row table:style-name="ro1">
          <table:table-cell table:formula="of:=[.A1625]+1" office:value-type="float" office:value="1648" calcext:value-type="float">
            <text:p>1648</text:p>
          </table:table-cell>
          <table:table-cell table:formula="of:=299792458/([.A1626]*1000000)" office:value-type="float" office:value="0.181912899271845" calcext:value-type="float">
            <text:p>0.181912899271845</text:p>
          </table:table-cell>
          <table:table-cell table:formula="of:=(1/3)*[.B1626]" office:value-type="float" office:value="0.0606376330906149" calcext:value-type="float">
            <text:p>0.060637633090615</text:p>
          </table:table-cell>
          <table:table-cell table:formula="of:=4*[.C1626]" office:value-type="float" office:value="0.242550532362459" calcext:value-type="float">
            <text:p>0.242550532362459</text:p>
          </table:table-cell>
          <table:table-cell table:formula="of:=[.D1626]/6" office:value-type="float" office:value="0.0404250887270766" calcext:value-type="float">
            <text:p>0.040425088727077</text:p>
          </table:table-cell>
          <table:table-cell table:formula="of:=[.E1626]*2" office:value-type="float" office:value="0.0808501774541532" calcext:value-type="float">
            <text:p>0.080850177454153</text:p>
          </table:table-cell>
          <table:table-cell table:formula="of:=[.E1626]*39.3701" office:value-type="float" office:value="1.59153978569388" calcext:value-type="float">
            <text:p>1.59153978569388</text:p>
          </table:table-cell>
          <table:table-cell table:formula="of:=[.F1626]*39.3701" office:value-type="float" office:value="3.18307957138776" calcext:value-type="float">
            <text:p>3.18307957138776</text:p>
          </table:table-cell>
        </table:table-row>
        <table:table-row table:style-name="ro1">
          <table:table-cell table:formula="of:=[.A1626]+1" office:value-type="float" office:value="1649" calcext:value-type="float">
            <text:p>1649</text:p>
          </table:table-cell>
          <table:table-cell table:formula="of:=299792458/([.A1627]*1000000)" office:value-type="float" office:value="0.181802582171013" calcext:value-type="float">
            <text:p>0.181802582171013</text:p>
          </table:table-cell>
          <table:table-cell table:formula="of:=(1/3)*[.B1627]" office:value-type="float" office:value="0.0606008607236709" calcext:value-type="float">
            <text:p>0.060600860723671</text:p>
          </table:table-cell>
          <table:table-cell table:formula="of:=4*[.C1627]" office:value-type="float" office:value="0.242403442894684" calcext:value-type="float">
            <text:p>0.242403442894684</text:p>
          </table:table-cell>
          <table:table-cell table:formula="of:=[.D1627]/6" office:value-type="float" office:value="0.0404005738157806" calcext:value-type="float">
            <text:p>0.040400573815781</text:p>
          </table:table-cell>
          <table:table-cell table:formula="of:=[.E1627]*2" office:value-type="float" office:value="0.0808011476315612" calcext:value-type="float">
            <text:p>0.080801147631561</text:p>
          </table:table-cell>
          <table:table-cell table:formula="of:=[.E1627]*39.3701" office:value-type="float" office:value="1.59057463118466" calcext:value-type="float">
            <text:p>1.59057463118466</text:p>
          </table:table-cell>
          <table:table-cell table:formula="of:=[.F1627]*39.3701" office:value-type="float" office:value="3.18114926236933" calcext:value-type="float">
            <text:p>3.18114926236933</text:p>
          </table:table-cell>
        </table:table-row>
        <table:table-row table:style-name="ro1">
          <table:table-cell table:formula="of:=[.A1627]+1" office:value-type="float" office:value="1650" calcext:value-type="float">
            <text:p>1650</text:p>
          </table:table-cell>
          <table:table-cell table:formula="of:=299792458/([.A1628]*1000000)" office:value-type="float" office:value="0.181692398787879" calcext:value-type="float">
            <text:p>0.181692398787879</text:p>
          </table:table-cell>
          <table:table-cell table:formula="of:=(1/3)*[.B1628]" office:value-type="float" office:value="0.0605641329292929" calcext:value-type="float">
            <text:p>0.060564132929293</text:p>
          </table:table-cell>
          <table:table-cell table:formula="of:=4*[.C1628]" office:value-type="float" office:value="0.242256531717172" calcext:value-type="float">
            <text:p>0.242256531717172</text:p>
          </table:table-cell>
          <table:table-cell table:formula="of:=[.D1628]/6" office:value-type="float" office:value="0.0403760886195286" calcext:value-type="float">
            <text:p>0.040376088619529</text:p>
          </table:table-cell>
          <table:table-cell table:formula="of:=[.E1628]*2" office:value-type="float" office:value="0.0807521772390572" calcext:value-type="float">
            <text:p>0.080752177239057</text:p>
          </table:table-cell>
          <table:table-cell table:formula="of:=[.E1628]*39.3701" office:value-type="float" office:value="1.5896106465597" calcext:value-type="float">
            <text:p>1.5896106465597</text:p>
          </table:table-cell>
          <table:table-cell table:formula="of:=[.F1628]*39.3701" office:value-type="float" office:value="3.17922129311941" calcext:value-type="float">
            <text:p>3.17922129311941</text:p>
          </table:table-cell>
        </table:table-row>
        <table:table-row table:style-name="ro1">
          <table:table-cell table:formula="of:=[.A1628]+1" office:value-type="float" office:value="1651" calcext:value-type="float">
            <text:p>1651</text:p>
          </table:table-cell>
          <table:table-cell table:formula="of:=299792458/([.A1629]*1000000)" office:value-type="float" office:value="0.181582348879467" calcext:value-type="float">
            <text:p>0.181582348879467</text:p>
          </table:table-cell>
          <table:table-cell table:formula="of:=(1/3)*[.B1629]" office:value-type="float" office:value="0.060527449626489" calcext:value-type="float">
            <text:p>0.060527449626489</text:p>
          </table:table-cell>
          <table:table-cell table:formula="of:=4*[.C1629]" office:value-type="float" office:value="0.242109798505956" calcext:value-type="float">
            <text:p>0.242109798505956</text:p>
          </table:table-cell>
          <table:table-cell table:formula="of:=[.D1629]/6" office:value-type="float" office:value="0.040351633084326" calcext:value-type="float">
            <text:p>0.040351633084326</text:p>
          </table:table-cell>
          <table:table-cell table:formula="of:=[.E1629]*2" office:value-type="float" office:value="0.080703266168652" calcext:value-type="float">
            <text:p>0.080703266168652</text:p>
          </table:table-cell>
          <table:table-cell table:formula="of:=[.E1629]*39.3701" office:value-type="float" office:value="1.58864782969322" calcext:value-type="float">
            <text:p>1.58864782969322</text:p>
          </table:table-cell>
          <table:table-cell table:formula="of:=[.F1629]*39.3701" office:value-type="float" office:value="3.17729565938645" calcext:value-type="float">
            <text:p>3.17729565938645</text:p>
          </table:table-cell>
        </table:table-row>
        <table:table-row table:style-name="ro1">
          <table:table-cell table:formula="of:=[.A1629]+1" office:value-type="float" office:value="1652" calcext:value-type="float">
            <text:p>1652</text:p>
          </table:table-cell>
          <table:table-cell table:formula="of:=299792458/([.A1630]*1000000)" office:value-type="float" office:value="0.18147243220339" calcext:value-type="float">
            <text:p>0.18147243220339</text:p>
          </table:table-cell>
          <table:table-cell table:formula="of:=(1/3)*[.B1630]" office:value-type="float" office:value="0.0604908107344633" calcext:value-type="float">
            <text:p>0.060490810734463</text:p>
          </table:table-cell>
          <table:table-cell table:formula="of:=4*[.C1630]" office:value-type="float" office:value="0.241963242937853" calcext:value-type="float">
            <text:p>0.241963242937853</text:p>
          </table:table-cell>
          <table:table-cell table:formula="of:=[.D1630]/6" office:value-type="float" office:value="0.0403272071563088" calcext:value-type="float">
            <text:p>0.040327207156309</text:p>
          </table:table-cell>
          <table:table-cell table:formula="of:=[.E1630]*2" office:value-type="float" office:value="0.0806544143126177" calcext:value-type="float">
            <text:p>0.080654414312618</text:p>
          </table:table-cell>
          <table:table-cell table:formula="of:=[.E1630]*39.3701" office:value-type="float" office:value="1.5876861784646" calcext:value-type="float">
            <text:p>1.5876861784646</text:p>
          </table:table-cell>
          <table:table-cell table:formula="of:=[.F1630]*39.3701" office:value-type="float" office:value="3.17537235692919" calcext:value-type="float">
            <text:p>3.17537235692919</text:p>
          </table:table-cell>
        </table:table-row>
        <table:table-row table:style-name="ro1">
          <table:table-cell table:formula="of:=[.A1630]+1" office:value-type="float" office:value="1653" calcext:value-type="float">
            <text:p>1653</text:p>
          </table:table-cell>
          <table:table-cell table:formula="of:=299792458/([.A1631]*1000000)" office:value-type="float" office:value="0.181362648517846" calcext:value-type="float">
            <text:p>0.181362648517846</text:p>
          </table:table-cell>
          <table:table-cell table:formula="of:=(1/3)*[.B1631]" office:value-type="float" office:value="0.0604542161726154" calcext:value-type="float">
            <text:p>0.060454216172616</text:p>
          </table:table-cell>
          <table:table-cell table:formula="of:=4*[.C1631]" office:value-type="float" office:value="0.241816864690462" calcext:value-type="float">
            <text:p>0.241816864690462</text:p>
          </table:table-cell>
          <table:table-cell table:formula="of:=[.D1631]/6" office:value-type="float" office:value="0.0403028107817436" calcext:value-type="float">
            <text:p>0.040302810781744</text:p>
          </table:table-cell>
          <table:table-cell table:formula="of:=[.E1631]*2" office:value-type="float" office:value="0.0806056215634873" calcext:value-type="float">
            <text:p>0.080605621563487</text:p>
          </table:table-cell>
          <table:table-cell table:formula="of:=[.E1631]*39.3701" office:value-type="float" office:value="1.58672569075833" calcext:value-type="float">
            <text:p>1.58672569075833</text:p>
          </table:table-cell>
          <table:table-cell table:formula="of:=[.F1631]*39.3701" office:value-type="float" office:value="3.17345138151665" calcext:value-type="float">
            <text:p>3.17345138151665</text:p>
          </table:table-cell>
        </table:table-row>
        <table:table-row table:style-name="ro1">
          <table:table-cell table:formula="of:=[.A1631]+1" office:value-type="float" office:value="1654" calcext:value-type="float">
            <text:p>1654</text:p>
          </table:table-cell>
          <table:table-cell table:formula="of:=299792458/([.A1632]*1000000)" office:value-type="float" office:value="0.18125299758162" calcext:value-type="float">
            <text:p>0.18125299758162</text:p>
          </table:table-cell>
          <table:table-cell table:formula="of:=(1/3)*[.B1632]" office:value-type="float" office:value="0.0604176658605401" calcext:value-type="float">
            <text:p>0.06041766586054</text:p>
          </table:table-cell>
          <table:table-cell table:formula="of:=4*[.C1632]" office:value-type="float" office:value="0.24167066344216" calcext:value-type="float">
            <text:p>0.24167066344216</text:p>
          </table:table-cell>
          <table:table-cell table:formula="of:=[.D1632]/6" office:value-type="float" office:value="0.0402784439070267" calcext:value-type="float">
            <text:p>0.040278443907027</text:p>
          </table:table-cell>
          <table:table-cell table:formula="of:=[.E1632]*2" office:value-type="float" office:value="0.0805568878140535" calcext:value-type="float">
            <text:p>0.080556887814054</text:p>
          </table:table-cell>
          <table:table-cell table:formula="of:=[.E1632]*39.3701" office:value-type="float" office:value="1.58576636446403" calcext:value-type="float">
            <text:p>1.58576636446403</text:p>
          </table:table-cell>
          <table:table-cell table:formula="of:=[.F1632]*39.3701" office:value-type="float" office:value="3.17153272892807" calcext:value-type="float">
            <text:p>3.17153272892807</text:p>
          </table:table-cell>
        </table:table-row>
        <table:table-row table:style-name="ro1">
          <table:table-cell table:formula="of:=[.A1632]+1" office:value-type="float" office:value="1655" calcext:value-type="float">
            <text:p>1655</text:p>
          </table:table-cell>
          <table:table-cell table:formula="of:=299792458/([.A1633]*1000000)" office:value-type="float" office:value="0.181143479154079" calcext:value-type="float">
            <text:p>0.181143479154079</text:p>
          </table:table-cell>
          <table:table-cell table:formula="of:=(1/3)*[.B1633]" office:value-type="float" office:value="0.0603811597180262" calcext:value-type="float">
            <text:p>0.060381159718026</text:p>
          </table:table-cell>
          <table:table-cell table:formula="of:=4*[.C1633]" office:value-type="float" office:value="0.241524638872105" calcext:value-type="float">
            <text:p>0.241524638872105</text:p>
          </table:table-cell>
          <table:table-cell table:formula="of:=[.D1633]/6" office:value-type="float" office:value="0.0402541064786841" calcext:value-type="float">
            <text:p>0.040254106478684</text:p>
          </table:table-cell>
          <table:table-cell table:formula="of:=[.E1633]*2" office:value-type="float" office:value="0.0805082129573682" calcext:value-type="float">
            <text:p>0.080508212957368</text:p>
          </table:table-cell>
          <table:table-cell table:formula="of:=[.E1633]*39.3701" office:value-type="float" office:value="1.58480819747644" calcext:value-type="float">
            <text:p>1.58480819747644</text:p>
          </table:table-cell>
          <table:table-cell table:formula="of:=[.F1633]*39.3701" office:value-type="float" office:value="3.16961639495288" calcext:value-type="float">
            <text:p>3.16961639495288</text:p>
          </table:table-cell>
        </table:table-row>
        <table:table-row table:style-name="ro1">
          <table:table-cell table:formula="of:=[.A1633]+1" office:value-type="float" office:value="1656" calcext:value-type="float">
            <text:p>1656</text:p>
          </table:table-cell>
          <table:table-cell table:formula="of:=299792458/([.A1634]*1000000)" office:value-type="float" office:value="0.181034092995169" calcext:value-type="float">
            <text:p>0.181034092995169</text:p>
          </table:table-cell>
          <table:table-cell table:formula="of:=(1/3)*[.B1634]" office:value-type="float" office:value="0.0603446976650564" calcext:value-type="float">
            <text:p>0.060344697665056</text:p>
          </table:table-cell>
          <table:table-cell table:formula="of:=4*[.C1634]" office:value-type="float" office:value="0.241378790660225" calcext:value-type="float">
            <text:p>0.241378790660225</text:p>
          </table:table-cell>
          <table:table-cell table:formula="of:=[.D1634]/6" office:value-type="float" office:value="0.0402297984433709" calcext:value-type="float">
            <text:p>0.040229798443371</text:p>
          </table:table-cell>
          <table:table-cell table:formula="of:=[.E1634]*2" office:value-type="float" office:value="0.0804595968867418" calcext:value-type="float">
            <text:p>0.080459596886742</text:p>
          </table:table-cell>
          <table:table-cell table:formula="of:=[.E1634]*39.3701" office:value-type="float" office:value="1.58385118769536" calcext:value-type="float">
            <text:p>1.58385118769536</text:p>
          </table:table-cell>
          <table:table-cell table:formula="of:=[.F1634]*39.3701" office:value-type="float" office:value="3.16770237539071" calcext:value-type="float">
            <text:p>3.16770237539071</text:p>
          </table:table-cell>
        </table:table-row>
        <table:table-row table:style-name="ro1">
          <table:table-cell table:formula="of:=[.A1634]+1" office:value-type="float" office:value="1657" calcext:value-type="float">
            <text:p>1657</text:p>
          </table:table-cell>
          <table:table-cell table:formula="of:=299792458/([.A1635]*1000000)" office:value-type="float" office:value="0.180924838865419" calcext:value-type="float">
            <text:p>0.180924838865419</text:p>
          </table:table-cell>
          <table:table-cell table:formula="of:=(1/3)*[.B1635]" office:value-type="float" office:value="0.0603082796218065" calcext:value-type="float">
            <text:p>0.060308279621807</text:p>
          </table:table-cell>
          <table:table-cell table:formula="of:=4*[.C1635]" office:value-type="float" office:value="0.241233118487226" calcext:value-type="float">
            <text:p>0.241233118487226</text:p>
          </table:table-cell>
          <table:table-cell table:formula="of:=[.D1635]/6" office:value-type="float" office:value="0.040205519747871" calcext:value-type="float">
            <text:p>0.040205519747871</text:p>
          </table:table-cell>
          <table:table-cell table:formula="of:=[.E1635]*2" office:value-type="float" office:value="0.080411039495742" calcext:value-type="float">
            <text:p>0.080411039495742</text:p>
          </table:table-cell>
          <table:table-cell table:formula="of:=[.E1635]*39.3701" office:value-type="float" office:value="1.58289533302566" calcext:value-type="float">
            <text:p>1.58289533302566</text:p>
          </table:table-cell>
          <table:table-cell table:formula="of:=[.F1635]*39.3701" office:value-type="float" office:value="3.16579066605131" calcext:value-type="float">
            <text:p>3.16579066605131</text:p>
          </table:table-cell>
        </table:table-row>
        <table:table-row table:style-name="ro1">
          <table:table-cell table:formula="of:=[.A1635]+1" office:value-type="float" office:value="1658" calcext:value-type="float">
            <text:p>1658</text:p>
          </table:table-cell>
          <table:table-cell table:formula="of:=299792458/([.A1636]*1000000)" office:value-type="float" office:value="0.180815716525935" calcext:value-type="float">
            <text:p>0.180815716525935</text:p>
          </table:table-cell>
          <table:table-cell table:formula="of:=(1/3)*[.B1636]" office:value-type="float" office:value="0.060271905508645" calcext:value-type="float">
            <text:p>0.060271905508645</text:p>
          </table:table-cell>
          <table:table-cell table:formula="of:=4*[.C1636]" office:value-type="float" office:value="0.24108762203458" calcext:value-type="float">
            <text:p>0.24108762203458</text:p>
          </table:table-cell>
          <table:table-cell table:formula="of:=[.D1636]/6" office:value-type="float" office:value="0.0401812703390966" calcext:value-type="float">
            <text:p>0.040181270339097</text:p>
          </table:table-cell>
          <table:table-cell table:formula="of:=[.E1636]*2" office:value-type="float" office:value="0.0803625406781933" calcext:value-type="float">
            <text:p>0.080362540678193</text:p>
          </table:table-cell>
          <table:table-cell table:formula="of:=[.E1636]*39.3701" office:value-type="float" office:value="1.58194063137727" calcext:value-type="float">
            <text:p>1.58194063137727</text:p>
          </table:table-cell>
          <table:table-cell table:formula="of:=[.F1636]*39.3701" office:value-type="float" office:value="3.16388126275454" calcext:value-type="float">
            <text:p>3.16388126275454</text:p>
          </table:table-cell>
        </table:table-row>
        <table:table-row table:style-name="ro1">
          <table:table-cell table:formula="of:=[.A1636]+1" office:value-type="float" office:value="1659" calcext:value-type="float">
            <text:p>1659</text:p>
          </table:table-cell>
          <table:table-cell table:formula="of:=299792458/([.A1637]*1000000)" office:value-type="float" office:value="0.180706725738397" calcext:value-type="float">
            <text:p>0.180706725738397</text:p>
          </table:table-cell>
          <table:table-cell table:formula="of:=(1/3)*[.B1637]" office:value-type="float" office:value="0.0602355752461322" calcext:value-type="float">
            <text:p>0.060235575246132</text:p>
          </table:table-cell>
          <table:table-cell table:formula="of:=4*[.C1637]" office:value-type="float" office:value="0.240942300984529" calcext:value-type="float">
            <text:p>0.240942300984529</text:p>
          </table:table-cell>
          <table:table-cell table:formula="of:=[.D1637]/6" office:value-type="float" office:value="0.0401570501640881" calcext:value-type="float">
            <text:p>0.040157050164088</text:p>
          </table:table-cell>
          <table:table-cell table:formula="of:=[.E1637]*2" office:value-type="float" office:value="0.0803141003281763" calcext:value-type="float">
            <text:p>0.080314100328176</text:p>
          </table:table-cell>
          <table:table-cell table:formula="of:=[.E1637]*39.3701" office:value-type="float" office:value="1.58098708066517" calcext:value-type="float">
            <text:p>1.58098708066517</text:p>
          </table:table-cell>
          <table:table-cell table:formula="of:=[.F1637]*39.3701" office:value-type="float" office:value="3.16197416133033" calcext:value-type="float">
            <text:p>3.16197416133033</text:p>
          </table:table-cell>
        </table:table-row>
        <table:table-row table:style-name="ro1">
          <table:table-cell table:formula="of:=[.A1637]+1" office:value-type="float" office:value="1660" calcext:value-type="float">
            <text:p>1660</text:p>
          </table:table-cell>
          <table:table-cell table:formula="of:=299792458/([.A1638]*1000000)" office:value-type="float" office:value="0.18059786626506" calcext:value-type="float">
            <text:p>0.18059786626506</text:p>
          </table:table-cell>
          <table:table-cell table:formula="of:=(1/3)*[.B1638]" office:value-type="float" office:value="0.0601992887550201" calcext:value-type="float">
            <text:p>0.06019928875502</text:p>
          </table:table-cell>
          <table:table-cell table:formula="of:=4*[.C1638]" office:value-type="float" office:value="0.24079715502008" calcext:value-type="float">
            <text:p>0.24079715502008</text:p>
          </table:table-cell>
          <table:table-cell table:formula="of:=[.D1638]/6" office:value-type="float" office:value="0.0401328591700134" calcext:value-type="float">
            <text:p>0.040132859170013</text:p>
          </table:table-cell>
          <table:table-cell table:formula="of:=[.E1638]*2" office:value-type="float" office:value="0.0802657183400268" calcext:value-type="float">
            <text:p>0.080265718340027</text:p>
          </table:table-cell>
          <table:table-cell table:formula="of:=[.E1638]*39.3701" office:value-type="float" office:value="1.58003467880934" calcext:value-type="float">
            <text:p>1.58003467880934</text:p>
          </table:table-cell>
          <table:table-cell table:formula="of:=[.F1638]*39.3701" office:value-type="float" office:value="3.16006935761869" calcext:value-type="float">
            <text:p>3.16006935761869</text:p>
          </table:table-cell>
        </table:table-row>
        <table:table-row table:style-name="ro1">
          <table:table-cell table:formula="of:=[.A1638]+1" office:value-type="float" office:value="1661" calcext:value-type="float">
            <text:p>1661</text:p>
          </table:table-cell>
          <table:table-cell table:formula="of:=299792458/([.A1639]*1000000)" office:value-type="float" office:value="0.180489137868754" calcext:value-type="float">
            <text:p>0.180489137868754</text:p>
          </table:table-cell>
          <table:table-cell table:formula="of:=(1/3)*[.B1639]" office:value-type="float" office:value="0.0601630459562513" calcext:value-type="float">
            <text:p>0.060163045956251</text:p>
          </table:table-cell>
          <table:table-cell table:formula="of:=4*[.C1639]" office:value-type="float" office:value="0.240652183825005" calcext:value-type="float">
            <text:p>0.240652183825005</text:p>
          </table:table-cell>
          <table:table-cell table:formula="of:=[.D1639]/6" office:value-type="float" office:value="0.0401086973041675" calcext:value-type="float">
            <text:p>0.040108697304168</text:p>
          </table:table-cell>
          <table:table-cell table:formula="of:=[.E1639]*2" office:value-type="float" office:value="0.080217394608335" calcext:value-type="float">
            <text:p>0.080217394608335</text:p>
          </table:table-cell>
          <table:table-cell table:formula="of:=[.E1639]*39.3701" office:value-type="float" office:value="1.57908342373481" calcext:value-type="float">
            <text:p>1.57908342373481</text:p>
          </table:table-cell>
          <table:table-cell table:formula="of:=[.F1639]*39.3701" office:value-type="float" office:value="3.15816684746961" calcext:value-type="float">
            <text:p>3.15816684746961</text:p>
          </table:table-cell>
        </table:table-row>
        <table:table-row table:style-name="ro1">
          <table:table-cell table:formula="of:=[.A1639]+1" office:value-type="float" office:value="1662" calcext:value-type="float">
            <text:p>1662</text:p>
          </table:table-cell>
          <table:table-cell table:formula="of:=299792458/([.A1640]*1000000)" office:value-type="float" office:value="0.180380540312876" calcext:value-type="float">
            <text:p>0.180380540312876</text:p>
          </table:table-cell>
          <table:table-cell table:formula="of:=(1/3)*[.B1640]" office:value-type="float" office:value="0.0601268467709587" calcext:value-type="float">
            <text:p>0.060126846770959</text:p>
          </table:table-cell>
          <table:table-cell table:formula="of:=4*[.C1640]" office:value-type="float" office:value="0.240507387083835" calcext:value-type="float">
            <text:p>0.240507387083835</text:p>
          </table:table-cell>
          <table:table-cell table:formula="of:=[.D1640]/6" office:value-type="float" office:value="0.0400845645139725" calcext:value-type="float">
            <text:p>0.040084564513973</text:p>
          </table:table-cell>
          <table:table-cell table:formula="of:=[.E1640]*2" office:value-type="float" office:value="0.0801691290279449" calcext:value-type="float">
            <text:p>0.080169129027945</text:p>
          </table:table-cell>
          <table:table-cell table:formula="of:=[.E1640]*39.3701" office:value-type="float" office:value="1.57813331337155" calcext:value-type="float">
            <text:p>1.57813331337155</text:p>
          </table:table-cell>
          <table:table-cell table:formula="of:=[.F1640]*39.3701" office:value-type="float" office:value="3.15626662674309" calcext:value-type="float">
            <text:p>3.15626662674309</text:p>
          </table:table-cell>
        </table:table-row>
        <table:table-row table:style-name="ro1">
          <table:table-cell table:formula="of:=[.A1640]+1" office:value-type="float" office:value="1663" calcext:value-type="float">
            <text:p>1663</text:p>
          </table:table-cell>
          <table:table-cell table:formula="of:=299792458/([.A1641]*1000000)" office:value-type="float" office:value="0.180272073361395" calcext:value-type="float">
            <text:p>0.180272073361395</text:p>
          </table:table-cell>
          <table:table-cell table:formula="of:=(1/3)*[.B1641]" office:value-type="float" office:value="0.060090691120465" calcext:value-type="float">
            <text:p>0.060090691120465</text:p>
          </table:table-cell>
          <table:table-cell table:formula="of:=4*[.C1641]" office:value-type="float" office:value="0.24036276448186" calcext:value-type="float">
            <text:p>0.24036276448186</text:p>
          </table:table-cell>
          <table:table-cell table:formula="of:=[.D1641]/6" office:value-type="float" office:value="0.0400604607469767" calcext:value-type="float">
            <text:p>0.040060460746977</text:p>
          </table:table-cell>
          <table:table-cell table:formula="of:=[.E1641]*2" office:value-type="float" office:value="0.0801209214939533" calcext:value-type="float">
            <text:p>0.080120921493953</text:p>
          </table:table-cell>
          <table:table-cell table:formula="of:=[.E1641]*39.3701" office:value-type="float" office:value="1.57718434565455" calcext:value-type="float">
            <text:p>1.57718434565455</text:p>
          </table:table-cell>
          <table:table-cell table:formula="of:=[.F1641]*39.3701" office:value-type="float" office:value="3.15436869130909" calcext:value-type="float">
            <text:p>3.15436869130909</text:p>
          </table:table-cell>
        </table:table-row>
        <table:table-row table:style-name="ro1">
          <table:table-cell table:formula="of:=[.A1641]+1" office:value-type="float" office:value="1664" calcext:value-type="float">
            <text:p>1664</text:p>
          </table:table-cell>
          <table:table-cell table:formula="of:=299792458/([.A1642]*1000000)" office:value-type="float" office:value="0.180163736778846" calcext:value-type="float">
            <text:p>0.180163736778846</text:p>
          </table:table-cell>
          <table:table-cell table:formula="of:=(1/3)*[.B1642]" office:value-type="float" office:value="0.0600545789262821" calcext:value-type="float">
            <text:p>0.060054578926282</text:p>
          </table:table-cell>
          <table:table-cell table:formula="of:=4*[.C1642]" office:value-type="float" office:value="0.240218315705128" calcext:value-type="float">
            <text:p>0.240218315705128</text:p>
          </table:table-cell>
          <table:table-cell table:formula="of:=[.D1642]/6" office:value-type="float" office:value="0.0400363859508547" calcext:value-type="float">
            <text:p>0.040036385950855</text:p>
          </table:table-cell>
          <table:table-cell table:formula="of:=[.E1642]*2" office:value-type="float" office:value="0.0800727719017094" calcext:value-type="float">
            <text:p>0.080072771901709</text:p>
          </table:table-cell>
          <table:table-cell table:formula="of:=[.E1642]*39.3701" office:value-type="float" office:value="1.57623651852374" calcext:value-type="float">
            <text:p>1.57623651852374</text:p>
          </table:table-cell>
          <table:table-cell table:formula="of:=[.F1642]*39.3701" office:value-type="float" office:value="3.15247303704749" calcext:value-type="float">
            <text:p>3.15247303704749</text:p>
          </table:table-cell>
        </table:table-row>
        <table:table-row table:style-name="ro1">
          <table:table-cell table:formula="of:=[.A1642]+1" office:value-type="float" office:value="1665" calcext:value-type="float">
            <text:p>1665</text:p>
          </table:table-cell>
          <table:table-cell table:formula="of:=299792458/([.A1643]*1000000)" office:value-type="float" office:value="0.18005553033033" calcext:value-type="float">
            <text:p>0.18005553033033</text:p>
          </table:table-cell>
          <table:table-cell table:formula="of:=(1/3)*[.B1643]" office:value-type="float" office:value="0.0600185101101101" calcext:value-type="float">
            <text:p>0.06001851011011</text:p>
          </table:table-cell>
          <table:table-cell table:formula="of:=4*[.C1643]" office:value-type="float" office:value="0.24007404044044" calcext:value-type="float">
            <text:p>0.24007404044044</text:p>
          </table:table-cell>
          <table:table-cell table:formula="of:=[.D1643]/6" office:value-type="float" office:value="0.0400123400734067" calcext:value-type="float">
            <text:p>0.040012340073407</text:p>
          </table:table-cell>
          <table:table-cell table:formula="of:=[.E1643]*2" office:value-type="float" office:value="0.0800246801468135" calcext:value-type="float">
            <text:p>0.080024680146814</text:p>
          </table:table-cell>
          <table:table-cell table:formula="of:=[.E1643]*39.3701" office:value-type="float" office:value="1.57528982992403" calcext:value-type="float">
            <text:p>1.57528982992403</text:p>
          </table:table-cell>
          <table:table-cell table:formula="of:=[.F1643]*39.3701" office:value-type="float" office:value="3.15057965984806" calcext:value-type="float">
            <text:p>3.15057965984806</text:p>
          </table:table-cell>
        </table:table-row>
        <table:table-row table:style-name="ro1">
          <table:table-cell table:formula="of:=[.A1643]+1" office:value-type="float" office:value="1666" calcext:value-type="float">
            <text:p>1666</text:p>
          </table:table-cell>
          <table:table-cell table:formula="of:=299792458/([.A1644]*1000000)" office:value-type="float" office:value="0.179947453781513" calcext:value-type="float">
            <text:p>0.179947453781513</text:p>
          </table:table-cell>
          <table:table-cell table:formula="of:=(1/3)*[.B1644]" office:value-type="float" office:value="0.0599824845938375" calcext:value-type="float">
            <text:p>0.059982484593838</text:p>
          </table:table-cell>
          <table:table-cell table:formula="of:=4*[.C1644]" office:value-type="float" office:value="0.23992993837535" calcext:value-type="float">
            <text:p>0.23992993837535</text:p>
          </table:table-cell>
          <table:table-cell table:formula="of:=[.D1644]/6" office:value-type="float" office:value="0.0399883230625584" calcext:value-type="float">
            <text:p>0.039988323062558</text:p>
          </table:table-cell>
          <table:table-cell table:formula="of:=[.E1644]*2" office:value-type="float" office:value="0.0799766461251167" calcext:value-type="float">
            <text:p>0.079976646125117</text:p>
          </table:table-cell>
          <table:table-cell table:formula="of:=[.E1644]*39.3701" office:value-type="float" office:value="1.57434427780523" calcext:value-type="float">
            <text:p>1.57434427780523</text:p>
          </table:table-cell>
          <table:table-cell table:formula="of:=[.F1644]*39.3701" office:value-type="float" office:value="3.14868855561046" calcext:value-type="float">
            <text:p>3.14868855561046</text:p>
          </table:table-cell>
        </table:table-row>
        <table:table-row table:style-name="ro1">
          <table:table-cell table:formula="of:=[.A1644]+1" office:value-type="float" office:value="1667" calcext:value-type="float">
            <text:p>1667</text:p>
          </table:table-cell>
          <table:table-cell table:formula="of:=299792458/([.A1645]*1000000)" office:value-type="float" office:value="0.17983950689862" calcext:value-type="float">
            <text:p>0.17983950689862</text:p>
          </table:table-cell>
          <table:table-cell table:formula="of:=(1/3)*[.B1645]" office:value-type="float" office:value="0.0599465022995401" calcext:value-type="float">
            <text:p>0.05994650229954</text:p>
          </table:table-cell>
          <table:table-cell table:formula="of:=4*[.C1645]" office:value-type="float" office:value="0.23978600919816" calcext:value-type="float">
            <text:p>0.23978600919816</text:p>
          </table:table-cell>
          <table:table-cell table:formula="of:=[.D1645]/6" office:value-type="float" office:value="0.0399643348663601" calcext:value-type="float">
            <text:p>0.03996433486636</text:p>
          </table:table-cell>
          <table:table-cell table:formula="of:=[.E1645]*2" office:value-type="float" office:value="0.0799286697327201" calcext:value-type="float">
            <text:p>0.07992866973272</text:p>
          </table:table-cell>
          <table:table-cell table:formula="of:=[.E1645]*39.3701" office:value-type="float" office:value="1.57339986012208" calcext:value-type="float">
            <text:p>1.57339986012208</text:p>
          </table:table-cell>
          <table:table-cell table:formula="of:=[.F1645]*39.3701" office:value-type="float" office:value="3.14679972024416" calcext:value-type="float">
            <text:p>3.14679972024416</text:p>
          </table:table-cell>
        </table:table-row>
        <table:table-row table:style-name="ro1">
          <table:table-cell table:formula="of:=[.A1645]+1" office:value-type="float" office:value="1668" calcext:value-type="float">
            <text:p>1668</text:p>
          </table:table-cell>
          <table:table-cell table:formula="of:=299792458/([.A1646]*1000000)" office:value-type="float" office:value="0.179731689448441" calcext:value-type="float">
            <text:p>0.179731689448441</text:p>
          </table:table-cell>
          <table:table-cell table:formula="of:=(1/3)*[.B1646]" office:value-type="float" office:value="0.0599105631494804" calcext:value-type="float">
            <text:p>0.059910563149481</text:p>
          </table:table-cell>
          <table:table-cell table:formula="of:=4*[.C1646]" office:value-type="float" office:value="0.239642252597922" calcext:value-type="float">
            <text:p>0.239642252597922</text:p>
          </table:table-cell>
          <table:table-cell table:formula="of:=[.D1646]/6" office:value-type="float" office:value="0.0399403754329869" calcext:value-type="float">
            <text:p>0.039940375432987</text:p>
          </table:table-cell>
          <table:table-cell table:formula="of:=[.E1646]*2" office:value-type="float" office:value="0.0798807508659739" calcext:value-type="float">
            <text:p>0.079880750865974</text:p>
          </table:table-cell>
          <table:table-cell table:formula="of:=[.E1646]*39.3701" office:value-type="float" office:value="1.57245657483424" calcext:value-type="float">
            <text:p>1.57245657483424</text:p>
          </table:table-cell>
          <table:table-cell table:formula="of:=[.F1646]*39.3701" office:value-type="float" office:value="3.14491314966848" calcext:value-type="float">
            <text:p>3.14491314966848</text:p>
          </table:table-cell>
        </table:table-row>
        <table:table-row table:style-name="ro1">
          <table:table-cell table:formula="of:=[.A1646]+1" office:value-type="float" office:value="1669" calcext:value-type="float">
            <text:p>1669</text:p>
          </table:table-cell>
          <table:table-cell table:formula="of:=299792458/([.A1647]*1000000)" office:value-type="float" office:value="0.179624001198322" calcext:value-type="float">
            <text:p>0.179624001198322</text:p>
          </table:table-cell>
          <table:table-cell table:formula="of:=(1/3)*[.B1647]" office:value-type="float" office:value="0.0598746670661074" calcext:value-type="float">
            <text:p>0.059874667066108</text:p>
          </table:table-cell>
          <table:table-cell table:formula="of:=4*[.C1647]" office:value-type="float" office:value="0.23949866826443" calcext:value-type="float">
            <text:p>0.23949866826443</text:p>
          </table:table-cell>
          <table:table-cell table:formula="of:=[.D1647]/6" office:value-type="float" office:value="0.0399164447107383" calcext:value-type="float">
            <text:p>0.039916444710738</text:p>
          </table:table-cell>
          <table:table-cell table:formula="of:=[.E1647]*2" office:value-type="float" office:value="0.0798328894214766" calcext:value-type="float">
            <text:p>0.079832889421477</text:p>
          </table:table-cell>
          <table:table-cell table:formula="of:=[.E1647]*39.3701" office:value-type="float" office:value="1.57151441990624" calcext:value-type="float">
            <text:p>1.57151441990624</text:p>
          </table:table-cell>
          <table:table-cell table:formula="of:=[.F1647]*39.3701" office:value-type="float" office:value="3.14302883981248" calcext:value-type="float">
            <text:p>3.14302883981248</text:p>
          </table:table-cell>
        </table:table-row>
        <table:table-row table:style-name="ro1">
          <table:table-cell table:formula="of:=[.A1647]+1" office:value-type="float" office:value="1670" calcext:value-type="float">
            <text:p>1670</text:p>
          </table:table-cell>
          <table:table-cell table:formula="of:=299792458/([.A1648]*1000000)" office:value-type="float" office:value="0.179516441916168" calcext:value-type="float">
            <text:p>0.179516441916168</text:p>
          </table:table-cell>
          <table:table-cell table:formula="of:=(1/3)*[.B1648]" office:value-type="float" office:value="0.0598388139720559" calcext:value-type="float">
            <text:p>0.059838813972056</text:p>
          </table:table-cell>
          <table:table-cell table:formula="of:=4*[.C1648]" office:value-type="float" office:value="0.239355255888224" calcext:value-type="float">
            <text:p>0.239355255888224</text:p>
          </table:table-cell>
          <table:table-cell table:formula="of:=[.D1648]/6" office:value-type="float" office:value="0.0398925426480373" calcext:value-type="float">
            <text:p>0.039892542648037</text:p>
          </table:table-cell>
          <table:table-cell table:formula="of:=[.E1648]*2" office:value-type="float" office:value="0.0797850852960745" calcext:value-type="float">
            <text:p>0.079785085296075</text:p>
          </table:table-cell>
          <table:table-cell table:formula="of:=[.E1648]*39.3701" office:value-type="float" office:value="1.57057339330749" calcext:value-type="float">
            <text:p>1.57057339330749</text:p>
          </table:table-cell>
          <table:table-cell table:formula="of:=[.F1648]*39.3701" office:value-type="float" office:value="3.14114678661498" calcext:value-type="float">
            <text:p>3.14114678661498</text:p>
          </table:table-cell>
        </table:table-row>
        <table:table-row table:style-name="ro1">
          <table:table-cell table:formula="of:=[.A1648]+1" office:value-type="float" office:value="1671" calcext:value-type="float">
            <text:p>1671</text:p>
          </table:table-cell>
          <table:table-cell table:formula="of:=299792458/([.A1649]*1000000)" office:value-type="float" office:value="0.179409011370437" calcext:value-type="float">
            <text:p>0.179409011370437</text:p>
          </table:table-cell>
          <table:table-cell table:formula="of:=(1/3)*[.B1649]" office:value-type="float" office:value="0.0598030037901456" calcext:value-type="float">
            <text:p>0.059803003790146</text:p>
          </table:table-cell>
          <table:table-cell table:formula="of:=4*[.C1649]" office:value-type="float" office:value="0.239212015160582" calcext:value-type="float">
            <text:p>0.239212015160582</text:p>
          </table:table-cell>
          <table:table-cell table:formula="of:=[.D1649]/6" office:value-type="float" office:value="0.0398686691934304" calcext:value-type="float">
            <text:p>0.039868669193431</text:p>
          </table:table-cell>
          <table:table-cell table:formula="of:=[.E1649]*2" office:value-type="float" office:value="0.0797373383868608" calcext:value-type="float">
            <text:p>0.079737338386861</text:p>
          </table:table-cell>
          <table:table-cell table:formula="of:=[.E1649]*39.3701" office:value-type="float" office:value="1.56963349301227" calcext:value-type="float">
            <text:p>1.56963349301227</text:p>
          </table:table-cell>
          <table:table-cell table:formula="of:=[.F1649]*39.3701" office:value-type="float" office:value="3.13926698602455" calcext:value-type="float">
            <text:p>3.13926698602455</text:p>
          </table:table-cell>
        </table:table-row>
        <table:table-row table:style-name="ro1">
          <table:table-cell table:formula="of:=[.A1649]+1" office:value-type="float" office:value="1672" calcext:value-type="float">
            <text:p>1672</text:p>
          </table:table-cell>
          <table:table-cell table:formula="of:=299792458/([.A1650]*1000000)" office:value-type="float" office:value="0.179301709330144" calcext:value-type="float">
            <text:p>0.179301709330144</text:p>
          </table:table-cell>
          <table:table-cell table:formula="of:=(1/3)*[.B1650]" office:value-type="float" office:value="0.0597672364433812" calcext:value-type="float">
            <text:p>0.059767236443381</text:p>
          </table:table-cell>
          <table:table-cell table:formula="of:=4*[.C1650]" office:value-type="float" office:value="0.239068945773525" calcext:value-type="float">
            <text:p>0.239068945773525</text:p>
          </table:table-cell>
          <table:table-cell table:formula="of:=[.D1650]/6" office:value-type="float" office:value="0.0398448242955874" calcext:value-type="float">
            <text:p>0.039844824295588</text:p>
          </table:table-cell>
          <table:table-cell table:formula="of:=[.E1650]*2" office:value-type="float" office:value="0.0796896485911749" calcext:value-type="float">
            <text:p>0.079689648591175</text:p>
          </table:table-cell>
          <table:table-cell table:formula="of:=[.E1650]*39.3701" office:value-type="float" office:value="1.56869471699971" calcext:value-type="float">
            <text:p>1.56869471699971</text:p>
          </table:table-cell>
          <table:table-cell table:formula="of:=[.F1650]*39.3701" office:value-type="float" office:value="3.13738943399942" calcext:value-type="float">
            <text:p>3.13738943399942</text:p>
          </table:table-cell>
        </table:table-row>
        <table:table-row table:style-name="ro1">
          <table:table-cell table:formula="of:=[.A1650]+1" office:value-type="float" office:value="1673" calcext:value-type="float">
            <text:p>1673</text:p>
          </table:table-cell>
          <table:table-cell table:formula="of:=299792458/([.A1651]*1000000)" office:value-type="float" office:value="0.179194535564854" calcext:value-type="float">
            <text:p>0.179194535564854</text:p>
          </table:table-cell>
          <table:table-cell table:formula="of:=(1/3)*[.B1651]" office:value-type="float" office:value="0.0597315118549512" calcext:value-type="float">
            <text:p>0.059731511854951</text:p>
          </table:table-cell>
          <table:table-cell table:formula="of:=4*[.C1651]" office:value-type="float" office:value="0.238926047419805" calcext:value-type="float">
            <text:p>0.238926047419805</text:p>
          </table:table-cell>
          <table:table-cell table:formula="of:=[.D1651]/6" office:value-type="float" office:value="0.0398210079033008" calcext:value-type="float">
            <text:p>0.039821007903301</text:p>
          </table:table-cell>
          <table:table-cell table:formula="of:=[.E1651]*2" office:value-type="float" office:value="0.0796420158066016" calcext:value-type="float">
            <text:p>0.079642015806602</text:p>
          </table:table-cell>
          <table:table-cell table:formula="of:=[.E1651]*39.3701" office:value-type="float" office:value="1.56775706325374" calcext:value-type="float">
            <text:p>1.56775706325374</text:p>
          </table:table-cell>
          <table:table-cell table:formula="of:=[.F1651]*39.3701" office:value-type="float" office:value="3.13551412650748" calcext:value-type="float">
            <text:p>3.13551412650748</text:p>
          </table:table-cell>
        </table:table-row>
        <table:table-row table:style-name="ro1">
          <table:table-cell table:formula="of:=[.A1651]+1" office:value-type="float" office:value="1674" calcext:value-type="float">
            <text:p>1674</text:p>
          </table:table-cell>
          <table:table-cell table:formula="of:=299792458/([.A1652]*1000000)" office:value-type="float" office:value="0.179087489844683" calcext:value-type="float">
            <text:p>0.179087489844683</text:p>
          </table:table-cell>
          <table:table-cell table:formula="of:=(1/3)*[.B1652]" office:value-type="float" office:value="0.0596958299482278" calcext:value-type="float">
            <text:p>0.059695829948228</text:p>
          </table:table-cell>
          <table:table-cell table:formula="of:=4*[.C1652]" office:value-type="float" office:value="0.238783319792911" calcext:value-type="float">
            <text:p>0.238783319792911</text:p>
          </table:table-cell>
          <table:table-cell table:formula="of:=[.D1652]/6" office:value-type="float" office:value="0.0397972199654852" calcext:value-type="float">
            <text:p>0.039797219965485</text:p>
          </table:table-cell>
          <table:table-cell table:formula="of:=[.E1652]*2" office:value-type="float" office:value="0.0795944399309704" calcext:value-type="float">
            <text:p>0.07959443993097</text:p>
          </table:table-cell>
          <table:table-cell table:formula="of:=[.E1652]*39.3701" office:value-type="float" office:value="1.56682052976315" calcext:value-type="float">
            <text:p>1.56682052976315</text:p>
          </table:table-cell>
          <table:table-cell table:formula="of:=[.F1652]*39.3701" office:value-type="float" office:value="3.1336410595263" calcext:value-type="float">
            <text:p>3.1336410595263</text:p>
          </table:table-cell>
        </table:table-row>
        <table:table-row table:style-name="ro1">
          <table:table-cell table:formula="of:=[.A1652]+1" office:value-type="float" office:value="1675" calcext:value-type="float">
            <text:p>1675</text:p>
          </table:table-cell>
          <table:table-cell table:formula="of:=299792458/([.A1653]*1000000)" office:value-type="float" office:value="0.178980571940299" calcext:value-type="float">
            <text:p>0.178980571940299</text:p>
          </table:table-cell>
          <table:table-cell table:formula="of:=(1/3)*[.B1653]" office:value-type="float" office:value="0.0596601906467662" calcext:value-type="float">
            <text:p>0.059660190646766</text:p>
          </table:table-cell>
          <table:table-cell table:formula="of:=4*[.C1653]" office:value-type="float" office:value="0.238640762587065" calcext:value-type="float">
            <text:p>0.238640762587065</text:p>
          </table:table-cell>
          <table:table-cell table:formula="of:=[.D1653]/6" office:value-type="float" office:value="0.0397734604311774" calcext:value-type="float">
            <text:p>0.039773460431178</text:p>
          </table:table-cell>
          <table:table-cell table:formula="of:=[.E1653]*2" office:value-type="float" office:value="0.0795469208623549" calcext:value-type="float">
            <text:p>0.079546920862355</text:p>
          </table:table-cell>
          <table:table-cell table:formula="of:=[.E1653]*39.3701" office:value-type="float" office:value="1.5658851145215" calcext:value-type="float">
            <text:p>1.5658851145215</text:p>
          </table:table-cell>
          <table:table-cell table:formula="of:=[.F1653]*39.3701" office:value-type="float" office:value="3.131770229043" calcext:value-type="float">
            <text:p>3.131770229043</text:p>
          </table:table-cell>
        </table:table-row>
        <table:table-row table:style-name="ro1">
          <table:table-cell table:formula="of:=[.A1653]+1" office:value-type="float" office:value="1676" calcext:value-type="float">
            <text:p>1676</text:p>
          </table:table-cell>
          <table:table-cell table:formula="of:=299792458/([.A1654]*1000000)" office:value-type="float" office:value="0.178873781622912" calcext:value-type="float">
            <text:p>0.178873781622912</text:p>
          </table:table-cell>
          <table:table-cell table:formula="of:=(1/3)*[.B1654]" office:value-type="float" office:value="0.0596245938743039" calcext:value-type="float">
            <text:p>0.059624593874304</text:p>
          </table:table-cell>
          <table:table-cell table:formula="of:=4*[.C1654]" office:value-type="float" office:value="0.238498375497216" calcext:value-type="float">
            <text:p>0.238498375497216</text:p>
          </table:table-cell>
          <table:table-cell table:formula="of:=[.D1654]/6" office:value-type="float" office:value="0.0397497292495359" calcext:value-type="float">
            <text:p>0.039749729249536</text:p>
          </table:table-cell>
          <table:table-cell table:formula="of:=[.E1654]*2" office:value-type="float" office:value="0.0794994584990719" calcext:value-type="float">
            <text:p>0.079499458499072</text:p>
          </table:table-cell>
          <table:table-cell table:formula="of:=[.E1654]*39.3701" office:value-type="float" office:value="1.56495081552715" calcext:value-type="float">
            <text:p>1.56495081552715</text:p>
          </table:table-cell>
          <table:table-cell table:formula="of:=[.F1654]*39.3701" office:value-type="float" office:value="3.12990163105431" calcext:value-type="float">
            <text:p>3.12990163105431</text:p>
          </table:table-cell>
        </table:table-row>
        <table:table-row table:style-name="ro1">
          <table:table-cell table:formula="of:=[.A1654]+1" office:value-type="float" office:value="1677" calcext:value-type="float">
            <text:p>1677</text:p>
          </table:table-cell>
          <table:table-cell table:formula="of:=299792458/([.A1655]*1000000)" office:value-type="float" office:value="0.178767118664281" calcext:value-type="float">
            <text:p>0.178767118664281</text:p>
          </table:table-cell>
          <table:table-cell table:formula="of:=(1/3)*[.B1655]" office:value-type="float" office:value="0.0595890395547605" calcext:value-type="float">
            <text:p>0.059589039554761</text:p>
          </table:table-cell>
          <table:table-cell table:formula="of:=4*[.C1655]" office:value-type="float" office:value="0.238356158219042" calcext:value-type="float">
            <text:p>0.238356158219042</text:p>
          </table:table-cell>
          <table:table-cell table:formula="of:=[.D1655]/6" office:value-type="float" office:value="0.0397260263698403" calcext:value-type="float">
            <text:p>0.03972602636984</text:p>
          </table:table-cell>
          <table:table-cell table:formula="of:=[.E1655]*2" office:value-type="float" office:value="0.0794520527396807" calcext:value-type="float">
            <text:p>0.079452052739681</text:p>
          </table:table-cell>
          <table:table-cell table:formula="of:=[.E1655]*39.3701" office:value-type="float" office:value="1.56401763078325" calcext:value-type="float">
            <text:p>1.56401763078325</text:p>
          </table:table-cell>
          <table:table-cell table:formula="of:=[.F1655]*39.3701" office:value-type="float" office:value="3.1280352615665" calcext:value-type="float">
            <text:p>3.1280352615665</text:p>
          </table:table-cell>
        </table:table-row>
        <table:table-row table:style-name="ro1">
          <table:table-cell table:formula="of:=[.A1655]+1" office:value-type="float" office:value="1678" calcext:value-type="float">
            <text:p>1678</text:p>
          </table:table-cell>
          <table:table-cell table:formula="of:=299792458/([.A1656]*1000000)" office:value-type="float" office:value="0.17866058283671" calcext:value-type="float">
            <text:p>0.17866058283671</text:p>
          </table:table-cell>
          <table:table-cell table:formula="of:=(1/3)*[.B1656]" office:value-type="float" office:value="0.0595535276122368" calcext:value-type="float">
            <text:p>0.059553527612237</text:p>
          </table:table-cell>
          <table:table-cell table:formula="of:=4*[.C1656]" office:value-type="float" office:value="0.238214110448947" calcext:value-type="float">
            <text:p>0.238214110448947</text:p>
          </table:table-cell>
          <table:table-cell table:formula="of:=[.D1656]/6" office:value-type="float" office:value="0.0397023517414912" calcext:value-type="float">
            <text:p>0.039702351741491</text:p>
          </table:table-cell>
          <table:table-cell table:formula="of:=[.E1656]*2" office:value-type="float" office:value="0.0794047034829824" calcext:value-type="float">
            <text:p>0.079404703482982</text:p>
          </table:table-cell>
          <table:table-cell table:formula="of:=[.E1656]*39.3701" office:value-type="float" office:value="1.56308555829768" calcext:value-type="float">
            <text:p>1.56308555829768</text:p>
          </table:table-cell>
          <table:table-cell table:formula="of:=[.F1656]*39.3701" office:value-type="float" office:value="3.12617111659536" calcext:value-type="float">
            <text:p>3.12617111659536</text:p>
          </table:table-cell>
        </table:table-row>
        <table:table-row table:style-name="ro1">
          <table:table-cell table:formula="of:=[.A1656]+1" office:value-type="float" office:value="1679" calcext:value-type="float">
            <text:p>1679</text:p>
          </table:table-cell>
          <table:table-cell table:formula="of:=299792458/([.A1657]*1000000)" office:value-type="float" office:value="0.178554173913043" calcext:value-type="float">
            <text:p>0.178554173913043</text:p>
          </table:table-cell>
          <table:table-cell table:formula="of:=(1/3)*[.B1657]" office:value-type="float" office:value="0.0595180579710145" calcext:value-type="float">
            <text:p>0.059518057971015</text:p>
          </table:table-cell>
          <table:table-cell table:formula="of:=4*[.C1657]" office:value-type="float" office:value="0.238072231884058" calcext:value-type="float">
            <text:p>0.238072231884058</text:p>
          </table:table-cell>
          <table:table-cell table:formula="of:=[.D1657]/6" office:value-type="float" office:value="0.0396787053140097" calcext:value-type="float">
            <text:p>0.03967870531401</text:p>
          </table:table-cell>
          <table:table-cell table:formula="of:=[.E1657]*2" office:value-type="float" office:value="0.0793574106280193" calcext:value-type="float">
            <text:p>0.079357410628019</text:p>
          </table:table-cell>
          <table:table-cell table:formula="of:=[.E1657]*39.3701" office:value-type="float" office:value="1.56215459608309" calcext:value-type="float">
            <text:p>1.56215459608309</text:p>
          </table:table-cell>
          <table:table-cell table:formula="of:=[.F1657]*39.3701" office:value-type="float" office:value="3.12430919216618" calcext:value-type="float">
            <text:p>3.12430919216618</text:p>
          </table:table-cell>
        </table:table-row>
        <table:table-row table:style-name="ro1">
          <table:table-cell table:formula="of:=[.A1657]+1" office:value-type="float" office:value="1680" calcext:value-type="float">
            <text:p>1680</text:p>
          </table:table-cell>
          <table:table-cell table:formula="of:=299792458/([.A1658]*1000000)" office:value-type="float" office:value="0.178447891666667" calcext:value-type="float">
            <text:p>0.178447891666667</text:p>
          </table:table-cell>
          <table:table-cell table:formula="of:=(1/3)*[.B1658]" office:value-type="float" office:value="0.0594826305555556" calcext:value-type="float">
            <text:p>0.059482630555556</text:p>
          </table:table-cell>
          <table:table-cell table:formula="of:=4*[.C1658]" office:value-type="float" office:value="0.237930522222222" calcext:value-type="float">
            <text:p>0.237930522222222</text:p>
          </table:table-cell>
          <table:table-cell table:formula="of:=[.D1658]/6" office:value-type="float" office:value="0.039655087037037" calcext:value-type="float">
            <text:p>0.039655087037037</text:p>
          </table:table-cell>
          <table:table-cell table:formula="of:=[.E1658]*2" office:value-type="float" office:value="0.0793101740740741" calcext:value-type="float">
            <text:p>0.079310174074074</text:p>
          </table:table-cell>
          <table:table-cell table:formula="of:=[.E1658]*39.3701" office:value-type="float" office:value="1.56122474215685" calcext:value-type="float">
            <text:p>1.56122474215685</text:p>
          </table:table-cell>
          <table:table-cell table:formula="of:=[.F1658]*39.3701" office:value-type="float" office:value="3.1224494843137" calcext:value-type="float">
            <text:p>3.1224494843137</text:p>
          </table:table-cell>
        </table:table-row>
        <table:table-row table:style-name="ro1">
          <table:table-cell table:formula="of:=[.A1658]+1" office:value-type="float" office:value="1681" calcext:value-type="float">
            <text:p>1681</text:p>
          </table:table-cell>
          <table:table-cell table:formula="of:=299792458/([.A1659]*1000000)" office:value-type="float" office:value="0.178341735871505" calcext:value-type="float">
            <text:p>0.178341735871505</text:p>
          </table:table-cell>
          <table:table-cell table:formula="of:=(1/3)*[.B1659]" office:value-type="float" office:value="0.0594472452905017" calcext:value-type="float">
            <text:p>0.059447245290502</text:p>
          </table:table-cell>
          <table:table-cell table:formula="of:=4*[.C1659]" office:value-type="float" office:value="0.237788981162007" calcext:value-type="float">
            <text:p>0.237788981162007</text:p>
          </table:table-cell>
          <table:table-cell table:formula="of:=[.D1659]/6" office:value-type="float" office:value="0.0396314968603345" calcext:value-type="float">
            <text:p>0.039631496860335</text:p>
          </table:table-cell>
          <table:table-cell table:formula="of:=[.E1659]*2" office:value-type="float" office:value="0.0792629937206689" calcext:value-type="float">
            <text:p>0.079262993720669</text:p>
          </table:table-cell>
          <table:table-cell table:formula="of:=[.E1659]*39.3701" office:value-type="float" office:value="1.56029599454105" calcext:value-type="float">
            <text:p>1.56029599454105</text:p>
          </table:table-cell>
          <table:table-cell table:formula="of:=[.F1659]*39.3701" office:value-type="float" office:value="3.12059198908211" calcext:value-type="float">
            <text:p>3.12059198908211</text:p>
          </table:table-cell>
        </table:table-row>
        <table:table-row table:style-name="ro1">
          <table:table-cell table:formula="of:=[.A1659]+1" office:value-type="float" office:value="1682" calcext:value-type="float">
            <text:p>1682</text:p>
          </table:table-cell>
          <table:table-cell table:formula="of:=299792458/([.A1660]*1000000)" office:value-type="float" office:value="0.178235706302021" calcext:value-type="float">
            <text:p>0.178235706302021</text:p>
          </table:table-cell>
          <table:table-cell table:formula="of:=(1/3)*[.B1660]" office:value-type="float" office:value="0.0594119021006738" calcext:value-type="float">
            <text:p>0.059411902100674</text:p>
          </table:table-cell>
          <table:table-cell table:formula="of:=4*[.C1660]" office:value-type="float" office:value="0.237647608402695" calcext:value-type="float">
            <text:p>0.237647608402695</text:p>
          </table:table-cell>
          <table:table-cell table:formula="of:=[.D1660]/6" office:value-type="float" office:value="0.0396079347337825" calcext:value-type="float">
            <text:p>0.039607934733783</text:p>
          </table:table-cell>
          <table:table-cell table:formula="of:=[.E1660]*2" office:value-type="float" office:value="0.0792158694675651" calcext:value-type="float">
            <text:p>0.079215869467565</text:p>
          </table:table-cell>
          <table:table-cell table:formula="of:=[.E1660]*39.3701" office:value-type="float" office:value="1.55936835126249" calcext:value-type="float">
            <text:p>1.55936835126249</text:p>
          </table:table-cell>
          <table:table-cell table:formula="of:=[.F1660]*39.3701" office:value-type="float" office:value="3.11873670252498" calcext:value-type="float">
            <text:p>3.11873670252498</text:p>
          </table:table-cell>
        </table:table-row>
        <table:table-row table:style-name="ro1">
          <table:table-cell table:formula="of:=[.A1660]+1" office:value-type="float" office:value="1683" calcext:value-type="float">
            <text:p>1683</text:p>
          </table:table-cell>
          <table:table-cell table:formula="of:=299792458/([.A1661]*1000000)" office:value-type="float" office:value="0.178129802733214" calcext:value-type="float">
            <text:p>0.178129802733214</text:p>
          </table:table-cell>
          <table:table-cell table:formula="of:=(1/3)*[.B1661]" office:value-type="float" office:value="0.0593766009110715" calcext:value-type="float">
            <text:p>0.059376600911072</text:p>
          </table:table-cell>
          <table:table-cell table:formula="of:=4*[.C1661]" office:value-type="float" office:value="0.237506403644286" calcext:value-type="float">
            <text:p>0.237506403644286</text:p>
          </table:table-cell>
          <table:table-cell table:formula="of:=[.D1661]/6" office:value-type="float" office:value="0.039584400607381" calcext:value-type="float">
            <text:p>0.039584400607381</text:p>
          </table:table-cell>
          <table:table-cell table:formula="of:=[.E1661]*2" office:value-type="float" office:value="0.079168801214762" calcext:value-type="float">
            <text:p>0.079168801214762</text:p>
          </table:table-cell>
          <table:table-cell table:formula="of:=[.E1661]*39.3701" office:value-type="float" office:value="1.55844181035265" calcext:value-type="float">
            <text:p>1.55844181035265</text:p>
          </table:table-cell>
          <table:table-cell table:formula="of:=[.F1661]*39.3701" office:value-type="float" office:value="3.1168836207053" calcext:value-type="float">
            <text:p>3.1168836207053</text:p>
          </table:table-cell>
        </table:table-row>
        <table:table-row table:style-name="ro1">
          <table:table-cell table:formula="of:=[.A1661]+1" office:value-type="float" office:value="1684" calcext:value-type="float">
            <text:p>1684</text:p>
          </table:table-cell>
          <table:table-cell table:formula="of:=299792458/([.A1662]*1000000)" office:value-type="float" office:value="0.178024024940618" calcext:value-type="float">
            <text:p>0.178024024940618</text:p>
          </table:table-cell>
          <table:table-cell table:formula="of:=(1/3)*[.B1662]" office:value-type="float" office:value="0.0593413416468725" calcext:value-type="float">
            <text:p>0.059341341646873</text:p>
          </table:table-cell>
          <table:table-cell table:formula="of:=4*[.C1662]" office:value-type="float" office:value="0.23736536658749" calcext:value-type="float">
            <text:p>0.23736536658749</text:p>
          </table:table-cell>
          <table:table-cell table:formula="of:=[.D1662]/6" office:value-type="float" office:value="0.0395608944312483" calcext:value-type="float">
            <text:p>0.039560894431248</text:p>
          </table:table-cell>
          <table:table-cell table:formula="of:=[.E1662]*2" office:value-type="float" office:value="0.0791217888624967" calcext:value-type="float">
            <text:p>0.079121788862497</text:p>
          </table:table-cell>
          <table:table-cell table:formula="of:=[.E1662]*39.3701" office:value-type="float" office:value="1.55751636984769" calcext:value-type="float">
            <text:p>1.55751636984769</text:p>
          </table:table-cell>
          <table:table-cell table:formula="of:=[.F1662]*39.3701" office:value-type="float" office:value="3.11503273969538" calcext:value-type="float">
            <text:p>3.11503273969538</text:p>
          </table:table-cell>
        </table:table-row>
        <table:table-row table:style-name="ro1">
          <table:table-cell table:formula="of:=[.A1662]+1" office:value-type="float" office:value="1685" calcext:value-type="float">
            <text:p>1685</text:p>
          </table:table-cell>
          <table:table-cell table:formula="of:=299792458/([.A1663]*1000000)" office:value-type="float" office:value="0.177918372700297" calcext:value-type="float">
            <text:p>0.177918372700297</text:p>
          </table:table-cell>
          <table:table-cell table:formula="of:=(1/3)*[.B1663]" office:value-type="float" office:value="0.0593061242334322" calcext:value-type="float">
            <text:p>0.059306124233432</text:p>
          </table:table-cell>
          <table:table-cell table:formula="of:=4*[.C1663]" office:value-type="float" office:value="0.237224496933729" calcext:value-type="float">
            <text:p>0.237224496933729</text:p>
          </table:table-cell>
          <table:table-cell table:formula="of:=[.D1663]/6" office:value-type="float" office:value="0.0395374161556215" calcext:value-type="float">
            <text:p>0.039537416155622</text:p>
          </table:table-cell>
          <table:table-cell table:formula="of:=[.E1663]*2" office:value-type="float" office:value="0.079074832311243" calcext:value-type="float">
            <text:p>0.079074832311243</text:p>
          </table:table-cell>
          <table:table-cell table:formula="of:=[.E1663]*39.3701" office:value-type="float" office:value="1.55659202778843" calcext:value-type="float">
            <text:p>1.55659202778843</text:p>
          </table:table-cell>
          <table:table-cell table:formula="of:=[.F1663]*39.3701" office:value-type="float" office:value="3.11318405557687" calcext:value-type="float">
            <text:p>3.11318405557687</text:p>
          </table:table-cell>
        </table:table-row>
        <table:table-row table:style-name="ro1">
          <table:table-cell table:formula="of:=[.A1663]+1" office:value-type="float" office:value="1686" calcext:value-type="float">
            <text:p>1686</text:p>
          </table:table-cell>
          <table:table-cell table:formula="of:=299792458/([.A1664]*1000000)" office:value-type="float" office:value="0.177812845788849" calcext:value-type="float">
            <text:p>0.177812845788849</text:p>
          </table:table-cell>
          <table:table-cell table:formula="of:=(1/3)*[.B1664]" office:value-type="float" office:value="0.0592709485962831" calcext:value-type="float">
            <text:p>0.059270948596283</text:p>
          </table:table-cell>
          <table:table-cell table:formula="of:=4*[.C1664]" office:value-type="float" office:value="0.237083794385132" calcext:value-type="float">
            <text:p>0.237083794385132</text:p>
          </table:table-cell>
          <table:table-cell table:formula="of:=[.D1664]/6" office:value-type="float" office:value="0.0395139657308554" calcext:value-type="float">
            <text:p>0.039513965730855</text:p>
          </table:table-cell>
          <table:table-cell table:formula="of:=[.E1664]*2" office:value-type="float" office:value="0.0790279314617108" calcext:value-type="float">
            <text:p>0.079027931461711</text:p>
          </table:table-cell>
          <table:table-cell table:formula="of:=[.E1664]*39.3701" office:value-type="float" office:value="1.55566878222035" calcext:value-type="float">
            <text:p>1.55566878222035</text:p>
          </table:table-cell>
          <table:table-cell table:formula="of:=[.F1664]*39.3701" office:value-type="float" office:value="3.1113375644407" calcext:value-type="float">
            <text:p>3.1113375644407</text:p>
          </table:table-cell>
        </table:table-row>
        <table:table-row table:style-name="ro1">
          <table:table-cell table:formula="of:=[.A1664]+1" office:value-type="float" office:value="1687" calcext:value-type="float">
            <text:p>1687</text:p>
          </table:table-cell>
          <table:table-cell table:formula="of:=299792458/([.A1665]*1000000)" office:value-type="float" office:value="0.177707443983402" calcext:value-type="float">
            <text:p>0.177707443983402</text:p>
          </table:table-cell>
          <table:table-cell table:formula="of:=(1/3)*[.B1665]" office:value-type="float" office:value="0.0592358146611342" calcext:value-type="float">
            <text:p>0.059235814661134</text:p>
          </table:table-cell>
          <table:table-cell table:formula="of:=4*[.C1665]" office:value-type="float" office:value="0.236943258644537" calcext:value-type="float">
            <text:p>0.236943258644537</text:p>
          </table:table-cell>
          <table:table-cell table:formula="of:=[.D1665]/6" office:value-type="float" office:value="0.0394905431074228" calcext:value-type="float">
            <text:p>0.039490543107423</text:p>
          </table:table-cell>
          <table:table-cell table:formula="of:=[.E1665]*2" office:value-type="float" office:value="0.0789810862148456" calcext:value-type="float">
            <text:p>0.078981086214846</text:p>
          </table:table-cell>
          <table:table-cell table:formula="of:=[.E1665]*39.3701" office:value-type="float" office:value="1.55474663119355" calcext:value-type="float">
            <text:p>1.55474663119355</text:p>
          </table:table-cell>
          <table:table-cell table:formula="of:=[.F1665]*39.3701" office:value-type="float" office:value="3.10949326238709" calcext:value-type="float">
            <text:p>3.10949326238709</text:p>
          </table:table-cell>
        </table:table-row>
        <table:table-row table:style-name="ro1">
          <table:table-cell table:formula="of:=[.A1665]+1" office:value-type="float" office:value="1688" calcext:value-type="float">
            <text:p>1688</text:p>
          </table:table-cell>
          <table:table-cell table:formula="of:=299792458/([.A1666]*1000000)" office:value-type="float" office:value="0.177602167061611" calcext:value-type="float">
            <text:p>0.177602167061611</text:p>
          </table:table-cell>
          <table:table-cell table:formula="of:=(1/3)*[.B1666]" office:value-type="float" office:value="0.0592007223538705" calcext:value-type="float">
            <text:p>0.059200722353871</text:p>
          </table:table-cell>
          <table:table-cell table:formula="of:=4*[.C1666]" office:value-type="float" office:value="0.236802889415482" calcext:value-type="float">
            <text:p>0.236802889415482</text:p>
          </table:table-cell>
          <table:table-cell table:formula="of:=[.D1666]/6" office:value-type="float" office:value="0.0394671482359136" calcext:value-type="float">
            <text:p>0.039467148235914</text:p>
          </table:table-cell>
          <table:table-cell table:formula="of:=[.E1666]*2" office:value-type="float" office:value="0.0789342964718273" calcext:value-type="float">
            <text:p>0.078934296471827</text:p>
          </table:table-cell>
          <table:table-cell table:formula="of:=[.E1666]*39.3701" office:value-type="float" office:value="1.55382557276274" calcext:value-type="float">
            <text:p>1.55382557276274</text:p>
          </table:table-cell>
          <table:table-cell table:formula="of:=[.F1666]*39.3701" office:value-type="float" office:value="3.10765114552549" calcext:value-type="float">
            <text:p>3.10765114552549</text:p>
          </table:table-cell>
        </table:table-row>
        <table:table-row table:style-name="ro1">
          <table:table-cell table:formula="of:=[.A1666]+1" office:value-type="float" office:value="1689" calcext:value-type="float">
            <text:p>1689</text:p>
          </table:table-cell>
          <table:table-cell table:formula="of:=299792458/([.A1667]*1000000)" office:value-type="float" office:value="0.177497014801658" calcext:value-type="float">
            <text:p>0.177497014801658</text:p>
          </table:table-cell>
          <table:table-cell table:formula="of:=(1/3)*[.B1667]" office:value-type="float" office:value="0.0591656716005526" calcext:value-type="float">
            <text:p>0.059165671600553</text:p>
          </table:table-cell>
          <table:table-cell table:formula="of:=4*[.C1667]" office:value-type="float" office:value="0.23666268640221" calcext:value-type="float">
            <text:p>0.23666268640221</text:p>
          </table:table-cell>
          <table:table-cell table:formula="of:=[.D1667]/6" office:value-type="float" office:value="0.0394437810670351" calcext:value-type="float">
            <text:p>0.039443781067035</text:p>
          </table:table-cell>
          <table:table-cell table:formula="of:=[.E1667]*2" office:value-type="float" office:value="0.0788875621340701" calcext:value-type="float">
            <text:p>0.07888756213407</text:p>
          </table:table-cell>
          <table:table-cell table:formula="of:=[.E1667]*39.3701" office:value-type="float" office:value="1.55290560498728" calcext:value-type="float">
            <text:p>1.55290560498728</text:p>
          </table:table-cell>
          <table:table-cell table:formula="of:=[.F1667]*39.3701" office:value-type="float" office:value="3.10581120997455" calcext:value-type="float">
            <text:p>3.10581120997455</text:p>
          </table:table-cell>
        </table:table-row>
        <table:table-row table:style-name="ro1">
          <table:table-cell table:formula="of:=[.A1667]+1" office:value-type="float" office:value="1690" calcext:value-type="float">
            <text:p>1690</text:p>
          </table:table-cell>
          <table:table-cell table:formula="of:=299792458/([.A1668]*1000000)" office:value-type="float" office:value="0.177391986982249" calcext:value-type="float">
            <text:p>0.177391986982249</text:p>
          </table:table-cell>
          <table:table-cell table:formula="of:=(1/3)*[.B1668]" office:value-type="float" office:value="0.0591306623274162" calcext:value-type="float">
            <text:p>0.059130662327416</text:p>
          </table:table-cell>
          <table:table-cell table:formula="of:=4*[.C1668]" office:value-type="float" office:value="0.236522649309665" calcext:value-type="float">
            <text:p>0.236522649309665</text:p>
          </table:table-cell>
          <table:table-cell table:formula="of:=[.D1668]/6" office:value-type="float" office:value="0.0394204415516108" calcext:value-type="float">
            <text:p>0.039420441551611</text:p>
          </table:table-cell>
          <table:table-cell table:formula="of:=[.E1668]*2" office:value-type="float" office:value="0.0788408831032216" calcext:value-type="float">
            <text:p>0.078840883103222</text:p>
          </table:table-cell>
          <table:table-cell table:formula="of:=[.E1668]*39.3701" office:value-type="float" office:value="1.55198672593107" calcext:value-type="float">
            <text:p>1.55198672593107</text:p>
          </table:table-cell>
          <table:table-cell table:formula="of:=[.F1668]*39.3701" office:value-type="float" office:value="3.10397345186214" calcext:value-type="float">
            <text:p>3.10397345186214</text:p>
          </table:table-cell>
        </table:table-row>
        <table:table-row table:style-name="ro1">
          <table:table-cell table:formula="of:=[.A1668]+1" office:value-type="float" office:value="1691" calcext:value-type="float">
            <text:p>1691</text:p>
          </table:table-cell>
          <table:table-cell table:formula="of:=299792458/([.A1669]*1000000)" office:value-type="float" office:value="0.177287083382614" calcext:value-type="float">
            <text:p>0.177287083382614</text:p>
          </table:table-cell>
          <table:table-cell table:formula="of:=(1/3)*[.B1669]" office:value-type="float" office:value="0.0590956944608713" calcext:value-type="float">
            <text:p>0.059095694460871</text:p>
          </table:table-cell>
          <table:table-cell table:formula="of:=4*[.C1669]" office:value-type="float" office:value="0.236382777843485" calcext:value-type="float">
            <text:p>0.236382777843485</text:p>
          </table:table-cell>
          <table:table-cell table:formula="of:=[.D1669]/6" office:value-type="float" office:value="0.0393971296405808" calcext:value-type="float">
            <text:p>0.039397129640581</text:p>
          </table:table-cell>
          <table:table-cell table:formula="of:=[.E1669]*2" office:value-type="float" office:value="0.0787942592811617" calcext:value-type="float">
            <text:p>0.078794259281162</text:p>
          </table:table-cell>
          <table:table-cell table:formula="of:=[.E1669]*39.3701" office:value-type="float" office:value="1.55106893366263" calcext:value-type="float">
            <text:p>1.55106893366263</text:p>
          </table:table-cell>
          <table:table-cell table:formula="of:=[.F1669]*39.3701" office:value-type="float" office:value="3.10213786732526" calcext:value-type="float">
            <text:p>3.10213786732526</text:p>
          </table:table-cell>
        </table:table-row>
        <table:table-row table:style-name="ro1">
          <table:table-cell table:formula="of:=[.A1669]+1" office:value-type="float" office:value="1692" calcext:value-type="float">
            <text:p>1692</text:p>
          </table:table-cell>
          <table:table-cell table:formula="of:=299792458/([.A1670]*1000000)" office:value-type="float" office:value="0.177182303782506" calcext:value-type="float">
            <text:p>0.177182303782506</text:p>
          </table:table-cell>
          <table:table-cell table:formula="of:=(1/3)*[.B1670]" office:value-type="float" office:value="0.059060767927502" calcext:value-type="float">
            <text:p>0.059060767927502</text:p>
          </table:table-cell>
          <table:table-cell table:formula="of:=4*[.C1670]" office:value-type="float" office:value="0.236243071710008" calcext:value-type="float">
            <text:p>0.236243071710008</text:p>
          </table:table-cell>
          <table:table-cell table:formula="of:=[.D1670]/6" office:value-type="float" office:value="0.0393738452850013" calcext:value-type="float">
            <text:p>0.039373845285001</text:p>
          </table:table-cell>
          <table:table-cell table:formula="of:=[.E1670]*2" office:value-type="float" office:value="0.0787476905700026" calcext:value-type="float">
            <text:p>0.078747690570003</text:p>
          </table:table-cell>
          <table:table-cell table:formula="of:=[.E1670]*39.3701" office:value-type="float" office:value="1.55015222625503" calcext:value-type="float">
            <text:p>1.55015222625503</text:p>
          </table:table-cell>
          <table:table-cell table:formula="of:=[.F1670]*39.3701" office:value-type="float" office:value="3.10030445251006" calcext:value-type="float">
            <text:p>3.10030445251006</text:p>
          </table:table-cell>
        </table:table-row>
        <table:table-row table:style-name="ro1">
          <table:table-cell table:formula="of:=[.A1670]+1" office:value-type="float" office:value="1693" calcext:value-type="float">
            <text:p>1693</text:p>
          </table:table-cell>
          <table:table-cell table:formula="of:=299792458/([.A1671]*1000000)" office:value-type="float" office:value="0.177077647962197" calcext:value-type="float">
            <text:p>0.177077647962197</text:p>
          </table:table-cell>
          <table:table-cell table:formula="of:=(1/3)*[.B1671]" office:value-type="float" office:value="0.0590258826540658" calcext:value-type="float">
            <text:p>0.059025882654066</text:p>
          </table:table-cell>
          <table:table-cell table:formula="of:=4*[.C1671]" office:value-type="float" office:value="0.236103530616263" calcext:value-type="float">
            <text:p>0.236103530616263</text:p>
          </table:table-cell>
          <table:table-cell table:formula="of:=[.D1671]/6" office:value-type="float" office:value="0.0393505884360438" calcext:value-type="float">
            <text:p>0.039350588436044</text:p>
          </table:table-cell>
          <table:table-cell table:formula="of:=[.E1671]*2" office:value-type="float" office:value="0.0787011768720877" calcext:value-type="float">
            <text:p>0.078701176872088</text:p>
          </table:table-cell>
          <table:table-cell table:formula="of:=[.E1671]*39.3701" office:value-type="float" office:value="1.54923660178589" calcext:value-type="float">
            <text:p>1.54923660178589</text:p>
          </table:table-cell>
          <table:table-cell table:formula="of:=[.F1671]*39.3701" office:value-type="float" office:value="3.09847320357178" calcext:value-type="float">
            <text:p>3.09847320357178</text:p>
          </table:table-cell>
        </table:table-row>
        <table:table-row table:style-name="ro1">
          <table:table-cell table:formula="of:=[.A1671]+1" office:value-type="float" office:value="1694" calcext:value-type="float">
            <text:p>1694</text:p>
          </table:table-cell>
          <table:table-cell table:formula="of:=299792458/([.A1672]*1000000)" office:value-type="float" office:value="0.176973115702479" calcext:value-type="float">
            <text:p>0.176973115702479</text:p>
          </table:table-cell>
          <table:table-cell table:formula="of:=(1/3)*[.B1672]" office:value-type="float" office:value="0.0589910385674931" calcext:value-type="float">
            <text:p>0.058991038567493</text:p>
          </table:table-cell>
          <table:table-cell table:formula="of:=4*[.C1672]" office:value-type="float" office:value="0.235964154269972" calcext:value-type="float">
            <text:p>0.235964154269972</text:p>
          </table:table-cell>
          <table:table-cell table:formula="of:=[.D1672]/6" office:value-type="float" office:value="0.0393273590449954" calcext:value-type="float">
            <text:p>0.039327359044995</text:p>
          </table:table-cell>
          <table:table-cell table:formula="of:=[.E1672]*2" office:value-type="float" office:value="0.0786547180899908" calcext:value-type="float">
            <text:p>0.078654718089991</text:p>
          </table:table-cell>
          <table:table-cell table:formula="of:=[.E1672]*39.3701" office:value-type="float" office:value="1.54832205833737" calcext:value-type="float">
            <text:p>1.54832205833737</text:p>
          </table:table-cell>
          <table:table-cell table:formula="of:=[.F1672]*39.3701" office:value-type="float" office:value="3.09664411667475" calcext:value-type="float">
            <text:p>3.09664411667475</text:p>
          </table:table-cell>
        </table:table-row>
        <table:table-row table:style-name="ro1">
          <table:table-cell table:formula="of:=[.A1672]+1" office:value-type="float" office:value="1695" calcext:value-type="float">
            <text:p>1695</text:p>
          </table:table-cell>
          <table:table-cell table:formula="of:=299792458/([.A1673]*1000000)" office:value-type="float" office:value="0.176868706784661" calcext:value-type="float">
            <text:p>0.176868706784661</text:p>
          </table:table-cell>
          <table:table-cell table:formula="of:=(1/3)*[.B1673]" office:value-type="float" office:value="0.0589562355948869" calcext:value-type="float">
            <text:p>0.058956235594887</text:p>
          </table:table-cell>
          <table:table-cell table:formula="of:=4*[.C1673]" office:value-type="float" office:value="0.235824942379548" calcext:value-type="float">
            <text:p>0.235824942379548</text:p>
          </table:table-cell>
          <table:table-cell table:formula="of:=[.D1673]/6" office:value-type="float" office:value="0.0393041570632579" calcext:value-type="float">
            <text:p>0.039304157063258</text:p>
          </table:table-cell>
          <table:table-cell table:formula="of:=[.E1673]*2" office:value-type="float" office:value="0.0786083141265159" calcext:value-type="float">
            <text:p>0.078608314126516</text:p>
          </table:table-cell>
          <table:table-cell table:formula="of:=[.E1673]*39.3701" office:value-type="float" office:value="1.54740859399617" calcext:value-type="float">
            <text:p>1.54740859399617</text:p>
          </table:table-cell>
          <table:table-cell table:formula="of:=[.F1673]*39.3701" office:value-type="float" office:value="3.09481718799234" calcext:value-type="float">
            <text:p>3.09481718799234</text:p>
          </table:table-cell>
        </table:table-row>
        <table:table-row table:style-name="ro1">
          <table:table-cell table:formula="of:=[.A1673]+1" office:value-type="float" office:value="1696" calcext:value-type="float">
            <text:p>1696</text:p>
          </table:table-cell>
          <table:table-cell table:formula="of:=299792458/([.A1674]*1000000)" office:value-type="float" office:value="0.176764420990566" calcext:value-type="float">
            <text:p>0.176764420990566</text:p>
          </table:table-cell>
          <table:table-cell table:formula="of:=(1/3)*[.B1674]" office:value-type="float" office:value="0.058921473663522" calcext:value-type="float">
            <text:p>0.058921473663522</text:p>
          </table:table-cell>
          <table:table-cell table:formula="of:=4*[.C1674]" office:value-type="float" office:value="0.235685894654088" calcext:value-type="float">
            <text:p>0.235685894654088</text:p>
          </table:table-cell>
          <table:table-cell table:formula="of:=[.D1674]/6" office:value-type="float" office:value="0.039280982442348" calcext:value-type="float">
            <text:p>0.039280982442348</text:p>
          </table:table-cell>
          <table:table-cell table:formula="of:=[.E1674]*2" office:value-type="float" office:value="0.078561964884696" calcext:value-type="float">
            <text:p>0.078561964884696</text:p>
          </table:table-cell>
          <table:table-cell table:formula="of:=[.E1674]*39.3701" office:value-type="float" office:value="1.54649620685349" calcext:value-type="float">
            <text:p>1.54649620685349</text:p>
          </table:table-cell>
          <table:table-cell table:formula="of:=[.F1674]*39.3701" office:value-type="float" office:value="3.09299241370697" calcext:value-type="float">
            <text:p>3.09299241370697</text:p>
          </table:table-cell>
        </table:table-row>
        <table:table-row table:style-name="ro1">
          <table:table-cell table:formula="of:=[.A1674]+1" office:value-type="float" office:value="1697" calcext:value-type="float">
            <text:p>1697</text:p>
          </table:table-cell>
          <table:table-cell table:formula="of:=299792458/([.A1675]*1000000)" office:value-type="float" office:value="0.176660258102534" calcext:value-type="float">
            <text:p>0.176660258102534</text:p>
          </table:table-cell>
          <table:table-cell table:formula="of:=(1/3)*[.B1675]" office:value-type="float" office:value="0.0588867527008446" calcext:value-type="float">
            <text:p>0.058886752700845</text:p>
          </table:table-cell>
          <table:table-cell table:formula="of:=4*[.C1675]" office:value-type="float" office:value="0.235547010803378" calcext:value-type="float">
            <text:p>0.235547010803378</text:p>
          </table:table-cell>
          <table:table-cell table:formula="of:=[.D1675]/6" office:value-type="float" office:value="0.0392578351338964" calcext:value-type="float">
            <text:p>0.039257835133897</text:p>
          </table:table-cell>
          <table:table-cell table:formula="of:=[.E1675]*2" office:value-type="float" office:value="0.0785156702677928" calcext:value-type="float">
            <text:p>0.078515670267793</text:p>
          </table:table-cell>
          <table:table-cell table:formula="of:=[.E1675]*39.3701" office:value-type="float" office:value="1.54558489500502" calcext:value-type="float">
            <text:p>1.54558489500502</text:p>
          </table:table-cell>
          <table:table-cell table:formula="of:=[.F1675]*39.3701" office:value-type="float" office:value="3.09116979001003" calcext:value-type="float">
            <text:p>3.09116979001003</text:p>
          </table:table-cell>
        </table:table-row>
        <table:table-row table:style-name="ro1">
          <table:table-cell table:formula="of:=[.A1675]+1" office:value-type="float" office:value="1698" calcext:value-type="float">
            <text:p>1698</text:p>
          </table:table-cell>
          <table:table-cell table:formula="of:=299792458/([.A1676]*1000000)" office:value-type="float" office:value="0.176556217903416" calcext:value-type="float">
            <text:p>0.176556217903416</text:p>
          </table:table-cell>
          <table:table-cell table:formula="of:=(1/3)*[.B1676]" office:value-type="float" office:value="0.0588520726344719" calcext:value-type="float">
            <text:p>0.058852072634472</text:p>
          </table:table-cell>
          <table:table-cell table:formula="of:=4*[.C1676]" office:value-type="float" office:value="0.235408290537888" calcext:value-type="float">
            <text:p>0.235408290537888</text:p>
          </table:table-cell>
          <table:table-cell table:formula="of:=[.D1676]/6" office:value-type="float" office:value="0.039234715089648" calcext:value-type="float">
            <text:p>0.039234715089648</text:p>
          </table:table-cell>
          <table:table-cell table:formula="of:=[.E1676]*2" office:value-type="float" office:value="0.0784694301792959" calcext:value-type="float">
            <text:p>0.078469430179296</text:p>
          </table:table-cell>
          <table:table-cell table:formula="of:=[.E1676]*39.3701" office:value-type="float" office:value="1.54467465655095" calcext:value-type="float">
            <text:p>1.54467465655095</text:p>
          </table:table-cell>
          <table:table-cell table:formula="of:=[.F1676]*39.3701" office:value-type="float" office:value="3.0893493131019" calcext:value-type="float">
            <text:p>3.0893493131019</text:p>
          </table:table-cell>
        </table:table-row>
        <table:table-row table:style-name="ro1">
          <table:table-cell table:formula="of:=[.A1676]+1" office:value-type="float" office:value="1699" calcext:value-type="float">
            <text:p>1699</text:p>
          </table:table-cell>
          <table:table-cell table:formula="of:=299792458/([.A1677]*1000000)" office:value-type="float" office:value="0.176452300176574" calcext:value-type="float">
            <text:p>0.176452300176574</text:p>
          </table:table-cell>
          <table:table-cell table:formula="of:=(1/3)*[.B1677]" office:value-type="float" office:value="0.0588174333921915" calcext:value-type="float">
            <text:p>0.058817433392192</text:p>
          </table:table-cell>
          <table:table-cell table:formula="of:=4*[.C1677]" office:value-type="float" office:value="0.235269733568766" calcext:value-type="float">
            <text:p>0.235269733568766</text:p>
          </table:table-cell>
          <table:table-cell table:formula="of:=[.D1677]/6" office:value-type="float" office:value="0.039211622261461" calcext:value-type="float">
            <text:p>0.039211622261461</text:p>
          </table:table-cell>
          <table:table-cell table:formula="of:=[.E1677]*2" office:value-type="float" office:value="0.078423244522922" calcext:value-type="float">
            <text:p>0.078423244522922</text:p>
          </table:table-cell>
          <table:table-cell table:formula="of:=[.E1677]*39.3701" office:value-type="float" office:value="1.54376548959595" calcext:value-type="float">
            <text:p>1.54376548959595</text:p>
          </table:table-cell>
          <table:table-cell table:formula="of:=[.F1677]*39.3701" office:value-type="float" office:value="3.08753097919189" calcext:value-type="float">
            <text:p>3.08753097919189</text:p>
          </table:table-cell>
        </table:table-row>
        <table:table-row table:style-name="ro1">
          <table:table-cell table:formula="of:=[.A1677]+1" office:value-type="float" office:value="1700" calcext:value-type="float">
            <text:p>1700</text:p>
          </table:table-cell>
          <table:table-cell table:formula="of:=299792458/([.A1678]*1000000)" office:value-type="float" office:value="0.176348504705882" calcext:value-type="float">
            <text:p>0.176348504705882</text:p>
          </table:table-cell>
          <table:table-cell table:formula="of:=(1/3)*[.B1678]" office:value-type="float" office:value="0.0587828349019608" calcext:value-type="float">
            <text:p>0.058782834901961</text:p>
          </table:table-cell>
          <table:table-cell table:formula="of:=4*[.C1678]" office:value-type="float" office:value="0.235131339607843" calcext:value-type="float">
            <text:p>0.235131339607843</text:p>
          </table:table-cell>
          <table:table-cell table:formula="of:=[.D1678]/6" office:value-type="float" office:value="0.0391885566013072" calcext:value-type="float">
            <text:p>0.039188556601307</text:p>
          </table:table-cell>
          <table:table-cell table:formula="of:=[.E1678]*2" office:value-type="float" office:value="0.0783771132026144" calcext:value-type="float">
            <text:p>0.078377113202614</text:p>
          </table:table-cell>
          <table:table-cell table:formula="of:=[.E1678]*39.3701" office:value-type="float" office:value="1.54285739224912" calcext:value-type="float">
            <text:p>1.54285739224912</text:p>
          </table:table-cell>
          <table:table-cell table:formula="of:=[.F1678]*39.3701" office:value-type="float" office:value="3.08571478449825" calcext:value-type="float">
            <text:p>3.08571478449825</text:p>
          </table:table-cell>
        </table:table-row>
        <table:table-row table:style-name="ro1">
          <table:table-cell table:formula="of:=[.A1678]+1" office:value-type="float" office:value="1701" calcext:value-type="float">
            <text:p>1701</text:p>
          </table:table-cell>
          <table:table-cell table:formula="of:=299792458/([.A1679]*1000000)" office:value-type="float" office:value="0.17624483127572" calcext:value-type="float">
            <text:p>0.17624483127572</text:p>
          </table:table-cell>
          <table:table-cell table:formula="of:=(1/3)*[.B1679]" office:value-type="float" office:value="0.0587482770919067" calcext:value-type="float">
            <text:p>0.058748277091907</text:p>
          </table:table-cell>
          <table:table-cell table:formula="of:=4*[.C1679]" office:value-type="float" office:value="0.234993108367627" calcext:value-type="float">
            <text:p>0.234993108367627</text:p>
          </table:table-cell>
          <table:table-cell table:formula="of:=[.D1679]/6" office:value-type="float" office:value="0.0391655180612711" calcext:value-type="float">
            <text:p>0.039165518061271</text:p>
          </table:table-cell>
          <table:table-cell table:formula="of:=[.E1679]*2" office:value-type="float" office:value="0.0783310361225423" calcext:value-type="float">
            <text:p>0.078331036122542</text:p>
          </table:table-cell>
          <table:table-cell table:formula="of:=[.E1679]*39.3701" office:value-type="float" office:value="1.54195036262405" calcext:value-type="float">
            <text:p>1.54195036262405</text:p>
          </table:table-cell>
          <table:table-cell table:formula="of:=[.F1679]*39.3701" office:value-type="float" office:value="3.0839007252481" calcext:value-type="float">
            <text:p>3.0839007252481</text:p>
          </table:table-cell>
        </table:table-row>
        <table:table-row table:style-name="ro1">
          <table:table-cell table:formula="of:=[.A1679]+1" office:value-type="float" office:value="1702" calcext:value-type="float">
            <text:p>1702</text:p>
          </table:table-cell>
          <table:table-cell table:formula="of:=299792458/([.A1680]*1000000)" office:value-type="float" office:value="0.176141279670975" calcext:value-type="float">
            <text:p>0.176141279670975</text:p>
          </table:table-cell>
          <table:table-cell table:formula="of:=(1/3)*[.B1680]" office:value-type="float" office:value="0.0587137598903251" calcext:value-type="float">
            <text:p>0.058713759890325</text:p>
          </table:table-cell>
          <table:table-cell table:formula="of:=4*[.C1680]" office:value-type="float" office:value="0.2348550395613" calcext:value-type="float">
            <text:p>0.2348550395613</text:p>
          </table:table-cell>
          <table:table-cell table:formula="of:=[.D1680]/6" office:value-type="float" office:value="0.0391425065935501" calcext:value-type="float">
            <text:p>0.03914250659355</text:p>
          </table:table-cell>
          <table:table-cell table:formula="of:=[.E1680]*2" office:value-type="float" office:value="0.0782850131871001" calcext:value-type="float">
            <text:p>0.0782850131871</text:p>
          </table:table-cell>
          <table:table-cell table:formula="of:=[.E1680]*39.3701" office:value-type="float" office:value="1.54104439883873" calcext:value-type="float">
            <text:p>1.54104439883873</text:p>
          </table:table-cell>
          <table:table-cell table:formula="of:=[.F1680]*39.3701" office:value-type="float" office:value="3.08208879767745" calcext:value-type="float">
            <text:p>3.08208879767745</text:p>
          </table:table-cell>
        </table:table-row>
        <table:table-row table:style-name="ro1">
          <table:table-cell table:formula="of:=[.A1680]+1" office:value-type="float" office:value="1703" calcext:value-type="float">
            <text:p>1703</text:p>
          </table:table-cell>
          <table:table-cell table:formula="of:=299792458/([.A1681]*1000000)" office:value-type="float" office:value="0.176037849677041" calcext:value-type="float">
            <text:p>0.176037849677041</text:p>
          </table:table-cell>
          <table:table-cell table:formula="of:=(1/3)*[.B1681]" office:value-type="float" office:value="0.0586792832256802" calcext:value-type="float">
            <text:p>0.05867928322568</text:p>
          </table:table-cell>
          <table:table-cell table:formula="of:=4*[.C1681]" office:value-type="float" office:value="0.234717132902721" calcext:value-type="float">
            <text:p>0.234717132902721</text:p>
          </table:table-cell>
          <table:table-cell table:formula="of:=[.D1681]/6" office:value-type="float" office:value="0.0391195221504534" calcext:value-type="float">
            <text:p>0.039119522150454</text:p>
          </table:table-cell>
          <table:table-cell table:formula="of:=[.E1681]*2" office:value-type="float" office:value="0.0782390443009069" calcext:value-type="float">
            <text:p>0.078239044300907</text:p>
          </table:table-cell>
          <table:table-cell table:formula="of:=[.E1681]*39.3701" office:value-type="float" office:value="1.54013949901557" calcext:value-type="float">
            <text:p>1.54013949901557</text:p>
          </table:table-cell>
          <table:table-cell table:formula="of:=[.F1681]*39.3701" office:value-type="float" office:value="3.08027899803113" calcext:value-type="float">
            <text:p>3.08027899803113</text:p>
          </table:table-cell>
        </table:table-row>
        <table:table-row table:style-name="ro1">
          <table:table-cell table:formula="of:=[.A1681]+1" office:value-type="float" office:value="1704" calcext:value-type="float">
            <text:p>1704</text:p>
          </table:table-cell>
          <table:table-cell table:formula="of:=299792458/([.A1682]*1000000)" office:value-type="float" office:value="0.175934541079812" calcext:value-type="float">
            <text:p>0.175934541079812</text:p>
          </table:table-cell>
          <table:table-cell table:formula="of:=(1/3)*[.B1682]" office:value-type="float" office:value="0.0586448470266041" calcext:value-type="float">
            <text:p>0.058644847026604</text:p>
          </table:table-cell>
          <table:table-cell table:formula="of:=4*[.C1682]" office:value-type="float" office:value="0.234579388106416" calcext:value-type="float">
            <text:p>0.234579388106416</text:p>
          </table:table-cell>
          <table:table-cell table:formula="of:=[.D1682]/6" office:value-type="float" office:value="0.0390965646844027" calcext:value-type="float">
            <text:p>0.039096564684403</text:p>
          </table:table-cell>
          <table:table-cell table:formula="of:=[.E1682]*2" office:value-type="float" office:value="0.0781931293688054" calcext:value-type="float">
            <text:p>0.078193129368805</text:p>
          </table:table-cell>
          <table:table-cell table:formula="of:=[.E1682]*39.3701" office:value-type="float" office:value="1.5392356612814" calcext:value-type="float">
            <text:p>1.5392356612814</text:p>
          </table:table-cell>
          <table:table-cell table:formula="of:=[.F1682]*39.3701" office:value-type="float" office:value="3.07847132256281" calcext:value-type="float">
            <text:p>3.07847132256281</text:p>
          </table:table-cell>
        </table:table-row>
        <table:table-row table:style-name="ro1">
          <table:table-cell table:formula="of:=[.A1682]+1" office:value-type="float" office:value="1705" calcext:value-type="float">
            <text:p>1705</text:p>
          </table:table-cell>
          <table:table-cell table:formula="of:=299792458/([.A1683]*1000000)" office:value-type="float" office:value="0.175831353665689" calcext:value-type="float">
            <text:p>0.175831353665689</text:p>
          </table:table-cell>
          <table:table-cell table:formula="of:=(1/3)*[.B1683]" office:value-type="float" office:value="0.0586104512218964" calcext:value-type="float">
            <text:p>0.058610451221896</text:p>
          </table:table-cell>
          <table:table-cell table:formula="of:=4*[.C1683]" office:value-type="float" office:value="0.234441804887585" calcext:value-type="float">
            <text:p>0.234441804887585</text:p>
          </table:table-cell>
          <table:table-cell table:formula="of:=[.D1683]/6" office:value-type="float" office:value="0.0390736341479309" calcext:value-type="float">
            <text:p>0.039073634147931</text:p>
          </table:table-cell>
          <table:table-cell table:formula="of:=[.E1683]*2" office:value-type="float" office:value="0.0781472682958618" calcext:value-type="float">
            <text:p>0.078147268295862</text:p>
          </table:table-cell>
          <table:table-cell table:formula="of:=[.E1683]*39.3701" office:value-type="float" office:value="1.53833288376746" calcext:value-type="float">
            <text:p>1.53833288376746</text:p>
          </table:table-cell>
          <table:table-cell table:formula="of:=[.F1683]*39.3701" office:value-type="float" office:value="3.07666576753491" calcext:value-type="float">
            <text:p>3.07666576753491</text:p>
          </table:table-cell>
        </table:table-row>
        <table:table-row table:style-name="ro1">
          <table:table-cell table:formula="of:=[.A1683]+1" office:value-type="float" office:value="1706" calcext:value-type="float">
            <text:p>1706</text:p>
          </table:table-cell>
          <table:table-cell table:formula="of:=299792458/([.A1684]*1000000)" office:value-type="float" office:value="0.175728287221571" calcext:value-type="float">
            <text:p>0.175728287221571</text:p>
          </table:table-cell>
          <table:table-cell table:formula="of:=(1/3)*[.B1684]" office:value-type="float" office:value="0.0585760957405236" calcext:value-type="float">
            <text:p>0.058576095740524</text:p>
          </table:table-cell>
          <table:table-cell table:formula="of:=4*[.C1684]" office:value-type="float" office:value="0.234304382962095" calcext:value-type="float">
            <text:p>0.234304382962095</text:p>
          </table:table-cell>
          <table:table-cell table:formula="of:=[.D1684]/6" office:value-type="float" office:value="0.0390507304936824" calcext:value-type="float">
            <text:p>0.039050730493683</text:p>
          </table:table-cell>
          <table:table-cell table:formula="of:=[.E1684]*2" office:value-type="float" office:value="0.0781014609873649" calcext:value-type="float">
            <text:p>0.078101460987365</text:p>
          </table:table-cell>
          <table:table-cell table:formula="of:=[.E1684]*39.3701" office:value-type="float" office:value="1.53743116460933" calcext:value-type="float">
            <text:p>1.53743116460933</text:p>
          </table:table-cell>
          <table:table-cell table:formula="of:=[.F1684]*39.3701" office:value-type="float" office:value="3.07486232921865" calcext:value-type="float">
            <text:p>3.07486232921865</text:p>
          </table:table-cell>
        </table:table-row>
        <table:table-row table:style-name="ro1">
          <table:table-cell table:formula="of:=[.A1684]+1" office:value-type="float" office:value="1707" calcext:value-type="float">
            <text:p>1707</text:p>
          </table:table-cell>
          <table:table-cell table:formula="of:=299792458/([.A1685]*1000000)" office:value-type="float" office:value="0.175625341534856" calcext:value-type="float">
            <text:p>0.175625341534856</text:p>
          </table:table-cell>
          <table:table-cell table:formula="of:=(1/3)*[.B1685]" office:value-type="float" office:value="0.0585417805116188" calcext:value-type="float">
            <text:p>0.058541780511619</text:p>
          </table:table-cell>
          <table:table-cell table:formula="of:=4*[.C1685]" office:value-type="float" office:value="0.234167122046475" calcext:value-type="float">
            <text:p>0.234167122046475</text:p>
          </table:table-cell>
          <table:table-cell table:formula="of:=[.D1685]/6" office:value-type="float" office:value="0.0390278536744125" calcext:value-type="float">
            <text:p>0.039027853674413</text:p>
          </table:table-cell>
          <table:table-cell table:formula="of:=[.E1685]*2" office:value-type="float" office:value="0.0780557073488251" calcext:value-type="float">
            <text:p>0.078055707348825</text:p>
          </table:table-cell>
          <table:table-cell table:formula="of:=[.E1685]*39.3701" office:value-type="float" office:value="1.53653050194699" calcext:value-type="float">
            <text:p>1.53653050194699</text:p>
          </table:table-cell>
          <table:table-cell table:formula="of:=[.F1685]*39.3701" office:value-type="float" office:value="3.07306100389398" calcext:value-type="float">
            <text:p>3.07306100389398</text:p>
          </table:table-cell>
        </table:table-row>
        <table:table-row table:style-name="ro1">
          <table:table-cell table:formula="of:=[.A1685]+1" office:value-type="float" office:value="1708" calcext:value-type="float">
            <text:p>1708</text:p>
          </table:table-cell>
          <table:table-cell table:formula="of:=299792458/([.A1686]*1000000)" office:value-type="float" office:value="0.175522516393443" calcext:value-type="float">
            <text:p>0.175522516393443</text:p>
          </table:table-cell>
          <table:table-cell table:formula="of:=(1/3)*[.B1686]" office:value-type="float" office:value="0.0585075054644809" calcext:value-type="float">
            <text:p>0.058507505464481</text:p>
          </table:table-cell>
          <table:table-cell table:formula="of:=4*[.C1686]" office:value-type="float" office:value="0.234030021857923" calcext:value-type="float">
            <text:p>0.234030021857923</text:p>
          </table:table-cell>
          <table:table-cell table:formula="of:=[.D1686]/6" office:value-type="float" office:value="0.0390050036429872" calcext:value-type="float">
            <text:p>0.039005003642987</text:p>
          </table:table-cell>
          <table:table-cell table:formula="of:=[.E1686]*2" office:value-type="float" office:value="0.0780100072859745" calcext:value-type="float">
            <text:p>0.078010007285975</text:p>
          </table:table-cell>
          <table:table-cell table:formula="of:=[.E1686]*39.3701" office:value-type="float" office:value="1.53563089392477" calcext:value-type="float">
            <text:p>1.53563089392477</text:p>
          </table:table-cell>
          <table:table-cell table:formula="of:=[.F1686]*39.3701" office:value-type="float" office:value="3.07126178784954" calcext:value-type="float">
            <text:p>3.07126178784954</text:p>
          </table:table-cell>
        </table:table-row>
        <table:table-row table:style-name="ro1">
          <table:table-cell table:formula="of:=[.A1686]+1" office:value-type="float" office:value="1709" calcext:value-type="float">
            <text:p>1709</text:p>
          </table:table-cell>
          <table:table-cell table:formula="of:=299792458/([.A1687]*1000000)" office:value-type="float" office:value="0.175419811585723" calcext:value-type="float">
            <text:p>0.175419811585723</text:p>
          </table:table-cell>
          <table:table-cell table:formula="of:=(1/3)*[.B1687]" office:value-type="float" office:value="0.0584732705285742" calcext:value-type="float">
            <text:p>0.058473270528574</text:p>
          </table:table-cell>
          <table:table-cell table:formula="of:=4*[.C1687]" office:value-type="float" office:value="0.233893082114297" calcext:value-type="float">
            <text:p>0.233893082114297</text:p>
          </table:table-cell>
          <table:table-cell table:formula="of:=[.D1687]/6" office:value-type="float" office:value="0.0389821803523828" calcext:value-type="float">
            <text:p>0.038982180352383</text:p>
          </table:table-cell>
          <table:table-cell table:formula="of:=[.E1687]*2" office:value-type="float" office:value="0.0779643607047656" calcext:value-type="float">
            <text:p>0.077964360704766</text:p>
          </table:table-cell>
          <table:table-cell table:formula="of:=[.E1687]*39.3701" office:value-type="float" office:value="1.53473233869135" calcext:value-type="float">
            <text:p>1.53473233869135</text:p>
          </table:table-cell>
          <table:table-cell table:formula="of:=[.F1687]*39.3701" office:value-type="float" office:value="3.06946467738269" calcext:value-type="float">
            <text:p>3.06946467738269</text:p>
          </table:table-cell>
        </table:table-row>
        <table:table-row table:style-name="ro1">
          <table:table-cell table:formula="of:=[.A1687]+1" office:value-type="float" office:value="1710" calcext:value-type="float">
            <text:p>1710</text:p>
          </table:table-cell>
          <table:table-cell table:formula="of:=299792458/([.A1688]*1000000)" office:value-type="float" office:value="0.175317226900585" calcext:value-type="float">
            <text:p>0.175317226900585</text:p>
          </table:table-cell>
          <table:table-cell table:formula="of:=(1/3)*[.B1688]" office:value-type="float" office:value="0.0584390756335283" calcext:value-type="float">
            <text:p>0.058439075633528</text:p>
          </table:table-cell>
          <table:table-cell table:formula="of:=4*[.C1688]" office:value-type="float" office:value="0.233756302534113" calcext:value-type="float">
            <text:p>0.233756302534113</text:p>
          </table:table-cell>
          <table:table-cell table:formula="of:=[.D1688]/6" office:value-type="float" office:value="0.0389593837556855" calcext:value-type="float">
            <text:p>0.038959383755686</text:p>
          </table:table-cell>
          <table:table-cell table:formula="of:=[.E1688]*2" office:value-type="float" office:value="0.077918767511371" calcext:value-type="float">
            <text:p>0.077918767511371</text:p>
          </table:table-cell>
          <table:table-cell table:formula="of:=[.E1688]*39.3701" office:value-type="float" office:value="1.53383483439971" calcext:value-type="float">
            <text:p>1.53383483439971</text:p>
          </table:table-cell>
          <table:table-cell table:formula="of:=[.F1688]*39.3701" office:value-type="float" office:value="3.06766966879943" calcext:value-type="float">
            <text:p>3.06766966879943</text:p>
          </table:table-cell>
        </table:table-row>
        <table:table-row table:style-name="ro1">
          <table:table-cell table:formula="of:=[.A1688]+1" office:value-type="float" office:value="1711" calcext:value-type="float">
            <text:p>1711</text:p>
          </table:table-cell>
          <table:table-cell table:formula="of:=299792458/([.A1689]*1000000)" office:value-type="float" office:value="0.175214762127411" calcext:value-type="float">
            <text:p>0.175214762127411</text:p>
          </table:table-cell>
          <table:table-cell table:formula="of:=(1/3)*[.B1689]" office:value-type="float" office:value="0.058404920709137" calcext:value-type="float">
            <text:p>0.058404920709137</text:p>
          </table:table-cell>
          <table:table-cell table:formula="of:=4*[.C1689]" office:value-type="float" office:value="0.233619682836548" calcext:value-type="float">
            <text:p>0.233619682836548</text:p>
          </table:table-cell>
          <table:table-cell table:formula="of:=[.D1689]/6" office:value-type="float" office:value="0.0389366138060913" calcext:value-type="float">
            <text:p>0.038936613806091</text:p>
          </table:table-cell>
          <table:table-cell table:formula="of:=[.E1689]*2" office:value-type="float" office:value="0.0778732276121826" calcext:value-type="float">
            <text:p>0.077873227612183</text:p>
          </table:table-cell>
          <table:table-cell table:formula="of:=[.E1689]*39.3701" office:value-type="float" office:value="1.5329383792072" calcext:value-type="float">
            <text:p>1.5329383792072</text:p>
          </table:table-cell>
          <table:table-cell table:formula="of:=[.F1689]*39.3701" office:value-type="float" office:value="3.06587675841439" calcext:value-type="float">
            <text:p>3.06587675841439</text:p>
          </table:table-cell>
        </table:table-row>
        <table:table-row table:style-name="ro1">
          <table:table-cell table:formula="of:=[.A1689]+1" office:value-type="float" office:value="1712" calcext:value-type="float">
            <text:p>1712</text:p>
          </table:table-cell>
          <table:table-cell table:formula="of:=299792458/([.A1690]*1000000)" office:value-type="float" office:value="0.175112417056075" calcext:value-type="float">
            <text:p>0.175112417056075</text:p>
          </table:table-cell>
          <table:table-cell table:formula="of:=(1/3)*[.B1690]" office:value-type="float" office:value="0.0583708056853583" calcext:value-type="float">
            <text:p>0.058370805685358</text:p>
          </table:table-cell>
          <table:table-cell table:formula="of:=4*[.C1690]" office:value-type="float" office:value="0.233483222741433" calcext:value-type="float">
            <text:p>0.233483222741433</text:p>
          </table:table-cell>
          <table:table-cell table:formula="of:=[.D1690]/6" office:value-type="float" office:value="0.0389138704569055" calcext:value-type="float">
            <text:p>0.038913870456906</text:p>
          </table:table-cell>
          <table:table-cell table:formula="of:=[.E1690]*2" office:value-type="float" office:value="0.077827740913811" calcext:value-type="float">
            <text:p>0.077827740913811</text:p>
          </table:table-cell>
          <table:table-cell table:formula="of:=[.E1690]*39.3701" office:value-type="float" office:value="1.53204297127542" calcext:value-type="float">
            <text:p>1.53204297127542</text:p>
          </table:table-cell>
          <table:table-cell table:formula="of:=[.F1690]*39.3701" office:value-type="float" office:value="3.06408594255083" calcext:value-type="float">
            <text:p>3.06408594255083</text:p>
          </table:table-cell>
        </table:table-row>
        <table:table-row table:style-name="ro1">
          <table:table-cell table:formula="of:=[.A1690]+1" office:value-type="float" office:value="1713" calcext:value-type="float">
            <text:p>1713</text:p>
          </table:table-cell>
          <table:table-cell table:formula="of:=299792458/([.A1691]*1000000)" office:value-type="float" office:value="0.175010191476941" calcext:value-type="float">
            <text:p>0.175010191476941</text:p>
          </table:table-cell>
          <table:table-cell table:formula="of:=(1/3)*[.B1691]" office:value-type="float" office:value="0.0583367304923137" calcext:value-type="float">
            <text:p>0.058336730492314</text:p>
          </table:table-cell>
          <table:table-cell table:formula="of:=4*[.C1691]" office:value-type="float" office:value="0.233346921969255" calcext:value-type="float">
            <text:p>0.233346921969255</text:p>
          </table:table-cell>
          <table:table-cell table:formula="of:=[.D1691]/6" office:value-type="float" office:value="0.0388911536615424" calcext:value-type="float">
            <text:p>0.038891153661543</text:p>
          </table:table-cell>
          <table:table-cell table:formula="of:=[.E1691]*2" office:value-type="float" office:value="0.0777823073230849" calcext:value-type="float">
            <text:p>0.077782307323085</text:p>
          </table:table-cell>
          <table:table-cell table:formula="of:=[.E1691]*39.3701" office:value-type="float" office:value="1.53114860877029" calcext:value-type="float">
            <text:p>1.53114860877029</text:p>
          </table:table-cell>
          <table:table-cell table:formula="of:=[.F1691]*39.3701" office:value-type="float" office:value="3.06229721754058" calcext:value-type="float">
            <text:p>3.06229721754058</text:p>
          </table:table-cell>
        </table:table-row>
        <table:table-row table:style-name="ro1">
          <table:table-cell table:formula="of:=[.A1691]+1" office:value-type="float" office:value="1714" calcext:value-type="float">
            <text:p>1714</text:p>
          </table:table-cell>
          <table:table-cell table:formula="of:=299792458/([.A1692]*1000000)" office:value-type="float" office:value="0.174908085180863" calcext:value-type="float">
            <text:p>0.174908085180863</text:p>
          </table:table-cell>
          <table:table-cell table:formula="of:=(1/3)*[.B1692]" office:value-type="float" office:value="0.0583026950602878" calcext:value-type="float">
            <text:p>0.058302695060288</text:p>
          </table:table-cell>
          <table:table-cell table:formula="of:=4*[.C1692]" office:value-type="float" office:value="0.233210780241151" calcext:value-type="float">
            <text:p>0.233210780241151</text:p>
          </table:table-cell>
          <table:table-cell table:formula="of:=[.D1692]/6" office:value-type="float" office:value="0.0388684633735252" calcext:value-type="float">
            <text:p>0.038868463373525</text:p>
          </table:table-cell>
          <table:table-cell table:formula="of:=[.E1692]*2" office:value-type="float" office:value="0.0777369267470504" calcext:value-type="float">
            <text:p>0.077736926747051</text:p>
          </table:table-cell>
          <table:table-cell table:formula="of:=[.E1692]*39.3701" office:value-type="float" office:value="1.53025528986203" calcext:value-type="float">
            <text:p>1.53025528986203</text:p>
          </table:table-cell>
          <table:table-cell table:formula="of:=[.F1692]*39.3701" office:value-type="float" office:value="3.06051057972405" calcext:value-type="float">
            <text:p>3.06051057972405</text:p>
          </table:table-cell>
        </table:table-row>
        <table:table-row table:style-name="ro1">
          <table:table-cell table:formula="of:=[.A1692]+1" office:value-type="float" office:value="1715" calcext:value-type="float">
            <text:p>1715</text:p>
          </table:table-cell>
          <table:table-cell table:formula="of:=299792458/([.A1693]*1000000)" office:value-type="float" office:value="0.174806097959184" calcext:value-type="float">
            <text:p>0.174806097959184</text:p>
          </table:table-cell>
          <table:table-cell table:formula="of:=(1/3)*[.B1693]" office:value-type="float" office:value="0.0582686993197279" calcext:value-type="float">
            <text:p>0.058268699319728</text:p>
          </table:table-cell>
          <table:table-cell table:formula="of:=4*[.C1693]" office:value-type="float" office:value="0.233074797278912" calcext:value-type="float">
            <text:p>0.233074797278912</text:p>
          </table:table-cell>
          <table:table-cell table:formula="of:=[.D1693]/6" office:value-type="float" office:value="0.0388457995464853" calcext:value-type="float">
            <text:p>0.038845799546485</text:p>
          </table:table-cell>
          <table:table-cell table:formula="of:=[.E1693]*2" office:value-type="float" office:value="0.0776915990929705" calcext:value-type="float">
            <text:p>0.077691599092971</text:p>
          </table:table-cell>
          <table:table-cell table:formula="of:=[.E1693]*39.3701" office:value-type="float" office:value="1.52936301272508" calcext:value-type="float">
            <text:p>1.52936301272508</text:p>
          </table:table-cell>
          <table:table-cell table:formula="of:=[.F1693]*39.3701" office:value-type="float" office:value="3.05872602545016" calcext:value-type="float">
            <text:p>3.05872602545016</text:p>
          </table:table-cell>
        </table:table-row>
        <table:table-row table:style-name="ro1">
          <table:table-cell table:formula="of:=[.A1693]+1" office:value-type="float" office:value="1716" calcext:value-type="float">
            <text:p>1716</text:p>
          </table:table-cell>
          <table:table-cell table:formula="of:=299792458/([.A1694]*1000000)" office:value-type="float" office:value="0.17470422960373" calcext:value-type="float">
            <text:p>0.17470422960373</text:p>
          </table:table-cell>
          <table:table-cell table:formula="of:=(1/3)*[.B1694]" office:value-type="float" office:value="0.0582347432012432" calcext:value-type="float">
            <text:p>0.058234743201243</text:p>
          </table:table-cell>
          <table:table-cell table:formula="of:=4*[.C1694]" office:value-type="float" office:value="0.232938972804973" calcext:value-type="float">
            <text:p>0.232938972804973</text:p>
          </table:table-cell>
          <table:table-cell table:formula="of:=[.D1694]/6" office:value-type="float" office:value="0.0388231621341621" calcext:value-type="float">
            <text:p>0.038823162134162</text:p>
          </table:table-cell>
          <table:table-cell table:formula="of:=[.E1694]*2" office:value-type="float" office:value="0.0776463242683243" calcext:value-type="float">
            <text:p>0.077646324268324</text:p>
          </table:table-cell>
          <table:table-cell table:formula="of:=[.E1694]*39.3701" office:value-type="float" office:value="1.52847177553818" calcext:value-type="float">
            <text:p>1.52847177553818</text:p>
          </table:table-cell>
          <table:table-cell table:formula="of:=[.F1694]*39.3701" office:value-type="float" office:value="3.05694355107635" calcext:value-type="float">
            <text:p>3.05694355107635</text:p>
          </table:table-cell>
        </table:table-row>
        <table:table-row table:style-name="ro1">
          <table:table-cell table:formula="of:=[.A1694]+1" office:value-type="float" office:value="1717" calcext:value-type="float">
            <text:p>1717</text:p>
          </table:table-cell>
          <table:table-cell table:formula="of:=299792458/([.A1695]*1000000)" office:value-type="float" office:value="0.174602479906814" calcext:value-type="float">
            <text:p>0.174602479906814</text:p>
          </table:table-cell>
          <table:table-cell table:formula="of:=(1/3)*[.B1695]" office:value-type="float" office:value="0.0582008266356047" calcext:value-type="float">
            <text:p>0.058200826635605</text:p>
          </table:table-cell>
          <table:table-cell table:formula="of:=4*[.C1695]" office:value-type="float" office:value="0.232803306542419" calcext:value-type="float">
            <text:p>0.232803306542419</text:p>
          </table:table-cell>
          <table:table-cell table:formula="of:=[.D1695]/6" office:value-type="float" office:value="0.0388005510904032" calcext:value-type="float">
            <text:p>0.038800551090403</text:p>
          </table:table-cell>
          <table:table-cell table:formula="of:=[.E1695]*2" office:value-type="float" office:value="0.0776011021808063" calcext:value-type="float">
            <text:p>0.077601102180806</text:p>
          </table:table-cell>
          <table:table-cell table:formula="of:=[.E1695]*39.3701" office:value-type="float" office:value="1.52758157648428" calcext:value-type="float">
            <text:p>1.52758157648428</text:p>
          </table:table-cell>
          <table:table-cell table:formula="of:=[.F1695]*39.3701" office:value-type="float" office:value="3.05516315296856" calcext:value-type="float">
            <text:p>3.05516315296856</text:p>
          </table:table-cell>
        </table:table-row>
        <table:table-row table:style-name="ro1">
          <table:table-cell table:formula="of:=[.A1695]+1" office:value-type="float" office:value="1718" calcext:value-type="float">
            <text:p>1718</text:p>
          </table:table-cell>
          <table:table-cell table:formula="of:=299792458/([.A1696]*1000000)" office:value-type="float" office:value="0.174500848661234" calcext:value-type="float">
            <text:p>0.174500848661234</text:p>
          </table:table-cell>
          <table:table-cell table:formula="of:=(1/3)*[.B1696]" office:value-type="float" office:value="0.0581669495537447" calcext:value-type="float">
            <text:p>0.058166949553745</text:p>
          </table:table-cell>
          <table:table-cell table:formula="of:=4*[.C1696]" office:value-type="float" office:value="0.232667798214979" calcext:value-type="float">
            <text:p>0.232667798214979</text:p>
          </table:table-cell>
          <table:table-cell table:formula="of:=[.D1696]/6" office:value-type="float" office:value="0.0387779663691631" calcext:value-type="float">
            <text:p>0.038777966369163</text:p>
          </table:table-cell>
          <table:table-cell table:formula="of:=[.E1696]*2" office:value-type="float" office:value="0.0775559327383262" calcext:value-type="float">
            <text:p>0.077555932738326</text:p>
          </table:table-cell>
          <table:table-cell table:formula="of:=[.E1696]*39.3701" office:value-type="float" office:value="1.52669241375059" calcext:value-type="float">
            <text:p>1.52669241375059</text:p>
          </table:table-cell>
          <table:table-cell table:formula="of:=[.F1696]*39.3701" office:value-type="float" office:value="3.05338482750118" calcext:value-type="float">
            <text:p>3.05338482750118</text:p>
          </table:table-cell>
        </table:table-row>
        <table:table-row table:style-name="ro1">
          <table:table-cell table:formula="of:=[.A1696]+1" office:value-type="float" office:value="1719" calcext:value-type="float">
            <text:p>1719</text:p>
          </table:table-cell>
          <table:table-cell table:formula="of:=299792458/([.A1697]*1000000)" office:value-type="float" office:value="0.174399335660268" calcext:value-type="float">
            <text:p>0.174399335660268</text:p>
          </table:table-cell>
          <table:table-cell table:formula="of:=(1/3)*[.B1697]" office:value-type="float" office:value="0.0581331118867559" calcext:value-type="float">
            <text:p>0.058133111886756</text:p>
          </table:table-cell>
          <table:table-cell table:formula="of:=4*[.C1697]" office:value-type="float" office:value="0.232532447547023" calcext:value-type="float">
            <text:p>0.232532447547023</text:p>
          </table:table-cell>
          <table:table-cell table:formula="of:=[.D1697]/6" office:value-type="float" office:value="0.0387554079245039" calcext:value-type="float">
            <text:p>0.038755407924504</text:p>
          </table:table-cell>
          <table:table-cell table:formula="of:=[.E1697]*2" office:value-type="float" office:value="0.0775108158490078" calcext:value-type="float">
            <text:p>0.077510815849008</text:p>
          </table:table-cell>
          <table:table-cell table:formula="of:=[.E1697]*39.3701" office:value-type="float" office:value="1.52580428552851" calcext:value-type="float">
            <text:p>1.52580428552851</text:p>
          </table:table-cell>
          <table:table-cell table:formula="of:=[.F1697]*39.3701" office:value-type="float" office:value="3.05160857105702" calcext:value-type="float">
            <text:p>3.05160857105702</text:p>
          </table:table-cell>
        </table:table-row>
        <table:table-row table:style-name="ro1">
          <table:table-cell table:formula="of:=[.A1697]+1" office:value-type="float" office:value="1720" calcext:value-type="float">
            <text:p>1720</text:p>
          </table:table-cell>
          <table:table-cell table:formula="of:=299792458/([.A1698]*1000000)" office:value-type="float" office:value="0.174297940697674" calcext:value-type="float">
            <text:p>0.174297940697674</text:p>
          </table:table-cell>
          <table:table-cell table:formula="of:=(1/3)*[.B1698]" office:value-type="float" office:value="0.0580993135658915" calcext:value-type="float">
            <text:p>0.058099313565892</text:p>
          </table:table-cell>
          <table:table-cell table:formula="of:=4*[.C1698]" office:value-type="float" office:value="0.232397254263566" calcext:value-type="float">
            <text:p>0.232397254263566</text:p>
          </table:table-cell>
          <table:table-cell table:formula="of:=[.D1698]/6" office:value-type="float" office:value="0.0387328757105943" calcext:value-type="float">
            <text:p>0.038732875710594</text:p>
          </table:table-cell>
          <table:table-cell table:formula="of:=[.E1698]*2" office:value-type="float" office:value="0.0774657514211886" calcext:value-type="float">
            <text:p>0.077465751421189</text:p>
          </table:table-cell>
          <table:table-cell table:formula="of:=[.E1698]*39.3701" office:value-type="float" office:value="1.52491719001367" calcext:value-type="float">
            <text:p>1.52491719001367</text:p>
          </table:table-cell>
          <table:table-cell table:formula="of:=[.F1698]*39.3701" office:value-type="float" office:value="3.04983438002734" calcext:value-type="float">
            <text:p>3.04983438002734</text:p>
          </table:table-cell>
        </table:table-row>
        <table:table-row table:style-name="ro1">
          <table:table-cell table:formula="of:=[.A1698]+1" office:value-type="float" office:value="1721" calcext:value-type="float">
            <text:p>1721</text:p>
          </table:table-cell>
          <table:table-cell table:formula="of:=299792458/([.A1699]*1000000)" office:value-type="float" office:value="0.174196663567693" calcext:value-type="float">
            <text:p>0.174196663567693</text:p>
          </table:table-cell>
          <table:table-cell table:formula="of:=(1/3)*[.B1699]" office:value-type="float" office:value="0.0580655545225644" calcext:value-type="float">
            <text:p>0.058065554522564</text:p>
          </table:table-cell>
          <table:table-cell table:formula="of:=4*[.C1699]" office:value-type="float" office:value="0.232262218090258" calcext:value-type="float">
            <text:p>0.232262218090258</text:p>
          </table:table-cell>
          <table:table-cell table:formula="of:=[.D1699]/6" office:value-type="float" office:value="0.0387103696817096" calcext:value-type="float">
            <text:p>0.03871036968171</text:p>
          </table:table-cell>
          <table:table-cell table:formula="of:=[.E1699]*2" office:value-type="float" office:value="0.0774207393634192" calcext:value-type="float">
            <text:p>0.077420739363419</text:p>
          </table:table-cell>
          <table:table-cell table:formula="of:=[.E1699]*39.3701" office:value-type="float" office:value="1.52403112540588" calcext:value-type="float">
            <text:p>1.52403112540588</text:p>
          </table:table-cell>
          <table:table-cell table:formula="of:=[.F1699]*39.3701" office:value-type="float" office:value="3.04806225081175" calcext:value-type="float">
            <text:p>3.04806225081175</text:p>
          </table:table-cell>
        </table:table-row>
        <table:table-row table:style-name="ro1">
          <table:table-cell table:formula="of:=[.A1699]+1" office:value-type="float" office:value="1722" calcext:value-type="float">
            <text:p>1722</text:p>
          </table:table-cell>
          <table:table-cell table:formula="of:=299792458/([.A1700]*1000000)" office:value-type="float" office:value="0.174095504065041" calcext:value-type="float">
            <text:p>0.174095504065041</text:p>
          </table:table-cell>
          <table:table-cell table:formula="of:=(1/3)*[.B1700]" office:value-type="float" office:value="0.0580318346883469" calcext:value-type="float">
            <text:p>0.058031834688347</text:p>
          </table:table-cell>
          <table:table-cell table:formula="of:=4*[.C1700]" office:value-type="float" office:value="0.232127338753388" calcext:value-type="float">
            <text:p>0.232127338753388</text:p>
          </table:table-cell>
          <table:table-cell table:formula="of:=[.D1700]/6" office:value-type="float" office:value="0.0386878897922313" calcext:value-type="float">
            <text:p>0.038687889792231</text:p>
          </table:table-cell>
          <table:table-cell table:formula="of:=[.E1700]*2" office:value-type="float" office:value="0.0773757795844625" calcext:value-type="float">
            <text:p>0.077375779584463</text:p>
          </table:table-cell>
          <table:table-cell table:formula="of:=[.E1700]*39.3701" office:value-type="float" office:value="1.52314608990912" calcext:value-type="float">
            <text:p>1.52314608990912</text:p>
          </table:table-cell>
          <table:table-cell table:formula="of:=[.F1700]*39.3701" office:value-type="float" office:value="3.04629217981825" calcext:value-type="float">
            <text:p>3.04629217981825</text:p>
          </table:table-cell>
        </table:table-row>
        <table:table-row table:style-name="ro1">
          <table:table-cell table:formula="of:=[.A1700]+1" office:value-type="float" office:value="1723" calcext:value-type="float">
            <text:p>1723</text:p>
          </table:table-cell>
          <table:table-cell table:formula="of:=299792458/([.A1701]*1000000)" office:value-type="float" office:value="0.17399446198491" calcext:value-type="float">
            <text:p>0.17399446198491</text:p>
          </table:table-cell>
          <table:table-cell table:formula="of:=(1/3)*[.B1701]" office:value-type="float" office:value="0.05799815399497" calcext:value-type="float">
            <text:p>0.05799815399497</text:p>
          </table:table-cell>
          <table:table-cell table:formula="of:=4*[.C1701]" office:value-type="float" office:value="0.23199261597988" calcext:value-type="float">
            <text:p>0.23199261597988</text:p>
          </table:table-cell>
          <table:table-cell table:formula="of:=[.D1701]/6" office:value-type="float" office:value="0.0386654359966467" calcext:value-type="float">
            <text:p>0.038665435996647</text:p>
          </table:table-cell>
          <table:table-cell table:formula="of:=[.E1701]*2" office:value-type="float" office:value="0.0773308719932933" calcext:value-type="float">
            <text:p>0.077330871993293</text:p>
          </table:table-cell>
          <table:table-cell table:formula="of:=[.E1701]*39.3701" office:value-type="float" office:value="1.52226208173158" calcext:value-type="float">
            <text:p>1.52226208173158</text:p>
          </table:table-cell>
          <table:table-cell table:formula="of:=[.F1701]*39.3701" office:value-type="float" office:value="3.04452416346316" calcext:value-type="float">
            <text:p>3.04452416346316</text:p>
          </table:table-cell>
        </table:table-row>
        <table:table-row table:style-name="ro1">
          <table:table-cell table:formula="of:=[.A1701]+1" office:value-type="float" office:value="1724" calcext:value-type="float">
            <text:p>1724</text:p>
          </table:table-cell>
          <table:table-cell table:formula="of:=299792458/([.A1702]*1000000)" office:value-type="float" office:value="0.17389353712297" calcext:value-type="float">
            <text:p>0.17389353712297</text:p>
          </table:table-cell>
          <table:table-cell table:formula="of:=(1/3)*[.B1702]" office:value-type="float" office:value="0.0579645123743233" calcext:value-type="float">
            <text:p>0.057964512374323</text:p>
          </table:table-cell>
          <table:table-cell table:formula="of:=4*[.C1702]" office:value-type="float" office:value="0.231858049497293" calcext:value-type="float">
            <text:p>0.231858049497293</text:p>
          </table:table-cell>
          <table:table-cell table:formula="of:=[.D1702]/6" office:value-type="float" office:value="0.0386430082495489" calcext:value-type="float">
            <text:p>0.038643008249549</text:p>
          </table:table-cell>
          <table:table-cell table:formula="of:=[.E1702]*2" office:value-type="float" office:value="0.0772860164990977" calcext:value-type="float">
            <text:p>0.077286016499098</text:p>
          </table:table-cell>
          <table:table-cell table:formula="of:=[.E1702]*39.3701" office:value-type="float" office:value="1.52137909908556" calcext:value-type="float">
            <text:p>1.52137909908556</text:p>
          </table:table-cell>
          <table:table-cell table:formula="of:=[.F1702]*39.3701" office:value-type="float" office:value="3.04275819817113" calcext:value-type="float">
            <text:p>3.04275819817113</text:p>
          </table:table-cell>
        </table:table-row>
        <table:table-row table:style-name="ro1">
          <table:table-cell table:formula="of:=[.A1702]+1" office:value-type="float" office:value="1725" calcext:value-type="float">
            <text:p>1725</text:p>
          </table:table-cell>
          <table:table-cell table:formula="of:=299792458/([.A1703]*1000000)" office:value-type="float" office:value="0.173792729275362" calcext:value-type="float">
            <text:p>0.173792729275362</text:p>
          </table:table-cell>
          <table:table-cell table:formula="of:=(1/3)*[.B1703]" office:value-type="float" office:value="0.0579309097584541" calcext:value-type="float">
            <text:p>0.057930909758454</text:p>
          </table:table-cell>
          <table:table-cell table:formula="of:=4*[.C1703]" office:value-type="float" office:value="0.231723639033816" calcext:value-type="float">
            <text:p>0.231723639033816</text:p>
          </table:table-cell>
          <table:table-cell table:formula="of:=[.D1703]/6" office:value-type="float" office:value="0.0386206065056361" calcext:value-type="float">
            <text:p>0.038620606505636</text:p>
          </table:table-cell>
          <table:table-cell table:formula="of:=[.E1703]*2" office:value-type="float" office:value="0.0772412130112721" calcext:value-type="float">
            <text:p>0.077241213011272</text:p>
          </table:table-cell>
          <table:table-cell table:formula="of:=[.E1703]*39.3701" office:value-type="float" office:value="1.52049714018754" calcext:value-type="float">
            <text:p>1.52049714018754</text:p>
          </table:table-cell>
          <table:table-cell table:formula="of:=[.F1703]*39.3701" office:value-type="float" office:value="3.04099428037509" calcext:value-type="float">
            <text:p>3.04099428037509</text:p>
          </table:table-cell>
        </table:table-row>
        <table:table-row table:style-name="ro1">
          <table:table-cell table:formula="of:=[.A1703]+1" office:value-type="float" office:value="1726" calcext:value-type="float">
            <text:p>1726</text:p>
          </table:table-cell>
          <table:table-cell table:formula="of:=299792458/([.A1704]*1000000)" office:value-type="float" office:value="0.173692038238702" calcext:value-type="float">
            <text:p>0.173692038238702</text:p>
          </table:table-cell>
          <table:table-cell table:formula="of:=(1/3)*[.B1704]" office:value-type="float" office:value="0.0578973460795674" calcext:value-type="float">
            <text:p>0.057897346079567</text:p>
          </table:table-cell>
          <table:table-cell table:formula="of:=4*[.C1704]" office:value-type="float" office:value="0.23158938431827" calcext:value-type="float">
            <text:p>0.23158938431827</text:p>
          </table:table-cell>
          <table:table-cell table:formula="of:=[.D1704]/6" office:value-type="float" office:value="0.0385982307197116" calcext:value-type="float">
            <text:p>0.038598230719712</text:p>
          </table:table-cell>
          <table:table-cell table:formula="of:=[.E1704]*2" office:value-type="float" office:value="0.0771964614394232" calcext:value-type="float">
            <text:p>0.077196461439423</text:p>
          </table:table-cell>
          <table:table-cell table:formula="of:=[.E1704]*39.3701" office:value-type="float" office:value="1.51961620325812" calcext:value-type="float">
            <text:p>1.51961620325812</text:p>
          </table:table-cell>
          <table:table-cell table:formula="of:=[.F1704]*39.3701" office:value-type="float" office:value="3.03923240651624" calcext:value-type="float">
            <text:p>3.03923240651624</text:p>
          </table:table-cell>
        </table:table-row>
        <table:table-row table:style-name="ro1">
          <table:table-cell table:formula="of:=[.A1704]+1" office:value-type="float" office:value="1727" calcext:value-type="float">
            <text:p>1727</text:p>
          </table:table-cell>
          <table:table-cell table:formula="of:=299792458/([.A1705]*1000000)" office:value-type="float" office:value="0.173591463810075" calcext:value-type="float">
            <text:p>0.173591463810075</text:p>
          </table:table-cell>
          <table:table-cell table:formula="of:=(1/3)*[.B1705]" office:value-type="float" office:value="0.0578638212700251" calcext:value-type="float">
            <text:p>0.057863821270025</text:p>
          </table:table-cell>
          <table:table-cell table:formula="of:=4*[.C1705]" office:value-type="float" office:value="0.2314552850801" calcext:value-type="float">
            <text:p>0.2314552850801</text:p>
          </table:table-cell>
          <table:table-cell table:formula="of:=[.D1705]/6" office:value-type="float" office:value="0.0385758808466834" calcext:value-type="float">
            <text:p>0.038575880846683</text:p>
          </table:table-cell>
          <table:table-cell table:formula="of:=[.E1705]*2" office:value-type="float" office:value="0.0771517616933668" calcext:value-type="float">
            <text:p>0.077151761693367</text:p>
          </table:table-cell>
          <table:table-cell table:formula="of:=[.E1705]*39.3701" office:value-type="float" office:value="1.51873628652201" calcext:value-type="float">
            <text:p>1.51873628652201</text:p>
          </table:table-cell>
          <table:table-cell table:formula="of:=[.F1705]*39.3701" office:value-type="float" office:value="3.03747257304402" calcext:value-type="float">
            <text:p>3.03747257304402</text:p>
          </table:table-cell>
        </table:table-row>
        <table:table-row table:style-name="ro1">
          <table:table-cell table:formula="of:=[.A1705]+1" office:value-type="float" office:value="1728" calcext:value-type="float">
            <text:p>1728</text:p>
          </table:table-cell>
          <table:table-cell table:formula="of:=299792458/([.A1706]*1000000)" office:value-type="float" office:value="0.173491005787037" calcext:value-type="float">
            <text:p>0.173491005787037</text:p>
          </table:table-cell>
          <table:table-cell table:formula="of:=(1/3)*[.B1706]" office:value-type="float" office:value="0.0578303352623457" calcext:value-type="float">
            <text:p>0.057830335262346</text:p>
          </table:table-cell>
          <table:table-cell table:formula="of:=4*[.C1706]" office:value-type="float" office:value="0.231321341049383" calcext:value-type="float">
            <text:p>0.231321341049383</text:p>
          </table:table-cell>
          <table:table-cell table:formula="of:=[.D1706]/6" office:value-type="float" office:value="0.0385535568415638" calcext:value-type="float">
            <text:p>0.038553556841564</text:p>
          </table:table-cell>
          <table:table-cell table:formula="of:=[.E1706]*2" office:value-type="float" office:value="0.0771071136831276" calcext:value-type="float">
            <text:p>0.077107113683128</text:p>
          </table:table-cell>
          <table:table-cell table:formula="of:=[.E1706]*39.3701" office:value-type="float" office:value="1.51785738820805" calcext:value-type="float">
            <text:p>1.51785738820805</text:p>
          </table:table-cell>
          <table:table-cell table:formula="of:=[.F1706]*39.3701" office:value-type="float" office:value="3.0357147764161" calcext:value-type="float">
            <text:p>3.0357147764161</text:p>
          </table:table-cell>
        </table:table-row>
        <table:table-row table:style-name="ro1">
          <table:table-cell table:formula="of:=[.A1706]+1" office:value-type="float" office:value="1729" calcext:value-type="float">
            <text:p>1729</text:p>
          </table:table-cell>
          <table:table-cell table:formula="of:=299792458/([.A1707]*1000000)" office:value-type="float" office:value="0.173390663967611" calcext:value-type="float">
            <text:p>0.173390663967611</text:p>
          </table:table-cell>
          <table:table-cell table:formula="of:=(1/3)*[.B1707]" office:value-type="float" office:value="0.0577968879892038" calcext:value-type="float">
            <text:p>0.057796887989204</text:p>
          </table:table-cell>
          <table:table-cell table:formula="of:=4*[.C1707]" office:value-type="float" office:value="0.231187551956815" calcext:value-type="float">
            <text:p>0.231187551956815</text:p>
          </table:table-cell>
          <table:table-cell table:formula="of:=[.D1707]/6" office:value-type="float" office:value="0.0385312586594692" calcext:value-type="float">
            <text:p>0.038531258659469</text:p>
          </table:table-cell>
          <table:table-cell table:formula="of:=[.E1707]*2" office:value-type="float" office:value="0.0770625173189384" calcext:value-type="float">
            <text:p>0.077062517318938</text:p>
          </table:table-cell>
          <table:table-cell table:formula="of:=[.E1707]*39.3701" office:value-type="float" office:value="1.51697950654917" calcext:value-type="float">
            <text:p>1.51697950654917</text:p>
          </table:table-cell>
          <table:table-cell table:formula="of:=[.F1707]*39.3701" office:value-type="float" office:value="3.03395901309834" calcext:value-type="float">
            <text:p>3.03395901309834</text:p>
          </table:table-cell>
        </table:table-row>
        <table:table-row table:style-name="ro1">
          <table:table-cell table:formula="of:=[.A1707]+1" office:value-type="float" office:value="1730" calcext:value-type="float">
            <text:p>1730</text:p>
          </table:table-cell>
          <table:table-cell table:formula="of:=299792458/([.A1708]*1000000)" office:value-type="float" office:value="0.173290438150289" calcext:value-type="float">
            <text:p>0.173290438150289</text:p>
          </table:table-cell>
          <table:table-cell table:formula="of:=(1/3)*[.B1708]" office:value-type="float" office:value="0.0577634793834297" calcext:value-type="float">
            <text:p>0.05776347938343</text:p>
          </table:table-cell>
          <table:table-cell table:formula="of:=4*[.C1708]" office:value-type="float" office:value="0.231053917533719" calcext:value-type="float">
            <text:p>0.231053917533719</text:p>
          </table:table-cell>
          <table:table-cell table:formula="of:=[.D1708]/6" office:value-type="float" office:value="0.0385089862556198" calcext:value-type="float">
            <text:p>0.03850898625562</text:p>
          </table:table-cell>
          <table:table-cell table:formula="of:=[.E1708]*2" office:value-type="float" office:value="0.0770179725112396" calcext:value-type="float">
            <text:p>0.07701797251124</text:p>
          </table:table-cell>
          <table:table-cell table:formula="of:=[.E1708]*39.3701" office:value-type="float" office:value="1.51610263978238" calcext:value-type="float">
            <text:p>1.51610263978238</text:p>
          </table:table-cell>
          <table:table-cell table:formula="of:=[.F1708]*39.3701" office:value-type="float" office:value="3.03220527956475" calcext:value-type="float">
            <text:p>3.03220527956475</text:p>
          </table:table-cell>
        </table:table-row>
        <table:table-row table:style-name="ro1">
          <table:table-cell table:formula="of:=[.A1708]+1" office:value-type="float" office:value="1731" calcext:value-type="float">
            <text:p>1731</text:p>
          </table:table-cell>
          <table:table-cell table:formula="of:=299792458/([.A1709]*1000000)" office:value-type="float" office:value="0.173190328134027" calcext:value-type="float">
            <text:p>0.173190328134027</text:p>
          </table:table-cell>
          <table:table-cell table:formula="of:=(1/3)*[.B1709]" office:value-type="float" office:value="0.0577301093780089" calcext:value-type="float">
            <text:p>0.057730109378009</text:p>
          </table:table-cell>
          <table:table-cell table:formula="of:=4*[.C1709]" office:value-type="float" office:value="0.230920437512035" calcext:value-type="float">
            <text:p>0.230920437512035</text:p>
          </table:table-cell>
          <table:table-cell table:formula="of:=[.D1709]/6" office:value-type="float" office:value="0.0384867395853392" calcext:value-type="float">
            <text:p>0.038486739585339</text:p>
          </table:table-cell>
          <table:table-cell table:formula="of:=[.E1709]*2" office:value-type="float" office:value="0.0769734791706785" calcext:value-type="float">
            <text:p>0.076973479170679</text:p>
          </table:table-cell>
          <table:table-cell table:formula="of:=[.E1709]*39.3701" office:value-type="float" office:value="1.51522678614876" calcext:value-type="float">
            <text:p>1.51522678614876</text:p>
          </table:table-cell>
          <table:table-cell table:formula="of:=[.F1709]*39.3701" office:value-type="float" office:value="3.03045357229753" calcext:value-type="float">
            <text:p>3.03045357229753</text:p>
          </table:table-cell>
        </table:table-row>
        <table:table-row table:style-name="ro1">
          <table:table-cell table:formula="of:=[.A1709]+1" office:value-type="float" office:value="1732" calcext:value-type="float">
            <text:p>1732</text:p>
          </table:table-cell>
          <table:table-cell table:formula="of:=299792458/([.A1710]*1000000)" office:value-type="float" office:value="0.173090333718245" calcext:value-type="float">
            <text:p>0.173090333718245</text:p>
          </table:table-cell>
          <table:table-cell table:formula="of:=(1/3)*[.B1710]" office:value-type="float" office:value="0.0576967779060816" calcext:value-type="float">
            <text:p>0.057696777906082</text:p>
          </table:table-cell>
          <table:table-cell table:formula="of:=4*[.C1710]" office:value-type="float" office:value="0.230787111624326" calcext:value-type="float">
            <text:p>0.230787111624326</text:p>
          </table:table-cell>
          <table:table-cell table:formula="of:=[.D1710]/6" office:value-type="float" office:value="0.0384645186040544" calcext:value-type="float">
            <text:p>0.038464518604054</text:p>
          </table:table-cell>
          <table:table-cell table:formula="of:=[.E1710]*2" office:value-type="float" office:value="0.0769290372081088" calcext:value-type="float">
            <text:p>0.076929037208109</text:p>
          </table:table-cell>
          <table:table-cell table:formula="of:=[.E1710]*39.3701" office:value-type="float" office:value="1.51435194389348" calcext:value-type="float">
            <text:p>1.51435194389348</text:p>
          </table:table-cell>
          <table:table-cell table:formula="of:=[.F1710]*39.3701" office:value-type="float" office:value="3.02870388778696" calcext:value-type="float">
            <text:p>3.02870388778696</text:p>
          </table:table-cell>
        </table:table-row>
        <table:table-row table:style-name="ro1">
          <table:table-cell table:formula="of:=[.A1710]+1" office:value-type="float" office:value="1733" calcext:value-type="float">
            <text:p>1733</text:p>
          </table:table-cell>
          <table:table-cell table:formula="of:=299792458/([.A1711]*1000000)" office:value-type="float" office:value="0.172990454702827" calcext:value-type="float">
            <text:p>0.172990454702827</text:p>
          </table:table-cell>
          <table:table-cell table:formula="of:=(1/3)*[.B1711]" office:value-type="float" office:value="0.0576634849009425" calcext:value-type="float">
            <text:p>0.057663484900943</text:p>
          </table:table-cell>
          <table:table-cell table:formula="of:=4*[.C1711]" office:value-type="float" office:value="0.23065393960377" calcext:value-type="float">
            <text:p>0.23065393960377</text:p>
          </table:table-cell>
          <table:table-cell table:formula="of:=[.D1711]/6" office:value-type="float" office:value="0.038442323267295" calcext:value-type="float">
            <text:p>0.038442323267295</text:p>
          </table:table-cell>
          <table:table-cell table:formula="of:=[.E1711]*2" office:value-type="float" office:value="0.07688464653459" calcext:value-type="float">
            <text:p>0.07688464653459</text:p>
          </table:table-cell>
          <table:table-cell table:formula="of:=[.E1711]*39.3701" office:value-type="float" office:value="1.51347811126573" calcext:value-type="float">
            <text:p>1.51347811126573</text:p>
          </table:table-cell>
          <table:table-cell table:formula="of:=[.F1711]*39.3701" office:value-type="float" office:value="3.02695622253146" calcext:value-type="float">
            <text:p>3.02695622253146</text:p>
          </table:table-cell>
        </table:table-row>
        <table:table-row table:style-name="ro1">
          <table:table-cell table:formula="of:=[.A1711]+1" office:value-type="float" office:value="1734" calcext:value-type="float">
            <text:p>1734</text:p>
          </table:table-cell>
          <table:table-cell table:formula="of:=299792458/([.A1712]*1000000)" office:value-type="float" office:value="0.17289069088812" calcext:value-type="float">
            <text:p>0.17289069088812</text:p>
          </table:table-cell>
          <table:table-cell table:formula="of:=(1/3)*[.B1712]" office:value-type="float" office:value="0.05763023029604" calcext:value-type="float">
            <text:p>0.05763023029604</text:p>
          </table:table-cell>
          <table:table-cell table:formula="of:=4*[.C1712]" office:value-type="float" office:value="0.23052092118416" calcext:value-type="float">
            <text:p>0.23052092118416</text:p>
          </table:table-cell>
          <table:table-cell table:formula="of:=[.D1712]/6" office:value-type="float" office:value="0.0384201535306933" calcext:value-type="float">
            <text:p>0.038420153530693</text:p>
          </table:table-cell>
          <table:table-cell table:formula="of:=[.E1712]*2" office:value-type="float" office:value="0.0768403070613866" calcext:value-type="float">
            <text:p>0.076840307061387</text:p>
          </table:table-cell>
          <table:table-cell table:formula="of:=[.E1712]*39.3701" office:value-type="float" office:value="1.51260528651875" calcext:value-type="float">
            <text:p>1.51260528651875</text:p>
          </table:table-cell>
          <table:table-cell table:formula="of:=[.F1712]*39.3701" office:value-type="float" office:value="3.0252105730375" calcext:value-type="float">
            <text:p>3.0252105730375</text:p>
          </table:table-cell>
        </table:table-row>
        <table:table-row table:style-name="ro1">
          <table:table-cell table:formula="of:=[.A1712]+1" office:value-type="float" office:value="1735" calcext:value-type="float">
            <text:p>1735</text:p>
          </table:table-cell>
          <table:table-cell table:formula="of:=299792458/([.A1713]*1000000)" office:value-type="float" office:value="0.172791042074928" calcext:value-type="float">
            <text:p>0.172791042074928</text:p>
          </table:table-cell>
          <table:table-cell table:formula="of:=(1/3)*[.B1713]" office:value-type="float" office:value="0.057597014024976" calcext:value-type="float">
            <text:p>0.057597014024976</text:p>
          </table:table-cell>
          <table:table-cell table:formula="of:=4*[.C1713]" office:value-type="float" office:value="0.230388056099904" calcext:value-type="float">
            <text:p>0.230388056099904</text:p>
          </table:table-cell>
          <table:table-cell table:formula="of:=[.D1713]/6" office:value-type="float" office:value="0.038398009349984" calcext:value-type="float">
            <text:p>0.038398009349984</text:p>
          </table:table-cell>
          <table:table-cell table:formula="of:=[.E1713]*2" office:value-type="float" office:value="0.076796018699968" calcext:value-type="float">
            <text:p>0.076796018699968</text:p>
          </table:table-cell>
          <table:table-cell table:formula="of:=[.E1713]*39.3701" office:value-type="float" office:value="1.5117334679098" calcext:value-type="float">
            <text:p>1.5117334679098</text:p>
          </table:table-cell>
          <table:table-cell table:formula="of:=[.F1713]*39.3701" office:value-type="float" office:value="3.02346693581961" calcext:value-type="float">
            <text:p>3.02346693581961</text:p>
          </table:table-cell>
        </table:table-row>
        <table:table-row table:style-name="ro1">
          <table:table-cell table:formula="of:=[.A1713]+1" office:value-type="float" office:value="1736" calcext:value-type="float">
            <text:p>1736</text:p>
          </table:table-cell>
          <table:table-cell table:formula="of:=299792458/([.A1714]*1000000)" office:value-type="float" office:value="0.172691508064516" calcext:value-type="float">
            <text:p>0.172691508064516</text:p>
          </table:table-cell>
          <table:table-cell table:formula="of:=(1/3)*[.B1714]" office:value-type="float" office:value="0.0575638360215054" calcext:value-type="float">
            <text:p>0.057563836021505</text:p>
          </table:table-cell>
          <table:table-cell table:formula="of:=4*[.C1714]" office:value-type="float" office:value="0.230255344086021" calcext:value-type="float">
            <text:p>0.230255344086021</text:p>
          </table:table-cell>
          <table:table-cell table:formula="of:=[.D1714]/6" office:value-type="float" office:value="0.0383758906810036" calcext:value-type="float">
            <text:p>0.038375890681004</text:p>
          </table:table-cell>
          <table:table-cell table:formula="of:=[.E1714]*2" office:value-type="float" office:value="0.0767517813620072" calcext:value-type="float">
            <text:p>0.076751781362007</text:p>
          </table:table-cell>
          <table:table-cell table:formula="of:=[.E1714]*39.3701" office:value-type="float" office:value="1.51086265370018" calcext:value-type="float">
            <text:p>1.51086265370018</text:p>
          </table:table-cell>
          <table:table-cell table:formula="of:=[.F1714]*39.3701" office:value-type="float" office:value="3.02172530740036" calcext:value-type="float">
            <text:p>3.02172530740036</text:p>
          </table:table-cell>
        </table:table-row>
        <table:table-row table:style-name="ro1">
          <table:table-cell table:formula="of:=[.A1714]+1" office:value-type="float" office:value="1737" calcext:value-type="float">
            <text:p>1737</text:p>
          </table:table-cell>
          <table:table-cell table:formula="of:=299792458/([.A1715]*1000000)" office:value-type="float" office:value="0.172592088658607" calcext:value-type="float">
            <text:p>0.172592088658607</text:p>
          </table:table-cell>
          <table:table-cell table:formula="of:=(1/3)*[.B1715]" office:value-type="float" office:value="0.0575306962195356" calcext:value-type="float">
            <text:p>0.057530696219536</text:p>
          </table:table-cell>
          <table:table-cell table:formula="of:=4*[.C1715]" office:value-type="float" office:value="0.230122784878142" calcext:value-type="float">
            <text:p>0.230122784878142</text:p>
          </table:table-cell>
          <table:table-cell table:formula="of:=[.D1715]/6" office:value-type="float" office:value="0.0383537974796904" calcext:value-type="float">
            <text:p>0.03835379747969</text:p>
          </table:table-cell>
          <table:table-cell table:formula="of:=[.E1715]*2" office:value-type="float" office:value="0.0767075949593808" calcext:value-type="float">
            <text:p>0.076707594959381</text:p>
          </table:table-cell>
          <table:table-cell table:formula="of:=[.E1715]*39.3701" office:value-type="float" office:value="1.50999284215516" calcext:value-type="float">
            <text:p>1.50999284215516</text:p>
          </table:table-cell>
          <table:table-cell table:formula="of:=[.F1715]*39.3701" office:value-type="float" office:value="3.01998568431032" calcext:value-type="float">
            <text:p>3.01998568431032</text:p>
          </table:table-cell>
        </table:table-row>
        <table:table-row table:style-name="ro1">
          <table:table-cell table:formula="of:=[.A1715]+1" office:value-type="float" office:value="1738" calcext:value-type="float">
            <text:p>1738</text:p>
          </table:table-cell>
          <table:table-cell table:formula="of:=299792458/([.A1716]*1000000)" office:value-type="float" office:value="0.172492783659379" calcext:value-type="float">
            <text:p>0.172492783659379</text:p>
          </table:table-cell>
          <table:table-cell table:formula="of:=(1/3)*[.B1716]" office:value-type="float" office:value="0.0574975945531262" calcext:value-type="float">
            <text:p>0.057497594553126</text:p>
          </table:table-cell>
          <table:table-cell table:formula="of:=4*[.C1716]" office:value-type="float" office:value="0.229990378212505" calcext:value-type="float">
            <text:p>0.229990378212505</text:p>
          </table:table-cell>
          <table:table-cell table:formula="of:=[.D1716]/6" office:value-type="float" office:value="0.0383317297020841" calcext:value-type="float">
            <text:p>0.038331729702084</text:p>
          </table:table-cell>
          <table:table-cell table:formula="of:=[.E1716]*2" office:value-type="float" office:value="0.0766634594041683" calcext:value-type="float">
            <text:p>0.076663459404168</text:p>
          </table:table-cell>
          <table:table-cell table:formula="of:=[.E1716]*39.3701" office:value-type="float" office:value="1.50912403154402" calcext:value-type="float">
            <text:p>1.50912403154402</text:p>
          </table:table-cell>
          <table:table-cell table:formula="of:=[.F1716]*39.3701" office:value-type="float" office:value="3.01824806308804" calcext:value-type="float">
            <text:p>3.01824806308804</text:p>
          </table:table-cell>
        </table:table-row>
        <table:table-row table:style-name="ro1">
          <table:table-cell table:formula="of:=[.A1716]+1" office:value-type="float" office:value="1739" calcext:value-type="float">
            <text:p>1739</text:p>
          </table:table-cell>
          <table:table-cell table:formula="of:=299792458/([.A1717]*1000000)" office:value-type="float" office:value="0.172393592869465" calcext:value-type="float">
            <text:p>0.172393592869465</text:p>
          </table:table-cell>
          <table:table-cell table:formula="of:=(1/3)*[.B1717]" office:value-type="float" office:value="0.0574645309564884" calcext:value-type="float">
            <text:p>0.057464530956488</text:p>
          </table:table-cell>
          <table:table-cell table:formula="of:=4*[.C1717]" office:value-type="float" office:value="0.229858123825954" calcext:value-type="float">
            <text:p>0.229858123825954</text:p>
          </table:table-cell>
          <table:table-cell table:formula="of:=[.D1717]/6" office:value-type="float" office:value="0.0383096873043256" calcext:value-type="float">
            <text:p>0.038309687304326</text:p>
          </table:table-cell>
          <table:table-cell table:formula="of:=[.E1717]*2" office:value-type="float" office:value="0.0766193746086512" calcext:value-type="float">
            <text:p>0.076619374608651</text:p>
          </table:table-cell>
          <table:table-cell table:formula="of:=[.E1717]*39.3701" office:value-type="float" office:value="1.50825622014003" calcext:value-type="float">
            <text:p>1.50825622014003</text:p>
          </table:table-cell>
          <table:table-cell table:formula="of:=[.F1717]*39.3701" office:value-type="float" office:value="3.01651244028006" calcext:value-type="float">
            <text:p>3.01651244028006</text:p>
          </table:table-cell>
        </table:table-row>
        <table:table-row table:style-name="ro1">
          <table:table-cell table:formula="of:=[.A1717]+1" office:value-type="float" office:value="1740" calcext:value-type="float">
            <text:p>1740</text:p>
          </table:table-cell>
          <table:table-cell table:formula="of:=299792458/([.A1718]*1000000)" office:value-type="float" office:value="0.172294516091954" calcext:value-type="float">
            <text:p>0.172294516091954</text:p>
          </table:table-cell>
          <table:table-cell table:formula="of:=(1/3)*[.B1718]" office:value-type="float" office:value="0.0574315053639847" calcext:value-type="float">
            <text:p>0.057431505363985</text:p>
          </table:table-cell>
          <table:table-cell table:formula="of:=4*[.C1718]" office:value-type="float" office:value="0.229726021455939" calcext:value-type="float">
            <text:p>0.229726021455939</text:p>
          </table:table-cell>
          <table:table-cell table:formula="of:=[.D1718]/6" office:value-type="float" office:value="0.0382876702426564" calcext:value-type="float">
            <text:p>0.038287670242657</text:p>
          </table:table-cell>
          <table:table-cell table:formula="of:=[.E1718]*2" office:value-type="float" office:value="0.0765753404853129" calcext:value-type="float">
            <text:p>0.076575340485313</text:p>
          </table:table-cell>
          <table:table-cell table:formula="of:=[.E1718]*39.3701" office:value-type="float" office:value="1.50738940622041" calcext:value-type="float">
            <text:p>1.50738940622041</text:p>
          </table:table-cell>
          <table:table-cell table:formula="of:=[.F1718]*39.3701" office:value-type="float" office:value="3.01477881244082" calcext:value-type="float">
            <text:p>3.01477881244082</text:p>
          </table:table-cell>
        </table:table-row>
        <table:table-row table:style-name="ro1">
          <table:table-cell table:formula="of:=[.A1718]+1" office:value-type="float" office:value="1741" calcext:value-type="float">
            <text:p>1741</text:p>
          </table:table-cell>
          <table:table-cell table:formula="of:=299792458/([.A1719]*1000000)" office:value-type="float" office:value="0.172195553130385" calcext:value-type="float">
            <text:p>0.172195553130385</text:p>
          </table:table-cell>
          <table:table-cell table:formula="of:=(1/3)*[.B1719]" office:value-type="float" office:value="0.0573985177101283" calcext:value-type="float">
            <text:p>0.057398517710128</text:p>
          </table:table-cell>
          <table:table-cell table:formula="of:=4*[.C1719]" office:value-type="float" office:value="0.229594070840513" calcext:value-type="float">
            <text:p>0.229594070840513</text:p>
          </table:table-cell>
          <table:table-cell table:formula="of:=[.D1719]/6" office:value-type="float" office:value="0.0382656784734188" calcext:value-type="float">
            <text:p>0.038265678473419</text:p>
          </table:table-cell>
          <table:table-cell table:formula="of:=[.E1719]*2" office:value-type="float" office:value="0.0765313569468377" calcext:value-type="float">
            <text:p>0.076531356946838</text:p>
          </table:table-cell>
          <table:table-cell table:formula="of:=[.E1719]*39.3701" office:value-type="float" office:value="1.50652358806635" calcext:value-type="float">
            <text:p>1.50652358806635</text:p>
          </table:table-cell>
          <table:table-cell table:formula="of:=[.F1719]*39.3701" office:value-type="float" office:value="3.01304717613269" calcext:value-type="float">
            <text:p>3.01304717613269</text:p>
          </table:table-cell>
        </table:table-row>
        <table:table-row table:style-name="ro1">
          <table:table-cell table:formula="of:=[.A1719]+1" office:value-type="float" office:value="1742" calcext:value-type="float">
            <text:p>1742</text:p>
          </table:table-cell>
          <table:table-cell table:formula="of:=299792458/([.A1720]*1000000)" office:value-type="float" office:value="0.172096703788749" calcext:value-type="float">
            <text:p>0.172096703788749</text:p>
          </table:table-cell>
          <table:table-cell table:formula="of:=(1/3)*[.B1720]" office:value-type="float" office:value="0.0573655679295829" calcext:value-type="float">
            <text:p>0.057365567929583</text:p>
          </table:table-cell>
          <table:table-cell table:formula="of:=4*[.C1720]" office:value-type="float" office:value="0.229462271718331" calcext:value-type="float">
            <text:p>0.229462271718331</text:p>
          </table:table-cell>
          <table:table-cell table:formula="of:=[.D1720]/6" office:value-type="float" office:value="0.0382437119530552" calcext:value-type="float">
            <text:p>0.038243711953055</text:p>
          </table:table-cell>
          <table:table-cell table:formula="of:=[.E1720]*2" office:value-type="float" office:value="0.0764874239061105" calcext:value-type="float">
            <text:p>0.076487423906111</text:p>
          </table:table-cell>
          <table:table-cell table:formula="of:=[.E1720]*39.3701" office:value-type="float" office:value="1.50565876396298" calcext:value-type="float">
            <text:p>1.50565876396298</text:p>
          </table:table-cell>
          <table:table-cell table:formula="of:=[.F1720]*39.3701" office:value-type="float" office:value="3.01131752792596" calcext:value-type="float">
            <text:p>3.01131752792596</text:p>
          </table:table-cell>
        </table:table-row>
        <table:table-row table:style-name="ro1">
          <table:table-cell table:formula="of:=[.A1720]+1" office:value-type="float" office:value="1743" calcext:value-type="float">
            <text:p>1743</text:p>
          </table:table-cell>
          <table:table-cell table:formula="of:=299792458/([.A1721]*1000000)" office:value-type="float" office:value="0.171997967871486" calcext:value-type="float">
            <text:p>0.171997967871486</text:p>
          </table:table-cell>
          <table:table-cell table:formula="of:=(1/3)*[.B1721]" office:value-type="float" office:value="0.057332655957162" calcext:value-type="float">
            <text:p>0.057332655957162</text:p>
          </table:table-cell>
          <table:table-cell table:formula="of:=4*[.C1721]" office:value-type="float" office:value="0.229330623828648" calcext:value-type="float">
            <text:p>0.229330623828648</text:p>
          </table:table-cell>
          <table:table-cell table:formula="of:=[.D1721]/6" office:value-type="float" office:value="0.038221770638108" calcext:value-type="float">
            <text:p>0.038221770638108</text:p>
          </table:table-cell>
          <table:table-cell table:formula="of:=[.E1721]*2" office:value-type="float" office:value="0.076443541276216" calcext:value-type="float">
            <text:p>0.076443541276216</text:p>
          </table:table-cell>
          <table:table-cell table:formula="of:=[.E1721]*39.3701" office:value-type="float" office:value="1.50479493219938" calcext:value-type="float">
            <text:p>1.50479493219938</text:p>
          </table:table-cell>
          <table:table-cell table:formula="of:=[.F1721]*39.3701" office:value-type="float" office:value="3.00958986439875" calcext:value-type="float">
            <text:p>3.00958986439875</text:p>
          </table:table-cell>
        </table:table-row>
        <table:table-row table:style-name="ro1">
          <table:table-cell table:formula="of:=[.A1721]+1" office:value-type="float" office:value="1744" calcext:value-type="float">
            <text:p>1744</text:p>
          </table:table-cell>
          <table:table-cell table:formula="of:=299792458/([.A1722]*1000000)" office:value-type="float" office:value="0.171899345183486" calcext:value-type="float">
            <text:p>0.171899345183486</text:p>
          </table:table-cell>
          <table:table-cell table:formula="of:=(1/3)*[.B1722]" office:value-type="float" office:value="0.0572997817278287" calcext:value-type="float">
            <text:p>0.057299781727829</text:p>
          </table:table-cell>
          <table:table-cell table:formula="of:=4*[.C1722]" office:value-type="float" office:value="0.229199126911315" calcext:value-type="float">
            <text:p>0.229199126911315</text:p>
          </table:table-cell>
          <table:table-cell table:formula="of:=[.D1722]/6" office:value-type="float" office:value="0.0381998544852192" calcext:value-type="float">
            <text:p>0.038199854485219</text:p>
          </table:table-cell>
          <table:table-cell table:formula="of:=[.E1722]*2" office:value-type="float" office:value="0.0763997089704383" calcext:value-type="float">
            <text:p>0.076399708970438</text:p>
          </table:table-cell>
          <table:table-cell table:formula="of:=[.E1722]*39.3701" office:value-type="float" office:value="1.50393209106853" calcext:value-type="float">
            <text:p>1.50393209106853</text:p>
          </table:table-cell>
          <table:table-cell table:formula="of:=[.F1722]*39.3701" office:value-type="float" office:value="3.00786418213705" calcext:value-type="float">
            <text:p>3.00786418213705</text:p>
          </table:table-cell>
        </table:table-row>
        <table:table-row table:style-name="ro1">
          <table:table-cell table:formula="of:=[.A1722]+1" office:value-type="float" office:value="1745" calcext:value-type="float">
            <text:p>1745</text:p>
          </table:table-cell>
          <table:table-cell table:formula="of:=299792458/([.A1723]*1000000)" office:value-type="float" office:value="0.171800835530086" calcext:value-type="float">
            <text:p>0.171800835530086</text:p>
          </table:table-cell>
          <table:table-cell table:formula="of:=(1/3)*[.B1723]" office:value-type="float" office:value="0.0572669451766953" calcext:value-type="float">
            <text:p>0.057266945176695</text:p>
          </table:table-cell>
          <table:table-cell table:formula="of:=4*[.C1723]" office:value-type="float" office:value="0.229067780706781" calcext:value-type="float">
            <text:p>0.229067780706781</text:p>
          </table:table-cell>
          <table:table-cell table:formula="of:=[.D1723]/6" office:value-type="float" office:value="0.0381779634511302" calcext:value-type="float">
            <text:p>0.03817796345113</text:p>
          </table:table-cell>
          <table:table-cell table:formula="of:=[.E1723]*2" office:value-type="float" office:value="0.0763559269022604" calcext:value-type="float">
            <text:p>0.076355926902261</text:p>
          </table:table-cell>
          <table:table-cell table:formula="of:=[.E1723]*39.3701" office:value-type="float" office:value="1.50307023886734" calcext:value-type="float">
            <text:p>1.50307023886734</text:p>
          </table:table-cell>
          <table:table-cell table:formula="of:=[.F1723]*39.3701" office:value-type="float" office:value="3.00614047773468" calcext:value-type="float">
            <text:p>3.00614047773468</text:p>
          </table:table-cell>
        </table:table-row>
        <table:table-row table:style-name="ro1">
          <table:table-cell table:formula="of:=[.A1723]+1" office:value-type="float" office:value="1746" calcext:value-type="float">
            <text:p>1746</text:p>
          </table:table-cell>
          <table:table-cell table:formula="of:=299792458/([.A1724]*1000000)" office:value-type="float" office:value="0.171702438717068" calcext:value-type="float">
            <text:p>0.171702438717068</text:p>
          </table:table-cell>
          <table:table-cell table:formula="of:=(1/3)*[.B1724]" office:value-type="float" office:value="0.0572341462390225" calcext:value-type="float">
            <text:p>0.057234146239023</text:p>
          </table:table-cell>
          <table:table-cell table:formula="of:=4*[.C1724]" office:value-type="float" office:value="0.22893658495609" calcext:value-type="float">
            <text:p>0.22893658495609</text:p>
          </table:table-cell>
          <table:table-cell table:formula="of:=[.D1724]/6" office:value-type="float" office:value="0.0381560974926817" calcext:value-type="float">
            <text:p>0.038156097492682</text:p>
          </table:table-cell>
          <table:table-cell table:formula="of:=[.E1724]*2" office:value-type="float" office:value="0.0763121949853634" calcext:value-type="float">
            <text:p>0.076312194985363</text:p>
          </table:table-cell>
          <table:table-cell table:formula="of:=[.E1724]*39.3701" office:value-type="float" office:value="1.50220937389663" calcext:value-type="float">
            <text:p>1.50220937389663</text:p>
          </table:table-cell>
          <table:table-cell table:formula="of:=[.F1724]*39.3701" office:value-type="float" office:value="3.00441874779325" calcext:value-type="float">
            <text:p>3.00441874779325</text:p>
          </table:table-cell>
        </table:table-row>
        <table:table-row table:style-name="ro1">
          <table:table-cell table:formula="of:=[.A1724]+1" office:value-type="float" office:value="1747" calcext:value-type="float">
            <text:p>1747</text:p>
          </table:table-cell>
          <table:table-cell table:formula="of:=299792458/([.A1725]*1000000)" office:value-type="float" office:value="0.171604154550658" calcext:value-type="float">
            <text:p>0.171604154550658</text:p>
          </table:table-cell>
          <table:table-cell table:formula="of:=(1/3)*[.B1725]" office:value-type="float" office:value="0.0572013848502194" calcext:value-type="float">
            <text:p>0.05720138485022</text:p>
          </table:table-cell>
          <table:table-cell table:formula="of:=4*[.C1725]" office:value-type="float" office:value="0.228805539400878" calcext:value-type="float">
            <text:p>0.228805539400878</text:p>
          </table:table-cell>
          <table:table-cell table:formula="of:=[.D1725]/6" office:value-type="float" office:value="0.0381342565668129" calcext:value-type="float">
            <text:p>0.038134256566813</text:p>
          </table:table-cell>
          <table:table-cell table:formula="of:=[.E1725]*2" office:value-type="float" office:value="0.0762685131336259" calcext:value-type="float">
            <text:p>0.076268513133626</text:p>
          </table:table-cell>
          <table:table-cell table:formula="of:=[.E1725]*39.3701" office:value-type="float" office:value="1.50134949446108" calcext:value-type="float">
            <text:p>1.50134949446108</text:p>
          </table:table-cell>
          <table:table-cell table:formula="of:=[.F1725]*39.3701" office:value-type="float" office:value="3.00269898892217" calcext:value-type="float">
            <text:p>3.00269898892217</text:p>
          </table:table-cell>
        </table:table-row>
        <table:table-row table:style-name="ro1">
          <table:table-cell table:formula="of:=[.A1725]+1" office:value-type="float" office:value="1748" calcext:value-type="float">
            <text:p>1748</text:p>
          </table:table-cell>
          <table:table-cell table:formula="of:=299792458/([.A1726]*1000000)" office:value-type="float" office:value="0.171505982837529" calcext:value-type="float">
            <text:p>0.171505982837529</text:p>
          </table:table-cell>
          <table:table-cell table:formula="of:=(1/3)*[.B1726]" office:value-type="float" office:value="0.0571686609458429" calcext:value-type="float">
            <text:p>0.057168660945843</text:p>
          </table:table-cell>
          <table:table-cell table:formula="of:=4*[.C1726]" office:value-type="float" office:value="0.228674643783371" calcext:value-type="float">
            <text:p>0.228674643783371</text:p>
          </table:table-cell>
          <table:table-cell table:formula="of:=[.D1726]/6" office:value-type="float" office:value="0.0381124406305619" calcext:value-type="float">
            <text:p>0.038112440630562</text:p>
          </table:table-cell>
          <table:table-cell table:formula="of:=[.E1726]*2" office:value-type="float" office:value="0.0762248812611238" calcext:value-type="float">
            <text:p>0.076224881261124</text:p>
          </table:table-cell>
          <table:table-cell table:formula="of:=[.E1726]*39.3701" office:value-type="float" office:value="1.50049059886929" calcext:value-type="float">
            <text:p>1.50049059886929</text:p>
          </table:table-cell>
          <table:table-cell table:formula="of:=[.F1726]*39.3701" office:value-type="float" office:value="3.00098119773857" calcext:value-type="float">
            <text:p>3.00098119773857</text:p>
          </table:table-cell>
        </table:table-row>
        <table:table-row table:style-name="ro1">
          <table:table-cell table:formula="of:=[.A1726]+1" office:value-type="float" office:value="1749" calcext:value-type="float">
            <text:p>1749</text:p>
          </table:table-cell>
          <table:table-cell table:formula="of:=299792458/([.A1727]*1000000)" office:value-type="float" office:value="0.171407923384791" calcext:value-type="float">
            <text:p>0.171407923384791</text:p>
          </table:table-cell>
          <table:table-cell table:formula="of:=(1/3)*[.B1727]" office:value-type="float" office:value="0.0571359744615971" calcext:value-type="float">
            <text:p>0.057135974461597</text:p>
          </table:table-cell>
          <table:table-cell table:formula="of:=4*[.C1727]" office:value-type="float" office:value="0.228543897846388" calcext:value-type="float">
            <text:p>0.228543897846388</text:p>
          </table:table-cell>
          <table:table-cell table:formula="of:=[.D1727]/6" office:value-type="float" office:value="0.0380906496410647" calcext:value-type="float">
            <text:p>0.038090649641065</text:p>
          </table:table-cell>
          <table:table-cell table:formula="of:=[.E1727]*2" office:value-type="float" office:value="0.0761812992821295" calcext:value-type="float">
            <text:p>0.07618129928213</text:p>
          </table:table-cell>
          <table:table-cell table:formula="of:=[.E1727]*39.3701" office:value-type="float" office:value="1.49963268543368" calcext:value-type="float">
            <text:p>1.49963268543368</text:p>
          </table:table-cell>
          <table:table-cell table:formula="of:=[.F1727]*39.3701" office:value-type="float" office:value="2.99926537086737" calcext:value-type="float">
            <text:p>2.99926537086737</text:p>
          </table:table-cell>
        </table:table-row>
        <table:table-row table:style-name="ro1">
          <table:table-cell table:formula="of:=[.A1727]+1" office:value-type="float" office:value="1750" calcext:value-type="float">
            <text:p>1750</text:p>
          </table:table-cell>
          <table:table-cell table:formula="of:=299792458/([.A1728]*1000000)" office:value-type="float" office:value="0.171309976" calcext:value-type="float">
            <text:p>0.171309976</text:p>
          </table:table-cell>
          <table:table-cell table:formula="of:=(1/3)*[.B1728]" office:value-type="float" office:value="0.0571033253333333" calcext:value-type="float">
            <text:p>0.057103325333333</text:p>
          </table:table-cell>
          <table:table-cell table:formula="of:=4*[.C1728]" office:value-type="float" office:value="0.228413301333333" calcext:value-type="float">
            <text:p>0.228413301333333</text:p>
          </table:table-cell>
          <table:table-cell table:formula="of:=[.D1728]/6" office:value-type="float" office:value="0.0380688835555555" calcext:value-type="float">
            <text:p>0.038068883555556</text:p>
          </table:table-cell>
          <table:table-cell table:formula="of:=[.E1728]*2" office:value-type="float" office:value="0.0761377671111111" calcext:value-type="float">
            <text:p>0.076137767111111</text:p>
          </table:table-cell>
          <table:table-cell table:formula="of:=[.E1728]*39.3701" office:value-type="float" office:value="1.49877575247058" calcext:value-type="float">
            <text:p>1.49877575247058</text:p>
          </table:table-cell>
          <table:table-cell table:formula="of:=[.F1728]*39.3701" office:value-type="float" office:value="2.99755150494116" calcext:value-type="float">
            <text:p>2.99755150494116</text:p>
          </table:table-cell>
        </table:table-row>
        <table:table-row table:style-name="ro1">
          <table:table-cell table:formula="of:=[.A1728]+1" office:value-type="float" office:value="1751" calcext:value-type="float">
            <text:p>1751</text:p>
          </table:table-cell>
          <table:table-cell table:formula="of:=299792458/([.A1729]*1000000)" office:value-type="float" office:value="0.171212140491148" calcext:value-type="float">
            <text:p>0.171212140491148</text:p>
          </table:table-cell>
          <table:table-cell table:formula="of:=(1/3)*[.B1729]" office:value-type="float" office:value="0.0570707134970493" calcext:value-type="float">
            <text:p>0.057070713497049</text:p>
          </table:table-cell>
          <table:table-cell table:formula="of:=4*[.C1729]" office:value-type="float" office:value="0.228282853988197" calcext:value-type="float">
            <text:p>0.228282853988197</text:p>
          </table:table-cell>
          <table:table-cell table:formula="of:=[.D1729]/6" office:value-type="float" office:value="0.0380471423313662" calcext:value-type="float">
            <text:p>0.038047142331366</text:p>
          </table:table-cell>
          <table:table-cell table:formula="of:=[.E1729]*2" office:value-type="float" office:value="0.0760942846627324" calcext:value-type="float">
            <text:p>0.076094284662732</text:p>
          </table:table-cell>
          <table:table-cell table:formula="of:=[.E1729]*39.3701" office:value-type="float" office:value="1.49791979830012" calcext:value-type="float">
            <text:p>1.49791979830012</text:p>
          </table:table-cell>
          <table:table-cell table:formula="of:=[.F1729]*39.3701" office:value-type="float" office:value="2.99583959660024" calcext:value-type="float">
            <text:p>2.99583959660024</text:p>
          </table:table-cell>
        </table:table-row>
        <table:table-row table:style-name="ro1">
          <table:table-cell table:formula="of:=[.A1729]+1" office:value-type="float" office:value="1752" calcext:value-type="float">
            <text:p>1752</text:p>
          </table:table-cell>
          <table:table-cell table:formula="of:=299792458/([.A1730]*1000000)" office:value-type="float" office:value="0.171114416666667" calcext:value-type="float">
            <text:p>0.171114416666667</text:p>
          </table:table-cell>
          <table:table-cell table:formula="of:=(1/3)*[.B1730]" office:value-type="float" office:value="0.0570381388888889" calcext:value-type="float">
            <text:p>0.057038138888889</text:p>
          </table:table-cell>
          <table:table-cell table:formula="of:=4*[.C1730]" office:value-type="float" office:value="0.228152555555556" calcext:value-type="float">
            <text:p>0.228152555555556</text:p>
          </table:table-cell>
          <table:table-cell table:formula="of:=[.D1730]/6" office:value-type="float" office:value="0.0380254259259259" calcext:value-type="float">
            <text:p>0.038025425925926</text:p>
          </table:table-cell>
          <table:table-cell table:formula="of:=[.E1730]*2" office:value-type="float" office:value="0.0760508518518518" calcext:value-type="float">
            <text:p>0.076050851851852</text:p>
          </table:table-cell>
          <table:table-cell table:formula="of:=[.E1730]*39.3701" office:value-type="float" office:value="1.4970648212463" calcext:value-type="float">
            <text:p>1.4970648212463</text:p>
          </table:table-cell>
          <table:table-cell table:formula="of:=[.F1730]*39.3701" office:value-type="float" office:value="2.99412964249259" calcext:value-type="float">
            <text:p>2.99412964249259</text:p>
          </table:table-cell>
        </table:table-row>
        <table:table-row table:style-name="ro1">
          <table:table-cell table:formula="of:=[.A1730]+1" office:value-type="float" office:value="1753" calcext:value-type="float">
            <text:p>1753</text:p>
          </table:table-cell>
          <table:table-cell table:formula="of:=299792458/([.A1731]*1000000)" office:value-type="float" office:value="0.171016804335425" calcext:value-type="float">
            <text:p>0.171016804335425</text:p>
          </table:table-cell>
          <table:table-cell table:formula="of:=(1/3)*[.B1731]" office:value-type="float" office:value="0.0570056014451417" calcext:value-type="float">
            <text:p>0.057005601445142</text:p>
          </table:table-cell>
          <table:table-cell table:formula="of:=4*[.C1731]" office:value-type="float" office:value="0.228022405780567" calcext:value-type="float">
            <text:p>0.228022405780567</text:p>
          </table:table-cell>
          <table:table-cell table:formula="of:=[.D1731]/6" office:value-type="float" office:value="0.0380037342967611" calcext:value-type="float">
            <text:p>0.038003734296761</text:p>
          </table:table-cell>
          <table:table-cell table:formula="of:=[.E1731]*2" office:value-type="float" office:value="0.0760074685935222" calcext:value-type="float">
            <text:p>0.076007468593522</text:p>
          </table:table-cell>
          <table:table-cell table:formula="of:=[.E1731]*39.3701" office:value-type="float" office:value="1.49621081963691" calcext:value-type="float">
            <text:p>1.49621081963691</text:p>
          </table:table-cell>
          <table:table-cell table:formula="of:=[.F1731]*39.3701" office:value-type="float" office:value="2.99242163927383" calcext:value-type="float">
            <text:p>2.99242163927383</text:p>
          </table:table-cell>
        </table:table-row>
        <table:table-row table:style-name="ro1">
          <table:table-cell table:formula="of:=[.A1731]+1" office:value-type="float" office:value="1754" calcext:value-type="float">
            <text:p>1754</text:p>
          </table:table-cell>
          <table:table-cell table:formula="of:=299792458/([.A1732]*1000000)" office:value-type="float" office:value="0.170919303306727" calcext:value-type="float">
            <text:p>0.170919303306727</text:p>
          </table:table-cell>
          <table:table-cell table:formula="of:=(1/3)*[.B1732]" office:value-type="float" office:value="0.0569731011022425" calcext:value-type="float">
            <text:p>0.056973101102243</text:p>
          </table:table-cell>
          <table:table-cell table:formula="of:=4*[.C1732]" office:value-type="float" office:value="0.22789240440897" calcext:value-type="float">
            <text:p>0.22789240440897</text:p>
          </table:table-cell>
          <table:table-cell table:formula="of:=[.D1732]/6" office:value-type="float" office:value="0.037982067401495" calcext:value-type="float">
            <text:p>0.037982067401495</text:p>
          </table:table-cell>
          <table:table-cell table:formula="of:=[.E1732]*2" office:value-type="float" office:value="0.07596413480299" calcext:value-type="float">
            <text:p>0.07596413480299</text:p>
          </table:table-cell>
          <table:table-cell table:formula="of:=[.E1732]*39.3701" office:value-type="float" office:value="1.4953577918036" calcext:value-type="float">
            <text:p>1.4953577918036</text:p>
          </table:table-cell>
          <table:table-cell table:formula="of:=[.F1732]*39.3701" office:value-type="float" office:value="2.9907155836072" calcext:value-type="float">
            <text:p>2.9907155836072</text:p>
          </table:table-cell>
        </table:table-row>
        <table:table-row table:style-name="ro1">
          <table:table-cell table:formula="of:=[.A1732]+1" office:value-type="float" office:value="1755" calcext:value-type="float">
            <text:p>1755</text:p>
          </table:table-cell>
          <table:table-cell table:formula="of:=299792458/([.A1733]*1000000)" office:value-type="float" office:value="0.170821913390313" calcext:value-type="float">
            <text:p>0.170821913390313</text:p>
          </table:table-cell>
          <table:table-cell table:formula="of:=(1/3)*[.B1733]" office:value-type="float" office:value="0.0569406377967711" calcext:value-type="float">
            <text:p>0.056940637796771</text:p>
          </table:table-cell>
          <table:table-cell table:formula="of:=4*[.C1733]" office:value-type="float" office:value="0.227762551187084" calcext:value-type="float">
            <text:p>0.227762551187084</text:p>
          </table:table-cell>
          <table:table-cell table:formula="of:=[.D1733]/6" office:value-type="float" office:value="0.0379604251978474" calcext:value-type="float">
            <text:p>0.037960425197848</text:p>
          </table:table-cell>
          <table:table-cell table:formula="of:=[.E1733]*2" office:value-type="float" office:value="0.0759208503956948" calcext:value-type="float">
            <text:p>0.075920850395695</text:p>
          </table:table-cell>
          <table:table-cell table:formula="of:=[.E1733]*39.3701" office:value-type="float" office:value="1.49450573608177" calcext:value-type="float">
            <text:p>1.49450573608177</text:p>
          </table:table-cell>
          <table:table-cell table:formula="of:=[.F1733]*39.3701" office:value-type="float" office:value="2.98901147216355" calcext:value-type="float">
            <text:p>2.98901147216355</text:p>
          </table:table-cell>
        </table:table-row>
        <table:table-row table:style-name="ro1">
          <table:table-cell table:formula="of:=[.A1733]+1" office:value-type="float" office:value="1756" calcext:value-type="float">
            <text:p>1756</text:p>
          </table:table-cell>
          <table:table-cell table:formula="of:=299792458/([.A1734]*1000000)" office:value-type="float" office:value="0.170724634396355" calcext:value-type="float">
            <text:p>0.170724634396355</text:p>
          </table:table-cell>
          <table:table-cell table:formula="of:=(1/3)*[.B1734]" office:value-type="float" office:value="0.0569082114654518" calcext:value-type="float">
            <text:p>0.056908211465452</text:p>
          </table:table-cell>
          <table:table-cell table:formula="of:=4*[.C1734]" office:value-type="float" office:value="0.227632845861807" calcext:value-type="float">
            <text:p>0.227632845861807</text:p>
          </table:table-cell>
          <table:table-cell table:formula="of:=[.D1734]/6" office:value-type="float" office:value="0.0379388076436345" calcext:value-type="float">
            <text:p>0.037938807643635</text:p>
          </table:table-cell>
          <table:table-cell table:formula="of:=[.E1734]*2" office:value-type="float" office:value="0.075877615287269" calcext:value-type="float">
            <text:p>0.075877615287269</text:p>
          </table:table-cell>
          <table:table-cell table:formula="of:=[.E1734]*39.3701" office:value-type="float" office:value="1.49365465081066" calcext:value-type="float">
            <text:p>1.49365465081066</text:p>
          </table:table-cell>
          <table:table-cell table:formula="of:=[.F1734]*39.3701" office:value-type="float" office:value="2.98730930162131" calcext:value-type="float">
            <text:p>2.98730930162131</text:p>
          </table:table-cell>
        </table:table-row>
        <table:table-row table:style-name="ro1">
          <table:table-cell table:formula="of:=[.A1734]+1" office:value-type="float" office:value="1757" calcext:value-type="float">
            <text:p>1757</text:p>
          </table:table-cell>
          <table:table-cell table:formula="of:=299792458/([.A1735]*1000000)" office:value-type="float" office:value="0.170627466135458" calcext:value-type="float">
            <text:p>0.170627466135458</text:p>
          </table:table-cell>
          <table:table-cell table:formula="of:=(1/3)*[.B1735]" office:value-type="float" office:value="0.0568758220451527" calcext:value-type="float">
            <text:p>0.056875822045153</text:p>
          </table:table-cell>
          <table:table-cell table:formula="of:=4*[.C1735]" office:value-type="float" office:value="0.227503288180611" calcext:value-type="float">
            <text:p>0.227503288180611</text:p>
          </table:table-cell>
          <table:table-cell table:formula="of:=[.D1735]/6" office:value-type="float" office:value="0.0379172146967685" calcext:value-type="float">
            <text:p>0.037917214696769</text:p>
          </table:table-cell>
          <table:table-cell table:formula="of:=[.E1735]*2" office:value-type="float" office:value="0.075834429393537" calcext:value-type="float">
            <text:p>0.075834429393537</text:p>
          </table:table-cell>
          <table:table-cell table:formula="of:=[.E1735]*39.3701" office:value-type="float" office:value="1.49280453433324" calcext:value-type="float">
            <text:p>1.49280453433324</text:p>
          </table:table-cell>
          <table:table-cell table:formula="of:=[.F1735]*39.3701" office:value-type="float" office:value="2.98560906866649" calcext:value-type="float">
            <text:p>2.98560906866649</text:p>
          </table:table-cell>
        </table:table-row>
        <table:table-row table:style-name="ro1">
          <table:table-cell table:formula="of:=[.A1735]+1" office:value-type="float" office:value="1758" calcext:value-type="float">
            <text:p>1758</text:p>
          </table:table-cell>
          <table:table-cell table:formula="of:=299792458/([.A1736]*1000000)" office:value-type="float" office:value="0.170530408418658" calcext:value-type="float">
            <text:p>0.170530408418658</text:p>
          </table:table-cell>
          <table:table-cell table:formula="of:=(1/3)*[.B1736]" office:value-type="float" office:value="0.0568434694728859" calcext:value-type="float">
            <text:p>0.056843469472886</text:p>
          </table:table-cell>
          <table:table-cell table:formula="of:=4*[.C1736]" office:value-type="float" office:value="0.227373877891543" calcext:value-type="float">
            <text:p>0.227373877891543</text:p>
          </table:table-cell>
          <table:table-cell table:formula="of:=[.D1736]/6" office:value-type="float" office:value="0.0378956463152572" calcext:value-type="float">
            <text:p>0.037895646315257</text:p>
          </table:table-cell>
          <table:table-cell table:formula="of:=[.E1736]*2" office:value-type="float" office:value="0.0757912926305145" calcext:value-type="float">
            <text:p>0.075791292630515</text:p>
          </table:table-cell>
          <table:table-cell table:formula="of:=[.E1736]*39.3701" office:value-type="float" office:value="1.49195538499631" calcext:value-type="float">
            <text:p>1.49195538499631</text:p>
          </table:table-cell>
          <table:table-cell table:formula="of:=[.F1736]*39.3701" office:value-type="float" office:value="2.98391076999262" calcext:value-type="float">
            <text:p>2.98391076999262</text:p>
          </table:table-cell>
        </table:table-row>
        <table:table-row table:style-name="ro1">
          <table:table-cell table:formula="of:=[.A1736]+1" office:value-type="float" office:value="1759" calcext:value-type="float">
            <text:p>1759</text:p>
          </table:table-cell>
          <table:table-cell table:formula="of:=299792458/([.A1737]*1000000)" office:value-type="float" office:value="0.170433461057419" calcext:value-type="float">
            <text:p>0.170433461057419</text:p>
          </table:table-cell>
          <table:table-cell table:formula="of:=(1/3)*[.B1737]" office:value-type="float" office:value="0.0568111536858063" calcext:value-type="float">
            <text:p>0.056811153685806</text:p>
          </table:table-cell>
          <table:table-cell table:formula="of:=4*[.C1737]" office:value-type="float" office:value="0.227244614743225" calcext:value-type="float">
            <text:p>0.227244614743225</text:p>
          </table:table-cell>
          <table:table-cell table:formula="of:=[.D1737]/6" office:value-type="float" office:value="0.0378741024572042" calcext:value-type="float">
            <text:p>0.037874102457204</text:p>
          </table:table-cell>
          <table:table-cell table:formula="of:=[.E1737]*2" office:value-type="float" office:value="0.0757482049144084" calcext:value-type="float">
            <text:p>0.075748204914409</text:p>
          </table:table-cell>
          <table:table-cell table:formula="of:=[.E1737]*39.3701" office:value-type="float" office:value="1.49110720115038" calcext:value-type="float">
            <text:p>1.49110720115038</text:p>
          </table:table-cell>
          <table:table-cell table:formula="of:=[.F1737]*39.3701" office:value-type="float" office:value="2.98221440230075" calcext:value-type="float">
            <text:p>2.98221440230075</text:p>
          </table:table-cell>
        </table:table-row>
        <table:table-row table:style-name="ro1">
          <table:table-cell table:formula="of:=[.A1737]+1" office:value-type="float" office:value="1760" calcext:value-type="float">
            <text:p>1760</text:p>
          </table:table-cell>
          <table:table-cell table:formula="of:=299792458/([.A1738]*1000000)" office:value-type="float" office:value="0.170336623863636" calcext:value-type="float">
            <text:p>0.170336623863636</text:p>
          </table:table-cell>
          <table:table-cell table:formula="of:=(1/3)*[.B1738]" office:value-type="float" office:value="0.0567788746212121" calcext:value-type="float">
            <text:p>0.056778874621212</text:p>
          </table:table-cell>
          <table:table-cell table:formula="of:=4*[.C1738]" office:value-type="float" office:value="0.227115498484848" calcext:value-type="float">
            <text:p>0.227115498484848</text:p>
          </table:table-cell>
          <table:table-cell table:formula="of:=[.D1738]/6" office:value-type="float" office:value="0.0378525830808081" calcext:value-type="float">
            <text:p>0.037852583080808</text:p>
          </table:table-cell>
          <table:table-cell table:formula="of:=[.E1738]*2" office:value-type="float" office:value="0.0757051661616162" calcext:value-type="float">
            <text:p>0.075705166161616</text:p>
          </table:table-cell>
          <table:table-cell table:formula="of:=[.E1738]*39.3701" office:value-type="float" office:value="1.49025998114972" calcext:value-type="float">
            <text:p>1.49025998114972</text:p>
          </table:table-cell>
          <table:table-cell table:formula="of:=[.F1738]*39.3701" office:value-type="float" office:value="2.98051996229944" calcext:value-type="float">
            <text:p>2.98051996229944</text:p>
          </table:table-cell>
        </table:table-row>
        <table:table-row table:style-name="ro1">
          <table:table-cell table:formula="of:=[.A1738]+1" office:value-type="float" office:value="1761" calcext:value-type="float">
            <text:p>1761</text:p>
          </table:table-cell>
          <table:table-cell table:formula="of:=299792458/([.A1739]*1000000)" office:value-type="float" office:value="0.170239896649631" calcext:value-type="float">
            <text:p>0.170239896649631</text:p>
          </table:table-cell>
          <table:table-cell table:formula="of:=(1/3)*[.B1739]" office:value-type="float" office:value="0.0567466322165436" calcext:value-type="float">
            <text:p>0.056746632216544</text:p>
          </table:table-cell>
          <table:table-cell table:formula="of:=4*[.C1739]" office:value-type="float" office:value="0.226986528866174" calcext:value-type="float">
            <text:p>0.226986528866174</text:p>
          </table:table-cell>
          <table:table-cell table:formula="of:=[.D1739]/6" office:value-type="float" office:value="0.0378310881443624" calcext:value-type="float">
            <text:p>0.037831088144363</text:p>
          </table:table-cell>
          <table:table-cell table:formula="of:=[.E1739]*2" office:value-type="float" office:value="0.0756621762887248" calcext:value-type="float">
            <text:p>0.075662176288725</text:p>
          </table:table-cell>
          <table:table-cell table:formula="of:=[.E1739]*39.3701" office:value-type="float" office:value="1.48941372335236" calcext:value-type="float">
            <text:p>1.48941372335236</text:p>
          </table:table-cell>
          <table:table-cell table:formula="of:=[.F1739]*39.3701" office:value-type="float" office:value="2.97882744670473" calcext:value-type="float">
            <text:p>2.97882744670473</text:p>
          </table:table-cell>
        </table:table-row>
        <table:table-row table:style-name="ro1">
          <table:table-cell table:formula="of:=[.A1739]+1" office:value-type="float" office:value="1762" calcext:value-type="float">
            <text:p>1762</text:p>
          </table:table-cell>
          <table:table-cell table:formula="of:=299792458/([.A1740]*1000000)" office:value-type="float" office:value="0.17014327922815" calcext:value-type="float">
            <text:p>0.17014327922815</text:p>
          </table:table-cell>
          <table:table-cell table:formula="of:=(1/3)*[.B1740]" office:value-type="float" office:value="0.0567144264093833" calcext:value-type="float">
            <text:p>0.056714426409383</text:p>
          </table:table-cell>
          <table:table-cell table:formula="of:=4*[.C1740]" office:value-type="float" office:value="0.226857705637533" calcext:value-type="float">
            <text:p>0.226857705637533</text:p>
          </table:table-cell>
          <table:table-cell table:formula="of:=[.D1740]/6" office:value-type="float" office:value="0.0378096176062555" calcext:value-type="float">
            <text:p>0.037809617606256</text:p>
          </table:table-cell>
          <table:table-cell table:formula="of:=[.E1740]*2" office:value-type="float" office:value="0.075619235212511" calcext:value-type="float">
            <text:p>0.075619235212511</text:p>
          </table:table-cell>
          <table:table-cell table:formula="of:=[.E1740]*39.3701" office:value-type="float" office:value="1.48856842612004" calcext:value-type="float">
            <text:p>1.48856842612004</text:p>
          </table:table-cell>
          <table:table-cell table:formula="of:=[.F1740]*39.3701" office:value-type="float" office:value="2.97713685224008" calcext:value-type="float">
            <text:p>2.97713685224008</text:p>
          </table:table-cell>
        </table:table-row>
        <table:table-row table:style-name="ro1">
          <table:table-cell table:formula="of:=[.A1740]+1" office:value-type="float" office:value="1763" calcext:value-type="float">
            <text:p>1763</text:p>
          </table:table-cell>
          <table:table-cell table:formula="of:=299792458/([.A1741]*1000000)" office:value-type="float" office:value="0.170046771412365" calcext:value-type="float">
            <text:p>0.170046771412365</text:p>
          </table:table-cell>
          <table:table-cell table:formula="of:=(1/3)*[.B1741]" office:value-type="float" office:value="0.0566822571374551" calcext:value-type="float">
            <text:p>0.056682257137455</text:p>
          </table:table-cell>
          <table:table-cell table:formula="of:=4*[.C1741]" office:value-type="float" office:value="0.22672902854982" calcext:value-type="float">
            <text:p>0.22672902854982</text:p>
          </table:table-cell>
          <table:table-cell table:formula="of:=[.D1741]/6" office:value-type="float" office:value="0.0377881714249701" calcext:value-type="float">
            <text:p>0.03778817142497</text:p>
          </table:table-cell>
          <table:table-cell table:formula="of:=[.E1741]*2" office:value-type="float" office:value="0.0755763428499401" calcext:value-type="float">
            <text:p>0.07557634284994</text:p>
          </table:table-cell>
          <table:table-cell table:formula="of:=[.E1741]*39.3701" office:value-type="float" office:value="1.48772408781821" calcext:value-type="float">
            <text:p>1.48772408781821</text:p>
          </table:table-cell>
          <table:table-cell table:formula="of:=[.F1741]*39.3701" office:value-type="float" office:value="2.97544817563643" calcext:value-type="float">
            <text:p>2.97544817563643</text:p>
          </table:table-cell>
        </table:table-row>
        <table:table-row table:style-name="ro1">
          <table:table-cell table:formula="of:=[.A1741]+1" office:value-type="float" office:value="1764" calcext:value-type="float">
            <text:p>1764</text:p>
          </table:table-cell>
          <table:table-cell table:formula="of:=299792458/([.A1742]*1000000)" office:value-type="float" office:value="0.169950373015873" calcext:value-type="float">
            <text:p>0.169950373015873</text:p>
          </table:table-cell>
          <table:table-cell table:formula="of:=(1/3)*[.B1742]" office:value-type="float" office:value="0.0566501243386243" calcext:value-type="float">
            <text:p>0.056650124338624</text:p>
          </table:table-cell>
          <table:table-cell table:formula="of:=4*[.C1742]" office:value-type="float" office:value="0.226600497354497" calcext:value-type="float">
            <text:p>0.226600497354497</text:p>
          </table:table-cell>
          <table:table-cell table:formula="of:=[.D1742]/6" office:value-type="float" office:value="0.0377667495590829" calcext:value-type="float">
            <text:p>0.037766749559083</text:p>
          </table:table-cell>
          <table:table-cell table:formula="of:=[.E1742]*2" office:value-type="float" office:value="0.0755334991181658" calcext:value-type="float">
            <text:p>0.075533499118166</text:p>
          </table:table-cell>
          <table:table-cell table:formula="of:=[.E1742]*39.3701" office:value-type="float" office:value="1.48688070681605" calcext:value-type="float">
            <text:p>1.48688070681605</text:p>
          </table:table-cell>
          <table:table-cell table:formula="of:=[.F1742]*39.3701" office:value-type="float" office:value="2.9737614136321" calcext:value-type="float">
            <text:p>2.9737614136321</text:p>
          </table:table-cell>
        </table:table-row>
        <table:table-row table:style-name="ro1">
          <table:table-cell table:formula="of:=[.A1742]+1" office:value-type="float" office:value="1765" calcext:value-type="float">
            <text:p>1765</text:p>
          </table:table-cell>
          <table:table-cell table:formula="of:=299792458/([.A1743]*1000000)" office:value-type="float" office:value="0.169854083852691" calcext:value-type="float">
            <text:p>0.169854083852691</text:p>
          </table:table-cell>
          <table:table-cell table:formula="of:=(1/3)*[.B1743]" office:value-type="float" office:value="0.0566180279508971" calcext:value-type="float">
            <text:p>0.056618027950897</text:p>
          </table:table-cell>
          <table:table-cell table:formula="of:=4*[.C1743]" office:value-type="float" office:value="0.226472111803588" calcext:value-type="float">
            <text:p>0.226472111803588</text:p>
          </table:table-cell>
          <table:table-cell table:formula="of:=[.D1743]/6" office:value-type="float" office:value="0.0377453519672647" calcext:value-type="float">
            <text:p>0.037745351967265</text:p>
          </table:table-cell>
          <table:table-cell table:formula="of:=[.E1743]*2" office:value-type="float" office:value="0.0754907039345294" calcext:value-type="float">
            <text:p>0.07549070393453</text:p>
          </table:table-cell>
          <table:table-cell table:formula="of:=[.E1743]*39.3701" office:value-type="float" office:value="1.48603828148641" calcext:value-type="float">
            <text:p>1.48603828148641</text:p>
          </table:table-cell>
          <table:table-cell table:formula="of:=[.F1743]*39.3701" office:value-type="float" office:value="2.97207656297282" calcext:value-type="float">
            <text:p>2.97207656297282</text:p>
          </table:table-cell>
        </table:table-row>
        <table:table-row table:style-name="ro1">
          <table:table-cell table:formula="of:=[.A1743]+1" office:value-type="float" office:value="1766" calcext:value-type="float">
            <text:p>1766</text:p>
          </table:table-cell>
          <table:table-cell table:formula="of:=299792458/([.A1744]*1000000)" office:value-type="float" office:value="0.169757903737259" calcext:value-type="float">
            <text:p>0.169757903737259</text:p>
          </table:table-cell>
          <table:table-cell table:formula="of:=(1/3)*[.B1744]" office:value-type="float" office:value="0.0565859679124198" calcext:value-type="float">
            <text:p>0.05658596791242</text:p>
          </table:table-cell>
          <table:table-cell table:formula="of:=4*[.C1744]" office:value-type="float" office:value="0.226343871649679" calcext:value-type="float">
            <text:p>0.226343871649679</text:p>
          </table:table-cell>
          <table:table-cell table:formula="of:=[.D1744]/6" office:value-type="float" office:value="0.0377239786082799" calcext:value-type="float">
            <text:p>0.03772397860828</text:p>
          </table:table-cell>
          <table:table-cell table:formula="of:=[.E1744]*2" office:value-type="float" office:value="0.0754479572165597" calcext:value-type="float">
            <text:p>0.07544795721656</text:p>
          </table:table-cell>
          <table:table-cell table:formula="of:=[.E1744]*39.3701" office:value-type="float" office:value="1.48519681020584" calcext:value-type="float">
            <text:p>1.48519681020584</text:p>
          </table:table-cell>
          <table:table-cell table:formula="of:=[.F1744]*39.3701" office:value-type="float" office:value="2.97039362041168" calcext:value-type="float">
            <text:p>2.97039362041168</text:p>
          </table:table-cell>
        </table:table-row>
        <table:table-row table:style-name="ro1">
          <table:table-cell table:formula="of:=[.A1744]+1" office:value-type="float" office:value="1767" calcext:value-type="float">
            <text:p>1767</text:p>
          </table:table-cell>
          <table:table-cell table:formula="of:=299792458/([.A1745]*1000000)" office:value-type="float" office:value="0.169661832484437" calcext:value-type="float">
            <text:p>0.169661832484437</text:p>
          </table:table-cell>
          <table:table-cell table:formula="of:=(1/3)*[.B1745]" office:value-type="float" office:value="0.056553944161479" calcext:value-type="float">
            <text:p>0.056553944161479</text:p>
          </table:table-cell>
          <table:table-cell table:formula="of:=4*[.C1745]" office:value-type="float" office:value="0.226215776645916" calcext:value-type="float">
            <text:p>0.226215776645916</text:p>
          </table:table-cell>
          <table:table-cell table:formula="of:=[.D1745]/6" office:value-type="float" office:value="0.037702629440986" calcext:value-type="float">
            <text:p>0.037702629440986</text:p>
          </table:table-cell>
          <table:table-cell table:formula="of:=[.E1745]*2" office:value-type="float" office:value="0.075405258881972" calcext:value-type="float">
            <text:p>0.075405258881972</text:p>
          </table:table-cell>
          <table:table-cell table:formula="of:=[.E1745]*39.3701" office:value-type="float" office:value="1.48435629135456" calcext:value-type="float">
            <text:p>1.48435629135456</text:p>
          </table:table-cell>
          <table:table-cell table:formula="of:=[.F1745]*39.3701" office:value-type="float" office:value="2.96871258270912" calcext:value-type="float">
            <text:p>2.96871258270912</text:p>
          </table:table-cell>
        </table:table-row>
        <table:table-row table:style-name="ro1">
          <table:table-cell table:formula="of:=[.A1745]+1" office:value-type="float" office:value="1768" calcext:value-type="float">
            <text:p>1768</text:p>
          </table:table-cell>
          <table:table-cell table:formula="of:=299792458/([.A1746]*1000000)" office:value-type="float" office:value="0.169565869909502" calcext:value-type="float">
            <text:p>0.169565869909502</text:p>
          </table:table-cell>
          <table:table-cell table:formula="of:=(1/3)*[.B1746]" office:value-type="float" office:value="0.0565219566365008" calcext:value-type="float">
            <text:p>0.056521956636501</text:p>
          </table:table-cell>
          <table:table-cell table:formula="of:=4*[.C1746]" office:value-type="float" office:value="0.226087826546003" calcext:value-type="float">
            <text:p>0.226087826546003</text:p>
          </table:table-cell>
          <table:table-cell table:formula="of:=[.D1746]/6" office:value-type="float" office:value="0.0376813044243338" calcext:value-type="float">
            <text:p>0.037681304424334</text:p>
          </table:table-cell>
          <table:table-cell table:formula="of:=[.E1746]*2" office:value-type="float" office:value="0.0753626088486677" calcext:value-type="float">
            <text:p>0.075362608848668</text:p>
          </table:table-cell>
          <table:table-cell table:formula="of:=[.E1746]*39.3701" office:value-type="float" office:value="1.48351672331647" calcext:value-type="float">
            <text:p>1.48351672331647</text:p>
          </table:table-cell>
          <table:table-cell table:formula="of:=[.F1746]*39.3701" office:value-type="float" office:value="2.96703344663293" calcext:value-type="float">
            <text:p>2.96703344663293</text:p>
          </table:table-cell>
        </table:table-row>
        <table:table-row table:style-name="ro1">
          <table:table-cell table:formula="of:=[.A1746]+1" office:value-type="float" office:value="1769" calcext:value-type="float">
            <text:p>1769</text:p>
          </table:table-cell>
          <table:table-cell table:formula="of:=299792458/([.A1747]*1000000)" office:value-type="float" office:value="0.169470015828151" calcext:value-type="float">
            <text:p>0.169470015828151</text:p>
          </table:table-cell>
          <table:table-cell table:formula="of:=(1/3)*[.B1747]" office:value-type="float" office:value="0.0564900052760505" calcext:value-type="float">
            <text:p>0.056490005276051</text:p>
          </table:table-cell>
          <table:table-cell table:formula="of:=4*[.C1747]" office:value-type="float" office:value="0.225960021104202" calcext:value-type="float">
            <text:p>0.225960021104202</text:p>
          </table:table-cell>
          <table:table-cell table:formula="of:=[.D1747]/6" office:value-type="float" office:value="0.037660003517367" calcext:value-type="float">
            <text:p>0.037660003517367</text:p>
          </table:table-cell>
          <table:table-cell table:formula="of:=[.E1747]*2" office:value-type="float" office:value="0.075320007034734" calcext:value-type="float">
            <text:p>0.075320007034734</text:p>
          </table:table-cell>
          <table:table-cell table:formula="of:=[.E1747]*39.3701" office:value-type="float" office:value="1.48267810447909" calcext:value-type="float">
            <text:p>1.48267810447909</text:p>
          </table:table-cell>
          <table:table-cell table:formula="of:=[.F1747]*39.3701" office:value-type="float" office:value="2.96535620895818" calcext:value-type="float">
            <text:p>2.96535620895818</text:p>
          </table:table-cell>
        </table:table-row>
        <table:table-row table:style-name="ro1">
          <table:table-cell table:formula="of:=[.A1747]+1" office:value-type="float" office:value="1770" calcext:value-type="float">
            <text:p>1770</text:p>
          </table:table-cell>
          <table:table-cell table:formula="of:=299792458/([.A1748]*1000000)" office:value-type="float" office:value="0.169374270056497" calcext:value-type="float">
            <text:p>0.169374270056497</text:p>
          </table:table-cell>
          <table:table-cell table:formula="of:=(1/3)*[.B1748]" office:value-type="float" office:value="0.0564580900188324" calcext:value-type="float">
            <text:p>0.056458090018832</text:p>
          </table:table-cell>
          <table:table-cell table:formula="of:=4*[.C1748]" office:value-type="float" office:value="0.225832360075329" calcext:value-type="float">
            <text:p>0.225832360075329</text:p>
          </table:table-cell>
          <table:table-cell table:formula="of:=[.D1748]/6" office:value-type="float" office:value="0.0376387266792216" calcext:value-type="float">
            <text:p>0.037638726679222</text:p>
          </table:table-cell>
          <table:table-cell table:formula="of:=[.E1748]*2" office:value-type="float" office:value="0.0752774533584432" calcext:value-type="float">
            <text:p>0.075277453358443</text:p>
          </table:table-cell>
          <table:table-cell table:formula="of:=[.E1748]*39.3701" office:value-type="float" office:value="1.48184043323362" calcext:value-type="float">
            <text:p>1.48184043323362</text:p>
          </table:table-cell>
          <table:table-cell table:formula="of:=[.F1748]*39.3701" office:value-type="float" office:value="2.96368086646724" calcext:value-type="float">
            <text:p>2.96368086646724</text:p>
          </table:table-cell>
        </table:table-row>
        <table:table-row table:style-name="ro1">
          <table:table-cell table:formula="of:=[.A1748]+1" office:value-type="float" office:value="1771" calcext:value-type="float">
            <text:p>1771</text:p>
          </table:table-cell>
          <table:table-cell table:formula="of:=299792458/([.A1749]*1000000)" office:value-type="float" office:value="0.169278632411067" calcext:value-type="float">
            <text:p>0.169278632411067</text:p>
          </table:table-cell>
          <table:table-cell table:formula="of:=(1/3)*[.B1749]" office:value-type="float" office:value="0.0564262108036891" calcext:value-type="float">
            <text:p>0.056426210803689</text:p>
          </table:table-cell>
          <table:table-cell table:formula="of:=4*[.C1749]" office:value-type="float" office:value="0.225704843214756" calcext:value-type="float">
            <text:p>0.225704843214756</text:p>
          </table:table-cell>
          <table:table-cell table:formula="of:=[.D1749]/6" office:value-type="float" office:value="0.037617473869126" calcext:value-type="float">
            <text:p>0.037617473869126</text:p>
          </table:table-cell>
          <table:table-cell table:formula="of:=[.E1749]*2" office:value-type="float" office:value="0.0752349477382521" calcext:value-type="float">
            <text:p>0.075234947738252</text:p>
          </table:table-cell>
          <table:table-cell table:formula="of:=[.E1749]*39.3701" office:value-type="float" office:value="1.48100370797488" calcext:value-type="float">
            <text:p>1.48100370797488</text:p>
          </table:table-cell>
          <table:table-cell table:formula="of:=[.F1749]*39.3701" office:value-type="float" office:value="2.96200741594976" calcext:value-type="float">
            <text:p>2.96200741594976</text:p>
          </table:table-cell>
        </table:table-row>
        <table:table-row table:style-name="ro1">
          <table:table-cell table:formula="of:=[.A1749]+1" office:value-type="float" office:value="1772" calcext:value-type="float">
            <text:p>1772</text:p>
          </table:table-cell>
          <table:table-cell table:formula="of:=299792458/([.A1750]*1000000)" office:value-type="float" office:value="0.169183102708804" calcext:value-type="float">
            <text:p>0.169183102708804</text:p>
          </table:table-cell>
          <table:table-cell table:formula="of:=(1/3)*[.B1750]" office:value-type="float" office:value="0.0563943675696012" calcext:value-type="float">
            <text:p>0.056394367569601</text:p>
          </table:table-cell>
          <table:table-cell table:formula="of:=4*[.C1750]" office:value-type="float" office:value="0.225577470278405" calcext:value-type="float">
            <text:p>0.225577470278405</text:p>
          </table:table-cell>
          <table:table-cell table:formula="of:=[.D1750]/6" office:value-type="float" office:value="0.0375962450464008" calcext:value-type="float">
            <text:p>0.037596245046401</text:p>
          </table:table-cell>
          <table:table-cell table:formula="of:=[.E1750]*2" office:value-type="float" office:value="0.0751924900928016" calcext:value-type="float">
            <text:p>0.075192490092802</text:p>
          </table:table-cell>
          <table:table-cell table:formula="of:=[.E1750]*39.3701" office:value-type="float" office:value="1.4801679271013" calcext:value-type="float">
            <text:p>1.4801679271013</text:p>
          </table:table-cell>
          <table:table-cell table:formula="of:=[.F1750]*39.3701" office:value-type="float" office:value="2.96033585420261" calcext:value-type="float">
            <text:p>2.96033585420261</text:p>
          </table:table-cell>
        </table:table-row>
        <table:table-row table:style-name="ro1">
          <table:table-cell table:formula="of:=[.A1750]+1" office:value-type="float" office:value="1773" calcext:value-type="float">
            <text:p>1773</text:p>
          </table:table-cell>
          <table:table-cell table:formula="of:=299792458/([.A1751]*1000000)" office:value-type="float" office:value="0.169087680767061" calcext:value-type="float">
            <text:p>0.169087680767061</text:p>
          </table:table-cell>
          <table:table-cell table:formula="of:=(1/3)*[.B1751]" office:value-type="float" office:value="0.0563625602556872" calcext:value-type="float">
            <text:p>0.056362560255687</text:p>
          </table:table-cell>
          <table:table-cell table:formula="of:=4*[.C1751]" office:value-type="float" office:value="0.225450241022749" calcext:value-type="float">
            <text:p>0.225450241022749</text:p>
          </table:table-cell>
          <table:table-cell table:formula="of:=[.D1751]/6" office:value-type="float" office:value="0.0375750401704581" calcext:value-type="float">
            <text:p>0.037575040170458</text:p>
          </table:table-cell>
          <table:table-cell table:formula="of:=[.E1751]*2" office:value-type="float" office:value="0.0751500803409162" calcext:value-type="float">
            <text:p>0.075150080340916</text:p>
          </table:table-cell>
          <table:table-cell table:formula="of:=[.E1751]*39.3701" office:value-type="float" office:value="1.47933308901495" calcext:value-type="float">
            <text:p>1.47933308901495</text:p>
          </table:table-cell>
          <table:table-cell table:formula="of:=[.F1751]*39.3701" office:value-type="float" office:value="2.9586661780299" calcext:value-type="float">
            <text:p>2.9586661780299</text:p>
          </table:table-cell>
        </table:table-row>
        <table:table-row table:style-name="ro1">
          <table:table-cell table:formula="of:=[.A1751]+1" office:value-type="float" office:value="1774" calcext:value-type="float">
            <text:p>1774</text:p>
          </table:table-cell>
          <table:table-cell table:formula="of:=299792458/([.A1752]*1000000)" office:value-type="float" office:value="0.168992366403608" calcext:value-type="float">
            <text:p>0.168992366403608</text:p>
          </table:table-cell>
          <table:table-cell table:formula="of:=(1/3)*[.B1752]" office:value-type="float" office:value="0.0563307888012026" calcext:value-type="float">
            <text:p>0.056330788801203</text:p>
          </table:table-cell>
          <table:table-cell table:formula="of:=4*[.C1752]" office:value-type="float" office:value="0.22532315520481" calcext:value-type="float">
            <text:p>0.22532315520481</text:p>
          </table:table-cell>
          <table:table-cell table:formula="of:=[.D1752]/6" office:value-type="float" office:value="0.0375538592008017" calcext:value-type="float">
            <text:p>0.037553859200802</text:p>
          </table:table-cell>
          <table:table-cell table:formula="of:=[.E1752]*2" office:value-type="float" office:value="0.0751077184016034" calcext:value-type="float">
            <text:p>0.075107718401603</text:p>
          </table:table-cell>
          <table:table-cell table:formula="of:=[.E1752]*39.3701" office:value-type="float" office:value="1.47849919212148" calcext:value-type="float">
            <text:p>1.47849919212148</text:p>
          </table:table-cell>
          <table:table-cell table:formula="of:=[.F1752]*39.3701" office:value-type="float" office:value="2.95699838424297" calcext:value-type="float">
            <text:p>2.95699838424297</text:p>
          </table:table-cell>
        </table:table-row>
        <table:table-row table:style-name="ro1">
          <table:table-cell table:formula="of:=[.A1752]+1" office:value-type="float" office:value="1775" calcext:value-type="float">
            <text:p>1775</text:p>
          </table:table-cell>
          <table:table-cell table:formula="of:=299792458/([.A1753]*1000000)" office:value-type="float" office:value="0.16889715943662" calcext:value-type="float">
            <text:p>0.16889715943662</text:p>
          </table:table-cell>
          <table:table-cell table:formula="of:=(1/3)*[.B1753]" office:value-type="float" office:value="0.0562990531455399" calcext:value-type="float">
            <text:p>0.05629905314554</text:p>
          </table:table-cell>
          <table:table-cell table:formula="of:=4*[.C1753]" office:value-type="float" office:value="0.22519621258216" calcext:value-type="float">
            <text:p>0.22519621258216</text:p>
          </table:table-cell>
          <table:table-cell table:formula="of:=[.D1753]/6" office:value-type="float" office:value="0.0375327020970266" calcext:value-type="float">
            <text:p>0.037532702097027</text:p>
          </table:table-cell>
          <table:table-cell table:formula="of:=[.E1753]*2" office:value-type="float" office:value="0.0750654041940532" calcext:value-type="float">
            <text:p>0.075065404194053</text:p>
          </table:table-cell>
          <table:table-cell table:formula="of:=[.E1753]*39.3701" office:value-type="float" office:value="1.47766623483015" calcext:value-type="float">
            <text:p>1.47766623483015</text:p>
          </table:table-cell>
          <table:table-cell table:formula="of:=[.F1753]*39.3701" office:value-type="float" office:value="2.95533246966029" calcext:value-type="float">
            <text:p>2.95533246966029</text:p>
          </table:table-cell>
        </table:table-row>
        <table:table-row table:style-name="ro1">
          <table:table-cell table:formula="of:=[.A1753]+1" office:value-type="float" office:value="1776" calcext:value-type="float">
            <text:p>1776</text:p>
          </table:table-cell>
          <table:table-cell table:formula="of:=299792458/([.A1754]*1000000)" office:value-type="float" office:value="0.168802059684685" calcext:value-type="float">
            <text:p>0.168802059684685</text:p>
          </table:table-cell>
          <table:table-cell table:formula="of:=(1/3)*[.B1754]" office:value-type="float" office:value="0.0562673532282282" calcext:value-type="float">
            <text:p>0.056267353228228</text:p>
          </table:table-cell>
          <table:table-cell table:formula="of:=4*[.C1754]" office:value-type="float" office:value="0.225069412912913" calcext:value-type="float">
            <text:p>0.225069412912913</text:p>
          </table:table-cell>
          <table:table-cell table:formula="of:=[.D1754]/6" office:value-type="float" office:value="0.0375115688188188" calcext:value-type="float">
            <text:p>0.037511568818819</text:p>
          </table:table-cell>
          <table:table-cell table:formula="of:=[.E1754]*2" office:value-type="float" office:value="0.0750231376376376" calcext:value-type="float">
            <text:p>0.075023137637638</text:p>
          </table:table-cell>
          <table:table-cell table:formula="of:=[.E1754]*39.3701" office:value-type="float" office:value="1.47683421555378" calcext:value-type="float">
            <text:p>1.47683421555378</text:p>
          </table:table-cell>
          <table:table-cell table:formula="of:=[.F1754]*39.3701" office:value-type="float" office:value="2.95366843110756" calcext:value-type="float">
            <text:p>2.95366843110756</text:p>
          </table:table-cell>
        </table:table-row>
        <table:table-row table:style-name="ro1">
          <table:table-cell table:formula="of:=[.A1754]+1" office:value-type="float" office:value="1777" calcext:value-type="float">
            <text:p>1777</text:p>
          </table:table-cell>
          <table:table-cell table:formula="of:=299792458/([.A1755]*1000000)" office:value-type="float" office:value="0.168707066966798" calcext:value-type="float">
            <text:p>0.168707066966798</text:p>
          </table:table-cell>
          <table:table-cell table:formula="of:=(1/3)*[.B1755]" office:value-type="float" office:value="0.0562356889889327" calcext:value-type="float">
            <text:p>0.056235688988933</text:p>
          </table:table-cell>
          <table:table-cell table:formula="of:=4*[.C1755]" office:value-type="float" office:value="0.224942755955731" calcext:value-type="float">
            <text:p>0.224942755955731</text:p>
          </table:table-cell>
          <table:table-cell table:formula="of:=[.D1755]/6" office:value-type="float" office:value="0.0374904593259551" calcext:value-type="float">
            <text:p>0.037490459325955</text:p>
          </table:table-cell>
          <table:table-cell table:formula="of:=[.E1755]*2" office:value-type="float" office:value="0.0749809186519102" calcext:value-type="float">
            <text:p>0.07498091865191</text:p>
          </table:table-cell>
          <table:table-cell table:formula="of:=[.E1755]*39.3701" office:value-type="float" office:value="1.47600313270878" calcext:value-type="float">
            <text:p>1.47600313270878</text:p>
          </table:table-cell>
          <table:table-cell table:formula="of:=[.F1755]*39.3701" office:value-type="float" office:value="2.95200626541757" calcext:value-type="float">
            <text:p>2.95200626541757</text:p>
          </table:table-cell>
        </table:table-row>
        <table:table-row table:style-name="ro1">
          <table:table-cell table:formula="of:=[.A1755]+1" office:value-type="float" office:value="1778" calcext:value-type="float">
            <text:p>1778</text:p>
          </table:table-cell>
          <table:table-cell table:formula="of:=299792458/([.A1756]*1000000)" office:value-type="float" office:value="0.168612181102362" calcext:value-type="float">
            <text:p>0.168612181102362</text:p>
          </table:table-cell>
          <table:table-cell table:formula="of:=(1/3)*[.B1756]" office:value-type="float" office:value="0.0562040603674541" calcext:value-type="float">
            <text:p>0.056204060367454</text:p>
          </table:table-cell>
          <table:table-cell table:formula="of:=4*[.C1756]" office:value-type="float" office:value="0.224816241469816" calcext:value-type="float">
            <text:p>0.224816241469816</text:p>
          </table:table-cell>
          <table:table-cell table:formula="of:=[.D1756]/6" office:value-type="float" office:value="0.0374693735783027" calcext:value-type="float">
            <text:p>0.037469373578303</text:p>
          </table:table-cell>
          <table:table-cell table:formula="of:=[.E1756]*2" office:value-type="float" office:value="0.0749387471566054" calcext:value-type="float">
            <text:p>0.074938747156606</text:p>
          </table:table-cell>
          <table:table-cell table:formula="of:=[.E1756]*39.3701" office:value-type="float" office:value="1.47517298471514" calcext:value-type="float">
            <text:p>1.47517298471514</text:p>
          </table:table-cell>
          <table:table-cell table:formula="of:=[.F1756]*39.3701" office:value-type="float" office:value="2.95034596943027" calcext:value-type="float">
            <text:p>2.95034596943027</text:p>
          </table:table-cell>
        </table:table-row>
        <table:table-row table:style-name="ro1">
          <table:table-cell table:formula="of:=[.A1756]+1" office:value-type="float" office:value="1779" calcext:value-type="float">
            <text:p>1779</text:p>
          </table:table-cell>
          <table:table-cell table:formula="of:=299792458/([.A1757]*1000000)" office:value-type="float" office:value="0.168517401911186" calcext:value-type="float">
            <text:p>0.168517401911186</text:p>
          </table:table-cell>
          <table:table-cell table:formula="of:=(1/3)*[.B1757]" office:value-type="float" office:value="0.0561724673037287" calcext:value-type="float">
            <text:p>0.056172467303729</text:p>
          </table:table-cell>
          <table:table-cell table:formula="of:=4*[.C1757]" office:value-type="float" office:value="0.224689869214915" calcext:value-type="float">
            <text:p>0.224689869214915</text:p>
          </table:table-cell>
          <table:table-cell table:formula="of:=[.D1757]/6" office:value-type="float" office:value="0.0374483115358191" calcext:value-type="float">
            <text:p>0.037448311535819</text:p>
          </table:table-cell>
          <table:table-cell table:formula="of:=[.E1757]*2" office:value-type="float" office:value="0.0748966230716382" calcext:value-type="float">
            <text:p>0.074896623071638</text:p>
          </table:table-cell>
          <table:table-cell table:formula="of:=[.E1757]*39.3701" office:value-type="float" office:value="1.47434376999635" calcext:value-type="float">
            <text:p>1.47434376999635</text:p>
          </table:table-cell>
          <table:table-cell table:formula="of:=[.F1757]*39.3701" office:value-type="float" office:value="2.9486875399927" calcext:value-type="float">
            <text:p>2.9486875399927</text:p>
          </table:table-cell>
        </table:table-row>
        <table:table-row table:style-name="ro1">
          <table:table-cell table:formula="of:=[.A1757]+1" office:value-type="float" office:value="1780" calcext:value-type="float">
            <text:p>1780</text:p>
          </table:table-cell>
          <table:table-cell table:formula="of:=299792458/([.A1758]*1000000)" office:value-type="float" office:value="0.168422729213483" calcext:value-type="float">
            <text:p>0.168422729213483</text:p>
          </table:table-cell>
          <table:table-cell table:formula="of:=(1/3)*[.B1758]" office:value-type="float" office:value="0.0561409097378277" calcext:value-type="float">
            <text:p>0.056140909737828</text:p>
          </table:table-cell>
          <table:table-cell table:formula="of:=4*[.C1758]" office:value-type="float" office:value="0.224563638951311" calcext:value-type="float">
            <text:p>0.224563638951311</text:p>
          </table:table-cell>
          <table:table-cell table:formula="of:=[.D1758]/6" office:value-type="float" office:value="0.0374272731585518" calcext:value-type="float">
            <text:p>0.037427273158552</text:p>
          </table:table-cell>
          <table:table-cell table:formula="of:=[.E1758]*2" office:value-type="float" office:value="0.0748545463171036" calcext:value-type="float">
            <text:p>0.074854546317104</text:p>
          </table:table-cell>
          <table:table-cell table:formula="of:=[.E1758]*39.3701" office:value-type="float" office:value="1.4735154869795" calcext:value-type="float">
            <text:p>1.4735154869795</text:p>
          </table:table-cell>
          <table:table-cell table:formula="of:=[.F1758]*39.3701" office:value-type="float" office:value="2.947030973959" calcext:value-type="float">
            <text:p>2.947030973959</text:p>
          </table:table-cell>
        </table:table-row>
        <table:table-row table:style-name="ro1">
          <table:table-cell table:formula="of:=[.A1758]+1" office:value-type="float" office:value="1781" calcext:value-type="float">
            <text:p>1781</text:p>
          </table:table-cell>
          <table:table-cell table:formula="of:=299792458/([.A1759]*1000000)" office:value-type="float" office:value="0.168328162829871" calcext:value-type="float">
            <text:p>0.168328162829871</text:p>
          </table:table-cell>
          <table:table-cell table:formula="of:=(1/3)*[.B1759]" office:value-type="float" office:value="0.056109387609957" calcext:value-type="float">
            <text:p>0.056109387609957</text:p>
          </table:table-cell>
          <table:table-cell table:formula="of:=4*[.C1759]" office:value-type="float" office:value="0.224437550439828" calcext:value-type="float">
            <text:p>0.224437550439828</text:p>
          </table:table-cell>
          <table:table-cell table:formula="of:=[.D1759]/6" office:value-type="float" office:value="0.037406258406638" calcext:value-type="float">
            <text:p>0.037406258406638</text:p>
          </table:table-cell>
          <table:table-cell table:formula="of:=[.E1759]*2" office:value-type="float" office:value="0.0748125168132759" calcext:value-type="float">
            <text:p>0.074812516813276</text:p>
          </table:table-cell>
          <table:table-cell table:formula="of:=[.E1759]*39.3701" office:value-type="float" office:value="1.47268813409518" calcext:value-type="float">
            <text:p>1.47268813409518</text:p>
          </table:table-cell>
          <table:table-cell table:formula="of:=[.F1759]*39.3701" office:value-type="float" office:value="2.94537626819036" calcext:value-type="float">
            <text:p>2.94537626819036</text:p>
          </table:table-cell>
        </table:table-row>
        <table:table-row table:style-name="ro1">
          <table:table-cell table:formula="of:=[.A1759]+1" office:value-type="float" office:value="1782" calcext:value-type="float">
            <text:p>1782</text:p>
          </table:table-cell>
          <table:table-cell table:formula="of:=299792458/([.A1760]*1000000)" office:value-type="float" office:value="0.168233702581369" calcext:value-type="float">
            <text:p>0.168233702581369</text:p>
          </table:table-cell>
          <table:table-cell table:formula="of:=(1/3)*[.B1760]" office:value-type="float" office:value="0.0560779008604564" calcext:value-type="float">
            <text:p>0.056077900860457</text:p>
          </table:table-cell>
          <table:table-cell table:formula="of:=4*[.C1760]" office:value-type="float" office:value="0.224311603441826" calcext:value-type="float">
            <text:p>0.224311603441826</text:p>
          </table:table-cell>
          <table:table-cell table:formula="of:=[.D1760]/6" office:value-type="float" office:value="0.0373852672403043" calcext:value-type="float">
            <text:p>0.037385267240304</text:p>
          </table:table-cell>
          <table:table-cell table:formula="of:=[.E1760]*2" office:value-type="float" office:value="0.0747705344806086" calcext:value-type="float">
            <text:p>0.074770534480609</text:p>
          </table:table-cell>
          <table:table-cell table:formula="of:=[.E1760]*39.3701" office:value-type="float" office:value="1.4718617097775" calcext:value-type="float">
            <text:p>1.4718617097775</text:p>
          </table:table-cell>
          <table:table-cell table:formula="of:=[.F1760]*39.3701" office:value-type="float" office:value="2.94372341955501" calcext:value-type="float">
            <text:p>2.94372341955501</text:p>
          </table:table-cell>
        </table:table-row>
        <table:table-row table:style-name="ro1">
          <table:table-cell table:formula="of:=[.A1760]+1" office:value-type="float" office:value="1783" calcext:value-type="float">
            <text:p>1783</text:p>
          </table:table-cell>
          <table:table-cell table:formula="of:=299792458/([.A1761]*1000000)" office:value-type="float" office:value="0.1681393482894" calcext:value-type="float">
            <text:p>0.1681393482894</text:p>
          </table:table-cell>
          <table:table-cell table:formula="of:=(1/3)*[.B1761]" office:value-type="float" office:value="0.0560464494298" calcext:value-type="float">
            <text:p>0.0560464494298</text:p>
          </table:table-cell>
          <table:table-cell table:formula="of:=4*[.C1761]" office:value-type="float" office:value="0.2241857977192" calcext:value-type="float">
            <text:p>0.2241857977192</text:p>
          </table:table-cell>
          <table:table-cell table:formula="of:=[.D1761]/6" office:value-type="float" office:value="0.0373642996198666" calcext:value-type="float">
            <text:p>0.037364299619867</text:p>
          </table:table-cell>
          <table:table-cell table:formula="of:=[.E1761]*2" office:value-type="float" office:value="0.0747285992397333" calcext:value-type="float">
            <text:p>0.074728599239733</text:p>
          </table:table-cell>
          <table:table-cell table:formula="of:=[.E1761]*39.3701" office:value-type="float" office:value="1.47103621246411" calcext:value-type="float">
            <text:p>1.47103621246411</text:p>
          </table:table-cell>
          <table:table-cell table:formula="of:=[.F1761]*39.3701" office:value-type="float" office:value="2.94207242492822" calcext:value-type="float">
            <text:p>2.94207242492822</text:p>
          </table:table-cell>
        </table:table-row>
        <table:table-row table:style-name="ro1">
          <table:table-cell table:formula="of:=[.A1761]+1" office:value-type="float" office:value="1784" calcext:value-type="float">
            <text:p>1784</text:p>
          </table:table-cell>
          <table:table-cell table:formula="of:=299792458/([.A1762]*1000000)" office:value-type="float" office:value="0.168045099775785" calcext:value-type="float">
            <text:p>0.168045099775785</text:p>
          </table:table-cell>
          <table:table-cell table:formula="of:=(1/3)*[.B1762]" office:value-type="float" office:value="0.0560150332585949" calcext:value-type="float">
            <text:p>0.056015033258595</text:p>
          </table:table-cell>
          <table:table-cell table:formula="of:=4*[.C1762]" office:value-type="float" office:value="0.22406013303438" calcext:value-type="float">
            <text:p>0.22406013303438</text:p>
          </table:table-cell>
          <table:table-cell table:formula="of:=[.D1762]/6" office:value-type="float" office:value="0.0373433555057299" calcext:value-type="float">
            <text:p>0.03734335550573</text:p>
          </table:table-cell>
          <table:table-cell table:formula="of:=[.E1762]*2" office:value-type="float" office:value="0.0746867110114599" calcext:value-type="float">
            <text:p>0.07468671101146</text:p>
          </table:table-cell>
          <table:table-cell table:formula="of:=[.E1762]*39.3701" office:value-type="float" office:value="1.47021164059614" calcext:value-type="float">
            <text:p>1.47021164059614</text:p>
          </table:table-cell>
          <table:table-cell table:formula="of:=[.F1762]*39.3701" office:value-type="float" office:value="2.94042328119228" calcext:value-type="float">
            <text:p>2.94042328119228</text:p>
          </table:table-cell>
        </table:table-row>
        <table:table-row table:style-name="ro1">
          <table:table-cell table:formula="of:=[.A1762]+1" office:value-type="float" office:value="1785" calcext:value-type="float">
            <text:p>1785</text:p>
          </table:table-cell>
          <table:table-cell table:formula="of:=299792458/([.A1763]*1000000)" office:value-type="float" office:value="0.167950956862745" calcext:value-type="float">
            <text:p>0.167950956862745</text:p>
          </table:table-cell>
          <table:table-cell table:formula="of:=(1/3)*[.B1763]" office:value-type="float" office:value="0.0559836522875817" calcext:value-type="float">
            <text:p>0.055983652287582</text:p>
          </table:table-cell>
          <table:table-cell table:formula="of:=4*[.C1763]" office:value-type="float" office:value="0.223934609150327" calcext:value-type="float">
            <text:p>0.223934609150327</text:p>
          </table:table-cell>
          <table:table-cell table:formula="of:=[.D1763]/6" office:value-type="float" office:value="0.0373224348583878" calcext:value-type="float">
            <text:p>0.037322434858388</text:p>
          </table:table-cell>
          <table:table-cell table:formula="of:=[.E1763]*2" office:value-type="float" office:value="0.0746448697167756" calcext:value-type="float">
            <text:p>0.074644869716776</text:p>
          </table:table-cell>
          <table:table-cell table:formula="of:=[.E1763]*39.3701" office:value-type="float" office:value="1.46938799261821" calcext:value-type="float">
            <text:p>1.46938799261821</text:p>
          </table:table-cell>
          <table:table-cell table:formula="of:=[.F1763]*39.3701" office:value-type="float" office:value="2.93877598523643" calcext:value-type="float">
            <text:p>2.93877598523643</text:p>
          </table:table-cell>
        </table:table-row>
        <table:table-row table:style-name="ro1">
          <table:table-cell table:formula="of:=[.A1763]+1" office:value-type="float" office:value="1786" calcext:value-type="float">
            <text:p>1786</text:p>
          </table:table-cell>
          <table:table-cell table:formula="of:=299792458/([.A1764]*1000000)" office:value-type="float" office:value="0.1678569193729" calcext:value-type="float">
            <text:p>0.1678569193729</text:p>
          </table:table-cell>
          <table:table-cell table:formula="of:=(1/3)*[.B1764]" office:value-type="float" office:value="0.0559523064576334" calcext:value-type="float">
            <text:p>0.055952306457634</text:p>
          </table:table-cell>
          <table:table-cell table:formula="of:=4*[.C1764]" office:value-type="float" office:value="0.223809225830534" calcext:value-type="float">
            <text:p>0.223809225830534</text:p>
          </table:table-cell>
          <table:table-cell table:formula="of:=[.D1764]/6" office:value-type="float" office:value="0.0373015376384223" calcext:value-type="float">
            <text:p>0.037301537638422</text:p>
          </table:table-cell>
          <table:table-cell table:formula="of:=[.E1764]*2" office:value-type="float" office:value="0.0746030752768446" calcext:value-type="float">
            <text:p>0.074603075276845</text:p>
          </table:table-cell>
          <table:table-cell table:formula="of:=[.E1764]*39.3701" office:value-type="float" office:value="1.46856526697845" calcext:value-type="float">
            <text:p>1.46856526697845</text:p>
          </table:table-cell>
          <table:table-cell table:formula="of:=[.F1764]*39.3701" office:value-type="float" office:value="2.9371305339569" calcext:value-type="float">
            <text:p>2.9371305339569</text:p>
          </table:table-cell>
        </table:table-row>
        <table:table-row table:style-name="ro1">
          <table:table-cell table:formula="of:=[.A1764]+1" office:value-type="float" office:value="1787" calcext:value-type="float">
            <text:p>1787</text:p>
          </table:table-cell>
          <table:table-cell table:formula="of:=299792458/([.A1765]*1000000)" office:value-type="float" office:value="0.167762987129267" calcext:value-type="float">
            <text:p>0.167762987129267</text:p>
          </table:table-cell>
          <table:table-cell table:formula="of:=(1/3)*[.B1765]" office:value-type="float" office:value="0.0559209957097556" calcext:value-type="float">
            <text:p>0.055920995709756</text:p>
          </table:table-cell>
          <table:table-cell table:formula="of:=4*[.C1765]" office:value-type="float" office:value="0.223683982839023" calcext:value-type="float">
            <text:p>0.223683982839023</text:p>
          </table:table-cell>
          <table:table-cell table:formula="of:=[.D1765]/6" office:value-type="float" office:value="0.0372806638065038" calcext:value-type="float">
            <text:p>0.037280663806504</text:p>
          </table:table-cell>
          <table:table-cell table:formula="of:=[.E1765]*2" office:value-type="float" office:value="0.0745613276130075" calcext:value-type="float">
            <text:p>0.074561327613008</text:p>
          </table:table-cell>
          <table:table-cell table:formula="of:=[.E1765]*39.3701" office:value-type="float" office:value="1.46774346212843" calcext:value-type="float">
            <text:p>1.46774346212843</text:p>
          </table:table-cell>
          <table:table-cell table:formula="of:=[.F1765]*39.3701" office:value-type="float" office:value="2.93548692425687" calcext:value-type="float">
            <text:p>2.93548692425687</text:p>
          </table:table-cell>
        </table:table-row>
        <table:table-row table:style-name="ro1">
          <table:table-cell table:formula="of:=[.A1765]+1" office:value-type="float" office:value="1788" calcext:value-type="float">
            <text:p>1788</text:p>
          </table:table-cell>
          <table:table-cell table:formula="of:=299792458/([.A1766]*1000000)" office:value-type="float" office:value="0.167669159955257" calcext:value-type="float">
            <text:p>0.167669159955257</text:p>
          </table:table-cell>
          <table:table-cell table:formula="of:=(1/3)*[.B1766]" office:value-type="float" office:value="0.0558897199850858" calcext:value-type="float">
            <text:p>0.055889719985086</text:p>
          </table:table-cell>
          <table:table-cell table:formula="of:=4*[.C1766]" office:value-type="float" office:value="0.223558879940343" calcext:value-type="float">
            <text:p>0.223558879940343</text:p>
          </table:table-cell>
          <table:table-cell table:formula="of:=[.D1766]/6" office:value-type="float" office:value="0.0372598133233905" calcext:value-type="float">
            <text:p>0.037259813323391</text:p>
          </table:table-cell>
          <table:table-cell table:formula="of:=[.E1766]*2" office:value-type="float" office:value="0.074519626646781" calcext:value-type="float">
            <text:p>0.074519626646781</text:p>
          </table:table-cell>
          <table:table-cell table:formula="of:=[.E1766]*39.3701" office:value-type="float" office:value="1.46692257652322" calcext:value-type="float">
            <text:p>1.46692257652322</text:p>
          </table:table-cell>
          <table:table-cell table:formula="of:=[.F1766]*39.3701" office:value-type="float" office:value="2.93384515304643" calcext:value-type="float">
            <text:p>2.93384515304643</text:p>
          </table:table-cell>
        </table:table-row>
        <table:table-row table:style-name="ro1">
          <table:table-cell table:formula="of:=[.A1766]+1" office:value-type="float" office:value="1789" calcext:value-type="float">
            <text:p>1789</text:p>
          </table:table-cell>
          <table:table-cell table:formula="of:=299792458/([.A1767]*1000000)" office:value-type="float" office:value="0.167575437674679" calcext:value-type="float">
            <text:p>0.167575437674679</text:p>
          </table:table-cell>
          <table:table-cell table:formula="of:=(1/3)*[.B1767]" office:value-type="float" office:value="0.0558584792248929" calcext:value-type="float">
            <text:p>0.055858479224893</text:p>
          </table:table-cell>
          <table:table-cell table:formula="of:=4*[.C1767]" office:value-type="float" office:value="0.223433916899571" calcext:value-type="float">
            <text:p>0.223433916899571</text:p>
          </table:table-cell>
          <table:table-cell table:formula="of:=[.D1767]/6" office:value-type="float" office:value="0.0372389861499286" calcext:value-type="float">
            <text:p>0.037238986149929</text:p>
          </table:table-cell>
          <table:table-cell table:formula="of:=[.E1767]*2" office:value-type="float" office:value="0.0744779722998571" calcext:value-type="float">
            <text:p>0.074477972299857</text:p>
          </table:table-cell>
          <table:table-cell table:formula="of:=[.E1767]*39.3701" office:value-type="float" office:value="1.4661026086213" calcext:value-type="float">
            <text:p>1.4661026086213</text:p>
          </table:table-cell>
          <table:table-cell table:formula="of:=[.F1767]*39.3701" office:value-type="float" office:value="2.93220521724261" calcext:value-type="float">
            <text:p>2.93220521724261</text:p>
          </table:table-cell>
        </table:table-row>
        <table:table-row table:style-name="ro1">
          <table:table-cell table:formula="of:=[.A1767]+1" office:value-type="float" office:value="1790" calcext:value-type="float">
            <text:p>1790</text:p>
          </table:table-cell>
          <table:table-cell table:formula="of:=299792458/([.A1768]*1000000)" office:value-type="float" office:value="0.167481820111732" calcext:value-type="float">
            <text:p>0.167481820111732</text:p>
          </table:table-cell>
          <table:table-cell table:formula="of:=(1/3)*[.B1768]" office:value-type="float" office:value="0.0558272733705773" calcext:value-type="float">
            <text:p>0.055827273370577</text:p>
          </table:table-cell>
          <table:table-cell table:formula="of:=4*[.C1768]" office:value-type="float" office:value="0.223309093482309" calcext:value-type="float">
            <text:p>0.223309093482309</text:p>
          </table:table-cell>
          <table:table-cell table:formula="of:=[.D1768]/6" office:value-type="float" office:value="0.0372181822470515" calcext:value-type="float">
            <text:p>0.037218182247052</text:p>
          </table:table-cell>
          <table:table-cell table:formula="of:=[.E1768]*2" office:value-type="float" office:value="0.074436364494103" calcext:value-type="float">
            <text:p>0.074436364494103</text:p>
          </table:table-cell>
          <table:table-cell table:formula="of:=[.E1768]*39.3701" office:value-type="float" office:value="1.46528355688464" calcext:value-type="float">
            <text:p>1.46528355688464</text:p>
          </table:table-cell>
          <table:table-cell table:formula="of:=[.F1768]*39.3701" office:value-type="float" office:value="2.93056711376929" calcext:value-type="float">
            <text:p>2.93056711376929</text:p>
          </table:table-cell>
        </table:table-row>
        <table:table-row table:style-name="ro1">
          <table:table-cell table:formula="of:=[.A1768]+1" office:value-type="float" office:value="1791" calcext:value-type="float">
            <text:p>1791</text:p>
          </table:table-cell>
          <table:table-cell table:formula="of:=299792458/([.A1769]*1000000)" office:value-type="float" office:value="0.167388307091011" calcext:value-type="float">
            <text:p>0.167388307091011</text:p>
          </table:table-cell>
          <table:table-cell table:formula="of:=(1/3)*[.B1769]" office:value-type="float" office:value="0.0557961023636702" calcext:value-type="float">
            <text:p>0.05579610236367</text:p>
          </table:table-cell>
          <table:table-cell table:formula="of:=4*[.C1769]" office:value-type="float" office:value="0.223184409454681" calcext:value-type="float">
            <text:p>0.223184409454681</text:p>
          </table:table-cell>
          <table:table-cell table:formula="of:=[.D1769]/6" office:value-type="float" office:value="0.0371974015757801" calcext:value-type="float">
            <text:p>0.03719740157578</text:p>
          </table:table-cell>
          <table:table-cell table:formula="of:=[.E1769]*2" office:value-type="float" office:value="0.0743948031515603" calcext:value-type="float">
            <text:p>0.07439480315156</text:p>
          </table:table-cell>
          <table:table-cell table:formula="of:=[.E1769]*39.3701" office:value-type="float" office:value="1.46446541977862" calcext:value-type="float">
            <text:p>1.46446541977862</text:p>
          </table:table-cell>
          <table:table-cell table:formula="of:=[.F1769]*39.3701" office:value-type="float" office:value="2.92893083955724" calcext:value-type="float">
            <text:p>2.92893083955724</text:p>
          </table:table-cell>
        </table:table-row>
        <table:table-row table:style-name="ro1">
          <table:table-cell table:formula="of:=[.A1769]+1" office:value-type="float" office:value="1792" calcext:value-type="float">
            <text:p>1792</text:p>
          </table:table-cell>
          <table:table-cell table:formula="of:=299792458/([.A1770]*1000000)" office:value-type="float" office:value="0.1672948984375" calcext:value-type="float">
            <text:p>0.1672948984375</text:p>
          </table:table-cell>
          <table:table-cell table:formula="of:=(1/3)*[.B1770]" office:value-type="float" office:value="0.0557649661458333" calcext:value-type="float">
            <text:p>0.055764966145833</text:p>
          </table:table-cell>
          <table:table-cell table:formula="of:=4*[.C1770]" office:value-type="float" office:value="0.223059864583333" calcext:value-type="float">
            <text:p>0.223059864583333</text:p>
          </table:table-cell>
          <table:table-cell table:formula="of:=[.D1770]/6" office:value-type="float" office:value="0.0371766440972222" calcext:value-type="float">
            <text:p>0.037176644097222</text:p>
          </table:table-cell>
          <table:table-cell table:formula="of:=[.E1770]*2" office:value-type="float" office:value="0.0743532881944444" calcext:value-type="float">
            <text:p>0.074353288194445</text:p>
          </table:table-cell>
          <table:table-cell table:formula="of:=[.E1770]*39.3701" office:value-type="float" office:value="1.46364819577205" calcext:value-type="float">
            <text:p>1.46364819577205</text:p>
          </table:table-cell>
          <table:table-cell table:formula="of:=[.F1770]*39.3701" office:value-type="float" office:value="2.9272963915441" calcext:value-type="float">
            <text:p>2.9272963915441</text:p>
          </table:table-cell>
        </table:table-row>
        <table:table-row table:style-name="ro1">
          <table:table-cell table:formula="of:=[.A1770]+1" office:value-type="float" office:value="1793" calcext:value-type="float">
            <text:p>1793</text:p>
          </table:table-cell>
          <table:table-cell table:formula="of:=299792458/([.A1771]*1000000)" office:value-type="float" office:value="0.167201593976576" calcext:value-type="float">
            <text:p>0.167201593976576</text:p>
          </table:table-cell>
          <table:table-cell table:formula="of:=(1/3)*[.B1771]" office:value-type="float" office:value="0.0557338646588585" calcext:value-type="float">
            <text:p>0.055733864658859</text:p>
          </table:table-cell>
          <table:table-cell table:formula="of:=4*[.C1771]" office:value-type="float" office:value="0.222935458635434" calcext:value-type="float">
            <text:p>0.222935458635434</text:p>
          </table:table-cell>
          <table:table-cell table:formula="of:=[.D1771]/6" office:value-type="float" office:value="0.0371559097725723" calcext:value-type="float">
            <text:p>0.037155909772572</text:p>
          </table:table-cell>
          <table:table-cell table:formula="of:=[.E1771]*2" office:value-type="float" office:value="0.0743118195451447" calcext:value-type="float">
            <text:p>0.074311819545145</text:p>
          </table:table-cell>
          <table:table-cell table:formula="of:=[.E1771]*39.3701" office:value-type="float" office:value="1.46283188333715" calcext:value-type="float">
            <text:p>1.46283188333715</text:p>
          </table:table-cell>
          <table:table-cell table:formula="of:=[.F1771]*39.3701" office:value-type="float" office:value="2.9256637666743" calcext:value-type="float">
            <text:p>2.9256637666743</text:p>
          </table:table-cell>
        </table:table-row>
        <table:table-row table:style-name="ro1">
          <table:table-cell table:formula="of:=[.A1771]+1" office:value-type="float" office:value="1794" calcext:value-type="float">
            <text:p>1794</text:p>
          </table:table-cell>
          <table:table-cell table:formula="of:=299792458/([.A1772]*1000000)" office:value-type="float" office:value="0.167108393534002" calcext:value-type="float">
            <text:p>0.167108393534002</text:p>
          </table:table-cell>
          <table:table-cell table:formula="of:=(1/3)*[.B1772]" office:value-type="float" office:value="0.0557027978446674" calcext:value-type="float">
            <text:p>0.055702797844667</text:p>
          </table:table-cell>
          <table:table-cell table:formula="of:=4*[.C1772]" office:value-type="float" office:value="0.22281119137867" calcext:value-type="float">
            <text:p>0.22281119137867</text:p>
          </table:table-cell>
          <table:table-cell table:formula="of:=[.D1772]/6" office:value-type="float" office:value="0.0371351985631116" calcext:value-type="float">
            <text:p>0.037135198563112</text:p>
          </table:table-cell>
          <table:table-cell table:formula="of:=[.E1772]*2" office:value-type="float" office:value="0.0742703971262232" calcext:value-type="float">
            <text:p>0.074270397126223</text:p>
          </table:table-cell>
          <table:table-cell table:formula="of:=[.E1772]*39.3701" office:value-type="float" office:value="1.46201648094956" calcext:value-type="float">
            <text:p>1.46201648094956</text:p>
          </table:table-cell>
          <table:table-cell table:formula="of:=[.F1772]*39.3701" office:value-type="float" office:value="2.92403296189912" calcext:value-type="float">
            <text:p>2.92403296189912</text:p>
          </table:table-cell>
        </table:table-row>
        <table:table-row table:style-name="ro1">
          <table:table-cell table:formula="of:=[.A1772]+1" office:value-type="float" office:value="1795" calcext:value-type="float">
            <text:p>1795</text:p>
          </table:table-cell>
          <table:table-cell table:formula="of:=299792458/([.A1773]*1000000)" office:value-type="float" office:value="0.167015296935933" calcext:value-type="float">
            <text:p>0.167015296935933</text:p>
          </table:table-cell>
          <table:table-cell table:formula="of:=(1/3)*[.B1773]" office:value-type="float" office:value="0.055671765645311" calcext:value-type="float">
            <text:p>0.055671765645311</text:p>
          </table:table-cell>
          <table:table-cell table:formula="of:=4*[.C1773]" office:value-type="float" office:value="0.222687062581244" calcext:value-type="float">
            <text:p>0.222687062581244</text:p>
          </table:table-cell>
          <table:table-cell table:formula="of:=[.D1773]/6" office:value-type="float" office:value="0.0371145104302074" calcext:value-type="float">
            <text:p>0.037114510430207</text:p>
          </table:table-cell>
          <table:table-cell table:formula="of:=[.E1773]*2" office:value-type="float" office:value="0.0742290208604147" calcext:value-type="float">
            <text:p>0.074229020860415</text:p>
          </table:table-cell>
          <table:table-cell table:formula="of:=[.E1773]*39.3701" office:value-type="float" office:value="1.46120198708831" calcext:value-type="float">
            <text:p>1.46120198708831</text:p>
          </table:table-cell>
          <table:table-cell table:formula="of:=[.F1773]*39.3701" office:value-type="float" office:value="2.92240397417661" calcext:value-type="float">
            <text:p>2.92240397417661</text:p>
          </table:table-cell>
        </table:table-row>
        <table:table-row table:style-name="ro1">
          <table:table-cell table:formula="of:=[.A1773]+1" office:value-type="float" office:value="1796" calcext:value-type="float">
            <text:p>1796</text:p>
          </table:table-cell>
          <table:table-cell table:formula="of:=299792458/([.A1774]*1000000)" office:value-type="float" office:value="0.166922304008909" calcext:value-type="float">
            <text:p>0.166922304008909</text:p>
          </table:table-cell>
          <table:table-cell table:formula="of:=(1/3)*[.B1774]" office:value-type="float" office:value="0.0556407680029696" calcext:value-type="float">
            <text:p>0.05564076800297</text:p>
          </table:table-cell>
          <table:table-cell table:formula="of:=4*[.C1774]" office:value-type="float" office:value="0.222563072011878" calcext:value-type="float">
            <text:p>0.222563072011878</text:p>
          </table:table-cell>
          <table:table-cell table:formula="of:=[.D1774]/6" office:value-type="float" office:value="0.037093845335313" calcext:value-type="float">
            <text:p>0.037093845335313</text:p>
          </table:table-cell>
          <table:table-cell table:formula="of:=[.E1774]*2" office:value-type="float" office:value="0.0741876906706261" calcext:value-type="float">
            <text:p>0.074187690670626</text:p>
          </table:table-cell>
          <table:table-cell table:formula="of:=[.E1774]*39.3701" office:value-type="float" office:value="1.46038840023581" calcext:value-type="float">
            <text:p>1.46038840023581</text:p>
          </table:table-cell>
          <table:table-cell table:formula="of:=[.F1774]*39.3701" office:value-type="float" office:value="2.92077680047162" calcext:value-type="float">
            <text:p>2.92077680047162</text:p>
          </table:table-cell>
        </table:table-row>
        <table:table-row table:style-name="ro1">
          <table:table-cell table:formula="of:=[.A1774]+1" office:value-type="float" office:value="1797" calcext:value-type="float">
            <text:p>1797</text:p>
          </table:table-cell>
          <table:table-cell table:formula="of:=299792458/([.A1775]*1000000)" office:value-type="float" office:value="0.166829414579855" calcext:value-type="float">
            <text:p>0.166829414579855</text:p>
          </table:table-cell>
          <table:table-cell table:formula="of:=(1/3)*[.B1775]" office:value-type="float" office:value="0.0556098048599518" calcext:value-type="float">
            <text:p>0.055609804859952</text:p>
          </table:table-cell>
          <table:table-cell table:formula="of:=4*[.C1775]" office:value-type="float" office:value="0.222439219439807" calcext:value-type="float">
            <text:p>0.222439219439807</text:p>
          </table:table-cell>
          <table:table-cell table:formula="of:=[.D1775]/6" office:value-type="float" office:value="0.0370732032399678" calcext:value-type="float">
            <text:p>0.037073203239968</text:p>
          </table:table-cell>
          <table:table-cell table:formula="of:=[.E1775]*2" office:value-type="float" office:value="0.0741464064799357" calcext:value-type="float">
            <text:p>0.074146406479936</text:p>
          </table:table-cell>
          <table:table-cell table:formula="of:=[.E1775]*39.3701" office:value-type="float" office:value="1.45957571887786" calcext:value-type="float">
            <text:p>1.45957571887786</text:p>
          </table:table-cell>
          <table:table-cell table:formula="of:=[.F1775]*39.3701" office:value-type="float" office:value="2.91915143775572" calcext:value-type="float">
            <text:p>2.91915143775572</text:p>
          </table:table-cell>
        </table:table-row>
        <table:table-row table:style-name="ro1">
          <table:table-cell table:formula="of:=[.A1775]+1" office:value-type="float" office:value="1798" calcext:value-type="float">
            <text:p>1798</text:p>
          </table:table-cell>
          <table:table-cell table:formula="of:=299792458/([.A1776]*1000000)" office:value-type="float" office:value="0.166736628476085" calcext:value-type="float">
            <text:p>0.166736628476085</text:p>
          </table:table-cell>
          <table:table-cell table:formula="of:=(1/3)*[.B1776]" office:value-type="float" office:value="0.0555788761586948" calcext:value-type="float">
            <text:p>0.055578876158695</text:p>
          </table:table-cell>
          <table:table-cell table:formula="of:=4*[.C1776]" office:value-type="float" office:value="0.222315504634779" calcext:value-type="float">
            <text:p>0.222315504634779</text:p>
          </table:table-cell>
          <table:table-cell table:formula="of:=[.D1776]/6" office:value-type="float" office:value="0.0370525841057966" calcext:value-type="float">
            <text:p>0.037052584105797</text:p>
          </table:table-cell>
          <table:table-cell table:formula="of:=[.E1776]*2" office:value-type="float" office:value="0.0741051682115931" calcext:value-type="float">
            <text:p>0.074105168211593</text:p>
          </table:table-cell>
          <table:table-cell table:formula="of:=[.E1776]*39.3701" office:value-type="float" office:value="1.45876394150362" calcext:value-type="float">
            <text:p>1.45876394150362</text:p>
          </table:table-cell>
          <table:table-cell table:formula="of:=[.F1776]*39.3701" office:value-type="float" office:value="2.91752788300724" calcext:value-type="float">
            <text:p>2.91752788300724</text:p>
          </table:table-cell>
        </table:table-row>
        <table:table-row table:style-name="ro1">
          <table:table-cell table:formula="of:=[.A1776]+1" office:value-type="float" office:value="1799" calcext:value-type="float">
            <text:p>1799</text:p>
          </table:table-cell>
          <table:table-cell table:formula="of:=299792458/([.A1777]*1000000)" office:value-type="float" office:value="0.166643945525292" calcext:value-type="float">
            <text:p>0.166643945525292</text:p>
          </table:table-cell>
          <table:table-cell table:formula="of:=(1/3)*[.B1777]" office:value-type="float" office:value="0.0555479818417639" calcext:value-type="float">
            <text:p>0.055547981841764</text:p>
          </table:table-cell>
          <table:table-cell table:formula="of:=4*[.C1777]" office:value-type="float" office:value="0.222191927367056" calcext:value-type="float">
            <text:p>0.222191927367056</text:p>
          </table:table-cell>
          <table:table-cell table:formula="of:=[.D1777]/6" office:value-type="float" office:value="0.0370319878945093" calcext:value-type="float">
            <text:p>0.037031987894509</text:p>
          </table:table-cell>
          <table:table-cell table:formula="of:=[.E1777]*2" office:value-type="float" office:value="0.0740639757890186" calcext:value-type="float">
            <text:p>0.074063975789019</text:p>
          </table:table-cell>
          <table:table-cell table:formula="of:=[.E1777]*39.3701" office:value-type="float" office:value="1.45795306660562" calcext:value-type="float">
            <text:p>1.45795306660562</text:p>
          </table:table-cell>
          <table:table-cell table:formula="of:=[.F1777]*39.3701" office:value-type="float" office:value="2.91590613321124" calcext:value-type="float">
            <text:p>2.91590613321124</text:p>
          </table:table-cell>
        </table:table-row>
        <table:table-row table:style-name="ro1">
          <table:table-cell table:formula="of:=[.A1777]+1" office:value-type="float" office:value="1800" calcext:value-type="float">
            <text:p>1800</text:p>
          </table:table-cell>
          <table:table-cell table:formula="of:=299792458/([.A1778]*1000000)" office:value-type="float" office:value="0.166551365555556" calcext:value-type="float">
            <text:p>0.166551365555556</text:p>
          </table:table-cell>
          <table:table-cell table:formula="of:=(1/3)*[.B1778]" office:value-type="float" office:value="0.0555171218518519" calcext:value-type="float">
            <text:p>0.055517121851852</text:p>
          </table:table-cell>
          <table:table-cell table:formula="of:=4*[.C1778]" office:value-type="float" office:value="0.222068487407407" calcext:value-type="float">
            <text:p>0.222068487407407</text:p>
          </table:table-cell>
          <table:table-cell table:formula="of:=[.D1778]/6" office:value-type="float" office:value="0.0370114145679012" calcext:value-type="float">
            <text:p>0.037011414567901</text:p>
          </table:table-cell>
          <table:table-cell table:formula="of:=[.E1778]*2" office:value-type="float" office:value="0.0740228291358025" calcext:value-type="float">
            <text:p>0.074022829135803</text:p>
          </table:table-cell>
          <table:table-cell table:formula="of:=[.E1778]*39.3701" office:value-type="float" office:value="1.45714309267973" calcext:value-type="float">
            <text:p>1.45714309267973</text:p>
          </table:table-cell>
          <table:table-cell table:formula="of:=[.F1778]*39.3701" office:value-type="float" office:value="2.91428618535946" calcext:value-type="float">
            <text:p>2.91428618535946</text:p>
          </table:table-cell>
        </table:table-row>
        <table:table-row table:style-name="ro1">
          <table:table-cell table:formula="of:=[.A1778]+1" office:value-type="float" office:value="1801" calcext:value-type="float">
            <text:p>1801</text:p>
          </table:table-cell>
          <table:table-cell table:formula="of:=299792458/([.A1779]*1000000)" office:value-type="float" office:value="0.166458888395336" calcext:value-type="float">
            <text:p>0.166458888395336</text:p>
          </table:table-cell>
          <table:table-cell table:formula="of:=(1/3)*[.B1779]" office:value-type="float" office:value="0.0554862961317786" calcext:value-type="float">
            <text:p>0.055486296131779</text:p>
          </table:table-cell>
          <table:table-cell table:formula="of:=4*[.C1779]" office:value-type="float" office:value="0.221945184527115" calcext:value-type="float">
            <text:p>0.221945184527115</text:p>
          </table:table-cell>
          <table:table-cell table:formula="of:=[.D1779]/6" office:value-type="float" office:value="0.0369908640878524" calcext:value-type="float">
            <text:p>0.036990864087853</text:p>
          </table:table-cell>
          <table:table-cell table:formula="of:=[.E1779]*2" office:value-type="float" office:value="0.0739817281757049" calcext:value-type="float">
            <text:p>0.073981728175705</text:p>
          </table:table-cell>
          <table:table-cell table:formula="of:=[.E1779]*39.3701" office:value-type="float" office:value="1.45633401822516" calcext:value-type="float">
            <text:p>1.45633401822516</text:p>
          </table:table-cell>
          <table:table-cell table:formula="of:=[.F1779]*39.3701" office:value-type="float" office:value="2.91266803645032" calcext:value-type="float">
            <text:p>2.91266803645032</text:p>
          </table:table-cell>
        </table:table-row>
        <table:table-row table:style-name="ro1">
          <table:table-cell table:formula="of:=[.A1779]+1" office:value-type="float" office:value="1802" calcext:value-type="float">
            <text:p>1802</text:p>
          </table:table-cell>
          <table:table-cell table:formula="of:=299792458/([.A1780]*1000000)" office:value-type="float" office:value="0.166366513873474" calcext:value-type="float">
            <text:p>0.166366513873474</text:p>
          </table:table-cell>
          <table:table-cell table:formula="of:=(1/3)*[.B1780]" office:value-type="float" office:value="0.0554555046244913" calcext:value-type="float">
            <text:p>0.055455504624491</text:p>
          </table:table-cell>
          <table:table-cell table:formula="of:=4*[.C1780]" office:value-type="float" office:value="0.221822018497965" calcext:value-type="float">
            <text:p>0.221822018497965</text:p>
          </table:table-cell>
          <table:table-cell table:formula="of:=[.D1780]/6" office:value-type="float" office:value="0.0369703364163275" calcext:value-type="float">
            <text:p>0.036970336416328</text:p>
          </table:table-cell>
          <table:table-cell table:formula="of:=[.E1780]*2" office:value-type="float" office:value="0.0739406728326551" calcext:value-type="float">
            <text:p>0.073940672832655</text:p>
          </table:table-cell>
          <table:table-cell table:formula="of:=[.E1780]*39.3701" office:value-type="float" office:value="1.45552584174446" calcext:value-type="float">
            <text:p>1.45552584174446</text:p>
          </table:table-cell>
          <table:table-cell table:formula="of:=[.F1780]*39.3701" office:value-type="float" office:value="2.91105168348891" calcext:value-type="float">
            <text:p>2.91105168348891</text:p>
          </table:table-cell>
        </table:table-row>
        <table:table-row table:style-name="ro1">
          <table:table-cell table:formula="of:=[.A1780]+1" office:value-type="float" office:value="1803" calcext:value-type="float">
            <text:p>1803</text:p>
          </table:table-cell>
          <table:table-cell table:formula="of:=299792458/([.A1781]*1000000)" office:value-type="float" office:value="0.16627424181919" calcext:value-type="float">
            <text:p>0.16627424181919</text:p>
          </table:table-cell>
          <table:table-cell table:formula="of:=(1/3)*[.B1781]" office:value-type="float" office:value="0.0554247472730634" calcext:value-type="float">
            <text:p>0.055424747273063</text:p>
          </table:table-cell>
          <table:table-cell table:formula="of:=4*[.C1781]" office:value-type="float" office:value="0.221698989092254" calcext:value-type="float">
            <text:p>0.221698989092254</text:p>
          </table:table-cell>
          <table:table-cell table:formula="of:=[.D1781]/6" office:value-type="float" office:value="0.0369498315153756" calcext:value-type="float">
            <text:p>0.036949831515376</text:p>
          </table:table-cell>
          <table:table-cell table:formula="of:=[.E1781]*2" office:value-type="float" office:value="0.0738996630307512" calcext:value-type="float">
            <text:p>0.073899663030751</text:p>
          </table:table-cell>
          <table:table-cell table:formula="of:=[.E1781]*39.3701" office:value-type="float" office:value="1.45471856174349" calcext:value-type="float">
            <text:p>1.45471856174349</text:p>
          </table:table-cell>
          <table:table-cell table:formula="of:=[.F1781]*39.3701" office:value-type="float" office:value="2.90943712348698" calcext:value-type="float">
            <text:p>2.90943712348698</text:p>
          </table:table-cell>
        </table:table-row>
        <table:table-row table:style-name="ro1">
          <table:table-cell table:formula="of:=[.A1781]+1" office:value-type="float" office:value="1804" calcext:value-type="float">
            <text:p>1804</text:p>
          </table:table-cell>
          <table:table-cell table:formula="of:=299792458/([.A1782]*1000000)" office:value-type="float" office:value="0.166182072062084" calcext:value-type="float">
            <text:p>0.166182072062084</text:p>
          </table:table-cell>
          <table:table-cell table:formula="of:=(1/3)*[.B1782]" office:value-type="float" office:value="0.0553940240206948" calcext:value-type="float">
            <text:p>0.055394024020695</text:p>
          </table:table-cell>
          <table:table-cell table:formula="of:=4*[.C1782]" office:value-type="float" office:value="0.221576096082779" calcext:value-type="float">
            <text:p>0.221576096082779</text:p>
          </table:table-cell>
          <table:table-cell table:formula="of:=[.D1782]/6" office:value-type="float" office:value="0.0369293493471298" calcext:value-type="float">
            <text:p>0.03692934934713</text:p>
          </table:table-cell>
          <table:table-cell table:formula="of:=[.E1782]*2" office:value-type="float" office:value="0.0738586986942597" calcext:value-type="float">
            <text:p>0.07385869869426</text:p>
          </table:table-cell>
          <table:table-cell table:formula="of:=[.E1782]*39.3701" office:value-type="float" office:value="1.45391217673144" calcext:value-type="float">
            <text:p>1.45391217673144</text:p>
          </table:table-cell>
          <table:table-cell table:formula="of:=[.F1782]*39.3701" office:value-type="float" office:value="2.90782435346287" calcext:value-type="float">
            <text:p>2.90782435346287</text:p>
          </table:table-cell>
        </table:table-row>
        <table:table-row table:style-name="ro1">
          <table:table-cell table:formula="of:=[.A1782]+1" office:value-type="float" office:value="1805" calcext:value-type="float">
            <text:p>1805</text:p>
          </table:table-cell>
          <table:table-cell table:formula="of:=299792458/([.A1783]*1000000)" office:value-type="float" office:value="0.166090004432133" calcext:value-type="float">
            <text:p>0.166090004432133</text:p>
          </table:table-cell>
          <table:table-cell table:formula="of:=(1/3)*[.B1783]" office:value-type="float" office:value="0.055363334810711" calcext:value-type="float">
            <text:p>0.055363334810711</text:p>
          </table:table-cell>
          <table:table-cell table:formula="of:=4*[.C1783]" office:value-type="float" office:value="0.221453339242844" calcext:value-type="float">
            <text:p>0.221453339242844</text:p>
          </table:table-cell>
          <table:table-cell table:formula="of:=[.D1783]/6" office:value-type="float" office:value="0.0369088898738073" calcext:value-type="float">
            <text:p>0.036908889873807</text:p>
          </table:table-cell>
          <table:table-cell table:formula="of:=[.E1783]*2" office:value-type="float" office:value="0.0738177797476147" calcext:value-type="float">
            <text:p>0.073817779747615</text:p>
          </table:table-cell>
          <table:table-cell table:formula="of:=[.E1783]*39.3701" office:value-type="float" office:value="1.45310668522078" calcext:value-type="float">
            <text:p>1.45310668522078</text:p>
          </table:table-cell>
          <table:table-cell table:formula="of:=[.F1783]*39.3701" office:value-type="float" office:value="2.90621337044156" calcext:value-type="float">
            <text:p>2.90621337044156</text:p>
          </table:table-cell>
        </table:table-row>
        <table:table-row table:style-name="ro1">
          <table:table-cell table:formula="of:=[.A1783]+1" office:value-type="float" office:value="1806" calcext:value-type="float">
            <text:p>1806</text:p>
          </table:table-cell>
          <table:table-cell table:formula="of:=299792458/([.A1784]*1000000)" office:value-type="float" office:value="0.16599803875969" calcext:value-type="float">
            <text:p>0.16599803875969</text:p>
          </table:table-cell>
          <table:table-cell table:formula="of:=(1/3)*[.B1784]" office:value-type="float" office:value="0.0553326795865633" calcext:value-type="float">
            <text:p>0.055332679586563</text:p>
          </table:table-cell>
          <table:table-cell table:formula="of:=4*[.C1784]" office:value-type="float" office:value="0.221330718346253" calcext:value-type="float">
            <text:p>0.221330718346253</text:p>
          </table:table-cell>
          <table:table-cell table:formula="of:=[.D1784]/6" office:value-type="float" office:value="0.0368884530577089" calcext:value-type="float">
            <text:p>0.036888453057709</text:p>
          </table:table-cell>
          <table:table-cell table:formula="of:=[.E1784]*2" office:value-type="float" office:value="0.0737769061154177" calcext:value-type="float">
            <text:p>0.073776906115418</text:p>
          </table:table-cell>
          <table:table-cell table:formula="of:=[.E1784]*39.3701" office:value-type="float" office:value="1.4523020857273" calcext:value-type="float">
            <text:p>1.4523020857273</text:p>
          </table:table-cell>
          <table:table-cell table:formula="of:=[.F1784]*39.3701" office:value-type="float" office:value="2.90460417145461" calcext:value-type="float">
            <text:p>2.90460417145461</text:p>
          </table:table-cell>
        </table:table-row>
        <table:table-row table:style-name="ro1">
          <table:table-cell table:formula="of:=[.A1784]+1" office:value-type="float" office:value="1807" calcext:value-type="float">
            <text:p>1807</text:p>
          </table:table-cell>
          <table:table-cell table:formula="of:=299792458/([.A1785]*1000000)" office:value-type="float" office:value="0.165906174875484" calcext:value-type="float">
            <text:p>0.165906174875484</text:p>
          </table:table-cell>
          <table:table-cell table:formula="of:=(1/3)*[.B1785]" office:value-type="float" office:value="0.0553020582918281" calcext:value-type="float">
            <text:p>0.055302058291828</text:p>
          </table:table-cell>
          <table:table-cell table:formula="of:=4*[.C1785]" office:value-type="float" office:value="0.221208233167312" calcext:value-type="float">
            <text:p>0.221208233167312</text:p>
          </table:table-cell>
          <table:table-cell table:formula="of:=[.D1785]/6" office:value-type="float" office:value="0.0368680388612187" calcext:value-type="float">
            <text:p>0.036868038861219</text:p>
          </table:table-cell>
          <table:table-cell table:formula="of:=[.E1785]*2" office:value-type="float" office:value="0.0737360777224374" calcext:value-type="float">
            <text:p>0.073736077722438</text:p>
          </table:table-cell>
          <table:table-cell table:formula="of:=[.E1785]*39.3701" office:value-type="float" office:value="1.45149837677007" calcext:value-type="float">
            <text:p>1.45149837677007</text:p>
          </table:table-cell>
          <table:table-cell table:formula="of:=[.F1785]*39.3701" office:value-type="float" office:value="2.90299675354013" calcext:value-type="float">
            <text:p>2.90299675354013</text:p>
          </table:table-cell>
        </table:table-row>
        <table:table-row table:style-name="ro1">
          <table:table-cell table:formula="of:=[.A1785]+1" office:value-type="float" office:value="1808" calcext:value-type="float">
            <text:p>1808</text:p>
          </table:table-cell>
          <table:table-cell table:formula="of:=299792458/([.A1786]*1000000)" office:value-type="float" office:value="0.165814412610619" calcext:value-type="float">
            <text:p>0.165814412610619</text:p>
          </table:table-cell>
          <table:table-cell table:formula="of:=(1/3)*[.B1786]" office:value-type="float" office:value="0.0552714708702065" calcext:value-type="float">
            <text:p>0.055271470870207</text:p>
          </table:table-cell>
          <table:table-cell table:formula="of:=4*[.C1786]" office:value-type="float" office:value="0.221085883480826" calcext:value-type="float">
            <text:p>0.221085883480826</text:p>
          </table:table-cell>
          <table:table-cell table:formula="of:=[.D1786]/6" office:value-type="float" office:value="0.0368476472468043" calcext:value-type="float">
            <text:p>0.036847647246804</text:p>
          </table:table-cell>
          <table:table-cell table:formula="of:=[.E1786]*2" office:value-type="float" office:value="0.0736952944936087" calcext:value-type="float">
            <text:p>0.073695294493609</text:p>
          </table:table-cell>
          <table:table-cell table:formula="of:=[.E1786]*39.3701" office:value-type="float" office:value="1.45069555687141" calcext:value-type="float">
            <text:p>1.45069555687141</text:p>
          </table:table-cell>
          <table:table-cell table:formula="of:=[.F1786]*39.3701" office:value-type="float" office:value="2.90139111374282" calcext:value-type="float">
            <text:p>2.90139111374282</text:p>
          </table:table-cell>
        </table:table-row>
        <table:table-row table:style-name="ro1">
          <table:table-cell table:formula="of:=[.A1786]+1" office:value-type="float" office:value="1809" calcext:value-type="float">
            <text:p>1809</text:p>
          </table:table-cell>
          <table:table-cell table:formula="of:=299792458/([.A1787]*1000000)" office:value-type="float" office:value="0.165722751796573" calcext:value-type="float">
            <text:p>0.165722751796573</text:p>
          </table:table-cell>
          <table:table-cell table:formula="of:=(1/3)*[.B1787]" office:value-type="float" office:value="0.0552409172655242" calcext:value-type="float">
            <text:p>0.055240917265524</text:p>
          </table:table-cell>
          <table:table-cell table:formula="of:=4*[.C1787]" office:value-type="float" office:value="0.220963669062097" calcext:value-type="float">
            <text:p>0.220963669062097</text:p>
          </table:table-cell>
          <table:table-cell table:formula="of:=[.D1787]/6" office:value-type="float" office:value="0.0368272781770161" calcext:value-type="float">
            <text:p>0.036827278177016</text:p>
          </table:table-cell>
          <table:table-cell table:formula="of:=[.E1787]*2" office:value-type="float" office:value="0.0736545563540323" calcext:value-type="float">
            <text:p>0.073654556354032</text:p>
          </table:table-cell>
          <table:table-cell table:formula="of:=[.E1787]*39.3701" office:value-type="float" office:value="1.44989362455694" calcext:value-type="float">
            <text:p>1.44989362455694</text:p>
          </table:table-cell>
          <table:table-cell table:formula="of:=[.F1787]*39.3701" office:value-type="float" office:value="2.89978724911389" calcext:value-type="float">
            <text:p>2.89978724911389</text:p>
          </table:table-cell>
        </table:table-row>
        <table:table-row table:style-name="ro1">
          <table:table-cell table:formula="of:=[.A1787]+1" office:value-type="float" office:value="1810" calcext:value-type="float">
            <text:p>1810</text:p>
          </table:table-cell>
          <table:table-cell table:formula="of:=299792458/([.A1788]*1000000)" office:value-type="float" office:value="0.165631192265193" calcext:value-type="float">
            <text:p>0.165631192265193</text:p>
          </table:table-cell>
          <table:table-cell table:formula="of:=(1/3)*[.B1788]" office:value-type="float" office:value="0.0552103974217311" calcext:value-type="float">
            <text:p>0.055210397421731</text:p>
          </table:table-cell>
          <table:table-cell table:formula="of:=4*[.C1788]" office:value-type="float" office:value="0.220841589686924" calcext:value-type="float">
            <text:p>0.220841589686924</text:p>
          </table:table-cell>
          <table:table-cell table:formula="of:=[.D1788]/6" office:value-type="float" office:value="0.0368069316144874" calcext:value-type="float">
            <text:p>0.036806931614488</text:p>
          </table:table-cell>
          <table:table-cell table:formula="of:=[.E1788]*2" office:value-type="float" office:value="0.0736138632289748" calcext:value-type="float">
            <text:p>0.073613863228975</text:p>
          </table:table-cell>
          <table:table-cell table:formula="of:=[.E1788]*39.3701" office:value-type="float" office:value="1.44909257835553" calcext:value-type="float">
            <text:p>1.44909257835553</text:p>
          </table:table-cell>
          <table:table-cell table:formula="of:=[.F1788]*39.3701" office:value-type="float" office:value="2.89818515671106" calcext:value-type="float">
            <text:p>2.89818515671106</text:p>
          </table:table-cell>
        </table:table-row>
        <table:table-row table:style-name="ro1">
          <table:table-cell table:formula="of:=[.A1788]+1" office:value-type="float" office:value="1811" calcext:value-type="float">
            <text:p>1811</text:p>
          </table:table-cell>
          <table:table-cell table:formula="of:=299792458/([.A1789]*1000000)" office:value-type="float" office:value="0.165539733848702" calcext:value-type="float">
            <text:p>0.165539733848702</text:p>
          </table:table-cell>
          <table:table-cell table:formula="of:=(1/3)*[.B1789]" office:value-type="float" office:value="0.0551799112829008" calcext:value-type="float">
            <text:p>0.055179911282901</text:p>
          </table:table-cell>
          <table:table-cell table:formula="of:=4*[.C1789]" office:value-type="float" office:value="0.220719645131603" calcext:value-type="float">
            <text:p>0.220719645131603</text:p>
          </table:table-cell>
          <table:table-cell table:formula="of:=[.D1789]/6" office:value-type="float" office:value="0.0367866075219339" calcext:value-type="float">
            <text:p>0.036786607521934</text:p>
          </table:table-cell>
          <table:table-cell table:formula="of:=[.E1789]*2" office:value-type="float" office:value="0.0735732150438677" calcext:value-type="float">
            <text:p>0.073573215043868</text:p>
          </table:table-cell>
          <table:table-cell table:formula="of:=[.E1789]*39.3701" office:value-type="float" office:value="1.44829241679929" calcext:value-type="float">
            <text:p>1.44829241679929</text:p>
          </table:table-cell>
          <table:table-cell table:formula="of:=[.F1789]*39.3701" office:value-type="float" office:value="2.89658483359858" calcext:value-type="float">
            <text:p>2.89658483359858</text:p>
          </table:table-cell>
        </table:table-row>
        <table:table-row table:style-name="ro1">
          <table:table-cell table:formula="of:=[.A1789]+1" office:value-type="float" office:value="1812" calcext:value-type="float">
            <text:p>1812</text:p>
          </table:table-cell>
          <table:table-cell table:formula="of:=299792458/([.A1790]*1000000)" office:value-type="float" office:value="0.165448376379691" calcext:value-type="float">
            <text:p>0.165448376379691</text:p>
          </table:table-cell>
          <table:table-cell table:formula="of:=(1/3)*[.B1790]" office:value-type="float" office:value="0.0551494587932303" calcext:value-type="float">
            <text:p>0.05514945879323</text:p>
          </table:table-cell>
          <table:table-cell table:formula="of:=4*[.C1790]" office:value-type="float" office:value="0.220597835172921" calcext:value-type="float">
            <text:p>0.220597835172921</text:p>
          </table:table-cell>
          <table:table-cell table:formula="of:=[.D1790]/6" office:value-type="float" office:value="0.0367663058621535" calcext:value-type="float">
            <text:p>0.036766305862154</text:p>
          </table:table-cell>
          <table:table-cell table:formula="of:=[.E1790]*2" office:value-type="float" office:value="0.0735326117243071" calcext:value-type="float">
            <text:p>0.073532611724307</text:p>
          </table:table-cell>
          <table:table-cell table:formula="of:=[.E1790]*39.3701" office:value-type="float" office:value="1.44749313842357" calcext:value-type="float">
            <text:p>1.44749313842357</text:p>
          </table:table-cell>
          <table:table-cell table:formula="of:=[.F1790]*39.3701" office:value-type="float" office:value="2.89498627684714" calcext:value-type="float">
            <text:p>2.89498627684714</text:p>
          </table:table-cell>
        </table:table-row>
        <table:table-row table:style-name="ro1">
          <table:table-cell table:formula="of:=[.A1790]+1" office:value-type="float" office:value="1813" calcext:value-type="float">
            <text:p>1813</text:p>
          </table:table-cell>
          <table:table-cell table:formula="of:=299792458/([.A1791]*1000000)" office:value-type="float" office:value="0.16535711969112" calcext:value-type="float">
            <text:p>0.16535711969112</text:p>
          </table:table-cell>
          <table:table-cell table:formula="of:=(1/3)*[.B1791]" office:value-type="float" office:value="0.0551190398970399" calcext:value-type="float">
            <text:p>0.05511903989704</text:p>
          </table:table-cell>
          <table:table-cell table:formula="of:=4*[.C1791]" office:value-type="float" office:value="0.22047615958816" calcext:value-type="float">
            <text:p>0.22047615958816</text:p>
          </table:table-cell>
          <table:table-cell table:formula="of:=[.D1791]/6" office:value-type="float" office:value="0.0367460265980266" calcext:value-type="float">
            <text:p>0.036746026598027</text:p>
          </table:table-cell>
          <table:table-cell table:formula="of:=[.E1791]*2" office:value-type="float" office:value="0.0734920531960532" calcext:value-type="float">
            <text:p>0.073492053196053</text:p>
          </table:table-cell>
          <table:table-cell table:formula="of:=[.E1791]*39.3701" office:value-type="float" office:value="1.44669474176697" calcext:value-type="float">
            <text:p>1.44669474176697</text:p>
          </table:table-cell>
          <table:table-cell table:formula="of:=[.F1791]*39.3701" office:value-type="float" office:value="2.89338948353393" calcext:value-type="float">
            <text:p>2.89338948353393</text:p>
          </table:table-cell>
        </table:table-row>
        <table:table-row table:style-name="ro1">
          <table:table-cell table:formula="of:=[.A1791]+1" office:value-type="float" office:value="1814" calcext:value-type="float">
            <text:p>1814</text:p>
          </table:table-cell>
          <table:table-cell table:formula="of:=299792458/([.A1792]*1000000)" office:value-type="float" office:value="0.165265963616318" calcext:value-type="float">
            <text:p>0.165265963616318</text:p>
          </table:table-cell>
          <table:table-cell table:formula="of:=(1/3)*[.B1792]" office:value-type="float" office:value="0.0550886545387725" calcext:value-type="float">
            <text:p>0.055088654538773</text:p>
          </table:table-cell>
          <table:table-cell table:formula="of:=4*[.C1792]" office:value-type="float" office:value="0.22035461815509" calcext:value-type="float">
            <text:p>0.22035461815509</text:p>
          </table:table-cell>
          <table:table-cell table:formula="of:=[.D1792]/6" office:value-type="float" office:value="0.036725769692515" calcext:value-type="float">
            <text:p>0.036725769692515</text:p>
          </table:table-cell>
          <table:table-cell table:formula="of:=[.E1792]*2" office:value-type="float" office:value="0.07345153938503" calcext:value-type="float">
            <text:p>0.07345153938503</text:p>
          </table:table-cell>
          <table:table-cell table:formula="of:=[.E1792]*39.3701" office:value-type="float" office:value="1.44589722537129" calcext:value-type="float">
            <text:p>1.44589722537129</text:p>
          </table:table-cell>
          <table:table-cell table:formula="of:=[.F1792]*39.3701" office:value-type="float" office:value="2.89179445074257" calcext:value-type="float">
            <text:p>2.89179445074257</text:p>
          </table:table-cell>
        </table:table-row>
        <table:table-row table:style-name="ro1">
          <table:table-cell table:formula="of:=[.A1792]+1" office:value-type="float" office:value="1815" calcext:value-type="float">
            <text:p>1815</text:p>
          </table:table-cell>
          <table:table-cell table:formula="of:=299792458/([.A1793]*1000000)" office:value-type="float" office:value="0.165174907988981" calcext:value-type="float">
            <text:p>0.165174907988981</text:p>
          </table:table-cell>
          <table:table-cell table:formula="of:=(1/3)*[.B1793]" office:value-type="float" office:value="0.0550583026629936" calcext:value-type="float">
            <text:p>0.055058302662994</text:p>
          </table:table-cell>
          <table:table-cell table:formula="of:=4*[.C1793]" office:value-type="float" office:value="0.220233210651974" calcext:value-type="float">
            <text:p>0.220233210651974</text:p>
          </table:table-cell>
          <table:table-cell table:formula="of:=[.D1793]/6" office:value-type="float" office:value="0.0367055351086624" calcext:value-type="float">
            <text:p>0.036705535108662</text:p>
          </table:table-cell>
          <table:table-cell table:formula="of:=[.E1793]*2" office:value-type="float" office:value="0.0734110702173247" calcext:value-type="float">
            <text:p>0.073411070217325</text:p>
          </table:table-cell>
          <table:table-cell table:formula="of:=[.E1793]*39.3701" office:value-type="float" office:value="1.44510058778155" calcext:value-type="float">
            <text:p>1.44510058778155</text:p>
          </table:table-cell>
          <table:table-cell table:formula="of:=[.F1793]*39.3701" office:value-type="float" office:value="2.8902011755631" calcext:value-type="float">
            <text:p>2.8902011755631</text:p>
          </table:table-cell>
        </table:table-row>
        <table:table-row table:style-name="ro1">
          <table:table-cell table:formula="of:=[.A1793]+1" office:value-type="float" office:value="1816" calcext:value-type="float">
            <text:p>1816</text:p>
          </table:table-cell>
          <table:table-cell table:formula="of:=299792458/([.A1794]*1000000)" office:value-type="float" office:value="0.165083952643172" calcext:value-type="float">
            <text:p>0.165083952643172</text:p>
          </table:table-cell>
          <table:table-cell table:formula="of:=(1/3)*[.B1794]" office:value-type="float" office:value="0.0550279842143906" calcext:value-type="float">
            <text:p>0.055027984214391</text:p>
          </table:table-cell>
          <table:table-cell table:formula="of:=4*[.C1794]" office:value-type="float" office:value="0.220111936857562" calcext:value-type="float">
            <text:p>0.220111936857562</text:p>
          </table:table-cell>
          <table:table-cell table:formula="of:=[.D1794]/6" office:value-type="float" office:value="0.0366853228095937" calcext:value-type="float">
            <text:p>0.036685322809594</text:p>
          </table:table-cell>
          <table:table-cell table:formula="of:=[.E1794]*2" office:value-type="float" office:value="0.0733706456191875" calcext:value-type="float">
            <text:p>0.073370645619188</text:p>
          </table:table-cell>
          <table:table-cell table:formula="of:=[.E1794]*39.3701" office:value-type="float" office:value="1.44430482754599" calcext:value-type="float">
            <text:p>1.44430482754599</text:p>
          </table:table-cell>
          <table:table-cell table:formula="of:=[.F1794]*39.3701" office:value-type="float" office:value="2.88860965509197" calcext:value-type="float">
            <text:p>2.88860965509197</text:p>
          </table:table-cell>
        </table:table-row>
        <table:table-row table:style-name="ro1">
          <table:table-cell table:formula="of:=[.A1794]+1" office:value-type="float" office:value="1817" calcext:value-type="float">
            <text:p>1817</text:p>
          </table:table-cell>
          <table:table-cell table:formula="of:=299792458/([.A1795]*1000000)" office:value-type="float" office:value="0.164993097413319" calcext:value-type="float">
            <text:p>0.164993097413319</text:p>
          </table:table-cell>
          <table:table-cell table:formula="of:=(1/3)*[.B1795]" office:value-type="float" office:value="0.0549976991377729" calcext:value-type="float">
            <text:p>0.054997699137773</text:p>
          </table:table-cell>
          <table:table-cell table:formula="of:=4*[.C1795]" office:value-type="float" office:value="0.219990796551092" calcext:value-type="float">
            <text:p>0.219990796551092</text:p>
          </table:table-cell>
          <table:table-cell table:formula="of:=[.D1795]/6" office:value-type="float" office:value="0.0366651327585153" calcext:value-type="float">
            <text:p>0.036665132758515</text:p>
          </table:table-cell>
          <table:table-cell table:formula="of:=[.E1795]*2" office:value-type="float" office:value="0.0733302655170305" calcext:value-type="float">
            <text:p>0.073330265517031</text:p>
          </table:table-cell>
          <table:table-cell table:formula="of:=[.E1795]*39.3701" office:value-type="float" office:value="1.44350994321602" calcext:value-type="float">
            <text:p>1.44350994321602</text:p>
          </table:table-cell>
          <table:table-cell table:formula="of:=[.F1795]*39.3701" office:value-type="float" office:value="2.88701988643204" calcext:value-type="float">
            <text:p>2.88701988643204</text:p>
          </table:table-cell>
        </table:table-row>
        <table:table-row table:style-name="ro1">
          <table:table-cell table:formula="of:=[.A1795]+1" office:value-type="float" office:value="1818" calcext:value-type="float">
            <text:p>1818</text:p>
          </table:table-cell>
          <table:table-cell table:formula="of:=299792458/([.A1796]*1000000)" office:value-type="float" office:value="0.164902342134213" calcext:value-type="float">
            <text:p>0.164902342134213</text:p>
          </table:table-cell>
          <table:table-cell table:formula="of:=(1/3)*[.B1796]" office:value-type="float" office:value="0.0549674473780711" calcext:value-type="float">
            <text:p>0.054967447378071</text:p>
          </table:table-cell>
          <table:table-cell table:formula="of:=4*[.C1796]" office:value-type="float" office:value="0.219869789512285" calcext:value-type="float">
            <text:p>0.219869789512285</text:p>
          </table:table-cell>
          <table:table-cell table:formula="of:=[.D1796]/6" office:value-type="float" office:value="0.0366449649187141" calcext:value-type="float">
            <text:p>0.036644964918714</text:p>
          </table:table-cell>
          <table:table-cell table:formula="of:=[.E1796]*2" office:value-type="float" office:value="0.0732899298374282" calcext:value-type="float">
            <text:p>0.073289929837428</text:p>
          </table:table-cell>
          <table:table-cell table:formula="of:=[.E1796]*39.3701" office:value-type="float" office:value="1.44271593334627" calcext:value-type="float">
            <text:p>1.44271593334627</text:p>
          </table:table-cell>
          <table:table-cell table:formula="of:=[.F1796]*39.3701" office:value-type="float" office:value="2.88543186669253" calcext:value-type="float">
            <text:p>2.88543186669253</text:p>
          </table:table-cell>
        </table:table-row>
        <table:table-row table:style-name="ro1">
          <table:table-cell table:formula="of:=[.A1796]+1" office:value-type="float" office:value="1819" calcext:value-type="float">
            <text:p>1819</text:p>
          </table:table-cell>
          <table:table-cell table:formula="of:=299792458/([.A1797]*1000000)" office:value-type="float" office:value="0.164811686641012" calcext:value-type="float">
            <text:p>0.164811686641012</text:p>
          </table:table-cell>
          <table:table-cell table:formula="of:=(1/3)*[.B1797]" office:value-type="float" office:value="0.0549372288803372" calcext:value-type="float">
            <text:p>0.054937228880337</text:p>
          </table:table-cell>
          <table:table-cell table:formula="of:=4*[.C1797]" office:value-type="float" office:value="0.219748915521349" calcext:value-type="float">
            <text:p>0.219748915521349</text:p>
          </table:table-cell>
          <table:table-cell table:formula="of:=[.D1797]/6" office:value-type="float" office:value="0.0366248192535581" calcext:value-type="float">
            <text:p>0.036624819253558</text:p>
          </table:table-cell>
          <table:table-cell table:formula="of:=[.E1797]*2" office:value-type="float" office:value="0.0732496385071162" calcext:value-type="float">
            <text:p>0.073249638507116</text:p>
          </table:table-cell>
          <table:table-cell table:formula="of:=[.E1797]*39.3701" office:value-type="float" office:value="1.44192279649451" calcext:value-type="float">
            <text:p>1.44192279649451</text:p>
          </table:table-cell>
          <table:table-cell table:formula="of:=[.F1797]*39.3701" office:value-type="float" office:value="2.88384559298902" calcext:value-type="float">
            <text:p>2.88384559298902</text:p>
          </table:table-cell>
        </table:table-row>
        <table:table-row table:style-name="ro1">
          <table:table-cell table:formula="of:=[.A1797]+1" office:value-type="float" office:value="1820" calcext:value-type="float">
            <text:p>1820</text:p>
          </table:table-cell>
          <table:table-cell table:formula="of:=299792458/([.A1798]*1000000)" office:value-type="float" office:value="0.164721130769231" calcext:value-type="float">
            <text:p>0.164721130769231</text:p>
          </table:table-cell>
          <table:table-cell table:formula="of:=(1/3)*[.B1798]" office:value-type="float" office:value="0.0549070435897436" calcext:value-type="float">
            <text:p>0.054907043589744</text:p>
          </table:table-cell>
          <table:table-cell table:formula="of:=4*[.C1798]" office:value-type="float" office:value="0.219628174358974" calcext:value-type="float">
            <text:p>0.219628174358974</text:p>
          </table:table-cell>
          <table:table-cell table:formula="of:=[.D1798]/6" office:value-type="float" office:value="0.0366046957264957" calcext:value-type="float">
            <text:p>0.036604695726496</text:p>
          </table:table-cell>
          <table:table-cell table:formula="of:=[.E1798]*2" office:value-type="float" office:value="0.0732093914529914" calcext:value-type="float">
            <text:p>0.073209391452992</text:p>
          </table:table-cell>
          <table:table-cell table:formula="of:=[.E1798]*39.3701" office:value-type="float" office:value="1.44113053122171" calcext:value-type="float">
            <text:p>1.44113053122171</text:p>
          </table:table-cell>
          <table:table-cell table:formula="of:=[.F1798]*39.3701" office:value-type="float" office:value="2.88226106244342" calcext:value-type="float">
            <text:p>2.88226106244342</text:p>
          </table:table-cell>
        </table:table-row>
        <table:table-row table:style-name="ro1">
          <table:table-cell table:formula="of:=[.A1798]+1" office:value-type="float" office:value="1821" calcext:value-type="float">
            <text:p>1821</text:p>
          </table:table-cell>
          <table:table-cell table:formula="of:=299792458/([.A1799]*1000000)" office:value-type="float" office:value="0.16463067435475" calcext:value-type="float">
            <text:p>0.16463067435475</text:p>
          </table:table-cell>
          <table:table-cell table:formula="of:=(1/3)*[.B1799]" office:value-type="float" office:value="0.0548768914515834" calcext:value-type="float">
            <text:p>0.054876891451583</text:p>
          </table:table-cell>
          <table:table-cell table:formula="of:=4*[.C1799]" office:value-type="float" office:value="0.219507565806333" calcext:value-type="float">
            <text:p>0.219507565806333</text:p>
          </table:table-cell>
          <table:table-cell table:formula="of:=[.D1799]/6" office:value-type="float" office:value="0.0365845943010556" calcext:value-type="float">
            <text:p>0.036584594301056</text:p>
          </table:table-cell>
          <table:table-cell table:formula="of:=[.E1799]*2" office:value-type="float" office:value="0.0731691886021112" calcext:value-type="float">
            <text:p>0.073169188602111</text:p>
          </table:table-cell>
          <table:table-cell table:formula="of:=[.E1799]*39.3701" office:value-type="float" office:value="1.44033913609199" calcext:value-type="float">
            <text:p>1.44033913609199</text:p>
          </table:table-cell>
          <table:table-cell table:formula="of:=[.F1799]*39.3701" office:value-type="float" office:value="2.88067827218398" calcext:value-type="float">
            <text:p>2.88067827218398</text:p>
          </table:table-cell>
        </table:table-row>
        <table:table-row table:style-name="ro1">
          <table:table-cell table:formula="of:=[.A1799]+1" office:value-type="float" office:value="1822" calcext:value-type="float">
            <text:p>1822</text:p>
          </table:table-cell>
          <table:table-cell table:formula="of:=299792458/([.A1800]*1000000)" office:value-type="float" office:value="0.164540317233809" calcext:value-type="float">
            <text:p>0.164540317233809</text:p>
          </table:table-cell>
          <table:table-cell table:formula="of:=(1/3)*[.B1800]" office:value-type="float" office:value="0.0548467724112697" calcext:value-type="float">
            <text:p>0.05484677241127</text:p>
          </table:table-cell>
          <table:table-cell table:formula="of:=4*[.C1800]" office:value-type="float" office:value="0.219387089645079" calcext:value-type="float">
            <text:p>0.219387089645079</text:p>
          </table:table-cell>
          <table:table-cell table:formula="of:=[.D1800]/6" office:value-type="float" office:value="0.0365645149408464" calcext:value-type="float">
            <text:p>0.036564514940847</text:p>
          </table:table-cell>
          <table:table-cell table:formula="of:=[.E1800]*2" office:value-type="float" office:value="0.0731290298816929" calcext:value-type="float">
            <text:p>0.073129029881693</text:p>
          </table:table-cell>
          <table:table-cell table:formula="of:=[.E1800]*39.3701" office:value-type="float" office:value="1.43954860967262" calcext:value-type="float">
            <text:p>1.43954860967262</text:p>
          </table:table-cell>
          <table:table-cell table:formula="of:=[.F1800]*39.3701" office:value-type="float" office:value="2.87909721934524" calcext:value-type="float">
            <text:p>2.879097219345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20:04:58.704998675</meta:creation-date>
    <dc:date>2019-08-24T21:03:20.498649410</dc:date>
    <meta:editing-duration>PT17M51S</meta:editing-duration>
    <meta:editing-cycles>1</meta:editing-cycles>
    <meta:document-statistic meta:table-count="1" meta:cell-count="14400" meta:object-count="0"/>
    <meta:generator>LibreOffice/6.0.7.3$Linux_X86_64 LibreOffice_project/00m0$Build-3</meta:generator>
  </office:meta>
</office:document-meta>
</file>